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Object 10/" manifest:media-type="application/vnd.oasis.opendocument.chart"/>
  <manifest:file-entry manifest:full-path="Object 11/" manifest:media-type="application/vnd.oasis.opendocument.chart"/>
  <manifest:file-entry manifest:full-path="Object 12/" manifest:media-type="application/vnd.oasis.opendocument.chart"/>
  <manifest:file-entry manifest:full-path="Object 13/" manifest:media-type="application/vnd.oasis.opendocument.chart"/>
  <manifest:file-entry manifest:full-path="Object 14/" manifest:media-type="application/vnd.oasis.opendocument.chart"/>
  <manifest:file-entry manifest:full-path="Object 15/" manifest:media-type="application/vnd.oasis.opendocument.chart"/>
  <manifest:file-entry manifest:full-path="Object 16/" manifest:media-type="application/vnd.oasis.opendocument.chart"/>
  <manifest:file-entry manifest:full-path="Object 17/" manifest:media-type="application/vnd.oasis.opendocument.chart"/>
  <manifest:file-entry manifest:full-path="Object 18/" manifest:media-type="application/vnd.oasis.opendocument.chart"/>
  <manifest:file-entry manifest:full-path="Object 19/" manifest:media-type="application/vnd.oasis.opendocument.chart"/>
  <manifest:file-entry manifest:full-path="Object 2/" manifest:media-type="application/vnd.oasis.opendocument.chart"/>
  <manifest:file-entry manifest:full-path="Object 20/" manifest:media-type="application/vnd.oasis.opendocument.chart"/>
  <manifest:file-entry manifest:full-path="Object 21/" manifest:media-type="application/vnd.oasis.opendocument.chart"/>
  <manifest:file-entry manifest:full-path="Object 22/" manifest:media-type="application/vnd.oasis.opendocument.chart"/>
  <manifest:file-entry manifest:full-path="Object 23/"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3/content.xml" manifest:media-type="text/xml"/>
  <manifest:file-entry manifest:full-path="Object 14/styles.xml" manifest:media-type="text/xml"/>
  <manifest:file-entry manifest:full-path="Object 14/content.xml" manifest:media-type="text/xml"/>
  <manifest:file-entry manifest:full-path="Object 15/styles.xml" manifest:media-type="text/xml"/>
  <manifest:file-entry manifest:full-path="Object 15/content.xml" manifest:media-type="text/xml"/>
  <manifest:file-entry manifest:full-path="Object 16/styles.xml" manifest:media-type="text/xml"/>
  <manifest:file-entry manifest:full-path="Object 16/content.xml" manifest:media-type="text/xml"/>
  <manifest:file-entry manifest:full-path="Object 17/styles.xml" manifest:media-type="text/xml"/>
  <manifest:file-entry manifest:full-path="Object 17/content.xml" manifest:media-type="text/xml"/>
  <manifest:file-entry manifest:full-path="Object 18/styles.xml" manifest:media-type="text/xml"/>
  <manifest:file-entry manifest:full-path="Object 18/content.xml" manifest:media-type="text/xml"/>
  <manifest:file-entry manifest:full-path="Object 19/styles.xml" manifest:media-type="text/xml"/>
  <manifest:file-entry manifest:full-path="Object 19/content.xml" manifest:media-type="text/xml"/>
  <manifest:file-entry manifest:full-path="Object 20/styles.xml" manifest:media-type="text/xml"/>
  <manifest:file-entry manifest:full-path="Object 20/content.xml" manifest:media-type="text/xml"/>
  <manifest:file-entry manifest:full-path="Object 21/styles.xml" manifest:media-type="text/xml"/>
  <manifest:file-entry manifest:full-path="Object 21/content.xml" manifest:media-type="text/xml"/>
  <manifest:file-entry manifest:full-path="Object 22/styles.xml" manifest:media-type="text/xml"/>
  <manifest:file-entry manifest:full-path="Object 22/content.xml" manifest:media-type="text/xml"/>
  <manifest:file-entry manifest:full-path="Object 23/styles.xml" manifest:media-type="text/xml"/>
  <manifest:file-entry manifest:full-path="Object 23/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맑은 고딕" svg:font-family="&quot;맑은 고딕&quot;"/>
    <style:font-face style:name="Tahoma" svg:font-family="Tahoma"/>
  </office:font-face-decls>
  <office:automatic-styles>
    <style:style style:name="ce1" style:family="table-cell" style:parent-style-name="Default" style:data-style-name="N0"/>
    <style:style style:name="ce2" style:family="table-cell" style:parent-style-name="_54364__51456__32_2_32_2" style:data-style-name="N0">
      <style:table-cell-properties style:vertical-align="middle" fo:background-color="transparent"/>
    </style:style>
    <style:style style:name="ce3" style:family="table-cell" style:parent-style-name="_54364__51456__32_2_32_2" style:data-style-name="N52">
      <style:table-cell-properties style:vertical-align="middle" fo:wrap-option="wrap" fo:background-color="transparent"/>
      <style:text-properties fo:font-weight="bold" style:font-weight-asian="bold" style:font-weight-complex="bold"/>
    </style:style>
    <style:style style:name="ce4" style:family="table-cell" style:parent-style-name="_54364__51456__32_2_32_2" style:data-style-name="N48">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5" style:family="table-cell" style:parent-style-name="_54364__51456__32_2_32_2" style:data-style-name="N49">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6" style:family="table-cell" style:parent-style-name="_54364__51456__32_2_32_2" style:data-style-name="N0">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7" style:family="table-cell" style:parent-style-name="_54364__51456__32_2_32_2" style:data-style-name="N50">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8" style:family="table-cell" style:parent-style-name="_54364__51456__32_2_32_2" style:data-style-name="N52">
      <style:table-cell-properties fo:border="thin solid #000000" style:vertical-align="middle" fo:wrap-option="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9" style:family="table-cell" style:parent-style-name="_54364__51456__32_3" style:data-style-name="N0">
      <style:table-cell-properties style:vertical-align="middle" fo:background-color="transparent"/>
    </style:style>
    <style:style style:name="ce10" style:family="table-cell" style:parent-style-name="_54364__51456__32_2_32_2" style:data-style-name="N0">
      <style:table-cell-properties style:vertical-align="automatic" fo:background-color="transparent"/>
    </style:style>
    <style:style style:name="ce11" style:family="table-cell" style:parent-style-name="_54364__51456__32_2_32_2" style:data-style-name="N52">
      <style:table-cell-properties style:vertical-align="automatic" fo:background-color="transparent"/>
    </style:style>
    <style:style style:name="ce12" style:family="table-cell" style:parent-style-name="_54364__51456__32_2_32_2" style:data-style-name="N48">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3" style:family="table-cell" style:parent-style-name="_54364__51456__32_2_32_2" style:data-style-name="N49">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4" style:family="table-cell" style:parent-style-name="_54364__51456__32_2_32_2" style:data-style-name="N0">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5" style:family="table-cell" style:parent-style-name="_54364__51456__32_2_32_2" style:data-style-name="N50">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6" style:family="table-cell" style:parent-style-name="_54364__51456__32_2_32_2" style:data-style-name="N52">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17" style:family="table-cell" style:parent-style-name="_54364__51456__32_2_32_2" style:data-style-name="N0">
      <style:table-cell-properties fo:border="thin solid #000000" style:vertical-align="middle" fo:background-color="transparent"/>
      <style:text-properties fo:font-size="10pt" style:font-size-asian="10pt" style:font-size-complex="10pt"/>
    </style:style>
    <style:style style:name="ce18" style:family="table-cell" style:parent-style-name="_54364__51456__32_2" style:data-style-name="N0">
      <style:table-cell-properties style:vertical-align="middle" fo:background-color="transparent"/>
    </style:style>
    <style:style style:name="ce19" style:family="table-cell" style:parent-style-name="_54364__51456__32_2" style:data-style-name="N0">
      <style:table-cell-properties style:vertical-align="automatic" fo:background-color="transparent"/>
    </style:style>
    <style:style style:name="ce20" style:family="table-cell" style:parent-style-name="_54364__51456__32_2" style:data-style-name="N48">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21" style:family="table-cell" style:parent-style-name="_54364__51456__32_2" style:data-style-name="N49">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22" style:family="table-cell" style:parent-style-name="_54364__51456__32_2" style:data-style-name="N0">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23" style:family="table-cell" style:parent-style-name="_54364__51456__32_2" style:data-style-name="N50">
      <style:table-cell-properties fo:border="thin solid #000000" style:vertical-align="middle" fo:background-color="transparent" style:repeat-content="false"/>
      <style:paragraph-properties fo:text-align="center"/>
      <style:text-properties fo:font-size="10pt" style:font-size-asian="10pt" style:font-size-complex="10pt"/>
    </style:style>
    <style:style style:name="ce24" style:family="table-cell" style:parent-style-name="_54364__51456__32_2" style:data-style-name="N0">
      <style:table-cell-properties fo:border="thin solid #000000" style:vertical-align="middle" fo:background-color="transparent"/>
      <style:text-properties fo:font-size="10pt" style:font-size-asian="10pt" style:font-size-complex="10pt"/>
    </style:style>
    <style:style style:name="ce25" style:family="table-cell" style:parent-style-name="_54364__51456__32_2_32_2" style:data-style-name="N48">
      <style:table-cell-properties fo:border-top="thin solid #000000" fo:border-bottom="thin solid #000000" fo:border-left="2pt solid #000000" fo:border-right="thin solid #000000" style:vertical-align="middle" fo:background-color="transparent" style:repeat-content="false"/>
      <style:paragraph-properties fo:text-align="center"/>
      <style:text-properties fo:font-size="10pt" style:font-size-asian="10pt" style:font-size-complex="10pt"/>
    </style:style>
    <style:style style:name="ce26" style:family="table-cell" style:parent-style-name="_54364__51456__32_2_32_2" style:data-style-name="N49">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27" style:family="table-cell" style:parent-style-name="_54364__51456__32_2_32_2"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28" style:family="table-cell" style:parent-style-name="_54364__51456__32_2_32_2" style:data-style-name="N0">
      <style:table-cell-properties fo:border-top="thin solid #000000" fo:border-bottom="thin solid #000000" fo:border-left="thin solid #000000" fo:border-right="none" style:vertical-align="middle" fo:background-color="transparent"/>
      <style:text-properties fo:font-size="10pt" style:font-size-asian="10pt" style:font-size-complex="10pt"/>
    </style:style>
    <style:style style:name="ce29" style:family="table-cell" style:parent-style-name="_54364__51456__32_2_32_2" style:data-style-name="N0">
      <style:table-cell-properties fo:border-top="thin solid #000000" fo:border-bottom="thin solid #000000" fo:border-left="thin solid #000000" fo:border-right="none" style:vertical-align="middle" fo:background-color="transparent" style:repeat-content="false"/>
      <style:paragraph-properties fo:text-align="center"/>
      <style:text-properties fo:font-size="10pt" style:font-size-asian="10pt" style:font-size-complex="10pt"/>
    </style:style>
    <style:style style:name="ce30" style:family="table-cell" style:parent-style-name="_54364__51456__32_2_32_2" style:data-style-name="N0">
      <style:table-cell-properties fo:border-top="thin solid #000000" fo:border-bottom="thin solid #000000" fo:border-left="thin solid #000000" fo:border-right="2pt solid #000000" style:vertical-align="middle" fo:background-color="transparent"/>
      <style:text-properties fo:font-size="10pt" style:font-size-asian="10pt" style:font-size-complex="10pt"/>
    </style:style>
    <style:style style:name="ce31" style:family="table-cell" style:parent-style-name="_54364__51456__32_2_32_2" style:data-style-name="N50">
      <style:table-cell-properties fo:border="thin solid #000000" style:vertical-align="middle" fo:background-color="#FF0000" style:repeat-content="false"/>
      <style:paragraph-properties fo:text-align="center"/>
      <style:text-properties fo:font-size="10pt" style:font-size-asian="10pt" style:font-size-complex="10pt"/>
    </style:style>
    <style:style style:name="ce32" style:family="table-cell" style:parent-style-name="_54364__51456__32_2_32_2" style:data-style-name="N0">
      <style:table-cell-properties style:vertical-align="middle" fo:background-color="#FFC000"/>
    </style:style>
    <style:style style:name="ce33" style:family="table-cell" style:parent-style-name="_54364__51456__32_2_32_2" style:data-style-name="N0">
      <style:table-cell-properties style:vertical-align="automatic" fo:background-color="#FFC000"/>
    </style:style>
    <style:style style:name="ce34" style:family="table-cell" style:parent-style-name="_54364__51456__32_2_32_2" style:data-style-name="N52">
      <style:table-cell-properties style:vertical-align="automatic" fo:background-color="#FFC000"/>
    </style:style>
    <style:style style:name="ce35" style:family="table-cell" style:parent-style-name="_54364__51456__32_2_32_2" style:data-style-name="N48">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36" style:family="table-cell" style:parent-style-name="_54364__51456__32_2_32_2" style:data-style-name="N49">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37" style:family="table-cell" style:parent-style-name="_54364__51456__32_2_32_2" style:data-style-name="N0">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38" style:family="table-cell" style:parent-style-name="_54364__51456__32_2_32_2" style:data-style-name="N50">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39" style:family="table-cell" style:parent-style-name="_54364__51456__32_2_32_2" style:data-style-name="N52">
      <style:table-cell-properties fo:border="thin solid #000000" style:vertical-align="middle" fo:background-color="#FFC000" style:repeat-content="false"/>
      <style:paragraph-properties fo:text-align="center"/>
      <style:text-properties fo:font-size="10pt" style:font-size-asian="10pt" style:font-size-complex="10pt"/>
    </style:style>
    <style:style style:name="ce40" style:family="table-cell" style:parent-style-name="_54364__51456__32_2_32_2" style:data-style-name="N0">
      <style:table-cell-properties fo:border="thin solid #000000" style:vertical-align="middle" fo:background-color="#FFC000"/>
      <style:text-properties fo:font-size="10pt" style:font-size-asian="10pt" style:font-size-complex="10pt"/>
    </style:style>
    <style:style style:name="ce41" style:family="table-cell" style:parent-style-name="_54364__51456__32_2" style:data-style-name="N48">
      <style:table-cell-properties fo:border-top="thin solid #000000" fo:border-bottom="thin solid #000000" fo:border-left="2pt solid #000000" fo:border-right="thin solid #000000" style:vertical-align="middle" fo:background-color="transparent" style:repeat-content="false"/>
      <style:paragraph-properties fo:text-align="center"/>
      <style:text-properties fo:font-size="10pt" style:font-size-asian="10pt" style:font-size-complex="10pt"/>
    </style:style>
    <style:style style:name="ce42" style:family="table-cell" style:parent-style-name="_54364__51456__32_2"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43" style:family="table-cell" style:parent-style-name="_54364__51456__32_2" style:data-style-name="N0">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44" style:family="table-cell" style:parent-style-name="_54364__51456__32_2" style:data-style-name="N0">
      <style:table-cell-properties fo:border-top="thin solid #000000" fo:border-bottom="thin solid #000000" fo:border-left="thin solid #000000" fo:border-right="none" style:vertical-align="middle" fo:background-color="transparent"/>
      <style:text-properties fo:font-size="10pt" style:font-size-asian="10pt" style:font-size-complex="10pt"/>
    </style:style>
    <style:style style:name="ce45" style:family="table-cell" style:parent-style-name="_54364__51456__32_2" style:data-style-name="N0">
      <style:table-cell-properties fo:border-top="thin solid #000000" fo:border-bottom="thin solid #000000" fo:border-left="thin solid #000000" fo:border-right="none" style:vertical-align="middle" fo:background-color="transparent" style:repeat-content="false"/>
      <style:paragraph-properties fo:text-align="center"/>
      <style:text-properties fo:font-size="10pt" style:font-size-asian="10pt" style:font-size-complex="10pt"/>
    </style:style>
    <style:style style:name="ce46" style:family="table-cell" style:parent-style-name="_54364__51456__32_2" style:data-style-name="N0">
      <style:table-cell-properties fo:border-top="thin solid #000000" fo:border-bottom="thin solid #000000" fo:border-left="thin solid #000000" fo:border-right="2pt solid #000000" style:vertical-align="middle" fo:background-color="transparent"/>
      <style:text-properties fo:font-size="10pt" style:font-size-asian="10pt" style:font-size-complex="10pt"/>
    </style:style>
    <style:style style:name="ce47" style:family="table-cell" style:parent-style-name="_54364__51456__32_2_32_2" style:data-style-name="N0">
      <style:table-cell-properties fo:border-top="thin solid #000000" fo:border-bottom="thin solid #000000" fo:border-left="thin solid #000000" fo:border-right="none" style:vertical-align="middle" fo:wrap-option="wrap" fo:background-color="transparent"/>
      <style:text-properties fo:font-size="10pt" style:font-size-asian="10pt" style:font-size-complex="10pt"/>
    </style:style>
    <style:style style:name="ce48" style:family="table-cell" style:parent-style-name="_54364__51456__32_2_32_2" style:data-style-name="N0">
      <style:table-cell-properties fo:border="thin solid #000000" style:vertical-align="middle" fo:wrap-option="wrap" fo:background-color="transparent"/>
      <style:text-properties fo:font-size="10pt" style:font-size-asian="10pt" style:font-size-complex="10pt"/>
    </style:style>
    <style:style style:name="ce49" style:family="table-cell" style:parent-style-name="_54364__51456__32_2" style:data-style-name="N49">
      <style:table-cell-properties fo:border-top="thin solid #000000"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50" style:family="table-cell" style:parent-style-name="_54364__51456__32_2" style:data-style-name="N50">
      <style:table-cell-properties fo:border="thin solid #000000" style:vertical-align="middle" fo:background-color="#FF0000" style:repeat-content="false"/>
      <style:paragraph-properties fo:text-align="center"/>
      <style:text-properties fo:color="#FF0000" fo:font-size="10pt" style:font-size-asian="10pt" style:font-size-complex="10pt"/>
    </style:style>
    <style:style style:name="ce51" style:family="table-cell" style:parent-style-name="_54364__51456__32_2_32_2" style:data-style-name="N49">
      <style:table-cell-properties fo:border-top="none"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52" style:family="table-cell" style:parent-style-name="_54364__51456__32_2" style:data-style-name="N0">
      <style:table-cell-properties fo:border-top="thin solid #000000" fo:border-bottom="thin solid #000000" fo:border-left="thin solid #000000" fo:border-right="2pt solid #000000" style:vertical-align="middle" fo:wrap-option="wrap" fo:background-color="transparent"/>
      <style:text-properties fo:font-size="10pt" style:font-size-asian="10pt" style:font-size-complex="10pt"/>
    </style:style>
    <style:style style:name="ce53" style:family="table-cell" style:parent-style-name="_54364__51456__32_2" style:data-style-name="N0">
      <style:table-cell-properties fo:border-top="thin solid #000000" fo:border-bottom="thin solid #000000" fo:border-left="thin solid #000000" fo:border-right="none" style:vertical-align="middle" fo:wrap-option="wrap" fo:background-color="transparent"/>
      <style:text-properties fo:font-size="10pt" style:font-size-asian="10pt" style:font-size-complex="10pt"/>
    </style:style>
    <style:style style:name="ce54" style:family="table-cell" style:parent-style-name="_54364__51456__32_2" style:data-style-name="N50">
      <style:table-cell-properties fo:border="thin solid #000000" style:vertical-align="middle" fo:background-color="#FF0000" style:repeat-content="false"/>
      <style:paragraph-properties fo:text-align="center"/>
      <style:text-properties fo:font-size="10pt" style:font-size-asian="10pt" style:font-size-complex="10pt"/>
    </style:style>
    <style:style style:name="ce55" style:family="table-cell" style:parent-style-name="_54364__51456__32_2" style:data-style-name="N0">
      <style:table-cell-properties fo:border="thin solid #000000" style:vertical-align="middle" fo:wrap-option="wrap" fo:background-color="transparent"/>
      <style:text-properties fo:font-size="10pt" style:font-size-asian="10pt" style:font-size-complex="10pt"/>
    </style:style>
    <style:style style:name="ce56" style:family="table-cell" style:parent-style-name="_54364__51456__32_2" style:data-style-name="N0">
      <style:table-cell-properties style:vertical-align="middle" fo:background-color="transparent"/>
      <style:text-properties fo:font-size="10pt" style:font-size-asian="10pt" style:font-size-complex="10pt"/>
    </style:style>
    <style:style style:name="ce57" style:family="table-cell" style:parent-style-name="_54364__51456__32_2" style:data-style-name="N0">
      <style:table-cell-properties style:vertical-align="middle" fo:background-color="#F2F2F2"/>
    </style:style>
    <style:style style:name="ce58" style:family="table-cell" style:parent-style-name="_54364__51456__32_2" style:data-style-name="N0">
      <style:table-cell-properties style:vertical-align="automatic" fo:background-color="#F2F2F2"/>
    </style:style>
    <style:style style:name="ce59" style:family="table-cell" style:parent-style-name="_54364__51456__32_2_32_2" style:data-style-name="N52">
      <style:table-cell-properties style:vertical-align="automatic" fo:background-color="#F2F2F2"/>
    </style:style>
    <style:style style:name="ce60" style:family="table-cell" style:parent-style-name="_54364__51456__32_2" style:data-style-name="N48">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61" style:family="table-cell" style:parent-style-name="_54364__51456__32_2" style:data-style-name="N49">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62" style:family="table-cell" style:parent-style-name="_54364__51456__32_2" style:data-style-name="N0">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63" style:family="table-cell" style:parent-style-name="_54364__51456__32_2" style:data-style-name="N50">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64" style:family="table-cell" style:parent-style-name="_54364__51456__32_2_32_2" style:data-style-name="N52">
      <style:table-cell-properties fo:border="thin solid #000000" style:vertical-align="middle" fo:background-color="#F2F2F2" style:repeat-content="false"/>
      <style:paragraph-properties fo:text-align="center"/>
      <style:text-properties fo:font-size="10pt" style:font-size-asian="10pt" style:font-size-complex="10pt"/>
    </style:style>
    <style:style style:name="ce65" style:family="table-cell" style:parent-style-name="_54364__51456__32_2" style:data-style-name="N0">
      <style:table-cell-properties fo:border="thin solid #000000" style:vertical-align="middle" fo:background-color="#F2F2F2"/>
      <style:text-properties fo:font-size="10pt" style:font-size-asian="10pt" style:font-size-complex="10pt"/>
    </style:style>
    <style:style style:name="ce66" style:family="table-cell" style:parent-style-name="_54364__51456__32_3" style:data-style-name="N0">
      <style:table-cell-properties style:vertical-align="middle" fo:background-color="#F2F2F2"/>
    </style:style>
    <style:style style:name="ce67" style:family="table-cell" style:parent-style-name="_54364__51456__32_2_32_2" style:data-style-name="N0">
      <style:table-cell-properties style:vertical-align="middle" fo:background-color="transparent" style:repeat-content="false"/>
      <style:paragraph-properties fo:text-align="center"/>
      <style:text-properties fo:font-size="10pt" style:font-size-asian="10pt" style:font-size-complex="10pt"/>
    </style:style>
    <style:style style:name="ce68" style:family="table-cell" style:parent-style-name="_54364__51456__32_2_32_2" style:data-style-name="N0">
      <style:table-cell-properties style:vertical-align="middle" fo:background-color="transparent"/>
      <style:text-properties fo:font-size="10pt" style:font-size-asian="10pt" style:font-size-complex="10pt"/>
    </style:style>
    <style:style style:name="ce69" style:family="table-cell" style:parent-style-name="_54364__51456__32_2_32_2" style:data-style-name="N0">
      <style:table-cell-properties fo:border="thin solid #000000" style:vertical-align="middle" fo:wrap-option="wrap" fo:background-color="transparent" style:repeat-content="false"/>
      <style:paragraph-properties fo:text-align="center"/>
      <style:text-properties fo:font-size="10pt" style:font-size-asian="10pt" style:font-size-complex="10pt"/>
    </style:style>
    <style:style style:name="ce70" style:family="table-cell" style:parent-style-name="_54364__51456__32_2_32_2" style:data-style-name="N0">
      <style:table-cell-properties style:vertical-align="middle" fo:wrap-option="wrap" fo:background-color="transparent"/>
      <style:text-properties fo:font-size="10pt" style:font-size-asian="10pt" style:font-size-complex="10pt"/>
    </style:style>
    <style:style style:name="ce71" style:family="table-cell" style:parent-style-name="_54364__51456__32_2" style:data-style-name="N0">
      <style:table-cell-properties fo:border-top="thin solid #000000" fo:border-bottom="thin solid #000000" fo:border-left="thin solid #000000" fo:border-right="none" style:vertical-align="middle" fo:background-color="transparent"/>
      <style:text-properties fo:color="#222222" fo:font-size="10pt" style:font-size-asian="10pt" style:font-size-complex="10pt"/>
    </style:style>
    <style:style style:name="ce72" style:family="table-cell" style:parent-style-name="_54364__51456__32_2_32_2" style:data-style-name="N48">
      <style:table-cell-properties fo:border-top="thin solid #000000" fo:border-bottom="thin solid #000000" fo:border-left="2pt solid #000000" fo:border-right="thin solid #000000" style:vertical-align="middle" fo:background-color="#FFC000" style:repeat-content="false"/>
      <style:paragraph-properties fo:text-align="center"/>
      <style:text-properties fo:font-size="10pt" style:font-size-asian="10pt" style:font-size-complex="10pt"/>
    </style:style>
    <style:style style:name="ce73" style:family="table-cell" style:parent-style-name="_54364__51456__32_2_32_2" style:data-style-name="N49">
      <style:table-cell-properties fo:border-top="thin solid #000000" fo:border-bottom="thin solid #000000" fo:border-left="none" fo:border-right="thin solid #000000" style:vertical-align="middle" fo:background-color="#FFC000" style:repeat-content="false"/>
      <style:paragraph-properties fo:text-align="center"/>
      <style:text-properties fo:font-size="10pt" style:font-size-asian="10pt" style:font-size-complex="10pt"/>
    </style:style>
    <style:style style:name="ce74" style:family="table-cell" style:parent-style-name="_54364__51456__32_2_32_2" style:data-style-name="N0">
      <style:table-cell-properties fo:border-top="thin solid #000000" fo:border-bottom="thin solid #000000" fo:border-left="none" fo:border-right="thin solid #000000" style:vertical-align="middle" fo:background-color="#FFC000" style:repeat-content="false"/>
      <style:paragraph-properties fo:text-align="center"/>
      <style:text-properties fo:font-size="10pt" style:font-size-asian="10pt" style:font-size-complex="10pt"/>
    </style:style>
    <style:style style:name="ce75" style:family="table-cell" style:parent-style-name="_54364__51456__32_2_32_2" style:data-style-name="N0">
      <style:table-cell-properties fo:border-top="thin solid #000000" fo:border-bottom="thin solid #000000" fo:border-left="thin solid #000000" fo:border-right="none" style:vertical-align="middle" fo:background-color="#FFC000"/>
      <style:text-properties fo:font-size="10pt" style:font-size-asian="10pt" style:font-size-complex="10pt"/>
    </style:style>
    <style:style style:name="ce76" style:family="table-cell" style:parent-style-name="_54364__51456__32_2_32_2" style:data-style-name="N0">
      <style:table-cell-properties fo:border-top="thin solid #000000" fo:border-bottom="thin solid #000000" fo:border-left="thin solid #000000" fo:border-right="none" style:vertical-align="middle" fo:background-color="#FFC000" style:repeat-content="false"/>
      <style:paragraph-properties fo:text-align="center"/>
      <style:text-properties fo:font-size="10pt" style:font-size-asian="10pt" style:font-size-complex="10pt"/>
    </style:style>
    <style:style style:name="ce77" style:family="table-cell" style:parent-style-name="_54364__51456__32_2_32_2" style:data-style-name="N0">
      <style:table-cell-properties fo:border-top="thin solid #000000" fo:border-bottom="thin solid #000000" fo:border-left="thin solid #000000" fo:border-right="2pt solid #000000" style:vertical-align="middle" fo:background-color="#FFC000"/>
      <style:text-properties fo:font-size="10pt" style:font-size-asian="10pt" style:font-size-complex="10pt"/>
    </style:style>
    <style:style style:name="ce78" style:family="table-cell" style:parent-style-name="Default" style:data-style-name="N0">
      <style:table-cell-properties fo:background-color="#FFC000"/>
    </style:style>
    <style:style style:name="ce79" style:family="table-cell" style:parent-style-name="_54364__51456__32_2_32_2"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fo:font-size="10pt" style:font-size-asian="10pt" style:font-size-complex="10pt"/>
    </style:style>
    <style:style style:name="ce80" style:family="table-cell" style:parent-style-name="_54364__51456__32_2_32_2" style:data-style-name="N50">
      <style:table-cell-properties fo:border="thin solid #000000" style:vertical-align="middle" fo:background-color="transparent" style:repeat-content="false"/>
      <style:paragraph-properties fo:text-align="center"/>
      <style:text-properties fo:color="#FF0000" fo:font-size="10pt" style:font-size-asian="10pt" style:font-size-complex="10pt"/>
    </style:style>
    <style:style style:name="ce81" style:family="table-cell" style:parent-style-name="_54364__51456__32_2_32_2" style:data-style-name="N0">
      <style:table-cell-properties style:vertical-align="top" fo:background-color="transparent"/>
    </style:style>
    <style:style style:name="ce82" style:family="table-cell" style:parent-style-name="_54364__51456__32_2_32_2" style:data-style-name="N0">
      <style:table-cell-properties fo:border="thin solid #000000" style:vertical-align="middle" fo:background-color="transparent"/>
      <style:text-properties fo:font-size="12pt" style:font-size-asian="12pt" style:font-size-complex="12pt"/>
    </style:style>
    <style:style style:name="ce83" style:family="table-cell" style:parent-style-name="_54364__51456__32_2_32_2" style:data-style-name="N0">
      <style:table-cell-properties fo:border-top="thin solid #000000" fo:border-bottom="thin solid #000000" fo:border-left="thin solid #000000" fo:border-right="none" style:vertical-align="middle" fo:background-color="transparent"/>
      <style:text-properties fo:font-size="12pt" style:font-size-asian="12pt" style:font-size-complex="12pt"/>
    </style:style>
    <style:style style:name="ce84" style:family="table-cell" style:parent-style-name="Default" style:data-style-name="N48">
      <style:table-cell-properties fo:border-top="thin solid #000000" fo:border-bottom="thin solid #000000" fo:border-left="2pt solid #000000" fo:border-right="thin solid #000000" style:vertical-align="middle" style:repeat-content="false"/>
      <style:paragraph-properties fo:text-align="center"/>
      <style:text-properties fo:font-size="10pt" style:font-size-asian="10pt" style:font-size-complex="10pt"/>
    </style:style>
    <style:style style:name="ce85" style:family="table-cell" style:parent-style-name="Default" style:data-style-name="N49">
      <style:table-cell-properties fo:border-top="thin solid #000000"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86"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87" style:family="table-cell" style:parent-style-name="Default" style:data-style-name="N50">
      <style:table-cell-properties fo:border="thin solid #000000" style:vertical-align="middle" style:repeat-content="false"/>
      <style:paragraph-properties fo:text-align="center"/>
      <style:text-properties fo:font-size="10pt" style:font-size-asian="10pt" style:font-size-complex="10pt"/>
    </style:style>
    <style:style style:name="ce88" style:family="table-cell" style:parent-style-name="Default" style:data-style-name="N0">
      <style:table-cell-properties fo:border="thin solid #000000" style:vertical-align="middle" style:repeat-content="false"/>
      <style:paragraph-properties fo:text-align="center"/>
      <style:text-properties fo:font-size="10pt" style:font-size-asian="10pt" style:font-size-complex="10pt"/>
    </style:style>
    <style:style style:name="ce89" style:family="table-cell" style:parent-style-name="Default" style:data-style-name="N0">
      <style:table-cell-properties fo:border="thin solid #000000"/>
      <style:text-properties fo:font-size="10pt" style:font-size-asian="10pt" style:font-size-complex="10pt"/>
    </style:style>
    <style:style style:name="ce90" style:family="table-cell" style:parent-style-name="Default" style:data-style-name="N0">
      <style:table-cell-properties fo:border-top="thin solid #000000" fo:border-bottom="thin solid #000000" fo:border-left="thin solid #000000" fo:border-right="none"/>
      <style:text-properties fo:font-size="10pt" style:font-size-asian="10pt" style:font-size-complex="10pt"/>
    </style:style>
    <style:style style:name="ce91"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fo:font-size="10pt" style:font-size-asian="10pt" style:font-size-complex="10pt"/>
    </style:style>
    <style:style style:name="ce92" style:family="table-cell" style:parent-style-name="Default" style:data-style-name="N0">
      <style:table-cell-properties fo:border-top="thin solid #000000" fo:border-bottom="thin solid #000000" fo:border-left="thin solid #000000" fo:border-right="2pt solid #000000"/>
      <style:text-properties fo:font-size="10pt" style:font-size-asian="10pt" style:font-size-complex="10pt"/>
    </style:style>
    <style:style style:name="ce93" style:family="table-cell" style:parent-style-name="_54364__51456__32_3" style:data-style-name="N0">
      <style:table-cell-properties style:vertical-align="middle" fo:background-color="#FFC000"/>
    </style:style>
    <style:style style:name="ce94" style:family="table-cell" style:parent-style-name="Default" style:data-style-name="N0">
      <style:text-properties fo:font-size="10pt" style:font-size-asian="10pt" style:font-size-complex="10pt"/>
    </style:style>
    <style:style style:name="ce95" style:family="table-cell" style:parent-style-name="_54364__51456__32_2" style:data-style-name="N0">
      <style:table-cell-properties fo:border-top="none" fo:border-bottom="thin solid #000000"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96" style:family="table-cell" style:parent-style-name="_54364__51456__32_2"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fo:font-size="10pt" style:font-size-asian="10pt" style:font-size-complex="10pt"/>
    </style:style>
    <style:style style:name="ce97" style:family="table-cell" style:parent-style-name="_54364__51456__32_2_32_2" style:data-style-name="N0">
      <style:table-cell-properties fo:border="thin solid #000000" style:vertical-align="middle" fo:background-color="transparent"/>
    </style:style>
    <style:style style:name="ce98" style:family="table-cell" style:parent-style-name="Default" style:data-style-name="N48">
      <style:table-cell-properties fo:border="thin solid #000000" style:vertical-align="middle" style:repeat-content="false"/>
      <style:paragraph-properties fo:text-align="center"/>
      <style:text-properties fo:font-size="10pt" style:font-size-asian="10pt" style:font-size-complex="10pt"/>
    </style:style>
    <style:style style:name="ce99" style:family="table-cell" style:parent-style-name="Default" style:data-style-name="N49">
      <style:table-cell-properties fo:border="thin solid #000000" style:vertical-align="middle" style:repeat-content="false"/>
      <style:paragraph-properties fo:text-align="center"/>
      <style:text-properties fo:font-size="10pt" style:font-size-asian="10pt" style:font-size-complex="10pt"/>
    </style:style>
    <style:style style:name="ce100" style:family="table-cell" style:parent-style-name="Default" style:data-style-name="N48">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101" style:family="table-cell" style:parent-style-name="Default" style:data-style-name="N49">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102" style:family="table-cell" style:parent-style-name="Default" style:data-style-name="N0">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103" style:family="table-cell" style:parent-style-name="Default" style:data-style-name="N50">
      <style:table-cell-properties fo:border="thin solid #000000" style:vertical-align="middle" fo:background-color="#FFFFFF" style:repeat-content="false"/>
      <style:paragraph-properties fo:text-align="center"/>
      <style:text-properties fo:font-size="10pt" style:font-size-asian="10pt" style:font-size-complex="10pt"/>
    </style:style>
    <style:style style:name="ce104" style:family="table-cell" style:parent-style-name="Default" style:data-style-name="N51">
      <style:table-cell-properties fo:border="thin solid #000000" fo:background-color="#FFFFFF"/>
      <style:text-properties fo:font-size="10pt" style:font-size-asian="10pt" style:font-size-complex="10pt"/>
    </style:style>
    <style:style style:name="ce105" style:family="table-cell" style:parent-style-name="Default" style:data-style-name="N0">
      <style:table-cell-properties fo:border="thin solid #000000" style:vertical-align="middle" fo:wrap-option="wrap" fo:background-color="#FFFFFF"/>
      <style:text-properties fo:font-size="10pt" style:font-size-asian="10pt" style:font-size-complex="10pt"/>
    </style:style>
    <style:style style:name="ce106" style:family="table-cell" style:parent-style-name="Default" style:data-style-name="N0">
      <style:table-cell-properties fo:border="thin solid #000000" fo:background-color="#FFFFFF"/>
      <style:text-properties fo:font-size="10pt" style:font-size-asian="10pt" style:font-size-complex="10pt"/>
    </style:style>
    <style:style style:name="ce107" style:family="table-cell" style:parent-style-name="Default" style:data-style-name="N48">
      <style:table-cell-properties fo:border-top="none" fo:border-bottom="thin solid #000000" fo:border-left="2pt solid #000000" fo:border-right="thin solid #000000" style:vertical-align="middle" style:repeat-content="false"/>
      <style:paragraph-properties fo:text-align="center"/>
      <style:text-properties fo:font-size="10pt" style:font-size-asian="10pt" style:font-size-complex="10pt"/>
    </style:style>
    <style:style style:name="ce108" style:family="table-cell" style:parent-style-name="Default" style:data-style-name="N49">
      <style:table-cell-properties fo:border-top="none"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109"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fo:font-size="10pt" style:font-size-asian="10pt" style:font-size-complex="10pt"/>
    </style:style>
    <style:style style:name="ce110"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center"/>
      <style:text-properties fo:font-size="10pt" style:font-size-asian="10pt" style:font-size-complex="10pt"/>
    </style:style>
    <style:style style:name="ce111" style:family="table-cell" style:parent-style-name="Default" style:data-style-name="N0">
      <style:table-cell-properties fo:border-top="none" fo:border-bottom="thin solid #000000" fo:border-left="thin solid #000000" fo:border-right="thin solid #000000"/>
      <style:text-properties fo:font-size="10pt" style:font-size-asian="10pt" style:font-size-complex="10pt"/>
    </style:style>
    <style:style style:name="ce112" style:family="table-cell" style:parent-style-name="Default" style:data-style-name="N0">
      <style:table-cell-properties fo:border-top="none" fo:border-bottom="thin solid #000000" fo:border-left="thin solid #000000" fo:border-right="none"/>
      <style:text-properties fo:font-size="10pt" style:font-size-asian="10pt" style:font-size-complex="10pt"/>
    </style:style>
    <style:style style:name="ce113"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fo:font-size="10pt" style:font-size-asian="10pt" style:font-size-complex="10pt"/>
    </style:style>
    <style:style style:name="ce114" style:family="table-cell" style:parent-style-name="Default" style:data-style-name="N0">
      <style:table-cell-properties fo:border-top="none" fo:border-bottom="thin solid #000000" fo:border-left="thin solid #000000" fo:border-right="2pt solid #000000"/>
      <style:text-properties fo:font-size="10pt" style:font-size-asian="10pt" style:font-size-complex="10pt"/>
    </style:style>
    <style:style style:name="ce115" style:family="table-cell" style:parent-style-name="Default" style:data-style-name="N0">
      <style:table-cell-properties fo:border-top="thin solid #000000" fo:border-bottom="thin solid #000000" fo:border-left="none" fo:border-right="thin solid #000000" style:vertical-align="middle" fo:wrap-option="wrap" style:repeat-content="false"/>
      <style:paragraph-properties fo:text-align="center"/>
      <style:text-properties fo:font-size="10pt" style:font-size-asian="10pt" style:font-size-complex="10pt"/>
    </style:style>
    <style:style style:name="ce116" style:family="table-cell" style:parent-style-name="Default" style:data-style-name="N0">
      <style:table-cell-properties fo:border-top="thin solid #000000" fo:border-bottom="thin solid #000000" fo:border-left="thin solid #000000" fo:border-right="none" style:vertical-align="middle" fo:wrap-option="wrap"/>
      <style:text-properties fo:font-size="10pt" style:font-size-asian="10pt" style:font-size-complex="10pt"/>
    </style:style>
    <style:style style:name="ce117" style:family="table-cell" style:parent-style-name="_54364__51456__32_2" style:data-style-name="N0">
      <style:table-cell-properties fo:border-top="thin solid #000000" fo:border-bottom="none" fo:border-left="none" fo:border-right="thin solid #000000" style:vertical-align="middle" fo:background-color="transparent" style:repeat-content="false"/>
      <style:paragraph-properties fo:text-align="center"/>
      <style:text-properties fo:font-size="10pt" style:font-size-asian="10pt" style:font-size-complex="10pt"/>
    </style:style>
    <style:style style:name="ce118" style:family="table-cell" style:parent-style-name="Default" style:data-style-name="N0">
      <style:table-cell-properties style:vertical-align="middle" style:repeat-content="false"/>
      <style:paragraph-properties fo:text-align="center"/>
      <style:text-properties fo:font-size="10pt" style:font-size-asian="10pt" style:font-size-complex="10pt"/>
    </style:style>
    <style:style style:name="ce119" style:family="table-cell" style:parent-style-name="Default" style:data-style-name="N48">
      <style:table-cell-properties fo:border-top="thin solid #000000" fo:border-bottom="thin solid #000000" fo:border-left="2pt solid #000000" fo:border-right="thin solid #000000" style:vertical-align="middle" fo:background-color="#FFFFFF" style:repeat-content="false"/>
      <style:paragraph-properties fo:text-align="center"/>
      <style:text-properties fo:font-size="10pt" style:font-size-asian="10pt" style:font-size-complex="10pt"/>
    </style:style>
    <style:style style:name="ce120" style:family="table-cell" style:parent-style-name="Default" style:data-style-name="N49">
      <style:table-cell-properties fo:border-top="thin solid #000000" fo:border-bottom="thin solid #000000" fo:border-left="none" fo:border-right="thin solid #000000" style:vertical-align="middle" fo:background-color="#FFFFFF" style:repeat-content="false"/>
      <style:paragraph-properties fo:text-align="center"/>
      <style:text-properties fo:font-size="10pt" style:font-size-asian="10pt" style:font-size-complex="10pt"/>
    </style:style>
    <style:style style:name="ce121" style:family="table-cell" style:parent-style-name="Default" style:data-style-name="N0">
      <style:table-cell-properties fo:border-top="thin solid #000000" fo:border-bottom="thin solid #000000" fo:border-left="none" fo:border-right="thin solid #000000" style:vertical-align="middle" fo:background-color="#FFFFFF" style:repeat-content="false"/>
      <style:paragraph-properties fo:text-align="center"/>
      <style:text-properties fo:font-size="10pt" style:font-size-asian="10pt" style:font-size-complex="10pt"/>
    </style:style>
    <style:style style:name="ce122" style:family="table-cell" style:parent-style-name="Default" style:data-style-name="N0">
      <style:table-cell-properties fo:border-top="thin solid #000000" fo:border-bottom="thin solid #000000" fo:border-left="thin solid #000000" fo:border-right="none" style:vertical-align="middle" fo:wrap-option="wrap" fo:background-color="#FFFFFF"/>
      <style:text-properties fo:font-size="10pt" style:font-size-asian="10pt" style:font-size-complex="10pt"/>
    </style:style>
    <style:style style:name="ce123" style:family="table-cell" style:parent-style-name="Default" style:data-style-name="N0">
      <style:table-cell-properties fo:border-top="thin solid #000000" fo:border-bottom="thin solid #000000" fo:border-left="thin solid #000000" fo:border-right="none" fo:background-color="#FFFFFF"/>
      <style:text-properties fo:font-size="10pt" style:font-size-asian="10pt" style:font-size-complex="10pt"/>
    </style:style>
    <style:style style:name="ce124" style:family="table-cell" style:parent-style-name="Default" style:data-style-name="N0">
      <style:table-cell-properties fo:border-top="thin solid #000000" fo:border-bottom="thin solid #000000" fo:border-left="thin solid #000000" fo:border-right="none" style:vertical-align="middle" fo:background-color="#FFFFFF" style:repeat-content="false"/>
      <style:paragraph-properties fo:text-align="center"/>
      <style:text-properties fo:font-size="10pt" style:font-size-asian="10pt" style:font-size-complex="10pt"/>
    </style:style>
    <style:style style:name="ce125" style:family="table-cell" style:parent-style-name="Default" style:data-style-name="N0">
      <style:table-cell-properties fo:border-top="thin solid #000000" fo:border-bottom="thin solid #000000" fo:border-left="thin solid #000000" fo:border-right="2pt solid #000000" fo:background-color="#FFFFFF"/>
      <style:text-properties fo:font-size="10pt" style:font-size-asian="10pt" style:font-size-complex="10pt"/>
    </style:style>
    <style:style style:name="ce126" style:family="table-cell" style:parent-style-name="_54364__51456__32_2_32_2" style:data-style-name="N0">
      <style:table-cell-properties fo:border="thin solid #000000" style:vertical-align="middle" fo:background-color="transparent"/>
      <style:text-properties fo:color="#222222" fo:font-size="10pt" style:font-size-asian="10pt" style:font-size-complex="10pt"/>
    </style:style>
    <style:style style:name="ce127" style:family="table-cell" style:parent-style-name="_54364__51456__32_2_32_2" style:data-style-name="N0">
      <style:table-cell-properties fo:border-top="thin solid #000000" fo:border-bottom="thin solid #000000" fo:border-left="thin solid #000000" fo:border-right="none" style:vertical-align="middle" fo:background-color="transparent"/>
      <style:text-properties fo:color="#222222"/>
    </style:style>
    <style:style style:name="ce128" style:family="table-cell" style:parent-style-name="_54364__51456__32_2" style:data-style-name="N0">
      <style:table-cell-properties style:vertical-align="automatic" fo:background-color="#FFC000"/>
    </style:style>
    <style:style style:name="ce129" style:family="table-cell" style:parent-style-name="_54364__51456__32_2_32_2" style:data-style-name="N0">
      <style:table-cell-properties fo:border-top="thin solid #000000" fo:border-bottom="thin solid #000000" fo:border-left="thin solid #000000" fo:border-right="none" style:vertical-align="middle" fo:wrap-option="wrap" fo:background-color="#FFC000"/>
      <style:text-properties fo:font-size="10pt" style:font-size-asian="10pt" style:font-size-complex="10pt"/>
    </style:style>
    <style:style style:name="ce130" style:family="table-cell" style:parent-style-name="_54616__51060__54140__47553__53356_" style:data-style-name="N0">
      <style:table-cell-properties fo:border-top="thin solid #000000" fo:border-bottom="thin solid #000000" fo:border-left="thin solid #000000" fo:border-right="none" fo:background-color="#FFC000"/>
      <style:text-properties fo:color="#000000" style:text-underline-style="solid" style:text-underline-type="single"/>
    </style:style>
    <style:style style:name="ce131" style:family="table-cell" style:parent-style-name="_54364__51456__32_2_32_2" style:data-style-name="N50">
      <style:table-cell-properties style:vertical-align="automatic" fo:background-color="transparent"/>
    </style:style>
    <style:style style:name="ce132" style:family="table-cell" style:parent-style-name="Default" style:data-style-name="N0">
      <style:table-cell-properties fo:border="thin solid #999999"/>
    </style:style>
    <style:style style:name="ce133" style:family="table-cell" style:parent-style-name="Default" style:data-style-name="N0">
      <style:table-cell-properties fo:border-top="thin solid #999999" fo:border-bottom="none" fo:border-left="thin solid #999999" fo:border-right="none"/>
    </style:style>
    <style:style style:name="ce134" style:family="table-cell" style:parent-style-name="Default" style:data-style-name="N0">
      <style:table-cell-properties fo:border-top="thin solid #999999" fo:border-bottom="none" fo:border-left="thin solid #999999" fo:border-right="thin solid #999999"/>
    </style:style>
    <style:style style:name="ce135" style:family="table-cell" style:parent-style-name="Default" style:data-style-name="N0">
      <style:table-cell-properties fo:border-top="thin solid #FFFFFF" fo:border-bottom="none" fo:border-left="thin solid #999999" fo:border-right="none"/>
    </style:style>
    <style:style style:name="ce136" style:family="table-cell" style:parent-style-name="Default" style:data-style-name="N0">
      <style:table-cell-properties fo:border-top="thin solid #FFFFFF" fo:border-bottom="none" fo:border-left="thin solid #999999" fo:border-right="thin solid #999999"/>
    </style:style>
    <style:style style:name="ce137" style:family="table-cell" style:parent-style-name="Default" style:data-style-name="N0">
      <style:table-cell-properties fo:border-top="thin solid #999999" fo:border-bottom="thin solid #999999" fo:border-left="thin solid #999999" fo:border-right="none"/>
    </style:style>
    <style:style style:name="ce138" style:family="table-cell" style:parent-style-name="Default" style:data-style-name="N0">
      <style:table-cell-properties fo:border-top="thin solid #999999" fo:border-bottom="none" fo:border-left="thin solid #FFFFFF" fo:border-right="none"/>
    </style:style>
    <style:style style:name="ce139" style:family="table-cell" style:parent-style-name="Default" style:data-style-name="N0">
      <style:table-cell-properties fo:border-top="thin solid #999999" fo:border-bottom="none" fo:border-left="thin solid #FFFFFF" fo:border-right="thin solid #999999"/>
    </style:style>
    <style:style style:name="ce140" style:family="table-cell" style:parent-style-name="Default" style:data-style-name="N0">
      <style:table-cell-properties fo:border-top="thin solid #999999" fo:border-bottom="none" fo:border-left="none" fo:border-right="none"/>
    </style:style>
    <style:style style:name="ce141" style:family="table-cell" style:parent-style-name="Default" style:data-style-name="N0">
      <style:table-cell-properties fo:border-top="thin solid #FFFFFF" fo:border-bottom="none" fo:border-left="none" fo:border-right="none"/>
    </style:style>
    <style:style style:name="ce142" style:family="table-cell" style:parent-style-name="Default" style:data-style-name="N0">
      <style:table-cell-properties fo:border-top="thin solid #999999" fo:border-bottom="thin solid #999999" fo:border-left="none" fo:border-right="none"/>
    </style:style>
    <style:style style:name="ce143" style:family="table-cell" style:parent-style-name="Default" style:data-style-name="N0">
      <style:table-cell-properties fo:border="thin solid #000000"/>
    </style:style>
    <style:style style:name="ce144" style:family="table-cell" style:parent-style-name="Default" style:data-style-name="N0">
      <style:table-cell-properties fo:border="thin solid #000000" style:vertical-align="middle" style:repeat-content="false"/>
      <style:paragraph-properties fo:text-align="center"/>
    </style:style>
    <style:style style:name="ce145" style:family="table-cell" style:parent-style-name="Default" style:data-style-name="N53">
      <style:table-cell-properties fo:border="thin solid #000000"/>
    </style:style>
    <style:style style:name="ce146" style:family="table-cell" style:parent-style-name="Default" style:data-style-name="N0">
      <style:table-cell-properties fo:border="thin solid #999999" style:vertical-align="middle" style:repeat-content="false"/>
      <style:paragraph-properties fo:text-align="start" fo:margin-left="0cm"/>
    </style:style>
    <style:style style:name="ce147" style:family="table-cell" style:parent-style-name="Default" style:data-style-name="N0">
      <style:table-cell-properties fo:border-top="thin solid #FFFFFF" fo:border-bottom="none" fo:border-left="thin solid #FFFFFF" fo:border-right="none"/>
    </style:style>
    <style:style style:name="ce148" style:family="table-cell" style:parent-style-name="Default" style:data-style-name="N0">
      <style:table-cell-properties fo:border-top="thin solid #999999" fo:border-bottom="thin solid #999999" fo:border-left="thin solid #FFFFFF" fo:border-right="none"/>
    </style:style>
    <style:style style:name="ce149" style:family="table-cell" style:parent-style-name="_54364__51456__32_2_32_2" style:data-style-name="N56">
      <style:table-cell-properties style:vertical-align="automatic" fo:background-color="transparent"/>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1.905cm"/>
    </style:style>
    <style:style style:name="co2" style:family="table-column">
      <style:table-column-properties fo:break-before="auto" style:column-width="2.77283333333333cm"/>
    </style:style>
    <style:style style:name="co3" style:family="table-column">
      <style:table-column-properties fo:break-before="auto" style:column-width="1.94733333333333cm"/>
    </style:style>
    <style:style style:name="co4" style:family="table-column">
      <style:table-column-properties fo:break-before="auto" style:column-width="2.30716666666667cm"/>
    </style:style>
    <style:style style:name="co5" style:family="table-column">
      <style:table-column-properties fo:break-before="auto" style:column-width="7.02733333333333cm"/>
    </style:style>
    <style:style style:name="co6" style:family="table-column">
      <style:table-column-properties fo:break-before="auto" style:column-width="5.6515cm"/>
    </style:style>
    <style:style style:name="co7" style:family="table-column">
      <style:table-column-properties fo:break-before="auto" style:column-width="4.46616666666667cm"/>
    </style:style>
    <style:style style:name="co8" style:family="table-column">
      <style:table-column-properties fo:break-before="auto" style:column-width="3.83116666666667cm"/>
    </style:style>
    <style:style style:name="co9" style:family="table-column">
      <style:table-column-properties fo:break-before="auto" style:column-width="23.4103333333333cm" style:use-optimal-column-width="true"/>
    </style:style>
    <style:style style:name="co10" style:family="table-column">
      <style:table-column-properties fo:break-before="auto" style:column-width="21.9921666666667cm" style:use-optimal-column-width="true"/>
    </style:style>
    <style:style style:name="co11" style:family="table-column">
      <style:table-column-properties fo:break-before="auto" style:column-width="3.19616666666667cm" style:use-optimal-column-width="true"/>
    </style:style>
    <style:style style:name="co12" style:family="table-column">
      <style:table-column-properties fo:break-before="auto" style:column-width="2.68816666666667cm"/>
    </style:style>
    <style:style style:name="co13" style:family="table-column">
      <style:table-column-properties fo:break-before="auto" style:column-width="3.21733333333333cm"/>
    </style:style>
    <style:style style:name="co14" style:family="table-column">
      <style:table-column-properties fo:break-before="auto" style:column-width="36.3855cm" style:use-optimal-column-width="true"/>
    </style:style>
    <style:style style:name="co15" style:family="table-column">
      <style:table-column-properties fo:break-before="auto" style:column-width="19.7273333333333cm"/>
    </style:style>
    <style:style style:name="co16" style:family="table-column">
      <style:table-column-properties fo:break-before="auto" style:column-width="0.5715cm" style:use-optimal-column-width="true"/>
    </style:style>
    <style:style style:name="co17" style:family="table-column">
      <style:table-column-properties fo:break-before="auto" style:column-width="3.15383333333333cm"/>
    </style:style>
    <style:style style:name="co18" style:family="table-column">
      <style:table-column-properties fo:break-before="auto" style:column-width="2.45533333333333cm"/>
    </style:style>
    <style:style style:name="co19" style:family="table-column">
      <style:table-column-properties fo:break-before="auto" style:column-width="1.50283333333333cm"/>
    </style:style>
    <style:style style:name="co20" style:family="table-column">
      <style:table-column-properties fo:break-before="auto" style:column-width="7.53533333333333cm"/>
    </style:style>
    <style:style style:name="co21" style:family="table-column">
      <style:table-column-properties fo:break-before="auto" style:column-width="8.5725cm"/>
    </style:style>
    <style:style style:name="co22" style:family="table-column">
      <style:table-column-properties fo:break-before="auto" style:column-width="4.16983333333333cm"/>
    </style:style>
    <style:style style:name="co23" style:family="table-column">
      <style:table-column-properties fo:break-before="auto" style:column-width="0.8255cm"/>
    </style:style>
    <style:style style:name="co24" style:family="table-column">
      <style:table-column-properties fo:break-before="auto" style:column-width="3.15383333333333cm" style:use-optimal-column-width="true"/>
    </style:style>
    <style:style style:name="co25" style:family="table-column">
      <style:table-column-properties fo:break-before="auto" style:column-width="7.53533333333333cm" style:use-optimal-column-width="true"/>
    </style:style>
    <style:style style:name="co26" style:family="table-column">
      <style:table-column-properties fo:break-before="auto" style:column-width="8.5725cm" style:use-optimal-column-width="true"/>
    </style:style>
    <style:style style:name="co27" style:family="table-column">
      <style:table-column-properties fo:break-before="auto" style:column-width="4.16983333333333cm" style:use-optimal-column-width="true"/>
    </style:style>
    <style:style style:name="co28" style:family="table-column">
      <style:table-column-properties fo:break-before="auto" style:column-width="1.524cm" style:use-optimal-column-width="true"/>
    </style:style>
    <style:style style:name="co29" style:family="table-column">
      <style:table-column-properties fo:break-before="auto" style:column-width="1.24883333333333cm"/>
    </style:style>
    <style:style style:name="co30" style:family="table-column">
      <style:table-column-properties fo:break-before="auto" style:column-width="2.96333333333333cm" style:use-optimal-column-width="true"/>
    </style:style>
    <style:style style:name="co31" style:family="table-column">
      <style:table-column-properties fo:break-before="auto" style:column-width="3.21733333333333cm" style:use-optimal-column-width="true"/>
    </style:style>
    <style:style style:name="co32" style:family="table-column">
      <style:table-column-properties fo:break-before="auto" style:column-width="1.92616666666667cm"/>
    </style:style>
    <style:style style:name="co33" style:family="table-column">
      <style:table-column-properties fo:break-before="auto" style:column-width="1.29116666666667cm"/>
    </style:style>
    <style:style style:name="co34" style:family="table-column">
      <style:table-column-properties fo:break-before="auto" style:column-width="0.931333333333333cm"/>
    </style:style>
    <style:style style:name="co35" style:family="table-column">
      <style:table-column-properties fo:break-before="auto" style:column-width="2.45533333333333cm" style:use-optimal-column-width="true"/>
    </style:style>
    <style:style style:name="co36" style:family="table-column">
      <style:table-column-properties fo:break-before="auto" style:column-width="1.143cm"/>
    </style:style>
    <style:style style:name="co37" style:family="table-column">
      <style:table-column-properties fo:break-before="auto" style:column-width="1.31233333333333cm"/>
    </style:style>
    <style:style style:name="co38" style:family="table-column">
      <style:table-column-properties fo:break-before="auto" style:column-width="1.8415cm"/>
    </style:style>
    <style:style style:name="co39" style:family="table-column">
      <style:table-column-properties fo:break-before="auto" style:column-width="1.27cm"/>
    </style:style>
    <style:style style:name="co40" style:family="table-column">
      <style:table-column-properties fo:break-before="auto" style:column-width="1.94733333333333cm" style:use-optimal-column-width="true"/>
    </style:style>
    <style:style style:name="co41" style:family="table-column">
      <style:table-column-properties fo:break-before="auto" style:column-width="1.56633333333333cm" style:use-optimal-column-width="true"/>
    </style:style>
    <style:style style:name="co42" style:family="table-column">
      <style:table-column-properties fo:break-before="auto" style:column-width="2.30716666666667cm" style:use-optimal-column-width="true"/>
    </style:style>
    <style:style style:name="co43" style:family="table-column">
      <style:table-column-properties fo:break-before="auto" style:column-width="3.57716666666667cm" style:use-optimal-column-width="true"/>
    </style:style>
    <style:style style:name="co44" style:family="table-column">
      <style:table-column-properties fo:break-before="auto" style:column-width="12.4248333333333cm" style:use-optimal-column-width="true"/>
    </style:style>
    <style:style style:name="co45" style:family="table-column">
      <style:table-column-properties fo:break-before="auto" style:column-width="2.4765cm" style:use-optimal-column-width="true"/>
    </style:style>
    <style:style style:name="co46" style:family="table-column">
      <style:table-column-properties fo:break-before="auto" style:column-width="2.68816666666667cm" style:use-optimal-column-width="true"/>
    </style:style>
    <style:style style:name="co47" style:family="table-column">
      <style:table-column-properties fo:break-before="auto" style:column-width="1.82033333333333cm" style:use-optimal-column-width="true"/>
    </style:style>
    <style:style style:name="co48" style:family="table-column">
      <style:table-column-properties fo:break-before="auto" style:column-width="3.95816666666667cm" style:use-optimal-column-width="true"/>
    </style:style>
    <style:style style:name="co49" style:family="table-column">
      <style:table-column-properties fo:break-before="auto" style:column-width="5.79966666666667cm" style:use-optimal-column-width="true"/>
    </style:style>
    <style:style style:name="co50" style:family="table-column">
      <style:table-column-properties fo:break-before="auto" style:column-width="25.1036666666667cm" style:use-optimal-column-width="true"/>
    </style:style>
    <style:style style:name="co51" style:family="table-column">
      <style:table-column-properties fo:break-before="auto" style:column-width="6.07483333333333cm" style:use-optimal-column-width="true"/>
    </style:style>
    <style:style style:name="co52" style:family="table-column">
      <style:table-column-properties fo:break-before="auto" style:column-width="2.56116666666667cm" style:use-optimal-column-width="true"/>
    </style:style>
    <style:style style:name="co53" style:family="table-column">
      <style:table-column-properties fo:break-before="auto" style:column-width="3.72533333333333cm" style:use-optimal-column-width="true"/>
    </style:style>
    <style:style style:name="co54" style:family="table-column">
      <style:table-column-properties fo:break-before="auto" style:column-width="4.2545cm" style:use-optimal-column-width="true"/>
    </style:style>
    <style:style style:name="co55" style:family="table-column">
      <style:table-column-properties fo:break-before="auto" style:column-width="4.46616666666667cm" style:use-optimal-column-width="true"/>
    </style:style>
    <style:style style:name="co56" style:family="table-column">
      <style:table-column-properties fo:break-before="auto" style:column-width="21.2936666666667cm" style:use-optimal-column-width="true"/>
    </style:style>
    <style:style style:name="co57" style:family="table-column">
      <style:table-column-properties fo:break-before="auto" style:column-width="36.957cm" style:use-optimal-column-width="true"/>
    </style:style>
    <style:style style:name="co58" style:family="table-column">
      <style:table-column-properties fo:break-before="auto" style:column-width="3.09033333333333cm" style:use-optimal-column-width="true"/>
    </style:style>
    <style:style style:name="co59" style:family="table-column">
      <style:table-column-properties fo:break-before="auto" style:column-width="11.9591666666667cm" style:use-optimal-column-width="true"/>
    </style:style>
    <style:style style:name="ro1" style:family="table-row">
      <style:table-row-properties style:row-height="31.2pt" style:use-optimal-row-height="true" fo:break-before="auto"/>
    </style:style>
    <style:style style:name="ro2" style:family="table-row">
      <style:table-row-properties style:row-height="15pt" style:use-optimal-row-height="false" fo:break-before="auto"/>
    </style:style>
    <style:style style:name="ro3" style:family="table-row">
      <style:table-row-properties style:row-height="12pt" style:use-optimal-row-height="fals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false" fo:break-before="auto"/>
    </style:style>
    <style:style style:name="ro6" style:family="table-row">
      <style:table-row-properties style:row-height="16.5pt" style:use-optimal-row-height="true" fo:break-before="auto"/>
    </style:style>
    <style:style style:name="ro7" style:family="table-row">
      <style:table-row-properties style:row-height="17.4pt" style:use-optimal-row-height="true" fo:break-before="auto"/>
    </style:style>
    <style:style style:name="ro8" style:family="table-row">
      <style:table-row-properties style:row-height="50.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2">
      <style:table-properties table:display="false" style:writing-mode="lr-tb"/>
    </style:style>
    <style:style style:name="ta4" style:family="table" style:master-page-name="">
      <style:table-properties table:display="false" style:writing-mode="lr-tb"/>
    </style:style>
    <style:style style:family="graphic" style:name="a20">
      <style:graphic-properties/>
    </style:style>
    <style:style style:family="graphic" style:name="a21">
      <style:graphic-properties/>
    </style:style>
    <style:style style:family="graphic" style:name="a22">
      <style:graphic-properties/>
    </style:style>
    <style:style style:family="graphic" style:name="a23">
      <style:graphic-properties/>
    </style:style>
    <style:style style:family="graphic" style:name="a24">
      <style:graphic-properties/>
    </style:style>
    <style:style style:family="graphic" style:name="a25">
      <style:graphic-properties/>
    </style:style>
    <style:style style:family="graphic" style:name="a26">
      <style:graphic-properties/>
    </style:style>
    <style:style style:family="graphic" style:name="a27">
      <style:graphic-properties/>
    </style:style>
    <style:style style:family="graphic" style:name="a28">
      <style:graphic-properties/>
    </style:style>
    <style:style style:family="graphic" style:name="a29">
      <style:graphic-properties draw:stroke="solid" svg:stroke-color="#000000" draw:auto-grow-width="false" draw:auto-grow-height="false"/>
    </style:style>
    <style:style style:family="graphic" style:name="a10">
      <style:graphic-properties/>
    </style:style>
    <style:style style:family="graphic" style:name="a11">
      <style:graphic-properties/>
    </style:style>
    <style:style style:family="graphic" style:name="a12">
      <style:graphic-properties/>
    </style:style>
    <style:style style:family="graphic" style:name="a13">
      <style:graphic-properties/>
    </style:style>
    <style:style style:family="graphic" style:name="a14">
      <style:graphic-properties/>
    </style:style>
    <style:style style:family="graphic" style:name="a15">
      <style:graphic-properties/>
    </style:style>
    <style:style style:family="graphic" style:name="a16">
      <style:graphic-properties/>
    </style:style>
    <style:style style:family="graphic" style:name="a17">
      <style:graphic-properties/>
    </style:style>
    <style:style style:family="graphic" style:name="a18">
      <style:graphic-properties/>
    </style:style>
    <style:style style:family="graphic" style:name="a19">
      <style:graphic-properties/>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style:style style:family="graphic" style:name="a30">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컨택여부)" table:base-cell-address="6월집계.T2">
          <table:help-message table:display="true"/>
          <table:error-message table:display="true"/>
        </table:content-validation>
        <table:content-validation table:name="val2" table:condition="of:cell-content-is-in-list($$당직자)" table:base-cell-address="6월집계.I2">
          <table:help-message table:display="true"/>
          <table:error-message table:display="true"/>
        </table:content-validation>
        <table:content-validation table:name="val3" table:condition="of:cell-content-is-in-list($$acacacacac)" table:base-cell-address="6월집계.I5">
          <table:help-message table:display="true"/>
          <table:error-message table:display="true"/>
        </table:content-validation>
        <table:content-validation table:name="val4" table:condition="of:cell-content-is-in-list($$acacacacac)" table:base-cell-address="incidenthandling.I6">
          <table:help-message table:display="true"/>
          <table:error-message table:display="true"/>
        </table:content-validation>
        <table:content-validation table:name="val5" table:condition="of:cell-content-is-in-list($$당직자)" table:base-cell-address="incidenthandling.I3">
          <table:help-message table:display="true"/>
          <table:error-message table:display="true"/>
        </table:content-validation>
        <table:content-validation table:name="val6" table:condition="of:cell-content-is-in-list($$컨택여부)" table:base-cell-address="incidenthandling.T3">
          <table:help-message table:display="true"/>
          <table:error-message table:display="true"/>
        </table:content-validation>
        <table:content-validation table:name="val7" table:condition="of:cell-content-is-in-list($$컨택여부)" table:base-cell-address="2022년_5월.T3">
          <table:help-message table:display="true"/>
          <table:error-message table:display="true"/>
        </table:content-validation>
        <table:content-validation table:name="val8" table:condition="of:cell-content-is-in-list($$당직자)" table:base-cell-address="2022년_5월.I3">
          <table:help-message table:display="true"/>
          <table:error-message table:display="true"/>
        </table:content-validation>
        <table:content-validation table:name="val9" table:condition="of:cell-content-is-in-list($$acacacacac)" table:base-cell-address="2022년_5월.I6">
          <table:help-message table:display="true"/>
          <table:error-message table:display="true"/>
        </table:content-validation>
        <table:content-validation table:name="val10" table:condition="of:cell-content-is-in-list($$컨택여부)" table:base-cell-address="2022년_6월.T3">
          <table:help-message table:display="true"/>
          <table:error-message table:display="true"/>
        </table:content-validation>
        <table:content-validation table:name="val11" table:condition="of:cell-content-is-in-list($$당직자)" table:base-cell-address="2022년_6월.I3">
          <table:help-message table:display="true"/>
          <table:error-message table:display="true"/>
        </table:content-validation>
        <table:content-validation table:name="val12" table:condition="of:cell-content-is-in-list($$acacacacac)" table:base-cell-address="2022년_6월.I62">
          <table:help-message table:display="true"/>
          <table:error-message table:display="true"/>
        </table:content-validation>
      </table:content-validations>
      <table:table table:name="6월집계" table:style-name="ta1">
        <table:table-column table:style-name="co1" table:number-columns-repeated="5" table:default-cell-style-name="ce10"/>
        <table:table-column table:style-name="co2" table:default-cell-style-name="ce11"/>
        <table:table-column table:style-name="co3" table:default-cell-style-name="ce10"/>
        <table:table-column table:style-name="co1" table:default-cell-style-name="ce10"/>
        <table:table-column table:style-name="co4" table:default-cell-style-name="ce10"/>
        <table:table-column table:style-name="co5" table:default-cell-style-name="ce10"/>
        <table:table-column table:style-name="co6" table:default-cell-style-name="ce10"/>
        <table:table-column table:style-name="co7" table:number-columns-repeated="2" table:default-cell-style-name="ce131"/>
        <table:table-column table:style-name="co7" table:default-cell-style-name="ce11" table:visibility="collapse"/>
        <table:table-column table:style-name="co8" table:default-cell-style-name="ce10" table:visibility="collapse"/>
        <table:table-column table:style-name="co7" table:default-cell-style-name="ce131" table:visibility="collapse"/>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 table:number-columns-repeated="16362" table:default-cell-style-name="ce10"/>
        <table:table-row table:style-name="ro1">
          <table:table-cell office:value-type="string" table:style-name="ce2">
            <text:p>월</text:p>
          </table:table-cell>
          <table:table-cell office:value-type="string" table:style-name="ce2">
            <text:p>리전</text:p>
          </table:table-cell>
          <table:table-cell office:value-type="string" table:style-name="ce2">
            <text:p>AZ</text:p>
          </table:table-cell>
          <table:table-cell office:value-type="string" table:style-name="ce2">
            <text:p>테넌트</text:p>
          </table:table-cell>
          <table:table-cell office:value-type="string" table:style-name="ce2">
            <text:p>진행상태</text:p>
          </table:table-cell>
          <table:table-cell office:value-type="string" table:style-name="ce3">
            <text:p>장애전파시간</text:p>
          </table:table-cell>
          <table:table-cell office:value-type="string" table:style-name="ce4">
            <text:p>날짜</text:p>
          </table:table-cell>
          <table:table-cell office:value-type="string" table:style-name="ce5">
            <text:p>KST</text:p>
          </table:table-cell>
          <table:table-cell office:value-type="string" table:style-name="ce6">
            <office:annotation office:display="true" draw:style-name="a0" svg:x="7.375in" svg:y="0in" svg:width="0in" svg:height="0.00833333333333333in">
              <dc:creator>만든 이</dc:creator>
              <text:p><text:span text:style-name="T1">On-duty Manager</text:span><text:span text:style-name="T1"/></text:p>
              <text:p><text:span text:style-name="T1"><text:s text:c="3"/>&gt; Scrum master</text:span><text:span text:style-name="T1"/></text:p>
              <text:p><text:span text:style-name="T1"><text:s text:c="3"/>&gt; Manager in Korea</text:span><text:span text:style-name="T1"/></text:p>
              <text:p/>
            </office:annotation>
            <text:p>상황근무자</text:p>
          </table:table-cell>
          <table:table-cell office:value-type="string" table:style-name="ce6">
            <office:annotation office:display="true" draw:style-name="a1" svg:x="10.1333333333333in" svg:y="0in" svg:width="0in" svg:height="0in">
              <dc:creator>만든 이</dc:creator>
              <text:p><text:span text:style-name="T1">2nd Level Engineer:</text:span><text:span text:style-name="T1"/></text:p>
              <text:p><text:span text:style-name="T1"><text:s text:c="3"/>&gt; India team manager who works in the work shift</text:span><text:span text:style-name="T1"/></text:p>
              <text:p><text:span text:style-name="T1"><text:s text:c="3"/>&gt; Korea team manager who assigned into the shift</text:span></text:p>
            </office:annotation>
            <text:p>엔지니어_L1</text:p>
          </table:table-cell>
          <table:table-cell office:value-type="string" table:style-name="ce6">
            <office:annotation office:display="true" draw:style-name="a2" svg:x="12.375in" svg:y="0in" svg:width="0in" svg:height="0.0416666666666667in">
              <dc:creator>만든 이</dc:creator>
              <text:p><text:span text:style-name="T1">2nd Level Engineer:</text:span><text:span text:style-name="T1"/></text:p>
              <text:p><text:span text:style-name="T1"><text:s text:c="4"/>&gt; Korean team manager designated by technology stack</text:span></text:p>
            </office:annotation>
            <text:p>엔지니어_L2</text:p>
          </table:table-cell>
          <table:table-cell office:value-type="string" table:style-name="ce7">
            <text:p>발생인지시간</text:p>
          </table:table-cell>
          <table:table-cell office:value-type="string" table:style-name="ce7">
            <text:p>장애전파시간</text:p>
          </table:table-cell>
          <table:table-cell office:value-type="string" table:style-name="ce8">
            <text:p>장애 전파 소요 시간</text:p>
          </table:table-cell>
          <table:table-cell office:value-type="string" table:style-name="ce6">
            <text:p>공유 방법</text:p>
            <text:p>(How to share)</text:p>
          </table:table-cell>
          <table:table-cell office:value-type="string" table:style-name="ce7">
            <text:p>해결 일시(Resolved Time)</text:p>
          </table:table-cell>
          <table:table-cell office:value-type="string" table:style-name="ce6">
            <text:p>장애 내용</text:p>
          </table:table-cell>
          <table:table-cell office:value-type="string" table:style-name="ce6">
            <text:p>장애대응조치내용</text:p>
          </table:table-cell>
          <table:table-cell office:value-type="string" table:style-name="ce6">
            <text:p>JIRA_Ticket_No</text:p>
          </table:table-cell>
          <table:table-cell office:value-type="string" table:style-name="ce6">
            <text:p>해결여부</text:p>
          </table:table-cell>
          <table:table-cell office:value-type="string" table:style-name="ce6">
            <text:p>3선컨택여부</text:p>
          </table:table-cell>
          <table:table-cell office:value-type="string" table:style-name="ce6">
            <text:p>기타</text:p>
          </table:table-cell>
          <table:table-cell table:number-columns-repeated="16362" table:style-name="ce9"/>
        </table:table-row>
        <table:table-row table:style-name="ro2">
          <table:table-cell office:value-type="string" table:style-name="ce2">
            <text:p>5월</text:p>
          </table:table-cell>
          <table:table-cell office:value-type="string" table:style-name="ce2">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quot;진행중&quot;;&quot;완료&quot;)" table:style-name="ce10">
            <text:p>완료</text:p>
          </table:table-cell>
          <table:table-cell office:value-type="time" office:time-value="PT0H5M0S" table:style-name="ce149">
            <text:p>0:05:00</text:p>
          </table:table-cell>
          <table:table-cell office:value-type="string" table:style-name="ce12">
            <text:p>2022.05.13</text:p>
          </table:table-cell>
          <table:table-cell office:value-type="string" table:style-name="ce13">
            <text:p>16~22</text:p>
          </table:table-cell>
          <table:table-cell office:value-type="string" table:content-validation-name="val2" table:style-name="ce14">
            <text:p>고희경</text:p>
          </table:table-cell>
          <table:table-cell table:style-name="ce14"/>
          <table:table-cell office:value-type="string" table:style-name="ce14">
            <text:p>임예슬</text:p>
          </table:table-cell>
          <table:table-cell office:value-type="date" office:date-value="2022-05-13T19:02:00" table:style-name="ce15">
            <text:p>22-5-13 19:02</text:p>
          </table:table-cell>
          <table:table-cell office:value-type="date" office:date-value="2022-05-13T19:07:00" table:style-name="ce15">
            <text:p>22-5-13 19:07</text:p>
          </table:table-cell>
          <table:table-cell office:value-type="time" office:time-value="PT0H5M0S" table:formula="of:=[.M2]-[.L2]" table:style-name="ce16">
            <text:p>0:05:00</text:p>
          </table:table-cell>
          <table:table-cell office:value-type="string" table:style-name="ce14">
            <text:p>KaKao</text:p>
          </table:table-cell>
          <table:table-cell office:value-type="date" office:date-value="2022-05-13T19:36:00" table:style-name="ce15">
            <text:p>22-5-13 19:36</text:p>
          </table:table-cell>
          <table:table-cell office:value-type="string" table:style-name="ce17">
            <text:p>ccscntmsdbp02.cntms utilization remains 8.33%</text:p>
          </table:table-cell>
          <table:table-cell office:value-type="string" table:style-name="ce17">
            <text:p>VM owenr가 COC이며, 내부 논의 필요</text:p>
          </table:table-cell>
          <table:table-cell table:style-name="ce17"/>
          <table:table-cell table:content-validation-name="val1" table:style-name="ce14"/>
          <table:table-cell table:content-validation-name="val1" table:style-name="ce14"/>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quot;진행중&quot;;&quot;완료&quot;)" table:style-name="ce10">
            <text:p>완료</text:p>
          </table:table-cell>
          <table:table-cell office:value-type="time" office:time-value="PT0H1M0S" table:style-name="ce149">
            <text:p>0:01:00</text:p>
          </table:table-cell>
          <table:table-cell office:value-type="string" table:style-name="ce12">
            <text:p>2022.05.25</text:p>
          </table:table-cell>
          <table:table-cell office:value-type="string" table:style-name="ce13">
            <text:p>21~09</text:p>
          </table:table-cell>
          <table:table-cell office:value-type="string" table:content-validation-name="val2" table:style-name="ce14">
            <text:p>Mohamed</text:p>
          </table:table-cell>
          <table:table-cell office:value-type="string" table:style-name="ce14">
            <text:p>Pethuraj, Thulasiraj</text:p>
          </table:table-cell>
          <table:table-cell table:style-name="ce14"/>
          <table:table-cell office:value-type="date" office:date-value="2022-05-25T02:35:00" table:style-name="ce15">
            <text:p>22-5-25 2:35</text:p>
          </table:table-cell>
          <table:table-cell office:value-type="date" office:date-value="2022-05-25T02:36:00" table:style-name="ce15">
            <text:p>22-5-25 2:36</text:p>
          </table:table-cell>
          <table:table-cell office:value-type="time" office:time-value="PT0H1M0S" table:formula="of:=[.M3]-[.L3]" table:style-name="ce16">
            <text:p>0:01:00</text:p>
          </table:table-cell>
          <table:table-cell office:value-type="string" table:style-name="ce14">
            <text:p>Kakao</text:p>
          </table:table-cell>
          <table:table-cell office:value-type="date" office:date-value="2022-05-25T03:05:00" table:style-name="ce15">
            <text:p>22-5-25 3:05</text:p>
          </table:table-cell>
          <table:table-cell office:value-type="string" table:style-name="ce17">
            <text:p>Free Size on aggr_node02_data_CNCloud less than 5%</text:p>
          </table:table-cell>
          <table:table-cell office:value-type="string" table:style-name="ce17">
            <text:p>Deleted old <text:s/>snapshots</text:p>
          </table:table-cell>
          <table:table-cell table:style-name="ce17"/>
          <table:table-cell office:value-type="string" table:content-validation-name="val1" table:style-name="ce14">
            <text:p>O</text:p>
          </table:table-cell>
          <table:table-cell table:content-validation-name="val1" table:style-name="ce14"/>
          <table:table-cell table:style-name="ce17"/>
          <table:table-cell table:number-columns-repeated="16362" table:style-name="ce9"/>
        </table:table-row>
        <table:table-row table:style-name="ro2">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4]);&quot;진행중&quot;;&quot;완료&quot;)" table:style-name="ce19">
            <text:p>완료</text:p>
          </table:table-cell>
          <table:table-cell office:value-type="time" office:time-value="PT0H7M0S" table:style-name="ce149">
            <text:p>0:07:00</text:p>
          </table:table-cell>
          <table:table-cell office:value-type="string" table:style-name="ce20">
            <text:p>2022.05.17</text:p>
          </table:table-cell>
          <table:table-cell office:value-type="string" table:style-name="ce21">
            <text:p>08~15</text:p>
          </table:table-cell>
          <table:table-cell office:value-type="string" table:content-validation-name="val2" table:style-name="ce22">
            <text:p>이후승</text:p>
          </table:table-cell>
          <table:table-cell table:content-validation-name="val2" table:style-name="ce22"/>
          <table:table-cell office:value-type="string" table:style-name="ce22">
            <text:p>채한길</text:p>
          </table:table-cell>
          <table:table-cell office:value-type="date" office:date-value="2022-05-17T09:17:00" table:style-name="ce23">
            <text:p>22-5-17 9:17</text:p>
          </table:table-cell>
          <table:table-cell office:value-type="date" office:date-value="2022-05-17T09:24:00" table:style-name="ce23">
            <text:p>22-5-17 9:24</text:p>
          </table:table-cell>
          <table:table-cell office:value-type="time" office:time-value="PT0H7M0S" table:formula="of:=[.M4]-[.L4]" table:style-name="ce16">
            <text:p>0:07:00</text:p>
          </table:table-cell>
          <table:table-cell office:value-type="string" table:style-name="ce22">
            <text:p>Kakao, M+</text:p>
          </table:table-cell>
          <table:table-cell office:value-type="date" office:date-value="2022-05-17T09:40:00" table:style-name="ce23">
            <text:p>22-5-17 9:40</text:p>
          </table:table-cell>
          <table:table-cell office:value-type="string" table:style-name="ce24">
            <text:p>Postgres DB instance down port down</text:p>
          </table:table-cell>
          <table:table-cell office:value-type="string" table:style-name="ce24">
            <text:p>DB 재기동</text:p>
          </table:table-cell>
          <table:table-cell table:style-name="ce24"/>
          <table:table-cell office:value-type="string" table:content-validation-name="val1" table:style-name="ce22">
            <text:p>O</text:p>
          </table:table-cell>
          <table:table-cell office:value-type="string" table:content-validation-name="val1" table:style-name="ce22">
            <text:p>X</text:p>
          </table:table-cell>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5]);&quot;진행중&quot;;&quot;완료&quot;)" table:style-name="ce19">
            <text:p>완료</text:p>
          </table:table-cell>
          <table:table-cell office:value-type="time" office:time-value="PT0H1M0S" table:style-name="ce149">
            <text:p>0:01:00</text:p>
          </table:table-cell>
          <table:table-cell office:value-type="string" table:style-name="ce20">
            <text:p>2022.05.17</text:p>
          </table:table-cell>
          <table:table-cell office:value-type="string" table:style-name="ce21">
            <text:p>08~15</text:p>
          </table:table-cell>
          <table:table-cell office:value-type="string" table:content-validation-name="val3" table:style-name="ce22">
            <text:p>이후승</text:p>
          </table:table-cell>
          <table:table-cell table:style-name="ce22"/>
          <table:table-cell office:value-type="string" table:style-name="ce22">
            <text:p>김의현</text:p>
          </table:table-cell>
          <table:table-cell office:value-type="date" office:date-value="2022-05-17T13:11:00" table:style-name="ce23">
            <text:p>22-5-17 13:11</text:p>
          </table:table-cell>
          <table:table-cell office:value-type="date" office:date-value="2022-05-17T13:12:00" table:style-name="ce23">
            <text:p>22-5-17 13:12</text:p>
          </table:table-cell>
          <table:table-cell office:value-type="time" office:time-value="PT0H1M0S" table:formula="of:=[.M5]-[.L5]" table:style-name="ce16">
            <text:p>0:01:00</text:p>
          </table:table-cell>
          <table:table-cell office:value-type="string" table:style-name="ce22">
            <text:p>Kakao</text:p>
          </table:table-cell>
          <table:table-cell office:value-type="date" office:date-value="2022-05-17T13:13:00" table:style-name="ce23">
            <text:p>22-5-17 13:13</text:p>
          </table:table-cell>
          <table:table-cell office:value-type="string" table:style-name="ce24">
            <text:p>unavailable by ICMP ping</text:p>
          </table:table-cell>
          <table:table-cell office:value-type="string" table:style-name="ce24">
            <text:p>자빅스 서버와 네트워크의 일시적 순단 - 1분안에 resorved</text:p>
          </table:table-cell>
          <table:table-cell table:style-name="ce24"/>
          <table:table-cell office:value-type="string" table:content-validation-name="val1" table:style-name="ce22">
            <text:p>O</text:p>
          </table:table-cell>
          <table:table-cell office:value-type="string" table:content-validation-name="val1" table:style-name="ce22">
            <text:p>X</text:p>
          </table:table-cell>
          <table:table-cell table:style-name="ce24"/>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6]);&quot;진행중&quot;;&quot;완료&quot;)" table:style-name="ce10">
            <text:p>완료</text:p>
          </table:table-cell>
          <table:table-cell office:value-type="time" office:time-value="PT1H55M0S" table:style-name="ce149">
            <text:p>1:55:00</text:p>
          </table:table-cell>
          <table:table-cell office:value-type="string" table:style-name="ce25">
            <text:p>2022.05.06</text:p>
          </table:table-cell>
          <table:table-cell office:value-type="string" table:style-name="ce26">
            <text:p>08~15</text:p>
          </table:table-cell>
          <table:table-cell office:value-type="string" table:content-validation-name="val2" table:style-name="ce27">
            <text:p>오창민</text:p>
          </table:table-cell>
          <table:table-cell table:style-name="ce27"/>
          <table:table-cell office:value-type="string" table:style-name="ce27">
            <text:p>임예슬</text:p>
          </table:table-cell>
          <table:table-cell office:value-type="date" office:date-value="2022-05-06T11:28:00" table:style-name="ce15">
            <text:p>22-5-6 11:28</text:p>
          </table:table-cell>
          <table:table-cell office:value-type="date" office:date-value="2022-05-06T13:23:00" table:style-name="ce15">
            <text:p>22-5-6 13:23</text:p>
          </table:table-cell>
          <table:table-cell office:value-type="time" office:time-value="PT1H55M0S" table:formula="of:=[.M6]-[.L6]" table:style-name="ce16">
            <text:p>1:55:00</text:p>
          </table:table-cell>
          <table:table-cell office:value-type="string" table:style-name="ce14">
            <text:p>Mail</text:p>
          </table:table-cell>
          <table:table-cell office:value-type="date" office:date-value="2022-05-06T11:29:00" table:style-name="ce15">
            <text:p>22-5-6 11:29</text:p>
          </table:table-cell>
          <table:table-cell office:value-type="string" table:style-name="ce17">
            <text:p>Lack of available memory on server gcseugomswasp01</text:p>
          </table:table-cell>
          <table:table-cell office:value-type="string" table:style-name="ce28">
            <text:p>gcseugomswasp01 -&gt; not on service yet. Maintenance setting requested to VM owner</text:p>
          </table:table-cell>
          <table:table-cell office:value-type="string" table:style-name="ce28">
            <text:p>EUCLOUD-2199</text:p>
          </table:table-cell>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quot;진행중&quot;;&quot;완료&quot;)" table:style-name="ce10">
            <text:p>완료</text:p>
          </table:table-cell>
          <table:table-cell office:value-type="time" office:time-value="PT0H6M0S" table:style-name="ce149">
            <text:p>0:06:00</text:p>
          </table:table-cell>
          <table:table-cell office:value-type="string" table:style-name="ce25">
            <text:p>2022.05.06</text:p>
          </table:table-cell>
          <table:table-cell office:value-type="string" table:style-name="ce26">
            <text:p>17~22</text:p>
          </table:table-cell>
          <table:table-cell office:value-type="string" table:content-validation-name="val2" table:style-name="ce27">
            <text:p>이시형</text:p>
          </table:table-cell>
          <table:table-cell table:style-name="ce27"/>
          <table:table-cell office:value-type="string" table:style-name="ce27">
            <text:p>Ahmed</text:p>
          </table:table-cell>
          <table:table-cell office:value-type="date" office:date-value="2022-05-06T21:35:00" table:style-name="ce15">
            <text:p>22-5-6 21:35</text:p>
          </table:table-cell>
          <table:table-cell office:value-type="date" office:date-value="2022-05-06T21:41:00" table:style-name="ce15">
            <text:p>22-5-6 21:41</text:p>
          </table:table-cell>
          <table:table-cell office:value-type="time" office:time-value="PT0H6M0S" table:formula="of:=[.M7]-[.L7]" table:style-name="ce16">
            <text:p>0:06:00</text:p>
          </table:table-cell>
          <table:table-cell office:value-type="string" table:style-name="ce14">
            <text:p>Kakao Chat , Mail</text:p>
          </table:table-cell>
          <table:table-cell office:value-type="date" office:date-value="2022-05-06T21:35:00" table:style-name="ce15">
            <text:p>22-5-6 21:35</text:p>
          </table:table-cell>
          <table:table-cell office:value-type="string" table:style-name="ce17">
            <text:p>ccseutomtomgwp-loadbalancer 10.115.189.26 VIP is down/High</text:p>
          </table:table-cell>
          <table:table-cell office:value-type="string" table:style-name="ce28">
            <text:p>확인결과 VM CPU 사용률이 높아, 오탐 발생한것으로 보여지며 CPU 사용률에 관해 VM owner에게 메일 발송<text:s/></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30M0S" table:style-name="ce149">
            <text:p>0:30:00</text:p>
          </table:table-cell>
          <table:table-cell office:value-type="string" table:style-name="ce25">
            <text:p>2022.05.06</text:p>
          </table:table-cell>
          <table:table-cell office:value-type="string" table:style-name="ce26">
            <text:p>22~11</text:p>
          </table:table-cell>
          <table:table-cell office:value-type="string" table:content-validation-name="val2" table:style-name="ce27">
            <text:p>Radhika</text:p>
          </table:table-cell>
          <table:table-cell office:value-type="string" table:style-name="ce27">
            <text:p>Ashok</text:p>
          </table:table-cell>
          <table:table-cell table:style-name="ce27"/>
          <table:table-cell office:value-type="date" office:date-value="2022-05-06T22:30:00" table:style-name="ce15">
            <text:p>22-5-6 22:30</text:p>
          </table:table-cell>
          <table:table-cell office:value-type="date" office:date-value="2022-05-06T23:00:00" table:style-name="ce15">
            <text:p>22-5-6 23:00</text:p>
          </table:table-cell>
          <table:table-cell office:value-type="time" office:time-value="PT0H30M0S" table:formula="of:=[.M8]-[.L8]" table:style-name="ce16">
            <text:p>0:30:00</text:p>
          </table:table-cell>
          <table:table-cell office:value-type="string" table:style-name="ce14">
            <text:p>Mail, M+</text:p>
          </table:table-cell>
          <table:table-cell table:style-name="ce31"/>
          <table:table-cell office:value-type="string" table:style-name="ce17">
            <text:p>ccseutomtomgwp-loadbalancer 10.115.189.26 VIP is down/High</text:p>
          </table:table-cell>
          <table:table-cell office:value-type="string" table:style-name="ce28">
            <text:p>Joined meeting with EU members(Microsoft Teams) scale out ccseutomtomgwp03 and ccseutomtomgwp04</text:p>
          </table:table-cell>
          <table:table-cell office:value-type="string" table:style-name="ce28">
            <text:p>EUCLOUD-2209</text:p>
          </table:table-cell>
          <table:table-cell office:value-type="string" table:content-validation-name="val1" table:style-name="ce29">
            <text:p>X</text:p>
          </table:table-cell>
          <table:table-cell table:content-validation-name="val1"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30M0S" table:style-name="ce149">
            <text:p>0:30:00</text:p>
          </table:table-cell>
          <table:table-cell office:value-type="string" table:style-name="ce25">
            <text:p>2022.05.06</text:p>
          </table:table-cell>
          <table:table-cell office:value-type="string" table:style-name="ce26">
            <text:p>22~11</text:p>
          </table:table-cell>
          <table:table-cell office:value-type="string" table:content-validation-name="val2" table:style-name="ce27">
            <text:p>Radhika</text:p>
          </table:table-cell>
          <table:table-cell office:value-type="string" table:style-name="ce27">
            <text:p>Ashok</text:p>
          </table:table-cell>
          <table:table-cell table:style-name="ce27"/>
          <table:table-cell office:value-type="date" office:date-value="2022-05-06T22:30:00" table:style-name="ce15">
            <text:p>22-5-6 22:30</text:p>
          </table:table-cell>
          <table:table-cell office:value-type="date" office:date-value="2022-05-06T23:00:00" table:style-name="ce15">
            <text:p>22-5-6 23:00</text:p>
          </table:table-cell>
          <table:table-cell office:value-type="time" office:time-value="PT0H30M0S" table:style-name="ce16">
            <text:p>0:30:00</text:p>
          </table:table-cell>
          <table:table-cell office:value-type="string" table:style-name="ce14">
            <text:p>Mail, M+</text:p>
          </table:table-cell>
          <table:table-cell table:style-name="ce31"/>
          <table:table-cell office:value-type="string" table:style-name="ce17">
            <text:p>ccseutomtomgwp-loadbalancer 10.115.189.26 VIP is down/High</text:p>
          </table:table-cell>
          <table:table-cell office:value-type="string" table:style-name="ce28">
            <text:p>Joined meeting with EU members(Microsoft Teams) scale out ccseutomtomgwp03 and ccseutomtomgwp04</text:p>
          </table:table-cell>
          <table:table-cell office:value-type="string" table:style-name="ce28">
            <text:p>EUCLOUD-2209</text:p>
          </table:table-cell>
          <table:table-cell office:value-type="string" table:content-validation-name="val1" table:style-name="ce29">
            <text:p>X</text:p>
          </table:table-cell>
          <table:table-cell table:content-validation-name="val1"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quot;진행중&quot;;&quot;완료&quot;)" table:style-name="ce10">
            <text:p>완료</text:p>
          </table:table-cell>
          <table:table-cell office:value-type="time" office:time-value="PT0H7M0S" table:style-name="ce149">
            <text:p>0:07:00</text:p>
          </table:table-cell>
          <table:table-cell office:value-type="string" table:style-name="ce25">
            <text:p>2022.05.10</text:p>
          </table:table-cell>
          <table:table-cell office:value-type="string" table:style-name="ce26">
            <text:p>21~09</text:p>
          </table:table-cell>
          <table:table-cell office:value-type="string" table:content-validation-name="val2" table:style-name="ce27">
            <text:p>Radhika</text:p>
          </table:table-cell>
          <table:table-cell office:value-type="string" table:style-name="ce27">
            <text:p>Thulasiraj</text:p>
          </table:table-cell>
          <table:table-cell table:style-name="ce27"/>
          <table:table-cell office:value-type="date" office:date-value="2022-05-10T23:46:00" table:style-name="ce15">
            <text:p>22-5-10 23:46</text:p>
          </table:table-cell>
          <table:table-cell office:value-type="date" office:date-value="2022-05-10T23:53:00" table:style-name="ce15">
            <text:p>22-5-10 23:53</text:p>
          </table:table-cell>
          <table:table-cell office:value-type="time" office:time-value="PT0H7M0S" table:formula="of:=[.M10]-[.L10]" table:style-name="ce16">
            <text:p>0:07:00</text:p>
          </table:table-cell>
          <table:table-cell office:value-type="string" table:style-name="ce14">
            <text:p>mail</text:p>
          </table:table-cell>
          <table:table-cell office:value-type="date" office:date-value="2022-05-10T00:22:00" table:style-name="ce15">
            <text:p>22-5-10 0:22</text:p>
          </table:table-cell>
          <table:table-cell office:value-type="string" table:style-name="ce28">
            <text:p><text:s/>Disk size is over 90%: ccseusbsp01 and <text:s/>Disk size is over 90%: ccseusbsp02</text:p>
          </table:table-cell>
          <table:table-cell office:value-type="string" table:style-name="ce28">
            <text:p><text:s/>Sent mail to vm owner</text:p>
          </table:table-cell>
          <table:table-cell table:style-name="ce28"/>
          <table:table-cell table:content-validation-name="val1" table:style-name="ce29"/>
          <table:table-cell office:value-type="string" table:content-validation-name="val1"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quot;진행중&quot;;&quot;완료&quot;)" table:style-name="ce10">
            <text:p>완료</text:p>
          </table:table-cell>
          <table:table-cell office:value-type="time" office:time-value="PT25H9M0S" table:style-name="ce149">
            <text:p>1:09:00</text:p>
          </table:table-cell>
          <table:table-cell office:value-type="string" table:style-name="ce12">
            <text:p>2022.05.11</text:p>
          </table:table-cell>
          <table:table-cell office:value-type="string" table:style-name="ce13">
            <text:p>21~09</text:p>
          </table:table-cell>
          <table:table-cell office:value-type="string" table:content-validation-name="val2" table:style-name="ce14">
            <text:p>Lalit</text:p>
          </table:table-cell>
          <table:table-cell office:value-type="string" table:style-name="ce14">
            <text:p>Ram</text:p>
          </table:table-cell>
          <table:table-cell table:style-name="ce14"/>
          <table:table-cell office:value-type="date" office:date-value="2022-05-11T05:38:00" table:style-name="ce15">
            <text:p>22-5-11 5:38</text:p>
          </table:table-cell>
          <table:table-cell office:value-type="date" office:date-value="2022-05-12T06:47:00" table:style-name="ce15">
            <text:p>22-5-12 6:47</text:p>
          </table:table-cell>
          <table:table-cell office:value-type="time" office:time-value="PT25H9M0S" table:formula="of:=[.M11]-[.L11]" table:style-name="ce16">
            <text:p>1:09:00</text:p>
          </table:table-cell>
          <table:table-cell office:value-type="string" table:style-name="ce14">
            <text:p>email</text:p>
          </table:table-cell>
          <table:table-cell office:value-type="date" office:date-value="2022-05-12T06:47:00" table:style-name="ce15">
            <text:p>22-5-12 6:47</text:p>
          </table:table-cell>
          <table:table-cell office:value-type="string" table:style-name="ce17">
            <text:p>Information Gathering_Web Scan_03 (HTTP Parser Attack)</text:p>
          </table:table-cell>
          <table:table-cell office:value-type="string" table:style-name="ce17">
            <text:p>Made firewall changes for blocking requested IP</text:p>
          </table:table-cell>
          <table:table-cell office:value-type="string" table:style-name="ce17">
            <text:p>EUCLOUD-2233</text:p>
          </table:table-cell>
          <table:table-cell office:value-type="string" table:content-validation-name="val1" table:style-name="ce14">
            <text:p>O</text:p>
          </table:table-cell>
          <table:table-cell office:value-type="string" table:content-validation-name="val1" table:style-name="ce14">
            <text:p>X</text:p>
          </table:table-cell>
          <table:table-cell table:style-name="ce17"/>
          <table:table-cell table:number-columns-repeated="16362" table:style-name="ce9"/>
        </table:table-row>
        <table:table-row table:style-name="ro2">
          <table:table-cell office:value-type="string" table:style-name="ce32">
            <text:p>5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2H26M0S" table:style-name="ce149">
            <text:p>2:26:00</text:p>
          </table:table-cell>
          <table:table-cell office:value-type="string" table:style-name="ce35">
            <text:p>2022.05.13</text:p>
          </table:table-cell>
          <table:table-cell office:value-type="string" table:style-name="ce36">
            <text:p>21~9</text:p>
          </table:table-cell>
          <table:table-cell office:value-type="string" table:content-validation-name="val2" table:style-name="ce37">
            <text:p>Radhika</text:p>
          </table:table-cell>
          <table:table-cell office:value-type="string" table:style-name="ce37">
            <text:p>Radhika</text:p>
          </table:table-cell>
          <table:table-cell table:style-name="ce37"/>
          <table:table-cell office:value-type="date" office:date-value="2022-05-13T02:34:00" table:style-name="ce38">
            <text:p>22-5-13 2:34</text:p>
          </table:table-cell>
          <table:table-cell office:value-type="date" office:date-value="2022-05-13T05:00:00" table:style-name="ce38">
            <text:p>22-5-13 5:00</text:p>
          </table:table-cell>
          <table:table-cell office:value-type="time" office:time-value="PT2H26M0S" table:formula="of:=[.M12]-[.L12]" table:style-name="ce39">
            <text:p>2:26:00</text:p>
          </table:table-cell>
          <table:table-cell office:value-type="string" table:style-name="ce37">
            <text:p>Mail</text:p>
          </table:table-cell>
          <table:table-cell table:style-name="ce38"/>
          <table:table-cell office:value-type="string" table:style-name="ce40">
            <text:p>disk size is over 90% : ccseupartnerp01</text:p>
          </table:table-cell>
          <table:table-cell office:value-type="string" table:style-name="ce40">
            <text:p>Mail sent to vm owner</text:p>
          </table:table-cell>
          <table:table-cell table:style-name="ce40"/>
          <table:table-cell office:value-type="string" table:content-validation-name="val1" table:style-name="ce37">
            <text:p>X</text:p>
          </table:table-cell>
          <table:table-cell office:value-type="string" table:content-validation-name="val1" table:style-name="ce37">
            <text:p>X</text:p>
          </table:table-cell>
          <table:table-cell table:style-name="ce40"/>
          <table:table-cell table:number-columns-repeated="16362" table:style-name="ce9"/>
        </table:table-row>
        <table:table-row table:style-name="ro2">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quot;진행중&quot;;&quot;완료&quot;)" table:style-name="ce19">
            <text:p>완료</text:p>
          </table:table-cell>
          <table:table-cell office:value-type="time" office:time-value="PT0H18M0S" table:style-name="ce149">
            <text:p>0:18:00</text:p>
          </table:table-cell>
          <table:table-cell office:value-type="string" table:style-name="ce20">
            <text:p>2022.05.14</text:p>
          </table:table-cell>
          <table:table-cell office:value-type="string" table:style-name="ce21">
            <text:p>09~21</text:p>
          </table:table-cell>
          <table:table-cell office:value-type="string" table:content-validation-name="val2" table:style-name="ce22">
            <text:p>Lalit</text:p>
          </table:table-cell>
          <table:table-cell office:value-type="string" table:style-name="ce22">
            <text:p>Saju</text:p>
          </table:table-cell>
          <table:table-cell table:style-name="ce22"/>
          <table:table-cell office:value-type="date" office:date-value="2022-05-14T07:00:00" table:style-name="ce23">
            <text:p>22-5-14 7:00</text:p>
          </table:table-cell>
          <table:table-cell office:value-type="date" office:date-value="2022-05-14T07:18:00" table:style-name="ce23">
            <text:p>22-5-14 7:18</text:p>
          </table:table-cell>
          <table:table-cell office:value-type="time" office:time-value="PT0H18M0S" table:formula="of:=[.M13]-[.L13]" table:style-name="ce16">
            <text:p>0:18:00</text:p>
          </table:table-cell>
          <table:table-cell office:value-type="string" table:style-name="ce22">
            <text:p>Kakao</text:p>
          </table:table-cell>
          <table:table-cell office:value-type="date" office:date-value="2022-05-14T07:01:00" table:style-name="ce23">
            <text:p>22-5-14 7:01</text:p>
          </table:table-cell>
          <table:table-cell office:value-type="string" table:style-name="ce24">
            <text:p>VIP down : 10.115.189.15, 10.115.189.17</text:p>
          </table:table-cell>
          <table:table-cell office:value-type="string" table:style-name="ce24">
            <text:p>Checked, confirmed UP status, shared in kakao COC room</text:p>
          </table:table-cell>
          <table:table-cell table:style-name="ce24"/>
          <table:table-cell table:content-validation-name="val1" table:style-name="ce22"/>
          <table:table-cell table:content-validation-name="val1" table:style-name="ce22"/>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4]);&quot;진행중&quot;;&quot;완료&quot;)" table:style-name="ce19">
            <text:p>완료</text:p>
          </table:table-cell>
          <table:table-cell office:value-type="time" office:time-value="PT0H3M0S" table:style-name="ce149">
            <text:p>0:03:00</text:p>
          </table:table-cell>
          <table:table-cell office:value-type="string" table:style-name="ce20">
            <text:p>2022.05.18</text:p>
          </table:table-cell>
          <table:table-cell office:value-type="string" table:style-name="ce21">
            <text:p>21~09</text:p>
          </table:table-cell>
          <table:table-cell office:value-type="string" table:content-validation-name="val2" table:style-name="ce22">
            <text:p>Radhika</text:p>
          </table:table-cell>
          <table:table-cell office:value-type="string" table:style-name="ce22">
            <text:p>Radhika</text:p>
          </table:table-cell>
          <table:table-cell table:style-name="ce22"/>
          <table:table-cell office:value-type="date" office:date-value="2022-05-18T00:02:00" table:style-name="ce23">
            <text:p>22-5-18 0:02</text:p>
          </table:table-cell>
          <table:table-cell office:value-type="date" office:date-value="2022-05-18T00:05:00" table:style-name="ce23">
            <text:p>22-5-18 0:05</text:p>
          </table:table-cell>
          <table:table-cell office:value-type="time" office:time-value="PT0H3M0S" table:formula="of:=[.M14]-[.L14]" table:style-name="ce16">
            <text:p>0:03:00</text:p>
          </table:table-cell>
          <table:table-cell office:value-type="string" table:style-name="ce22">
            <text:p>Kakao</text:p>
          </table:table-cell>
          <table:table-cell office:value-type="date" office:date-value="2022-05-18T00:12:00" table:style-name="ce23">
            <text:p>22-5-18 0:12</text:p>
          </table:table-cell>
          <table:table-cell office:value-type="string" table:style-name="ce24">
            <text:p>Free Size on aggr_node02_data less than 5%</text:p>
          </table:table-cell>
          <table:table-cell office:value-type="string" table:style-name="ce24">
            <text:p>Deleted old <text:s/>snapshots</text:p>
          </table:table-cell>
          <table:table-cell table:style-name="ce24"/>
          <table:table-cell office:value-type="string" table:content-validation-name="val1" table:style-name="ce22">
            <text:p>O</text:p>
          </table:table-cell>
          <table:table-cell office:value-type="string" table:content-validation-name="val1" table:style-name="ce22">
            <text:p>X</text:p>
          </table:table-cell>
          <table:table-cell table:style-name="ce24"/>
          <table:table-cell table:number-columns-repeated="16362" table:style-name="ce9"/>
        </table:table-row>
        <table:table-row table:style-name="ro2">
          <table:table-cell office:value-type="string" table:style-name="ce32">
            <text:p>5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2H0M0S" table:style-name="ce149">
            <text:p>2:00:00</text:p>
          </table:table-cell>
          <table:table-cell office:value-type="string" table:style-name="ce35">
            <text:p>2022.05.19</text:p>
          </table:table-cell>
          <table:table-cell office:value-type="string" table:style-name="ce36">
            <text:p>21~09</text:p>
          </table:table-cell>
          <table:table-cell office:value-type="string" table:content-validation-name="val2" table:style-name="ce37">
            <text:p>Subramanya</text:p>
          </table:table-cell>
          <table:table-cell office:value-type="string" table:style-name="ce37">
            <text:p>Thulasiraj</text:p>
          </table:table-cell>
          <table:table-cell table:style-name="ce37"/>
          <table:table-cell office:value-type="date" office:date-value="2022-05-20T03:10:00" table:style-name="ce38">
            <text:p>22-5-20 3:10</text:p>
          </table:table-cell>
          <table:table-cell office:value-type="date" office:date-value="2022-05-20T05:10:00" table:style-name="ce38">
            <text:p>22-5-20 5:10</text:p>
          </table:table-cell>
          <table:table-cell office:value-type="time" office:time-value="PT2H0M0S" table:formula="of:=[.M15]-[.L15]" table:style-name="ce39">
            <text:p>2:00:00</text:p>
          </table:table-cell>
          <table:table-cell office:value-type="string" table:style-name="ce37">
            <text:p>mail</text:p>
          </table:table-cell>
          <table:table-cell table:style-name="ce38"/>
          <table:table-cell office:value-type="string" table:style-name="ce40">
            <text:p>/ Disk size is over 90%: ccseupartnerp01</text:p>
          </table:table-cell>
          <table:table-cell office:value-type="string" table:style-name="ce40">
            <text:p>It was fluctuating near the treshold, waited for sometime and sent a mail to the owner with details</text:p>
          </table:table-cell>
          <table:table-cell table:style-name="ce40"/>
          <table:table-cell office:value-type="string" table:content-validation-name="val1" table:style-name="ce37">
            <text:p>X</text:p>
          </table:table-cell>
          <table:table-cell table:content-validation-name="val1" table:style-name="ce37"/>
          <table:table-cell table:style-name="ce40"/>
          <table:table-cell table:number-columns-repeated="16362" table:style-name="ce9"/>
        </table:table-row>
        <table:table-row table:style-name="ro2">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6]);&quot;진행중&quot;;&quot;완료&quot;)" table:style-name="ce19">
            <text:p>완료</text:p>
          </table:table-cell>
          <table:table-cell office:value-type="time" office:time-value="PT0H5M0S" table:style-name="ce149">
            <text:p>0:05:00</text:p>
          </table:table-cell>
          <table:table-cell office:value-type="string" table:style-name="ce41">
            <text:p>2022.05.20</text:p>
          </table:table-cell>
          <table:table-cell office:value-type="string" table:style-name="ce21">
            <text:p>21~09</text:p>
          </table:table-cell>
          <table:table-cell office:value-type="string" table:content-validation-name="val2" table:style-name="ce22">
            <text:p>Radhika</text:p>
          </table:table-cell>
          <table:table-cell office:value-type="string" table:style-name="ce42">
            <text:p>Ashok</text:p>
          </table:table-cell>
          <table:table-cell table:style-name="ce42"/>
          <table:table-cell office:value-type="date" office:date-value="2022-05-20T22:05:00" table:style-name="ce23">
            <text:p>22-5-20 22:05</text:p>
          </table:table-cell>
          <table:table-cell office:value-type="date" office:date-value="2022-05-20T22:10:00" table:style-name="ce23">
            <text:p>22-5-20 22:10</text:p>
          </table:table-cell>
          <table:table-cell office:value-type="time" office:time-value="PT0H5M0S" table:formula="of:=[.M16]-[.L16]" table:style-name="ce16">
            <text:p>0:05:00</text:p>
          </table:table-cell>
          <table:table-cell office:value-type="string" table:style-name="ce22">
            <text:p>Kakao</text:p>
          </table:table-cell>
          <table:table-cell office:value-type="string" table:style-name="ce23">
            <text:p><text:s text:c="9"/>2022-05-20 <text:s/>22:15:00 PM</text:p>
          </table:table-cell>
          <table:table-cell office:value-type="string" table:style-name="ce43">
            <text:p>Free Size on aggr_node02_data less than 10%</text:p>
          </table:table-cell>
          <table:table-cell office:value-type="string" table:style-name="ce44">
            <text:p>Deleted old <text:s/>snapshots</text:p>
          </table:table-cell>
          <table:table-cell table:style-name="ce44"/>
          <table:table-cell office:value-type="string" table:content-validation-name="val1" table:style-name="ce45">
            <text:p>O</text:p>
          </table:table-cell>
          <table:table-cell office:value-type="string" table:content-validation-name="val1" table:style-name="ce45">
            <text:p>X</text:p>
          </table:table-cell>
          <table:table-cell table:style-name="ce46"/>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7]);&quot;진행중&quot;;&quot;완료&quot;)" table:style-name="ce10">
            <text:p>완료</text:p>
          </table:table-cell>
          <table:table-cell office:value-type="time" office:time-value="PT0H1M0S" table:style-name="ce149">
            <text:p>0:01:00</text:p>
          </table:table-cell>
          <table:table-cell office:value-type="string" table:style-name="ce25">
            <text:p>2022.05.21</text:p>
          </table:table-cell>
          <table:table-cell office:value-type="string" table:style-name="ce26">
            <text:p>09~21</text:p>
          </table:table-cell>
          <table:table-cell office:value-type="string" table:content-validation-name="val2"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17]-[.L17]"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apigwp-loadbalancer 10.115.191.141 VIP is down</text:p>
          </table:table-cell>
          <table:table-cell office:value-type="string" table:style-name="ce28">
            <text:p>Checked, confirmed false alert, shared status</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8]);&quot;진행중&quot;;&quot;완료&quot;)" table:style-name="ce10">
            <text:p>완료</text:p>
          </table:table-cell>
          <table:table-cell office:value-type="time" office:time-value="PT0H1M0S" table:style-name="ce149">
            <text:p>0:01:00</text:p>
          </table:table-cell>
          <table:table-cell office:value-type="string" table:style-name="ce25">
            <text:p>2022.05.21</text:p>
          </table:table-cell>
          <table:table-cell office:value-type="string" table:style-name="ce26">
            <text:p>09~21</text:p>
          </table:table-cell>
          <table:table-cell office:value-type="string" table:content-validation-name="val2"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18]-[.L18]"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sbsp-loadbalancer 10.115.190.141 VIP is down</text:p>
          </table:table-cell>
          <table:table-cell office:value-type="string" table:style-name="ce28">
            <text:p>Checked, confirmed false alert, shared status</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9]);&quot;진행중&quot;;&quot;완료&quot;)" table:style-name="ce10">
            <text:p>완료</text:p>
          </table:table-cell>
          <table:table-cell office:value-type="time" office:time-value="PT0H1M0S" table:style-name="ce149">
            <text:p>0:01:00</text:p>
          </table:table-cell>
          <table:table-cell office:value-type="string" table:style-name="ce25">
            <text:p>2022.05.21</text:p>
          </table:table-cell>
          <table:table-cell office:value-type="string" table:style-name="ce26">
            <text:p>09~21</text:p>
          </table:table-cell>
          <table:table-cell office:value-type="string" table:content-validation-name="val2"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19]-[.L19]"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accountp-loadbalancer 10.115.189.14 VIP is down</text:p>
          </table:table-cell>
          <table:table-cell office:value-type="string" table:style-name="ce28">
            <text:p>Checked, confirmed false alert, shared status</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0]);&quot;진행중&quot;;&quot;완료&quot;)" table:style-name="ce10">
            <text:p>완료</text:p>
          </table:table-cell>
          <table:table-cell office:value-type="time" office:time-value="PT1H3M0S" table:style-name="ce149">
            <text:p>1:03:00</text:p>
          </table:table-cell>
          <table:table-cell office:value-type="string" table:style-name="ce25">
            <text:p>2022.05.21</text:p>
          </table:table-cell>
          <table:table-cell office:value-type="string" table:style-name="ce26">
            <text:p>09~21</text:p>
          </table:table-cell>
          <table:table-cell office:value-type="string" table:content-validation-name="val2" table:style-name="ce27">
            <text:p>Lalit</text:p>
          </table:table-cell>
          <table:table-cell office:value-type="string" table:style-name="ce27">
            <text:p>Saju</text:p>
          </table:table-cell>
          <table:table-cell office:value-type="string" table:style-name="ce27">
            <text:p>Ashok</text:p>
          </table:table-cell>
          <table:table-cell office:value-type="date" office:date-value="2022-05-21T19:51:00" table:style-name="ce15">
            <text:p>22-5-21 19:51</text:p>
          </table:table-cell>
          <table:table-cell office:value-type="date" office:date-value="2022-05-21T20:54:00" table:style-name="ce15">
            <text:p>22-5-21 20:54</text:p>
          </table:table-cell>
          <table:table-cell office:value-type="time" office:time-value="PT1H3M0S" table:formula="of:=[.M20]-[.L20]" table:style-name="ce16">
            <text:p>1:03:00</text:p>
          </table:table-cell>
          <table:table-cell office:value-type="string" table:style-name="ce14">
            <text:p>Kakao</text:p>
          </table:table-cell>
          <table:table-cell office:value-type="date" office:date-value="2022-05-21T19:58:00" table:style-name="ce15">
            <text:p>22-5-21 19:58</text:p>
          </table:table-cell>
          <table:table-cell office:value-type="string" table:style-name="ce17">
            <text:p>/ Disk size is over 90%: ccseupartnerp01</text:p>
          </table:table-cell>
          <table:table-cell office:value-type="string" table:style-name="ce28">
            <text:p>Checked, confirmed status, shared status, messaged VM owner</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1]);&quot;진행중&quot;;&quot;완료&quot;)" table:style-name="ce10">
            <text:p>완료</text:p>
          </table:table-cell>
          <table:table-cell office:value-type="time" office:time-value="PT0H46M0S" table:style-name="ce149">
            <text:p>0:46:00</text:p>
          </table:table-cell>
          <table:table-cell office:value-type="string" table:style-name="ce25">
            <text:p>2022.05.23</text:p>
          </table:table-cell>
          <table:table-cell office:value-type="string" table:style-name="ce26">
            <text:p>09~21</text:p>
          </table:table-cell>
          <table:table-cell office:value-type="string" table:content-validation-name="val2" table:style-name="ce27">
            <text:p>김의현</text:p>
          </table:table-cell>
          <table:table-cell table:style-name="ce27"/>
          <table:table-cell office:value-type="string" table:style-name="ce27">
            <text:p>정종인,우전성</text:p>
          </table:table-cell>
          <table:table-cell office:value-type="date" office:date-value="2022-05-23T17:54:00" table:style-name="ce15">
            <text:p>22-5-23 17:54</text:p>
          </table:table-cell>
          <table:table-cell office:value-type="date" office:date-value="2022-05-23T18:40:00" table:style-name="ce15">
            <text:p>22-5-23 18:40</text:p>
          </table:table-cell>
          <table:table-cell office:value-type="time" office:time-value="PT0H46M0S" table:formula="of:=[.M21]-[.L21]" table:style-name="ce16">
            <text:p>0:46:00</text:p>
          </table:table-cell>
          <table:table-cell office:value-type="string" table:style-name="ce14">
            <text:p>M+</text:p>
          </table:table-cell>
          <table:table-cell office:value-type="date" office:date-value="2022-05-23T09:52:00" table:style-name="ce15">
            <text:p>22-5-23 9:52</text:p>
          </table:table-cell>
          <table:table-cell office:value-type="string" table:style-name="ce17">
            <text:p>ccseutomtomgwp-loadbalancer 10.115.189.26 VIP is down</text:p>
          </table:table-cell>
          <table:table-cell office:value-type="string" table:style-name="ce47">
            <text:p>정종인, 우전성매니저 확인 및 대응, ccseutomtomgwp 커넥션이 30k오버되면서 문제발생</text:p>
            <text:p>sbs담당자(정슬기책임), tomtomgw(김기원책임)에 의한 서비스 재기동</text:p>
          </table:table-cell>
          <table:table-cell table:style-name="ce28"/>
          <table:table-cell office:value-type="string" table:content-validation-name="val1" table:style-name="ce29">
            <text:p>x</text:p>
          </table:table-cell>
          <table:table-cell table:content-validation-name="val1" table:style-name="ce29"/>
          <table:table-cell office:value-type="string" table:style-name="ce30">
            <text:p>인프라(FW,A10)문제는 아니며 AWS 및 어플리케이션 문제로 확인</text:p>
          </table:table-cell>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2]);&quot;진행중&quot;;&quot;완료&quot;)" table:style-name="ce10">
            <text:p>완료</text:p>
          </table:table-cell>
          <table:table-cell office:value-type="time" office:time-value="PT0H1M0S" table:style-name="ce149">
            <text:p>0:01:00</text:p>
          </table:table-cell>
          <table:table-cell office:value-type="string" table:style-name="ce25">
            <text:p>2022.05.25</text:p>
          </table:table-cell>
          <table:table-cell office:value-type="string" table:style-name="ce26">
            <text:p>21~09</text:p>
          </table:table-cell>
          <table:table-cell office:value-type="string" table:content-validation-name="val2" table:style-name="ce27">
            <text:p>Radhika</text:p>
          </table:table-cell>
          <table:table-cell office:value-type="string" table:style-name="ce27">
            <text:p>허원범</text:p>
          </table:table-cell>
          <table:table-cell table:style-name="ce27"/>
          <table:table-cell office:value-type="date" office:date-value="2022-05-25T01:50:00" table:style-name="ce15">
            <text:p>22-5-25 1:50</text:p>
          </table:table-cell>
          <table:table-cell office:value-type="date" office:date-value="2022-05-25T01:51:00" table:style-name="ce15">
            <text:p>22-5-25 1:51</text:p>
          </table:table-cell>
          <table:table-cell office:value-type="time" office:time-value="PT0H1M0S" table:formula="of:=[.M22]-[.L22]" table:style-name="ce16">
            <text:p>0:01:00</text:p>
          </table:table-cell>
          <table:table-cell office:value-type="string" table:style-name="ce14">
            <text:p>Kakao</text:p>
          </table:table-cell>
          <table:table-cell office:value-type="string" table:style-name="ce15">
            <text:p>2022-05-23 / 9:52:00 AM</text:p>
          </table:table-cell>
          <table:table-cell office:value-type="string" table:style-name="ce17">
            <text:p>ccseudb01 EDB instance down<text:s/></text:p>
          </table:table-cell>
          <table:table-cell office:value-type="string" table:style-name="ce28">
            <text:p>Failover from ccseudb01 to ccseudb02</text:p>
          </table:table-cell>
          <table:table-cell table:style-name="ce28"/>
          <table:table-cell office:value-type="string" table:content-validation-name="val1" table:style-name="ce29">
            <text:p>X</text:p>
          </table:table-cell>
          <table:table-cell office:value-type="string" table:content-validation-name="val1" table:style-name="ce29">
            <text:p>O</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1M0S" table:style-name="ce149">
            <text:p>0:01:00</text:p>
          </table:table-cell>
          <table:table-cell office:value-type="string" table:style-name="ce25">
            <text:p>2022.05.25</text:p>
          </table:table-cell>
          <table:table-cell office:value-type="string" table:style-name="ce26">
            <text:p>21~09</text:p>
          </table:table-cell>
          <table:table-cell office:value-type="string" table:content-validation-name="val2" table:style-name="ce27">
            <text:p>Mohamed</text:p>
          </table:table-cell>
          <table:table-cell office:value-type="string" table:style-name="ce27">
            <text:p>Pethuraj, Thulasiraj</text:p>
          </table:table-cell>
          <table:table-cell table:style-name="ce27"/>
          <table:table-cell office:value-type="date" office:date-value="2022-05-25T04:04:00" table:style-name="ce15">
            <text:p>22-5-25 4:04</text:p>
          </table:table-cell>
          <table:table-cell office:value-type="date" office:date-value="2022-05-25T04:05:00" table:style-name="ce15">
            <text:p>22-5-25 4:05</text:p>
          </table:table-cell>
          <table:table-cell office:value-type="time" office:time-value="PT0H1M0S" table:formula="of:=[.M23]-[.L23]" table:style-name="ce16">
            <text:p>0:01:00</text:p>
          </table:table-cell>
          <table:table-cell office:value-type="string" table:style-name="ce14">
            <text:p>mail</text:p>
          </table:table-cell>
          <table:table-cell table:style-name="ce15"/>
          <table:table-cell office:value-type="string" table:style-name="ce17">
            <text:p><text:s/>Disk size is over 90%: ccseusbsp01 and <text:s/>Disk size is over 90%: ccseusbsp02</text:p>
          </table:table-cell>
          <table:table-cell office:value-type="string" table:style-name="ce28">
            <text:p><text:s/>Sent mail to vm owner</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4]);&quot;진행중&quot;;&quot;완료&quot;)" table:style-name="ce10">
            <text:p>완료</text:p>
          </table:table-cell>
          <table:table-cell office:value-type="time" office:time-value="PT0H1M0S" table:style-name="ce149">
            <text:p>0:01:00</text:p>
          </table:table-cell>
          <table:table-cell office:value-type="string" table:style-name="ce25">
            <text:p>2022.05.26</text:p>
          </table:table-cell>
          <table:table-cell office:value-type="string" table:style-name="ce26">
            <text:p>15~22</text:p>
          </table:table-cell>
          <table:table-cell office:value-type="string" table:content-validation-name="val2" table:style-name="ce27">
            <text:p>오창민</text:p>
          </table:table-cell>
          <table:table-cell table:style-name="ce27"/>
          <table:table-cell office:value-type="string" table:style-name="ce27">
            <text:p>정종인</text:p>
          </table:table-cell>
          <table:table-cell office:value-type="date" office:date-value="2022-05-25T21:29:00" table:style-name="ce15">
            <text:p>22-5-25 21:29</text:p>
          </table:table-cell>
          <table:table-cell office:value-type="date" office:date-value="2022-05-25T21:30:00" table:style-name="ce15">
            <text:p>22-5-25 21:30</text:p>
          </table:table-cell>
          <table:table-cell office:value-type="time" office:time-value="PT0H1M0S" table:formula="of:=[.M24]-[.L24]" table:style-name="ce16">
            <text:p>0:01:00</text:p>
          </table:table-cell>
          <table:table-cell office:value-type="string" table:style-name="ce14">
            <text:p>KaKao</text:p>
          </table:table-cell>
          <table:table-cell office:value-type="string" table:style-name="ce15">
            <text:p>2022-05-25 <text:s/>21:50:00 PM</text:p>
          </table:table-cell>
          <table:table-cell office:value-type="string" table:style-name="ce17">
            <text:p>Free Size on aggr_node02_data_EUCloud less than 10%</text:p>
          </table:table-cell>
          <table:table-cell office:value-type="string" table:style-name="ce28">
            <text:p>Deleted old <text:s/>snapshots</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1M0S" table:style-name="ce149">
            <text:p>0:01:00</text:p>
          </table:table-cell>
          <table:table-cell office:value-type="string" table:style-name="ce25">
            <text:p>2022.05.26</text:p>
          </table:table-cell>
          <table:table-cell office:value-type="string" table:style-name="ce26">
            <text:p>08~15</text:p>
          </table:table-cell>
          <table:table-cell office:value-type="string" table:content-validation-name="val2" table:style-name="ce27">
            <text:p>심명보</text:p>
          </table:table-cell>
          <table:table-cell table:style-name="ce27"/>
          <table:table-cell office:value-type="string" table:style-name="ce27">
            <text:p>권도현, 권찬울, 권혁규, 김경환, 김정환, 박진선, 어원기 , 이석희, 이세진</text:p>
          </table:table-cell>
          <table:table-cell office:value-type="date" office:date-value="2022-05-25T07:20:00" table:style-name="ce15">
            <text:p>22-5-25 7:20</text:p>
          </table:table-cell>
          <table:table-cell office:value-type="date" office:date-value="2022-05-25T07:21:00" table:style-name="ce15">
            <text:p>22-5-25 7:21</text:p>
          </table:table-cell>
          <table:table-cell office:value-type="time" office:time-value="PT0H1M0S" table:formula="of:=[.M25]-[.L25]" table:style-name="ce16">
            <text:p>0:01:00</text:p>
          </table:table-cell>
          <table:table-cell office:value-type="string" table:style-name="ce14">
            <text:p>Kakao, M+</text:p>
          </table:table-cell>
          <table:table-cell table:style-name="ce15"/>
          <table:table-cell office:value-type="string" table:style-name="ce48">
            <text:p>Problem: ccseuccspcontentp-loadbalancer VIP is down</text:p>
            <text:p>Problem: ccseuspap-loadbalancer VIP is down</text:p>
            <text:p>Problem: ccseupushp-loadbalancer VIP is down</text:p>
            <text:p>Problem: ccseuvehiclep-loadbalancer VIP is down</text:p>
            <text:p>Problem: ccseupartnerp-loadbalancer VIP is down</text:p>
            <text:p>Problem: ccseuuserlinkp-loadbalancer VIP is down</text:p>
          </table:table-cell>
          <table:table-cell office:value-type="string" table:style-name="ce47">
            <text:p>ccseuccspdbp 작업 시 DB 마스터 변경 속도가 느려서, WAS쪽 서비스 내리면서 알람발생</text:p>
            <text:p>긴급 건으로 메인터넌스 미등록 하여 작업 함</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28"/>
          <table:table-cell table:number-columns-repeated="16362" table:style-name="ce9"/>
        </table:table-row>
        <table:table-row table:style-name="ro2">
          <table:table-cell office:value-type="string" table:style-name="ce18">
            <text:p>5월</text:p>
          </table:table-cell>
          <table:table-cell office:value-type="string" table:style-name="ce18">
            <text:p>I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7M0S" table:style-name="ce149">
            <text:p>0:27:00</text:p>
          </table:table-cell>
          <table:table-cell office:value-type="string" table:style-name="ce41">
            <text:p>2022.05.17</text:p>
          </table:table-cell>
          <table:table-cell office:value-type="string" table:style-name="ce49">
            <text:p>08~15</text:p>
          </table:table-cell>
          <table:table-cell office:value-type="string" table:content-validation-name="val2" table:style-name="ce42">
            <text:p>이후승</text:p>
          </table:table-cell>
          <table:table-cell table:style-name="ce42"/>
          <table:table-cell office:value-type="string" table:style-name="ce42">
            <text:p>Ahmed</text:p>
          </table:table-cell>
          <table:table-cell office:value-type="date" office:date-value="2022-05-17T10:10:00" table:style-name="ce23">
            <text:p>22-5-17 10:10</text:p>
          </table:table-cell>
          <table:table-cell office:value-type="date" office:date-value="2022-05-17T10:37:00" table:style-name="ce23">
            <text:p>22-5-17 10:37</text:p>
          </table:table-cell>
          <table:table-cell office:value-type="time" office:time-value="PT0H27M0S" table:formula="of:=[.M26]-[.L26]" table:style-name="ce16">
            <text:p>0:27:00</text:p>
          </table:table-cell>
          <table:table-cell office:value-type="string" table:style-name="ce22">
            <text:p>Kakao, Mail</text:p>
          </table:table-cell>
          <table:table-cell table:style-name="ce50"/>
          <table:table-cell office:value-type="string" table:style-name="ce24">
            <text:p>Eth64[InterLink] 회선 down</text:p>
          </table:table-cell>
          <table:table-cell office:value-type="string" table:style-name="ce44">
            <text:p>인도 담당자에게 mail 하여 notice</text:p>
          </table:table-cell>
          <table:table-cell table:style-name="ce44"/>
          <table:table-cell office:value-type="string" table:content-validation-name="val1" table:style-name="ce45">
            <text:p>X</text:p>
          </table:table-cell>
          <table:table-cell office:value-type="string" table:content-validation-name="val1" table:style-name="ce45">
            <text:p>O</text:p>
          </table:table-cell>
          <table:table-cell table:style-name="ce46"/>
          <table:table-cell table:number-columns-repeated="16362" table:style-name="ce9"/>
        </table:table-row>
        <table:table-row table:style-name="ro2">
          <table:table-cell office:value-type="string" table:style-name="ce2">
            <text:p>5월</text:p>
          </table:table-cell>
          <table:table-cell office:value-type="string" table:style-name="ce2">
            <text:p>I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7]);&quot;진행중&quot;;&quot;완료&quot;)" table:style-name="ce10">
            <text:p>완료</text:p>
          </table:table-cell>
          <table:table-cell office:value-type="time" office:time-value="PT0H11M0S" table:style-name="ce149">
            <text:p>0:11:00</text:p>
          </table:table-cell>
          <table:table-cell office:value-type="string" table:style-name="ce12">
            <text:p>2022.05.11</text:p>
          </table:table-cell>
          <table:table-cell office:value-type="string" table:style-name="ce13">
            <text:p>21~09</text:p>
          </table:table-cell>
          <table:table-cell office:value-type="string" table:content-validation-name="val2" table:style-name="ce14">
            <text:p>Lalit</text:p>
          </table:table-cell>
          <table:table-cell office:value-type="string" table:content-validation-name="val2" table:style-name="ce14">
            <text:p>Ram</text:p>
          </table:table-cell>
          <table:table-cell table:style-name="ce14"/>
          <table:table-cell office:value-type="date" office:date-value="2022-05-11T05:29:00" table:style-name="ce15">
            <text:p>22-5-11 5:29</text:p>
          </table:table-cell>
          <table:table-cell office:value-type="date" office:date-value="2022-05-11T05:40:00" table:style-name="ce15">
            <text:p>22-5-11 5:40</text:p>
          </table:table-cell>
          <table:table-cell office:value-type="time" office:time-value="PT0H11M0S" table:formula="of:=[.M27]-[.L27]" table:style-name="ce16">
            <text:p>0:11:00</text:p>
          </table:table-cell>
          <table:table-cell office:value-type="string" table:style-name="ce14">
            <text:p>M+ Messanger, email</text:p>
          </table:table-cell>
          <table:table-cell office:value-type="date" office:date-value="2022-05-11T05:35:00" table:style-name="ce15">
            <text:p>22-5-11 5:35</text:p>
          </table:table-cell>
          <table:table-cell office:value-type="string" table:style-name="ce17">
            <text:p>INCloudPrdIPMI02 has been restarted</text:p>
          </table:table-cell>
          <table:table-cell office:value-type="string" table:style-name="ce17">
            <text:p>Checked, confirmed reboot, shared in kakao and emailed to India contact person</text:p>
          </table:table-cell>
          <table:table-cell office:value-type="string" table:style-name="ce17">
            <text:p>INCLOUD-239</text:p>
          </table:table-cell>
          <table:table-cell office:value-type="string" table:content-validation-name="val1" table:style-name="ce14">
            <text:p>O</text:p>
          </table:table-cell>
          <table:table-cell office:value-type="string" table:content-validation-name="val1" table:style-name="ce14">
            <text:p>X</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8]);&quot;진행중&quot;;&quot;완료&quot;)" table:style-name="ce10">
            <text:p>완료</text:p>
          </table:table-cell>
          <table:table-cell office:value-type="time" office:time-value="PT0H8M0S" table:style-name="ce149">
            <text:p>0:08:00</text:p>
          </table:table-cell>
          <table:table-cell office:value-type="string" table:style-name="ce41">
            <text:p>2022.05.17</text:p>
          </table:table-cell>
          <table:table-cell office:value-type="string" table:style-name="ce13">
            <text:p>08~15</text:p>
          </table:table-cell>
          <table:table-cell office:value-type="string" table:content-validation-name="val2" table:style-name="ce14">
            <text:p>이후승</text:p>
          </table:table-cell>
          <table:table-cell table:style-name="ce14"/>
          <table:table-cell office:value-type="string" table:style-name="ce14">
            <text:p>김지윤</text:p>
          </table:table-cell>
          <table:table-cell office:value-type="date" office:date-value="2022-05-17T09:27:00" table:style-name="ce15">
            <text:p>22-5-17 9:27</text:p>
          </table:table-cell>
          <table:table-cell office:value-type="date" office:date-value="2022-05-17T09:35:00" table:style-name="ce15">
            <text:p>22-5-17 9:35</text:p>
          </table:table-cell>
          <table:table-cell office:value-type="time" office:time-value="PT0H8M0S" table:formula="of:=[.M28]-[.L28]" table:style-name="ce16">
            <text:p>0:08:00</text:p>
          </table:table-cell>
          <table:table-cell office:value-type="string" table:style-name="ce14">
            <text:p>Kakao, M+</text:p>
          </table:table-cell>
          <table:table-cell office:value-type="date" office:date-value="2022-05-17T09:46:00" table:style-name="ce15">
            <text:p>22-5-17 9:46</text:p>
          </table:table-cell>
          <table:table-cell office:value-type="string" table:style-name="ce17">
            <text:p>ccskrvtwinkwp04 <text:s/>ping failed</text:p>
          </table:table-cell>
          <table:table-cell office:value-type="string" table:style-name="ce17">
            <text:p>하드 리부팅 진행, 이후 사용률 모니터링 후 라이브마이그레이션 진행 예정</text:p>
          </table:table-cell>
          <table:table-cell table:style-name="ce17"/>
          <table:table-cell office:value-type="string" table:content-validation-name="val1" table:style-name="ce14">
            <text:p>O</text:p>
          </table:table-cell>
          <table:table-cell office:value-type="string" table:content-validation-name="val1" table:style-name="ce14">
            <text:p>O</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9]);&quot;진행중&quot;;&quot;완료&quot;)" table:style-name="ce10">
            <text:p>완료</text:p>
          </table:table-cell>
          <table:table-cell office:value-type="time" office:time-value="PT1H35M0S" table:style-name="ce149">
            <text:p>1:35:00</text:p>
          </table:table-cell>
          <table:table-cell office:value-type="string" table:style-name="ce12">
            <text:p>2022.05.05</text:p>
          </table:table-cell>
          <table:table-cell office:value-type="string" table:style-name="ce13">
            <text:p>21 ~ 09</text:p>
          </table:table-cell>
          <table:table-cell office:value-type="string" table:content-validation-name="val2" table:style-name="ce14">
            <text:p>Subramanya</text:p>
          </table:table-cell>
          <table:table-cell office:value-type="string" table:style-name="ce14">
            <text:p>Ram and Saju</text:p>
          </table:table-cell>
          <table:table-cell table:style-name="ce14"/>
          <table:table-cell office:value-type="date" office:date-value="2022-05-06T02:15:00" table:style-name="ce15">
            <text:p>22-5-6 2:15</text:p>
          </table:table-cell>
          <table:table-cell office:value-type="date" office:date-value="2022-05-06T03:50:00" table:style-name="ce15">
            <text:p>22-5-6 3:50</text:p>
          </table:table-cell>
          <table:table-cell office:value-type="time" office:time-value="PT1H35M0S" table:formula="of:=[.M29]-[.L29]" table:style-name="ce16">
            <text:p>1:35:00</text:p>
          </table:table-cell>
          <table:table-cell office:value-type="string" table:style-name="ce14">
            <text:p>Kakao Chat - COC</text:p>
          </table:table-cell>
          <table:table-cell office:value-type="date" office:date-value="2022-05-05T04:12:00" table:style-name="ce15">
            <text:p>22-5-5 4:12</text:p>
          </table:table-cell>
          <table:table-cell office:value-type="string" table:style-name="ce17">
            <text:p>ccskrmonitorp01.krtms: / Filesystem pfree size</text:p>
          </table:table-cell>
          <table:table-cell office:value-type="string" table:style-name="ce17">
            <text:p>We have compressed and removed the respective access_log files unter httpd</text:p>
          </table:table-cell>
          <table:table-cell office:value-type="string" table:style-name="ce17">
            <text:p>KRCLOUD-4828</text:p>
          </table:table-cell>
          <table:table-cell office:value-type="string" table:content-validation-name="val1" table:style-name="ce14">
            <text:p>O</text:p>
          </table:table-cell>
          <table:table-cell office:value-type="string" table:content-validation-name="val1" table:style-name="ce14">
            <text:p>X</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0]);&quot;진행중&quot;;&quot;완료&quot;)" table:style-name="ce10">
            <text:p>완료</text:p>
          </table:table-cell>
          <table:table-cell office:value-type="time" office:time-value="PT0H3M0S" table:style-name="ce149">
            <text:p>0:03:00</text:p>
          </table:table-cell>
          <table:table-cell office:value-type="string" table:style-name="ce12">
            <text:p>2022.05.06</text:p>
          </table:table-cell>
          <table:table-cell office:value-type="string" table:style-name="ce13">
            <text:p>15~17</text:p>
          </table:table-cell>
          <table:table-cell office:value-type="string" table:content-validation-name="val2" table:style-name="ce14">
            <text:p>정종인</text:p>
          </table:table-cell>
          <table:table-cell table:style-name="ce14"/>
          <table:table-cell office:value-type="string" table:style-name="ce14">
            <text:p>김지윤, Ahmed</text:p>
          </table:table-cell>
          <table:table-cell office:value-type="date" office:date-value="2022-05-06T15:05:00" table:style-name="ce15">
            <text:p>22-5-6 15:05</text:p>
          </table:table-cell>
          <table:table-cell office:value-type="date" office:date-value="2022-05-06T15:08:00" table:style-name="ce15">
            <text:p>22-5-6 15:08</text:p>
          </table:table-cell>
          <table:table-cell office:value-type="time" office:time-value="PT0H3M0S" table:formula="of:=[.M30]-[.L30]" table:style-name="ce16">
            <text:p>0:03:00</text:p>
          </table:table-cell>
          <table:table-cell office:value-type="string" table:style-name="ce14">
            <text:p>Kakao Chat, Mail</text:p>
          </table:table-cell>
          <table:table-cell office:value-type="date" office:date-value="2022-05-06T15:15:00" table:style-name="ce15">
            <text:p>22-5-6 15:15</text:p>
          </table:table-cell>
          <table:table-cell office:value-type="string" table:style-name="ce17">
            <text:p>Problem: ccskrvtwin2kwp01.krcloud has just been restarted</text:p>
          </table:table-cell>
          <table:table-cell office:value-type="string" table:style-name="ce17">
            <text:p>해당 노드 restart 후 상태확인(이상없음) , 담당자 부재로 메일 및 티켓 생성</text:p>
          </table:table-cell>
          <table:table-cell office:value-type="string" table:style-name="ce17">
            <text:p>KRCLOUD-4832</text:p>
          </table:table-cell>
          <table:table-cell office:value-type="string" table:content-validation-name="val1" table:style-name="ce14">
            <text:p>X</text:p>
          </table:table-cell>
          <table:table-cell office:value-type="string" table:content-validation-name="val1" table:style-name="ce14">
            <text:p>X</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1]);&quot;진행중&quot;;&quot;완료&quot;)" table:style-name="ce10">
            <text:p>완료</text:p>
          </table:table-cell>
          <table:table-cell office:value-type="time" office:time-value="PT0H1M0S" table:style-name="ce149">
            <text:p>0:01:00</text:p>
          </table:table-cell>
          <table:table-cell office:value-type="string" table:style-name="ce12">
            <text:p>2022.05.18</text:p>
          </table:table-cell>
          <table:table-cell office:value-type="string" table:style-name="ce13">
            <text:p>15~22</text:p>
          </table:table-cell>
          <table:table-cell office:value-type="string" table:content-validation-name="val2" table:style-name="ce14">
            <text:p>임정현</text:p>
          </table:table-cell>
          <table:table-cell table:style-name="ce14"/>
          <table:table-cell office:value-type="string" table:style-name="ce14">
            <text:p>이한새</text:p>
          </table:table-cell>
          <table:table-cell office:value-type="date" office:date-value="2022-05-18T20:10:00" table:style-name="ce15">
            <text:p>22-5-18 20:10</text:p>
          </table:table-cell>
          <table:table-cell office:value-type="date" office:date-value="2022-05-18T20:11:00" table:style-name="ce15">
            <text:p>22-5-18 20:11</text:p>
          </table:table-cell>
          <table:table-cell office:value-type="time" office:time-value="PT0H1M0S" table:formula="of:=[.M31]-[.L31]" table:style-name="ce16">
            <text:p>0:01:00</text:p>
          </table:table-cell>
          <table:table-cell office:value-type="string" table:style-name="ce14">
            <text:p>Kakao, mail, Call, M+</text:p>
          </table:table-cell>
          <table:table-cell office:value-type="date" office:date-value="2022-05-18T21:19:00" table:style-name="ce15">
            <text:p>22-5-18 21:19</text:p>
          </table:table-cell>
          <table:table-cell office:value-type="string" table:style-name="ce17">
            <text:p>DB-PG ccskrannodbp01.krcloud, instance down</text:p>
          </table:table-cell>
          <table:table-cell office:value-type="string" table:style-name="ce17">
            <text:p>해당 VM담당자 이종원 책임님 ,COC DB 이한새 매니저님이 원인 분석중</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2]);&quot;진행중&quot;;&quot;완료&quot;)" table:style-name="ce10">
            <text:p>완료</text:p>
          </table:table-cell>
          <table:table-cell office:value-type="time" office:time-value="PT0H25M0S" table:style-name="ce149">
            <text:p>0:25:00</text:p>
          </table:table-cell>
          <table:table-cell office:value-type="string" table:style-name="ce12">
            <text:p>2022.05.21</text:p>
          </table:table-cell>
          <table:table-cell office:value-type="string" table:style-name="ce13">
            <text:p>09~21</text:p>
          </table:table-cell>
          <table:table-cell office:value-type="string" table:content-validation-name="val2" table:style-name="ce14">
            <text:p>Lalit</text:p>
          </table:table-cell>
          <table:table-cell office:value-type="string" table:content-validation-name="val2" table:style-name="ce14">
            <text:p>Saju</text:p>
          </table:table-cell>
          <table:table-cell office:value-type="string" table:style-name="ce14">
            <text:p>Ashok</text:p>
          </table:table-cell>
          <table:table-cell office:value-type="date" office:date-value="2022-05-21T19:35:00" table:style-name="ce15">
            <text:p>22-5-21 19:35</text:p>
          </table:table-cell>
          <table:table-cell office:value-type="date" office:date-value="2022-05-21T20:00:00" table:style-name="ce15">
            <text:p>22-5-21 20:00</text:p>
          </table:table-cell>
          <table:table-cell office:value-type="time" office:time-value="PT0H25M0S" table:formula="of:=[.M32]-[.L32]" table:style-name="ce16">
            <text:p>0:25:00</text:p>
          </table:table-cell>
          <table:table-cell office:value-type="string" table:style-name="ce14">
            <text:p>Kakao, email</text:p>
          </table:table-cell>
          <table:table-cell office:value-type="date" office:date-value="2022-05-21T19:42:00" table:style-name="ce15">
            <text:p>22-5-21 19:42</text:p>
          </table:table-cell>
          <table:table-cell office:value-type="string" table:style-name="ce17">
            <text:p>/appl Disk size 14.95 % capacity left : ccskrtrafficgenp02</text:p>
          </table:table-cell>
          <table:table-cell office:value-type="string" table:style-name="ce17">
            <text:p>Checked, confirmed status, shared status, Emailed VM owner</text:p>
          </table:table-cell>
          <table:table-cell table:style-name="ce17"/>
          <table:table-cell office:value-type="string" table:content-validation-name="val1" table:style-name="ce14">
            <text:p>O</text:p>
          </table:table-cell>
          <table:table-cell office:value-type="string" table:content-validation-name="val1" table:style-name="ce14">
            <text:p>X</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style-name="ce149">
            <text:p>0:00:00</text:p>
          </table:table-cell>
          <table:table-cell office:value-type="string" table:style-name="ce12">
            <text:p>2022.05.23</text:p>
          </table:table-cell>
          <table:table-cell office:value-type="string" table:style-name="ce13">
            <text:p>09~21</text:p>
          </table:table-cell>
          <table:table-cell office:value-type="string" table:content-validation-name="val2"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3]-[.L33]" table:style-name="ce16">
            <text:p>0:00:00</text:p>
          </table:table-cell>
          <table:table-cell office:value-type="string" table:style-name="ce14">
            <text:p>Kakao</text:p>
          </table:table-cell>
          <table:table-cell table:style-name="ce15"/>
          <table:table-cell office:value-type="string" table:style-name="ce17">
            <text:p><text:s/>ccskrtrafficdbp01.krcloud has just been restarted</text:p>
          </table:table-cell>
          <table:table-cell office:value-type="string" table:style-name="ce17">
            <text:p>작업에 의한 재기동</text:p>
          </table:table-cell>
          <table:table-cell table:style-name="ce17"/>
          <table:table-cell table:content-validation-name="val1" table:style-name="ce14"/>
          <table:table-cell table:content-validation-name="val1" table:style-name="ce14"/>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style-name="ce149">
            <text:p>0:00:00</text:p>
          </table:table-cell>
          <table:table-cell office:value-type="string" table:style-name="ce12">
            <text:p>2022.05.23</text:p>
          </table:table-cell>
          <table:table-cell office:value-type="string" table:style-name="ce13">
            <text:p>09~21</text:p>
          </table:table-cell>
          <table:table-cell office:value-type="string" table:content-validation-name="val2"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4]-[.L34]" table:style-name="ce16">
            <text:p>0:00:00</text:p>
          </table:table-cell>
          <table:table-cell office:value-type="string" table:style-name="ce14">
            <text:p>Kakao</text:p>
          </table:table-cell>
          <table:table-cell table:style-name="ce15"/>
          <table:table-cell office:value-type="string" table:style-name="ce17">
            <text:p><text:s/>ccskrtrafficdbp01.krcloud has just been restarted</text:p>
          </table:table-cell>
          <table:table-cell office:value-type="string" table:style-name="ce17">
            <text:p>작업에 의한 재기동</text:p>
          </table:table-cell>
          <table:table-cell table:style-name="ce17"/>
          <table:table-cell table:content-validation-name="val1" table:style-name="ce14"/>
          <table:table-cell table:content-validation-name="val1" table:style-name="ce14"/>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style-name="ce149">
            <text:p>0:00:00</text:p>
          </table:table-cell>
          <table:table-cell office:value-type="string" table:style-name="ce25">
            <text:p>2022.05.23</text:p>
          </table:table-cell>
          <table:table-cell office:value-type="string" table:style-name="ce51">
            <text:p>09~21</text:p>
          </table:table-cell>
          <table:table-cell office:value-type="string" table:content-validation-name="val2" table:style-name="ce14">
            <text:p>채한길</text:p>
          </table:table-cell>
          <table:table-cell table:number-columns-repeated="2" table:style-name="ce27"/>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5]-[.L35]" table:style-name="ce16">
            <text:p>0:00:00</text:p>
          </table:table-cell>
          <table:table-cell office:value-type="string" table:style-name="ce14">
            <text:p>Kakao</text:p>
          </table:table-cell>
          <table:table-cell table:style-name="ce15"/>
          <table:table-cell office:value-type="string" table:style-name="ce17">
            <text:p><text:s/>ccskrtrafficdbp02.krcloud has just been restarted</text:p>
          </table:table-cell>
          <table:table-cell office:value-type="string" table:style-name="ce28">
            <text:p>작업에 의한 재기동</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style-name="ce149">
            <text:p>0:00:00</text:p>
          </table:table-cell>
          <table:table-cell office:value-type="string" table:style-name="ce25">
            <text:p>2022.05.23</text:p>
          </table:table-cell>
          <table:table-cell office:value-type="string" table:style-name="ce26">
            <text:p>09~21</text:p>
          </table:table-cell>
          <table:table-cell office:value-type="string" table:content-validation-name="val2" table:style-name="ce27">
            <text:p>채한길</text:p>
          </table:table-cell>
          <table:table-cell table:number-columns-repeated="2" table:style-name="ce27"/>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6]-[.L36]" table:style-name="ce16">
            <text:p>0:00:00</text:p>
          </table:table-cell>
          <table:table-cell office:value-type="string" table:style-name="ce14">
            <text:p>Kakao</text:p>
          </table:table-cell>
          <table:table-cell table:style-name="ce15"/>
          <table:table-cell office:value-type="string" table:style-name="ce17">
            <text:p><text:s/>ccskrtrafficdbp02.krcloud has just been restarted</text:p>
          </table:table-cell>
          <table:table-cell office:value-type="string" table:style-name="ce28">
            <text:p>작업에 의한 재기동</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office:string-value="완료" table:formula="of:=IF(ISBLANK([.P37]);&quot;진행중&quot;;&quot;완료&quot;)" table:style-name="ce19">
            <text:p>완료</text:p>
          </table:table-cell>
          <table:table-cell office:value-type="time" office:time-value="PT0H8M0S" table:style-name="ce149">
            <text:p>0:08:00</text:p>
          </table:table-cell>
          <table:table-cell office:value-type="string" table:style-name="ce41">
            <text:p>2022.05.24</text:p>
          </table:table-cell>
          <table:table-cell office:value-type="string" table:style-name="ce49">
            <text:p>08~15</text:p>
          </table:table-cell>
          <table:table-cell office:value-type="string" table:content-validation-name="val2" table:style-name="ce42">
            <text:p>심명보</text:p>
          </table:table-cell>
          <table:table-cell table:style-name="ce42"/>
          <table:table-cell office:value-type="string" table:style-name="ce42">
            <text:p>정종인, 임정현, 남재하</text:p>
          </table:table-cell>
          <table:table-cell office:value-type="date" office:date-value="2022-05-24T10:55:00" table:style-name="ce23">
            <text:p>22-5-24 10:55</text:p>
          </table:table-cell>
          <table:table-cell office:value-type="date" office:date-value="2022-05-24T11:03:00" table:style-name="ce23">
            <text:p>22-5-24 11:03</text:p>
          </table:table-cell>
          <table:table-cell office:value-type="time" office:time-value="PT0H8M0S" table:formula="of:=[.M37]-[.L37]" table:style-name="ce16">
            <text:p>0:08:00</text:p>
          </table:table-cell>
          <table:table-cell office:value-type="string" table:style-name="ce22">
            <text:p>Kakao</text:p>
          </table:table-cell>
          <table:table-cell office:value-type="string" table:style-name="ce23">
            <text:p>2022-05-24-11:56:00 AM</text:p>
          </table:table-cell>
          <table:table-cell office:value-type="string" table:style-name="ce24">
            <text:p>F5 big-IP: There are errors on the network interface (2.1)</text:p>
          </table:table-cell>
          <table:table-cell office:value-type="string" table:style-name="ce44">
            <text:p>인터페이스 에러 알람 발생, 확인 시 해당 인터페이스 정상 확인, 벤더 긴급 점검 진행 중</text:p>
          </table:table-cell>
          <table:table-cell table:style-name="ce44"/>
          <table:table-cell office:value-type="string" table:content-validation-name="val1" table:style-name="ce45">
            <text:p>X</text:p>
          </table:table-cell>
          <table:table-cell office:value-type="string" table:content-validation-name="val1" table:style-name="ce45">
            <text:p>O</text:p>
          </table:table-cell>
          <table:table-cell office:value-type="string" table:style-name="ce52">
            <text:p>10:55 분경 error 카운터 8개 발생 확인</text:p>
            <text:p>엔지니어 확인 결과 서비스에는 문제 없음 확인</text:p>
            <text:p>지속적발생시 해당 시간에 dump 생성 하여 원인 분석 요청 필요</text:p>
          </table:table-cell>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2M0S" table:style-name="ce149">
            <text:p>0:02:00</text:p>
          </table:table-cell>
          <table:table-cell office:value-type="string" table:style-name="ce25">
            <text:p>2022.05.27</text:p>
          </table:table-cell>
          <table:table-cell office:value-type="string" table:style-name="ce26">
            <text:p>15~22</text:p>
          </table:table-cell>
          <table:table-cell office:value-type="string" table:content-validation-name="val2" table:style-name="ce27">
            <text:p>오창민</text:p>
          </table:table-cell>
          <table:table-cell table:style-name="ce27"/>
          <table:table-cell office:value-type="string" table:style-name="ce27">
            <text:p>정종인</text:p>
          </table:table-cell>
          <table:table-cell office:value-type="date" office:date-value="2022-05-27T20:02:00" table:style-name="ce15">
            <text:p>22-5-27 20:02</text:p>
          </table:table-cell>
          <table:table-cell office:value-type="date" office:date-value="2022-05-27T20:04:00" table:style-name="ce15">
            <text:p>22-5-27 20:04</text:p>
          </table:table-cell>
          <table:table-cell office:value-type="time" office:time-value="PT0H2M0S" table:formula="of:=[.M38]-[.L38]" table:style-name="ce16">
            <text:p>0:02:00</text:p>
          </table:table-cell>
          <table:table-cell office:value-type="string" table:style-name="ce14">
            <text:p>Kakao, call</text:p>
          </table:table-cell>
          <table:table-cell table:style-name="ce15"/>
          <table:table-cell office:value-type="string" table:style-name="ce17">
            <text:p>/postgres_dump Disk size 8.94% capacity left : ccskrtrafficdbp01.krcloud/High</text:p>
          </table:table-cell>
          <table:table-cell office:value-type="string" table:style-name="ce28">
            <text:p>새 백업 디렉터리 생성하여 로그 파일 옮김. 공승현 책임 연락하여 확인 요청하였음.</text:p>
          </table:table-cell>
          <table:table-cell office:value-type="string" table:style-name="ce28">
            <text:p>KRCLOUD-4958</text:p>
          </table:table-cell>
          <table:table-cell office:value-type="string" table:content-validation-name="val1" table:style-name="ce29">
            <text:p>X</text:p>
          </table:table-cell>
          <table:table-cell office:value-type="string" table:content-validation-name="val1"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9]);&quot;진행중&quot;;&quot;완료&quot;)" table:style-name="ce10">
            <text:p>완료</text:p>
          </table:table-cell>
          <table:table-cell office:value-type="time" office:time-value="PT0H0M0S" table:style-name="ce149">
            <text:p>0:00:00</text:p>
          </table:table-cell>
          <table:table-cell office:value-type="string" table:style-name="ce25">
            <text:p>2022.05.28</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5-28T14:04:00" table:style-name="ce15">
            <text:p>22-5-28 14:04</text:p>
          </table:table-cell>
          <table:table-cell office:value-type="date" office:date-value="2022-05-28T14:04:00" table:style-name="ce15">
            <text:p>22-5-28 14:04</text:p>
          </table:table-cell>
          <table:table-cell office:value-type="time" office:time-value="PT0H0M0S" table:formula="of:=[.M39]-[.L39]" table:style-name="ce16">
            <text:p>0:00:00</text:p>
          </table:table-cell>
          <table:table-cell office:value-type="string" table:style-name="ce14">
            <text:p>Kakao, call</text:p>
          </table:table-cell>
          <table:table-cell office:value-type="date" office:date-value="2022-05-28T15:10:00" table:style-name="ce15">
            <text:p>22-5-28 15:10</text:p>
          </table:table-cell>
          <table:table-cell office:value-type="string" table:style-name="ce17">
            <text:p>/ data disk size 10% capacity left: ccskrbigkafkap03</text:p>
          </table:table-cell>
          <table:table-cell office:value-type="string" table:style-name="ce28">
            <text:p>Emailed and contacted through phone.</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0]);&quot;진행중&quot;;&quot;완료&quot;)" table:style-name="ce10">
            <text:p>완료</text:p>
          </table:table-cell>
          <table:table-cell office:value-type="time" office:time-value="PT0H10M0S" table:style-name="ce149">
            <text:p>0:10:00</text:p>
          </table:table-cell>
          <table:table-cell office:value-type="string" table:style-name="ce25">
            <text:p>2022.05.28</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Thulsiraj</text:p>
          </table:table-cell>
          <table:table-cell table:style-name="ce27"/>
          <table:table-cell office:value-type="date" office:date-value="2022-05-28T18:48:00" table:style-name="ce15">
            <text:p>22-5-28 18:48</text:p>
          </table:table-cell>
          <table:table-cell office:value-type="date" office:date-value="2022-05-28T18:58:00" table:style-name="ce15">
            <text:p>22-5-28 18:58</text:p>
          </table:table-cell>
          <table:table-cell office:value-type="time" office:time-value="PT0H10M0S" table:formula="of:=[.M40]-[.L40]" table:style-name="ce16">
            <text:p>0:10:00</text:p>
          </table:table-cell>
          <table:table-cell office:value-type="string" table:style-name="ce14">
            <text:p>Kakao, Auto M+</text:p>
          </table:table-cell>
          <table:table-cell office:value-type="date" office:date-value="2022-05-28T18:58:00" table:style-name="ce15">
            <text:p>22-5-28 18:58</text:p>
          </table:table-cell>
          <table:table-cell office:value-type="string" table:style-name="ce17">
            <text:p>ccskrhcloudkwp04.krcloud has just been restarted</text:p>
          </table:table-cell>
          <table:table-cell office:value-type="string" table:style-name="ce28">
            <text:p>Automatically it got resolved. Informed owner through messager &amp; email.</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style-name="ce149">
            <text:p>0:00:00</text:p>
          </table:table-cell>
          <table:table-cell office:value-type="string" table:style-name="ce25">
            <text:p>2022.05.29</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5-29T15:23:00" table:style-name="ce15">
            <text:p>22-5-29 15:23</text:p>
          </table:table-cell>
          <table:table-cell office:value-type="date" office:date-value="2022-05-29T15:23:00" table:style-name="ce15">
            <text:p>22-5-29 15:23</text:p>
          </table:table-cell>
          <table:table-cell office:value-type="time" office:time-value="PT0H0M0S" table:formula="of:=[.M41]-[.L41]" table:style-name="ce16">
            <text:p>0:00:00</text:p>
          </table:table-cell>
          <table:table-cell office:value-type="string" table:style-name="ce14">
            <text:p>Kakao, Call</text:p>
          </table:table-cell>
          <table:table-cell table:style-name="ce15"/>
          <table:table-cell office:value-type="string" table:style-name="ce17">
            <text:p>Problem: Solid State Disk 0 4 : Physical disk is in warning state</text:p>
          </table:table-cell>
          <table:table-cell office:value-type="string" table:style-name="ce28">
            <text:p>RMA request on Monday and then proceed to hardware change.</text:p>
          </table:table-cell>
          <table:table-cell office:value-type="string" table:style-name="ce28">
            <text:p>KRCLOUD-4962</text:p>
          </table:table-cell>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2]);&quot;진행중&quot;;&quot;완료&quot;)" table:style-name="ce10">
            <text:p>완료</text:p>
          </table:table-cell>
          <table:table-cell office:value-type="time" office:time-value="PT0H1M0S" table:style-name="ce149">
            <text:p>0:01:00</text:p>
          </table:table-cell>
          <table:table-cell office:value-type="string" table:style-name="ce25">
            <text:p>2022.05.30</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Saju &amp; Ashok</text:p>
          </table:table-cell>
          <table:table-cell table:style-name="ce14"/>
          <table:table-cell office:value-type="date" office:date-value="2022-05-31T03:35:00" table:style-name="ce15">
            <text:p>22-5-31 3:35</text:p>
          </table:table-cell>
          <table:table-cell office:value-type="date" office:date-value="2022-05-31T03:36:00" table:style-name="ce15">
            <text:p>22-5-31 3:36</text:p>
          </table:table-cell>
          <table:table-cell office:value-type="time" office:time-value="PT0H1M0S" table:formula="of:=[.M42]-[.L42]" table:style-name="ce16">
            <text:p>0:01:00</text:p>
          </table:table-cell>
          <table:table-cell office:value-type="string" table:style-name="ce14">
            <text:p>Kakao &amp; mail</text:p>
          </table:table-cell>
          <table:table-cell office:value-type="date" office:date-value="2022-05-31T03:42:00" table:style-name="ce15">
            <text:p>22-5-31 3:42</text:p>
          </table:table-cell>
          <table:table-cell office:value-type="string" table:style-name="ce17">
            <text:p>ccskrk8sp612.krcloud has just been restarted</text:p>
          </table:table-cell>
          <table:table-cell office:value-type="string" table:style-name="ce17">
            <text:p>Due to Kernel panic server got rebooted, we have created ticket for the same.. And sent mail to the owner and the group</text:p>
          </table:table-cell>
          <table:table-cell office:value-type="string" table:style-name="ce28">
            <text:p>KRCLOUD-4967</text:p>
          </table:table-cell>
          <table:table-cell office:value-type="string" table:content-validation-name="val1" table:style-name="ce29">
            <text:p>O</text:p>
          </table:table-cell>
          <table:table-cell table:content-validation-name="val1" table:style-name="ce29"/>
          <table:table-cell office:value-type="string" table:style-name="ce30">
            <text:p>There were 17 containers, all are up and running</text:p>
          </table:table-cell>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3]);&quot;진행중&quot;;&quot;완료&quot;)" table:style-name="ce19">
            <text:p>완료</text:p>
          </table:table-cell>
          <table:table-cell office:value-type="time" office:time-value="PT0H2M0S" table:style-name="ce149">
            <text:p>0:02:00</text:p>
          </table:table-cell>
          <table:table-cell office:value-type="string" table:style-name="ce41">
            <text:p>2022.05.16</text:p>
          </table:table-cell>
          <table:table-cell office:value-type="string" table:style-name="ce49">
            <text:p>15~22</text:p>
          </table:table-cell>
          <table:table-cell office:value-type="string" table:content-validation-name="val2" table:style-name="ce42">
            <text:p>임정현</text:p>
          </table:table-cell>
          <table:table-cell table:style-name="ce42"/>
          <table:table-cell office:value-type="string" table:style-name="ce42">
            <text:p>김의현</text:p>
          </table:table-cell>
          <table:table-cell office:value-type="date" office:date-value="2022-05-16T18:28:00" table:style-name="ce23">
            <text:p>22-5-16 18:28</text:p>
          </table:table-cell>
          <table:table-cell office:value-type="date" office:date-value="2022-05-16T18:30:00" table:style-name="ce23">
            <text:p>22-5-16 18:30</text:p>
          </table:table-cell>
          <table:table-cell office:value-type="time" office:time-value="PT0H2M0S" table:formula="of:=[.M43]-[.L43]" table:style-name="ce16">
            <text:p>0:02:00</text:p>
          </table:table-cell>
          <table:table-cell office:value-type="string" table:style-name="ce22">
            <text:p>Kakao</text:p>
          </table:table-cell>
          <table:table-cell office:value-type="date" office:date-value="2022-05-16T19:14:00" table:style-name="ce23">
            <text:p>22-5-16 19:14</text:p>
          </table:table-cell>
          <table:table-cell office:value-type="string" table:style-name="ce24">
            <text:p>[FIRING:1](Rancher local Disk usage alert dvSgtNX7k)</text:p>
          </table:table-cell>
          <table:table-cell office:value-type="string" table:style-name="ce44">
            <text:p>Grafana 모니터링 변수값 수정</text:p>
          </table:table-cell>
          <table:table-cell table:style-name="ce44"/>
          <table:table-cell office:value-type="string" table:content-validation-name="val1" table:style-name="ce45">
            <text:p>O</text:p>
          </table:table-cell>
          <table:table-cell office:value-type="string" table:content-validation-name="val1" table:style-name="ce45">
            <text:p>X</text:p>
          </table:table-cell>
          <table:table-cell table:style-name="ce46"/>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44]);&quot;진행중&quot;;&quot;완료&quot;)" table:style-name="ce19">
            <text:p>완료</text:p>
          </table:table-cell>
          <table:table-cell office:value-type="time" office:time-value="PT0H1M0S" table:style-name="ce149">
            <text:p>0:01:00</text:p>
          </table:table-cell>
          <table:table-cell office:value-type="string" table:style-name="ce41">
            <text:p>2022.05.17</text:p>
          </table:table-cell>
          <table:table-cell office:value-type="string" table:style-name="ce49">
            <text:p>15~22</text:p>
          </table:table-cell>
          <table:table-cell office:value-type="string" table:content-validation-name="val2" table:style-name="ce42">
            <text:p>임정현</text:p>
          </table:table-cell>
          <table:table-cell table:style-name="ce42"/>
          <table:table-cell office:value-type="string" table:style-name="ce42">
            <text:p>장재봉</text:p>
          </table:table-cell>
          <table:table-cell office:value-type="date" office:date-value="2022-05-17T15:30:00" table:style-name="ce23">
            <text:p>22-5-17 15:30</text:p>
          </table:table-cell>
          <table:table-cell office:value-type="date" office:date-value="2022-05-17T15:31:00" table:style-name="ce23">
            <text:p>22-5-17 15:31</text:p>
          </table:table-cell>
          <table:table-cell office:value-type="time" office:time-value="PT0H1M0S" table:formula="of:=[.M44]-[.L44]" table:style-name="ce16">
            <text:p>0:01:00</text:p>
          </table:table-cell>
          <table:table-cell office:value-type="string" table:style-name="ce22">
            <text:p>Kakao</text:p>
          </table:table-cell>
          <table:table-cell office:value-type="date" office:date-value="2022-05-18T10:20:00" table:style-name="ce23">
            <text:p>22-5-18 10:20</text:p>
          </table:table-cell>
          <table:table-cell office:value-type="string" table:style-name="ce24">
            <text:p>cf-ecd9654fb2533ee33b9e.doppler.0 has just been restarted</text:p>
          </table:table-cell>
          <table:table-cell office:value-type="string" table:style-name="ce53">
            <text:p>메가존 계약 만료(4.30)로 RMA진행 불가 오토에버측과 협의후 진행 예정</text:p>
            <text:p>지속적으로 알람 발생하여 Maintenance등록</text:p>
          </table:table-cell>
          <table:table-cell table:style-name="ce44"/>
          <table:table-cell office:value-type="string" table:content-validation-name="val1" table:style-name="ce45">
            <text:p>X</text:p>
          </table:table-cell>
          <table:table-cell office:value-type="string" table:content-validation-name="val1" table:style-name="ce45">
            <text:p>X</text:p>
          </table:table-cell>
          <table:table-cell table:style-name="ce46"/>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9M0S" table:style-name="ce149">
            <text:p>0:09:00</text:p>
          </table:table-cell>
          <table:table-cell office:value-type="string" table:style-name="ce41">
            <text:p>2022.05.07</text:p>
          </table:table-cell>
          <table:table-cell office:value-type="string" table:style-name="ce49">
            <text:p>17~22</text:p>
          </table:table-cell>
          <table:table-cell office:value-type="string" table:content-validation-name="val2" table:style-name="ce42">
            <text:p>이한새</text:p>
          </table:table-cell>
          <table:table-cell table:style-name="ce42"/>
          <table:table-cell office:value-type="string" table:style-name="ce42">
            <text:p>정진호</text:p>
          </table:table-cell>
          <table:table-cell office:value-type="date" office:date-value="2022-05-07T20:13:00" table:style-name="ce23">
            <text:p>22-5-7 20:13</text:p>
          </table:table-cell>
          <table:table-cell office:value-type="date" office:date-value="2022-05-07T20:22:00" table:style-name="ce23">
            <text:p>22-5-7 20:22</text:p>
          </table:table-cell>
          <table:table-cell office:value-type="time" office:time-value="PT0H9M0S" table:formula="of:=[.M45]-[.L45]" table:style-name="ce16">
            <text:p>0:09:00</text:p>
          </table:table-cell>
          <table:table-cell office:value-type="string" table:style-name="ce22">
            <text:p>Kakao, Call, SMS</text:p>
          </table:table-cell>
          <table:table-cell table:style-name="ce54"/>
          <table:table-cell office:value-type="string" table:style-name="ce24">
            <text:p>/data Disk size 9.96% capacity left: es02.ap-northeast-2.prd.h53</text:p>
          </table:table-cell>
          <table:table-cell office:value-type="string" table:style-name="ce44">
            <text:p>es02.ap-northeast-2.prd.h53 -&gt; sent SMS and called to VM owner</text:p>
          </table:table-cell>
          <table:table-cell table:style-name="ce44"/>
          <table:table-cell office:value-type="string" table:content-validation-name="val1" table:style-name="ce45">
            <text:p>X</text:p>
          </table:table-cell>
          <table:table-cell office:value-type="string" table:content-validation-name="val1" table:style-name="ce45">
            <text:p>X</text:p>
          </table:table-cell>
          <table:table-cell table:style-name="ce46"/>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6]);&quot;진행중&quot;;&quot;완료&quot;)" table:style-name="ce19">
            <text:p>완료</text:p>
          </table:table-cell>
          <table:table-cell office:value-type="time" office:time-value="PT0H9M0S" table:style-name="ce149">
            <text:p>0:09:00</text:p>
          </table:table-cell>
          <table:table-cell office:value-type="string" table:style-name="ce20">
            <text:p>2022.05.10</text:p>
          </table:table-cell>
          <table:table-cell office:value-type="string" table:style-name="ce21">
            <text:p>17~22</text:p>
          </table:table-cell>
          <table:table-cell office:value-type="string" table:content-validation-name="val2" table:style-name="ce22">
            <text:p>이한새</text:p>
          </table:table-cell>
          <table:table-cell table:style-name="ce22"/>
          <table:table-cell office:value-type="string" table:style-name="ce22">
            <text:p>정진호</text:p>
          </table:table-cell>
          <table:table-cell office:value-type="date" office:date-value="2022-05-10T15:16:00" table:style-name="ce23">
            <text:p>22-5-10 15:16</text:p>
          </table:table-cell>
          <table:table-cell office:value-type="date" office:date-value="2022-05-10T15:25:00" table:style-name="ce23">
            <text:p>22-5-10 15:25</text:p>
          </table:table-cell>
          <table:table-cell office:value-type="time" office:time-value="PT0H9M0S" table:formula="of:=[.M46]-[.L46]" table:style-name="ce16">
            <text:p>0:09:00</text:p>
          </table:table-cell>
          <table:table-cell office:value-type="string" table:style-name="ce22">
            <text:p>call, Kakao, mail</text:p>
          </table:table-cell>
          <table:table-cell office:value-type="date" office:date-value="2022-05-10T15:17:00" table:style-name="ce23">
            <text:p>22-5-10 15:17</text:p>
          </table:table-cell>
          <table:table-cell office:value-type="string" table:style-name="ce24">
            <text:p>interface ethernet43(): link down</text:p>
          </table:table-cell>
          <table:table-cell office:value-type="string" table:style-name="ce24">
            <text:p>이한선 책임님께 메일로 전달</text:p>
          </table:table-cell>
          <table:table-cell table:style-name="ce24"/>
          <table:table-cell office:value-type="string" table:content-validation-name="val1" table:style-name="ce22">
            <text:p>O</text:p>
          </table:table-cell>
          <table:table-cell office:value-type="string" table:content-validation-name="val1" table:style-name="ce22">
            <text:p>X</text:p>
          </table:table-cell>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7]);&quot;진행중&quot;;&quot;완료&quot;)" table:style-name="ce19">
            <text:p>완료</text:p>
          </table:table-cell>
          <table:table-cell office:value-type="time" office:time-value="PT0H1M0S" table:style-name="ce149">
            <text:p>0:01:00</text:p>
          </table:table-cell>
          <table:table-cell office:value-type="string" table:style-name="ce41">
            <text:p>2022.05.10</text:p>
          </table:table-cell>
          <table:table-cell office:value-type="string" table:style-name="ce49">
            <text:p>17~22</text:p>
          </table:table-cell>
          <table:table-cell office:value-type="string" table:content-validation-name="val2" table:style-name="ce42">
            <text:p>이한새</text:p>
          </table:table-cell>
          <table:table-cell table:style-name="ce42"/>
          <table:table-cell office:value-type="string" table:style-name="ce42">
            <text:p>정진호</text:p>
          </table:table-cell>
          <table:table-cell office:value-type="date" office:date-value="2022-05-10T16:32:00" table:style-name="ce23">
            <text:p>22-5-10 16:32</text:p>
          </table:table-cell>
          <table:table-cell office:value-type="date" office:date-value="2022-05-10T16:33:00" table:style-name="ce23">
            <text:p>22-5-10 16:33</text:p>
          </table:table-cell>
          <table:table-cell office:value-type="time" office:time-value="PT0H1M0S" table:formula="of:=[.M47]-[.L47]" table:style-name="ce16">
            <text:p>0:01:00</text:p>
          </table:table-cell>
          <table:table-cell office:value-type="string" table:style-name="ce22">
            <text:p>Kakao, mail</text:p>
          </table:table-cell>
          <table:table-cell office:value-type="date" office:date-value="2022-05-10T16:34:00" table:style-name="ce23">
            <text:p>22-5-10 16:34</text:p>
          </table:table-cell>
          <table:table-cell office:value-type="string" table:style-name="ce24">
            <text:p>key cloak alert [Service down]</text:p>
          </table:table-cell>
          <table:table-cell office:value-type="string" table:style-name="ce44">
            <text:p>이준 책임님께 메일로 전달</text:p>
          </table:table-cell>
          <table:table-cell table:style-name="ce44"/>
          <table:table-cell office:value-type="string" table:content-validation-name="val1" table:style-name="ce45">
            <text:p>O</text:p>
          </table:table-cell>
          <table:table-cell office:value-type="string" table:content-validation-name="val1" table:style-name="ce45">
            <text:p>X</text:p>
          </table:table-cell>
          <table:table-cell table:style-name="ce46"/>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48]);&quot;진행중&quot;;&quot;완료&quot;)" table:style-name="ce10">
            <text:p>완료</text:p>
          </table:table-cell>
          <table:table-cell office:value-type="time" office:time-value="PT0H18M0S" table:style-name="ce149">
            <text:p>0:18:00</text:p>
          </table:table-cell>
          <table:table-cell office:value-type="string" table:style-name="ce12">
            <text:p>2022.05.12</text:p>
          </table:table-cell>
          <table:table-cell office:value-type="string" table:style-name="ce13">
            <text:p>16~22</text:p>
          </table:table-cell>
          <table:table-cell office:value-type="string" table:content-validation-name="val2" table:style-name="ce14">
            <text:p>고희경</text:p>
          </table:table-cell>
          <table:table-cell table:style-name="ce14"/>
          <table:table-cell office:value-type="string" table:style-name="ce14">
            <text:p>장재봉, 임예슬, 정진호</text:p>
          </table:table-cell>
          <table:table-cell office:value-type="date" office:date-value="2022-05-12T17:00:00" table:style-name="ce15">
            <text:p>22-5-12 17:00</text:p>
          </table:table-cell>
          <table:table-cell office:value-type="date" office:date-value="2022-05-12T17:18:00" table:style-name="ce15">
            <text:p>22-5-12 17:18</text:p>
          </table:table-cell>
          <table:table-cell office:value-type="time" office:time-value="PT0H18M0S" table:formula="of:=[.M48]-[.L48]" table:style-name="ce16">
            <text:p>0:18:00</text:p>
          </table:table-cell>
          <table:table-cell office:value-type="string" table:style-name="ce14">
            <text:p>KaKao</text:p>
          </table:table-cell>
          <table:table-cell office:value-type="date" office:date-value="2022-05-12T17:08:00" table:style-name="ce15">
            <text:p>22-5-12 17:08</text:p>
          </table:table-cell>
          <table:table-cell office:value-type="string" table:style-name="ce17">
            <text:p>kr-az2-com06-01r08.kr.hcloud.h53 has been restartd<text:s/></text:p>
          </table:table-cell>
          <table:table-cell office:value-type="string" table:style-name="ce17">
            <text:p>compute host reboot 되어 v.m 13대 죽어 evacuation 진행, VM running 상태, DB 기동 완료</text:p>
          </table:table-cell>
          <table:table-cell table:style-name="ce17"/>
          <table:table-cell table:content-validation-name="val1" table:style-name="ce14"/>
          <table:table-cell table:content-validation-name="val1" table:style-name="ce14"/>
          <table:table-cell table:style-name="ce17"/>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49]);&quot;진행중&quot;;&quot;완료&quot;)" table:style-name="ce19">
            <text:p>완료</text:p>
          </table:table-cell>
          <table:table-cell office:value-type="time" office:time-value="PT0H3M0S" table:style-name="ce149">
            <text:p>0:03:00</text:p>
          </table:table-cell>
          <table:table-cell office:value-type="string" table:style-name="ce41">
            <text:p>2022.05.12</text:p>
          </table:table-cell>
          <table:table-cell office:value-type="string" table:style-name="ce49">
            <text:p>08~16</text:p>
          </table:table-cell>
          <table:table-cell office:value-type="string" table:content-validation-name="val2" table:style-name="ce42">
            <text:p>오창민</text:p>
          </table:table-cell>
          <table:table-cell table:style-name="ce42"/>
          <table:table-cell office:value-type="string" table:style-name="ce42">
            <text:p>장재봉, 이순철</text:p>
          </table:table-cell>
          <table:table-cell office:value-type="date" office:date-value="2022-05-12T14:21:00" table:style-name="ce23">
            <text:p>22-5-12 14:21</text:p>
          </table:table-cell>
          <table:table-cell office:value-type="date" office:date-value="2022-05-12T14:24:00" table:style-name="ce23">
            <text:p>22-5-12 14:24</text:p>
          </table:table-cell>
          <table:table-cell office:value-type="time" office:time-value="PT0H3M0S" table:formula="of:=[.M49]-[.L49]" table:style-name="ce16">
            <text:p>0:03:00</text:p>
          </table:table-cell>
          <table:table-cell office:value-type="string" table:style-name="ce22">
            <text:p>Kakao, Mail</text:p>
          </table:table-cell>
          <table:table-cell office:value-type="date" office:date-value="2022-05-12T14:44:00" table:style-name="ce23">
            <text:p>22-5-12 14:44</text:p>
          </table:table-cell>
          <table:table-cell office:value-type="string" table:style-name="ce24">
            <text:p>Unavailable by ICMP ping / diagnostic-mongos01.ap-northeast-2.prd.h53(2center)</text:p>
          </table:table-cell>
          <table:table-cell office:value-type="string" table:style-name="ce53">
            <text:p>이순철 수석님 컨택하여 IaaS 포탈로 담당자 확인(김승진 책임연구원)</text:p>
            <text:p>VM 생성 후 삭제<text:s/></text:p>
          </table:table-cell>
          <table:table-cell table:style-name="ce44"/>
          <table:table-cell office:value-type="string" table:content-validation-name="val1" table:style-name="ce45">
            <text:p>O</text:p>
          </table:table-cell>
          <table:table-cell office:value-type="string" table:content-validation-name="val1" table:style-name="ce45">
            <text:p>X</text:p>
          </table:table-cell>
          <table:table-cell table:style-name="ce46"/>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0M0S" table:style-name="ce149">
            <text:p>0:00:00</text:p>
          </table:table-cell>
          <table:table-cell office:value-type="string" table:style-name="ce25">
            <text:p>2022.05.12</text:p>
          </table:table-cell>
          <table:table-cell office:value-type="string" table:style-name="ce26">
            <text:p>16~22</text:p>
          </table:table-cell>
          <table:table-cell office:value-type="string" table:content-validation-name="val2" table:style-name="ce27">
            <text:p>고희경</text:p>
          </table:table-cell>
          <table:table-cell table:style-name="ce27"/>
          <table:table-cell office:value-type="string" table:style-name="ce27">
            <text:p>임예슬</text:p>
          </table:table-cell>
          <table:table-cell office:value-type="date" office:date-value="2022-05-12T20:27:00" table:style-name="ce15">
            <text:p>22-5-12 20:27</text:p>
          </table:table-cell>
          <table:table-cell office:value-type="date" office:date-value="2022-05-12T20:27:00" table:style-name="ce15">
            <text:p>22-5-12 20:27</text:p>
          </table:table-cell>
          <table:table-cell office:value-type="time" office:time-value="PT0H0M0S" table:formula="of:=[.M50]-[.L50]" table:style-name="ce16">
            <text:p>0:00:00</text:p>
          </table:table-cell>
          <table:table-cell office:value-type="string" table:style-name="ce14">
            <text:p>KaKao</text:p>
          </table:table-cell>
          <table:table-cell table:style-name="ce31"/>
          <table:table-cell office:value-type="string" table:style-name="ce17">
            <text:p>(KR-apne2 Rancher Local Cluster) Etcd reader has been changed</text:p>
          </table:table-cell>
          <table:table-cell office:value-type="string" table:style-name="ce28">
            <text:p>Etcd leader는 정상 UP 상태이며, 랜처2서버는 안진희,안주림 책임님께서 구성중</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0M0S" table:style-name="ce149">
            <text:p>0:00:00</text:p>
          </table:table-cell>
          <table:table-cell office:value-type="string" table:style-name="ce20">
            <text:p>2022.05.12</text:p>
          </table:table-cell>
          <table:table-cell office:value-type="string" table:style-name="ce21">
            <text:p>16~22</text:p>
          </table:table-cell>
          <table:table-cell office:value-type="string" table:content-validation-name="val2" table:style-name="ce22">
            <text:p>고희경</text:p>
          </table:table-cell>
          <table:table-cell table:style-name="ce22"/>
          <table:table-cell office:value-type="string" table:style-name="ce22">
            <text:p>장재봉</text:p>
          </table:table-cell>
          <table:table-cell office:value-type="date" office:date-value="2022-05-12T18:13:00" table:style-name="ce23">
            <text:p>22-5-12 18:13</text:p>
          </table:table-cell>
          <table:table-cell office:value-type="date" office:date-value="2022-05-12T18:13:00" table:style-name="ce23">
            <text:p>22-5-12 18:13</text:p>
          </table:table-cell>
          <table:table-cell office:value-type="time" office:time-value="PT0H0M0S" table:formula="of:=[.M51]-[.L51]" table:style-name="ce16">
            <text:p>0:00:00</text:p>
          </table:table-cell>
          <table:table-cell office:value-type="string" table:style-name="ce22">
            <text:p>KaKao</text:p>
          </table:table-cell>
          <table:table-cell table:style-name="ce54"/>
          <table:table-cell office:value-type="string" table:style-name="ce55">
            <text:p>2센터 Rancher 운영계 서비스 안됨</text:p>
          </table:table-cell>
          <table:table-cell office:value-type="string" table:style-name="ce55">
            <text:p>랜처 서버는 정상적으로 복구 되었고, reboot한 vm이 올라오지 않아 인프라개발팀에서 새로 vm할당 받은 후 재구성하여 클러스터와 조인할 예정</text:p>
          </table:table-cell>
          <table:table-cell table:style-name="ce24"/>
          <table:table-cell office:value-type="string" table:content-validation-name="val1" table:style-name="ce22">
            <text:p>O</text:p>
          </table:table-cell>
          <table:table-cell office:value-type="string" table:content-validation-name="val1" table:style-name="ce22">
            <text:p>X</text:p>
          </table:table-cell>
          <table:table-cell office:value-type="string" table:style-name="ce55">
            <text:p>rancher 접속 시 키 파일이 필요하지만,<text:s/></text:p>
            <text:p>오토에버에서 전달 받지 못해 현대차에서 키 파일을 전달 받아 접속 후 확인을 바로 할 수 없었음.</text:p>
          </table:table-cell>
          <table:table-cell table:number-columns-repeated="16362" table:style-name="ce9"/>
        </table:table-row>
        <table:table-row table:style-name="ro2">
          <table:table-cell office:value-type="string" table:style-name="ce2">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41">
            <text:p>2022.05.12</text:p>
          </table:table-cell>
          <table:table-cell office:value-type="string" table:style-name="ce49">
            <text:p>16~22</text:p>
          </table:table-cell>
          <table:table-cell office:value-type="string" table:content-validation-name="val2" table:style-name="ce42">
            <text:p>고희경</text:p>
          </table:table-cell>
          <table:table-cell table:style-name="ce42"/>
          <table:table-cell office:value-type="string" table:style-name="ce42">
            <text:p>임예슬</text:p>
          </table:table-cell>
          <table:table-cell office:value-type="date" office:date-value="2022-05-12T20:21:00" table:style-name="ce23">
            <text:p>22-5-12 20:21</text:p>
          </table:table-cell>
          <table:table-cell office:value-type="date" office:date-value="2022-05-12T20:22:00" table:style-name="ce23">
            <text:p>22-5-12 20:22</text:p>
          </table:table-cell>
          <table:table-cell office:value-type="time" office:time-value="PT0H1M0S" table:style-name="ce16">
            <text:p>0:01:00</text:p>
          </table:table-cell>
          <table:table-cell office:value-type="string" table:style-name="ce22">
            <text:p>KaKao</text:p>
          </table:table-cell>
          <table:table-cell table:style-name="ce54"/>
          <table:table-cell office:value-type="string" table:style-name="ce24">
            <text:p>iaas-maxscale01-down-alert</text:p>
          </table:table-cell>
          <table:table-cell office:value-type="string" table:style-name="ce44">
            <text:p>실제 서버는 정상적으로 서비스 이상 없으며, 그라파나에서만 발생 작일 확인 필요</text:p>
          </table:table-cell>
          <table:table-cell table:style-name="ce44"/>
          <table:table-cell table:content-validation-name="val1" table:style-name="ce45"/>
          <table:table-cell table:content-validation-name="val1" table:style-name="ce45"/>
          <table:table-cell table:style-name="ce46"/>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41">
            <text:p>2022.05.12</text:p>
          </table:table-cell>
          <table:table-cell office:value-type="string" table:style-name="ce49">
            <text:p>16~22</text:p>
          </table:table-cell>
          <table:table-cell office:value-type="string" table:content-validation-name="val2" table:style-name="ce42">
            <text:p>고희경</text:p>
          </table:table-cell>
          <table:table-cell table:style-name="ce42"/>
          <table:table-cell office:value-type="string" table:style-name="ce42">
            <text:p>임예슬</text:p>
          </table:table-cell>
          <table:table-cell office:value-type="date" office:date-value="2022-05-12T20:21:00" table:style-name="ce23">
            <text:p>22-5-12 20:21</text:p>
          </table:table-cell>
          <table:table-cell office:value-type="date" office:date-value="2022-05-12T20:22:00" table:style-name="ce23">
            <text:p>22-5-12 20:22</text:p>
          </table:table-cell>
          <table:table-cell office:value-type="time" office:time-value="PT0H1M0S" table:formula="of:=[.M53]-[.L53]" table:style-name="ce16">
            <text:p>0:01:00</text:p>
          </table:table-cell>
          <table:table-cell office:value-type="string" table:style-name="ce22">
            <text:p>KaKao</text:p>
          </table:table-cell>
          <table:table-cell table:style-name="ce54"/>
          <table:table-cell office:value-type="string" table:style-name="ce24">
            <text:p>iaas-maxscale01-down-alert</text:p>
          </table:table-cell>
          <table:table-cell office:value-type="string" table:style-name="ce44">
            <text:p>실제 서버는 정상적으로 서비스 이상 없으며, 그라파나에서만 발생 작일 확인 필요</text:p>
          </table:table-cell>
          <table:table-cell table:style-name="ce44"/>
          <table:table-cell table:content-validation-name="val1" table:style-name="ce45"/>
          <table:table-cell table:content-validation-name="val1" table:style-name="ce45"/>
          <table:table-cell table:style-name="ce46"/>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54]);&quot;진행중&quot;;&quot;완료&quot;)" table:style-name="ce19">
            <text:p>완료</text:p>
          </table:table-cell>
          <table:table-cell office:value-type="time" office:time-value="PT0H10M0S" table:style-name="ce149">
            <text:p>0:10:00</text:p>
          </table:table-cell>
          <table:table-cell office:value-type="string" table:style-name="ce41">
            <text:p>2022.05.13</text:p>
          </table:table-cell>
          <table:table-cell office:value-type="string" table:style-name="ce49">
            <text:p>16~22</text:p>
          </table:table-cell>
          <table:table-cell office:value-type="string" table:content-validation-name="val2" table:style-name="ce42">
            <text:p>고희경</text:p>
          </table:table-cell>
          <table:table-cell table:style-name="ce42"/>
          <table:table-cell office:value-type="string" table:style-name="ce42">
            <text:p>임예슬</text:p>
          </table:table-cell>
          <table:table-cell office:value-type="date" office:date-value="2022-05-13T14:48:00" table:style-name="ce23">
            <text:p>22-5-13 14:48</text:p>
          </table:table-cell>
          <table:table-cell office:value-type="date" office:date-value="2022-05-13T14:58:00" table:style-name="ce23">
            <text:p>22-5-13 14:58</text:p>
          </table:table-cell>
          <table:table-cell office:value-type="time" office:time-value="PT0H10M0S" table:formula="of:=[.M54]-[.L54]" table:style-name="ce16">
            <text:p>0:10:00</text:p>
          </table:table-cell>
          <table:table-cell office:value-type="string" table:style-name="ce22">
            <text:p>KaKao</text:p>
          </table:table-cell>
          <table:table-cell office:value-type="date" office:date-value="2022-05-13T15:46:00" table:style-name="ce23">
            <text:p>22-5-13 15:46</text:p>
          </table:table-cell>
          <table:table-cell office:value-type="string" table:style-name="ce56">
            <text:p>Rancher local Etcd has a leader change (1h) alert</text:p>
          </table:table-cell>
          <table:table-cell office:value-type="string" table:style-name="ce44">
            <text:p>Slack 채널에 안진희 책임님께서 신규 노드 Docker Restart 진행 확인</text:p>
          </table:table-cell>
          <table:table-cell table:style-name="ce44"/>
          <table:table-cell table:content-validation-name="val1" table:style-name="ce45"/>
          <table:table-cell table:content-validation-name="val1" table:style-name="ce45"/>
          <table:table-cell table:style-name="ce46"/>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55]);&quot;진행중&quot;;&quot;완료&quot;)" table:style-name="ce10">
            <text:p>완료</text:p>
          </table:table-cell>
          <table:table-cell office:value-type="time" office:time-value="PT0H1M0S" table:style-name="ce149">
            <text:p>0:01:00</text:p>
          </table:table-cell>
          <table:table-cell office:value-type="string" table:style-name="ce12">
            <text:p>2022.05.16</text:p>
          </table:table-cell>
          <table:table-cell office:value-type="string" table:style-name="ce13">
            <text:p>08~15</text:p>
          </table:table-cell>
          <table:table-cell office:value-type="string" table:content-validation-name="val2" table:style-name="ce14">
            <text:p>오창민</text:p>
          </table:table-cell>
          <table:table-cell table:number-columns-repeated="2" table:style-name="ce14"/>
          <table:table-cell office:value-type="date" office:date-value="2022-05-16T10:31:00" table:style-name="ce15">
            <text:p>22-5-16 10:31</text:p>
          </table:table-cell>
          <table:table-cell office:value-type="date" office:date-value="2022-05-16T10:32:00" table:style-name="ce15">
            <text:p>22-5-16 10:32</text:p>
          </table:table-cell>
          <table:table-cell office:value-type="time" office:time-value="PT0H1M0S" table:formula="of:=[.M55]-[.L55]" table:style-name="ce16">
            <text:p>0:01:00</text:p>
          </table:table-cell>
          <table:table-cell office:value-type="string" table:style-name="ce14">
            <text:p>Kakao, Mail</text:p>
          </table:table-cell>
          <table:table-cell office:value-type="date" office:date-value="2022-05-16T14:30:00" table:style-name="ce15">
            <text:p>22-5-16 14:30</text:p>
          </table:table-cell>
          <table:table-cell office:value-type="string" table:style-name="ce48">
            <text:p>System Board Inlet Temp: Temperature is above warning threshold: &gt;30</text:p>
            <text:p>Host: krcloudprdcomdr1515, 1613, 1614, 1615</text:p>
          </table:table-cell>
          <table:table-cell office:value-type="string" table:style-name="ce48">
            <text:p>의왕 IDC 센터(송영훈 대리) 다이렉트로 메일 확인요청</text:p>
            <text:p><text:s/>- 차후 연락 시 김준석책임, 신우영책임 컨택하여 확인요청 해야함.</text:p>
          </table:table-cell>
          <table:table-cell office:value-type="string" table:style-name="ce17">
            <text:p>RUCLOUD-675</text:p>
          </table:table-cell>
          <table:table-cell office:value-type="string" table:content-validation-name="val1" table:style-name="ce14">
            <text:p>O</text:p>
          </table:table-cell>
          <table:table-cell office:value-type="string" table:content-validation-name="val1" table:style-name="ce14">
            <text:p>O</text:p>
          </table:table-cell>
          <table:table-cell table:style-name="ce17"/>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6]);&quot;진행중&quot;;&quot;완료&quot;)" table:style-name="ce19">
            <text:p>완료</text:p>
          </table:table-cell>
          <table:table-cell office:value-type="time" office:time-value="PT24H37M0S" table:style-name="ce149">
            <text:p>0:37:00</text:p>
          </table:table-cell>
          <table:table-cell office:value-type="string" table:style-name="ce20">
            <text:p>2022.05.19</text:p>
          </table:table-cell>
          <table:table-cell office:value-type="string" table:style-name="ce21">
            <text:p>15~22</text:p>
          </table:table-cell>
          <table:table-cell office:value-type="string" table:content-validation-name="val2" table:style-name="ce22">
            <text:p>이후승</text:p>
          </table:table-cell>
          <table:table-cell table:style-name="ce22"/>
          <table:table-cell office:value-type="string" table:style-name="ce22">
            <text:p>김지윤</text:p>
          </table:table-cell>
          <table:table-cell office:value-type="date" office:date-value="2022-05-18T18:33:00" table:style-name="ce23">
            <text:p>22-5-18 18:33</text:p>
          </table:table-cell>
          <table:table-cell office:value-type="date" office:date-value="2022-05-19T19:10:00" table:style-name="ce23">
            <text:p>22-5-19 19:10</text:p>
          </table:table-cell>
          <table:table-cell office:value-type="time" office:time-value="PT24H37M0S" table:formula="of:=[.M56]-[.L56]" table:style-name="ce16">
            <text:p>0:37:00</text:p>
          </table:table-cell>
          <table:table-cell office:value-type="string" table:style-name="ce22">
            <text:p>Kakao, Call</text:p>
          </table:table-cell>
          <table:table-cell office:value-type="date" office:date-value="2022-05-19T18:50:00" table:style-name="ce23">
            <text:p>22-5-19 18:50</text:p>
          </table:table-cell>
          <table:table-cell office:value-type="string" table:style-name="ce24">
            <text:p>2센터 ES02 VM disk size capacity left 9.95</text:p>
          </table:table-cell>
          <table:table-cell office:value-type="string" table:style-name="ce24">
            <text:p>담당자 박상선 책임께 문의 - 금일 알람은 무시해도 된다고 확인받음</text:p>
          </table:table-cell>
          <table:table-cell table:style-name="ce24"/>
          <table:table-cell office:value-type="string" table:content-validation-name="val1" table:style-name="ce22">
            <text:p>O</text:p>
          </table:table-cell>
          <table:table-cell table:content-validation-name="val1" table:style-name="ce22"/>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7]);&quot;진행중&quot;;&quot;완료&quot;)" table:style-name="ce19">
            <text:p>완료</text:p>
          </table:table-cell>
          <table:table-cell office:value-type="time" office:time-value="PT24H34M0S" table:style-name="ce149">
            <text:p>0:34:00</text:p>
          </table:table-cell>
          <table:table-cell office:value-type="string" table:style-name="ce20">
            <text:p>2022.05.19</text:p>
          </table:table-cell>
          <table:table-cell office:value-type="string" table:style-name="ce21">
            <text:p>15~22</text:p>
          </table:table-cell>
          <table:table-cell office:value-type="string" table:content-validation-name="val3" table:style-name="ce22">
            <text:p>이후승</text:p>
          </table:table-cell>
          <table:table-cell table:style-name="ce22"/>
          <table:table-cell office:value-type="string" table:style-name="ce22">
            <text:p>김지윤</text:p>
          </table:table-cell>
          <table:table-cell office:value-type="date" office:date-value="2022-05-18T20:50:00" table:style-name="ce23">
            <text:p>22-5-18 20:50</text:p>
          </table:table-cell>
          <table:table-cell office:value-type="date" office:date-value="2022-05-19T21:24:00" table:style-name="ce23">
            <text:p>22-5-19 21:24</text:p>
          </table:table-cell>
          <table:table-cell office:value-type="time" office:time-value="PT24H34M0S" table:formula="of:=[.M57]-[.L57]" table:style-name="ce16">
            <text:p>0:34:00</text:p>
          </table:table-cell>
          <table:table-cell office:value-type="string" table:style-name="ce22">
            <text:p>Kakao, Call</text:p>
          </table:table-cell>
          <table:table-cell office:value-type="date" office:date-value="2022-05-19T21:25:00" table:style-name="ce23">
            <text:p>22-5-19 21:25</text:p>
          </table:table-cell>
          <table:table-cell office:value-type="string" table:style-name="ce24">
            <text:p>vServer prd-ccs-vehicle state down</text:p>
          </table:table-cell>
          <table:table-cell office:value-type="string" table:style-name="ce24">
            <text:p>삭제 예정인 것, CM등록 예정</text:p>
          </table:table-cell>
          <table:table-cell table:style-name="ce24"/>
          <table:table-cell office:value-type="string" table:content-validation-name="val1" table:style-name="ce22">
            <text:p>O</text:p>
          </table:table-cell>
          <table:table-cell table:content-validation-name="val1" table:style-name="ce22"/>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8]);&quot;진행중&quot;;&quot;완료&quot;)" table:style-name="ce19">
            <text:p>완료</text:p>
          </table:table-cell>
          <table:table-cell office:value-type="time" office:time-value="PT0H1M0S" table:style-name="ce149">
            <text:p>0:01:00</text:p>
          </table:table-cell>
          <table:table-cell office:value-type="string" table:style-name="ce20">
            <text:p>2022.05.21</text:p>
          </table:table-cell>
          <table:table-cell office:value-type="string" table:style-name="ce21">
            <text:p>21~09</text:p>
          </table:table-cell>
          <table:table-cell office:value-type="string" table:content-validation-name="val2" table:style-name="ce22">
            <text:p>Subramanya</text:p>
          </table:table-cell>
          <table:table-cell office:value-type="string" table:style-name="ce22">
            <text:p>Thulasiraj</text:p>
          </table:table-cell>
          <table:table-cell table:style-name="ce22"/>
          <table:table-cell office:value-type="date" office:date-value="2022-05-22T07:43:00" table:style-name="ce23">
            <text:p>22-5-22 7:43</text:p>
          </table:table-cell>
          <table:table-cell office:value-type="date" office:date-value="2022-05-22T07:44:00" table:style-name="ce23">
            <text:p>22-5-22 7:44</text:p>
          </table:table-cell>
          <table:table-cell office:value-type="time" office:time-value="PT0H1M0S" table:formula="of:=[.M58]-[.L58]" table:style-name="ce16">
            <text:p>0:01:00</text:p>
          </table:table-cell>
          <table:table-cell office:value-type="string" table:style-name="ce22">
            <text:p>Kakao</text:p>
          </table:table-cell>
          <table:table-cell office:value-type="date" office:date-value="2022-05-22T07:48:00" table:style-name="ce23">
            <text:p>22-5-22 7:48</text:p>
          </table:table-cell>
          <table:table-cell office:value-type="string" table:style-name="ce24">
            <text:p>[FIRING:1](Rancher local Disk usage alert dvSgtNX7k)</text:p>
          </table:table-cell>
          <table:table-cell office:value-type="string" table:style-name="ce24">
            <text:p>It got resolved automatically</text:p>
          </table:table-cell>
          <table:table-cell table:style-name="ce24"/>
          <table:table-cell office:value-type="string" table:content-validation-name="val1" table:style-name="ce22">
            <text:p>O</text:p>
          </table:table-cell>
          <table:table-cell table:content-validation-name="val1" table:style-name="ce22"/>
          <table:table-cell table:style-name="ce24"/>
          <table:table-cell table:number-columns-repeated="16362" table:style-name="ce9"/>
        </table:table-row>
        <table:table-row table:style-name="ro3">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9]);&quot;진행중&quot;;&quot;완료&quot;)" table:style-name="ce19">
            <text:p>완료</text:p>
          </table:table-cell>
          <table:table-cell office:value-type="time" office:time-value="PT0H5M0S" table:style-name="ce149">
            <text:p>0:05:00</text:p>
          </table:table-cell>
          <table:table-cell office:value-type="string" table:style-name="ce20">
            <text:p>2022.05.21</text:p>
          </table:table-cell>
          <table:table-cell office:value-type="string" table:style-name="ce21">
            <text:p>21~09</text:p>
          </table:table-cell>
          <table:table-cell office:value-type="string" table:content-validation-name="val2" table:style-name="ce22">
            <text:p>Subramanya</text:p>
          </table:table-cell>
          <table:table-cell office:value-type="string" table:style-name="ce22">
            <text:p>Thulasiraj</text:p>
          </table:table-cell>
          <table:table-cell table:style-name="ce22"/>
          <table:table-cell office:value-type="date" office:date-value="2022-05-22T08:30:00" table:style-name="ce23">
            <text:p>22-5-22 8:30</text:p>
          </table:table-cell>
          <table:table-cell office:value-type="date" office:date-value="2022-05-22T08:35:00" table:style-name="ce23">
            <text:p>22-5-22 8:35</text:p>
          </table:table-cell>
          <table:table-cell office:value-type="time" office:time-value="PT0H5M0S" table:formula="of:=[.M59]-[.L59]" table:style-name="ce16">
            <text:p>0:05:00</text:p>
          </table:table-cell>
          <table:table-cell office:value-type="string" table:style-name="ce22">
            <text:p>Kakao</text:p>
          </table:table-cell>
          <table:table-cell office:value-type="date" office:date-value="2022-05-22T07:48:00" table:style-name="ce23">
            <text:p>22-5-22 7:48</text:p>
          </table:table-cell>
          <table:table-cell office:value-type="string" table:style-name="ce24">
            <text:p>[FIRING:1](Rancher local Disk usage alert dvSgtNX7k)</text:p>
          </table:table-cell>
          <table:table-cell office:value-type="string" table:style-name="ce24">
            <text:p>It got resolved automatically</text:p>
          </table:table-cell>
          <table:table-cell table:style-name="ce24"/>
          <table:table-cell office:value-type="string" table:content-validation-name="val1" table:style-name="ce22">
            <text:p>O</text:p>
          </table:table-cell>
          <table:table-cell table:content-validation-name="val1" table:style-name="ce22"/>
          <table:table-cell table:style-name="ce24"/>
          <table:table-cell table:number-columns-repeated="16362" table:style-name="ce9"/>
        </table:table-row>
        <table:table-row table:style-name="ro2">
          <table:table-cell office:value-type="string" table:style-name="ce57">
            <text:p>5월</text:p>
          </table:table-cell>
          <table:table-cell office:value-type="string" table:style-name="ce57">
            <text:p>KR</text:p>
          </table:table-cell>
          <table:table-cell office:value-type="float" office:value="2" table:style-name="ce57">
            <text:p>2</text:p>
          </table:table-cell>
          <table:table-cell office:value-type="string" table:style-name="ce57">
            <text:p>PRD</text:p>
          </table:table-cell>
          <table:table-cell office:value-type="string" office:string-value="완료" table:formula="of:=IF(ISBLANK([.P60]);&quot;진행중&quot;;&quot;완료&quot;)" table:style-name="ce58">
            <text:p>완료</text:p>
          </table:table-cell>
          <table:table-cell office:value-type="time" office:time-value="PT24H8M0S" table:style-name="ce149">
            <text:p>0:08:00</text:p>
          </table:table-cell>
          <table:table-cell office:value-type="string" table:style-name="ce60">
            <text:p>2022.05.24</text:p>
          </table:table-cell>
          <table:table-cell office:value-type="string" table:style-name="ce61">
            <text:p>21~09</text:p>
          </table:table-cell>
          <table:table-cell office:value-type="string" table:content-validation-name="val2" table:style-name="ce62">
            <text:p>Subramanya</text:p>
          </table:table-cell>
          <table:table-cell office:value-type="string" table:style-name="ce62">
            <text:p>Saju, Ashok</text:p>
          </table:table-cell>
          <table:table-cell table:style-name="ce62"/>
          <table:table-cell office:value-type="date" office:date-value="2022-05-23T11:59:00" table:style-name="ce63">
            <text:p>22-5-23 11:59</text:p>
          </table:table-cell>
          <table:table-cell office:value-type="date" office:date-value="2022-05-24T12:07:00" table:style-name="ce63">
            <text:p>22-5-24 12:07</text:p>
          </table:table-cell>
          <table:table-cell office:value-type="time" office:time-value="PT24H8M0S" table:formula="of:=[.M60]-[.L60]" table:style-name="ce64">
            <text:p>0:08:00</text:p>
          </table:table-cell>
          <table:table-cell office:value-type="string" table:style-name="ce62">
            <text:p>Kakao</text:p>
          </table:table-cell>
          <table:table-cell office:value-type="string" table:style-name="ce63">
            <text:p>2022-05-24-12:05:00 AM</text:p>
          </table:table-cell>
          <table:table-cell office:value-type="string" table:style-name="ce65">
            <text:p>vServer ccs-prd-dataflow state: down</text:p>
          </table:table-cell>
          <table:table-cell office:value-type="string" table:style-name="ce65">
            <text:p>Automatically it got resolved</text:p>
          </table:table-cell>
          <table:table-cell table:style-name="ce65"/>
          <table:table-cell office:value-type="string" table:content-validation-name="val1" table:style-name="ce62">
            <text:p>O</text:p>
          </table:table-cell>
          <table:table-cell table:content-validation-name="val1" table:style-name="ce62"/>
          <table:table-cell table:style-name="ce65"/>
          <table:table-cell table:number-columns-repeated="16362" table:style-name="ce66"/>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1]);&quot;진행중&quot;;&quot;완료&quot;)" table:style-name="ce19">
            <text:p>완료</text:p>
          </table:table-cell>
          <table:table-cell office:value-type="time" office:time-value="PT0H3M0S" table:style-name="ce149">
            <text:p>0:03:00</text:p>
          </table:table-cell>
          <table:table-cell office:value-type="string" table:style-name="ce20">
            <text:p>2022.05.25</text:p>
          </table:table-cell>
          <table:table-cell office:value-type="string" table:style-name="ce21">
            <text:p>21~09</text:p>
          </table:table-cell>
          <table:table-cell office:value-type="string" table:content-validation-name="val2" table:style-name="ce22">
            <text:p>Mohamed</text:p>
          </table:table-cell>
          <table:table-cell office:value-type="string" table:style-name="ce22">
            <text:p>Pethuraj, Thulasiraj</text:p>
          </table:table-cell>
          <table:table-cell table:style-name="ce22"/>
          <table:table-cell office:value-type="date" office:date-value="2022-05-25T05:10:00" table:style-name="ce23">
            <text:p>22-5-25 5:10</text:p>
          </table:table-cell>
          <table:table-cell office:value-type="date" office:date-value="2022-05-25T05:13:00" table:style-name="ce23">
            <text:p>22-5-25 5:13</text:p>
          </table:table-cell>
          <table:table-cell office:value-type="time" office:time-value="PT0H3M0S" table:formula="of:=[.M61]-[.L61]" table:style-name="ce16">
            <text:p>0:03:00</text:p>
          </table:table-cell>
          <table:table-cell office:value-type="string" table:style-name="ce22">
            <text:p>Kakao</text:p>
          </table:table-cell>
          <table:table-cell office:value-type="date" office:date-value="2022-05-25T05:20:00" table:style-name="ce23">
            <text:p>22-5-25 5:20</text:p>
          </table:table-cell>
          <table:table-cell office:value-type="string" table:style-name="ce24">
            <text:p>openstack status<text:s/></text:p>
          </table:table-cell>
          <table:table-cell office:value-type="string" table:style-name="ce24">
            <text:p>Automatically it got resolved</text:p>
          </table:table-cell>
          <table:table-cell table:style-name="ce24"/>
          <table:table-cell table:content-validation-name="val1" table:style-name="ce22"/>
          <table:table-cell table:content-validation-name="val1" table:style-name="ce22"/>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3M0S" table:style-name="ce149">
            <text:p>0:13:00</text:p>
          </table:table-cell>
          <table:table-cell office:value-type="string" table:style-name="ce41">
            <text:p>2022.05.25</text:p>
          </table:table-cell>
          <table:table-cell office:value-type="string" table:style-name="ce49">
            <text:p>09~21</text:p>
          </table:table-cell>
          <table:table-cell office:value-type="string" table:content-validation-name="val2" table:style-name="ce42">
            <text:p>김의현</text:p>
          </table:table-cell>
          <table:table-cell table:number-columns-repeated="2" table:style-name="ce42"/>
          <table:table-cell office:value-type="date" office:date-value="2022-05-25T17:41:00" table:style-name="ce23">
            <text:p>22-5-25 17:41</text:p>
          </table:table-cell>
          <table:table-cell office:value-type="date" office:date-value="2022-05-25T17:54:00" table:style-name="ce23">
            <text:p>22-5-25 17:54</text:p>
          </table:table-cell>
          <table:table-cell office:value-type="time" office:time-value="PT0H13M0S" table:formula="of:=[.M62]-[.L62]" table:style-name="ce16">
            <text:p>0:13:00</text:p>
          </table:table-cell>
          <table:table-cell office:value-type="string" table:style-name="ce22">
            <text:p>Kakao</text:p>
          </table:table-cell>
          <table:table-cell table:style-name="ce23"/>
          <table:table-cell office:value-type="string" table:style-name="ce24">
            <text:p>iaas-maxsclae01 down alert</text:p>
          </table:table-cell>
          <table:table-cell office:value-type="string" table:style-name="ce44">
            <text:p>오탐으로 확인</text:p>
          </table:table-cell>
          <table:table-cell table:style-name="ce44"/>
          <table:table-cell table:content-validation-name="val1" table:style-name="ce45"/>
          <table:table-cell table:content-validation-name="val1" table:style-name="ce45"/>
          <table:table-cell table:style-name="ce46"/>
          <table:table-cell table:number-columns-repeated="16362" table:style-name="ce9"/>
        </table:table-row>
        <table:table-row table:style-name="ro2">
          <table:table-cell office:value-type="string" table:style-name="ce2">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3M0S" table:style-name="ce149">
            <text:p>0:13:00</text:p>
          </table:table-cell>
          <table:table-cell office:value-type="string" table:style-name="ce20">
            <text:p>2022.05.25</text:p>
          </table:table-cell>
          <table:table-cell office:value-type="string" table:style-name="ce21">
            <text:p>09~21</text:p>
          </table:table-cell>
          <table:table-cell office:value-type="string" table:content-validation-name="val2" table:style-name="ce22">
            <text:p>김의현</text:p>
          </table:table-cell>
          <table:table-cell table:number-columns-repeated="2" table:style-name="ce22"/>
          <table:table-cell office:value-type="date" office:date-value="2022-05-25T17:41:00" table:style-name="ce23">
            <text:p>22-5-25 17:41</text:p>
          </table:table-cell>
          <table:table-cell office:value-type="date" office:date-value="2022-05-25T17:54:00" table:style-name="ce23">
            <text:p>22-5-25 17:54</text:p>
          </table:table-cell>
          <table:table-cell office:value-type="time" office:time-value="PT0H13M0S" table:style-name="ce16">
            <text:p>0:13:00</text:p>
          </table:table-cell>
          <table:table-cell office:value-type="string" table:style-name="ce22">
            <text:p>Kakao</text:p>
          </table:table-cell>
          <table:table-cell table:style-name="ce23"/>
          <table:table-cell office:value-type="string" table:style-name="ce24">
            <text:p>iaas-maxsclae01 down alert</text:p>
          </table:table-cell>
          <table:table-cell office:value-type="string" table:style-name="ce24">
            <text:p>오탐으로 확인</text:p>
          </table:table-cell>
          <table:table-cell table:style-name="ce24"/>
          <table:table-cell table:content-validation-name="val1" table:style-name="ce22"/>
          <table:table-cell table:content-validation-name="val1" table:style-name="ce22"/>
          <table:table-cell table:style-name="ce24"/>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7M0S" table:style-name="ce149">
            <text:p>0:07:00</text:p>
          </table:table-cell>
          <table:table-cell office:value-type="string" table:style-name="ce25">
            <text:p>2022.05.25</text:p>
          </table:table-cell>
          <table:table-cell office:value-type="string" table:style-name="ce26">
            <text:p>08~17</text:p>
          </table:table-cell>
          <table:table-cell office:value-type="string" table:content-validation-name="val2" table:style-name="ce27">
            <text:p>심명보</text:p>
          </table:table-cell>
          <table:table-cell table:style-name="ce27"/>
          <table:table-cell office:value-type="string" table:style-name="ce27">
            <text:p>박상성</text:p>
          </table:table-cell>
          <table:table-cell office:value-type="date" office:date-value="2022-05-25T14:29:00" table:style-name="ce15">
            <text:p>22-5-25 14:29</text:p>
          </table:table-cell>
          <table:table-cell office:value-type="date" office:date-value="2022-05-25T14:36:00" table:style-name="ce15">
            <text:p>22-5-25 14:36</text:p>
          </table:table-cell>
          <table:table-cell office:value-type="time" office:time-value="PT0H7M0S" table:formula="of:=[.M64]-[.L64]" table:style-name="ce16">
            <text:p>0:07:00</text:p>
          </table:table-cell>
          <table:table-cell office:value-type="string" table:style-name="ce14">
            <text:p>Kakao, M+</text:p>
          </table:table-cell>
          <table:table-cell table:style-name="ce15"/>
          <table:table-cell office:value-type="string" table:style-name="ce28">
            <text:p>Problem: Interface cali2d83f848bb9: Link down - host : hubble-k8s-worker04.kr.hcloud.h53</text:p>
          </table:table-cell>
          <table:table-cell office:value-type="string" table:style-name="ce28">
            <text:p>Admin 쪽 베어메탈 호스트로 COC 에서 확인 불가 박재민 연구원께 확인 요청</text:p>
          </table:table-cell>
          <table:table-cell table:style-name="ce28"/>
          <table:table-cell office:value-type="string" table:content-validation-name="val1" table:style-name="ce29">
            <text:p>X</text:p>
          </table:table-cell>
          <table:table-cell office:value-type="string" table:content-validation-name="val1" table:style-name="ce29">
            <text:p>O</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5]);&quot;진행중&quot;;&quot;완료&quot;)" table:style-name="ce10">
            <text:p>완료</text:p>
          </table:table-cell>
          <table:table-cell office:value-type="time" office:time-value="PT0H2M0S" table:style-name="ce149">
            <text:p>0:02:00</text:p>
          </table:table-cell>
          <table:table-cell office:value-type="string" table:style-name="ce25">
            <text:p>2022.05.28</text:p>
          </table:table-cell>
          <table:table-cell office:value-type="string" table:style-name="ce26">
            <text:p>22~09</text:p>
          </table:table-cell>
          <table:table-cell office:value-type="string" table:content-validation-name="val2" table:style-name="ce27">
            <text:p>Radhika</text:p>
          </table:table-cell>
          <table:table-cell office:value-type="string" table:style-name="ce27">
            <text:p>Radhika, Jiyoon</text:p>
          </table:table-cell>
          <table:table-cell table:style-name="ce27"/>
          <table:table-cell office:value-type="date" office:date-value="2022-05-28T06:09:01" table:style-name="ce15">
            <text:p>22-5-28 6:09</text:p>
          </table:table-cell>
          <table:table-cell office:value-type="date" office:date-value="2022-05-28T06:11:01" table:style-name="ce15">
            <text:p>22-5-28 6:11</text:p>
          </table:table-cell>
          <table:table-cell office:value-type="time" office:time-value="PT0H2M0S" table:formula="of:=[.M65]-[.L65]" table:style-name="ce16">
            <text:p>0:02:00</text:p>
          </table:table-cell>
          <table:table-cell office:value-type="string" table:style-name="ce14">
            <text:p>Kakao</text:p>
          </table:table-cell>
          <table:table-cell office:value-type="date" office:date-value="2022-05-28T08:15:00" table:style-name="ce15">
            <text:p>22-5-28 8:15</text:p>
          </table:table-cell>
          <table:table-cell office:value-type="string" table:style-name="ce17">
            <text:p>kr-az2-com05-02r08.kr.hcloud.h53 unavailable icmp ping</text:p>
          </table:table-cell>
          <table:table-cell office:value-type="string" table:style-name="ce28">
            <text:p>rebooted the host and started up all 10 VMS</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6]);&quot;진행중&quot;;&quot;완료&quot;)" table:style-name="ce10">
            <text:p>완료</text:p>
          </table:table-cell>
          <table:table-cell office:value-type="time" office:time-value="PT0H4M0S" table:style-name="ce149">
            <text:p>0:04:00</text:p>
          </table:table-cell>
          <table:table-cell office:value-type="string" table:style-name="ce25">
            <text:p>2022.05.28</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5-28T11:10:00" table:style-name="ce15">
            <text:p>22-5-28 11:10</text:p>
          </table:table-cell>
          <table:table-cell office:value-type="date" office:date-value="2022-05-28T11:14:00" table:style-name="ce15">
            <text:p>22-5-28 11:14</text:p>
          </table:table-cell>
          <table:table-cell office:value-type="time" office:time-value="PT0H4M0S" table:formula="of:=[.M66]-[.L66]" table:style-name="ce16">
            <text:p>0:04:00</text:p>
          </table:table-cell>
          <table:table-cell office:value-type="string" table:style-name="ce67">
            <text:p>Kakao</text:p>
          </table:table-cell>
          <table:table-cell office:value-type="date" office:date-value="2022-05-28T11:16:00" table:style-name="ce15">
            <text:p>22-5-28 11:16</text:p>
          </table:table-cell>
          <table:table-cell office:value-type="string" table:style-name="ce17">
            <text:p>Switch Asic Lower Left Corner: Temperature is too low : &lt;5 - <text:s/>krcloud-prd-ipmi-r5</text:p>
          </table:table-cell>
          <table:table-cell office:value-type="string" table:style-name="ce28">
            <text:p>Automatically it got resolved.</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7]);&quot;진행중&quot;;&quot;완료&quot;)" table:style-name="ce10">
            <text:p>완료</text:p>
          </table:table-cell>
          <table:table-cell office:value-type="time" office:time-value="PT0H1M0S" table:style-name="ce149">
            <text:p>0:01:00</text:p>
          </table:table-cell>
          <table:table-cell office:value-type="string" table:style-name="ce25">
            <text:p>2022.05.28</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Thulsiraj</text:p>
          </table:table-cell>
          <table:table-cell table:style-name="ce27"/>
          <table:table-cell office:value-type="date" office:date-value="2022-05-28T19:04:00" table:style-name="ce15">
            <text:p>22-5-28 19:04</text:p>
          </table:table-cell>
          <table:table-cell office:value-type="date" office:date-value="2022-05-28T19:05:00" table:style-name="ce15">
            <text:p>22-5-28 19:05</text:p>
          </table:table-cell>
          <table:table-cell office:value-type="time" office:time-value="PT0H1M0S" table:formula="of:=[.M67]-[.L67]" table:style-name="ce16">
            <text:p>0:01:00</text:p>
          </table:table-cell>
          <table:table-cell office:value-type="string" table:style-name="ce14">
            <text:p>Kakao</text:p>
          </table:table-cell>
          <table:table-cell office:value-type="date" office:date-value="2022-05-28T19:28:00" table:style-name="ce15">
            <text:p>22-5-28 19:28</text:p>
          </table:table-cell>
          <table:table-cell office:value-type="string" table:style-name="ce28">
            <text:p>Unavailable by ICMP ping kr-az2-com05-02r08</text:p>
          </table:table-cell>
          <table:table-cell office:value-type="string" table:style-name="ce68">
            <text:p>rebooted the host and started up all 10 VMS<text:s/></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8]);&quot;진행중&quot;;&quot;완료&quot;)" table:style-name="ce19">
            <text:p>완료</text:p>
          </table:table-cell>
          <table:table-cell office:value-type="time" office:time-value="PT0H0M0S" table:style-name="ce149">
            <text:p>0:00:00</text:p>
          </table:table-cell>
          <table:table-cell office:value-type="string" table:style-name="ce41">
            <text:p>2022.05.28</text:p>
          </table:table-cell>
          <table:table-cell office:value-type="string" table:style-name="ce49">
            <text:p>09~21</text:p>
          </table:table-cell>
          <table:table-cell office:value-type="string" table:content-validation-name="val2" table:style-name="ce42">
            <text:p>Mohamed</text:p>
          </table:table-cell>
          <table:table-cell office:value-type="string" table:style-name="ce42">
            <text:p>Thulsiraj</text:p>
          </table:table-cell>
          <table:table-cell table:style-name="ce42"/>
          <table:table-cell office:value-type="date" office:date-value="2022-05-28T18:12:00" table:style-name="ce23">
            <text:p>22-5-28 18:12</text:p>
          </table:table-cell>
          <table:table-cell office:value-type="date" office:date-value="2022-05-28T18:12:00" table:style-name="ce23">
            <text:p>22-5-28 18:12</text:p>
          </table:table-cell>
          <table:table-cell office:value-type="time" office:time-value="PT0H0M0S" table:formula="of:=[.M68]-[.L68]" table:style-name="ce16">
            <text:p>0:00:00</text:p>
          </table:table-cell>
          <table:table-cell office:value-type="string" table:style-name="ce22">
            <text:p>kakao, Call</text:p>
          </table:table-cell>
          <table:table-cell office:value-type="date" office:date-value="2022-05-28T20:35:00" table:style-name="ce23">
            <text:p>22-5-28 20:35</text:p>
          </table:table-cell>
          <table:table-cell office:value-type="string" table:style-name="ce24">
            <text:p>/data disk size 9.98% capacity left: es02.ap-northeast-2prd.h53</text:p>
          </table:table-cell>
          <table:table-cell office:value-type="string" table:style-name="ce44">
            <text:p>Called the owner and he said we can ignore the alert.</text:p>
          </table:table-cell>
          <table:table-cell table:style-name="ce44"/>
          <table:table-cell table:content-validation-name="val1" table:style-name="ce45"/>
          <table:table-cell table:content-validation-name="val1" table:style-name="ce45"/>
          <table:table-cell table:style-name="ce46"/>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2M0S" table:style-name="ce149">
            <text:p>0:02:00</text:p>
          </table:table-cell>
          <table:table-cell office:value-type="string" table:style-name="ce25">
            <text:p>2022.05.28</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Ashok</text:p>
          </table:table-cell>
          <table:table-cell table:style-name="ce27"/>
          <table:table-cell office:value-type="date" office:date-value="2022-05-29T05:28:00" table:style-name="ce15">
            <text:p>22-5-29 5:28</text:p>
          </table:table-cell>
          <table:table-cell office:value-type="date" office:date-value="2022-05-29T05:30:00" table:style-name="ce15">
            <text:p>22-5-29 5:30</text:p>
          </table:table-cell>
          <table:table-cell office:value-type="time" office:time-value="PT0H2M0S" table:formula="of:=[.M69]-[.L69]" table:style-name="ce16">
            <text:p>0:02:00</text:p>
          </table:table-cell>
          <table:table-cell office:value-type="string" table:style-name="ce14">
            <text:p>Kakao</text:p>
          </table:table-cell>
          <table:table-cell table:style-name="ce15"/>
          <table:table-cell office:value-type="string" table:style-name="ce69">
            <text:p>broker01.ap-northeast-2.prd.h53 ICMP ping Unavailable/we have created the ticket to update Zabbix inventory also KRCLOUD-4961</text:p>
          </table:table-cell>
          <table:table-cell office:value-type="string" table:style-name="ce28">
            <text:p>There is a zabbix inventory mismatch, no problem with the server and service.<text:s/></text:p>
          </table:table-cell>
          <table:table-cell office:value-type="string" table:style-name="ce47">
            <text:p>KRCLOUD-4960 &amp; KRCLOUD-4961</text:p>
          </table:table-cell>
          <table:table-cell table:content-validation-name="val1" table:style-name="ce29"/>
          <table:table-cell table:content-validation-name="val1" table:style-name="ce29"/>
          <table:table-cell office:value-type="string" table:style-name="ce30">
            <text:p>Issue is there with Zabbix inventory not with servers.</text:p>
          </table:table-cell>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70]);&quot;진행중&quot;;&quot;완료&quot;)" table:style-name="ce19">
            <text:p>완료</text:p>
          </table:table-cell>
          <table:table-cell office:value-type="time" office:time-value="PT0H0M0S" table:style-name="ce149">
            <text:p>0:00:00</text:p>
          </table:table-cell>
          <table:table-cell office:value-type="string" table:style-name="ce41">
            <text:p>2022.05.28</text:p>
          </table:table-cell>
          <table:table-cell office:value-type="string" table:style-name="ce49">
            <text:p>09~21</text:p>
          </table:table-cell>
          <table:table-cell office:value-type="string" table:content-validation-name="val2" table:style-name="ce42">
            <text:p>Mohamed</text:p>
          </table:table-cell>
          <table:table-cell office:value-type="string" table:style-name="ce42">
            <text:p>Thulsiraj</text:p>
          </table:table-cell>
          <table:table-cell table:style-name="ce42"/>
          <table:table-cell office:value-type="date" office:date-value="2022-05-28T18:49:00" table:style-name="ce23">
            <text:p>22-5-28 18:49</text:p>
          </table:table-cell>
          <table:table-cell office:value-type="date" office:date-value="2022-05-28T18:49:00" table:style-name="ce23">
            <text:p>22-5-28 18:49</text:p>
          </table:table-cell>
          <table:table-cell office:value-type="time" office:time-value="PT0H0M0S" table:formula="of:=[.M70]-[.L70]" table:style-name="ce16">
            <text:p>0:00:00</text:p>
          </table:table-cell>
          <table:table-cell office:value-type="string" table:style-name="ce22">
            <text:p>Kakao</text:p>
          </table:table-cell>
          <table:table-cell office:value-type="date" office:date-value="2022-05-28T18:50:00" table:style-name="ce23">
            <text:p>22-5-28 18:50</text:p>
          </table:table-cell>
          <table:table-cell office:value-type="string" table:style-name="ce24">
            <text:p>Gitlab Gitaly Alert service down [hcloud-portal-monitoring]</text:p>
          </table:table-cell>
          <table:table-cell office:value-type="string" table:style-name="ce44">
            <text:p>Automatically it got resolved.</text:p>
          </table:table-cell>
          <table:table-cell table:style-name="ce44"/>
          <table:table-cell table:content-validation-name="val1" table:style-name="ce45"/>
          <table:table-cell table:content-validation-name="val1" table:style-name="ce45"/>
          <table:table-cell table:style-name="ce46"/>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1]);&quot;진행중&quot;;&quot;완료&quot;)" table:style-name="ce10">
            <text:p>완료</text:p>
          </table:table-cell>
          <table:table-cell office:value-type="time" office:time-value="PT0H2M0S" table:style-name="ce149">
            <text:p>0:02:00</text:p>
          </table:table-cell>
          <table:table-cell office:value-type="string" table:style-name="ce25">
            <text:p>2022.05.30</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Saju &amp; Ashok</text:p>
          </table:table-cell>
          <table:table-cell table:style-name="ce27"/>
          <table:table-cell office:value-type="date" office:date-value="2022-05-31T04:55:00" table:style-name="ce15">
            <text:p>22-5-31 4:55</text:p>
          </table:table-cell>
          <table:table-cell office:value-type="date" office:date-value="2022-05-31T04:57:00" table:style-name="ce15">
            <text:p>22-5-31 4:57</text:p>
          </table:table-cell>
          <table:table-cell office:value-type="time" office:time-value="PT0H2M0S" table:formula="of:=[.M71]-[.L71]" table:style-name="ce16">
            <text:p>0:02:00</text:p>
          </table:table-cell>
          <table:table-cell office:value-type="string" table:style-name="ce14">
            <text:p>Kakao &amp; mail</text:p>
          </table:table-cell>
          <table:table-cell office:value-type="date" office:date-value="2022-05-31T07:28:00" table:style-name="ce15">
            <text:p>22-5-31 7:28</text:p>
          </table:table-cell>
          <table:table-cell office:value-type="string" table:style-name="ce17">
            <text:p>Unavailable by ICMP ping Host: kr-az2-com05-02r08.kr.hcloud.h53</text:p>
          </table:table-cell>
          <table:table-cell office:value-type="string" table:style-name="ce28">
            <text:p>Due to CPU error, server went down.</text:p>
          </table:table-cell>
          <table:table-cell office:value-type="string" table:style-name="ce28">
            <text:p>KRCLOUD-4968</text:p>
          </table:table-cell>
          <table:table-cell office:value-type="string" table:content-validation-name="val1" table:style-name="ce29">
            <text:p>O</text:p>
          </table:table-cell>
          <table:table-cell table:content-validation-name="val1" table:style-name="ce29"/>
          <table:table-cell office:value-type="string" table:style-name="ce30">
            <text:p>There is no evacuation node for this staging server to evacute the instances, we have brought up the server twice but went down again .. Finally it came up and running with all the underlying instances</text:p>
          </table:table-cell>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2]);&quot;진행중&quot;;&quot;완료&quot;)" table:style-name="ce10">
            <text:p>완료</text:p>
          </table:table-cell>
          <table:table-cell office:value-type="time" office:time-value="PT0H1M0S" table:style-name="ce149">
            <text:p>0:01:00</text:p>
          </table:table-cell>
          <table:table-cell office:value-type="string" table:style-name="ce25">
            <text:p>2022.05.30</text:p>
          </table:table-cell>
          <table:table-cell office:value-type="string" table:style-name="ce26">
            <text:p>08~15</text:p>
          </table:table-cell>
          <table:table-cell office:value-type="string" table:content-validation-name="val2" table:style-name="ce27">
            <text:p>이후승</text:p>
          </table:table-cell>
          <table:table-cell office:value-type="string" table:style-name="ce27">
            <text:p>Ashok</text:p>
          </table:table-cell>
          <table:table-cell office:value-type="string" table:style-name="ce27">
            <text:p>심명보</text:p>
          </table:table-cell>
          <table:table-cell office:value-type="date" office:date-value="2022-05-30T11:55:00" table:style-name="ce15">
            <text:p>22-5-30 11:55</text:p>
          </table:table-cell>
          <table:table-cell office:value-type="date" office:date-value="2022-05-30T11:56:00" table:style-name="ce15">
            <text:p>22-5-30 11:56</text:p>
          </table:table-cell>
          <table:table-cell office:value-type="time" office:time-value="PT0H1M0S" table:formula="of:=[.M72]-[.L72]" table:style-name="ce16">
            <text:p>0:01:00</text:p>
          </table:table-cell>
          <table:table-cell office:value-type="string" table:style-name="ce14">
            <text:p>Kakao, Call</text:p>
          </table:table-cell>
          <table:table-cell office:value-type="date" office:date-value="2022-05-30T08:00:00" table:style-name="ce15">
            <text:p>22-5-30 8:00</text:p>
          </table:table-cell>
          <table:table-cell office:value-type="string" table:style-name="ce70">
            <text:p>Problem: Unavailable by ICMP ping</text:p>
            <text:p>Host: kr-az2-com05-02r08.kr.hcloud.h53</text:p>
          </table:table-cell>
          <table:table-cell office:value-type="string" table:style-name="ce28">
            <text:p>주말에 재부팅 발생한 동일 호스트, 금일 이준 책임께 새로 호스트(172.16.19.157) 할당 받아 마이그레이션 예정</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3]);&quot;진행중&quot;;&quot;완료&quot;)" table:style-name="ce10">
            <text:p>완료</text:p>
          </table:table-cell>
          <table:table-cell office:value-type="time" office:time-value="PT0H1M0S" table:style-name="ce149">
            <text:p>0:01:00</text:p>
          </table:table-cell>
          <table:table-cell office:value-type="string" table:style-name="ce25">
            <text:p>2022.05.30</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Saju &amp; Ashok</text:p>
          </table:table-cell>
          <table:table-cell table:style-name="ce27"/>
          <table:table-cell office:value-type="date" office:date-value="2022-05-31T03:06:00" table:style-name="ce15">
            <text:p>22-5-31 3:06</text:p>
          </table:table-cell>
          <table:table-cell office:value-type="date" office:date-value="2022-05-31T03:07:00" table:style-name="ce15">
            <text:p>22-5-31 3:07</text:p>
          </table:table-cell>
          <table:table-cell office:value-type="time" office:time-value="PT0H1M0S" table:formula="of:=[.M73]-[.L73]" table:style-name="ce16">
            <text:p>0:01:00</text:p>
          </table:table-cell>
          <table:table-cell office:value-type="string" table:style-name="ce14">
            <text:p>Kakao</text:p>
          </table:table-cell>
          <table:table-cell office:value-type="date" office:date-value="2022-05-31T08:03:00" table:style-name="ce15">
            <text:p>22-5-31 8:03</text:p>
          </table:table-cell>
          <table:table-cell office:value-type="string" table:style-name="ce17">
            <text:p>hubble-influxdb03.kr.hcloud.h53. High memory utilization (&gt;90% for 5m)</text:p>
          </table:table-cell>
          <table:table-cell office:value-type="string" table:style-name="ce28">
            <text:p>It got resolved.</text:p>
          </table:table-cell>
          <table:table-cell table:style-name="ce28"/>
          <table:table-cell office:value-type="string" table:content-validation-name="val1" table:style-name="ce29">
            <text:p>O</text:p>
          </table:table-cell>
          <table:table-cell table:content-validation-name="val1" table:style-name="ce29"/>
          <table:table-cell office:value-type="string" table:style-name="ce30">
            <text:p>Its fluctuating and as observed on the graph <text:s/>from yesterday its consuming more memory</text:p>
          </table:table-cell>
          <table:table-cell table:number-columns-repeated="16362" table:style-name="ce9"/>
        </table:table-row>
        <table:table-row table:style-name="ro4">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74]);&quot;진행중&quot;;&quot;완료&quot;)" table:style-name="ce19">
            <text:p>완료</text:p>
          </table:table-cell>
          <table:table-cell office:value-type="time" office:time-value="PT0H3M0S" table:style-name="ce149">
            <text:p>0:03:00</text:p>
          </table:table-cell>
          <table:table-cell office:value-type="string" table:style-name="ce41">
            <text:p>2022.05.30</text:p>
          </table:table-cell>
          <table:table-cell office:value-type="string" table:style-name="ce49">
            <text:p>15~22</text:p>
          </table:table-cell>
          <table:table-cell office:value-type="string" table:content-validation-name="val2" table:style-name="ce42">
            <text:p>임정현</text:p>
          </table:table-cell>
          <table:table-cell table:style-name="ce42"/>
          <table:table-cell office:value-type="string" table:style-name="ce42">
            <text:p>장재봉</text:p>
          </table:table-cell>
          <table:table-cell office:value-type="date" office:date-value="2022-05-30T19:59:00" table:style-name="ce23">
            <text:p>22-5-30 19:59</text:p>
          </table:table-cell>
          <table:table-cell office:value-type="date" office:date-value="2022-05-30T20:02:00" table:style-name="ce23">
            <text:p>22-5-30 20:02</text:p>
          </table:table-cell>
          <table:table-cell office:value-type="time" office:time-value="PT0H3M0S" table:formula="of:=[.M74]-[.L74]" table:style-name="ce16">
            <text:p>0:03:00</text:p>
          </table:table-cell>
          <table:table-cell office:value-type="string" table:style-name="ce22">
            <text:p>Kakao, SMS</text:p>
          </table:table-cell>
          <table:table-cell office:value-type="date" office:date-value="2022-05-30T20:01:00" table:style-name="ce23">
            <text:p>22-5-30 20:01</text:p>
          </table:table-cell>
          <table:table-cell office:value-type="string" table:style-name="ce55">
            <text:p>Nexus(EXT) service down</text:p>
          </table:table-cell>
          <table:table-cell office:value-type="string" table:style-name="ce53">
            <text:p>Hcloud-PaaS Portal 김세영 담당자에게 nexus 서비스 상태 확인 요청</text:p>
            <text:p>(Hcloud-PaaSAPNE1(UW)의 경우 아래 티어2 담당자에게 전파만 하면됨, IaaS의 경우 최원석, 이순철 개발자님에게 전파)</text:p>
            <text:p>윤상준(홀) : 010-3701-5350</text:p>
            <text:p>김세영(짝) : 010-3715-6686</text:p>
          </table:table-cell>
          <table:table-cell table:style-name="ce44"/>
          <table:table-cell office:value-type="string" table:content-validation-name="val1" table:style-name="ce45">
            <text:p>X</text:p>
          </table:table-cell>
          <table:table-cell office:value-type="string" table:content-validation-name="val1" table:style-name="ce45">
            <text:p>O</text:p>
          </table:table-cell>
          <table:table-cell table:style-name="ce46"/>
          <table:table-cell table:style-name="ce10"/>
          <table:table-cell table:number-columns-repeated="16361" table:style-name="ce1"/>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75]);&quot;진행중&quot;;&quot;완료&quot;)" table:style-name="ce10">
            <text:p>완료</text:p>
          </table:table-cell>
          <table:table-cell office:value-type="time" office:time-value="PT0H6M0S" table:style-name="ce149">
            <text:p>0:06:00</text:p>
          </table:table-cell>
          <table:table-cell office:value-type="string" table:style-name="ce25">
            <text:p>2022.05.12</text:p>
          </table:table-cell>
          <table:table-cell office:value-type="string" table:style-name="ce26">
            <text:p>08~16</text:p>
          </table:table-cell>
          <table:table-cell office:value-type="string" table:content-validation-name="val2" table:style-name="ce27">
            <text:p>오창민</text:p>
          </table:table-cell>
          <table:table-cell table:style-name="ce27"/>
          <table:table-cell office:value-type="string" table:style-name="ce27">
            <text:p>장재봉</text:p>
          </table:table-cell>
          <table:table-cell office:value-type="date" office:date-value="2022-05-12T12:49:00" table:style-name="ce15">
            <text:p>22-5-12 12:49</text:p>
          </table:table-cell>
          <table:table-cell office:value-type="date" office:date-value="2022-05-12T12:55:00" table:style-name="ce15">
            <text:p>22-5-12 12:55</text:p>
          </table:table-cell>
          <table:table-cell office:value-type="time" office:time-value="PT0H6M0S" table:formula="of:=[.M75]-[.L75]" table:style-name="ce16">
            <text:p>0:06:00</text:p>
          </table:table-cell>
          <table:table-cell office:value-type="string" table:style-name="ce14">
            <text:p>Kakao</text:p>
          </table:table-cell>
          <table:table-cell office:value-type="date" office:date-value="2022-05-12T12:47:00" table:style-name="ce15">
            <text:p>22-5-12 12:47</text:p>
          </table:table-cell>
          <table:table-cell office:value-type="string" table:style-name="ce17">
            <text:p>Lack of available memory on server krcloudstgcomdr209</text:p>
          </table:table-cell>
          <table:table-cell office:value-type="string" table:style-name="ce28">
            <text:p>libvirt_exporter 컨테이너 재기동하여 해결</text:p>
          </table:table-cell>
          <table:table-cell table:style-name="ce28"/>
          <table:table-cell office:value-type="string" table:content-validation-name="val1" table:style-name="ce29">
            <text:p>X</text:p>
          </table:table-cell>
          <table:table-cell office:value-type="string" table:content-validation-name="val1" table:style-name="ce29">
            <text:p>X</text:p>
          </table:table-cell>
          <table:table-cell table:style-name="ce30"/>
          <table:table-cell table:style-name="ce10"/>
          <table:table-cell table:number-columns-repeated="16361" table:style-name="ce1"/>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table:style-name="ce10">
            <text:p>완료</text:p>
          </table:table-cell>
          <table:table-cell office:value-type="time" office:time-value="PT0H2M0S" table:style-name="ce149">
            <text:p>0:02:00</text:p>
          </table:table-cell>
          <table:table-cell office:value-type="string" table:style-name="ce25">
            <text:p>2022.05.31</text:p>
          </table:table-cell>
          <table:table-cell office:value-type="string" table:style-name="ce26">
            <text:p>08~15</text:p>
          </table:table-cell>
          <table:table-cell office:value-type="string" table:content-validation-name="val2" table:style-name="ce27">
            <text:p>오창민</text:p>
          </table:table-cell>
          <table:table-cell table:style-name="ce27"/>
          <table:table-cell office:value-type="string" table:style-name="ce27">
            <text:p>심명보</text:p>
          </table:table-cell>
          <table:table-cell office:value-type="date" office:date-value="2022-05-31T10:12:00" table:style-name="ce15">
            <text:p>22-5-31 10:12</text:p>
          </table:table-cell>
          <table:table-cell office:value-type="date" office:date-value="2022-05-31T10:14:00" table:style-name="ce15">
            <text:p>22-5-31 10:14</text:p>
          </table:table-cell>
          <table:table-cell office:value-type="time" office:time-value="PT0H2M0S" table:formula="of:=[.M76]-[.L76]" table:style-name="ce16">
            <text:p>0:02:00</text:p>
          </table:table-cell>
          <table:table-cell office:value-type="string" table:style-name="ce14">
            <text:p>kakao</text:p>
          </table:table-cell>
          <table:table-cell table:style-name="ce31"/>
          <table:table-cell office:value-type="string" table:style-name="ce48">
            <text:p>Problem: Unavailable by ICMP ping</text:p>
            <text:p>Host: kr-az2-com05-02r08.kr.hcloud.h53</text:p>
          </table:table-cell>
          <table:table-cell office:value-type="string" table:style-name="ce47">
            <text:p>1. 현대자동차 이준 책임에게 검증계 rescue노드 할당받음.</text:p>
            <text:p>kr-az2-com18-02r08.kr.hcloud.h53</text:p>
            <text:p>kr-az2-com19-02r08.kr.hcloud.h53</text:p>
            <text:p>2. 정종인매니저, 이근호매니저 rescue 노드 openstack 배포</text:p>
            <text:p>3. 장애 호스트(kr-az2-com05-02r08.kr.hcloud.h53)에서 rescue 노드(kr-az2-com18-02r08.kr.hcloud.h53) evacuate 진행하였으나 VM ping 실패</text:p>
            <text:p>4. kr-az2-com18-02r08.kr.hcloud.h53에서 kr-az2-com19-02r08.kr.hcloud.h53로 실시간 마이그레이션 진행하였으나 fail되어 장애 호스트(kr-az2-com05-02r08.kr.hcloud.h53)로 원복</text:p>
            <text:p>5. 이준 책임에게 네트워크 및 스위치 점검 요청</text:p>
            <text:p>6. com18, com19 노드 케이블 불량으로 com16번 노드를 rescue 노드로 지정 후 evacuate 진행예정(양영우 팀장님)</text:p>
          </table:table-cell>
          <table:table-cell table:style-name="ce28"/>
          <table:table-cell office:value-type="string" table:content-validation-name="val1" table:style-name="ce29">
            <text:p>X</text:p>
          </table:table-cell>
          <table:table-cell office:value-type="string" table:content-validation-name="val1" table:style-name="ce29">
            <text:p>O</text:p>
          </table:table-cell>
          <table:table-cell table:style-name="ce30"/>
          <table:table-cell table:style-name="ce10"/>
          <table:table-cell table:number-columns-repeated="16361" table:style-name="ce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7]);&quot;진행중&quot;;&quot;완료&quot;)" table:style-name="ce10">
            <text:p>완료</text:p>
          </table:table-cell>
          <table:table-cell office:value-type="time" office:time-value="PT0H1M0S" table:style-name="ce149">
            <text:p>0:01:00</text:p>
          </table:table-cell>
          <table:table-cell office:value-type="string" table:style-name="ce41">
            <text:p>2022.05.16</text:p>
          </table:table-cell>
          <table:table-cell office:value-type="string" table:style-name="ce26">
            <text:p>15~22</text:p>
          </table:table-cell>
          <table:table-cell office:value-type="string" table:content-validation-name="val2" table:style-name="ce27">
            <text:p>임정현</text:p>
          </table:table-cell>
          <table:table-cell table:style-name="ce27"/>
          <table:table-cell office:value-type="string" table:style-name="ce27">
            <text:p>심명보</text:p>
          </table:table-cell>
          <table:table-cell office:value-type="date" office:date-value="2022-05-16T19:09:00" table:style-name="ce15">
            <text:p>22-5-16 19:09</text:p>
          </table:table-cell>
          <table:table-cell office:value-type="date" office:date-value="2022-05-16T19:10:00" table:style-name="ce15">
            <text:p>22-5-16 19:10</text:p>
          </table:table-cell>
          <table:table-cell office:value-type="time" office:time-value="PT0H1M0S" table:formula="of:=[.M77]-[.L77]" table:style-name="ce16">
            <text:p>0:01:00</text:p>
          </table:table-cell>
          <table:table-cell office:value-type="string" table:style-name="ce14">
            <text:p>Kakao, mail, SNS</text:p>
          </table:table-cell>
          <table:table-cell office:value-type="date" office:date-value="2022-05-16T22:08:00" table:style-name="ce15">
            <text:p>22-5-16 22:08</text:p>
          </table:table-cell>
          <table:table-cell office:value-type="string" table:style-name="ce48">
            <text:p>Problem: Unavailable by ICMP ping</text:p>
            <text:p>Host: broker-1.ap-northeast-2.prd.h53</text:p>
          </table:table-cell>
          <table:table-cell office:value-type="string" table:style-name="ce47">
            <text:p>쟈빅스 모니터링 및 ping</text:p>
            <text:p>- 해당 VM 담당자 박상선 책임연구원이 확인예정</text:p>
          </table:table-cell>
          <table:table-cell table:style-name="ce28"/>
          <table:table-cell office:value-type="string" table:content-validation-name="val1" table:style-name="ce29">
            <text:p>X</text:p>
          </table:table-cell>
          <table:table-cell office:value-type="string" table:content-validation-name="val1" table:style-name="ce29">
            <text:p>X</text:p>
          </table:table-cell>
          <table:table-cell table:style-name="ce30"/>
          <table:table-cell table:style-name="ce10"/>
          <table:table-cell table:number-columns-repeated="16361" table:style-name="ce1"/>
        </table:table-row>
        <table:table-row table:style-name="ro2">
          <table:table-cell office:value-type="string" table:style-name="ce18">
            <text:p>5월</text:p>
          </table:table-cell>
          <table:table-cell office:value-type="string" table:style-name="ce18">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8]);&quot;진행중&quot;;&quot;완료&quot;)" table:style-name="ce19">
            <text:p>완료</text:p>
          </table:table-cell>
          <table:table-cell office:value-type="time" office:time-value="PT0H6M0S" table:style-name="ce149">
            <text:p>0:06:00</text:p>
          </table:table-cell>
          <table:table-cell office:value-type="string" table:style-name="ce41">
            <text:p>2022.05.17</text:p>
          </table:table-cell>
          <table:table-cell office:value-type="string" table:style-name="ce49">
            <text:p>21~09</text:p>
          </table:table-cell>
          <table:table-cell office:value-type="string" table:content-validation-name="val2" table:style-name="ce42">
            <text:p>Subramanya</text:p>
          </table:table-cell>
          <table:table-cell office:value-type="string" table:style-name="ce42">
            <text:p>Ashok and Saju</text:p>
          </table:table-cell>
          <table:table-cell table:style-name="ce42"/>
          <table:table-cell office:value-type="date" office:date-value="2022-05-17T04:17:00" table:style-name="ce23">
            <text:p>22-5-17 4:17</text:p>
          </table:table-cell>
          <table:table-cell office:value-type="date" office:date-value="2022-05-17T04:23:00" table:style-name="ce23">
            <text:p>22-5-17 4:23</text:p>
          </table:table-cell>
          <table:table-cell office:value-type="time" office:time-value="PT0H6M0S" table:formula="of:=[.M78]-[.L78]" table:style-name="ce16">
            <text:p>0:06:00</text:p>
          </table:table-cell>
          <table:table-cell office:value-type="string" table:style-name="ce22">
            <text:p>Mail</text:p>
          </table:table-cell>
          <table:table-cell office:value-type="date" office:date-value="2022-05-17T00:00:00" table:style-name="ce23">
            <text:p>22-5-17 0:00</text:p>
          </table:table-cell>
          <table:table-cell office:value-type="string" table:style-name="ce24">
            <text:p>/home Disk size 5.24 % capacity left : kmaph00gn001.pus0c01.hcloud.io</text:p>
          </table:table-cell>
          <table:table-cell office:value-type="string" table:style-name="ce71">
            <text:p>Amit Anand Others, he confirmed he will look into the issue.</text:p>
          </table:table-cell>
          <table:table-cell table:style-name="ce44"/>
          <table:table-cell office:value-type="string" table:content-validation-name="val1" table:style-name="ce45">
            <text:p>X</text:p>
          </table:table-cell>
          <table:table-cell table:content-validation-name="val1" table:style-name="ce45"/>
          <table:table-cell table:style-name="ce46"/>
          <table:table-cell table:style-name="ce10"/>
          <table:table-cell table:number-columns-repeated="16361" table:style-name="ce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9]);&quot;진행중&quot;;&quot;완료&quot;)" table:style-name="ce10">
            <text:p>완료</text:p>
          </table:table-cell>
          <table:table-cell office:value-type="time" office:time-value="PT0H7M0S" table:style-name="ce149">
            <text:p>0:07:00</text:p>
          </table:table-cell>
          <table:table-cell office:value-type="string" table:style-name="ce25">
            <text:p>2022.05.10</text:p>
          </table:table-cell>
          <table:table-cell office:value-type="string" table:style-name="ce26">
            <text:p>09~15</text:p>
          </table:table-cell>
          <table:table-cell office:value-type="string" table:content-validation-name="val2" table:style-name="ce27">
            <text:p>이시형</text:p>
          </table:table-cell>
          <table:table-cell table:style-name="ce27"/>
          <table:table-cell office:value-type="string" table:style-name="ce27">
            <text:p>고희경</text:p>
          </table:table-cell>
          <table:table-cell office:value-type="date" office:date-value="2022-05-10T14:44:00" table:style-name="ce15">
            <text:p>22-5-10 14:44</text:p>
          </table:table-cell>
          <table:table-cell office:value-type="date" office:date-value="2022-05-10T14:51:00" table:style-name="ce15">
            <text:p>22-5-10 14:51</text:p>
          </table:table-cell>
          <table:table-cell office:value-type="time" office:time-value="PT0H7M0S" table:formula="of:=[.M79]-[.L79]" table:style-name="ce16">
            <text:p>0:07:00</text:p>
          </table:table-cell>
          <table:table-cell office:value-type="string" table:style-name="ce14">
            <text:p>M+ Messanger</text:p>
          </table:table-cell>
          <table:table-cell office:value-type="date" office:date-value="2022-05-10T14:45:00" table:style-name="ce15">
            <text:p>22-5-10 14:45</text:p>
          </table:table-cell>
          <table:table-cell office:value-type="string" table:style-name="ce17">
            <text:p>DIS Service Restart on ccsnahmadisp01<text:s/></text:p>
          </table:table-cell>
          <table:table-cell office:value-type="string" table:style-name="ce28">
            <text:p>ccsnahmadisp01 VM 담당자 작업으로 인한 Restart로 확인 됨.</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style-name="ce10"/>
          <table:table-cell table:number-columns-repeated="16361" table:style-name="ce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6M0S" table:style-name="ce149">
            <text:p>0:06:00</text:p>
          </table:table-cell>
          <table:table-cell office:value-type="string" table:style-name="ce25">
            <text:p>2022.05.10</text:p>
          </table:table-cell>
          <table:table-cell office:value-type="string" table:style-name="ce26">
            <text:p>17~22</text:p>
          </table:table-cell>
          <table:table-cell office:value-type="string" table:content-validation-name="val2" table:style-name="ce27">
            <text:p>이한새</text:p>
          </table:table-cell>
          <table:table-cell table:style-name="ce27"/>
          <table:table-cell office:value-type="string" table:style-name="ce27">
            <text:p>정진호</text:p>
          </table:table-cell>
          <table:table-cell office:value-type="date" office:date-value="2022-05-10T21:40:00" table:style-name="ce15">
            <text:p>22-5-10 21:40</text:p>
          </table:table-cell>
          <table:table-cell office:value-type="date" office:date-value="2022-05-10T21:46:00" table:style-name="ce15">
            <text:p>22-5-10 21:46</text:p>
          </table:table-cell>
          <table:table-cell office:value-type="time" office:time-value="PT0H6M0S" table:formula="of:=[.M80]-[.L80]" table:style-name="ce16">
            <text:p>0:06:00</text:p>
          </table:table-cell>
          <table:table-cell office:value-type="string" table:style-name="ce14">
            <text:p>mail</text:p>
          </table:table-cell>
          <table:table-cell table:style-name="ce31"/>
          <table:table-cell office:value-type="string" table:style-name="ce17">
            <text:p>/data Disk size 10.57% capacity left: ccsnahmacvcmofp01</text:p>
          </table:table-cell>
          <table:table-cell office:value-type="string" table:style-name="ce28">
            <text:p>chuck lee ,denny , noc 에 메일로 전달</text:p>
          </table:table-cell>
          <table:table-cell table:style-name="ce28"/>
          <table:table-cell office:value-type="string" table:content-validation-name="val1" table:style-name="ce29">
            <text:p>X</text:p>
          </table:table-cell>
          <table:table-cell office:value-type="string" table:content-validation-name="val1" table:style-name="ce29">
            <text:p>X</text:p>
          </table:table-cell>
          <table:table-cell table:style-name="ce30"/>
          <table:table-cell table:style-name="ce10"/>
          <table:table-cell table:number-columns-repeated="16361" table:style-name="ce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1]);&quot;진행중&quot;;&quot;완료&quot;)" table:style-name="ce10">
            <text:p>완료</text:p>
          </table:table-cell>
          <table:table-cell office:value-type="time" office:time-value="PT0H3M0S" table:style-name="ce149">
            <text:p>0:03:00</text:p>
          </table:table-cell>
          <table:table-cell office:value-type="string" table:style-name="ce25">
            <text:p>2022.05.11</text:p>
          </table:table-cell>
          <table:table-cell office:value-type="string" table:style-name="ce26">
            <text:p>21~09</text:p>
          </table:table-cell>
          <table:table-cell office:value-type="string" table:content-validation-name="val2" table:style-name="ce27">
            <text:p>Lalit</text:p>
          </table:table-cell>
          <table:table-cell office:value-type="string" table:style-name="ce27">
            <text:p>Thulasiraj</text:p>
          </table:table-cell>
          <table:table-cell table:style-name="ce27"/>
          <table:table-cell office:value-type="date" office:date-value="2022-05-11T23:23:00" table:style-name="ce15">
            <text:p>22-5-11 23:23</text:p>
          </table:table-cell>
          <table:table-cell office:value-type="date" office:date-value="2022-05-11T23:26:00" table:style-name="ce15">
            <text:p>22-5-11 23:26</text:p>
          </table:table-cell>
          <table:table-cell office:value-type="time" office:time-value="PT0H3M0S" table:formula="of:=[.M81]-[.L81]" table:style-name="ce16">
            <text:p>0:03:00</text:p>
          </table:table-cell>
          <table:table-cell office:value-type="string" table:style-name="ce14">
            <text:p>M+ Messanger</text:p>
          </table:table-cell>
          <table:table-cell office:value-type="date" office:date-value="2022-05-11T23:46:00" table:style-name="ce15">
            <text:p>22-5-11 23:46</text:p>
          </table:table-cell>
          <table:table-cell office:value-type="string" table:style-name="ce17">
            <text:p>/data Disk size 10.98 % capacity left : ccsnahmaauxmofp01</text:p>
          </table:table-cell>
          <table:table-cell office:value-type="string" table:style-name="ce28">
            <text:p>Informed VM owner</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style-name="ce10"/>
          <table:table-cell table:number-columns-repeated="16361" table:style-name="ce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2]);&quot;진행중&quot;;&quot;완료&quot;)" table:style-name="ce10">
            <text:p>완료</text:p>
          </table:table-cell>
          <table:table-cell office:value-type="time" office:time-value="PT0H1M0S" table:style-name="ce149">
            <text:p>0:01:00</text:p>
          </table:table-cell>
          <table:table-cell office:value-type="string" table:style-name="ce25">
            <text:p>2022.05.11</text:p>
          </table:table-cell>
          <table:table-cell office:value-type="string" table:style-name="ce26">
            <text:p>21~09</text:p>
          </table:table-cell>
          <table:table-cell office:value-type="string" table:content-validation-name="val2" table:style-name="ce27">
            <text:p>Lalit</text:p>
          </table:table-cell>
          <table:table-cell office:value-type="string" table:style-name="ce27">
            <text:p>Ram</text:p>
          </table:table-cell>
          <table:table-cell table:style-name="ce27"/>
          <table:table-cell office:value-type="date" office:date-value="2022-05-12T02:33:00" table:style-name="ce15">
            <text:p>22-5-12 2:33</text:p>
          </table:table-cell>
          <table:table-cell office:value-type="date" office:date-value="2022-05-12T02:34:00" table:style-name="ce15">
            <text:p>22-5-12 2:34</text:p>
          </table:table-cell>
          <table:table-cell office:value-type="time" office:time-value="PT0H1M0S" table:formula="of:=[.M82]-[.L82]" table:style-name="ce16">
            <text:p>0:01:00</text:p>
          </table:table-cell>
          <table:table-cell office:value-type="string" table:style-name="ce14">
            <text:p>M+ Messanger</text:p>
          </table:table-cell>
          <table:table-cell office:value-type="date" office:date-value="2022-05-11T02:35:00" table:style-name="ce15">
            <text:p>22-5-11 2:35</text:p>
          </table:table-cell>
          <table:table-cell office:value-type="string" table:style-name="ce17">
            <text:p>/data Disk size 10.99 % capacity left : ccsnakmasbrmofp01</text:p>
          </table:table-cell>
          <table:table-cell office:value-type="string" table:style-name="ce28">
            <text:p>Informed VM owner</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style-name="ce10"/>
          <table:table-cell table:number-columns-repeated="16361" table:style-name="ce1"/>
        </table:table-row>
        <table:table-row table:style-name="ro2">
          <table:table-cell office:value-type="string" table:style-name="ce32">
            <text:p>5월</text:p>
          </table:table-cell>
          <table:table-cell office:value-type="string" table:style-name="ce32">
            <text:p>NA</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1H3M0S" table:style-name="ce149">
            <text:p>1:03:00</text:p>
          </table:table-cell>
          <table:table-cell office:value-type="string" table:style-name="ce72">
            <text:p>2022.05.11</text:p>
          </table:table-cell>
          <table:table-cell office:value-type="string" table:style-name="ce73">
            <text:p>21~09</text:p>
          </table:table-cell>
          <table:table-cell office:value-type="string" table:content-validation-name="val2" table:style-name="ce74">
            <text:p>Lalit</text:p>
          </table:table-cell>
          <table:table-cell office:value-type="string" table:style-name="ce74">
            <text:p>Thulasiraj</text:p>
          </table:table-cell>
          <table:table-cell table:style-name="ce74"/>
          <table:table-cell office:value-type="date" office:date-value="2022-05-11T23:32:00" table:style-name="ce38">
            <text:p>22-5-11 23:32</text:p>
          </table:table-cell>
          <table:table-cell office:value-type="date" office:date-value="2022-05-12T00:35:00" table:style-name="ce38">
            <text:p>22-5-12 0:35</text:p>
          </table:table-cell>
          <table:table-cell office:value-type="time" office:time-value="PT1H3M0S" table:formula="of:=[.M83]-[.L83]" table:style-name="ce39">
            <text:p>1:03:00</text:p>
          </table:table-cell>
          <table:table-cell office:value-type="string" table:style-name="ce37">
            <text:p>M+ Messanger</text:p>
          </table:table-cell>
          <table:table-cell table:style-name="ce38"/>
          <table:table-cell office:value-type="string" table:style-name="ce40">
            <text:p>/data Disk size 10.93 % capacity left : ccsnahmacvcmofp02</text:p>
          </table:table-cell>
          <table:table-cell office:value-type="string" table:style-name="ce75">
            <text:p>Informed VM owner</text:p>
          </table:table-cell>
          <table:table-cell table:style-name="ce75"/>
          <table:table-cell office:value-type="string" table:content-validation-name="val1" table:style-name="ce76">
            <text:p>O</text:p>
          </table:table-cell>
          <table:table-cell office:value-type="string" table:content-validation-name="val1" table:style-name="ce76">
            <text:p>X</text:p>
          </table:table-cell>
          <table:table-cell table:style-name="ce77"/>
          <table:table-cell table:style-name="ce10"/>
          <table:table-cell table:number-columns-repeated="16361" table:style-name="ce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4]);&quot;진행중&quot;;&quot;완료&quot;)" table:style-name="ce10">
            <text:p>완료</text:p>
          </table:table-cell>
          <table:table-cell office:value-type="time" office:time-value="PT3H45M0S" table:style-name="ce149">
            <text:p>3:45:00</text:p>
          </table:table-cell>
          <table:table-cell office:value-type="string" table:style-name="ce25">
            <text:p>2022.05.14</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Saju, Ashok</text:p>
          </table:table-cell>
          <table:table-cell table:style-name="ce27"/>
          <table:table-cell office:value-type="date" office:date-value="2022-05-14T01:24:00" table:style-name="ce15">
            <text:p>22-5-14 1:24</text:p>
          </table:table-cell>
          <table:table-cell office:value-type="date" office:date-value="2022-05-14T05:09:00" table:style-name="ce15">
            <text:p>22-5-14 5:09</text:p>
          </table:table-cell>
          <table:table-cell office:value-type="time" office:time-value="PT3H45M0S" table:formula="of:=[.M84]-[.L84]" table:style-name="ce16">
            <text:p>3:45:00</text:p>
          </table:table-cell>
          <table:table-cell office:value-type="string" table:style-name="ce14">
            <text:p>Messanger</text:p>
          </table:table-cell>
          <table:table-cell office:value-type="date" office:date-value="2022-05-14T01:29:00" table:style-name="ce15">
            <text:p>22-5-14 1:29</text:p>
          </table:table-cell>
          <table:table-cell office:value-type="string" table:style-name="ce17">
            <text:p>/data Disk size 5.94 % capacity left : ccsnahmacvcmofp01</text:p>
          </table:table-cell>
          <table:table-cell office:value-type="string" table:style-name="ce28">
            <text:p>Checked and informed on M+ but there wer no action, so informed via phone call then Chuck Lee worked on it</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table:style-name="ce33"/>
          <table:table-cell table:number-columns-repeated="16361" table:style-name="ce78"/>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5]);&quot;진행중&quot;;&quot;완료&quot;)" table:style-name="ce10">
            <text:p>완료</text:p>
          </table:table-cell>
          <table:table-cell office:value-type="time" office:time-value="PT2H10M0S" table:style-name="ce149">
            <text:p>2:10:00</text:p>
          </table:table-cell>
          <table:table-cell office:value-type="string" table:style-name="ce25">
            <text:p>2022.05.21</text:p>
          </table:table-cell>
          <table:table-cell office:value-type="string" table:style-name="ce26">
            <text:p>09~21</text:p>
          </table:table-cell>
          <table:table-cell office:value-type="string" table:content-validation-name="val2" table:style-name="ce27">
            <text:p>Lalit</text:p>
          </table:table-cell>
          <table:table-cell office:value-type="string" table:style-name="ce27">
            <text:p>Ganesh</text:p>
          </table:table-cell>
          <table:table-cell table:style-name="ce27"/>
          <table:table-cell office:value-type="date" office:date-value="2022-05-21T10:32:00" table:style-name="ce15">
            <text:p>22-5-21 10:32</text:p>
          </table:table-cell>
          <table:table-cell office:value-type="date" office:date-value="2022-05-21T12:42:00" table:style-name="ce15">
            <text:p>22-5-21 12:42</text:p>
          </table:table-cell>
          <table:table-cell office:value-type="time" office:time-value="PT2H10M0S" table:formula="of:=[.M85]-[.L85]" table:style-name="ce16">
            <text:p>2:10:00</text:p>
          </table:table-cell>
          <table:table-cell office:value-type="string" table:style-name="ce14">
            <text:p>Kakao, email</text:p>
          </table:table-cell>
          <table:table-cell office:value-type="date" office:date-value="2022-05-21T10:39:00" table:style-name="ce15">
            <text:p>22-5-21 10:39</text:p>
          </table:table-cell>
          <table:table-cell office:value-type="string" table:style-name="ce17">
            <text:p>/data Disk size 10.96 % capacity left : ccsnahmacvcmofp01,02</text:p>
          </table:table-cell>
          <table:table-cell office:value-type="string" table:style-name="ce28">
            <text:p>Checked, confirmed status, shared status, Emailed VM owner</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style-name="ce33"/>
          <table:table-cell table:number-columns-repeated="16361" table:style-name="ce78"/>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6]);&quot;진행중&quot;;&quot;완료&quot;)" table:style-name="ce10">
            <text:p>완료</text:p>
          </table:table-cell>
          <table:table-cell office:value-type="time" office:time-value="PT0H1M0S" table:style-name="ce149">
            <text:p>0:01:00</text:p>
          </table:table-cell>
          <table:table-cell office:value-type="string" table:style-name="ce25">
            <text:p>2022.05.23</text:p>
          </table:table-cell>
          <table:table-cell office:value-type="string" table:style-name="ce26">
            <text:p>09~21</text:p>
          </table:table-cell>
          <table:table-cell office:value-type="string" table:content-validation-name="val2" table:style-name="ce27">
            <text:p>이시형</text:p>
          </table:table-cell>
          <table:table-cell table:style-name="ce27"/>
          <table:table-cell office:value-type="string" table:style-name="ce27">
            <text:p>남원우</text:p>
          </table:table-cell>
          <table:table-cell office:value-type="date" office:date-value="2022-05-23T09:37:00" table:style-name="ce15">
            <text:p>22-5-23 9:37</text:p>
          </table:table-cell>
          <table:table-cell office:value-type="date" office:date-value="2022-05-23T09:38:00" table:style-name="ce15">
            <text:p>22-5-23 9:38</text:p>
          </table:table-cell>
          <table:table-cell office:value-type="time" office:time-value="PT0H1M0S" table:formula="of:=[.M86]-[.L86]" table:style-name="ce16">
            <text:p>0:01:00</text:p>
          </table:table-cell>
          <table:table-cell office:value-type="string" table:style-name="ce14">
            <text:p>Kakao, email</text:p>
          </table:table-cell>
          <table:table-cell office:value-type="date" office:date-value="2022-05-23T09:52:00" table:style-name="ce15">
            <text:p>22-5-23 9:52</text:p>
          </table:table-cell>
          <table:table-cell office:value-type="string" table:style-name="ce17">
            <text:p>/data Disk size 20.99% capacity left : ccsnahmaissp03</text:p>
          </table:table-cell>
          <table:table-cell office:value-type="string" table:style-name="ce28">
            <text:p>Checked, confirmed status, shared status, messaged VM owner</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style-name="ce10"/>
          <table:table-cell table:number-columns-repeated="16361" table:style-name="ce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6M0S" table:style-name="ce149">
            <text:p>0:06:00</text:p>
          </table:table-cell>
          <table:table-cell office:value-type="string" table:style-name="ce25">
            <text:p>2022.05.23</text:p>
          </table:table-cell>
          <table:table-cell office:value-type="string" table:style-name="ce26">
            <text:p>09~21</text:p>
          </table:table-cell>
          <table:table-cell office:value-type="string" table:style-name="ce27">
            <text:p>이시형</text:p>
          </table:table-cell>
          <table:table-cell table:style-name="ce27"/>
          <table:table-cell office:value-type="string" table:content-validation-name="val2" table:style-name="ce79">
            <text:p>남원우</text:p>
          </table:table-cell>
          <table:table-cell office:value-type="date" office:date-value="2022-05-23T13:17:00" table:style-name="ce15">
            <text:p>22-5-23 13:17</text:p>
          </table:table-cell>
          <table:table-cell office:value-type="date" office:date-value="2022-05-23T13:23:00" table:style-name="ce15">
            <text:p>22-5-23 13:23</text:p>
          </table:table-cell>
          <table:table-cell office:value-type="time" office:time-value="PT0H6M0S" table:formula="of:=[.M87]-[.L87]" table:style-name="ce16">
            <text:p>0:06:00</text:p>
          </table:table-cell>
          <table:table-cell office:value-type="string" table:style-name="ce14">
            <text:p>Kakao, email</text:p>
          </table:table-cell>
          <table:table-cell table:style-name="ce15"/>
          <table:table-cell office:value-type="string" table:style-name="ce17">
            <text:p>/data Disk size 11 % capacity left : ccsnakmavcrmp01</text:p>
          </table:table-cell>
          <table:table-cell office:value-type="string" table:style-name="ce28">
            <text:p>Checked, confirmed status, shared status, messaged VM owner ( 답변:금일 6시쯤 데이터 삭제예정)</text:p>
          </table:table-cell>
          <table:table-cell table:style-name="ce28"/>
          <table:table-cell table:content-validation-name="val1" table:style-name="ce29"/>
          <table:table-cell office:value-type="string" table:content-validation-name="val1" table:style-name="ce29">
            <text:p>X</text:p>
          </table:table-cell>
          <table:table-cell table:style-name="ce30"/>
          <table:table-cell table:style-name="ce10"/>
          <table:table-cell table:number-columns-repeated="16361" table:style-name="ce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8]);&quot;진행중&quot;;&quot;완료&quot;)" table:style-name="ce10">
            <text:p>완료</text:p>
          </table:table-cell>
          <table:table-cell office:value-type="time" office:time-value="PT0H3M0S" table:style-name="ce149">
            <text:p>0:03:00</text:p>
          </table:table-cell>
          <table:table-cell office:value-type="string" table:style-name="ce25">
            <text:p>2022.05.26</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Ganesh</text:p>
          </table:table-cell>
          <table:table-cell table:style-name="ce27"/>
          <table:table-cell office:value-type="date" office:date-value="2022-05-27T02:55:01" table:style-name="ce15">
            <text:p>22-5-27 2:55</text:p>
          </table:table-cell>
          <table:table-cell office:value-type="date" office:date-value="2022-05-27T02:58:01" table:style-name="ce15">
            <text:p>22-5-27 2:58</text:p>
          </table:table-cell>
          <table:table-cell office:value-type="time" office:time-value="PT0H3M0S" table:formula="of:=[.M88]-[.L88]" table:style-name="ce16">
            <text:p>0:03:00</text:p>
          </table:table-cell>
          <table:table-cell office:value-type="string" table:style-name="ce14">
            <text:p>Kakao</text:p>
          </table:table-cell>
          <table:table-cell office:value-type="date" office:date-value="2022-05-27T02:58:01" table:style-name="ce15">
            <text:p>22-5-27 2:58</text:p>
          </table:table-cell>
          <table:table-cell office:value-type="string" table:style-name="ce17">
            <text:p>ccsnatableaup02 has been rebooted</text:p>
          </table:table-cell>
          <table:table-cell office:value-type="string" table:style-name="ce28">
            <text:p>Denny and Team confirmed that the have rebooted the server.</text:p>
          </table:table-cell>
          <table:table-cell office:value-type="string" table:style-name="ce28">
            <text:p>NACLOUD-1419</text:p>
          </table:table-cell>
          <table:table-cell office:value-type="string" table:content-validation-name="val1" table:style-name="ce29">
            <text:p>O</text:p>
          </table:table-cell>
          <table:table-cell office:value-type="string" table:content-validation-name="val1" table:style-name="ce29">
            <text:p>X</text:p>
          </table:table-cell>
          <table:table-cell office:value-type="string" table:style-name="ce30">
            <text:p>NACLOUD-1419</text:p>
          </table:table-cell>
          <table:table-cell table:style-name="ce10"/>
          <table:table-cell table:number-columns-repeated="16361" table:style-name="ce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STG</text:p>
          </table:table-cell>
          <table:table-cell office:value-type="string" office:string-value="완료" table:formula="of:=IF(ISBLANK([.P89]);&quot;진행중&quot;;&quot;완료&quot;)" table:style-name="ce10">
            <text:p>완료</text:p>
          </table:table-cell>
          <table:table-cell office:value-type="time" office:time-value="PT0H3M0S" table:style-name="ce149">
            <text:p>0:03:00</text:p>
          </table:table-cell>
          <table:table-cell office:value-type="string" table:style-name="ce25">
            <text:p>2022.05.11</text:p>
          </table:table-cell>
          <table:table-cell office:value-type="string" table:style-name="ce26">
            <text:p>21~09</text:p>
          </table:table-cell>
          <table:table-cell office:value-type="string" table:content-validation-name="val2" table:style-name="ce27">
            <text:p>Lalit</text:p>
          </table:table-cell>
          <table:table-cell office:value-type="string" table:style-name="ce27">
            <text:p>Ram</text:p>
          </table:table-cell>
          <table:table-cell table:style-name="ce27"/>
          <table:table-cell office:value-type="date" office:date-value="2022-05-11T02:13:00" table:style-name="ce15">
            <text:p>22-5-11 2:13</text:p>
          </table:table-cell>
          <table:table-cell office:value-type="date" office:date-value="2022-05-11T02:16:00" table:style-name="ce15">
            <text:p>22-5-11 2:16</text:p>
          </table:table-cell>
          <table:table-cell office:value-type="time" office:time-value="PT0H3M0S" table:formula="of:=[.M89]-[.L89]" table:style-name="ce16">
            <text:p>0:03:00</text:p>
          </table:table-cell>
          <table:table-cell office:value-type="string" table:style-name="ce14">
            <text:p>Kakao</text:p>
          </table:table-cell>
          <table:table-cell office:value-type="date" office:date-value="2022-05-11T02:14:00" table:style-name="ce15">
            <text:p>22-5-11 2:14</text:p>
          </table:table-cell>
          <table:table-cell office:value-type="string" table:style-name="ce17">
            <text:p>NA_CLOUD_STG_L7_02 High ICMP ping loss</text:p>
          </table:table-cell>
          <table:table-cell office:value-type="string" table:style-name="ce28">
            <text:p>checked and confirmed false alert, shared in kakao COC room</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style-name="ce10"/>
          <table:table-cell table:number-columns-repeated="16361" table:style-name="ce1"/>
        </table:table-row>
        <table:table-row table:style-name="ro2">
          <table:table-cell office:value-type="string" table:style-name="ce2">
            <text:p>5월</text:p>
          </table:table-cell>
          <table:table-cell office:value-type="string" table:style-name="ce2">
            <text:p>R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0]);&quot;진행중&quot;;&quot;완료&quot;)" table:style-name="ce10">
            <text:p>완료</text:p>
          </table:table-cell>
          <table:table-cell office:value-type="time" office:time-value="PT0H2M0S" table:style-name="ce149">
            <text:p>0:02:00</text:p>
          </table:table-cell>
          <table:table-cell office:value-type="string" table:style-name="ce25">
            <text:p>2022.05.11</text:p>
          </table:table-cell>
          <table:table-cell office:value-type="string" table:style-name="ce26">
            <text:p>21~09</text:p>
          </table:table-cell>
          <table:table-cell office:value-type="string" table:content-validation-name="val2" table:style-name="ce27">
            <text:p>Lalit</text:p>
          </table:table-cell>
          <table:table-cell office:value-type="string" table:style-name="ce27">
            <text:p>Ram</text:p>
          </table:table-cell>
          <table:table-cell table:style-name="ce27"/>
          <table:table-cell office:value-type="date" office:date-value="2022-05-11T07:31:00" table:style-name="ce15">
            <text:p>22-5-11 7:31</text:p>
          </table:table-cell>
          <table:table-cell office:value-type="date" office:date-value="2022-05-11T07:33:00" table:style-name="ce15">
            <text:p>22-5-11 7:33</text:p>
          </table:table-cell>
          <table:table-cell office:value-type="time" office:time-value="PT0H2M0S" table:formula="of:=[.M90]-[.L90]" table:style-name="ce16">
            <text:p>0:02:00</text:p>
          </table:table-cell>
          <table:table-cell office:value-type="string" table:style-name="ce14">
            <text:p>M+ Messanger</text:p>
          </table:table-cell>
          <table:table-cell office:value-type="date" office:date-value="2022-05-11T07:32:00" table:style-name="ce15">
            <text:p>22-5-11 7:32</text:p>
          </table:table-cell>
          <table:table-cell office:value-type="string" table:style-name="ce17">
            <text:p>RUCloudPrdIPMI01 Eth6 restarted</text:p>
          </table:table-cell>
          <table:table-cell office:value-type="string" table:style-name="ce28">
            <text:p>Checked and confirmed interface restart, shared in kakao</text:p>
          </table:table-cell>
          <table:table-cell office:value-type="string" table:style-name="ce28">
            <text:p>RUCLOUD-670</text:p>
          </table:table-cell>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style-name="ce33"/>
          <table:table-cell table:number-columns-repeated="16361" table:style-name="ce78"/>
        </table:table-row>
        <table:table-row table:style-name="ro2">
          <table:table-cell office:value-type="string" table:style-name="ce2">
            <text:p>5월</text:p>
          </table:table-cell>
          <table:table-cell office:value-type="string" table:style-name="ce2">
            <text:p>RU</text:p>
          </table:table-cell>
          <table:table-cell office:value-type="float" office:value="1" table:style-name="ce2">
            <text:p>1</text:p>
          </table:table-cell>
          <table:table-cell office:value-type="string" table:style-name="ce10">
            <text:p>PRD</text:p>
          </table:table-cell>
          <table:table-cell office:value-type="string" table:style-name="ce10">
            <text:p>완료<text:s/></text:p>
          </table:table-cell>
          <table:table-cell office:value-type="time" office:time-value="PT0H24M0S" table:style-name="ce149">
            <text:p>0:24:00</text:p>
          </table:table-cell>
          <table:table-cell office:value-type="string" table:style-name="ce25">
            <text:p>2022.05.27</text:p>
          </table:table-cell>
          <table:table-cell office:value-type="string" table:style-name="ce26">
            <text:p>15~22</text:p>
          </table:table-cell>
          <table:table-cell office:value-type="string" table:content-validation-name="val2" table:style-name="ce27">
            <text:p>오창민</text:p>
          </table:table-cell>
          <table:table-cell table:style-name="ce67"/>
          <table:table-cell office:value-type="string" table:style-name="ce27">
            <text:p>정종인</text:p>
          </table:table-cell>
          <table:table-cell office:value-type="date" office:date-value="2022-05-27T21:23:00" table:style-name="ce15">
            <text:p>22-5-27 21:23</text:p>
          </table:table-cell>
          <table:table-cell office:value-type="date" office:date-value="2022-05-27T21:47:00" table:style-name="ce15">
            <text:p>22-5-27 21:47</text:p>
          </table:table-cell>
          <table:table-cell office:value-type="time" office:time-value="PT0H24M0S" table:style-name="ce16">
            <text:p>0:24:00</text:p>
          </table:table-cell>
          <table:table-cell office:value-type="string" table:style-name="ce14">
            <text:p>kakao</text:p>
          </table:table-cell>
          <table:table-cell table:style-name="ce15"/>
          <table:table-cell office:value-type="string" table:style-name="ce17">
            <text:p>System status is in critical state rucloudstgcomdr104.rucloud</text:p>
          </table:table-cell>
          <table:table-cell office:value-type="string" table:style-name="ce28">
            <text:p>5월27일(금) 오후 6시 메모리 재배치 작업 완료 하였으나 해당 알람 발생하였으며 주간에 담당자 확인 예정</text:p>
          </table:table-cell>
          <table:table-cell office:value-type="string" table:style-name="ce28">
            <text:p>RUCLOUD-692</text:p>
          </table:table-cell>
          <table:table-cell office:value-type="string" table:content-validation-name="val1" table:style-name="ce29">
            <text:p>X</text:p>
          </table:table-cell>
          <table:table-cell office:value-type="string" table:content-validation-name="val1" table:style-name="ce29">
            <text:p>X</text:p>
          </table:table-cell>
          <table:table-cell table:style-name="ce30"/>
          <table:table-cell table:style-name="ce10"/>
          <table:table-cell table:number-columns-repeated="16361" table:style-name="ce1"/>
        </table:table-row>
        <table:table-row table:style-name="ro2">
          <table:table-cell office:value-type="string" table:style-name="ce2">
            <text:p>5월</text:p>
          </table:table-cell>
          <table:table-cell office:value-type="string" table:style-name="ce2">
            <text:p>SG</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27M0S" table:style-name="ce149">
            <text:p>0:27:00</text:p>
          </table:table-cell>
          <table:table-cell office:value-type="string" table:style-name="ce25">
            <text:p>2022.05.05</text:p>
          </table:table-cell>
          <table:table-cell office:value-type="string" table:style-name="ce26">
            <text:p>21 ~ 09</text:p>
          </table:table-cell>
          <table:table-cell office:value-type="string" table:content-validation-name="val2" table:style-name="ce27">
            <text:p>Subramanya</text:p>
          </table:table-cell>
          <table:table-cell office:value-type="string" table:style-name="ce67">
            <text:p>Ram and Saju</text:p>
          </table:table-cell>
          <table:table-cell table:style-name="ce27"/>
          <table:table-cell office:value-type="date" office:date-value="2022-05-06T01:09:00" table:style-name="ce15">
            <text:p>22-5-6 1:09</text:p>
          </table:table-cell>
          <table:table-cell office:value-type="date" office:date-value="2022-05-06T01:36:00" table:style-name="ce15">
            <text:p>22-5-6 1:36</text:p>
          </table:table-cell>
          <table:table-cell office:value-type="time" office:time-value="PT0H27M0S" table:formula="of:=[.M92]-[.L92]" table:style-name="ce16">
            <text:p>0:27:00</text:p>
          </table:table-cell>
          <table:table-cell office:value-type="string" table:style-name="ce14">
            <text:p>Kakao Chat - COC</text:p>
          </table:table-cell>
          <table:table-cell table:style-name="ce80"/>
          <table:table-cell office:value-type="string" table:style-name="ce17">
            <text:p>System Status is in Critical State</text:p>
          </table:table-cell>
          <table:table-cell office:value-type="string" table:style-name="ce47">
            <text:p>Created the Ticket -&gt; Migrated the all VMs sg-prd-com-d-0205-01.sg.hcloud.io</text:p>
          </table:table-cell>
          <table:table-cell office:value-type="string" table:style-name="ce28">
            <text:p>SGCLOUD-853</text:p>
          </table:table-cell>
          <table:table-cell office:value-type="string" table:content-validation-name="val1" table:style-name="ce29">
            <text:p>X</text:p>
          </table:table-cell>
          <table:table-cell office:value-type="string" table:content-validation-name="val1" table:style-name="ce29">
            <text:p>X</text:p>
          </table:table-cell>
          <table:table-cell table:style-name="ce30"/>
          <table:table-cell table:style-name="ce10"/>
          <table:table-cell table:number-columns-repeated="16361" table:style-name="ce1"/>
        </table:table-row>
        <table:table-row table:style-name="ro2">
          <table:table-cell office:value-type="string" table:style-name="ce2">
            <text:p>5월</text:p>
          </table:table-cell>
          <table:table-cell office:value-type="string" table:style-name="ce2">
            <text:p>SG</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3]);&quot;진행중&quot;;&quot;완료&quot;)" table:style-name="ce10">
            <text:p>완료</text:p>
          </table:table-cell>
          <table:table-cell office:value-type="time" office:time-value="PT0H1M0S" table:style-name="ce149">
            <text:p>0:01:00</text:p>
          </table:table-cell>
          <table:table-cell office:value-type="string" table:style-name="ce25">
            <text:p>2022.05.26</text:p>
          </table:table-cell>
          <table:table-cell office:value-type="string" table:style-name="ce26">
            <text:p>08~15</text:p>
          </table:table-cell>
          <table:table-cell office:value-type="string" table:content-validation-name="val2" table:style-name="ce27">
            <text:p>심명보</text:p>
          </table:table-cell>
          <table:table-cell table:style-name="ce27"/>
          <table:table-cell office:value-type="string" table:style-name="ce27">
            <text:p>김의현</text:p>
          </table:table-cell>
          <table:table-cell office:value-type="date" office:date-value="2022-05-26T15:09:00" table:style-name="ce15">
            <text:p>22-5-26 15:09</text:p>
          </table:table-cell>
          <table:table-cell office:value-type="date" office:date-value="2022-05-26T15:10:00" table:style-name="ce15">
            <text:p>22-5-26 15:10</text:p>
          </table:table-cell>
          <table:table-cell office:value-type="time" office:time-value="PT0H1M0S" table:formula="of:=[.M93]-[.L93]" table:style-name="ce16">
            <text:p>0:01:00</text:p>
          </table:table-cell>
          <table:table-cell office:value-type="string" table:style-name="ce14">
            <text:p>Kakao</text:p>
          </table:table-cell>
          <table:table-cell office:value-type="date" office:date-value="2022-05-26T15:13:00" table:style-name="ce15">
            <text:p>22-5-26 15:13</text:p>
          </table:table-cell>
          <table:table-cell office:value-type="string" table:style-name="ce28">
            <text:p>Zabbix agent is not available</text:p>
          </table:table-cell>
          <table:table-cell office:value-type="string" table:style-name="ce68">
            <text:p>sg zabbix 작업 중 알람 발생으로 서비스 영향도 없음</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style-name="ce10"/>
          <table:table-cell table:number-columns-repeated="16361" table:style-name="ce1"/>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4]);&quot;진행중&quot;;&quot;완료&quot;)" table:style-name="ce10">
            <text:p>완료</text:p>
          </table:table-cell>
          <table:table-cell office:value-type="time" office:time-value="PT0H19M0S" table:style-name="ce149">
            <text:p>0:19:00</text:p>
          </table:table-cell>
          <table:table-cell office:value-type="string" table:style-name="ce25">
            <text:p>2022.06.04</text:p>
          </table:table-cell>
          <table:table-cell office:value-type="string" table:style-name="ce26">
            <text:p>22~09</text:p>
          </table:table-cell>
          <table:table-cell office:value-type="string" table:content-validation-name="val2" table:style-name="ce27">
            <text:p>Radhika</text:p>
          </table:table-cell>
          <table:table-cell office:value-type="string" table:style-name="ce27">
            <text:p>Thulsiraj</text:p>
          </table:table-cell>
          <table:table-cell table:style-name="ce27"/>
          <table:table-cell office:value-type="date" office:date-value="2022-06-04T02:41:00" table:style-name="ce15">
            <text:p>22-6-4 2:41</text:p>
          </table:table-cell>
          <table:table-cell office:value-type="date" office:date-value="2022-06-04T03:00:00" table:style-name="ce15">
            <text:p>22-6-4 3:00</text:p>
          </table:table-cell>
          <table:table-cell office:value-type="time" office:time-value="PT0H19M0S" table:formula="of:=[.M94]-[.L94]" table:style-name="ce16">
            <text:p>0:19:00</text:p>
          </table:table-cell>
          <table:table-cell office:value-type="string" table:style-name="ce14">
            <text:p>Kakao</text:p>
          </table:table-cell>
          <table:table-cell office:value-type="date" office:date-value="2022-06-04T03:10:00" table:style-name="ce15">
            <text:p>22-6-4 3:10</text:p>
          </table:table-cell>
          <table:table-cell office:value-type="string" table:style-name="ce17">
            <text:p>Free Size on aggr_node02_data_CNCloud less than 5%.</text:p>
          </table:table-cell>
          <table:table-cell office:value-type="string" table:style-name="ce28">
            <text:p>Deleted old <text:s/>snapshots</text:p>
          </table:table-cell>
          <table:table-cell office:value-type="string" table:style-name="ce28">
            <text:p>CNCLOUD2046</text:p>
          </table:table-cell>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style-name="ce10"/>
          <table:table-cell table:number-columns-repeated="16361" table:style-name="ce1"/>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5]);&quot;진행중&quot;;&quot;완료&quot;)" table:style-name="ce10">
            <text:p>완료</text:p>
          </table:table-cell>
          <table:table-cell office:value-type="time" office:time-value="PT0H30M0S" table:style-name="ce149">
            <text:p>0:30:00</text:p>
          </table:table-cell>
          <table:table-cell office:value-type="string" table:style-name="ce25">
            <text:p>2022.06.08</text:p>
          </table:table-cell>
          <table:table-cell office:value-type="string" table:style-name="ce26">
            <text:p>22~09</text:p>
          </table:table-cell>
          <table:table-cell office:value-type="string" table:content-validation-name="val2" table:style-name="ce27">
            <text:p>Radhika</text:p>
          </table:table-cell>
          <table:table-cell office:value-type="string" table:style-name="ce27">
            <text:p>Ganesh</text:p>
          </table:table-cell>
          <table:table-cell table:style-name="ce27"/>
          <table:table-cell office:value-type="date" office:date-value="2022-06-08T02:38:00" table:style-name="ce15">
            <text:p>22-6-8 2:38</text:p>
          </table:table-cell>
          <table:table-cell office:value-type="date" office:date-value="2022-06-08T03:08:00" table:style-name="ce15">
            <text:p>22-6-8 3:08</text:p>
          </table:table-cell>
          <table:table-cell office:value-type="time" office:time-value="PT0H30M0S" table:formula="of:=[.M95]-[.L95]" table:style-name="ce16">
            <text:p>0:30:00</text:p>
          </table:table-cell>
          <table:table-cell office:value-type="string" table:style-name="ce14">
            <text:p>Kakao</text:p>
          </table:table-cell>
          <table:table-cell office:value-type="date" office:date-value="2022-06-08T02:40:00" table:style-name="ce15">
            <text:p>22-6-8 2:40</text:p>
          </table:table-cell>
          <table:table-cell office:value-type="string" table:style-name="ce17">
            <text:p>Free Size on aggr_node02_data_CNCloud less than 5%<text:s/></text:p>
          </table:table-cell>
          <table:table-cell office:value-type="string" table:style-name="ce28">
            <text:p>Deleted old snapshots</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6]);&quot;진행중&quot;;&quot;완료&quot;)" table:style-name="ce10">
            <text:p>완료</text:p>
          </table:table-cell>
          <table:table-cell office:value-type="time" office:time-value="PT0H0M0S" table:style-name="ce149">
            <text:p>0:00:00</text:p>
          </table:table-cell>
          <table:table-cell office:value-type="string" table:style-name="ce25">
            <text:p>2022.06.09</text:p>
          </table:table-cell>
          <table:table-cell office:value-type="string" table:style-name="ce26">
            <text:p>22~08</text:p>
          </table:table-cell>
          <table:table-cell office:value-type="string" table:content-validation-name="val2" table:style-name="ce27">
            <text:p>Mohamed</text:p>
          </table:table-cell>
          <table:table-cell office:value-type="string" table:style-name="ce27">
            <text:p>Ganesh</text:p>
          </table:table-cell>
          <table:table-cell table:style-name="ce27"/>
          <table:table-cell office:value-type="date" office:date-value="2022-06-09T02:29:00" table:style-name="ce15">
            <text:p>22-6-9 2:29</text:p>
          </table:table-cell>
          <table:table-cell office:value-type="date" office:date-value="2022-06-09T02:29:00" table:style-name="ce15">
            <text:p>22-6-9 2:29</text:p>
          </table:table-cell>
          <table:table-cell office:value-type="time" office:time-value="PT0H0M0S" table:formula="of:=[.M96]-[.L96]" table:style-name="ce16">
            <text:p>0:00:00</text:p>
          </table:table-cell>
          <table:table-cell office:value-type="string" table:style-name="ce14">
            <text:p>Kakao</text:p>
          </table:table-cell>
          <table:table-cell office:value-type="date" office:date-value="2022-06-09T02:36:00" table:style-name="ce15">
            <text:p>22-6-9 2:36</text:p>
          </table:table-cell>
          <table:table-cell office:value-type="string" table:style-name="ce17">
            <text:p>CN Cloud Prd Netapp: Free size on aggr_node02_data_cnCLoud less than 10%</text:p>
          </table:table-cell>
          <table:table-cell office:value-type="string" table:style-name="ce28">
            <text:p>Deleted old snapshots</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7]);&quot;진행중&quot;;&quot;완료&quot;)" table:style-name="ce10">
            <text:p>완료</text:p>
          </table:table-cell>
          <table:table-cell office:value-type="time" office:time-value="PT0H1M0S" table:style-name="ce149">
            <text:p>0:01:00</text:p>
          </table:table-cell>
          <table:table-cell office:value-type="string" table:style-name="ce25">
            <text:p>2022.06.11</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Ganesh</text:p>
          </table:table-cell>
          <table:table-cell table:style-name="ce27"/>
          <table:table-cell office:value-type="date" office:date-value="2022-06-12T01:48:00" table:style-name="ce15">
            <text:p>22-6-12 1:48</text:p>
          </table:table-cell>
          <table:table-cell office:value-type="date" office:date-value="2022-06-12T01:49:00" table:style-name="ce15">
            <text:p>22-6-12 1:49</text:p>
          </table:table-cell>
          <table:table-cell office:value-type="time" office:time-value="PT0H1M0S" table:formula="of:=[.M97]-[.L97]" table:style-name="ce16">
            <text:p>0:01:00</text:p>
          </table:table-cell>
          <table:table-cell office:value-type="string" table:style-name="ce14">
            <text:p>Kakao</text:p>
          </table:table-cell>
          <table:table-cell office:value-type="date" office:date-value="2022-06-12T02:51:00" table:style-name="ce15">
            <text:p>22-6-12 2:51</text:p>
          </table:table-cell>
          <table:table-cell office:value-type="string" table:style-name="ce17">
            <text:p>CNTMSPRD_Netapp CNTMSPRD_Netapp: aggr_node02_data_CNCloud less than 10% /High</text:p>
          </table:table-cell>
          <table:table-cell office:value-type="string" table:style-name="ce28">
            <text:p>Deleted old snapshots</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8]);&quot;진행중&quot;;&quot;완료&quot;)" table:style-name="ce10">
            <text:p>완료</text:p>
          </table:table-cell>
          <table:table-cell office:value-type="time" office:time-value="PT0H1M0S" table:style-name="ce149">
            <text:p>0:01:00</text:p>
          </table:table-cell>
          <table:table-cell office:value-type="string" table:style-name="ce25">
            <text:p>2022.06.11</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Ganesh</text:p>
          </table:table-cell>
          <table:table-cell table:style-name="ce27"/>
          <table:table-cell office:value-type="date" office:date-value="2022-06-12T06:55:00" table:style-name="ce15">
            <text:p>22-6-12 6:55</text:p>
          </table:table-cell>
          <table:table-cell office:value-type="date" office:date-value="2022-06-12T06:56:00" table:style-name="ce15">
            <text:p>22-6-12 6:56</text:p>
          </table:table-cell>
          <table:table-cell office:value-type="time" office:time-value="PT0H1M0S" table:formula="of:=[.M98]-[.L98]" table:style-name="ce16">
            <text:p>0:01:00</text:p>
          </table:table-cell>
          <table:table-cell office:value-type="string" table:style-name="ce14">
            <text:p>Kakao</text:p>
          </table:table-cell>
          <table:table-cell office:value-type="date" office:date-value="2022-06-12T07:37:00" table:style-name="ce15">
            <text:p>22-6-12 7:37</text:p>
          </table:table-cell>
          <table:table-cell office:value-type="string" table:style-name="ce17">
            <text:p>CNTMSPRD_Netapp CNTMSPRD_Netapp: Usage on Volume[gen_ssd_prd1] is over 90%</text:p>
          </table:table-cell>
          <table:table-cell office:value-type="string" table:style-name="ce28">
            <text:p>Deleted daily snapshot 12062022</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9]);&quot;진행중&quot;;&quot;완료&quot;)" table:style-name="ce10">
            <text:p>완료</text:p>
          </table:table-cell>
          <table:table-cell office:value-type="time" office:time-value="PT0H7M0S" table:style-name="ce149">
            <text:p>0:07:00</text:p>
          </table:table-cell>
          <table:table-cell office:value-type="string" table:style-name="ce25">
            <text:p>2022.06.15</text:p>
          </table:table-cell>
          <table:table-cell office:value-type="string" table:style-name="ce26">
            <text:p>21~09</text:p>
          </table:table-cell>
          <table:table-cell office:value-type="string" table:content-validation-name="val2" table:style-name="ce27">
            <text:p>Radhika</text:p>
          </table:table-cell>
          <table:table-cell office:value-type="string" table:style-name="ce27">
            <text:p>Radhika</text:p>
          </table:table-cell>
          <table:table-cell table:style-name="ce27"/>
          <table:table-cell office:value-type="date" office:date-value="2022-06-15T07:05:00" table:style-name="ce15">
            <text:p>22-6-15 7:05</text:p>
          </table:table-cell>
          <table:table-cell office:value-type="date" office:date-value="2022-06-15T07:12:00" table:style-name="ce15">
            <text:p>22-6-15 7:12</text:p>
          </table:table-cell>
          <table:table-cell office:value-type="time" office:time-value="PT0H7M0S" table:formula="of:=[.M99]-[.L99]" table:style-name="ce16">
            <text:p>0:07:00</text:p>
          </table:table-cell>
          <table:table-cell office:value-type="string" table:style-name="ce14">
            <text:p>Kakao</text:p>
          </table:table-cell>
          <table:table-cell office:value-type="date" office:date-value="2022-06-15T07:13:00" table:style-name="ce15">
            <text:p>22-6-15 7:13</text:p>
          </table:table-cell>
          <table:table-cell office:value-type="string" table:style-name="ce48">
            <text:p>Free Size on aggr_node01_data_CNCloud_Gen_SSDless than 10%</text:p>
          </table:table-cell>
          <table:table-cell office:value-type="string" table:style-name="ce28">
            <text:p>Informed in Kakao and deleted the snapshot daily.2022-06-15_0010</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0]);&quot;진행중&quot;;&quot;완료&quot;)" table:style-name="ce10">
            <text:p>완료</text:p>
          </table:table-cell>
          <table:table-cell office:value-type="time" office:time-value="PT0H0M0S" table:style-name="ce149">
            <text:p>0:00:00</text:p>
          </table:table-cell>
          <table:table-cell office:value-type="string" table:style-name="ce25">
            <text:p>2022.06.15</text:p>
          </table:table-cell>
          <table:table-cell office:value-type="string" table:style-name="ce26">
            <text:p>08~15</text:p>
          </table:table-cell>
          <table:table-cell office:value-type="string" table:content-validation-name="val2" table:style-name="ce27">
            <text:p>고희경</text:p>
          </table:table-cell>
          <table:table-cell table:style-name="ce27"/>
          <table:table-cell office:value-type="string" table:style-name="ce27">
            <text:p>김지윤</text:p>
          </table:table-cell>
          <table:table-cell office:value-type="date" office:date-value="2022-06-15T08:12:00" table:style-name="ce15">
            <text:p>22-6-15 8:12</text:p>
          </table:table-cell>
          <table:table-cell office:value-type="date" office:date-value="2022-06-15T08:12:00" table:style-name="ce15">
            <text:p>22-6-15 8:12</text:p>
          </table:table-cell>
          <table:table-cell office:value-type="time" office:time-value="PT0H0M0S" table:formula="of:=[.M100]-[.L100]" table:style-name="ce16">
            <text:p>0:00:00</text:p>
          </table:table-cell>
          <table:table-cell office:value-type="string" table:style-name="ce14">
            <text:p>Kakao</text:p>
          </table:table-cell>
          <table:table-cell office:value-type="date" office:date-value="2022-06-15T08:13:00" table:style-name="ce15">
            <text:p>22-6-15 8:13</text:p>
          </table:table-cell>
          <table:table-cell office:value-type="string" table:style-name="ce17">
            <text:p>Problem: Tibero process stop on ccscntmsdbp01.tms</text:p>
          </table:table-cell>
          <table:table-cell office:value-type="string" table:style-name="ce28">
            <text:p>오탐으로 확인됨</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1]);&quot;진행중&quot;;&quot;완료&quot;)" table:style-name="ce10">
            <text:p>완료</text:p>
          </table:table-cell>
          <table:table-cell office:value-type="time" office:time-value="PT0H0M0S" table:style-name="ce149">
            <text:p>0:00:00</text:p>
          </table:table-cell>
          <table:table-cell office:value-type="string" table:style-name="ce25">
            <text:p>2022.06.15</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Perthuraj and Ram</text:p>
          </table:table-cell>
          <table:table-cell table:style-name="ce27"/>
          <table:table-cell office:value-type="date" office:date-value="2022-06-15T22:16:00" table:style-name="ce15">
            <text:p>22-6-15 22:16</text:p>
          </table:table-cell>
          <table:table-cell office:value-type="date" office:date-value="2022-06-15T22:16:00" table:style-name="ce15">
            <text:p>22-6-15 22:16</text:p>
          </table:table-cell>
          <table:table-cell office:value-type="time" office:time-value="PT0H0M0S" table:formula="of:=[.M101]-[.L101]" table:style-name="ce16">
            <text:p>0:00:00</text:p>
          </table:table-cell>
          <table:table-cell office:value-type="string" table:style-name="ce14">
            <text:p>Kakao &amp; mail</text:p>
          </table:table-cell>
          <table:table-cell office:value-type="date" office:date-value="2022-06-16T02:35:00" table:style-name="ce15">
            <text:p>22-6-16 2:35</text:p>
          </table:table-cell>
          <table:table-cell office:value-type="string" table:style-name="ce82">
            <text:p>ccscntmsdbp01 /tibero_arch disk space 20% left issue</text:p>
          </table:table-cell>
          <table:table-cell office:value-type="string" table:style-name="ce83">
            <text:p>Lee Hansea worked on it and Pethuraj monitored and confirmed iisue got resolved.</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2]);&quot;진행중&quot;;&quot;완료&quot;)" table:style-name="ce10">
            <text:p>완료</text:p>
          </table:table-cell>
          <table:table-cell office:value-type="time" office:time-value="PT0H17M0S" table:style-name="ce149">
            <text:p>0:17:00</text:p>
          </table:table-cell>
          <table:table-cell office:value-type="string" table:style-name="ce25">
            <text:p>2022.06.15</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Saju,Ashok &amp; Aslam</text:p>
          </table:table-cell>
          <table:table-cell table:style-name="ce27"/>
          <table:table-cell office:value-type="date" office:date-value="2022-06-16T07:32:00" table:style-name="ce15">
            <text:p>22-6-16 7:32</text:p>
          </table:table-cell>
          <table:table-cell office:value-type="date" office:date-value="2022-06-16T07:49:00" table:style-name="ce15">
            <text:p>22-6-16 7:49</text:p>
          </table:table-cell>
          <table:table-cell office:value-type="time" office:time-value="PT0H17M0S" table:formula="of:=[.M102]-[.L102]" table:style-name="ce16">
            <text:p>0:17:00</text:p>
          </table:table-cell>
          <table:table-cell office:value-type="string" table:style-name="ce14">
            <text:p>Kakao</text:p>
          </table:table-cell>
          <table:table-cell office:value-type="date" office:date-value="2022-06-16T07:49:00" table:style-name="ce15">
            <text:p>22-6-16 7:49</text:p>
          </table:table-cell>
          <table:table-cell office:value-type="string" table:style-name="ce17">
            <text:p>CNTMSPRD_Netapp Free Size on aggr_node01_data_CNCloud_Gen_SSD less than 10%</text:p>
          </table:table-cell>
          <table:table-cell office:value-type="string" table:style-name="ce28">
            <text:p>Its known issue, it got resolved automatically</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84">
            <text:p>2022.06.23</text:p>
          </table:table-cell>
          <table:table-cell office:value-type="string" table:style-name="ce85">
            <text:p>21~09</text:p>
          </table:table-cell>
          <table:table-cell office:value-type="string" table:content-validation-name="val2" table:style-name="ce86">
            <text:p>Subramanya</text:p>
          </table:table-cell>
          <table:table-cell office:value-type="string" table:style-name="ce86">
            <text:p>Ganesh</text:p>
          </table:table-cell>
          <table:table-cell table:style-name="ce86"/>
          <table:table-cell office:value-type="date" office:date-value="2022-06-24T02:10:00" table:style-name="ce87">
            <text:p>22-6-24 2:10</text:p>
          </table:table-cell>
          <table:table-cell office:value-type="date" office:date-value="2022-06-24T02:11:00" table:style-name="ce87">
            <text:p>22-6-24 2:11</text:p>
          </table:table-cell>
          <table:table-cell office:value-type="time" office:time-value="PT0H1M0S" table:formula="of:=[.M103]-[.L103]" table:style-name="ce16">
            <text:p>0:01:00</text:p>
          </table:table-cell>
          <table:table-cell office:value-type="string" table:style-name="ce88">
            <text:p>KaKao</text:p>
          </table:table-cell>
          <table:table-cell table:style-name="ce87"/>
          <table:table-cell office:value-type="string" table:style-name="ce89">
            <text:p>gcscnvtwinrdbp01: Postgres DB operation scripts not working</text:p>
          </table:table-cell>
          <table:table-cell office:value-type="string" table:style-name="ce90">
            <text:p>It was fluctuating, so we waited but there was no change in the pattern so we have informed the DBA<text:s/></text:p>
          </table:table-cell>
          <table:table-cell table:style-name="ce90"/>
          <table:table-cell table:content-validation-name="val1" table:style-name="ce91"/>
          <table:table-cell office:value-type="string" table:content-validation-name="val1" table:style-name="ce91">
            <text:p>X</text:p>
          </table:table-cell>
          <table:table-cell office:value-type="string" table:style-name="ce92">
            <text:p>As DBA said, he will inform the senior DBA to check on the same.</text:p>
          </table:table-cell>
          <table:table-cell table:number-columns-repeated="16362" table:style-name="ce9"/>
        </table:table-row>
        <table:table-row table:style-name="ro2">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style-name="ce149">
            <text:p>0:02:00</text:p>
          </table:table-cell>
          <table:table-cell office:value-type="string" table:style-name="ce84">
            <text:p>2022.06.27</text:p>
          </table:table-cell>
          <table:table-cell office:value-type="string" table:style-name="ce85">
            <text:p>15~22</text:p>
          </table:table-cell>
          <table:table-cell office:value-type="string" table:content-validation-name="val2" table:style-name="ce86">
            <text:p>이시형</text:p>
          </table:table-cell>
          <table:table-cell table:number-columns-repeated="2" table:style-name="ce86"/>
          <table:table-cell office:value-type="date" office:date-value="2022-06-27T17:52:00" table:style-name="ce87">
            <text:p>22-6-27 17:52</text:p>
          </table:table-cell>
          <table:table-cell office:value-type="date" office:date-value="2022-06-27T17:54:00" table:style-name="ce87">
            <text:p>22-6-27 17:54</text:p>
          </table:table-cell>
          <table:table-cell office:value-type="time" office:time-value="PT0H2M0S" table:formula="of:=[.M104]-[.L104]" table:style-name="ce16">
            <text:p>0:02:00</text:p>
          </table:table-cell>
          <table:table-cell office:value-type="string" table:style-name="ce88">
            <text:p>KaKao &amp; Mail</text:p>
          </table:table-cell>
          <table:table-cell office:value-type="date" office:date-value="2022-06-27T17:54:00" table:style-name="ce87">
            <text:p>22-6-27 17:54</text:p>
          </table:table-cell>
          <table:table-cell office:value-type="string" table:style-name="ce89">
            <text:p>CN Cloud PRD Netapp: Fee Size on aggr_node01_data_CNCloud_Gen_SSD less than 10%/High</text:p>
          </table:table-cell>
          <table:table-cell office:value-type="string" table:style-name="ce90">
            <text:p>CN Gen SSD는 DB볼륨 마이그레이션 하여 해소되었으나, 재발생하여 담당자와 일정조율 후 재 진행 예정</text:p>
          </table:table-cell>
          <table:table-cell table:style-name="ce90"/>
          <table:table-cell table:content-validation-name="val1" table:style-name="ce91"/>
          <table:table-cell table:content-validation-name="val1" table:style-name="ce91"/>
          <table:table-cell table:style-name="ce92"/>
          <table:table-cell table:number-columns-repeated="16362" table:style-name="ce9"/>
        </table:table-row>
        <table:table-row table:style-name="ro2">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style-name="ce149">
            <text:p>0:00:00</text:p>
          </table:table-cell>
          <table:table-cell office:value-type="string" table:style-name="ce84">
            <text:p>2022.06.29</text:p>
          </table:table-cell>
          <table:table-cell office:value-type="string" table:style-name="ce85">
            <text:p>21~08</text:p>
          </table:table-cell>
          <table:table-cell office:value-type="string" table:content-validation-name="val2" table:style-name="ce86">
            <text:p>Mohamed</text:p>
          </table:table-cell>
          <table:table-cell office:value-type="string" table:style-name="ce86">
            <text:p>Ashok &amp; Anand</text:p>
          </table:table-cell>
          <table:table-cell table:style-name="ce86"/>
          <table:table-cell office:value-type="date" office:date-value="2022-06-30T01:40:00" table:style-name="ce87">
            <text:p>22-6-30 1:40</text:p>
          </table:table-cell>
          <table:table-cell office:value-type="date" office:date-value="2022-06-30T01:40:00" table:style-name="ce87">
            <text:p>22-6-30 1:40</text:p>
          </table:table-cell>
          <table:table-cell office:value-type="time" office:time-value="PT0H0M0S" table:formula="of:=[.M105]-[.L105]" table:style-name="ce16">
            <text:p>0:00:00</text:p>
          </table:table-cell>
          <table:table-cell office:value-type="string" table:style-name="ce88">
            <text:p>Kakao</text:p>
          </table:table-cell>
          <table:table-cell office:value-type="date" office:date-value="2022-06-30T02:25:00" table:style-name="ce87">
            <text:p>22-6-30 2:25</text:p>
          </table:table-cell>
          <table:table-cell office:value-type="string" table:style-name="ce89">
            <text:p>CN Cloud PRD netapp: Free size on aggr_node02_data_cnCLoud less than 20%</text:p>
          </table:table-cell>
          <table:table-cell office:value-type="string" table:style-name="ce90">
            <text:p>Deleted old snapshots</text:p>
          </table:table-cell>
          <table:table-cell table:style-name="ce90"/>
          <table:table-cell table:content-validation-name="val1" table:style-name="ce91"/>
          <table:table-cell table:content-validation-name="val1" table:style-name="ce91"/>
          <table:table-cell table:style-name="ce92"/>
          <table:table-cell table:number-columns-repeated="16362" table:style-name="ce9"/>
        </table:table-row>
        <table:table-row table:style-name="ro2">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06]);&quot;진행중&quot;;&quot;완료&quot;)" table:style-name="ce19">
            <text:p>완료</text:p>
          </table:table-cell>
          <table:table-cell office:value-type="time" office:time-value="PT48H1M0S" table:style-name="ce149">
            <text:p>0:01:00</text:p>
          </table:table-cell>
          <table:table-cell office:value-type="string" table:style-name="ce41">
            <text:p>2022.06.02</text:p>
          </table:table-cell>
          <table:table-cell office:value-type="string" table:style-name="ce49">
            <text:p>08~15</text:p>
          </table:table-cell>
          <table:table-cell office:value-type="string" table:content-validation-name="val2" table:style-name="ce42">
            <text:p>고희경</text:p>
          </table:table-cell>
          <table:table-cell table:number-columns-repeated="2" table:style-name="ce42"/>
          <table:table-cell office:value-type="date" office:date-value="2022-06-01T08:29:00" table:style-name="ce23">
            <text:p>22-6-1 8:29</text:p>
          </table:table-cell>
          <table:table-cell office:value-type="date" office:date-value="2022-06-03T08:30:00" table:style-name="ce23">
            <text:p>22-6-3 8:30</text:p>
          </table:table-cell>
          <table:table-cell office:value-type="time" office:time-value="PT48H1M0S" table:formula="of:=[.M106]-[.L106]" table:style-name="ce16">
            <text:p>0:01:00</text:p>
          </table:table-cell>
          <table:table-cell office:value-type="string" table:style-name="ce22">
            <text:p>KaKao</text:p>
          </table:table-cell>
          <table:table-cell office:value-type="date" office:date-value="2022-06-03T08:59:00" table:style-name="ce23">
            <text:p>22-6-3 8:59</text:p>
          </table:table-cell>
          <table:table-cell office:value-type="string" table:style-name="ce24">
            <text:p>Free size on aggr_node02_data less than 10%/Average</text:p>
          </table:table-cell>
          <table:table-cell office:value-type="string" table:style-name="ce44">
            <text:p>오래된 스냅샷 삭제 후 알람 Resolved</text:p>
          </table:table-cell>
          <table:table-cell table:style-name="ce44"/>
          <table:table-cell table:content-validation-name="val1" table:style-name="ce45"/>
          <table:table-cell table:content-validation-name="val1" table:style-name="ce45"/>
          <table:table-cell table:style-name="ce46"/>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7]);&quot;진행중&quot;;&quot;완료&quot;)" table:style-name="ce10">
            <text:p>완료</text:p>
          </table:table-cell>
          <table:table-cell office:value-type="time" office:time-value="PT0H0M0S" table:style-name="ce149">
            <text:p>0:00:00</text:p>
          </table:table-cell>
          <table:table-cell office:value-type="string" table:style-name="ce25">
            <text:p>2022.06.04</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02T19:01:00" table:style-name="ce15">
            <text:p>22-6-2 19:01</text:p>
          </table:table-cell>
          <table:table-cell office:value-type="date" office:date-value="2022-06-02T19:01:00" table:style-name="ce15">
            <text:p>22-6-2 19:01</text:p>
          </table:table-cell>
          <table:table-cell office:value-type="time" office:time-value="PT0H0M0S" table:formula="of:=[.M107]-[.L107]" table:style-name="ce16">
            <text:p>0:00:00</text:p>
          </table:table-cell>
          <table:table-cell office:value-type="string" table:style-name="ce14">
            <text:p>Kakao &amp; Email</text:p>
          </table:table-cell>
          <table:table-cell office:value-type="date" office:date-value="2022-06-02T19:02:00" table:style-name="ce15">
            <text:p>22-6-2 19:02</text:p>
          </table:table-cell>
          <table:table-cell office:value-type="string" table:style-name="ce17">
            <text:p>ccseupushp-loadbalancer 10.115.189.17 VIP is down</text:p>
          </table:table-cell>
          <table:table-cell office:value-type="string" table:style-name="ce28">
            <text:p>Firewall cpu load was high. Due to that vip down alerts triggers. Email has been send to firewall managers</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8]);&quot;진행중&quot;;&quot;완료&quot;)" table:style-name="ce10">
            <text:p>완료</text:p>
          </table:table-cell>
          <table:table-cell office:value-type="time" office:time-value="PT0H1M0S" table:style-name="ce149">
            <text:p>0:01:00</text:p>
          </table:table-cell>
          <table:table-cell office:value-type="string" table:style-name="ce25">
            <text:p>2022.06.04</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Ram</text:p>
          </table:table-cell>
          <table:table-cell table:style-name="ce27"/>
          <table:table-cell office:value-type="date" office:date-value="2022-06-05T08:39:00" table:style-name="ce15">
            <text:p>22-6-5 8:39</text:p>
          </table:table-cell>
          <table:table-cell office:value-type="date" office:date-value="2022-06-05T08:40:00" table:style-name="ce15">
            <text:p>22-6-5 8:40</text:p>
          </table:table-cell>
          <table:table-cell office:value-type="time" office:time-value="PT0H1M0S" table:formula="of:=[.M108]-[.L108]" table:style-name="ce16">
            <text:p>0:01:00</text:p>
          </table:table-cell>
          <table:table-cell office:value-type="string" table:style-name="ce14">
            <text:p>Kakao</text:p>
          </table:table-cell>
          <table:table-cell office:value-type="date" office:date-value="2022-06-05T08:45:00" table:style-name="ce15">
            <text:p>22-6-5 8:45</text:p>
          </table:table-cell>
          <table:table-cell office:value-type="string" table:style-name="ce17">
            <text:p>EUCloudNetapp01 Free Size on aggr_node02_data less than 5%</text:p>
          </table:table-cell>
          <table:table-cell office:value-type="string" table:style-name="ce47">
            <text:p>We have deleted the previous weekly snashots (may 29th), its coming down.. It will take time but it will come down below 90%</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0M0S" table:style-name="ce149">
            <text:p>0:00:00</text:p>
          </table:table-cell>
          <table:table-cell office:value-type="string" table:style-name="ce41">
            <text:p>2022.06.04</text:p>
          </table:table-cell>
          <table:table-cell office:value-type="string" table:style-name="ce49">
            <text:p>09~21</text:p>
          </table:table-cell>
          <table:table-cell office:value-type="string" table:content-validation-name="val2" table:style-name="ce42">
            <text:p>Mohamed</text:p>
          </table:table-cell>
          <table:table-cell office:value-type="string" table:style-name="ce42">
            <text:p>Ram</text:p>
          </table:table-cell>
          <table:table-cell table:style-name="ce42"/>
          <table:table-cell office:value-type="date" office:date-value="2022-06-02T20:03:00" table:style-name="ce23">
            <text:p>22-6-2 20:03</text:p>
          </table:table-cell>
          <table:table-cell office:value-type="date" office:date-value="2022-06-02T20:03:00" table:style-name="ce23">
            <text:p>22-6-2 20:03</text:p>
          </table:table-cell>
          <table:table-cell office:value-type="time" office:time-value="PT0H0M0S" table:formula="of:=[.M109]-[.L109]" table:style-name="ce16">
            <text:p>0:00:00</text:p>
          </table:table-cell>
          <table:table-cell office:value-type="string" table:style-name="ce22">
            <text:p>Kakao &amp; Email</text:p>
          </table:table-cell>
          <table:table-cell table:style-name="ce23"/>
          <table:table-cell office:value-type="string" table:style-name="ce24">
            <text:p>/postgres_data disk size is 9.87% capacity left</text:p>
          </table:table-cell>
          <table:table-cell office:value-type="string" table:style-name="ce44">
            <text:p>Called &amp; Emailed the owner and he wants to increase the disk size.</text:p>
          </table:table-cell>
          <table:table-cell table:style-name="ce44"/>
          <table:table-cell table:content-validation-name="val1" table:style-name="ce45"/>
          <table:table-cell table:content-validation-name="val1" table:style-name="ce45"/>
          <table:table-cell table:style-name="ce46"/>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0]);&quot;진행중&quot;;&quot;완료&quot;)" table:style-name="ce10">
            <text:p>완료</text:p>
          </table:table-cell>
          <table:table-cell office:value-type="time" office:time-value="PT0H1M0S" table:style-name="ce149">
            <text:p>0:01:00</text:p>
          </table:table-cell>
          <table:table-cell office:value-type="string" table:style-name="ce25">
            <text:p>2022.06.05</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06T11:29:00" table:style-name="ce15">
            <text:p>22-6-6 11:29</text:p>
          </table:table-cell>
          <table:table-cell office:value-type="date" office:date-value="2022-06-06T11:30:00" table:style-name="ce15">
            <text:p>22-6-6 11:30</text:p>
          </table:table-cell>
          <table:table-cell office:value-type="time" office:time-value="PT0H1M0S" table:formula="of:=[.M110]-[.L110]" table:style-name="ce16">
            <text:p>0:01:00</text:p>
          </table:table-cell>
          <table:table-cell office:value-type="string" table:style-name="ce14">
            <text:p>Kakao</text:p>
          </table:table-cell>
          <table:table-cell office:value-type="date" office:date-value="2022-06-06T11:35:00" table:style-name="ce15">
            <text:p>22-6-6 11:35</text:p>
          </table:table-cell>
          <table:table-cell office:value-type="string" table:style-name="ce17">
            <text:p>Interface Ethernet48: Link down EU</text:p>
          </table:table-cell>
          <table:table-cell office:value-type="string" table:style-name="ce28">
            <text:p>Firewall failover from secondary to primary. Verifed no service issue.</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1]);&quot;진행중&quot;;&quot;완료&quot;)" table:style-name="ce10">
            <text:p>완료</text:p>
          </table:table-cell>
          <table:table-cell office:value-type="time" office:time-value="PT0H0M0S" table:style-name="ce149">
            <text:p>0:00:00</text:p>
          </table:table-cell>
          <table:table-cell office:value-type="string" table:style-name="ce25">
            <text:p>2022.06.06</text:p>
          </table:table-cell>
          <table:table-cell office:value-type="string" table:style-name="ce26">
            <text:p>09~22</text:p>
          </table:table-cell>
          <table:table-cell office:value-type="string" table:content-validation-name="val2" table:style-name="ce27">
            <text:p>Radhika</text:p>
          </table:table-cell>
          <table:table-cell office:value-type="string" table:style-name="ce27">
            <text:p>Radhika</text:p>
          </table:table-cell>
          <table:table-cell table:style-name="ce27"/>
          <table:table-cell office:value-type="date" office:date-value="2022-06-06T05:25:00" table:style-name="ce15">
            <text:p>22-6-6 5:25</text:p>
          </table:table-cell>
          <table:table-cell office:value-type="date" office:date-value="2022-06-06T05:25:00" table:style-name="ce15">
            <text:p>22-6-6 5:25</text:p>
          </table:table-cell>
          <table:table-cell office:value-type="time" office:time-value="PT0H0M0S" table:formula="of:=[.M111]-[.L111]" table:style-name="ce16">
            <text:p>0:00:00</text:p>
          </table:table-cell>
          <table:table-cell office:value-type="string" table:style-name="ce14">
            <text:p>Kakao</text:p>
          </table:table-cell>
          <table:table-cell office:value-type="date" office:date-value="2022-06-06T05:26:00" table:style-name="ce15">
            <text:p>22-6-6 5:26</text:p>
          </table:table-cell>
          <table:table-cell office:value-type="string" table:style-name="ce17">
            <text:p>eucloudprdcomd203.eucloud : system status is in critical <text:s/>state.</text:p>
          </table:table-cell>
          <table:table-cell office:value-type="string" table:style-name="ce28">
            <text:p>Informed in Kakao</text:p>
          </table:table-cell>
          <table:table-cell office:value-type="string" table:style-name="ce28">
            <text:p>EUCLOUD-2341</text:p>
          </table:table-cell>
          <table:table-cell office:value-type="string" table:content-validation-name="val1" table:style-name="ce29">
            <text:p>O</text:p>
          </table:table-cell>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2]);&quot;진행중&quot;;&quot;완료&quot;)" table:style-name="ce10">
            <text:p>완료</text:p>
          </table:table-cell>
          <table:table-cell office:value-type="time" office:time-value="PT0H0M0S" table:style-name="ce149">
            <text:p>0:00:00</text:p>
          </table:table-cell>
          <table:table-cell office:value-type="string" table:style-name="ce25">
            <text:p>2022.06.06</text:p>
          </table:table-cell>
          <table:table-cell office:value-type="string" table:style-name="ce26">
            <text:p>08~15</text:p>
          </table:table-cell>
          <table:table-cell office:value-type="string" table:content-validation-name="val2" table:style-name="ce27">
            <text:p>고희경</text:p>
          </table:table-cell>
          <table:table-cell office:value-type="string" table:style-name="ce27">
            <text:p>고희경</text:p>
          </table:table-cell>
          <table:table-cell table:style-name="ce27"/>
          <table:table-cell office:value-type="date" office:date-value="2022-06-06T09:15:00" table:style-name="ce15">
            <text:p>22-6-6 9:15</text:p>
          </table:table-cell>
          <table:table-cell office:value-type="date" office:date-value="2022-06-06T09:15:00" table:style-name="ce15">
            <text:p>22-6-6 9:15</text:p>
          </table:table-cell>
          <table:table-cell office:value-type="time" office:time-value="PT0H0M0S" table:formula="of:=[.M112]-[.L112]" table:style-name="ce16">
            <text:p>0:00:00</text:p>
          </table:table-cell>
          <table:table-cell office:value-type="string" table:style-name="ce14">
            <text:p>KaKao &amp; Call</text:p>
          </table:table-cell>
          <table:table-cell office:value-type="date" office:date-value="2022-06-06T09:19:00" table:style-name="ce15">
            <text:p>22-6-6 9:19</text:p>
          </table:table-cell>
          <table:table-cell office:value-type="string" table:style-name="ce17">
            <text:p>Lack of avaiable memory on server ccseuapigwp02</text:p>
          </table:table-cell>
          <table:table-cell office:value-type="string" table:style-name="ce28">
            <text:p>Email has been send to VM owner and called the VM owner.</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3]);&quot;진행중&quot;;&quot;완료&quot;)" table:style-name="ce10">
            <text:p>완료</text:p>
          </table:table-cell>
          <table:table-cell office:value-type="time" office:time-value="PT0H1M0S" table:style-name="ce149">
            <text:p>0:01:00</text:p>
          </table:table-cell>
          <table:table-cell office:value-type="string" table:style-name="ce25">
            <text:p>2022.06.07</text:p>
          </table:table-cell>
          <table:table-cell office:value-type="string" table:style-name="ce26">
            <text:p>15~22</text:p>
          </table:table-cell>
          <table:table-cell office:value-type="string" table:content-validation-name="val2" table:style-name="ce27">
            <text:p>정진호</text:p>
          </table:table-cell>
          <table:table-cell office:value-type="string" table:style-name="ce67">
            <text:p>Saju</text:p>
          </table:table-cell>
          <table:table-cell office:value-type="string" table:style-name="ce27">
            <text:p>이은도</text:p>
          </table:table-cell>
          <table:table-cell office:value-type="date" office:date-value="2022-06-07T19:00:00" table:style-name="ce15">
            <text:p>22-6-7 19:00</text:p>
          </table:table-cell>
          <table:table-cell office:value-type="date" office:date-value="2022-06-07T19:01:00" table:style-name="ce15">
            <text:p>22-6-7 19:01</text:p>
          </table:table-cell>
          <table:table-cell office:value-type="time" office:time-value="PT0H1M0S" table:formula="of:=[.M113]-[.L113]" table:style-name="ce16">
            <text:p>0:01:00</text:p>
          </table:table-cell>
          <table:table-cell office:value-type="string" table:style-name="ce14">
            <text:p>Kakao</text:p>
          </table:table-cell>
          <table:table-cell office:value-type="date" office:date-value="2022-06-07T19:01:00" table:style-name="ce15">
            <text:p>22-6-7 19:01</text:p>
          </table:table-cell>
          <table:table-cell office:value-type="string" table:style-name="ce17">
            <text:p>ccseuvehiclep-loadbalancer 10.115.189.16 VIP is down</text:p>
          </table:table-cell>
          <table:table-cell office:value-type="string" table:style-name="ce28">
            <text:p>오탐으로 확인됨</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4]);&quot;진행중&quot;;&quot;완료&quot;)" table:style-name="ce10">
            <text:p>완료</text:p>
          </table:table-cell>
          <table:table-cell office:value-type="time" office:time-value="PT0H1M0S" table:style-name="ce149">
            <text:p>0:01:00</text:p>
          </table:table-cell>
          <table:table-cell office:value-type="string" table:style-name="ce25">
            <text:p>2022.06.08</text:p>
          </table:table-cell>
          <table:table-cell office:value-type="string" table:style-name="ce26">
            <text:p>08~15</text:p>
          </table:table-cell>
          <table:table-cell office:value-type="string" table:content-validation-name="val2" table:style-name="ce27">
            <text:p>심명보</text:p>
          </table:table-cell>
          <table:table-cell office:value-type="string" table:style-name="ce27">
            <text:p>고희경</text:p>
          </table:table-cell>
          <table:table-cell table:style-name="ce27"/>
          <table:table-cell office:value-type="date" office:date-value="2022-06-08T10:18:00" table:style-name="ce15">
            <text:p>22-6-8 10:18</text:p>
          </table:table-cell>
          <table:table-cell office:value-type="date" office:date-value="2022-06-08T10:19:00" table:style-name="ce15">
            <text:p>22-6-8 10:19</text:p>
          </table:table-cell>
          <table:table-cell office:value-type="time" office:time-value="PT0H1M0S" table:formula="of:=[.M114]-[.L114]" table:style-name="ce16">
            <text:p>0:01:00</text:p>
          </table:table-cell>
          <table:table-cell office:value-type="string" table:style-name="ce14">
            <text:p>Kakao, Auto M+</text:p>
          </table:table-cell>
          <table:table-cell office:value-type="date" office:date-value="2022-06-08T10:25:00" table:style-name="ce15">
            <text:p>22-6-8 10:25</text:p>
          </table:table-cell>
          <table:table-cell office:value-type="string" table:style-name="ce17">
            <text:p>Problem: ccseuissredisp02: Unavailable by ICMP ping</text:p>
          </table:table-cell>
          <table:table-cell office:value-type="string" table:style-name="ce28">
            <text:p>담당자 확인시 아직 미운영 서버 이며 VM 재기동 후 장애 해소</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number-columns-repeated="16362" table:style-name="ce9"/>
        </table:table-row>
        <table:table-row table:style-name="ro2">
          <table:table-cell office:value-type="string" table:style-name="ce32">
            <text:p>6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office:string-value="완료" table:formula="of:=IF(ISBLANK([.P115]);&quot;진행중&quot;;&quot;완료&quot;)" table:style-name="ce33">
            <text:p>완료</text:p>
          </table:table-cell>
          <table:table-cell office:value-type="time" office:time-value="PT3H31M0S" table:style-name="ce149">
            <text:p>3:31:00</text:p>
          </table:table-cell>
          <table:table-cell office:value-type="string" table:style-name="ce72">
            <text:p>2022.06.09</text:p>
          </table:table-cell>
          <table:table-cell office:value-type="string" table:style-name="ce73">
            <text:p>22~08</text:p>
          </table:table-cell>
          <table:table-cell office:value-type="string" table:content-validation-name="val2" table:style-name="ce74">
            <text:p>Mohamed</text:p>
          </table:table-cell>
          <table:table-cell office:value-type="string" table:style-name="ce74">
            <text:p>Thulasiraj</text:p>
          </table:table-cell>
          <table:table-cell table:style-name="ce74"/>
          <table:table-cell office:value-type="date" office:date-value="2022-06-08T21:29:00" table:style-name="ce38">
            <text:p>22-6-8 21:29</text:p>
          </table:table-cell>
          <table:table-cell office:value-type="date" office:date-value="2022-06-09T01:00:00" table:style-name="ce38">
            <text:p>22-6-9 1:00</text:p>
          </table:table-cell>
          <table:table-cell office:value-type="time" office:time-value="PT3H31M0S" table:formula="of:=[.M115]-[.L115]" table:style-name="ce39">
            <text:p>3:31:00</text:p>
          </table:table-cell>
          <table:table-cell office:value-type="string" table:style-name="ce37">
            <text:p>Kakao</text:p>
          </table:table-cell>
          <table:table-cell office:value-type="date" office:date-value="2022-06-09T01:00:00" table:style-name="ce38">
            <text:p>22-6-9 1:00</text:p>
          </table:table-cell>
          <table:table-cell office:value-type="string" table:style-name="ce40">
            <text:p>EUCLOUDNETAPP01: free size on agg_node02_data less than 10%</text:p>
          </table:table-cell>
          <table:table-cell office:value-type="string" table:style-name="ce75">
            <text:p>Deleted old snapshots</text:p>
          </table:table-cell>
          <table:table-cell table:style-name="ce75"/>
          <table:table-cell table:content-validation-name="val1" table:style-name="ce76"/>
          <table:table-cell table:content-validation-name="val1" table:style-name="ce76"/>
          <table:table-cell table:style-name="ce77"/>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6]);&quot;진행중&quot;;&quot;완료&quot;)" table:style-name="ce10">
            <text:p>완료</text:p>
          </table:table-cell>
          <table:table-cell office:value-type="time" office:time-value="PT0H2M0S" table:style-name="ce149">
            <text:p>0:02:00</text:p>
          </table:table-cell>
          <table:table-cell office:value-type="string" table:style-name="ce25">
            <text:p>2022.06.09</text:p>
          </table:table-cell>
          <table:table-cell office:value-type="string" table:style-name="ce26">
            <text:p>15~22</text:p>
          </table:table-cell>
          <table:table-cell office:value-type="string" table:content-validation-name="val2" table:style-name="ce27">
            <text:p>심명보</text:p>
          </table:table-cell>
          <table:table-cell office:value-type="string" table:style-name="ce27">
            <text:p>임예슬, 우전성</text:p>
          </table:table-cell>
          <table:table-cell table:style-name="ce27"/>
          <table:table-cell office:value-type="date" office:date-value="2022-06-09T15:53:00" table:style-name="ce15">
            <text:p>22-6-9 15:53</text:p>
          </table:table-cell>
          <table:table-cell office:value-type="date" office:date-value="2022-06-09T15:55:00" table:style-name="ce15">
            <text:p>22-6-9 15:55</text:p>
          </table:table-cell>
          <table:table-cell office:value-type="time" office:time-value="PT0H2M0S" table:formula="of:=[.M116]-[.L116]" table:style-name="ce16">
            <text:p>0:02:00</text:p>
          </table:table-cell>
          <table:table-cell office:value-type="string" table:style-name="ce14">
            <text:p>Kakao, Auto M+</text:p>
          </table:table-cell>
          <table:table-cell office:value-type="date" office:date-value="2022-06-09T15:58:00" table:style-name="ce15">
            <text:p>22-6-9 15:58</text:p>
          </table:table-cell>
          <table:table-cell office:value-type="string" table:style-name="ce17">
            <text:p>Problem: vServer ccs-prd-prometheus state: down (1)</text:p>
          </table:table-cell>
          <table:table-cell office:value-type="string" table:style-name="ce28">
            <text:p>프로메테우스 서버 재설치 건으로 확인 박상선 책임께 확인 요청 화인결과 담당팀에서 재기동 진행 함</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style-name="ce149">
            <text:p>0:02:00</text:p>
          </table:table-cell>
          <table:table-cell office:value-type="string" table:style-name="ce25">
            <text:p>2022.06.09</text:p>
          </table:table-cell>
          <table:table-cell office:value-type="string" table:style-name="ce26">
            <text:p>15~22</text:p>
          </table:table-cell>
          <table:table-cell office:value-type="string" table:content-validation-name="val2" table:style-name="ce27">
            <text:p>심명보</text:p>
          </table:table-cell>
          <table:table-cell office:value-type="string" table:style-name="ce27">
            <text:p>임예슬, 고희경</text:p>
          </table:table-cell>
          <table:table-cell table:style-name="ce27"/>
          <table:table-cell office:value-type="date" office:date-value="2022-06-09T16:02:00" table:style-name="ce15">
            <text:p>22-6-9 16:02</text:p>
          </table:table-cell>
          <table:table-cell office:value-type="date" office:date-value="2022-06-09T16:04:00" table:style-name="ce15">
            <text:p>22-6-9 16:04</text:p>
          </table:table-cell>
          <table:table-cell office:value-type="time" office:time-value="PT0H2M0S" table:formula="of:=[.M117]-[.L117]" table:style-name="ce16">
            <text:p>0:02:00</text:p>
          </table:table-cell>
          <table:table-cell office:value-type="string" table:style-name="ce14">
            <text:p>Kakao. Email</text:p>
          </table:table-cell>
          <table:table-cell table:style-name="ce15"/>
          <table:table-cell office:value-type="string" table:style-name="ce17">
            <text:p>[PROBLEM]eucloudprdcomd203.eucloud: System status is in critical state/ High</text:p>
          </table:table-cell>
          <table:table-cell office:value-type="string" table:style-name="ce28">
            <text:p>Fan 상태 alert 지속 발생 호스트로 RMA 진행 중, DB VM 제외 해당 호스트 VM 라이브마이그레이션 진행 완료</text:p>
          </table:table-cell>
          <table:table-cell office:value-type="string" table:style-name="ce28">
            <text:p>EUCLOUD-2341</text:p>
          </table:table-cell>
          <table:table-cell office:value-type="string" table:content-validation-name="val1" table:style-name="ce29">
            <text:p>X</text:p>
          </table:table-cell>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style-name="ce149">
            <text:p>0:02:00</text:p>
          </table:table-cell>
          <table:table-cell office:value-type="string" table:style-name="ce25">
            <text:p>2022.06.09</text:p>
          </table:table-cell>
          <table:table-cell office:value-type="string" table:style-name="ce26">
            <text:p>15~22</text:p>
          </table:table-cell>
          <table:table-cell office:value-type="string" table:content-validation-name="val2" table:style-name="ce27">
            <text:p>심명보</text:p>
          </table:table-cell>
          <table:table-cell office:value-type="string" table:style-name="ce27">
            <text:p>오창민, 임예슬</text:p>
          </table:table-cell>
          <table:table-cell table:style-name="ce27"/>
          <table:table-cell office:value-type="date" office:date-value="2022-06-09T19:00:00" table:style-name="ce15">
            <text:p>22-6-9 19:00</text:p>
          </table:table-cell>
          <table:table-cell office:value-type="date" office:date-value="2022-06-09T19:02:00" table:style-name="ce15">
            <text:p>22-6-9 19:02</text:p>
          </table:table-cell>
          <table:table-cell office:value-type="time" office:time-value="PT0H2M0S" table:formula="of:=[.M118]-[.L118]" table:style-name="ce16">
            <text:p>0:02:00</text:p>
          </table:table-cell>
          <table:table-cell office:value-type="string" table:style-name="ce14">
            <text:p>Kakao</text:p>
          </table:table-cell>
          <table:table-cell table:style-name="ce15"/>
          <table:table-cell office:value-type="string" table:style-name="ce17">
            <text:p>Problem: ccseuimsp-loadbalancer 10.115.189.19 VIP is down</text:p>
          </table:table-cell>
          <table:table-cell office:value-type="string" table:style-name="ce28">
            <text:p>A10 장비 확인시 실제 포트 다운 이력 없으며 바로 해소 알람 발생 하여, 오탐으로 확인, 추가 자빅스쪽 확인 예정</text:p>
          </table:table-cell>
          <table:table-cell office:value-type="string" table:style-name="ce28">
            <text:p>EUCLOUD-2360</text:p>
          </table:table-cell>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9]);&quot;진행중&quot;;&quot;완료&quot;)" table:style-name="ce10">
            <text:p>완료</text:p>
          </table:table-cell>
          <table:table-cell office:value-type="time" office:time-value="PT0H0M0S" table:style-name="ce149">
            <text:p>0:00:00</text:p>
          </table:table-cell>
          <table:table-cell office:value-type="string" table:style-name="ce25">
            <text:p>2022.06.10</text:p>
          </table:table-cell>
          <table:table-cell office:value-type="string" table:style-name="ce26">
            <text:p>15~22</text:p>
          </table:table-cell>
          <table:table-cell office:value-type="string" table:content-validation-name="val2" table:style-name="ce27">
            <text:p>심명보</text:p>
          </table:table-cell>
          <table:table-cell office:value-type="string" table:style-name="ce27">
            <text:p>오창민, 임예슬</text:p>
          </table:table-cell>
          <table:table-cell table:style-name="ce27"/>
          <table:table-cell office:value-type="date" office:date-value="2022-06-10T17:14:00" table:style-name="ce15">
            <text:p>22-6-10 17:14</text:p>
          </table:table-cell>
          <table:table-cell office:value-type="date" office:date-value="2022-06-10T17:14:00" table:style-name="ce15">
            <text:p>22-6-10 17:14</text:p>
          </table:table-cell>
          <table:table-cell office:value-type="time" office:time-value="PT0H0M0S" table:formula="of:=[.M119]-[.L119]" table:style-name="ce16">
            <text:p>0:00:00</text:p>
          </table:table-cell>
          <table:table-cell office:value-type="string" table:style-name="ce14">
            <text:p>Kakao. Email</text:p>
          </table:table-cell>
          <table:table-cell office:value-type="date" office:date-value="2022-06-10T17:16:00" table:style-name="ce15">
            <text:p>22-6-10 17:16</text:p>
          </table:table-cell>
          <table:table-cell office:value-type="string" table:style-name="ce17">
            <text:p>Problem: Interface Ethernet14, 30, 46: Link down</text:p>
          </table:table-cell>
          <table:table-cell office:value-type="string" table:style-name="ce28">
            <text:p>EU 운영계 호스트는 413까지 존재(COC 운용중인호스트 X), eucloudprdcomd414 박지현 책임 증설 작업 확인 완료</text:p>
          </table:table-cell>
          <table:table-cell office:value-type="string" table:style-name="ce28">
            <text:p>EUCLOUD-2367</text:p>
          </table:table-cell>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0]);&quot;진행중&quot;;&quot;완료&quot;)" table:style-name="ce10">
            <text:p>완료</text:p>
          </table:table-cell>
          <table:table-cell office:value-type="time" office:time-value="PT0H0M0S" table:style-name="ce149">
            <text:p>0:00:00</text:p>
          </table:table-cell>
          <table:table-cell office:value-type="string" table:style-name="ce25">
            <text:p>2022.06.10</text:p>
          </table:table-cell>
          <table:table-cell office:value-type="string" table:style-name="ce26">
            <text:p>15~22</text:p>
          </table:table-cell>
          <table:table-cell office:value-type="string" table:content-validation-name="val2" table:style-name="ce27">
            <text:p>심명보</text:p>
          </table:table-cell>
          <table:table-cell office:value-type="string" table:style-name="ce27">
            <text:p>오창민, 임예슬</text:p>
          </table:table-cell>
          <table:table-cell table:style-name="ce27"/>
          <table:table-cell office:value-type="date" office:date-value="2022-06-10T18:16:00" table:style-name="ce15">
            <text:p>22-6-10 18:16</text:p>
          </table:table-cell>
          <table:table-cell office:value-type="date" office:date-value="2022-06-10T18:16:00" table:style-name="ce15">
            <text:p>22-6-10 18:16</text:p>
          </table:table-cell>
          <table:table-cell office:value-type="time" office:time-value="PT0H0M0S" table:formula="of:=[.M120]-[.L120]" table:style-name="ce16">
            <text:p>0:00:00</text:p>
          </table:table-cell>
          <table:table-cell office:value-type="string" table:style-name="ce14">
            <text:p>Kakao</text:p>
          </table:table-cell>
          <table:table-cell office:value-type="date" office:date-value="2022-06-10T18:18:00" table:style-name="ce15">
            <text:p>22-6-10 18:18</text:p>
          </table:table-cell>
          <table:table-cell office:value-type="string" table:style-name="ce17">
            <text:p>Problem: Interface Ethernet15, 31, 47: Link down</text:p>
          </table:table-cell>
          <table:table-cell office:value-type="string" table:style-name="ce28">
            <text:p>EU 운영계 호스트는 413까지 존재(COC 운용중인호스트 X), eucloudprdcomd415 박지현 책임 증설 작업 확인 완료</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1]);&quot;진행중&quot;;&quot;완료&quot;)" table:style-name="ce10">
            <text:p>완료</text:p>
          </table:table-cell>
          <table:table-cell office:value-type="time" office:time-value="PT0H0M0S" table:style-name="ce149">
            <text:p>0:00:00</text:p>
          </table:table-cell>
          <table:table-cell office:value-type="string" table:style-name="ce25">
            <text:p>2022.06.11</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11T16:36:00" table:style-name="ce15">
            <text:p>22-6-11 16:36</text:p>
          </table:table-cell>
          <table:table-cell office:value-type="date" office:date-value="2022-06-11T16:36:00" table:style-name="ce15">
            <text:p>22-6-11 16:36</text:p>
          </table:table-cell>
          <table:table-cell office:value-type="time" office:time-value="PT0H0M0S" table:formula="of:=[.M121]-[.L121]" table:style-name="ce16">
            <text:p>0:00:00</text:p>
          </table:table-cell>
          <table:table-cell office:value-type="string" table:style-name="ce14">
            <text:p>Kakao &amp; Email</text:p>
          </table:table-cell>
          <table:table-cell office:value-type="date" office:date-value="2022-06-11T18:31:00" table:style-name="ce15">
            <text:p>22-6-11 18:31</text:p>
          </table:table-cell>
          <table:table-cell office:value-type="string" table:style-name="ce17">
            <text:p>Disk size is over 90%: ccseureportbatchp01</text:p>
          </table:table-cell>
          <table:table-cell office:value-type="string" table:style-name="ce28">
            <text:p>Informed through kakao &amp; Email.</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3"/>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2]);&quot;진행중&quot;;&quot;완료&quot;)" table:style-name="ce10">
            <text:p>완료</text:p>
          </table:table-cell>
          <table:table-cell office:value-type="time" office:time-value="PT0H0M0S" table:style-name="ce149">
            <text:p>0:00:00</text:p>
          </table:table-cell>
          <table:table-cell office:value-type="string" table:style-name="ce25">
            <text:p>2022.06.15</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Saju,Ashok &amp; Aslam</text:p>
          </table:table-cell>
          <table:table-cell table:style-name="ce27"/>
          <table:table-cell office:value-type="date" office:date-value="2022-06-16T03:08:00" table:style-name="ce15">
            <text:p>22-6-16 3:08</text:p>
          </table:table-cell>
          <table:table-cell office:value-type="date" office:date-value="2022-06-16T03:08:00" table:style-name="ce15">
            <text:p>22-6-16 3:08</text:p>
          </table:table-cell>
          <table:table-cell office:value-type="time" office:time-value="PT0H0M0S" table:formula="of:=[.M122]-[.L122]" table:style-name="ce16">
            <text:p>0:00:00</text:p>
          </table:table-cell>
          <table:table-cell office:value-type="string" table:style-name="ce14">
            <text:p>Kakao</text:p>
          </table:table-cell>
          <table:table-cell office:value-type="date" office:date-value="2022-06-16T03:21:00" table:style-name="ce15">
            <text:p>22-6-16 3:21</text:p>
          </table:table-cell>
          <table:table-cell office:value-type="string" table:style-name="ce17">
            <text:p>EUCloudNetapp01 Free Size on aggr_node02_data less than 10%</text:p>
          </table:table-cell>
          <table:table-cell office:value-type="string" table:style-name="ce28">
            <text:p>We have deleted the old snapshots to recover the space</text:p>
          </table:table-cell>
          <table:table-cell office:value-type="string" table:style-name="ce28">
            <text:p>EUCLOUD-2411</text:p>
          </table:table-cell>
          <table:table-cell office:value-type="string" table:content-validation-name="val1" table:style-name="ce29">
            <text:p>O</text:p>
          </table:table-cell>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3]);&quot;진행중&quot;;&quot;완료&quot;)" table:style-name="ce10">
            <text:p>완료</text:p>
          </table:table-cell>
          <table:table-cell office:value-type="time" office:time-value="PT0H0M0S" table:style-name="ce149">
            <text:p>0:00:00</text:p>
          </table:table-cell>
          <table:table-cell office:value-type="string" table:style-name="ce25">
            <text:p>2022.06.15</text:p>
          </table:table-cell>
          <table:table-cell office:value-type="string" table:style-name="ce26">
            <text:p>08~15</text:p>
          </table:table-cell>
          <table:table-cell office:value-type="string" table:content-validation-name="val2" table:style-name="ce27">
            <text:p>고희경</text:p>
          </table:table-cell>
          <table:table-cell table:style-name="ce27"/>
          <table:table-cell office:value-type="string" table:style-name="ce27">
            <text:p>김지윤</text:p>
          </table:table-cell>
          <table:table-cell office:value-type="date" office:date-value="2022-06-15T14:35:00" table:style-name="ce15">
            <text:p>22-6-15 14:35</text:p>
          </table:table-cell>
          <table:table-cell office:value-type="date" office:date-value="2022-06-15T14:35:00" table:style-name="ce15">
            <text:p>22-6-15 14:35</text:p>
          </table:table-cell>
          <table:table-cell office:value-type="time" office:time-value="PT0H0M0S" table:formula="of:=[.M123]-[.L123]" table:style-name="ce16">
            <text:p>0:00:00</text:p>
          </table:table-cell>
          <table:table-cell office:value-type="string" table:style-name="ce14">
            <text:p>Kakao</text:p>
          </table:table-cell>
          <table:table-cell office:value-type="date" office:date-value="2022-06-15T14:35:00" table:style-name="ce15">
            <text:p>22-6-15 14:35</text:p>
          </table:table-cell>
          <table:table-cell office:value-type="string" table:style-name="ce17">
            <text:p>Problem: eucloudprdctrl03 외</text:p>
          </table:table-cell>
          <table:table-cell office:value-type="string" table:style-name="ce28">
            <text:p>Zabbix 오탐으로 확인됨</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4]);&quot;진행중&quot;;&quot;완료&quot;)" table:style-name="ce10">
            <text:p>완료</text:p>
          </table:table-cell>
          <table:table-cell office:value-type="time" office:time-value="PT0H2M0S" table:style-name="ce149">
            <text:p>0:02:00</text:p>
          </table:table-cell>
          <table:table-cell office:value-type="string" table:style-name="ce25">
            <text:p>2022.06.17</text:p>
          </table:table-cell>
          <table:table-cell office:value-type="string" table:style-name="ce26">
            <text:p>15~22</text:p>
          </table:table-cell>
          <table:table-cell office:value-type="string" table:content-validation-name="val2" table:style-name="ce27">
            <text:p>장재봉</text:p>
          </table:table-cell>
          <table:table-cell table:style-name="ce27"/>
          <table:table-cell office:value-type="string" table:style-name="ce27">
            <text:p>고희경</text:p>
          </table:table-cell>
          <table:table-cell office:value-type="date" office:date-value="2022-06-17T19:02:00" table:style-name="ce15">
            <text:p>22-6-17 19:02</text:p>
          </table:table-cell>
          <table:table-cell office:value-type="date" office:date-value="2022-06-17T19:04:00" table:style-name="ce15">
            <text:p>22-6-17 19:04</text:p>
          </table:table-cell>
          <table:table-cell office:value-type="time" office:time-value="PT0H2M0S" table:formula="of:=[.M124]-[.L124]" table:style-name="ce16">
            <text:p>0:02:00</text:p>
          </table:table-cell>
          <table:table-cell office:value-type="string" table:style-name="ce14">
            <text:p>KaKao</text:p>
          </table:table-cell>
          <table:table-cell office:value-type="date" office:date-value="2022-06-17T19:07:00" table:style-name="ce15">
            <text:p>22-6-17 19:07</text:p>
          </table:table-cell>
          <table:table-cell office:value-type="string" table:style-name="ce17">
            <text:p><text:s/>EUTMS-FW-B interface down</text:p>
          </table:table-cell>
          <table:table-cell office:value-type="string" table:style-name="ce28">
            <text:p>Vendor tech support scheduled</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5]);&quot;진행중&quot;;&quot;완료&quot;)" table:style-name="ce10">
            <text:p>완료</text:p>
          </table:table-cell>
          <table:table-cell office:value-type="time" office:time-value="PT0H2M1S" table:style-name="ce149">
            <text:p>0:02:01</text:p>
          </table:table-cell>
          <table:table-cell office:value-type="string" table:style-name="ce25">
            <text:p>2022.06.18</text:p>
          </table:table-cell>
          <table:table-cell office:value-type="string" table:style-name="ce26">
            <text:p>22~09</text:p>
          </table:table-cell>
          <table:table-cell office:value-type="string" table:content-validation-name="val2" table:style-name="ce27">
            <text:p>Radhika</text:p>
          </table:table-cell>
          <table:table-cell table:style-name="ce67"/>
          <table:table-cell table:style-name="ce27"/>
          <table:table-cell office:value-type="date" office:date-value="2022-06-18T03:38:00" table:style-name="ce15">
            <text:p>22-6-18 3:38</text:p>
          </table:table-cell>
          <table:table-cell office:value-type="date" office:date-value="2022-06-18T03:40:01" table:style-name="ce15">
            <text:p>22-6-18 3:40</text:p>
          </table:table-cell>
          <table:table-cell office:value-type="time" office:time-value="PT0H2M1S" table:formula="of:=[.M125]-[.L125]" table:style-name="ce16">
            <text:p>0:02:01</text:p>
          </table:table-cell>
          <table:table-cell office:value-type="string" table:style-name="ce14">
            <text:p>KaKao</text:p>
          </table:table-cell>
          <table:table-cell office:value-type="date" office:date-value="2022-06-18T03:48:00" table:style-name="ce15">
            <text:p>22-6-18 3:48</text:p>
          </table:table-cell>
          <table:table-cell office:value-type="string" table:style-name="ce17">
            <text:p>Free Size on aggr_node02_data <text:s/>deleted snapshot for EU</text:p>
          </table:table-cell>
          <table:table-cell office:value-type="string" table:style-name="ce28">
            <text:p>Deleted the snapshot</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6]);&quot;진행중&quot;;&quot;완료&quot;)" table:style-name="ce10">
            <text:p>완료</text:p>
          </table:table-cell>
          <table:table-cell office:value-type="time" office:time-value="PT0H1M0S" table:style-name="ce149">
            <text:p>0:01:00</text:p>
          </table:table-cell>
          <table:table-cell office:value-type="string" table:style-name="ce25">
            <text:p>2022.06.21</text:p>
          </table:table-cell>
          <table:table-cell office:value-type="string" table:style-name="ce26">
            <text:p>16~22</text:p>
          </table:table-cell>
          <table:table-cell office:value-type="string" table:content-validation-name="val2" table:style-name="ce27">
            <text:p>김의현</text:p>
          </table:table-cell>
          <table:table-cell office:value-type="string" table:style-name="ce27">
            <text:p>오창민</text:p>
          </table:table-cell>
          <table:table-cell table:style-name="ce27"/>
          <table:table-cell office:value-type="date" office:date-value="2022-06-21T19:00:00" table:style-name="ce15">
            <text:p>22-6-21 19:00</text:p>
          </table:table-cell>
          <table:table-cell office:value-type="date" office:date-value="2022-06-21T19:01:00" table:style-name="ce15">
            <text:p>22-6-21 19:01</text:p>
          </table:table-cell>
          <table:table-cell office:value-type="time" office:time-value="PT0H1M0S" table:formula="of:=[.M126]-[.L126]" table:style-name="ce16">
            <text:p>0:01:00</text:p>
          </table:table-cell>
          <table:table-cell office:value-type="string" table:style-name="ce14">
            <text:p>KaKao</text:p>
          </table:table-cell>
          <table:table-cell office:value-type="date" office:date-value="2022-06-21T19:01:00" table:style-name="ce15">
            <text:p>22-6-21 19:01</text:p>
          </table:table-cell>
          <table:table-cell office:value-type="string" table:style-name="ce68">
            <text:p><text:s/>ccseuspap-loadbalancer 10.115.189.15 VIP is down</text:p>
          </table:table-cell>
          <table:table-cell office:value-type="string" table:style-name="ce68">
            <text:p>오창민 매니저 확인 결과 오탐으로 확인</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style-name="ce149">
            <text:p>0:00:00</text:p>
          </table:table-cell>
          <table:table-cell office:value-type="string" table:style-name="ce25">
            <text:p>2022.06.22</text:p>
          </table:table-cell>
          <table:table-cell office:value-type="string" table:style-name="ce26">
            <text:p>21~08</text:p>
          </table:table-cell>
          <table:table-cell office:value-type="string" table:content-validation-name="val2" table:style-name="ce27">
            <text:p>Mohamed</text:p>
          </table:table-cell>
          <table:table-cell office:value-type="string" table:style-name="ce27">
            <text:p>Ganesh</text:p>
          </table:table-cell>
          <table:table-cell table:style-name="ce27"/>
          <table:table-cell office:value-type="date" office:date-value="2022-06-23T03:02:00" table:style-name="ce15">
            <text:p>22-6-23 3:02</text:p>
          </table:table-cell>
          <table:table-cell office:value-type="date" office:date-value="2022-06-23T03:02:00" table:style-name="ce15">
            <text:p>22-6-23 3:02</text:p>
          </table:table-cell>
          <table:table-cell office:value-type="time" office:time-value="PT0H0M0S" table:formula="of:=[.M127]-[.L127]" table:style-name="ce16">
            <text:p>0:00:00</text:p>
          </table:table-cell>
          <table:table-cell office:value-type="string" table:style-name="ce14">
            <text:p>Kakao</text:p>
          </table:table-cell>
          <table:table-cell table:style-name="ce15"/>
          <table:table-cell office:value-type="string" table:style-name="ce17">
            <text:p>EUCloudNetapp01 Free Size on aggr_node02_data less than 10%</text:p>
          </table:table-cell>
          <table:table-cell office:value-type="string" table:style-name="ce28">
            <text:p>Automatically got resolved</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2M0S" table:style-name="ce149">
            <text:p>0:02:00</text:p>
          </table:table-cell>
          <table:table-cell office:value-type="string" table:style-name="ce84">
            <text:p>2022.06.23</text:p>
          </table:table-cell>
          <table:table-cell office:value-type="string" table:style-name="ce85">
            <text:p>08~15</text:p>
          </table:table-cell>
          <table:table-cell office:value-type="string" table:content-validation-name="val2" table:style-name="ce86">
            <text:p>이시형</text:p>
          </table:table-cell>
          <table:table-cell table:number-columns-repeated="2" table:style-name="ce86"/>
          <table:table-cell office:value-type="date" office:date-value="2022-06-23T13:55:00" table:style-name="ce87">
            <text:p>22-6-23 13:55</text:p>
          </table:table-cell>
          <table:table-cell office:value-type="date" office:date-value="2022-06-23T13:57:00" table:style-name="ce87">
            <text:p>22-6-23 13:57</text:p>
          </table:table-cell>
          <table:table-cell office:value-type="time" office:time-value="PT0H2M0S" table:formula="of:=[.M128]-[.L128]" table:style-name="ce16">
            <text:p>0:02:00</text:p>
          </table:table-cell>
          <table:table-cell office:value-type="string" table:style-name="ce88">
            <text:p>Kakao</text:p>
          </table:table-cell>
          <table:table-cell office:value-type="date" office:date-value="2022-06-23T14:11:00" table:style-name="ce87">
            <text:p>22-6-23 14:11</text:p>
          </table:table-cell>
          <table:table-cell office:value-type="string" table:style-name="ce89">
            <text:p>EUCloudPrdSL-R2-A Reboot</text:p>
          </table:table-cell>
          <table:table-cell office:value-type="string" table:style-name="ce90">
            <text:p>작일 발생하여 tech엔지니어에게 분석요청하였으며, 아직 action plan 전달받지 못한 상태</text:p>
          </table:table-cell>
          <table:table-cell table:style-name="ce94"/>
          <table:table-cell table:content-validation-name="val1" table:style-name="ce91"/>
          <table:table-cell table:content-validation-name="val1" table:style-name="ce91"/>
          <table:table-cell table:style-name="ce92"/>
          <table:table-cell table:number-columns-repeated="16362" table:style-name="ce9"/>
        </table:table-row>
        <table:table-row table:style-name="ro2">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3M0S" table:style-name="ce149">
            <text:p>0:03:00</text:p>
          </table:table-cell>
          <table:table-cell office:value-type="string" table:style-name="ce84">
            <text:p>2022.06.24</text:p>
          </table:table-cell>
          <table:table-cell office:value-type="string" table:style-name="ce85">
            <text:p>08~15</text:p>
          </table:table-cell>
          <table:table-cell office:value-type="string" table:content-validation-name="val2" table:style-name="ce86">
            <text:p>이시형</text:p>
          </table:table-cell>
          <table:table-cell table:number-columns-repeated="2" table:style-name="ce86"/>
          <table:table-cell office:value-type="date" office:date-value="2022-06-24T10:05:00" table:style-name="ce87">
            <text:p>22-6-24 10:05</text:p>
          </table:table-cell>
          <table:table-cell office:value-type="date" office:date-value="2022-06-24T10:08:00" table:style-name="ce87">
            <text:p>22-6-24 10:08</text:p>
          </table:table-cell>
          <table:table-cell office:value-type="time" office:time-value="PT0H3M0S" table:formula="of:=[.M129]-[.L129]" table:style-name="ce16">
            <text:p>0:03:00</text:p>
          </table:table-cell>
          <table:table-cell office:value-type="string" table:style-name="ce88">
            <text:p>KaKao</text:p>
          </table:table-cell>
          <table:table-cell office:value-type="date" office:date-value="2022-06-24T10:06:00" table:style-name="ce87">
            <text:p>22-6-24 10:06</text:p>
          </table:table-cell>
          <table:table-cell office:value-type="string" table:style-name="ce89">
            <text:p>EUCloudpPrdSL-R4-A Link down</text:p>
          </table:table-cell>
          <table:table-cell office:value-type="string" table:style-name="ce90">
            <text:p>해당 인터페이스에 연결되어있는 eucloudprdcomd414 호스트 유럽 법인에서 테스트중이며, eucloudprdcomd415 호스트와 7월까지 테스트 진행.</text:p>
          </table:table-cell>
          <table:table-cell table:style-name="ce90"/>
          <table:table-cell table:content-validation-name="val1" table:style-name="ce91"/>
          <table:table-cell table:content-validation-name="val1" table:style-name="ce91"/>
          <table:table-cell table:style-name="ce92"/>
          <table:table-cell table:number-columns-repeated="16362" table:style-name="ce9"/>
        </table:table-row>
        <table:table-row table:style-name="ro2">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84">
            <text:p>2022.06.24</text:p>
          </table:table-cell>
          <table:table-cell office:value-type="string" table:style-name="ce85">
            <text:p>08~15</text:p>
          </table:table-cell>
          <table:table-cell office:value-type="string" table:content-validation-name="val2" table:style-name="ce86">
            <text:p>이시형</text:p>
          </table:table-cell>
          <table:table-cell table:number-columns-repeated="2" table:style-name="ce86"/>
          <table:table-cell office:value-type="date" office:date-value="2022-06-24T14:50:00" table:style-name="ce87">
            <text:p>22-6-24 14:50</text:p>
          </table:table-cell>
          <table:table-cell office:value-type="date" office:date-value="2022-06-24T14:51:00" table:style-name="ce87">
            <text:p>22-6-24 14:51</text:p>
          </table:table-cell>
          <table:table-cell office:value-type="time" office:time-value="PT0H1M0S" table:formula="of:=[.M130]-[.L130]" table:style-name="ce16">
            <text:p>0:01:00</text:p>
          </table:table-cell>
          <table:table-cell office:value-type="string" table:style-name="ce88">
            <text:p>KaKao</text:p>
          </table:table-cell>
          <table:table-cell office:value-type="date" office:date-value="2022-06-24T15:00:00" table:style-name="ce87">
            <text:p>22-6-24 15:00</text:p>
          </table:table-cell>
          <table:table-cell office:value-type="string" table:style-name="ce89">
            <text:p>gcseudkc2gplcdbp01,02 has just been restarted/High</text:p>
          </table:table-cell>
          <table:table-cell office:value-type="string" table:style-name="ce90">
            <text:p>해당 리붓 현재 운영중인 서버 아니며, 작업중 발생한 알람으로 확인</text:p>
          </table:table-cell>
          <table:table-cell table:style-name="ce90"/>
          <table:table-cell table:content-validation-name="val1" table:style-name="ce91"/>
          <table:table-cell table:content-validation-name="val1" table:style-name="ce91"/>
          <table:table-cell table:style-name="ce92"/>
          <table:table-cell table:number-columns-repeated="16362" table:style-name="ce9"/>
        </table:table-row>
        <table:table-row table:style-name="ro2">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84">
            <text:p>2022.06.25</text:p>
          </table:table-cell>
          <table:table-cell office:value-type="string" table:style-name="ce85">
            <text:p>09~21</text:p>
          </table:table-cell>
          <table:table-cell office:value-type="string" table:content-validation-name="val2" table:style-name="ce86">
            <text:p>Mohamed</text:p>
          </table:table-cell>
          <table:table-cell office:value-type="string" table:style-name="ce86">
            <text:p>Saju &amp; Aslam</text:p>
          </table:table-cell>
          <table:table-cell table:style-name="ce86"/>
          <table:table-cell office:value-type="date" office:date-value="2022-06-24T20:43:00" table:style-name="ce87">
            <text:p>22-6-24 20:43</text:p>
          </table:table-cell>
          <table:table-cell office:value-type="date" office:date-value="2022-06-24T20:44:00" table:style-name="ce87">
            <text:p>22-6-24 20:44</text:p>
          </table:table-cell>
          <table:table-cell office:value-type="time" office:time-value="PT0H1M0S" table:formula="of:=[.M131]-[.L131]" table:style-name="ce16">
            <text:p>0:01:00</text:p>
          </table:table-cell>
          <table:table-cell office:value-type="string" table:style-name="ce88">
            <text:p>Kakao</text:p>
          </table:table-cell>
          <table:table-cell office:value-type="date" office:date-value="2022-06-24T20:46:00" table:style-name="ce87">
            <text:p>22-6-24 20:46</text:p>
          </table:table-cell>
          <table:table-cell office:value-type="string" table:style-name="ce89">
            <text:p>/EUCLOUDNetapp01 : free size on aggr_node02_data less than 10%<text:s/></text:p>
          </table:table-cell>
          <table:table-cell office:value-type="string" table:style-name="ce90">
            <text:p>Deleted old snapshots</text:p>
          </table:table-cell>
          <table:table-cell table:style-name="ce90"/>
          <table:table-cell table:content-validation-name="val1" table:style-name="ce91"/>
          <table:table-cell table:content-validation-name="val1" table:style-name="ce91"/>
          <table:table-cell table:style-name="ce92"/>
          <table:table-cell table:number-columns-repeated="16362" table:style-name="ce9"/>
        </table:table-row>
        <table:table-row table:style-name="ro2">
          <table:table-cell office:value-type="string" table:style-name="ce18">
            <text:p>6월</text:p>
          </table:table-cell>
          <table:table-cell office:value-type="string" table:style-name="ce18">
            <text:p>IN</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0M0S" table:style-name="ce149">
            <text:p>0:10:00</text:p>
          </table:table-cell>
          <table:table-cell office:value-type="string" table:style-name="ce41">
            <text:p>2022.06.02</text:p>
          </table:table-cell>
          <table:table-cell office:value-type="string" table:style-name="ce49">
            <text:p>13~22</text:p>
          </table:table-cell>
          <table:table-cell office:value-type="string" table:content-validation-name="val2" table:style-name="ce42">
            <text:p>김지윤</text:p>
          </table:table-cell>
          <table:table-cell office:value-type="string" table:style-name="ce42">
            <text:p>Ganesh</text:p>
          </table:table-cell>
          <table:table-cell table:style-name="ce42"/>
          <table:table-cell office:value-type="date" office:date-value="2022-06-01T20:17:00" table:style-name="ce23">
            <text:p>22-6-1 20:17</text:p>
          </table:table-cell>
          <table:table-cell office:value-type="date" office:date-value="2022-06-01T20:27:00" table:style-name="ce23">
            <text:p>22-6-1 20:27</text:p>
          </table:table-cell>
          <table:table-cell office:value-type="time" office:time-value="PT0H10M0S" table:formula="of:=[.M132]-[.L132]" table:style-name="ce16">
            <text:p>0:10:00</text:p>
          </table:table-cell>
          <table:table-cell office:value-type="string" table:style-name="ce22">
            <text:p>mail</text:p>
          </table:table-cell>
          <table:table-cell table:style-name="ce23"/>
          <table:table-cell office:value-type="string" table:style-name="ce24">
            <text:p>D: Disk size 6 % capacity left : kinspws01</text:p>
          </table:table-cell>
          <table:table-cell office:value-type="string" table:style-name="ce44">
            <text:p>put the servers in the India PRD group that are adjusted alert level. informed vijay baskar he is saying he dont know the application owner of that server</text:p>
          </table:table-cell>
          <table:table-cell table:style-name="ce44"/>
          <table:table-cell table:content-validation-name="val1" table:style-name="ce45"/>
          <table:table-cell table:content-validation-name="val1" table:style-name="ce45"/>
          <table:table-cell table:style-name="ce46"/>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3]);&quot;진행중&quot;;&quot;완료&quot;)" table:style-name="ce10">
            <text:p>완료</text:p>
          </table:table-cell>
          <table:table-cell office:value-type="time" office:time-value="PT0H1M0S" table:style-name="ce149">
            <text:p>0:01:00</text:p>
          </table:table-cell>
          <table:table-cell office:value-type="string" table:style-name="ce25">
            <text:p>2022.06.02</text:p>
          </table:table-cell>
          <table:table-cell office:value-type="string" table:style-name="ce26">
            <text:p>21~09</text:p>
          </table:table-cell>
          <table:table-cell office:value-type="string" table:content-validation-name="val2" table:style-name="ce27">
            <text:p>Mohamed</text:p>
          </table:table-cell>
          <table:table-cell office:value-type="string" table:style-name="ce27">
            <text:p>Saju, Ashok</text:p>
          </table:table-cell>
          <table:table-cell table:style-name="ce27"/>
          <table:table-cell office:value-type="date" office:date-value="2022-06-02T02:28:00" table:style-name="ce15">
            <text:p>22-6-2 2:28</text:p>
          </table:table-cell>
          <table:table-cell office:value-type="date" office:date-value="2022-06-02T02:29:00" table:style-name="ce15">
            <text:p>22-6-2 2:29</text:p>
          </table:table-cell>
          <table:table-cell office:value-type="time" office:time-value="PT0H1M0S" table:formula="of:=[.M133]-[.L133]" table:style-name="ce16">
            <text:p>0:01:00</text:p>
          </table:table-cell>
          <table:table-cell office:value-type="string" table:style-name="ce14">
            <text:p>Kakao</text:p>
          </table:table-cell>
          <table:table-cell office:value-type="date" office:date-value="2022-06-02T02:57:00" table:style-name="ce15">
            <text:p>22-6-2 2:57</text:p>
          </table:table-cell>
          <table:table-cell office:value-type="string" table:style-name="ce17">
            <text:p>Disk size is 9.9% left ccskrmonitorp01</text:p>
          </table:table-cell>
          <table:table-cell office:value-type="string" table:style-name="ce28">
            <text:p>Issue resolved. Comprossed the old logs.</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4]);&quot;진행중&quot;;&quot;완료&quot;)" table:style-name="ce10">
            <text:p>완료</text:p>
          </table:table-cell>
          <table:table-cell office:value-type="time" office:time-value="PT0H27M0S" table:style-name="ce149">
            <text:p>0:27:00</text:p>
          </table:table-cell>
          <table:table-cell office:value-type="string" table:style-name="ce25">
            <text:p>2022.06.06</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Pethuraj</text:p>
          </table:table-cell>
          <table:table-cell table:style-name="ce27"/>
          <table:table-cell office:value-type="date" office:date-value="2022-06-06T22:01:00" table:style-name="ce15">
            <text:p>22-6-6 22:01</text:p>
          </table:table-cell>
          <table:table-cell office:value-type="date" office:date-value="2022-06-06T22:28:00" table:style-name="ce15">
            <text:p>22-6-6 22:28</text:p>
          </table:table-cell>
          <table:table-cell office:value-type="time" office:time-value="PT0H27M0S" table:formula="of:=[.M134]-[.L134]" table:style-name="ce16">
            <text:p>0:27:00</text:p>
          </table:table-cell>
          <table:table-cell office:value-type="string" table:style-name="ce14">
            <text:p>Kakao and mail</text:p>
          </table:table-cell>
          <table:table-cell office:value-type="string" table:style-name="ce15">
            <text:p>2022-06-06 <text:s/>22:29 PM</text:p>
          </table:table-cell>
          <table:table-cell office:value-type="string" table:style-name="ce17">
            <text:p>ccskrotamgdbp03.krcloud-ccskrotamgdbp03.krcloud : mongod process is down state</text:p>
          </table:table-cell>
          <table:table-cell office:value-type="string" table:style-name="ce28">
            <text:p>After restarting the Mangodb service on ccskrotamgdbp03.krcloud and came up</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5]);&quot;진행중&quot;;&quot;완료&quot;)" table:style-name="ce10">
            <text:p>완료</text:p>
          </table:table-cell>
          <table:table-cell office:value-type="time" office:time-value="PT0H27M0S" table:style-name="ce149">
            <text:p>0:27:00</text:p>
          </table:table-cell>
          <table:table-cell office:value-type="string" table:style-name="ce25">
            <text:p>2022.06.06</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Pethuraj</text:p>
          </table:table-cell>
          <table:table-cell table:style-name="ce27"/>
          <table:table-cell office:value-type="date" office:date-value="2022-06-06T22:01:00" table:style-name="ce15">
            <text:p>22-6-6 22:01</text:p>
          </table:table-cell>
          <table:table-cell office:value-type="date" office:date-value="2022-06-06T22:28:00" table:style-name="ce15">
            <text:p>22-6-6 22:28</text:p>
          </table:table-cell>
          <table:table-cell office:value-type="time" office:time-value="PT0H27M0S" table:formula="of:=[.M135]-[.L135]" table:style-name="ce16">
            <text:p>0:27:00</text:p>
          </table:table-cell>
          <table:table-cell office:value-type="string" table:style-name="ce14">
            <text:p>Kakao and mail</text:p>
          </table:table-cell>
          <table:table-cell office:value-type="string" table:style-name="ce15">
            <text:p>2022-06-06 <text:s/>22:29 PM</text:p>
          </table:table-cell>
          <table:table-cell office:value-type="string" table:style-name="ce17">
            <text:p>ccskrotamgdbp03.krcloud-ccskrotamgdbp03.krcloud : mongod process is down state</text:p>
          </table:table-cell>
          <table:table-cell office:value-type="string" table:style-name="ce28">
            <text:p>After restarting the Mangodb service on ccskrotamgdbp03.krcloud and came up</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25">
            <text:p>2022.06.06</text:p>
          </table:table-cell>
          <table:table-cell office:value-type="string" table:style-name="ce26">
            <text:p>15~22</text:p>
          </table:table-cell>
          <table:table-cell office:value-type="string" table:content-validation-name="val2" table:style-name="ce27">
            <text:p>김의현</text:p>
          </table:table-cell>
          <table:table-cell office:value-type="string" table:style-name="ce27">
            <text:p>김의현</text:p>
          </table:table-cell>
          <table:table-cell table:style-name="ce27"/>
          <table:table-cell office:value-type="date" office:date-value="2022-06-06T15:20:00" table:style-name="ce15">
            <text:p>22-6-6 15:20</text:p>
          </table:table-cell>
          <table:table-cell office:value-type="date" office:date-value="2022-06-06T15:21:00" table:style-name="ce15">
            <text:p>22-6-6 15:21</text:p>
          </table:table-cell>
          <table:table-cell office:value-type="time" office:time-value="PT0H1M0S" table:style-name="ce16">
            <text:p>0:01:00</text:p>
          </table:table-cell>
          <table:table-cell office:value-type="string" table:style-name="ce14">
            <text:p>KaKao</text:p>
          </table:table-cell>
          <table:table-cell office:value-type="date" office:date-value="2022-06-06T15:22:00" table:style-name="ce15">
            <text:p>22-6-6 15:22</text:p>
          </table:table-cell>
          <table:table-cell office:value-type="string" table:style-name="ce17">
            <text:p>Multiple VMs CPU Steal time Alert<text:s/></text:p>
          </table:table-cell>
          <table:table-cell office:value-type="string" table:style-name="ce28">
            <text:p>Host : krcloudprdcomdr1601 memory error 영향</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41">
            <text:p>2022.06.06</text:p>
          </table:table-cell>
          <table:table-cell office:value-type="string" table:style-name="ce49">
            <text:p>15~22</text:p>
          </table:table-cell>
          <table:table-cell office:value-type="string" table:content-validation-name="val2" table:style-name="ce42">
            <text:p>김의현</text:p>
          </table:table-cell>
          <table:table-cell office:value-type="string" table:style-name="ce42">
            <text:p>김의현</text:p>
          </table:table-cell>
          <table:table-cell table:style-name="ce42"/>
          <table:table-cell office:value-type="date" office:date-value="2022-06-06T15:20:00" table:style-name="ce23">
            <text:p>22-6-6 15:20</text:p>
          </table:table-cell>
          <table:table-cell office:value-type="date" office:date-value="2022-06-06T15:21:00" table:style-name="ce23">
            <text:p>22-6-6 15:21</text:p>
          </table:table-cell>
          <table:table-cell office:value-type="time" office:time-value="PT0H1M0S" table:style-name="ce16">
            <text:p>0:01:00</text:p>
          </table:table-cell>
          <table:table-cell office:value-type="string" table:style-name="ce22">
            <text:p>KaKao</text:p>
          </table:table-cell>
          <table:table-cell office:value-type="date" office:date-value="2022-06-06T15:22:00" table:style-name="ce23">
            <text:p>22-6-6 15:22</text:p>
          </table:table-cell>
          <table:table-cell office:value-type="string" table:style-name="ce24">
            <text:p>Multiple VMs CPU Steal time Alert<text:s/></text:p>
          </table:table-cell>
          <table:table-cell office:value-type="string" table:style-name="ce44">
            <text:p>Host : krcloudprdcomdr1601 memory error 영향</text:p>
          </table:table-cell>
          <table:table-cell table:style-name="ce44"/>
          <table:table-cell table:content-validation-name="val1" table:style-name="ce45"/>
          <table:table-cell table:content-validation-name="val1" table:style-name="ce45"/>
          <table:table-cell table:style-name="ce46"/>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49M0S" table:style-name="ce149">
            <text:p>0:49:00</text:p>
          </table:table-cell>
          <table:table-cell office:value-type="string" table:style-name="ce25">
            <text:p>2022.06.06</text:p>
          </table:table-cell>
          <table:table-cell office:value-type="string" table:style-name="ce26">
            <text:p>15~22</text:p>
          </table:table-cell>
          <table:table-cell office:value-type="string" table:content-validation-name="val2" table:style-name="ce27">
            <text:p>김의현</text:p>
          </table:table-cell>
          <table:table-cell office:value-type="string" table:style-name="ce27">
            <text:p>김의현</text:p>
          </table:table-cell>
          <table:table-cell table:style-name="ce27"/>
          <table:table-cell office:value-type="date" office:date-value="2022-06-06T15:22:00" table:style-name="ce15">
            <text:p>22-6-6 15:22</text:p>
          </table:table-cell>
          <table:table-cell office:value-type="date" office:date-value="2022-06-06T16:11:00" table:style-name="ce15">
            <text:p>22-6-6 16:11</text:p>
          </table:table-cell>
          <table:table-cell office:value-type="time" office:time-value="PT0H49M0S" table:formula="of:=[.M138]-[.L138]" table:style-name="ce16">
            <text:p>0:49:00</text:p>
          </table:table-cell>
          <table:table-cell office:value-type="string" table:style-name="ce14">
            <text:p>KaKao</text:p>
          </table:table-cell>
          <table:table-cell table:style-name="ce15"/>
          <table:table-cell office:value-type="string" table:style-name="ce17">
            <text:p>Host : krcloudprdcomdr1601 memory error</text:p>
          </table:table-cell>
          <table:table-cell office:value-type="string" table:style-name="ce28">
            <text:p>Created the Ticket -&gt; KRCLOUD-4994</text:p>
          </table:table-cell>
          <table:table-cell office:value-type="string" table:style-name="ce28">
            <text:p>KRCLOUD-4994</text:p>
          </table:table-cell>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9]);&quot;진행중&quot;;&quot;완료&quot;)" table:style-name="ce10">
            <text:p>완료</text:p>
          </table:table-cell>
          <table:table-cell office:value-type="time" office:time-value="PT0H1M0S" table:style-name="ce149">
            <text:p>0:01:00</text:p>
          </table:table-cell>
          <table:table-cell office:value-type="string" table:style-name="ce25">
            <text:p>2022.06.08</text:p>
          </table:table-cell>
          <table:table-cell office:value-type="string" table:style-name="ce26">
            <text:p>08~15</text:p>
          </table:table-cell>
          <table:table-cell office:value-type="string" table:content-validation-name="val2" table:style-name="ce27">
            <text:p>심명보</text:p>
          </table:table-cell>
          <table:table-cell office:value-type="string" table:style-name="ce27">
            <text:p>김효은</text:p>
          </table:table-cell>
          <table:table-cell table:style-name="ce27"/>
          <table:table-cell office:value-type="date" office:date-value="2022-06-08T14:39:00" table:style-name="ce15">
            <text:p>22-6-8 14:39</text:p>
          </table:table-cell>
          <table:table-cell office:value-type="date" office:date-value="2022-06-08T14:40:00" table:style-name="ce15">
            <text:p>22-6-8 14:40</text:p>
          </table:table-cell>
          <table:table-cell office:value-type="time" office:time-value="PT0H1M0S" table:formula="of:=[.M139]-[.L139]" table:style-name="ce16">
            <text:p>0:01:00</text:p>
          </table:table-cell>
          <table:table-cell office:value-type="string" table:style-name="ce14">
            <text:p>Kakao, Auto M+</text:p>
          </table:table-cell>
          <table:table-cell office:value-type="string" table:style-name="ce15">
            <text:p>2022-06-08 <text:s/>14:52:00 PM</text:p>
          </table:table-cell>
          <table:table-cell office:value-type="string" table:style-name="ce17">
            <text:p>Problem: ccskrvtwinredisp05.krcloud: Ping Failed</text:p>
          </table:table-cell>
          <table:table-cell office:value-type="string" table:style-name="ce28">
            <text:p>DB 작업중 shut off 발생하여 VM 재기동 후 장애 해소(DB 마스터 정상 절체 확인)</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0]);&quot;진행중&quot;;&quot;완료&quot;)" table:style-name="ce10">
            <text:p>완료</text:p>
          </table:table-cell>
          <table:table-cell office:value-type="time" office:time-value="PT0H1M0S" table:style-name="ce149">
            <text:p>0:01:00</text:p>
          </table:table-cell>
          <table:table-cell office:value-type="string" table:style-name="ce25">
            <text:p>2022.06.08</text:p>
          </table:table-cell>
          <table:table-cell office:value-type="string" table:style-name="ce26">
            <text:p>15~22</text:p>
          </table:table-cell>
          <table:table-cell office:value-type="string" table:content-validation-name="val2" table:style-name="ce27">
            <text:p>정진호</text:p>
          </table:table-cell>
          <table:table-cell table:style-name="ce27"/>
          <table:table-cell office:value-type="string" table:style-name="ce27">
            <text:p>이은도</text:p>
          </table:table-cell>
          <table:table-cell office:value-type="date" office:date-value="2022-06-08T20:08:00" table:style-name="ce15">
            <text:p>22-6-8 20:08</text:p>
          </table:table-cell>
          <table:table-cell office:value-type="date" office:date-value="2022-06-08T20:09:00" table:style-name="ce15">
            <text:p>22-6-8 20:09</text:p>
          </table:table-cell>
          <table:table-cell office:value-type="time" office:time-value="PT0H1M0S" table:formula="of:=[.M140]-[.L140]" table:style-name="ce16">
            <text:p>0:01:00</text:p>
          </table:table-cell>
          <table:table-cell office:value-type="string" table:style-name="ce14">
            <text:p>Kakao and SMS</text:p>
          </table:table-cell>
          <table:table-cell office:value-type="date" office:date-value="2022-06-08T20:18:00" table:style-name="ce15">
            <text:p>22-6-8 20:18</text:p>
          </table:table-cell>
          <table:table-cell office:value-type="string" table:style-name="ce17">
            <text:p>ccskrvtwinkmp02.krcloud has just been restarted</text:p>
          </table:table-cell>
          <table:table-cell office:value-type="string" table:style-name="ce28">
            <text:p>위 건으로 재부팅 알람 발생</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0M0S" table:style-name="ce149">
            <text:p>0:00:00</text:p>
          </table:table-cell>
          <table:table-cell office:value-type="string" table:style-name="ce41">
            <text:p>2022.06.08</text:p>
          </table:table-cell>
          <table:table-cell office:value-type="string" table:style-name="ce49">
            <text:p>08~15</text:p>
          </table:table-cell>
          <table:table-cell office:value-type="string" table:style-name="ce42">
            <text:p>심명보</text:p>
          </table:table-cell>
          <table:table-cell table:style-name="ce95"/>
          <table:table-cell table:content-validation-name="val2" table:style-name="ce96"/>
          <table:table-cell office:value-type="date" office:date-value="2022-06-08T13:14:00" table:style-name="ce23">
            <text:p>22-6-8 13:14</text:p>
          </table:table-cell>
          <table:table-cell office:value-type="date" office:date-value="2022-06-08T13:14:00" table:style-name="ce23">
            <text:p>22-6-8 13:14</text:p>
          </table:table-cell>
          <table:table-cell office:value-type="time" office:time-value="PT0H0M0S" table:formula="of:=[.M141]-[.L141]" table:style-name="ce16">
            <text:p>0:00:00</text:p>
          </table:table-cell>
          <table:table-cell office:value-type="string" table:style-name="ce22">
            <text:p>Kakao</text:p>
          </table:table-cell>
          <table:table-cell office:value-type="date" office:date-value="2022-06-08T13:17:00" table:style-name="ce23">
            <text:p>22-6-8 13:17</text:p>
          </table:table-cell>
          <table:table-cell office:value-type="string" table:style-name="ce24">
            <text:p>Problem: Disk 2)Virtual Disk 1): Virtual disk is in warning state</text:p>
          </table:table-cell>
          <table:table-cell office:value-type="string" table:style-name="ce44">
            <text:p>22.05.30 디스크 failt 확인 되어 금일 교체 진행하였으며, 작업 완료 후 장애 해소</text:p>
          </table:table-cell>
          <table:table-cell table:style-name="ce44"/>
          <table:table-cell office:value-type="string" table:content-validation-name="val1" table:style-name="ce45">
            <text:p>O</text:p>
          </table:table-cell>
          <table:table-cell office:value-type="string" table:content-validation-name="val1" table:style-name="ce45">
            <text:p>X</text:p>
          </table:table-cell>
          <table:table-cell table:style-name="ce46"/>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style-name="ce149">
            <text:p>0:02:00</text:p>
          </table:table-cell>
          <table:table-cell office:value-type="string" table:style-name="ce25">
            <text:p>2022.06.09</text:p>
          </table:table-cell>
          <table:table-cell office:value-type="string" table:style-name="ce26">
            <text:p>15~22</text:p>
          </table:table-cell>
          <table:table-cell office:value-type="string" table:content-validation-name="val2" table:style-name="ce27">
            <text:p>심명보</text:p>
          </table:table-cell>
          <table:table-cell table:number-columns-repeated="2" table:style-name="ce27"/>
          <table:table-cell office:value-type="date" office:date-value="2022-06-09T17:02:00" table:style-name="ce15">
            <text:p>22-6-9 17:02</text:p>
          </table:table-cell>
          <table:table-cell office:value-type="date" office:date-value="2022-06-09T17:04:00" table:style-name="ce15">
            <text:p>22-6-9 17:04</text:p>
          </table:table-cell>
          <table:table-cell office:value-type="time" office:time-value="PT0H2M0S" table:formula="of:=[.M142]-[.L142]" table:style-name="ce16">
            <text:p>0:02:00</text:p>
          </table:table-cell>
          <table:table-cell office:value-type="string" table:style-name="ce14">
            <text:p>Kakao</text:p>
          </table:table-cell>
          <table:table-cell table:style-name="ce15"/>
          <table:table-cell office:value-type="string" table:style-name="ce17">
            <text:p>Problem: Firmware has changed - krcloudprdcomdr1307.krcloud</text:p>
          </table:table-cell>
          <table:table-cell office:value-type="string" table:style-name="ce28">
            <text:p>금일 메인보드 및 펌웨어 업데이트 서버로 펌웨어 버전 변경으로 인한 알람 서비스 영향도 없음</text:p>
          </table:table-cell>
          <table:table-cell office:value-type="string" table:style-name="ce28">
            <text:p>KRCLOUD-4980</text:p>
          </table:table-cell>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3]);&quot;진행중&quot;;&quot;완료&quot;)" table:style-name="ce10">
            <text:p>완료</text:p>
          </table:table-cell>
          <table:table-cell office:value-type="time" office:time-value="PT0H0M0S" table:style-name="ce149">
            <text:p>0:00:00</text:p>
          </table:table-cell>
          <table:table-cell office:value-type="string" table:style-name="ce25">
            <text:p>2022.06.11</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Thulasiraj</text:p>
          </table:table-cell>
          <table:table-cell table:style-name="ce27"/>
          <table:table-cell office:value-type="date" office:date-value="2022-06-11T17:32:00" table:style-name="ce15">
            <text:p>22-6-11 17:32</text:p>
          </table:table-cell>
          <table:table-cell office:value-type="date" office:date-value="2022-06-11T17:32:00" table:style-name="ce15">
            <text:p>22-6-11 17:32</text:p>
          </table:table-cell>
          <table:table-cell office:value-type="time" office:time-value="PT0H0M0S" table:formula="of:=[.M143]-[.L143]" table:style-name="ce16">
            <text:p>0:00:00</text:p>
          </table:table-cell>
          <table:table-cell office:value-type="string" table:style-name="ce14">
            <text:p>kakao</text:p>
          </table:table-cell>
          <table:table-cell office:value-type="date" office:date-value="2022-06-11T18:08:00" table:style-name="ce15">
            <text:p>22-6-11 18:08</text:p>
          </table:table-cell>
          <table:table-cell office:value-type="string" table:style-name="ce17">
            <text:p>/postgres_data disk size 9.89 % capacity left : ccskrvtwintimescaledbp03</text:p>
          </table:table-cell>
          <table:table-cell office:value-type="string" table:style-name="ce28">
            <text:p>Informed through kakao and owner fixed the issue.</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5M0S" table:style-name="ce149">
            <text:p>0:15:00</text:p>
          </table:table-cell>
          <table:table-cell office:value-type="string" table:style-name="ce25">
            <text:p>2022.06.11</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11T15:00:00" table:style-name="ce15">
            <text:p>22-6-11 15:00</text:p>
          </table:table-cell>
          <table:table-cell office:value-type="date" office:date-value="2022-06-11T15:15:00" table:style-name="ce15">
            <text:p>22-6-11 15:15</text:p>
          </table:table-cell>
          <table:table-cell office:value-type="time" office:time-value="PT0H15M0S" table:formula="of:=[.M144]-[.L144]" table:style-name="ce16">
            <text:p>0:15:00</text:p>
          </table:table-cell>
          <table:table-cell office:value-type="string" table:style-name="ce14">
            <text:p>kakao</text:p>
          </table:table-cell>
          <table:table-cell table:style-name="ce15"/>
          <table:table-cell office:value-type="string" table:style-name="ce17">
            <text:p>Disk size 9.98 capacity left: ccskrbigtestp02</text:p>
          </table:table-cell>
          <table:table-cell office:value-type="string" table:style-name="ce28">
            <text:p>Informed through kakao and owner said to ignore the alert</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25">
            <text:p>2022.06.11</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Thulasiraj</text:p>
          </table:table-cell>
          <table:table-cell table:style-name="ce27"/>
          <table:table-cell office:value-type="date" office:date-value="2022-06-11T18:55:00" table:style-name="ce15">
            <text:p>22-6-11 18:55</text:p>
          </table:table-cell>
          <table:table-cell office:value-type="date" office:date-value="2022-06-11T18:56:00" table:style-name="ce15">
            <text:p>22-6-11 18:56</text:p>
          </table:table-cell>
          <table:table-cell office:value-type="time" office:time-value="PT0H1M0S" table:formula="of:=[.M145]-[.L145]" table:style-name="ce16">
            <text:p>0:01:00</text:p>
          </table:table-cell>
          <table:table-cell office:value-type="string" table:style-name="ce14">
            <text:p>Kakao &amp; Email</text:p>
          </table:table-cell>
          <table:table-cell table:style-name="ce15"/>
          <table:table-cell office:value-type="string" table:style-name="ce17">
            <text:p>/data/logs dis size 10% capacity left : ccskrccspvapip01</text:p>
          </table:table-cell>
          <table:table-cell office:value-type="string" table:style-name="ce28">
            <text:p>Informed through kakao and email.</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style-name="ce149">
            <text:p>0:00:00</text:p>
          </table:table-cell>
          <table:table-cell office:value-type="string" table:style-name="ce25">
            <text:p>2022.06.12</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Thulasiraj</text:p>
          </table:table-cell>
          <table:table-cell table:style-name="ce27"/>
          <table:table-cell office:value-type="date" office:date-value="2022-06-12T18:44:00" table:style-name="ce15">
            <text:p>22-6-12 18:44</text:p>
          </table:table-cell>
          <table:table-cell office:value-type="date" office:date-value="2022-06-12T18:44:00" table:style-name="ce15">
            <text:p>22-6-12 18:44</text:p>
          </table:table-cell>
          <table:table-cell office:value-type="time" office:time-value="PT0H0M0S" table:formula="of:=[.M146]-[.L146]" table:style-name="ce16">
            <text:p>0:00:00</text:p>
          </table:table-cell>
          <table:table-cell office:value-type="string" table:style-name="ce14">
            <text:p>Kakao</text:p>
          </table:table-cell>
          <table:table-cell table:style-name="ce15"/>
          <table:table-cell office:value-type="string" table:style-name="ce68">
            <text:p>/data/logs dis size 10% capacity left : ccskrccspvapip01</text:p>
          </table:table-cell>
          <table:table-cell office:value-type="string" table:style-name="ce68">
            <text:p>Informed through kakao to VM owner. He chekcing on it.</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7]);&quot;진행중&quot;;&quot;완료&quot;)" table:style-name="ce10">
            <text:p>완료</text:p>
          </table:table-cell>
          <table:table-cell office:value-type="time" office:time-value="PT0H0M0S" table:style-name="ce149">
            <text:p>0:00:00</text:p>
          </table:table-cell>
          <table:table-cell office:value-type="string" table:style-name="ce25">
            <text:p>2022.06.15</text:p>
          </table:table-cell>
          <table:table-cell office:value-type="string" table:style-name="ce26">
            <text:p>08~15</text:p>
          </table:table-cell>
          <table:table-cell office:value-type="string" table:content-validation-name="val2" table:style-name="ce27">
            <text:p>고희경</text:p>
          </table:table-cell>
          <table:table-cell table:style-name="ce27"/>
          <table:table-cell office:value-type="string" table:style-name="ce27">
            <text:p>김지윤</text:p>
          </table:table-cell>
          <table:table-cell office:value-type="date" office:date-value="2022-06-15T11:23:00" table:style-name="ce15">
            <text:p>22-6-15 11:23</text:p>
          </table:table-cell>
          <table:table-cell office:value-type="date" office:date-value="2022-06-15T11:23:00" table:style-name="ce15">
            <text:p>22-6-15 11:23</text:p>
          </table:table-cell>
          <table:table-cell office:value-type="time" office:time-value="PT0H0M0S" table:formula="of:=[.M147]-[.L147]" table:style-name="ce16">
            <text:p>0:00:00</text:p>
          </table:table-cell>
          <table:table-cell office:value-type="string" table:style-name="ce14">
            <text:p>Kakao</text:p>
          </table:table-cell>
          <table:table-cell office:value-type="date" office:date-value="2022-06-15T11:23:00" table:style-name="ce15">
            <text:p>22-6-15 11:23</text:p>
          </table:table-cell>
          <table:table-cell office:value-type="string" table:style-name="ce17">
            <text:p>ccskrevplatformkwp01~05 Ping Failed/High</text:p>
          </table:table-cell>
          <table:table-cell office:value-type="string" table:style-name="ce28">
            <text:p>Scale-Down 으로 인해 VM Shut Down</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8]);&quot;진행중&quot;;&quot;완료&quot;)" table:style-name="ce10">
            <text:p>완료</text:p>
          </table:table-cell>
          <table:table-cell office:value-type="time" office:time-value="PT0H1M0S" table:style-name="ce149">
            <text:p>0:01:00</text:p>
          </table:table-cell>
          <table:table-cell office:value-type="string" table:style-name="ce25">
            <text:p>2022.06.18</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18T17:34:00" table:style-name="ce15">
            <text:p>22-6-18 17:34</text:p>
          </table:table-cell>
          <table:table-cell office:value-type="date" office:date-value="2022-06-18T17:35:00" table:style-name="ce15">
            <text:p>22-6-18 17:35</text:p>
          </table:table-cell>
          <table:table-cell office:value-type="time" office:time-value="PT0H1M0S" table:formula="of:=[.M148]-[.L148]" table:style-name="ce16">
            <text:p>0:01:00</text:p>
          </table:table-cell>
          <table:table-cell office:value-type="string" table:style-name="ce14">
            <text:p>KaKao</text:p>
          </table:table-cell>
          <table:table-cell office:value-type="date" office:date-value="2022-06-18T17:45:00" table:style-name="ce15">
            <text:p>22-6-18 17:45</text:p>
          </table:table-cell>
          <table:table-cell office:value-type="string" table:style-name="ce17">
            <text:p><text:s/>/postgres_data disk size 9.88 % capacity left : ccskrvtwintimescaledbp03</text:p>
          </table:table-cell>
          <table:table-cell office:value-type="string" table:style-name="ce28">
            <text:p>Informed VM Owner 김용진 on kakao and he is working on it.</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9]);&quot;진행중&quot;;&quot;완료&quot;)" table:style-name="ce10">
            <text:p>완료</text:p>
          </table:table-cell>
          <table:table-cell office:value-type="time" office:time-value="PT0H2M0S" table:style-name="ce149">
            <text:p>0:02:00</text:p>
          </table:table-cell>
          <table:table-cell office:value-type="string" table:style-name="ce25">
            <text:p>2022.06.21</text:p>
          </table:table-cell>
          <table:table-cell office:value-type="string" table:style-name="ce26">
            <text:p>08~15</text:p>
          </table:table-cell>
          <table:table-cell office:value-type="string" table:content-validation-name="val2" table:style-name="ce27">
            <text:p>채한길</text:p>
          </table:table-cell>
          <table:table-cell table:number-columns-repeated="2" table:style-name="ce27"/>
          <table:table-cell office:value-type="date" office:date-value="2022-06-21T08:20:00" table:style-name="ce15">
            <text:p>22-6-21 8:20</text:p>
          </table:table-cell>
          <table:table-cell office:value-type="date" office:date-value="2022-06-21T08:22:00" table:style-name="ce15">
            <text:p>22-6-21 8:22</text:p>
          </table:table-cell>
          <table:table-cell office:value-type="time" office:time-value="PT0H2M0S" table:formula="of:=[.M149]-[.L149]" table:style-name="ce16">
            <text:p>0:02:00</text:p>
          </table:table-cell>
          <table:table-cell office:value-type="string" table:style-name="ce14">
            <text:p>KaKao &amp; Mail</text:p>
          </table:table-cell>
          <table:table-cell office:value-type="date" office:date-value="2022-06-21T10:07:00" table:style-name="ce15">
            <text:p>22-6-21 10:07</text:p>
          </table:table-cell>
          <table:table-cell office:value-type="string" table:style-name="ce17">
            <text:p>/data Disk size 9.97% capacity left : ccskrbigkafkap04.krcloud</text:p>
          </table:table-cell>
          <table:table-cell office:value-type="string" table:style-name="ce28">
            <text:p>담당자에게 메일 전달</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50]);&quot;진행중&quot;;&quot;완료&quot;)" table:style-name="ce10">
            <text:p>완료</text:p>
          </table:table-cell>
          <table:table-cell office:value-type="time" office:time-value="PT0H6M0S" table:style-name="ce149">
            <text:p>0:06:00</text:p>
          </table:table-cell>
          <table:table-cell office:value-type="string" table:style-name="ce25">
            <text:p>2022.06.21</text:p>
          </table:table-cell>
          <table:table-cell office:value-type="string" table:style-name="ce26">
            <text:p>08~15</text:p>
          </table:table-cell>
          <table:table-cell office:value-type="string" table:content-validation-name="val2" table:style-name="ce27">
            <text:p>채한길</text:p>
          </table:table-cell>
          <table:table-cell table:number-columns-repeated="2" table:style-name="ce27"/>
          <table:table-cell office:value-type="date" office:date-value="2022-06-21T08:41:00" table:style-name="ce15">
            <text:p>22-6-21 8:41</text:p>
          </table:table-cell>
          <table:table-cell office:value-type="date" office:date-value="2022-06-21T08:47:00" table:style-name="ce15">
            <text:p>22-6-21 8:47</text:p>
          </table:table-cell>
          <table:table-cell office:value-type="time" office:time-value="PT0H6M0S" table:formula="of:=[.M150]-[.L150]" table:style-name="ce16">
            <text:p>0:06:00</text:p>
          </table:table-cell>
          <table:table-cell office:value-type="string" table:style-name="ce14">
            <text:p>KaKao &amp; Mail</text:p>
          </table:table-cell>
          <table:table-cell office:value-type="date" office:date-value="2022-06-21T09:08:00" table:style-name="ce15">
            <text:p>22-6-21 9:08</text:p>
          </table:table-cell>
          <table:table-cell office:value-type="string" table:style-name="ce97">
            <text:p>/var/lib/docker/containers, /var/lib/docker/overlay2 Disk size 10% capacity left : ccskrbigparsorp01.krcloud</text:p>
          </table:table-cell>
          <table:table-cell office:value-type="string" table:style-name="ce28">
            <text:p>담당자에게 메일 전달</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style-name="ce149">
            <text:p>0:00:00</text:p>
          </table:table-cell>
          <table:table-cell office:value-type="string" table:style-name="ce25">
            <text:p>2022.06.21</text:p>
          </table:table-cell>
          <table:table-cell office:value-type="string" table:style-name="ce26">
            <text:p>16~22</text:p>
          </table:table-cell>
          <table:table-cell office:value-type="string" table:content-validation-name="val2" table:style-name="ce27">
            <text:p>김의현</text:p>
          </table:table-cell>
          <table:table-cell office:value-type="string" table:style-name="ce27">
            <text:p>오창민</text:p>
          </table:table-cell>
          <table:table-cell table:style-name="ce27"/>
          <table:table-cell office:value-type="date" office:date-value="2022-06-21T19:37:00" table:style-name="ce15">
            <text:p>22-6-21 19:37</text:p>
          </table:table-cell>
          <table:table-cell office:value-type="date" office:date-value="2022-06-21T19:37:00" table:style-name="ce15">
            <text:p>22-6-21 19:37</text:p>
          </table:table-cell>
          <table:table-cell office:value-type="time" office:time-value="PT0H0M0S" table:formula="of:=[.M151]-[.L151]" table:style-name="ce16">
            <text:p>0:00:00</text:p>
          </table:table-cell>
          <table:table-cell office:value-type="string" table:style-name="ce14">
            <text:p>KaKao &amp; Mail</text:p>
          </table:table-cell>
          <table:table-cell table:style-name="ce15"/>
          <table:table-cell office:value-type="string" table:style-name="ce17">
            <text:p><text:s/>/var/lib/docker/containers Disk size 10 % capacity left : ccskrbigparsorp02.krcloud</text:p>
          </table:table-cell>
          <table:table-cell office:value-type="string" table:style-name="ce28">
            <text:p>담당자 선동한 책임매니저에게 메일 전달 -&gt; ignore Alert. VM owner request exception handling</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5M0S" table:style-name="ce149">
            <text:p>0:05:00</text:p>
          </table:table-cell>
          <table:table-cell office:value-type="string" table:style-name="ce20">
            <text:p>2022.06.21</text:p>
          </table:table-cell>
          <table:table-cell office:value-type="string" table:style-name="ce21">
            <text:p>08~15</text:p>
          </table:table-cell>
          <table:table-cell office:value-type="string" table:content-validation-name="val2" table:style-name="ce22">
            <text:p>채한길</text:p>
          </table:table-cell>
          <table:table-cell table:content-validation-name="val2" table:style-name="ce22"/>
          <table:table-cell table:style-name="ce22"/>
          <table:table-cell office:value-type="date" office:date-value="2022-06-21T12:42:00" table:style-name="ce23">
            <text:p>22-6-21 12:42</text:p>
          </table:table-cell>
          <table:table-cell office:value-type="date" office:date-value="2022-06-21T12:47:00" table:style-name="ce23">
            <text:p>22-6-21 12:47</text:p>
          </table:table-cell>
          <table:table-cell office:value-type="time" office:time-value="PT0H5M0S" table:formula="of:=[.M152]-[.L152]" table:style-name="ce16">
            <text:p>0:05:00</text:p>
          </table:table-cell>
          <table:table-cell office:value-type="string" table:style-name="ce22">
            <text:p>KaKao</text:p>
          </table:table-cell>
          <table:table-cell table:style-name="ce23"/>
          <table:table-cell office:value-type="string" table:style-name="ce24">
            <text:p>Interface Ethernet3(UW_CCS_SF_BB_02:::n/a:::192.168.26.5::::uw(7331227673):::edge): Link down</text:p>
          </table:table-cell>
          <table:table-cell office:value-type="string" table:style-name="ce24">
            <text:p>정종인,이시형 매니저 확인, 인터페이스 확인결과 정상이며 이한선 책임님께 전달드림</text:p>
          </table:table-cell>
          <table:table-cell table:style-name="ce24"/>
          <table:table-cell table:content-validation-name="val1" table:style-name="ce22"/>
          <table:table-cell office:value-type="string" table:content-validation-name="val1" table:style-name="ce22">
            <text:p>O</text:p>
          </table:table-cell>
          <table:table-cell table:style-name="ce24"/>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3M0S" table:style-name="ce149">
            <text:p>0:03:00</text:p>
          </table:table-cell>
          <table:table-cell office:value-type="string" table:style-name="ce12">
            <text:p>2022.06.22</text:p>
          </table:table-cell>
          <table:table-cell office:value-type="string" table:style-name="ce13">
            <text:p>08~15</text:p>
          </table:table-cell>
          <table:table-cell office:value-type="string" table:content-validation-name="val3" table:style-name="ce14">
            <text:p>채한길</text:p>
          </table:table-cell>
          <table:table-cell table:number-columns-repeated="2" table:style-name="ce14"/>
          <table:table-cell office:value-type="date" office:date-value="2022-06-22T14:07:00" table:style-name="ce15">
            <text:p>22-6-22 14:07</text:p>
          </table:table-cell>
          <table:table-cell office:value-type="date" office:date-value="2022-06-22T14:10:00" table:style-name="ce15">
            <text:p>22-6-22 14:10</text:p>
          </table:table-cell>
          <table:table-cell office:value-type="time" office:time-value="PT0H3M0S" table:formula="of:=[.M153]-[.L153]" table:style-name="ce16">
            <text:p>0:03:00</text:p>
          </table:table-cell>
          <table:table-cell office:value-type="string" table:style-name="ce14">
            <text:p>KaKao &amp; Mail</text:p>
          </table:table-cell>
          <table:table-cell table:style-name="ce15"/>
          <table:table-cell office:value-type="string" table:style-name="ce17">
            <text:p>/postgres_data disk size 9.93 % capacity left : ccskrvtwintimescaledbp01</text:p>
          </table:table-cell>
          <table:table-cell office:value-type="string" table:style-name="ce17">
            <text:p>채한길 매니저 확인 후 담당자 메일전달</text:p>
          </table:table-cell>
          <table:table-cell table:style-name="ce17"/>
          <table:table-cell table:content-validation-name="val1" table:style-name="ce14"/>
          <table:table-cell table:content-validation-name="val1" table:style-name="ce14"/>
          <table:table-cell table:style-name="ce17"/>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style-name="ce149">
            <text:p>0:02:00</text:p>
          </table:table-cell>
          <table:table-cell office:value-type="string" table:style-name="ce12">
            <text:p>2022.06.22</text:p>
          </table:table-cell>
          <table:table-cell office:value-type="string" table:style-name="ce13">
            <text:p>15~22</text:p>
          </table:table-cell>
          <table:table-cell office:value-type="string" table:content-validation-name="val3" table:style-name="ce14">
            <text:p>김의현</text:p>
          </table:table-cell>
          <table:table-cell table:number-columns-repeated="2" table:style-name="ce14"/>
          <table:table-cell office:value-type="date" office:date-value="2022-06-22T21:06:00" table:style-name="ce15">
            <text:p>22-6-22 21:06</text:p>
          </table:table-cell>
          <table:table-cell office:value-type="date" office:date-value="2022-06-22T21:08:00" table:style-name="ce15">
            <text:p>22-6-22 21:08</text:p>
          </table:table-cell>
          <table:table-cell office:value-type="time" office:time-value="PT0H2M0S" table:formula="of:=[.M154]-[.L154]" table:style-name="ce16">
            <text:p>0:02:00</text:p>
          </table:table-cell>
          <table:table-cell office:value-type="string" table:style-name="ce14">
            <text:p>KaKao</text:p>
          </table:table-cell>
          <table:table-cell table:style-name="ce15"/>
          <table:table-cell office:value-type="string" table:style-name="ce17">
            <text:p><text:s/>krcloudprdcomdr1510 System status is in warning state</text:p>
          </table:table-cell>
          <table:table-cell office:value-type="string" table:style-name="ce17">
            <text:p>krcloudprdcomdr1510 메모리이슈, 티켓생성</text:p>
          </table:table-cell>
          <table:table-cell office:value-type="string" table:style-name="ce17">
            <text:p>KRCLOUD-5088</text:p>
          </table:table-cell>
          <table:table-cell table:content-validation-name="val1" table:style-name="ce14"/>
          <table:table-cell table:content-validation-name="val1" table:style-name="ce14"/>
          <table:table-cell table:style-name="ce17"/>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2M0S" table:style-name="ce149">
            <text:p>0:02:00</text:p>
          </table:table-cell>
          <table:table-cell office:value-type="string" table:style-name="ce98">
            <text:p>2022.06.24</text:p>
          </table:table-cell>
          <table:table-cell office:value-type="string" table:style-name="ce99">
            <text:p>08~15</text:p>
          </table:table-cell>
          <table:table-cell office:value-type="string" table:content-validation-name="val2" table:style-name="ce88">
            <text:p>이시형</text:p>
          </table:table-cell>
          <table:table-cell office:value-type="string" table:style-name="ce88">
            <text:p>심명보</text:p>
          </table:table-cell>
          <table:table-cell table:style-name="ce88"/>
          <table:table-cell office:value-type="date" office:date-value="2022-06-24T13:42:00" table:style-name="ce87">
            <text:p>22-6-24 13:42</text:p>
          </table:table-cell>
          <table:table-cell office:value-type="date" office:date-value="2022-06-24T13:44:00" table:style-name="ce87">
            <text:p>22-6-24 13:44</text:p>
          </table:table-cell>
          <table:table-cell office:value-type="time" office:time-value="PT0H2M0S" table:formula="of:=[.M155]-[.L155]" table:style-name="ce16">
            <text:p>0:02:00</text:p>
          </table:table-cell>
          <table:table-cell office:value-type="string" table:style-name="ce88">
            <text:p>KaKao</text:p>
          </table:table-cell>
          <table:table-cell office:value-type="date" office:date-value="2022-06-24T13:47:00" table:style-name="ce87">
            <text:p>22-6-24 13:47</text:p>
          </table:table-cell>
          <table:table-cell office:value-type="string" table:style-name="ce89">
            <text:p>ccskrvtwinkwp02.krcloud: Ping failed/High</text:p>
          </table:table-cell>
          <table:table-cell office:value-type="string" table:style-name="ce89">
            <text:p>해당 VM OOM 발생하여 담당자 컨태 후 재기동 이후 정상 확인</text:p>
          </table:table-cell>
          <table:table-cell table:style-name="ce89"/>
          <table:table-cell table:content-validation-name="val1" table:style-name="ce88"/>
          <table:table-cell table:content-validation-name="val1" table:style-name="ce88"/>
          <table:table-cell table:style-name="ce89"/>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98">
            <text:p>2022.06.24</text:p>
          </table:table-cell>
          <table:table-cell office:value-type="string" table:style-name="ce99">
            <text:p>08~15</text:p>
          </table:table-cell>
          <table:table-cell office:value-type="string" table:content-validation-name="val2" table:style-name="ce88">
            <text:p>이시형</text:p>
          </table:table-cell>
          <table:table-cell office:value-type="string" table:style-name="ce88">
            <text:p>심명보</text:p>
          </table:table-cell>
          <table:table-cell table:style-name="ce88"/>
          <table:table-cell office:value-type="date" office:date-value="2022-06-24T13:54:00" table:style-name="ce87">
            <text:p>22-6-24 13:54</text:p>
          </table:table-cell>
          <table:table-cell office:value-type="date" office:date-value="2022-06-24T13:55:00" table:style-name="ce87">
            <text:p>22-6-24 13:55</text:p>
          </table:table-cell>
          <table:table-cell office:value-type="time" office:time-value="PT0H1M0S" table:formula="of:=[.M156]-[.L156]" table:style-name="ce16">
            <text:p>0:01:00</text:p>
          </table:table-cell>
          <table:table-cell office:value-type="string" table:style-name="ce88">
            <text:p>KaKao</text:p>
          </table:table-cell>
          <table:table-cell office:value-type="date" office:date-value="2022-06-24T13:57:00" table:style-name="ce87">
            <text:p>22-6-24 13:57</text:p>
          </table:table-cell>
          <table:table-cell office:value-type="string" table:style-name="ce89">
            <text:p>ccskrvtwinkwp04.krcloud: Ping failed/High</text:p>
          </table:table-cell>
          <table:table-cell office:value-type="string" table:style-name="ce89">
            <text:p>해당 VM OOM 발생하여 담당자 컨태 후 재기동 이후 정상 확인</text:p>
          </table:table-cell>
          <table:table-cell table:style-name="ce89"/>
          <table:table-cell table:content-validation-name="val1" table:style-name="ce88"/>
          <table:table-cell table:content-validation-name="val1" table:style-name="ce88"/>
          <table:table-cell table:style-name="ce89"/>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98">
            <text:p>2022.06.24</text:p>
          </table:table-cell>
          <table:table-cell office:value-type="string" table:style-name="ce99">
            <text:p>15~22</text:p>
          </table:table-cell>
          <table:table-cell office:value-type="string" table:content-validation-name="val2" table:style-name="ce88">
            <text:p>심명보</text:p>
          </table:table-cell>
          <table:table-cell table:number-columns-repeated="2" table:style-name="ce88"/>
          <table:table-cell office:value-type="date" office:date-value="2022-06-24T16:47:00" table:style-name="ce87">
            <text:p>22-6-24 16:47</text:p>
          </table:table-cell>
          <table:table-cell office:value-type="date" office:date-value="2022-06-24T16:48:00" table:style-name="ce87">
            <text:p>22-6-24 16:48</text:p>
          </table:table-cell>
          <table:table-cell office:value-type="time" office:time-value="PT0H1M0S" table:formula="of:=[.M157]-[.L157]" table:style-name="ce16">
            <text:p>0:01:00</text:p>
          </table:table-cell>
          <table:table-cell office:value-type="string" table:style-name="ce88">
            <text:p>KaKao &amp; Mail</text:p>
          </table:table-cell>
          <table:table-cell office:value-type="date" office:date-value="2022-06-24T17:59:00" table:style-name="ce87">
            <text:p>22-6-24 17:59</text:p>
          </table:table-cell>
          <table:table-cell office:value-type="string" table:style-name="ce89">
            <text:p>/postgres_data Disk size 9.97% capacity left : ccskrvtwintimescaledbp01</text:p>
          </table:table-cell>
          <table:table-cell office:value-type="string" table:style-name="ce89">
            <text:p>DB data 볼륨 사용량 알람으로 담당자에게 메일로 전달</text:p>
          </table:table-cell>
          <table:table-cell table:style-name="ce89"/>
          <table:table-cell table:content-validation-name="val1" table:style-name="ce88"/>
          <table:table-cell table:content-validation-name="val1" table:style-name="ce88"/>
          <table:table-cell table:style-name="ce89"/>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0M0S" table:style-name="ce149">
            <text:p>0:00:00</text:p>
          </table:table-cell>
          <table:table-cell office:value-type="string" table:style-name="ce98">
            <text:p>2022.06.25</text:p>
          </table:table-cell>
          <table:table-cell office:value-type="string" table:style-name="ce99">
            <text:p>09~21</text:p>
          </table:table-cell>
          <table:table-cell office:value-type="string" table:content-validation-name="val2" table:style-name="ce88">
            <text:p>Mohamed</text:p>
          </table:table-cell>
          <table:table-cell office:value-type="string" table:style-name="ce88">
            <text:p>Saju &amp; Aslam</text:p>
          </table:table-cell>
          <table:table-cell table:style-name="ce88"/>
          <table:table-cell office:value-type="date" office:date-value="2022-06-24T19:14:00" table:style-name="ce87">
            <text:p>22-6-24 19:14</text:p>
          </table:table-cell>
          <table:table-cell office:value-type="date" office:date-value="2022-06-24T19:14:00" table:style-name="ce87">
            <text:p>22-6-24 19:14</text:p>
          </table:table-cell>
          <table:table-cell office:value-type="time" office:time-value="PT0H0M0S" table:formula="of:=[.M158]-[.L158]" table:style-name="ce16">
            <text:p>0:00:00</text:p>
          </table:table-cell>
          <table:table-cell office:value-type="string" table:style-name="ce88">
            <text:p>Kakao</text:p>
          </table:table-cell>
          <table:table-cell office:value-type="date" office:date-value="2022-06-24T19:22:00" table:style-name="ce87">
            <text:p>22-6-24 19:22</text:p>
          </table:table-cell>
          <table:table-cell office:value-type="string" table:style-name="ce89">
            <text:p>/postgres_data disk size : 9.95% capacity left: ccskrvtwintimescaledbp01</text:p>
          </table:table-cell>
          <table:table-cell office:value-type="string" table:style-name="ce89">
            <text:p>Informed vm owner and cleared the old logs</text:p>
          </table:table-cell>
          <table:table-cell table:style-name="ce89"/>
          <table:table-cell table:style-name="ce88"/>
          <table:table-cell table:content-validation-name="val1" table:style-name="ce88"/>
          <table:table-cell table:style-name="ce89"/>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style-name="ce149">
            <text:p>0:02:00</text:p>
          </table:table-cell>
          <table:table-cell office:value-type="string" table:style-name="ce98">
            <text:p>2022.06.28</text:p>
          </table:table-cell>
          <table:table-cell office:value-type="string" table:style-name="ce99">
            <text:p>15~22</text:p>
          </table:table-cell>
          <table:table-cell office:value-type="string" table:content-validation-name="val2" table:style-name="ce88">
            <text:p>이시형</text:p>
          </table:table-cell>
          <table:table-cell table:number-columns-repeated="2" table:style-name="ce88"/>
          <table:table-cell office:value-type="date" office:date-value="2022-06-28T18:30:00" table:style-name="ce87">
            <text:p>22-6-28 18:30</text:p>
          </table:table-cell>
          <table:table-cell office:value-type="date" office:date-value="2022-06-28T18:32:00" table:style-name="ce87">
            <text:p>22-6-28 18:32</text:p>
          </table:table-cell>
          <table:table-cell office:value-type="time" office:time-value="PT0H2M0S" table:formula="of:=[.M159]-[.L159]" table:style-name="ce16">
            <text:p>0:02:00</text:p>
          </table:table-cell>
          <table:table-cell office:value-type="string" table:style-name="ce88">
            <text:p>KaKao &amp; Mail</text:p>
          </table:table-cell>
          <table:table-cell office:value-type="date" office:date-value="2022-06-28T19:50:00" table:style-name="ce87">
            <text:p>22-6-28 19:50</text:p>
          </table:table-cell>
          <table:table-cell office:value-type="string" table:style-name="ce89">
            <text:p>postgres_data Disk size 9.94% capacity left : ccskrvtwintimescaledbp05/High</text:p>
          </table:table-cell>
          <table:table-cell office:value-type="string" table:style-name="ce89">
            <text:p>담당자에게 확인요청 메일 전달</text:p>
          </table:table-cell>
          <table:table-cell table:style-name="ce89"/>
          <table:table-cell table:content-validation-name="val1" table:style-name="ce88"/>
          <table:table-cell table:content-validation-name="val1" table:style-name="ce88"/>
          <table:table-cell table:style-name="ce89"/>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5M0S" table:style-name="ce149">
            <text:p>0:05:00</text:p>
          </table:table-cell>
          <table:table-cell office:value-type="string" table:style-name="ce100">
            <text:p>2022.06.28</text:p>
          </table:table-cell>
          <table:table-cell office:value-type="string" table:style-name="ce101">
            <text:p>15~22</text:p>
          </table:table-cell>
          <table:table-cell office:value-type="string" table:content-validation-name="val2" table:style-name="ce102">
            <text:p>이시형</text:p>
          </table:table-cell>
          <table:table-cell table:style-name="ce102"/>
          <table:table-cell office:value-type="string" table:style-name="ce102">
            <text:p>장재봉</text:p>
          </table:table-cell>
          <table:table-cell office:value-type="date" office:date-value="2022-06-28T19:41:00" table:style-name="ce103">
            <text:p>22-6-28 19:41</text:p>
          </table:table-cell>
          <table:table-cell office:value-type="date" office:date-value="2022-06-28T19:46:00" table:style-name="ce103">
            <text:p>22-6-28 19:46</text:p>
          </table:table-cell>
          <table:table-cell office:value-type="time" office:time-value="PT0H5M0S" table:formula="of:=[.M160]-[.L160]" table:style-name="ce16">
            <text:p>0:05:00</text:p>
          </table:table-cell>
          <table:table-cell office:value-type="string" table:style-name="ce102">
            <text:p>kakao</text:p>
          </table:table-cell>
          <table:table-cell office:value-type="date" office:date-value="2022-06-28T21:56:00" table:style-name="ce103">
            <text:p>22-6-28 21:56</text:p>
          </table:table-cell>
          <table:table-cell office:value-type="string" table:style-name="ce104">
            <text:p>블루링크 장애 이벤트 발생 수신 (From VOC 운영)</text:p>
          </table:table-cell>
          <table:table-cell office:value-type="string" table:style-name="ce105">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06"/>
          <table:table-cell table:content-validation-name="val1" table:style-name="ce102"/>
          <table:table-cell table:content-validation-name="val1" table:style-name="ce102"/>
          <table:table-cell table:style-name="ce106"/>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98">
            <text:p>2022.06.29</text:p>
          </table:table-cell>
          <table:table-cell office:value-type="string" table:style-name="ce99">
            <text:p>15~22</text:p>
          </table:table-cell>
          <table:table-cell office:value-type="string" table:content-validation-name="val2" table:style-name="ce88">
            <text:p>이시형</text:p>
          </table:table-cell>
          <table:table-cell table:number-columns-repeated="2" table:style-name="ce88"/>
          <table:table-cell office:value-type="date" office:date-value="2022-06-29T18:03:00" table:style-name="ce87">
            <text:p>22-6-29 18:03</text:p>
          </table:table-cell>
          <table:table-cell office:value-type="date" office:date-value="2022-06-29T18:04:00" table:style-name="ce87">
            <text:p>22-6-29 18:04</text:p>
          </table:table-cell>
          <table:table-cell office:value-type="time" office:time-value="PT0H1M0S" table:formula="of:=[.M161]-[.L161]" table:style-name="ce16">
            <text:p>0:01:00</text:p>
          </table:table-cell>
          <table:table-cell office:value-type="string" table:style-name="ce88">
            <text:p>kakao</text:p>
          </table:table-cell>
          <table:table-cell table:style-name="ce87"/>
          <table:table-cell office:value-type="string" table:style-name="ce89">
            <text:p>ccskrdkc2hpllgwp01.ap-northeast-2.prd.h53 Unavailable by ICMP ping</text:p>
          </table:table-cell>
          <table:table-cell office:value-type="string" table:style-name="ce89">
            <text:p>해당 VM정보 확인이 안되어, 담당자가 삭제한것 같음.</text:p>
          </table:table-cell>
          <table:table-cell table:style-name="ce89"/>
          <table:table-cell table:content-validation-name="val1" table:style-name="ce88"/>
          <table:table-cell table:content-validation-name="val1" table:style-name="ce88"/>
          <table:table-cell table:style-name="ce89"/>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98">
            <text:p>2022.06.29</text:p>
          </table:table-cell>
          <table:table-cell office:value-type="string" table:style-name="ce99">
            <text:p>15~22</text:p>
          </table:table-cell>
          <table:table-cell office:value-type="string" table:content-validation-name="val2" table:style-name="ce88">
            <text:p>이시형</text:p>
          </table:table-cell>
          <table:table-cell table:number-columns-repeated="2" table:style-name="ce88"/>
          <table:table-cell office:value-type="date" office:date-value="2022-06-29T18:03:00" table:style-name="ce87">
            <text:p>22-6-29 18:03</text:p>
          </table:table-cell>
          <table:table-cell office:value-type="date" office:date-value="2022-06-29T18:04:00" table:style-name="ce87">
            <text:p>22-6-29 18:04</text:p>
          </table:table-cell>
          <table:table-cell office:value-type="time" office:time-value="PT0H1M0S" table:formula="of:=[.M162]-[.L162]" table:style-name="ce16">
            <text:p>0:01:00</text:p>
          </table:table-cell>
          <table:table-cell office:value-type="string" table:style-name="ce88">
            <text:p>kakao</text:p>
          </table:table-cell>
          <table:table-cell table:style-name="ce87"/>
          <table:table-cell office:value-type="string" table:style-name="ce89">
            <text:p>ccskrdkc2hpllgwp02.ap-northeast-2.prd.h53 Unavailable by ICMP ping</text:p>
          </table:table-cell>
          <table:table-cell office:value-type="string" table:style-name="ce89">
            <text:p>해당 VM정보 확인이 안되어, 담당자가 삭제한것 같음.</text:p>
          </table:table-cell>
          <table:table-cell table:style-name="ce89"/>
          <table:table-cell table:content-validation-name="val1" table:style-name="ce88"/>
          <table:table-cell table:content-validation-name="val1" table:style-name="ce88"/>
          <table:table-cell table:style-name="ce89"/>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107">
            <text:p>2022.06.30</text:p>
          </table:table-cell>
          <table:table-cell office:value-type="string" table:style-name="ce108">
            <text:p>08~15</text:p>
          </table:table-cell>
          <table:table-cell office:value-type="string" table:content-validation-name="val2" table:style-name="ce109">
            <text:p>이은도</text:p>
          </table:table-cell>
          <table:table-cell table:number-columns-repeated="2" table:style-name="ce109"/>
          <table:table-cell office:value-type="date" office:date-value="2022-06-30T10:53:00" table:style-name="ce87">
            <text:p>22-6-30 10:53</text:p>
          </table:table-cell>
          <table:table-cell office:value-type="date" office:date-value="2022-06-30T10:54:00" table:style-name="ce87">
            <text:p>22-6-30 10:54</text:p>
          </table:table-cell>
          <table:table-cell office:value-type="time" office:time-value="PT0H1M0S" table:formula="of:=[.M163]-[.L163]" table:style-name="ce16">
            <text:p>0:01:00</text:p>
          </table:table-cell>
          <table:table-cell office:value-type="string" table:style-name="ce110">
            <text:p>Kakao &amp; Email</text:p>
          </table:table-cell>
          <table:table-cell office:value-type="date" office:date-value="2022-06-30T11:00:00" table:style-name="ce87">
            <text:p>22-6-30 11:00</text:p>
          </table:table-cell>
          <table:table-cell office:value-type="string" table:style-name="ce111">
            <text:p>/postgres_data Disk size 9.94 % capacity left : ccskrvtwintimescaledbp02</text:p>
          </table:table-cell>
          <table:table-cell office:value-type="string" table:style-name="ce112">
            <text:p>담당자에게 확인요청 메일 전달</text:p>
          </table:table-cell>
          <table:table-cell table:style-name="ce112"/>
          <table:table-cell table:content-validation-name="val1" table:style-name="ce113"/>
          <table:table-cell table:content-validation-name="val1" table:style-name="ce113"/>
          <table:table-cell table:style-name="ce114"/>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1M0S" table:style-name="ce149">
            <text:p>0:11:00</text:p>
          </table:table-cell>
          <table:table-cell office:value-type="string" table:style-name="ce84">
            <text:p>2022.06.30</text:p>
          </table:table-cell>
          <table:table-cell office:value-type="string" table:style-name="ce85">
            <text:p>21~08</text:p>
          </table:table-cell>
          <table:table-cell office:value-type="string" table:content-validation-name="val2" table:style-name="ce88">
            <text:p>임정현</text:p>
          </table:table-cell>
          <table:table-cell table:style-name="ce86"/>
          <table:table-cell office:value-type="string" table:style-name="ce115">
            <text:p>Ahmed</text:p>
            <text:p>채한길</text:p>
          </table:table-cell>
          <table:table-cell office:value-type="date" office:date-value="2022-06-30T21:12:00" table:style-name="ce87">
            <text:p>22-6-30 21:12</text:p>
          </table:table-cell>
          <table:table-cell office:value-type="date" office:date-value="2022-06-30T21:23:00" table:style-name="ce87">
            <text:p>22-6-30 21:23</text:p>
          </table:table-cell>
          <table:table-cell office:value-type="time" office:time-value="PT0H11M0S" table:formula="of:=[.M164]-[.L164]" table:style-name="ce16">
            <text:p>0:11:00</text:p>
          </table:table-cell>
          <table:table-cell office:value-type="string" table:style-name="ce88">
            <text:p>Call</text:p>
          </table:table-cell>
          <table:table-cell office:value-type="date" office:date-value="2022-06-30T21:44:00" table:style-name="ce87">
            <text:p>22-6-30 21:44</text:p>
          </table:table-cell>
          <table:table-cell office:value-type="string" table:style-name="ce89">
            <text:p>21:12에 /postgres_data full 발생하여 DB down 발생하였습니다.</text:p>
          </table:table-cell>
          <table:table-cell office:value-type="string" table:style-name="ce116">
            <text:p>21:12에 /postgres_data full 발생하여 DB down 발생하였습니다.</text:p>
            <text:p>21:26에 Volume 1TB 긴급으로 attach 요청</text:p>
            <text:p>21:42에 lvm 긴급 증설 진행하였으나, 기존 PG와 형상과 달라 기동시간이 지연됨.(21:48에 기동)</text:p>
          </table:table-cell>
          <table:table-cell office:value-type="string" table:style-name="ce90">
            <text:p>KRCLOUD-5136</text:p>
          </table:table-cell>
          <table:table-cell office:value-type="string" table:content-validation-name="val1" table:style-name="ce91">
            <text:p>O</text:p>
          </table:table-cell>
          <table:table-cell table:content-validation-name="val1" table:style-name="ce91"/>
          <table:table-cell table:style-name="ce92"/>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0M0S" table:style-name="ce149">
            <text:p>0:00:00</text:p>
          </table:table-cell>
          <table:table-cell office:value-type="string" table:style-name="ce25">
            <text:p>2022.06.15</text:p>
          </table:table-cell>
          <table:table-cell office:value-type="string" table:style-name="ce26">
            <text:p>21~09</text:p>
          </table:table-cell>
          <table:table-cell office:value-type="string" table:content-validation-name="val2" table:style-name="ce14">
            <text:p>Subramanya</text:p>
          </table:table-cell>
          <table:table-cell office:value-type="string" table:style-name="ce27">
            <text:p>Saju,Ashok &amp; Aslam</text:p>
          </table:table-cell>
          <table:table-cell table:style-name="ce27"/>
          <table:table-cell office:value-type="date" office:date-value="2022-06-16T01:34:00" table:style-name="ce15">
            <text:p>22-6-16 1:34</text:p>
          </table:table-cell>
          <table:table-cell office:value-type="date" office:date-value="2022-06-16T01:34:00" table:style-name="ce15">
            <text:p>22-6-16 1:34</text:p>
          </table:table-cell>
          <table:table-cell office:value-type="time" office:time-value="PT0H0M0S" table:formula="of:=[.M165]-[.L165]" table:style-name="ce16">
            <text:p>0:00:00</text:p>
          </table:table-cell>
          <table:table-cell office:value-type="string" table:style-name="ce14">
            <text:p>Kakao</text:p>
          </table:table-cell>
          <table:table-cell office:value-type="date" office:date-value="2022-06-16T01:44:00" table:style-name="ce15">
            <text:p>22-6-16 1:44</text:p>
          </table:table-cell>
          <table:table-cell office:value-type="string" table:style-name="ce17">
            <text:p>KRCloudStgNetapp_NVME Free Size on aggr_node01_NVMe_data less than 10%</text:p>
          </table:table-cell>
          <table:table-cell office:value-type="string" table:style-name="ce28">
            <text:p>We have deleted the old snapshots to recover the space</text:p>
          </table:table-cell>
          <table:table-cell office:value-type="string" table:style-name="ce28">
            <text:p>KRCLOUD-5048</text:p>
          </table:table-cell>
          <table:table-cell office:value-type="string" table:content-validation-name="val1" table:style-name="ce29">
            <text:p>O</text:p>
          </table:table-cell>
          <table:table-cell table:content-validation-name="val1"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3M0S" table:style-name="ce149">
            <text:p>0:03:00</text:p>
          </table:table-cell>
          <table:table-cell office:value-type="string" table:style-name="ce25">
            <text:p>2022.06.16</text:p>
          </table:table-cell>
          <table:table-cell office:value-type="string" table:style-name="ce26">
            <text:p>08~16</text:p>
          </table:table-cell>
          <table:table-cell office:value-type="string" table:content-validation-name="val2" table:style-name="ce27">
            <text:p>오창민</text:p>
          </table:table-cell>
          <table:table-cell table:style-name="ce27"/>
          <table:table-cell office:value-type="string" table:style-name="ce27">
            <text:p>김의현</text:p>
          </table:table-cell>
          <table:table-cell office:value-type="date" office:date-value="2022-06-16T08:40:00" table:style-name="ce15">
            <text:p>22-6-16 8:40</text:p>
          </table:table-cell>
          <table:table-cell office:value-type="date" office:date-value="2022-06-16T08:43:00" table:style-name="ce15">
            <text:p>22-6-16 8:43</text:p>
          </table:table-cell>
          <table:table-cell office:value-type="time" office:time-value="PT0H3M0S" table:formula="of:=[.M166]-[.L166]" table:style-name="ce16">
            <text:p>0:03:00</text:p>
          </table:table-cell>
          <table:table-cell office:value-type="string" table:style-name="ce14">
            <text:p>KaKao</text:p>
          </table:table-cell>
          <table:table-cell table:style-name="ce31"/>
          <table:table-cell office:value-type="string" table:style-name="ce17">
            <text:p>Free Size on aggr_node01_NVMe_data less than 10%</text:p>
          </table:table-cell>
          <table:table-cell office:value-type="string" table:style-name="ce28">
            <text:p>미사용 볼륨 및 스냅샷 제거 작업을 하여도 86% 유지하여 볼륨 증설 필요(Discussion Topic 참고)</text:p>
          </table:table-cell>
          <table:table-cell office:value-type="string" table:style-name="ce28">
            <text:p>KRCLOUD-5048</text:p>
          </table:table-cell>
          <table:table-cell office:value-type="string" table:content-validation-name="val1" table:style-name="ce29">
            <text:p>X</text:p>
          </table:table-cell>
          <table:table-cell table:content-validation-name="val1"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32M0S" table:style-name="ce149">
            <text:p>0:32:00</text:p>
          </table:table-cell>
          <table:table-cell office:value-type="string" table:style-name="ce25">
            <text:p>2022.06.16</text:p>
          </table:table-cell>
          <table:table-cell office:value-type="string" table:style-name="ce26">
            <text:p>16~22</text:p>
          </table:table-cell>
          <table:table-cell office:value-type="string" table:content-validation-name="val2" table:style-name="ce27">
            <text:p>김지윤</text:p>
          </table:table-cell>
          <table:table-cell office:value-type="string" table:style-name="ce27">
            <text:p>Ganesh</text:p>
          </table:table-cell>
          <table:table-cell office:value-type="string" table:style-name="ce27">
            <text:p>고희경</text:p>
          </table:table-cell>
          <table:table-cell office:value-type="date" office:date-value="2022-06-16T20:13:00" table:style-name="ce15">
            <text:p>22-6-16 20:13</text:p>
          </table:table-cell>
          <table:table-cell office:value-type="date" office:date-value="2022-06-16T20:45:00" table:style-name="ce15">
            <text:p>22-6-16 20:45</text:p>
          </table:table-cell>
          <table:table-cell office:value-type="time" office:time-value="PT0H32M0S" table:formula="of:=[.M167]-[.L167]" table:style-name="ce16">
            <text:p>0:32:00</text:p>
          </table:table-cell>
          <table:table-cell office:value-type="string" table:style-name="ce14">
            <text:p>KaKao</text:p>
          </table:table-cell>
          <table:table-cell table:style-name="ce31"/>
          <table:table-cell office:value-type="string" table:style-name="ce17">
            <text:p>Free Size on aggr_node01_NVMe_data less than 5%</text:p>
          </table:table-cell>
          <table:table-cell office:value-type="string" table:style-name="ce28">
            <text:p>COC 이름의 미사용 서버 및 볼륨 삭제</text:p>
          </table:table-cell>
          <table:table-cell office:value-type="string" table:style-name="ce28">
            <text:p>KRCLOUD-5048</text:p>
          </table:table-cell>
          <table:table-cell office:value-type="string" table:content-validation-name="val1" table:style-name="ce29">
            <text:p>X</text:p>
          </table:table-cell>
          <table:table-cell table:content-validation-name="val1"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6M0S" table:style-name="ce149">
            <text:p>0:06:00</text:p>
          </table:table-cell>
          <table:table-cell office:value-type="string" table:style-name="ce25">
            <text:p>2022.06.22</text:p>
          </table:table-cell>
          <table:table-cell office:value-type="string" table:style-name="ce26">
            <text:p>08~15</text:p>
          </table:table-cell>
          <table:table-cell office:value-type="string" table:content-validation-name="val2" table:style-name="ce27">
            <text:p>채한길</text:p>
          </table:table-cell>
          <table:table-cell table:number-columns-repeated="2" table:style-name="ce27"/>
          <table:table-cell office:value-type="date" office:date-value="2022-06-22T09:34:00" table:style-name="ce15">
            <text:p>22-6-22 9:34</text:p>
          </table:table-cell>
          <table:table-cell office:value-type="date" office:date-value="2022-06-22T09:40:00" table:style-name="ce15">
            <text:p>22-6-22 9:40</text:p>
          </table:table-cell>
          <table:table-cell office:value-type="time" office:time-value="PT0H6M0S" table:formula="of:=[.M168]-[.L168]" table:style-name="ce16">
            <text:p>0:06:00</text:p>
          </table:table-cell>
          <table:table-cell office:value-type="string" table:style-name="ce14">
            <text:p>KaKao</text:p>
          </table:table-cell>
          <table:table-cell office:value-type="date" office:date-value="2022-06-22T09:36:00" table:style-name="ce15">
            <text:p>22-6-22 9:36</text:p>
          </table:table-cell>
          <table:table-cell office:value-type="string" table:style-name="ce17">
            <text:p>Lack of available memory on server krcloudstgcomdr211</text:p>
          </table:table-cell>
          <table:table-cell office:value-type="string" table:style-name="ce28">
            <text:p>심명보매니저 확인 후 메모리 사용율 높은 libvirt_exporte 프로세스 재기동 조치</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STG</text:p>
          </table:table-cell>
          <table:table-cell office:value-type="string" table:style-name="ce19">
            <text:p>완료</text:p>
          </table:table-cell>
          <table:table-cell office:value-type="time" office:time-value="PT0H1M0S" table:style-name="ce149">
            <text:p>0:01:00</text:p>
          </table:table-cell>
          <table:table-cell office:value-type="string" table:style-name="ce84">
            <text:p>2022.06.29</text:p>
          </table:table-cell>
          <table:table-cell office:value-type="string" table:style-name="ce85">
            <text:p>21~08</text:p>
          </table:table-cell>
          <table:table-cell office:value-type="string" table:content-validation-name="val2" table:style-name="ce86">
            <text:p>Mohamed</text:p>
          </table:table-cell>
          <table:table-cell office:value-type="string" table:style-name="ce86">
            <text:p>Ashok &amp; Anand</text:p>
          </table:table-cell>
          <table:table-cell table:style-name="ce86"/>
          <table:table-cell office:value-type="date" office:date-value="2022-06-30T02:04:00" table:style-name="ce87">
            <text:p>22-6-30 2:04</text:p>
          </table:table-cell>
          <table:table-cell office:value-type="date" office:date-value="2022-06-30T02:05:00" table:style-name="ce87">
            <text:p>22-6-30 2:05</text:p>
          </table:table-cell>
          <table:table-cell office:value-type="time" office:time-value="PT0H1M0S" table:formula="of:=[.M169]-[.L169]" table:style-name="ce16">
            <text:p>0:01:00</text:p>
          </table:table-cell>
          <table:table-cell office:value-type="string" table:style-name="ce88">
            <text:p>Kakao</text:p>
          </table:table-cell>
          <table:table-cell office:value-type="date" office:date-value="2022-06-30T02:25:00" table:style-name="ce87">
            <text:p>22-6-30 2:25</text:p>
          </table:table-cell>
          <table:table-cell office:value-type="string" table:style-name="ce89">
            <text:p>Free Size on aggr_node01_NVMe_data less than 10% KR_STG</text:p>
          </table:table-cell>
          <table:table-cell office:value-type="string" table:style-name="ce90">
            <text:p>Deleted old snapshots</text:p>
          </table:table-cell>
          <table:table-cell table:style-name="ce90"/>
          <table:table-cell table:content-validation-name="val1" table:style-name="ce91"/>
          <table:table-cell table:content-validation-name="val1" table:style-name="ce91"/>
          <table:table-cell table:style-name="ce92"/>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2M0S" table:style-name="ce149">
            <text:p>0:02:00</text:p>
          </table:table-cell>
          <table:table-cell office:value-type="string" table:style-name="ce25">
            <text:p>2022.06.03</text:p>
          </table:table-cell>
          <table:table-cell office:value-type="string" table:style-name="ce26">
            <text:p>08~15</text:p>
          </table:table-cell>
          <table:table-cell office:value-type="string" table:content-validation-name="val2" table:style-name="ce27">
            <text:p>임정현</text:p>
          </table:table-cell>
          <table:table-cell table:number-columns-repeated="2" table:style-name="ce27"/>
          <table:table-cell office:value-type="date" office:date-value="2022-06-03T11:34:00" table:style-name="ce15">
            <text:p>22-6-3 11:34</text:p>
          </table:table-cell>
          <table:table-cell office:value-type="date" office:date-value="2022-06-03T11:36:00" table:style-name="ce15">
            <text:p>22-6-3 11:36</text:p>
          </table:table-cell>
          <table:table-cell office:value-type="time" office:time-value="PT0H2M0S" table:formula="of:=[.M170]-[.L170]" table:style-name="ce16">
            <text:p>0:02:00</text:p>
          </table:table-cell>
          <table:table-cell office:value-type="string" table:style-name="ce14">
            <text:p>Kakao, Mail</text:p>
          </table:table-cell>
          <table:table-cell table:style-name="ce15"/>
          <table:table-cell office:value-type="string" table:style-name="ce17">
            <text:p>hubble-influxdb02.kr.hcloud.h53.High memory utilization (&gt;90% for 5m)<text:s/></text:p>
          </table:table-cell>
          <table:table-cell office:value-type="string" table:style-name="ce28">
            <text:p>담당자에게 확인요청 메일 발송</text:p>
          </table:table-cell>
          <table:table-cell table:style-name="ce28"/>
          <table:table-cell office:value-type="string" table:content-validation-name="val1" table:style-name="ce29">
            <text:p>X</text:p>
          </table:table-cell>
          <table:table-cell office:value-type="string" table:content-validation-name="val1" table:style-name="ce29">
            <text:p>O</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171]);&quot;진행중&quot;;&quot;완료&quot;)" table:style-name="ce10">
            <text:p>완료</text:p>
          </table:table-cell>
          <table:table-cell office:value-type="time" office:time-value="PT0H2M0S" table:style-name="ce149">
            <text:p>0:02:00</text:p>
          </table:table-cell>
          <table:table-cell office:value-type="string" table:style-name="ce25">
            <text:p>2022.06.05</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06T15:13:00" table:style-name="ce15">
            <text:p>22-6-6 15:13</text:p>
          </table:table-cell>
          <table:table-cell office:value-type="date" office:date-value="2022-06-06T15:15:00" table:style-name="ce15">
            <text:p>22-6-6 15:15</text:p>
          </table:table-cell>
          <table:table-cell office:value-type="time" office:time-value="PT0H2M0S" table:formula="of:=[.M171]-[.L171]" table:style-name="ce16">
            <text:p>0:02:00</text:p>
          </table:table-cell>
          <table:table-cell office:value-type="string" table:style-name="ce14">
            <text:p>Kakao</text:p>
          </table:table-cell>
          <table:table-cell office:value-type="date" office:date-value="2022-06-06T15:19:00" table:style-name="ce15">
            <text:p>22-6-6 15:19</text:p>
          </table:table-cell>
          <table:table-cell office:value-type="string" table:style-name="ce17">
            <text:p>Switch Asic Lower Left Corner: Temperature is too low : &lt;5 - <text:s/>krcloud-prd-ipmi-r5</text:p>
          </table:table-cell>
          <table:table-cell office:value-type="string" table:style-name="ce28">
            <text:p>Automatically got resolved.</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172]);&quot;진행중&quot;;&quot;완료&quot;)" table:style-name="ce19">
            <text:p>완료</text:p>
          </table:table-cell>
          <table:table-cell office:value-type="time" office:time-value="PT0H1M0S" table:style-name="ce149">
            <text:p>0:01:00</text:p>
          </table:table-cell>
          <table:table-cell office:value-type="string" table:style-name="ce41">
            <text:p>2022.06.05</text:p>
          </table:table-cell>
          <table:table-cell office:value-type="string" table:style-name="ce49">
            <text:p>09~21</text:p>
          </table:table-cell>
          <table:table-cell office:value-type="string" table:content-validation-name="val2" table:style-name="ce42">
            <text:p>Mohamed</text:p>
          </table:table-cell>
          <table:table-cell office:value-type="string" table:style-name="ce42">
            <text:p>Ram</text:p>
          </table:table-cell>
          <table:table-cell table:style-name="ce42"/>
          <table:table-cell office:value-type="date" office:date-value="2022-06-06T12:19:00" table:style-name="ce23">
            <text:p>22-6-6 12:19</text:p>
          </table:table-cell>
          <table:table-cell office:value-type="date" office:date-value="2022-06-06T12:20:00" table:style-name="ce23">
            <text:p>22-6-6 12:20</text:p>
          </table:table-cell>
          <table:table-cell office:value-type="time" office:time-value="PT0H1M0S" table:formula="of:=[.M172]-[.L172]" table:style-name="ce16">
            <text:p>0:01:00</text:p>
          </table:table-cell>
          <table:table-cell office:value-type="string" table:style-name="ce22">
            <text:p>Kakao &amp; Email</text:p>
          </table:table-cell>
          <table:table-cell office:value-type="date" office:date-value="2022-06-06T13:04:00" table:style-name="ce23">
            <text:p>22-6-6 13:04</text:p>
          </table:table-cell>
          <table:table-cell office:value-type="string" table:style-name="ce24">
            <text:p>/data disk size is 10% capacity left: es01.ap-northeast-2prd.h53</text:p>
          </table:table-cell>
          <table:table-cell office:value-type="string" table:style-name="ce44">
            <text:p>Issue resolved automatically. Informed VM owner through kakao &amp; email.</text:p>
          </table:table-cell>
          <table:table-cell table:style-name="ce44"/>
          <table:table-cell table:content-validation-name="val1" table:style-name="ce45"/>
          <table:table-cell table:content-validation-name="val1" table:style-name="ce45"/>
          <table:table-cell table:style-name="ce46"/>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4M0S" table:style-name="ce149">
            <text:p>0:04:00</text:p>
          </table:table-cell>
          <table:table-cell office:value-type="string" table:style-name="ce41">
            <text:p>2022.06.10</text:p>
          </table:table-cell>
          <table:table-cell office:value-type="string" table:style-name="ce49">
            <text:p>08~15</text:p>
          </table:table-cell>
          <table:table-cell office:value-type="string" table:content-validation-name="val2" table:style-name="ce42">
            <text:p>이후승</text:p>
          </table:table-cell>
          <table:table-cell table:number-columns-repeated="2" table:style-name="ce42"/>
          <table:table-cell office:value-type="date" office:date-value="2022-06-11T09:35:00" table:style-name="ce23">
            <text:p>22-6-11 9:35</text:p>
          </table:table-cell>
          <table:table-cell office:value-type="date" office:date-value="2022-06-11T09:39:00" table:style-name="ce23">
            <text:p>22-6-11 9:39</text:p>
          </table:table-cell>
          <table:table-cell office:value-type="time" office:time-value="PT0H4M0S" table:formula="of:=[.M173]-[.L173]" table:style-name="ce16">
            <text:p>0:04:00</text:p>
          </table:table-cell>
          <table:table-cell office:value-type="string" table:style-name="ce22">
            <text:p>Kakao, M+</text:p>
          </table:table-cell>
          <table:table-cell table:style-name="ce23"/>
          <table:table-cell office:value-type="string" table:style-name="ce24">
            <text:p>restart : es01.ap-northeast-2.prd~es05.ap-northeast-2.prd</text:p>
          </table:table-cell>
          <table:table-cell office:value-type="string" table:style-name="ce24">
            <text:p>담당자 정상 작동중인것 확인, 현재 이관중이라 당분간 알람이 올것이라 확인받음</text:p>
          </table:table-cell>
          <table:table-cell table:style-name="ce44"/>
          <table:table-cell table:content-validation-name="val1" table:style-name="ce45"/>
          <table:table-cell table:content-validation-name="val1" table:style-name="ce45"/>
          <table:table-cell table:style-name="ce46"/>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20">
            <text:p>2022.06.14</text:p>
          </table:table-cell>
          <table:table-cell office:value-type="string" table:style-name="ce21">
            <text:p>15~22</text:p>
          </table:table-cell>
          <table:table-cell office:value-type="string" table:content-validation-name="val2" table:style-name="ce22">
            <text:p>이한새</text:p>
          </table:table-cell>
          <table:table-cell table:style-name="ce22"/>
          <table:table-cell office:value-type="string" table:style-name="ce22">
            <text:p>이후승</text:p>
          </table:table-cell>
          <table:table-cell office:value-type="date" office:date-value="2022-06-14T19:44:00" table:style-name="ce23">
            <text:p>22-6-14 19:44</text:p>
          </table:table-cell>
          <table:table-cell office:value-type="date" office:date-value="2022-06-14T19:45:00" table:style-name="ce23">
            <text:p>22-6-14 19:45</text:p>
          </table:table-cell>
          <table:table-cell office:value-type="time" office:time-value="PT0H1M0S" table:formula="of:=[.M174]-[.L174]" table:style-name="ce16">
            <text:p>0:01:00</text:p>
          </table:table-cell>
          <table:table-cell office:value-type="string" table:style-name="ce22">
            <text:p>Kakao &amp; mail</text:p>
          </table:table-cell>
          <table:table-cell table:style-name="ce23"/>
          <table:table-cell office:value-type="string" table:style-name="ce24">
            <text:p>Interface Enthernet50/1(Peer-to-Spine02):Link down</text:p>
          </table:table-cell>
          <table:table-cell office:value-type="string" table:style-name="ce24">
            <text:p>2선 네트워크 파트에 이슈 공유, 3선 이한선 책임님께 상황 공유 후 메일로 정리</text:p>
          </table:table-cell>
          <table:table-cell table:style-name="ce24"/>
          <table:table-cell table:content-validation-name="val1" table:style-name="ce22"/>
          <table:table-cell office:value-type="string" table:content-validation-name="val1" table:style-name="ce22">
            <text:p>O</text:p>
          </table:table-cell>
          <table:table-cell office:value-type="string" table:style-name="ce24">
            <text:p>RMA 예정</text:p>
          </table:table-cell>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5M0S" table:style-name="ce149">
            <text:p>0:05:00</text:p>
          </table:table-cell>
          <table:table-cell office:value-type="string" table:style-name="ce41">
            <text:p>2022.06.14</text:p>
          </table:table-cell>
          <table:table-cell office:value-type="string" table:style-name="ce49">
            <text:p>15~22</text:p>
          </table:table-cell>
          <table:table-cell office:value-type="string" table:content-validation-name="val2" table:style-name="ce42">
            <text:p>이한새</text:p>
          </table:table-cell>
          <table:table-cell table:style-name="ce42"/>
          <table:table-cell office:value-type="string" table:style-name="ce42">
            <text:p>이후승</text:p>
          </table:table-cell>
          <table:table-cell office:value-type="date" office:date-value="2022-06-14T19:49:00" table:style-name="ce23">
            <text:p>22-6-14 19:49</text:p>
          </table:table-cell>
          <table:table-cell office:value-type="date" office:date-value="2022-06-14T19:54:00" table:style-name="ce23">
            <text:p>22-6-14 19:54</text:p>
          </table:table-cell>
          <table:table-cell office:value-type="time" office:time-value="PT0H5M0S" table:formula="of:=[.M175]-[.L175]" table:style-name="ce16">
            <text:p>0:05:00</text:p>
          </table:table-cell>
          <table:table-cell office:value-type="string" table:style-name="ce22">
            <text:p>Kakao &amp; mail</text:p>
          </table:table-cell>
          <table:table-cell table:style-name="ce23"/>
          <table:table-cell office:value-type="string" table:style-name="ce24">
            <text:p>Interface Enthernet8/1(Peer-to-CL03-D-01R08):Link down</text:p>
          </table:table-cell>
          <table:table-cell office:value-type="string" table:style-name="ce44">
            <text:p>2선 네트워크 파트에 이슈 공유, 3선 이한선 책임님께 상황 공유 후 메일로 정리</text:p>
          </table:table-cell>
          <table:table-cell table:style-name="ce44"/>
          <table:table-cell table:content-validation-name="val1" table:style-name="ce45"/>
          <table:table-cell office:value-type="string" table:content-validation-name="val1" table:style-name="ce45">
            <text:p>O</text:p>
          </table:table-cell>
          <table:table-cell office:value-type="string" table:style-name="ce46">
            <text:p>RMA 예정</text:p>
          </table:table-cell>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176]);&quot;진행중&quot;;&quot;완료&quot;)" table:style-name="ce19">
            <text:p>완료</text:p>
          </table:table-cell>
          <table:table-cell office:value-type="time" office:time-value="PT0H3M0S" table:style-name="ce149">
            <text:p>0:03:00</text:p>
          </table:table-cell>
          <table:table-cell office:value-type="string" table:style-name="ce41">
            <text:p>2022.06.15</text:p>
          </table:table-cell>
          <table:table-cell office:value-type="string" table:style-name="ce49">
            <text:p>15~22</text:p>
          </table:table-cell>
          <table:table-cell office:value-type="string" table:content-validation-name="val2" table:style-name="ce42">
            <text:p>이한새</text:p>
          </table:table-cell>
          <table:table-cell table:style-name="ce42"/>
          <table:table-cell office:value-type="string" table:style-name="ce42">
            <text:p>이후승</text:p>
          </table:table-cell>
          <table:table-cell office:value-type="date" office:date-value="2022-06-15T18:09:00" table:style-name="ce23">
            <text:p>22-6-15 18:09</text:p>
          </table:table-cell>
          <table:table-cell office:value-type="date" office:date-value="2022-06-15T18:12:00" table:style-name="ce23">
            <text:p>22-6-15 18:12</text:p>
          </table:table-cell>
          <table:table-cell office:value-type="time" office:time-value="PT0H3M0S" table:formula="of:=[.M176]-[.L176]" table:style-name="ce16">
            <text:p>0:03:00</text:p>
          </table:table-cell>
          <table:table-cell office:value-type="string" table:style-name="ce22">
            <text:p>Kakao</text:p>
          </table:table-cell>
          <table:table-cell office:value-type="date" office:date-value="2022-06-15T18:09:00" table:style-name="ce23">
            <text:p>22-6-15 18:09</text:p>
          </table:table-cell>
          <table:table-cell office:value-type="string" table:style-name="ce24">
            <text:p>2center-BM CS_LB_PRD_EXTRA_Servicehub_INNER service are degraded 95 pct</text:p>
          </table:table-cell>
          <table:table-cell office:value-type="string" table:style-name="ce44">
            <text:p>2선 네트워크 파트에 이슈 공유, 3선 정슬기책임님께 상황 공유 후 메일로 정리</text:p>
          </table:table-cell>
          <table:table-cell table:style-name="ce44"/>
          <table:table-cell office:value-type="string" table:content-validation-name="val1" table:style-name="ce45">
            <text:p>O</text:p>
          </table:table-cell>
          <table:table-cell table:content-validation-name="val1" table:style-name="ce45"/>
          <table:table-cell table:style-name="ce46"/>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0M0S" table:style-name="ce149">
            <text:p>0:00:00</text:p>
          </table:table-cell>
          <table:table-cell office:value-type="string" table:style-name="ce25">
            <text:p>2022.06.15</text:p>
          </table:table-cell>
          <table:table-cell office:value-type="string" table:style-name="ce26">
            <text:p>15~22</text:p>
          </table:table-cell>
          <table:table-cell office:value-type="string" table:content-validation-name="val2" table:style-name="ce27">
            <text:p>이한새</text:p>
          </table:table-cell>
          <table:table-cell table:style-name="ce27"/>
          <table:table-cell office:value-type="string" table:style-name="ce27">
            <text:p>이후승</text:p>
          </table:table-cell>
          <table:table-cell office:value-type="date" office:date-value="2022-06-15T19:22:00" table:style-name="ce15">
            <text:p>22-6-15 19:22</text:p>
          </table:table-cell>
          <table:table-cell office:value-type="date" office:date-value="2022-06-15T19:22:00" table:style-name="ce15">
            <text:p>22-6-15 19:22</text:p>
          </table:table-cell>
          <table:table-cell office:value-type="time" office:time-value="PT0H0M0S" table:formula="of:=[.M177]-[.L177]" table:style-name="ce16">
            <text:p>0:00:00</text:p>
          </table:table-cell>
          <table:table-cell office:value-type="string" table:style-name="ce14">
            <text:p>Kakao &amp; mail &amp; call</text:p>
          </table:table-cell>
          <table:table-cell table:style-name="ce15"/>
          <table:table-cell office:value-type="string" table:style-name="ce17">
            <text:p>High swap space usage (less than 50% free) - kr-az2-admin01-02r07.kr.hcloud.h53</text:p>
          </table:table-cell>
          <table:table-cell office:value-type="string" table:style-name="ce28">
            <text:p>박재민 연구원님께 해당 내용 유선으로 공유 및 메일로 내용 전달</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178]);&quot;진행중&quot;;&quot;완료&quot;)" table:style-name="ce10">
            <text:p>완료</text:p>
          </table:table-cell>
          <table:table-cell office:value-type="time" office:time-value="PT0H1M1S" table:style-name="ce149">
            <text:p>0:01:01</text:p>
          </table:table-cell>
          <table:table-cell office:value-type="string" table:style-name="ce25">
            <text:p>2022.06.18</text:p>
          </table:table-cell>
          <table:table-cell office:value-type="string" table:style-name="ce26">
            <text:p>22~09</text:p>
          </table:table-cell>
          <table:table-cell office:value-type="string" table:content-validation-name="val2" table:style-name="ce27">
            <text:p>Radhika</text:p>
          </table:table-cell>
          <table:table-cell table:number-columns-repeated="2" table:style-name="ce27"/>
          <table:table-cell office:value-type="date" office:date-value="2022-06-18T02:09:00" table:style-name="ce15">
            <text:p>22-6-18 2:09</text:p>
          </table:table-cell>
          <table:table-cell office:value-type="date" office:date-value="2022-06-18T02:10:01" table:style-name="ce15">
            <text:p>22-6-18 2:10</text:p>
          </table:table-cell>
          <table:table-cell office:value-type="time" office:time-value="PT0H1M1S" table:formula="of:=[.M178]-[.L178]" table:style-name="ce16">
            <text:p>0:01:01</text:p>
          </table:table-cell>
          <table:table-cell office:value-type="string" table:style-name="ce14">
            <text:p>KaKao</text:p>
          </table:table-cell>
          <table:table-cell office:value-type="date" office:date-value="2022-06-18T02:40:00" table:style-name="ce15">
            <text:p>22-6-18 2:40</text:p>
          </table:table-cell>
          <table:table-cell office:value-type="string" table:style-name="ce17">
            <text:p>vServer prd-esb-kr1-7101 services are degraded: 50 pct</text:p>
          </table:table-cell>
          <table:table-cell office:value-type="string" table:style-name="ce28">
            <text:p>informed owner</text:p>
          </table:table-cell>
          <table:table-cell office:value-type="string" table:style-name="ce28">
            <text:p>KRCLOUD-5058</text:p>
          </table:table-cell>
          <table:table-cell office:value-type="string" table:content-validation-name="val1" table:style-name="ce29">
            <text:p>O</text:p>
          </table:table-cell>
          <table:table-cell table:content-validation-name="val1"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0M0S" table:style-name="ce149">
            <text:p>0:00:00</text:p>
          </table:table-cell>
          <table:table-cell office:value-type="string" table:style-name="ce41">
            <text:p>2022.06.18</text:p>
          </table:table-cell>
          <table:table-cell office:value-type="string" table:style-name="ce49">
            <text:p>09~21</text:p>
          </table:table-cell>
          <table:table-cell office:value-type="string" table:content-validation-name="val2" table:style-name="ce42">
            <text:p>Mohamed</text:p>
          </table:table-cell>
          <table:table-cell office:value-type="string" table:style-name="ce42">
            <text:p>Ganesh</text:p>
          </table:table-cell>
          <table:table-cell table:style-name="ce42"/>
          <table:table-cell office:value-type="date" office:date-value="2022-06-18T17:53:00" table:style-name="ce23">
            <text:p>22-6-18 17:53</text:p>
          </table:table-cell>
          <table:table-cell office:value-type="date" office:date-value="2022-06-18T17:53:00" table:style-name="ce23">
            <text:p>22-6-18 17:53</text:p>
          </table:table-cell>
          <table:table-cell office:value-type="time" office:time-value="PT0H0M0S" table:formula="of:=[.M179]-[.L179]" table:style-name="ce16">
            <text:p>0:00:00</text:p>
          </table:table-cell>
          <table:table-cell office:value-type="string" table:style-name="ce22">
            <text:p>Kakao</text:p>
          </table:table-cell>
          <table:table-cell office:value-type="date" office:date-value="2022-06-18T17:55:00" table:style-name="ce23">
            <text:p>22-6-18 17:55</text:p>
          </table:table-cell>
          <table:table-cell office:value-type="string" table:style-name="ce24">
            <text:p>CS_LB_PRD_VR_serviceHub_Outer state down : prd-a-vpx1</text:p>
          </table:table-cell>
          <table:table-cell office:value-type="string" table:style-name="ce44">
            <text:p>Informed in kakao and Resolved automatically</text:p>
          </table:table-cell>
          <table:table-cell table:style-name="ce44"/>
          <table:table-cell table:content-validation-name="val1" table:style-name="ce45"/>
          <table:table-cell table:content-validation-name="val1" table:style-name="ce45"/>
          <table:table-cell table:style-name="ce46"/>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3M0S" table:style-name="ce149">
            <text:p>0:03:00</text:p>
          </table:table-cell>
          <table:table-cell office:value-type="string" table:style-name="ce25">
            <text:p>2022.06.19</text:p>
          </table:table-cell>
          <table:table-cell office:value-type="string" table:style-name="ce26">
            <text:p>09~21</text:p>
          </table:table-cell>
          <table:table-cell office:value-type="string" table:content-validation-name="val2" table:style-name="ce27">
            <text:p>Radhika</text:p>
          </table:table-cell>
          <table:table-cell office:value-type="string" table:style-name="ce27">
            <text:p>Ganesh</text:p>
          </table:table-cell>
          <table:table-cell office:value-type="string" table:style-name="ce27">
            <text:p>심명보</text:p>
          </table:table-cell>
          <table:table-cell office:value-type="date" office:date-value="2022-06-19T23:46:00" table:style-name="ce15">
            <text:p>22-6-19 23:46</text:p>
          </table:table-cell>
          <table:table-cell office:value-type="date" office:date-value="2022-06-19T23:49:00" table:style-name="ce15">
            <text:p>22-6-19 23:49</text:p>
          </table:table-cell>
          <table:table-cell office:value-type="time" office:time-value="PT0H3M0S" table:formula="of:=[.M180]-[.L180]" table:style-name="ce16">
            <text:p>0:03:00</text:p>
          </table:table-cell>
          <table:table-cell office:value-type="string" table:style-name="ce14">
            <text:p>Kakao</text:p>
          </table:table-cell>
          <table:table-cell table:style-name="ce15"/>
          <table:table-cell office:value-type="string" table:style-name="ce17">
            <text:p><text:s/>krtmsprdnetapp01 got failed disks</text:p>
          </table:table-cell>
          <table:table-cell office:value-type="string" table:style-name="ce28">
            <text:p>informed in kakao and created ticket</text:p>
          </table:table-cell>
          <table:table-cell office:value-type="string" table:style-name="ce28">
            <text:p>KRCLOUD-5059</text:p>
          </table:table-cell>
          <table:table-cell table:content-validation-name="val1" table:style-name="ce29"/>
          <table:table-cell office:value-type="string" table:content-validation-name="val1" table:style-name="ce29">
            <text:p>O</text:p>
          </table:table-cell>
          <table:table-cell office:value-type="string" table:style-name="ce30">
            <text:p>RMA예정</text:p>
          </table:table-cell>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3M0S" table:style-name="ce149">
            <text:p>0:03:00</text:p>
          </table:table-cell>
          <table:table-cell office:value-type="string" table:style-name="ce41">
            <text:p>2022.06.20</text:p>
          </table:table-cell>
          <table:table-cell office:value-type="string" table:style-name="ce49">
            <text:p>15~22</text:p>
          </table:table-cell>
          <table:table-cell office:value-type="string" table:content-validation-name="val2" table:style-name="ce42">
            <text:p>김의현</text:p>
          </table:table-cell>
          <table:table-cell office:value-type="string" table:style-name="ce42">
            <text:p>오창민</text:p>
          </table:table-cell>
          <table:table-cell office:value-type="string" table:style-name="ce42">
            <text:p>오창민</text:p>
          </table:table-cell>
          <table:table-cell office:value-type="date" office:date-value="2022-06-20T18:07:00" table:style-name="ce23">
            <text:p>22-6-20 18:07</text:p>
          </table:table-cell>
          <table:table-cell office:value-type="date" office:date-value="2022-06-20T18:10:00" table:style-name="ce23">
            <text:p>22-6-20 18:10</text:p>
          </table:table-cell>
          <table:table-cell office:value-type="time" office:time-value="PT0H3M0S" table:formula="of:=[.M181]-[.L181]" table:style-name="ce16">
            <text:p>0:03:00</text:p>
          </table:table-cell>
          <table:table-cell office:value-type="string" table:style-name="ce22">
            <text:p>Kakao</text:p>
          </table:table-cell>
          <table:table-cell office:value-type="date" office:date-value="2022-06-20T18:25:00" table:style-name="ce23">
            <text:p>22-6-20 18:25</text:p>
          </table:table-cell>
          <table:table-cell office:value-type="string" table:style-name="ce24">
            <text:p>Citrix LB svchub port down</text:p>
          </table:table-cell>
          <table:table-cell office:value-type="string" table:style-name="ce44">
            <text:p>오창민 매니저 확인, 담당자 최성우, 박재욱 연구원에게 전달</text:p>
          </table:table-cell>
          <table:table-cell table:style-name="ce44"/>
          <table:table-cell table:content-validation-name="val1" table:style-name="ce45"/>
          <table:table-cell table:content-validation-name="val1" table:style-name="ce45"/>
          <table:table-cell table:style-name="ce46"/>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11M0S" table:style-name="ce149">
            <text:p>0:11:00</text:p>
          </table:table-cell>
          <table:table-cell office:value-type="string" table:style-name="ce25">
            <text:p>2022.06.21</text:p>
          </table:table-cell>
          <table:table-cell office:value-type="string" table:style-name="ce26">
            <text:p>08~16</text:p>
          </table:table-cell>
          <table:table-cell office:value-type="string" table:content-validation-name="val2" table:style-name="ce27">
            <text:p>채한길</text:p>
          </table:table-cell>
          <table:table-cell table:number-columns-repeated="2" table:style-name="ce27"/>
          <table:table-cell office:value-type="date" office:date-value="2022-06-21T17:15:00" table:style-name="ce15">
            <text:p>22-6-21 17:15</text:p>
          </table:table-cell>
          <table:table-cell office:value-type="date" office:date-value="2022-06-21T17:26:00" table:style-name="ce15">
            <text:p>22-6-21 17:26</text:p>
          </table:table-cell>
          <table:table-cell office:value-type="time" office:time-value="PT0H11M0S" table:formula="of:=[.M182]-[.L182]" table:style-name="ce16">
            <text:p>0:11:00</text:p>
          </table:table-cell>
          <table:table-cell office:value-type="string" table:style-name="ce14">
            <text:p>KaKao &amp; Call</text:p>
          </table:table-cell>
          <table:table-cell office:value-type="date" office:date-value="2022-06-21T17:15:00" table:style-name="ce15">
            <text:p>22-6-21 17:15</text:p>
          </table:table-cell>
          <table:table-cell office:value-type="string" table:style-name="ce17">
            <text:p>vServer prd-vrm-kr1-8093 services are degrade: 50 pct</text:p>
          </table:table-cell>
          <table:table-cell office:value-type="string" table:style-name="ce28">
            <text:p>오창민 매니저 확인, 담당자 유선 및 메신저 컨택하여 확인해보니 서비스 배포작업 중 발생한 알람으로 확인됨.</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78"/>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4M0S" table:style-name="ce149">
            <text:p>0:04:00</text:p>
          </table:table-cell>
          <table:table-cell office:value-type="string" table:style-name="ce41">
            <text:p>2022.06.21</text:p>
          </table:table-cell>
          <table:table-cell office:value-type="string" table:style-name="ce49">
            <text:p>08~15</text:p>
          </table:table-cell>
          <table:table-cell office:value-type="string" table:content-validation-name="val2" table:style-name="ce42">
            <text:p>채한길</text:p>
          </table:table-cell>
          <table:table-cell table:style-name="ce117"/>
          <table:table-cell table:style-name="ce42"/>
          <table:table-cell office:value-type="date" office:date-value="2022-06-21T14:01:00" table:style-name="ce23">
            <text:p>22-6-21 14:01</text:p>
          </table:table-cell>
          <table:table-cell office:value-type="date" office:date-value="2022-06-21T14:05:00" table:style-name="ce23">
            <text:p>22-6-21 14:05</text:p>
          </table:table-cell>
          <table:table-cell office:value-type="time" office:time-value="PT0H4M0S" table:formula="of:=[.M183]-[.L183]" table:style-name="ce16">
            <text:p>0:04:00</text:p>
          </table:table-cell>
          <table:table-cell office:value-type="string" table:style-name="ce22">
            <text:p>KaKao &amp; Call</text:p>
          </table:table-cell>
          <table:table-cell office:value-type="date" office:date-value="2022-06-21T14:06:00" table:style-name="ce23">
            <text:p>22-6-21 14:06</text:p>
          </table:table-cell>
          <table:table-cell office:value-type="string" table:style-name="ce24">
            <text:p>vServer LB_mof2.mozen.com_8004_outer, CS_LB_PRD_VR_ServiceHub_OUTER services are degraded: 91 pct</text:p>
          </table:table-cell>
          <table:table-cell office:value-type="string" table:style-name="ce44">
            <text:p>오창민 매니저 확인, 로그 확인상 서비스 다운되었다가 올라온 로그확인 됨. 담당자 유선 컨택하여 확인해보니 서비스 배포 작업중에 발생한 알람으로 확인됨.</text:p>
          </table:table-cell>
          <table:table-cell table:style-name="ce44"/>
          <table:table-cell table:content-validation-name="val1" table:style-name="ce45"/>
          <table:table-cell table:content-validation-name="val1" table:style-name="ce45"/>
          <table:table-cell table:style-name="ce46"/>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41">
            <text:p>2022.06.21</text:p>
          </table:table-cell>
          <table:table-cell office:value-type="string" table:style-name="ce49">
            <text:p>08~15</text:p>
          </table:table-cell>
          <table:table-cell office:value-type="string" table:content-validation-name="val2" table:style-name="ce42">
            <text:p>채한길</text:p>
          </table:table-cell>
          <table:table-cell table:number-columns-repeated="2" table:style-name="ce42"/>
          <table:table-cell office:value-type="date" office:date-value="2022-06-21T09:29:00" table:style-name="ce23">
            <text:p>22-6-21 9:29</text:p>
          </table:table-cell>
          <table:table-cell office:value-type="date" office:date-value="2022-06-21T09:30:00" table:style-name="ce23">
            <text:p>22-6-21 9:30</text:p>
          </table:table-cell>
          <table:table-cell office:value-type="time" office:time-value="PT0H1M0S" table:formula="of:=[.M184]-[.L184]" table:style-name="ce16">
            <text:p>0:01:00</text:p>
          </table:table-cell>
          <table:table-cell office:value-type="string" table:style-name="ce22">
            <text:p>KaKao</text:p>
          </table:table-cell>
          <table:table-cell table:style-name="ce23"/>
          <table:table-cell office:value-type="string" table:style-name="ce24">
            <text:p>Interface Ethernet50/1(Peer-to-Spine02): Link down</text:p>
          </table:table-cell>
          <table:table-cell office:value-type="string" table:style-name="ce44">
            <text:p>정종인,이시형 매니저 확인, 벤더 RMA 추가 진행예정</text:p>
          </table:table-cell>
          <table:table-cell table:style-name="ce44"/>
          <table:table-cell table:content-validation-name="val1" table:style-name="ce45"/>
          <table:table-cell office:value-type="string" table:content-validation-name="val1" table:style-name="ce45">
            <text:p>O</text:p>
          </table:table-cell>
          <table:table-cell office:value-type="string" table:style-name="ce46">
            <text:p>RMA 예정</text:p>
          </table:table-cell>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1M0S" table:style-name="ce149">
            <text:p>0:11:00</text:p>
          </table:table-cell>
          <table:table-cell office:value-type="string" table:style-name="ce41">
            <text:p>2022.06.22</text:p>
          </table:table-cell>
          <table:table-cell office:value-type="string" table:style-name="ce49">
            <text:p>08~15</text:p>
          </table:table-cell>
          <table:table-cell office:value-type="string" table:content-validation-name="val2" table:style-name="ce42">
            <text:p>채한길</text:p>
          </table:table-cell>
          <table:table-cell table:number-columns-repeated="2" table:style-name="ce42"/>
          <table:table-cell office:value-type="date" office:date-value="2022-06-22T08:38:00" table:style-name="ce23">
            <text:p>22-6-22 8:38</text:p>
          </table:table-cell>
          <table:table-cell office:value-type="date" office:date-value="2022-06-22T08:49:00" table:style-name="ce23">
            <text:p>22-6-22 8:49</text:p>
          </table:table-cell>
          <table:table-cell office:value-type="time" office:time-value="PT0H11M0S" table:formula="of:=[.M185]-[.L185]" table:style-name="ce16">
            <text:p>0:11:00</text:p>
          </table:table-cell>
          <table:table-cell office:value-type="string" table:style-name="ce22">
            <text:p>KaKao &amp; Mail</text:p>
          </table:table-cell>
          <table:table-cell table:style-name="ce23"/>
          <table:table-cell office:value-type="string" table:style-name="ce24">
            <text:p>/data Disk size 9.99% capacity left : es01.ap-northeast-2.prd.h53</text:p>
          </table:table-cell>
          <table:table-cell office:value-type="string" table:style-name="ce44">
            <text:p>이은도 매니저 확인 및 담당자 메일전달</text:p>
          </table:table-cell>
          <table:table-cell table:style-name="ce44"/>
          <table:table-cell table:content-validation-name="val1" table:style-name="ce45"/>
          <table:table-cell table:content-validation-name="val1" table:style-name="ce45"/>
          <table:table-cell table:style-name="ce46"/>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25">
            <text:p>2022.06.22</text:p>
          </table:table-cell>
          <table:table-cell office:value-type="string" table:style-name="ce26">
            <text:p>15~22</text:p>
          </table:table-cell>
          <table:table-cell office:value-type="string" table:content-validation-name="val2" table:style-name="ce27">
            <text:p>김의현</text:p>
          </table:table-cell>
          <table:table-cell office:value-type="string" table:style-name="ce67">
            <text:p>오창민</text:p>
          </table:table-cell>
          <table:table-cell table:style-name="ce27"/>
          <table:table-cell office:value-type="date" office:date-value="2022-06-22T18:11:00" table:style-name="ce15">
            <text:p>22-6-22 18:11</text:p>
          </table:table-cell>
          <table:table-cell office:value-type="date" office:date-value="2022-06-22T18:12:00" table:style-name="ce15">
            <text:p>22-6-22 18:12</text:p>
          </table:table-cell>
          <table:table-cell office:value-type="time" office:time-value="PT0H1M0S" table:formula="of:=[.M186]-[.L186]" table:style-name="ce16">
            <text:p>0:01:00</text:p>
          </table:table-cell>
          <table:table-cell office:value-type="string" table:style-name="ce14">
            <text:p>KaKao, M+</text:p>
          </table:table-cell>
          <table:table-cell table:style-name="ce15"/>
          <table:table-cell office:value-type="string" table:style-name="ce17">
            <text:p>vServer LB_mof2.mozen.com_8004_outer state: down</text:p>
          </table:table-cell>
          <table:table-cell office:value-type="string" table:style-name="ce28">
            <text:p>담당자 전병우책임에게 전달, 서비스문제없으며 LB추가확인요청</text:p>
          </table:table-cell>
          <table:table-cell office:value-type="string" table:style-name="ce28">
            <text:p>KRCLOUD-5089</text:p>
          </table:table-cell>
          <table:table-cell table:content-validation-name="val1" table:style-name="ce29"/>
          <table:table-cell table:content-validation-name="val1"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table:style-name="ce19">
            <text:p>완료</text:p>
          </table:table-cell>
          <table:table-cell office:value-type="time" office:time-value="PT0H4M0S" table:style-name="ce149">
            <text:p>0:04:00</text:p>
          </table:table-cell>
          <table:table-cell office:value-type="string" table:style-name="ce84">
            <text:p>2022.06.23</text:p>
          </table:table-cell>
          <table:table-cell office:value-type="string" table:style-name="ce85">
            <text:p>15~22</text:p>
          </table:table-cell>
          <table:table-cell office:value-type="string" table:content-validation-name="val2" table:style-name="ce86">
            <text:p>채한길</text:p>
          </table:table-cell>
          <table:table-cell table:number-columns-repeated="2" table:style-name="ce86"/>
          <table:table-cell office:value-type="date" office:date-value="2022-06-23T16:49:00" table:style-name="ce87">
            <text:p>22-6-23 16:49</text:p>
          </table:table-cell>
          <table:table-cell office:value-type="date" office:date-value="2022-06-23T16:53:00" table:style-name="ce87">
            <text:p>22-6-23 16:53</text:p>
          </table:table-cell>
          <table:table-cell office:value-type="time" office:time-value="PT0H4M0S" table:formula="of:=[.M187]-[.L187]" table:style-name="ce16">
            <text:p>0:04:00</text:p>
          </table:table-cell>
          <table:table-cell office:value-type="string" table:style-name="ce88">
            <text:p>KaKao &amp; Mail</text:p>
          </table:table-cell>
          <table:table-cell table:style-name="ce87"/>
          <table:table-cell office:value-type="string" table:style-name="ce94">
            <text:p>CS_LB_PRD_VCRM_ServiceHub_INNER services are degraded 95 pct</text:p>
          </table:table-cell>
          <table:table-cell office:value-type="string" table:style-name="ce89">
            <text:p>담당자에게 메일 전달</text:p>
          </table:table-cell>
          <table:table-cell table:style-name="ce90"/>
          <table:table-cell table:content-validation-name="val1" table:style-name="ce91"/>
          <table:table-cell table:content-validation-name="val1"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8">
            <text:p>PRD</text:p>
          </table:table-cell>
          <table:table-cell office:value-type="string" table:style-name="ce19">
            <text:p>완료</text:p>
          </table:table-cell>
          <table:table-cell office:value-type="time" office:time-value="PT0H2M0S" table:style-name="ce149">
            <text:p>0:02:00</text:p>
          </table:table-cell>
          <table:table-cell office:value-type="string" table:style-name="ce84">
            <text:p>2022.06.24</text:p>
          </table:table-cell>
          <table:table-cell office:value-type="string" table:style-name="ce85">
            <text:p>15~22</text:p>
          </table:table-cell>
          <table:table-cell office:value-type="string" table:content-validation-name="val2" table:style-name="ce86">
            <text:p>심명보</text:p>
          </table:table-cell>
          <table:table-cell table:number-columns-repeated="2" table:style-name="ce86"/>
          <table:table-cell office:value-type="date" office:date-value="2022-06-24T18:05:00" table:style-name="ce87">
            <text:p>22-6-24 18:05</text:p>
          </table:table-cell>
          <table:table-cell office:value-type="date" office:date-value="2022-06-24T18:07:00" table:style-name="ce87">
            <text:p>22-6-24 18:07</text:p>
          </table:table-cell>
          <table:table-cell office:value-type="time" office:time-value="PT0H2M0S" table:formula="of:=[.M188]-[.L188]" table:style-name="ce16">
            <text:p>0:02:00</text:p>
          </table:table-cell>
          <table:table-cell office:value-type="string" table:style-name="ce88">
            <text:p>KaKao &amp; Mail</text:p>
          </table:table-cell>
          <table:table-cell office:value-type="date" office:date-value="2022-06-24T19:03:00" table:style-name="ce87">
            <text:p>22-6-24 19:03</text:p>
          </table:table-cell>
          <table:table-cell office:value-type="string" table:style-name="ce89">
            <text:p>Problem: vServer prd-svchub-kr2-31020 services are degraded: 95 pct</text:p>
          </table:table-cell>
          <table:table-cell office:value-type="string" table:style-name="ce90">
            <text:p>VPX log 확인 시 특정 VM에서 서비스 UP, DOWN 반복 알람 확인 담당자에게 확인 요청 메일 전달</text:p>
          </table:table-cell>
          <table:table-cell table:style-name="ce90"/>
          <table:table-cell table:content-validation-name="val1" table:style-name="ce91"/>
          <table:table-cell table:content-validation-name="val1"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8">
            <text:p>PRD</text:p>
          </table:table-cell>
          <table:table-cell office:value-type="string" table:style-name="ce19">
            <text:p>완료</text:p>
          </table:table-cell>
          <table:table-cell office:value-type="time" office:time-value="PT0H2M0S" table:style-name="ce149">
            <text:p>0:02:00</text:p>
          </table:table-cell>
          <table:table-cell office:value-type="string" table:style-name="ce84">
            <text:p>2022.06.25</text:p>
          </table:table-cell>
          <table:table-cell office:value-type="string" table:style-name="ce85">
            <text:p>09~21</text:p>
          </table:table-cell>
          <table:table-cell office:value-type="string" table:content-validation-name="val2" table:style-name="ce86">
            <text:p>Mohamed</text:p>
          </table:table-cell>
          <table:table-cell office:value-type="string" table:style-name="ce86">
            <text:p>Ashok</text:p>
          </table:table-cell>
          <table:table-cell table:style-name="ce86"/>
          <table:table-cell office:value-type="date" office:date-value="2022-06-24T16:11:00" table:style-name="ce87">
            <text:p>22-6-24 16:11</text:p>
          </table:table-cell>
          <table:table-cell office:value-type="date" office:date-value="2022-06-24T16:13:00" table:style-name="ce87">
            <text:p>22-6-24 16:13</text:p>
          </table:table-cell>
          <table:table-cell office:value-type="time" office:time-value="PT0H2M0S" table:formula="of:=[.M189]-[.L189]" table:style-name="ce16">
            <text:p>0:02:00</text:p>
          </table:table-cell>
          <table:table-cell office:value-type="string" table:style-name="ce88">
            <text:p>Kakao</text:p>
          </table:table-cell>
          <table:table-cell table:style-name="ce87"/>
          <table:table-cell office:value-type="string" table:style-name="ce89">
            <text:p>/data disk size 9.97% capacity left : es01-ap-northeast-2.prd.h53</text:p>
          </table:table-cell>
          <table:table-cell office:value-type="string" table:style-name="ce90">
            <text:p>Informed VM owner through kakao</text:p>
          </table:table-cell>
          <table:table-cell table:style-name="ce90"/>
          <table:table-cell table:content-validation-name="val1" table:style-name="ce91"/>
          <table:table-cell table:content-validation-name="val1"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table:style-name="ce19">
            <text:p>완료</text:p>
          </table:table-cell>
          <table:table-cell office:value-type="time" office:time-value="PT0H0M0S" table:style-name="ce149">
            <text:p>0:00:00</text:p>
          </table:table-cell>
          <table:table-cell office:value-type="string" table:style-name="ce84">
            <text:p>2022.06.26</text:p>
          </table:table-cell>
          <table:table-cell office:value-type="string" table:style-name="ce85">
            <text:p>09~21</text:p>
          </table:table-cell>
          <table:table-cell office:value-type="string" table:content-validation-name="val2" table:style-name="ce86">
            <text:p>Mohamed</text:p>
          </table:table-cell>
          <table:table-cell office:value-type="string" table:style-name="ce118">
            <text:p>Ashok</text:p>
          </table:table-cell>
          <table:table-cell table:style-name="ce86"/>
          <table:table-cell office:value-type="date" office:date-value="2022-06-26T15:07:00" table:style-name="ce87">
            <text:p>22-6-26 15:07</text:p>
          </table:table-cell>
          <table:table-cell office:value-type="date" office:date-value="2022-06-26T15:07:00" table:style-name="ce87">
            <text:p>22-6-26 15:07</text:p>
          </table:table-cell>
          <table:table-cell office:value-type="time" office:time-value="PT0H0M0S" table:formula="of:=[.M190]-[.L190]" table:style-name="ce16">
            <text:p>0:00:00</text:p>
          </table:table-cell>
          <table:table-cell office:value-type="string" table:style-name="ce88">
            <text:p>Kakao</text:p>
          </table:table-cell>
          <table:table-cell office:value-type="date" office:date-value="2022-06-26T15:15:00" table:style-name="ce87">
            <text:p>22-6-26 15:15</text:p>
          </table:table-cell>
          <table:table-cell office:value-type="string" table:style-name="ce89">
            <text:p>iaas-web02-down-alert</text:p>
          </table:table-cell>
          <table:table-cell office:value-type="string" table:style-name="ce90">
            <text:p>Resolved automatically</text:p>
          </table:table-cell>
          <table:table-cell table:style-name="ce90"/>
          <table:table-cell table:content-validation-name="val1" table:style-name="ce91"/>
          <table:table-cell table:content-validation-name="val1"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1]);&quot;진행중&quot;;&quot;완료&quot;)" table:style-name="ce19">
            <text:p>완료</text:p>
          </table:table-cell>
          <table:table-cell office:value-type="time" office:time-value="PT0H1M0S" table:style-name="ce149">
            <text:p>0:01:00</text:p>
          </table:table-cell>
          <table:table-cell office:value-type="string" table:style-name="ce84">
            <text:p>2022.06.27</text:p>
          </table:table-cell>
          <table:table-cell office:value-type="string" table:style-name="ce85">
            <text:p>15~22</text:p>
          </table:table-cell>
          <table:table-cell office:value-type="string" table:content-validation-name="val2" table:style-name="ce86">
            <text:p>이시형</text:p>
          </table:table-cell>
          <table:table-cell table:style-name="ce118"/>
          <table:table-cell table:style-name="ce86"/>
          <table:table-cell office:value-type="date" office:date-value="2022-06-27T15:43:00" table:style-name="ce87">
            <text:p>22-6-27 15:43</text:p>
          </table:table-cell>
          <table:table-cell office:value-type="date" office:date-value="2022-06-27T15:44:00" table:style-name="ce87">
            <text:p>22-6-27 15:44</text:p>
          </table:table-cell>
          <table:table-cell office:value-type="time" office:time-value="PT0H1M0S" table:formula="of:=[.M191]-[.L191]" table:style-name="ce16">
            <text:p>0:01:00</text:p>
          </table:table-cell>
          <table:table-cell office:value-type="string" table:style-name="ce88">
            <text:p>KaKao &amp; Mail</text:p>
          </table:table-cell>
          <table:table-cell office:value-type="date" office:date-value="2022-06-27T15:43:00" table:style-name="ce87">
            <text:p>22-6-27 15:43</text:p>
          </table:table-cell>
          <table:table-cell office:value-type="string" table:style-name="ce89">
            <text:p>vServer h2-prd-consul services are degraded: 92 pct</text:p>
          </table:table-cell>
          <table:table-cell office:value-type="string" table:style-name="ce90">
            <text:p>해당 LB 담당자에게 확인요청 하였습니다.</text:p>
          </table:table-cell>
          <table:table-cell table:style-name="ce90"/>
          <table:table-cell table:content-validation-name="val1" table:style-name="ce91"/>
          <table:table-cell table:content-validation-name="val1"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2]);&quot;진행중&quot;;&quot;완료&quot;)" table:style-name="ce19">
            <text:p>완료</text:p>
          </table:table-cell>
          <table:table-cell office:value-type="time" office:time-value="PT0H1M0S" table:style-name="ce149">
            <text:p>0:01:00</text:p>
          </table:table-cell>
          <table:table-cell office:value-type="string" table:style-name="ce84">
            <text:p>2022.06.27</text:p>
          </table:table-cell>
          <table:table-cell office:value-type="string" table:style-name="ce85">
            <text:p>15~22</text:p>
          </table:table-cell>
          <table:table-cell office:value-type="string" table:content-validation-name="val2" table:style-name="ce86">
            <text:p>이시형</text:p>
          </table:table-cell>
          <table:table-cell table:style-name="ce118"/>
          <table:table-cell table:style-name="ce86"/>
          <table:table-cell office:value-type="date" office:date-value="2022-06-27T16:29:00" table:style-name="ce87">
            <text:p>22-6-27 16:29</text:p>
          </table:table-cell>
          <table:table-cell office:value-type="date" office:date-value="2022-06-27T16:30:00" table:style-name="ce87">
            <text:p>22-6-27 16:30</text:p>
          </table:table-cell>
          <table:table-cell office:value-type="time" office:time-value="PT0H1M0S" table:formula="of:=[.M192]-[.L192]" table:style-name="ce16">
            <text:p>0:01:00</text:p>
          </table:table-cell>
          <table:table-cell office:value-type="string" table:style-name="ce88">
            <text:p>KaKao &amp; Mail</text:p>
          </table:table-cell>
          <table:table-cell office:value-type="date" office:date-value="2022-06-27T16:30:00" table:style-name="ce87">
            <text:p>22-6-27 16:30</text:p>
          </table:table-cell>
          <table:table-cell office:value-type="string" table:style-name="ce89">
            <text:p>prd-svchub-kr2-32010-AZ1 services are down</text:p>
          </table:table-cell>
          <table:table-cell office:value-type="string" table:style-name="ce90">
            <text:p>해당 LB 서비스 정상으로 확인하였으며, 담당자에게 추가확인 요청 하였습니다.</text:p>
          </table:table-cell>
          <table:table-cell table:style-name="ce90"/>
          <table:table-cell table:content-validation-name="val1" table:style-name="ce91"/>
          <table:table-cell table:content-validation-name="val1"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3]);&quot;진행중&quot;;&quot;완료&quot;)" table:style-name="ce19">
            <text:p>완료</text:p>
          </table:table-cell>
          <table:table-cell office:value-type="time" office:time-value="PT0H0M0S" table:style-name="ce149">
            <text:p>0:00:00</text:p>
          </table:table-cell>
          <table:table-cell office:value-type="string" table:style-name="ce84">
            <text:p>2022.06.27</text:p>
          </table:table-cell>
          <table:table-cell office:value-type="string" table:style-name="ce85">
            <text:p>15~22</text:p>
          </table:table-cell>
          <table:table-cell office:value-type="string" table:content-validation-name="val2" table:style-name="ce86">
            <text:p>이시형</text:p>
          </table:table-cell>
          <table:table-cell table:number-columns-repeated="2" table:style-name="ce86"/>
          <table:table-cell office:value-type="date" office:date-value="2022-06-27T18:09:00" table:style-name="ce87">
            <text:p>22-6-27 18:09</text:p>
          </table:table-cell>
          <table:table-cell office:value-type="date" office:date-value="2022-06-27T18:09:00" table:style-name="ce87">
            <text:p>22-6-27 18:09</text:p>
          </table:table-cell>
          <table:table-cell office:value-type="time" office:time-value="PT0H0M0S" table:formula="of:=[.M193]-[.L193]" table:style-name="ce16">
            <text:p>0:00:00</text:p>
          </table:table-cell>
          <table:table-cell office:value-type="string" table:style-name="ce88">
            <text:p>KaKao &amp; Mail</text:p>
          </table:table-cell>
          <table:table-cell office:value-type="date" office:date-value="2022-06-27T18:12:00" table:style-name="ce87">
            <text:p>22-6-27 18:12</text:p>
          </table:table-cell>
          <table:table-cell office:value-type="string" table:style-name="ce89">
            <text:p>CS_LB_PRD_LOS_ServiceHub_INNER services are degraded: 95 pct</text:p>
          </table:table-cell>
          <table:table-cell office:value-type="string" table:style-name="ce90">
            <text:p>담당자에게 확인요청 하였으며, 정상확인 하였습니다.</text:p>
          </table:table-cell>
          <table:table-cell table:style-name="ce90"/>
          <table:table-cell table:content-validation-name="val1" table:style-name="ce91"/>
          <table:table-cell table:content-validation-name="val1"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4]);&quot;진행중&quot;;&quot;완료&quot;)" table:style-name="ce19">
            <text:p>완료</text:p>
          </table:table-cell>
          <table:table-cell office:value-type="time" office:time-value="PT0H0M0S" table:style-name="ce149">
            <text:p>0:00:00</text:p>
          </table:table-cell>
          <table:table-cell office:value-type="string" table:style-name="ce84">
            <text:p>2022.06.27</text:p>
          </table:table-cell>
          <table:table-cell office:value-type="string" table:style-name="ce85">
            <text:p>15~22</text:p>
          </table:table-cell>
          <table:table-cell office:value-type="string" table:content-validation-name="val2" table:style-name="ce86">
            <text:p>이시형</text:p>
          </table:table-cell>
          <table:table-cell table:number-columns-repeated="2" table:style-name="ce86"/>
          <table:table-cell office:value-type="date" office:date-value="2022-06-27T21:38:00" table:style-name="ce87">
            <text:p>22-6-27 21:38</text:p>
          </table:table-cell>
          <table:table-cell office:value-type="date" office:date-value="2022-06-27T21:38:00" table:style-name="ce87">
            <text:p>22-6-27 21:38</text:p>
          </table:table-cell>
          <table:table-cell office:value-type="time" office:time-value="PT0H0M0S" table:formula="of:=[.M194]-[.L194]" table:style-name="ce16">
            <text:p>0:00:00</text:p>
          </table:table-cell>
          <table:table-cell office:value-type="string" table:style-name="ce88">
            <text:p>KaKao &amp; Mail</text:p>
          </table:table-cell>
          <table:table-cell office:value-type="date" office:date-value="2022-06-27T21:38:00" table:style-name="ce87">
            <text:p>22-6-27 21:38</text:p>
          </table:table-cell>
          <table:table-cell office:value-type="string" table:style-name="ce89">
            <text:p>CS_LB_PRD_LOS_ServiceHub_INNER services are degraded: 95 pct</text:p>
          </table:table-cell>
          <table:table-cell office:value-type="string" table:style-name="ce90">
            <text:p>담당자에게 확인요청 하였습니다.</text:p>
          </table:table-cell>
          <table:table-cell table:style-name="ce90"/>
          <table:table-cell table:content-validation-name="val1" table:style-name="ce91"/>
          <table:table-cell table:content-validation-name="val1"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5]);&quot;진행중&quot;;&quot;완료&quot;)" table:style-name="ce19">
            <text:p>완료</text:p>
          </table:table-cell>
          <table:table-cell office:value-type="time" office:time-value="PT0H0M0S" table:style-name="ce149">
            <text:p>0:00:00</text:p>
          </table:table-cell>
          <table:table-cell office:value-type="string" table:style-name="ce84">
            <text:p>2022.06.28</text:p>
          </table:table-cell>
          <table:table-cell office:value-type="string" table:style-name="ce85">
            <text:p>15~22</text:p>
          </table:table-cell>
          <table:table-cell office:value-type="string" table:content-validation-name="val2" table:style-name="ce86">
            <text:p>이시형</text:p>
          </table:table-cell>
          <table:table-cell table:number-columns-repeated="2" table:style-name="ce86"/>
          <table:table-cell office:value-type="date" office:date-value="2022-06-28T18:06:00" table:style-name="ce87">
            <text:p>22-6-28 18:06</text:p>
          </table:table-cell>
          <table:table-cell office:value-type="date" office:date-value="2022-06-28T18:06:00" table:style-name="ce87">
            <text:p>22-6-28 18:06</text:p>
          </table:table-cell>
          <table:table-cell office:value-type="time" office:time-value="PT0H0M0S" table:formula="of:=[.M195]-[.L195]" table:style-name="ce16">
            <text:p>0:00:00</text:p>
          </table:table-cell>
          <table:table-cell office:value-type="string" table:style-name="ce88">
            <text:p>KaKao &amp; Mail</text:p>
          </table:table-cell>
          <table:table-cell office:value-type="date" office:date-value="2022-06-28T18:06:00" table:style-name="ce87">
            <text:p>22-6-28 18:06</text:p>
          </table:table-cell>
          <table:table-cell office:value-type="string" table:style-name="ce89">
            <text:p>CS_LB_PRD_MCP_ServiceHub_INNER services are degraded: 95 pct</text:p>
          </table:table-cell>
          <table:table-cell office:value-type="string" table:style-name="ce90">
            <text:p>담당자에게 확인요청 메일 전달</text:p>
          </table:table-cell>
          <table:table-cell table:style-name="ce90"/>
          <table:table-cell table:content-validation-name="val1" table:style-name="ce91"/>
          <table:table-cell table:content-validation-name="val1"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6]);&quot;진행중&quot;;&quot;완료&quot;)" table:style-name="ce19">
            <text:p>완료</text:p>
          </table:table-cell>
          <table:table-cell office:value-type="time" office:time-value="PT0H1M0S" table:style-name="ce149">
            <text:p>0:01:00</text:p>
          </table:table-cell>
          <table:table-cell office:value-type="string" table:style-name="ce84">
            <text:p>2022.06.28</text:p>
          </table:table-cell>
          <table:table-cell office:value-type="string" table:style-name="ce85">
            <text:p>15~22</text:p>
          </table:table-cell>
          <table:table-cell office:value-type="string" table:content-validation-name="val2" table:style-name="ce86">
            <text:p>이시형</text:p>
          </table:table-cell>
          <table:table-cell table:number-columns-repeated="2" table:style-name="ce86"/>
          <table:table-cell office:value-type="date" office:date-value="2022-06-28T19:33:00" table:style-name="ce87">
            <text:p>22-6-28 19:33</text:p>
          </table:table-cell>
          <table:table-cell office:value-type="date" office:date-value="2022-06-28T19:34:00" table:style-name="ce87">
            <text:p>22-6-28 19:34</text:p>
          </table:table-cell>
          <table:table-cell office:value-type="time" office:time-value="PT0H1M0S" table:formula="of:=[.M196]-[.L196]" table:style-name="ce16">
            <text:p>0:01:00</text:p>
          </table:table-cell>
          <table:table-cell office:value-type="string" table:style-name="ce88">
            <text:p>KaKao &amp; Mail</text:p>
          </table:table-cell>
          <table:table-cell office:value-type="date" office:date-value="2022-06-28T19:55:00" table:style-name="ce87">
            <text:p>22-6-28 19:55</text:p>
          </table:table-cell>
          <table:table-cell office:value-type="string" table:style-name="ce89">
            <text:p>CS_LB_PRD_EXTRA_ServiceHub_INNER services are degraded:86pct 를 비롯한 다수의 서비스 다운 알람 발생</text:p>
          </table:table-cell>
          <table:table-cell office:value-type="string" table:style-name="ce90">
            <text:p>담당자에게 확인요청 메일 전달 하였으며, 해당 알람이 자주 발생하여, 벤더사에 문의 후 회신 대기중</text:p>
          </table:table-cell>
          <table:table-cell table:style-name="ce90"/>
          <table:table-cell table:content-validation-name="val1" table:style-name="ce91"/>
          <table:table-cell table:content-validation-name="val1"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7]);&quot;진행중&quot;;&quot;완료&quot;)" table:style-name="ce19">
            <text:p>완료</text:p>
          </table:table-cell>
          <table:table-cell office:value-type="time" office:time-value="PT0H5M0S" table:style-name="ce149">
            <text:p>0:05:00</text:p>
          </table:table-cell>
          <table:table-cell office:value-type="string" table:style-name="ce119">
            <text:p>2022.06.28</text:p>
          </table:table-cell>
          <table:table-cell office:value-type="string" table:style-name="ce120">
            <text:p>15~22</text:p>
          </table:table-cell>
          <table:table-cell office:value-type="string" table:content-validation-name="val2" table:style-name="ce121">
            <text:p>이시형</text:p>
          </table:table-cell>
          <table:table-cell table:style-name="ce121"/>
          <table:table-cell office:value-type="string" table:style-name="ce121">
            <text:p>장재봉</text:p>
          </table:table-cell>
          <table:table-cell office:value-type="date" office:date-value="2022-06-28T19:41:00" table:style-name="ce103">
            <text:p>22-6-28 19:41</text:p>
          </table:table-cell>
          <table:table-cell office:value-type="date" office:date-value="2022-06-28T19:46:00" table:style-name="ce103">
            <text:p>22-6-28 19:46</text:p>
          </table:table-cell>
          <table:table-cell office:value-type="time" office:time-value="PT0H5M0S" table:formula="of:=[.M197]-[.L197]" table:style-name="ce16">
            <text:p>0:05:00</text:p>
          </table:table-cell>
          <table:table-cell office:value-type="string" table:style-name="ce102">
            <text:p>kakao</text:p>
          </table:table-cell>
          <table:table-cell office:value-type="date" office:date-value="2022-06-28T21:56:00" table:style-name="ce103">
            <text:p>22-6-28 21:56</text:p>
          </table:table-cell>
          <table:table-cell office:value-type="string" table:style-name="ce104">
            <text:p>블루링크 장애 이벤트 발생 수신 (From VOC 운영)</text:p>
          </table:table-cell>
          <table:table-cell office:value-type="string" table:style-name="ce122">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23"/>
          <table:table-cell table:content-validation-name="val1" table:style-name="ce124"/>
          <table:table-cell table:content-validation-name="val1" table:style-name="ce124"/>
          <table:table-cell table:style-name="ce125"/>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8]);&quot;진행중&quot;;&quot;완료&quot;)" table:style-name="ce19">
            <text:p>완료</text:p>
          </table:table-cell>
          <table:table-cell office:value-type="time" office:time-value="PT0H2M0S" table:style-name="ce149">
            <text:p>0:02:00</text:p>
          </table:table-cell>
          <table:table-cell office:value-type="string" table:style-name="ce84">
            <text:p>2022.06.30</text:p>
          </table:table-cell>
          <table:table-cell office:value-type="string" table:style-name="ce85">
            <text:p>08~15</text:p>
          </table:table-cell>
          <table:table-cell office:value-type="string" table:content-validation-name="val2" table:style-name="ce86">
            <text:p>이은도</text:p>
          </table:table-cell>
          <table:table-cell table:style-name="ce86"/>
          <table:table-cell office:value-type="string" table:style-name="ce86">
            <text:p>오창민</text:p>
          </table:table-cell>
          <table:table-cell office:value-type="date" office:date-value="2022-06-30T13:34:00" table:style-name="ce87">
            <text:p>22-6-30 13:34</text:p>
          </table:table-cell>
          <table:table-cell office:value-type="date" office:date-value="2022-06-30T13:36:00" table:style-name="ce87">
            <text:p>22-6-30 13:36</text:p>
          </table:table-cell>
          <table:table-cell office:value-type="time" office:time-value="PT0H2M0S" table:formula="of:=[.M198]-[.L198]" table:style-name="ce16">
            <text:p>0:02:00</text:p>
          </table:table-cell>
          <table:table-cell office:value-type="string" table:style-name="ce88">
            <text:p>Kakao</text:p>
          </table:table-cell>
          <table:table-cell office:value-type="date" office:date-value="2022-06-30T13:50:00" table:style-name="ce87">
            <text:p>22-6-30 13:50</text:p>
          </table:table-cell>
          <table:table-cell office:value-type="string" table:style-name="ce89">
            <text:p>vServer ccs-prd-kibana services are degraded: 7,52,69,97 pct &amp; services are down &amp; state: down(1)</text:p>
          </table:table-cell>
          <table:table-cell office:value-type="string" table:style-name="ce90">
            <text:p>담당자에게 확인 요청 &amp; 알람이 특정시간대 반복확인되어 벤더사 문의(담당자 확인 후 이상없을 시)</text:p>
          </table:table-cell>
          <table:table-cell table:style-name="ce90"/>
          <table:table-cell table:content-validation-name="val1" table:style-name="ce91"/>
          <table:table-cell table:content-validation-name="val1" table:style-name="ce91"/>
          <table:table-cell table:style-name="ce92"/>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199]);&quot;진행중&quot;;&quot;완료&quot;)" table:style-name="ce10">
            <text:p>완료</text:p>
          </table:table-cell>
          <table:table-cell office:value-type="time" office:time-value="PT0H1M0S" table:style-name="ce149">
            <text:p>0:01:00</text:p>
          </table:table-cell>
          <table:table-cell office:value-type="string" table:style-name="ce25">
            <text:p>2022.06.07</text:p>
          </table:table-cell>
          <table:table-cell office:value-type="string" table:style-name="ce26">
            <text:p>15~22</text:p>
          </table:table-cell>
          <table:table-cell office:value-type="string" table:content-validation-name="val2"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6:34:00" table:style-name="ce15">
            <text:p>22-6-7 16:34</text:p>
          </table:table-cell>
          <table:table-cell office:value-type="date" office:date-value="2022-06-07T16:35:00" table:style-name="ce15">
            <text:p>22-6-7 16:35</text:p>
          </table:table-cell>
          <table:table-cell office:value-type="time" office:time-value="PT0H1M0S" table:formula="of:=[.M199]-[.L199]" table:style-name="ce16">
            <text:p>0:01:00</text:p>
          </table:table-cell>
          <table:table-cell office:value-type="string" table:style-name="ce14">
            <text:p>Kakao</text:p>
          </table:table-cell>
          <table:table-cell office:value-type="date" office:date-value="2022-06-07T16:43:00" table:style-name="ce15">
            <text:p>22-6-7 16:43</text:p>
          </table:table-cell>
          <table:table-cell office:value-type="string" table:style-name="ce48">
            <text:p>krcloudstgcomdr201 has been restarted (201,202,203,204,205,206,208,209,210,211,301,306,308,310,311,312)</text:p>
            <text:p>마지막 호스트 resolved: 17:29</text:p>
          </table:table-cell>
          <table:table-cell office:value-type="string" table:style-name="ce47">
            <text:p>실제 호스트 재기동X, Zabbix에서 uptime 400일 후반에 도달하면서 reset되어 알람 발생,</text:p>
            <text:p>Saju, 이은도 매니저 uptime 직접 확인함</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STG</text:p>
          </table:table-cell>
          <table:table-cell office:value-type="string" office:string-value="완료" table:formula="of:=IF(ISBLANK([.P200]);&quot;진행중&quot;;&quot;완료&quot;)" table:style-name="ce19">
            <text:p>완료</text:p>
          </table:table-cell>
          <table:table-cell office:value-type="time" office:time-value="PT0H1M0S" table:style-name="ce149">
            <text:p>0:01:00</text:p>
          </table:table-cell>
          <table:table-cell office:value-type="string" table:style-name="ce41">
            <text:p>2022.06.08</text:p>
          </table:table-cell>
          <table:table-cell office:value-type="string" table:style-name="ce49">
            <text:p>15~22</text:p>
          </table:table-cell>
          <table:table-cell office:value-type="string" table:content-validation-name="val2" table:style-name="ce42">
            <text:p>이은도</text:p>
          </table:table-cell>
          <table:table-cell table:number-columns-repeated="2" table:style-name="ce42"/>
          <table:table-cell office:value-type="date" office:date-value="2022-06-08T16:35:00" table:style-name="ce23">
            <text:p>22-6-8 16:35</text:p>
          </table:table-cell>
          <table:table-cell office:value-type="date" office:date-value="2022-06-08T16:36:00" table:style-name="ce23">
            <text:p>22-6-8 16:36</text:p>
          </table:table-cell>
          <table:table-cell office:value-type="time" office:time-value="PT0H1M0S" table:formula="of:=[.M200]-[.L200]" table:style-name="ce16">
            <text:p>0:01:00</text:p>
          </table:table-cell>
          <table:table-cell office:value-type="string" table:style-name="ce22">
            <text:p>Kakao, Auto M+</text:p>
          </table:table-cell>
          <table:table-cell office:value-type="date" office:date-value="2022-06-08T16:45:00" table:style-name="ce23">
            <text:p>22-6-8 16:45</text:p>
          </table:table-cell>
          <table:table-cell office:value-type="string" table:style-name="ce55">
            <text:p>mongo-vas01.ap-northeast-2.stg.h53 has been restarted</text:p>
            <text:p>mongo-vas02.ap-northeast-2.stg.h53 has been restarted</text:p>
            <text:p>mongo-vas03.ap-northeast-2.stg.h53 has been restarted</text:p>
          </table:table-cell>
          <table:table-cell office:value-type="string" table:style-name="ce44">
            <text:p>신규생성 VM</text:p>
          </table:table-cell>
          <table:table-cell table:style-name="ce44"/>
          <table:table-cell office:value-type="string" table:content-validation-name="val1" table:style-name="ce45">
            <text:p>O</text:p>
          </table:table-cell>
          <table:table-cell office:value-type="string" table:content-validation-name="val1" table:style-name="ce45">
            <text:p>X</text:p>
          </table:table-cell>
          <table:table-cell table:style-name="ce46"/>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201]);&quot;진행중&quot;;&quot;완료&quot;)" table:style-name="ce10">
            <text:p>완료</text:p>
          </table:table-cell>
          <table:table-cell office:value-type="time" office:time-value="PT0H1M0S" table:style-name="ce149">
            <text:p>0:01:00</text:p>
          </table:table-cell>
          <table:table-cell office:value-type="string" table:style-name="ce25">
            <text:p>2022.06.21</text:p>
          </table:table-cell>
          <table:table-cell office:value-type="string" table:style-name="ce26">
            <text:p>16~22</text:p>
          </table:table-cell>
          <table:table-cell office:value-type="string" table:content-validation-name="val2" table:style-name="ce27">
            <text:p>김의현</text:p>
          </table:table-cell>
          <table:table-cell office:value-type="string" table:style-name="ce27">
            <text:p>오창민</text:p>
          </table:table-cell>
          <table:table-cell table:style-name="ce27"/>
          <table:table-cell office:value-type="date" office:date-value="2022-06-21T19:25:00" table:style-name="ce15">
            <text:p>22-6-21 19:25</text:p>
          </table:table-cell>
          <table:table-cell office:value-type="date" office:date-value="2022-06-21T19:26:00" table:style-name="ce15">
            <text:p>22-6-21 19:26</text:p>
          </table:table-cell>
          <table:table-cell office:value-type="time" office:time-value="PT0H1M0S" table:formula="of:=[.M201]-[.L201]" table:style-name="ce16">
            <text:p>0:01:00</text:p>
          </table:table-cell>
          <table:table-cell office:value-type="string" table:style-name="ce14">
            <text:p>KaKao</text:p>
          </table:table-cell>
          <table:table-cell office:value-type="date" office:date-value="2022-06-21T19:26:00" table:style-name="ce15">
            <text:p>22-6-21 19:26</text:p>
          </table:table-cell>
          <table:table-cell office:value-type="string" table:style-name="ce17">
            <text:p>KRCloud-STG-IPMI-R6 eth16 Link down</text:p>
          </table:table-cell>
          <table:table-cell office:value-type="string" table:style-name="ce28">
            <text:p>오창민 매니저 확인 결과 실제 업다운으로 확인되며 티켓으로 팔로우업</text:p>
          </table:table-cell>
          <table:table-cell office:value-type="string" table:style-name="ce28">
            <text:p>KRCLOUD-5084</text:p>
          </table:table-cell>
          <table:table-cell table:content-validation-name="val1" table:style-name="ce29"/>
          <table:table-cell table:content-validation-name="val1"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0">
            <text:p>NA</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84">
            <text:p>2022.06.30</text:p>
          </table:table-cell>
          <table:table-cell office:value-type="string" table:style-name="ce85">
            <text:p>08~15</text:p>
          </table:table-cell>
          <table:table-cell office:value-type="string" table:content-validation-name="val2" table:style-name="ce86">
            <text:p>이은도</text:p>
          </table:table-cell>
          <table:table-cell table:number-columns-repeated="2" table:style-name="ce86"/>
          <table:table-cell office:value-type="date" office:date-value="2022-06-30T12:13:00" table:style-name="ce87">
            <text:p>22-6-30 12:13</text:p>
          </table:table-cell>
          <table:table-cell office:value-type="date" office:date-value="2022-06-30T12:14:00" table:style-name="ce87">
            <text:p>22-6-30 12:14</text:p>
          </table:table-cell>
          <table:table-cell office:value-type="time" office:time-value="PT0H1M0S" table:formula="of:=[.M202]-[.L202]" table:style-name="ce16">
            <text:p>0:01:00</text:p>
          </table:table-cell>
          <table:table-cell office:value-type="string" table:style-name="ce88">
            <text:p>Kakao &amp; Email</text:p>
          </table:table-cell>
          <table:table-cell office:value-type="date" office:date-value="2022-06-30T12:48:00" table:style-name="ce87">
            <text:p>22-6-30 12:48</text:p>
          </table:table-cell>
          <table:table-cell office:value-type="string" table:style-name="ce89">
            <text:p>Interface Ethernet12(kmaph00dn003_n0p0): High bandwidth usage &gt;90%</text:p>
          </table:table-cell>
          <table:table-cell office:value-type="string" table:style-name="ce90">
            <text:p>담당자에게 확인요청 메일 전달</text:p>
          </table:table-cell>
          <table:table-cell table:style-name="ce90"/>
          <table:table-cell table:content-validation-name="val1" table:style-name="ce91"/>
          <table:table-cell table:content-validation-name="val1" table:style-name="ce91"/>
          <table:table-cell table:style-name="ce92"/>
          <table:table-cell table:style-name="ce56"/>
          <table:table-cell table:number-columns-repeated="16361"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03]);&quot;진행중&quot;;&quot;완료&quot;)" table:style-name="ce10">
            <text:p>완료</text:p>
          </table:table-cell>
          <table:table-cell office:value-type="time" office:time-value="PT0H1M0S" table:style-name="ce149">
            <text:p>0:01:00</text:p>
          </table:table-cell>
          <table:table-cell office:value-type="string" table:style-name="ce25">
            <text:p>2022.06.02</text:p>
          </table:table-cell>
          <table:table-cell office:value-type="string" table:style-name="ce26">
            <text:p>13~22</text:p>
          </table:table-cell>
          <table:table-cell office:value-type="string" table:content-validation-name="val2" table:style-name="ce27">
            <text:p>김지윤</text:p>
          </table:table-cell>
          <table:table-cell office:value-type="string" table:style-name="ce27">
            <text:p>Ganesh</text:p>
          </table:table-cell>
          <table:table-cell office:value-type="string" table:style-name="ce27">
            <text:p>채한길</text:p>
          </table:table-cell>
          <table:table-cell office:value-type="date" office:date-value="2022-06-01T16:06:00" table:style-name="ce15">
            <text:p>22-6-1 16:06</text:p>
          </table:table-cell>
          <table:table-cell office:value-type="date" office:date-value="2022-06-01T16:07:00" table:style-name="ce15">
            <text:p>22-6-1 16:07</text:p>
          </table:table-cell>
          <table:table-cell office:value-type="time" office:time-value="PT0H1M0S" table:formula="of:=[.M203]-[.L203]" table:style-name="ce16">
            <text:p>0:01:00</text:p>
          </table:table-cell>
          <table:table-cell office:value-type="string" table:style-name="ce14">
            <text:p>KaKao<text:s/></text:p>
          </table:table-cell>
          <table:table-cell office:value-type="date" office:date-value="2022-06-01T16:24:00" table:style-name="ce15">
            <text:p>22-6-1 16:24</text:p>
          </table:table-cell>
          <table:table-cell office:value-type="string" table:style-name="ce17">
            <text:p>tblistener port 1521 down on ccsnahacctmsdbp01/02</text:p>
          </table:table-cell>
          <table:table-cell office:value-type="string" table:style-name="ce28">
            <text:p>한길매니저님이 디비 재기동, 지난달 발생했던 메모리 누수 이슈와 동일한 이유, 6월초 패치 진행 예정</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table:style-name="ce56"/>
          <table:table-cell table:number-columns-repeated="16361" table:style-name="ce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office:string-value="완료" table:formula="of:=IF(ISBLANK([.P204]);&quot;진행중&quot;;&quot;완료&quot;)" table:style-name="ce19">
            <text:p>완료</text:p>
          </table:table-cell>
          <table:table-cell office:value-type="time" office:time-value="PT0H1M0S" table:style-name="ce149">
            <text:p>0:01:00</text:p>
          </table:table-cell>
          <table:table-cell office:value-type="string" table:style-name="ce41">
            <text:p>2022.06.02</text:p>
          </table:table-cell>
          <table:table-cell office:value-type="string" table:style-name="ce49">
            <text:p>21~09</text:p>
          </table:table-cell>
          <table:table-cell office:value-type="string" table:content-validation-name="val2" table:style-name="ce42">
            <text:p>Mohamed</text:p>
          </table:table-cell>
          <table:table-cell office:value-type="string" table:style-name="ce42">
            <text:p>Ganesh</text:p>
          </table:table-cell>
          <table:table-cell table:style-name="ce42"/>
          <table:table-cell office:value-type="date" office:date-value="2022-06-01T22:02:00" table:style-name="ce23">
            <text:p>22-6-1 22:02</text:p>
          </table:table-cell>
          <table:table-cell office:value-type="date" office:date-value="2022-06-01T22:03:00" table:style-name="ce23">
            <text:p>22-6-1 22:03</text:p>
          </table:table-cell>
          <table:table-cell office:value-type="time" office:time-value="PT0H1M0S" table:formula="of:=[.M204]-[.L204]" table:style-name="ce16">
            <text:p>0:01:00</text:p>
          </table:table-cell>
          <table:table-cell office:value-type="string" table:style-name="ce22">
            <text:p>Mail</text:p>
          </table:table-cell>
          <table:table-cell office:value-type="date" office:date-value="2022-06-01T22:04:00" table:style-name="ce23">
            <text:p>22-6-1 22:04</text:p>
          </table:table-cell>
          <table:table-cell office:value-type="string" table:style-name="ce24">
            <text:p><text:s/>Disk I/O is overloaded on hmapc00dn003.novalocal</text:p>
          </table:table-cell>
          <table:table-cell office:value-type="string" table:style-name="ce44">
            <text:p>Resolved automatically.</text:p>
          </table:table-cell>
          <table:table-cell table:style-name="ce44"/>
          <table:table-cell table:content-validation-name="val1" table:style-name="ce45"/>
          <table:table-cell table:content-validation-name="val1" table:style-name="ce45"/>
          <table:table-cell table:style-name="ce46"/>
          <table:table-cell table:style-name="ce56"/>
          <table:table-cell table:number-columns-repeated="16361"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9M0S" table:style-name="ce149">
            <text:p>0:09:00</text:p>
          </table:table-cell>
          <table:table-cell office:value-type="string" table:style-name="ce25">
            <text:p>2022.06.02</text:p>
          </table:table-cell>
          <table:table-cell office:value-type="string" table:style-name="ce26">
            <text:p>13~22</text:p>
          </table:table-cell>
          <table:table-cell office:value-type="string" table:content-validation-name="val2" table:style-name="ce27">
            <text:p>김지윤</text:p>
          </table:table-cell>
          <table:table-cell office:value-type="string" table:style-name="ce27">
            <text:p>Ganesh</text:p>
          </table:table-cell>
          <table:table-cell table:style-name="ce27"/>
          <table:table-cell office:value-type="date" office:date-value="2022-06-01T18:10:00" table:style-name="ce15">
            <text:p>22-6-1 18:10</text:p>
          </table:table-cell>
          <table:table-cell office:value-type="date" office:date-value="2022-06-01T18:19:00" table:style-name="ce15">
            <text:p>22-6-1 18:19</text:p>
          </table:table-cell>
          <table:table-cell office:value-type="time" office:time-value="PT0H9M0S" table:formula="of:=[.M205]-[.L205]" table:style-name="ce16">
            <text:p>0:09:00</text:p>
          </table:table-cell>
          <table:table-cell office:value-type="string" table:style-name="ce14">
            <text:p>mail</text:p>
          </table:table-cell>
          <table:table-cell table:style-name="ce15"/>
          <table:table-cell office:value-type="string" table:style-name="ce17">
            <text:p>/data02 Disk size 9.74 % capacity left : ccsnahmasbrmofp01</text:p>
          </table:table-cell>
          <table:table-cell office:value-type="string" table:style-name="ce28">
            <text:p>mailed to Denny, Chuck Lee</text:p>
          </table:table-cell>
          <table:table-cell table:style-name="ce28"/>
          <table:table-cell table:content-validation-name="val1" table:style-name="ce29"/>
          <table:table-cell table:content-validation-name="val1" table:style-name="ce29"/>
          <table:table-cell table:style-name="ce30"/>
          <table:table-cell table:style-name="ce10"/>
          <table:table-cell table:number-columns-repeated="16361" table:style-name="ce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41">
            <text:p>2022.06.02</text:p>
          </table:table-cell>
          <table:table-cell office:value-type="string" table:style-name="ce49">
            <text:p>21~09</text:p>
          </table:table-cell>
          <table:table-cell office:value-type="string" table:content-validation-name="val2" table:style-name="ce42">
            <text:p>Mohamed</text:p>
          </table:table-cell>
          <table:table-cell office:value-type="string" table:style-name="ce42">
            <text:p>Ganesh</text:p>
          </table:table-cell>
          <table:table-cell table:style-name="ce42"/>
          <table:table-cell office:value-type="date" office:date-value="2022-06-01T22:52:00" table:style-name="ce23">
            <text:p>22-6-1 22:52</text:p>
          </table:table-cell>
          <table:table-cell office:value-type="date" office:date-value="2022-06-01T22:53:00" table:style-name="ce23">
            <text:p>22-6-1 22:53</text:p>
          </table:table-cell>
          <table:table-cell office:value-type="time" office:time-value="PT0H1M0S" table:formula="of:=[.M206]-[.L206]" table:style-name="ce16">
            <text:p>0:01:00</text:p>
          </table:table-cell>
          <table:table-cell office:value-type="string" table:style-name="ce22">
            <text:p>Mail</text:p>
          </table:table-cell>
          <table:table-cell table:style-name="ce23"/>
          <table:table-cell office:value-type="string" table:style-name="ce24">
            <text:p>/home Disk size 10.5 % capacity left : kmaph00gn001.pus0c01.hcloud.io</text:p>
          </table:table-cell>
          <table:table-cell office:value-type="string" table:style-name="ce44">
            <text:p>Emailed VM owner and waiting for the response.</text:p>
          </table:table-cell>
          <table:table-cell table:style-name="ce44"/>
          <table:table-cell table:content-validation-name="val1" table:style-name="ce45"/>
          <table:table-cell table:content-validation-name="val1" table:style-name="ce45"/>
          <table:table-cell table:style-name="ce46"/>
          <table:table-cell table:style-name="ce10"/>
          <table:table-cell table:number-columns-repeated="16361" table:style-name="ce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2M0S" table:style-name="ce149">
            <text:p>0:02:00</text:p>
          </table:table-cell>
          <table:table-cell office:value-type="string" table:style-name="ce41">
            <text:p>2022.06.02</text:p>
          </table:table-cell>
          <table:table-cell office:value-type="string" table:style-name="ce49">
            <text:p>08~15</text:p>
          </table:table-cell>
          <table:table-cell office:value-type="string" table:content-validation-name="val2" table:style-name="ce42">
            <text:p>이후승</text:p>
          </table:table-cell>
          <table:table-cell office:value-type="string" table:style-name="ce42">
            <text:p>Ahmed</text:p>
          </table:table-cell>
          <table:table-cell table:style-name="ce42"/>
          <table:table-cell office:value-type="date" office:date-value="2022-06-02T10:36:00" table:style-name="ce23">
            <text:p>22-6-2 10:36</text:p>
          </table:table-cell>
          <table:table-cell office:value-type="date" office:date-value="2022-06-02T10:38:00" table:style-name="ce23">
            <text:p>22-6-2 10:38</text:p>
          </table:table-cell>
          <table:table-cell office:value-type="time" office:time-value="PT0H2M0S" table:formula="of:=[.M207]-[.L207]" table:style-name="ce16">
            <text:p>0:02:00</text:p>
          </table:table-cell>
          <table:table-cell office:value-type="string" table:style-name="ce22">
            <text:p>Kakao, Mail</text:p>
          </table:table-cell>
          <table:table-cell table:style-name="ce23"/>
          <table:table-cell office:value-type="string" table:style-name="ce24">
            <text:p>Disk I/O is overloaded on kmapc02dn003~005.pus0c03</text:p>
          </table:table-cell>
          <table:table-cell office:value-type="string" table:style-name="ce44">
            <text:p>지속적으로 알람 반복으로 담당자에게 메일 전달</text:p>
          </table:table-cell>
          <table:table-cell table:style-name="ce44"/>
          <table:table-cell table:content-validation-name="val1" table:style-name="ce45"/>
          <table:table-cell table:content-validation-name="val1" table:style-name="ce45"/>
          <table:table-cell table:style-name="ce46"/>
          <table:table-cell table:style-name="ce10"/>
          <table:table-cell table:number-columns-repeated="16361"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08]);&quot;진행중&quot;;&quot;완료&quot;)" table:style-name="ce10">
            <text:p>완료</text:p>
          </table:table-cell>
          <table:table-cell office:value-type="time" office:time-value="PT0H1M0S" table:style-name="ce149">
            <text:p>0:01:00</text:p>
          </table:table-cell>
          <table:table-cell office:value-type="string" table:style-name="ce25">
            <text:p>2022.06.05</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06T13:05:00" table:style-name="ce15">
            <text:p>22-6-6 13:05</text:p>
          </table:table-cell>
          <table:table-cell office:value-type="date" office:date-value="2022-06-06T13:06:00" table:style-name="ce15">
            <text:p>22-6-6 13:06</text:p>
          </table:table-cell>
          <table:table-cell office:value-type="time" office:time-value="PT0H1M0S" table:formula="of:=[.M208]-[.L208]" table:style-name="ce16">
            <text:p>0:01:00</text:p>
          </table:table-cell>
          <table:table-cell office:value-type="string" table:style-name="ce14">
            <text:p>Kakao &amp; Email</text:p>
          </table:table-cell>
          <table:table-cell office:value-type="date" office:date-value="2022-06-06T15:29:00" table:style-name="ce15">
            <text:p>22-6-6 15:29</text:p>
          </table:table-cell>
          <table:table-cell office:value-type="string" table:style-name="ce17">
            <text:p>/data disk size 10.97% capacity left ccsnakmasbrmofp02</text:p>
          </table:table-cell>
          <table:table-cell office:value-type="string" table:style-name="ce28">
            <text:p>Email has been send to VM owner.</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09]);&quot;진행중&quot;;&quot;완료&quot;)" table:style-name="ce10">
            <text:p>완료</text:p>
          </table:table-cell>
          <table:table-cell office:value-type="time" office:time-value="PT0H0M0S" table:style-name="ce149">
            <text:p>0:00:00</text:p>
          </table:table-cell>
          <table:table-cell office:value-type="string" table:style-name="ce25">
            <text:p>2022.06.06</text:p>
          </table:table-cell>
          <table:table-cell office:value-type="string" table:style-name="ce26">
            <text:p>08~15</text:p>
          </table:table-cell>
          <table:table-cell office:value-type="string" table:content-validation-name="val2" table:style-name="ce27">
            <text:p>고희경</text:p>
          </table:table-cell>
          <table:table-cell office:value-type="string" table:style-name="ce27">
            <text:p>고희경</text:p>
          </table:table-cell>
          <table:table-cell table:style-name="ce27"/>
          <table:table-cell office:value-type="date" office:date-value="2022-06-06T08:33:00" table:style-name="ce15">
            <text:p>22-6-6 8:33</text:p>
          </table:table-cell>
          <table:table-cell office:value-type="date" office:date-value="2022-06-06T08:33:00" table:style-name="ce15">
            <text:p>22-6-6 8:33</text:p>
          </table:table-cell>
          <table:table-cell office:value-type="time" office:time-value="PT0H0M0S" table:formula="of:=[.M209]-[.L209]" table:style-name="ce16">
            <text:p>0:00:00</text:p>
          </table:table-cell>
          <table:table-cell office:value-type="string" table:style-name="ce14">
            <text:p>KaKao</text:p>
          </table:table-cell>
          <table:table-cell office:value-type="date" office:date-value="2022-06-06T08:33:00" table:style-name="ce15">
            <text:p>22-6-6 8:33</text:p>
          </table:table-cell>
          <table:table-cell office:value-type="string" table:style-name="ce17">
            <text:p>/data Disk size 11 % capacity left : ccsnakmaissp01</text:p>
          </table:table-cell>
          <table:table-cell office:value-type="string" table:style-name="ce28">
            <text:p>Email has been send to VM owner.</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0]);&quot;진행중&quot;;&quot;완료&quot;)" table:style-name="ce10">
            <text:p>완료</text:p>
          </table:table-cell>
          <table:table-cell office:value-type="time" office:time-value="PT0H0M0S" table:style-name="ce149">
            <text:p>0:00:00</text:p>
          </table:table-cell>
          <table:table-cell office:value-type="string" table:style-name="ce25">
            <text:p>2022.06.06</text:p>
          </table:table-cell>
          <table:table-cell office:value-type="string" table:style-name="ce26">
            <text:p>08~15</text:p>
          </table:table-cell>
          <table:table-cell office:value-type="string" table:content-validation-name="val2" table:style-name="ce27">
            <text:p>고희경</text:p>
          </table:table-cell>
          <table:table-cell office:value-type="string" table:style-name="ce27">
            <text:p>고희경</text:p>
          </table:table-cell>
          <table:table-cell table:style-name="ce27"/>
          <table:table-cell office:value-type="date" office:date-value="2022-06-06T11:57:00" table:style-name="ce15">
            <text:p>22-6-6 11:57</text:p>
          </table:table-cell>
          <table:table-cell office:value-type="date" office:date-value="2022-06-06T11:57:00" table:style-name="ce15">
            <text:p>22-6-6 11:57</text:p>
          </table:table-cell>
          <table:table-cell office:value-type="time" office:time-value="PT0H0M0S" table:formula="of:=[.M210]-[.L210]" table:style-name="ce16">
            <text:p>0:00:00</text:p>
          </table:table-cell>
          <table:table-cell office:value-type="string" table:style-name="ce14">
            <text:p>KaKao</text:p>
          </table:table-cell>
          <table:table-cell office:value-type="date" office:date-value="2022-06-06T00:02:00" table:style-name="ce15">
            <text:p>22-6-6 0:02</text:p>
          </table:table-cell>
          <table:table-cell office:value-type="string" table:style-name="ce17">
            <text:p>tblistener port 1521 down on ccsnakcitmsdbp02</text:p>
          </table:table-cell>
          <table:table-cell office:value-type="string" table:style-name="ce28">
            <text:p>채한길 매니저님 VM DB 기동, OOM으로 인한 Port down</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1]);&quot;진행중&quot;;&quot;완료&quot;)" table:style-name="ce10">
            <text:p>완료</text:p>
          </table:table-cell>
          <table:table-cell office:value-type="time" office:time-value="PT0H2M0S" table:style-name="ce149">
            <text:p>0:02:00</text:p>
          </table:table-cell>
          <table:table-cell office:value-type="string" table:style-name="ce25">
            <text:p>2022.06.07</text:p>
          </table:table-cell>
          <table:table-cell office:value-type="string" table:style-name="ce26">
            <text:p>15~22</text:p>
          </table:table-cell>
          <table:table-cell office:value-type="string" table:content-validation-name="val2"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6:26:00" table:style-name="ce15">
            <text:p>22-6-7 16:26</text:p>
          </table:table-cell>
          <table:table-cell office:value-type="date" office:date-value="2022-06-07T16:28:00" table:style-name="ce15">
            <text:p>22-6-7 16:28</text:p>
          </table:table-cell>
          <table:table-cell office:value-type="time" office:time-value="PT0H2M0S" table:formula="of:=[.M211]-[.L211]" table:style-name="ce16">
            <text:p>0:02:00</text:p>
          </table:table-cell>
          <table:table-cell office:value-type="string" table:style-name="ce14">
            <text:p>Kakao and mail</text:p>
          </table:table-cell>
          <table:table-cell office:value-type="date" office:date-value="2022-06-07T16:32:00" table:style-name="ce15">
            <text:p>22-6-7 16:32</text:p>
          </table:table-cell>
          <table:table-cell office:value-type="string" table:style-name="ce17">
            <text:p>/data Disk size 20.97 % capacity left : ccsnakmaissp01</text:p>
          </table:table-cell>
          <table:table-cell office:value-type="string" table:style-name="ce28">
            <text:p>Email has been send to VM owner.</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2]);&quot;진행중&quot;;&quot;완료&quot;)" table:style-name="ce10">
            <text:p>완료</text:p>
          </table:table-cell>
          <table:table-cell office:value-type="time" office:time-value="PT0H3M0S" table:style-name="ce149">
            <text:p>0:03:00</text:p>
          </table:table-cell>
          <table:table-cell office:value-type="string" table:style-name="ce25">
            <text:p>2022.06.07</text:p>
          </table:table-cell>
          <table:table-cell office:value-type="string" table:style-name="ce26">
            <text:p>15~22</text:p>
          </table:table-cell>
          <table:table-cell office:value-type="string" table:content-validation-name="val2"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7:39:00" table:style-name="ce15">
            <text:p>22-6-7 17:39</text:p>
          </table:table-cell>
          <table:table-cell office:value-type="date" office:date-value="2022-06-07T17:42:00" table:style-name="ce15">
            <text:p>22-6-7 17:42</text:p>
          </table:table-cell>
          <table:table-cell office:value-type="time" office:time-value="PT0H3M0S" table:formula="of:=[.M212]-[.L212]" table:style-name="ce16">
            <text:p>0:03:00</text:p>
          </table:table-cell>
          <table:table-cell office:value-type="string" table:style-name="ce14">
            <text:p>Kakao</text:p>
          </table:table-cell>
          <table:table-cell office:value-type="date" office:date-value="2022-06-07T18:13:00" table:style-name="ce15">
            <text:p>22-6-7 18:13</text:p>
          </table:table-cell>
          <table:table-cell office:value-type="string" table:style-name="ce17">
            <text:p><text:s/>/data Disk size 20.97 % capacity left : ccsnakmaissp01</text:p>
          </table:table-cell>
          <table:table-cell office:value-type="string" table:style-name="ce28">
            <text:p>지속적 알람 반복으로 리마인드함</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3]);&quot;진행중&quot;;&quot;완료&quot;)" table:style-name="ce10">
            <text:p>완료</text:p>
          </table:table-cell>
          <table:table-cell office:value-type="time" office:time-value="PT0H1M0S" table:style-name="ce149">
            <text:p>0:01:00</text:p>
          </table:table-cell>
          <table:table-cell office:value-type="string" table:style-name="ce25">
            <text:p>2022.06.07</text:p>
          </table:table-cell>
          <table:table-cell office:value-type="string" table:style-name="ce26">
            <text:p>15~22</text:p>
          </table:table-cell>
          <table:table-cell office:value-type="string" table:content-validation-name="val2"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8:23:00" table:style-name="ce15">
            <text:p>22-6-7 18:23</text:p>
          </table:table-cell>
          <table:table-cell office:value-type="date" office:date-value="2022-06-07T18:24:00" table:style-name="ce15">
            <text:p>22-6-7 18:24</text:p>
          </table:table-cell>
          <table:table-cell office:value-type="time" office:time-value="PT0H1M0S" table:formula="of:=[.M213]-[.L213]" table:style-name="ce16">
            <text:p>0:01:00</text:p>
          </table:table-cell>
          <table:table-cell office:value-type="string" table:style-name="ce14">
            <text:p>Kakao and mail</text:p>
          </table:table-cell>
          <table:table-cell office:value-type="date" office:date-value="2022-06-07T18:36:00" table:style-name="ce15">
            <text:p>22-6-7 18:36</text:p>
          </table:table-cell>
          <table:table-cell office:value-type="string" table:style-name="ce17">
            <text:p>/data Disk size 20.97 % capacity left : ccsnakmaissp01</text:p>
          </table:table-cell>
          <table:table-cell office:value-type="string" table:style-name="ce28">
            <text:p>지속적 알람 반복으로 리마인드함</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0M0S" table:style-name="ce149">
            <text:p>0:00:00</text:p>
          </table:table-cell>
          <table:table-cell office:value-type="string" table:style-name="ce25">
            <text:p>2022.06.07</text:p>
          </table:table-cell>
          <table:table-cell office:value-type="string" table:style-name="ce26">
            <text:p>15~22</text:p>
          </table:table-cell>
          <table:table-cell office:value-type="string" table:content-validation-name="val2"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21:50:00" table:style-name="ce15">
            <text:p>22-6-7 21:50</text:p>
          </table:table-cell>
          <table:table-cell office:value-type="date" office:date-value="2022-06-07T21:50:00" table:style-name="ce15">
            <text:p>22-6-7 21:50</text:p>
          </table:table-cell>
          <table:table-cell office:value-type="time" office:time-value="PT0H0M0S" table:formula="of:=[.M214]-[.L214]" table:style-name="ce16">
            <text:p>0:00:00</text:p>
          </table:table-cell>
          <table:table-cell office:value-type="string" table:style-name="ce14">
            <text:p>Kakao and mail</text:p>
          </table:table-cell>
          <table:table-cell table:style-name="ce15"/>
          <table:table-cell office:value-type="string" table:style-name="ce17">
            <text:p><text:s/>/data Disk size 20.97 % capacity left : ccsnakmasbrmofp02</text:p>
          </table:table-cell>
          <table:table-cell office:value-type="string" table:style-name="ce28">
            <text:p>Email has been send to VM owner.</text:p>
          </table:table-cell>
          <table:table-cell table:style-name="ce28"/>
          <table:table-cell office:value-type="string" table:content-validation-name="val1" table:style-name="ce29">
            <text:p>X</text:p>
          </table:table-cell>
          <table:table-cell office:value-type="string" table:content-validation-name="val1"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5]);&quot;진행중&quot;;&quot;완료&quot;)" table:style-name="ce10">
            <text:p>완료</text:p>
          </table:table-cell>
          <table:table-cell office:value-type="time" office:time-value="PT0H2M0S" table:style-name="ce149">
            <text:p>0:02:00</text:p>
          </table:table-cell>
          <table:table-cell office:value-type="string" table:style-name="ce25">
            <text:p>2022.06.08</text:p>
          </table:table-cell>
          <table:table-cell office:value-type="string" table:style-name="ce26">
            <text:p>15~22</text:p>
          </table:table-cell>
          <table:table-cell office:value-type="string" table:content-validation-name="val2" table:style-name="ce27">
            <text:p>정진호</text:p>
          </table:table-cell>
          <table:table-cell table:style-name="ce27"/>
          <table:table-cell office:value-type="string" table:style-name="ce27">
            <text:p>이은도</text:p>
          </table:table-cell>
          <table:table-cell office:value-type="date" office:date-value="2022-06-08T19:33:00" table:style-name="ce15">
            <text:p>22-6-8 19:33</text:p>
          </table:table-cell>
          <table:table-cell office:value-type="date" office:date-value="2022-06-08T19:35:00" table:style-name="ce15">
            <text:p>22-6-8 19:35</text:p>
          </table:table-cell>
          <table:table-cell office:value-type="time" office:time-value="PT0H2M0S" table:formula="of:=[.M215]-[.L215]" table:style-name="ce16">
            <text:p>0:02:00</text:p>
          </table:table-cell>
          <table:table-cell office:value-type="string" table:style-name="ce14">
            <text:p>Kakao and mail</text:p>
          </table:table-cell>
          <table:table-cell office:value-type="date" office:date-value="2022-06-08T19:57:00" table:style-name="ce15">
            <text:p>22-6-8 19:57</text:p>
          </table:table-cell>
          <table:table-cell office:value-type="string" table:style-name="ce17">
            <text:p>Disk size is over 90%: ccsnahmalmskafkap03</text:p>
          </table:table-cell>
          <table:table-cell office:value-type="string" table:style-name="ce28">
            <text:p>Email has been send to VM owner.</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25">
            <text:p>2022.06.08</text:p>
          </table:table-cell>
          <table:table-cell office:value-type="string" table:style-name="ce26">
            <text:p>08~15</text:p>
          </table:table-cell>
          <table:table-cell office:value-type="string" table:content-validation-name="val2" table:style-name="ce27">
            <text:p>심명보</text:p>
          </table:table-cell>
          <table:table-cell office:value-type="string" table:style-name="ce27">
            <text:p>Ahmed</text:p>
          </table:table-cell>
          <table:table-cell table:style-name="ce27"/>
          <table:table-cell office:value-type="date" office:date-value="2022-06-08T10:58:00" table:style-name="ce15">
            <text:p>22-6-8 10:58</text:p>
          </table:table-cell>
          <table:table-cell office:value-type="date" office:date-value="2022-06-08T10:59:00" table:style-name="ce15">
            <text:p>22-6-8 10:59</text:p>
          </table:table-cell>
          <table:table-cell office:value-type="time" office:time-value="PT0H1M0S" table:formula="of:=[.M216]-[.L216]" table:style-name="ce16">
            <text:p>0:01:00</text:p>
          </table:table-cell>
          <table:table-cell office:value-type="string" table:style-name="ce14">
            <text:p>Kakao and mail</text:p>
          </table:table-cell>
          <table:table-cell table:style-name="ce15"/>
          <table:table-cell office:value-type="string" table:style-name="ce17">
            <text:p>Problem: / Disk size is over 90%: ccsnahmalmskafkap02</text:p>
          </table:table-cell>
          <table:table-cell office:value-type="string" table:style-name="ce28">
            <text:p>Email has been send to VM owner.</text:p>
          </table:table-cell>
          <table:table-cell table:style-name="ce28"/>
          <table:table-cell office:value-type="string" table:content-validation-name="val1" table:style-name="ce29">
            <text:p>X</text:p>
          </table:table-cell>
          <table:table-cell table:content-validation-name="val1"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7]);&quot;진행중&quot;;&quot;완료&quot;)" table:style-name="ce10">
            <text:p>완료</text:p>
          </table:table-cell>
          <table:table-cell office:value-type="time" office:time-value="PT0H1M0S" table:style-name="ce149">
            <text:p>0:01:00</text:p>
          </table:table-cell>
          <table:table-cell office:value-type="string" table:style-name="ce25">
            <text:p>2022.06.10</text:p>
          </table:table-cell>
          <table:table-cell office:value-type="string" table:style-name="ce26">
            <text:p>15~22</text:p>
          </table:table-cell>
          <table:table-cell office:value-type="string" table:content-validation-name="val2" table:style-name="ce27">
            <text:p>심명보</text:p>
          </table:table-cell>
          <table:table-cell office:value-type="string" table:style-name="ce27">
            <text:p>오창민</text:p>
          </table:table-cell>
          <table:table-cell table:style-name="ce27"/>
          <table:table-cell office:value-type="date" office:date-value="2022-06-10T17:29:00" table:style-name="ce15">
            <text:p>22-6-10 17:29</text:p>
          </table:table-cell>
          <table:table-cell office:value-type="date" office:date-value="2022-06-10T17:30:00" table:style-name="ce15">
            <text:p>22-6-10 17:30</text:p>
          </table:table-cell>
          <table:table-cell office:value-type="time" office:time-value="PT0H1M0S" table:formula="of:=[.M217]-[.L217]" table:style-name="ce16">
            <text:p>0:01:00</text:p>
          </table:table-cell>
          <table:table-cell office:value-type="string" table:style-name="ce14">
            <text:p>Kakao, Auto M+</text:p>
          </table:table-cell>
          <table:table-cell office:value-type="date" office:date-value="2022-06-10T17:29:00" table:style-name="ce15">
            <text:p>22-6-10 17:29</text:p>
          </table:table-cell>
          <table:table-cell office:value-type="string" table:style-name="ce17">
            <text:p>Problem: vServer ccs-prd-kibana state: down (1)</text:p>
          </table:table-cell>
          <table:table-cell office:value-type="string" table:style-name="ce28">
            <text:p>상태 down 알람 발생 후 바로 해재 알람 발생 담당자 확인시 서비스 이상 없음 확인</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25">
            <text:p>2022.06.11</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11T10:57:00" table:style-name="ce15">
            <text:p>22-6-11 10:57</text:p>
          </table:table-cell>
          <table:table-cell office:value-type="date" office:date-value="2022-06-11T10:58:00" table:style-name="ce15">
            <text:p>22-6-11 10:58</text:p>
          </table:table-cell>
          <table:table-cell office:value-type="time" office:time-value="PT0H1M0S" table:formula="of:=[.M218]-[.L218]" table:style-name="ce16">
            <text:p>0:01:00</text:p>
          </table:table-cell>
          <table:table-cell office:value-type="string" table:style-name="ce14">
            <text:p>Kakao &amp; Email</text:p>
          </table:table-cell>
          <table:table-cell table:style-name="ce15"/>
          <table:table-cell office:value-type="string" table:style-name="ce17">
            <text:p>/ Disk size is over 90% ccsnahmalmskafkap03</text:p>
          </table:table-cell>
          <table:table-cell office:value-type="string" table:style-name="ce28">
            <text:p>Informed through kakao &amp; email.</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41">
            <text:p>2022.06.11</text:p>
          </table:table-cell>
          <table:table-cell office:value-type="string" table:style-name="ce49">
            <text:p>09~21</text:p>
          </table:table-cell>
          <table:table-cell office:value-type="string" table:content-validation-name="val2" table:style-name="ce42">
            <text:p>Mohamed</text:p>
          </table:table-cell>
          <table:table-cell office:value-type="string" table:style-name="ce42">
            <text:p>Ram</text:p>
          </table:table-cell>
          <table:table-cell table:style-name="ce42"/>
          <table:table-cell office:value-type="date" office:date-value="2022-06-11T12:35:00" table:style-name="ce23">
            <text:p>22-6-11 12:35</text:p>
          </table:table-cell>
          <table:table-cell office:value-type="date" office:date-value="2022-06-11T12:36:00" table:style-name="ce23">
            <text:p>22-6-11 12:36</text:p>
          </table:table-cell>
          <table:table-cell office:value-type="time" office:time-value="PT0H1M0S" table:formula="of:=[.M219]-[.L219]" table:style-name="ce16">
            <text:p>0:01:00</text:p>
          </table:table-cell>
          <table:table-cell office:value-type="string" table:style-name="ce22">
            <text:p>Kakao &amp; Email</text:p>
          </table:table-cell>
          <table:table-cell table:style-name="ce23"/>
          <table:table-cell office:value-type="string" table:style-name="ce24">
            <text:p>/ Disk size is over 90%: hmatt00dn003.novalocal</text:p>
          </table:table-cell>
          <table:table-cell office:value-type="string" table:style-name="ce44">
            <text:p>Informed through kakao &amp; email. Noc team contacted the ashok but no luck<text:s/></text:p>
          </table:table-cell>
          <table:table-cell table:style-name="ce44"/>
          <table:table-cell table:content-validation-name="val1" table:style-name="ce45"/>
          <table:table-cell table:content-validation-name="val1" table:style-name="ce45"/>
          <table:table-cell table:style-name="ce46"/>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25">
            <text:p>2022.06.12</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12T11:15:00" table:style-name="ce15">
            <text:p>22-6-12 11:15</text:p>
          </table:table-cell>
          <table:table-cell office:value-type="date" office:date-value="2022-06-12T11:16:00" table:style-name="ce15">
            <text:p>22-6-12 11:16</text:p>
          </table:table-cell>
          <table:table-cell office:value-type="time" office:time-value="PT0H1M0S" table:formula="of:=[.M220]-[.L220]" table:style-name="ce16">
            <text:p>0:01:00</text:p>
          </table:table-cell>
          <table:table-cell office:value-type="string" table:style-name="ce14">
            <text:p>Kakao &amp; Eamil<text:s/></text:p>
          </table:table-cell>
          <table:table-cell table:style-name="ce15"/>
          <table:table-cell office:value-type="string" table:style-name="ce17">
            <text:p>/data disk size 20.97 % capacity left : ccsnakmasbrmofp01</text:p>
          </table:table-cell>
          <table:table-cell office:value-type="string" table:style-name="ce28">
            <text:p>Email has been send to VM owner.</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21]);&quot;진행중&quot;;&quot;완료&quot;)" table:style-name="ce10">
            <text:p>완료</text:p>
          </table:table-cell>
          <table:table-cell office:value-type="time" office:time-value="PT0H28M0S" table:style-name="ce149">
            <text:p>0:28:00</text:p>
          </table:table-cell>
          <table:table-cell office:value-type="string" table:style-name="ce25">
            <text:p>2022.06.15</text:p>
          </table:table-cell>
          <table:table-cell office:value-type="string" table:style-name="ce26">
            <text:p>21~09</text:p>
          </table:table-cell>
          <table:table-cell office:value-type="string" table:content-validation-name="val2" table:style-name="ce27">
            <text:p>Radhika</text:p>
          </table:table-cell>
          <table:table-cell office:value-type="string" table:style-name="ce27">
            <text:p>Saju</text:p>
          </table:table-cell>
          <table:table-cell table:style-name="ce27"/>
          <table:table-cell office:value-type="date" office:date-value="2022-06-15T05:30:00" table:style-name="ce15">
            <text:p>22-6-15 5:30</text:p>
          </table:table-cell>
          <table:table-cell office:value-type="date" office:date-value="2022-06-15T05:58:00" table:style-name="ce15">
            <text:p>22-6-15 5:58</text:p>
          </table:table-cell>
          <table:table-cell office:value-type="time" office:time-value="PT0H28M0S" table:formula="of:=[.M221]-[.L221]" table:style-name="ce16">
            <text:p>0:28:00</text:p>
          </table:table-cell>
          <table:table-cell office:value-type="string" table:style-name="ce14">
            <text:p>Kakao</text:p>
          </table:table-cell>
          <table:table-cell office:value-type="date" office:date-value="2022-06-15T06:00:00" table:style-name="ce15">
            <text:p>22-6-15 6:00</text:p>
          </table:table-cell>
          <table:table-cell office:value-type="string" table:style-name="ce17">
            <text:p>clone06: Unavailable by ICMP ping</text:p>
          </table:table-cell>
          <table:table-cell office:value-type="string" table:style-name="ce28">
            <text:p>Informed in Kakao</text:p>
          </table:table-cell>
          <table:table-cell office:value-type="string" table:style-name="ce28">
            <text:p>ITSM-128</text:p>
          </table:table-cell>
          <table:table-cell table:content-validation-name="val1" table:style-name="ce29"/>
          <table:table-cell table:content-validation-name="val1"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22]);&quot;진행중&quot;;&quot;완료&quot;)" table:style-name="ce10">
            <text:p>완료</text:p>
          </table:table-cell>
          <table:table-cell office:value-type="time" office:time-value="PT0H1M0S" table:style-name="ce149">
            <text:p>0:01:00</text:p>
          </table:table-cell>
          <table:table-cell office:value-type="string" table:style-name="ce25">
            <text:p>2022.06.18</text:p>
          </table:table-cell>
          <table:table-cell office:value-type="string" table:style-name="ce26">
            <text:p>21~09</text:p>
          </table:table-cell>
          <table:table-cell office:value-type="string" table:content-validation-name="val2" table:style-name="ce27">
            <text:p>Subramanya</text:p>
          </table:table-cell>
          <table:table-cell office:value-type="string" table:style-name="ce27">
            <text:p>Saju, Thulasi, Aslam</text:p>
          </table:table-cell>
          <table:table-cell table:style-name="ce27"/>
          <table:table-cell office:value-type="date" office:date-value="2022-06-19T00:19:00" table:style-name="ce15">
            <text:p>22-6-19 0:19</text:p>
          </table:table-cell>
          <table:table-cell office:value-type="date" office:date-value="2022-06-19T00:20:00" table:style-name="ce15">
            <text:p>22-6-19 0:20</text:p>
          </table:table-cell>
          <table:table-cell office:value-type="time" office:time-value="PT0H1M0S" table:formula="of:=[.M222]-[.L222]" table:style-name="ce16">
            <text:p>0:01:00</text:p>
          </table:table-cell>
          <table:table-cell office:value-type="string" table:style-name="ce14">
            <text:p>Kakao, M+, Mail &amp; Call</text:p>
          </table:table-cell>
          <table:table-cell office:value-type="date" office:date-value="2022-06-19T02:55:00" table:style-name="ce15">
            <text:p>22-6-19 2:55</text:p>
          </table:table-cell>
          <table:table-cell office:value-type="string" table:style-name="ce126">
            <text:p>Disk space alert ccsnakmasbrmofp01 and ccsnakmasbrmofp02 - /data</text:p>
          </table:table-cell>
          <table:table-cell office:value-type="string" table:style-name="ce127">
            <text:p>We have called and  informed Denny and NOC on the same, Chuck Lee logged in and released the space.  </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table:number-columns-repeated="16362" table:style-name="ce1"/>
        </table:table-row>
        <table:table-row table:style-name="ro5">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5M0S" table:style-name="ce149">
            <text:p>0:05:00</text:p>
          </table:table-cell>
          <table:table-cell office:value-type="string" table:style-name="ce25">
            <text:p>2022.06.19</text:p>
          </table:table-cell>
          <table:table-cell office:value-type="string" table:style-name="ce26">
            <text:p>09~21</text:p>
          </table:table-cell>
          <table:table-cell office:value-type="string" table:content-validation-name="val2" table:style-name="ce27">
            <text:p>Mohamed</text:p>
          </table:table-cell>
          <table:table-cell office:value-type="string" table:style-name="ce27">
            <text:p>Ram</text:p>
          </table:table-cell>
          <table:table-cell table:style-name="ce27"/>
          <table:table-cell office:value-type="date" office:date-value="2022-06-19T13:35:00" table:style-name="ce15">
            <text:p>22-6-19 13:35</text:p>
          </table:table-cell>
          <table:table-cell office:value-type="date" office:date-value="2022-06-19T13:40:00" table:style-name="ce15">
            <text:p>22-6-19 13:40</text:p>
          </table:table-cell>
          <table:table-cell office:value-type="time" office:time-value="PT0H5M0S" table:formula="of:=[.M223]-[.L223]" table:style-name="ce16">
            <text:p>0:05:00</text:p>
          </table:table-cell>
          <table:table-cell office:value-type="string" table:style-name="ce14">
            <text:p>Kakao</text:p>
          </table:table-cell>
          <table:table-cell table:style-name="ce15"/>
          <table:table-cell office:value-type="string" table:style-name="ce17">
            <text:p>Unavailable by ICPM ping : radius01.ap-northeast-2prd.h53</text:p>
          </table:table-cell>
          <table:table-cell office:value-type="string" table:style-name="ce28">
            <text:p>Can't find server details details in horizon and openstack<text:s/></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1"/>
        </table:table-row>
        <table:table-row table:style-name="ro5">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24]);&quot;진행중&quot;;&quot;완료&quot;)" table:style-name="ce10">
            <text:p>완료</text:p>
          </table:table-cell>
          <table:table-cell office:value-type="time" office:time-value="PT0H1M0S" table:style-name="ce149">
            <text:p>0:01:00</text:p>
          </table:table-cell>
          <table:table-cell office:value-type="string" table:style-name="ce25">
            <text:p>2022.06.22</text:p>
          </table:table-cell>
          <table:table-cell office:value-type="string" table:style-name="ce26">
            <text:p>21~08</text:p>
          </table:table-cell>
          <table:table-cell office:value-type="string" table:content-validation-name="val2" table:style-name="ce27">
            <text:p>Mohamed</text:p>
          </table:table-cell>
          <table:table-cell office:value-type="string" table:style-name="ce27">
            <text:p>Ganesh</text:p>
          </table:table-cell>
          <table:table-cell table:style-name="ce27"/>
          <table:table-cell office:value-type="date" office:date-value="2022-06-23T03:11:00" table:style-name="ce15">
            <text:p>22-6-23 3:11</text:p>
          </table:table-cell>
          <table:table-cell office:value-type="date" office:date-value="2022-06-23T03:12:00" table:style-name="ce15">
            <text:p>22-6-23 3:12</text:p>
          </table:table-cell>
          <table:table-cell office:value-type="time" office:time-value="PT0H1M0S" table:formula="of:=[.M224]-[.L224]" table:style-name="ce16">
            <text:p>0:01:00</text:p>
          </table:table-cell>
          <table:table-cell office:value-type="string" table:style-name="ce14">
            <text:p>Kakao &amp; Mail<text:s/></text:p>
          </table:table-cell>
          <table:table-cell office:value-type="date" office:date-value="2022-06-23T03:18:00" table:style-name="ce15">
            <text:p>22-6-23 3:18</text:p>
          </table:table-cell>
          <table:table-cell office:value-type="string" table:style-name="ce17">
            <text:p>/data disk size 10.99% capacity left : ccsnahmacvcmofp01</text:p>
          </table:table-cell>
          <table:table-cell office:value-type="string" table:style-name="ce28">
            <text:p>Email has been send to VM owner.</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1"/>
        </table:table-row>
        <table:table-row table:style-name="ro5">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4M0S" table:style-name="ce149">
            <text:p>0:04:00</text:p>
          </table:table-cell>
          <table:table-cell office:value-type="string" table:style-name="ce25">
            <text:p>2022.06.22</text:p>
          </table:table-cell>
          <table:table-cell office:value-type="string" table:style-name="ce26">
            <text:p>08~15</text:p>
          </table:table-cell>
          <table:table-cell office:value-type="string" table:content-validation-name="val2" table:style-name="ce27">
            <text:p>채한길</text:p>
          </table:table-cell>
          <table:table-cell table:number-columns-repeated="2" table:style-name="ce27"/>
          <table:table-cell office:value-type="date" office:date-value="2022-06-22T08:57:00" table:style-name="ce15">
            <text:p>22-6-22 8:57</text:p>
          </table:table-cell>
          <table:table-cell office:value-type="date" office:date-value="2022-06-22T09:01:00" table:style-name="ce15">
            <text:p>22-6-22 9:01</text:p>
          </table:table-cell>
          <table:table-cell office:value-type="time" office:time-value="PT0H4M0S" table:formula="of:=[.M225]-[.L225]" table:style-name="ce16">
            <text:p>0:04:00</text:p>
          </table:table-cell>
          <table:table-cell office:value-type="string" table:style-name="ce14">
            <text:p>KaKao &amp; Mail</text:p>
          </table:table-cell>
          <table:table-cell table:style-name="ce15"/>
          <table:table-cell office:value-type="string" table:style-name="ce17">
            <text:p>/data Disk size 10.99% capacity left : ccsnakmaissp01</text:p>
          </table:table-cell>
          <table:table-cell office:value-type="string" table:style-name="ce28">
            <text:p>채한길 매니저 확인 및 담당자 메일전달</text:p>
          </table:table-cell>
          <table:table-cell table:style-name="ce28"/>
          <table:table-cell table:content-validation-name="val1" table:style-name="ce29"/>
          <table:table-cell table:content-validation-name="val1" table:style-name="ce29"/>
          <table:table-cell table:style-name="ce30"/>
          <table:table-cell table:number-columns-repeated="16362" table:style-name="ce1"/>
        </table:table-row>
        <table:table-row table:style-name="ro5">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style-name="ce149">
            <text:p>0:01:00</text:p>
          </table:table-cell>
          <table:table-cell office:value-type="string" table:style-name="ce84">
            <text:p>2022.06.23</text:p>
          </table:table-cell>
          <table:table-cell office:value-type="string" table:style-name="ce85">
            <text:p>15~22</text:p>
          </table:table-cell>
          <table:table-cell office:value-type="string" table:content-validation-name="val2" table:style-name="ce86">
            <text:p>채한길</text:p>
          </table:table-cell>
          <table:table-cell table:number-columns-repeated="2" table:style-name="ce86"/>
          <table:table-cell office:value-type="date" office:date-value="2022-06-23T15:53:00" table:style-name="ce87">
            <text:p>22-6-23 15:53</text:p>
          </table:table-cell>
          <table:table-cell office:value-type="date" office:date-value="2022-06-23T15:54:00" table:style-name="ce87">
            <text:p>22-6-23 15:54</text:p>
          </table:table-cell>
          <table:table-cell office:value-type="time" office:time-value="PT0H1M0S" table:formula="of:=[.M226]-[.L226]" table:style-name="ce16">
            <text:p>0:01:00</text:p>
          </table:table-cell>
          <table:table-cell office:value-type="string" table:style-name="ce88">
            <text:p>KaKao &amp; Mail</text:p>
          </table:table-cell>
          <table:table-cell table:style-name="ce87"/>
          <table:table-cell office:value-type="string" table:style-name="ce89">
            <text:p>hmaph00dn029.novalocal: Uavailable by ICMP ping</text:p>
          </table:table-cell>
          <table:table-cell office:value-type="string" table:style-name="ce90">
            <text:p>Ahmed 매니저 확인결과 reboot 확인하였고, RMA 요청할 예정</text:p>
          </table:table-cell>
          <table:table-cell table:style-name="ce90"/>
          <table:table-cell table:content-validation-name="val1" table:style-name="ce91"/>
          <table:table-cell table:content-validation-name="val1"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2M0S" table:style-name="ce149">
            <text:p>0:02:00</text:p>
          </table:table-cell>
          <table:table-cell office:value-type="string" table:style-name="ce84">
            <text:p>2022.06.28</text:p>
          </table:table-cell>
          <table:table-cell office:value-type="string" table:style-name="ce85">
            <text:p>08~15</text:p>
          </table:table-cell>
          <table:table-cell office:value-type="string" table:content-validation-name="val2" table:style-name="ce86">
            <text:p>임정현</text:p>
          </table:table-cell>
          <table:table-cell table:style-name="ce86"/>
          <table:table-cell office:value-type="string" table:style-name="ce86">
            <text:p>Ahmed</text:p>
          </table:table-cell>
          <table:table-cell office:value-type="date" office:date-value="2022-06-28T09:18:00" table:style-name="ce87">
            <text:p>22-6-28 9:18</text:p>
          </table:table-cell>
          <table:table-cell office:value-type="date" office:date-value="2022-06-28T09:20:00" table:style-name="ce87">
            <text:p>22-6-28 9:20</text:p>
          </table:table-cell>
          <table:table-cell office:value-type="time" office:time-value="PT0H2M0S" table:formula="of:=[.M227]-[.L227]" table:style-name="ce16">
            <text:p>0:02:00</text:p>
          </table:table-cell>
          <table:table-cell office:value-type="string" table:style-name="ce88">
            <text:p>Kakao</text:p>
          </table:table-cell>
          <table:table-cell office:value-type="date" office:date-value="2022-06-28T09:32:00" table:style-name="ce87">
            <text:p>22-6-28 9:32</text:p>
          </table:table-cell>
          <table:table-cell office:value-type="string" table:style-name="ce89">
            <text:p>Na-KMA-BIG-PRD-SL-01,2,3,4 Flash: Disk space is critically low</text:p>
          </table:table-cell>
          <table:table-cell office:value-type="string" table:style-name="ce90">
            <text:p>오래된 EOS 파일 삭제하여 해결</text:p>
          </table:table-cell>
          <table:table-cell table:style-name="ce90"/>
          <table:table-cell office:value-type="string" table:content-validation-name="val1" table:style-name="ce91">
            <text:p>O</text:p>
          </table:table-cell>
          <table:table-cell table:content-validation-name="val1"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8M1S" table:style-name="ce149">
            <text:p>0:08:01</text:p>
          </table:table-cell>
          <table:table-cell office:value-type="string" table:style-name="ce84">
            <text:p>2022.06.28</text:p>
          </table:table-cell>
          <table:table-cell office:value-type="string" table:style-name="ce85">
            <text:p>21~09</text:p>
          </table:table-cell>
          <table:table-cell office:value-type="string" table:content-validation-name="val2" table:style-name="ce86">
            <text:p>Radhika</text:p>
          </table:table-cell>
          <table:table-cell table:number-columns-repeated="2" table:style-name="ce86"/>
          <table:table-cell office:value-type="date" office:date-value="2022-06-28T23:57:01" table:style-name="ce87">
            <text:p>22-6-28 23:57</text:p>
          </table:table-cell>
          <table:table-cell office:value-type="date" office:date-value="2022-06-29T00:05:02" table:style-name="ce87">
            <text:p>22-6-29 0:05</text:p>
          </table:table-cell>
          <table:table-cell office:value-type="time" office:time-value="PT0H8M1S" table:formula="of:=[.M228]-[.L228]" table:style-name="ce16">
            <text:p>0:08:01</text:p>
          </table:table-cell>
          <table:table-cell office:value-type="string" table:style-name="ce88">
            <text:p>Messenger</text:p>
          </table:table-cell>
          <table:table-cell table:style-name="ce87"/>
          <table:table-cell office:value-type="string" table:style-name="ce89">
            <text:p>/ Disk size is over 90%: ccsnahmalmskafkap03 and / Disk size is over 90%: ccsnahmalmskafkap02</text:p>
          </table:table-cell>
          <table:table-cell office:value-type="string" table:style-name="ce90">
            <text:p>Need disk expansion</text:p>
          </table:table-cell>
          <table:table-cell office:value-type="string" table:style-name="ce90">
            <text:p>NACLOUD-1479</text:p>
          </table:table-cell>
          <table:table-cell table:content-validation-name="val1" table:style-name="ce91"/>
          <table:table-cell table:content-validation-name="val1" table:style-name="ce91"/>
          <table:table-cell table:style-name="ce92"/>
          <table:table-cell table:number-columns-repeated="16362" table:style-name="ce1"/>
        </table:table-row>
        <table:table-row table:style-name="ro2">
          <table:table-cell office:value-type="string" table:style-name="ce32">
            <text:p>6월</text:p>
          </table:table-cell>
          <table:table-cell office:value-type="string" table:style-name="ce32">
            <text:p>RU</text:p>
          </table:table-cell>
          <table:table-cell office:value-type="float" office:value="1" table:style-name="ce18">
            <text:p>1</text:p>
          </table:table-cell>
          <table:table-cell office:value-type="string" table:style-name="ce33">
            <text:p>PRD</text:p>
          </table:table-cell>
          <table:table-cell office:value-type="string" table:style-name="ce128">
            <text:p>완료</text:p>
          </table:table-cell>
          <table:table-cell office:value-type="time" office:time-value="PT2H23M0S" table:style-name="ce149">
            <text:p>2:23:00</text:p>
          </table:table-cell>
          <table:table-cell office:value-type="string" table:style-name="ce72">
            <text:p>2022.06.06</text:p>
          </table:table-cell>
          <table:table-cell office:value-type="string" table:style-name="ce73">
            <text:p>21~09</text:p>
          </table:table-cell>
          <table:table-cell office:value-type="string" table:content-validation-name="val2" table:style-name="ce74">
            <text:p>Subramanya</text:p>
          </table:table-cell>
          <table:table-cell office:value-type="string" table:style-name="ce74">
            <text:p>Saju</text:p>
          </table:table-cell>
          <table:table-cell table:style-name="ce74"/>
          <table:table-cell office:value-type="date" office:date-value="2022-06-06T21:10:00" table:style-name="ce38">
            <text:p>22-6-6 21:10</text:p>
          </table:table-cell>
          <table:table-cell office:value-type="date" office:date-value="2022-06-06T23:33:00" table:style-name="ce38">
            <text:p>22-6-6 23:33</text:p>
          </table:table-cell>
          <table:table-cell office:value-type="time" office:time-value="PT2H23M0S" table:formula="of:=[.M229]-[.L229]" table:style-name="ce39">
            <text:p>2:23:00</text:p>
          </table:table-cell>
          <table:table-cell office:value-type="string" table:style-name="ce37">
            <text:p>Kakao</text:p>
          </table:table-cell>
          <table:table-cell table:style-name="ce38"/>
          <table:table-cell office:value-type="string" table:style-name="ce40">
            <text:p>rucloudprdcomdr101.rucloud System status is in critical state</text:p>
          </table:table-cell>
          <table:table-cell office:value-type="string" table:style-name="ce129">
            <text:p>We have not migrated any VM instance yet, since these are all critical Database VMs and as directed by next level technical person, we have sent a mail to the VM owner and created the ticket for the same.<text:s/></text:p>
          </table:table-cell>
          <table:table-cell office:value-type="string" table:style-name="ce130">
            <text:p>RUCLOUD-694</text:p>
          </table:table-cell>
          <table:table-cell office:value-type="string" table:content-validation-name="val1" table:style-name="ce76">
            <text:p>X</text:p>
          </table:table-cell>
          <table:table-cell table:content-validation-name="val1" table:style-name="ce76"/>
          <table:table-cell table:style-name="ce77"/>
          <table:table-cell table:number-columns-repeated="16362" table:style-name="ce1"/>
        </table:table-row>
        <table:table-row table:style-name="ro2">
          <table:table-cell office:value-type="string" table:style-name="ce2">
            <text:p>6월</text:p>
          </table:table-cell>
          <table:table-cell office:value-type="string" table:style-name="ce2">
            <text:p>RU</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30]);&quot;진행중&quot;;&quot;완료&quot;)" table:style-name="ce10">
            <text:p>완료</text:p>
          </table:table-cell>
          <table:table-cell office:value-type="time" office:time-value="PT0H1M0S" table:style-name="ce149">
            <text:p>0:01:00</text:p>
          </table:table-cell>
          <table:table-cell office:value-type="string" table:style-name="ce25">
            <text:p>2022.06.16</text:p>
          </table:table-cell>
          <table:table-cell office:value-type="string" table:style-name="ce26">
            <text:p>08~16</text:p>
          </table:table-cell>
          <table:table-cell office:value-type="string" table:content-validation-name="val2" table:style-name="ce27">
            <text:p>오창민</text:p>
          </table:table-cell>
          <table:table-cell table:style-name="ce27"/>
          <table:table-cell office:value-type="string" table:style-name="ce27">
            <text:p>김의현</text:p>
          </table:table-cell>
          <table:table-cell office:value-type="date" office:date-value="2022-06-16T13:11:00" table:style-name="ce15">
            <text:p>22-6-16 13:11</text:p>
          </table:table-cell>
          <table:table-cell office:value-type="date" office:date-value="2022-06-16T13:12:00" table:style-name="ce15">
            <text:p>22-6-16 13:12</text:p>
          </table:table-cell>
          <table:table-cell office:value-type="time" office:time-value="PT0H1M0S" table:formula="of:=[.M230]-[.L230]" table:style-name="ce16">
            <text:p>0:01:00</text:p>
          </table:table-cell>
          <table:table-cell office:value-type="string" table:style-name="ce14">
            <text:p>Kakao &amp; mail &amp; call</text:p>
          </table:table-cell>
          <table:table-cell office:value-type="date" office:date-value="2022-06-16T14:54:00" table:style-name="ce15">
            <text:p>22-6-16 14:54</text:p>
          </table:table-cell>
          <table:table-cell office:value-type="string" table:style-name="ce17">
            <text:p>/var/op[t/opscode/drbd/data Disk size 10.24% capacity left : ccsruchefbackp02 /High</text:p>
          </table:table-cell>
          <table:table-cell office:value-type="string" table:style-name="ce28">
            <text:p>해당 디스크 남은 사이즈가 2%까지 급감하여 담당자(김민승 책임) 유선 컨택 및 메일 공유</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RU</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31]);&quot;진행중&quot;;&quot;완료&quot;)" table:style-name="ce10">
            <text:p>완료</text:p>
          </table:table-cell>
          <table:table-cell office:value-type="time" office:time-value="PT0H1M0S" table:style-name="ce149">
            <text:p>0:01:00</text:p>
          </table:table-cell>
          <table:table-cell office:value-type="string" table:style-name="ce25">
            <text:p>2022.06.20</text:p>
          </table:table-cell>
          <table:table-cell office:value-type="string" table:style-name="ce26">
            <text:p>08~15</text:p>
          </table:table-cell>
          <table:table-cell office:value-type="string" table:content-validation-name="val2" table:style-name="ce27">
            <text:p>정종인</text:p>
          </table:table-cell>
          <table:table-cell table:number-columns-repeated="2" table:style-name="ce27"/>
          <table:table-cell office:value-type="date" office:date-value="2022-06-20T07:02:00" table:style-name="ce15">
            <text:p>22-6-20 7:02</text:p>
          </table:table-cell>
          <table:table-cell office:value-type="date" office:date-value="2022-06-20T07:03:00" table:style-name="ce15">
            <text:p>22-6-20 7:03</text:p>
          </table:table-cell>
          <table:table-cell office:value-type="time" office:time-value="PT0H1M0S" table:formula="of:=[.M231]-[.L231]" table:style-name="ce16">
            <text:p>0:01:00</text:p>
          </table:table-cell>
          <table:table-cell office:value-type="string" table:style-name="ce14">
            <text:p>Kakao</text:p>
          </table:table-cell>
          <table:table-cell office:value-type="date" office:date-value="2022-06-20T09:45:00" table:style-name="ce15">
            <text:p>22-6-20 9:45</text:p>
          </table:table-cell>
          <table:table-cell office:value-type="string" table:style-name="ce17">
            <text:p>RUTMS eDMZ / iDMZ / INT Router Ping Fail</text:p>
          </table:table-cell>
          <table:table-cell office:value-type="string" table:style-name="ce28">
            <text:p>Informed in kakao and 오탐으로 확인</text:p>
          </table:table-cell>
          <table:table-cell table:style-name="ce28"/>
          <table:table-cell office:value-type="string" table:content-validation-name="val1" table:style-name="ce29">
            <text:p>O</text:p>
          </table:table-cell>
          <table:table-cell table:content-validation-name="val1"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SG</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0M0S" table:style-name="ce149">
            <text:p>0:00:00</text:p>
          </table:table-cell>
          <table:table-cell office:value-type="string" table:style-name="ce25">
            <text:p>2022.06.22</text:p>
          </table:table-cell>
          <table:table-cell office:value-type="string" table:style-name="ce26">
            <text:p>15~22</text:p>
          </table:table-cell>
          <table:table-cell office:value-type="string" table:content-validation-name="val2" table:style-name="ce27">
            <text:p>김의현</text:p>
          </table:table-cell>
          <table:table-cell table:number-columns-repeated="2" table:style-name="ce27"/>
          <table:table-cell office:value-type="date" office:date-value="2022-06-22T19:00:00" table:style-name="ce15">
            <text:p>22-6-22 19:00</text:p>
          </table:table-cell>
          <table:table-cell office:value-type="date" office:date-value="2022-06-22T19:00:00" table:style-name="ce15">
            <text:p>22-6-22 19:00</text:p>
          </table:table-cell>
          <table:table-cell office:value-type="time" office:time-value="PT0H0M0S" table:formula="of:=[.M232]-[.L232]" table:style-name="ce16">
            <text:p>0:00:00</text:p>
          </table:table-cell>
          <table:table-cell office:value-type="string" table:style-name="ce14">
            <text:p>KaKao</text:p>
          </table:table-cell>
          <table:table-cell table:style-name="ce15"/>
          <table:table-cell office:value-type="string" table:style-name="ce17">
            <text:p>ccsaucachep01,02, ping fail</text:p>
          </table:table-cell>
          <table:table-cell office:value-type="string" table:style-name="ce28">
            <text:p>삭제될 VM으로 메인터넌스 시간 오설정으로 발생</text:p>
          </table:table-cell>
          <table:table-cell office:value-type="string" table:style-name="ce28">
            <text:p>SGCLOUD-990</text:p>
          </table:table-cell>
          <table:table-cell table:content-validation-name="val1" table:style-name="ce29"/>
          <table:table-cell table:content-validation-name="val1"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SG</text:p>
          </table:table-cell>
          <table:table-cell office:value-type="float" office:value="1" table:style-name="ce18">
            <text:p>1</text:p>
          </table:table-cell>
          <table:table-cell office:value-type="string" table:style-name="ce10">
            <text:p>STG</text:p>
          </table:table-cell>
          <table:table-cell office:value-type="string" office:string-value="완료" table:formula="of:=IF(ISBLANK([.P233]);&quot;진행중&quot;;&quot;완료&quot;)" table:style-name="ce10">
            <text:p>완료</text:p>
          </table:table-cell>
          <table:table-cell office:value-type="time" office:time-value="PT0H1M0S" table:style-name="ce149">
            <text:p>0:01:00</text:p>
          </table:table-cell>
          <table:table-cell office:value-type="string" table:style-name="ce25">
            <text:p>2022.06.07</text:p>
          </table:table-cell>
          <table:table-cell office:value-type="string" table:style-name="ce26">
            <text:p>15~22</text:p>
          </table:table-cell>
          <table:table-cell office:value-type="string" table:content-validation-name="val2" table:style-name="ce27">
            <text:p>정진호</text:p>
          </table:table-cell>
          <table:table-cell office:value-type="string" table:style-name="ce27">
            <text:p>Saju</text:p>
          </table:table-cell>
          <table:table-cell office:value-type="string" table:style-name="ce27">
            <text:p>우전성</text:p>
          </table:table-cell>
          <table:table-cell office:value-type="date" office:date-value="2022-06-07T15:16:00" table:style-name="ce15">
            <text:p>22-6-7 15:16</text:p>
          </table:table-cell>
          <table:table-cell office:value-type="date" office:date-value="2022-06-07T15:17:00" table:style-name="ce15">
            <text:p>22-6-7 15:17</text:p>
          </table:table-cell>
          <table:table-cell office:value-type="time" office:time-value="PT0H1M0S" table:formula="of:=[.M233]-[.L233]" table:style-name="ce16">
            <text:p>0:01:00</text:p>
          </table:table-cell>
          <table:table-cell office:value-type="string" table:style-name="ce14">
            <text:p>Kakao</text:p>
          </table:table-cell>
          <table:table-cell office:value-type="date" office:date-value="2022-06-07T15:17:00" table:style-name="ce15">
            <text:p>22-6-7 15:17</text:p>
          </table:table-cell>
          <table:table-cell office:value-type="string" table:style-name="ce48">
            <text:p>SG-CL01-U-01R03 : Interface Ethernet14([Mgmt] sg-stg-com-d-0103-14_p1p1) Link down</text:p>
            <text:p>SG-CL01-D-01R03 : Interface Ethernet34([SVC] sg-stg-com-d-0103-14_p1p2) Link down</text:p>
          </table:table-cell>
          <table:table-cell office:value-type="string" table:style-name="ce28">
            <text:p>VM없는 호스트, 우전성 매니저님에 의한 매뉴얼 재기동 (메인터넌스 작업)</text:p>
          </table:table-cell>
          <table:table-cell table:style-name="ce28"/>
          <table:table-cell office:value-type="string" table:content-validation-name="val1" table:style-name="ce29">
            <text:p>O</text:p>
          </table:table-cell>
          <table:table-cell office:value-type="string" table:content-validation-name="val1" table:style-name="ce29">
            <text:p>X</text:p>
          </table:table-cell>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8">
            <text:p>SG</text:p>
          </table:table-cell>
          <table:table-cell office:value-type="float" office:value="1" table:style-name="ce18">
            <text:p>1</text:p>
          </table:table-cell>
          <table:table-cell office:value-type="string" table:style-name="ce18">
            <text:p>STG</text:p>
          </table:table-cell>
          <table:table-cell office:value-type="string" office:string-value="완료" table:formula="of:=IF(ISBLANK([.P234]);&quot;진행중&quot;;&quot;완료&quot;)" table:style-name="ce19">
            <text:p>완료</text:p>
          </table:table-cell>
          <table:table-cell office:value-type="time" office:time-value="PT0H1M0S" table:style-name="ce149">
            <text:p>0:01:00</text:p>
          </table:table-cell>
          <table:table-cell office:value-type="string" table:style-name="ce41">
            <text:p>2022.06.07</text:p>
          </table:table-cell>
          <table:table-cell office:value-type="string" table:style-name="ce49">
            <text:p>15~22</text:p>
          </table:table-cell>
          <table:table-cell office:value-type="string" table:content-validation-name="val2" table:style-name="ce42">
            <text:p>정진호</text:p>
          </table:table-cell>
          <table:table-cell office:value-type="string" table:style-name="ce42">
            <text:p>Saju</text:p>
          </table:table-cell>
          <table:table-cell office:value-type="string" table:style-name="ce42">
            <text:p>우전성</text:p>
          </table:table-cell>
          <table:table-cell office:value-type="date" office:date-value="2022-06-07T15:16:00" table:style-name="ce23">
            <text:p>22-6-7 15:16</text:p>
          </table:table-cell>
          <table:table-cell office:value-type="date" office:date-value="2022-06-07T15:17:00" table:style-name="ce23">
            <text:p>22-6-7 15:17</text:p>
          </table:table-cell>
          <table:table-cell office:value-type="time" office:time-value="PT0H1M0S" table:formula="of:=[.M234]-[.L234]" table:style-name="ce16">
            <text:p>0:01:00</text:p>
          </table:table-cell>
          <table:table-cell office:value-type="string" table:style-name="ce22">
            <text:p>Kakao</text:p>
          </table:table-cell>
          <table:table-cell office:value-type="date" office:date-value="2022-06-07T15:17:00" table:style-name="ce23">
            <text:p>22-6-7 15:17</text:p>
          </table:table-cell>
          <table:table-cell office:value-type="string" table:style-name="ce55">
            <text:p>SG-CL01-U-01R03 : Interface Ethernet14([Mgmt] sg-stg-com-d-0103-14_p1p1) Link down</text:p>
            <text:p>SG-CL01-D-01R03 : Interface Ethernet34([SVC] sg-stg-com-d-0103-14_p1p2) Link down</text:p>
          </table:table-cell>
          <table:table-cell office:value-type="string" table:style-name="ce44">
            <text:p>VM없는 호스트, 우전성 매니저님에 의한 매뉴얼 재기동 (메인터넌스 작업)</text:p>
          </table:table-cell>
          <table:table-cell table:style-name="ce44"/>
          <table:table-cell office:value-type="string" table:content-validation-name="val1" table:style-name="ce45">
            <text:p>O</text:p>
          </table:table-cell>
          <table:table-cell office:value-type="string" table:content-validation-name="val1" table:style-name="ce45">
            <text:p>X</text:p>
          </table:table-cell>
          <table:table-cell table:style-name="ce46"/>
          <table:table-cell table:number-columns-repeated="16362" table:style-name="ce1"/>
        </table:table-row>
        <table:table-row table:number-rows-repeated="5" table:style-name="ro2">
          <table:table-cell table:number-columns-repeated="5" table:style-name="ce10"/>
          <table:table-cell table:style-name="ce11"/>
          <table:table-cell table:style-name="ce84"/>
          <table:table-cell table:style-name="ce85"/>
          <table:table-cell table:content-validation-name="val2" table:style-name="ce86"/>
          <table:table-cell table:number-columns-repeated="2" table:style-name="ce86"/>
          <table:table-cell table:number-columns-repeated="2" table:style-name="ce87"/>
          <table:table-cell table:style-name="ce16"/>
          <table:table-cell table:style-name="ce88"/>
          <table:table-cell table:style-name="ce87"/>
          <table:table-cell table:style-name="ce89"/>
          <table:table-cell table:number-columns-repeated="2" table:style-name="ce90"/>
          <table:table-cell table:content-validation-name="val1" table:style-name="ce91"/>
          <table:table-cell table:content-validation-name="val1" table:style-name="ce91"/>
          <table:table-cell table:style-name="ce92"/>
          <table:table-cell table:number-columns-repeated="16362"/>
        </table:table-row>
        <table:table-row table:style-name="ro2">
          <table:table-cell table:number-columns-repeated="5" table:style-name="ce10"/>
          <table:table-cell table:style-name="ce11"/>
          <table:table-cell table:style-name="ce84"/>
          <table:table-cell table:style-name="ce85"/>
          <table:table-cell table:content-validation-name="val2" table:style-name="ce86"/>
          <table:table-cell table:style-name="ce86"/>
          <table:table-cell table:style-name="ce115"/>
          <table:table-cell table:number-columns-repeated="2" table:style-name="ce87"/>
          <table:table-cell table:style-name="ce16"/>
          <table:table-cell table:style-name="ce88"/>
          <table:table-cell table:style-name="ce87"/>
          <table:table-cell table:style-name="ce89"/>
          <table:table-cell table:style-name="ce116"/>
          <table:table-cell table:style-name="ce90"/>
          <table:table-cell table:content-validation-name="val1" table:style-name="ce91"/>
          <table:table-cell table:content-validation-name="val1" table:style-name="ce91"/>
          <table:table-cell table:style-name="ce92"/>
          <table:table-cell table:number-columns-repeated="16362"/>
        </table:table-row>
        <table:table-row table:number-rows-repeated="2" table:style-name="ro2">
          <table:table-cell table:number-columns-repeated="5" table:style-name="ce10"/>
          <table:table-cell table:number-columns-repeated="2" table:style-name="ce11"/>
          <table:table-cell table:number-columns-repeated="4" table:style-name="ce10"/>
          <table:table-cell table:number-columns-repeated="2" table:style-name="ce131"/>
          <table:table-cell table:number-columns-repeated="2" table:style-name="ce11"/>
          <table:table-cell table:style-name="ce131"/>
          <table:table-cell table:number-columns-repeated="16368" table:style-name="ce10"/>
        </table:table-row>
        <table:table-row table:style-name="ro2">
          <table:table-cell table:number-columns-repeated="5" table:style-name="ce10"/>
          <table:table-cell table:number-columns-repeated="2" table:style-name="ce11"/>
          <table:table-cell table:number-columns-repeated="4" table:style-name="ce10"/>
          <table:table-cell table:number-columns-repeated="2" table:style-name="ce131"/>
          <table:table-cell table:style-name="ce11"/>
          <table:table-cell table:style-name="ce10"/>
          <table:table-cell table:style-name="ce131"/>
          <table:table-cell table:number-columns-repeated="16368" table:style-name="ce10"/>
        </table:table-row>
        <table:table-row table:number-rows-repeated="2" table:style-name="ro2">
          <table:table-cell table:number-columns-repeated="16384"/>
        </table:table-row>
        <table:table-row table:number-rows-repeated="3" table:style-name="ro2">
          <table:table-cell table:number-columns-repeated="3" table:style-name="ce10"/>
          <table:table-cell table:number-columns-repeated="2" table:style-name="ce18"/>
          <table:table-cell table:style-name="ce11"/>
          <table:table-cell table:number-columns-repeated="5" table:style-name="ce10"/>
          <table:table-cell table:number-columns-repeated="2" table:style-name="ce131"/>
          <table:table-cell table:style-name="ce11"/>
          <table:table-cell table:style-name="ce10"/>
          <table:table-cell table:style-name="ce131"/>
          <table:table-cell table:number-columns-repeated="16368" table:style-name="ce10"/>
        </table:table-row>
        <table:table-row table:style-name="ro2">
          <table:table-cell table:number-columns-repeated="3" table:style-name="ce10"/>
          <table:table-cell table:number-columns-repeated="2" table:style-name="ce2"/>
          <table:table-cell table:style-name="ce11"/>
          <table:table-cell table:number-columns-repeated="5" table:style-name="ce10"/>
          <table:table-cell table:number-columns-repeated="2" table:style-name="ce131"/>
          <table:table-cell table:style-name="ce11"/>
          <table:table-cell table:style-name="ce10"/>
          <table:table-cell table:style-name="ce131"/>
          <table:table-cell table:number-columns-repeated="16368" table:style-name="ce10"/>
        </table:table-row>
        <table:table-row table:style-name="ro2">
          <table:table-cell table:number-columns-repeated="3" table:style-name="ce10"/>
          <table:table-cell table:number-columns-repeated="2" table:style-name="ce18"/>
          <table:table-cell table:style-name="ce11"/>
          <table:table-cell table:number-columns-repeated="5" table:style-name="ce10"/>
          <table:table-cell table:number-columns-repeated="2" table:style-name="ce131"/>
          <table:table-cell table:style-name="ce11"/>
          <table:table-cell table:style-name="ce10"/>
          <table:table-cell table:style-name="ce131"/>
          <table:table-cell table:number-columns-repeated="16368" table:style-name="ce10"/>
        </table:table-row>
        <table:table-row table:number-rows-repeated="5" table:style-name="ro2">
          <table:table-cell table:number-columns-repeated="3" table:style-name="ce10"/>
          <table:table-cell table:number-columns-repeated="2" table:style-name="ce2"/>
          <table:table-cell table:style-name="ce11"/>
          <table:table-cell table:number-columns-repeated="5" table:style-name="ce10"/>
          <table:table-cell table:number-columns-repeated="2" table:style-name="ce131"/>
          <table:table-cell table:style-name="ce11"/>
          <table:table-cell table:style-name="ce10"/>
          <table:table-cell table:style-name="ce131"/>
          <table:table-cell table:number-columns-repeated="16368" table:style-name="ce10"/>
        </table:table-row>
        <table:table-row table:number-rows-repeated="2" table:style-name="ro2">
          <table:table-cell table:number-columns-repeated="3" table:style-name="ce10"/>
          <table:table-cell table:number-columns-repeated="2" table:style-name="ce2"/>
          <table:table-cell table:style-name="ce11"/>
          <table:table-cell table:number-columns-repeated="5" table:style-name="ce10"/>
          <table:table-cell table:number-columns-repeated="2" table:style-name="ce131"/>
          <table:table-cell table:style-name="ce11"/>
          <table:table-cell table:style-name="ce10"/>
          <table:table-cell table:style-name="ce131"/>
          <table:table-cell table:number-columns-repeated="7" table:style-name="ce10"/>
          <table:table-cell table:number-columns-repeated="16361" table:style-name="ce11"/>
        </table:table-row>
        <table:table-row table:number-rows-repeated="4" table:style-name="ro2">
          <table:table-cell table:number-columns-repeated="3" table:style-name="ce10"/>
          <table:table-cell table:number-columns-repeated="2" table:style-name="ce18"/>
          <table:table-cell table:style-name="ce11"/>
          <table:table-cell table:number-columns-repeated="5" table:style-name="ce10"/>
          <table:table-cell table:number-columns-repeated="2" table:style-name="ce131"/>
          <table:table-cell table:style-name="ce11"/>
          <table:table-cell table:style-name="ce10"/>
          <table:table-cell table:style-name="ce131"/>
          <table:table-cell table:number-columns-repeated="7" table:style-name="ce10"/>
          <table:table-cell table:number-columns-repeated="16361" table:style-name="ce11"/>
        </table:table-row>
        <table:table-row table:number-rows-repeated="1048315" table:style-name="ro2">
          <table:table-cell table:number-columns-repeated="16384"/>
        </table:table-row>
      </table:table>
      <table:table table:name="취합_시나리오_또는_기준" table:style-name="ta2">
        <table:table-column table:style-name="co1" table:default-cell-style-name="ce1"/>
        <table:table-column table:style-name="co7" table:default-cell-style-name="ce1"/>
        <table:table-column table:style-name="co15" table:default-cell-style-name="ce1"/>
        <table:table-column table:style-name="co1" table:number-columns-repeated="16381" table:default-cell-style-name="ce1"/>
        <table:table-row table:number-rows-repeated="2" table:style-name="ro6">
          <table:table-cell table:number-columns-repeated="16384"/>
        </table:table-row>
        <table:table-row table:style-name="ro7">
          <table:table-cell/>
          <table:table-cell office:value-type="string" table:style-name="ce1">
            <text:p>요약 전체</text:p>
          </table:table-cell>
          <table:table-cell office:value-type="string" table:style-name="ce1">
            <text:p>리전 별 총합의 개수로 리전 별 장애 보고 개수를 비교함</text:p>
          </table:table-cell>
          <table:table-cell table:number-columns-repeated="16381"/>
        </table:table-row>
        <table:table-row table:style-name="ro7">
          <table:table-cell/>
          <table:table-cell office:value-type="string" table:style-name="ce1">
            <text:p>월별 요약</text:p>
          </table:table-cell>
          <table:table-cell office:value-type="string" table:style-name="ce1">
            <text:p>리전 별 총합의 개수로 리전 별 장애 보고 개수를 비교함 그리고 전월대비 증감량을 표현하고자 함</text:p>
          </table:table-cell>
          <table:table-cell table:number-columns-repeated="16381"/>
        </table:table-row>
        <table:table-row table:style-name="ro7">
          <table:table-cell/>
          <table:table-cell office:value-type="string" table:style-name="ce1">
            <text:p>리전벌 요약</text:p>
          </table:table-cell>
          <table:table-cell office:value-type="string" table:style-name="ce1">
            <text:p>월별 비교 및 테넌트 별 비교를 중점으로 보고자함.</text:p>
          </table:table-cell>
          <table:table-cell table:number-columns-repeated="16381"/>
        </table:table-row>
        <table:table-row table:style-name="ro6">
          <table:table-cell table:number-columns-repeated="16384"/>
        </table:table-row>
        <table:table-row table:style-name="ro7">
          <table:table-cell/>
          <table:table-cell office:value-type="string" table:style-name="ce1">
            <text:p>로우데이터 취합기준</text:p>
          </table:table-cell>
          <table:table-cell office:value-type="string" table:style-name="ce1">
            <text:p>1. SSH 관련 알람은 배제</text:p>
          </table:table-cell>
          <table:table-cell table:number-columns-repeated="16381"/>
        </table:table-row>
        <table:table-row table:style-name="ro7">
          <table:table-cell/>
          <table:table-cell table:style-name="ce1"/>
          <table:table-cell office:value-type="string" table:style-name="ce1">
            <text:p>2. Disk Alarm의 경우 90퍼 이상 점유 알람만 취합</text:p>
          </table:table-cell>
          <table:table-cell table:number-columns-repeated="16381"/>
        </table:table-row>
        <table:table-row table:style-name="ro7">
          <table:table-cell/>
          <table:table-cell table:style-name="ce1"/>
          <table:table-cell office:value-type="string" table:style-name="ce1">
            <text:p>3. Cpu 알람은 배제</text:p>
          </table:table-cell>
          <table:table-cell table:number-columns-repeated="16381"/>
        </table:table-row>
        <table:table-row table:style-name="ro7">
          <table:table-cell/>
          <table:table-cell table:style-name="ce1"/>
          <table:table-cell office:value-type="string" table:style-name="ce1">
            <text:p>4, KR Big 알람도 배제<text:s/></text:p>
          </table:table-cell>
          <table:table-cell table:number-columns-repeated="16381"/>
        </table:table-row>
        <table:table-row table:style-name="ro7">
          <table:table-cell/>
          <table:table-cell table:style-name="ce1"/>
          <table:table-cell office:value-type="string" table:style-name="ce1">
            <text:p>5. 긴급 작업으로 인한 메인터넌스 미 설정으로 인한 알람도 배제</text:p>
          </table:table-cell>
          <table:table-cell table:number-columns-repeated="16381"/>
        </table:table-row>
        <table:table-row table:number-rows-repeated="1048565" table:style-name="ro6">
          <table:table-cell table:number-columns-repeated="16384"/>
        </table:table-row>
      </table:table>
      <table:table table:name="incidenthandling" table:style-name="ta1">
        <table:table-column table:style-name="co1" table:number-columns-repeated="5" table:default-cell-style-name="ce10"/>
        <table:table-column table:style-name="co2" table:default-cell-style-name="ce11"/>
        <table:table-column table:style-name="co3" table:default-cell-style-name="ce10"/>
        <table:table-column table:style-name="co1" table:default-cell-style-name="ce10"/>
        <table:table-column table:style-name="co4" table:default-cell-style-name="ce10"/>
        <table:table-column table:style-name="co5" table:default-cell-style-name="ce10"/>
        <table:table-column table:style-name="co6" table:default-cell-style-name="ce10"/>
        <table:table-column table:style-name="co7" table:number-columns-repeated="2" table:default-cell-style-name="ce131"/>
        <table:table-column table:style-name="co7" table:default-cell-style-name="ce11" table:visibility="collapse"/>
        <table:table-column table:style-name="co8" table:default-cell-style-name="ce10" table:visibility="collapse"/>
        <table:table-column table:style-name="co7" table:default-cell-style-name="ce131" table:visibility="collapse"/>
        <table:table-column table:style-name="co9" table:default-cell-style-name="ce10"/>
        <table:table-column table:style-name="co10" table:default-cell-style-name="ce10"/>
        <table:table-column table:style-name="co11" table:default-cell-style-name="ce10"/>
        <table:table-column table:style-name="co16" table:number-columns-repeated="2" table:default-cell-style-name="ce10"/>
        <table:table-column table:style-name="co14" table:default-cell-style-name="ce10"/>
        <table:table-column table:style-name="co1" table:number-columns-repeated="16362" table:default-cell-style-name="ce10"/>
        <table:table-row table:style-name="ro2">
          <table:table-cell table:number-columns-repeated="16384"/>
        </table:table-row>
        <table:table-row table:style-name="ro8">
          <table:table-cell office:value-type="string" table:style-name="ce2">
            <text:p>월</text:p>
          </table:table-cell>
          <table:table-cell office:value-type="string" table:style-name="ce2">
            <text:p>리전</text:p>
          </table:table-cell>
          <table:table-cell office:value-type="string" table:style-name="ce2">
            <text:p>AZ</text:p>
          </table:table-cell>
          <table:table-cell office:value-type="string" table:style-name="ce2">
            <text:p>테넌트</text:p>
          </table:table-cell>
          <table:table-cell office:value-type="string" table:style-name="ce2">
            <text:p>진행상태</text:p>
          </table:table-cell>
          <table:table-cell office:value-type="string" table:style-name="ce3">
            <text:p>장애전파</text:p>
            <text:p>(&lt;15 분)</text:p>
          </table:table-cell>
          <table:table-cell office:value-type="string" table:style-name="ce4">
            <text:p>날짜</text:p>
            <text:p>(Date)</text:p>
          </table:table-cell>
          <table:table-cell office:value-type="string" table:style-name="ce5">
            <text:p>KST</text:p>
          </table:table-cell>
          <table:table-cell office:value-type="string" table:style-name="ce6">
            <office:annotation office:display="true" draw:style-name="a3" svg:x="7.25in" svg:y="0in" svg:width="0in" svg:height="0.00833333333333333in">
              <dc:creator>만든 이</dc:creator>
              <text:p><text:span text:style-name="T1">On-duty Manager</text:span><text:span text:style-name="T1"/></text:p>
              <text:p><text:span text:style-name="T1"><text:s text:c="3"/>&gt; Scrum master</text:span><text:span text:style-name="T1"/></text:p>
              <text:p><text:span text:style-name="T1"><text:s text:c="3"/>&gt; Manager in Korea</text:span><text:span text:style-name="T1"/></text:p>
              <text:p/>
            </office:annotation>
            <text:p>상황근무자</text:p>
            <text:p>(On-duty manager)</text:p>
          </table:table-cell>
          <table:table-cell office:value-type="string" table:style-name="ce6">
            <office:annotation office:display="true" draw:style-name="a4" svg:x="10.75in" svg:y="0in" svg:width="0in" svg:height="0in">
              <dc:creator>만든 이</dc:creator>
              <text:p><text:span text:style-name="T1">2nd Level Engineer:</text:span><text:span text:style-name="T1"/></text:p>
              <text:p><text:span text:style-name="T1"><text:s text:c="3"/>&gt; India team manager who works in the work shift</text:span><text:span text:style-name="T1"/></text:p>
              <text:p><text:span text:style-name="T1"><text:s text:c="3"/>&gt; Korea team manager who assigned into the shift</text:span></text:p>
            </office:annotation>
            <text:p>엔지니어</text:p>
            <text:p>(Engineer #1)</text:p>
            <text:p>18:30pm~11:30am</text:p>
          </table:table-cell>
          <table:table-cell office:value-type="string" table:style-name="ce6">
            <office:annotation office:display="true" draw:style-name="a5" svg:x="10.75in" svg:y="0.258333333333333in" svg:width="0in" svg:height="0.0416666666666667in">
              <dc:creator>만든 이</dc:creator>
              <text:p><text:span text:style-name="T1">2nd Level Engineer:</text:span><text:span text:style-name="T1"/></text:p>
              <text:p><text:span text:style-name="T1"><text:s text:c="4"/>&gt; Korean team manager designated by technology stack</text:span></text:p>
            </office:annotation>
            <text:p>엔지니어</text:p>
            <text:p>(Engineer #2)</text:p>
          </table:table-cell>
          <table:table-cell office:value-type="string" table:style-name="ce7">
            <text:p>발생 인지</text:p>
            <text:p>(recognition time)</text:p>
          </table:table-cell>
          <table:table-cell office:value-type="string" table:style-name="ce7">
            <text:p>장애 전파 시간</text:p>
            <text:p>(Reporting Time)</text:p>
          </table:table-cell>
          <table:table-cell office:value-type="string" table:style-name="ce8">
            <text:p>장애 전파 소요 시간</text:p>
          </table:table-cell>
          <table:table-cell office:value-type="string" table:style-name="ce6">
            <text:p>공유 방법</text:p>
            <text:p>(How to share)</text:p>
          </table:table-cell>
          <table:table-cell office:value-type="string" table:style-name="ce7">
            <text:p>해결 일시(Resolved Time)</text:p>
          </table:table-cell>
          <table:table-cell office:value-type="string" table:style-name="ce6">
            <text:p>장애 내용</text:p>
            <text:p>(Problem Discription)</text:p>
          </table:table-cell>
          <table:table-cell office:value-type="string" table:style-name="ce6">
            <text:p>장애 대응(조치)</text:p>
            <text:p>(Problem solving activities)</text:p>
          </table:table-cell>
          <table:table-cell office:value-type="string" table:style-name="ce6">
            <text:p>JIRA</text:p>
            <text:p>Ticket Number</text:p>
          </table:table-cell>
          <table:table-cell office:value-type="string" table:style-name="ce6">
            <text:p>해결 여부</text:p>
            <text:p>(Resolved or not)</text:p>
          </table:table-cell>
          <table:table-cell office:value-type="string" table:style-name="ce6">
            <text:p>3선 컨택 여부</text:p>
            <text:p>(3rd contact or not)</text:p>
          </table:table-cell>
          <table:table-cell office:value-type="string" table:style-name="ce6">
            <text:p>기타</text:p>
            <text:p>(ETC)</text:p>
          </table:table-cell>
          <table:table-cell table:number-columns-repeated="16362" table:style-name="ce9"/>
        </table:table-row>
        <table:table-row table:style-name="ro2" table:visibility="filter">
          <table:table-cell office:value-type="string" table:style-name="ce2">
            <text:p>5월</text:p>
          </table:table-cell>
          <table:table-cell office:value-type="string" table:style-name="ce2">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quot;진행중&quot;;&quot;완료&quot;)" table:style-name="ce10">
            <text:p>완료</text:p>
          </table:table-cell>
          <table:table-cell office:value-type="time" office:time-value="PT0H5M0S" table:formula="of:=[.N3]" table:style-name="ce11">
            <text:p>0:05:00</text:p>
          </table:table-cell>
          <table:table-cell office:value-type="string" table:style-name="ce12">
            <text:p>2022.05.13</text:p>
          </table:table-cell>
          <table:table-cell office:value-type="string" table:style-name="ce13">
            <text:p>16~22</text:p>
          </table:table-cell>
          <table:table-cell office:value-type="string" table:content-validation-name="val5" table:style-name="ce14">
            <text:p>고희경</text:p>
          </table:table-cell>
          <table:table-cell table:style-name="ce14"/>
          <table:table-cell office:value-type="string" table:style-name="ce14">
            <text:p>임예슬</text:p>
          </table:table-cell>
          <table:table-cell office:value-type="date" office:date-value="2022-05-13T19:02:00" table:style-name="ce15">
            <text:p>22-5-13 19:02</text:p>
          </table:table-cell>
          <table:table-cell office:value-type="date" office:date-value="2022-05-13T19:07:00" table:style-name="ce15">
            <text:p>22-5-13 19:07</text:p>
          </table:table-cell>
          <table:table-cell office:value-type="time" office:time-value="PT0H5M0S" table:formula="of:=[.M3]-[.L3]" table:style-name="ce16">
            <text:p>0:05:00</text:p>
          </table:table-cell>
          <table:table-cell office:value-type="string" table:style-name="ce14">
            <text:p>KaKao</text:p>
          </table:table-cell>
          <table:table-cell office:value-type="date" office:date-value="2022-05-13T19:36:00" table:style-name="ce15">
            <text:p>22-5-13 19:36</text:p>
          </table:table-cell>
          <table:table-cell office:value-type="string" table:style-name="ce17">
            <text:p>ccscntmsdbp02.cntms utilization remains 8.33%</text:p>
          </table:table-cell>
          <table:table-cell office:value-type="string" table:style-name="ce17">
            <text:p>VM owenr가 COC이며, 내부 논의 필요</text:p>
          </table:table-cell>
          <table:table-cell table:style-name="ce17"/>
          <table:table-cell table:content-validation-name="val6" table:style-name="ce14"/>
          <table:table-cell table:content-validation-name="val6" table:style-name="ce14"/>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quot;진행중&quot;;&quot;완료&quot;)" table:style-name="ce10">
            <text:p>완료</text:p>
          </table:table-cell>
          <table:table-cell office:value-type="time" office:time-value="PT0H1M0S" table:formula="of:=[.N4]" table:style-name="ce11">
            <text:p>0:01:00</text:p>
          </table:table-cell>
          <table:table-cell office:value-type="string" table:style-name="ce12">
            <text:p>2022.05.25</text:p>
          </table:table-cell>
          <table:table-cell office:value-type="string" table:style-name="ce13">
            <text:p>21~09</text:p>
          </table:table-cell>
          <table:table-cell office:value-type="string" table:content-validation-name="val5" table:style-name="ce14">
            <text:p>Mohamed</text:p>
          </table:table-cell>
          <table:table-cell office:value-type="string" table:style-name="ce14">
            <text:p>Pethuraj, Thulasiraj</text:p>
          </table:table-cell>
          <table:table-cell table:style-name="ce14"/>
          <table:table-cell office:value-type="date" office:date-value="2022-05-25T02:35:00" table:style-name="ce15">
            <text:p>22-5-25 2:35</text:p>
          </table:table-cell>
          <table:table-cell office:value-type="date" office:date-value="2022-05-25T02:36:00" table:style-name="ce15">
            <text:p>22-5-25 2:36</text:p>
          </table:table-cell>
          <table:table-cell office:value-type="time" office:time-value="PT0H1M0S" table:formula="of:=[.M4]-[.L4]" table:style-name="ce16">
            <text:p>0:01:00</text:p>
          </table:table-cell>
          <table:table-cell office:value-type="string" table:style-name="ce14">
            <text:p>Kakao</text:p>
          </table:table-cell>
          <table:table-cell office:value-type="date" office:date-value="2022-05-25T03:05:00" table:style-name="ce15">
            <text:p>22-5-25 3:05</text:p>
          </table:table-cell>
          <table:table-cell office:value-type="string" table:style-name="ce17">
            <text:p>Free Size on aggr_node02_data_CNCloud less than 5%</text:p>
          </table:table-cell>
          <table:table-cell office:value-type="string" table:style-name="ce17">
            <text:p>Deleted old <text:s/>snapshots</text:p>
          </table:table-cell>
          <table:table-cell table:style-name="ce17"/>
          <table:table-cell office:value-type="string" table:content-validation-name="val6" table:style-name="ce14">
            <text:p>O</text:p>
          </table:table-cell>
          <table:table-cell table:content-validation-name="val6" table:style-name="ce14"/>
          <table:table-cell table:style-name="ce17"/>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5]);&quot;진행중&quot;;&quot;완료&quot;)" table:style-name="ce19">
            <text:p>완료</text:p>
          </table:table-cell>
          <table:table-cell office:value-type="time" office:time-value="PT0H7M0S" table:formula="of:=[.N5]" table:style-name="ce11">
            <text:p>0:07:00</text:p>
          </table:table-cell>
          <table:table-cell office:value-type="date" office:date-value="2022-05-17T00:00:00" table:style-name="ce20">
            <text:p>2022.05.17</text:p>
          </table:table-cell>
          <table:table-cell office:value-type="string" table:style-name="ce21">
            <text:p>08~15</text:p>
          </table:table-cell>
          <table:table-cell office:value-type="string" table:content-validation-name="val5" table:style-name="ce22">
            <text:p>이후승</text:p>
          </table:table-cell>
          <table:table-cell table:content-validation-name="val5" table:style-name="ce22"/>
          <table:table-cell office:value-type="string" table:style-name="ce22">
            <text:p>채한길</text:p>
          </table:table-cell>
          <table:table-cell office:value-type="date" office:date-value="2022-05-17T09:17:00" table:style-name="ce23">
            <text:p>22-5-17 9:17</text:p>
          </table:table-cell>
          <table:table-cell office:value-type="date" office:date-value="2022-05-17T09:24:00" table:style-name="ce23">
            <text:p>22-5-17 9:24</text:p>
          </table:table-cell>
          <table:table-cell office:value-type="time" office:time-value="PT0H7M0S" table:formula="of:=[.M5]-[.L5]" table:style-name="ce16">
            <text:p>0:07:00</text:p>
          </table:table-cell>
          <table:table-cell office:value-type="string" table:style-name="ce22">
            <text:p>Kakao, M+</text:p>
          </table:table-cell>
          <table:table-cell office:value-type="date" office:date-value="2022-05-17T09:40:00" table:style-name="ce23">
            <text:p>22-5-17 9:40</text:p>
          </table:table-cell>
          <table:table-cell office:value-type="string" table:style-name="ce24">
            <text:p>Postgres DB instance down port down</text:p>
          </table:table-cell>
          <table:table-cell office:value-type="string" table:style-name="ce24">
            <text:p>DB 재기동</text:p>
          </table:table-cell>
          <table:table-cell table:style-name="ce24"/>
          <table:table-cell office:value-type="string" table:content-validation-name="val6" table:style-name="ce22">
            <text:p>O</text:p>
          </table:table-cell>
          <table:table-cell office:value-type="string" table:content-validation-name="val6" table:style-name="ce22">
            <text:p>X</text:p>
          </table:table-cell>
          <table:table-cell table:style-name="ce24"/>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6]);&quot;진행중&quot;;&quot;완료&quot;)" table:style-name="ce19">
            <text:p>완료</text:p>
          </table:table-cell>
          <table:table-cell office:value-type="time" office:time-value="PT0H1M0S" table:formula="of:=[.N6]" table:style-name="ce11">
            <text:p>0:01:00</text:p>
          </table:table-cell>
          <table:table-cell office:value-type="date" office:date-value="2022-05-17T00:00:00" table:style-name="ce20">
            <text:p>2022.05.17</text:p>
          </table:table-cell>
          <table:table-cell office:value-type="string" table:style-name="ce21">
            <text:p>08~15</text:p>
          </table:table-cell>
          <table:table-cell office:value-type="string" table:content-validation-name="val4" table:style-name="ce22">
            <text:p>이후승</text:p>
          </table:table-cell>
          <table:table-cell table:style-name="ce22"/>
          <table:table-cell office:value-type="string" table:style-name="ce22">
            <text:p>김의현</text:p>
          </table:table-cell>
          <table:table-cell office:value-type="date" office:date-value="2022-05-17T13:11:00" table:style-name="ce23">
            <text:p>22-5-17 13:11</text:p>
          </table:table-cell>
          <table:table-cell office:value-type="date" office:date-value="2022-05-17T13:12:00" table:style-name="ce23">
            <text:p>22-5-17 13:12</text:p>
          </table:table-cell>
          <table:table-cell office:value-type="time" office:time-value="PT0H1M0S" table:formula="of:=[.M6]-[.L6]" table:style-name="ce16">
            <text:p>0:01:00</text:p>
          </table:table-cell>
          <table:table-cell office:value-type="string" table:style-name="ce22">
            <text:p>Kakao</text:p>
          </table:table-cell>
          <table:table-cell office:value-type="date" office:date-value="2022-05-17T13:13:00" table:style-name="ce23">
            <text:p>22-5-17 13:13</text:p>
          </table:table-cell>
          <table:table-cell office:value-type="string" table:style-name="ce24">
            <text:p>unavailable by ICMP ping</text:p>
          </table:table-cell>
          <table:table-cell office:value-type="string" table:style-name="ce24">
            <text:p>자빅스 서버와 네트워크의 일시적 순단 - 1분안에 resorved</text:p>
          </table:table-cell>
          <table:table-cell table:style-name="ce24"/>
          <table:table-cell office:value-type="string" table:content-validation-name="val6" table:style-name="ce22">
            <text:p>O</text:p>
          </table:table-cell>
          <table:table-cell office:value-type="string" table:content-validation-name="val6" table:style-name="ce22">
            <text:p>X</text:p>
          </table:table-cell>
          <table:table-cell table:style-name="ce24"/>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quot;진행중&quot;;&quot;완료&quot;)" table:style-name="ce10">
            <text:p>완료</text:p>
          </table:table-cell>
          <table:table-cell office:value-type="time" office:time-value="PT1H55M0S" table:formula="of:=[.N7]" table:style-name="ce11">
            <text:p>1:55:00</text:p>
          </table:table-cell>
          <table:table-cell office:value-type="string" table:style-name="ce25">
            <text:p>2022.05.06</text:p>
          </table:table-cell>
          <table:table-cell office:value-type="string" table:style-name="ce26">
            <text:p>08~15</text:p>
          </table:table-cell>
          <table:table-cell office:value-type="string" table:content-validation-name="val5" table:style-name="ce27">
            <text:p>오창민</text:p>
          </table:table-cell>
          <table:table-cell table:style-name="ce27"/>
          <table:table-cell office:value-type="string" table:style-name="ce27">
            <text:p>임예슬</text:p>
          </table:table-cell>
          <table:table-cell office:value-type="date" office:date-value="2022-05-06T11:28:00" table:style-name="ce15">
            <text:p>22-5-6 11:28</text:p>
          </table:table-cell>
          <table:table-cell office:value-type="date" office:date-value="2022-05-06T13:23:00" table:style-name="ce15">
            <text:p>22-5-6 13:23</text:p>
          </table:table-cell>
          <table:table-cell office:value-type="time" office:time-value="PT1H55M0S" table:formula="of:=[.M7]-[.L7]" table:style-name="ce16">
            <text:p>1:55:00</text:p>
          </table:table-cell>
          <table:table-cell office:value-type="string" table:style-name="ce14">
            <text:p>Mail</text:p>
          </table:table-cell>
          <table:table-cell office:value-type="date" office:date-value="2022-05-06T11:29:00" table:style-name="ce15">
            <text:p>22-5-6 11:29</text:p>
          </table:table-cell>
          <table:table-cell office:value-type="string" table:style-name="ce17">
            <text:p>Lack of available memory on server gcseugomswasp01</text:p>
          </table:table-cell>
          <table:table-cell office:value-type="string" table:style-name="ce28">
            <text:p>gcseugomswasp01 -&gt; not on service yet. Maintenance setting requested to VM owner</text:p>
          </table:table-cell>
          <table:table-cell office:value-type="string" table:style-name="ce28">
            <text:p>EUCLOUD-2199</text:p>
          </table:table-cell>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quot;진행중&quot;;&quot;완료&quot;)" table:style-name="ce10">
            <text:p>완료</text:p>
          </table:table-cell>
          <table:table-cell office:value-type="time" office:time-value="PT0H6M0S" table:formula="of:=[.N8]" table:style-name="ce11">
            <text:p>0:06:00</text:p>
          </table:table-cell>
          <table:table-cell office:value-type="string" table:style-name="ce25">
            <text:p>2022.05.06</text:p>
          </table:table-cell>
          <table:table-cell office:value-type="string" table:style-name="ce26">
            <text:p>17~22</text:p>
          </table:table-cell>
          <table:table-cell office:value-type="string" table:content-validation-name="val5" table:style-name="ce27">
            <text:p>이시형</text:p>
          </table:table-cell>
          <table:table-cell table:style-name="ce27"/>
          <table:table-cell office:value-type="string" table:style-name="ce27">
            <text:p>Ahmed</text:p>
          </table:table-cell>
          <table:table-cell office:value-type="date" office:date-value="2022-05-06T21:35:00" table:style-name="ce15">
            <text:p>22-5-6 21:35</text:p>
          </table:table-cell>
          <table:table-cell office:value-type="date" office:date-value="2022-05-06T21:41:00" table:style-name="ce15">
            <text:p>22-5-6 21:41</text:p>
          </table:table-cell>
          <table:table-cell office:value-type="time" office:time-value="PT0H6M0S" table:formula="of:=[.M8]-[.L8]" table:style-name="ce16">
            <text:p>0:06:00</text:p>
          </table:table-cell>
          <table:table-cell office:value-type="string" table:style-name="ce14">
            <text:p>Kakao Chat , Mail</text:p>
          </table:table-cell>
          <table:table-cell office:value-type="date" office:date-value="2022-05-06T21:35:00" table:style-name="ce15">
            <text:p>22-5-6 21:35</text:p>
          </table:table-cell>
          <table:table-cell office:value-type="string" table:style-name="ce17">
            <text:p>ccseutomtomgwp-loadbalancer 10.115.189.26 VIP is down/High</text:p>
          </table:table-cell>
          <table:table-cell office:value-type="string" table:style-name="ce28">
            <text:p>확인결과 VM CPU 사용률이 높아, 오탐 발생한것으로 보여지며 CPU 사용률에 관해 VM owner에게 메일 발송<text:s/></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30M0S" table:formula="of:=[.N9]" table:style-name="ce11">
            <text:p>0:30:00</text:p>
          </table:table-cell>
          <table:table-cell office:value-type="string" table:style-name="ce25">
            <text:p>2022.05.06</text:p>
          </table:table-cell>
          <table:table-cell office:value-type="string" table:style-name="ce26">
            <text:p>22~11</text:p>
          </table:table-cell>
          <table:table-cell office:value-type="string" table:content-validation-name="val5" table:style-name="ce27">
            <text:p>Radhika</text:p>
          </table:table-cell>
          <table:table-cell office:value-type="string" table:style-name="ce27">
            <text:p>Ashok</text:p>
          </table:table-cell>
          <table:table-cell table:style-name="ce27"/>
          <table:table-cell office:value-type="date" office:date-value="2022-05-06T22:30:00" table:style-name="ce15">
            <text:p>22-5-6 22:30</text:p>
          </table:table-cell>
          <table:table-cell office:value-type="date" office:date-value="2022-05-06T23:00:00" table:style-name="ce15">
            <text:p>22-5-6 23:00</text:p>
          </table:table-cell>
          <table:table-cell office:value-type="time" office:time-value="PT0H30M0S" table:formula="of:=[.M9]-[.L9]" table:style-name="ce16">
            <text:p>0:30:00</text:p>
          </table:table-cell>
          <table:table-cell office:value-type="string" table:style-name="ce14">
            <text:p>Mail, M+</text:p>
          </table:table-cell>
          <table:table-cell table:style-name="ce31"/>
          <table:table-cell office:value-type="string" table:style-name="ce17">
            <text:p>ccseutomtomgwp-loadbalancer 10.115.189.26 VIP is down/High</text:p>
          </table:table-cell>
          <table:table-cell office:value-type="string" table:style-name="ce28">
            <text:p>Joined meeting with EU members(Microsoft Teams) scale out ccseutomtomgwp03 and ccseutomtomgwp04</text:p>
          </table:table-cell>
          <table:table-cell office:value-type="string" table:style-name="ce28">
            <text:p>EUCLOUD-2209</text:p>
          </table:table-cell>
          <table:table-cell office:value-type="string" table:content-validation-name="val6" table:style-name="ce29">
            <text:p>X</text:p>
          </table:table-cell>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30M0S" table:formula="of:=[.N10]" table:style-name="ce11">
            <text:p>0:30:00</text:p>
          </table:table-cell>
          <table:table-cell office:value-type="string" table:style-name="ce25">
            <text:p>2022.05.06</text:p>
          </table:table-cell>
          <table:table-cell office:value-type="string" table:style-name="ce26">
            <text:p>22~11</text:p>
          </table:table-cell>
          <table:table-cell office:value-type="string" table:content-validation-name="val5" table:style-name="ce27">
            <text:p>Radhika</text:p>
          </table:table-cell>
          <table:table-cell office:value-type="string" table:style-name="ce27">
            <text:p>Ashok</text:p>
          </table:table-cell>
          <table:table-cell table:style-name="ce27"/>
          <table:table-cell office:value-type="date" office:date-value="2022-05-06T22:30:00" table:style-name="ce15">
            <text:p>22-5-6 22:30</text:p>
          </table:table-cell>
          <table:table-cell office:value-type="date" office:date-value="2022-05-06T23:00:00" table:style-name="ce15">
            <text:p>22-5-6 23:00</text:p>
          </table:table-cell>
          <table:table-cell office:value-type="time" office:time-value="PT0H30M0S" table:style-name="ce16">
            <text:p>0:30:00</text:p>
          </table:table-cell>
          <table:table-cell office:value-type="string" table:style-name="ce14">
            <text:p>Mail, M+</text:p>
          </table:table-cell>
          <table:table-cell table:style-name="ce31"/>
          <table:table-cell office:value-type="string" table:style-name="ce17">
            <text:p>ccseutomtomgwp-loadbalancer 10.115.189.26 VIP is down/High</text:p>
          </table:table-cell>
          <table:table-cell office:value-type="string" table:style-name="ce28">
            <text:p>Joined meeting with EU members(Microsoft Teams) scale out ccseutomtomgwp03 and ccseutomtomgwp04</text:p>
          </table:table-cell>
          <table:table-cell office:value-type="string" table:style-name="ce28">
            <text:p>EUCLOUD-2209</text:p>
          </table:table-cell>
          <table:table-cell office:value-type="string" table:content-validation-name="val6" table:style-name="ce29">
            <text:p>X</text:p>
          </table:table-cell>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quot;진행중&quot;;&quot;완료&quot;)" table:style-name="ce10">
            <text:p>완료</text:p>
          </table:table-cell>
          <table:table-cell office:value-type="time" office:time-value="PT0H7M0S" table:formula="of:=[.N11]" table:style-name="ce11">
            <text:p>0:07:00</text:p>
          </table:table-cell>
          <table:table-cell office:value-type="string" table:style-name="ce25">
            <text:p>2022.05.10</text:p>
          </table:table-cell>
          <table:table-cell office:value-type="string" table:style-name="ce26">
            <text:p>21~09</text:p>
          </table:table-cell>
          <table:table-cell office:value-type="string" table:content-validation-name="val5" table:style-name="ce27">
            <text:p>Radhika</text:p>
          </table:table-cell>
          <table:table-cell office:value-type="string" table:style-name="ce27">
            <text:p>Thulasiraj</text:p>
          </table:table-cell>
          <table:table-cell table:style-name="ce27"/>
          <table:table-cell office:value-type="date" office:date-value="2022-05-10T23:46:00" table:style-name="ce15">
            <text:p>22-5-10 23:46</text:p>
          </table:table-cell>
          <table:table-cell office:value-type="date" office:date-value="2022-05-10T23:53:00" table:style-name="ce15">
            <text:p>22-5-10 23:53</text:p>
          </table:table-cell>
          <table:table-cell office:value-type="time" office:time-value="PT0H7M0S" table:formula="of:=[.M11]-[.L11]" table:style-name="ce16">
            <text:p>0:07:00</text:p>
          </table:table-cell>
          <table:table-cell office:value-type="string" table:style-name="ce14">
            <text:p>mail</text:p>
          </table:table-cell>
          <table:table-cell office:value-type="date" office:date-value="2022-05-10T00:22:00" table:style-name="ce15">
            <text:p>22-5-10 0:22</text:p>
          </table:table-cell>
          <table:table-cell office:value-type="string" table:style-name="ce28">
            <text:p><text:s/>Disk size is over 90%: ccseusbsp01 and <text:s/>Disk size is over 90%: ccseusbsp02</text:p>
          </table:table-cell>
          <table:table-cell office:value-type="string" table:style-name="ce28">
            <text:p><text:s/>Sent mail to vm owner</text:p>
          </table:table-cell>
          <table:table-cell table:style-name="ce28"/>
          <table:table-cell table:content-validation-name="val6" table:style-name="ce29"/>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quot;진행중&quot;;&quot;완료&quot;)" table:style-name="ce10">
            <text:p>완료</text:p>
          </table:table-cell>
          <table:table-cell office:value-type="time" office:time-value="PT25H9M0S" table:formula="of:=[.N12]" table:style-name="ce11">
            <text:p>1:09:00</text:p>
          </table:table-cell>
          <table:table-cell office:value-type="string" table:style-name="ce12">
            <text:p>2022.05.11</text:p>
          </table:table-cell>
          <table:table-cell office:value-type="string" table:style-name="ce13">
            <text:p>21~09</text:p>
          </table:table-cell>
          <table:table-cell office:value-type="string" table:content-validation-name="val5" table:style-name="ce14">
            <text:p>Lalit</text:p>
          </table:table-cell>
          <table:table-cell office:value-type="string" table:style-name="ce14">
            <text:p>Ram</text:p>
          </table:table-cell>
          <table:table-cell table:style-name="ce14"/>
          <table:table-cell office:value-type="date" office:date-value="2022-05-11T05:38:00" table:style-name="ce15">
            <text:p>22-5-11 5:38</text:p>
          </table:table-cell>
          <table:table-cell office:value-type="date" office:date-value="2022-05-12T06:47:00" table:style-name="ce15">
            <text:p>22-5-12 6:47</text:p>
          </table:table-cell>
          <table:table-cell office:value-type="time" office:time-value="PT25H9M0S" table:formula="of:=[.M12]-[.L12]" table:style-name="ce16">
            <text:p>1:09:00</text:p>
          </table:table-cell>
          <table:table-cell office:value-type="string" table:style-name="ce14">
            <text:p>email</text:p>
          </table:table-cell>
          <table:table-cell office:value-type="date" office:date-value="2022-05-12T06:47:00" table:style-name="ce15">
            <text:p>22-5-12 6:47</text:p>
          </table:table-cell>
          <table:table-cell office:value-type="string" table:style-name="ce17">
            <text:p>Information Gathering_Web Scan_03 (HTTP Parser Attack)</text:p>
          </table:table-cell>
          <table:table-cell office:value-type="string" table:style-name="ce17">
            <text:p>Made firewall changes for blocking requested IP</text:p>
          </table:table-cell>
          <table:table-cell office:value-type="string" table:style-name="ce17">
            <text:p>EUCLOUD-2233</text:p>
          </table:table-cell>
          <table:table-cell office:value-type="string" table:content-validation-name="val6" table:style-name="ce14">
            <text:p>O</text:p>
          </table:table-cell>
          <table:table-cell office:value-type="string" table:content-validation-name="val6" table:style-name="ce14">
            <text:p>X</text:p>
          </table:table-cell>
          <table:table-cell table:style-name="ce17"/>
          <table:table-cell table:number-columns-repeated="16362" table:style-name="ce9"/>
        </table:table-row>
        <table:table-row table:style-name="ro2" table:visibility="filter">
          <table:table-cell office:value-type="string" table:style-name="ce32">
            <text:p>5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2H26M0S" table:formula="of:=[.N13]" table:style-name="ce34">
            <text:p>2:26:00</text:p>
          </table:table-cell>
          <table:table-cell office:value-type="string" table:style-name="ce35">
            <text:p>2022.05.13</text:p>
          </table:table-cell>
          <table:table-cell office:value-type="string" table:style-name="ce36">
            <text:p>21~9</text:p>
          </table:table-cell>
          <table:table-cell office:value-type="string" table:content-validation-name="val5" table:style-name="ce37">
            <text:p>Radhika</text:p>
          </table:table-cell>
          <table:table-cell office:value-type="string" table:style-name="ce37">
            <text:p>Radhika</text:p>
          </table:table-cell>
          <table:table-cell table:style-name="ce37"/>
          <table:table-cell office:value-type="date" office:date-value="2022-05-13T02:34:00" table:style-name="ce38">
            <text:p>22-5-13 2:34</text:p>
          </table:table-cell>
          <table:table-cell office:value-type="date" office:date-value="2022-05-13T05:00:00" table:style-name="ce38">
            <text:p>22-5-13 5:00</text:p>
          </table:table-cell>
          <table:table-cell office:value-type="time" office:time-value="PT2H26M0S" table:formula="of:=[.M13]-[.L13]" table:style-name="ce39">
            <text:p>2:26:00</text:p>
          </table:table-cell>
          <table:table-cell office:value-type="string" table:style-name="ce37">
            <text:p>Mail</text:p>
          </table:table-cell>
          <table:table-cell table:style-name="ce38"/>
          <table:table-cell office:value-type="string" table:style-name="ce40">
            <text:p>disk size is over 90% : ccseupartnerp01</text:p>
          </table:table-cell>
          <table:table-cell office:value-type="string" table:style-name="ce40">
            <text:p>Mail sent to vm owner</text:p>
          </table:table-cell>
          <table:table-cell table:style-name="ce40"/>
          <table:table-cell office:value-type="string" table:content-validation-name="val6" table:style-name="ce37">
            <text:p>X</text:p>
          </table:table-cell>
          <table:table-cell office:value-type="string" table:content-validation-name="val6" table:style-name="ce37">
            <text:p>X</text:p>
          </table:table-cell>
          <table:table-cell table:style-name="ce40"/>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quot;진행중&quot;;&quot;완료&quot;)" table:style-name="ce19">
            <text:p>완료</text:p>
          </table:table-cell>
          <table:table-cell office:value-type="time" office:time-value="PT0H18M0S" table:formula="of:=[.N14]" table:style-name="ce11">
            <text:p>0:18:00</text:p>
          </table:table-cell>
          <table:table-cell office:value-type="string" table:style-name="ce20">
            <text:p>2022.05.14</text:p>
          </table:table-cell>
          <table:table-cell office:value-type="string" table:style-name="ce21">
            <text:p>09~21</text:p>
          </table:table-cell>
          <table:table-cell office:value-type="string" table:content-validation-name="val5" table:style-name="ce22">
            <text:p>Lalit</text:p>
          </table:table-cell>
          <table:table-cell office:value-type="string" table:style-name="ce22">
            <text:p>Saju</text:p>
          </table:table-cell>
          <table:table-cell table:style-name="ce22"/>
          <table:table-cell office:value-type="date" office:date-value="2022-05-14T07:00:00" table:style-name="ce23">
            <text:p>22-5-14 7:00</text:p>
          </table:table-cell>
          <table:table-cell office:value-type="date" office:date-value="2022-05-14T07:18:00" table:style-name="ce23">
            <text:p>22-5-14 7:18</text:p>
          </table:table-cell>
          <table:table-cell office:value-type="time" office:time-value="PT0H18M0S" table:formula="of:=[.M14]-[.L14]" table:style-name="ce16">
            <text:p>0:18:00</text:p>
          </table:table-cell>
          <table:table-cell office:value-type="string" table:style-name="ce22">
            <text:p>Kakao</text:p>
          </table:table-cell>
          <table:table-cell office:value-type="date" office:date-value="2022-05-14T07:01:00" table:style-name="ce23">
            <text:p>22-5-14 7:01</text:p>
          </table:table-cell>
          <table:table-cell office:value-type="string" table:style-name="ce24">
            <text:p>VIP down : 10.115.189.15, 10.115.189.17</text:p>
          </table:table-cell>
          <table:table-cell office:value-type="string" table:style-name="ce24">
            <text:p>Checked, confirmed UP status, shared in kakao COC room</text:p>
          </table:table-cell>
          <table:table-cell table:style-name="ce24"/>
          <table:table-cell table:content-validation-name="val6" table:style-name="ce22"/>
          <table:table-cell table:content-validation-name="val6" table:style-name="ce22"/>
          <table:table-cell table:style-name="ce24"/>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5]);&quot;진행중&quot;;&quot;완료&quot;)" table:style-name="ce19">
            <text:p>완료</text:p>
          </table:table-cell>
          <table:table-cell office:value-type="time" office:time-value="PT0H3M0S" table:formula="of:=[.N15]" table:style-name="ce11">
            <text:p>0:03:00</text:p>
          </table:table-cell>
          <table:table-cell office:value-type="string" table:style-name="ce20">
            <text:p>2022.05.18</text:p>
          </table:table-cell>
          <table:table-cell office:value-type="string" table:style-name="ce21">
            <text:p>21~09</text:p>
          </table:table-cell>
          <table:table-cell office:value-type="string" table:content-validation-name="val5" table:style-name="ce22">
            <text:p>Radhika</text:p>
          </table:table-cell>
          <table:table-cell office:value-type="string" table:style-name="ce22">
            <text:p>Radhika</text:p>
          </table:table-cell>
          <table:table-cell table:style-name="ce22"/>
          <table:table-cell office:value-type="date" office:date-value="2022-05-18T00:02:00" table:style-name="ce23">
            <text:p>22-5-18 0:02</text:p>
          </table:table-cell>
          <table:table-cell office:value-type="date" office:date-value="2022-05-18T00:05:00" table:style-name="ce23">
            <text:p>22-5-18 0:05</text:p>
          </table:table-cell>
          <table:table-cell office:value-type="time" office:time-value="PT0H3M0S" table:formula="of:=[.M15]-[.L15]" table:style-name="ce16">
            <text:p>0:03:00</text:p>
          </table:table-cell>
          <table:table-cell office:value-type="string" table:style-name="ce22">
            <text:p>Kakao</text:p>
          </table:table-cell>
          <table:table-cell office:value-type="date" office:date-value="2022-05-18T00:12:00" table:style-name="ce23">
            <text:p>22-5-18 0:12</text:p>
          </table:table-cell>
          <table:table-cell office:value-type="string" table:style-name="ce24">
            <text:p>Free Size on aggr_node02_data less than 5%</text:p>
          </table:table-cell>
          <table:table-cell office:value-type="string" table:style-name="ce24">
            <text:p>Deleted old <text:s/>snapshots</text:p>
          </table:table-cell>
          <table:table-cell table:style-name="ce24"/>
          <table:table-cell office:value-type="string" table:content-validation-name="val6" table:style-name="ce22">
            <text:p>O</text:p>
          </table:table-cell>
          <table:table-cell office:value-type="string" table:content-validation-name="val6" table:style-name="ce22">
            <text:p>X</text:p>
          </table:table-cell>
          <table:table-cell table:style-name="ce24"/>
          <table:table-cell table:number-columns-repeated="16362" table:style-name="ce9"/>
        </table:table-row>
        <table:table-row table:style-name="ro2" table:visibility="filter">
          <table:table-cell office:value-type="string" table:style-name="ce32">
            <text:p>5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2H0M0S" table:formula="of:=[.N16]" table:style-name="ce34">
            <text:p>2:00:00</text:p>
          </table:table-cell>
          <table:table-cell office:value-type="string" table:style-name="ce35">
            <text:p>2022.05.19</text:p>
          </table:table-cell>
          <table:table-cell office:value-type="string" table:style-name="ce36">
            <text:p>21~09</text:p>
          </table:table-cell>
          <table:table-cell office:value-type="string" table:content-validation-name="val5" table:style-name="ce37">
            <text:p>Subramanya</text:p>
          </table:table-cell>
          <table:table-cell office:value-type="string" table:style-name="ce37">
            <text:p>Thulasiraj</text:p>
          </table:table-cell>
          <table:table-cell table:style-name="ce37"/>
          <table:table-cell office:value-type="date" office:date-value="2022-05-20T03:10:00" table:style-name="ce38">
            <text:p>22-5-20 3:10</text:p>
          </table:table-cell>
          <table:table-cell office:value-type="date" office:date-value="2022-05-20T05:10:00" table:style-name="ce38">
            <text:p>22-5-20 5:10</text:p>
          </table:table-cell>
          <table:table-cell office:value-type="time" office:time-value="PT2H0M0S" table:formula="of:=[.M16]-[.L16]" table:style-name="ce39">
            <text:p>2:00:00</text:p>
          </table:table-cell>
          <table:table-cell office:value-type="string" table:style-name="ce37">
            <text:p>mail</text:p>
          </table:table-cell>
          <table:table-cell table:style-name="ce38"/>
          <table:table-cell office:value-type="string" table:style-name="ce40">
            <text:p>/ Disk size is over 90%: ccseupartnerp01</text:p>
          </table:table-cell>
          <table:table-cell office:value-type="string" table:style-name="ce40">
            <text:p>It was fluctuating near the treshold, waited for sometime and sent a mail to the owner with details</text:p>
          </table:table-cell>
          <table:table-cell table:style-name="ce40"/>
          <table:table-cell office:value-type="string" table:content-validation-name="val6" table:style-name="ce37">
            <text:p>X</text:p>
          </table:table-cell>
          <table:table-cell table:content-validation-name="val6" table:style-name="ce37"/>
          <table:table-cell table:style-name="ce40"/>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7]);&quot;진행중&quot;;&quot;완료&quot;)" table:style-name="ce19">
            <text:p>완료</text:p>
          </table:table-cell>
          <table:table-cell office:value-type="time" office:time-value="PT0H5M0S" table:formula="of:=[.N17]" table:style-name="ce11">
            <text:p>0:05:00</text:p>
          </table:table-cell>
          <table:table-cell office:value-type="string" table:style-name="ce41">
            <text:p>2022.05.20</text:p>
          </table:table-cell>
          <table:table-cell office:value-type="string" table:style-name="ce21">
            <text:p>21~09</text:p>
          </table:table-cell>
          <table:table-cell office:value-type="string" table:content-validation-name="val5" table:style-name="ce22">
            <text:p>Radhika</text:p>
          </table:table-cell>
          <table:table-cell office:value-type="string" table:style-name="ce42">
            <text:p>Ashok</text:p>
          </table:table-cell>
          <table:table-cell table:style-name="ce42"/>
          <table:table-cell office:value-type="date" office:date-value="2022-05-20T22:05:00" table:style-name="ce23">
            <text:p>22-5-20 22:05</text:p>
          </table:table-cell>
          <table:table-cell office:value-type="date" office:date-value="2022-05-20T22:10:00" table:style-name="ce23">
            <text:p>22-5-20 22:10</text:p>
          </table:table-cell>
          <table:table-cell office:value-type="time" office:time-value="PT0H5M0S" table:formula="of:=[.M17]-[.L17]" table:style-name="ce16">
            <text:p>0:05:00</text:p>
          </table:table-cell>
          <table:table-cell office:value-type="string" table:style-name="ce22">
            <text:p>Kakao</text:p>
          </table:table-cell>
          <table:table-cell office:value-type="string" table:style-name="ce23">
            <text:p><text:s text:c="9"/>2022-05-20 <text:s/>22:15:00 PM</text:p>
          </table:table-cell>
          <table:table-cell office:value-type="string" table:style-name="ce43">
            <text:p>Free Size on aggr_node02_data less than 10%</text:p>
          </table:table-cell>
          <table:table-cell office:value-type="string" table:style-name="ce44">
            <text:p>Deleted old <text:s/>snapshots</text:p>
          </table:table-cell>
          <table:table-cell table:style-name="ce44"/>
          <table:table-cell office:value-type="string" table:content-validation-name="val6" table:style-name="ce45">
            <text:p>O</text:p>
          </table:table-cell>
          <table:table-cell office:value-type="string" table:content-validation-name="val6" table:style-name="ce45">
            <text:p>X</text:p>
          </table:table-cell>
          <table:table-cell table:style-name="ce46"/>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8]);&quot;진행중&quot;;&quot;완료&quot;)" table:style-name="ce10">
            <text:p>완료</text:p>
          </table:table-cell>
          <table:table-cell office:value-type="time" office:time-value="PT0H1M0S" table:formula="of:=[.N18]"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5"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18]-[.L18]"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apigwp-loadbalancer 10.115.191.141 VIP is down</text:p>
          </table:table-cell>
          <table:table-cell office:value-type="string" table:style-name="ce28">
            <text:p>Checked, confirmed false alert, shared status</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9]);&quot;진행중&quot;;&quot;완료&quot;)" table:style-name="ce10">
            <text:p>완료</text:p>
          </table:table-cell>
          <table:table-cell office:value-type="time" office:time-value="PT0H1M0S" table:formula="of:=[.N19]"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5"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19]-[.L19]"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sbsp-loadbalancer 10.115.190.141 VIP is down</text:p>
          </table:table-cell>
          <table:table-cell office:value-type="string" table:style-name="ce28">
            <text:p>Checked, confirmed false alert, shared status</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0]);&quot;진행중&quot;;&quot;완료&quot;)" table:style-name="ce10">
            <text:p>완료</text:p>
          </table:table-cell>
          <table:table-cell office:value-type="time" office:time-value="PT0H1M0S" table:formula="of:=[.N20]"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5"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20]-[.L20]"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accountp-loadbalancer 10.115.189.14 VIP is down</text:p>
          </table:table-cell>
          <table:table-cell office:value-type="string" table:style-name="ce28">
            <text:p>Checked, confirmed false alert, shared status</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1]);&quot;진행중&quot;;&quot;완료&quot;)" table:style-name="ce10">
            <text:p>완료</text:p>
          </table:table-cell>
          <table:table-cell office:value-type="time" office:time-value="PT1H3M0S" table:formula="of:=[.N21]" table:style-name="ce11">
            <text:p>1:03:00</text:p>
          </table:table-cell>
          <table:table-cell office:value-type="string" table:style-name="ce25">
            <text:p>2022.05.21</text:p>
          </table:table-cell>
          <table:table-cell office:value-type="string" table:style-name="ce26">
            <text:p>09~21</text:p>
          </table:table-cell>
          <table:table-cell office:value-type="string" table:content-validation-name="val5" table:style-name="ce27">
            <text:p>Lalit</text:p>
          </table:table-cell>
          <table:table-cell office:value-type="string" table:style-name="ce27">
            <text:p>Saju</text:p>
          </table:table-cell>
          <table:table-cell office:value-type="string" table:style-name="ce27">
            <text:p>Ashok</text:p>
          </table:table-cell>
          <table:table-cell office:value-type="date" office:date-value="2022-05-21T19:51:00" table:style-name="ce15">
            <text:p>22-5-21 19:51</text:p>
          </table:table-cell>
          <table:table-cell office:value-type="date" office:date-value="2022-05-21T20:54:00" table:style-name="ce15">
            <text:p>22-5-21 20:54</text:p>
          </table:table-cell>
          <table:table-cell office:value-type="time" office:time-value="PT1H3M0S" table:formula="of:=[.M21]-[.L21]" table:style-name="ce16">
            <text:p>1:03:00</text:p>
          </table:table-cell>
          <table:table-cell office:value-type="string" table:style-name="ce14">
            <text:p>Kakao</text:p>
          </table:table-cell>
          <table:table-cell office:value-type="date" office:date-value="2022-05-21T19:58:00" table:style-name="ce15">
            <text:p>22-5-21 19:58</text:p>
          </table:table-cell>
          <table:table-cell office:value-type="string" table:style-name="ce17">
            <text:p>/ Disk size is over 90%: ccseupartnerp01</text:p>
          </table:table-cell>
          <table:table-cell office:value-type="string" table:style-name="ce28">
            <text:p>Checked, confirmed status, shared status, messaged VM owner</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2]);&quot;진행중&quot;;&quot;완료&quot;)" table:style-name="ce10">
            <text:p>완료</text:p>
          </table:table-cell>
          <table:table-cell office:value-type="time" office:time-value="PT0H46M0S" table:formula="of:=[.N22]" table:style-name="ce11">
            <text:p>0:46:00</text:p>
          </table:table-cell>
          <table:table-cell office:value-type="string" table:style-name="ce25">
            <text:p>2022.05.23</text:p>
          </table:table-cell>
          <table:table-cell office:value-type="string" table:style-name="ce26">
            <text:p>09~21</text:p>
          </table:table-cell>
          <table:table-cell office:value-type="string" table:content-validation-name="val5" table:style-name="ce27">
            <text:p>김의현</text:p>
          </table:table-cell>
          <table:table-cell table:style-name="ce27"/>
          <table:table-cell office:value-type="string" table:style-name="ce27">
            <text:p>정종인,우전성</text:p>
          </table:table-cell>
          <table:table-cell office:value-type="date" office:date-value="2022-05-23T17:54:00" table:style-name="ce15">
            <text:p>22-5-23 17:54</text:p>
          </table:table-cell>
          <table:table-cell office:value-type="date" office:date-value="2022-05-23T18:40:00" table:style-name="ce15">
            <text:p>22-5-23 18:40</text:p>
          </table:table-cell>
          <table:table-cell office:value-type="time" office:time-value="PT0H46M0S" table:formula="of:=[.M22]-[.L22]" table:style-name="ce16">
            <text:p>0:46:00</text:p>
          </table:table-cell>
          <table:table-cell office:value-type="string" table:style-name="ce14">
            <text:p>M+</text:p>
          </table:table-cell>
          <table:table-cell office:value-type="date" office:date-value="2022-05-23T09:52:00" table:style-name="ce15">
            <text:p>22-5-23 9:52</text:p>
          </table:table-cell>
          <table:table-cell office:value-type="string" table:style-name="ce17">
            <text:p>ccseutomtomgwp-loadbalancer 10.115.189.26 VIP is down</text:p>
          </table:table-cell>
          <table:table-cell office:value-type="string" table:style-name="ce47">
            <text:p>정종인, 우전성매니저 확인 및 대응, ccseutomtomgwp 커넥션이 30k오버되면서 문제발생</text:p>
            <text:p>sbs담당자(정슬기책임), tomtomgw(김기원책임)에 의한 서비스 재기동</text:p>
          </table:table-cell>
          <table:table-cell table:style-name="ce28"/>
          <table:table-cell office:value-type="string" table:content-validation-name="val6" table:style-name="ce29">
            <text:p>x</text:p>
          </table:table-cell>
          <table:table-cell table:content-validation-name="val6" table:style-name="ce29"/>
          <table:table-cell office:value-type="string" table:style-name="ce30">
            <text:p>인프라(FW,A10)문제는 아니며 AWS 및 어플리케이션 문제로 확인</text:p>
          </table:table-cell>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3]);&quot;진행중&quot;;&quot;완료&quot;)" table:style-name="ce10">
            <text:p>완료</text:p>
          </table:table-cell>
          <table:table-cell office:value-type="time" office:time-value="PT0H1M0S" table:formula="of:=[.N23]" table:style-name="ce11">
            <text:p>0:01:00</text:p>
          </table:table-cell>
          <table:table-cell office:value-type="string" table:style-name="ce25">
            <text:p>2022.05.25</text:p>
          </table:table-cell>
          <table:table-cell office:value-type="string" table:style-name="ce26">
            <text:p>21~09</text:p>
          </table:table-cell>
          <table:table-cell office:value-type="string" table:content-validation-name="val5" table:style-name="ce27">
            <text:p>Radhika</text:p>
          </table:table-cell>
          <table:table-cell office:value-type="string" table:style-name="ce27">
            <text:p>허원범</text:p>
          </table:table-cell>
          <table:table-cell table:style-name="ce27"/>
          <table:table-cell office:value-type="date" office:date-value="2022-05-25T01:50:00" table:style-name="ce15">
            <text:p>22-5-25 1:50</text:p>
          </table:table-cell>
          <table:table-cell office:value-type="date" office:date-value="2022-05-25T01:51:00" table:style-name="ce15">
            <text:p>22-5-25 1:51</text:p>
          </table:table-cell>
          <table:table-cell office:value-type="time" office:time-value="PT0H1M0S" table:formula="of:=[.M23]-[.L23]" table:style-name="ce16">
            <text:p>0:01:00</text:p>
          </table:table-cell>
          <table:table-cell office:value-type="string" table:style-name="ce14">
            <text:p>Kakao</text:p>
          </table:table-cell>
          <table:table-cell office:value-type="string" table:style-name="ce15">
            <text:p>2022-05-23 / 9:52:00 AM</text:p>
          </table:table-cell>
          <table:table-cell office:value-type="string" table:style-name="ce17">
            <text:p>ccseudb01 EDB instance down<text:s/></text:p>
          </table:table-cell>
          <table:table-cell office:value-type="string" table:style-name="ce28">
            <text:p>Failover from ccseudb01 to ccseudb02</text:p>
          </table:table-cell>
          <table:table-cell table:style-name="ce28"/>
          <table:table-cell office:value-type="string" table:content-validation-name="val6" table:style-name="ce29">
            <text:p>X</text:p>
          </table:table-cell>
          <table:table-cell office:value-type="string" table:content-validation-name="val6" table:style-name="ce29">
            <text:p>O</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1M0S" table:formula="of:=[.N24]" table:style-name="ce11">
            <text:p>0:01:00</text:p>
          </table:table-cell>
          <table:table-cell office:value-type="string" table:style-name="ce25">
            <text:p>2022.05.25</text:p>
          </table:table-cell>
          <table:table-cell office:value-type="string" table:style-name="ce26">
            <text:p>21~09</text:p>
          </table:table-cell>
          <table:table-cell office:value-type="string" table:content-validation-name="val5" table:style-name="ce27">
            <text:p>Mohamed</text:p>
          </table:table-cell>
          <table:table-cell office:value-type="string" table:style-name="ce27">
            <text:p>Pethuraj, Thulasiraj</text:p>
          </table:table-cell>
          <table:table-cell table:style-name="ce27"/>
          <table:table-cell office:value-type="date" office:date-value="2022-05-25T04:04:00" table:style-name="ce15">
            <text:p>22-5-25 4:04</text:p>
          </table:table-cell>
          <table:table-cell office:value-type="date" office:date-value="2022-05-25T04:05:00" table:style-name="ce15">
            <text:p>22-5-25 4:05</text:p>
          </table:table-cell>
          <table:table-cell office:value-type="time" office:time-value="PT0H1M0S" table:formula="of:=[.M24]-[.L24]" table:style-name="ce16">
            <text:p>0:01:00</text:p>
          </table:table-cell>
          <table:table-cell office:value-type="string" table:style-name="ce14">
            <text:p>mail</text:p>
          </table:table-cell>
          <table:table-cell table:style-name="ce15"/>
          <table:table-cell office:value-type="string" table:style-name="ce17">
            <text:p><text:s/>Disk size is over 90%: ccseusbsp01 and <text:s/>Disk size is over 90%: ccseusbsp02</text:p>
          </table:table-cell>
          <table:table-cell office:value-type="string" table:style-name="ce28">
            <text:p><text:s/>Sent mail to vm owner</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5]);&quot;진행중&quot;;&quot;완료&quot;)" table:style-name="ce10">
            <text:p>완료</text:p>
          </table:table-cell>
          <table:table-cell office:value-type="time" office:time-value="PT0H1M0S" table:formula="of:=[.N25]" table:style-name="ce11">
            <text:p>0:01:00</text:p>
          </table:table-cell>
          <table:table-cell office:value-type="string" table:style-name="ce25">
            <text:p>2022.05.26</text:p>
          </table:table-cell>
          <table:table-cell office:value-type="string" table:style-name="ce26">
            <text:p>15~22</text:p>
          </table:table-cell>
          <table:table-cell office:value-type="string" table:content-validation-name="val5" table:style-name="ce27">
            <text:p>오창민</text:p>
          </table:table-cell>
          <table:table-cell table:style-name="ce27"/>
          <table:table-cell office:value-type="string" table:style-name="ce27">
            <text:p>정종인</text:p>
          </table:table-cell>
          <table:table-cell office:value-type="date" office:date-value="2022-05-25T21:29:00" table:style-name="ce15">
            <text:p>22-5-25 21:29</text:p>
          </table:table-cell>
          <table:table-cell office:value-type="date" office:date-value="2022-05-25T21:30:00" table:style-name="ce15">
            <text:p>22-5-25 21:30</text:p>
          </table:table-cell>
          <table:table-cell office:value-type="time" office:time-value="PT0H1M0S" table:formula="of:=[.M25]-[.L25]" table:style-name="ce16">
            <text:p>0:01:00</text:p>
          </table:table-cell>
          <table:table-cell office:value-type="string" table:style-name="ce14">
            <text:p>KaKao</text:p>
          </table:table-cell>
          <table:table-cell office:value-type="string" table:style-name="ce15">
            <text:p>2022-05-25 <text:s/>21:50:00 PM</text:p>
          </table:table-cell>
          <table:table-cell office:value-type="string" table:style-name="ce17">
            <text:p>Free Size on aggr_node02_data_EUCloud less than 10%</text:p>
          </table:table-cell>
          <table:table-cell office:value-type="string" table:style-name="ce28">
            <text:p>Deleted old <text:s/>snapshots</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1M0S" table:formula="of:=[.N26]" table:style-name="ce11">
            <text:p>0:01:00</text:p>
          </table:table-cell>
          <table:table-cell office:value-type="string" table:style-name="ce25">
            <text:p>2022.05.26</text:p>
          </table:table-cell>
          <table:table-cell office:value-type="string" table:style-name="ce26">
            <text:p>08~15</text:p>
          </table:table-cell>
          <table:table-cell office:value-type="string" table:content-validation-name="val5" table:style-name="ce27">
            <text:p>심명보</text:p>
          </table:table-cell>
          <table:table-cell table:style-name="ce27"/>
          <table:table-cell office:value-type="string" table:style-name="ce27">
            <text:p>권도현, 권찬울, 권혁규, 김경환, 김정환, 박진선, 어원기 , 이석희, 이세진</text:p>
          </table:table-cell>
          <table:table-cell office:value-type="date" office:date-value="2022-05-25T07:20:00" table:style-name="ce15">
            <text:p>22-5-25 7:20</text:p>
          </table:table-cell>
          <table:table-cell office:value-type="date" office:date-value="2022-05-25T07:21:00" table:style-name="ce15">
            <text:p>22-5-25 7:21</text:p>
          </table:table-cell>
          <table:table-cell office:value-type="time" office:time-value="PT0H1M0S" table:formula="of:=[.M26]-[.L26]" table:style-name="ce16">
            <text:p>0:01:00</text:p>
          </table:table-cell>
          <table:table-cell office:value-type="string" table:style-name="ce14">
            <text:p>Kakao, M+</text:p>
          </table:table-cell>
          <table:table-cell table:style-name="ce15"/>
          <table:table-cell office:value-type="string" table:style-name="ce48">
            <text:p>Problem: ccseuccspcontentp-loadbalancer VIP is down</text:p>
            <text:p>Problem: ccseuspap-loadbalancer VIP is down</text:p>
            <text:p>Problem: ccseupushp-loadbalancer VIP is down</text:p>
            <text:p>Problem: ccseuvehiclep-loadbalancer VIP is down</text:p>
            <text:p>Problem: ccseupartnerp-loadbalancer VIP is down</text:p>
            <text:p>Problem: ccseuuserlinkp-loadbalancer VIP is down</text:p>
          </table:table-cell>
          <table:table-cell office:value-type="string" table:style-name="ce47">
            <text:p>ccseuccspdbp 작업 시 DB 마스터 변경 속도가 느려서, WAS쪽 서비스 내리면서 알람발생</text:p>
            <text:p>긴급 건으로 메인터넌스 미등록 하여 작업 함</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28"/>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I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7M0S" table:formula="of:=[.N27]" table:style-name="ce11">
            <text:p>0:27:00</text:p>
          </table:table-cell>
          <table:table-cell office:value-type="date" office:date-value="2022-05-17T00:00:00" table:style-name="ce41">
            <text:p>2022.05.17</text:p>
          </table:table-cell>
          <table:table-cell office:value-type="string" table:style-name="ce49">
            <text:p>08~15</text:p>
          </table:table-cell>
          <table:table-cell office:value-type="string" table:content-validation-name="val5" table:style-name="ce42">
            <text:p>이후승</text:p>
          </table:table-cell>
          <table:table-cell table:style-name="ce42"/>
          <table:table-cell office:value-type="string" table:style-name="ce42">
            <text:p>Ahmed</text:p>
          </table:table-cell>
          <table:table-cell office:value-type="date" office:date-value="2022-05-17T10:10:00" table:style-name="ce23">
            <text:p>22-5-17 10:10</text:p>
          </table:table-cell>
          <table:table-cell office:value-type="date" office:date-value="2022-05-17T10:37:00" table:style-name="ce23">
            <text:p>22-5-17 10:37</text:p>
          </table:table-cell>
          <table:table-cell office:value-type="time" office:time-value="PT0H27M0S" table:formula="of:=[.M27]-[.L27]" table:style-name="ce16">
            <text:p>0:27:00</text:p>
          </table:table-cell>
          <table:table-cell office:value-type="string" table:style-name="ce22">
            <text:p>Kakao, Mail</text:p>
          </table:table-cell>
          <table:table-cell table:style-name="ce50"/>
          <table:table-cell office:value-type="string" table:style-name="ce24">
            <text:p>Eth64[InterLink] 회선 down</text:p>
          </table:table-cell>
          <table:table-cell office:value-type="string" table:style-name="ce44">
            <text:p>인도 담당자에게 mail 하여 notice</text:p>
          </table:table-cell>
          <table:table-cell table:style-name="ce44"/>
          <table:table-cell office:value-type="string" table:content-validation-name="val6" table:style-name="ce45">
            <text:p>X</text:p>
          </table:table-cell>
          <table:table-cell office:value-type="string" table:content-validation-name="val6" table:style-name="ce45">
            <text:p>O</text:p>
          </table:table-cell>
          <table:table-cell table:style-name="ce46"/>
          <table:table-cell table:number-columns-repeated="16362" table:style-name="ce9"/>
        </table:table-row>
        <table:table-row table:style-name="ro2" table:visibility="filter">
          <table:table-cell office:value-type="string" table:style-name="ce2">
            <text:p>5월</text:p>
          </table:table-cell>
          <table:table-cell office:value-type="string" table:style-name="ce2">
            <text:p>I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8]);&quot;진행중&quot;;&quot;완료&quot;)" table:style-name="ce10">
            <text:p>완료</text:p>
          </table:table-cell>
          <table:table-cell office:value-type="time" office:time-value="PT0H11M0S" table:formula="of:=[.N28]" table:style-name="ce11">
            <text:p>0:11:00</text:p>
          </table:table-cell>
          <table:table-cell office:value-type="string" table:style-name="ce12">
            <text:p>2022.05.11</text:p>
          </table:table-cell>
          <table:table-cell office:value-type="string" table:style-name="ce13">
            <text:p>21~09</text:p>
          </table:table-cell>
          <table:table-cell office:value-type="string" table:content-validation-name="val5" table:style-name="ce14">
            <text:p>Lalit</text:p>
          </table:table-cell>
          <table:table-cell office:value-type="string" table:content-validation-name="val5" table:style-name="ce14">
            <text:p>Ram</text:p>
          </table:table-cell>
          <table:table-cell table:style-name="ce14"/>
          <table:table-cell office:value-type="date" office:date-value="2022-05-11T05:29:00" table:style-name="ce15">
            <text:p>22-5-11 5:29</text:p>
          </table:table-cell>
          <table:table-cell office:value-type="date" office:date-value="2022-05-11T05:40:00" table:style-name="ce15">
            <text:p>22-5-11 5:40</text:p>
          </table:table-cell>
          <table:table-cell office:value-type="time" office:time-value="PT0H11M0S" table:formula="of:=[.M28]-[.L28]" table:style-name="ce16">
            <text:p>0:11:00</text:p>
          </table:table-cell>
          <table:table-cell office:value-type="string" table:style-name="ce14">
            <text:p>M+ Messanger, email</text:p>
          </table:table-cell>
          <table:table-cell office:value-type="date" office:date-value="2022-05-11T05:35:00" table:style-name="ce15">
            <text:p>22-5-11 5:35</text:p>
          </table:table-cell>
          <table:table-cell office:value-type="string" table:style-name="ce17">
            <text:p>INCloudPrdIPMI02 has been restarted</text:p>
          </table:table-cell>
          <table:table-cell office:value-type="string" table:style-name="ce17">
            <text:p>Checked, confirmed reboot, shared in kakao and emailed to India contact person</text:p>
          </table:table-cell>
          <table:table-cell office:value-type="string" table:style-name="ce17">
            <text:p>INCLOUD-239</text:p>
          </table:table-cell>
          <table:table-cell office:value-type="string" table:content-validation-name="val6" table:style-name="ce14">
            <text:p>O</text:p>
          </table:table-cell>
          <table:table-cell office:value-type="string" table:content-validation-name="val6" table:style-name="ce14">
            <text:p>X</text:p>
          </table:table-cell>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9]);&quot;진행중&quot;;&quot;완료&quot;)" table:style-name="ce10">
            <text:p>완료</text:p>
          </table:table-cell>
          <table:table-cell office:value-type="time" office:time-value="PT0H8M0S" table:formula="of:=[.N29]" table:style-name="ce11">
            <text:p>0:08:00</text:p>
          </table:table-cell>
          <table:table-cell office:value-type="date" office:date-value="2022-05-17T00:00:00" table:style-name="ce12">
            <text:p>2022.05.17</text:p>
          </table:table-cell>
          <table:table-cell office:value-type="string" table:style-name="ce13">
            <text:p>08~15</text:p>
          </table:table-cell>
          <table:table-cell office:value-type="string" table:content-validation-name="val5" table:style-name="ce14">
            <text:p>이후승</text:p>
          </table:table-cell>
          <table:table-cell table:style-name="ce14"/>
          <table:table-cell office:value-type="string" table:style-name="ce14">
            <text:p>김지윤</text:p>
          </table:table-cell>
          <table:table-cell office:value-type="date" office:date-value="2022-05-17T09:27:00" table:style-name="ce15">
            <text:p>22-5-17 9:27</text:p>
          </table:table-cell>
          <table:table-cell office:value-type="date" office:date-value="2022-05-17T09:35:00" table:style-name="ce15">
            <text:p>22-5-17 9:35</text:p>
          </table:table-cell>
          <table:table-cell office:value-type="time" office:time-value="PT0H8M0S" table:formula="of:=[.M29]-[.L29]" table:style-name="ce16">
            <text:p>0:08:00</text:p>
          </table:table-cell>
          <table:table-cell office:value-type="string" table:style-name="ce14">
            <text:p>Kakao, M+</text:p>
          </table:table-cell>
          <table:table-cell office:value-type="date" office:date-value="2022-05-17T09:46:00" table:style-name="ce15">
            <text:p>22-5-17 9:46</text:p>
          </table:table-cell>
          <table:table-cell office:value-type="string" table:style-name="ce17">
            <text:p>ccskrvtwinkwp04 <text:s/>ping failed</text:p>
          </table:table-cell>
          <table:table-cell office:value-type="string" table:style-name="ce17">
            <text:p>하드 리부팅 진행, 이후 사용률 모니터링 후 라이브마이그레이션 진행 예정</text:p>
          </table:table-cell>
          <table:table-cell table:style-name="ce17"/>
          <table:table-cell office:value-type="string" table:content-validation-name="val6" table:style-name="ce14">
            <text:p>O</text:p>
          </table:table-cell>
          <table:table-cell office:value-type="string" table:content-validation-name="val6" table:style-name="ce14">
            <text:p>O</text:p>
          </table:table-cell>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0]);&quot;진행중&quot;;&quot;완료&quot;)" table:style-name="ce10">
            <text:p>완료</text:p>
          </table:table-cell>
          <table:table-cell office:value-type="time" office:time-value="PT1H35M0S" table:formula="of:=[.N30]" table:style-name="ce11">
            <text:p>1:35:00</text:p>
          </table:table-cell>
          <table:table-cell office:value-type="string" table:style-name="ce12">
            <text:p>2022.05.05</text:p>
          </table:table-cell>
          <table:table-cell office:value-type="string" table:style-name="ce13">
            <text:p>21 ~ 09</text:p>
          </table:table-cell>
          <table:table-cell office:value-type="string" table:content-validation-name="val5" table:style-name="ce14">
            <text:p>Subramanya</text:p>
          </table:table-cell>
          <table:table-cell office:value-type="string" table:style-name="ce14">
            <text:p>Ram and Saju</text:p>
          </table:table-cell>
          <table:table-cell table:style-name="ce14"/>
          <table:table-cell office:value-type="date" office:date-value="2022-05-06T02:15:00" table:style-name="ce15">
            <text:p>22-5-6 2:15</text:p>
          </table:table-cell>
          <table:table-cell office:value-type="date" office:date-value="2022-05-06T03:50:00" table:style-name="ce15">
            <text:p>22-5-6 3:50</text:p>
          </table:table-cell>
          <table:table-cell office:value-type="time" office:time-value="PT1H35M0S" table:formula="of:=[.M30]-[.L30]" table:style-name="ce16">
            <text:p>1:35:00</text:p>
          </table:table-cell>
          <table:table-cell office:value-type="string" table:style-name="ce14">
            <text:p>Kakao Chat - COC</text:p>
          </table:table-cell>
          <table:table-cell office:value-type="date" office:date-value="2022-05-05T04:12:00" table:style-name="ce15">
            <text:p>22-5-5 4:12</text:p>
          </table:table-cell>
          <table:table-cell office:value-type="string" table:style-name="ce17">
            <text:p>ccskrmonitorp01.krtms: / Filesystem pfree size</text:p>
          </table:table-cell>
          <table:table-cell office:value-type="string" table:style-name="ce17">
            <text:p>We have compressed and removed the respective access_log files unter httpd</text:p>
          </table:table-cell>
          <table:table-cell office:value-type="string" table:style-name="ce17">
            <text:p>KRCLOUD-4828</text:p>
          </table:table-cell>
          <table:table-cell office:value-type="string" table:content-validation-name="val6" table:style-name="ce14">
            <text:p>O</text:p>
          </table:table-cell>
          <table:table-cell office:value-type="string" table:content-validation-name="val6" table:style-name="ce14">
            <text:p>X</text:p>
          </table:table-cell>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1]);&quot;진행중&quot;;&quot;완료&quot;)" table:style-name="ce10">
            <text:p>완료</text:p>
          </table:table-cell>
          <table:table-cell office:value-type="time" office:time-value="PT0H3M0S" table:formula="of:=[.N31]" table:style-name="ce11">
            <text:p>0:03:00</text:p>
          </table:table-cell>
          <table:table-cell office:value-type="string" table:style-name="ce12">
            <text:p>2022.05.06</text:p>
          </table:table-cell>
          <table:table-cell office:value-type="string" table:style-name="ce13">
            <text:p>15~17</text:p>
          </table:table-cell>
          <table:table-cell office:value-type="string" table:content-validation-name="val5" table:style-name="ce14">
            <text:p>정종인</text:p>
          </table:table-cell>
          <table:table-cell table:style-name="ce14"/>
          <table:table-cell office:value-type="string" table:style-name="ce14">
            <text:p>김지윤, Ahmed</text:p>
          </table:table-cell>
          <table:table-cell office:value-type="date" office:date-value="2022-05-06T15:05:00" table:style-name="ce15">
            <text:p>22-5-6 15:05</text:p>
          </table:table-cell>
          <table:table-cell office:value-type="date" office:date-value="2022-05-06T15:08:00" table:style-name="ce15">
            <text:p>22-5-6 15:08</text:p>
          </table:table-cell>
          <table:table-cell office:value-type="time" office:time-value="PT0H3M0S" table:formula="of:=[.M31]-[.L31]" table:style-name="ce16">
            <text:p>0:03:00</text:p>
          </table:table-cell>
          <table:table-cell office:value-type="string" table:style-name="ce14">
            <text:p>Kakao Chat, Mail</text:p>
          </table:table-cell>
          <table:table-cell office:value-type="date" office:date-value="2022-05-06T15:15:00" table:style-name="ce15">
            <text:p>22-5-6 15:15</text:p>
          </table:table-cell>
          <table:table-cell office:value-type="string" table:style-name="ce17">
            <text:p>Problem: ccskrvtwin2kwp01.krcloud has just been restarted</text:p>
          </table:table-cell>
          <table:table-cell office:value-type="string" table:style-name="ce17">
            <text:p>해당 노드 restart 후 상태확인(이상없음) , 담당자 부재로 메일 및 티켓 생성</text:p>
          </table:table-cell>
          <table:table-cell office:value-type="string" table:style-name="ce17">
            <text:p>KRCLOUD-4832</text:p>
          </table:table-cell>
          <table:table-cell office:value-type="string" table:content-validation-name="val6" table:style-name="ce14">
            <text:p>X</text:p>
          </table:table-cell>
          <table:table-cell office:value-type="string" table:content-validation-name="val6" table:style-name="ce14">
            <text:p>X</text:p>
          </table:table-cell>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2]);&quot;진행중&quot;;&quot;완료&quot;)" table:style-name="ce10">
            <text:p>완료</text:p>
          </table:table-cell>
          <table:table-cell office:value-type="time" office:time-value="PT0H1M0S" table:formula="of:=[.N32]" table:style-name="ce11">
            <text:p>0:01:00</text:p>
          </table:table-cell>
          <table:table-cell office:value-type="string" table:style-name="ce12">
            <text:p>2022.05.18</text:p>
          </table:table-cell>
          <table:table-cell office:value-type="string" table:style-name="ce13">
            <text:p>15~22</text:p>
          </table:table-cell>
          <table:table-cell office:value-type="string" table:content-validation-name="val5" table:style-name="ce14">
            <text:p>임정현</text:p>
          </table:table-cell>
          <table:table-cell table:style-name="ce14"/>
          <table:table-cell office:value-type="string" table:style-name="ce14">
            <text:p>이한새</text:p>
          </table:table-cell>
          <table:table-cell office:value-type="date" office:date-value="2022-05-18T20:10:00" table:style-name="ce15">
            <text:p>22-5-18 20:10</text:p>
          </table:table-cell>
          <table:table-cell office:value-type="date" office:date-value="2022-05-18T20:11:00" table:style-name="ce15">
            <text:p>22-5-18 20:11</text:p>
          </table:table-cell>
          <table:table-cell office:value-type="time" office:time-value="PT0H1M0S" table:formula="of:=[.M32]-[.L32]" table:style-name="ce16">
            <text:p>0:01:00</text:p>
          </table:table-cell>
          <table:table-cell office:value-type="string" table:style-name="ce14">
            <text:p>Kakao, mail, Call, M+</text:p>
          </table:table-cell>
          <table:table-cell office:value-type="date" office:date-value="2022-05-18T21:19:00" table:style-name="ce15">
            <text:p>22-5-18 21:19</text:p>
          </table:table-cell>
          <table:table-cell office:value-type="string" table:style-name="ce17">
            <text:p>DB-PG ccskrannodbp01.krcloud, instance down</text:p>
          </table:table-cell>
          <table:table-cell office:value-type="string" table:style-name="ce17">
            <text:p>해당 VM담당자 이종원 책임님 ,COC DB 이한새 매니저님이 원인 분석중</text:p>
          </table:table-cell>
          <table:table-cell table:style-name="ce17"/>
          <table:table-cell office:value-type="string" table:content-validation-name="val6" table:style-name="ce14">
            <text:p>O</text:p>
          </table:table-cell>
          <table:table-cell office:value-type="string" table:content-validation-name="val6" table:style-name="ce14">
            <text:p>X</text:p>
          </table:table-cell>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3]);&quot;진행중&quot;;&quot;완료&quot;)" table:style-name="ce10">
            <text:p>완료</text:p>
          </table:table-cell>
          <table:table-cell office:value-type="time" office:time-value="PT0H25M0S" table:formula="of:=[.N33]" table:style-name="ce11">
            <text:p>0:25:00</text:p>
          </table:table-cell>
          <table:table-cell office:value-type="string" table:style-name="ce12">
            <text:p>2022.05.21</text:p>
          </table:table-cell>
          <table:table-cell office:value-type="string" table:style-name="ce13">
            <text:p>09~21</text:p>
          </table:table-cell>
          <table:table-cell office:value-type="string" table:content-validation-name="val5" table:style-name="ce14">
            <text:p>Lalit</text:p>
          </table:table-cell>
          <table:table-cell office:value-type="string" table:content-validation-name="val5" table:style-name="ce14">
            <text:p>Saju</text:p>
          </table:table-cell>
          <table:table-cell office:value-type="string" table:style-name="ce14">
            <text:p>Ashok</text:p>
          </table:table-cell>
          <table:table-cell office:value-type="date" office:date-value="2022-05-21T19:35:00" table:style-name="ce15">
            <text:p>22-5-21 19:35</text:p>
          </table:table-cell>
          <table:table-cell office:value-type="date" office:date-value="2022-05-21T20:00:00" table:style-name="ce15">
            <text:p>22-5-21 20:00</text:p>
          </table:table-cell>
          <table:table-cell office:value-type="time" office:time-value="PT0H25M0S" table:formula="of:=[.M33]-[.L33]" table:style-name="ce16">
            <text:p>0:25:00</text:p>
          </table:table-cell>
          <table:table-cell office:value-type="string" table:style-name="ce14">
            <text:p>Kakao, email</text:p>
          </table:table-cell>
          <table:table-cell office:value-type="date" office:date-value="2022-05-21T19:42:00" table:style-name="ce15">
            <text:p>22-5-21 19:42</text:p>
          </table:table-cell>
          <table:table-cell office:value-type="string" table:style-name="ce17">
            <text:p>/appl Disk size 14.95 % capacity left : ccskrtrafficgenp02</text:p>
          </table:table-cell>
          <table:table-cell office:value-type="string" table:style-name="ce17">
            <text:p>Checked, confirmed status, shared status, Emailed VM owner</text:p>
          </table:table-cell>
          <table:table-cell table:style-name="ce17"/>
          <table:table-cell office:value-type="string" table:content-validation-name="val6" table:style-name="ce14">
            <text:p>O</text:p>
          </table:table-cell>
          <table:table-cell office:value-type="string" table:content-validation-name="val6" table:style-name="ce14">
            <text:p>X</text:p>
          </table:table-cell>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4]" table:style-name="ce11">
            <text:p>0:00:00</text:p>
          </table:table-cell>
          <table:table-cell office:value-type="string" table:style-name="ce12">
            <text:p>2022.05.23</text:p>
          </table:table-cell>
          <table:table-cell office:value-type="string" table:style-name="ce13">
            <text:p>09~21</text:p>
          </table:table-cell>
          <table:table-cell office:value-type="string" table:content-validation-name="val5"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4]-[.L34]" table:style-name="ce16">
            <text:p>0:00:00</text:p>
          </table:table-cell>
          <table:table-cell office:value-type="string" table:style-name="ce14">
            <text:p>Kakao</text:p>
          </table:table-cell>
          <table:table-cell table:style-name="ce15"/>
          <table:table-cell office:value-type="string" table:style-name="ce17">
            <text:p><text:s/>ccskrtrafficdbp01.krcloud has just been restarted</text:p>
          </table:table-cell>
          <table:table-cell office:value-type="string" table:style-name="ce17">
            <text:p>작업에 의한 재기동</text:p>
          </table:table-cell>
          <table:table-cell table:style-name="ce17"/>
          <table:table-cell table:content-validation-name="val6" table:style-name="ce14"/>
          <table:table-cell table:content-validation-name="val6" table:style-name="ce14"/>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5]" table:style-name="ce11">
            <text:p>0:00:00</text:p>
          </table:table-cell>
          <table:table-cell office:value-type="string" table:style-name="ce12">
            <text:p>2022.05.23</text:p>
          </table:table-cell>
          <table:table-cell office:value-type="string" table:style-name="ce13">
            <text:p>09~21</text:p>
          </table:table-cell>
          <table:table-cell office:value-type="string" table:content-validation-name="val5"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5]-[.L35]" table:style-name="ce16">
            <text:p>0:00:00</text:p>
          </table:table-cell>
          <table:table-cell office:value-type="string" table:style-name="ce14">
            <text:p>Kakao</text:p>
          </table:table-cell>
          <table:table-cell table:style-name="ce15"/>
          <table:table-cell office:value-type="string" table:style-name="ce17">
            <text:p><text:s/>ccskrtrafficdbp01.krcloud has just been restarted</text:p>
          </table:table-cell>
          <table:table-cell office:value-type="string" table:style-name="ce17">
            <text:p>작업에 의한 재기동</text:p>
          </table:table-cell>
          <table:table-cell table:style-name="ce17"/>
          <table:table-cell table:content-validation-name="val6" table:style-name="ce14"/>
          <table:table-cell table:content-validation-name="val6" table:style-name="ce14"/>
          <table:table-cell table:style-name="ce17"/>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6]" table:style-name="ce11">
            <text:p>0:00:00</text:p>
          </table:table-cell>
          <table:table-cell office:value-type="string" table:style-name="ce25">
            <text:p>2022.05.23</text:p>
          </table:table-cell>
          <table:table-cell office:value-type="string" table:style-name="ce51">
            <text:p>09~21</text:p>
          </table:table-cell>
          <table:table-cell office:value-type="string" table:content-validation-name="val5" table:style-name="ce14">
            <text:p>채한길</text:p>
          </table:table-cell>
          <table:table-cell table:number-columns-repeated="2" table:style-name="ce27"/>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6]-[.L36]" table:style-name="ce16">
            <text:p>0:00:00</text:p>
          </table:table-cell>
          <table:table-cell office:value-type="string" table:style-name="ce14">
            <text:p>Kakao</text:p>
          </table:table-cell>
          <table:table-cell table:style-name="ce15"/>
          <table:table-cell office:value-type="string" table:style-name="ce17">
            <text:p><text:s/>ccskrtrafficdbp02.krcloud has just been restarted</text:p>
          </table:table-cell>
          <table:table-cell office:value-type="string" table:style-name="ce28">
            <text:p>작업에 의한 재기동</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7]" table:style-name="ce11">
            <text:p>0:00:00</text:p>
          </table:table-cell>
          <table:table-cell office:value-type="string" table:style-name="ce25">
            <text:p>2022.05.23</text:p>
          </table:table-cell>
          <table:table-cell office:value-type="string" table:style-name="ce26">
            <text:p>09~21</text:p>
          </table:table-cell>
          <table:table-cell office:value-type="string" table:content-validation-name="val5" table:style-name="ce27">
            <text:p>채한길</text:p>
          </table:table-cell>
          <table:table-cell table:number-columns-repeated="2" table:style-name="ce27"/>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7]-[.L37]" table:style-name="ce16">
            <text:p>0:00:00</text:p>
          </table:table-cell>
          <table:table-cell office:value-type="string" table:style-name="ce14">
            <text:p>Kakao</text:p>
          </table:table-cell>
          <table:table-cell table:style-name="ce15"/>
          <table:table-cell office:value-type="string" table:style-name="ce17">
            <text:p><text:s/>ccskrtrafficdbp02.krcloud has just been restarted</text:p>
          </table:table-cell>
          <table:table-cell office:value-type="string" table:style-name="ce28">
            <text:p>작업에 의한 재기동</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office:string-value="완료" table:formula="of:=IF(ISBLANK([.P38]);&quot;진행중&quot;;&quot;완료&quot;)" table:style-name="ce19">
            <text:p>완료</text:p>
          </table:table-cell>
          <table:table-cell office:value-type="time" office:time-value="PT0H8M0S" table:formula="of:=[.N38]" table:style-name="ce11">
            <text:p>0:08:00</text:p>
          </table:table-cell>
          <table:table-cell office:value-type="string" table:style-name="ce41">
            <text:p>2022.05.24</text:p>
          </table:table-cell>
          <table:table-cell office:value-type="string" table:style-name="ce49">
            <text:p>08~15</text:p>
          </table:table-cell>
          <table:table-cell office:value-type="string" table:content-validation-name="val5" table:style-name="ce42">
            <text:p>심명보</text:p>
          </table:table-cell>
          <table:table-cell table:style-name="ce42"/>
          <table:table-cell office:value-type="string" table:style-name="ce42">
            <text:p>정종인, 임정현, 남재하</text:p>
          </table:table-cell>
          <table:table-cell office:value-type="date" office:date-value="2022-05-24T10:55:00" table:style-name="ce23">
            <text:p>22-5-24 10:55</text:p>
          </table:table-cell>
          <table:table-cell office:value-type="date" office:date-value="2022-05-24T11:03:00" table:style-name="ce23">
            <text:p>22-5-24 11:03</text:p>
          </table:table-cell>
          <table:table-cell office:value-type="time" office:time-value="PT0H8M0S" table:formula="of:=[.M38]-[.L38]" table:style-name="ce16">
            <text:p>0:08:00</text:p>
          </table:table-cell>
          <table:table-cell office:value-type="string" table:style-name="ce22">
            <text:p>Kakao</text:p>
          </table:table-cell>
          <table:table-cell office:value-type="string" table:style-name="ce23">
            <text:p>2022-05-24-11:56:00 AM</text:p>
          </table:table-cell>
          <table:table-cell office:value-type="string" table:style-name="ce24">
            <text:p>F5 big-IP: There are errors on the network interface (2.1)</text:p>
          </table:table-cell>
          <table:table-cell office:value-type="string" table:style-name="ce44">
            <text:p>인터페이스 에러 알람 발생, 확인 시 해당 인터페이스 정상 확인, 벤더 긴급 점검 진행 중</text:p>
          </table:table-cell>
          <table:table-cell table:style-name="ce44"/>
          <table:table-cell office:value-type="string" table:content-validation-name="val6" table:style-name="ce45">
            <text:p>X</text:p>
          </table:table-cell>
          <table:table-cell office:value-type="string" table:content-validation-name="val6" table:style-name="ce45">
            <text:p>O</text:p>
          </table:table-cell>
          <table:table-cell office:value-type="string" table:style-name="ce52">
            <text:p>10:55 분경 error 카운터 8개 발생 확인</text:p>
            <text:p>엔지니어 확인 결과 서비스에는 문제 없음 확인</text:p>
            <text:p>지속적발생시 해당 시간에 dump 생성 하여 원인 분석 요청 필요</text:p>
          </table:table-cell>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2M0S" table:formula="of:=[.N39]" table:style-name="ce11">
            <text:p>0:02:00</text:p>
          </table:table-cell>
          <table:table-cell office:value-type="string" table:style-name="ce25">
            <text:p>2022.05.27</text:p>
          </table:table-cell>
          <table:table-cell office:value-type="string" table:style-name="ce26">
            <text:p>15~22</text:p>
          </table:table-cell>
          <table:table-cell office:value-type="string" table:content-validation-name="val5" table:style-name="ce27">
            <text:p>오창민</text:p>
          </table:table-cell>
          <table:table-cell table:style-name="ce27"/>
          <table:table-cell office:value-type="string" table:style-name="ce27">
            <text:p>정종인</text:p>
          </table:table-cell>
          <table:table-cell office:value-type="date" office:date-value="2022-05-27T20:02:00" table:style-name="ce15">
            <text:p>22-5-27 20:02</text:p>
          </table:table-cell>
          <table:table-cell office:value-type="date" office:date-value="2022-05-27T20:04:00" table:style-name="ce15">
            <text:p>22-5-27 20:04</text:p>
          </table:table-cell>
          <table:table-cell office:value-type="time" office:time-value="PT0H2M0S" table:formula="of:=[.M39]-[.L39]" table:style-name="ce16">
            <text:p>0:02:00</text:p>
          </table:table-cell>
          <table:table-cell office:value-type="string" table:style-name="ce14">
            <text:p>Kakao, call</text:p>
          </table:table-cell>
          <table:table-cell table:style-name="ce15"/>
          <table:table-cell office:value-type="string" table:style-name="ce17">
            <text:p>/postgres_dump Disk size 8.94% capacity left : ccskrtrafficdbp01.krcloud/High</text:p>
          </table:table-cell>
          <table:table-cell office:value-type="string" table:style-name="ce28">
            <text:p>새 백업 디렉터리 생성하여 로그 파일 옮김. 공승현 책임 연락하여 확인 요청하였음.</text:p>
          </table:table-cell>
          <table:table-cell office:value-type="string" table:style-name="ce28">
            <text:p>KRCLOUD-4958</text:p>
          </table:table-cell>
          <table:table-cell office:value-type="string" table:content-validation-name="val6" table:style-name="ce29">
            <text:p>X</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0]);&quot;진행중&quot;;&quot;완료&quot;)" table:style-name="ce10">
            <text:p>완료</text:p>
          </table:table-cell>
          <table:table-cell office:value-type="time" office:time-value="PT0H0M0S" table:formula="of:=[.N40]" table:style-name="ce11">
            <text:p>0:00:00</text:p>
          </table:table-cell>
          <table:table-cell office:value-type="string" table:style-name="ce25">
            <text:p>2022.05.28</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5-28T14:04:00" table:style-name="ce15">
            <text:p>22-5-28 14:04</text:p>
          </table:table-cell>
          <table:table-cell office:value-type="date" office:date-value="2022-05-28T14:04:00" table:style-name="ce15">
            <text:p>22-5-28 14:04</text:p>
          </table:table-cell>
          <table:table-cell office:value-type="time" office:time-value="PT0H0M0S" table:formula="of:=[.M40]-[.L40]" table:style-name="ce16">
            <text:p>0:00:00</text:p>
          </table:table-cell>
          <table:table-cell office:value-type="string" table:style-name="ce14">
            <text:p>Kakao, call</text:p>
          </table:table-cell>
          <table:table-cell office:value-type="date" office:date-value="2022-05-28T15:10:00" table:style-name="ce15">
            <text:p>22-5-28 15:10</text:p>
          </table:table-cell>
          <table:table-cell office:value-type="string" table:style-name="ce17">
            <text:p>/ data disk size 10% capacity left: ccskrbigkafkap03</text:p>
          </table:table-cell>
          <table:table-cell office:value-type="string" table:style-name="ce28">
            <text:p>Emailed and contacted through phone.</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1]);&quot;진행중&quot;;&quot;완료&quot;)" table:style-name="ce10">
            <text:p>완료</text:p>
          </table:table-cell>
          <table:table-cell office:value-type="time" office:time-value="PT0H10M0S" table:formula="of:=[.N41]" table:style-name="ce11">
            <text:p>0:10:00</text:p>
          </table:table-cell>
          <table:table-cell office:value-type="string" table:style-name="ce25">
            <text:p>2022.05.28</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Thulsiraj</text:p>
          </table:table-cell>
          <table:table-cell table:style-name="ce27"/>
          <table:table-cell office:value-type="date" office:date-value="2022-05-28T18:48:00" table:style-name="ce15">
            <text:p>22-5-28 18:48</text:p>
          </table:table-cell>
          <table:table-cell office:value-type="date" office:date-value="2022-05-28T18:58:00" table:style-name="ce15">
            <text:p>22-5-28 18:58</text:p>
          </table:table-cell>
          <table:table-cell office:value-type="time" office:time-value="PT0H10M0S" table:formula="of:=[.M41]-[.L41]" table:style-name="ce16">
            <text:p>0:10:00</text:p>
          </table:table-cell>
          <table:table-cell office:value-type="string" table:style-name="ce14">
            <text:p>Kakao, Auto M+</text:p>
          </table:table-cell>
          <table:table-cell office:value-type="date" office:date-value="2022-05-28T18:58:00" table:style-name="ce15">
            <text:p>22-5-28 18:58</text:p>
          </table:table-cell>
          <table:table-cell office:value-type="string" table:style-name="ce17">
            <text:p>ccskrhcloudkwp04.krcloud has just been restarted</text:p>
          </table:table-cell>
          <table:table-cell office:value-type="string" table:style-name="ce28">
            <text:p>Automatically it got resolved. Informed owner through messager &amp; email.</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42]" table:style-name="ce11">
            <text:p>0:00:00</text:p>
          </table:table-cell>
          <table:table-cell office:value-type="string" table:style-name="ce25">
            <text:p>2022.05.29</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5-29T15:23:00" table:style-name="ce15">
            <text:p>22-5-29 15:23</text:p>
          </table:table-cell>
          <table:table-cell office:value-type="date" office:date-value="2022-05-29T15:23:00" table:style-name="ce15">
            <text:p>22-5-29 15:23</text:p>
          </table:table-cell>
          <table:table-cell office:value-type="time" office:time-value="PT0H0M0S" table:formula="of:=[.M42]-[.L42]" table:style-name="ce16">
            <text:p>0:00:00</text:p>
          </table:table-cell>
          <table:table-cell office:value-type="string" table:style-name="ce14">
            <text:p>Kakao, Call</text:p>
          </table:table-cell>
          <table:table-cell table:style-name="ce15"/>
          <table:table-cell office:value-type="string" table:style-name="ce17">
            <text:p>Problem: Solid State Disk 0 4 : Physical disk is in warning state</text:p>
          </table:table-cell>
          <table:table-cell office:value-type="string" table:style-name="ce28">
            <text:p>RMA request on Monday and then proceed to hardware change.</text:p>
          </table:table-cell>
          <table:table-cell office:value-type="string" table:style-name="ce28">
            <text:p>KRCLOUD-4962</text:p>
          </table:table-cell>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3]);&quot;진행중&quot;;&quot;완료&quot;)" table:style-name="ce10">
            <text:p>완료</text:p>
          </table:table-cell>
          <table:table-cell office:value-type="time" office:time-value="PT0H1M0S" table:formula="of:=[.N43]" table:style-name="ce11">
            <text:p>0:01:00</text:p>
          </table:table-cell>
          <table:table-cell office:value-type="string" table:style-name="ce25">
            <text:p>2022.05.30</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Saju &amp; Ashok</text:p>
          </table:table-cell>
          <table:table-cell table:style-name="ce14"/>
          <table:table-cell office:value-type="date" office:date-value="2022-05-31T03:35:00" table:style-name="ce15">
            <text:p>22-5-31 3:35</text:p>
          </table:table-cell>
          <table:table-cell office:value-type="date" office:date-value="2022-05-31T03:36:00" table:style-name="ce15">
            <text:p>22-5-31 3:36</text:p>
          </table:table-cell>
          <table:table-cell office:value-type="time" office:time-value="PT0H1M0S" table:formula="of:=[.M43]-[.L43]" table:style-name="ce16">
            <text:p>0:01:00</text:p>
          </table:table-cell>
          <table:table-cell office:value-type="string" table:style-name="ce14">
            <text:p>Kakao &amp; mail</text:p>
          </table:table-cell>
          <table:table-cell office:value-type="date" office:date-value="2022-05-31T03:42:00" table:style-name="ce15">
            <text:p>22-5-31 3:42</text:p>
          </table:table-cell>
          <table:table-cell office:value-type="string" table:style-name="ce17">
            <text:p>ccskrk8sp612.krcloud has just been restarted</text:p>
          </table:table-cell>
          <table:table-cell office:value-type="string" table:style-name="ce17">
            <text:p>Due to Kernel panic server got rebooted, we have created ticket for the same.. And sent mail to the owner and the group</text:p>
          </table:table-cell>
          <table:table-cell office:value-type="string" table:style-name="ce28">
            <text:p>KRCLOUD-4967</text:p>
          </table:table-cell>
          <table:table-cell office:value-type="string" table:content-validation-name="val6" table:style-name="ce29">
            <text:p>O</text:p>
          </table:table-cell>
          <table:table-cell table:content-validation-name="val6" table:style-name="ce29"/>
          <table:table-cell office:value-type="string" table:style-name="ce30">
            <text:p>There were 17 containers, all are up and running</text:p>
          </table:table-cell>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4]);&quot;진행중&quot;;&quot;완료&quot;)" table:style-name="ce19">
            <text:p>완료</text:p>
          </table:table-cell>
          <table:table-cell office:value-type="time" office:time-value="PT0H2M0S" table:formula="of:=[.N44]" table:style-name="ce11">
            <text:p>0:02:00</text:p>
          </table:table-cell>
          <table:table-cell office:value-type="date" office:date-value="2022-05-16T00:00:00" table:style-name="ce41">
            <text:p>2022.05.16</text:p>
          </table:table-cell>
          <table:table-cell office:value-type="string" table:style-name="ce49">
            <text:p>15~22</text:p>
          </table:table-cell>
          <table:table-cell office:value-type="string" table:content-validation-name="val5" table:style-name="ce42">
            <text:p>임정현</text:p>
          </table:table-cell>
          <table:table-cell table:style-name="ce42"/>
          <table:table-cell office:value-type="string" table:style-name="ce42">
            <text:p>김의현</text:p>
          </table:table-cell>
          <table:table-cell office:value-type="date" office:date-value="2022-05-16T18:28:00" table:style-name="ce23">
            <text:p>22-5-16 18:28</text:p>
          </table:table-cell>
          <table:table-cell office:value-type="date" office:date-value="2022-05-16T18:30:00" table:style-name="ce23">
            <text:p>22-5-16 18:30</text:p>
          </table:table-cell>
          <table:table-cell office:value-type="time" office:time-value="PT0H2M0S" table:formula="of:=[.M44]-[.L44]" table:style-name="ce16">
            <text:p>0:02:00</text:p>
          </table:table-cell>
          <table:table-cell office:value-type="string" table:style-name="ce22">
            <text:p>Kakao</text:p>
          </table:table-cell>
          <table:table-cell office:value-type="date" office:date-value="2022-05-16T19:14:00" table:style-name="ce23">
            <text:p>22-5-16 19:14</text:p>
          </table:table-cell>
          <table:table-cell office:value-type="string" table:style-name="ce24">
            <text:p>[FIRING:1](Rancher local Disk usage alert dvSgtNX7k)</text:p>
          </table:table-cell>
          <table:table-cell office:value-type="string" table:style-name="ce44">
            <text:p>Grafana 모니터링 변수값 수정</text:p>
          </table:table-cell>
          <table:table-cell table:style-name="ce44"/>
          <table:table-cell office:value-type="string" table:content-validation-name="val6" table:style-name="ce45">
            <text:p>O</text:p>
          </table:table-cell>
          <table:table-cell office:value-type="string" table:content-validation-name="val6" table:style-name="ce45">
            <text:p>X</text:p>
          </table:table-cell>
          <table:table-cell table:style-name="ce46"/>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45]);&quot;진행중&quot;;&quot;완료&quot;)" table:style-name="ce19">
            <text:p>완료</text:p>
          </table:table-cell>
          <table:table-cell office:value-type="time" office:time-value="PT0H1M0S" table:formula="of:=[.N45]" table:style-name="ce11">
            <text:p>0:01:00</text:p>
          </table:table-cell>
          <table:table-cell office:value-type="date" office:date-value="2022-05-17T00:00:00" table:style-name="ce41">
            <text:p>2022.05.17</text:p>
          </table:table-cell>
          <table:table-cell office:value-type="string" table:style-name="ce49">
            <text:p>15~22</text:p>
          </table:table-cell>
          <table:table-cell office:value-type="string" table:content-validation-name="val5" table:style-name="ce42">
            <text:p>임정현</text:p>
          </table:table-cell>
          <table:table-cell table:style-name="ce42"/>
          <table:table-cell office:value-type="string" table:style-name="ce42">
            <text:p>장재봉</text:p>
          </table:table-cell>
          <table:table-cell office:value-type="date" office:date-value="2022-05-17T15:30:00" table:style-name="ce23">
            <text:p>22-5-17 15:30</text:p>
          </table:table-cell>
          <table:table-cell office:value-type="date" office:date-value="2022-05-17T15:31:00" table:style-name="ce23">
            <text:p>22-5-17 15:31</text:p>
          </table:table-cell>
          <table:table-cell office:value-type="time" office:time-value="PT0H1M0S" table:formula="of:=[.M45]-[.L45]" table:style-name="ce16">
            <text:p>0:01:00</text:p>
          </table:table-cell>
          <table:table-cell office:value-type="string" table:style-name="ce22">
            <text:p>Kakao</text:p>
          </table:table-cell>
          <table:table-cell office:value-type="date" office:date-value="2022-05-18T10:20:00" table:style-name="ce23">
            <text:p>22-5-18 10:20</text:p>
          </table:table-cell>
          <table:table-cell office:value-type="string" table:style-name="ce24">
            <text:p>cf-ecd9654fb2533ee33b9e.doppler.0 has just been restarted</text:p>
          </table:table-cell>
          <table:table-cell office:value-type="string" table:style-name="ce53">
            <text:p>메가존 계약 만료(4.30)로 RMA진행 불가 오토에버측과 협의후 진행 예정</text:p>
            <text:p>지속적으로 알람 발생하여 Maintenance등록</text:p>
          </table:table-cell>
          <table:table-cell table:style-name="ce44"/>
          <table:table-cell office:value-type="string" table:content-validation-name="val6" table:style-name="ce45">
            <text:p>X</text:p>
          </table:table-cell>
          <table:table-cell office:value-type="string" table:content-validation-name="val6" table:style-name="ce45">
            <text:p>X</text:p>
          </table:table-cell>
          <table:table-cell table:style-name="ce46"/>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9M0S" table:formula="of:=[.N46]" table:style-name="ce11">
            <text:p>0:09:00</text:p>
          </table:table-cell>
          <table:table-cell office:value-type="string" table:style-name="ce41">
            <text:p>2022.05.07</text:p>
          </table:table-cell>
          <table:table-cell office:value-type="string" table:style-name="ce49">
            <text:p>17~22</text:p>
          </table:table-cell>
          <table:table-cell office:value-type="string" table:content-validation-name="val5" table:style-name="ce42">
            <text:p>이한새</text:p>
          </table:table-cell>
          <table:table-cell table:style-name="ce42"/>
          <table:table-cell office:value-type="string" table:style-name="ce42">
            <text:p>정진호</text:p>
          </table:table-cell>
          <table:table-cell office:value-type="date" office:date-value="2022-05-07T20:13:00" table:style-name="ce23">
            <text:p>22-5-7 20:13</text:p>
          </table:table-cell>
          <table:table-cell office:value-type="date" office:date-value="2022-05-07T20:22:00" table:style-name="ce23">
            <text:p>22-5-7 20:22</text:p>
          </table:table-cell>
          <table:table-cell office:value-type="time" office:time-value="PT0H9M0S" table:formula="of:=[.M46]-[.L46]" table:style-name="ce16">
            <text:p>0:09:00</text:p>
          </table:table-cell>
          <table:table-cell office:value-type="string" table:style-name="ce22">
            <text:p>Kakao, Call, SMS</text:p>
          </table:table-cell>
          <table:table-cell table:style-name="ce54"/>
          <table:table-cell office:value-type="string" table:style-name="ce24">
            <text:p>/data Disk size 9.96% capacity left: es02.ap-northeast-2.prd.h53</text:p>
          </table:table-cell>
          <table:table-cell office:value-type="string" table:style-name="ce44">
            <text:p>es02.ap-northeast-2.prd.h53 -&gt; sent SMS and called to VM owner</text:p>
          </table:table-cell>
          <table:table-cell table:style-name="ce44"/>
          <table:table-cell office:value-type="string" table:content-validation-name="val6" table:style-name="ce45">
            <text:p>X</text:p>
          </table:table-cell>
          <table:table-cell office:value-type="string" table:content-validation-name="val6" table:style-name="ce45">
            <text:p>X</text:p>
          </table:table-cell>
          <table:table-cell table:style-name="ce46"/>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7]);&quot;진행중&quot;;&quot;완료&quot;)" table:style-name="ce19">
            <text:p>완료</text:p>
          </table:table-cell>
          <table:table-cell office:value-type="time" office:time-value="PT0H9M0S" table:formula="of:=[.N47]" table:style-name="ce11">
            <text:p>0:09:00</text:p>
          </table:table-cell>
          <table:table-cell office:value-type="string" table:style-name="ce20">
            <text:p>2022.05.10</text:p>
          </table:table-cell>
          <table:table-cell office:value-type="string" table:style-name="ce21">
            <text:p>17~22</text:p>
          </table:table-cell>
          <table:table-cell office:value-type="string" table:content-validation-name="val5" table:style-name="ce22">
            <text:p>이한새</text:p>
          </table:table-cell>
          <table:table-cell table:style-name="ce22"/>
          <table:table-cell office:value-type="string" table:style-name="ce22">
            <text:p>정진호</text:p>
          </table:table-cell>
          <table:table-cell office:value-type="date" office:date-value="2022-05-10T15:16:00" table:style-name="ce23">
            <text:p>22-5-10 15:16</text:p>
          </table:table-cell>
          <table:table-cell office:value-type="date" office:date-value="2022-05-10T15:25:00" table:style-name="ce23">
            <text:p>22-5-10 15:25</text:p>
          </table:table-cell>
          <table:table-cell office:value-type="time" office:time-value="PT0H9M0S" table:formula="of:=[.M47]-[.L47]" table:style-name="ce16">
            <text:p>0:09:00</text:p>
          </table:table-cell>
          <table:table-cell office:value-type="string" table:style-name="ce22">
            <text:p>call, Kakao, mail</text:p>
          </table:table-cell>
          <table:table-cell office:value-type="date" office:date-value="2022-05-10T15:17:00" table:style-name="ce23">
            <text:p>22-5-10 15:17</text:p>
          </table:table-cell>
          <table:table-cell office:value-type="string" table:style-name="ce24">
            <text:p>interface ethernet43(): link down</text:p>
          </table:table-cell>
          <table:table-cell office:value-type="string" table:style-name="ce24">
            <text:p>이한선 책임님께 메일로 전달</text:p>
          </table:table-cell>
          <table:table-cell table:style-name="ce24"/>
          <table:table-cell office:value-type="string" table:content-validation-name="val6" table:style-name="ce22">
            <text:p>O</text:p>
          </table:table-cell>
          <table:table-cell office:value-type="string" table:content-validation-name="val6" table:style-name="ce22">
            <text:p>X</text:p>
          </table:table-cell>
          <table:table-cell table:style-name="ce24"/>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8]);&quot;진행중&quot;;&quot;완료&quot;)" table:style-name="ce19">
            <text:p>완료</text:p>
          </table:table-cell>
          <table:table-cell office:value-type="time" office:time-value="PT0H1M0S" table:formula="of:=[.N48]" table:style-name="ce11">
            <text:p>0:01:00</text:p>
          </table:table-cell>
          <table:table-cell office:value-type="string" table:style-name="ce41">
            <text:p>2022.05.10</text:p>
          </table:table-cell>
          <table:table-cell office:value-type="string" table:style-name="ce49">
            <text:p>17~22</text:p>
          </table:table-cell>
          <table:table-cell office:value-type="string" table:content-validation-name="val5" table:style-name="ce42">
            <text:p>이한새</text:p>
          </table:table-cell>
          <table:table-cell table:style-name="ce42"/>
          <table:table-cell office:value-type="string" table:style-name="ce42">
            <text:p>정진호</text:p>
          </table:table-cell>
          <table:table-cell office:value-type="date" office:date-value="2022-05-10T16:32:00" table:style-name="ce23">
            <text:p>22-5-10 16:32</text:p>
          </table:table-cell>
          <table:table-cell office:value-type="date" office:date-value="2022-05-10T16:33:00" table:style-name="ce23">
            <text:p>22-5-10 16:33</text:p>
          </table:table-cell>
          <table:table-cell office:value-type="time" office:time-value="PT0H1M0S" table:formula="of:=[.M48]-[.L48]" table:style-name="ce16">
            <text:p>0:01:00</text:p>
          </table:table-cell>
          <table:table-cell office:value-type="string" table:style-name="ce22">
            <text:p>Kakao, mail</text:p>
          </table:table-cell>
          <table:table-cell office:value-type="date" office:date-value="2022-05-10T16:34:00" table:style-name="ce23">
            <text:p>22-5-10 16:34</text:p>
          </table:table-cell>
          <table:table-cell office:value-type="string" table:style-name="ce24">
            <text:p>key cloak alert [Service down]</text:p>
          </table:table-cell>
          <table:table-cell office:value-type="string" table:style-name="ce44">
            <text:p>이준 책임님께 메일로 전달</text:p>
          </table:table-cell>
          <table:table-cell table:style-name="ce44"/>
          <table:table-cell office:value-type="string" table:content-validation-name="val6" table:style-name="ce45">
            <text:p>O</text:p>
          </table:table-cell>
          <table:table-cell office:value-type="string" table:content-validation-name="val6" table:style-name="ce45">
            <text:p>X</text:p>
          </table:table-cell>
          <table:table-cell table:style-name="ce46"/>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49]);&quot;진행중&quot;;&quot;완료&quot;)" table:style-name="ce10">
            <text:p>완료</text:p>
          </table:table-cell>
          <table:table-cell office:value-type="time" office:time-value="PT0H18M0S" table:formula="of:=[.N49]" table:style-name="ce11">
            <text:p>0:18:00</text:p>
          </table:table-cell>
          <table:table-cell office:value-type="string" table:style-name="ce12">
            <text:p>2022.05.12</text:p>
          </table:table-cell>
          <table:table-cell office:value-type="string" table:style-name="ce13">
            <text:p>16~22</text:p>
          </table:table-cell>
          <table:table-cell office:value-type="string" table:content-validation-name="val5" table:style-name="ce14">
            <text:p>고희경</text:p>
          </table:table-cell>
          <table:table-cell table:style-name="ce14"/>
          <table:table-cell office:value-type="string" table:style-name="ce14">
            <text:p>장재봉, 임예슬, 정진호</text:p>
          </table:table-cell>
          <table:table-cell office:value-type="date" office:date-value="2022-05-12T17:00:00" table:style-name="ce15">
            <text:p>22-5-12 17:00</text:p>
          </table:table-cell>
          <table:table-cell office:value-type="date" office:date-value="2022-05-12T17:18:00" table:style-name="ce15">
            <text:p>22-5-12 17:18</text:p>
          </table:table-cell>
          <table:table-cell office:value-type="time" office:time-value="PT0H18M0S" table:formula="of:=[.M49]-[.L49]" table:style-name="ce16">
            <text:p>0:18:00</text:p>
          </table:table-cell>
          <table:table-cell office:value-type="string" table:style-name="ce14">
            <text:p>KaKao</text:p>
          </table:table-cell>
          <table:table-cell office:value-type="date" office:date-value="2022-05-12T17:08:00" table:style-name="ce15">
            <text:p>22-5-12 17:08</text:p>
          </table:table-cell>
          <table:table-cell office:value-type="string" table:style-name="ce17">
            <text:p>kr-az2-com06-01r08.kr.hcloud.h53 has been restartd<text:s/></text:p>
          </table:table-cell>
          <table:table-cell office:value-type="string" table:style-name="ce17">
            <text:p>compute host reboot 되어 v.m 13대 죽어 evacuation 진행, VM running 상태, DB 기동 완료</text:p>
          </table:table-cell>
          <table:table-cell table:style-name="ce17"/>
          <table:table-cell table:content-validation-name="val6" table:style-name="ce14"/>
          <table:table-cell table:content-validation-name="val6" table:style-name="ce14"/>
          <table:table-cell table:style-name="ce17"/>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0]);&quot;진행중&quot;;&quot;완료&quot;)" table:style-name="ce19">
            <text:p>완료</text:p>
          </table:table-cell>
          <table:table-cell office:value-type="time" office:time-value="PT0H3M0S" table:formula="of:=[.N50]" table:style-name="ce11">
            <text:p>0:03:00</text:p>
          </table:table-cell>
          <table:table-cell office:value-type="string" table:style-name="ce41">
            <text:p>2022.05.12</text:p>
          </table:table-cell>
          <table:table-cell office:value-type="string" table:style-name="ce49">
            <text:p>08~16</text:p>
          </table:table-cell>
          <table:table-cell office:value-type="string" table:content-validation-name="val5" table:style-name="ce42">
            <text:p>오창민</text:p>
          </table:table-cell>
          <table:table-cell table:style-name="ce42"/>
          <table:table-cell office:value-type="string" table:style-name="ce42">
            <text:p>장재봉, 이순철</text:p>
          </table:table-cell>
          <table:table-cell office:value-type="date" office:date-value="2022-05-12T14:21:00" table:style-name="ce23">
            <text:p>22-5-12 14:21</text:p>
          </table:table-cell>
          <table:table-cell office:value-type="date" office:date-value="2022-05-12T14:24:00" table:style-name="ce23">
            <text:p>22-5-12 14:24</text:p>
          </table:table-cell>
          <table:table-cell office:value-type="time" office:time-value="PT0H3M0S" table:formula="of:=[.M50]-[.L50]" table:style-name="ce16">
            <text:p>0:03:00</text:p>
          </table:table-cell>
          <table:table-cell office:value-type="string" table:style-name="ce22">
            <text:p>Kakao, Mail</text:p>
          </table:table-cell>
          <table:table-cell office:value-type="date" office:date-value="2022-05-12T14:44:00" table:style-name="ce23">
            <text:p>22-5-12 14:44</text:p>
          </table:table-cell>
          <table:table-cell office:value-type="string" table:style-name="ce24">
            <text:p>Unavailable by ICMP ping / diagnostic-mongos01.ap-northeast-2.prd.h53(2center)</text:p>
          </table:table-cell>
          <table:table-cell office:value-type="string" table:style-name="ce53">
            <text:p>이순철 수석님 컨택하여 IaaS 포탈로 담당자 확인(김승진 책임연구원)</text:p>
            <text:p>VM 생성 후 삭제<text:s/></text:p>
          </table:table-cell>
          <table:table-cell table:style-name="ce44"/>
          <table:table-cell office:value-type="string" table:content-validation-name="val6" table:style-name="ce45">
            <text:p>O</text:p>
          </table:table-cell>
          <table:table-cell office:value-type="string" table:content-validation-name="val6" table:style-name="ce45">
            <text:p>X</text:p>
          </table:table-cell>
          <table:table-cell table:style-name="ce46"/>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0M0S" table:formula="of:=[.N51]" table:style-name="ce11">
            <text:p>0:00:00</text:p>
          </table:table-cell>
          <table:table-cell office:value-type="string" table:style-name="ce25">
            <text:p>2022.05.12</text:p>
          </table:table-cell>
          <table:table-cell office:value-type="string" table:style-name="ce26">
            <text:p>16~22</text:p>
          </table:table-cell>
          <table:table-cell office:value-type="string" table:content-validation-name="val5" table:style-name="ce27">
            <text:p>고희경</text:p>
          </table:table-cell>
          <table:table-cell table:style-name="ce27"/>
          <table:table-cell office:value-type="string" table:style-name="ce27">
            <text:p>임예슬</text:p>
          </table:table-cell>
          <table:table-cell office:value-type="date" office:date-value="2022-05-12T20:27:00" table:style-name="ce15">
            <text:p>22-5-12 20:27</text:p>
          </table:table-cell>
          <table:table-cell office:value-type="date" office:date-value="2022-05-12T20:27:00" table:style-name="ce15">
            <text:p>22-5-12 20:27</text:p>
          </table:table-cell>
          <table:table-cell office:value-type="time" office:time-value="PT0H0M0S" table:formula="of:=[.M51]-[.L51]" table:style-name="ce16">
            <text:p>0:00:00</text:p>
          </table:table-cell>
          <table:table-cell office:value-type="string" table:style-name="ce14">
            <text:p>KaKao</text:p>
          </table:table-cell>
          <table:table-cell table:style-name="ce31"/>
          <table:table-cell office:value-type="string" table:style-name="ce17">
            <text:p>(KR-apne2 Rancher Local Cluster) Etcd reader has been changed</text:p>
          </table:table-cell>
          <table:table-cell office:value-type="string" table:style-name="ce28">
            <text:p>Etcd leader는 정상 UP 상태이며, 랜처2서버는 안진희,안주림 책임님께서 구성중</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0M0S" table:formula="of:=[.N52]" table:style-name="ce11">
            <text:p>0:00:00</text:p>
          </table:table-cell>
          <table:table-cell office:value-type="string" table:style-name="ce20">
            <text:p>2022.05.12</text:p>
          </table:table-cell>
          <table:table-cell office:value-type="string" table:style-name="ce21">
            <text:p>16~22</text:p>
          </table:table-cell>
          <table:table-cell office:value-type="string" table:content-validation-name="val5" table:style-name="ce22">
            <text:p>고희경</text:p>
          </table:table-cell>
          <table:table-cell table:style-name="ce22"/>
          <table:table-cell office:value-type="string" table:style-name="ce22">
            <text:p>장재봉</text:p>
          </table:table-cell>
          <table:table-cell office:value-type="date" office:date-value="2022-05-12T18:13:00" table:style-name="ce23">
            <text:p>22-5-12 18:13</text:p>
          </table:table-cell>
          <table:table-cell office:value-type="date" office:date-value="2022-05-12T18:13:00" table:style-name="ce23">
            <text:p>22-5-12 18:13</text:p>
          </table:table-cell>
          <table:table-cell office:value-type="time" office:time-value="PT0H0M0S" table:formula="of:=[.M52]-[.L52]" table:style-name="ce16">
            <text:p>0:00:00</text:p>
          </table:table-cell>
          <table:table-cell office:value-type="string" table:style-name="ce22">
            <text:p>KaKao</text:p>
          </table:table-cell>
          <table:table-cell table:style-name="ce54"/>
          <table:table-cell office:value-type="string" table:style-name="ce55">
            <text:p>2센터 Rancher 운영계 서비스 안됨</text:p>
          </table:table-cell>
          <table:table-cell office:value-type="string" table:style-name="ce55">
            <text:p>랜처 서버는 정상적으로 복구 되었고, reboot한 vm이 올라오지 않아 인프라개발팀에서 새로 vm할당 받은 후 재구성하여 클러스터와 조인할 예정</text:p>
          </table:table-cell>
          <table:table-cell table:style-name="ce24"/>
          <table:table-cell office:value-type="string" table:content-validation-name="val6" table:style-name="ce22">
            <text:p>O</text:p>
          </table:table-cell>
          <table:table-cell office:value-type="string" table:content-validation-name="val6" table:style-name="ce22">
            <text:p>X</text:p>
          </table:table-cell>
          <table:table-cell office:value-type="string" table:style-name="ce55">
            <text:p>rancher 접속 시 키 파일이 필요하지만,<text:s/></text:p>
            <text:p>오토에버에서 전달 받지 못해 현대차에서 키 파일을 전달 받아 접속 후 확인을 바로 할 수 없었음.</text:p>
          </table:table-cell>
          <table:table-cell table:number-columns-repeated="16362" table:style-name="ce9"/>
        </table:table-row>
        <table:table-row table:style-name="ro2" table:visibility="filter">
          <table:table-cell office:value-type="string" table:style-name="ce2">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1M0S" table:formula="of:=[.N53]" table:style-name="ce11">
            <text:p>0:01:00</text:p>
          </table:table-cell>
          <table:table-cell office:value-type="string" table:style-name="ce41">
            <text:p>2022.05.12</text:p>
          </table:table-cell>
          <table:table-cell office:value-type="string" table:style-name="ce49">
            <text:p>16~22</text:p>
          </table:table-cell>
          <table:table-cell office:value-type="string" table:content-validation-name="val5" table:style-name="ce42">
            <text:p>고희경</text:p>
          </table:table-cell>
          <table:table-cell table:style-name="ce42"/>
          <table:table-cell office:value-type="string" table:style-name="ce42">
            <text:p>임예슬</text:p>
          </table:table-cell>
          <table:table-cell office:value-type="date" office:date-value="2022-05-12T20:21:00" table:style-name="ce23">
            <text:p>22-5-12 20:21</text:p>
          </table:table-cell>
          <table:table-cell office:value-type="date" office:date-value="2022-05-12T20:22:00" table:style-name="ce23">
            <text:p>22-5-12 20:22</text:p>
          </table:table-cell>
          <table:table-cell office:value-type="time" office:time-value="PT0H1M0S" table:style-name="ce16">
            <text:p>0:01:00</text:p>
          </table:table-cell>
          <table:table-cell office:value-type="string" table:style-name="ce22">
            <text:p>KaKao</text:p>
          </table:table-cell>
          <table:table-cell table:style-name="ce54"/>
          <table:table-cell office:value-type="string" table:style-name="ce24">
            <text:p>iaas-maxscale01-down-alert</text:p>
          </table:table-cell>
          <table:table-cell office:value-type="string" table:style-name="ce44">
            <text:p>실제 서버는 정상적으로 서비스 이상 없으며, 그라파나에서만 발생 작일 확인 필요</text:p>
          </table:table-cell>
          <table:table-cell table:style-name="ce44"/>
          <table:table-cell table:content-validation-name="val6" table:style-name="ce45"/>
          <table:table-cell table:content-validation-name="val6" table:style-name="ce45"/>
          <table:table-cell table:style-name="ce46"/>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1M0S" table:formula="of:=[.N54]" table:style-name="ce11">
            <text:p>0:01:00</text:p>
          </table:table-cell>
          <table:table-cell office:value-type="string" table:style-name="ce41">
            <text:p>2022.05.12</text:p>
          </table:table-cell>
          <table:table-cell office:value-type="string" table:style-name="ce49">
            <text:p>16~22</text:p>
          </table:table-cell>
          <table:table-cell office:value-type="string" table:content-validation-name="val5" table:style-name="ce42">
            <text:p>고희경</text:p>
          </table:table-cell>
          <table:table-cell table:style-name="ce42"/>
          <table:table-cell office:value-type="string" table:style-name="ce42">
            <text:p>임예슬</text:p>
          </table:table-cell>
          <table:table-cell office:value-type="date" office:date-value="2022-05-12T20:21:00" table:style-name="ce23">
            <text:p>22-5-12 20:21</text:p>
          </table:table-cell>
          <table:table-cell office:value-type="date" office:date-value="2022-05-12T20:22:00" table:style-name="ce23">
            <text:p>22-5-12 20:22</text:p>
          </table:table-cell>
          <table:table-cell office:value-type="time" office:time-value="PT0H1M0S" table:formula="of:=[.M54]-[.L54]" table:style-name="ce16">
            <text:p>0:01:00</text:p>
          </table:table-cell>
          <table:table-cell office:value-type="string" table:style-name="ce22">
            <text:p>KaKao</text:p>
          </table:table-cell>
          <table:table-cell table:style-name="ce54"/>
          <table:table-cell office:value-type="string" table:style-name="ce24">
            <text:p>iaas-maxscale01-down-alert</text:p>
          </table:table-cell>
          <table:table-cell office:value-type="string" table:style-name="ce44">
            <text:p>실제 서버는 정상적으로 서비스 이상 없으며, 그라파나에서만 발생 작일 확인 필요</text:p>
          </table:table-cell>
          <table:table-cell table:style-name="ce44"/>
          <table:table-cell table:content-validation-name="val6" table:style-name="ce45"/>
          <table:table-cell table:content-validation-name="val6" table:style-name="ce45"/>
          <table:table-cell table:style-name="ce46"/>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55]);&quot;진행중&quot;;&quot;완료&quot;)" table:style-name="ce19">
            <text:p>완료</text:p>
          </table:table-cell>
          <table:table-cell office:value-type="time" office:time-value="PT0H10M0S" table:formula="of:=[.N55]" table:style-name="ce11">
            <text:p>0:10:00</text:p>
          </table:table-cell>
          <table:table-cell office:value-type="string" table:style-name="ce41">
            <text:p>2022.05.13</text:p>
          </table:table-cell>
          <table:table-cell office:value-type="string" table:style-name="ce49">
            <text:p>16~22</text:p>
          </table:table-cell>
          <table:table-cell office:value-type="string" table:content-validation-name="val5" table:style-name="ce42">
            <text:p>고희경</text:p>
          </table:table-cell>
          <table:table-cell table:style-name="ce42"/>
          <table:table-cell office:value-type="string" table:style-name="ce42">
            <text:p>임예슬</text:p>
          </table:table-cell>
          <table:table-cell office:value-type="date" office:date-value="2022-05-13T14:48:00" table:style-name="ce23">
            <text:p>22-5-13 14:48</text:p>
          </table:table-cell>
          <table:table-cell office:value-type="date" office:date-value="2022-05-13T14:58:00" table:style-name="ce23">
            <text:p>22-5-13 14:58</text:p>
          </table:table-cell>
          <table:table-cell office:value-type="time" office:time-value="PT0H10M0S" table:formula="of:=[.M55]-[.L55]" table:style-name="ce16">
            <text:p>0:10:00</text:p>
          </table:table-cell>
          <table:table-cell office:value-type="string" table:style-name="ce22">
            <text:p>KaKao</text:p>
          </table:table-cell>
          <table:table-cell office:value-type="date" office:date-value="2022-05-13T15:46:00" table:style-name="ce23">
            <text:p>22-5-13 15:46</text:p>
          </table:table-cell>
          <table:table-cell office:value-type="string" table:style-name="ce56">
            <text:p>Rancher local Etcd has a leader change (1h) alert</text:p>
          </table:table-cell>
          <table:table-cell office:value-type="string" table:style-name="ce44">
            <text:p>Slack 채널에 안진희 책임님께서 신규 노드 Docker Restart 진행 확인</text:p>
          </table:table-cell>
          <table:table-cell table:style-name="ce44"/>
          <table:table-cell table:content-validation-name="val6" table:style-name="ce45"/>
          <table:table-cell table:content-validation-name="val6" table:style-name="ce45"/>
          <table:table-cell table:style-name="ce46"/>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56]);&quot;진행중&quot;;&quot;완료&quot;)" table:style-name="ce10">
            <text:p>완료</text:p>
          </table:table-cell>
          <table:table-cell office:value-type="time" office:time-value="PT0H1M0S" table:formula="of:=[.N56]" table:style-name="ce11">
            <text:p>0:01:00</text:p>
          </table:table-cell>
          <table:table-cell office:value-type="string" table:style-name="ce12">
            <text:p>2022.05.16</text:p>
          </table:table-cell>
          <table:table-cell office:value-type="string" table:style-name="ce13">
            <text:p>08~15</text:p>
          </table:table-cell>
          <table:table-cell office:value-type="string" table:content-validation-name="val5" table:style-name="ce14">
            <text:p>오창민</text:p>
          </table:table-cell>
          <table:table-cell table:number-columns-repeated="2" table:style-name="ce14"/>
          <table:table-cell office:value-type="date" office:date-value="2022-05-16T10:31:00" table:style-name="ce15">
            <text:p>22-5-16 10:31</text:p>
          </table:table-cell>
          <table:table-cell office:value-type="date" office:date-value="2022-05-16T10:32:00" table:style-name="ce15">
            <text:p>22-5-16 10:32</text:p>
          </table:table-cell>
          <table:table-cell office:value-type="time" office:time-value="PT0H1M0S" table:formula="of:=[.M56]-[.L56]" table:style-name="ce16">
            <text:p>0:01:00</text:p>
          </table:table-cell>
          <table:table-cell office:value-type="string" table:style-name="ce14">
            <text:p>Kakao, Mail</text:p>
          </table:table-cell>
          <table:table-cell office:value-type="date" office:date-value="2022-05-16T14:30:00" table:style-name="ce15">
            <text:p>22-5-16 14:30</text:p>
          </table:table-cell>
          <table:table-cell office:value-type="string" table:style-name="ce48">
            <text:p>System Board Inlet Temp: Temperature is above warning threshold: &gt;30</text:p>
            <text:p>Host: krcloudprdcomdr1515, 1613, 1614, 1615</text:p>
          </table:table-cell>
          <table:table-cell office:value-type="string" table:style-name="ce48">
            <text:p>의왕 IDC 센터(송영훈 대리) 다이렉트로 메일 확인요청</text:p>
            <text:p><text:s/>- 차후 연락 시 김준석책임, 신우영책임 컨택하여 확인요청 해야함.</text:p>
          </table:table-cell>
          <table:table-cell office:value-type="string" table:style-name="ce17">
            <text:p>RUCLOUD-675</text:p>
          </table:table-cell>
          <table:table-cell office:value-type="string" table:content-validation-name="val6" table:style-name="ce14">
            <text:p>O</text:p>
          </table:table-cell>
          <table:table-cell office:value-type="string" table:content-validation-name="val6" table:style-name="ce14">
            <text:p>O</text:p>
          </table:table-cell>
          <table:table-cell table:style-name="ce17"/>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7]);&quot;진행중&quot;;&quot;완료&quot;)" table:style-name="ce19">
            <text:p>완료</text:p>
          </table:table-cell>
          <table:table-cell office:value-type="time" office:time-value="PT24H37M0S" table:formula="of:=[.N57]" table:style-name="ce11">
            <text:p>0:37:00</text:p>
          </table:table-cell>
          <table:table-cell office:value-type="string" table:style-name="ce20">
            <text:p>2022.05.19</text:p>
          </table:table-cell>
          <table:table-cell office:value-type="string" table:style-name="ce21">
            <text:p>15~22</text:p>
          </table:table-cell>
          <table:table-cell office:value-type="string" table:content-validation-name="val5" table:style-name="ce22">
            <text:p>이후승</text:p>
          </table:table-cell>
          <table:table-cell table:style-name="ce22"/>
          <table:table-cell office:value-type="string" table:style-name="ce22">
            <text:p>김지윤</text:p>
          </table:table-cell>
          <table:table-cell office:value-type="date" office:date-value="2022-05-18T18:33:00" table:style-name="ce23">
            <text:p>22-5-18 18:33</text:p>
          </table:table-cell>
          <table:table-cell office:value-type="date" office:date-value="2022-05-19T19:10:00" table:style-name="ce23">
            <text:p>22-5-19 19:10</text:p>
          </table:table-cell>
          <table:table-cell office:value-type="time" office:time-value="PT24H37M0S" table:formula="of:=[.M57]-[.L57]" table:style-name="ce16">
            <text:p>0:37:00</text:p>
          </table:table-cell>
          <table:table-cell office:value-type="string" table:style-name="ce22">
            <text:p>Kakao, Call</text:p>
          </table:table-cell>
          <table:table-cell office:value-type="date" office:date-value="2022-05-19T18:50:00" table:style-name="ce23">
            <text:p>22-5-19 18:50</text:p>
          </table:table-cell>
          <table:table-cell office:value-type="string" table:style-name="ce24">
            <text:p>2센터 ES02 VM disk size capacity left 9.95</text:p>
          </table:table-cell>
          <table:table-cell office:value-type="string" table:style-name="ce24">
            <text:p>담당자 박상선 책임께 문의 - 금일 알람은 무시해도 된다고 확인받음</text:p>
          </table:table-cell>
          <table:table-cell table:style-name="ce24"/>
          <table:table-cell office:value-type="string" table:content-validation-name="val6" table:style-name="ce22">
            <text:p>O</text:p>
          </table:table-cell>
          <table:table-cell table:content-validation-name="val6" table:style-name="ce22"/>
          <table:table-cell table:style-name="ce24"/>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8]);&quot;진행중&quot;;&quot;완료&quot;)" table:style-name="ce19">
            <text:p>완료</text:p>
          </table:table-cell>
          <table:table-cell office:value-type="time" office:time-value="PT24H34M0S" table:formula="of:=[.N58]" table:style-name="ce11">
            <text:p>0:34:00</text:p>
          </table:table-cell>
          <table:table-cell office:value-type="string" table:style-name="ce20">
            <text:p>2022.05.19</text:p>
          </table:table-cell>
          <table:table-cell office:value-type="string" table:style-name="ce21">
            <text:p>15~22</text:p>
          </table:table-cell>
          <table:table-cell office:value-type="string" table:content-validation-name="val4" table:style-name="ce22">
            <text:p>이후승</text:p>
          </table:table-cell>
          <table:table-cell table:style-name="ce22"/>
          <table:table-cell office:value-type="string" table:style-name="ce22">
            <text:p>김지윤</text:p>
          </table:table-cell>
          <table:table-cell office:value-type="date" office:date-value="2022-05-18T20:50:00" table:style-name="ce23">
            <text:p>22-5-18 20:50</text:p>
          </table:table-cell>
          <table:table-cell office:value-type="date" office:date-value="2022-05-19T21:24:00" table:style-name="ce23">
            <text:p>22-5-19 21:24</text:p>
          </table:table-cell>
          <table:table-cell office:value-type="time" office:time-value="PT24H34M0S" table:formula="of:=[.M58]-[.L58]" table:style-name="ce16">
            <text:p>0:34:00</text:p>
          </table:table-cell>
          <table:table-cell office:value-type="string" table:style-name="ce22">
            <text:p>Kakao, Call</text:p>
          </table:table-cell>
          <table:table-cell office:value-type="date" office:date-value="2022-05-19T21:25:00" table:style-name="ce23">
            <text:p>22-5-19 21:25</text:p>
          </table:table-cell>
          <table:table-cell office:value-type="string" table:style-name="ce24">
            <text:p>vServer prd-ccs-vehicle state down</text:p>
          </table:table-cell>
          <table:table-cell office:value-type="string" table:style-name="ce24">
            <text:p>삭제 예정인 것, CM등록 예정</text:p>
          </table:table-cell>
          <table:table-cell table:style-name="ce24"/>
          <table:table-cell office:value-type="string" table:content-validation-name="val6" table:style-name="ce22">
            <text:p>O</text:p>
          </table:table-cell>
          <table:table-cell table:content-validation-name="val6" table:style-name="ce22"/>
          <table:table-cell table:style-name="ce24"/>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9]);&quot;진행중&quot;;&quot;완료&quot;)" table:style-name="ce19">
            <text:p>완료</text:p>
          </table:table-cell>
          <table:table-cell office:value-type="time" office:time-value="PT0H1M0S" table:formula="of:=[.N59]" table:style-name="ce11">
            <text:p>0:01:00</text:p>
          </table:table-cell>
          <table:table-cell office:value-type="string" table:style-name="ce20">
            <text:p>2022.05.21</text:p>
          </table:table-cell>
          <table:table-cell office:value-type="string" table:style-name="ce21">
            <text:p>21~09</text:p>
          </table:table-cell>
          <table:table-cell office:value-type="string" table:content-validation-name="val5" table:style-name="ce22">
            <text:p>Subramanya</text:p>
          </table:table-cell>
          <table:table-cell office:value-type="string" table:style-name="ce22">
            <text:p>Thulasiraj</text:p>
          </table:table-cell>
          <table:table-cell table:style-name="ce22"/>
          <table:table-cell office:value-type="date" office:date-value="2022-05-22T07:43:00" table:style-name="ce23">
            <text:p>22-5-22 7:43</text:p>
          </table:table-cell>
          <table:table-cell office:value-type="date" office:date-value="2022-05-22T07:44:00" table:style-name="ce23">
            <text:p>22-5-22 7:44</text:p>
          </table:table-cell>
          <table:table-cell office:value-type="time" office:time-value="PT0H1M0S" table:formula="of:=[.M59]-[.L59]" table:style-name="ce16">
            <text:p>0:01:00</text:p>
          </table:table-cell>
          <table:table-cell office:value-type="string" table:style-name="ce22">
            <text:p>Kakao</text:p>
          </table:table-cell>
          <table:table-cell office:value-type="date" office:date-value="2022-05-22T07:48:00" table:style-name="ce23">
            <text:p>22-5-22 7:48</text:p>
          </table:table-cell>
          <table:table-cell office:value-type="string" table:style-name="ce24">
            <text:p>[FIRING:1](Rancher local Disk usage alert dvSgtNX7k)</text:p>
          </table:table-cell>
          <table:table-cell office:value-type="string" table:style-name="ce24">
            <text:p>It got resolved automatically</text:p>
          </table:table-cell>
          <table:table-cell table:style-name="ce24"/>
          <table:table-cell office:value-type="string" table:content-validation-name="val6" table:style-name="ce22">
            <text:p>O</text:p>
          </table:table-cell>
          <table:table-cell table:content-validation-name="val6" table:style-name="ce22"/>
          <table:table-cell table:style-name="ce24"/>
          <table:table-cell table:number-columns-repeated="16362" table:style-name="ce9"/>
        </table:table-row>
        <table:table-row table:style-name="ro3"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0]);&quot;진행중&quot;;&quot;완료&quot;)" table:style-name="ce19">
            <text:p>완료</text:p>
          </table:table-cell>
          <table:table-cell office:value-type="time" office:time-value="PT0H5M0S" table:formula="of:=[.N60]" table:style-name="ce11">
            <text:p>0:05:00</text:p>
          </table:table-cell>
          <table:table-cell office:value-type="string" table:style-name="ce20">
            <text:p>2022.05.21</text:p>
          </table:table-cell>
          <table:table-cell office:value-type="string" table:style-name="ce21">
            <text:p>21~09</text:p>
          </table:table-cell>
          <table:table-cell office:value-type="string" table:content-validation-name="val5" table:style-name="ce22">
            <text:p>Subramanya</text:p>
          </table:table-cell>
          <table:table-cell office:value-type="string" table:style-name="ce22">
            <text:p>Thulasiraj</text:p>
          </table:table-cell>
          <table:table-cell table:style-name="ce22"/>
          <table:table-cell office:value-type="date" office:date-value="2022-05-22T08:30:00" table:style-name="ce23">
            <text:p>22-5-22 8:30</text:p>
          </table:table-cell>
          <table:table-cell office:value-type="date" office:date-value="2022-05-22T08:35:00" table:style-name="ce23">
            <text:p>22-5-22 8:35</text:p>
          </table:table-cell>
          <table:table-cell office:value-type="time" office:time-value="PT0H5M0S" table:formula="of:=[.M60]-[.L60]" table:style-name="ce16">
            <text:p>0:05:00</text:p>
          </table:table-cell>
          <table:table-cell office:value-type="string" table:style-name="ce22">
            <text:p>Kakao</text:p>
          </table:table-cell>
          <table:table-cell office:value-type="date" office:date-value="2022-05-22T07:48:00" table:style-name="ce23">
            <text:p>22-5-22 7:48</text:p>
          </table:table-cell>
          <table:table-cell office:value-type="string" table:style-name="ce24">
            <text:p>[FIRING:1](Rancher local Disk usage alert dvSgtNX7k)</text:p>
          </table:table-cell>
          <table:table-cell office:value-type="string" table:style-name="ce24">
            <text:p>It got resolved automatically</text:p>
          </table:table-cell>
          <table:table-cell table:style-name="ce24"/>
          <table:table-cell office:value-type="string" table:content-validation-name="val6" table:style-name="ce22">
            <text:p>O</text:p>
          </table:table-cell>
          <table:table-cell table:content-validation-name="val6" table:style-name="ce22"/>
          <table:table-cell table:style-name="ce24"/>
          <table:table-cell table:number-columns-repeated="16362" table:style-name="ce9"/>
        </table:table-row>
        <table:table-row table:style-name="ro2" table:visibility="filter">
          <table:table-cell office:value-type="string" table:style-name="ce57">
            <text:p>5월</text:p>
          </table:table-cell>
          <table:table-cell office:value-type="string" table:style-name="ce57">
            <text:p>KR</text:p>
          </table:table-cell>
          <table:table-cell office:value-type="float" office:value="2" table:style-name="ce57">
            <text:p>2</text:p>
          </table:table-cell>
          <table:table-cell office:value-type="string" table:style-name="ce57">
            <text:p>PRD</text:p>
          </table:table-cell>
          <table:table-cell office:value-type="string" office:string-value="완료" table:formula="of:=IF(ISBLANK([.P61]);&quot;진행중&quot;;&quot;완료&quot;)" table:style-name="ce58">
            <text:p>완료</text:p>
          </table:table-cell>
          <table:table-cell office:value-type="time" office:time-value="PT24H8M0S" table:formula="of:=[.N61]" table:style-name="ce59">
            <text:p>0:08:00</text:p>
          </table:table-cell>
          <table:table-cell office:value-type="string" table:style-name="ce60">
            <text:p>2022.05.24</text:p>
          </table:table-cell>
          <table:table-cell office:value-type="string" table:style-name="ce61">
            <text:p>21~09</text:p>
          </table:table-cell>
          <table:table-cell office:value-type="string" table:content-validation-name="val5" table:style-name="ce62">
            <text:p>Subramanya</text:p>
          </table:table-cell>
          <table:table-cell office:value-type="string" table:style-name="ce62">
            <text:p>Saju, Ashok</text:p>
          </table:table-cell>
          <table:table-cell table:style-name="ce62"/>
          <table:table-cell office:value-type="date" office:date-value="2022-05-23T11:59:00" table:style-name="ce63">
            <text:p>22-5-23 11:59</text:p>
          </table:table-cell>
          <table:table-cell office:value-type="date" office:date-value="2022-05-24T12:07:00" table:style-name="ce63">
            <text:p>22-5-24 12:07</text:p>
          </table:table-cell>
          <table:table-cell office:value-type="time" office:time-value="PT24H8M0S" table:formula="of:=[.M61]-[.L61]" table:style-name="ce64">
            <text:p>0:08:00</text:p>
          </table:table-cell>
          <table:table-cell office:value-type="string" table:style-name="ce62">
            <text:p>Kakao</text:p>
          </table:table-cell>
          <table:table-cell office:value-type="string" table:style-name="ce63">
            <text:p>2022-05-24-12:05:00 AM</text:p>
          </table:table-cell>
          <table:table-cell office:value-type="string" table:style-name="ce65">
            <text:p>vServer ccs-prd-dataflow state: down</text:p>
          </table:table-cell>
          <table:table-cell office:value-type="string" table:style-name="ce65">
            <text:p>Automatically it got resolved</text:p>
          </table:table-cell>
          <table:table-cell table:style-name="ce65"/>
          <table:table-cell office:value-type="string" table:content-validation-name="val6" table:style-name="ce62">
            <text:p>O</text:p>
          </table:table-cell>
          <table:table-cell table:content-validation-name="val6" table:style-name="ce62"/>
          <table:table-cell table:style-name="ce65"/>
          <table:table-cell table:number-columns-repeated="16362" table:style-name="ce66"/>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2]);&quot;진행중&quot;;&quot;완료&quot;)" table:style-name="ce19">
            <text:p>완료</text:p>
          </table:table-cell>
          <table:table-cell office:value-type="time" office:time-value="PT0H3M0S" table:formula="of:=[.N62]" table:style-name="ce11">
            <text:p>0:03:00</text:p>
          </table:table-cell>
          <table:table-cell office:value-type="string" table:style-name="ce20">
            <text:p>2022.05.25</text:p>
          </table:table-cell>
          <table:table-cell office:value-type="string" table:style-name="ce21">
            <text:p>21~09</text:p>
          </table:table-cell>
          <table:table-cell office:value-type="string" table:content-validation-name="val5" table:style-name="ce22">
            <text:p>Mohamed</text:p>
          </table:table-cell>
          <table:table-cell office:value-type="string" table:style-name="ce22">
            <text:p>Pethuraj, Thulasiraj</text:p>
          </table:table-cell>
          <table:table-cell table:style-name="ce22"/>
          <table:table-cell office:value-type="date" office:date-value="2022-05-25T05:10:00" table:style-name="ce23">
            <text:p>22-5-25 5:10</text:p>
          </table:table-cell>
          <table:table-cell office:value-type="date" office:date-value="2022-05-25T05:13:00" table:style-name="ce23">
            <text:p>22-5-25 5:13</text:p>
          </table:table-cell>
          <table:table-cell office:value-type="time" office:time-value="PT0H3M0S" table:formula="of:=[.M62]-[.L62]" table:style-name="ce16">
            <text:p>0:03:00</text:p>
          </table:table-cell>
          <table:table-cell office:value-type="string" table:style-name="ce22">
            <text:p>Kakao</text:p>
          </table:table-cell>
          <table:table-cell office:value-type="date" office:date-value="2022-05-25T05:20:00" table:style-name="ce23">
            <text:p>22-5-25 5:20</text:p>
          </table:table-cell>
          <table:table-cell office:value-type="string" table:style-name="ce24">
            <text:p>openstack status<text:s/></text:p>
          </table:table-cell>
          <table:table-cell office:value-type="string" table:style-name="ce24">
            <text:p>Automatically it got resolved</text:p>
          </table:table-cell>
          <table:table-cell table:style-name="ce24"/>
          <table:table-cell table:content-validation-name="val6" table:style-name="ce22"/>
          <table:table-cell table:content-validation-name="val6" table:style-name="ce22"/>
          <table:table-cell table:style-name="ce24"/>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3M0S" table:formula="of:=[.N63]" table:style-name="ce11">
            <text:p>0:13:00</text:p>
          </table:table-cell>
          <table:table-cell office:value-type="string" table:style-name="ce41">
            <text:p>2022.05.25</text:p>
          </table:table-cell>
          <table:table-cell office:value-type="string" table:style-name="ce49">
            <text:p>09~21</text:p>
          </table:table-cell>
          <table:table-cell office:value-type="string" table:content-validation-name="val5" table:style-name="ce42">
            <text:p>김의현</text:p>
          </table:table-cell>
          <table:table-cell table:number-columns-repeated="2" table:style-name="ce42"/>
          <table:table-cell office:value-type="date" office:date-value="2022-05-25T17:41:00" table:style-name="ce23">
            <text:p>22-5-25 17:41</text:p>
          </table:table-cell>
          <table:table-cell office:value-type="date" office:date-value="2022-05-25T17:54:00" table:style-name="ce23">
            <text:p>22-5-25 17:54</text:p>
          </table:table-cell>
          <table:table-cell office:value-type="time" office:time-value="PT0H13M0S" table:formula="of:=[.M63]-[.L63]" table:style-name="ce16">
            <text:p>0:13:00</text:p>
          </table:table-cell>
          <table:table-cell office:value-type="string" table:style-name="ce22">
            <text:p>Kakao</text:p>
          </table:table-cell>
          <table:table-cell table:style-name="ce23"/>
          <table:table-cell office:value-type="string" table:style-name="ce24">
            <text:p>iaas-maxsclae01 down alert</text:p>
          </table:table-cell>
          <table:table-cell office:value-type="string" table:style-name="ce44">
            <text:p>오탐으로 확인</text:p>
          </table:table-cell>
          <table:table-cell table:style-name="ce44"/>
          <table:table-cell table:content-validation-name="val6" table:style-name="ce45"/>
          <table:table-cell table:content-validation-name="val6" table:style-name="ce45"/>
          <table:table-cell table:style-name="ce46"/>
          <table:table-cell table:number-columns-repeated="16362" table:style-name="ce9"/>
        </table:table-row>
        <table:table-row table:style-name="ro2" table:visibility="filter">
          <table:table-cell office:value-type="string" table:style-name="ce2">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3M0S" table:formula="of:=[.N64]" table:style-name="ce11">
            <text:p>0:13:00</text:p>
          </table:table-cell>
          <table:table-cell office:value-type="string" table:style-name="ce20">
            <text:p>2022.05.25</text:p>
          </table:table-cell>
          <table:table-cell office:value-type="string" table:style-name="ce21">
            <text:p>09~21</text:p>
          </table:table-cell>
          <table:table-cell office:value-type="string" table:content-validation-name="val5" table:style-name="ce22">
            <text:p>김의현</text:p>
          </table:table-cell>
          <table:table-cell table:number-columns-repeated="2" table:style-name="ce22"/>
          <table:table-cell office:value-type="date" office:date-value="2022-05-25T17:41:00" table:style-name="ce23">
            <text:p>22-5-25 17:41</text:p>
          </table:table-cell>
          <table:table-cell office:value-type="date" office:date-value="2022-05-25T17:54:00" table:style-name="ce23">
            <text:p>22-5-25 17:54</text:p>
          </table:table-cell>
          <table:table-cell office:value-type="time" office:time-value="PT0H13M0S" table:style-name="ce16">
            <text:p>0:13:00</text:p>
          </table:table-cell>
          <table:table-cell office:value-type="string" table:style-name="ce22">
            <text:p>Kakao</text:p>
          </table:table-cell>
          <table:table-cell table:style-name="ce23"/>
          <table:table-cell office:value-type="string" table:style-name="ce24">
            <text:p>iaas-maxsclae01 down alert</text:p>
          </table:table-cell>
          <table:table-cell office:value-type="string" table:style-name="ce24">
            <text:p>오탐으로 확인</text:p>
          </table:table-cell>
          <table:table-cell table:style-name="ce24"/>
          <table:table-cell table:content-validation-name="val6" table:style-name="ce22"/>
          <table:table-cell table:content-validation-name="val6" table:style-name="ce22"/>
          <table:table-cell table:style-name="ce24"/>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7M0S" table:formula="of:=[.N65]" table:style-name="ce11">
            <text:p>0:07:00</text:p>
          </table:table-cell>
          <table:table-cell office:value-type="string" table:style-name="ce25">
            <text:p>2022.05.25</text:p>
          </table:table-cell>
          <table:table-cell office:value-type="string" table:style-name="ce26">
            <text:p>08~17</text:p>
          </table:table-cell>
          <table:table-cell office:value-type="string" table:content-validation-name="val5" table:style-name="ce27">
            <text:p>심명보</text:p>
          </table:table-cell>
          <table:table-cell table:style-name="ce27"/>
          <table:table-cell office:value-type="string" table:style-name="ce27">
            <text:p>박상성</text:p>
          </table:table-cell>
          <table:table-cell office:value-type="date" office:date-value="2022-05-25T14:29:00" table:style-name="ce15">
            <text:p>22-5-25 14:29</text:p>
          </table:table-cell>
          <table:table-cell office:value-type="date" office:date-value="2022-05-25T14:36:00" table:style-name="ce15">
            <text:p>22-5-25 14:36</text:p>
          </table:table-cell>
          <table:table-cell office:value-type="time" office:time-value="PT0H7M0S" table:formula="of:=[.M65]-[.L65]" table:style-name="ce16">
            <text:p>0:07:00</text:p>
          </table:table-cell>
          <table:table-cell office:value-type="string" table:style-name="ce14">
            <text:p>Kakao, M+</text:p>
          </table:table-cell>
          <table:table-cell table:style-name="ce15"/>
          <table:table-cell office:value-type="string" table:style-name="ce28">
            <text:p>Problem: Interface cali2d83f848bb9: Link down - host : hubble-k8s-worker04.kr.hcloud.h53</text:p>
          </table:table-cell>
          <table:table-cell office:value-type="string" table:style-name="ce28">
            <text:p>Admin 쪽 베어메탈 호스트로 COC 에서 확인 불가 박재민 연구원께 확인 요청</text:p>
          </table:table-cell>
          <table:table-cell table:style-name="ce28"/>
          <table:table-cell office:value-type="string" table:content-validation-name="val6" table:style-name="ce29">
            <text:p>X</text:p>
          </table:table-cell>
          <table:table-cell office:value-type="string" table:content-validation-name="val6" table:style-name="ce29">
            <text:p>O</text:p>
          </table:table-cell>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6]);&quot;진행중&quot;;&quot;완료&quot;)" table:style-name="ce10">
            <text:p>완료</text:p>
          </table:table-cell>
          <table:table-cell office:value-type="time" office:time-value="PT0H2M0S" table:formula="of:=[.N66]" table:style-name="ce11">
            <text:p>0:02:00</text:p>
          </table:table-cell>
          <table:table-cell office:value-type="string" table:style-name="ce25">
            <text:p>2022.05.28</text:p>
          </table:table-cell>
          <table:table-cell office:value-type="string" table:style-name="ce26">
            <text:p>22~09</text:p>
          </table:table-cell>
          <table:table-cell office:value-type="string" table:content-validation-name="val5" table:style-name="ce27">
            <text:p>Radhika</text:p>
          </table:table-cell>
          <table:table-cell office:value-type="string" table:style-name="ce27">
            <text:p>Radhika, Jiyoon</text:p>
          </table:table-cell>
          <table:table-cell table:style-name="ce27"/>
          <table:table-cell office:value-type="date" office:date-value="2022-05-28T06:09:01" table:style-name="ce15">
            <text:p>22-5-28 6:09</text:p>
          </table:table-cell>
          <table:table-cell office:value-type="date" office:date-value="2022-05-28T06:11:01" table:style-name="ce15">
            <text:p>22-5-28 6:11</text:p>
          </table:table-cell>
          <table:table-cell office:value-type="time" office:time-value="PT0H2M0S" table:formula="of:=[.M66]-[.L66]" table:style-name="ce16">
            <text:p>0:02:00</text:p>
          </table:table-cell>
          <table:table-cell office:value-type="string" table:style-name="ce14">
            <text:p>Kakao</text:p>
          </table:table-cell>
          <table:table-cell office:value-type="date" office:date-value="2022-05-28T08:15:00" table:style-name="ce15">
            <text:p>22-5-28 8:15</text:p>
          </table:table-cell>
          <table:table-cell office:value-type="string" table:style-name="ce17">
            <text:p>kr-az2-com05-02r08.kr.hcloud.h53 unavailable icmp ping</text:p>
          </table:table-cell>
          <table:table-cell office:value-type="string" table:style-name="ce28">
            <text:p>rebooted the host and started up all 10 VMS</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7]);&quot;진행중&quot;;&quot;완료&quot;)" table:style-name="ce10">
            <text:p>완료</text:p>
          </table:table-cell>
          <table:table-cell office:value-type="time" office:time-value="PT0H4M0S" table:formula="of:=[.N67]" table:style-name="ce11">
            <text:p>0:04:00</text:p>
          </table:table-cell>
          <table:table-cell office:value-type="string" table:style-name="ce25">
            <text:p>2022.05.28</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5-28T11:10:00" table:style-name="ce15">
            <text:p>22-5-28 11:10</text:p>
          </table:table-cell>
          <table:table-cell office:value-type="date" office:date-value="2022-05-28T11:14:00" table:style-name="ce15">
            <text:p>22-5-28 11:14</text:p>
          </table:table-cell>
          <table:table-cell office:value-type="time" office:time-value="PT0H4M0S" table:formula="of:=[.M67]-[.L67]" table:style-name="ce16">
            <text:p>0:04:00</text:p>
          </table:table-cell>
          <table:table-cell office:value-type="string" table:style-name="ce67">
            <text:p>Kakao</text:p>
          </table:table-cell>
          <table:table-cell office:value-type="date" office:date-value="2022-05-28T11:16:00" table:style-name="ce15">
            <text:p>22-5-28 11:16</text:p>
          </table:table-cell>
          <table:table-cell office:value-type="string" table:style-name="ce17">
            <text:p>Switch Asic Lower Left Corner: Temperature is too low : &lt;5 - <text:s/>krcloud-prd-ipmi-r5</text:p>
          </table:table-cell>
          <table:table-cell office:value-type="string" table:style-name="ce28">
            <text:p>Automatically it got resolved.</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8]);&quot;진행중&quot;;&quot;완료&quot;)" table:style-name="ce10">
            <text:p>완료</text:p>
          </table:table-cell>
          <table:table-cell office:value-type="time" office:time-value="PT0H1M0S" table:formula="of:=[.N68]" table:style-name="ce11">
            <text:p>0:01:00</text:p>
          </table:table-cell>
          <table:table-cell office:value-type="string" table:style-name="ce25">
            <text:p>2022.05.28</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Thulsiraj</text:p>
          </table:table-cell>
          <table:table-cell table:style-name="ce27"/>
          <table:table-cell office:value-type="date" office:date-value="2022-05-28T19:04:00" table:style-name="ce15">
            <text:p>22-5-28 19:04</text:p>
          </table:table-cell>
          <table:table-cell office:value-type="date" office:date-value="2022-05-28T19:05:00" table:style-name="ce15">
            <text:p>22-5-28 19:05</text:p>
          </table:table-cell>
          <table:table-cell office:value-type="time" office:time-value="PT0H1M0S" table:formula="of:=[.M68]-[.L68]" table:style-name="ce16">
            <text:p>0:01:00</text:p>
          </table:table-cell>
          <table:table-cell office:value-type="string" table:style-name="ce14">
            <text:p>Kakao</text:p>
          </table:table-cell>
          <table:table-cell office:value-type="date" office:date-value="2022-05-28T19:28:00" table:style-name="ce15">
            <text:p>22-5-28 19:28</text:p>
          </table:table-cell>
          <table:table-cell office:value-type="string" table:style-name="ce28">
            <text:p>Unavailable by ICMP ping kr-az2-com05-02r08</text:p>
          </table:table-cell>
          <table:table-cell office:value-type="string" table:style-name="ce68">
            <text:p>rebooted the host and started up all 10 VMS<text:s/></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9]);&quot;진행중&quot;;&quot;완료&quot;)" table:style-name="ce19">
            <text:p>완료</text:p>
          </table:table-cell>
          <table:table-cell office:value-type="time" office:time-value="PT0H0M0S" table:formula="of:=[.N69]" table:style-name="ce11">
            <text:p>0:00:00</text:p>
          </table:table-cell>
          <table:table-cell office:value-type="string" table:style-name="ce41">
            <text:p>2022.05.28</text:p>
          </table:table-cell>
          <table:table-cell office:value-type="string" table:style-name="ce49">
            <text:p>09~21</text:p>
          </table:table-cell>
          <table:table-cell office:value-type="string" table:content-validation-name="val5" table:style-name="ce42">
            <text:p>Mohamed</text:p>
          </table:table-cell>
          <table:table-cell office:value-type="string" table:style-name="ce42">
            <text:p>Thulsiraj</text:p>
          </table:table-cell>
          <table:table-cell table:style-name="ce42"/>
          <table:table-cell office:value-type="date" office:date-value="2022-05-28T18:12:00" table:style-name="ce23">
            <text:p>22-5-28 18:12</text:p>
          </table:table-cell>
          <table:table-cell office:value-type="date" office:date-value="2022-05-28T18:12:00" table:style-name="ce23">
            <text:p>22-5-28 18:12</text:p>
          </table:table-cell>
          <table:table-cell office:value-type="time" office:time-value="PT0H0M0S" table:formula="of:=[.M69]-[.L69]" table:style-name="ce16">
            <text:p>0:00:00</text:p>
          </table:table-cell>
          <table:table-cell office:value-type="string" table:style-name="ce22">
            <text:p>kakao, Call</text:p>
          </table:table-cell>
          <table:table-cell office:value-type="date" office:date-value="2022-05-28T20:35:00" table:style-name="ce23">
            <text:p>22-5-28 20:35</text:p>
          </table:table-cell>
          <table:table-cell office:value-type="string" table:style-name="ce24">
            <text:p>/data disk size 9.98% capacity left: es02.ap-northeast-2prd.h53</text:p>
          </table:table-cell>
          <table:table-cell office:value-type="string" table:style-name="ce44">
            <text:p>Called the owner and he said we can ignore the alert.</text:p>
          </table:table-cell>
          <table:table-cell table:style-name="ce44"/>
          <table:table-cell table:content-validation-name="val6" table:style-name="ce45"/>
          <table:table-cell table:content-validation-name="val6" table:style-name="ce45"/>
          <table:table-cell table:style-name="ce46"/>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2M0S" table:formula="of:=[.N70]" table:style-name="ce11">
            <text:p>0:02:00</text:p>
          </table:table-cell>
          <table:table-cell office:value-type="string" table:style-name="ce25">
            <text:p>2022.05.28</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Ashok</text:p>
          </table:table-cell>
          <table:table-cell table:style-name="ce27"/>
          <table:table-cell office:value-type="date" office:date-value="2022-05-29T05:28:00" table:style-name="ce15">
            <text:p>22-5-29 5:28</text:p>
          </table:table-cell>
          <table:table-cell office:value-type="date" office:date-value="2022-05-29T05:30:00" table:style-name="ce15">
            <text:p>22-5-29 5:30</text:p>
          </table:table-cell>
          <table:table-cell office:value-type="time" office:time-value="PT0H2M0S" table:formula="of:=[.M70]-[.L70]" table:style-name="ce16">
            <text:p>0:02:00</text:p>
          </table:table-cell>
          <table:table-cell office:value-type="string" table:style-name="ce14">
            <text:p>Kakao</text:p>
          </table:table-cell>
          <table:table-cell table:style-name="ce15"/>
          <table:table-cell office:value-type="string" table:style-name="ce69">
            <text:p>broker01.ap-northeast-2.prd.h53 ICMP ping Unavailable/we have created the ticket to update Zabbix inventory also KRCLOUD-4961</text:p>
          </table:table-cell>
          <table:table-cell office:value-type="string" table:style-name="ce28">
            <text:p>There is a zabbix inventory mismatch, no problem with the server and service.<text:s/></text:p>
          </table:table-cell>
          <table:table-cell office:value-type="string" table:style-name="ce47">
            <text:p>KRCLOUD-4960 &amp; KRCLOUD-4961</text:p>
          </table:table-cell>
          <table:table-cell table:content-validation-name="val6" table:style-name="ce29"/>
          <table:table-cell table:content-validation-name="val6" table:style-name="ce29"/>
          <table:table-cell office:value-type="string" table:style-name="ce30">
            <text:p>Issue is there with Zabbix inventory not with servers.</text:p>
          </table:table-cell>
          <table:table-cell table:number-columns-repeated="16362" table:style-name="ce9"/>
        </table:table-row>
        <table:table-row table:style-name="ro2"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71]);&quot;진행중&quot;;&quot;완료&quot;)" table:style-name="ce19">
            <text:p>완료</text:p>
          </table:table-cell>
          <table:table-cell office:value-type="time" office:time-value="PT0H0M0S" table:formula="of:=[.N71]" table:style-name="ce11">
            <text:p>0:00:00</text:p>
          </table:table-cell>
          <table:table-cell office:value-type="string" table:style-name="ce41">
            <text:p>2022.05.28</text:p>
          </table:table-cell>
          <table:table-cell office:value-type="string" table:style-name="ce49">
            <text:p>09~21</text:p>
          </table:table-cell>
          <table:table-cell office:value-type="string" table:content-validation-name="val5" table:style-name="ce42">
            <text:p>Mohamed</text:p>
          </table:table-cell>
          <table:table-cell office:value-type="string" table:style-name="ce42">
            <text:p>Thulsiraj</text:p>
          </table:table-cell>
          <table:table-cell table:style-name="ce42"/>
          <table:table-cell office:value-type="date" office:date-value="2022-05-28T18:49:00" table:style-name="ce23">
            <text:p>22-5-28 18:49</text:p>
          </table:table-cell>
          <table:table-cell office:value-type="date" office:date-value="2022-05-28T18:49:00" table:style-name="ce23">
            <text:p>22-5-28 18:49</text:p>
          </table:table-cell>
          <table:table-cell office:value-type="time" office:time-value="PT0H0M0S" table:formula="of:=[.M71]-[.L71]" table:style-name="ce16">
            <text:p>0:00:00</text:p>
          </table:table-cell>
          <table:table-cell office:value-type="string" table:style-name="ce22">
            <text:p>Kakao</text:p>
          </table:table-cell>
          <table:table-cell office:value-type="date" office:date-value="2022-05-28T18:50:00" table:style-name="ce23">
            <text:p>22-5-28 18:50</text:p>
          </table:table-cell>
          <table:table-cell office:value-type="string" table:style-name="ce24">
            <text:p>Gitlab Gitaly Alert service down [hcloud-portal-monitoring]</text:p>
          </table:table-cell>
          <table:table-cell office:value-type="string" table:style-name="ce44">
            <text:p>Automatically it got resolved.</text:p>
          </table:table-cell>
          <table:table-cell table:style-name="ce44"/>
          <table:table-cell table:content-validation-name="val6" table:style-name="ce45"/>
          <table:table-cell table:content-validation-name="val6" table:style-name="ce45"/>
          <table:table-cell table:style-name="ce46"/>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2]);&quot;진행중&quot;;&quot;완료&quot;)" table:style-name="ce10">
            <text:p>완료</text:p>
          </table:table-cell>
          <table:table-cell office:value-type="time" office:time-value="PT0H2M0S" table:formula="of:=[.N72]" table:style-name="ce11">
            <text:p>0:02:00</text:p>
          </table:table-cell>
          <table:table-cell office:value-type="string" table:style-name="ce25">
            <text:p>2022.05.30</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Saju &amp; Ashok</text:p>
          </table:table-cell>
          <table:table-cell table:style-name="ce27"/>
          <table:table-cell office:value-type="date" office:date-value="2022-05-31T04:55:00" table:style-name="ce15">
            <text:p>22-5-31 4:55</text:p>
          </table:table-cell>
          <table:table-cell office:value-type="date" office:date-value="2022-05-31T04:57:00" table:style-name="ce15">
            <text:p>22-5-31 4:57</text:p>
          </table:table-cell>
          <table:table-cell office:value-type="time" office:time-value="PT0H2M0S" table:formula="of:=[.M72]-[.L72]" table:style-name="ce16">
            <text:p>0:02:00</text:p>
          </table:table-cell>
          <table:table-cell office:value-type="string" table:style-name="ce14">
            <text:p>Kakao &amp; mail</text:p>
          </table:table-cell>
          <table:table-cell office:value-type="date" office:date-value="2022-05-31T07:28:00" table:style-name="ce15">
            <text:p>22-5-31 7:28</text:p>
          </table:table-cell>
          <table:table-cell office:value-type="string" table:style-name="ce17">
            <text:p>Unavailable by ICMP ping Host: kr-az2-com05-02r08.kr.hcloud.h53</text:p>
          </table:table-cell>
          <table:table-cell office:value-type="string" table:style-name="ce28">
            <text:p>Due to CPU error, server went down.</text:p>
          </table:table-cell>
          <table:table-cell office:value-type="string" table:style-name="ce28">
            <text:p>KRCLOUD-4968</text:p>
          </table:table-cell>
          <table:table-cell office:value-type="string" table:content-validation-name="val6" table:style-name="ce29">
            <text:p>O</text:p>
          </table:table-cell>
          <table:table-cell table:content-validation-name="val6" table:style-name="ce29"/>
          <table:table-cell office:value-type="string" table:style-name="ce30">
            <text:p>There is no evacuation node for this staging server to evacute the instances, we have brought up the server twice but went down again .. Finally it came up and running with all the underlying instances</text:p>
          </table:table-cell>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3]);&quot;진행중&quot;;&quot;완료&quot;)" table:style-name="ce10">
            <text:p>완료</text:p>
          </table:table-cell>
          <table:table-cell office:value-type="time" office:time-value="PT0H1M0S" table:formula="of:=[.N73]" table:style-name="ce11">
            <text:p>0:01:00</text:p>
          </table:table-cell>
          <table:table-cell office:value-type="string" table:style-name="ce25">
            <text:p>2022.05.30</text:p>
          </table:table-cell>
          <table:table-cell office:value-type="string" table:style-name="ce26">
            <text:p>08~15</text:p>
          </table:table-cell>
          <table:table-cell office:value-type="string" table:content-validation-name="val5" table:style-name="ce27">
            <text:p>이후승</text:p>
          </table:table-cell>
          <table:table-cell office:value-type="string" table:style-name="ce27">
            <text:p>Ashok</text:p>
          </table:table-cell>
          <table:table-cell office:value-type="string" table:style-name="ce27">
            <text:p>심명보</text:p>
          </table:table-cell>
          <table:table-cell office:value-type="date" office:date-value="2022-05-30T11:55:00" table:style-name="ce15">
            <text:p>22-5-30 11:55</text:p>
          </table:table-cell>
          <table:table-cell office:value-type="date" office:date-value="2022-05-30T11:56:00" table:style-name="ce15">
            <text:p>22-5-30 11:56</text:p>
          </table:table-cell>
          <table:table-cell office:value-type="time" office:time-value="PT0H1M0S" table:formula="of:=[.M73]-[.L73]" table:style-name="ce16">
            <text:p>0:01:00</text:p>
          </table:table-cell>
          <table:table-cell office:value-type="string" table:style-name="ce14">
            <text:p>Kakao, Call</text:p>
          </table:table-cell>
          <table:table-cell office:value-type="date" office:date-value="2022-05-30T08:00:00" table:style-name="ce15">
            <text:p>22-5-30 8:00</text:p>
          </table:table-cell>
          <table:table-cell office:value-type="string" table:style-name="ce70">
            <text:p>Problem: Unavailable by ICMP ping</text:p>
            <text:p>Host: kr-az2-com05-02r08.kr.hcloud.h53</text:p>
          </table:table-cell>
          <table:table-cell office:value-type="string" table:style-name="ce28">
            <text:p>주말에 재부팅 발생한 동일 호스트, 금일 이준 책임께 새로 호스트(172.16.19.157) 할당 받아 마이그레이션 예정</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4]);&quot;진행중&quot;;&quot;완료&quot;)" table:style-name="ce10">
            <text:p>완료</text:p>
          </table:table-cell>
          <table:table-cell office:value-type="time" office:time-value="PT0H1M0S" table:formula="of:=[.N74]" table:style-name="ce11">
            <text:p>0:01:00</text:p>
          </table:table-cell>
          <table:table-cell office:value-type="string" table:style-name="ce25">
            <text:p>2022.05.30</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Saju &amp; Ashok</text:p>
          </table:table-cell>
          <table:table-cell table:style-name="ce27"/>
          <table:table-cell office:value-type="date" office:date-value="2022-05-31T03:06:00" table:style-name="ce15">
            <text:p>22-5-31 3:06</text:p>
          </table:table-cell>
          <table:table-cell office:value-type="date" office:date-value="2022-05-31T03:07:00" table:style-name="ce15">
            <text:p>22-5-31 3:07</text:p>
          </table:table-cell>
          <table:table-cell office:value-type="time" office:time-value="PT0H1M0S" table:formula="of:=[.M74]-[.L74]" table:style-name="ce16">
            <text:p>0:01:00</text:p>
          </table:table-cell>
          <table:table-cell office:value-type="string" table:style-name="ce14">
            <text:p>Kakao</text:p>
          </table:table-cell>
          <table:table-cell office:value-type="date" office:date-value="2022-05-31T08:03:00" table:style-name="ce15">
            <text:p>22-5-31 8:03</text:p>
          </table:table-cell>
          <table:table-cell office:value-type="string" table:style-name="ce17">
            <text:p>hubble-influxdb03.kr.hcloud.h53. High memory utilization (&gt;90% for 5m)</text:p>
          </table:table-cell>
          <table:table-cell office:value-type="string" table:style-name="ce28">
            <text:p>It got resolved.</text:p>
          </table:table-cell>
          <table:table-cell table:style-name="ce28"/>
          <table:table-cell office:value-type="string" table:content-validation-name="val6" table:style-name="ce29">
            <text:p>O</text:p>
          </table:table-cell>
          <table:table-cell table:content-validation-name="val6" table:style-name="ce29"/>
          <table:table-cell office:value-type="string" table:style-name="ce30">
            <text:p>Its fluctuating and as observed on the graph <text:s/>from yesterday its consuming more memory</text:p>
          </table:table-cell>
          <table:table-cell table:number-columns-repeated="16362" table:style-name="ce9"/>
        </table:table-row>
        <table:table-row table:style-name="ro4" table:visibility="filter">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75]);&quot;진행중&quot;;&quot;완료&quot;)" table:style-name="ce19">
            <text:p>완료</text:p>
          </table:table-cell>
          <table:table-cell office:value-type="time" office:time-value="PT0H3M0S" table:formula="of:=[.N75]" table:style-name="ce11">
            <text:p>0:03:00</text:p>
          </table:table-cell>
          <table:table-cell office:value-type="string" table:style-name="ce41">
            <text:p>2022.05.30</text:p>
          </table:table-cell>
          <table:table-cell office:value-type="string" table:style-name="ce49">
            <text:p>15~22</text:p>
          </table:table-cell>
          <table:table-cell office:value-type="string" table:content-validation-name="val5" table:style-name="ce42">
            <text:p>임정현</text:p>
          </table:table-cell>
          <table:table-cell table:style-name="ce42"/>
          <table:table-cell office:value-type="string" table:style-name="ce42">
            <text:p>장재봉</text:p>
          </table:table-cell>
          <table:table-cell office:value-type="date" office:date-value="2022-05-30T19:59:00" table:style-name="ce23">
            <text:p>22-5-30 19:59</text:p>
          </table:table-cell>
          <table:table-cell office:value-type="date" office:date-value="2022-05-30T20:02:00" table:style-name="ce23">
            <text:p>22-5-30 20:02</text:p>
          </table:table-cell>
          <table:table-cell office:value-type="time" office:time-value="PT0H3M0S" table:formula="of:=[.M75]-[.L75]" table:style-name="ce16">
            <text:p>0:03:00</text:p>
          </table:table-cell>
          <table:table-cell office:value-type="string" table:style-name="ce22">
            <text:p>Kakao, SMS</text:p>
          </table:table-cell>
          <table:table-cell office:value-type="date" office:date-value="2022-05-30T20:01:00" table:style-name="ce23">
            <text:p>22-5-30 20:01</text:p>
          </table:table-cell>
          <table:table-cell office:value-type="string" table:style-name="ce55">
            <text:p>Nexus(EXT) service down</text:p>
          </table:table-cell>
          <table:table-cell office:value-type="string" table:style-name="ce53">
            <text:p>Hcloud-PaaS Portal 김세영 담당자에게 nexus 서비스 상태 확인 요청</text:p>
            <text:p>(Hcloud-PaaSAPNE1(UW)의 경우 아래 티어2 담당자에게 전파만 하면됨, IaaS의 경우 최원석, 이순철 개발자님에게 전파)</text:p>
            <text:p>윤상준(홀) : 010-3701-5350</text:p>
            <text:p>김세영(짝) : 010-3715-6686</text:p>
          </table:table-cell>
          <table:table-cell table:style-name="ce44"/>
          <table:table-cell office:value-type="string" table:content-validation-name="val6" table:style-name="ce45">
            <text:p>X</text:p>
          </table:table-cell>
          <table:table-cell office:value-type="string" table:content-validation-name="val6" table:style-name="ce45">
            <text:p>O</text:p>
          </table:table-cell>
          <table:table-cell table:style-name="ce46"/>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76]);&quot;진행중&quot;;&quot;완료&quot;)" table:style-name="ce10">
            <text:p>완료</text:p>
          </table:table-cell>
          <table:table-cell office:value-type="time" office:time-value="PT0H6M0S" table:formula="of:=[.N76]" table:style-name="ce11">
            <text:p>0:06:00</text:p>
          </table:table-cell>
          <table:table-cell office:value-type="string" table:style-name="ce25">
            <text:p>2022.05.12</text:p>
          </table:table-cell>
          <table:table-cell office:value-type="string" table:style-name="ce26">
            <text:p>08~16</text:p>
          </table:table-cell>
          <table:table-cell office:value-type="string" table:content-validation-name="val5" table:style-name="ce27">
            <text:p>오창민</text:p>
          </table:table-cell>
          <table:table-cell table:style-name="ce27"/>
          <table:table-cell office:value-type="string" table:style-name="ce27">
            <text:p>장재봉</text:p>
          </table:table-cell>
          <table:table-cell office:value-type="date" office:date-value="2022-05-12T12:49:00" table:style-name="ce15">
            <text:p>22-5-12 12:49</text:p>
          </table:table-cell>
          <table:table-cell office:value-type="date" office:date-value="2022-05-12T12:55:00" table:style-name="ce15">
            <text:p>22-5-12 12:55</text:p>
          </table:table-cell>
          <table:table-cell office:value-type="time" office:time-value="PT0H6M0S" table:formula="of:=[.M76]-[.L76]" table:style-name="ce16">
            <text:p>0:06:00</text:p>
          </table:table-cell>
          <table:table-cell office:value-type="string" table:style-name="ce14">
            <text:p>Kakao</text:p>
          </table:table-cell>
          <table:table-cell office:value-type="date" office:date-value="2022-05-12T12:47:00" table:style-name="ce15">
            <text:p>22-5-12 12:47</text:p>
          </table:table-cell>
          <table:table-cell office:value-type="string" table:style-name="ce17">
            <text:p>Lack of available memory on server krcloudstgcomdr209</text:p>
          </table:table-cell>
          <table:table-cell office:value-type="string" table:style-name="ce28">
            <text:p>libvirt_exporter 컨테이너 재기동하여 해결</text:p>
          </table:table-cell>
          <table:table-cell table:style-name="ce28"/>
          <table:table-cell office:value-type="string" table:content-validation-name="val6" table:style-name="ce29">
            <text:p>X</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table:style-name="ce10">
            <text:p>완료</text:p>
          </table:table-cell>
          <table:table-cell office:value-type="time" office:time-value="PT0H2M0S" table:formula="of:=[.N77]" table:style-name="ce11">
            <text:p>0:02:00</text:p>
          </table:table-cell>
          <table:table-cell office:value-type="string" table:style-name="ce25">
            <text:p>2022.05.31</text:p>
          </table:table-cell>
          <table:table-cell office:value-type="string" table:style-name="ce26">
            <text:p>08~15</text:p>
          </table:table-cell>
          <table:table-cell office:value-type="string" table:content-validation-name="val5" table:style-name="ce27">
            <text:p>오창민</text:p>
          </table:table-cell>
          <table:table-cell table:style-name="ce27"/>
          <table:table-cell office:value-type="string" table:style-name="ce27">
            <text:p>심명보</text:p>
          </table:table-cell>
          <table:table-cell office:value-type="date" office:date-value="2022-05-31T10:12:00" table:style-name="ce15">
            <text:p>22-5-31 10:12</text:p>
          </table:table-cell>
          <table:table-cell office:value-type="date" office:date-value="2022-05-31T10:14:00" table:style-name="ce15">
            <text:p>22-5-31 10:14</text:p>
          </table:table-cell>
          <table:table-cell office:value-type="time" office:time-value="PT0H2M0S" table:formula="of:=[.M77]-[.L77]" table:style-name="ce16">
            <text:p>0:02:00</text:p>
          </table:table-cell>
          <table:table-cell office:value-type="string" table:style-name="ce14">
            <text:p>kakao</text:p>
          </table:table-cell>
          <table:table-cell table:style-name="ce31"/>
          <table:table-cell office:value-type="string" table:style-name="ce48">
            <text:p>Problem: Unavailable by ICMP ping</text:p>
            <text:p>Host: kr-az2-com05-02r08.kr.hcloud.h53</text:p>
          </table:table-cell>
          <table:table-cell office:value-type="string" table:style-name="ce47">
            <text:p>1. 현대자동차 이준 책임에게 검증계 rescue노드 할당받음.</text:p>
            <text:p>kr-az2-com18-02r08.kr.hcloud.h53</text:p>
            <text:p>kr-az2-com19-02r08.kr.hcloud.h53</text:p>
            <text:p>2. 정종인매니저, 이근호매니저 rescue 노드 openstack 배포</text:p>
            <text:p>3. 장애 호스트(kr-az2-com05-02r08.kr.hcloud.h53)에서 rescue 노드(kr-az2-com18-02r08.kr.hcloud.h53) evacuate 진행하였으나 VM ping 실패</text:p>
            <text:p>4. kr-az2-com18-02r08.kr.hcloud.h53에서 kr-az2-com19-02r08.kr.hcloud.h53로 실시간 마이그레이션 진행하였으나 fail되어 장애 호스트(kr-az2-com05-02r08.kr.hcloud.h53)로 원복</text:p>
            <text:p>5. 이준 책임에게 네트워크 및 스위치 점검 요청</text:p>
            <text:p>6. com18, com19 노드 케이블 불량으로 com16번 노드를 rescue 노드로 지정 후 evacuate 진행예정(양영우 팀장님)</text:p>
          </table:table-cell>
          <table:table-cell table:style-name="ce28"/>
          <table:table-cell office:value-type="string" table:content-validation-name="val6" table:style-name="ce29">
            <text:p>X</text:p>
          </table:table-cell>
          <table:table-cell office:value-type="string" table:content-validation-name="val6" table:style-name="ce29">
            <text:p>O</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8]);&quot;진행중&quot;;&quot;완료&quot;)" table:style-name="ce10">
            <text:p>완료</text:p>
          </table:table-cell>
          <table:table-cell office:value-type="time" office:time-value="PT0H1M0S" table:formula="of:=[.N78]" table:style-name="ce11">
            <text:p>0:01:00</text:p>
          </table:table-cell>
          <table:table-cell office:value-type="date" office:date-value="2022-05-16T00:00:00" table:style-name="ce25">
            <text:p>2022.05.16</text:p>
          </table:table-cell>
          <table:table-cell office:value-type="string" table:style-name="ce26">
            <text:p>15~22</text:p>
          </table:table-cell>
          <table:table-cell office:value-type="string" table:content-validation-name="val5" table:style-name="ce27">
            <text:p>임정현</text:p>
          </table:table-cell>
          <table:table-cell table:style-name="ce27"/>
          <table:table-cell office:value-type="string" table:style-name="ce27">
            <text:p>심명보</text:p>
          </table:table-cell>
          <table:table-cell office:value-type="date" office:date-value="2022-05-16T19:09:00" table:style-name="ce15">
            <text:p>22-5-16 19:09</text:p>
          </table:table-cell>
          <table:table-cell office:value-type="date" office:date-value="2022-05-16T19:10:00" table:style-name="ce15">
            <text:p>22-5-16 19:10</text:p>
          </table:table-cell>
          <table:table-cell office:value-type="time" office:time-value="PT0H1M0S" table:formula="of:=[.M78]-[.L78]" table:style-name="ce16">
            <text:p>0:01:00</text:p>
          </table:table-cell>
          <table:table-cell office:value-type="string" table:style-name="ce14">
            <text:p>Kakao, mail, SNS</text:p>
          </table:table-cell>
          <table:table-cell office:value-type="date" office:date-value="2022-05-16T22:08:00" table:style-name="ce15">
            <text:p>22-5-16 22:08</text:p>
          </table:table-cell>
          <table:table-cell office:value-type="string" table:style-name="ce48">
            <text:p>Problem: Unavailable by ICMP ping</text:p>
            <text:p>Host: broker-1.ap-northeast-2.prd.h53</text:p>
          </table:table-cell>
          <table:table-cell office:value-type="string" table:style-name="ce47">
            <text:p>쟈빅스 모니터링 및 ping</text:p>
            <text:p>- 해당 VM 담당자 박상선 책임연구원이 확인예정</text:p>
          </table:table-cell>
          <table:table-cell table:style-name="ce28"/>
          <table:table-cell office:value-type="string" table:content-validation-name="val6" table:style-name="ce29">
            <text:p>X</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18">
            <text:p>5월</text:p>
          </table:table-cell>
          <table:table-cell office:value-type="string" table:style-name="ce18">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9]);&quot;진행중&quot;;&quot;완료&quot;)" table:style-name="ce19">
            <text:p>완료</text:p>
          </table:table-cell>
          <table:table-cell office:value-type="time" office:time-value="PT0H6M0S" table:formula="of:=[.N79]" table:style-name="ce11">
            <text:p>0:06:00</text:p>
          </table:table-cell>
          <table:table-cell office:value-type="date" office:date-value="2022-05-17T00:00:00" table:style-name="ce41">
            <text:p>2022.05.17</text:p>
          </table:table-cell>
          <table:table-cell office:value-type="string" table:style-name="ce49">
            <text:p>21~09</text:p>
          </table:table-cell>
          <table:table-cell office:value-type="string" table:content-validation-name="val5" table:style-name="ce42">
            <text:p>Subramanya</text:p>
          </table:table-cell>
          <table:table-cell office:value-type="string" table:style-name="ce42">
            <text:p>Ashok and Saju</text:p>
          </table:table-cell>
          <table:table-cell table:style-name="ce42"/>
          <table:table-cell office:value-type="date" office:date-value="2022-05-17T04:17:00" table:style-name="ce23">
            <text:p>22-5-17 4:17</text:p>
          </table:table-cell>
          <table:table-cell office:value-type="date" office:date-value="2022-05-17T04:23:00" table:style-name="ce23">
            <text:p>22-5-17 4:23</text:p>
          </table:table-cell>
          <table:table-cell office:value-type="time" office:time-value="PT0H6M0S" table:formula="of:=[.M79]-[.L79]" table:style-name="ce16">
            <text:p>0:06:00</text:p>
          </table:table-cell>
          <table:table-cell office:value-type="string" table:style-name="ce22">
            <text:p>Mail</text:p>
          </table:table-cell>
          <table:table-cell office:value-type="date" office:date-value="2022-05-17T00:00:00" table:style-name="ce23">
            <text:p>22-5-17 0:00</text:p>
          </table:table-cell>
          <table:table-cell office:value-type="string" table:style-name="ce24">
            <text:p>/home Disk size 5.24 % capacity left : kmaph00gn001.pus0c01.hcloud.io</text:p>
          </table:table-cell>
          <table:table-cell office:value-type="string" table:style-name="ce71">
            <text:p>Amit Anand Others, he confirmed he will look into the issue.</text:p>
          </table:table-cell>
          <table:table-cell table:style-name="ce44"/>
          <table:table-cell office:value-type="string" table:content-validation-name="val6" table:style-name="ce45">
            <text:p>X</text:p>
          </table:table-cell>
          <table:table-cell table:content-validation-name="val6" table:style-name="ce45"/>
          <table:table-cell table:style-name="ce46"/>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0]);&quot;진행중&quot;;&quot;완료&quot;)" table:style-name="ce10">
            <text:p>완료</text:p>
          </table:table-cell>
          <table:table-cell office:value-type="time" office:time-value="PT0H7M0S" table:formula="of:=[.N80]" table:style-name="ce11">
            <text:p>0:07:00</text:p>
          </table:table-cell>
          <table:table-cell office:value-type="string" table:style-name="ce25">
            <text:p>2022.05.10</text:p>
          </table:table-cell>
          <table:table-cell office:value-type="string" table:style-name="ce26">
            <text:p>09~15</text:p>
          </table:table-cell>
          <table:table-cell office:value-type="string" table:content-validation-name="val5" table:style-name="ce27">
            <text:p>이시형</text:p>
          </table:table-cell>
          <table:table-cell table:style-name="ce27"/>
          <table:table-cell office:value-type="string" table:style-name="ce27">
            <text:p>고희경</text:p>
          </table:table-cell>
          <table:table-cell office:value-type="date" office:date-value="2022-05-10T14:44:00" table:style-name="ce15">
            <text:p>22-5-10 14:44</text:p>
          </table:table-cell>
          <table:table-cell office:value-type="date" office:date-value="2022-05-10T14:51:00" table:style-name="ce15">
            <text:p>22-5-10 14:51</text:p>
          </table:table-cell>
          <table:table-cell office:value-type="time" office:time-value="PT0H7M0S" table:formula="of:=[.M80]-[.L80]" table:style-name="ce16">
            <text:p>0:07:00</text:p>
          </table:table-cell>
          <table:table-cell office:value-type="string" table:style-name="ce14">
            <text:p>M+ Messanger</text:p>
          </table:table-cell>
          <table:table-cell office:value-type="date" office:date-value="2022-05-10T14:45:00" table:style-name="ce15">
            <text:p>22-5-10 14:45</text:p>
          </table:table-cell>
          <table:table-cell office:value-type="string" table:style-name="ce17">
            <text:p>DIS Service Restart on ccsnahmadisp01<text:s/></text:p>
          </table:table-cell>
          <table:table-cell office:value-type="string" table:style-name="ce28">
            <text:p>ccsnahmadisp01 VM 담당자 작업으로 인한 Restart로 확인 됨.</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6M0S" table:formula="of:=[.N81]" table:style-name="ce11">
            <text:p>0:06:00</text:p>
          </table:table-cell>
          <table:table-cell office:value-type="string" table:style-name="ce25">
            <text:p>2022.05.10</text:p>
          </table:table-cell>
          <table:table-cell office:value-type="string" table:style-name="ce26">
            <text:p>17~22</text:p>
          </table:table-cell>
          <table:table-cell office:value-type="string" table:content-validation-name="val5" table:style-name="ce27">
            <text:p>이한새</text:p>
          </table:table-cell>
          <table:table-cell table:style-name="ce27"/>
          <table:table-cell office:value-type="string" table:style-name="ce27">
            <text:p>정진호</text:p>
          </table:table-cell>
          <table:table-cell office:value-type="date" office:date-value="2022-05-10T21:40:00" table:style-name="ce15">
            <text:p>22-5-10 21:40</text:p>
          </table:table-cell>
          <table:table-cell office:value-type="date" office:date-value="2022-05-10T21:46:00" table:style-name="ce15">
            <text:p>22-5-10 21:46</text:p>
          </table:table-cell>
          <table:table-cell office:value-type="time" office:time-value="PT0H6M0S" table:formula="of:=[.M81]-[.L81]" table:style-name="ce16">
            <text:p>0:06:00</text:p>
          </table:table-cell>
          <table:table-cell office:value-type="string" table:style-name="ce14">
            <text:p>mail</text:p>
          </table:table-cell>
          <table:table-cell table:style-name="ce31"/>
          <table:table-cell office:value-type="string" table:style-name="ce17">
            <text:p>/data Disk size 10.57% capacity left: ccsnahmacvcmofp01</text:p>
          </table:table-cell>
          <table:table-cell office:value-type="string" table:style-name="ce28">
            <text:p>chuck lee ,denny , noc 에 메일로 전달</text:p>
          </table:table-cell>
          <table:table-cell table:style-name="ce28"/>
          <table:table-cell office:value-type="string" table:content-validation-name="val6" table:style-name="ce29">
            <text:p>X</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2]);&quot;진행중&quot;;&quot;완료&quot;)" table:style-name="ce10">
            <text:p>완료</text:p>
          </table:table-cell>
          <table:table-cell office:value-type="time" office:time-value="PT0H3M0S" table:formula="of:=[.N82]" table:style-name="ce11">
            <text:p>0:03:00</text:p>
          </table:table-cell>
          <table:table-cell office:value-type="string" table:style-name="ce25">
            <text:p>2022.05.11</text:p>
          </table:table-cell>
          <table:table-cell office:value-type="string" table:style-name="ce26">
            <text:p>21~09</text:p>
          </table:table-cell>
          <table:table-cell office:value-type="string" table:content-validation-name="val5" table:style-name="ce27">
            <text:p>Lalit</text:p>
          </table:table-cell>
          <table:table-cell office:value-type="string" table:style-name="ce27">
            <text:p>Thulasiraj</text:p>
          </table:table-cell>
          <table:table-cell table:style-name="ce27"/>
          <table:table-cell office:value-type="date" office:date-value="2022-05-11T23:23:00" table:style-name="ce15">
            <text:p>22-5-11 23:23</text:p>
          </table:table-cell>
          <table:table-cell office:value-type="date" office:date-value="2022-05-11T23:26:00" table:style-name="ce15">
            <text:p>22-5-11 23:26</text:p>
          </table:table-cell>
          <table:table-cell office:value-type="time" office:time-value="PT0H3M0S" table:formula="of:=[.M82]-[.L82]" table:style-name="ce16">
            <text:p>0:03:00</text:p>
          </table:table-cell>
          <table:table-cell office:value-type="string" table:style-name="ce14">
            <text:p>M+ Messanger</text:p>
          </table:table-cell>
          <table:table-cell office:value-type="date" office:date-value="2022-05-11T23:46:00" table:style-name="ce15">
            <text:p>22-5-11 23:46</text:p>
          </table:table-cell>
          <table:table-cell office:value-type="string" table:style-name="ce17">
            <text:p>/data Disk size 10.98 % capacity left : ccsnahmaauxmofp01</text:p>
          </table:table-cell>
          <table:table-cell office:value-type="string" table:style-name="ce28">
            <text:p>Informed VM owner</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3]);&quot;진행중&quot;;&quot;완료&quot;)" table:style-name="ce10">
            <text:p>완료</text:p>
          </table:table-cell>
          <table:table-cell office:value-type="time" office:time-value="PT0H1M0S" table:formula="of:=[.N83]" table:style-name="ce11">
            <text:p>0:01:00</text:p>
          </table:table-cell>
          <table:table-cell office:value-type="string" table:style-name="ce25">
            <text:p>2022.05.11</text:p>
          </table:table-cell>
          <table:table-cell office:value-type="string" table:style-name="ce26">
            <text:p>21~09</text:p>
          </table:table-cell>
          <table:table-cell office:value-type="string" table:content-validation-name="val5" table:style-name="ce27">
            <text:p>Lalit</text:p>
          </table:table-cell>
          <table:table-cell office:value-type="string" table:style-name="ce27">
            <text:p>Ram</text:p>
          </table:table-cell>
          <table:table-cell table:style-name="ce27"/>
          <table:table-cell office:value-type="date" office:date-value="2022-05-12T02:33:00" table:style-name="ce15">
            <text:p>22-5-12 2:33</text:p>
          </table:table-cell>
          <table:table-cell office:value-type="date" office:date-value="2022-05-12T02:34:00" table:style-name="ce15">
            <text:p>22-5-12 2:34</text:p>
          </table:table-cell>
          <table:table-cell office:value-type="time" office:time-value="PT0H1M0S" table:formula="of:=[.M83]-[.L83]" table:style-name="ce16">
            <text:p>0:01:00</text:p>
          </table:table-cell>
          <table:table-cell office:value-type="string" table:style-name="ce14">
            <text:p>M+ Messanger</text:p>
          </table:table-cell>
          <table:table-cell office:value-type="date" office:date-value="2022-05-11T02:35:00" table:style-name="ce15">
            <text:p>22-5-11 2:35</text:p>
          </table:table-cell>
          <table:table-cell office:value-type="string" table:style-name="ce17">
            <text:p>/data Disk size 10.99 % capacity left : ccsnakmasbrmofp01</text:p>
          </table:table-cell>
          <table:table-cell office:value-type="string" table:style-name="ce28">
            <text:p>Informed VM owner</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32">
            <text:p>5월</text:p>
          </table:table-cell>
          <table:table-cell office:value-type="string" table:style-name="ce32">
            <text:p>NA</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1H3M0S" table:formula="of:=[.N84]" table:style-name="ce34">
            <text:p>1:03:00</text:p>
          </table:table-cell>
          <table:table-cell office:value-type="string" table:style-name="ce72">
            <text:p>2022.05.11</text:p>
          </table:table-cell>
          <table:table-cell office:value-type="string" table:style-name="ce73">
            <text:p>21~09</text:p>
          </table:table-cell>
          <table:table-cell office:value-type="string" table:content-validation-name="val5" table:style-name="ce74">
            <text:p>Lalit</text:p>
          </table:table-cell>
          <table:table-cell office:value-type="string" table:style-name="ce74">
            <text:p>Thulasiraj</text:p>
          </table:table-cell>
          <table:table-cell table:style-name="ce74"/>
          <table:table-cell office:value-type="date" office:date-value="2022-05-11T23:32:00" table:style-name="ce38">
            <text:p>22-5-11 23:32</text:p>
          </table:table-cell>
          <table:table-cell office:value-type="date" office:date-value="2022-05-12T00:35:00" table:style-name="ce38">
            <text:p>22-5-12 0:35</text:p>
          </table:table-cell>
          <table:table-cell office:value-type="time" office:time-value="PT1H3M0S" table:formula="of:=[.M84]-[.L84]" table:style-name="ce39">
            <text:p>1:03:00</text:p>
          </table:table-cell>
          <table:table-cell office:value-type="string" table:style-name="ce37">
            <text:p>M+ Messanger</text:p>
          </table:table-cell>
          <table:table-cell table:style-name="ce38"/>
          <table:table-cell office:value-type="string" table:style-name="ce40">
            <text:p>/data Disk size 10.93 % capacity left : ccsnahmacvcmofp02</text:p>
          </table:table-cell>
          <table:table-cell office:value-type="string" table:style-name="ce75">
            <text:p>Informed VM owner</text:p>
          </table:table-cell>
          <table:table-cell table:style-name="ce75"/>
          <table:table-cell office:value-type="string" table:content-validation-name="val6" table:style-name="ce76">
            <text:p>O</text:p>
          </table:table-cell>
          <table:table-cell office:value-type="string" table:content-validation-name="val6" table:style-name="ce76">
            <text:p>X</text:p>
          </table:table-cell>
          <table:table-cell table:style-name="ce77"/>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5]);&quot;진행중&quot;;&quot;완료&quot;)" table:style-name="ce10">
            <text:p>완료</text:p>
          </table:table-cell>
          <table:table-cell office:value-type="time" office:time-value="PT3H45M0S" table:formula="of:=[.N85]" table:style-name="ce11">
            <text:p>3:45:00</text:p>
          </table:table-cell>
          <table:table-cell office:value-type="string" table:style-name="ce25">
            <text:p>2022.05.14</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Saju, Ashok</text:p>
          </table:table-cell>
          <table:table-cell table:style-name="ce27"/>
          <table:table-cell office:value-type="date" office:date-value="2022-05-14T01:24:00" table:style-name="ce15">
            <text:p>22-5-14 1:24</text:p>
          </table:table-cell>
          <table:table-cell office:value-type="date" office:date-value="2022-05-14T05:09:00" table:style-name="ce15">
            <text:p>22-5-14 5:09</text:p>
          </table:table-cell>
          <table:table-cell office:value-type="time" office:time-value="PT3H45M0S" table:formula="of:=[.M85]-[.L85]" table:style-name="ce16">
            <text:p>3:45:00</text:p>
          </table:table-cell>
          <table:table-cell office:value-type="string" table:style-name="ce14">
            <text:p>Messanger</text:p>
          </table:table-cell>
          <table:table-cell office:value-type="date" office:date-value="2022-05-14T01:29:00" table:style-name="ce15">
            <text:p>22-5-14 1:29</text:p>
          </table:table-cell>
          <table:table-cell office:value-type="string" table:style-name="ce17">
            <text:p>/data Disk size 5.94 % capacity left : ccsnahmacvcmofp01</text:p>
          </table:table-cell>
          <table:table-cell office:value-type="string" table:style-name="ce28">
            <text:p>Checked and informed on M+ but there wer no action, so informed via phone call then Chuck Lee worked on it</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style-name="ce33"/>
          <table:table-cell table:number-columns-repeated="16361" table:style-name="ce78"/>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6]);&quot;진행중&quot;;&quot;완료&quot;)" table:style-name="ce10">
            <text:p>완료</text:p>
          </table:table-cell>
          <table:table-cell office:value-type="time" office:time-value="PT2H10M0S" table:formula="of:=[.N86]" table:style-name="ce11">
            <text:p>2:10:00</text:p>
          </table:table-cell>
          <table:table-cell office:value-type="string" table:style-name="ce25">
            <text:p>2022.05.21</text:p>
          </table:table-cell>
          <table:table-cell office:value-type="string" table:style-name="ce26">
            <text:p>09~21</text:p>
          </table:table-cell>
          <table:table-cell office:value-type="string" table:content-validation-name="val5" table:style-name="ce27">
            <text:p>Lalit</text:p>
          </table:table-cell>
          <table:table-cell office:value-type="string" table:style-name="ce27">
            <text:p>Ganesh</text:p>
          </table:table-cell>
          <table:table-cell table:style-name="ce27"/>
          <table:table-cell office:value-type="date" office:date-value="2022-05-21T10:32:00" table:style-name="ce15">
            <text:p>22-5-21 10:32</text:p>
          </table:table-cell>
          <table:table-cell office:value-type="date" office:date-value="2022-05-21T12:42:00" table:style-name="ce15">
            <text:p>22-5-21 12:42</text:p>
          </table:table-cell>
          <table:table-cell office:value-type="time" office:time-value="PT2H10M0S" table:formula="of:=[.M86]-[.L86]" table:style-name="ce16">
            <text:p>2:10:00</text:p>
          </table:table-cell>
          <table:table-cell office:value-type="string" table:style-name="ce14">
            <text:p>Kakao, email</text:p>
          </table:table-cell>
          <table:table-cell office:value-type="date" office:date-value="2022-05-21T10:39:00" table:style-name="ce15">
            <text:p>22-5-21 10:39</text:p>
          </table:table-cell>
          <table:table-cell office:value-type="string" table:style-name="ce17">
            <text:p>/data Disk size 10.96 % capacity left : ccsnahmacvcmofp01,02</text:p>
          </table:table-cell>
          <table:table-cell office:value-type="string" table:style-name="ce28">
            <text:p>Checked, confirmed status, shared status, Emailed VM owner</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33"/>
          <table:table-cell table:number-columns-repeated="16361" table:style-name="ce78"/>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7]);&quot;진행중&quot;;&quot;완료&quot;)" table:style-name="ce10">
            <text:p>완료</text:p>
          </table:table-cell>
          <table:table-cell office:value-type="time" office:time-value="PT0H1M0S" table:formula="of:=[.N87]" table:style-name="ce11">
            <text:p>0:01:00</text:p>
          </table:table-cell>
          <table:table-cell office:value-type="string" table:style-name="ce25">
            <text:p>2022.05.23</text:p>
          </table:table-cell>
          <table:table-cell office:value-type="string" table:style-name="ce26">
            <text:p>09~21</text:p>
          </table:table-cell>
          <table:table-cell office:value-type="string" table:content-validation-name="val5" table:style-name="ce27">
            <text:p>이시형</text:p>
          </table:table-cell>
          <table:table-cell table:style-name="ce27"/>
          <table:table-cell office:value-type="string" table:style-name="ce27">
            <text:p>남원우</text:p>
          </table:table-cell>
          <table:table-cell office:value-type="date" office:date-value="2022-05-23T09:37:00" table:style-name="ce15">
            <text:p>22-5-23 9:37</text:p>
          </table:table-cell>
          <table:table-cell office:value-type="date" office:date-value="2022-05-23T09:38:00" table:style-name="ce15">
            <text:p>22-5-23 9:38</text:p>
          </table:table-cell>
          <table:table-cell office:value-type="time" office:time-value="PT0H1M0S" table:formula="of:=[.M87]-[.L87]" table:style-name="ce16">
            <text:p>0:01:00</text:p>
          </table:table-cell>
          <table:table-cell office:value-type="string" table:style-name="ce14">
            <text:p>Kakao, email</text:p>
          </table:table-cell>
          <table:table-cell office:value-type="date" office:date-value="2022-05-23T09:52:00" table:style-name="ce15">
            <text:p>22-5-23 9:52</text:p>
          </table:table-cell>
          <table:table-cell office:value-type="string" table:style-name="ce17">
            <text:p>/data Disk size 20.99% capacity left : ccsnahmaissp03</text:p>
          </table:table-cell>
          <table:table-cell office:value-type="string" table:style-name="ce28">
            <text:p>Checked, confirmed status, shared status, messaged VM owner</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6M0S" table:formula="of:=[.N88]" table:style-name="ce11">
            <text:p>0:06:00</text:p>
          </table:table-cell>
          <table:table-cell office:value-type="string" table:style-name="ce25">
            <text:p>2022.05.23</text:p>
          </table:table-cell>
          <table:table-cell office:value-type="string" table:style-name="ce26">
            <text:p>09~21</text:p>
          </table:table-cell>
          <table:table-cell office:value-type="string" table:style-name="ce27">
            <text:p>이시형</text:p>
          </table:table-cell>
          <table:table-cell table:style-name="ce27"/>
          <table:table-cell office:value-type="string" table:content-validation-name="val5" table:style-name="ce79">
            <text:p>남원우</text:p>
          </table:table-cell>
          <table:table-cell office:value-type="date" office:date-value="2022-05-23T13:17:00" table:style-name="ce15">
            <text:p>22-5-23 13:17</text:p>
          </table:table-cell>
          <table:table-cell office:value-type="date" office:date-value="2022-05-23T13:23:00" table:style-name="ce15">
            <text:p>22-5-23 13:23</text:p>
          </table:table-cell>
          <table:table-cell office:value-type="time" office:time-value="PT0H6M0S" table:formula="of:=[.M88]-[.L88]" table:style-name="ce16">
            <text:p>0:06:00</text:p>
          </table:table-cell>
          <table:table-cell office:value-type="string" table:style-name="ce14">
            <text:p>Kakao, email</text:p>
          </table:table-cell>
          <table:table-cell table:style-name="ce15"/>
          <table:table-cell office:value-type="string" table:style-name="ce17">
            <text:p>/data Disk size 11 % capacity left : ccsnakmavcrmp01</text:p>
          </table:table-cell>
          <table:table-cell office:value-type="string" table:style-name="ce28">
            <text:p>Checked, confirmed status, shared status, messaged VM owner ( 답변:금일 6시쯤 데이터 삭제예정)</text:p>
          </table:table-cell>
          <table:table-cell table:style-name="ce28"/>
          <table:table-cell table:content-validation-name="val6" table:style-name="ce29"/>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9]);&quot;진행중&quot;;&quot;완료&quot;)" table:style-name="ce10">
            <text:p>완료</text:p>
          </table:table-cell>
          <table:table-cell office:value-type="time" office:time-value="PT0H3M0S" table:formula="of:=[.N89]" table:style-name="ce11">
            <text:p>0:03:00</text:p>
          </table:table-cell>
          <table:table-cell office:value-type="string" table:style-name="ce25">
            <text:p>2022.05.26</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Ganesh</text:p>
          </table:table-cell>
          <table:table-cell table:style-name="ce27"/>
          <table:table-cell office:value-type="date" office:date-value="2022-05-27T02:55:01" table:style-name="ce15">
            <text:p>22-5-27 2:55</text:p>
          </table:table-cell>
          <table:table-cell office:value-type="date" office:date-value="2022-05-27T02:58:01" table:style-name="ce15">
            <text:p>22-5-27 2:58</text:p>
          </table:table-cell>
          <table:table-cell office:value-type="time" office:time-value="PT0H3M0S" table:formula="of:=[.M89]-[.L89]" table:style-name="ce16">
            <text:p>0:03:00</text:p>
          </table:table-cell>
          <table:table-cell office:value-type="string" table:style-name="ce14">
            <text:p>Kakao</text:p>
          </table:table-cell>
          <table:table-cell office:value-type="date" office:date-value="2022-05-27T02:58:01" table:style-name="ce15">
            <text:p>22-5-27 2:58</text:p>
          </table:table-cell>
          <table:table-cell office:value-type="string" table:style-name="ce17">
            <text:p>ccsnatableaup02 has been rebooted</text:p>
          </table:table-cell>
          <table:table-cell office:value-type="string" table:style-name="ce28">
            <text:p>Denny and Team confirmed that the have rebooted the server.</text:p>
          </table:table-cell>
          <table:table-cell office:value-type="string" table:style-name="ce28">
            <text:p>NACLOUD-1419</text:p>
          </table:table-cell>
          <table:table-cell office:value-type="string" table:content-validation-name="val6" table:style-name="ce29">
            <text:p>O</text:p>
          </table:table-cell>
          <table:table-cell office:value-type="string" table:content-validation-name="val6" table:style-name="ce29">
            <text:p>X</text:p>
          </table:table-cell>
          <table:table-cell office:value-type="string" table:style-name="ce30">
            <text:p>NACLOUD-1419</text:p>
          </table:table-cell>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STG</text:p>
          </table:table-cell>
          <table:table-cell office:value-type="string" office:string-value="완료" table:formula="of:=IF(ISBLANK([.P90]);&quot;진행중&quot;;&quot;완료&quot;)" table:style-name="ce10">
            <text:p>완료</text:p>
          </table:table-cell>
          <table:table-cell office:value-type="time" office:time-value="PT0H3M0S" table:formula="of:=[.N90]" table:style-name="ce11">
            <text:p>0:03:00</text:p>
          </table:table-cell>
          <table:table-cell office:value-type="string" table:style-name="ce25">
            <text:p>2022.05.11</text:p>
          </table:table-cell>
          <table:table-cell office:value-type="string" table:style-name="ce26">
            <text:p>21~09</text:p>
          </table:table-cell>
          <table:table-cell office:value-type="string" table:content-validation-name="val5" table:style-name="ce27">
            <text:p>Lalit</text:p>
          </table:table-cell>
          <table:table-cell office:value-type="string" table:style-name="ce27">
            <text:p>Ram</text:p>
          </table:table-cell>
          <table:table-cell table:style-name="ce27"/>
          <table:table-cell office:value-type="date" office:date-value="2022-05-11T02:13:00" table:style-name="ce15">
            <text:p>22-5-11 2:13</text:p>
          </table:table-cell>
          <table:table-cell office:value-type="date" office:date-value="2022-05-11T02:16:00" table:style-name="ce15">
            <text:p>22-5-11 2:16</text:p>
          </table:table-cell>
          <table:table-cell office:value-type="time" office:time-value="PT0H3M0S" table:formula="of:=[.M90]-[.L90]" table:style-name="ce16">
            <text:p>0:03:00</text:p>
          </table:table-cell>
          <table:table-cell office:value-type="string" table:style-name="ce14">
            <text:p>Kakao</text:p>
          </table:table-cell>
          <table:table-cell office:value-type="date" office:date-value="2022-05-11T02:14:00" table:style-name="ce15">
            <text:p>22-5-11 2:14</text:p>
          </table:table-cell>
          <table:table-cell office:value-type="string" table:style-name="ce17">
            <text:p>NA_CLOUD_STG_L7_02 High ICMP ping loss</text:p>
          </table:table-cell>
          <table:table-cell office:value-type="string" table:style-name="ce28">
            <text:p>checked and confirmed false alert, shared in kakao COC room</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R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1]);&quot;진행중&quot;;&quot;완료&quot;)" table:style-name="ce10">
            <text:p>완료</text:p>
          </table:table-cell>
          <table:table-cell office:value-type="time" office:time-value="PT0H2M0S" table:formula="of:=[.N91]" table:style-name="ce11">
            <text:p>0:02:00</text:p>
          </table:table-cell>
          <table:table-cell office:value-type="string" table:style-name="ce25">
            <text:p>2022.05.11</text:p>
          </table:table-cell>
          <table:table-cell office:value-type="string" table:style-name="ce26">
            <text:p>21~09</text:p>
          </table:table-cell>
          <table:table-cell office:value-type="string" table:content-validation-name="val5" table:style-name="ce27">
            <text:p>Lalit</text:p>
          </table:table-cell>
          <table:table-cell office:value-type="string" table:style-name="ce27">
            <text:p>Ram</text:p>
          </table:table-cell>
          <table:table-cell table:style-name="ce27"/>
          <table:table-cell office:value-type="date" office:date-value="2022-05-11T07:31:00" table:style-name="ce15">
            <text:p>22-5-11 7:31</text:p>
          </table:table-cell>
          <table:table-cell office:value-type="date" office:date-value="2022-05-11T07:33:00" table:style-name="ce15">
            <text:p>22-5-11 7:33</text:p>
          </table:table-cell>
          <table:table-cell office:value-type="time" office:time-value="PT0H2M0S" table:formula="of:=[.M91]-[.L91]" table:style-name="ce16">
            <text:p>0:02:00</text:p>
          </table:table-cell>
          <table:table-cell office:value-type="string" table:style-name="ce14">
            <text:p>M+ Messanger</text:p>
          </table:table-cell>
          <table:table-cell office:value-type="date" office:date-value="2022-05-11T07:32:00" table:style-name="ce15">
            <text:p>22-5-11 7:32</text:p>
          </table:table-cell>
          <table:table-cell office:value-type="string" table:style-name="ce17">
            <text:p>RUCloudPrdIPMI01 Eth6 restarted</text:p>
          </table:table-cell>
          <table:table-cell office:value-type="string" table:style-name="ce28">
            <text:p>Checked and confirmed interface restart, shared in kakao</text:p>
          </table:table-cell>
          <table:table-cell office:value-type="string" table:style-name="ce28">
            <text:p>RUCLOUD-670</text:p>
          </table:table-cell>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33"/>
          <table:table-cell table:number-columns-repeated="16361" table:style-name="ce78"/>
        </table:table-row>
        <table:table-row table:style-name="ro2" table:visibility="filter">
          <table:table-cell office:value-type="string" table:style-name="ce2">
            <text:p>5월</text:p>
          </table:table-cell>
          <table:table-cell office:value-type="string" table:style-name="ce2">
            <text:p>RU</text:p>
          </table:table-cell>
          <table:table-cell office:value-type="float" office:value="1" table:style-name="ce2">
            <text:p>1</text:p>
          </table:table-cell>
          <table:table-cell office:value-type="string" table:style-name="ce10">
            <text:p>PRD</text:p>
          </table:table-cell>
          <table:table-cell office:value-type="string" table:style-name="ce10">
            <text:p>완료<text:s/></text:p>
          </table:table-cell>
          <table:table-cell office:value-type="time" office:time-value="PT0H24M0S" table:formula="of:=[.N92]" table:style-name="ce11">
            <text:p>0:24:00</text:p>
          </table:table-cell>
          <table:table-cell office:value-type="string" table:style-name="ce25">
            <text:p>2022.05.27</text:p>
          </table:table-cell>
          <table:table-cell office:value-type="string" table:style-name="ce26">
            <text:p>15~22</text:p>
          </table:table-cell>
          <table:table-cell office:value-type="string" table:content-validation-name="val5" table:style-name="ce27">
            <text:p>오창민</text:p>
          </table:table-cell>
          <table:table-cell table:style-name="ce67"/>
          <table:table-cell office:value-type="string" table:style-name="ce27">
            <text:p>정종인</text:p>
          </table:table-cell>
          <table:table-cell office:value-type="date" office:date-value="2022-05-27T21:23:00" table:style-name="ce15">
            <text:p>22-5-27 21:23</text:p>
          </table:table-cell>
          <table:table-cell office:value-type="date" office:date-value="2022-05-27T21:47:00" table:style-name="ce15">
            <text:p>22-5-27 21:47</text:p>
          </table:table-cell>
          <table:table-cell office:value-type="time" office:time-value="PT0H24M0S" table:style-name="ce16">
            <text:p>0:24:00</text:p>
          </table:table-cell>
          <table:table-cell office:value-type="string" table:style-name="ce14">
            <text:p>kakao</text:p>
          </table:table-cell>
          <table:table-cell table:style-name="ce15"/>
          <table:table-cell office:value-type="string" table:style-name="ce17">
            <text:p>System status is in critical state rucloudstgcomdr104.rucloud</text:p>
          </table:table-cell>
          <table:table-cell office:value-type="string" table:style-name="ce28">
            <text:p>5월27일(금) 오후 6시 메모리 재배치 작업 완료 하였으나 해당 알람 발생하였으며 주간에 담당자 확인 예정</text:p>
          </table:table-cell>
          <table:table-cell office:value-type="string" table:style-name="ce28">
            <text:p>RUCLOUD-692</text:p>
          </table:table-cell>
          <table:table-cell office:value-type="string" table:content-validation-name="val6" table:style-name="ce29">
            <text:p>X</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SG</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27M0S" table:formula="of:=[.N93]" table:style-name="ce11">
            <text:p>0:27:00</text:p>
          </table:table-cell>
          <table:table-cell office:value-type="string" table:style-name="ce25">
            <text:p>2022.05.05</text:p>
          </table:table-cell>
          <table:table-cell office:value-type="string" table:style-name="ce26">
            <text:p>21 ~ 09</text:p>
          </table:table-cell>
          <table:table-cell office:value-type="string" table:content-validation-name="val5" table:style-name="ce27">
            <text:p>Subramanya</text:p>
          </table:table-cell>
          <table:table-cell office:value-type="string" table:style-name="ce67">
            <text:p>Ram and Saju</text:p>
          </table:table-cell>
          <table:table-cell table:style-name="ce27"/>
          <table:table-cell office:value-type="date" office:date-value="2022-05-06T01:09:00" table:style-name="ce15">
            <text:p>22-5-6 1:09</text:p>
          </table:table-cell>
          <table:table-cell office:value-type="date" office:date-value="2022-05-06T01:36:00" table:style-name="ce15">
            <text:p>22-5-6 1:36</text:p>
          </table:table-cell>
          <table:table-cell office:value-type="time" office:time-value="PT0H27M0S" table:formula="of:=[.M93]-[.L93]" table:style-name="ce16">
            <text:p>0:27:00</text:p>
          </table:table-cell>
          <table:table-cell office:value-type="string" table:style-name="ce14">
            <text:p>Kakao Chat - COC</text:p>
          </table:table-cell>
          <table:table-cell table:style-name="ce80"/>
          <table:table-cell office:value-type="string" table:style-name="ce17">
            <text:p>System Status is in Critical State</text:p>
          </table:table-cell>
          <table:table-cell office:value-type="string" table:style-name="ce47">
            <text:p>Created the Ticket -&gt; Migrated the all VMs sg-prd-com-d-0205-01.sg.hcloud.io</text:p>
          </table:table-cell>
          <table:table-cell office:value-type="string" table:style-name="ce28">
            <text:p>SGCLOUD-853</text:p>
          </table:table-cell>
          <table:table-cell office:value-type="string" table:content-validation-name="val6" table:style-name="ce29">
            <text:p>X</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visibility="filter">
          <table:table-cell office:value-type="string" table:style-name="ce2">
            <text:p>5월</text:p>
          </table:table-cell>
          <table:table-cell office:value-type="string" table:style-name="ce2">
            <text:p>SG</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4]);&quot;진행중&quot;;&quot;완료&quot;)" table:style-name="ce10">
            <text:p>완료</text:p>
          </table:table-cell>
          <table:table-cell office:value-type="time" office:time-value="PT0H1M0S" table:formula="of:=[.N94]" table:style-name="ce11">
            <text:p>0:01:00</text:p>
          </table:table-cell>
          <table:table-cell office:value-type="string" table:style-name="ce25">
            <text:p>2022.05.26</text:p>
          </table:table-cell>
          <table:table-cell office:value-type="string" table:style-name="ce26">
            <text:p>08~15</text:p>
          </table:table-cell>
          <table:table-cell office:value-type="string" table:content-validation-name="val5" table:style-name="ce27">
            <text:p>심명보</text:p>
          </table:table-cell>
          <table:table-cell table:style-name="ce27"/>
          <table:table-cell office:value-type="string" table:style-name="ce27">
            <text:p>김의현</text:p>
          </table:table-cell>
          <table:table-cell office:value-type="date" office:date-value="2022-05-26T15:09:00" table:style-name="ce15">
            <text:p>22-5-26 15:09</text:p>
          </table:table-cell>
          <table:table-cell office:value-type="date" office:date-value="2022-05-26T15:10:00" table:style-name="ce15">
            <text:p>22-5-26 15:10</text:p>
          </table:table-cell>
          <table:table-cell office:value-type="time" office:time-value="PT0H1M0S" table:formula="of:=[.M94]-[.L94]" table:style-name="ce16">
            <text:p>0:01:00</text:p>
          </table:table-cell>
          <table:table-cell office:value-type="string" table:style-name="ce14">
            <text:p>Kakao</text:p>
          </table:table-cell>
          <table:table-cell office:value-type="date" office:date-value="2022-05-26T15:13:00" table:style-name="ce15">
            <text:p>22-5-26 15:13</text:p>
          </table:table-cell>
          <table:table-cell office:value-type="string" table:style-name="ce28">
            <text:p>Zabbix agent is not available</text:p>
          </table:table-cell>
          <table:table-cell office:value-type="string" table:style-name="ce68">
            <text:p>sg zabbix 작업 중 알람 발생으로 서비스 영향도 없음</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5]);&quot;진행중&quot;;&quot;완료&quot;)" table:style-name="ce10">
            <text:p>완료</text:p>
          </table:table-cell>
          <table:table-cell office:value-type="time" office:time-value="PT0H19M0S" table:formula="of:=[.N95]" table:style-name="ce11">
            <text:p>0:19:00</text:p>
          </table:table-cell>
          <table:table-cell office:value-type="string" table:style-name="ce25">
            <text:p>2022.06.04</text:p>
          </table:table-cell>
          <table:table-cell office:value-type="string" table:style-name="ce26">
            <text:p>22~09</text:p>
          </table:table-cell>
          <table:table-cell office:value-type="string" table:content-validation-name="val5" table:style-name="ce27">
            <text:p>Radhika</text:p>
          </table:table-cell>
          <table:table-cell office:value-type="string" table:style-name="ce27">
            <text:p>Thulsiraj</text:p>
          </table:table-cell>
          <table:table-cell table:style-name="ce27"/>
          <table:table-cell office:value-type="date" office:date-value="2022-06-04T02:41:00" table:style-name="ce15">
            <text:p>22-6-4 2:41</text:p>
          </table:table-cell>
          <table:table-cell office:value-type="date" office:date-value="2022-06-04T03:00:00" table:style-name="ce15">
            <text:p>22-6-4 3:00</text:p>
          </table:table-cell>
          <table:table-cell office:value-type="time" office:time-value="PT0H19M0S" table:formula="of:=[.M95]-[.L95]" table:style-name="ce16">
            <text:p>0:19:00</text:p>
          </table:table-cell>
          <table:table-cell office:value-type="string" table:style-name="ce14">
            <text:p>Kakao</text:p>
          </table:table-cell>
          <table:table-cell office:value-type="date" office:date-value="2022-06-04T03:10:00" table:style-name="ce15">
            <text:p>22-6-4 3:10</text:p>
          </table:table-cell>
          <table:table-cell office:value-type="string" table:style-name="ce17">
            <text:p>Free Size on aggr_node02_data_CNCloud less than 5%.</text:p>
          </table:table-cell>
          <table:table-cell office:value-type="string" table:style-name="ce28">
            <text:p>Deleted old <text:s/>snapshots</text:p>
          </table:table-cell>
          <table:table-cell office:value-type="string" table:style-name="ce28">
            <text:p>CNCLOUD2046</text:p>
          </table:table-cell>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style-name="ce10"/>
          <table:table-cell table:number-columns-repeated="16361" table:style-name="ce1"/>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6]);&quot;진행중&quot;;&quot;완료&quot;)" table:style-name="ce10">
            <text:p>완료</text:p>
          </table:table-cell>
          <table:table-cell office:value-type="time" office:time-value="PT0H30M0S" table:formula="of:=[.N96]" table:style-name="ce11">
            <text:p>0:30:00</text:p>
          </table:table-cell>
          <table:table-cell office:value-type="string" table:style-name="ce25">
            <text:p>2022.06.08</text:p>
          </table:table-cell>
          <table:table-cell office:value-type="string" table:style-name="ce26">
            <text:p>22~09</text:p>
          </table:table-cell>
          <table:table-cell office:value-type="string" table:content-validation-name="val5" table:style-name="ce27">
            <text:p>Radhika</text:p>
          </table:table-cell>
          <table:table-cell office:value-type="string" table:style-name="ce27">
            <text:p>Ganesh</text:p>
          </table:table-cell>
          <table:table-cell table:style-name="ce27"/>
          <table:table-cell office:value-type="date" office:date-value="2022-06-08T02:38:00" table:style-name="ce15">
            <text:p>22-6-8 2:38</text:p>
          </table:table-cell>
          <table:table-cell office:value-type="date" office:date-value="2022-06-08T03:08:00" table:style-name="ce15">
            <text:p>22-6-8 3:08</text:p>
          </table:table-cell>
          <table:table-cell office:value-type="time" office:time-value="PT0H30M0S" table:formula="of:=[.M96]-[.L96]" table:style-name="ce16">
            <text:p>0:30:00</text:p>
          </table:table-cell>
          <table:table-cell office:value-type="string" table:style-name="ce14">
            <text:p>Kakao</text:p>
          </table:table-cell>
          <table:table-cell office:value-type="date" office:date-value="2022-06-08T02:40:00" table:style-name="ce15">
            <text:p>22-6-8 2:40</text:p>
          </table:table-cell>
          <table:table-cell office:value-type="string" table:style-name="ce17">
            <text:p>Free Size on aggr_node02_data_CNCloud less than 5%<text:s/></text:p>
          </table:table-cell>
          <table:table-cell office:value-type="string" table:style-name="ce28">
            <text:p>Deleted old snapshots</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7]);&quot;진행중&quot;;&quot;완료&quot;)" table:style-name="ce10">
            <text:p>완료</text:p>
          </table:table-cell>
          <table:table-cell office:value-type="time" office:time-value="PT0H0M0S" table:formula="of:=[.N97]" table:style-name="ce11">
            <text:p>0:00:00</text:p>
          </table:table-cell>
          <table:table-cell office:value-type="string" table:style-name="ce25">
            <text:p>2022.06.09</text:p>
          </table:table-cell>
          <table:table-cell office:value-type="string" table:style-name="ce26">
            <text:p>22~08</text:p>
          </table:table-cell>
          <table:table-cell office:value-type="string" table:content-validation-name="val5" table:style-name="ce27">
            <text:p>Mohamed</text:p>
          </table:table-cell>
          <table:table-cell office:value-type="string" table:style-name="ce27">
            <text:p>Ganesh</text:p>
          </table:table-cell>
          <table:table-cell table:style-name="ce27"/>
          <table:table-cell office:value-type="date" office:date-value="2022-06-09T02:29:00" table:style-name="ce15">
            <text:p>22-6-9 2:29</text:p>
          </table:table-cell>
          <table:table-cell office:value-type="date" office:date-value="2022-06-09T02:29:00" table:style-name="ce15">
            <text:p>22-6-9 2:29</text:p>
          </table:table-cell>
          <table:table-cell office:value-type="time" office:time-value="PT0H0M0S" table:formula="of:=[.M97]-[.L97]" table:style-name="ce16">
            <text:p>0:00:00</text:p>
          </table:table-cell>
          <table:table-cell office:value-type="string" table:style-name="ce14">
            <text:p>Kakao</text:p>
          </table:table-cell>
          <table:table-cell office:value-type="date" office:date-value="2022-06-09T02:36:00" table:style-name="ce15">
            <text:p>22-6-9 2:36</text:p>
          </table:table-cell>
          <table:table-cell office:value-type="string" table:style-name="ce17">
            <text:p>CN Cloud Prd Netapp: Free size on aggr_node02_data_cnCLoud less than 10%</text:p>
          </table:table-cell>
          <table:table-cell office:value-type="string" table:style-name="ce28">
            <text:p>Deleted old snapshots</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8]);&quot;진행중&quot;;&quot;완료&quot;)" table:style-name="ce10">
            <text:p>완료</text:p>
          </table:table-cell>
          <table:table-cell office:value-type="time" office:time-value="PT0H1M0S" table:formula="of:=[.N98]" table:style-name="ce11">
            <text:p>0:01:00</text:p>
          </table:table-cell>
          <table:table-cell office:value-type="string" table:style-name="ce25">
            <text:p>2022.06.11</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Ganesh</text:p>
          </table:table-cell>
          <table:table-cell table:style-name="ce27"/>
          <table:table-cell office:value-type="date" office:date-value="2022-06-12T01:48:00" table:style-name="ce15">
            <text:p>22-6-12 1:48</text:p>
          </table:table-cell>
          <table:table-cell office:value-type="date" office:date-value="2022-06-12T01:49:00" table:style-name="ce15">
            <text:p>22-6-12 1:49</text:p>
          </table:table-cell>
          <table:table-cell office:value-type="time" office:time-value="PT0H1M0S" table:formula="of:=[.M98]-[.L98]" table:style-name="ce16">
            <text:p>0:01:00</text:p>
          </table:table-cell>
          <table:table-cell office:value-type="string" table:style-name="ce14">
            <text:p>Kakao</text:p>
          </table:table-cell>
          <table:table-cell office:value-type="date" office:date-value="2022-06-12T02:51:00" table:style-name="ce15">
            <text:p>22-6-12 2:51</text:p>
          </table:table-cell>
          <table:table-cell office:value-type="string" table:style-name="ce17">
            <text:p>CNTMSPRD_Netapp CNTMSPRD_Netapp: aggr_node02_data_CNCloud less than 10% /High</text:p>
          </table:table-cell>
          <table:table-cell office:value-type="string" table:style-name="ce28">
            <text:p>Deleted old snapshots</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9]);&quot;진행중&quot;;&quot;완료&quot;)" table:style-name="ce10">
            <text:p>완료</text:p>
          </table:table-cell>
          <table:table-cell office:value-type="time" office:time-value="PT0H1M0S" table:formula="of:=[.N99]" table:style-name="ce11">
            <text:p>0:01:00</text:p>
          </table:table-cell>
          <table:table-cell office:value-type="string" table:style-name="ce25">
            <text:p>2022.06.11</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Ganesh</text:p>
          </table:table-cell>
          <table:table-cell table:style-name="ce27"/>
          <table:table-cell office:value-type="date" office:date-value="2022-06-12T06:55:00" table:style-name="ce15">
            <text:p>22-6-12 6:55</text:p>
          </table:table-cell>
          <table:table-cell office:value-type="date" office:date-value="2022-06-12T06:56:00" table:style-name="ce15">
            <text:p>22-6-12 6:56</text:p>
          </table:table-cell>
          <table:table-cell office:value-type="time" office:time-value="PT0H1M0S" table:formula="of:=[.M99]-[.L99]" table:style-name="ce16">
            <text:p>0:01:00</text:p>
          </table:table-cell>
          <table:table-cell office:value-type="string" table:style-name="ce14">
            <text:p>Kakao</text:p>
          </table:table-cell>
          <table:table-cell office:value-type="date" office:date-value="2022-06-12T07:37:00" table:style-name="ce15">
            <text:p>22-6-12 7:37</text:p>
          </table:table-cell>
          <table:table-cell office:value-type="string" table:style-name="ce17">
            <text:p>CNTMSPRD_Netapp CNTMSPRD_Netapp: Usage on Volume[gen_ssd_prd1] is over 90%</text:p>
          </table:table-cell>
          <table:table-cell office:value-type="string" table:style-name="ce28">
            <text:p>Deleted daily snapshot 12062022</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0]);&quot;진행중&quot;;&quot;완료&quot;)" table:style-name="ce10">
            <text:p>완료</text:p>
          </table:table-cell>
          <table:table-cell office:value-type="time" office:time-value="PT0H7M0S" table:formula="of:=[.N100]" table:style-name="ce11">
            <text:p>0:07:00</text:p>
          </table:table-cell>
          <table:table-cell office:value-type="string" table:style-name="ce25">
            <text:p>2022.06.15</text:p>
          </table:table-cell>
          <table:table-cell office:value-type="string" table:style-name="ce26">
            <text:p>21~09</text:p>
          </table:table-cell>
          <table:table-cell office:value-type="string" table:content-validation-name="val5" table:style-name="ce27">
            <text:p>Radhika</text:p>
          </table:table-cell>
          <table:table-cell office:value-type="string" table:style-name="ce27">
            <text:p>Radhika</text:p>
          </table:table-cell>
          <table:table-cell table:style-name="ce27"/>
          <table:table-cell office:value-type="date" office:date-value="2022-06-15T07:05:00" table:style-name="ce15">
            <text:p>22-6-15 7:05</text:p>
          </table:table-cell>
          <table:table-cell office:value-type="date" office:date-value="2022-06-15T07:12:00" table:style-name="ce15">
            <text:p>22-6-15 7:12</text:p>
          </table:table-cell>
          <table:table-cell office:value-type="time" office:time-value="PT0H7M0S" table:formula="of:=[.M100]-[.L100]" table:style-name="ce16">
            <text:p>0:07:00</text:p>
          </table:table-cell>
          <table:table-cell office:value-type="string" table:style-name="ce14">
            <text:p>Kakao</text:p>
          </table:table-cell>
          <table:table-cell office:value-type="date" office:date-value="2022-06-15T07:13:00" table:style-name="ce15">
            <text:p>22-6-15 7:13</text:p>
          </table:table-cell>
          <table:table-cell office:value-type="string" table:style-name="ce48">
            <text:p>Free Size on aggr_node01_data_CNCloud_Gen_SSDless than 10%</text:p>
          </table:table-cell>
          <table:table-cell office:value-type="string" table:style-name="ce28">
            <text:p>Informed in Kakao and deleted the snapshot daily.2022-06-15_0010</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1]);&quot;진행중&quot;;&quot;완료&quot;)" table:style-name="ce10">
            <text:p>완료</text:p>
          </table:table-cell>
          <table:table-cell office:value-type="time" office:time-value="PT0H0M0S" table:formula="of:=[.N101]"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5" table:style-name="ce27">
            <text:p>고희경</text:p>
          </table:table-cell>
          <table:table-cell table:style-name="ce27"/>
          <table:table-cell office:value-type="string" table:style-name="ce27">
            <text:p>김지윤</text:p>
          </table:table-cell>
          <table:table-cell office:value-type="date" office:date-value="2022-06-15T08:12:00" table:style-name="ce15">
            <text:p>22-6-15 8:12</text:p>
          </table:table-cell>
          <table:table-cell office:value-type="date" office:date-value="2022-06-15T08:12:00" table:style-name="ce15">
            <text:p>22-6-15 8:12</text:p>
          </table:table-cell>
          <table:table-cell office:value-type="time" office:time-value="PT0H0M0S" table:formula="of:=[.M101]-[.L101]" table:style-name="ce16">
            <text:p>0:00:00</text:p>
          </table:table-cell>
          <table:table-cell office:value-type="string" table:style-name="ce14">
            <text:p>Kakao</text:p>
          </table:table-cell>
          <table:table-cell office:value-type="date" office:date-value="2022-06-15T08:13:00" table:style-name="ce15">
            <text:p>22-6-15 8:13</text:p>
          </table:table-cell>
          <table:table-cell office:value-type="string" table:style-name="ce17">
            <text:p>Problem: Tibero process stop on ccscntmsdbp01.tms</text:p>
          </table:table-cell>
          <table:table-cell office:value-type="string" table:style-name="ce28">
            <text:p>오탐으로 확인됨</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2]);&quot;진행중&quot;;&quot;완료&quot;)" table:style-name="ce10">
            <text:p>완료</text:p>
          </table:table-cell>
          <table:table-cell office:value-type="time" office:time-value="PT0H0M0S" table:formula="of:=[.N102]"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Perthuraj and Ram</text:p>
          </table:table-cell>
          <table:table-cell table:style-name="ce27"/>
          <table:table-cell office:value-type="date" office:date-value="2022-06-15T22:16:00" table:style-name="ce15">
            <text:p>22-6-15 22:16</text:p>
          </table:table-cell>
          <table:table-cell office:value-type="date" office:date-value="2022-06-15T22:16:00" table:style-name="ce15">
            <text:p>22-6-15 22:16</text:p>
          </table:table-cell>
          <table:table-cell office:value-type="time" office:time-value="PT0H0M0S" table:formula="of:=[.M102]-[.L102]" table:style-name="ce16">
            <text:p>0:00:00</text:p>
          </table:table-cell>
          <table:table-cell office:value-type="string" table:style-name="ce14">
            <text:p>Kakao &amp; mail</text:p>
          </table:table-cell>
          <table:table-cell office:value-type="date" office:date-value="2022-06-16T02:35:00" table:style-name="ce15">
            <text:p>22-6-16 2:35</text:p>
          </table:table-cell>
          <table:table-cell office:value-type="string" table:style-name="ce82">
            <text:p>ccscntmsdbp01 /tibero_arch disk space 20% left issue</text:p>
          </table:table-cell>
          <table:table-cell office:value-type="string" table:style-name="ce83">
            <text:p>Lee Hansea worked on it and Pethuraj monitored and confirmed iisue got resolved.</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3]);&quot;진행중&quot;;&quot;완료&quot;)" table:style-name="ce10">
            <text:p>완료</text:p>
          </table:table-cell>
          <table:table-cell office:value-type="time" office:time-value="PT0H17M0S" table:formula="of:=[.N103]" table:style-name="ce11">
            <text:p>0:17:00</text:p>
          </table:table-cell>
          <table:table-cell office:value-type="string" table:style-name="ce25">
            <text:p>2022.06.15</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Saju,Ashok &amp; Aslam</text:p>
          </table:table-cell>
          <table:table-cell table:style-name="ce27"/>
          <table:table-cell office:value-type="date" office:date-value="2022-06-16T07:32:00" table:style-name="ce15">
            <text:p>22-6-16 7:32</text:p>
          </table:table-cell>
          <table:table-cell office:value-type="date" office:date-value="2022-06-16T07:49:00" table:style-name="ce15">
            <text:p>22-6-16 7:49</text:p>
          </table:table-cell>
          <table:table-cell office:value-type="time" office:time-value="PT0H17M0S" table:formula="of:=[.M103]-[.L103]" table:style-name="ce16">
            <text:p>0:17:00</text:p>
          </table:table-cell>
          <table:table-cell office:value-type="string" table:style-name="ce14">
            <text:p>Kakao</text:p>
          </table:table-cell>
          <table:table-cell office:value-type="date" office:date-value="2022-06-16T07:49:00" table:style-name="ce15">
            <text:p>22-6-16 7:49</text:p>
          </table:table-cell>
          <table:table-cell office:value-type="string" table:style-name="ce17">
            <text:p>CNTMSPRD_Netapp Free Size on aggr_node01_data_CNCloud_Gen_SSD less than 10%</text:p>
          </table:table-cell>
          <table:table-cell office:value-type="string" table:style-name="ce28">
            <text:p>Its known issue, it got resolved automatically</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104]" table:style-name="ce11">
            <text:p>0:01:00</text:p>
          </table:table-cell>
          <table:table-cell office:value-type="string" table:style-name="ce84">
            <text:p>2022.06.23</text:p>
          </table:table-cell>
          <table:table-cell office:value-type="string" table:style-name="ce85">
            <text:p>21~09</text:p>
          </table:table-cell>
          <table:table-cell office:value-type="string" table:content-validation-name="val5" table:style-name="ce86">
            <text:p>Subramanya</text:p>
          </table:table-cell>
          <table:table-cell office:value-type="string" table:style-name="ce86">
            <text:p>Ganesh</text:p>
          </table:table-cell>
          <table:table-cell table:style-name="ce86"/>
          <table:table-cell office:value-type="date" office:date-value="2022-06-24T02:10:00" table:style-name="ce87">
            <text:p>22-6-24 2:10</text:p>
          </table:table-cell>
          <table:table-cell office:value-type="date" office:date-value="2022-06-24T02:11:00" table:style-name="ce87">
            <text:p>22-6-24 2:11</text:p>
          </table:table-cell>
          <table:table-cell office:value-type="time" office:time-value="PT0H1M0S" table:formula="of:=[.M104]-[.L104]" table:style-name="ce16">
            <text:p>0:01:00</text:p>
          </table:table-cell>
          <table:table-cell office:value-type="string" table:style-name="ce88">
            <text:p>KaKao</text:p>
          </table:table-cell>
          <table:table-cell table:style-name="ce87"/>
          <table:table-cell office:value-type="string" table:style-name="ce89">
            <text:p>gcscnvtwinrdbp01: Postgres DB operation scripts not working</text:p>
          </table:table-cell>
          <table:table-cell office:value-type="string" table:style-name="ce90">
            <text:p>It was fluctuating, so we waited but there was no change in the pattern so we have informed the DBA<text:s/></text:p>
          </table:table-cell>
          <table:table-cell table:style-name="ce90"/>
          <table:table-cell table:content-validation-name="val6" table:style-name="ce91"/>
          <table:table-cell office:value-type="string" table:content-validation-name="val6" table:style-name="ce91">
            <text:p>X</text:p>
          </table:table-cell>
          <table:table-cell office:value-type="string" table:style-name="ce92">
            <text:p>As DBA said, he will inform the senior DBA to check on the same.</text:p>
          </table:table-cell>
          <table:table-cell table:number-columns-repeated="16362" table:style-name="ce9"/>
        </table:table-row>
        <table:table-row table:style-name="ro2">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105]" table:style-name="ce11">
            <text:p>0:02:00</text:p>
          </table:table-cell>
          <table:table-cell office:value-type="string" table:style-name="ce84">
            <text:p>2022.06.27</text:p>
          </table:table-cell>
          <table:table-cell office:value-type="string" table:style-name="ce85">
            <text:p>15~22</text:p>
          </table:table-cell>
          <table:table-cell office:value-type="string" table:content-validation-name="val5" table:style-name="ce86">
            <text:p>이시형</text:p>
          </table:table-cell>
          <table:table-cell table:number-columns-repeated="2" table:style-name="ce86"/>
          <table:table-cell office:value-type="date" office:date-value="2022-06-27T17:52:00" table:style-name="ce87">
            <text:p>22-6-27 17:52</text:p>
          </table:table-cell>
          <table:table-cell office:value-type="date" office:date-value="2022-06-27T17:54:00" table:style-name="ce87">
            <text:p>22-6-27 17:54</text:p>
          </table:table-cell>
          <table:table-cell office:value-type="time" office:time-value="PT0H2M0S" table:formula="of:=[.M105]-[.L105]" table:style-name="ce16">
            <text:p>0:02:00</text:p>
          </table:table-cell>
          <table:table-cell office:value-type="string" table:style-name="ce88">
            <text:p>KaKao &amp; Mail</text:p>
          </table:table-cell>
          <table:table-cell office:value-type="date" office:date-value="2022-06-27T17:54:00" table:style-name="ce87">
            <text:p>22-6-27 17:54</text:p>
          </table:table-cell>
          <table:table-cell office:value-type="string" table:style-name="ce89">
            <text:p>CN Cloud PRD Netapp: Fee Size on aggr_node01_data_CNCloud_Gen_SSD less than 10%/High</text:p>
          </table:table-cell>
          <table:table-cell office:value-type="string" table:style-name="ce90">
            <text:p>CN Gen SSD는 DB볼륨 마이그레이션 하여 해소되었으나, 재발생하여 담당자와 일정조율 후 재 진행 예정</text:p>
          </table:table-cell>
          <table:table-cell table:style-name="ce90"/>
          <table:table-cell table:content-validation-name="val6" table:style-name="ce91"/>
          <table:table-cell table:content-validation-name="val6" table:style-name="ce91"/>
          <table:table-cell table:style-name="ce92"/>
          <table:table-cell table:number-columns-repeated="16362" table:style-name="ce9"/>
        </table:table-row>
        <table:table-row table:style-name="ro2">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106]" table:style-name="ce11">
            <text:p>0:00:00</text:p>
          </table:table-cell>
          <table:table-cell office:value-type="string" table:style-name="ce84">
            <text:p>2022.06.29</text:p>
          </table:table-cell>
          <table:table-cell office:value-type="string" table:style-name="ce85">
            <text:p>21~08</text:p>
          </table:table-cell>
          <table:table-cell office:value-type="string" table:content-validation-name="val5" table:style-name="ce86">
            <text:p>Mohamed</text:p>
          </table:table-cell>
          <table:table-cell office:value-type="string" table:style-name="ce86">
            <text:p>Ashok &amp; Anand</text:p>
          </table:table-cell>
          <table:table-cell table:style-name="ce86"/>
          <table:table-cell office:value-type="date" office:date-value="2022-06-30T01:40:00" table:style-name="ce87">
            <text:p>22-6-30 1:40</text:p>
          </table:table-cell>
          <table:table-cell office:value-type="date" office:date-value="2022-06-30T01:40:00" table:style-name="ce87">
            <text:p>22-6-30 1:40</text:p>
          </table:table-cell>
          <table:table-cell office:value-type="time" office:time-value="PT0H0M0S" table:formula="of:=[.M106]-[.L106]" table:style-name="ce16">
            <text:p>0:00:00</text:p>
          </table:table-cell>
          <table:table-cell office:value-type="string" table:style-name="ce88">
            <text:p>Kakao</text:p>
          </table:table-cell>
          <table:table-cell office:value-type="date" office:date-value="2022-06-30T02:25:00" table:style-name="ce87">
            <text:p>22-6-30 2:25</text:p>
          </table:table-cell>
          <table:table-cell office:value-type="string" table:style-name="ce89">
            <text:p>CN Cloud PRD netapp: Free size on aggr_node02_data_cnCLoud less than 20%</text:p>
          </table:table-cell>
          <table:table-cell office:value-type="string" table:style-name="ce90">
            <text:p>Deleted old snapshots</text:p>
          </table:table-cell>
          <table:table-cell table:style-name="ce90"/>
          <table:table-cell table:content-validation-name="val6" table:style-name="ce91"/>
          <table:table-cell table:content-validation-name="val6" table:style-name="ce91"/>
          <table:table-cell table:style-name="ce92"/>
          <table:table-cell table:number-columns-repeated="16362" table:style-name="ce9"/>
        </table:table-row>
        <table:table-row table:style-name="ro2">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07]);&quot;진행중&quot;;&quot;완료&quot;)" table:style-name="ce19">
            <text:p>완료</text:p>
          </table:table-cell>
          <table:table-cell office:value-type="time" office:time-value="PT48H1M0S" table:formula="of:=[.N107]" table:style-name="ce11">
            <text:p>0:01:00</text:p>
          </table:table-cell>
          <table:table-cell office:value-type="string" table:style-name="ce41">
            <text:p>2022.06.02</text:p>
          </table:table-cell>
          <table:table-cell office:value-type="string" table:style-name="ce49">
            <text:p>08~15</text:p>
          </table:table-cell>
          <table:table-cell office:value-type="string" table:content-validation-name="val5" table:style-name="ce42">
            <text:p>고희경</text:p>
          </table:table-cell>
          <table:table-cell table:number-columns-repeated="2" table:style-name="ce42"/>
          <table:table-cell office:value-type="date" office:date-value="2022-06-01T08:29:00" table:style-name="ce23">
            <text:p>22-6-1 8:29</text:p>
          </table:table-cell>
          <table:table-cell office:value-type="date" office:date-value="2022-06-03T08:30:00" table:style-name="ce23">
            <text:p>22-6-3 8:30</text:p>
          </table:table-cell>
          <table:table-cell office:value-type="time" office:time-value="PT48H1M0S" table:formula="of:=[.M107]-[.L107]" table:style-name="ce16">
            <text:p>0:01:00</text:p>
          </table:table-cell>
          <table:table-cell office:value-type="string" table:style-name="ce22">
            <text:p>KaKao</text:p>
          </table:table-cell>
          <table:table-cell office:value-type="date" office:date-value="2022-06-03T08:59:00" table:style-name="ce23">
            <text:p>22-6-3 8:59</text:p>
          </table:table-cell>
          <table:table-cell office:value-type="string" table:style-name="ce24">
            <text:p>Free size on aggr_node02_data less than 10%/Average</text:p>
          </table:table-cell>
          <table:table-cell office:value-type="string" table:style-name="ce44">
            <text:p>오래된 스냅샷 삭제 후 알람 Resolved</text:p>
          </table:table-cell>
          <table:table-cell table:style-name="ce44"/>
          <table:table-cell table:content-validation-name="val6" table:style-name="ce45"/>
          <table:table-cell table:content-validation-name="val6" table:style-name="ce45"/>
          <table:table-cell table:style-name="ce46"/>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8]);&quot;진행중&quot;;&quot;완료&quot;)" table:style-name="ce10">
            <text:p>완료</text:p>
          </table:table-cell>
          <table:table-cell office:value-type="time" office:time-value="PT0H0M0S" table:formula="of:=[.N108]" table:style-name="ce11">
            <text:p>0:00:00</text:p>
          </table:table-cell>
          <table:table-cell office:value-type="string" table:style-name="ce25">
            <text:p>2022.06.04</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02T19:01:00" table:style-name="ce15">
            <text:p>22-6-2 19:01</text:p>
          </table:table-cell>
          <table:table-cell office:value-type="date" office:date-value="2022-06-02T19:01:00" table:style-name="ce15">
            <text:p>22-6-2 19:01</text:p>
          </table:table-cell>
          <table:table-cell office:value-type="time" office:time-value="PT0H0M0S" table:formula="of:=[.M108]-[.L108]" table:style-name="ce16">
            <text:p>0:00:00</text:p>
          </table:table-cell>
          <table:table-cell office:value-type="string" table:style-name="ce14">
            <text:p>Kakao &amp; Email</text:p>
          </table:table-cell>
          <table:table-cell office:value-type="date" office:date-value="2022-06-02T19:02:00" table:style-name="ce15">
            <text:p>22-6-2 19:02</text:p>
          </table:table-cell>
          <table:table-cell office:value-type="string" table:style-name="ce17">
            <text:p>ccseupushp-loadbalancer 10.115.189.17 VIP is down</text:p>
          </table:table-cell>
          <table:table-cell office:value-type="string" table:style-name="ce28">
            <text:p>Firewall cpu load was high. Due to that vip down alerts triggers. Email has been send to firewall managers</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9]);&quot;진행중&quot;;&quot;완료&quot;)" table:style-name="ce10">
            <text:p>완료</text:p>
          </table:table-cell>
          <table:table-cell office:value-type="time" office:time-value="PT0H1M0S" table:formula="of:=[.N109]" table:style-name="ce11">
            <text:p>0:01:00</text:p>
          </table:table-cell>
          <table:table-cell office:value-type="string" table:style-name="ce25">
            <text:p>2022.06.04</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Ram</text:p>
          </table:table-cell>
          <table:table-cell table:style-name="ce27"/>
          <table:table-cell office:value-type="date" office:date-value="2022-06-05T08:39:00" table:style-name="ce15">
            <text:p>22-6-5 8:39</text:p>
          </table:table-cell>
          <table:table-cell office:value-type="date" office:date-value="2022-06-05T08:40:00" table:style-name="ce15">
            <text:p>22-6-5 8:40</text:p>
          </table:table-cell>
          <table:table-cell office:value-type="time" office:time-value="PT0H1M0S" table:formula="of:=[.M109]-[.L109]" table:style-name="ce16">
            <text:p>0:01:00</text:p>
          </table:table-cell>
          <table:table-cell office:value-type="string" table:style-name="ce14">
            <text:p>Kakao</text:p>
          </table:table-cell>
          <table:table-cell office:value-type="date" office:date-value="2022-06-05T08:45:00" table:style-name="ce15">
            <text:p>22-6-5 8:45</text:p>
          </table:table-cell>
          <table:table-cell office:value-type="string" table:style-name="ce17">
            <text:p>EUCloudNetapp01 Free Size on aggr_node02_data less than 5%</text:p>
          </table:table-cell>
          <table:table-cell office:value-type="string" table:style-name="ce47">
            <text:p>We have deleted the previous weekly snashots (may 29th), its coming down.. It will take time but it will come down below 90%</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0M0S" table:formula="of:=[.N110]" table:style-name="ce11">
            <text:p>0:00:00</text:p>
          </table:table-cell>
          <table:table-cell office:value-type="string" table:style-name="ce41">
            <text:p>2022.06.04</text:p>
          </table:table-cell>
          <table:table-cell office:value-type="string" table:style-name="ce49">
            <text:p>09~21</text:p>
          </table:table-cell>
          <table:table-cell office:value-type="string" table:content-validation-name="val5" table:style-name="ce42">
            <text:p>Mohamed</text:p>
          </table:table-cell>
          <table:table-cell office:value-type="string" table:style-name="ce42">
            <text:p>Ram</text:p>
          </table:table-cell>
          <table:table-cell table:style-name="ce42"/>
          <table:table-cell office:value-type="date" office:date-value="2022-06-02T20:03:00" table:style-name="ce23">
            <text:p>22-6-2 20:03</text:p>
          </table:table-cell>
          <table:table-cell office:value-type="date" office:date-value="2022-06-02T20:03:00" table:style-name="ce23">
            <text:p>22-6-2 20:03</text:p>
          </table:table-cell>
          <table:table-cell office:value-type="time" office:time-value="PT0H0M0S" table:formula="of:=[.M110]-[.L110]" table:style-name="ce16">
            <text:p>0:00:00</text:p>
          </table:table-cell>
          <table:table-cell office:value-type="string" table:style-name="ce22">
            <text:p>Kakao &amp; Email</text:p>
          </table:table-cell>
          <table:table-cell table:style-name="ce23"/>
          <table:table-cell office:value-type="string" table:style-name="ce24">
            <text:p>/postgres_data disk size is 9.87% capacity left</text:p>
          </table:table-cell>
          <table:table-cell office:value-type="string" table:style-name="ce44">
            <text:p>Called &amp; Emailed the owner and he wants to increase the disk size.</text:p>
          </table:table-cell>
          <table:table-cell table:style-name="ce44"/>
          <table:table-cell table:content-validation-name="val6" table:style-name="ce45"/>
          <table:table-cell table:content-validation-name="val6" table:style-name="ce45"/>
          <table:table-cell table:style-name="ce46"/>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1]);&quot;진행중&quot;;&quot;완료&quot;)" table:style-name="ce10">
            <text:p>완료</text:p>
          </table:table-cell>
          <table:table-cell office:value-type="time" office:time-value="PT0H1M0S" table:formula="of:=[.N111]" table:style-name="ce11">
            <text:p>0:01:00</text:p>
          </table:table-cell>
          <table:table-cell office:value-type="string" table:style-name="ce25">
            <text:p>2022.06.05</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06T11:29:00" table:style-name="ce15">
            <text:p>22-6-6 11:29</text:p>
          </table:table-cell>
          <table:table-cell office:value-type="date" office:date-value="2022-06-06T11:30:00" table:style-name="ce15">
            <text:p>22-6-6 11:30</text:p>
          </table:table-cell>
          <table:table-cell office:value-type="time" office:time-value="PT0H1M0S" table:formula="of:=[.M111]-[.L111]" table:style-name="ce16">
            <text:p>0:01:00</text:p>
          </table:table-cell>
          <table:table-cell office:value-type="string" table:style-name="ce14">
            <text:p>Kakao</text:p>
          </table:table-cell>
          <table:table-cell office:value-type="date" office:date-value="2022-06-06T11:35:00" table:style-name="ce15">
            <text:p>22-6-6 11:35</text:p>
          </table:table-cell>
          <table:table-cell office:value-type="string" table:style-name="ce17">
            <text:p>Interface Ethernet48: Link down EU</text:p>
          </table:table-cell>
          <table:table-cell office:value-type="string" table:style-name="ce28">
            <text:p>Firewall failover from secondary to primary. Verifed no service issue.</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2]);&quot;진행중&quot;;&quot;완료&quot;)" table:style-name="ce10">
            <text:p>완료</text:p>
          </table:table-cell>
          <table:table-cell office:value-type="time" office:time-value="PT0H0M0S" table:formula="of:=[.N112]" table:style-name="ce11">
            <text:p>0:00:00</text:p>
          </table:table-cell>
          <table:table-cell office:value-type="string" table:style-name="ce25">
            <text:p>2022.06.06</text:p>
          </table:table-cell>
          <table:table-cell office:value-type="string" table:style-name="ce26">
            <text:p>09~22</text:p>
          </table:table-cell>
          <table:table-cell office:value-type="string" table:content-validation-name="val5" table:style-name="ce27">
            <text:p>Radhika</text:p>
          </table:table-cell>
          <table:table-cell office:value-type="string" table:style-name="ce27">
            <text:p>Radhika</text:p>
          </table:table-cell>
          <table:table-cell table:style-name="ce27"/>
          <table:table-cell office:value-type="date" office:date-value="2022-06-06T05:25:00" table:style-name="ce15">
            <text:p>22-6-6 5:25</text:p>
          </table:table-cell>
          <table:table-cell office:value-type="date" office:date-value="2022-06-06T05:25:00" table:style-name="ce15">
            <text:p>22-6-6 5:25</text:p>
          </table:table-cell>
          <table:table-cell office:value-type="time" office:time-value="PT0H0M0S" table:formula="of:=[.M112]-[.L112]" table:style-name="ce16">
            <text:p>0:00:00</text:p>
          </table:table-cell>
          <table:table-cell office:value-type="string" table:style-name="ce14">
            <text:p>Kakao</text:p>
          </table:table-cell>
          <table:table-cell office:value-type="date" office:date-value="2022-06-06T05:26:00" table:style-name="ce15">
            <text:p>22-6-6 5:26</text:p>
          </table:table-cell>
          <table:table-cell office:value-type="string" table:style-name="ce17">
            <text:p>eucloudprdcomd203.eucloud : system status is in critical <text:s/>state.</text:p>
          </table:table-cell>
          <table:table-cell office:value-type="string" table:style-name="ce28">
            <text:p>Informed in Kakao</text:p>
          </table:table-cell>
          <table:table-cell office:value-type="string" table:style-name="ce28">
            <text:p>EUCLOUD-2341</text:p>
          </table:table-cell>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3]);&quot;진행중&quot;;&quot;완료&quot;)" table:style-name="ce10">
            <text:p>완료</text:p>
          </table:table-cell>
          <table:table-cell office:value-type="time" office:time-value="PT0H0M0S" table:formula="of:=[.N113]"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5" table:style-name="ce27">
            <text:p>고희경</text:p>
          </table:table-cell>
          <table:table-cell office:value-type="string" table:style-name="ce27">
            <text:p>고희경</text:p>
          </table:table-cell>
          <table:table-cell table:style-name="ce27"/>
          <table:table-cell office:value-type="date" office:date-value="2022-06-06T09:15:00" table:style-name="ce15">
            <text:p>22-6-6 9:15</text:p>
          </table:table-cell>
          <table:table-cell office:value-type="date" office:date-value="2022-06-06T09:15:00" table:style-name="ce15">
            <text:p>22-6-6 9:15</text:p>
          </table:table-cell>
          <table:table-cell office:value-type="time" office:time-value="PT0H0M0S" table:formula="of:=[.M113]-[.L113]" table:style-name="ce16">
            <text:p>0:00:00</text:p>
          </table:table-cell>
          <table:table-cell office:value-type="string" table:style-name="ce14">
            <text:p>KaKao &amp; Call</text:p>
          </table:table-cell>
          <table:table-cell office:value-type="date" office:date-value="2022-06-06T09:19:00" table:style-name="ce15">
            <text:p>22-6-6 9:19</text:p>
          </table:table-cell>
          <table:table-cell office:value-type="string" table:style-name="ce17">
            <text:p>Lack of avaiable memory on server ccseuapigwp02</text:p>
          </table:table-cell>
          <table:table-cell office:value-type="string" table:style-name="ce28">
            <text:p>Email has been send to VM owner and called the VM owner.</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4]);&quot;진행중&quot;;&quot;완료&quot;)" table:style-name="ce10">
            <text:p>완료</text:p>
          </table:table-cell>
          <table:table-cell office:value-type="time" office:time-value="PT0H1M0S" table:formula="of:=[.N114]"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5" table:style-name="ce27">
            <text:p>정진호</text:p>
          </table:table-cell>
          <table:table-cell office:value-type="string" table:style-name="ce67">
            <text:p>Saju</text:p>
          </table:table-cell>
          <table:table-cell office:value-type="string" table:style-name="ce27">
            <text:p>이은도</text:p>
          </table:table-cell>
          <table:table-cell office:value-type="date" office:date-value="2022-06-07T19:00:00" table:style-name="ce15">
            <text:p>22-6-7 19:00</text:p>
          </table:table-cell>
          <table:table-cell office:value-type="date" office:date-value="2022-06-07T19:01:00" table:style-name="ce15">
            <text:p>22-6-7 19:01</text:p>
          </table:table-cell>
          <table:table-cell office:value-type="time" office:time-value="PT0H1M0S" table:formula="of:=[.M114]-[.L114]" table:style-name="ce16">
            <text:p>0:01:00</text:p>
          </table:table-cell>
          <table:table-cell office:value-type="string" table:style-name="ce14">
            <text:p>Kakao</text:p>
          </table:table-cell>
          <table:table-cell office:value-type="date" office:date-value="2022-06-07T19:01:00" table:style-name="ce15">
            <text:p>22-6-7 19:01</text:p>
          </table:table-cell>
          <table:table-cell office:value-type="string" table:style-name="ce17">
            <text:p>ccseuvehiclep-loadbalancer 10.115.189.16 VIP is down</text:p>
          </table:table-cell>
          <table:table-cell office:value-type="string" table:style-name="ce28">
            <text:p>오탐으로 확인됨</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5]);&quot;진행중&quot;;&quot;완료&quot;)" table:style-name="ce10">
            <text:p>완료</text:p>
          </table:table-cell>
          <table:table-cell office:value-type="time" office:time-value="PT0H1M0S" table:formula="of:=[.N115]"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5" table:style-name="ce27">
            <text:p>심명보</text:p>
          </table:table-cell>
          <table:table-cell office:value-type="string" table:style-name="ce27">
            <text:p>고희경</text:p>
          </table:table-cell>
          <table:table-cell table:style-name="ce27"/>
          <table:table-cell office:value-type="date" office:date-value="2022-06-08T10:18:00" table:style-name="ce15">
            <text:p>22-6-8 10:18</text:p>
          </table:table-cell>
          <table:table-cell office:value-type="date" office:date-value="2022-06-08T10:19:00" table:style-name="ce15">
            <text:p>22-6-8 10:19</text:p>
          </table:table-cell>
          <table:table-cell office:value-type="time" office:time-value="PT0H1M0S" table:formula="of:=[.M115]-[.L115]" table:style-name="ce16">
            <text:p>0:01:00</text:p>
          </table:table-cell>
          <table:table-cell office:value-type="string" table:style-name="ce14">
            <text:p>Kakao, Auto M+</text:p>
          </table:table-cell>
          <table:table-cell office:value-type="date" office:date-value="2022-06-08T10:25:00" table:style-name="ce15">
            <text:p>22-6-8 10:25</text:p>
          </table:table-cell>
          <table:table-cell office:value-type="string" table:style-name="ce17">
            <text:p>Problem: ccseuissredisp02: Unavailable by ICMP ping</text:p>
          </table:table-cell>
          <table:table-cell office:value-type="string" table:style-name="ce28">
            <text:p>담당자 확인시 아직 미운영 서버 이며 VM 재기동 후 장애 해소</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table-cell office:value-type="string" table:style-name="ce32">
            <text:p>6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office:string-value="완료" table:formula="of:=IF(ISBLANK([.P116]);&quot;진행중&quot;;&quot;완료&quot;)" table:style-name="ce33">
            <text:p>완료</text:p>
          </table:table-cell>
          <table:table-cell office:value-type="time" office:time-value="PT3H31M0S" table:formula="of:=[.N116]" table:style-name="ce34">
            <text:p>3:31:00</text:p>
          </table:table-cell>
          <table:table-cell office:value-type="string" table:style-name="ce72">
            <text:p>2022.06.09</text:p>
          </table:table-cell>
          <table:table-cell office:value-type="string" table:style-name="ce73">
            <text:p>22~08</text:p>
          </table:table-cell>
          <table:table-cell office:value-type="string" table:content-validation-name="val5" table:style-name="ce74">
            <text:p>Mohamed</text:p>
          </table:table-cell>
          <table:table-cell office:value-type="string" table:style-name="ce74">
            <text:p>Thulasiraj</text:p>
          </table:table-cell>
          <table:table-cell table:style-name="ce74"/>
          <table:table-cell office:value-type="date" office:date-value="2022-06-08T21:29:00" table:style-name="ce38">
            <text:p>22-6-8 21:29</text:p>
          </table:table-cell>
          <table:table-cell office:value-type="date" office:date-value="2022-06-09T01:00:00" table:style-name="ce38">
            <text:p>22-6-9 1:00</text:p>
          </table:table-cell>
          <table:table-cell office:value-type="time" office:time-value="PT3H31M0S" table:formula="of:=[.M116]-[.L116]" table:style-name="ce39">
            <text:p>3:31:00</text:p>
          </table:table-cell>
          <table:table-cell office:value-type="string" table:style-name="ce37">
            <text:p>Kakao</text:p>
          </table:table-cell>
          <table:table-cell office:value-type="date" office:date-value="2022-06-09T01:00:00" table:style-name="ce38">
            <text:p>22-6-9 1:00</text:p>
          </table:table-cell>
          <table:table-cell office:value-type="string" table:style-name="ce40">
            <text:p>EUCLOUDNETAPP01: free size on agg_node02_data less than 10%</text:p>
          </table:table-cell>
          <table:table-cell office:value-type="string" table:style-name="ce75">
            <text:p>Deleted old snapshots</text:p>
          </table:table-cell>
          <table:table-cell table:style-name="ce75"/>
          <table:table-cell table:content-validation-name="val6" table:style-name="ce76"/>
          <table:table-cell table:content-validation-name="val6" table:style-name="ce76"/>
          <table:table-cell table:style-name="ce77"/>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7]);&quot;진행중&quot;;&quot;완료&quot;)" table:style-name="ce10">
            <text:p>완료</text:p>
          </table:table-cell>
          <table:table-cell office:value-type="time" office:time-value="PT0H2M0S" table:formula="of:=[.N117]"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5" table:style-name="ce27">
            <text:p>심명보</text:p>
          </table:table-cell>
          <table:table-cell office:value-type="string" table:style-name="ce27">
            <text:p>임예슬, 우전성</text:p>
          </table:table-cell>
          <table:table-cell table:style-name="ce27"/>
          <table:table-cell office:value-type="date" office:date-value="2022-06-09T15:53:00" table:style-name="ce15">
            <text:p>22-6-9 15:53</text:p>
          </table:table-cell>
          <table:table-cell office:value-type="date" office:date-value="2022-06-09T15:55:00" table:style-name="ce15">
            <text:p>22-6-9 15:55</text:p>
          </table:table-cell>
          <table:table-cell office:value-type="time" office:time-value="PT0H2M0S" table:formula="of:=[.M117]-[.L117]" table:style-name="ce16">
            <text:p>0:02:00</text:p>
          </table:table-cell>
          <table:table-cell office:value-type="string" table:style-name="ce14">
            <text:p>Kakao, Auto M+</text:p>
          </table:table-cell>
          <table:table-cell office:value-type="date" office:date-value="2022-06-09T15:58:00" table:style-name="ce15">
            <text:p>22-6-9 15:58</text:p>
          </table:table-cell>
          <table:table-cell office:value-type="string" table:style-name="ce17">
            <text:p>Problem: vServer ccs-prd-prometheus state: down (1)</text:p>
          </table:table-cell>
          <table:table-cell office:value-type="string" table:style-name="ce28">
            <text:p>프로메테우스 서버 재설치 건으로 확인 박상선 책임께 확인 요청 화인결과 담당팀에서 재기동 진행 함</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118]"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5" table:style-name="ce27">
            <text:p>심명보</text:p>
          </table:table-cell>
          <table:table-cell office:value-type="string" table:style-name="ce27">
            <text:p>임예슬, 고희경</text:p>
          </table:table-cell>
          <table:table-cell table:style-name="ce27"/>
          <table:table-cell office:value-type="date" office:date-value="2022-06-09T16:02:00" table:style-name="ce15">
            <text:p>22-6-9 16:02</text:p>
          </table:table-cell>
          <table:table-cell office:value-type="date" office:date-value="2022-06-09T16:04:00" table:style-name="ce15">
            <text:p>22-6-9 16:04</text:p>
          </table:table-cell>
          <table:table-cell office:value-type="time" office:time-value="PT0H2M0S" table:formula="of:=[.M118]-[.L118]" table:style-name="ce16">
            <text:p>0:02:00</text:p>
          </table:table-cell>
          <table:table-cell office:value-type="string" table:style-name="ce14">
            <text:p>Kakao. Email</text:p>
          </table:table-cell>
          <table:table-cell table:style-name="ce15"/>
          <table:table-cell office:value-type="string" table:style-name="ce17">
            <text:p>[PROBLEM]eucloudprdcomd203.eucloud: System status is in critical state/ High</text:p>
          </table:table-cell>
          <table:table-cell office:value-type="string" table:style-name="ce28">
            <text:p>Fan 상태 alert 지속 발생 호스트로 RMA 진행 중, DB VM 제외 해당 호스트 VM 라이브마이그레이션 진행 완료</text:p>
          </table:table-cell>
          <table:table-cell office:value-type="string" table:style-name="ce28">
            <text:p>EUCLOUD-2341</text:p>
          </table:table-cell>
          <table:table-cell office:value-type="string" table:content-validation-name="val6" table:style-name="ce29">
            <text:p>X</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119]"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5" table:style-name="ce27">
            <text:p>심명보</text:p>
          </table:table-cell>
          <table:table-cell office:value-type="string" table:style-name="ce27">
            <text:p>오창민, 임예슬</text:p>
          </table:table-cell>
          <table:table-cell table:style-name="ce27"/>
          <table:table-cell office:value-type="date" office:date-value="2022-06-09T19:00:00" table:style-name="ce15">
            <text:p>22-6-9 19:00</text:p>
          </table:table-cell>
          <table:table-cell office:value-type="date" office:date-value="2022-06-09T19:02:00" table:style-name="ce15">
            <text:p>22-6-9 19:02</text:p>
          </table:table-cell>
          <table:table-cell office:value-type="time" office:time-value="PT0H2M0S" table:formula="of:=[.M119]-[.L119]" table:style-name="ce16">
            <text:p>0:02:00</text:p>
          </table:table-cell>
          <table:table-cell office:value-type="string" table:style-name="ce14">
            <text:p>Kakao</text:p>
          </table:table-cell>
          <table:table-cell table:style-name="ce15"/>
          <table:table-cell office:value-type="string" table:style-name="ce17">
            <text:p>Problem: ccseuimsp-loadbalancer 10.115.189.19 VIP is down</text:p>
          </table:table-cell>
          <table:table-cell office:value-type="string" table:style-name="ce28">
            <text:p>A10 장비 확인시 실제 포트 다운 이력 없으며 바로 해소 알람 발생 하여, 오탐으로 확인, 추가 자빅스쪽 확인 예정</text:p>
          </table:table-cell>
          <table:table-cell office:value-type="string" table:style-name="ce28">
            <text:p>EUCLOUD-2360</text:p>
          </table:table-cell>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0]);&quot;진행중&quot;;&quot;완료&quot;)" table:style-name="ce10">
            <text:p>완료</text:p>
          </table:table-cell>
          <table:table-cell office:value-type="time" office:time-value="PT0H0M0S" table:formula="of:=[.N120]" table:style-name="ce11">
            <text:p>0:00:00</text:p>
          </table:table-cell>
          <table:table-cell office:value-type="string" table:style-name="ce25">
            <text:p>2022.06.10</text:p>
          </table:table-cell>
          <table:table-cell office:value-type="string" table:style-name="ce26">
            <text:p>15~22</text:p>
          </table:table-cell>
          <table:table-cell office:value-type="string" table:content-validation-name="val5" table:style-name="ce27">
            <text:p>심명보</text:p>
          </table:table-cell>
          <table:table-cell office:value-type="string" table:style-name="ce27">
            <text:p>오창민, 임예슬</text:p>
          </table:table-cell>
          <table:table-cell table:style-name="ce27"/>
          <table:table-cell office:value-type="date" office:date-value="2022-06-10T17:14:00" table:style-name="ce15">
            <text:p>22-6-10 17:14</text:p>
          </table:table-cell>
          <table:table-cell office:value-type="date" office:date-value="2022-06-10T17:14:00" table:style-name="ce15">
            <text:p>22-6-10 17:14</text:p>
          </table:table-cell>
          <table:table-cell office:value-type="time" office:time-value="PT0H0M0S" table:formula="of:=[.M120]-[.L120]" table:style-name="ce16">
            <text:p>0:00:00</text:p>
          </table:table-cell>
          <table:table-cell office:value-type="string" table:style-name="ce14">
            <text:p>Kakao. Email</text:p>
          </table:table-cell>
          <table:table-cell office:value-type="date" office:date-value="2022-06-10T17:16:00" table:style-name="ce15">
            <text:p>22-6-10 17:16</text:p>
          </table:table-cell>
          <table:table-cell office:value-type="string" table:style-name="ce17">
            <text:p>Problem: Interface Ethernet14, 30, 46: Link down</text:p>
          </table:table-cell>
          <table:table-cell office:value-type="string" table:style-name="ce28">
            <text:p>EU 운영계 호스트는 413까지 존재(COC 운용중인호스트 X), eucloudprdcomd414 박지현 책임 증설 작업 확인 완료</text:p>
          </table:table-cell>
          <table:table-cell office:value-type="string" table:style-name="ce28">
            <text:p>EUCLOUD-2367</text:p>
          </table:table-cell>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1]);&quot;진행중&quot;;&quot;완료&quot;)" table:style-name="ce10">
            <text:p>완료</text:p>
          </table:table-cell>
          <table:table-cell office:value-type="time" office:time-value="PT0H0M0S" table:formula="of:=[.N121]" table:style-name="ce11">
            <text:p>0:00:00</text:p>
          </table:table-cell>
          <table:table-cell office:value-type="string" table:style-name="ce25">
            <text:p>2022.06.10</text:p>
          </table:table-cell>
          <table:table-cell office:value-type="string" table:style-name="ce26">
            <text:p>15~22</text:p>
          </table:table-cell>
          <table:table-cell office:value-type="string" table:content-validation-name="val5" table:style-name="ce27">
            <text:p>심명보</text:p>
          </table:table-cell>
          <table:table-cell office:value-type="string" table:style-name="ce27">
            <text:p>오창민, 임예슬</text:p>
          </table:table-cell>
          <table:table-cell table:style-name="ce27"/>
          <table:table-cell office:value-type="date" office:date-value="2022-06-10T18:16:00" table:style-name="ce15">
            <text:p>22-6-10 18:16</text:p>
          </table:table-cell>
          <table:table-cell office:value-type="date" office:date-value="2022-06-10T18:16:00" table:style-name="ce15">
            <text:p>22-6-10 18:16</text:p>
          </table:table-cell>
          <table:table-cell office:value-type="time" office:time-value="PT0H0M0S" table:formula="of:=[.M121]-[.L121]" table:style-name="ce16">
            <text:p>0:00:00</text:p>
          </table:table-cell>
          <table:table-cell office:value-type="string" table:style-name="ce14">
            <text:p>Kakao</text:p>
          </table:table-cell>
          <table:table-cell office:value-type="date" office:date-value="2022-06-10T18:18:00" table:style-name="ce15">
            <text:p>22-6-10 18:18</text:p>
          </table:table-cell>
          <table:table-cell office:value-type="string" table:style-name="ce17">
            <text:p>Problem: Interface Ethernet15, 31, 47: Link down</text:p>
          </table:table-cell>
          <table:table-cell office:value-type="string" table:style-name="ce28">
            <text:p>EU 운영계 호스트는 413까지 존재(COC 운용중인호스트 X), eucloudprdcomd415 박지현 책임 증설 작업 확인 완료</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2]);&quot;진행중&quot;;&quot;완료&quot;)" table:style-name="ce10">
            <text:p>완료</text:p>
          </table:table-cell>
          <table:table-cell office:value-type="time" office:time-value="PT0H0M0S" table:formula="of:=[.N122]" table:style-name="ce11">
            <text:p>0:00:00</text:p>
          </table:table-cell>
          <table:table-cell office:value-type="string" table:style-name="ce25">
            <text:p>2022.06.11</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11T16:36:00" table:style-name="ce15">
            <text:p>22-6-11 16:36</text:p>
          </table:table-cell>
          <table:table-cell office:value-type="date" office:date-value="2022-06-11T16:36:00" table:style-name="ce15">
            <text:p>22-6-11 16:36</text:p>
          </table:table-cell>
          <table:table-cell office:value-type="time" office:time-value="PT0H0M0S" table:formula="of:=[.M122]-[.L122]" table:style-name="ce16">
            <text:p>0:00:00</text:p>
          </table:table-cell>
          <table:table-cell office:value-type="string" table:style-name="ce14">
            <text:p>Kakao &amp; Email</text:p>
          </table:table-cell>
          <table:table-cell office:value-type="date" office:date-value="2022-06-11T18:31:00" table:style-name="ce15">
            <text:p>22-6-11 18:31</text:p>
          </table:table-cell>
          <table:table-cell office:value-type="string" table:style-name="ce17">
            <text:p>Disk size is over 90%: ccseureportbatchp01</text:p>
          </table:table-cell>
          <table:table-cell office:value-type="string" table:style-name="ce28">
            <text:p>Informed through kakao &amp; Email.</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3"/>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3]);&quot;진행중&quot;;&quot;완료&quot;)" table:style-name="ce10">
            <text:p>완료</text:p>
          </table:table-cell>
          <table:table-cell office:value-type="time" office:time-value="PT0H0M0S" table:formula="of:=[.N123]"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Saju,Ashok &amp; Aslam</text:p>
          </table:table-cell>
          <table:table-cell table:style-name="ce27"/>
          <table:table-cell office:value-type="date" office:date-value="2022-06-16T03:08:00" table:style-name="ce15">
            <text:p>22-6-16 3:08</text:p>
          </table:table-cell>
          <table:table-cell office:value-type="date" office:date-value="2022-06-16T03:08:00" table:style-name="ce15">
            <text:p>22-6-16 3:08</text:p>
          </table:table-cell>
          <table:table-cell office:value-type="time" office:time-value="PT0H0M0S" table:formula="of:=[.M123]-[.L123]" table:style-name="ce16">
            <text:p>0:00:00</text:p>
          </table:table-cell>
          <table:table-cell office:value-type="string" table:style-name="ce14">
            <text:p>Kakao</text:p>
          </table:table-cell>
          <table:table-cell office:value-type="date" office:date-value="2022-06-16T03:21:00" table:style-name="ce15">
            <text:p>22-6-16 3:21</text:p>
          </table:table-cell>
          <table:table-cell office:value-type="string" table:style-name="ce17">
            <text:p>EUCloudNetapp01 Free Size on aggr_node02_data less than 10%</text:p>
          </table:table-cell>
          <table:table-cell office:value-type="string" table:style-name="ce28">
            <text:p>We have deleted the old snapshots to recover the space</text:p>
          </table:table-cell>
          <table:table-cell office:value-type="string" table:style-name="ce28">
            <text:p>EUCLOUD-2411</text:p>
          </table:table-cell>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4]);&quot;진행중&quot;;&quot;완료&quot;)" table:style-name="ce10">
            <text:p>완료</text:p>
          </table:table-cell>
          <table:table-cell office:value-type="time" office:time-value="PT0H0M0S" table:formula="of:=[.N124]"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5" table:style-name="ce27">
            <text:p>고희경</text:p>
          </table:table-cell>
          <table:table-cell table:style-name="ce27"/>
          <table:table-cell office:value-type="string" table:style-name="ce27">
            <text:p>김지윤</text:p>
          </table:table-cell>
          <table:table-cell office:value-type="date" office:date-value="2022-06-15T14:35:00" table:style-name="ce15">
            <text:p>22-6-15 14:35</text:p>
          </table:table-cell>
          <table:table-cell office:value-type="date" office:date-value="2022-06-15T14:35:00" table:style-name="ce15">
            <text:p>22-6-15 14:35</text:p>
          </table:table-cell>
          <table:table-cell office:value-type="time" office:time-value="PT0H0M0S" table:formula="of:=[.M124]-[.L124]" table:style-name="ce16">
            <text:p>0:00:00</text:p>
          </table:table-cell>
          <table:table-cell office:value-type="string" table:style-name="ce14">
            <text:p>Kakao</text:p>
          </table:table-cell>
          <table:table-cell office:value-type="date" office:date-value="2022-06-15T14:35:00" table:style-name="ce15">
            <text:p>22-6-15 14:35</text:p>
          </table:table-cell>
          <table:table-cell office:value-type="string" table:style-name="ce17">
            <text:p>Problem: eucloudprdctrl03 외</text:p>
          </table:table-cell>
          <table:table-cell office:value-type="string" table:style-name="ce28">
            <text:p>Zabbix 오탐으로 확인됨</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5]);&quot;진행중&quot;;&quot;완료&quot;)" table:style-name="ce10">
            <text:p>완료</text:p>
          </table:table-cell>
          <table:table-cell office:value-type="time" office:time-value="PT0H2M0S" table:formula="of:=[.N125]" table:style-name="ce11">
            <text:p>0:02:00</text:p>
          </table:table-cell>
          <table:table-cell office:value-type="string" table:style-name="ce25">
            <text:p>2022.06.17</text:p>
          </table:table-cell>
          <table:table-cell office:value-type="string" table:style-name="ce26">
            <text:p>15~22</text:p>
          </table:table-cell>
          <table:table-cell office:value-type="string" table:content-validation-name="val5" table:style-name="ce27">
            <text:p>장재봉</text:p>
          </table:table-cell>
          <table:table-cell table:style-name="ce27"/>
          <table:table-cell office:value-type="string" table:style-name="ce27">
            <text:p>고희경</text:p>
          </table:table-cell>
          <table:table-cell office:value-type="date" office:date-value="2022-06-17T19:02:00" table:style-name="ce15">
            <text:p>22-6-17 19:02</text:p>
          </table:table-cell>
          <table:table-cell office:value-type="date" office:date-value="2022-06-17T19:04:00" table:style-name="ce15">
            <text:p>22-6-17 19:04</text:p>
          </table:table-cell>
          <table:table-cell office:value-type="time" office:time-value="PT0H2M0S" table:formula="of:=[.M125]-[.L125]" table:style-name="ce16">
            <text:p>0:02:00</text:p>
          </table:table-cell>
          <table:table-cell office:value-type="string" table:style-name="ce14">
            <text:p>KaKao</text:p>
          </table:table-cell>
          <table:table-cell office:value-type="date" office:date-value="2022-06-17T19:07:00" table:style-name="ce15">
            <text:p>22-6-17 19:07</text:p>
          </table:table-cell>
          <table:table-cell office:value-type="string" table:style-name="ce17">
            <text:p><text:s/>EUTMS-FW-B interface down</text:p>
          </table:table-cell>
          <table:table-cell office:value-type="string" table:style-name="ce28">
            <text:p>Vendor tech support scheduled</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6]);&quot;진행중&quot;;&quot;완료&quot;)" table:style-name="ce10">
            <text:p>완료</text:p>
          </table:table-cell>
          <table:table-cell office:value-type="time" office:time-value="PT0H2M1S" table:formula="of:=[.N126]" table:style-name="ce11">
            <text:p>0:02:01</text:p>
          </table:table-cell>
          <table:table-cell office:value-type="string" table:style-name="ce25">
            <text:p>2022.06.18</text:p>
          </table:table-cell>
          <table:table-cell office:value-type="string" table:style-name="ce26">
            <text:p>22~09</text:p>
          </table:table-cell>
          <table:table-cell office:value-type="string" table:content-validation-name="val5" table:style-name="ce27">
            <text:p>Radhika</text:p>
          </table:table-cell>
          <table:table-cell table:style-name="ce67"/>
          <table:table-cell table:style-name="ce27"/>
          <table:table-cell office:value-type="date" office:date-value="2022-06-18T03:38:00" table:style-name="ce15">
            <text:p>22-6-18 3:38</text:p>
          </table:table-cell>
          <table:table-cell office:value-type="date" office:date-value="2022-06-18T03:40:01" table:style-name="ce15">
            <text:p>22-6-18 3:40</text:p>
          </table:table-cell>
          <table:table-cell office:value-type="time" office:time-value="PT0H2M1S" table:formula="of:=[.M126]-[.L126]" table:style-name="ce16">
            <text:p>0:02:01</text:p>
          </table:table-cell>
          <table:table-cell office:value-type="string" table:style-name="ce14">
            <text:p>KaKao</text:p>
          </table:table-cell>
          <table:table-cell office:value-type="date" office:date-value="2022-06-18T03:48:00" table:style-name="ce15">
            <text:p>22-6-18 3:48</text:p>
          </table:table-cell>
          <table:table-cell office:value-type="string" table:style-name="ce17">
            <text:p>Free Size on aggr_node02_data <text:s/>deleted snapshot for EU</text:p>
          </table:table-cell>
          <table:table-cell office:value-type="string" table:style-name="ce28">
            <text:p>Deleted the snapshot</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7]);&quot;진행중&quot;;&quot;완료&quot;)" table:style-name="ce10">
            <text:p>완료</text:p>
          </table:table-cell>
          <table:table-cell office:value-type="time" office:time-value="PT0H1M0S" table:formula="of:=[.N127]" table:style-name="ce11">
            <text:p>0:01:00</text:p>
          </table:table-cell>
          <table:table-cell office:value-type="string" table:style-name="ce25">
            <text:p>2022.06.21</text:p>
          </table:table-cell>
          <table:table-cell office:value-type="string" table:style-name="ce26">
            <text:p>16~22</text:p>
          </table:table-cell>
          <table:table-cell office:value-type="string" table:content-validation-name="val5" table:style-name="ce27">
            <text:p>김의현</text:p>
          </table:table-cell>
          <table:table-cell office:value-type="string" table:style-name="ce27">
            <text:p>오창민</text:p>
          </table:table-cell>
          <table:table-cell table:style-name="ce27"/>
          <table:table-cell office:value-type="date" office:date-value="2022-06-21T19:00:00" table:style-name="ce15">
            <text:p>22-6-21 19:00</text:p>
          </table:table-cell>
          <table:table-cell office:value-type="date" office:date-value="2022-06-21T19:01:00" table:style-name="ce15">
            <text:p>22-6-21 19:01</text:p>
          </table:table-cell>
          <table:table-cell office:value-type="time" office:time-value="PT0H1M0S" table:formula="of:=[.M127]-[.L127]" table:style-name="ce16">
            <text:p>0:01:00</text:p>
          </table:table-cell>
          <table:table-cell office:value-type="string" table:style-name="ce14">
            <text:p>KaKao</text:p>
          </table:table-cell>
          <table:table-cell office:value-type="date" office:date-value="2022-06-21T19:01:00" table:style-name="ce15">
            <text:p>22-6-21 19:01</text:p>
          </table:table-cell>
          <table:table-cell office:value-type="string" table:style-name="ce68">
            <text:p><text:s/>ccseuspap-loadbalancer 10.115.189.15 VIP is down</text:p>
          </table:table-cell>
          <table:table-cell office:value-type="string" table:style-name="ce68">
            <text:p>오창민 매니저 확인 결과 오탐으로 확인</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128]" table:style-name="ce11">
            <text:p>0:00:00</text:p>
          </table:table-cell>
          <table:table-cell office:value-type="string" table:style-name="ce25">
            <text:p>2022.06.22</text:p>
          </table:table-cell>
          <table:table-cell office:value-type="string" table:style-name="ce26">
            <text:p>21~08</text:p>
          </table:table-cell>
          <table:table-cell office:value-type="string" table:content-validation-name="val5" table:style-name="ce27">
            <text:p>Mohamed</text:p>
          </table:table-cell>
          <table:table-cell office:value-type="string" table:style-name="ce27">
            <text:p>Ganesh</text:p>
          </table:table-cell>
          <table:table-cell table:style-name="ce27"/>
          <table:table-cell office:value-type="date" office:date-value="2022-06-23T03:02:00" table:style-name="ce15">
            <text:p>22-6-23 3:02</text:p>
          </table:table-cell>
          <table:table-cell office:value-type="date" office:date-value="2022-06-23T03:02:00" table:style-name="ce15">
            <text:p>22-6-23 3:02</text:p>
          </table:table-cell>
          <table:table-cell office:value-type="time" office:time-value="PT0H0M0S" table:formula="of:=[.M128]-[.L128]" table:style-name="ce16">
            <text:p>0:00:00</text:p>
          </table:table-cell>
          <table:table-cell office:value-type="string" table:style-name="ce14">
            <text:p>Kakao</text:p>
          </table:table-cell>
          <table:table-cell table:style-name="ce15"/>
          <table:table-cell office:value-type="string" table:style-name="ce17">
            <text:p>EUCloudNetapp01 Free Size on aggr_node02_data less than 10%</text:p>
          </table:table-cell>
          <table:table-cell office:value-type="string" table:style-name="ce28">
            <text:p>Automatically got resolved</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2M0S" table:formula="of:=[.N129]" table:style-name="ce11">
            <text:p>0:02:00</text:p>
          </table:table-cell>
          <table:table-cell office:value-type="string" table:style-name="ce84">
            <text:p>2022.06.23</text:p>
          </table:table-cell>
          <table:table-cell office:value-type="string" table:style-name="ce85">
            <text:p>08~15</text:p>
          </table:table-cell>
          <table:table-cell office:value-type="string" table:content-validation-name="val5" table:style-name="ce86">
            <text:p>이시형</text:p>
          </table:table-cell>
          <table:table-cell table:number-columns-repeated="2" table:style-name="ce86"/>
          <table:table-cell office:value-type="date" office:date-value="2022-06-23T13:55:00" table:style-name="ce87">
            <text:p>22-6-23 13:55</text:p>
          </table:table-cell>
          <table:table-cell office:value-type="date" office:date-value="2022-06-23T13:57:00" table:style-name="ce87">
            <text:p>22-6-23 13:57</text:p>
          </table:table-cell>
          <table:table-cell office:value-type="time" office:time-value="PT0H2M0S" table:formula="of:=[.M129]-[.L129]" table:style-name="ce16">
            <text:p>0:02:00</text:p>
          </table:table-cell>
          <table:table-cell office:value-type="string" table:style-name="ce88">
            <text:p>Kakao</text:p>
          </table:table-cell>
          <table:table-cell office:value-type="date" office:date-value="2022-06-23T14:11:00" table:style-name="ce87">
            <text:p>22-6-23 14:11</text:p>
          </table:table-cell>
          <table:table-cell office:value-type="string" table:style-name="ce89">
            <text:p>EUCloudPrdSL-R2-A Reboot</text:p>
          </table:table-cell>
          <table:table-cell office:value-type="string" table:style-name="ce90">
            <text:p>작일 발생하여 tech엔지니어에게 분석요청하였으며, 아직 action plan 전달받지 못한 상태</text:p>
          </table:table-cell>
          <table:table-cell table:style-name="ce94"/>
          <table:table-cell table:content-validation-name="val6" table:style-name="ce91"/>
          <table:table-cell table:content-validation-name="val6" table:style-name="ce91"/>
          <table:table-cell table:style-name="ce92"/>
          <table:table-cell table:number-columns-repeated="16362" table:style-name="ce9"/>
        </table:table-row>
        <table:table-row table:style-name="ro2">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3M0S" table:formula="of:=[.N130]" table:style-name="ce11">
            <text:p>0:03:00</text:p>
          </table:table-cell>
          <table:table-cell office:value-type="string" table:style-name="ce84">
            <text:p>2022.06.24</text:p>
          </table:table-cell>
          <table:table-cell office:value-type="string" table:style-name="ce85">
            <text:p>08~15</text:p>
          </table:table-cell>
          <table:table-cell office:value-type="string" table:content-validation-name="val5" table:style-name="ce86">
            <text:p>이시형</text:p>
          </table:table-cell>
          <table:table-cell table:number-columns-repeated="2" table:style-name="ce86"/>
          <table:table-cell office:value-type="date" office:date-value="2022-06-24T10:05:00" table:style-name="ce87">
            <text:p>22-6-24 10:05</text:p>
          </table:table-cell>
          <table:table-cell office:value-type="date" office:date-value="2022-06-24T10:08:00" table:style-name="ce87">
            <text:p>22-6-24 10:08</text:p>
          </table:table-cell>
          <table:table-cell office:value-type="time" office:time-value="PT0H3M0S" table:formula="of:=[.M130]-[.L130]" table:style-name="ce16">
            <text:p>0:03:00</text:p>
          </table:table-cell>
          <table:table-cell office:value-type="string" table:style-name="ce88">
            <text:p>KaKao</text:p>
          </table:table-cell>
          <table:table-cell office:value-type="date" office:date-value="2022-06-24T10:06:00" table:style-name="ce87">
            <text:p>22-6-24 10:06</text:p>
          </table:table-cell>
          <table:table-cell office:value-type="string" table:style-name="ce89">
            <text:p>EUCloudpPrdSL-R4-A Link down</text:p>
          </table:table-cell>
          <table:table-cell office:value-type="string" table:style-name="ce90">
            <text:p>해당 인터페이스에 연결되어있는 eucloudprdcomd414 호스트 유럽 법인에서 테스트중이며, eucloudprdcomd415 호스트와 7월까지 테스트 진행.</text:p>
          </table:table-cell>
          <table:table-cell table:style-name="ce90"/>
          <table:table-cell table:content-validation-name="val6" table:style-name="ce91"/>
          <table:table-cell table:content-validation-name="val6" table:style-name="ce91"/>
          <table:table-cell table:style-name="ce92"/>
          <table:table-cell table:number-columns-repeated="16362" table:style-name="ce9"/>
        </table:table-row>
        <table:table-row table:style-name="ro2">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131]" table:style-name="ce11">
            <text:p>0:01:00</text:p>
          </table:table-cell>
          <table:table-cell office:value-type="string" table:style-name="ce84">
            <text:p>2022.06.24</text:p>
          </table:table-cell>
          <table:table-cell office:value-type="string" table:style-name="ce85">
            <text:p>08~15</text:p>
          </table:table-cell>
          <table:table-cell office:value-type="string" table:content-validation-name="val5" table:style-name="ce86">
            <text:p>이시형</text:p>
          </table:table-cell>
          <table:table-cell table:number-columns-repeated="2" table:style-name="ce86"/>
          <table:table-cell office:value-type="date" office:date-value="2022-06-24T14:50:00" table:style-name="ce87">
            <text:p>22-6-24 14:50</text:p>
          </table:table-cell>
          <table:table-cell office:value-type="date" office:date-value="2022-06-24T14:51:00" table:style-name="ce87">
            <text:p>22-6-24 14:51</text:p>
          </table:table-cell>
          <table:table-cell office:value-type="time" office:time-value="PT0H1M0S" table:formula="of:=[.M131]-[.L131]" table:style-name="ce16">
            <text:p>0:01:00</text:p>
          </table:table-cell>
          <table:table-cell office:value-type="string" table:style-name="ce88">
            <text:p>KaKao</text:p>
          </table:table-cell>
          <table:table-cell office:value-type="date" office:date-value="2022-06-24T15:00:00" table:style-name="ce87">
            <text:p>22-6-24 15:00</text:p>
          </table:table-cell>
          <table:table-cell office:value-type="string" table:style-name="ce89">
            <text:p>gcseudkc2gplcdbp01,02 has just been restarted/High</text:p>
          </table:table-cell>
          <table:table-cell office:value-type="string" table:style-name="ce90">
            <text:p>해당 리붓 현재 운영중인 서버 아니며, 작업중 발생한 알람으로 확인</text:p>
          </table:table-cell>
          <table:table-cell table:style-name="ce90"/>
          <table:table-cell table:content-validation-name="val6" table:style-name="ce91"/>
          <table:table-cell table:content-validation-name="val6" table:style-name="ce91"/>
          <table:table-cell table:style-name="ce92"/>
          <table:table-cell table:number-columns-repeated="16362" table:style-name="ce9"/>
        </table:table-row>
        <table:table-row table:style-name="ro2">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132]" table:style-name="ce11">
            <text:p>0:01:00</text:p>
          </table:table-cell>
          <table:table-cell office:value-type="string" table:style-name="ce84">
            <text:p>2022.06.25</text:p>
          </table:table-cell>
          <table:table-cell office:value-type="string" table:style-name="ce85">
            <text:p>09~21</text:p>
          </table:table-cell>
          <table:table-cell office:value-type="string" table:content-validation-name="val5" table:style-name="ce86">
            <text:p>Mohamed</text:p>
          </table:table-cell>
          <table:table-cell office:value-type="string" table:style-name="ce86">
            <text:p>Saju &amp; Aslam</text:p>
          </table:table-cell>
          <table:table-cell table:style-name="ce86"/>
          <table:table-cell office:value-type="date" office:date-value="2022-06-24T20:43:00" table:style-name="ce87">
            <text:p>22-6-24 20:43</text:p>
          </table:table-cell>
          <table:table-cell office:value-type="date" office:date-value="2022-06-24T20:44:00" table:style-name="ce87">
            <text:p>22-6-24 20:44</text:p>
          </table:table-cell>
          <table:table-cell office:value-type="time" office:time-value="PT0H1M0S" table:formula="of:=[.M132]-[.L132]" table:style-name="ce16">
            <text:p>0:01:00</text:p>
          </table:table-cell>
          <table:table-cell office:value-type="string" table:style-name="ce88">
            <text:p>Kakao</text:p>
          </table:table-cell>
          <table:table-cell office:value-type="date" office:date-value="2022-06-24T20:46:00" table:style-name="ce87">
            <text:p>22-6-24 20:46</text:p>
          </table:table-cell>
          <table:table-cell office:value-type="string" table:style-name="ce89">
            <text:p>/EUCLOUDNetapp01 : free size on aggr_node02_data less than 10%<text:s/></text:p>
          </table:table-cell>
          <table:table-cell office:value-type="string" table:style-name="ce90">
            <text:p>Deleted old snapshots</text:p>
          </table:table-cell>
          <table:table-cell table:style-name="ce90"/>
          <table:table-cell table:content-validation-name="val6" table:style-name="ce91"/>
          <table:table-cell table:content-validation-name="val6" table:style-name="ce91"/>
          <table:table-cell table:style-name="ce92"/>
          <table:table-cell table:number-columns-repeated="16362" table:style-name="ce9"/>
        </table:table-row>
        <table:table-row table:style-name="ro2">
          <table:table-cell office:value-type="string" table:style-name="ce18">
            <text:p>6월</text:p>
          </table:table-cell>
          <table:table-cell office:value-type="string" table:style-name="ce18">
            <text:p>IN</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0M0S" table:formula="of:=[.N133]" table:style-name="ce11">
            <text:p>0:10:00</text:p>
          </table:table-cell>
          <table:table-cell office:value-type="string" table:style-name="ce41">
            <text:p>2022.06.02</text:p>
          </table:table-cell>
          <table:table-cell office:value-type="string" table:style-name="ce49">
            <text:p>13~22</text:p>
          </table:table-cell>
          <table:table-cell office:value-type="string" table:content-validation-name="val5" table:style-name="ce42">
            <text:p>김지윤</text:p>
          </table:table-cell>
          <table:table-cell office:value-type="string" table:style-name="ce42">
            <text:p>Ganesh</text:p>
          </table:table-cell>
          <table:table-cell table:style-name="ce42"/>
          <table:table-cell office:value-type="date" office:date-value="2022-06-01T20:17:00" table:style-name="ce23">
            <text:p>22-6-1 20:17</text:p>
          </table:table-cell>
          <table:table-cell office:value-type="date" office:date-value="2022-06-01T20:27:00" table:style-name="ce23">
            <text:p>22-6-1 20:27</text:p>
          </table:table-cell>
          <table:table-cell office:value-type="time" office:time-value="PT0H10M0S" table:formula="of:=[.M133]-[.L133]" table:style-name="ce16">
            <text:p>0:10:00</text:p>
          </table:table-cell>
          <table:table-cell office:value-type="string" table:style-name="ce22">
            <text:p>mail</text:p>
          </table:table-cell>
          <table:table-cell table:style-name="ce23"/>
          <table:table-cell office:value-type="string" table:style-name="ce24">
            <text:p>D: Disk size 6 % capacity left : kinspws01</text:p>
          </table:table-cell>
          <table:table-cell office:value-type="string" table:style-name="ce44">
            <text:p>put the servers in the India PRD group that are adjusted alert level. informed vijay baskar he is saying he dont know the application owner of that server</text:p>
          </table:table-cell>
          <table:table-cell table:style-name="ce44"/>
          <table:table-cell table:content-validation-name="val6" table:style-name="ce45"/>
          <table:table-cell table:content-validation-name="val6" table:style-name="ce45"/>
          <table:table-cell table:style-name="ce46"/>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4]);&quot;진행중&quot;;&quot;완료&quot;)" table:style-name="ce10">
            <text:p>완료</text:p>
          </table:table-cell>
          <table:table-cell office:value-type="time" office:time-value="PT0H1M0S" table:formula="of:=[.N134]" table:style-name="ce11">
            <text:p>0:01:00</text:p>
          </table:table-cell>
          <table:table-cell office:value-type="string" table:style-name="ce25">
            <text:p>2022.06.02</text:p>
          </table:table-cell>
          <table:table-cell office:value-type="string" table:style-name="ce26">
            <text:p>21~09</text:p>
          </table:table-cell>
          <table:table-cell office:value-type="string" table:content-validation-name="val5" table:style-name="ce27">
            <text:p>Mohamed</text:p>
          </table:table-cell>
          <table:table-cell office:value-type="string" table:style-name="ce27">
            <text:p>Saju, Ashok</text:p>
          </table:table-cell>
          <table:table-cell table:style-name="ce27"/>
          <table:table-cell office:value-type="date" office:date-value="2022-06-02T02:28:00" table:style-name="ce15">
            <text:p>22-6-2 2:28</text:p>
          </table:table-cell>
          <table:table-cell office:value-type="date" office:date-value="2022-06-02T02:29:00" table:style-name="ce15">
            <text:p>22-6-2 2:29</text:p>
          </table:table-cell>
          <table:table-cell office:value-type="time" office:time-value="PT0H1M0S" table:formula="of:=[.M134]-[.L134]" table:style-name="ce16">
            <text:p>0:01:00</text:p>
          </table:table-cell>
          <table:table-cell office:value-type="string" table:style-name="ce14">
            <text:p>Kakao</text:p>
          </table:table-cell>
          <table:table-cell office:value-type="date" office:date-value="2022-06-02T02:57:00" table:style-name="ce15">
            <text:p>22-6-2 2:57</text:p>
          </table:table-cell>
          <table:table-cell office:value-type="string" table:style-name="ce17">
            <text:p>Disk size is 9.9% left ccskrmonitorp01</text:p>
          </table:table-cell>
          <table:table-cell office:value-type="string" table:style-name="ce28">
            <text:p>Issue resolved. Comprossed the old logs.</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5]);&quot;진행중&quot;;&quot;완료&quot;)" table:style-name="ce10">
            <text:p>완료</text:p>
          </table:table-cell>
          <table:table-cell office:value-type="time" office:time-value="PT0H27M0S" table:formula="of:=[.N135]" table:style-name="ce11">
            <text:p>0:27:00</text:p>
          </table:table-cell>
          <table:table-cell office:value-type="string" table:style-name="ce25">
            <text:p>2022.06.06</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Pethuraj</text:p>
          </table:table-cell>
          <table:table-cell table:style-name="ce27"/>
          <table:table-cell office:value-type="date" office:date-value="2022-06-06T22:01:00" table:style-name="ce15">
            <text:p>22-6-6 22:01</text:p>
          </table:table-cell>
          <table:table-cell office:value-type="date" office:date-value="2022-06-06T22:28:00" table:style-name="ce15">
            <text:p>22-6-6 22:28</text:p>
          </table:table-cell>
          <table:table-cell office:value-type="time" office:time-value="PT0H27M0S" table:formula="of:=[.M135]-[.L135]" table:style-name="ce16">
            <text:p>0:27:00</text:p>
          </table:table-cell>
          <table:table-cell office:value-type="string" table:style-name="ce14">
            <text:p>Kakao and mail</text:p>
          </table:table-cell>
          <table:table-cell office:value-type="string" table:style-name="ce15">
            <text:p>2022-06-06 <text:s/>22:29 PM</text:p>
          </table:table-cell>
          <table:table-cell office:value-type="string" table:style-name="ce17">
            <text:p>ccskrotamgdbp03.krcloud-ccskrotamgdbp03.krcloud : mongod process is down state</text:p>
          </table:table-cell>
          <table:table-cell office:value-type="string" table:style-name="ce28">
            <text:p>After restarting the Mangodb service on ccskrotamgdbp03.krcloud and came up</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36]);&quot;진행중&quot;;&quot;완료&quot;)" table:style-name="ce10">
            <text:p>완료</text:p>
          </table:table-cell>
          <table:table-cell office:value-type="time" office:time-value="PT0H27M0S" table:formula="of:=[.N136]" table:style-name="ce11">
            <text:p>0:27:00</text:p>
          </table:table-cell>
          <table:table-cell office:value-type="string" table:style-name="ce25">
            <text:p>2022.06.06</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Pethuraj</text:p>
          </table:table-cell>
          <table:table-cell table:style-name="ce27"/>
          <table:table-cell office:value-type="date" office:date-value="2022-06-06T22:01:00" table:style-name="ce15">
            <text:p>22-6-6 22:01</text:p>
          </table:table-cell>
          <table:table-cell office:value-type="date" office:date-value="2022-06-06T22:28:00" table:style-name="ce15">
            <text:p>22-6-6 22:28</text:p>
          </table:table-cell>
          <table:table-cell office:value-type="time" office:time-value="PT0H27M0S" table:formula="of:=[.M136]-[.L136]" table:style-name="ce16">
            <text:p>0:27:00</text:p>
          </table:table-cell>
          <table:table-cell office:value-type="string" table:style-name="ce14">
            <text:p>Kakao and mail</text:p>
          </table:table-cell>
          <table:table-cell office:value-type="string" table:style-name="ce15">
            <text:p>2022-06-06 <text:s/>22:29 PM</text:p>
          </table:table-cell>
          <table:table-cell office:value-type="string" table:style-name="ce17">
            <text:p>ccskrotamgdbp03.krcloud-ccskrotamgdbp03.krcloud : mongod process is down state</text:p>
          </table:table-cell>
          <table:table-cell office:value-type="string" table:style-name="ce28">
            <text:p>After restarting the Mangodb service on ccskrotamgdbp03.krcloud and came up</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137]" table:style-name="ce11">
            <text:p>0:01:00</text:p>
          </table:table-cell>
          <table:table-cell office:value-type="string" table:style-name="ce25">
            <text:p>2022.06.06</text:p>
          </table:table-cell>
          <table:table-cell office:value-type="string" table:style-name="ce26">
            <text:p>15~22</text:p>
          </table:table-cell>
          <table:table-cell office:value-type="string" table:content-validation-name="val5" table:style-name="ce27">
            <text:p>김의현</text:p>
          </table:table-cell>
          <table:table-cell office:value-type="string" table:style-name="ce27">
            <text:p>김의현</text:p>
          </table:table-cell>
          <table:table-cell table:style-name="ce27"/>
          <table:table-cell office:value-type="date" office:date-value="2022-06-06T15:20:00" table:style-name="ce15">
            <text:p>22-6-6 15:20</text:p>
          </table:table-cell>
          <table:table-cell office:value-type="date" office:date-value="2022-06-06T15:21:00" table:style-name="ce15">
            <text:p>22-6-6 15:21</text:p>
          </table:table-cell>
          <table:table-cell office:value-type="time" office:time-value="PT0H1M0S" table:style-name="ce16">
            <text:p>0:01:00</text:p>
          </table:table-cell>
          <table:table-cell office:value-type="string" table:style-name="ce14">
            <text:p>KaKao</text:p>
          </table:table-cell>
          <table:table-cell office:value-type="date" office:date-value="2022-06-06T15:22:00" table:style-name="ce15">
            <text:p>22-6-6 15:22</text:p>
          </table:table-cell>
          <table:table-cell office:value-type="string" table:style-name="ce17">
            <text:p>Multiple VMs CPU Steal time Alert<text:s/></text:p>
          </table:table-cell>
          <table:table-cell office:value-type="string" table:style-name="ce28">
            <text:p>Host : krcloudprdcomdr1601 memory error 영향</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formula="of:=[.N138]" table:style-name="ce11">
            <text:p>0:01:00</text:p>
          </table:table-cell>
          <table:table-cell office:value-type="string" table:style-name="ce41">
            <text:p>2022.06.06</text:p>
          </table:table-cell>
          <table:table-cell office:value-type="string" table:style-name="ce49">
            <text:p>15~22</text:p>
          </table:table-cell>
          <table:table-cell office:value-type="string" table:content-validation-name="val5" table:style-name="ce42">
            <text:p>김의현</text:p>
          </table:table-cell>
          <table:table-cell office:value-type="string" table:style-name="ce42">
            <text:p>김의현</text:p>
          </table:table-cell>
          <table:table-cell table:style-name="ce42"/>
          <table:table-cell office:value-type="date" office:date-value="2022-06-06T15:20:00" table:style-name="ce23">
            <text:p>22-6-6 15:20</text:p>
          </table:table-cell>
          <table:table-cell office:value-type="date" office:date-value="2022-06-06T15:21:00" table:style-name="ce23">
            <text:p>22-6-6 15:21</text:p>
          </table:table-cell>
          <table:table-cell office:value-type="time" office:time-value="PT0H1M0S" table:style-name="ce16">
            <text:p>0:01:00</text:p>
          </table:table-cell>
          <table:table-cell office:value-type="string" table:style-name="ce22">
            <text:p>KaKao</text:p>
          </table:table-cell>
          <table:table-cell office:value-type="date" office:date-value="2022-06-06T15:22:00" table:style-name="ce23">
            <text:p>22-6-6 15:22</text:p>
          </table:table-cell>
          <table:table-cell office:value-type="string" table:style-name="ce24">
            <text:p>Multiple VMs CPU Steal time Alert<text:s/></text:p>
          </table:table-cell>
          <table:table-cell office:value-type="string" table:style-name="ce44">
            <text:p>Host : krcloudprdcomdr1601 memory error 영향</text:p>
          </table:table-cell>
          <table:table-cell table:style-name="ce44"/>
          <table:table-cell table:content-validation-name="val6" table:style-name="ce45"/>
          <table:table-cell table:content-validation-name="val6" table:style-name="ce45"/>
          <table:table-cell table:style-name="ce46"/>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49M0S" table:formula="of:=[.N139]" table:style-name="ce11">
            <text:p>0:49:00</text:p>
          </table:table-cell>
          <table:table-cell office:value-type="string" table:style-name="ce25">
            <text:p>2022.06.06</text:p>
          </table:table-cell>
          <table:table-cell office:value-type="string" table:style-name="ce26">
            <text:p>15~22</text:p>
          </table:table-cell>
          <table:table-cell office:value-type="string" table:content-validation-name="val5" table:style-name="ce27">
            <text:p>김의현</text:p>
          </table:table-cell>
          <table:table-cell office:value-type="string" table:style-name="ce27">
            <text:p>김의현</text:p>
          </table:table-cell>
          <table:table-cell table:style-name="ce27"/>
          <table:table-cell office:value-type="date" office:date-value="2022-06-06T15:22:00" table:style-name="ce15">
            <text:p>22-6-6 15:22</text:p>
          </table:table-cell>
          <table:table-cell office:value-type="date" office:date-value="2022-06-06T16:11:00" table:style-name="ce15">
            <text:p>22-6-6 16:11</text:p>
          </table:table-cell>
          <table:table-cell office:value-type="time" office:time-value="PT0H49M0S" table:formula="of:=[.M139]-[.L139]" table:style-name="ce16">
            <text:p>0:49:00</text:p>
          </table:table-cell>
          <table:table-cell office:value-type="string" table:style-name="ce14">
            <text:p>KaKao</text:p>
          </table:table-cell>
          <table:table-cell table:style-name="ce15"/>
          <table:table-cell office:value-type="string" table:style-name="ce17">
            <text:p>Host : krcloudprdcomdr1601 memory error</text:p>
          </table:table-cell>
          <table:table-cell office:value-type="string" table:style-name="ce28">
            <text:p>Created the Ticket -&gt; KRCLOUD-4994</text:p>
          </table:table-cell>
          <table:table-cell office:value-type="string" table:style-name="ce28">
            <text:p>KRCLOUD-4994</text:p>
          </table:table-cell>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0]);&quot;진행중&quot;;&quot;완료&quot;)" table:style-name="ce10">
            <text:p>완료</text:p>
          </table:table-cell>
          <table:table-cell office:value-type="time" office:time-value="PT0H1M0S" table:formula="of:=[.N140]"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5" table:style-name="ce27">
            <text:p>심명보</text:p>
          </table:table-cell>
          <table:table-cell office:value-type="string" table:style-name="ce27">
            <text:p>김효은</text:p>
          </table:table-cell>
          <table:table-cell table:style-name="ce27"/>
          <table:table-cell office:value-type="date" office:date-value="2022-06-08T14:39:00" table:style-name="ce15">
            <text:p>22-6-8 14:39</text:p>
          </table:table-cell>
          <table:table-cell office:value-type="date" office:date-value="2022-06-08T14:40:00" table:style-name="ce15">
            <text:p>22-6-8 14:40</text:p>
          </table:table-cell>
          <table:table-cell office:value-type="time" office:time-value="PT0H1M0S" table:formula="of:=[.M140]-[.L140]" table:style-name="ce16">
            <text:p>0:01:00</text:p>
          </table:table-cell>
          <table:table-cell office:value-type="string" table:style-name="ce14">
            <text:p>Kakao, Auto M+</text:p>
          </table:table-cell>
          <table:table-cell office:value-type="string" table:style-name="ce15">
            <text:p>2022-06-08 <text:s/>14:52:00 PM</text:p>
          </table:table-cell>
          <table:table-cell office:value-type="string" table:style-name="ce17">
            <text:p>Problem: ccskrvtwinredisp05.krcloud: Ping Failed</text:p>
          </table:table-cell>
          <table:table-cell office:value-type="string" table:style-name="ce28">
            <text:p>DB 작업중 shut off 발생하여 VM 재기동 후 장애 해소(DB 마스터 정상 절체 확인)</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1]);&quot;진행중&quot;;&quot;완료&quot;)" table:style-name="ce10">
            <text:p>완료</text:p>
          </table:table-cell>
          <table:table-cell office:value-type="time" office:time-value="PT0H1M0S" table:formula="of:=[.N141]" table:style-name="ce11">
            <text:p>0:01:00</text:p>
          </table:table-cell>
          <table:table-cell office:value-type="string" table:style-name="ce25">
            <text:p>2022.06.08</text:p>
          </table:table-cell>
          <table:table-cell office:value-type="string" table:style-name="ce26">
            <text:p>15~22</text:p>
          </table:table-cell>
          <table:table-cell office:value-type="string" table:content-validation-name="val5" table:style-name="ce27">
            <text:p>정진호</text:p>
          </table:table-cell>
          <table:table-cell table:style-name="ce27"/>
          <table:table-cell office:value-type="string" table:style-name="ce27">
            <text:p>이은도</text:p>
          </table:table-cell>
          <table:table-cell office:value-type="date" office:date-value="2022-06-08T20:08:00" table:style-name="ce15">
            <text:p>22-6-8 20:08</text:p>
          </table:table-cell>
          <table:table-cell office:value-type="date" office:date-value="2022-06-08T20:09:00" table:style-name="ce15">
            <text:p>22-6-8 20:09</text:p>
          </table:table-cell>
          <table:table-cell office:value-type="time" office:time-value="PT0H1M0S" table:formula="of:=[.M141]-[.L141]" table:style-name="ce16">
            <text:p>0:01:00</text:p>
          </table:table-cell>
          <table:table-cell office:value-type="string" table:style-name="ce14">
            <text:p>Kakao and SMS</text:p>
          </table:table-cell>
          <table:table-cell office:value-type="date" office:date-value="2022-06-08T20:18:00" table:style-name="ce15">
            <text:p>22-6-8 20:18</text:p>
          </table:table-cell>
          <table:table-cell office:value-type="string" table:style-name="ce17">
            <text:p>ccskrvtwinkmp02.krcloud has just been restarted</text:p>
          </table:table-cell>
          <table:table-cell office:value-type="string" table:style-name="ce28">
            <text:p>위 건으로 재부팅 알람 발생</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0M0S" table:formula="of:=[.N142]" table:style-name="ce11">
            <text:p>0:00:00</text:p>
          </table:table-cell>
          <table:table-cell office:value-type="string" table:style-name="ce41">
            <text:p>2022.06.08</text:p>
          </table:table-cell>
          <table:table-cell office:value-type="string" table:style-name="ce49">
            <text:p>08~15</text:p>
          </table:table-cell>
          <table:table-cell office:value-type="string" table:style-name="ce42">
            <text:p>심명보</text:p>
          </table:table-cell>
          <table:table-cell table:style-name="ce95"/>
          <table:table-cell table:content-validation-name="val5" table:style-name="ce96"/>
          <table:table-cell office:value-type="date" office:date-value="2022-06-08T13:14:00" table:style-name="ce23">
            <text:p>22-6-8 13:14</text:p>
          </table:table-cell>
          <table:table-cell office:value-type="date" office:date-value="2022-06-08T13:14:00" table:style-name="ce23">
            <text:p>22-6-8 13:14</text:p>
          </table:table-cell>
          <table:table-cell office:value-type="time" office:time-value="PT0H0M0S" table:formula="of:=[.M142]-[.L142]" table:style-name="ce16">
            <text:p>0:00:00</text:p>
          </table:table-cell>
          <table:table-cell office:value-type="string" table:style-name="ce22">
            <text:p>Kakao</text:p>
          </table:table-cell>
          <table:table-cell office:value-type="date" office:date-value="2022-06-08T13:17:00" table:style-name="ce23">
            <text:p>22-6-8 13:17</text:p>
          </table:table-cell>
          <table:table-cell office:value-type="string" table:style-name="ce24">
            <text:p>Problem: Disk 2)Virtual Disk 1): Virtual disk is in warning state</text:p>
          </table:table-cell>
          <table:table-cell office:value-type="string" table:style-name="ce44">
            <text:p>22.05.30 디스크 failt 확인 되어 금일 교체 진행하였으며, 작업 완료 후 장애 해소</text:p>
          </table:table-cell>
          <table:table-cell table:style-name="ce44"/>
          <table:table-cell office:value-type="string" table:content-validation-name="val6" table:style-name="ce45">
            <text:p>O</text:p>
          </table:table-cell>
          <table:table-cell office:value-type="string" table:content-validation-name="val6" table:style-name="ce45">
            <text:p>X</text:p>
          </table:table-cell>
          <table:table-cell table:style-name="ce46"/>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143]"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5" table:style-name="ce27">
            <text:p>심명보</text:p>
          </table:table-cell>
          <table:table-cell table:number-columns-repeated="2" table:style-name="ce27"/>
          <table:table-cell office:value-type="date" office:date-value="2022-06-09T17:02:00" table:style-name="ce15">
            <text:p>22-6-9 17:02</text:p>
          </table:table-cell>
          <table:table-cell office:value-type="date" office:date-value="2022-06-09T17:04:00" table:style-name="ce15">
            <text:p>22-6-9 17:04</text:p>
          </table:table-cell>
          <table:table-cell office:value-type="time" office:time-value="PT0H2M0S" table:formula="of:=[.M143]-[.L143]" table:style-name="ce16">
            <text:p>0:02:00</text:p>
          </table:table-cell>
          <table:table-cell office:value-type="string" table:style-name="ce14">
            <text:p>Kakao</text:p>
          </table:table-cell>
          <table:table-cell table:style-name="ce15"/>
          <table:table-cell office:value-type="string" table:style-name="ce17">
            <text:p>Problem: Firmware has changed - krcloudprdcomdr1307.krcloud</text:p>
          </table:table-cell>
          <table:table-cell office:value-type="string" table:style-name="ce28">
            <text:p>금일 메인보드 및 펌웨어 업데이트 서버로 펌웨어 버전 변경으로 인한 알람 서비스 영향도 없음</text:p>
          </table:table-cell>
          <table:table-cell office:value-type="string" table:style-name="ce28">
            <text:p>KRCLOUD-4980</text:p>
          </table:table-cell>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4]);&quot;진행중&quot;;&quot;완료&quot;)" table:style-name="ce10">
            <text:p>완료</text:p>
          </table:table-cell>
          <table:table-cell office:value-type="time" office:time-value="PT0H0M0S" table:formula="of:=[.N144]" table:style-name="ce11">
            <text:p>0:00:00</text:p>
          </table:table-cell>
          <table:table-cell office:value-type="string" table:style-name="ce25">
            <text:p>2022.06.11</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Thulasiraj</text:p>
          </table:table-cell>
          <table:table-cell table:style-name="ce27"/>
          <table:table-cell office:value-type="date" office:date-value="2022-06-11T17:32:00" table:style-name="ce15">
            <text:p>22-6-11 17:32</text:p>
          </table:table-cell>
          <table:table-cell office:value-type="date" office:date-value="2022-06-11T17:32:00" table:style-name="ce15">
            <text:p>22-6-11 17:32</text:p>
          </table:table-cell>
          <table:table-cell office:value-type="time" office:time-value="PT0H0M0S" table:formula="of:=[.M144]-[.L144]" table:style-name="ce16">
            <text:p>0:00:00</text:p>
          </table:table-cell>
          <table:table-cell office:value-type="string" table:style-name="ce14">
            <text:p>kakao</text:p>
          </table:table-cell>
          <table:table-cell office:value-type="date" office:date-value="2022-06-11T18:08:00" table:style-name="ce15">
            <text:p>22-6-11 18:08</text:p>
          </table:table-cell>
          <table:table-cell office:value-type="string" table:style-name="ce17">
            <text:p>/postgres_data disk size 9.89 % capacity left : ccskrvtwintimescaledbp03</text:p>
          </table:table-cell>
          <table:table-cell office:value-type="string" table:style-name="ce28">
            <text:p>Informed through kakao and owner fixed the issue.</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5M0S" table:formula="of:=[.N145]" table:style-name="ce11">
            <text:p>0:15:00</text:p>
          </table:table-cell>
          <table:table-cell office:value-type="string" table:style-name="ce25">
            <text:p>2022.06.11</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11T15:00:00" table:style-name="ce15">
            <text:p>22-6-11 15:00</text:p>
          </table:table-cell>
          <table:table-cell office:value-type="date" office:date-value="2022-06-11T15:15:00" table:style-name="ce15">
            <text:p>22-6-11 15:15</text:p>
          </table:table-cell>
          <table:table-cell office:value-type="time" office:time-value="PT0H15M0S" table:formula="of:=[.M145]-[.L145]" table:style-name="ce16">
            <text:p>0:15:00</text:p>
          </table:table-cell>
          <table:table-cell office:value-type="string" table:style-name="ce14">
            <text:p>kakao</text:p>
          </table:table-cell>
          <table:table-cell table:style-name="ce15"/>
          <table:table-cell office:value-type="string" table:style-name="ce17">
            <text:p>Disk size 9.98 capacity left: ccskrbigtestp02</text:p>
          </table:table-cell>
          <table:table-cell office:value-type="string" table:style-name="ce28">
            <text:p>Informed through kakao and owner said to ignore the alert</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146]" table:style-name="ce11">
            <text:p>0:01:00</text:p>
          </table:table-cell>
          <table:table-cell office:value-type="string" table:style-name="ce25">
            <text:p>2022.06.11</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Thulasiraj</text:p>
          </table:table-cell>
          <table:table-cell table:style-name="ce27"/>
          <table:table-cell office:value-type="date" office:date-value="2022-06-11T18:55:00" table:style-name="ce15">
            <text:p>22-6-11 18:55</text:p>
          </table:table-cell>
          <table:table-cell office:value-type="date" office:date-value="2022-06-11T18:56:00" table:style-name="ce15">
            <text:p>22-6-11 18:56</text:p>
          </table:table-cell>
          <table:table-cell office:value-type="time" office:time-value="PT0H1M0S" table:formula="of:=[.M146]-[.L146]" table:style-name="ce16">
            <text:p>0:01:00</text:p>
          </table:table-cell>
          <table:table-cell office:value-type="string" table:style-name="ce14">
            <text:p>Kakao &amp; Email</text:p>
          </table:table-cell>
          <table:table-cell table:style-name="ce15"/>
          <table:table-cell office:value-type="string" table:style-name="ce17">
            <text:p>/data/logs dis size 10% capacity left : ccskrccspvapip01</text:p>
          </table:table-cell>
          <table:table-cell office:value-type="string" table:style-name="ce28">
            <text:p>Informed through kakao and email.</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147]" table:style-name="ce11">
            <text:p>0:00:00</text:p>
          </table:table-cell>
          <table:table-cell office:value-type="string" table:style-name="ce25">
            <text:p>2022.06.12</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Thulasiraj</text:p>
          </table:table-cell>
          <table:table-cell table:style-name="ce27"/>
          <table:table-cell office:value-type="date" office:date-value="2022-06-12T18:44:00" table:style-name="ce15">
            <text:p>22-6-12 18:44</text:p>
          </table:table-cell>
          <table:table-cell office:value-type="date" office:date-value="2022-06-12T18:44:00" table:style-name="ce15">
            <text:p>22-6-12 18:44</text:p>
          </table:table-cell>
          <table:table-cell office:value-type="time" office:time-value="PT0H0M0S" table:formula="of:=[.M147]-[.L147]" table:style-name="ce16">
            <text:p>0:00:00</text:p>
          </table:table-cell>
          <table:table-cell office:value-type="string" table:style-name="ce14">
            <text:p>Kakao</text:p>
          </table:table-cell>
          <table:table-cell table:style-name="ce15"/>
          <table:table-cell office:value-type="string" table:style-name="ce68">
            <text:p>/data/logs dis size 10% capacity left : ccskrccspvapip01</text:p>
          </table:table-cell>
          <table:table-cell office:value-type="string" table:style-name="ce68">
            <text:p>Informed through kakao to VM owner. He chekcing on it.</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8]);&quot;진행중&quot;;&quot;완료&quot;)" table:style-name="ce10">
            <text:p>완료</text:p>
          </table:table-cell>
          <table:table-cell office:value-type="time" office:time-value="PT0H0M0S" table:formula="of:=[.N148]"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5" table:style-name="ce27">
            <text:p>고희경</text:p>
          </table:table-cell>
          <table:table-cell table:style-name="ce27"/>
          <table:table-cell office:value-type="string" table:style-name="ce27">
            <text:p>김지윤</text:p>
          </table:table-cell>
          <table:table-cell office:value-type="date" office:date-value="2022-06-15T11:23:00" table:style-name="ce15">
            <text:p>22-6-15 11:23</text:p>
          </table:table-cell>
          <table:table-cell office:value-type="date" office:date-value="2022-06-15T11:23:00" table:style-name="ce15">
            <text:p>22-6-15 11:23</text:p>
          </table:table-cell>
          <table:table-cell office:value-type="time" office:time-value="PT0H0M0S" table:formula="of:=[.M148]-[.L148]" table:style-name="ce16">
            <text:p>0:00:00</text:p>
          </table:table-cell>
          <table:table-cell office:value-type="string" table:style-name="ce14">
            <text:p>Kakao</text:p>
          </table:table-cell>
          <table:table-cell office:value-type="date" office:date-value="2022-06-15T11:23:00" table:style-name="ce15">
            <text:p>22-6-15 11:23</text:p>
          </table:table-cell>
          <table:table-cell office:value-type="string" table:style-name="ce17">
            <text:p>ccskrevplatformkwp01~05 Ping Failed/High</text:p>
          </table:table-cell>
          <table:table-cell office:value-type="string" table:style-name="ce28">
            <text:p>Scale-Down 으로 인해 VM Shut Down</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9]);&quot;진행중&quot;;&quot;완료&quot;)" table:style-name="ce10">
            <text:p>완료</text:p>
          </table:table-cell>
          <table:table-cell office:value-type="time" office:time-value="PT0H1M0S" table:formula="of:=[.N149]" table:style-name="ce11">
            <text:p>0:01:00</text:p>
          </table:table-cell>
          <table:table-cell office:value-type="string" table:style-name="ce25">
            <text:p>2022.06.18</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18T17:34:00" table:style-name="ce15">
            <text:p>22-6-18 17:34</text:p>
          </table:table-cell>
          <table:table-cell office:value-type="date" office:date-value="2022-06-18T17:35:00" table:style-name="ce15">
            <text:p>22-6-18 17:35</text:p>
          </table:table-cell>
          <table:table-cell office:value-type="time" office:time-value="PT0H1M0S" table:formula="of:=[.M149]-[.L149]" table:style-name="ce16">
            <text:p>0:01:00</text:p>
          </table:table-cell>
          <table:table-cell office:value-type="string" table:style-name="ce14">
            <text:p>KaKao</text:p>
          </table:table-cell>
          <table:table-cell office:value-type="date" office:date-value="2022-06-18T17:45:00" table:style-name="ce15">
            <text:p>22-6-18 17:45</text:p>
          </table:table-cell>
          <table:table-cell office:value-type="string" table:style-name="ce17">
            <text:p><text:s/>/postgres_data disk size 9.88 % capacity left : ccskrvtwintimescaledbp03</text:p>
          </table:table-cell>
          <table:table-cell office:value-type="string" table:style-name="ce28">
            <text:p>Informed VM Owner 김용진 on kakao and he is working on it.</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50]);&quot;진행중&quot;;&quot;완료&quot;)" table:style-name="ce10">
            <text:p>완료</text:p>
          </table:table-cell>
          <table:table-cell office:value-type="time" office:time-value="PT0H2M0S" table:formula="of:=[.N150]" table:style-name="ce11">
            <text:p>0:02:00</text:p>
          </table:table-cell>
          <table:table-cell office:value-type="string" table:style-name="ce25">
            <text:p>2022.06.21</text:p>
          </table:table-cell>
          <table:table-cell office:value-type="string" table:style-name="ce26">
            <text:p>08~15</text:p>
          </table:table-cell>
          <table:table-cell office:value-type="string" table:content-validation-name="val5" table:style-name="ce27">
            <text:p>채한길</text:p>
          </table:table-cell>
          <table:table-cell table:number-columns-repeated="2" table:style-name="ce27"/>
          <table:table-cell office:value-type="date" office:date-value="2022-06-21T08:20:00" table:style-name="ce15">
            <text:p>22-6-21 8:20</text:p>
          </table:table-cell>
          <table:table-cell office:value-type="date" office:date-value="2022-06-21T08:22:00" table:style-name="ce15">
            <text:p>22-6-21 8:22</text:p>
          </table:table-cell>
          <table:table-cell office:value-type="time" office:time-value="PT0H2M0S" table:formula="of:=[.M150]-[.L150]" table:style-name="ce16">
            <text:p>0:02:00</text:p>
          </table:table-cell>
          <table:table-cell office:value-type="string" table:style-name="ce14">
            <text:p>KaKao &amp; Mail</text:p>
          </table:table-cell>
          <table:table-cell office:value-type="date" office:date-value="2022-06-21T10:07:00" table:style-name="ce15">
            <text:p>22-6-21 10:07</text:p>
          </table:table-cell>
          <table:table-cell office:value-type="string" table:style-name="ce17">
            <text:p>/data Disk size 9.97% capacity left : ccskrbigkafkap04.krcloud</text:p>
          </table:table-cell>
          <table:table-cell office:value-type="string" table:style-name="ce28">
            <text:p>담당자에게 메일 전달</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51]);&quot;진행중&quot;;&quot;완료&quot;)" table:style-name="ce10">
            <text:p>완료</text:p>
          </table:table-cell>
          <table:table-cell office:value-type="time" office:time-value="PT0H6M0S" table:formula="of:=[.N151]" table:style-name="ce11">
            <text:p>0:06:00</text:p>
          </table:table-cell>
          <table:table-cell office:value-type="string" table:style-name="ce25">
            <text:p>2022.06.21</text:p>
          </table:table-cell>
          <table:table-cell office:value-type="string" table:style-name="ce26">
            <text:p>08~15</text:p>
          </table:table-cell>
          <table:table-cell office:value-type="string" table:content-validation-name="val5" table:style-name="ce27">
            <text:p>채한길</text:p>
          </table:table-cell>
          <table:table-cell table:number-columns-repeated="2" table:style-name="ce27"/>
          <table:table-cell office:value-type="date" office:date-value="2022-06-21T08:41:00" table:style-name="ce15">
            <text:p>22-6-21 8:41</text:p>
          </table:table-cell>
          <table:table-cell office:value-type="date" office:date-value="2022-06-21T08:47:00" table:style-name="ce15">
            <text:p>22-6-21 8:47</text:p>
          </table:table-cell>
          <table:table-cell office:value-type="time" office:time-value="PT0H6M0S" table:formula="of:=[.M151]-[.L151]" table:style-name="ce16">
            <text:p>0:06:00</text:p>
          </table:table-cell>
          <table:table-cell office:value-type="string" table:style-name="ce14">
            <text:p>KaKao &amp; Mail</text:p>
          </table:table-cell>
          <table:table-cell office:value-type="date" office:date-value="2022-06-21T09:08:00" table:style-name="ce15">
            <text:p>22-6-21 9:08</text:p>
          </table:table-cell>
          <table:table-cell office:value-type="string" table:style-name="ce97">
            <text:p>/var/lib/docker/containers, /var/lib/docker/overlay2 Disk size 10% capacity left : ccskrbigparsorp01.krcloud</text:p>
          </table:table-cell>
          <table:table-cell office:value-type="string" table:style-name="ce28">
            <text:p>담당자에게 메일 전달</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152]" table:style-name="ce11">
            <text:p>0:00:00</text:p>
          </table:table-cell>
          <table:table-cell office:value-type="string" table:style-name="ce25">
            <text:p>2022.06.21</text:p>
          </table:table-cell>
          <table:table-cell office:value-type="string" table:style-name="ce26">
            <text:p>16~22</text:p>
          </table:table-cell>
          <table:table-cell office:value-type="string" table:content-validation-name="val5" table:style-name="ce27">
            <text:p>김의현</text:p>
          </table:table-cell>
          <table:table-cell office:value-type="string" table:style-name="ce27">
            <text:p>오창민</text:p>
          </table:table-cell>
          <table:table-cell table:style-name="ce27"/>
          <table:table-cell office:value-type="date" office:date-value="2022-06-21T19:37:00" table:style-name="ce15">
            <text:p>22-6-21 19:37</text:p>
          </table:table-cell>
          <table:table-cell office:value-type="date" office:date-value="2022-06-21T19:37:00" table:style-name="ce15">
            <text:p>22-6-21 19:37</text:p>
          </table:table-cell>
          <table:table-cell office:value-type="time" office:time-value="PT0H0M0S" table:formula="of:=[.M152]-[.L152]" table:style-name="ce16">
            <text:p>0:00:00</text:p>
          </table:table-cell>
          <table:table-cell office:value-type="string" table:style-name="ce14">
            <text:p>KaKao &amp; Mail</text:p>
          </table:table-cell>
          <table:table-cell table:style-name="ce15"/>
          <table:table-cell office:value-type="string" table:style-name="ce17">
            <text:p><text:s/>/var/lib/docker/containers Disk size 10 % capacity left : ccskrbigparsorp02.krcloud</text:p>
          </table:table-cell>
          <table:table-cell office:value-type="string" table:style-name="ce28">
            <text:p>담당자 선동한 책임매니저에게 메일 전달 -&gt; ignore Alert. VM owner request exception handling</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5M0S" table:formula="of:=[.N153]" table:style-name="ce11">
            <text:p>0:05:00</text:p>
          </table:table-cell>
          <table:table-cell office:value-type="string" table:style-name="ce20">
            <text:p>2022.06.21</text:p>
          </table:table-cell>
          <table:table-cell office:value-type="string" table:style-name="ce21">
            <text:p>08~15</text:p>
          </table:table-cell>
          <table:table-cell office:value-type="string" table:content-validation-name="val5" table:style-name="ce22">
            <text:p>채한길</text:p>
          </table:table-cell>
          <table:table-cell table:content-validation-name="val5" table:style-name="ce22"/>
          <table:table-cell table:style-name="ce22"/>
          <table:table-cell office:value-type="date" office:date-value="2022-06-21T12:42:00" table:style-name="ce23">
            <text:p>22-6-21 12:42</text:p>
          </table:table-cell>
          <table:table-cell office:value-type="date" office:date-value="2022-06-21T12:47:00" table:style-name="ce23">
            <text:p>22-6-21 12:47</text:p>
          </table:table-cell>
          <table:table-cell office:value-type="time" office:time-value="PT0H5M0S" table:formula="of:=[.M153]-[.L153]" table:style-name="ce16">
            <text:p>0:05:00</text:p>
          </table:table-cell>
          <table:table-cell office:value-type="string" table:style-name="ce22">
            <text:p>KaKao</text:p>
          </table:table-cell>
          <table:table-cell table:style-name="ce23"/>
          <table:table-cell office:value-type="string" table:style-name="ce24">
            <text:p>Interface Ethernet3(UW_CCS_SF_BB_02:::n/a:::192.168.26.5::::uw(7331227673):::edge): Link down</text:p>
          </table:table-cell>
          <table:table-cell office:value-type="string" table:style-name="ce24">
            <text:p>정종인,이시형 매니저 확인, 인터페이스 확인결과 정상이며 이한선 책임님께 전달드림</text:p>
          </table:table-cell>
          <table:table-cell table:style-name="ce24"/>
          <table:table-cell table:content-validation-name="val6" table:style-name="ce22"/>
          <table:table-cell office:value-type="string" table:content-validation-name="val6" table:style-name="ce22">
            <text:p>O</text:p>
          </table:table-cell>
          <table:table-cell table:style-name="ce24"/>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3M0S" table:formula="of:=[.N154]" table:style-name="ce11">
            <text:p>0:03:00</text:p>
          </table:table-cell>
          <table:table-cell office:value-type="string" table:style-name="ce12">
            <text:p>2022.06.22</text:p>
          </table:table-cell>
          <table:table-cell office:value-type="string" table:style-name="ce13">
            <text:p>08~15</text:p>
          </table:table-cell>
          <table:table-cell office:value-type="string" table:content-validation-name="val4" table:style-name="ce14">
            <text:p>채한길</text:p>
          </table:table-cell>
          <table:table-cell table:number-columns-repeated="2" table:style-name="ce14"/>
          <table:table-cell office:value-type="date" office:date-value="2022-06-22T14:07:00" table:style-name="ce15">
            <text:p>22-6-22 14:07</text:p>
          </table:table-cell>
          <table:table-cell office:value-type="date" office:date-value="2022-06-22T14:10:00" table:style-name="ce15">
            <text:p>22-6-22 14:10</text:p>
          </table:table-cell>
          <table:table-cell office:value-type="time" office:time-value="PT0H3M0S" table:formula="of:=[.M154]-[.L154]" table:style-name="ce16">
            <text:p>0:03:00</text:p>
          </table:table-cell>
          <table:table-cell office:value-type="string" table:style-name="ce14">
            <text:p>KaKao &amp; Mail</text:p>
          </table:table-cell>
          <table:table-cell table:style-name="ce15"/>
          <table:table-cell office:value-type="string" table:style-name="ce17">
            <text:p>/postgres_data disk size 9.93 % capacity left : ccskrvtwintimescaledbp01</text:p>
          </table:table-cell>
          <table:table-cell office:value-type="string" table:style-name="ce17">
            <text:p>채한길 매니저 확인 후 담당자 메일전달</text:p>
          </table:table-cell>
          <table:table-cell table:style-name="ce17"/>
          <table:table-cell table:content-validation-name="val6" table:style-name="ce14"/>
          <table:table-cell table:content-validation-name="val6" table:style-name="ce14"/>
          <table:table-cell table:style-name="ce17"/>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155]" table:style-name="ce11">
            <text:p>0:02:00</text:p>
          </table:table-cell>
          <table:table-cell office:value-type="string" table:style-name="ce12">
            <text:p>2022.06.22</text:p>
          </table:table-cell>
          <table:table-cell office:value-type="string" table:style-name="ce13">
            <text:p>15~22</text:p>
          </table:table-cell>
          <table:table-cell office:value-type="string" table:content-validation-name="val4" table:style-name="ce14">
            <text:p>김의현</text:p>
          </table:table-cell>
          <table:table-cell table:number-columns-repeated="2" table:style-name="ce14"/>
          <table:table-cell office:value-type="date" office:date-value="2022-06-22T21:06:00" table:style-name="ce15">
            <text:p>22-6-22 21:06</text:p>
          </table:table-cell>
          <table:table-cell office:value-type="date" office:date-value="2022-06-22T21:08:00" table:style-name="ce15">
            <text:p>22-6-22 21:08</text:p>
          </table:table-cell>
          <table:table-cell office:value-type="time" office:time-value="PT0H2M0S" table:formula="of:=[.M155]-[.L155]" table:style-name="ce16">
            <text:p>0:02:00</text:p>
          </table:table-cell>
          <table:table-cell office:value-type="string" table:style-name="ce14">
            <text:p>KaKao</text:p>
          </table:table-cell>
          <table:table-cell table:style-name="ce15"/>
          <table:table-cell office:value-type="string" table:style-name="ce17">
            <text:p><text:s/>krcloudprdcomdr1510 System status is in warning state</text:p>
          </table:table-cell>
          <table:table-cell office:value-type="string" table:style-name="ce17">
            <text:p>krcloudprdcomdr1510 메모리이슈, 티켓생성</text:p>
          </table:table-cell>
          <table:table-cell office:value-type="string" table:style-name="ce17">
            <text:p>KRCLOUD-5088</text:p>
          </table:table-cell>
          <table:table-cell table:content-validation-name="val6" table:style-name="ce14"/>
          <table:table-cell table:content-validation-name="val6" table:style-name="ce14"/>
          <table:table-cell table:style-name="ce17"/>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2M0S" table:formula="of:=[.N156]" table:style-name="ce11">
            <text:p>0:02:00</text:p>
          </table:table-cell>
          <table:table-cell office:value-type="string" table:style-name="ce98">
            <text:p>2022.06.24</text:p>
          </table:table-cell>
          <table:table-cell office:value-type="string" table:style-name="ce99">
            <text:p>08~15</text:p>
          </table:table-cell>
          <table:table-cell office:value-type="string" table:content-validation-name="val5" table:style-name="ce88">
            <text:p>이시형</text:p>
          </table:table-cell>
          <table:table-cell office:value-type="string" table:style-name="ce88">
            <text:p>심명보</text:p>
          </table:table-cell>
          <table:table-cell table:style-name="ce88"/>
          <table:table-cell office:value-type="date" office:date-value="2022-06-24T13:42:00" table:style-name="ce87">
            <text:p>22-6-24 13:42</text:p>
          </table:table-cell>
          <table:table-cell office:value-type="date" office:date-value="2022-06-24T13:44:00" table:style-name="ce87">
            <text:p>22-6-24 13:44</text:p>
          </table:table-cell>
          <table:table-cell office:value-type="time" office:time-value="PT0H2M0S" table:formula="of:=[.M156]-[.L156]" table:style-name="ce16">
            <text:p>0:02:00</text:p>
          </table:table-cell>
          <table:table-cell office:value-type="string" table:style-name="ce88">
            <text:p>KaKao</text:p>
          </table:table-cell>
          <table:table-cell office:value-type="date" office:date-value="2022-06-24T13:47:00" table:style-name="ce87">
            <text:p>22-6-24 13:47</text:p>
          </table:table-cell>
          <table:table-cell office:value-type="string" table:style-name="ce89">
            <text:p>ccskrvtwinkwp02.krcloud: Ping failed/High</text:p>
          </table:table-cell>
          <table:table-cell office:value-type="string" table:style-name="ce89">
            <text:p>해당 VM OOM 발생하여 담당자 컨태 후 재기동 이후 정상 확인</text:p>
          </table:table-cell>
          <table:table-cell table:style-name="ce89"/>
          <table:table-cell table:content-validation-name="val6" table:style-name="ce88"/>
          <table:table-cell table:content-validation-name="val6" table:style-name="ce88"/>
          <table:table-cell table:style-name="ce89"/>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157]" table:style-name="ce11">
            <text:p>0:01:00</text:p>
          </table:table-cell>
          <table:table-cell office:value-type="string" table:style-name="ce98">
            <text:p>2022.06.24</text:p>
          </table:table-cell>
          <table:table-cell office:value-type="string" table:style-name="ce99">
            <text:p>08~15</text:p>
          </table:table-cell>
          <table:table-cell office:value-type="string" table:content-validation-name="val5" table:style-name="ce88">
            <text:p>이시형</text:p>
          </table:table-cell>
          <table:table-cell office:value-type="string" table:style-name="ce88">
            <text:p>심명보</text:p>
          </table:table-cell>
          <table:table-cell table:style-name="ce88"/>
          <table:table-cell office:value-type="date" office:date-value="2022-06-24T13:54:00" table:style-name="ce87">
            <text:p>22-6-24 13:54</text:p>
          </table:table-cell>
          <table:table-cell office:value-type="date" office:date-value="2022-06-24T13:55:00" table:style-name="ce87">
            <text:p>22-6-24 13:55</text:p>
          </table:table-cell>
          <table:table-cell office:value-type="time" office:time-value="PT0H1M0S" table:formula="of:=[.M157]-[.L157]" table:style-name="ce16">
            <text:p>0:01:00</text:p>
          </table:table-cell>
          <table:table-cell office:value-type="string" table:style-name="ce88">
            <text:p>KaKao</text:p>
          </table:table-cell>
          <table:table-cell office:value-type="date" office:date-value="2022-06-24T13:57:00" table:style-name="ce87">
            <text:p>22-6-24 13:57</text:p>
          </table:table-cell>
          <table:table-cell office:value-type="string" table:style-name="ce89">
            <text:p>ccskrvtwinkwp04.krcloud: Ping failed/High</text:p>
          </table:table-cell>
          <table:table-cell office:value-type="string" table:style-name="ce89">
            <text:p>해당 VM OOM 발생하여 담당자 컨태 후 재기동 이후 정상 확인</text:p>
          </table:table-cell>
          <table:table-cell table:style-name="ce89"/>
          <table:table-cell table:content-validation-name="val6" table:style-name="ce88"/>
          <table:table-cell table:content-validation-name="val6" table:style-name="ce88"/>
          <table:table-cell table:style-name="ce89"/>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158]" table:style-name="ce11">
            <text:p>0:01:00</text:p>
          </table:table-cell>
          <table:table-cell office:value-type="string" table:style-name="ce98">
            <text:p>2022.06.24</text:p>
          </table:table-cell>
          <table:table-cell office:value-type="string" table:style-name="ce99">
            <text:p>15~22</text:p>
          </table:table-cell>
          <table:table-cell office:value-type="string" table:content-validation-name="val5" table:style-name="ce88">
            <text:p>심명보</text:p>
          </table:table-cell>
          <table:table-cell table:number-columns-repeated="2" table:style-name="ce88"/>
          <table:table-cell office:value-type="date" office:date-value="2022-06-24T16:47:00" table:style-name="ce87">
            <text:p>22-6-24 16:47</text:p>
          </table:table-cell>
          <table:table-cell office:value-type="date" office:date-value="2022-06-24T16:48:00" table:style-name="ce87">
            <text:p>22-6-24 16:48</text:p>
          </table:table-cell>
          <table:table-cell office:value-type="time" office:time-value="PT0H1M0S" table:formula="of:=[.M158]-[.L158]" table:style-name="ce16">
            <text:p>0:01:00</text:p>
          </table:table-cell>
          <table:table-cell office:value-type="string" table:style-name="ce88">
            <text:p>KaKao &amp; Mail</text:p>
          </table:table-cell>
          <table:table-cell office:value-type="date" office:date-value="2022-06-24T17:59:00" table:style-name="ce87">
            <text:p>22-6-24 17:59</text:p>
          </table:table-cell>
          <table:table-cell office:value-type="string" table:style-name="ce89">
            <text:p>/postgres_data Disk size 9.97% capacity left : ccskrvtwintimescaledbp01</text:p>
          </table:table-cell>
          <table:table-cell office:value-type="string" table:style-name="ce89">
            <text:p>DB data 볼륨 사용량 알람으로 담당자에게 메일로 전달</text:p>
          </table:table-cell>
          <table:table-cell table:style-name="ce89"/>
          <table:table-cell table:content-validation-name="val6" table:style-name="ce88"/>
          <table:table-cell table:content-validation-name="val6" table:style-name="ce88"/>
          <table:table-cell table:style-name="ce89"/>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0M0S" table:formula="of:=[.N159]" table:style-name="ce11">
            <text:p>0:00:00</text:p>
          </table:table-cell>
          <table:table-cell office:value-type="string" table:style-name="ce98">
            <text:p>2022.06.25</text:p>
          </table:table-cell>
          <table:table-cell office:value-type="string" table:style-name="ce99">
            <text:p>09~21</text:p>
          </table:table-cell>
          <table:table-cell office:value-type="string" table:content-validation-name="val5" table:style-name="ce88">
            <text:p>Mohamed</text:p>
          </table:table-cell>
          <table:table-cell office:value-type="string" table:style-name="ce88">
            <text:p>Saju &amp; Aslam</text:p>
          </table:table-cell>
          <table:table-cell table:style-name="ce88"/>
          <table:table-cell office:value-type="date" office:date-value="2022-06-24T19:14:00" table:style-name="ce87">
            <text:p>22-6-24 19:14</text:p>
          </table:table-cell>
          <table:table-cell office:value-type="date" office:date-value="2022-06-24T19:14:00" table:style-name="ce87">
            <text:p>22-6-24 19:14</text:p>
          </table:table-cell>
          <table:table-cell office:value-type="time" office:time-value="PT0H0M0S" table:formula="of:=[.M159]-[.L159]" table:style-name="ce16">
            <text:p>0:00:00</text:p>
          </table:table-cell>
          <table:table-cell office:value-type="string" table:style-name="ce88">
            <text:p>Kakao</text:p>
          </table:table-cell>
          <table:table-cell office:value-type="date" office:date-value="2022-06-24T19:22:00" table:style-name="ce87">
            <text:p>22-6-24 19:22</text:p>
          </table:table-cell>
          <table:table-cell office:value-type="string" table:style-name="ce89">
            <text:p>/postgres_data disk size : 9.95% capacity left: ccskrvtwintimescaledbp01</text:p>
          </table:table-cell>
          <table:table-cell office:value-type="string" table:style-name="ce89">
            <text:p>Informed vm owner and cleared the old logs</text:p>
          </table:table-cell>
          <table:table-cell table:style-name="ce89"/>
          <table:table-cell table:style-name="ce88"/>
          <table:table-cell table:content-validation-name="val6" table:style-name="ce88"/>
          <table:table-cell table:style-name="ce89"/>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160]" table:style-name="ce11">
            <text:p>0:02:00</text:p>
          </table:table-cell>
          <table:table-cell office:value-type="string" table:style-name="ce98">
            <text:p>2022.06.28</text:p>
          </table:table-cell>
          <table:table-cell office:value-type="string" table:style-name="ce99">
            <text:p>15~22</text:p>
          </table:table-cell>
          <table:table-cell office:value-type="string" table:content-validation-name="val5" table:style-name="ce88">
            <text:p>이시형</text:p>
          </table:table-cell>
          <table:table-cell table:number-columns-repeated="2" table:style-name="ce88"/>
          <table:table-cell office:value-type="date" office:date-value="2022-06-28T18:30:00" table:style-name="ce87">
            <text:p>22-6-28 18:30</text:p>
          </table:table-cell>
          <table:table-cell office:value-type="date" office:date-value="2022-06-28T18:32:00" table:style-name="ce87">
            <text:p>22-6-28 18:32</text:p>
          </table:table-cell>
          <table:table-cell office:value-type="time" office:time-value="PT0H2M0S" table:formula="of:=[.M160]-[.L160]" table:style-name="ce16">
            <text:p>0:02:00</text:p>
          </table:table-cell>
          <table:table-cell office:value-type="string" table:style-name="ce88">
            <text:p>KaKao &amp; Mail</text:p>
          </table:table-cell>
          <table:table-cell office:value-type="date" office:date-value="2022-06-28T19:50:00" table:style-name="ce87">
            <text:p>22-6-28 19:50</text:p>
          </table:table-cell>
          <table:table-cell office:value-type="string" table:style-name="ce89">
            <text:p>postgres_data Disk size 9.94% capacity left : ccskrvtwintimescaledbp05/High</text:p>
          </table:table-cell>
          <table:table-cell office:value-type="string" table:style-name="ce89">
            <text:p>담당자에게 확인요청 메일 전달</text:p>
          </table:table-cell>
          <table:table-cell table:style-name="ce89"/>
          <table:table-cell table:content-validation-name="val6" table:style-name="ce88"/>
          <table:table-cell table:content-validation-name="val6" table:style-name="ce88"/>
          <table:table-cell table:style-name="ce89"/>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5M0S" table:formula="of:=[.N161]" table:style-name="ce11">
            <text:p>0:05:00</text:p>
          </table:table-cell>
          <table:table-cell office:value-type="string" table:style-name="ce100">
            <text:p>2022.06.28</text:p>
          </table:table-cell>
          <table:table-cell office:value-type="string" table:style-name="ce101">
            <text:p>15~22</text:p>
          </table:table-cell>
          <table:table-cell office:value-type="string" table:content-validation-name="val5" table:style-name="ce102">
            <text:p>이시형</text:p>
          </table:table-cell>
          <table:table-cell table:style-name="ce102"/>
          <table:table-cell office:value-type="string" table:style-name="ce102">
            <text:p>장재봉</text:p>
          </table:table-cell>
          <table:table-cell office:value-type="date" office:date-value="2022-06-28T19:41:00" table:style-name="ce103">
            <text:p>22-6-28 19:41</text:p>
          </table:table-cell>
          <table:table-cell office:value-type="date" office:date-value="2022-06-28T19:46:00" table:style-name="ce103">
            <text:p>22-6-28 19:46</text:p>
          </table:table-cell>
          <table:table-cell office:value-type="time" office:time-value="PT0H5M0S" table:formula="of:=[.M161]-[.L161]" table:style-name="ce16">
            <text:p>0:05:00</text:p>
          </table:table-cell>
          <table:table-cell office:value-type="string" table:style-name="ce102">
            <text:p>kakao</text:p>
          </table:table-cell>
          <table:table-cell office:value-type="date" office:date-value="2022-06-28T21:56:00" table:style-name="ce103">
            <text:p>22-6-28 21:56</text:p>
          </table:table-cell>
          <table:table-cell office:value-type="string" table:style-name="ce104">
            <text:p>블루링크 장애 이벤트 발생 수신 (From VOC 운영)</text:p>
          </table:table-cell>
          <table:table-cell office:value-type="string" table:style-name="ce105">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06"/>
          <table:table-cell table:content-validation-name="val6" table:style-name="ce102"/>
          <table:table-cell table:content-validation-name="val6" table:style-name="ce102"/>
          <table:table-cell table:style-name="ce106"/>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162]" table:style-name="ce11">
            <text:p>0:01:00</text:p>
          </table:table-cell>
          <table:table-cell office:value-type="string" table:style-name="ce98">
            <text:p>2022.06.29</text:p>
          </table:table-cell>
          <table:table-cell office:value-type="string" table:style-name="ce99">
            <text:p>15~22</text:p>
          </table:table-cell>
          <table:table-cell office:value-type="string" table:content-validation-name="val5" table:style-name="ce88">
            <text:p>이시형</text:p>
          </table:table-cell>
          <table:table-cell table:number-columns-repeated="2" table:style-name="ce88"/>
          <table:table-cell office:value-type="date" office:date-value="2022-06-29T18:03:00" table:style-name="ce87">
            <text:p>22-6-29 18:03</text:p>
          </table:table-cell>
          <table:table-cell office:value-type="date" office:date-value="2022-06-29T18:04:00" table:style-name="ce87">
            <text:p>22-6-29 18:04</text:p>
          </table:table-cell>
          <table:table-cell office:value-type="time" office:time-value="PT0H1M0S" table:formula="of:=[.M162]-[.L162]" table:style-name="ce16">
            <text:p>0:01:00</text:p>
          </table:table-cell>
          <table:table-cell office:value-type="string" table:style-name="ce88">
            <text:p>kakao</text:p>
          </table:table-cell>
          <table:table-cell table:style-name="ce87"/>
          <table:table-cell office:value-type="string" table:style-name="ce89">
            <text:p>ccskrdkc2hpllgwp01.ap-northeast-2.prd.h53 Unavailable by ICMP ping</text:p>
          </table:table-cell>
          <table:table-cell office:value-type="string" table:style-name="ce89">
            <text:p>해당 VM정보 확인이 안되어, 담당자가 삭제한것 같음.</text:p>
          </table:table-cell>
          <table:table-cell table:style-name="ce89"/>
          <table:table-cell table:content-validation-name="val6" table:style-name="ce88"/>
          <table:table-cell table:content-validation-name="val6" table:style-name="ce88"/>
          <table:table-cell table:style-name="ce89"/>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163]" table:style-name="ce11">
            <text:p>0:01:00</text:p>
          </table:table-cell>
          <table:table-cell office:value-type="string" table:style-name="ce98">
            <text:p>2022.06.29</text:p>
          </table:table-cell>
          <table:table-cell office:value-type="string" table:style-name="ce99">
            <text:p>15~22</text:p>
          </table:table-cell>
          <table:table-cell office:value-type="string" table:content-validation-name="val5" table:style-name="ce88">
            <text:p>이시형</text:p>
          </table:table-cell>
          <table:table-cell table:number-columns-repeated="2" table:style-name="ce88"/>
          <table:table-cell office:value-type="date" office:date-value="2022-06-29T18:03:00" table:style-name="ce87">
            <text:p>22-6-29 18:03</text:p>
          </table:table-cell>
          <table:table-cell office:value-type="date" office:date-value="2022-06-29T18:04:00" table:style-name="ce87">
            <text:p>22-6-29 18:04</text:p>
          </table:table-cell>
          <table:table-cell office:value-type="time" office:time-value="PT0H1M0S" table:formula="of:=[.M163]-[.L163]" table:style-name="ce16">
            <text:p>0:01:00</text:p>
          </table:table-cell>
          <table:table-cell office:value-type="string" table:style-name="ce88">
            <text:p>kakao</text:p>
          </table:table-cell>
          <table:table-cell table:style-name="ce87"/>
          <table:table-cell office:value-type="string" table:style-name="ce89">
            <text:p>ccskrdkc2hpllgwp02.ap-northeast-2.prd.h53 Unavailable by ICMP ping</text:p>
          </table:table-cell>
          <table:table-cell office:value-type="string" table:style-name="ce89">
            <text:p>해당 VM정보 확인이 안되어, 담당자가 삭제한것 같음.</text:p>
          </table:table-cell>
          <table:table-cell table:style-name="ce89"/>
          <table:table-cell table:content-validation-name="val6" table:style-name="ce88"/>
          <table:table-cell table:content-validation-name="val6" table:style-name="ce88"/>
          <table:table-cell table:style-name="ce89"/>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M0S" table:formula="of:=[.N164]" table:style-name="ce11">
            <text:p>0:01:00</text:p>
          </table:table-cell>
          <table:table-cell office:value-type="string" table:style-name="ce107">
            <text:p>2022.06.30</text:p>
          </table:table-cell>
          <table:table-cell office:value-type="string" table:style-name="ce108">
            <text:p>08~15</text:p>
          </table:table-cell>
          <table:table-cell office:value-type="string" table:content-validation-name="val5" table:style-name="ce109">
            <text:p>이은도</text:p>
          </table:table-cell>
          <table:table-cell table:number-columns-repeated="2" table:style-name="ce109"/>
          <table:table-cell office:value-type="date" office:date-value="2022-06-30T10:53:00" table:style-name="ce87">
            <text:p>22-6-30 10:53</text:p>
          </table:table-cell>
          <table:table-cell office:value-type="date" office:date-value="2022-06-30T10:54:00" table:style-name="ce87">
            <text:p>22-6-30 10:54</text:p>
          </table:table-cell>
          <table:table-cell office:value-type="time" office:time-value="PT0H1M0S" table:formula="of:=[.M164]-[.L164]" table:style-name="ce16">
            <text:p>0:01:00</text:p>
          </table:table-cell>
          <table:table-cell office:value-type="string" table:style-name="ce110">
            <text:p>Kakao &amp; Email</text:p>
          </table:table-cell>
          <table:table-cell office:value-type="date" office:date-value="2022-06-30T11:00:00" table:style-name="ce87">
            <text:p>22-6-30 11:00</text:p>
          </table:table-cell>
          <table:table-cell office:value-type="string" table:style-name="ce111">
            <text:p>/postgres_data Disk size 9.94 % capacity left : ccskrvtwintimescaledbp02</text:p>
          </table:table-cell>
          <table:table-cell office:value-type="string" table:style-name="ce112">
            <text:p>담당자에게 확인요청 메일 전달</text:p>
          </table:table-cell>
          <table:table-cell table:style-name="ce112"/>
          <table:table-cell table:content-validation-name="val6" table:style-name="ce113"/>
          <table:table-cell table:content-validation-name="val6" table:style-name="ce113"/>
          <table:table-cell table:style-name="ce114"/>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1M0S" table:formula="of:=[.N165]" table:style-name="ce11">
            <text:p>0:11:00</text:p>
          </table:table-cell>
          <table:table-cell office:value-type="string" table:style-name="ce84">
            <text:p>2022.06.30</text:p>
          </table:table-cell>
          <table:table-cell office:value-type="string" table:style-name="ce85">
            <text:p>21~08</text:p>
          </table:table-cell>
          <table:table-cell office:value-type="string" table:content-validation-name="val5" table:style-name="ce88">
            <text:p>임정현</text:p>
          </table:table-cell>
          <table:table-cell table:style-name="ce86"/>
          <table:table-cell office:value-type="string" table:style-name="ce115">
            <text:p>Ahmed</text:p>
            <text:p>채한길</text:p>
          </table:table-cell>
          <table:table-cell office:value-type="date" office:date-value="2022-06-30T21:12:00" table:style-name="ce87">
            <text:p>22-6-30 21:12</text:p>
          </table:table-cell>
          <table:table-cell office:value-type="date" office:date-value="2022-06-30T21:23:00" table:style-name="ce87">
            <text:p>22-6-30 21:23</text:p>
          </table:table-cell>
          <table:table-cell office:value-type="time" office:time-value="PT0H11M0S" table:formula="of:=[.M165]-[.L165]" table:style-name="ce16">
            <text:p>0:11:00</text:p>
          </table:table-cell>
          <table:table-cell office:value-type="string" table:style-name="ce88">
            <text:p>Call</text:p>
          </table:table-cell>
          <table:table-cell office:value-type="date" office:date-value="2022-06-30T21:44:00" table:style-name="ce87">
            <text:p>22-6-30 21:44</text:p>
          </table:table-cell>
          <table:table-cell office:value-type="string" table:style-name="ce89">
            <text:p>21:12에 /postgres_data full 발생하여 DB down 발생하였습니다.</text:p>
          </table:table-cell>
          <table:table-cell office:value-type="string" table:style-name="ce116">
            <text:p>21:12에 /postgres_data full 발생하여 DB down 발생하였습니다.</text:p>
            <text:p>21:26에 Volume 1TB 긴급으로 attach 요청</text:p>
            <text:p>21:42에 lvm 긴급 증설 진행하였으나, 기존 PG와 형상과 달라 기동시간이 지연됨.(21:48에 기동)</text:p>
          </table:table-cell>
          <table:table-cell office:value-type="string" table:style-name="ce90">
            <text:p>KRCLOUD-5136</text:p>
          </table:table-cell>
          <table:table-cell office:value-type="string" table:content-validation-name="val6" table:style-name="ce91">
            <text:p>O</text:p>
          </table:table-cell>
          <table:table-cell table:content-validation-name="val6" table:style-name="ce91"/>
          <table:table-cell table:style-name="ce92"/>
          <table:table-cell table:number-columns-repeated="16362" table:style-name="ce1"/>
        </table:table-row>
        <table:table-row table:style-name="ro2" table:visibility="filter">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0M0S" table:formula="of:=[.N166]"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5" table:style-name="ce14">
            <text:p>Subramanya</text:p>
          </table:table-cell>
          <table:table-cell office:value-type="string" table:style-name="ce27">
            <text:p>Saju,Ashok &amp; Aslam</text:p>
          </table:table-cell>
          <table:table-cell table:style-name="ce27"/>
          <table:table-cell office:value-type="date" office:date-value="2022-06-16T01:34:00" table:style-name="ce15">
            <text:p>22-6-16 1:34</text:p>
          </table:table-cell>
          <table:table-cell office:value-type="date" office:date-value="2022-06-16T01:34:00" table:style-name="ce15">
            <text:p>22-6-16 1:34</text:p>
          </table:table-cell>
          <table:table-cell office:value-type="time" office:time-value="PT0H0M0S" table:formula="of:=[.M166]-[.L166]" table:style-name="ce16">
            <text:p>0:00:00</text:p>
          </table:table-cell>
          <table:table-cell office:value-type="string" table:style-name="ce14">
            <text:p>Kakao</text:p>
          </table:table-cell>
          <table:table-cell office:value-type="date" office:date-value="2022-06-16T01:44:00" table:style-name="ce15">
            <text:p>22-6-16 1:44</text:p>
          </table:table-cell>
          <table:table-cell office:value-type="string" table:style-name="ce17">
            <text:p>KRCloudStgNetapp_NVME Free Size on aggr_node01_NVMe_data less than 10%</text:p>
          </table:table-cell>
          <table:table-cell office:value-type="string" table:style-name="ce28">
            <text:p>We have deleted the old snapshots to recover the space</text:p>
          </table:table-cell>
          <table:table-cell office:value-type="string" table:style-name="ce28">
            <text:p>KRCLOUD-5048</text:p>
          </table:table-cell>
          <table:table-cell office:value-type="string" table:content-validation-name="val6" table:style-name="ce29">
            <text:p>O</text:p>
          </table:table-cell>
          <table:table-cell table:content-validation-name="val6" table:style-name="ce29"/>
          <table:table-cell table:style-name="ce30"/>
          <table:table-cell table:number-columns-repeated="16362" table:style-name="ce1"/>
        </table:table-row>
        <table:table-row table:style-name="ro2" table:visibility="filter">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3M0S" table:formula="of:=[.N167]" table:style-name="ce11">
            <text:p>0:03:00</text:p>
          </table:table-cell>
          <table:table-cell office:value-type="string" table:style-name="ce25">
            <text:p>2022.06.16</text:p>
          </table:table-cell>
          <table:table-cell office:value-type="string" table:style-name="ce26">
            <text:p>08~16</text:p>
          </table:table-cell>
          <table:table-cell office:value-type="string" table:content-validation-name="val5" table:style-name="ce27">
            <text:p>오창민</text:p>
          </table:table-cell>
          <table:table-cell table:style-name="ce27"/>
          <table:table-cell office:value-type="string" table:style-name="ce27">
            <text:p>김의현</text:p>
          </table:table-cell>
          <table:table-cell office:value-type="date" office:date-value="2022-06-16T08:40:00" table:style-name="ce15">
            <text:p>22-6-16 8:40</text:p>
          </table:table-cell>
          <table:table-cell office:value-type="date" office:date-value="2022-06-16T08:43:00" table:style-name="ce15">
            <text:p>22-6-16 8:43</text:p>
          </table:table-cell>
          <table:table-cell office:value-type="time" office:time-value="PT0H3M0S" table:formula="of:=[.M167]-[.L167]" table:style-name="ce16">
            <text:p>0:03:00</text:p>
          </table:table-cell>
          <table:table-cell office:value-type="string" table:style-name="ce14">
            <text:p>KaKao</text:p>
          </table:table-cell>
          <table:table-cell table:style-name="ce31"/>
          <table:table-cell office:value-type="string" table:style-name="ce17">
            <text:p>Free Size on aggr_node01_NVMe_data less than 10%</text:p>
          </table:table-cell>
          <table:table-cell office:value-type="string" table:style-name="ce28">
            <text:p>미사용 볼륨 및 스냅샷 제거 작업을 하여도 86% 유지하여 볼륨 증설 필요(Discussion Topic 참고)</text:p>
          </table:table-cell>
          <table:table-cell office:value-type="string" table:style-name="ce28">
            <text:p>KRCLOUD-5048</text:p>
          </table:table-cell>
          <table:table-cell office:value-type="string" table:content-validation-name="val6" table:style-name="ce29">
            <text:p>X</text:p>
          </table:table-cell>
          <table:table-cell table:content-validation-name="val6" table:style-name="ce29"/>
          <table:table-cell table:style-name="ce30"/>
          <table:table-cell table:number-columns-repeated="16362" table:style-name="ce1"/>
        </table:table-row>
        <table:table-row table:style-name="ro2" table:visibility="filter">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32M0S" table:formula="of:=[.N168]" table:style-name="ce11">
            <text:p>0:32:00</text:p>
          </table:table-cell>
          <table:table-cell office:value-type="string" table:style-name="ce25">
            <text:p>2022.06.16</text:p>
          </table:table-cell>
          <table:table-cell office:value-type="string" table:style-name="ce26">
            <text:p>16~22</text:p>
          </table:table-cell>
          <table:table-cell office:value-type="string" table:content-validation-name="val5" table:style-name="ce27">
            <text:p>김지윤</text:p>
          </table:table-cell>
          <table:table-cell office:value-type="string" table:style-name="ce27">
            <text:p>Ganesh</text:p>
          </table:table-cell>
          <table:table-cell office:value-type="string" table:style-name="ce27">
            <text:p>고희경</text:p>
          </table:table-cell>
          <table:table-cell office:value-type="date" office:date-value="2022-06-16T20:13:00" table:style-name="ce15">
            <text:p>22-6-16 20:13</text:p>
          </table:table-cell>
          <table:table-cell office:value-type="date" office:date-value="2022-06-16T20:45:00" table:style-name="ce15">
            <text:p>22-6-16 20:45</text:p>
          </table:table-cell>
          <table:table-cell office:value-type="time" office:time-value="PT0H32M0S" table:formula="of:=[.M168]-[.L168]" table:style-name="ce16">
            <text:p>0:32:00</text:p>
          </table:table-cell>
          <table:table-cell office:value-type="string" table:style-name="ce14">
            <text:p>KaKao</text:p>
          </table:table-cell>
          <table:table-cell table:style-name="ce31"/>
          <table:table-cell office:value-type="string" table:style-name="ce17">
            <text:p>Free Size on aggr_node01_NVMe_data less than 5%</text:p>
          </table:table-cell>
          <table:table-cell office:value-type="string" table:style-name="ce28">
            <text:p>COC 이름의 미사용 서버 및 볼륨 삭제</text:p>
          </table:table-cell>
          <table:table-cell office:value-type="string" table:style-name="ce28">
            <text:p>KRCLOUD-5048</text:p>
          </table:table-cell>
          <table:table-cell office:value-type="string" table:content-validation-name="val6" table:style-name="ce29">
            <text:p>X</text:p>
          </table:table-cell>
          <table:table-cell table:content-validation-name="val6" table:style-name="ce29"/>
          <table:table-cell table:style-name="ce30"/>
          <table:table-cell table:number-columns-repeated="16362" table:style-name="ce1"/>
        </table:table-row>
        <table:table-row table:style-name="ro2" table:visibility="filter">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6M0S" table:formula="of:=[.N169]" table:style-name="ce11">
            <text:p>0:06:00</text:p>
          </table:table-cell>
          <table:table-cell office:value-type="string" table:style-name="ce25">
            <text:p>2022.06.22</text:p>
          </table:table-cell>
          <table:table-cell office:value-type="string" table:style-name="ce26">
            <text:p>08~15</text:p>
          </table:table-cell>
          <table:table-cell office:value-type="string" table:content-validation-name="val5" table:style-name="ce27">
            <text:p>채한길</text:p>
          </table:table-cell>
          <table:table-cell table:number-columns-repeated="2" table:style-name="ce27"/>
          <table:table-cell office:value-type="date" office:date-value="2022-06-22T09:34:00" table:style-name="ce15">
            <text:p>22-6-22 9:34</text:p>
          </table:table-cell>
          <table:table-cell office:value-type="date" office:date-value="2022-06-22T09:40:00" table:style-name="ce15">
            <text:p>22-6-22 9:40</text:p>
          </table:table-cell>
          <table:table-cell office:value-type="time" office:time-value="PT0H6M0S" table:formula="of:=[.M169]-[.L169]" table:style-name="ce16">
            <text:p>0:06:00</text:p>
          </table:table-cell>
          <table:table-cell office:value-type="string" table:style-name="ce14">
            <text:p>KaKao</text:p>
          </table:table-cell>
          <table:table-cell office:value-type="date" office:date-value="2022-06-22T09:36:00" table:style-name="ce15">
            <text:p>22-6-22 9:36</text:p>
          </table:table-cell>
          <table:table-cell office:value-type="string" table:style-name="ce17">
            <text:p>Lack of available memory on server krcloudstgcomdr211</text:p>
          </table:table-cell>
          <table:table-cell office:value-type="string" table:style-name="ce28">
            <text:p>심명보매니저 확인 후 메모리 사용율 높은 libvirt_exporte 프로세스 재기동 조치</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visibility="filter">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STG</text:p>
          </table:table-cell>
          <table:table-cell office:value-type="string" table:style-name="ce19">
            <text:p>완료</text:p>
          </table:table-cell>
          <table:table-cell office:value-type="time" office:time-value="PT0H1M0S" table:formula="of:=[.N170]" table:style-name="ce11">
            <text:p>0:01:00</text:p>
          </table:table-cell>
          <table:table-cell office:value-type="string" table:style-name="ce84">
            <text:p>2022.06.29</text:p>
          </table:table-cell>
          <table:table-cell office:value-type="string" table:style-name="ce85">
            <text:p>21~08</text:p>
          </table:table-cell>
          <table:table-cell office:value-type="string" table:content-validation-name="val5" table:style-name="ce86">
            <text:p>Mohamed</text:p>
          </table:table-cell>
          <table:table-cell office:value-type="string" table:style-name="ce86">
            <text:p>Ashok &amp; Anand</text:p>
          </table:table-cell>
          <table:table-cell table:style-name="ce86"/>
          <table:table-cell office:value-type="date" office:date-value="2022-06-30T02:04:00" table:style-name="ce87">
            <text:p>22-6-30 2:04</text:p>
          </table:table-cell>
          <table:table-cell office:value-type="date" office:date-value="2022-06-30T02:05:00" table:style-name="ce87">
            <text:p>22-6-30 2:05</text:p>
          </table:table-cell>
          <table:table-cell office:value-type="time" office:time-value="PT0H1M0S" table:formula="of:=[.M170]-[.L170]" table:style-name="ce16">
            <text:p>0:01:00</text:p>
          </table:table-cell>
          <table:table-cell office:value-type="string" table:style-name="ce88">
            <text:p>Kakao</text:p>
          </table:table-cell>
          <table:table-cell office:value-type="date" office:date-value="2022-06-30T02:25:00" table:style-name="ce87">
            <text:p>22-6-30 2:25</text:p>
          </table:table-cell>
          <table:table-cell office:value-type="string" table:style-name="ce89">
            <text:p>Free Size on aggr_node01_NVMe_data less than 10% KR_STG</text:p>
          </table:table-cell>
          <table:table-cell office:value-type="string" table:style-name="ce90">
            <text:p>Deleted old snapshots</text:p>
          </table:table-cell>
          <table:table-cell table:style-name="ce90"/>
          <table:table-cell table:content-validation-name="val6" table:style-name="ce91"/>
          <table:table-cell table:content-validation-name="val6" table:style-name="ce91"/>
          <table:table-cell table:style-name="ce92"/>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2M0S" table:formula="of:=[.N171]" table:style-name="ce11">
            <text:p>0:02:00</text:p>
          </table:table-cell>
          <table:table-cell office:value-type="string" table:style-name="ce25">
            <text:p>2022.06.03</text:p>
          </table:table-cell>
          <table:table-cell office:value-type="string" table:style-name="ce26">
            <text:p>08~15</text:p>
          </table:table-cell>
          <table:table-cell office:value-type="string" table:content-validation-name="val5" table:style-name="ce27">
            <text:p>임정현</text:p>
          </table:table-cell>
          <table:table-cell table:number-columns-repeated="2" table:style-name="ce27"/>
          <table:table-cell office:value-type="date" office:date-value="2022-06-03T11:34:00" table:style-name="ce15">
            <text:p>22-6-3 11:34</text:p>
          </table:table-cell>
          <table:table-cell office:value-type="date" office:date-value="2022-06-03T11:36:00" table:style-name="ce15">
            <text:p>22-6-3 11:36</text:p>
          </table:table-cell>
          <table:table-cell office:value-type="time" office:time-value="PT0H2M0S" table:formula="of:=[.M171]-[.L171]" table:style-name="ce16">
            <text:p>0:02:00</text:p>
          </table:table-cell>
          <table:table-cell office:value-type="string" table:style-name="ce14">
            <text:p>Kakao, Mail</text:p>
          </table:table-cell>
          <table:table-cell table:style-name="ce15"/>
          <table:table-cell office:value-type="string" table:style-name="ce17">
            <text:p>hubble-influxdb02.kr.hcloud.h53.High memory utilization (&gt;90% for 5m)<text:s/></text:p>
          </table:table-cell>
          <table:table-cell office:value-type="string" table:style-name="ce28">
            <text:p>담당자에게 확인요청 메일 발송</text:p>
          </table:table-cell>
          <table:table-cell table:style-name="ce28"/>
          <table:table-cell office:value-type="string" table:content-validation-name="val6" table:style-name="ce29">
            <text:p>X</text:p>
          </table:table-cell>
          <table:table-cell office:value-type="string" table:content-validation-name="val6" table:style-name="ce29">
            <text:p>O</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172]);&quot;진행중&quot;;&quot;완료&quot;)" table:style-name="ce10">
            <text:p>완료</text:p>
          </table:table-cell>
          <table:table-cell office:value-type="time" office:time-value="PT0H2M0S" table:formula="of:=[.N172]" table:style-name="ce11">
            <text:p>0:02:00</text:p>
          </table:table-cell>
          <table:table-cell office:value-type="string" table:style-name="ce25">
            <text:p>2022.06.05</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06T15:13:00" table:style-name="ce15">
            <text:p>22-6-6 15:13</text:p>
          </table:table-cell>
          <table:table-cell office:value-type="date" office:date-value="2022-06-06T15:15:00" table:style-name="ce15">
            <text:p>22-6-6 15:15</text:p>
          </table:table-cell>
          <table:table-cell office:value-type="time" office:time-value="PT0H2M0S" table:formula="of:=[.M172]-[.L172]" table:style-name="ce16">
            <text:p>0:02:00</text:p>
          </table:table-cell>
          <table:table-cell office:value-type="string" table:style-name="ce14">
            <text:p>Kakao</text:p>
          </table:table-cell>
          <table:table-cell office:value-type="date" office:date-value="2022-06-06T15:19:00" table:style-name="ce15">
            <text:p>22-6-6 15:19</text:p>
          </table:table-cell>
          <table:table-cell office:value-type="string" table:style-name="ce17">
            <text:p>Switch Asic Lower Left Corner: Temperature is too low : &lt;5 - <text:s/>krcloud-prd-ipmi-r5</text:p>
          </table:table-cell>
          <table:table-cell office:value-type="string" table:style-name="ce28">
            <text:p>Automatically got resolved.</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173]);&quot;진행중&quot;;&quot;완료&quot;)" table:style-name="ce19">
            <text:p>완료</text:p>
          </table:table-cell>
          <table:table-cell office:value-type="time" office:time-value="PT0H1M0S" table:formula="of:=[.N173]" table:style-name="ce11">
            <text:p>0:01:00</text:p>
          </table:table-cell>
          <table:table-cell office:value-type="string" table:style-name="ce41">
            <text:p>2022.06.05</text:p>
          </table:table-cell>
          <table:table-cell office:value-type="string" table:style-name="ce49">
            <text:p>09~21</text:p>
          </table:table-cell>
          <table:table-cell office:value-type="string" table:content-validation-name="val5" table:style-name="ce42">
            <text:p>Mohamed</text:p>
          </table:table-cell>
          <table:table-cell office:value-type="string" table:style-name="ce42">
            <text:p>Ram</text:p>
          </table:table-cell>
          <table:table-cell table:style-name="ce42"/>
          <table:table-cell office:value-type="date" office:date-value="2022-06-06T12:19:00" table:style-name="ce23">
            <text:p>22-6-6 12:19</text:p>
          </table:table-cell>
          <table:table-cell office:value-type="date" office:date-value="2022-06-06T12:20:00" table:style-name="ce23">
            <text:p>22-6-6 12:20</text:p>
          </table:table-cell>
          <table:table-cell office:value-type="time" office:time-value="PT0H1M0S" table:formula="of:=[.M173]-[.L173]" table:style-name="ce16">
            <text:p>0:01:00</text:p>
          </table:table-cell>
          <table:table-cell office:value-type="string" table:style-name="ce22">
            <text:p>Kakao &amp; Email</text:p>
          </table:table-cell>
          <table:table-cell office:value-type="date" office:date-value="2022-06-06T13:04:00" table:style-name="ce23">
            <text:p>22-6-6 13:04</text:p>
          </table:table-cell>
          <table:table-cell office:value-type="string" table:style-name="ce24">
            <text:p>/data disk size is 10% capacity left: es01.ap-northeast-2prd.h53</text:p>
          </table:table-cell>
          <table:table-cell office:value-type="string" table:style-name="ce44">
            <text:p>Issue resolved automatically. Informed VM owner through kakao &amp; email.</text:p>
          </table:table-cell>
          <table:table-cell table:style-name="ce44"/>
          <table:table-cell table:content-validation-name="val6" table:style-name="ce45"/>
          <table:table-cell table:content-validation-name="val6" table:style-name="ce45"/>
          <table:table-cell table:style-name="ce46"/>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4M0S" table:formula="of:=[.N174]" table:style-name="ce11">
            <text:p>0:04:00</text:p>
          </table:table-cell>
          <table:table-cell office:value-type="string" table:style-name="ce41">
            <text:p>2022.06.10</text:p>
          </table:table-cell>
          <table:table-cell office:value-type="string" table:style-name="ce49">
            <text:p>08~15</text:p>
          </table:table-cell>
          <table:table-cell office:value-type="string" table:content-validation-name="val5" table:style-name="ce42">
            <text:p>이후승</text:p>
          </table:table-cell>
          <table:table-cell table:number-columns-repeated="2" table:style-name="ce42"/>
          <table:table-cell office:value-type="date" office:date-value="2022-06-11T09:35:00" table:style-name="ce23">
            <text:p>22-6-11 9:35</text:p>
          </table:table-cell>
          <table:table-cell office:value-type="date" office:date-value="2022-06-11T09:39:00" table:style-name="ce23">
            <text:p>22-6-11 9:39</text:p>
          </table:table-cell>
          <table:table-cell office:value-type="time" office:time-value="PT0H4M0S" table:formula="of:=[.M174]-[.L174]" table:style-name="ce16">
            <text:p>0:04:00</text:p>
          </table:table-cell>
          <table:table-cell office:value-type="string" table:style-name="ce22">
            <text:p>Kakao, M+</text:p>
          </table:table-cell>
          <table:table-cell table:style-name="ce23"/>
          <table:table-cell office:value-type="string" table:style-name="ce24">
            <text:p>restart : es01.ap-northeast-2.prd~es05.ap-northeast-2.prd</text:p>
          </table:table-cell>
          <table:table-cell office:value-type="string" table:style-name="ce24">
            <text:p>담당자 정상 작동중인것 확인, 현재 이관중이라 당분간 알람이 올것이라 확인받음</text:p>
          </table:table-cell>
          <table:table-cell table:style-name="ce44"/>
          <table:table-cell table:content-validation-name="val6" table:style-name="ce45"/>
          <table:table-cell table:content-validation-name="val6" table:style-name="ce45"/>
          <table:table-cell table:style-name="ce46"/>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M0S" table:formula="of:=[.N175]" table:style-name="ce11">
            <text:p>0:01:00</text:p>
          </table:table-cell>
          <table:table-cell office:value-type="string" table:style-name="ce20">
            <text:p>2022.06.14</text:p>
          </table:table-cell>
          <table:table-cell office:value-type="string" table:style-name="ce21">
            <text:p>15~22</text:p>
          </table:table-cell>
          <table:table-cell office:value-type="string" table:content-validation-name="val5" table:style-name="ce22">
            <text:p>이한새</text:p>
          </table:table-cell>
          <table:table-cell table:style-name="ce22"/>
          <table:table-cell office:value-type="string" table:style-name="ce22">
            <text:p>이후승</text:p>
          </table:table-cell>
          <table:table-cell office:value-type="date" office:date-value="2022-06-14T19:44:00" table:style-name="ce23">
            <text:p>22-6-14 19:44</text:p>
          </table:table-cell>
          <table:table-cell office:value-type="date" office:date-value="2022-06-14T19:45:00" table:style-name="ce23">
            <text:p>22-6-14 19:45</text:p>
          </table:table-cell>
          <table:table-cell office:value-type="time" office:time-value="PT0H1M0S" table:formula="of:=[.M175]-[.L175]" table:style-name="ce16">
            <text:p>0:01:00</text:p>
          </table:table-cell>
          <table:table-cell office:value-type="string" table:style-name="ce22">
            <text:p>Kakao &amp; mail</text:p>
          </table:table-cell>
          <table:table-cell table:style-name="ce23"/>
          <table:table-cell office:value-type="string" table:style-name="ce24">
            <text:p>Interface Enthernet50/1(Peer-to-Spine02):Link down</text:p>
          </table:table-cell>
          <table:table-cell office:value-type="string" table:style-name="ce24">
            <text:p>2선 네트워크 파트에 이슈 공유, 3선 이한선 책임님께 상황 공유 후 메일로 정리</text:p>
          </table:table-cell>
          <table:table-cell table:style-name="ce24"/>
          <table:table-cell table:content-validation-name="val6" table:style-name="ce22"/>
          <table:table-cell office:value-type="string" table:content-validation-name="val6" table:style-name="ce22">
            <text:p>O</text:p>
          </table:table-cell>
          <table:table-cell office:value-type="string" table:style-name="ce24">
            <text:p>RMA 예정</text:p>
          </table:table-cell>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5M0S" table:formula="of:=[.N176]" table:style-name="ce11">
            <text:p>0:05:00</text:p>
          </table:table-cell>
          <table:table-cell office:value-type="string" table:style-name="ce41">
            <text:p>2022.06.14</text:p>
          </table:table-cell>
          <table:table-cell office:value-type="string" table:style-name="ce49">
            <text:p>15~22</text:p>
          </table:table-cell>
          <table:table-cell office:value-type="string" table:content-validation-name="val5" table:style-name="ce42">
            <text:p>이한새</text:p>
          </table:table-cell>
          <table:table-cell table:style-name="ce42"/>
          <table:table-cell office:value-type="string" table:style-name="ce42">
            <text:p>이후승</text:p>
          </table:table-cell>
          <table:table-cell office:value-type="date" office:date-value="2022-06-14T19:49:00" table:style-name="ce23">
            <text:p>22-6-14 19:49</text:p>
          </table:table-cell>
          <table:table-cell office:value-type="date" office:date-value="2022-06-14T19:54:00" table:style-name="ce23">
            <text:p>22-6-14 19:54</text:p>
          </table:table-cell>
          <table:table-cell office:value-type="time" office:time-value="PT0H5M0S" table:formula="of:=[.M176]-[.L176]" table:style-name="ce16">
            <text:p>0:05:00</text:p>
          </table:table-cell>
          <table:table-cell office:value-type="string" table:style-name="ce22">
            <text:p>Kakao &amp; mail</text:p>
          </table:table-cell>
          <table:table-cell table:style-name="ce23"/>
          <table:table-cell office:value-type="string" table:style-name="ce24">
            <text:p>Interface Enthernet8/1(Peer-to-CL03-D-01R08):Link down</text:p>
          </table:table-cell>
          <table:table-cell office:value-type="string" table:style-name="ce44">
            <text:p>2선 네트워크 파트에 이슈 공유, 3선 이한선 책임님께 상황 공유 후 메일로 정리</text:p>
          </table:table-cell>
          <table:table-cell table:style-name="ce44"/>
          <table:table-cell table:content-validation-name="val6" table:style-name="ce45"/>
          <table:table-cell office:value-type="string" table:content-validation-name="val6" table:style-name="ce45">
            <text:p>O</text:p>
          </table:table-cell>
          <table:table-cell office:value-type="string" table:style-name="ce46">
            <text:p>RMA 예정</text:p>
          </table:table-cell>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177]);&quot;진행중&quot;;&quot;완료&quot;)" table:style-name="ce19">
            <text:p>완료</text:p>
          </table:table-cell>
          <table:table-cell office:value-type="time" office:time-value="PT0H3M0S" table:formula="of:=[.N177]" table:style-name="ce11">
            <text:p>0:03:00</text:p>
          </table:table-cell>
          <table:table-cell office:value-type="string" table:style-name="ce41">
            <text:p>2022.06.15</text:p>
          </table:table-cell>
          <table:table-cell office:value-type="string" table:style-name="ce49">
            <text:p>15~22</text:p>
          </table:table-cell>
          <table:table-cell office:value-type="string" table:content-validation-name="val5" table:style-name="ce42">
            <text:p>이한새</text:p>
          </table:table-cell>
          <table:table-cell table:style-name="ce42"/>
          <table:table-cell office:value-type="string" table:style-name="ce42">
            <text:p>이후승</text:p>
          </table:table-cell>
          <table:table-cell office:value-type="date" office:date-value="2022-06-15T18:09:00" table:style-name="ce23">
            <text:p>22-6-15 18:09</text:p>
          </table:table-cell>
          <table:table-cell office:value-type="date" office:date-value="2022-06-15T18:12:00" table:style-name="ce23">
            <text:p>22-6-15 18:12</text:p>
          </table:table-cell>
          <table:table-cell office:value-type="time" office:time-value="PT0H3M0S" table:formula="of:=[.M177]-[.L177]" table:style-name="ce16">
            <text:p>0:03:00</text:p>
          </table:table-cell>
          <table:table-cell office:value-type="string" table:style-name="ce22">
            <text:p>Kakao</text:p>
          </table:table-cell>
          <table:table-cell office:value-type="date" office:date-value="2022-06-15T18:09:00" table:style-name="ce23">
            <text:p>22-6-15 18:09</text:p>
          </table:table-cell>
          <table:table-cell office:value-type="string" table:style-name="ce24">
            <text:p>2center-BM CS_LB_PRD_EXTRA_Servicehub_INNER service are degraded 95 pct</text:p>
          </table:table-cell>
          <table:table-cell office:value-type="string" table:style-name="ce44">
            <text:p>2선 네트워크 파트에 이슈 공유, 3선 정슬기책임님께 상황 공유 후 메일로 정리</text:p>
          </table:table-cell>
          <table:table-cell table:style-name="ce44"/>
          <table:table-cell office:value-type="string" table:content-validation-name="val6" table:style-name="ce45">
            <text:p>O</text:p>
          </table:table-cell>
          <table:table-cell table:content-validation-name="val6" table:style-name="ce45"/>
          <table:table-cell table:style-name="ce46"/>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0M0S" table:formula="of:=[.N178]" table:style-name="ce11">
            <text:p>0:00:00</text:p>
          </table:table-cell>
          <table:table-cell office:value-type="string" table:style-name="ce25">
            <text:p>2022.06.15</text:p>
          </table:table-cell>
          <table:table-cell office:value-type="string" table:style-name="ce26">
            <text:p>15~22</text:p>
          </table:table-cell>
          <table:table-cell office:value-type="string" table:content-validation-name="val5" table:style-name="ce27">
            <text:p>이한새</text:p>
          </table:table-cell>
          <table:table-cell table:style-name="ce27"/>
          <table:table-cell office:value-type="string" table:style-name="ce27">
            <text:p>이후승</text:p>
          </table:table-cell>
          <table:table-cell office:value-type="date" office:date-value="2022-06-15T19:22:00" table:style-name="ce15">
            <text:p>22-6-15 19:22</text:p>
          </table:table-cell>
          <table:table-cell office:value-type="date" office:date-value="2022-06-15T19:22:00" table:style-name="ce15">
            <text:p>22-6-15 19:22</text:p>
          </table:table-cell>
          <table:table-cell office:value-type="time" office:time-value="PT0H0M0S" table:formula="of:=[.M178]-[.L178]" table:style-name="ce16">
            <text:p>0:00:00</text:p>
          </table:table-cell>
          <table:table-cell office:value-type="string" table:style-name="ce14">
            <text:p>Kakao &amp; mail &amp; call</text:p>
          </table:table-cell>
          <table:table-cell table:style-name="ce15"/>
          <table:table-cell office:value-type="string" table:style-name="ce17">
            <text:p>High swap space usage (less than 50% free) - kr-az2-admin01-02r07.kr.hcloud.h53</text:p>
          </table:table-cell>
          <table:table-cell office:value-type="string" table:style-name="ce28">
            <text:p>박재민 연구원님께 해당 내용 유선으로 공유 및 메일로 내용 전달</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179]);&quot;진행중&quot;;&quot;완료&quot;)" table:style-name="ce10">
            <text:p>완료</text:p>
          </table:table-cell>
          <table:table-cell office:value-type="time" office:time-value="PT0H1M1S" table:formula="of:=[.N179]" table:style-name="ce11">
            <text:p>0:01:01</text:p>
          </table:table-cell>
          <table:table-cell office:value-type="string" table:style-name="ce25">
            <text:p>2022.06.18</text:p>
          </table:table-cell>
          <table:table-cell office:value-type="string" table:style-name="ce26">
            <text:p>22~09</text:p>
          </table:table-cell>
          <table:table-cell office:value-type="string" table:content-validation-name="val5" table:style-name="ce27">
            <text:p>Radhika</text:p>
          </table:table-cell>
          <table:table-cell table:number-columns-repeated="2" table:style-name="ce27"/>
          <table:table-cell office:value-type="date" office:date-value="2022-06-18T02:09:00" table:style-name="ce15">
            <text:p>22-6-18 2:09</text:p>
          </table:table-cell>
          <table:table-cell office:value-type="date" office:date-value="2022-06-18T02:10:01" table:style-name="ce15">
            <text:p>22-6-18 2:10</text:p>
          </table:table-cell>
          <table:table-cell office:value-type="time" office:time-value="PT0H1M1S" table:formula="of:=[.M179]-[.L179]" table:style-name="ce16">
            <text:p>0:01:01</text:p>
          </table:table-cell>
          <table:table-cell office:value-type="string" table:style-name="ce14">
            <text:p>KaKao</text:p>
          </table:table-cell>
          <table:table-cell office:value-type="date" office:date-value="2022-06-18T02:40:00" table:style-name="ce15">
            <text:p>22-6-18 2:40</text:p>
          </table:table-cell>
          <table:table-cell office:value-type="string" table:style-name="ce17">
            <text:p>vServer prd-esb-kr1-7101 services are degraded: 50 pct</text:p>
          </table:table-cell>
          <table:table-cell office:value-type="string" table:style-name="ce28">
            <text:p>informed owner</text:p>
          </table:table-cell>
          <table:table-cell office:value-type="string" table:style-name="ce28">
            <text:p>KRCLOUD-5058</text:p>
          </table:table-cell>
          <table:table-cell office:value-type="string" table:content-validation-name="val6" table:style-name="ce29">
            <text:p>O</text:p>
          </table:table-cell>
          <table:table-cell table:content-validation-name="val6"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0M0S" table:formula="of:=[.N180]" table:style-name="ce11">
            <text:p>0:00:00</text:p>
          </table:table-cell>
          <table:table-cell office:value-type="string" table:style-name="ce41">
            <text:p>2022.06.18</text:p>
          </table:table-cell>
          <table:table-cell office:value-type="string" table:style-name="ce49">
            <text:p>09~21</text:p>
          </table:table-cell>
          <table:table-cell office:value-type="string" table:content-validation-name="val5" table:style-name="ce42">
            <text:p>Mohamed</text:p>
          </table:table-cell>
          <table:table-cell office:value-type="string" table:style-name="ce42">
            <text:p>Ganesh</text:p>
          </table:table-cell>
          <table:table-cell table:style-name="ce42"/>
          <table:table-cell office:value-type="date" office:date-value="2022-06-18T17:53:00" table:style-name="ce23">
            <text:p>22-6-18 17:53</text:p>
          </table:table-cell>
          <table:table-cell office:value-type="date" office:date-value="2022-06-18T17:53:00" table:style-name="ce23">
            <text:p>22-6-18 17:53</text:p>
          </table:table-cell>
          <table:table-cell office:value-type="time" office:time-value="PT0H0M0S" table:formula="of:=[.M180]-[.L180]" table:style-name="ce16">
            <text:p>0:00:00</text:p>
          </table:table-cell>
          <table:table-cell office:value-type="string" table:style-name="ce22">
            <text:p>Kakao</text:p>
          </table:table-cell>
          <table:table-cell office:value-type="date" office:date-value="2022-06-18T17:55:00" table:style-name="ce23">
            <text:p>22-6-18 17:55</text:p>
          </table:table-cell>
          <table:table-cell office:value-type="string" table:style-name="ce24">
            <text:p>CS_LB_PRD_VR_serviceHub_Outer state down : prd-a-vpx1</text:p>
          </table:table-cell>
          <table:table-cell office:value-type="string" table:style-name="ce44">
            <text:p>Informed in kakao and Resolved automatically</text:p>
          </table:table-cell>
          <table:table-cell table:style-name="ce44"/>
          <table:table-cell table:content-validation-name="val6" table:style-name="ce45"/>
          <table:table-cell table:content-validation-name="val6" table:style-name="ce45"/>
          <table:table-cell table:style-name="ce46"/>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3M0S" table:formula="of:=[.N181]" table:style-name="ce11">
            <text:p>0:03:00</text:p>
          </table:table-cell>
          <table:table-cell office:value-type="string" table:style-name="ce25">
            <text:p>2022.06.19</text:p>
          </table:table-cell>
          <table:table-cell office:value-type="string" table:style-name="ce26">
            <text:p>09~21</text:p>
          </table:table-cell>
          <table:table-cell office:value-type="string" table:content-validation-name="val5" table:style-name="ce27">
            <text:p>Radhika</text:p>
          </table:table-cell>
          <table:table-cell office:value-type="string" table:style-name="ce27">
            <text:p>Ganesh</text:p>
          </table:table-cell>
          <table:table-cell office:value-type="string" table:style-name="ce27">
            <text:p>심명보</text:p>
          </table:table-cell>
          <table:table-cell office:value-type="date" office:date-value="2022-06-19T23:46:00" table:style-name="ce15">
            <text:p>22-6-19 23:46</text:p>
          </table:table-cell>
          <table:table-cell office:value-type="date" office:date-value="2022-06-19T23:49:00" table:style-name="ce15">
            <text:p>22-6-19 23:49</text:p>
          </table:table-cell>
          <table:table-cell office:value-type="time" office:time-value="PT0H3M0S" table:formula="of:=[.M181]-[.L181]" table:style-name="ce16">
            <text:p>0:03:00</text:p>
          </table:table-cell>
          <table:table-cell office:value-type="string" table:style-name="ce14">
            <text:p>Kakao</text:p>
          </table:table-cell>
          <table:table-cell table:style-name="ce15"/>
          <table:table-cell office:value-type="string" table:style-name="ce17">
            <text:p><text:s/>krtmsprdnetapp01 got failed disks</text:p>
          </table:table-cell>
          <table:table-cell office:value-type="string" table:style-name="ce28">
            <text:p>informed in kakao and created ticket</text:p>
          </table:table-cell>
          <table:table-cell office:value-type="string" table:style-name="ce28">
            <text:p>KRCLOUD-5059</text:p>
          </table:table-cell>
          <table:table-cell table:content-validation-name="val6" table:style-name="ce29"/>
          <table:table-cell office:value-type="string" table:content-validation-name="val6" table:style-name="ce29">
            <text:p>O</text:p>
          </table:table-cell>
          <table:table-cell office:value-type="string" table:style-name="ce30">
            <text:p>RMA예정</text:p>
          </table:table-cell>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3M0S" table:formula="of:=[.N182]" table:style-name="ce11">
            <text:p>0:03:00</text:p>
          </table:table-cell>
          <table:table-cell office:value-type="string" table:style-name="ce41">
            <text:p>2022.06.20</text:p>
          </table:table-cell>
          <table:table-cell office:value-type="string" table:style-name="ce49">
            <text:p>15~22</text:p>
          </table:table-cell>
          <table:table-cell office:value-type="string" table:content-validation-name="val5" table:style-name="ce42">
            <text:p>김의현</text:p>
          </table:table-cell>
          <table:table-cell office:value-type="string" table:style-name="ce42">
            <text:p>오창민</text:p>
          </table:table-cell>
          <table:table-cell office:value-type="string" table:style-name="ce42">
            <text:p>오창민</text:p>
          </table:table-cell>
          <table:table-cell office:value-type="date" office:date-value="2022-06-20T18:07:00" table:style-name="ce23">
            <text:p>22-6-20 18:07</text:p>
          </table:table-cell>
          <table:table-cell office:value-type="date" office:date-value="2022-06-20T18:10:00" table:style-name="ce23">
            <text:p>22-6-20 18:10</text:p>
          </table:table-cell>
          <table:table-cell office:value-type="time" office:time-value="PT0H3M0S" table:formula="of:=[.M182]-[.L182]" table:style-name="ce16">
            <text:p>0:03:00</text:p>
          </table:table-cell>
          <table:table-cell office:value-type="string" table:style-name="ce22">
            <text:p>Kakao</text:p>
          </table:table-cell>
          <table:table-cell office:value-type="date" office:date-value="2022-06-20T18:25:00" table:style-name="ce23">
            <text:p>22-6-20 18:25</text:p>
          </table:table-cell>
          <table:table-cell office:value-type="string" table:style-name="ce24">
            <text:p>Citrix LB svchub port down</text:p>
          </table:table-cell>
          <table:table-cell office:value-type="string" table:style-name="ce44">
            <text:p>오창민 매니저 확인, 담당자 최성우, 박재욱 연구원에게 전달</text:p>
          </table:table-cell>
          <table:table-cell table:style-name="ce44"/>
          <table:table-cell table:content-validation-name="val6" table:style-name="ce45"/>
          <table:table-cell table:content-validation-name="val6" table:style-name="ce45"/>
          <table:table-cell table:style-name="ce46"/>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11M0S" table:formula="of:=[.N183]" table:style-name="ce11">
            <text:p>0:11:00</text:p>
          </table:table-cell>
          <table:table-cell office:value-type="string" table:style-name="ce25">
            <text:p>2022.06.21</text:p>
          </table:table-cell>
          <table:table-cell office:value-type="string" table:style-name="ce26">
            <text:p>08~16</text:p>
          </table:table-cell>
          <table:table-cell office:value-type="string" table:content-validation-name="val5" table:style-name="ce27">
            <text:p>채한길</text:p>
          </table:table-cell>
          <table:table-cell table:number-columns-repeated="2" table:style-name="ce27"/>
          <table:table-cell office:value-type="date" office:date-value="2022-06-21T17:15:00" table:style-name="ce15">
            <text:p>22-6-21 17:15</text:p>
          </table:table-cell>
          <table:table-cell office:value-type="date" office:date-value="2022-06-21T17:26:00" table:style-name="ce15">
            <text:p>22-6-21 17:26</text:p>
          </table:table-cell>
          <table:table-cell office:value-type="time" office:time-value="PT0H11M0S" table:formula="of:=[.M183]-[.L183]" table:style-name="ce16">
            <text:p>0:11:00</text:p>
          </table:table-cell>
          <table:table-cell office:value-type="string" table:style-name="ce14">
            <text:p>KaKao &amp; Call</text:p>
          </table:table-cell>
          <table:table-cell office:value-type="date" office:date-value="2022-06-21T17:15:00" table:style-name="ce15">
            <text:p>22-6-21 17:15</text:p>
          </table:table-cell>
          <table:table-cell office:value-type="string" table:style-name="ce17">
            <text:p>vServer prd-vrm-kr1-8093 services are degrade: 50 pct</text:p>
          </table:table-cell>
          <table:table-cell office:value-type="string" table:style-name="ce28">
            <text:p>오창민 매니저 확인, 담당자 유선 및 메신저 컨택하여 확인해보니 서비스 배포작업 중 발생한 알람으로 확인됨.</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78"/>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4M0S" table:formula="of:=[.N184]" table:style-name="ce11">
            <text:p>0:04:00</text:p>
          </table:table-cell>
          <table:table-cell office:value-type="string" table:style-name="ce41">
            <text:p>2022.06.21</text:p>
          </table:table-cell>
          <table:table-cell office:value-type="string" table:style-name="ce49">
            <text:p>08~15</text:p>
          </table:table-cell>
          <table:table-cell office:value-type="string" table:content-validation-name="val5" table:style-name="ce42">
            <text:p>채한길</text:p>
          </table:table-cell>
          <table:table-cell table:style-name="ce117"/>
          <table:table-cell table:style-name="ce42"/>
          <table:table-cell office:value-type="date" office:date-value="2022-06-21T14:01:00" table:style-name="ce23">
            <text:p>22-6-21 14:01</text:p>
          </table:table-cell>
          <table:table-cell office:value-type="date" office:date-value="2022-06-21T14:05:00" table:style-name="ce23">
            <text:p>22-6-21 14:05</text:p>
          </table:table-cell>
          <table:table-cell office:value-type="time" office:time-value="PT0H4M0S" table:formula="of:=[.M184]-[.L184]" table:style-name="ce16">
            <text:p>0:04:00</text:p>
          </table:table-cell>
          <table:table-cell office:value-type="string" table:style-name="ce22">
            <text:p>KaKao &amp; Call</text:p>
          </table:table-cell>
          <table:table-cell office:value-type="date" office:date-value="2022-06-21T14:06:00" table:style-name="ce23">
            <text:p>22-6-21 14:06</text:p>
          </table:table-cell>
          <table:table-cell office:value-type="string" table:style-name="ce24">
            <text:p>vServer LB_mof2.mozen.com_8004_outer, CS_LB_PRD_VR_ServiceHub_OUTER services are degraded: 91 pct</text:p>
          </table:table-cell>
          <table:table-cell office:value-type="string" table:style-name="ce44">
            <text:p>오창민 매니저 확인, 로그 확인상 서비스 다운되었다가 올라온 로그확인 됨. 담당자 유선 컨택하여 확인해보니 서비스 배포 작업중에 발생한 알람으로 확인됨.</text:p>
          </table:table-cell>
          <table:table-cell table:style-name="ce44"/>
          <table:table-cell table:content-validation-name="val6" table:style-name="ce45"/>
          <table:table-cell table:content-validation-name="val6" table:style-name="ce45"/>
          <table:table-cell table:style-name="ce46"/>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M0S" table:formula="of:=[.N185]" table:style-name="ce11">
            <text:p>0:01:00</text:p>
          </table:table-cell>
          <table:table-cell office:value-type="string" table:style-name="ce41">
            <text:p>2022.06.21</text:p>
          </table:table-cell>
          <table:table-cell office:value-type="string" table:style-name="ce49">
            <text:p>08~15</text:p>
          </table:table-cell>
          <table:table-cell office:value-type="string" table:content-validation-name="val5" table:style-name="ce42">
            <text:p>채한길</text:p>
          </table:table-cell>
          <table:table-cell table:number-columns-repeated="2" table:style-name="ce42"/>
          <table:table-cell office:value-type="date" office:date-value="2022-06-21T09:29:00" table:style-name="ce23">
            <text:p>22-6-21 9:29</text:p>
          </table:table-cell>
          <table:table-cell office:value-type="date" office:date-value="2022-06-21T09:30:00" table:style-name="ce23">
            <text:p>22-6-21 9:30</text:p>
          </table:table-cell>
          <table:table-cell office:value-type="time" office:time-value="PT0H1M0S" table:formula="of:=[.M185]-[.L185]" table:style-name="ce16">
            <text:p>0:01:00</text:p>
          </table:table-cell>
          <table:table-cell office:value-type="string" table:style-name="ce22">
            <text:p>KaKao</text:p>
          </table:table-cell>
          <table:table-cell table:style-name="ce23"/>
          <table:table-cell office:value-type="string" table:style-name="ce24">
            <text:p>Interface Ethernet50/1(Peer-to-Spine02): Link down</text:p>
          </table:table-cell>
          <table:table-cell office:value-type="string" table:style-name="ce44">
            <text:p>정종인,이시형 매니저 확인, 벤더 RMA 추가 진행예정</text:p>
          </table:table-cell>
          <table:table-cell table:style-name="ce44"/>
          <table:table-cell table:content-validation-name="val6" table:style-name="ce45"/>
          <table:table-cell office:value-type="string" table:content-validation-name="val6" table:style-name="ce45">
            <text:p>O</text:p>
          </table:table-cell>
          <table:table-cell office:value-type="string" table:style-name="ce46">
            <text:p>RMA 예정</text:p>
          </table:table-cell>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1M0S" table:formula="of:=[.N186]" table:style-name="ce11">
            <text:p>0:11:00</text:p>
          </table:table-cell>
          <table:table-cell office:value-type="string" table:style-name="ce41">
            <text:p>2022.06.22</text:p>
          </table:table-cell>
          <table:table-cell office:value-type="string" table:style-name="ce49">
            <text:p>08~15</text:p>
          </table:table-cell>
          <table:table-cell office:value-type="string" table:content-validation-name="val5" table:style-name="ce42">
            <text:p>채한길</text:p>
          </table:table-cell>
          <table:table-cell table:number-columns-repeated="2" table:style-name="ce42"/>
          <table:table-cell office:value-type="date" office:date-value="2022-06-22T08:38:00" table:style-name="ce23">
            <text:p>22-6-22 8:38</text:p>
          </table:table-cell>
          <table:table-cell office:value-type="date" office:date-value="2022-06-22T08:49:00" table:style-name="ce23">
            <text:p>22-6-22 8:49</text:p>
          </table:table-cell>
          <table:table-cell office:value-type="time" office:time-value="PT0H11M0S" table:formula="of:=[.M186]-[.L186]" table:style-name="ce16">
            <text:p>0:11:00</text:p>
          </table:table-cell>
          <table:table-cell office:value-type="string" table:style-name="ce22">
            <text:p>KaKao &amp; Mail</text:p>
          </table:table-cell>
          <table:table-cell table:style-name="ce23"/>
          <table:table-cell office:value-type="string" table:style-name="ce24">
            <text:p>/data Disk size 9.99% capacity left : es01.ap-northeast-2.prd.h53</text:p>
          </table:table-cell>
          <table:table-cell office:value-type="string" table:style-name="ce44">
            <text:p>이은도 매니저 확인 및 담당자 메일전달</text:p>
          </table:table-cell>
          <table:table-cell table:style-name="ce44"/>
          <table:table-cell table:content-validation-name="val6" table:style-name="ce45"/>
          <table:table-cell table:content-validation-name="val6" table:style-name="ce45"/>
          <table:table-cell table:style-name="ce46"/>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1M0S" table:formula="of:=[.N187]" table:style-name="ce11">
            <text:p>0:01:00</text:p>
          </table:table-cell>
          <table:table-cell office:value-type="string" table:style-name="ce25">
            <text:p>2022.06.22</text:p>
          </table:table-cell>
          <table:table-cell office:value-type="string" table:style-name="ce26">
            <text:p>15~22</text:p>
          </table:table-cell>
          <table:table-cell office:value-type="string" table:content-validation-name="val5" table:style-name="ce27">
            <text:p>김의현</text:p>
          </table:table-cell>
          <table:table-cell office:value-type="string" table:style-name="ce67">
            <text:p>오창민</text:p>
          </table:table-cell>
          <table:table-cell table:style-name="ce27"/>
          <table:table-cell office:value-type="date" office:date-value="2022-06-22T18:11:00" table:style-name="ce15">
            <text:p>22-6-22 18:11</text:p>
          </table:table-cell>
          <table:table-cell office:value-type="date" office:date-value="2022-06-22T18:12:00" table:style-name="ce15">
            <text:p>22-6-22 18:12</text:p>
          </table:table-cell>
          <table:table-cell office:value-type="time" office:time-value="PT0H1M0S" table:formula="of:=[.M187]-[.L187]" table:style-name="ce16">
            <text:p>0:01:00</text:p>
          </table:table-cell>
          <table:table-cell office:value-type="string" table:style-name="ce14">
            <text:p>KaKao, M+</text:p>
          </table:table-cell>
          <table:table-cell table:style-name="ce15"/>
          <table:table-cell office:value-type="string" table:style-name="ce17">
            <text:p>vServer LB_mof2.mozen.com_8004_outer state: down</text:p>
          </table:table-cell>
          <table:table-cell office:value-type="string" table:style-name="ce28">
            <text:p>담당자 전병우책임에게 전달, 서비스문제없으며 LB추가확인요청</text:p>
          </table:table-cell>
          <table:table-cell office:value-type="string" table:style-name="ce28">
            <text:p>KRCLOUD-5089</text:p>
          </table:table-cell>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table:style-name="ce19">
            <text:p>완료</text:p>
          </table:table-cell>
          <table:table-cell office:value-type="time" office:time-value="PT0H4M0S" table:formula="of:=[.N188]" table:style-name="ce11">
            <text:p>0:04:00</text:p>
          </table:table-cell>
          <table:table-cell office:value-type="string" table:style-name="ce84">
            <text:p>2022.06.23</text:p>
          </table:table-cell>
          <table:table-cell office:value-type="string" table:style-name="ce85">
            <text:p>15~22</text:p>
          </table:table-cell>
          <table:table-cell office:value-type="string" table:content-validation-name="val5" table:style-name="ce86">
            <text:p>채한길</text:p>
          </table:table-cell>
          <table:table-cell table:number-columns-repeated="2" table:style-name="ce86"/>
          <table:table-cell office:value-type="date" office:date-value="2022-06-23T16:49:00" table:style-name="ce87">
            <text:p>22-6-23 16:49</text:p>
          </table:table-cell>
          <table:table-cell office:value-type="date" office:date-value="2022-06-23T16:53:00" table:style-name="ce87">
            <text:p>22-6-23 16:53</text:p>
          </table:table-cell>
          <table:table-cell office:value-type="time" office:time-value="PT0H4M0S" table:formula="of:=[.M188]-[.L188]" table:style-name="ce16">
            <text:p>0:04:00</text:p>
          </table:table-cell>
          <table:table-cell office:value-type="string" table:style-name="ce88">
            <text:p>KaKao &amp; Mail</text:p>
          </table:table-cell>
          <table:table-cell table:style-name="ce87"/>
          <table:table-cell office:value-type="string" table:style-name="ce94">
            <text:p>CS_LB_PRD_VCRM_ServiceHub_INNER services are degraded 95 pct</text:p>
          </table:table-cell>
          <table:table-cell office:value-type="string" table:style-name="ce89">
            <text:p>담당자에게 메일 전달</text:p>
          </table:table-cell>
          <table:table-cell table:style-name="ce90"/>
          <table:table-cell table:content-validation-name="val6" table:style-name="ce91"/>
          <table:table-cell table:content-validation-name="val6"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8">
            <text:p>PRD</text:p>
          </table:table-cell>
          <table:table-cell office:value-type="string" table:style-name="ce19">
            <text:p>완료</text:p>
          </table:table-cell>
          <table:table-cell office:value-type="time" office:time-value="PT0H2M0S" table:formula="of:=[.N189]" table:style-name="ce11">
            <text:p>0:02:00</text:p>
          </table:table-cell>
          <table:table-cell office:value-type="string" table:style-name="ce84">
            <text:p>2022.06.24</text:p>
          </table:table-cell>
          <table:table-cell office:value-type="string" table:style-name="ce85">
            <text:p>15~22</text:p>
          </table:table-cell>
          <table:table-cell office:value-type="string" table:content-validation-name="val5" table:style-name="ce86">
            <text:p>심명보</text:p>
          </table:table-cell>
          <table:table-cell table:number-columns-repeated="2" table:style-name="ce86"/>
          <table:table-cell office:value-type="date" office:date-value="2022-06-24T18:05:00" table:style-name="ce87">
            <text:p>22-6-24 18:05</text:p>
          </table:table-cell>
          <table:table-cell office:value-type="date" office:date-value="2022-06-24T18:07:00" table:style-name="ce87">
            <text:p>22-6-24 18:07</text:p>
          </table:table-cell>
          <table:table-cell office:value-type="time" office:time-value="PT0H2M0S" table:formula="of:=[.M189]-[.L189]" table:style-name="ce16">
            <text:p>0:02:00</text:p>
          </table:table-cell>
          <table:table-cell office:value-type="string" table:style-name="ce88">
            <text:p>KaKao &amp; Mail</text:p>
          </table:table-cell>
          <table:table-cell office:value-type="date" office:date-value="2022-06-24T19:03:00" table:style-name="ce87">
            <text:p>22-6-24 19:03</text:p>
          </table:table-cell>
          <table:table-cell office:value-type="string" table:style-name="ce89">
            <text:p>Problem: vServer prd-svchub-kr2-31020 services are degraded: 95 pct</text:p>
          </table:table-cell>
          <table:table-cell office:value-type="string" table:style-name="ce90">
            <text:p>VPX log 확인 시 특정 VM에서 서비스 UP, DOWN 반복 알람 확인 담당자에게 확인 요청 메일 전달</text:p>
          </table:table-cell>
          <table:table-cell table:style-name="ce90"/>
          <table:table-cell table:content-validation-name="val6" table:style-name="ce91"/>
          <table:table-cell table:content-validation-name="val6"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8">
            <text:p>PRD</text:p>
          </table:table-cell>
          <table:table-cell office:value-type="string" table:style-name="ce19">
            <text:p>완료</text:p>
          </table:table-cell>
          <table:table-cell office:value-type="time" office:time-value="PT0H2M0S" table:formula="of:=[.N190]" table:style-name="ce11">
            <text:p>0:02:00</text:p>
          </table:table-cell>
          <table:table-cell office:value-type="string" table:style-name="ce84">
            <text:p>2022.06.25</text:p>
          </table:table-cell>
          <table:table-cell office:value-type="string" table:style-name="ce85">
            <text:p>09~21</text:p>
          </table:table-cell>
          <table:table-cell office:value-type="string" table:content-validation-name="val5" table:style-name="ce86">
            <text:p>Mohamed</text:p>
          </table:table-cell>
          <table:table-cell office:value-type="string" table:style-name="ce86">
            <text:p>Ashok</text:p>
          </table:table-cell>
          <table:table-cell table:style-name="ce86"/>
          <table:table-cell office:value-type="date" office:date-value="2022-06-24T16:11:00" table:style-name="ce87">
            <text:p>22-6-24 16:11</text:p>
          </table:table-cell>
          <table:table-cell office:value-type="date" office:date-value="2022-06-24T16:13:00" table:style-name="ce87">
            <text:p>22-6-24 16:13</text:p>
          </table:table-cell>
          <table:table-cell office:value-type="time" office:time-value="PT0H2M0S" table:formula="of:=[.M190]-[.L190]" table:style-name="ce16">
            <text:p>0:02:00</text:p>
          </table:table-cell>
          <table:table-cell office:value-type="string" table:style-name="ce88">
            <text:p>Kakao</text:p>
          </table:table-cell>
          <table:table-cell table:style-name="ce87"/>
          <table:table-cell office:value-type="string" table:style-name="ce89">
            <text:p>/data disk size 9.97% capacity left : es01-ap-northeast-2.prd.h53</text:p>
          </table:table-cell>
          <table:table-cell office:value-type="string" table:style-name="ce90">
            <text:p>Informed VM owner through kakao</text:p>
          </table:table-cell>
          <table:table-cell table:style-name="ce90"/>
          <table:table-cell table:content-validation-name="val6" table:style-name="ce91"/>
          <table:table-cell table:content-validation-name="val6"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table:style-name="ce19">
            <text:p>완료</text:p>
          </table:table-cell>
          <table:table-cell office:value-type="time" office:time-value="PT0H0M0S" table:formula="of:=[.N191]" table:style-name="ce11">
            <text:p>0:00:00</text:p>
          </table:table-cell>
          <table:table-cell office:value-type="string" table:style-name="ce84">
            <text:p>2022.06.26</text:p>
          </table:table-cell>
          <table:table-cell office:value-type="string" table:style-name="ce85">
            <text:p>09~21</text:p>
          </table:table-cell>
          <table:table-cell office:value-type="string" table:content-validation-name="val5" table:style-name="ce86">
            <text:p>Mohamed</text:p>
          </table:table-cell>
          <table:table-cell office:value-type="string" table:style-name="ce118">
            <text:p>Ashok</text:p>
          </table:table-cell>
          <table:table-cell table:style-name="ce86"/>
          <table:table-cell office:value-type="date" office:date-value="2022-06-26T15:07:00" table:style-name="ce87">
            <text:p>22-6-26 15:07</text:p>
          </table:table-cell>
          <table:table-cell office:value-type="date" office:date-value="2022-06-26T15:07:00" table:style-name="ce87">
            <text:p>22-6-26 15:07</text:p>
          </table:table-cell>
          <table:table-cell office:value-type="time" office:time-value="PT0H0M0S" table:formula="of:=[.M191]-[.L191]" table:style-name="ce16">
            <text:p>0:00:00</text:p>
          </table:table-cell>
          <table:table-cell office:value-type="string" table:style-name="ce88">
            <text:p>Kakao</text:p>
          </table:table-cell>
          <table:table-cell office:value-type="date" office:date-value="2022-06-26T15:15:00" table:style-name="ce87">
            <text:p>22-6-26 15:15</text:p>
          </table:table-cell>
          <table:table-cell office:value-type="string" table:style-name="ce89">
            <text:p>iaas-web02-down-alert</text:p>
          </table:table-cell>
          <table:table-cell office:value-type="string" table:style-name="ce90">
            <text:p>Resolved automatically</text:p>
          </table:table-cell>
          <table:table-cell table:style-name="ce90"/>
          <table:table-cell table:content-validation-name="val6" table:style-name="ce91"/>
          <table:table-cell table:content-validation-name="val6"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2]);&quot;진행중&quot;;&quot;완료&quot;)" table:style-name="ce19">
            <text:p>완료</text:p>
          </table:table-cell>
          <table:table-cell office:value-type="time" office:time-value="PT0H1M0S" table:formula="of:=[.N192]" table:style-name="ce11">
            <text:p>0:01:00</text:p>
          </table:table-cell>
          <table:table-cell office:value-type="string" table:style-name="ce84">
            <text:p>2022.06.27</text:p>
          </table:table-cell>
          <table:table-cell office:value-type="string" table:style-name="ce85">
            <text:p>15~22</text:p>
          </table:table-cell>
          <table:table-cell office:value-type="string" table:content-validation-name="val5" table:style-name="ce86">
            <text:p>이시형</text:p>
          </table:table-cell>
          <table:table-cell table:style-name="ce118"/>
          <table:table-cell table:style-name="ce86"/>
          <table:table-cell office:value-type="date" office:date-value="2022-06-27T15:43:00" table:style-name="ce87">
            <text:p>22-6-27 15:43</text:p>
          </table:table-cell>
          <table:table-cell office:value-type="date" office:date-value="2022-06-27T15:44:00" table:style-name="ce87">
            <text:p>22-6-27 15:44</text:p>
          </table:table-cell>
          <table:table-cell office:value-type="time" office:time-value="PT0H1M0S" table:formula="of:=[.M192]-[.L192]" table:style-name="ce16">
            <text:p>0:01:00</text:p>
          </table:table-cell>
          <table:table-cell office:value-type="string" table:style-name="ce88">
            <text:p>KaKao &amp; Mail</text:p>
          </table:table-cell>
          <table:table-cell office:value-type="date" office:date-value="2022-06-27T15:43:00" table:style-name="ce87">
            <text:p>22-6-27 15:43</text:p>
          </table:table-cell>
          <table:table-cell office:value-type="string" table:style-name="ce89">
            <text:p>vServer h2-prd-consul services are degraded: 92 pct</text:p>
          </table:table-cell>
          <table:table-cell office:value-type="string" table:style-name="ce90">
            <text:p>해당 LB 담당자에게 확인요청 하였습니다.</text:p>
          </table:table-cell>
          <table:table-cell table:style-name="ce90"/>
          <table:table-cell table:content-validation-name="val6" table:style-name="ce91"/>
          <table:table-cell table:content-validation-name="val6"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3]);&quot;진행중&quot;;&quot;완료&quot;)" table:style-name="ce19">
            <text:p>완료</text:p>
          </table:table-cell>
          <table:table-cell office:value-type="time" office:time-value="PT0H1M0S" table:formula="of:=[.N193]" table:style-name="ce11">
            <text:p>0:01:00</text:p>
          </table:table-cell>
          <table:table-cell office:value-type="string" table:style-name="ce84">
            <text:p>2022.06.27</text:p>
          </table:table-cell>
          <table:table-cell office:value-type="string" table:style-name="ce85">
            <text:p>15~22</text:p>
          </table:table-cell>
          <table:table-cell office:value-type="string" table:content-validation-name="val5" table:style-name="ce86">
            <text:p>이시형</text:p>
          </table:table-cell>
          <table:table-cell table:style-name="ce118"/>
          <table:table-cell table:style-name="ce86"/>
          <table:table-cell office:value-type="date" office:date-value="2022-06-27T16:29:00" table:style-name="ce87">
            <text:p>22-6-27 16:29</text:p>
          </table:table-cell>
          <table:table-cell office:value-type="date" office:date-value="2022-06-27T16:30:00" table:style-name="ce87">
            <text:p>22-6-27 16:30</text:p>
          </table:table-cell>
          <table:table-cell office:value-type="time" office:time-value="PT0H1M0S" table:formula="of:=[.M193]-[.L193]" table:style-name="ce16">
            <text:p>0:01:00</text:p>
          </table:table-cell>
          <table:table-cell office:value-type="string" table:style-name="ce88">
            <text:p>KaKao &amp; Mail</text:p>
          </table:table-cell>
          <table:table-cell office:value-type="date" office:date-value="2022-06-27T16:30:00" table:style-name="ce87">
            <text:p>22-6-27 16:30</text:p>
          </table:table-cell>
          <table:table-cell office:value-type="string" table:style-name="ce89">
            <text:p>prd-svchub-kr2-32010-AZ1 services are down</text:p>
          </table:table-cell>
          <table:table-cell office:value-type="string" table:style-name="ce90">
            <text:p>해당 LB 서비스 정상으로 확인하였으며, 담당자에게 추가확인 요청 하였습니다.</text:p>
          </table:table-cell>
          <table:table-cell table:style-name="ce90"/>
          <table:table-cell table:content-validation-name="val6" table:style-name="ce91"/>
          <table:table-cell table:content-validation-name="val6"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4]);&quot;진행중&quot;;&quot;완료&quot;)" table:style-name="ce19">
            <text:p>완료</text:p>
          </table:table-cell>
          <table:table-cell office:value-type="time" office:time-value="PT0H0M0S" table:formula="of:=[.N194]" table:style-name="ce11">
            <text:p>0:00:00</text:p>
          </table:table-cell>
          <table:table-cell office:value-type="string" table:style-name="ce84">
            <text:p>2022.06.27</text:p>
          </table:table-cell>
          <table:table-cell office:value-type="string" table:style-name="ce85">
            <text:p>15~22</text:p>
          </table:table-cell>
          <table:table-cell office:value-type="string" table:content-validation-name="val5" table:style-name="ce86">
            <text:p>이시형</text:p>
          </table:table-cell>
          <table:table-cell table:number-columns-repeated="2" table:style-name="ce86"/>
          <table:table-cell office:value-type="date" office:date-value="2022-06-27T18:09:00" table:style-name="ce87">
            <text:p>22-6-27 18:09</text:p>
          </table:table-cell>
          <table:table-cell office:value-type="date" office:date-value="2022-06-27T18:09:00" table:style-name="ce87">
            <text:p>22-6-27 18:09</text:p>
          </table:table-cell>
          <table:table-cell office:value-type="time" office:time-value="PT0H0M0S" table:formula="of:=[.M194]-[.L194]" table:style-name="ce16">
            <text:p>0:00:00</text:p>
          </table:table-cell>
          <table:table-cell office:value-type="string" table:style-name="ce88">
            <text:p>KaKao &amp; Mail</text:p>
          </table:table-cell>
          <table:table-cell office:value-type="date" office:date-value="2022-06-27T18:12:00" table:style-name="ce87">
            <text:p>22-6-27 18:12</text:p>
          </table:table-cell>
          <table:table-cell office:value-type="string" table:style-name="ce89">
            <text:p>CS_LB_PRD_LOS_ServiceHub_INNER services are degraded: 95 pct</text:p>
          </table:table-cell>
          <table:table-cell office:value-type="string" table:style-name="ce90">
            <text:p>담당자에게 확인요청 하였으며, 정상확인 하였습니다.</text:p>
          </table:table-cell>
          <table:table-cell table:style-name="ce90"/>
          <table:table-cell table:content-validation-name="val6" table:style-name="ce91"/>
          <table:table-cell table:content-validation-name="val6"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5]);&quot;진행중&quot;;&quot;완료&quot;)" table:style-name="ce19">
            <text:p>완료</text:p>
          </table:table-cell>
          <table:table-cell office:value-type="time" office:time-value="PT0H0M0S" table:formula="of:=[.N195]" table:style-name="ce11">
            <text:p>0:00:00</text:p>
          </table:table-cell>
          <table:table-cell office:value-type="string" table:style-name="ce84">
            <text:p>2022.06.27</text:p>
          </table:table-cell>
          <table:table-cell office:value-type="string" table:style-name="ce85">
            <text:p>15~22</text:p>
          </table:table-cell>
          <table:table-cell office:value-type="string" table:content-validation-name="val5" table:style-name="ce86">
            <text:p>이시형</text:p>
          </table:table-cell>
          <table:table-cell table:number-columns-repeated="2" table:style-name="ce86"/>
          <table:table-cell office:value-type="date" office:date-value="2022-06-27T21:38:00" table:style-name="ce87">
            <text:p>22-6-27 21:38</text:p>
          </table:table-cell>
          <table:table-cell office:value-type="date" office:date-value="2022-06-27T21:38:00" table:style-name="ce87">
            <text:p>22-6-27 21:38</text:p>
          </table:table-cell>
          <table:table-cell office:value-type="time" office:time-value="PT0H0M0S" table:formula="of:=[.M195]-[.L195]" table:style-name="ce16">
            <text:p>0:00:00</text:p>
          </table:table-cell>
          <table:table-cell office:value-type="string" table:style-name="ce88">
            <text:p>KaKao &amp; Mail</text:p>
          </table:table-cell>
          <table:table-cell office:value-type="date" office:date-value="2022-06-27T21:38:00" table:style-name="ce87">
            <text:p>22-6-27 21:38</text:p>
          </table:table-cell>
          <table:table-cell office:value-type="string" table:style-name="ce89">
            <text:p>CS_LB_PRD_LOS_ServiceHub_INNER services are degraded: 95 pct</text:p>
          </table:table-cell>
          <table:table-cell office:value-type="string" table:style-name="ce90">
            <text:p>담당자에게 확인요청 하였습니다.</text:p>
          </table:table-cell>
          <table:table-cell table:style-name="ce90"/>
          <table:table-cell table:content-validation-name="val6" table:style-name="ce91"/>
          <table:table-cell table:content-validation-name="val6"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6]);&quot;진행중&quot;;&quot;완료&quot;)" table:style-name="ce19">
            <text:p>완료</text:p>
          </table:table-cell>
          <table:table-cell office:value-type="time" office:time-value="PT0H0M0S" table:formula="of:=[.N196]" table:style-name="ce11">
            <text:p>0:00:00</text:p>
          </table:table-cell>
          <table:table-cell office:value-type="string" table:style-name="ce84">
            <text:p>2022.06.28</text:p>
          </table:table-cell>
          <table:table-cell office:value-type="string" table:style-name="ce85">
            <text:p>15~22</text:p>
          </table:table-cell>
          <table:table-cell office:value-type="string" table:content-validation-name="val5" table:style-name="ce86">
            <text:p>이시형</text:p>
          </table:table-cell>
          <table:table-cell table:number-columns-repeated="2" table:style-name="ce86"/>
          <table:table-cell office:value-type="date" office:date-value="2022-06-28T18:06:00" table:style-name="ce87">
            <text:p>22-6-28 18:06</text:p>
          </table:table-cell>
          <table:table-cell office:value-type="date" office:date-value="2022-06-28T18:06:00" table:style-name="ce87">
            <text:p>22-6-28 18:06</text:p>
          </table:table-cell>
          <table:table-cell office:value-type="time" office:time-value="PT0H0M0S" table:formula="of:=[.M196]-[.L196]" table:style-name="ce16">
            <text:p>0:00:00</text:p>
          </table:table-cell>
          <table:table-cell office:value-type="string" table:style-name="ce88">
            <text:p>KaKao &amp; Mail</text:p>
          </table:table-cell>
          <table:table-cell office:value-type="date" office:date-value="2022-06-28T18:06:00" table:style-name="ce87">
            <text:p>22-6-28 18:06</text:p>
          </table:table-cell>
          <table:table-cell office:value-type="string" table:style-name="ce89">
            <text:p>CS_LB_PRD_MCP_ServiceHub_INNER services are degraded: 95 pct</text:p>
          </table:table-cell>
          <table:table-cell office:value-type="string" table:style-name="ce90">
            <text:p>담당자에게 확인요청 메일 전달</text:p>
          </table:table-cell>
          <table:table-cell table:style-name="ce90"/>
          <table:table-cell table:content-validation-name="val6" table:style-name="ce91"/>
          <table:table-cell table:content-validation-name="val6"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7]);&quot;진행중&quot;;&quot;완료&quot;)" table:style-name="ce19">
            <text:p>완료</text:p>
          </table:table-cell>
          <table:table-cell office:value-type="time" office:time-value="PT0H1M0S" table:formula="of:=[.N197]" table:style-name="ce11">
            <text:p>0:01:00</text:p>
          </table:table-cell>
          <table:table-cell office:value-type="string" table:style-name="ce84">
            <text:p>2022.06.28</text:p>
          </table:table-cell>
          <table:table-cell office:value-type="string" table:style-name="ce85">
            <text:p>15~22</text:p>
          </table:table-cell>
          <table:table-cell office:value-type="string" table:content-validation-name="val5" table:style-name="ce86">
            <text:p>이시형</text:p>
          </table:table-cell>
          <table:table-cell table:number-columns-repeated="2" table:style-name="ce86"/>
          <table:table-cell office:value-type="date" office:date-value="2022-06-28T19:33:00" table:style-name="ce87">
            <text:p>22-6-28 19:33</text:p>
          </table:table-cell>
          <table:table-cell office:value-type="date" office:date-value="2022-06-28T19:34:00" table:style-name="ce87">
            <text:p>22-6-28 19:34</text:p>
          </table:table-cell>
          <table:table-cell office:value-type="time" office:time-value="PT0H1M0S" table:formula="of:=[.M197]-[.L197]" table:style-name="ce16">
            <text:p>0:01:00</text:p>
          </table:table-cell>
          <table:table-cell office:value-type="string" table:style-name="ce88">
            <text:p>KaKao &amp; Mail</text:p>
          </table:table-cell>
          <table:table-cell office:value-type="date" office:date-value="2022-06-28T19:55:00" table:style-name="ce87">
            <text:p>22-6-28 19:55</text:p>
          </table:table-cell>
          <table:table-cell office:value-type="string" table:style-name="ce89">
            <text:p>CS_LB_PRD_EXTRA_ServiceHub_INNER services are degraded:86pct 를 비롯한 다수의 서비스 다운 알람 발생</text:p>
          </table:table-cell>
          <table:table-cell office:value-type="string" table:style-name="ce90">
            <text:p>담당자에게 확인요청 메일 전달 하였으며, 해당 알람이 자주 발생하여, 벤더사에 문의 후 회신 대기중</text:p>
          </table:table-cell>
          <table:table-cell table:style-name="ce90"/>
          <table:table-cell table:content-validation-name="val6" table:style-name="ce91"/>
          <table:table-cell table:content-validation-name="val6"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8]);&quot;진행중&quot;;&quot;완료&quot;)" table:style-name="ce19">
            <text:p>완료</text:p>
          </table:table-cell>
          <table:table-cell office:value-type="time" office:time-value="PT0H5M0S" table:formula="of:=[.N198]" table:style-name="ce11">
            <text:p>0:05:00</text:p>
          </table:table-cell>
          <table:table-cell office:value-type="string" table:style-name="ce119">
            <text:p>2022.06.28</text:p>
          </table:table-cell>
          <table:table-cell office:value-type="string" table:style-name="ce120">
            <text:p>15~22</text:p>
          </table:table-cell>
          <table:table-cell office:value-type="string" table:content-validation-name="val5" table:style-name="ce121">
            <text:p>이시형</text:p>
          </table:table-cell>
          <table:table-cell table:style-name="ce121"/>
          <table:table-cell office:value-type="string" table:style-name="ce121">
            <text:p>장재봉</text:p>
          </table:table-cell>
          <table:table-cell office:value-type="date" office:date-value="2022-06-28T19:41:00" table:style-name="ce103">
            <text:p>22-6-28 19:41</text:p>
          </table:table-cell>
          <table:table-cell office:value-type="date" office:date-value="2022-06-28T19:46:00" table:style-name="ce103">
            <text:p>22-6-28 19:46</text:p>
          </table:table-cell>
          <table:table-cell office:value-type="time" office:time-value="PT0H5M0S" table:formula="of:=[.M198]-[.L198]" table:style-name="ce16">
            <text:p>0:05:00</text:p>
          </table:table-cell>
          <table:table-cell office:value-type="string" table:style-name="ce102">
            <text:p>kakao</text:p>
          </table:table-cell>
          <table:table-cell office:value-type="date" office:date-value="2022-06-28T21:56:00" table:style-name="ce103">
            <text:p>22-6-28 21:56</text:p>
          </table:table-cell>
          <table:table-cell office:value-type="string" table:style-name="ce104">
            <text:p>블루링크 장애 이벤트 발생 수신 (From VOC 운영)</text:p>
          </table:table-cell>
          <table:table-cell office:value-type="string" table:style-name="ce122">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23"/>
          <table:table-cell table:content-validation-name="val6" table:style-name="ce124"/>
          <table:table-cell table:content-validation-name="val6" table:style-name="ce124"/>
          <table:table-cell table:style-name="ce125"/>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99]);&quot;진행중&quot;;&quot;완료&quot;)" table:style-name="ce19">
            <text:p>완료</text:p>
          </table:table-cell>
          <table:table-cell office:value-type="time" office:time-value="PT0H2M0S" table:formula="of:=[.N199]" table:style-name="ce11">
            <text:p>0:02:00</text:p>
          </table:table-cell>
          <table:table-cell office:value-type="string" table:style-name="ce84">
            <text:p>2022.06.30</text:p>
          </table:table-cell>
          <table:table-cell office:value-type="string" table:style-name="ce85">
            <text:p>08~15</text:p>
          </table:table-cell>
          <table:table-cell office:value-type="string" table:content-validation-name="val5" table:style-name="ce86">
            <text:p>이은도</text:p>
          </table:table-cell>
          <table:table-cell table:style-name="ce86"/>
          <table:table-cell office:value-type="string" table:style-name="ce86">
            <text:p>오창민</text:p>
          </table:table-cell>
          <table:table-cell office:value-type="date" office:date-value="2022-06-30T13:34:00" table:style-name="ce87">
            <text:p>22-6-30 13:34</text:p>
          </table:table-cell>
          <table:table-cell office:value-type="date" office:date-value="2022-06-30T13:36:00" table:style-name="ce87">
            <text:p>22-6-30 13:36</text:p>
          </table:table-cell>
          <table:table-cell office:value-type="time" office:time-value="PT0H2M0S" table:formula="of:=[.M199]-[.L199]" table:style-name="ce16">
            <text:p>0:02:00</text:p>
          </table:table-cell>
          <table:table-cell office:value-type="string" table:style-name="ce88">
            <text:p>Kakao</text:p>
          </table:table-cell>
          <table:table-cell office:value-type="date" office:date-value="2022-06-30T13:50:00" table:style-name="ce87">
            <text:p>22-6-30 13:50</text:p>
          </table:table-cell>
          <table:table-cell office:value-type="string" table:style-name="ce89">
            <text:p>vServer ccs-prd-kibana services are degraded: 7,52,69,97 pct &amp; services are down &amp; state: down(1)</text:p>
          </table:table-cell>
          <table:table-cell office:value-type="string" table:style-name="ce90">
            <text:p>담당자에게 확인 요청 &amp; 알람이 특정시간대 반복확인되어 벤더사 문의(담당자 확인 후 이상없을 시)</text:p>
          </table:table-cell>
          <table:table-cell table:style-name="ce90"/>
          <table:table-cell table:content-validation-name="val6" table:style-name="ce91"/>
          <table:table-cell table:content-validation-name="val6" table:style-name="ce91"/>
          <table:table-cell table:style-name="ce92"/>
          <table:table-cell table:number-columns-repeated="16362" table:style-name="ce1"/>
        </table:table-row>
        <table:table-row table:style-name="ro2" table:visibility="filter">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200]);&quot;진행중&quot;;&quot;완료&quot;)" table:style-name="ce10">
            <text:p>완료</text:p>
          </table:table-cell>
          <table:table-cell office:value-type="time" office:time-value="PT0H1M0S" table:formula="of:=[.N200]"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5"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6:34:00" table:style-name="ce15">
            <text:p>22-6-7 16:34</text:p>
          </table:table-cell>
          <table:table-cell office:value-type="date" office:date-value="2022-06-07T16:35:00" table:style-name="ce15">
            <text:p>22-6-7 16:35</text:p>
          </table:table-cell>
          <table:table-cell office:value-type="time" office:time-value="PT0H1M0S" table:formula="of:=[.M200]-[.L200]" table:style-name="ce16">
            <text:p>0:01:00</text:p>
          </table:table-cell>
          <table:table-cell office:value-type="string" table:style-name="ce14">
            <text:p>Kakao</text:p>
          </table:table-cell>
          <table:table-cell office:value-type="date" office:date-value="2022-06-07T16:43:00" table:style-name="ce15">
            <text:p>22-6-7 16:43</text:p>
          </table:table-cell>
          <table:table-cell office:value-type="string" table:style-name="ce48">
            <text:p>krcloudstgcomdr201 has been restarted (201,202,203,204,205,206,208,209,210,211,301,306,308,310,311,312)</text:p>
            <text:p>마지막 호스트 resolved: 17:29</text:p>
          </table:table-cell>
          <table:table-cell office:value-type="string" table:style-name="ce47">
            <text:p>실제 호스트 재기동X, Zabbix에서 uptime 400일 후반에 도달하면서 reset되어 알람 발생,</text:p>
            <text:p>Saju, 이은도 매니저 uptime 직접 확인함</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1"/>
        </table:table-row>
        <table:table-row table:style-name="ro2" table:visibility="filter">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STG</text:p>
          </table:table-cell>
          <table:table-cell office:value-type="string" office:string-value="완료" table:formula="of:=IF(ISBLANK([.P201]);&quot;진행중&quot;;&quot;완료&quot;)" table:style-name="ce19">
            <text:p>완료</text:p>
          </table:table-cell>
          <table:table-cell office:value-type="time" office:time-value="PT0H1M0S" table:formula="of:=[.N201]" table:style-name="ce11">
            <text:p>0:01:00</text:p>
          </table:table-cell>
          <table:table-cell office:value-type="string" table:style-name="ce41">
            <text:p>2022.06.08</text:p>
          </table:table-cell>
          <table:table-cell office:value-type="string" table:style-name="ce49">
            <text:p>15~22</text:p>
          </table:table-cell>
          <table:table-cell office:value-type="string" table:content-validation-name="val5" table:style-name="ce42">
            <text:p>이은도</text:p>
          </table:table-cell>
          <table:table-cell table:number-columns-repeated="2" table:style-name="ce42"/>
          <table:table-cell office:value-type="date" office:date-value="2022-06-08T16:35:00" table:style-name="ce23">
            <text:p>22-6-8 16:35</text:p>
          </table:table-cell>
          <table:table-cell office:value-type="date" office:date-value="2022-06-08T16:36:00" table:style-name="ce23">
            <text:p>22-6-8 16:36</text:p>
          </table:table-cell>
          <table:table-cell office:value-type="time" office:time-value="PT0H1M0S" table:formula="of:=[.M201]-[.L201]" table:style-name="ce16">
            <text:p>0:01:00</text:p>
          </table:table-cell>
          <table:table-cell office:value-type="string" table:style-name="ce22">
            <text:p>Kakao, Auto M+</text:p>
          </table:table-cell>
          <table:table-cell office:value-type="date" office:date-value="2022-06-08T16:45:00" table:style-name="ce23">
            <text:p>22-6-8 16:45</text:p>
          </table:table-cell>
          <table:table-cell office:value-type="string" table:style-name="ce55">
            <text:p>mongo-vas01.ap-northeast-2.stg.h53 has been restarted</text:p>
            <text:p>mongo-vas02.ap-northeast-2.stg.h53 has been restarted</text:p>
            <text:p>mongo-vas03.ap-northeast-2.stg.h53 has been restarted</text:p>
          </table:table-cell>
          <table:table-cell office:value-type="string" table:style-name="ce44">
            <text:p>신규생성 VM</text:p>
          </table:table-cell>
          <table:table-cell table:style-name="ce44"/>
          <table:table-cell office:value-type="string" table:content-validation-name="val6" table:style-name="ce45">
            <text:p>O</text:p>
          </table:table-cell>
          <table:table-cell office:value-type="string" table:content-validation-name="val6" table:style-name="ce45">
            <text:p>X</text:p>
          </table:table-cell>
          <table:table-cell table:style-name="ce46"/>
          <table:table-cell table:number-columns-repeated="16362" table:style-name="ce9"/>
        </table:table-row>
        <table:table-row table:style-name="ro2" table:visibility="filter">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202]);&quot;진행중&quot;;&quot;완료&quot;)" table:style-name="ce10">
            <text:p>완료</text:p>
          </table:table-cell>
          <table:table-cell office:value-type="time" office:time-value="PT0H1M0S" table:formula="of:=[.N202]" table:style-name="ce11">
            <text:p>0:01:00</text:p>
          </table:table-cell>
          <table:table-cell office:value-type="string" table:style-name="ce25">
            <text:p>2022.06.21</text:p>
          </table:table-cell>
          <table:table-cell office:value-type="string" table:style-name="ce26">
            <text:p>16~22</text:p>
          </table:table-cell>
          <table:table-cell office:value-type="string" table:content-validation-name="val5" table:style-name="ce27">
            <text:p>김의현</text:p>
          </table:table-cell>
          <table:table-cell office:value-type="string" table:style-name="ce27">
            <text:p>오창민</text:p>
          </table:table-cell>
          <table:table-cell table:style-name="ce27"/>
          <table:table-cell office:value-type="date" office:date-value="2022-06-21T19:25:00" table:style-name="ce15">
            <text:p>22-6-21 19:25</text:p>
          </table:table-cell>
          <table:table-cell office:value-type="date" office:date-value="2022-06-21T19:26:00" table:style-name="ce15">
            <text:p>22-6-21 19:26</text:p>
          </table:table-cell>
          <table:table-cell office:value-type="time" office:time-value="PT0H1M0S" table:formula="of:=[.M202]-[.L202]" table:style-name="ce16">
            <text:p>0:01:00</text:p>
          </table:table-cell>
          <table:table-cell office:value-type="string" table:style-name="ce14">
            <text:p>KaKao</text:p>
          </table:table-cell>
          <table:table-cell office:value-type="date" office:date-value="2022-06-21T19:26:00" table:style-name="ce15">
            <text:p>22-6-21 19:26</text:p>
          </table:table-cell>
          <table:table-cell office:value-type="string" table:style-name="ce17">
            <text:p>KRCloud-STG-IPMI-R6 eth16 Link down</text:p>
          </table:table-cell>
          <table:table-cell office:value-type="string" table:style-name="ce28">
            <text:p>오창민 매니저 확인 결과 실제 업다운으로 확인되며 티켓으로 팔로우업</text:p>
          </table:table-cell>
          <table:table-cell office:value-type="string" table:style-name="ce28">
            <text:p>KRCLOUD-5084</text:p>
          </table:table-cell>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0">
            <text:p>NA</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M0S" table:formula="of:=[.N203]" table:style-name="ce11">
            <text:p>0:01:00</text:p>
          </table:table-cell>
          <table:table-cell office:value-type="string" table:style-name="ce84">
            <text:p>2022.06.30</text:p>
          </table:table-cell>
          <table:table-cell office:value-type="string" table:style-name="ce85">
            <text:p>08~15</text:p>
          </table:table-cell>
          <table:table-cell office:value-type="string" table:content-validation-name="val5" table:style-name="ce86">
            <text:p>이은도</text:p>
          </table:table-cell>
          <table:table-cell table:number-columns-repeated="2" table:style-name="ce86"/>
          <table:table-cell office:value-type="date" office:date-value="2022-06-30T12:13:00" table:style-name="ce87">
            <text:p>22-6-30 12:13</text:p>
          </table:table-cell>
          <table:table-cell office:value-type="date" office:date-value="2022-06-30T12:14:00" table:style-name="ce87">
            <text:p>22-6-30 12:14</text:p>
          </table:table-cell>
          <table:table-cell office:value-type="time" office:time-value="PT0H1M0S" table:formula="of:=[.M203]-[.L203]" table:style-name="ce16">
            <text:p>0:01:00</text:p>
          </table:table-cell>
          <table:table-cell office:value-type="string" table:style-name="ce88">
            <text:p>Kakao &amp; Email</text:p>
          </table:table-cell>
          <table:table-cell office:value-type="date" office:date-value="2022-06-30T12:48:00" table:style-name="ce87">
            <text:p>22-6-30 12:48</text:p>
          </table:table-cell>
          <table:table-cell office:value-type="string" table:style-name="ce89">
            <text:p>Interface Ethernet12(kmaph00dn003_n0p0): High bandwidth usage &gt;90%</text:p>
          </table:table-cell>
          <table:table-cell office:value-type="string" table:style-name="ce90">
            <text:p>담당자에게 확인요청 메일 전달</text:p>
          </table:table-cell>
          <table:table-cell table:style-name="ce90"/>
          <table:table-cell table:content-validation-name="val6" table:style-name="ce91"/>
          <table:table-cell table:content-validation-name="val6" table:style-name="ce91"/>
          <table:table-cell table:style-name="ce92"/>
          <table:table-cell table:style-name="ce56"/>
          <table:table-cell table:number-columns-repeated="16361"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04]);&quot;진행중&quot;;&quot;완료&quot;)" table:style-name="ce10">
            <text:p>완료</text:p>
          </table:table-cell>
          <table:table-cell office:value-type="time" office:time-value="PT0H1M0S" table:formula="of:=[.N204]" table:style-name="ce11">
            <text:p>0:01:00</text:p>
          </table:table-cell>
          <table:table-cell office:value-type="string" table:style-name="ce25">
            <text:p>2022.06.02</text:p>
          </table:table-cell>
          <table:table-cell office:value-type="string" table:style-name="ce26">
            <text:p>13~22</text:p>
          </table:table-cell>
          <table:table-cell office:value-type="string" table:content-validation-name="val5" table:style-name="ce27">
            <text:p>김지윤</text:p>
          </table:table-cell>
          <table:table-cell office:value-type="string" table:style-name="ce27">
            <text:p>Ganesh</text:p>
          </table:table-cell>
          <table:table-cell office:value-type="string" table:style-name="ce27">
            <text:p>채한길</text:p>
          </table:table-cell>
          <table:table-cell office:value-type="date" office:date-value="2022-06-01T16:06:00" table:style-name="ce15">
            <text:p>22-6-1 16:06</text:p>
          </table:table-cell>
          <table:table-cell office:value-type="date" office:date-value="2022-06-01T16:07:00" table:style-name="ce15">
            <text:p>22-6-1 16:07</text:p>
          </table:table-cell>
          <table:table-cell office:value-type="time" office:time-value="PT0H1M0S" table:formula="of:=[.M204]-[.L204]" table:style-name="ce16">
            <text:p>0:01:00</text:p>
          </table:table-cell>
          <table:table-cell office:value-type="string" table:style-name="ce14">
            <text:p>KaKao<text:s/></text:p>
          </table:table-cell>
          <table:table-cell office:value-type="date" office:date-value="2022-06-01T16:24:00" table:style-name="ce15">
            <text:p>22-6-1 16:24</text:p>
          </table:table-cell>
          <table:table-cell office:value-type="string" table:style-name="ce17">
            <text:p>tblistener port 1521 down on ccsnahacctmsdbp01/02</text:p>
          </table:table-cell>
          <table:table-cell office:value-type="string" table:style-name="ce28">
            <text:p>한길매니저님이 디비 재기동, 지난달 발생했던 메모리 누수 이슈와 동일한 이유, 6월초 패치 진행 예정</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style-name="ce56"/>
          <table:table-cell table:number-columns-repeated="16361" table:style-name="ce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office:string-value="완료" table:formula="of:=IF(ISBLANK([.P205]);&quot;진행중&quot;;&quot;완료&quot;)" table:style-name="ce19">
            <text:p>완료</text:p>
          </table:table-cell>
          <table:table-cell office:value-type="time" office:time-value="PT0H1M0S" table:formula="of:=[.N205]" table:style-name="ce11">
            <text:p>0:01:00</text:p>
          </table:table-cell>
          <table:table-cell office:value-type="string" table:style-name="ce41">
            <text:p>2022.06.02</text:p>
          </table:table-cell>
          <table:table-cell office:value-type="string" table:style-name="ce49">
            <text:p>21~09</text:p>
          </table:table-cell>
          <table:table-cell office:value-type="string" table:content-validation-name="val5" table:style-name="ce42">
            <text:p>Mohamed</text:p>
          </table:table-cell>
          <table:table-cell office:value-type="string" table:style-name="ce42">
            <text:p>Ganesh</text:p>
          </table:table-cell>
          <table:table-cell table:style-name="ce42"/>
          <table:table-cell office:value-type="date" office:date-value="2022-06-01T22:02:00" table:style-name="ce23">
            <text:p>22-6-1 22:02</text:p>
          </table:table-cell>
          <table:table-cell office:value-type="date" office:date-value="2022-06-01T22:03:00" table:style-name="ce23">
            <text:p>22-6-1 22:03</text:p>
          </table:table-cell>
          <table:table-cell office:value-type="time" office:time-value="PT0H1M0S" table:formula="of:=[.M205]-[.L205]" table:style-name="ce16">
            <text:p>0:01:00</text:p>
          </table:table-cell>
          <table:table-cell office:value-type="string" table:style-name="ce22">
            <text:p>Mail</text:p>
          </table:table-cell>
          <table:table-cell office:value-type="date" office:date-value="2022-06-01T22:04:00" table:style-name="ce23">
            <text:p>22-6-1 22:04</text:p>
          </table:table-cell>
          <table:table-cell office:value-type="string" table:style-name="ce24">
            <text:p><text:s/>Disk I/O is overloaded on hmapc00dn003.novalocal</text:p>
          </table:table-cell>
          <table:table-cell office:value-type="string" table:style-name="ce44">
            <text:p>Resolved automatically.</text:p>
          </table:table-cell>
          <table:table-cell table:style-name="ce44"/>
          <table:table-cell table:content-validation-name="val6" table:style-name="ce45"/>
          <table:table-cell table:content-validation-name="val6" table:style-name="ce45"/>
          <table:table-cell table:style-name="ce46"/>
          <table:table-cell table:style-name="ce56"/>
          <table:table-cell table:number-columns-repeated="16361"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9M0S" table:formula="of:=[.N206]" table:style-name="ce11">
            <text:p>0:09:00</text:p>
          </table:table-cell>
          <table:table-cell office:value-type="string" table:style-name="ce25">
            <text:p>2022.06.02</text:p>
          </table:table-cell>
          <table:table-cell office:value-type="string" table:style-name="ce26">
            <text:p>13~22</text:p>
          </table:table-cell>
          <table:table-cell office:value-type="string" table:content-validation-name="val5" table:style-name="ce27">
            <text:p>김지윤</text:p>
          </table:table-cell>
          <table:table-cell office:value-type="string" table:style-name="ce27">
            <text:p>Ganesh</text:p>
          </table:table-cell>
          <table:table-cell table:style-name="ce27"/>
          <table:table-cell office:value-type="date" office:date-value="2022-06-01T18:10:00" table:style-name="ce15">
            <text:p>22-6-1 18:10</text:p>
          </table:table-cell>
          <table:table-cell office:value-type="date" office:date-value="2022-06-01T18:19:00" table:style-name="ce15">
            <text:p>22-6-1 18:19</text:p>
          </table:table-cell>
          <table:table-cell office:value-type="time" office:time-value="PT0H9M0S" table:formula="of:=[.M206]-[.L206]" table:style-name="ce16">
            <text:p>0:09:00</text:p>
          </table:table-cell>
          <table:table-cell office:value-type="string" table:style-name="ce14">
            <text:p>mail</text:p>
          </table:table-cell>
          <table:table-cell table:style-name="ce15"/>
          <table:table-cell office:value-type="string" table:style-name="ce17">
            <text:p>/data02 Disk size 9.74 % capacity left : ccsnahmasbrmofp01</text:p>
          </table:table-cell>
          <table:table-cell office:value-type="string" table:style-name="ce28">
            <text:p>mailed to Denny, Chuck Lee</text:p>
          </table:table-cell>
          <table:table-cell table:style-name="ce28"/>
          <table:table-cell table:content-validation-name="val6" table:style-name="ce29"/>
          <table:table-cell table:content-validation-name="val6" table:style-name="ce29"/>
          <table:table-cell table:style-name="ce30"/>
          <table:table-cell table:style-name="ce10"/>
          <table:table-cell table:number-columns-repeated="16361" table:style-name="ce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formula="of:=[.N207]" table:style-name="ce11">
            <text:p>0:01:00</text:p>
          </table:table-cell>
          <table:table-cell office:value-type="string" table:style-name="ce41">
            <text:p>2022.06.02</text:p>
          </table:table-cell>
          <table:table-cell office:value-type="string" table:style-name="ce49">
            <text:p>21~09</text:p>
          </table:table-cell>
          <table:table-cell office:value-type="string" table:content-validation-name="val5" table:style-name="ce42">
            <text:p>Mohamed</text:p>
          </table:table-cell>
          <table:table-cell office:value-type="string" table:style-name="ce42">
            <text:p>Ganesh</text:p>
          </table:table-cell>
          <table:table-cell table:style-name="ce42"/>
          <table:table-cell office:value-type="date" office:date-value="2022-06-01T22:52:00" table:style-name="ce23">
            <text:p>22-6-1 22:52</text:p>
          </table:table-cell>
          <table:table-cell office:value-type="date" office:date-value="2022-06-01T22:53:00" table:style-name="ce23">
            <text:p>22-6-1 22:53</text:p>
          </table:table-cell>
          <table:table-cell office:value-type="time" office:time-value="PT0H1M0S" table:formula="of:=[.M207]-[.L207]" table:style-name="ce16">
            <text:p>0:01:00</text:p>
          </table:table-cell>
          <table:table-cell office:value-type="string" table:style-name="ce22">
            <text:p>Mail</text:p>
          </table:table-cell>
          <table:table-cell table:style-name="ce23"/>
          <table:table-cell office:value-type="string" table:style-name="ce24">
            <text:p>/home Disk size 10.5 % capacity left : kmaph00gn001.pus0c01.hcloud.io</text:p>
          </table:table-cell>
          <table:table-cell office:value-type="string" table:style-name="ce44">
            <text:p>Emailed VM owner and waiting for the response.</text:p>
          </table:table-cell>
          <table:table-cell table:style-name="ce44"/>
          <table:table-cell table:content-validation-name="val6" table:style-name="ce45"/>
          <table:table-cell table:content-validation-name="val6" table:style-name="ce45"/>
          <table:table-cell table:style-name="ce46"/>
          <table:table-cell table:style-name="ce10"/>
          <table:table-cell table:number-columns-repeated="16361" table:style-name="ce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2M0S" table:formula="of:=[.N208]" table:style-name="ce11">
            <text:p>0:02:00</text:p>
          </table:table-cell>
          <table:table-cell office:value-type="string" table:style-name="ce41">
            <text:p>2022.06.02</text:p>
          </table:table-cell>
          <table:table-cell office:value-type="string" table:style-name="ce49">
            <text:p>08~15</text:p>
          </table:table-cell>
          <table:table-cell office:value-type="string" table:content-validation-name="val5" table:style-name="ce42">
            <text:p>이후승</text:p>
          </table:table-cell>
          <table:table-cell office:value-type="string" table:style-name="ce42">
            <text:p>Ahmed</text:p>
          </table:table-cell>
          <table:table-cell table:style-name="ce42"/>
          <table:table-cell office:value-type="date" office:date-value="2022-06-02T10:36:00" table:style-name="ce23">
            <text:p>22-6-2 10:36</text:p>
          </table:table-cell>
          <table:table-cell office:value-type="date" office:date-value="2022-06-02T10:38:00" table:style-name="ce23">
            <text:p>22-6-2 10:38</text:p>
          </table:table-cell>
          <table:table-cell office:value-type="time" office:time-value="PT0H2M0S" table:formula="of:=[.M208]-[.L208]" table:style-name="ce16">
            <text:p>0:02:00</text:p>
          </table:table-cell>
          <table:table-cell office:value-type="string" table:style-name="ce22">
            <text:p>Kakao, Mail</text:p>
          </table:table-cell>
          <table:table-cell table:style-name="ce23"/>
          <table:table-cell office:value-type="string" table:style-name="ce24">
            <text:p>Disk I/O is overloaded on kmapc02dn003~005.pus0c03</text:p>
          </table:table-cell>
          <table:table-cell office:value-type="string" table:style-name="ce44">
            <text:p>지속적으로 알람 반복으로 담당자에게 메일 전달</text:p>
          </table:table-cell>
          <table:table-cell table:style-name="ce44"/>
          <table:table-cell table:content-validation-name="val6" table:style-name="ce45"/>
          <table:table-cell table:content-validation-name="val6" table:style-name="ce45"/>
          <table:table-cell table:style-name="ce46"/>
          <table:table-cell table:style-name="ce10"/>
          <table:table-cell table:number-columns-repeated="16361"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09]);&quot;진행중&quot;;&quot;완료&quot;)" table:style-name="ce10">
            <text:p>완료</text:p>
          </table:table-cell>
          <table:table-cell office:value-type="time" office:time-value="PT0H1M0S" table:formula="of:=[.N209]" table:style-name="ce11">
            <text:p>0:01:00</text:p>
          </table:table-cell>
          <table:table-cell office:value-type="string" table:style-name="ce25">
            <text:p>2022.06.05</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06T13:05:00" table:style-name="ce15">
            <text:p>22-6-6 13:05</text:p>
          </table:table-cell>
          <table:table-cell office:value-type="date" office:date-value="2022-06-06T13:06:00" table:style-name="ce15">
            <text:p>22-6-6 13:06</text:p>
          </table:table-cell>
          <table:table-cell office:value-type="time" office:time-value="PT0H1M0S" table:formula="of:=[.M209]-[.L209]" table:style-name="ce16">
            <text:p>0:01:00</text:p>
          </table:table-cell>
          <table:table-cell office:value-type="string" table:style-name="ce14">
            <text:p>Kakao &amp; Email</text:p>
          </table:table-cell>
          <table:table-cell office:value-type="date" office:date-value="2022-06-06T15:29:00" table:style-name="ce15">
            <text:p>22-6-6 15:29</text:p>
          </table:table-cell>
          <table:table-cell office:value-type="string" table:style-name="ce17">
            <text:p>/data disk size 10.97% capacity left ccsnakmasbrmofp02</text:p>
          </table:table-cell>
          <table:table-cell office:value-type="string" table:style-name="ce28">
            <text:p>Email has been send to VM owner.</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0]);&quot;진행중&quot;;&quot;완료&quot;)" table:style-name="ce10">
            <text:p>완료</text:p>
          </table:table-cell>
          <table:table-cell office:value-type="time" office:time-value="PT0H0M0S" table:formula="of:=[.N210]"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5" table:style-name="ce27">
            <text:p>고희경</text:p>
          </table:table-cell>
          <table:table-cell office:value-type="string" table:style-name="ce27">
            <text:p>고희경</text:p>
          </table:table-cell>
          <table:table-cell table:style-name="ce27"/>
          <table:table-cell office:value-type="date" office:date-value="2022-06-06T08:33:00" table:style-name="ce15">
            <text:p>22-6-6 8:33</text:p>
          </table:table-cell>
          <table:table-cell office:value-type="date" office:date-value="2022-06-06T08:33:00" table:style-name="ce15">
            <text:p>22-6-6 8:33</text:p>
          </table:table-cell>
          <table:table-cell office:value-type="time" office:time-value="PT0H0M0S" table:formula="of:=[.M210]-[.L210]" table:style-name="ce16">
            <text:p>0:00:00</text:p>
          </table:table-cell>
          <table:table-cell office:value-type="string" table:style-name="ce14">
            <text:p>KaKao</text:p>
          </table:table-cell>
          <table:table-cell office:value-type="date" office:date-value="2022-06-06T08:33:00" table:style-name="ce15">
            <text:p>22-6-6 8:33</text:p>
          </table:table-cell>
          <table:table-cell office:value-type="string" table:style-name="ce17">
            <text:p>/data Disk size 11 % capacity left : ccsnakmaissp01</text:p>
          </table:table-cell>
          <table:table-cell office:value-type="string" table:style-name="ce28">
            <text:p>Email has been send to VM owner.</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1]);&quot;진행중&quot;;&quot;완료&quot;)" table:style-name="ce10">
            <text:p>완료</text:p>
          </table:table-cell>
          <table:table-cell office:value-type="time" office:time-value="PT0H0M0S" table:formula="of:=[.N211]"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5" table:style-name="ce27">
            <text:p>고희경</text:p>
          </table:table-cell>
          <table:table-cell office:value-type="string" table:style-name="ce27">
            <text:p>고희경</text:p>
          </table:table-cell>
          <table:table-cell table:style-name="ce27"/>
          <table:table-cell office:value-type="date" office:date-value="2022-06-06T11:57:00" table:style-name="ce15">
            <text:p>22-6-6 11:57</text:p>
          </table:table-cell>
          <table:table-cell office:value-type="date" office:date-value="2022-06-06T11:57:00" table:style-name="ce15">
            <text:p>22-6-6 11:57</text:p>
          </table:table-cell>
          <table:table-cell office:value-type="time" office:time-value="PT0H0M0S" table:formula="of:=[.M211]-[.L211]" table:style-name="ce16">
            <text:p>0:00:00</text:p>
          </table:table-cell>
          <table:table-cell office:value-type="string" table:style-name="ce14">
            <text:p>KaKao</text:p>
          </table:table-cell>
          <table:table-cell office:value-type="date" office:date-value="2022-06-06T00:02:00" table:style-name="ce15">
            <text:p>22-6-6 0:02</text:p>
          </table:table-cell>
          <table:table-cell office:value-type="string" table:style-name="ce17">
            <text:p>tblistener port 1521 down on ccsnakcitmsdbp02</text:p>
          </table:table-cell>
          <table:table-cell office:value-type="string" table:style-name="ce28">
            <text:p>채한길 매니저님 VM DB 기동, OOM으로 인한 Port down</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2]);&quot;진행중&quot;;&quot;완료&quot;)" table:style-name="ce10">
            <text:p>완료</text:p>
          </table:table-cell>
          <table:table-cell office:value-type="time" office:time-value="PT0H2M0S" table:formula="of:=[.N212]" table:style-name="ce11">
            <text:p>0:02:00</text:p>
          </table:table-cell>
          <table:table-cell office:value-type="string" table:style-name="ce25">
            <text:p>2022.06.07</text:p>
          </table:table-cell>
          <table:table-cell office:value-type="string" table:style-name="ce26">
            <text:p>15~22</text:p>
          </table:table-cell>
          <table:table-cell office:value-type="string" table:content-validation-name="val5"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6:26:00" table:style-name="ce15">
            <text:p>22-6-7 16:26</text:p>
          </table:table-cell>
          <table:table-cell office:value-type="date" office:date-value="2022-06-07T16:28:00" table:style-name="ce15">
            <text:p>22-6-7 16:28</text:p>
          </table:table-cell>
          <table:table-cell office:value-type="time" office:time-value="PT0H2M0S" table:formula="of:=[.M212]-[.L212]" table:style-name="ce16">
            <text:p>0:02:00</text:p>
          </table:table-cell>
          <table:table-cell office:value-type="string" table:style-name="ce14">
            <text:p>Kakao and mail</text:p>
          </table:table-cell>
          <table:table-cell office:value-type="date" office:date-value="2022-06-07T16:32:00" table:style-name="ce15">
            <text:p>22-6-7 16:32</text:p>
          </table:table-cell>
          <table:table-cell office:value-type="string" table:style-name="ce17">
            <text:p>/data Disk size 20.97 % capacity left : ccsnakmaissp01</text:p>
          </table:table-cell>
          <table:table-cell office:value-type="string" table:style-name="ce28">
            <text:p>Email has been send to VM owner.</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3]);&quot;진행중&quot;;&quot;완료&quot;)" table:style-name="ce10">
            <text:p>완료</text:p>
          </table:table-cell>
          <table:table-cell office:value-type="time" office:time-value="PT0H3M0S" table:formula="of:=[.N213]" table:style-name="ce11">
            <text:p>0:03:00</text:p>
          </table:table-cell>
          <table:table-cell office:value-type="string" table:style-name="ce25">
            <text:p>2022.06.07</text:p>
          </table:table-cell>
          <table:table-cell office:value-type="string" table:style-name="ce26">
            <text:p>15~22</text:p>
          </table:table-cell>
          <table:table-cell office:value-type="string" table:content-validation-name="val5"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7:39:00" table:style-name="ce15">
            <text:p>22-6-7 17:39</text:p>
          </table:table-cell>
          <table:table-cell office:value-type="date" office:date-value="2022-06-07T17:42:00" table:style-name="ce15">
            <text:p>22-6-7 17:42</text:p>
          </table:table-cell>
          <table:table-cell office:value-type="time" office:time-value="PT0H3M0S" table:formula="of:=[.M213]-[.L213]" table:style-name="ce16">
            <text:p>0:03:00</text:p>
          </table:table-cell>
          <table:table-cell office:value-type="string" table:style-name="ce14">
            <text:p>Kakao</text:p>
          </table:table-cell>
          <table:table-cell office:value-type="date" office:date-value="2022-06-07T18:13:00" table:style-name="ce15">
            <text:p>22-6-7 18:13</text:p>
          </table:table-cell>
          <table:table-cell office:value-type="string" table:style-name="ce17">
            <text:p><text:s/>/data Disk size 20.97 % capacity left : ccsnakmaissp01</text:p>
          </table:table-cell>
          <table:table-cell office:value-type="string" table:style-name="ce28">
            <text:p>지속적 알람 반복으로 리마인드함</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4]);&quot;진행중&quot;;&quot;완료&quot;)" table:style-name="ce10">
            <text:p>완료</text:p>
          </table:table-cell>
          <table:table-cell office:value-type="time" office:time-value="PT0H1M0S" table:formula="of:=[.N214]"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5"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8:23:00" table:style-name="ce15">
            <text:p>22-6-7 18:23</text:p>
          </table:table-cell>
          <table:table-cell office:value-type="date" office:date-value="2022-06-07T18:24:00" table:style-name="ce15">
            <text:p>22-6-7 18:24</text:p>
          </table:table-cell>
          <table:table-cell office:value-type="time" office:time-value="PT0H1M0S" table:formula="of:=[.M214]-[.L214]" table:style-name="ce16">
            <text:p>0:01:00</text:p>
          </table:table-cell>
          <table:table-cell office:value-type="string" table:style-name="ce14">
            <text:p>Kakao and mail</text:p>
          </table:table-cell>
          <table:table-cell office:value-type="date" office:date-value="2022-06-07T18:36:00" table:style-name="ce15">
            <text:p>22-6-7 18:36</text:p>
          </table:table-cell>
          <table:table-cell office:value-type="string" table:style-name="ce17">
            <text:p>/data Disk size 20.97 % capacity left : ccsnakmaissp01</text:p>
          </table:table-cell>
          <table:table-cell office:value-type="string" table:style-name="ce28">
            <text:p>지속적 알람 반복으로 리마인드함</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0M0S" table:formula="of:=[.N215]" table:style-name="ce11">
            <text:p>0:00:00</text:p>
          </table:table-cell>
          <table:table-cell office:value-type="string" table:style-name="ce25">
            <text:p>2022.06.07</text:p>
          </table:table-cell>
          <table:table-cell office:value-type="string" table:style-name="ce26">
            <text:p>15~22</text:p>
          </table:table-cell>
          <table:table-cell office:value-type="string" table:content-validation-name="val5"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21:50:00" table:style-name="ce15">
            <text:p>22-6-7 21:50</text:p>
          </table:table-cell>
          <table:table-cell office:value-type="date" office:date-value="2022-06-07T21:50:00" table:style-name="ce15">
            <text:p>22-6-7 21:50</text:p>
          </table:table-cell>
          <table:table-cell office:value-type="time" office:time-value="PT0H0M0S" table:formula="of:=[.M215]-[.L215]" table:style-name="ce16">
            <text:p>0:00:00</text:p>
          </table:table-cell>
          <table:table-cell office:value-type="string" table:style-name="ce14">
            <text:p>Kakao and mail</text:p>
          </table:table-cell>
          <table:table-cell table:style-name="ce15"/>
          <table:table-cell office:value-type="string" table:style-name="ce17">
            <text:p><text:s/>/data Disk size 20.97 % capacity left : ccsnakmasbrmofp02</text:p>
          </table:table-cell>
          <table:table-cell office:value-type="string" table:style-name="ce28">
            <text:p>Email has been send to VM owner.</text:p>
          </table:table-cell>
          <table:table-cell table:style-name="ce28"/>
          <table:table-cell office:value-type="string" table:content-validation-name="val6" table:style-name="ce29">
            <text:p>X</text:p>
          </table:table-cell>
          <table:table-cell office:value-type="string" table:content-validation-name="val6"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6]);&quot;진행중&quot;;&quot;완료&quot;)" table:style-name="ce10">
            <text:p>완료</text:p>
          </table:table-cell>
          <table:table-cell office:value-type="time" office:time-value="PT0H2M0S" table:formula="of:=[.N216]" table:style-name="ce11">
            <text:p>0:02:00</text:p>
          </table:table-cell>
          <table:table-cell office:value-type="string" table:style-name="ce25">
            <text:p>2022.06.08</text:p>
          </table:table-cell>
          <table:table-cell office:value-type="string" table:style-name="ce26">
            <text:p>15~22</text:p>
          </table:table-cell>
          <table:table-cell office:value-type="string" table:content-validation-name="val5" table:style-name="ce27">
            <text:p>정진호</text:p>
          </table:table-cell>
          <table:table-cell table:style-name="ce27"/>
          <table:table-cell office:value-type="string" table:style-name="ce27">
            <text:p>이은도</text:p>
          </table:table-cell>
          <table:table-cell office:value-type="date" office:date-value="2022-06-08T19:33:00" table:style-name="ce15">
            <text:p>22-6-8 19:33</text:p>
          </table:table-cell>
          <table:table-cell office:value-type="date" office:date-value="2022-06-08T19:35:00" table:style-name="ce15">
            <text:p>22-6-8 19:35</text:p>
          </table:table-cell>
          <table:table-cell office:value-type="time" office:time-value="PT0H2M0S" table:formula="of:=[.M216]-[.L216]" table:style-name="ce16">
            <text:p>0:02:00</text:p>
          </table:table-cell>
          <table:table-cell office:value-type="string" table:style-name="ce14">
            <text:p>Kakao and mail</text:p>
          </table:table-cell>
          <table:table-cell office:value-type="date" office:date-value="2022-06-08T19:57:00" table:style-name="ce15">
            <text:p>22-6-8 19:57</text:p>
          </table:table-cell>
          <table:table-cell office:value-type="string" table:style-name="ce17">
            <text:p>Disk size is over 90%: ccsnahmalmskafkap03</text:p>
          </table:table-cell>
          <table:table-cell office:value-type="string" table:style-name="ce28">
            <text:p>Email has been send to VM owner.</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217]"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5" table:style-name="ce27">
            <text:p>심명보</text:p>
          </table:table-cell>
          <table:table-cell office:value-type="string" table:style-name="ce27">
            <text:p>Ahmed</text:p>
          </table:table-cell>
          <table:table-cell table:style-name="ce27"/>
          <table:table-cell office:value-type="date" office:date-value="2022-06-08T10:58:00" table:style-name="ce15">
            <text:p>22-6-8 10:58</text:p>
          </table:table-cell>
          <table:table-cell office:value-type="date" office:date-value="2022-06-08T10:59:00" table:style-name="ce15">
            <text:p>22-6-8 10:59</text:p>
          </table:table-cell>
          <table:table-cell office:value-type="time" office:time-value="PT0H1M0S" table:formula="of:=[.M217]-[.L217]" table:style-name="ce16">
            <text:p>0:01:00</text:p>
          </table:table-cell>
          <table:table-cell office:value-type="string" table:style-name="ce14">
            <text:p>Kakao and mail</text:p>
          </table:table-cell>
          <table:table-cell table:style-name="ce15"/>
          <table:table-cell office:value-type="string" table:style-name="ce17">
            <text:p>Problem: / Disk size is over 90%: ccsnahmalmskafkap02</text:p>
          </table:table-cell>
          <table:table-cell office:value-type="string" table:style-name="ce28">
            <text:p>Email has been send to VM owner.</text:p>
          </table:table-cell>
          <table:table-cell table:style-name="ce28"/>
          <table:table-cell office:value-type="string" table:content-validation-name="val6" table:style-name="ce29">
            <text:p>X</text:p>
          </table:table-cell>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18]);&quot;진행중&quot;;&quot;완료&quot;)" table:style-name="ce10">
            <text:p>완료</text:p>
          </table:table-cell>
          <table:table-cell office:value-type="time" office:time-value="PT0H1M0S" table:formula="of:=[.N218]" table:style-name="ce11">
            <text:p>0:01:00</text:p>
          </table:table-cell>
          <table:table-cell office:value-type="string" table:style-name="ce25">
            <text:p>2022.06.10</text:p>
          </table:table-cell>
          <table:table-cell office:value-type="string" table:style-name="ce26">
            <text:p>15~22</text:p>
          </table:table-cell>
          <table:table-cell office:value-type="string" table:content-validation-name="val5" table:style-name="ce27">
            <text:p>심명보</text:p>
          </table:table-cell>
          <table:table-cell office:value-type="string" table:style-name="ce27">
            <text:p>오창민</text:p>
          </table:table-cell>
          <table:table-cell table:style-name="ce27"/>
          <table:table-cell office:value-type="date" office:date-value="2022-06-10T17:29:00" table:style-name="ce15">
            <text:p>22-6-10 17:29</text:p>
          </table:table-cell>
          <table:table-cell office:value-type="date" office:date-value="2022-06-10T17:30:00" table:style-name="ce15">
            <text:p>22-6-10 17:30</text:p>
          </table:table-cell>
          <table:table-cell office:value-type="time" office:time-value="PT0H1M0S" table:formula="of:=[.M218]-[.L218]" table:style-name="ce16">
            <text:p>0:01:00</text:p>
          </table:table-cell>
          <table:table-cell office:value-type="string" table:style-name="ce14">
            <text:p>Kakao, Auto M+</text:p>
          </table:table-cell>
          <table:table-cell office:value-type="date" office:date-value="2022-06-10T17:29:00" table:style-name="ce15">
            <text:p>22-6-10 17:29</text:p>
          </table:table-cell>
          <table:table-cell office:value-type="string" table:style-name="ce17">
            <text:p>Problem: vServer ccs-prd-kibana state: down (1)</text:p>
          </table:table-cell>
          <table:table-cell office:value-type="string" table:style-name="ce28">
            <text:p>상태 down 알람 발생 후 바로 해재 알람 발생 담당자 확인시 서비스 이상 없음 확인</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219]" table:style-name="ce11">
            <text:p>0:01:00</text:p>
          </table:table-cell>
          <table:table-cell office:value-type="string" table:style-name="ce25">
            <text:p>2022.06.11</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11T10:57:00" table:style-name="ce15">
            <text:p>22-6-11 10:57</text:p>
          </table:table-cell>
          <table:table-cell office:value-type="date" office:date-value="2022-06-11T10:58:00" table:style-name="ce15">
            <text:p>22-6-11 10:58</text:p>
          </table:table-cell>
          <table:table-cell office:value-type="time" office:time-value="PT0H1M0S" table:formula="of:=[.M219]-[.L219]" table:style-name="ce16">
            <text:p>0:01:00</text:p>
          </table:table-cell>
          <table:table-cell office:value-type="string" table:style-name="ce14">
            <text:p>Kakao &amp; Email</text:p>
          </table:table-cell>
          <table:table-cell table:style-name="ce15"/>
          <table:table-cell office:value-type="string" table:style-name="ce17">
            <text:p>/ Disk size is over 90% ccsnahmalmskafkap03</text:p>
          </table:table-cell>
          <table:table-cell office:value-type="string" table:style-name="ce28">
            <text:p>Informed through kakao &amp; email.</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formula="of:=[.N220]" table:style-name="ce11">
            <text:p>0:01:00</text:p>
          </table:table-cell>
          <table:table-cell office:value-type="string" table:style-name="ce41">
            <text:p>2022.06.11</text:p>
          </table:table-cell>
          <table:table-cell office:value-type="string" table:style-name="ce49">
            <text:p>09~21</text:p>
          </table:table-cell>
          <table:table-cell office:value-type="string" table:content-validation-name="val5" table:style-name="ce42">
            <text:p>Mohamed</text:p>
          </table:table-cell>
          <table:table-cell office:value-type="string" table:style-name="ce42">
            <text:p>Ram</text:p>
          </table:table-cell>
          <table:table-cell table:style-name="ce42"/>
          <table:table-cell office:value-type="date" office:date-value="2022-06-11T12:35:00" table:style-name="ce23">
            <text:p>22-6-11 12:35</text:p>
          </table:table-cell>
          <table:table-cell office:value-type="date" office:date-value="2022-06-11T12:36:00" table:style-name="ce23">
            <text:p>22-6-11 12:36</text:p>
          </table:table-cell>
          <table:table-cell office:value-type="time" office:time-value="PT0H1M0S" table:formula="of:=[.M220]-[.L220]" table:style-name="ce16">
            <text:p>0:01:00</text:p>
          </table:table-cell>
          <table:table-cell office:value-type="string" table:style-name="ce22">
            <text:p>Kakao &amp; Email</text:p>
          </table:table-cell>
          <table:table-cell table:style-name="ce23"/>
          <table:table-cell office:value-type="string" table:style-name="ce24">
            <text:p>/ Disk size is over 90%: hmatt00dn003.novalocal</text:p>
          </table:table-cell>
          <table:table-cell office:value-type="string" table:style-name="ce44">
            <text:p>Informed through kakao &amp; email. Noc team contacted the ashok but no luck<text:s/></text:p>
          </table:table-cell>
          <table:table-cell table:style-name="ce44"/>
          <table:table-cell table:content-validation-name="val6" table:style-name="ce45"/>
          <table:table-cell table:content-validation-name="val6" table:style-name="ce45"/>
          <table:table-cell table:style-name="ce46"/>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221]" table:style-name="ce11">
            <text:p>0:01:00</text:p>
          </table:table-cell>
          <table:table-cell office:value-type="string" table:style-name="ce25">
            <text:p>2022.06.12</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12T11:15:00" table:style-name="ce15">
            <text:p>22-6-12 11:15</text:p>
          </table:table-cell>
          <table:table-cell office:value-type="date" office:date-value="2022-06-12T11:16:00" table:style-name="ce15">
            <text:p>22-6-12 11:16</text:p>
          </table:table-cell>
          <table:table-cell office:value-type="time" office:time-value="PT0H1M0S" table:formula="of:=[.M221]-[.L221]" table:style-name="ce16">
            <text:p>0:01:00</text:p>
          </table:table-cell>
          <table:table-cell office:value-type="string" table:style-name="ce14">
            <text:p>Kakao &amp; Eamil<text:s/></text:p>
          </table:table-cell>
          <table:table-cell table:style-name="ce15"/>
          <table:table-cell office:value-type="string" table:style-name="ce17">
            <text:p>/data disk size 20.97 % capacity left : ccsnakmasbrmofp01</text:p>
          </table:table-cell>
          <table:table-cell office:value-type="string" table:style-name="ce28">
            <text:p>Email has been send to VM owner.</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22]);&quot;진행중&quot;;&quot;완료&quot;)" table:style-name="ce10">
            <text:p>완료</text:p>
          </table:table-cell>
          <table:table-cell office:value-type="time" office:time-value="PT0H28M0S" table:formula="of:=[.N222]" table:style-name="ce11">
            <text:p>0:28:00</text:p>
          </table:table-cell>
          <table:table-cell office:value-type="string" table:style-name="ce25">
            <text:p>2022.06.15</text:p>
          </table:table-cell>
          <table:table-cell office:value-type="string" table:style-name="ce26">
            <text:p>21~09</text:p>
          </table:table-cell>
          <table:table-cell office:value-type="string" table:content-validation-name="val5" table:style-name="ce27">
            <text:p>Radhika</text:p>
          </table:table-cell>
          <table:table-cell office:value-type="string" table:style-name="ce27">
            <text:p>Saju</text:p>
          </table:table-cell>
          <table:table-cell table:style-name="ce27"/>
          <table:table-cell office:value-type="date" office:date-value="2022-06-15T05:30:00" table:style-name="ce15">
            <text:p>22-6-15 5:30</text:p>
          </table:table-cell>
          <table:table-cell office:value-type="date" office:date-value="2022-06-15T05:58:00" table:style-name="ce15">
            <text:p>22-6-15 5:58</text:p>
          </table:table-cell>
          <table:table-cell office:value-type="time" office:time-value="PT0H28M0S" table:formula="of:=[.M222]-[.L222]" table:style-name="ce16">
            <text:p>0:28:00</text:p>
          </table:table-cell>
          <table:table-cell office:value-type="string" table:style-name="ce14">
            <text:p>Kakao</text:p>
          </table:table-cell>
          <table:table-cell office:value-type="date" office:date-value="2022-06-15T06:00:00" table:style-name="ce15">
            <text:p>22-6-15 6:00</text:p>
          </table:table-cell>
          <table:table-cell office:value-type="string" table:style-name="ce17">
            <text:p>clone06: Unavailable by ICMP ping</text:p>
          </table:table-cell>
          <table:table-cell office:value-type="string" table:style-name="ce28">
            <text:p>Informed in Kakao</text:p>
          </table:table-cell>
          <table:table-cell office:value-type="string" table:style-name="ce28">
            <text:p>ITSM-128</text:p>
          </table:table-cell>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23]);&quot;진행중&quot;;&quot;완료&quot;)" table:style-name="ce10">
            <text:p>완료</text:p>
          </table:table-cell>
          <table:table-cell office:value-type="time" office:time-value="PT0H1M0S" table:formula="of:=[.N223]" table:style-name="ce11">
            <text:p>0:01:00</text:p>
          </table:table-cell>
          <table:table-cell office:value-type="string" table:style-name="ce25">
            <text:p>2022.06.18</text:p>
          </table:table-cell>
          <table:table-cell office:value-type="string" table:style-name="ce26">
            <text:p>21~09</text:p>
          </table:table-cell>
          <table:table-cell office:value-type="string" table:content-validation-name="val5" table:style-name="ce27">
            <text:p>Subramanya</text:p>
          </table:table-cell>
          <table:table-cell office:value-type="string" table:style-name="ce27">
            <text:p>Saju, Thulasi, Aslam</text:p>
          </table:table-cell>
          <table:table-cell table:style-name="ce27"/>
          <table:table-cell office:value-type="date" office:date-value="2022-06-19T00:19:00" table:style-name="ce15">
            <text:p>22-6-19 0:19</text:p>
          </table:table-cell>
          <table:table-cell office:value-type="date" office:date-value="2022-06-19T00:20:00" table:style-name="ce15">
            <text:p>22-6-19 0:20</text:p>
          </table:table-cell>
          <table:table-cell office:value-type="time" office:time-value="PT0H1M0S" table:formula="of:=[.M223]-[.L223]" table:style-name="ce16">
            <text:p>0:01:00</text:p>
          </table:table-cell>
          <table:table-cell office:value-type="string" table:style-name="ce14">
            <text:p>Kakao, M+, Mail &amp; Call</text:p>
          </table:table-cell>
          <table:table-cell office:value-type="date" office:date-value="2022-06-19T02:55:00" table:style-name="ce15">
            <text:p>22-6-19 2:55</text:p>
          </table:table-cell>
          <table:table-cell office:value-type="string" table:style-name="ce126">
            <text:p>Disk space alert ccsnakmasbrmofp01 and ccsnakmasbrmofp02 - /data</text:p>
          </table:table-cell>
          <table:table-cell office:value-type="string" table:style-name="ce127">
            <text:p>We have called and  informed Denny and NOC on the same, Chuck Lee logged in and released the space.  </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1"/>
        </table:table-row>
        <table:table-row table:style-name="ro5">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5M0S" table:formula="of:=[.N224]" table:style-name="ce11">
            <text:p>0:05:00</text:p>
          </table:table-cell>
          <table:table-cell office:value-type="string" table:style-name="ce25">
            <text:p>2022.06.19</text:p>
          </table:table-cell>
          <table:table-cell office:value-type="string" table:style-name="ce26">
            <text:p>09~21</text:p>
          </table:table-cell>
          <table:table-cell office:value-type="string" table:content-validation-name="val5" table:style-name="ce27">
            <text:p>Mohamed</text:p>
          </table:table-cell>
          <table:table-cell office:value-type="string" table:style-name="ce27">
            <text:p>Ram</text:p>
          </table:table-cell>
          <table:table-cell table:style-name="ce27"/>
          <table:table-cell office:value-type="date" office:date-value="2022-06-19T13:35:00" table:style-name="ce15">
            <text:p>22-6-19 13:35</text:p>
          </table:table-cell>
          <table:table-cell office:value-type="date" office:date-value="2022-06-19T13:40:00" table:style-name="ce15">
            <text:p>22-6-19 13:40</text:p>
          </table:table-cell>
          <table:table-cell office:value-type="time" office:time-value="PT0H5M0S" table:formula="of:=[.M224]-[.L224]" table:style-name="ce16">
            <text:p>0:05:00</text:p>
          </table:table-cell>
          <table:table-cell office:value-type="string" table:style-name="ce14">
            <text:p>Kakao</text:p>
          </table:table-cell>
          <table:table-cell table:style-name="ce15"/>
          <table:table-cell office:value-type="string" table:style-name="ce17">
            <text:p>Unavailable by ICPM ping : radius01.ap-northeast-2prd.h53</text:p>
          </table:table-cell>
          <table:table-cell office:value-type="string" table:style-name="ce28">
            <text:p>Can't find server details details in horizon and openstack<text:s/></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5">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25]);&quot;진행중&quot;;&quot;완료&quot;)" table:style-name="ce10">
            <text:p>완료</text:p>
          </table:table-cell>
          <table:table-cell office:value-type="time" office:time-value="PT0H1M0S" table:formula="of:=[.N225]" table:style-name="ce11">
            <text:p>0:01:00</text:p>
          </table:table-cell>
          <table:table-cell office:value-type="string" table:style-name="ce25">
            <text:p>2022.06.22</text:p>
          </table:table-cell>
          <table:table-cell office:value-type="string" table:style-name="ce26">
            <text:p>21~08</text:p>
          </table:table-cell>
          <table:table-cell office:value-type="string" table:content-validation-name="val5" table:style-name="ce27">
            <text:p>Mohamed</text:p>
          </table:table-cell>
          <table:table-cell office:value-type="string" table:style-name="ce27">
            <text:p>Ganesh</text:p>
          </table:table-cell>
          <table:table-cell table:style-name="ce27"/>
          <table:table-cell office:value-type="date" office:date-value="2022-06-23T03:11:00" table:style-name="ce15">
            <text:p>22-6-23 3:11</text:p>
          </table:table-cell>
          <table:table-cell office:value-type="date" office:date-value="2022-06-23T03:12:00" table:style-name="ce15">
            <text:p>22-6-23 3:12</text:p>
          </table:table-cell>
          <table:table-cell office:value-type="time" office:time-value="PT0H1M0S" table:formula="of:=[.M225]-[.L225]" table:style-name="ce16">
            <text:p>0:01:00</text:p>
          </table:table-cell>
          <table:table-cell office:value-type="string" table:style-name="ce14">
            <text:p>Kakao &amp; Mail<text:s/></text:p>
          </table:table-cell>
          <table:table-cell office:value-type="date" office:date-value="2022-06-23T03:18:00" table:style-name="ce15">
            <text:p>22-6-23 3:18</text:p>
          </table:table-cell>
          <table:table-cell office:value-type="string" table:style-name="ce17">
            <text:p>/data disk size 10.99% capacity left : ccsnahmacvcmofp01</text:p>
          </table:table-cell>
          <table:table-cell office:value-type="string" table:style-name="ce28">
            <text:p>Email has been send to VM owner.</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5">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4M0S" table:formula="of:=[.N226]" table:style-name="ce11">
            <text:p>0:04:00</text:p>
          </table:table-cell>
          <table:table-cell office:value-type="string" table:style-name="ce25">
            <text:p>2022.06.22</text:p>
          </table:table-cell>
          <table:table-cell office:value-type="string" table:style-name="ce26">
            <text:p>08~15</text:p>
          </table:table-cell>
          <table:table-cell office:value-type="string" table:content-validation-name="val5" table:style-name="ce27">
            <text:p>채한길</text:p>
          </table:table-cell>
          <table:table-cell table:number-columns-repeated="2" table:style-name="ce27"/>
          <table:table-cell office:value-type="date" office:date-value="2022-06-22T08:57:00" table:style-name="ce15">
            <text:p>22-6-22 8:57</text:p>
          </table:table-cell>
          <table:table-cell office:value-type="date" office:date-value="2022-06-22T09:01:00" table:style-name="ce15">
            <text:p>22-6-22 9:01</text:p>
          </table:table-cell>
          <table:table-cell office:value-type="time" office:time-value="PT0H4M0S" table:formula="of:=[.M226]-[.L226]" table:style-name="ce16">
            <text:p>0:04:00</text:p>
          </table:table-cell>
          <table:table-cell office:value-type="string" table:style-name="ce14">
            <text:p>KaKao &amp; Mail</text:p>
          </table:table-cell>
          <table:table-cell table:style-name="ce15"/>
          <table:table-cell office:value-type="string" table:style-name="ce17">
            <text:p>/data Disk size 10.99% capacity left : ccsnakmaissp01</text:p>
          </table:table-cell>
          <table:table-cell office:value-type="string" table:style-name="ce28">
            <text:p>채한길 매니저 확인 및 담당자 메일전달</text:p>
          </table:table-cell>
          <table:table-cell table:style-name="ce28"/>
          <table:table-cell table:content-validation-name="val6" table:style-name="ce29"/>
          <table:table-cell table:content-validation-name="val6" table:style-name="ce29"/>
          <table:table-cell table:style-name="ce30"/>
          <table:table-cell table:number-columns-repeated="16362" table:style-name="ce1"/>
        </table:table-row>
        <table:table-row table:style-name="ro5">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227]" table:style-name="ce11">
            <text:p>0:01:00</text:p>
          </table:table-cell>
          <table:table-cell office:value-type="string" table:style-name="ce84">
            <text:p>2022.06.23</text:p>
          </table:table-cell>
          <table:table-cell office:value-type="string" table:style-name="ce85">
            <text:p>15~22</text:p>
          </table:table-cell>
          <table:table-cell office:value-type="string" table:content-validation-name="val5" table:style-name="ce86">
            <text:p>채한길</text:p>
          </table:table-cell>
          <table:table-cell table:number-columns-repeated="2" table:style-name="ce86"/>
          <table:table-cell office:value-type="date" office:date-value="2022-06-23T15:53:00" table:style-name="ce87">
            <text:p>22-6-23 15:53</text:p>
          </table:table-cell>
          <table:table-cell office:value-type="date" office:date-value="2022-06-23T15:54:00" table:style-name="ce87">
            <text:p>22-6-23 15:54</text:p>
          </table:table-cell>
          <table:table-cell office:value-type="time" office:time-value="PT0H1M0S" table:formula="of:=[.M227]-[.L227]" table:style-name="ce16">
            <text:p>0:01:00</text:p>
          </table:table-cell>
          <table:table-cell office:value-type="string" table:style-name="ce88">
            <text:p>KaKao &amp; Mail</text:p>
          </table:table-cell>
          <table:table-cell table:style-name="ce87"/>
          <table:table-cell office:value-type="string" table:style-name="ce89">
            <text:p>hmaph00dn029.novalocal: Uavailable by ICMP ping</text:p>
          </table:table-cell>
          <table:table-cell office:value-type="string" table:style-name="ce90">
            <text:p>Ahmed 매니저 확인결과 reboot 확인하였고, RMA 요청할 예정</text:p>
          </table:table-cell>
          <table:table-cell table:style-name="ce90"/>
          <table:table-cell table:content-validation-name="val6" table:style-name="ce91"/>
          <table:table-cell table:content-validation-name="val6"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2M0S" table:formula="of:=[.N228]" table:style-name="ce11">
            <text:p>0:02:00</text:p>
          </table:table-cell>
          <table:table-cell office:value-type="string" table:style-name="ce84">
            <text:p>2022.06.28</text:p>
          </table:table-cell>
          <table:table-cell office:value-type="string" table:style-name="ce85">
            <text:p>08~15</text:p>
          </table:table-cell>
          <table:table-cell office:value-type="string" table:content-validation-name="val5" table:style-name="ce86">
            <text:p>임정현</text:p>
          </table:table-cell>
          <table:table-cell table:style-name="ce86"/>
          <table:table-cell office:value-type="string" table:style-name="ce86">
            <text:p>Ahmed</text:p>
          </table:table-cell>
          <table:table-cell office:value-type="date" office:date-value="2022-06-28T09:18:00" table:style-name="ce87">
            <text:p>22-6-28 9:18</text:p>
          </table:table-cell>
          <table:table-cell office:value-type="date" office:date-value="2022-06-28T09:20:00" table:style-name="ce87">
            <text:p>22-6-28 9:20</text:p>
          </table:table-cell>
          <table:table-cell office:value-type="time" office:time-value="PT0H2M0S" table:formula="of:=[.M228]-[.L228]" table:style-name="ce16">
            <text:p>0:02:00</text:p>
          </table:table-cell>
          <table:table-cell office:value-type="string" table:style-name="ce88">
            <text:p>Kakao</text:p>
          </table:table-cell>
          <table:table-cell office:value-type="date" office:date-value="2022-06-28T09:32:00" table:style-name="ce87">
            <text:p>22-6-28 9:32</text:p>
          </table:table-cell>
          <table:table-cell office:value-type="string" table:style-name="ce89">
            <text:p>Na-KMA-BIG-PRD-SL-01,2,3,4 Flash: Disk space is critically low</text:p>
          </table:table-cell>
          <table:table-cell office:value-type="string" table:style-name="ce90">
            <text:p>오래된 EOS 파일 삭제하여 해결</text:p>
          </table:table-cell>
          <table:table-cell table:style-name="ce90"/>
          <table:table-cell office:value-type="string" table:content-validation-name="val6" table:style-name="ce91">
            <text:p>O</text:p>
          </table:table-cell>
          <table:table-cell table:content-validation-name="val6"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8M1S" table:formula="of:=[.N229]" table:style-name="ce11">
            <text:p>0:08:01</text:p>
          </table:table-cell>
          <table:table-cell office:value-type="string" table:style-name="ce84">
            <text:p>2022.06.28</text:p>
          </table:table-cell>
          <table:table-cell office:value-type="string" table:style-name="ce85">
            <text:p>21~09</text:p>
          </table:table-cell>
          <table:table-cell office:value-type="string" table:content-validation-name="val5" table:style-name="ce86">
            <text:p>Radhika</text:p>
          </table:table-cell>
          <table:table-cell table:number-columns-repeated="2" table:style-name="ce86"/>
          <table:table-cell office:value-type="date" office:date-value="2022-06-28T23:57:01" table:style-name="ce87">
            <text:p>22-6-28 23:57</text:p>
          </table:table-cell>
          <table:table-cell office:value-type="date" office:date-value="2022-06-29T00:05:02" table:style-name="ce87">
            <text:p>22-6-29 0:05</text:p>
          </table:table-cell>
          <table:table-cell office:value-type="time" office:time-value="PT0H8M1S" table:formula="of:=[.M229]-[.L229]" table:style-name="ce16">
            <text:p>0:08:01</text:p>
          </table:table-cell>
          <table:table-cell office:value-type="string" table:style-name="ce88">
            <text:p>Messenger</text:p>
          </table:table-cell>
          <table:table-cell table:style-name="ce87"/>
          <table:table-cell office:value-type="string" table:style-name="ce89">
            <text:p>/ Disk size is over 90%: ccsnahmalmskafkap03 and / Disk size is over 90%: ccsnahmalmskafkap02</text:p>
          </table:table-cell>
          <table:table-cell office:value-type="string" table:style-name="ce90">
            <text:p>Need disk expansion</text:p>
          </table:table-cell>
          <table:table-cell office:value-type="string" table:style-name="ce90">
            <text:p>NACLOUD-1479</text:p>
          </table:table-cell>
          <table:table-cell table:content-validation-name="val6" table:style-name="ce91"/>
          <table:table-cell table:content-validation-name="val6" table:style-name="ce91"/>
          <table:table-cell table:style-name="ce92"/>
          <table:table-cell table:number-columns-repeated="16362" table:style-name="ce1"/>
        </table:table-row>
        <table:table-row table:style-name="ro2">
          <table:table-cell office:value-type="string" table:style-name="ce32">
            <text:p>6월</text:p>
          </table:table-cell>
          <table:table-cell office:value-type="string" table:style-name="ce32">
            <text:p>RU</text:p>
          </table:table-cell>
          <table:table-cell office:value-type="float" office:value="1" table:style-name="ce18">
            <text:p>1</text:p>
          </table:table-cell>
          <table:table-cell office:value-type="string" table:style-name="ce33">
            <text:p>PRD</text:p>
          </table:table-cell>
          <table:table-cell office:value-type="string" table:style-name="ce128">
            <text:p>완료</text:p>
          </table:table-cell>
          <table:table-cell office:value-type="time" office:time-value="PT2H23M0S" table:formula="of:=[.N230]" table:style-name="ce34">
            <text:p>2:23:00</text:p>
          </table:table-cell>
          <table:table-cell office:value-type="string" table:style-name="ce72">
            <text:p>2022.06.06</text:p>
          </table:table-cell>
          <table:table-cell office:value-type="string" table:style-name="ce73">
            <text:p>21~09</text:p>
          </table:table-cell>
          <table:table-cell office:value-type="string" table:content-validation-name="val5" table:style-name="ce74">
            <text:p>Subramanya</text:p>
          </table:table-cell>
          <table:table-cell office:value-type="string" table:style-name="ce74">
            <text:p>Saju</text:p>
          </table:table-cell>
          <table:table-cell table:style-name="ce74"/>
          <table:table-cell office:value-type="date" office:date-value="2022-06-06T21:10:00" table:style-name="ce38">
            <text:p>22-6-6 21:10</text:p>
          </table:table-cell>
          <table:table-cell office:value-type="date" office:date-value="2022-06-06T23:33:00" table:style-name="ce38">
            <text:p>22-6-6 23:33</text:p>
          </table:table-cell>
          <table:table-cell office:value-type="time" office:time-value="PT2H23M0S" table:formula="of:=[.M230]-[.L230]" table:style-name="ce39">
            <text:p>2:23:00</text:p>
          </table:table-cell>
          <table:table-cell office:value-type="string" table:style-name="ce37">
            <text:p>Kakao</text:p>
          </table:table-cell>
          <table:table-cell table:style-name="ce38"/>
          <table:table-cell office:value-type="string" table:style-name="ce40">
            <text:p>rucloudprdcomdr101.rucloud System status is in critical state</text:p>
          </table:table-cell>
          <table:table-cell office:value-type="string" table:style-name="ce129">
            <text:p>We have not migrated any VM instance yet, since these are all critical Database VMs and as directed by next level technical person, we have sent a mail to the VM owner and created the ticket for the same.<text:s/></text:p>
          </table:table-cell>
          <table:table-cell office:value-type="string" table:style-name="ce130">
            <text:p>RUCLOUD-694</text:p>
          </table:table-cell>
          <table:table-cell office:value-type="string" table:content-validation-name="val6" table:style-name="ce76">
            <text:p>X</text:p>
          </table:table-cell>
          <table:table-cell table:content-validation-name="val6" table:style-name="ce76"/>
          <table:table-cell table:style-name="ce77"/>
          <table:table-cell table:number-columns-repeated="16362" table:style-name="ce1"/>
        </table:table-row>
        <table:table-row table:style-name="ro2">
          <table:table-cell office:value-type="string" table:style-name="ce2">
            <text:p>6월</text:p>
          </table:table-cell>
          <table:table-cell office:value-type="string" table:style-name="ce2">
            <text:p>RU</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31]);&quot;진행중&quot;;&quot;완료&quot;)" table:style-name="ce10">
            <text:p>완료</text:p>
          </table:table-cell>
          <table:table-cell office:value-type="time" office:time-value="PT0H1M0S" table:formula="of:=[.N231]" table:style-name="ce11">
            <text:p>0:01:00</text:p>
          </table:table-cell>
          <table:table-cell office:value-type="string" table:style-name="ce25">
            <text:p>2022.06.16</text:p>
          </table:table-cell>
          <table:table-cell office:value-type="string" table:style-name="ce26">
            <text:p>08~16</text:p>
          </table:table-cell>
          <table:table-cell office:value-type="string" table:content-validation-name="val5" table:style-name="ce27">
            <text:p>오창민</text:p>
          </table:table-cell>
          <table:table-cell table:style-name="ce27"/>
          <table:table-cell office:value-type="string" table:style-name="ce27">
            <text:p>김의현</text:p>
          </table:table-cell>
          <table:table-cell office:value-type="date" office:date-value="2022-06-16T13:11:00" table:style-name="ce15">
            <text:p>22-6-16 13:11</text:p>
          </table:table-cell>
          <table:table-cell office:value-type="date" office:date-value="2022-06-16T13:12:00" table:style-name="ce15">
            <text:p>22-6-16 13:12</text:p>
          </table:table-cell>
          <table:table-cell office:value-type="time" office:time-value="PT0H1M0S" table:formula="of:=[.M231]-[.L231]" table:style-name="ce16">
            <text:p>0:01:00</text:p>
          </table:table-cell>
          <table:table-cell office:value-type="string" table:style-name="ce14">
            <text:p>Kakao &amp; mail &amp; call</text:p>
          </table:table-cell>
          <table:table-cell office:value-type="date" office:date-value="2022-06-16T14:54:00" table:style-name="ce15">
            <text:p>22-6-16 14:54</text:p>
          </table:table-cell>
          <table:table-cell office:value-type="string" table:style-name="ce17">
            <text:p>/var/op[t/opscode/drbd/data Disk size 10.24% capacity left : ccsruchefbackp02 /High</text:p>
          </table:table-cell>
          <table:table-cell office:value-type="string" table:style-name="ce28">
            <text:p>해당 디스크 남은 사이즈가 2%까지 급감하여 담당자(김민승 책임) 유선 컨택 및 메일 공유</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RU</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232]);&quot;진행중&quot;;&quot;완료&quot;)" table:style-name="ce10">
            <text:p>완료</text:p>
          </table:table-cell>
          <table:table-cell office:value-type="time" office:time-value="PT0H1M0S" table:formula="of:=[.N232]" table:style-name="ce11">
            <text:p>0:01:00</text:p>
          </table:table-cell>
          <table:table-cell office:value-type="string" table:style-name="ce25">
            <text:p>2022.06.20</text:p>
          </table:table-cell>
          <table:table-cell office:value-type="string" table:style-name="ce26">
            <text:p>08~15</text:p>
          </table:table-cell>
          <table:table-cell office:value-type="string" table:content-validation-name="val5" table:style-name="ce27">
            <text:p>정종인</text:p>
          </table:table-cell>
          <table:table-cell table:number-columns-repeated="2" table:style-name="ce27"/>
          <table:table-cell office:value-type="date" office:date-value="2022-06-20T07:02:00" table:style-name="ce15">
            <text:p>22-6-20 7:02</text:p>
          </table:table-cell>
          <table:table-cell office:value-type="date" office:date-value="2022-06-20T07:03:00" table:style-name="ce15">
            <text:p>22-6-20 7:03</text:p>
          </table:table-cell>
          <table:table-cell office:value-type="time" office:time-value="PT0H1M0S" table:formula="of:=[.M232]-[.L232]" table:style-name="ce16">
            <text:p>0:01:00</text:p>
          </table:table-cell>
          <table:table-cell office:value-type="string" table:style-name="ce14">
            <text:p>Kakao</text:p>
          </table:table-cell>
          <table:table-cell office:value-type="date" office:date-value="2022-06-20T09:45:00" table:style-name="ce15">
            <text:p>22-6-20 9:45</text:p>
          </table:table-cell>
          <table:table-cell office:value-type="string" table:style-name="ce17">
            <text:p>RUTMS eDMZ / iDMZ / INT Router Ping Fail</text:p>
          </table:table-cell>
          <table:table-cell office:value-type="string" table:style-name="ce28">
            <text:p>Informed in kakao and 오탐으로 확인</text:p>
          </table:table-cell>
          <table:table-cell table:style-name="ce28"/>
          <table:table-cell office:value-type="string" table:content-validation-name="val6" table:style-name="ce29">
            <text:p>O</text:p>
          </table:table-cell>
          <table:table-cell table:content-validation-name="val6"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SG</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0M0S" table:formula="of:=[.N233]" table:style-name="ce11">
            <text:p>0:00:00</text:p>
          </table:table-cell>
          <table:table-cell office:value-type="string" table:style-name="ce25">
            <text:p>2022.06.22</text:p>
          </table:table-cell>
          <table:table-cell office:value-type="string" table:style-name="ce26">
            <text:p>15~22</text:p>
          </table:table-cell>
          <table:table-cell office:value-type="string" table:content-validation-name="val5" table:style-name="ce27">
            <text:p>김의현</text:p>
          </table:table-cell>
          <table:table-cell table:number-columns-repeated="2" table:style-name="ce27"/>
          <table:table-cell office:value-type="date" office:date-value="2022-06-22T19:00:00" table:style-name="ce15">
            <text:p>22-6-22 19:00</text:p>
          </table:table-cell>
          <table:table-cell office:value-type="date" office:date-value="2022-06-22T19:00:00" table:style-name="ce15">
            <text:p>22-6-22 19:00</text:p>
          </table:table-cell>
          <table:table-cell office:value-type="time" office:time-value="PT0H0M0S" table:formula="of:=[.M233]-[.L233]" table:style-name="ce16">
            <text:p>0:00:00</text:p>
          </table:table-cell>
          <table:table-cell office:value-type="string" table:style-name="ce14">
            <text:p>KaKao</text:p>
          </table:table-cell>
          <table:table-cell table:style-name="ce15"/>
          <table:table-cell office:value-type="string" table:style-name="ce17">
            <text:p>ccsaucachep01,02, ping fail</text:p>
          </table:table-cell>
          <table:table-cell office:value-type="string" table:style-name="ce28">
            <text:p>삭제될 VM으로 메인터넌스 시간 오설정으로 발생</text:p>
          </table:table-cell>
          <table:table-cell office:value-type="string" table:style-name="ce28">
            <text:p>SGCLOUD-990</text:p>
          </table:table-cell>
          <table:table-cell table:content-validation-name="val6" table:style-name="ce29"/>
          <table:table-cell table:content-validation-name="val6" table:style-name="ce29"/>
          <table:table-cell table:style-name="ce30"/>
          <table:table-cell table:number-columns-repeated="16362" table:style-name="ce1"/>
        </table:table-row>
        <table:table-row table:style-name="ro2" table:visibility="filter">
          <table:table-cell office:value-type="string" table:style-name="ce2">
            <text:p>6월</text:p>
          </table:table-cell>
          <table:table-cell office:value-type="string" table:style-name="ce2">
            <text:p>SG</text:p>
          </table:table-cell>
          <table:table-cell office:value-type="float" office:value="1" table:style-name="ce18">
            <text:p>1</text:p>
          </table:table-cell>
          <table:table-cell office:value-type="string" table:style-name="ce10">
            <text:p>STG</text:p>
          </table:table-cell>
          <table:table-cell office:value-type="string" office:string-value="완료" table:formula="of:=IF(ISBLANK([.P234]);&quot;진행중&quot;;&quot;완료&quot;)" table:style-name="ce10">
            <text:p>완료</text:p>
          </table:table-cell>
          <table:table-cell office:value-type="time" office:time-value="PT0H1M0S" table:formula="of:=[.N234]"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5" table:style-name="ce27">
            <text:p>정진호</text:p>
          </table:table-cell>
          <table:table-cell office:value-type="string" table:style-name="ce27">
            <text:p>Saju</text:p>
          </table:table-cell>
          <table:table-cell office:value-type="string" table:style-name="ce27">
            <text:p>우전성</text:p>
          </table:table-cell>
          <table:table-cell office:value-type="date" office:date-value="2022-06-07T15:16:00" table:style-name="ce15">
            <text:p>22-6-7 15:16</text:p>
          </table:table-cell>
          <table:table-cell office:value-type="date" office:date-value="2022-06-07T15:17:00" table:style-name="ce15">
            <text:p>22-6-7 15:17</text:p>
          </table:table-cell>
          <table:table-cell office:value-type="time" office:time-value="PT0H1M0S" table:formula="of:=[.M234]-[.L234]" table:style-name="ce16">
            <text:p>0:01:00</text:p>
          </table:table-cell>
          <table:table-cell office:value-type="string" table:style-name="ce14">
            <text:p>Kakao</text:p>
          </table:table-cell>
          <table:table-cell office:value-type="date" office:date-value="2022-06-07T15:17:00" table:style-name="ce15">
            <text:p>22-6-7 15:17</text:p>
          </table:table-cell>
          <table:table-cell office:value-type="string" table:style-name="ce48">
            <text:p>SG-CL01-U-01R03 : Interface Ethernet14([Mgmt] sg-stg-com-d-0103-14_p1p1) Link down</text:p>
            <text:p>SG-CL01-D-01R03 : Interface Ethernet34([SVC] sg-stg-com-d-0103-14_p1p2) Link down</text:p>
          </table:table-cell>
          <table:table-cell office:value-type="string" table:style-name="ce28">
            <text:p>VM없는 호스트, 우전성 매니저님에 의한 매뉴얼 재기동 (메인터넌스 작업)</text:p>
          </table:table-cell>
          <table:table-cell table:style-name="ce28"/>
          <table:table-cell office:value-type="string" table:content-validation-name="val6" table:style-name="ce29">
            <text:p>O</text:p>
          </table:table-cell>
          <table:table-cell office:value-type="string" table:content-validation-name="val6" table:style-name="ce29">
            <text:p>X</text:p>
          </table:table-cell>
          <table:table-cell table:style-name="ce30"/>
          <table:table-cell table:number-columns-repeated="16362" table:style-name="ce1"/>
        </table:table-row>
        <table:table-row table:style-name="ro2" table:visibility="filter">
          <table:table-cell office:value-type="string" table:style-name="ce18">
            <text:p>6월</text:p>
          </table:table-cell>
          <table:table-cell office:value-type="string" table:style-name="ce18">
            <text:p>SG</text:p>
          </table:table-cell>
          <table:table-cell office:value-type="float" office:value="1" table:style-name="ce18">
            <text:p>1</text:p>
          </table:table-cell>
          <table:table-cell office:value-type="string" table:style-name="ce18">
            <text:p>STG</text:p>
          </table:table-cell>
          <table:table-cell office:value-type="string" office:string-value="완료" table:formula="of:=IF(ISBLANK([.P235]);&quot;진행중&quot;;&quot;완료&quot;)" table:style-name="ce19">
            <text:p>완료</text:p>
          </table:table-cell>
          <table:table-cell office:value-type="time" office:time-value="PT0H1M0S" table:formula="of:=[.N235]" table:style-name="ce11">
            <text:p>0:01:00</text:p>
          </table:table-cell>
          <table:table-cell office:value-type="string" table:style-name="ce41">
            <text:p>2022.06.07</text:p>
          </table:table-cell>
          <table:table-cell office:value-type="string" table:style-name="ce49">
            <text:p>15~22</text:p>
          </table:table-cell>
          <table:table-cell office:value-type="string" table:content-validation-name="val5" table:style-name="ce42">
            <text:p>정진호</text:p>
          </table:table-cell>
          <table:table-cell office:value-type="string" table:style-name="ce42">
            <text:p>Saju</text:p>
          </table:table-cell>
          <table:table-cell office:value-type="string" table:style-name="ce42">
            <text:p>우전성</text:p>
          </table:table-cell>
          <table:table-cell office:value-type="date" office:date-value="2022-06-07T15:16:00" table:style-name="ce23">
            <text:p>22-6-7 15:16</text:p>
          </table:table-cell>
          <table:table-cell office:value-type="date" office:date-value="2022-06-07T15:17:00" table:style-name="ce23">
            <text:p>22-6-7 15:17</text:p>
          </table:table-cell>
          <table:table-cell office:value-type="time" office:time-value="PT0H1M0S" table:formula="of:=[.M235]-[.L235]" table:style-name="ce16">
            <text:p>0:01:00</text:p>
          </table:table-cell>
          <table:table-cell office:value-type="string" table:style-name="ce22">
            <text:p>Kakao</text:p>
          </table:table-cell>
          <table:table-cell office:value-type="date" office:date-value="2022-06-07T15:17:00" table:style-name="ce23">
            <text:p>22-6-7 15:17</text:p>
          </table:table-cell>
          <table:table-cell office:value-type="string" table:style-name="ce55">
            <text:p>SG-CL01-U-01R03 : Interface Ethernet14([Mgmt] sg-stg-com-d-0103-14_p1p1) Link down</text:p>
            <text:p>SG-CL01-D-01R03 : Interface Ethernet34([SVC] sg-stg-com-d-0103-14_p1p2) Link down</text:p>
          </table:table-cell>
          <table:table-cell office:value-type="string" table:style-name="ce44">
            <text:p>VM없는 호스트, 우전성 매니저님에 의한 매뉴얼 재기동 (메인터넌스 작업)</text:p>
          </table:table-cell>
          <table:table-cell table:style-name="ce44"/>
          <table:table-cell office:value-type="string" table:content-validation-name="val6" table:style-name="ce45">
            <text:p>O</text:p>
          </table:table-cell>
          <table:table-cell office:value-type="string" table:content-validation-name="val6" table:style-name="ce45">
            <text:p>X</text:p>
          </table:table-cell>
          <table:table-cell table:style-name="ce46"/>
          <table:table-cell table:number-columns-repeated="16362" table:style-name="ce1"/>
        </table:table-row>
        <table:table-row table:number-rows-repeated="5" table:style-name="ro2">
          <table:table-cell table:number-columns-repeated="5" table:style-name="ce10"/>
          <table:table-cell table:style-name="ce11"/>
          <table:table-cell table:style-name="ce84"/>
          <table:table-cell table:style-name="ce85"/>
          <table:table-cell table:content-validation-name="val5" table:style-name="ce86"/>
          <table:table-cell table:number-columns-repeated="2" table:style-name="ce86"/>
          <table:table-cell table:number-columns-repeated="2" table:style-name="ce87"/>
          <table:table-cell table:style-name="ce16"/>
          <table:table-cell table:style-name="ce88"/>
          <table:table-cell table:style-name="ce87"/>
          <table:table-cell table:style-name="ce89"/>
          <table:table-cell table:number-columns-repeated="2" table:style-name="ce90"/>
          <table:table-cell table:content-validation-name="val6" table:style-name="ce91"/>
          <table:table-cell table:content-validation-name="val6" table:style-name="ce91"/>
          <table:table-cell table:style-name="ce92"/>
          <table:table-cell table:number-columns-repeated="16362"/>
        </table:table-row>
        <table:table-row table:style-name="ro2">
          <table:table-cell table:number-columns-repeated="3"/>
          <table:table-cell table:number-columns-repeated="2" table:style-name="ce10"/>
          <table:table-cell table:style-name="ce11"/>
          <table:table-cell table:style-name="ce84"/>
          <table:table-cell table:style-name="ce85"/>
          <table:table-cell table:content-validation-name="val5" table:style-name="ce86"/>
          <table:table-cell table:style-name="ce86"/>
          <table:table-cell table:style-name="ce115"/>
          <table:table-cell table:number-columns-repeated="2" table:style-name="ce87"/>
          <table:table-cell table:style-name="ce16"/>
          <table:table-cell table:style-name="ce88"/>
          <table:table-cell table:style-name="ce87"/>
          <table:table-cell table:style-name="ce89"/>
          <table:table-cell table:style-name="ce116"/>
          <table:table-cell table:style-name="ce90"/>
          <table:table-cell table:content-validation-name="val6" table:style-name="ce91"/>
          <table:table-cell table:content-validation-name="val6" table:style-name="ce91"/>
          <table:table-cell table:style-name="ce92"/>
          <table:table-cell table:number-columns-repeated="16362"/>
        </table:table-row>
        <table:table-row table:style-name="ro2">
          <table:table-cell table:number-columns-repeated="3"/>
          <table:table-cell table:number-columns-repeated="2" table:style-name="ce10"/>
          <table:table-cell table:style-name="ce11"/>
          <table:table-cell office:value-type="time" office:time-value="PT0H26M42S" table:formula="of:=AVERAGE([.N95:.N233])" table:style-name="ce11">
            <text:p>0:26:42</text:p>
          </table:table-cell>
          <table:table-cell table:number-columns-repeated="4" table:style-name="ce10"/>
          <table:table-cell table:number-columns-repeated="2" table:style-name="ce131"/>
          <table:table-cell table:number-columns-repeated="2" table:style-name="ce11"/>
          <table:table-cell table:style-name="ce131"/>
          <table:table-cell table:number-columns-repeated="16368" table:style-name="ce10"/>
        </table:table-row>
        <table:table-row table:style-name="ro2">
          <table:table-cell table:number-columns-repeated="3"/>
          <table:table-cell table:number-columns-repeated="2" table:style-name="ce10"/>
          <table:table-cell table:style-name="ce11"/>
          <table:table-cell office:value-type="time" office:time-value="PT1H22M14S" table:formula="of:=AVERAGE([.F5:.F132])" table:style-name="ce11">
            <text:p>1:22:14</text:p>
          </table:table-cell>
          <table:table-cell table:number-columns-repeated="4" table:style-name="ce10"/>
          <table:table-cell table:number-columns-repeated="2" table:style-name="ce131"/>
          <table:table-cell table:number-columns-repeated="2" table:style-name="ce11"/>
          <table:table-cell table:style-name="ce131"/>
          <table:table-cell table:number-columns-repeated="16368" table:style-name="ce10"/>
        </table:table-row>
        <table:table-row table:style-name="ro2">
          <table:table-cell table:number-columns-repeated="3"/>
          <table:table-cell table:number-columns-repeated="2" table:style-name="ce10"/>
          <table:table-cell table:style-name="ce11"/>
          <table:table-cell office:value-type="time" office:time-value="PT1H48M53S" table:formula="of:=AVERAGE([.F5:.F26];[.F107:.F132])" table:style-name="ce11">
            <text:p>1:48:54</text:p>
          </table:table-cell>
          <table:table-cell table:number-columns-repeated="4" table:style-name="ce10"/>
          <table:table-cell table:number-columns-repeated="2" table:style-name="ce131"/>
          <table:table-cell table:style-name="ce11"/>
          <table:table-cell table:style-name="ce10"/>
          <table:table-cell table:style-name="ce131"/>
          <table:table-cell table:number-columns-repeated="16368" table:style-name="ce10"/>
        </table:table-row>
        <table:table-row table:number-rows-repeated="2" table:style-name="ro2">
          <table:table-cell table:number-columns-repeated="16384"/>
        </table:table-row>
        <table:table-row table:number-rows-repeated="3" table:style-name="ro2">
          <table:table-cell table:number-columns-repeated="3"/>
          <table:table-cell table:number-columns-repeated="2" table:style-name="ce18"/>
          <table:table-cell table:style-name="ce11"/>
          <table:table-cell table:number-columns-repeated="5" table:style-name="ce10"/>
          <table:table-cell table:number-columns-repeated="2" table:style-name="ce131"/>
          <table:table-cell table:style-name="ce11"/>
          <table:table-cell table:style-name="ce10"/>
          <table:table-cell table:style-name="ce131"/>
          <table:table-cell table:number-columns-repeated="16368" table:style-name="ce10"/>
        </table:table-row>
        <table:table-row table:style-name="ro2">
          <table:table-cell table:number-columns-repeated="3"/>
          <table:table-cell table:number-columns-repeated="2" table:style-name="ce2"/>
          <table:table-cell table:style-name="ce11"/>
          <table:table-cell table:number-columns-repeated="5" table:style-name="ce10"/>
          <table:table-cell table:number-columns-repeated="2" table:style-name="ce131"/>
          <table:table-cell table:style-name="ce11"/>
          <table:table-cell table:style-name="ce10"/>
          <table:table-cell table:style-name="ce131"/>
          <table:table-cell table:number-columns-repeated="16368" table:style-name="ce10"/>
        </table:table-row>
        <table:table-row table:style-name="ro2">
          <table:table-cell table:number-columns-repeated="3"/>
          <table:table-cell table:number-columns-repeated="2" table:style-name="ce18"/>
          <table:table-cell table:style-name="ce11"/>
          <table:table-cell table:number-columns-repeated="5" table:style-name="ce10"/>
          <table:table-cell table:number-columns-repeated="2" table:style-name="ce131"/>
          <table:table-cell table:style-name="ce11"/>
          <table:table-cell table:style-name="ce10"/>
          <table:table-cell table:style-name="ce131"/>
          <table:table-cell table:number-columns-repeated="16368" table:style-name="ce10"/>
        </table:table-row>
        <table:table-row table:number-rows-repeated="5" table:style-name="ro2">
          <table:table-cell table:number-columns-repeated="3"/>
          <table:table-cell table:number-columns-repeated="2" table:style-name="ce2"/>
          <table:table-cell table:style-name="ce11"/>
          <table:table-cell table:number-columns-repeated="5" table:style-name="ce10"/>
          <table:table-cell table:number-columns-repeated="2" table:style-name="ce131"/>
          <table:table-cell table:style-name="ce11"/>
          <table:table-cell table:style-name="ce10"/>
          <table:table-cell table:style-name="ce131"/>
          <table:table-cell table:number-columns-repeated="16368" table:style-name="ce10"/>
        </table:table-row>
        <table:table-row table:number-rows-repeated="2" table:style-name="ro2">
          <table:table-cell table:number-columns-repeated="3"/>
          <table:table-cell table:number-columns-repeated="2" table:style-name="ce2"/>
          <table:table-cell table:number-columns-repeated="16379"/>
        </table:table-row>
        <table:table-row table:number-rows-repeated="4" table:style-name="ro2">
          <table:table-cell table:number-columns-repeated="3"/>
          <table:table-cell table:number-columns-repeated="2" table:style-name="ce18"/>
          <table:table-cell table:number-columns-repeated="16379"/>
        </table:table-row>
        <table:table-row table:number-rows-repeated="1048314" table:style-name="ro2">
          <table:table-cell table:number-columns-repeated="16384"/>
        </table:table-row>
      </table:table>
      <table:table table:name="요약_전체" table:style-name="ta1">
        <table:table-column table:style-name="co17" table:default-cell-style-name="ce1"/>
        <table:table-column table:style-name="co18" table:default-cell-style-name="ce1"/>
        <table:table-column table:style-name="co19" table:number-columns-repeated="2"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19" table:number-columns-repeated="2"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5" table:default-cell-style-name="ce1"/>
        <table:table-column table:style-name="co24" table:default-cell-style-name="ce1"/>
        <table:table-column table:style-name="co26" table:default-cell-style-name="ce1"/>
        <table:table-column table:style-name="co27" table:default-cell-style-name="ce1"/>
        <table:table-column table:style-name="co1" table:number-columns-repeated="16365" table:default-cell-style-name="ce1"/>
        <table:table-row table:style-name="ro6">
          <table:table-cell table:number-columns-repeated="16384"/>
        </table:table-row>
        <table:table-row table:style-name="ro7">
          <table:table-cell office:value-type="string" table:style-name="ce132">
            <text:p>월</text:p>
          </table:table-cell>
          <table:table-cell office:value-type="string" table:style-name="ce132">
            <text:p>6월</text:p>
          </table:table-cell>
          <table:table-cell table:number-columns-repeated="4"/>
          <table:table-cell table:style-name="ce1">
            <draw:frame draw:z-index="3" draw:id="id2" draw:style-name="a8" draw:name="차트 4" svg:x="0.25521in" svg:y="0.20312in" svg:width="6.52604in" svg:height="4.34896in" style:rel-width="scale" style:rel-height="scale">
              <draw:object xlink:href="Object 3/" xlink:type="simple" xlink:show="embed" xlink:actuate="onLoad"/>
              <svg:title/>
              <svg:desc/>
            </draw:frame>
          </table:table-cell>
          <table:table-cell table:number-columns-repeated="16377"/>
        </table:table-row>
        <table:table-row table:style-name="ro7">
          <table:table-cell office:value-type="string" table:style-name="ce132">
            <text:p>테넌트</text:p>
          </table:table-cell>
          <table:table-cell office:value-type="string" table:style-name="ce132">
            <text:p>PRD</text:p>
          </table:table-cell>
          <table:table-cell table:number-columns-repeated="2"/>
          <table:table-cell table:style-name="ce1">
            <draw:frame draw:z-index="1" draw:id="id0" draw:style-name="a6" draw:name="차트 8" svg:x="0.7192in" svg:y="0.01404in" svg:width="5.60372in" svg:height="4.32971in" style:rel-width="scale" style:rel-height="scale">
              <draw:object xlink:href="Object 1/" xlink:type="simple" xlink:show="embed" xlink:actuate="onLoad"/>
              <svg:title/>
              <svg:desc/>
            </draw:frame>
          </table:table-cell>
          <table:table-cell table:number-columns-repeated="16379"/>
        </table:table-row>
        <table:table-row table:style-name="ro6">
          <table:table-cell table:number-columns-repeated="16384"/>
        </table:table-row>
        <table:table-row table:style-name="ro7">
          <table:table-cell office:value-type="string" table:style-name="ce133">
            <text:p>리전</text:p>
          </table:table-cell>
          <table:table-cell office:value-type="string" table:style-name="ce134">
            <text:p>개수 : 진행상태</text:p>
          </table:table-cell>
          <table:table-cell table:number-columns-repeated="16382"/>
        </table:table-row>
        <table:table-row table:style-name="ro7">
          <table:table-cell office:value-type="string" table:style-name="ce133">
            <text:p>KR</text:p>
          </table:table-cell>
          <table:table-cell office:value-type="float" office:value="61" table:style-name="ce134">
            <text:p>61</text:p>
          </table:table-cell>
          <table:table-cell table:number-columns-repeated="16382"/>
        </table:table-row>
        <table:table-row table:style-name="ro7">
          <table:table-cell office:value-type="string" table:style-name="ce135">
            <text:p>NA</text:p>
          </table:table-cell>
          <table:table-cell office:value-type="float" office:value="27" table:style-name="ce136">
            <text:p>27</text:p>
          </table:table-cell>
          <table:table-cell table:number-columns-repeated="16382"/>
        </table:table-row>
        <table:table-row table:style-name="ro7">
          <table:table-cell office:value-type="string" table:style-name="ce135">
            <text:p>EU</text:p>
          </table:table-cell>
          <table:table-cell office:value-type="float" office:value="26" table:style-name="ce136">
            <text:p>26</text:p>
          </table:table-cell>
          <table:table-cell table:number-columns-repeated="16382"/>
        </table:table-row>
        <table:table-row table:style-name="ro7">
          <table:table-cell office:value-type="string" table:style-name="ce135">
            <text:p>CN</text:p>
          </table:table-cell>
          <table:table-cell office:value-type="float" office:value="12" table:style-name="ce136">
            <text:p>12</text:p>
          </table:table-cell>
          <table:table-cell table:number-columns-repeated="16382"/>
        </table:table-row>
        <table:table-row table:style-name="ro7">
          <table:table-cell office:value-type="string" table:style-name="ce135">
            <text:p>RU</text:p>
          </table:table-cell>
          <table:table-cell office:value-type="float" office:value="3" table:style-name="ce136">
            <text:p>3</text:p>
          </table:table-cell>
          <table:table-cell table:number-columns-repeated="16382"/>
        </table:table-row>
        <table:table-row table:style-name="ro7">
          <table:table-cell office:value-type="string" table:style-name="ce135">
            <text:p>SG</text:p>
          </table:table-cell>
          <table:table-cell office:value-type="float" office:value="1" table:style-name="ce136">
            <text:p>1</text:p>
          </table:table-cell>
          <table:table-cell table:number-columns-repeated="16382"/>
        </table:table-row>
        <table:table-row table:style-name="ro7">
          <table:table-cell office:value-type="string" table:style-name="ce135">
            <text:p>IN</text:p>
          </table:table-cell>
          <table:table-cell office:value-type="float" office:value="1" table:style-name="ce136">
            <text:p>1</text:p>
          </table:table-cell>
          <table:table-cell table:number-columns-repeated="16382"/>
        </table:table-row>
        <table:table-row table:style-name="ro7">
          <table:table-cell office:value-type="string" table:style-name="ce137">
            <text:p>총합계</text:p>
          </table:table-cell>
          <table:table-cell office:value-type="float" office:value="131" table:style-name="ce132">
            <text:p>131</text:p>
          </table:table-cell>
          <table:table-cell table:number-columns-repeated="16382"/>
        </table:table-row>
        <table:table-row table:number-rows-repeated="4" table:style-name="ro6">
          <table:table-cell table:number-columns-repeated="16384"/>
        </table:table-row>
        <table:table-row table:number-rows-repeated="9" table:style-name="ro7">
          <table:table-cell table:number-columns-repeated="4" table:style-name="ce132"/>
          <table:table-cell table:number-columns-repeated="16380"/>
        </table:table-row>
        <table:table-row table:number-rows-repeated="3" table:style-name="ro6">
          <table:table-cell table:number-columns-repeated="4" table:style-name="ce132"/>
          <table:table-cell table:number-columns-repeated="16380"/>
        </table:table-row>
        <table:table-row table:number-rows-repeated="9" table:style-name="ro6">
          <table:table-cell table:number-columns-repeated="16384"/>
        </table:table-row>
        <table:table-row table:style-name="ro6">
          <table:table-cell office:value-type="string" table:style-name="ce132">
            <text:p>테넌트</text:p>
          </table:table-cell>
          <table:table-cell office:value-type="string" table:style-name="ce132">
            <text:p>PRD</text:p>
          </table:table-cell>
          <table:table-cell table:number-columns-repeated="2" table:style-name="ce1"/>
          <table:table-cell table:style-name="ce1">
            <draw:frame draw:z-index="2" draw:id="id1" draw:style-name="a7" draw:name="차트 4" svg:x="0.75521in" svg:y="0.01562in" svg:width="8.94271in" svg:height="5.23438in" style:rel-width="scale" style:rel-height="scale">
              <draw:object xlink:href="Object 2/" xlink:type="simple" xlink:show="embed" xlink:actuate="onLoad"/>
              <svg:title/>
              <svg:desc/>
            </draw:frame>
          </table:table-cell>
          <table:table-cell table:number-columns-repeated="16379"/>
        </table:table-row>
        <table:table-row table:style-name="ro6">
          <table:table-cell table:number-columns-repeated="16384"/>
        </table:table-row>
        <table:table-row table:style-name="ro6">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6">
          <table:table-cell office:value-type="string" table:style-name="ce133">
            <text:p>리전</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6">
          <table:table-cell office:value-type="string" table:style-name="ce133">
            <text:p>CN</text:p>
          </table:table-cell>
          <table:table-cell office:value-type="float" office:value="2" table:style-name="ce133">
            <text:p>2</text:p>
          </table:table-cell>
          <table:table-cell office:value-type="float" office:value="12" table:style-name="ce140">
            <text:p>12</text:p>
          </table:table-cell>
          <table:table-cell office:value-type="float" office:value="14" table:style-name="ce134">
            <text:p>14</text:p>
          </table:table-cell>
          <table:table-cell table:number-columns-repeated="16380"/>
        </table:table-row>
        <table:table-row table:style-name="ro6">
          <table:table-cell office:value-type="string" table:style-name="ce135">
            <text:p>EU</text:p>
          </table:table-cell>
          <table:table-cell office:value-type="float" office:value="22" table:style-name="ce135">
            <text:p>22</text:p>
          </table:table-cell>
          <table:table-cell office:value-type="float" office:value="26" table:style-name="ce141">
            <text:p>26</text:p>
          </table:table-cell>
          <table:table-cell office:value-type="float" office:value="48" table:style-name="ce136">
            <text:p>48</text:p>
          </table:table-cell>
          <table:table-cell table:number-columns-repeated="16380"/>
        </table:table-row>
        <table:table-row table:style-name="ro6">
          <table:table-cell office:value-type="string" table:style-name="ce135">
            <text:p>IN</text:p>
          </table:table-cell>
          <table:table-cell office:value-type="float" office:value="2" table:style-name="ce135">
            <text:p>2</text:p>
          </table:table-cell>
          <table:table-cell office:value-type="float" office:value="1" table:style-name="ce141">
            <text:p>1</text:p>
          </table:table-cell>
          <table:table-cell office:value-type="float" office:value="3" table:style-name="ce136">
            <text:p>3</text:p>
          </table:table-cell>
          <table:table-cell table:number-columns-repeated="16380"/>
        </table:table-row>
        <table:table-row table:style-name="ro6">
          <table:table-cell office:value-type="string" table:style-name="ce135">
            <text:p>KR</text:p>
          </table:table-cell>
          <table:table-cell office:value-type="float" office:value="47" table:style-name="ce135">
            <text:p>47</text:p>
          </table:table-cell>
          <table:table-cell office:value-type="float" office:value="61" table:style-name="ce141">
            <text:p>61</text:p>
          </table:table-cell>
          <table:table-cell office:value-type="float" office:value="108" table:style-name="ce136">
            <text:p>108</text:p>
          </table:table-cell>
          <table:table-cell table:number-columns-repeated="16380"/>
        </table:table-row>
        <table:table-row table:style-name="ro6">
          <table:table-cell office:value-type="string" table:style-name="ce135">
            <text:p>NA</text:p>
          </table:table-cell>
          <table:table-cell office:value-type="float" office:value="12" table:style-name="ce135">
            <text:p>12</text:p>
          </table:table-cell>
          <table:table-cell office:value-type="float" office:value="27" table:style-name="ce141">
            <text:p>27</text:p>
          </table:table-cell>
          <table:table-cell office:value-type="float" office:value="39" table:style-name="ce136">
            <text:p>39</text:p>
          </table:table-cell>
          <table:table-cell table:number-columns-repeated="16380"/>
        </table:table-row>
        <table:table-row table:style-name="ro6">
          <table:table-cell office:value-type="string" table:style-name="ce135">
            <text:p>RU</text:p>
          </table:table-cell>
          <table:table-cell office:value-type="float" office:value="2" table:style-name="ce135">
            <text:p>2</text:p>
          </table:table-cell>
          <table:table-cell office:value-type="float" office:value="3" table:style-name="ce141">
            <text:p>3</text:p>
          </table:table-cell>
          <table:table-cell office:value-type="float" office:value="5" table:style-name="ce136">
            <text:p>5</text:p>
          </table:table-cell>
          <table:table-cell table:number-columns-repeated="16380"/>
        </table:table-row>
        <table:table-row table:style-name="ro6">
          <table:table-cell office:value-type="string" table:style-name="ce135">
            <text:p>SG</text:p>
          </table:table-cell>
          <table:table-cell office:value-type="float" office:value="2" table:style-name="ce135">
            <text:p>2</text:p>
          </table:table-cell>
          <table:table-cell office:value-type="float" office:value="1" table:style-name="ce141">
            <text:p>1</text:p>
          </table:table-cell>
          <table:table-cell office:value-type="float" office:value="3" table:style-name="ce136">
            <text:p>3</text:p>
          </table:table-cell>
          <table:table-cell table:number-columns-repeated="16380"/>
        </table:table-row>
        <table:table-row table:style-name="ro6">
          <table:table-cell office:value-type="string" table:style-name="ce137">
            <text:p>총합계</text:p>
          </table:table-cell>
          <table:table-cell office:value-type="float" office:value="89" table:style-name="ce137">
            <text:p>89</text:p>
          </table:table-cell>
          <table:table-cell office:value-type="float" office:value="131" table:style-name="ce142">
            <text:p>131</text:p>
          </table:table-cell>
          <table:table-cell office:value-type="float" office:value="220" table:style-name="ce132">
            <text:p>220</text:p>
          </table:table-cell>
          <table:table-cell table:number-columns-repeated="16380"/>
        </table:table-row>
        <table:table-row table:style-name="ro6">
          <table:table-cell table:number-columns-repeated="16384"/>
        </table:table-row>
        <table:table-row table:style-name="ro6">
          <table:table-cell office:value-type="string" table:style-name="ce143">
            <text:p>월</text:p>
          </table:table-cell>
          <table:table-cell office:value-type="string" table:style-name="ce144">
            <text:p>6월</text:p>
          </table:table-cell>
          <table:table-cell table:number-columns-repeated="16382" table:style-name="ce1"/>
        </table:table-row>
        <table:table-row table:style-name="ro6">
          <table:table-cell office:value-type="string" table:style-name="ce143">
            <text:p>전월 대비 증감</text:p>
          </table:table-cell>
          <table:table-cell office:value-type="float" office:value="47.191011235955052" table:formula="of:=(([.C50]-[.B50])/[.B50])*100" table:style-name="ce145">
            <text:p>▲47.19%</text:p>
          </table:table-cell>
          <table:table-cell table:number-columns-repeated="16382" table:style-name="ce1"/>
        </table:table-row>
        <table:table-row table:style-name="ro6">
          <table:table-cell table:style-name="ce1"/>
          <table:table-cell table:style-name="ce145"/>
          <table:table-cell table:number-columns-repeated="16382" table:style-name="ce1"/>
        </table:table-row>
        <table:table-row table:number-rows-repeated="2" table:style-name="ro6">
          <table:table-cell table:number-columns-repeated="2" table:style-name="ce132"/>
          <table:table-cell table:number-columns-repeated="16382" table:style-name="ce1"/>
        </table:table-row>
        <table:table-row table:style-name="ro6">
          <table:table-cell table:style-name="ce132"/>
          <table:table-cell table:style-name="ce137"/>
          <table:table-cell table:style-name="ce142"/>
          <table:table-cell table:number-columns-repeated="16381" table:style-name="ce1"/>
        </table:table-row>
        <table:table-row table:number-rows-repeated="4" table:style-name="ro6">
          <table:table-cell table:style-name="ce146"/>
          <table:table-cell table:style-name="ce132"/>
          <table:table-cell table:number-columns-repeated="16382" table:style-name="ce1"/>
        </table:table-row>
        <table:table-row table:style-name="ro6">
          <table:table-cell table:style-name="ce146"/>
          <table:table-cell table:style-name="ce132"/>
          <table:table-cell table:number-columns-repeated="2" table:style-name="ce1"/>
          <table:table-cell table:style-name="ce1">
            <draw:frame draw:z-index="4" draw:id="id3" draw:style-name="a9" draw:name="차트 5" svg:x="0.71875in" svg:y="0.21354in" svg:width="8.95833in" svg:height="4.55729in" style:rel-width="scale" style:rel-height="scale">
              <draw:object xlink:href="Object 4/" xlink:type="simple" xlink:show="embed" xlink:actuate="onLoad"/>
              <svg:title/>
              <svg:desc/>
            </draw:frame>
          </table:table-cell>
          <table:table-cell table:number-columns-repeated="16379"/>
        </table:table-row>
        <table:table-row table:number-rows-repeated="2" table:style-name="ro6">
          <table:table-cell table:style-name="ce146"/>
          <table:table-cell table:style-name="ce132"/>
          <table:table-cell table:number-columns-repeated="16382" table:style-name="ce1"/>
        </table:table-row>
        <table:table-row table:style-name="ro6">
          <table:table-cell table:style-name="ce146"/>
          <table:table-cell table:style-name="ce132"/>
          <table:table-cell table:number-columns-repeated="16382"/>
        </table:table-row>
        <table:table-row table:number-rows-repeated="1048511" table:style-name="ro6">
          <table:table-cell table:number-columns-repeated="16384"/>
        </table:table-row>
      </table:table>
      <table:table table:name="5월_요약" table:style-name="ta2">
        <table:table-column table:style-name="co28" table:default-cell-style-name="ce1"/>
        <table:table-column table:style-name="co24" table:default-cell-style-name="ce1"/>
        <table:table-column table:style-name="co29" table:default-cell-style-name="ce1"/>
        <table:table-column table:style-name="co19" table:default-cell-style-name="ce1"/>
        <table:table-column table:style-name="co24" table:default-cell-style-name="ce1"/>
        <table:table-column table:style-name="co30" table:default-cell-style-name="ce1"/>
        <table:table-column table:style-name="co27" table:default-cell-style-name="ce1"/>
        <table:table-column table:style-name="co1" table:number-columns-repeated="16377" table:default-cell-style-name="ce1"/>
        <table:table-row table:style-name="ro7">
          <table:table-cell office:value-type="string" table:style-name="ce132">
            <text:p>테넌트</text:p>
          </table:table-cell>
          <table:table-cell office:value-type="string" table:style-name="ce132">
            <text:p>(모두)</text:p>
          </table:table-cell>
          <table:table-cell table:number-columns-repeated="2"/>
          <table:table-cell table:style-name="ce1">
            <draw:frame draw:z-index="1" draw:id="id4" draw:style-name="a10" draw:name="차트 1" svg:x="0.04166in" svg:y="0.03646in" svg:width="6.2962in" svg:height="4.94678in" style:rel-width="scale" style:rel-height="scale">
              <draw:object xlink:href="Object 5/" xlink:type="simple" xlink:show="embed" xlink:actuate="onLoad"/>
              <svg:title/>
              <svg:desc/>
            </draw:frame>
          </table:table-cell>
          <table:table-cell table:number-columns-repeated="16379"/>
        </table:table-row>
        <table:table-row table:style-name="ro6">
          <table:table-cell table:number-columns-repeated="16384"/>
        </table:table-row>
        <table:table-row table:style-name="ro7">
          <table:table-cell office:value-type="string" table:style-name="ce133">
            <text:p>리전</text:p>
          </table:table-cell>
          <table:table-cell office:value-type="string" table:style-name="ce134">
            <text:p>개수 : 진행상태</text:p>
          </table:table-cell>
          <table:table-cell table:number-columns-repeated="16382"/>
        </table:table-row>
        <table:table-row table:style-name="ro7">
          <table:table-cell office:value-type="string" table:style-name="ce133">
            <text:p>KR</text:p>
          </table:table-cell>
          <table:table-cell office:value-type="float" office:value="49" table:style-name="ce134">
            <text:p>49</text:p>
          </table:table-cell>
          <table:table-cell table:number-columns-repeated="16382"/>
        </table:table-row>
        <table:table-row table:style-name="ro7">
          <table:table-cell office:value-type="string" table:style-name="ce135">
            <text:p>EU</text:p>
          </table:table-cell>
          <table:table-cell office:value-type="float" office:value="22" table:style-name="ce136">
            <text:p>22</text:p>
          </table:table-cell>
          <table:table-cell table:number-columns-repeated="16382"/>
        </table:table-row>
        <table:table-row table:style-name="ro7">
          <table:table-cell office:value-type="string" table:style-name="ce135">
            <text:p>NA</text:p>
          </table:table-cell>
          <table:table-cell office:value-type="float" office:value="13" table:style-name="ce136">
            <text:p>13</text:p>
          </table:table-cell>
          <table:table-cell table:number-columns-repeated="16382"/>
        </table:table-row>
        <table:table-row table:style-name="ro7">
          <table:table-cell office:value-type="string" table:style-name="ce135">
            <text:p>RU</text:p>
          </table:table-cell>
          <table:table-cell office:value-type="float" office:value="2" table:style-name="ce136">
            <text:p>2</text:p>
          </table:table-cell>
          <table:table-cell table:number-columns-repeated="16382"/>
        </table:table-row>
        <table:table-row table:style-name="ro7">
          <table:table-cell office:value-type="string" table:style-name="ce135">
            <text:p>IN</text:p>
          </table:table-cell>
          <table:table-cell office:value-type="float" office:value="2" table:style-name="ce136">
            <text:p>2</text:p>
          </table:table-cell>
          <table:table-cell table:number-columns-repeated="16382"/>
        </table:table-row>
        <table:table-row table:style-name="ro7">
          <table:table-cell office:value-type="string" table:style-name="ce135">
            <text:p>SG</text:p>
          </table:table-cell>
          <table:table-cell office:value-type="float" office:value="2" table:style-name="ce136">
            <text:p>2</text:p>
          </table:table-cell>
          <table:table-cell table:number-columns-repeated="16382"/>
        </table:table-row>
        <table:table-row table:style-name="ro7">
          <table:table-cell office:value-type="string" table:style-name="ce135">
            <text:p>CN</text:p>
          </table:table-cell>
          <table:table-cell office:value-type="float" office:value="2" table:style-name="ce136">
            <text:p>2</text:p>
          </table:table-cell>
          <table:table-cell table:number-columns-repeated="16382"/>
        </table:table-row>
        <table:table-row table:style-name="ro7">
          <table:table-cell office:value-type="string" table:style-name="ce137">
            <text:p>총합계</text:p>
          </table:table-cell>
          <table:table-cell office:value-type="float" office:value="92" table:style-name="ce132">
            <text:p>92</text:p>
          </table:table-cell>
          <table:table-cell table:number-columns-repeated="16382"/>
        </table:table-row>
        <table:table-row table:number-rows-repeated="1048565" table:style-name="ro6">
          <table:table-cell table:number-columns-repeated="16384"/>
        </table:table-row>
      </table:table>
      <table:table table:name="6월_요약" table:style-name="ta2">
        <table:table-column table:style-name="co28" table:default-cell-style-name="ce1"/>
        <table:table-column table:style-name="co24" table:default-cell-style-name="ce1"/>
        <table:table-column table:style-name="co31" table:default-cell-style-name="ce1"/>
        <table:table-column table:style-name="co1" table:number-columns-repeated="16381" table:default-cell-style-name="ce1"/>
        <table:table-row table:style-name="ro7">
          <table:table-cell office:value-type="string" table:style-name="ce132">
            <text:p>테넌트</text:p>
          </table:table-cell>
          <table:table-cell office:value-type="string" table:style-name="ce132">
            <text:p>(모두)</text:p>
          </table:table-cell>
          <table:table-cell table:number-columns-repeated="2"/>
          <table:table-cell table:style-name="ce1">
            <draw:frame draw:z-index="1" draw:id="id5" draw:style-name="a11" draw:name="차트 1" svg:x="0.00272in" svg:y="0.00792in" svg:width="7.76042in" svg:height="5.42188in" style:rel-width="scale" style:rel-height="scale">
              <draw:object xlink:href="Object 6/" xlink:type="simple" xlink:show="embed" xlink:actuate="onLoad"/>
              <svg:title/>
              <svg:desc/>
            </draw:frame>
          </table:table-cell>
          <table:table-cell table:number-columns-repeated="16379"/>
        </table:table-row>
        <table:table-row table:style-name="ro6">
          <table:table-cell table:number-columns-repeated="16384"/>
        </table:table-row>
        <table:table-row table:style-name="ro7">
          <table:table-cell office:value-type="string" table:style-name="ce133">
            <text:p>리전</text:p>
          </table:table-cell>
          <table:table-cell office:value-type="string" table:style-name="ce134">
            <text:p>개수 : 진행상태</text:p>
          </table:table-cell>
          <table:table-cell table:number-columns-repeated="16382"/>
        </table:table-row>
        <table:table-row table:style-name="ro7">
          <table:table-cell office:value-type="string" table:style-name="ce133">
            <text:p>KR</text:p>
          </table:table-cell>
          <table:table-cell office:value-type="float" office:value="69" table:style-name="ce134">
            <text:p>69</text:p>
          </table:table-cell>
          <table:table-cell table:number-columns-repeated="16382"/>
        </table:table-row>
        <table:table-row table:style-name="ro7">
          <table:table-cell office:value-type="string" table:style-name="ce135">
            <text:p>NA</text:p>
          </table:table-cell>
          <table:table-cell office:value-type="float" office:value="27" table:style-name="ce136">
            <text:p>27</text:p>
          </table:table-cell>
          <table:table-cell table:number-columns-repeated="16382"/>
        </table:table-row>
        <table:table-row table:style-name="ro7">
          <table:table-cell office:value-type="string" table:style-name="ce135">
            <text:p>EU</text:p>
          </table:table-cell>
          <table:table-cell office:value-type="float" office:value="26" table:style-name="ce136">
            <text:p>26</text:p>
          </table:table-cell>
          <table:table-cell table:number-columns-repeated="16382"/>
        </table:table-row>
        <table:table-row table:style-name="ro7">
          <table:table-cell office:value-type="string" table:style-name="ce135">
            <text:p>CN</text:p>
          </table:table-cell>
          <table:table-cell office:value-type="float" office:value="12" table:style-name="ce136">
            <text:p>12</text:p>
          </table:table-cell>
          <table:table-cell table:number-columns-repeated="16382"/>
        </table:table-row>
        <table:table-row table:style-name="ro7">
          <table:table-cell office:value-type="string" table:style-name="ce135">
            <text:p>SG</text:p>
          </table:table-cell>
          <table:table-cell office:value-type="float" office:value="3" table:style-name="ce136">
            <text:p>3</text:p>
          </table:table-cell>
          <table:table-cell table:number-columns-repeated="16382"/>
        </table:table-row>
        <table:table-row table:style-name="ro7">
          <table:table-cell office:value-type="string" table:style-name="ce135">
            <text:p>RU</text:p>
          </table:table-cell>
          <table:table-cell office:value-type="float" office:value="3" table:style-name="ce136">
            <text:p>3</text:p>
          </table:table-cell>
          <table:table-cell table:number-columns-repeated="16382"/>
        </table:table-row>
        <table:table-row table:style-name="ro7">
          <table:table-cell office:value-type="string" table:style-name="ce135">
            <text:p>IN</text:p>
          </table:table-cell>
          <table:table-cell office:value-type="float" office:value="1" table:style-name="ce136">
            <text:p>1</text:p>
          </table:table-cell>
          <table:table-cell table:number-columns-repeated="16382"/>
        </table:table-row>
        <table:table-row table:style-name="ro7">
          <table:table-cell office:value-type="string" table:style-name="ce137">
            <text:p>총합계</text:p>
          </table:table-cell>
          <table:table-cell office:value-type="float" office:value="141" table:style-name="ce132">
            <text:p>141</text:p>
          </table:table-cell>
          <table:table-cell table:number-columns-repeated="16382"/>
        </table:table-row>
        <table:table-row table:number-rows-repeated="1048565" table:style-name="ro6">
          <table:table-cell table:number-columns-repeated="16384"/>
        </table:table-row>
      </table:table>
      <table:table table:name="요약_CN" table:style-name="ta2">
        <table:table-column table:style-name="co32" table:default-cell-style-name="ce1"/>
        <table:table-column table:style-name="co17" table:default-cell-style-name="ce1"/>
        <table:table-column table:style-name="co33" table:default-cell-style-name="ce1"/>
        <table:table-column table:style-name="co19" table:number-columns-repeated="2" table:default-cell-style-name="ce1"/>
        <table:table-column table:style-name="co17" table:default-cell-style-name="ce1"/>
        <table:table-column table:style-name="co18" table:default-cell-style-name="ce1"/>
        <table:table-column table:style-name="co34" table:default-cell-style-name="ce1"/>
        <table:table-column table:style-name="co19" table:default-cell-style-name="ce1"/>
        <table:table-column table:style-name="co1" table:number-columns-repeated="2" table:default-cell-style-name="ce1"/>
        <table:table-column table:style-name="co24" table:default-cell-style-name="ce1"/>
        <table:table-column table:style-name="co35" table:default-cell-style-name="ce1"/>
        <table:table-column table:style-name="co34" table:default-cell-style-name="ce1"/>
        <table:table-column table:style-name="co19" table:default-cell-style-name="ce1"/>
        <table:table-column table:style-name="co1" table:default-cell-style-name="ce1"/>
        <table:table-column table:style-name="co24" table:default-cell-style-name="ce1"/>
        <table:table-column table:style-name="co35" table:default-cell-style-name="ce1"/>
        <table:table-column table:style-name="co34" table:default-cell-style-name="ce1"/>
        <table:table-column table:style-name="co19" table:default-cell-style-name="ce1"/>
        <table:table-column table:style-name="co1" table:number-columns-repeated="16364" table:default-cell-style-name="ce1"/>
        <table:table-row table:style-name="ro6">
          <table:table-cell table:number-columns-repeated="16384"/>
        </table:table-row>
        <table:table-row table:style-name="ro6">
          <table:table-cell table:number-columns-repeated="4"/>
          <table:table-cell table:style-name="ce1">
            <draw:frame draw:z-index="2" draw:id="id7" draw:style-name="a13" draw:name="차트 3" svg:x="0.55729in" svg:y="0.04687in" svg:width="5.14063in" svg:height="3in" style:rel-width="scale" style:rel-height="scale">
              <draw:object xlink:href="Object 8/" xlink:type="simple" xlink:show="embed" xlink:actuate="onLoad"/>
              <svg:title/>
              <svg:desc/>
            </draw:frame>
          </table:table-cell>
          <table:table-cell table:number-columns-repeated="16379"/>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CN</text:p>
          </table:table-cell>
          <table:table-cell table:number-columns-repeated="16382"/>
        </table:table-row>
        <table:table-row table:style-name="ro7">
          <table:table-cell office:value-type="string" table:style-name="ce132">
            <text:p>월</text:p>
          </table:table-cell>
          <table:table-cell office:value-type="string" table:style-name="ce132">
            <text:p>(모두)</text:p>
          </table:table-cell>
          <table:table-cell table:number-columns-repeated="16382"/>
        </table:table-row>
        <table:table-row table:style-name="ro6">
          <table:table-cell table:number-columns-repeated="16384"/>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14" table:style-name="ce134">
            <text:p>14</text:p>
          </table:table-cell>
          <table:table-cell table:number-columns-repeated="16382"/>
        </table:table-row>
        <table:table-row table:style-name="ro7">
          <table:table-cell office:value-type="string" table:style-name="ce137">
            <text:p>총합계</text:p>
          </table:table-cell>
          <table:table-cell office:value-type="float" office:value="14" table:style-name="ce132">
            <text:p>14</text:p>
          </table:table-cell>
          <table:table-cell table:number-columns-repeated="16382"/>
        </table:table-row>
        <table:table-row table:number-rows-repeated="6" table:style-name="ro6">
          <table:table-cell table:number-columns-repeated="16384"/>
        </table:table-row>
        <table:table-row table:style-name="ro6">
          <table:table-cell table:number-columns-repeated="5" table:style-name="ce1"/>
          <table:table-cell table:style-name="ce1">
            <draw:frame draw:z-index="1" draw:id="id6" draw:style-name="a12" draw:name="차트 5" svg:x="0.00521in" svg:y="0.01042in" svg:width="5.06771in" svg:height="3in" style:rel-width="scale" style:rel-height="scale">
              <draw:object xlink:href="Object 7/" xlink:type="simple" xlink:show="embed" xlink:actuate="onLoad"/>
              <svg:title/>
              <svg:desc/>
            </draw:frame>
          </table:table-cell>
          <table:table-cell table:number-columns-repeated="16378"/>
        </table:table-row>
        <table:table-row table:number-rows-repeated="3" table:style-name="ro6">
          <table:table-cell table:number-columns-repeated="16384"/>
        </table:table-row>
        <table:table-row table:style-name="ro7">
          <table:table-cell office:value-type="string" table:style-name="ce132">
            <text:p>리전</text:p>
          </table:table-cell>
          <table:table-cell office:value-type="string" table:style-name="ce132">
            <text:p>CN</text:p>
          </table:table-cell>
          <table:table-cell table:number-columns-repeated="16382" table:style-name="ce1"/>
        </table:table-row>
        <table:table-row table:style-name="ro6">
          <table:table-cell table:number-columns-repeated="16384"/>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2" table:style-name="ce133">
            <text:p>2</text:p>
          </table:table-cell>
          <table:table-cell office:value-type="float" office:value="12" table:style-name="ce140">
            <text:p>12</text:p>
          </table:table-cell>
          <table:table-cell office:value-type="float" office:value="14" table:style-name="ce134">
            <text:p>14</text:p>
          </table:table-cell>
          <table:table-cell table:number-columns-repeated="16380"/>
        </table:table-row>
        <table:table-row table:style-name="ro7">
          <table:table-cell office:value-type="string" table:style-name="ce137">
            <text:p>총합계</text:p>
          </table:table-cell>
          <table:table-cell office:value-type="float" office:value="2" table:style-name="ce137">
            <text:p>2</text:p>
          </table:table-cell>
          <table:table-cell office:value-type="float" office:value="12" table:style-name="ce142">
            <text:p>12</text:p>
          </table:table-cell>
          <table:table-cell office:value-type="float" office:value="14" table:style-name="ce132">
            <text:p>14</text:p>
          </table:table-cell>
          <table:table-cell table:number-columns-repeated="16380"/>
        </table:table-row>
        <table:table-row table:number-rows-repeated="1048550" table:style-name="ro6">
          <table:table-cell table:number-columns-repeated="16384"/>
        </table:table-row>
      </table:table>
      <table:table table:name="요약_EU" table:style-name="ta2">
        <table:table-column table:style-name="co32" table:default-cell-style-name="ce1"/>
        <table:table-column table:style-name="co17" table:default-cell-style-name="ce1"/>
        <table:table-column table:style-name="co29" table:default-cell-style-name="ce1"/>
        <table:table-column table:style-name="co19" table:default-cell-style-name="ce1"/>
        <table:table-column table:style-name="co34" table:default-cell-style-name="ce1"/>
        <table:table-column table:style-name="co19" table:default-cell-style-name="ce1"/>
        <table:table-column table:style-name="co1" table:number-columns-repeated="16378" table:default-cell-style-name="ce1"/>
        <table:table-row table:style-name="ro6">
          <table:table-cell table:number-columns-repeated="5"/>
          <table:table-cell table:style-name="ce1">
            <draw:frame draw:z-index="2" draw:id="id9" draw:style-name="a15" draw:name="차트 3" svg:x="0.01042in" svg:y="0.21354in" svg:width="5.0625in" svg:height="3in" style:rel-width="scale" style:rel-height="scale">
              <draw:object xlink:href="Object 10/" xlink:type="simple" xlink:show="embed" xlink:actuate="onLoad"/>
              <svg:title/>
              <svg:desc/>
            </draw:frame>
          </table:table-cell>
          <table:table-cell table:number-columns-repeated="16378"/>
        </table:table-row>
        <table:table-row table:number-rows-repeated="3" table:style-name="ro6">
          <table:table-cell table:number-columns-repeated="16384"/>
        </table:table-row>
        <table:table-row table:style-name="ro7">
          <table:table-cell office:value-type="string" table:style-name="ce132">
            <text:p>리전</text:p>
          </table:table-cell>
          <table:table-cell office:value-type="string" table:style-name="ce132">
            <text:p>EU</text:p>
          </table:table-cell>
          <table:table-cell table:number-columns-repeated="16382"/>
        </table:table-row>
        <table:table-row table:style-name="ro7">
          <table:table-cell office:value-type="string" table:style-name="ce132">
            <text:p>월</text:p>
          </table:table-cell>
          <table:table-cell office:value-type="string" table:style-name="ce132">
            <text:p>6월</text:p>
          </table:table-cell>
          <table:table-cell table:number-columns-repeated="16382"/>
        </table:table-row>
        <table:table-row table:style-name="ro6">
          <table:table-cell table:number-columns-repeated="16384"/>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26" table:style-name="ce134">
            <text:p>26</text:p>
          </table:table-cell>
          <table:table-cell table:number-columns-repeated="16382"/>
        </table:table-row>
        <table:table-row table:style-name="ro7">
          <table:table-cell office:value-type="string" table:style-name="ce137">
            <text:p>총합계</text:p>
          </table:table-cell>
          <table:table-cell office:value-type="float" office:value="26" table:style-name="ce132">
            <text:p>26</text:p>
          </table:table-cell>
          <table:table-cell table:number-columns-repeated="16382"/>
        </table:table-row>
        <table:table-row table:number-rows-repeated="5" table:style-name="ro6">
          <table:table-cell table:number-columns-repeated="16384"/>
        </table:table-row>
        <table:table-row table:style-name="ro6">
          <table:table-cell table:number-columns-repeated="5" table:style-name="ce1"/>
          <table:table-cell table:style-name="ce1">
            <draw:frame draw:z-index="1" draw:id="id8" draw:style-name="a14" draw:name="차트 1" svg:x="0.03645in" svg:y="0.11458in" svg:width="5in" svg:height="3in" style:rel-width="scale" style:rel-height="scale">
              <draw:object xlink:href="Object 9/" xlink:type="simple" xlink:show="embed" xlink:actuate="onLoad"/>
              <svg:title/>
              <svg:desc/>
            </draw:frame>
          </table:table-cell>
          <table:table-cell table:number-columns-repeated="16378"/>
        </table:table-row>
        <table:table-row table:number-rows-repeated="3" table:style-name="ro6">
          <table:table-cell table:number-columns-repeated="16384"/>
        </table:table-row>
        <table:table-row table:style-name="ro7">
          <table:table-cell office:value-type="string" table:style-name="ce132">
            <text:p>리전</text:p>
          </table:table-cell>
          <table:table-cell office:value-type="string" table:style-name="ce132">
            <text:p>EU</text:p>
          </table:table-cell>
          <table:table-cell table:number-columns-repeated="16382" table:style-name="ce1"/>
        </table:table-row>
        <table:table-row table:style-name="ro6">
          <table:table-cell table:number-columns-repeated="16384"/>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22" table:style-name="ce133">
            <text:p>22</text:p>
          </table:table-cell>
          <table:table-cell office:value-type="float" office:value="26" table:style-name="ce140">
            <text:p>26</text:p>
          </table:table-cell>
          <table:table-cell office:value-type="float" office:value="48" table:style-name="ce134">
            <text:p>48</text:p>
          </table:table-cell>
          <table:table-cell table:number-columns-repeated="16380"/>
        </table:table-row>
        <table:table-row table:style-name="ro7">
          <table:table-cell office:value-type="string" table:style-name="ce137">
            <text:p>총합계</text:p>
          </table:table-cell>
          <table:table-cell office:value-type="float" office:value="22" table:style-name="ce137">
            <text:p>22</text:p>
          </table:table-cell>
          <table:table-cell office:value-type="float" office:value="26" table:style-name="ce142">
            <text:p>26</text:p>
          </table:table-cell>
          <table:table-cell office:value-type="float" office:value="48" table:style-name="ce132">
            <text:p>48</text:p>
          </table:table-cell>
          <table:table-cell table:number-columns-repeated="16380"/>
        </table:table-row>
        <table:table-row table:number-rows-repeated="1048551" table:style-name="ro6">
          <table:table-cell table:number-columns-repeated="16384"/>
        </table:table-row>
      </table:table>
      <table:table table:name="요약_IN" table:style-name="ta2">
        <table:table-column table:style-name="co32" table:default-cell-style-name="ce1"/>
        <table:table-column table:style-name="co17" table:default-cell-style-name="ce1"/>
        <table:table-column table:style-name="co36" table:default-cell-style-name="ce1"/>
        <table:table-column table:style-name="co19" table:default-cell-style-name="ce1"/>
        <table:table-column table:style-name="co24" table:default-cell-style-name="ce1"/>
        <table:table-column table:style-name="co1" table:number-columns-repeated="16379" table:default-cell-style-name="ce1"/>
        <table:table-row table:style-name="ro6">
          <table:table-cell table:number-columns-repeated="4"/>
          <table:table-cell table:style-name="ce1">
            <draw:frame draw:z-index="2" draw:id="id11" draw:style-name="a17" draw:name="차트 3" svg:x="0.21354in" svg:y="0.16146in" svg:width="5.10938in" svg:height="3.05729in" style:rel-width="scale" style:rel-height="scale">
              <draw:object xlink:href="Object 12/" xlink:type="simple" xlink:show="embed" xlink:actuate="onLoad"/>
              <svg:title/>
              <svg:desc/>
            </draw:frame>
          </table:table-cell>
          <table:table-cell table:number-columns-repeated="16379"/>
        </table:table-row>
        <table:table-row table:number-rows-repeated="3" table:style-name="ro6">
          <table:table-cell table:number-columns-repeated="16384"/>
        </table:table-row>
        <table:table-row table:style-name="ro7">
          <table:table-cell office:value-type="string" table:style-name="ce132">
            <text:p>리전</text:p>
          </table:table-cell>
          <table:table-cell office:value-type="string" table:style-name="ce132">
            <text:p>IN</text:p>
          </table:table-cell>
          <table:table-cell table:number-columns-repeated="16382"/>
        </table:table-row>
        <table:table-row table:style-name="ro7">
          <table:table-cell office:value-type="string" table:style-name="ce132">
            <text:p>월</text:p>
          </table:table-cell>
          <table:table-cell office:value-type="string" table:style-name="ce132">
            <text:p>(모두)</text:p>
          </table:table-cell>
          <table:table-cell table:number-columns-repeated="16382"/>
        </table:table-row>
        <table:table-row table:style-name="ro6">
          <table:table-cell table:number-columns-repeated="16384"/>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3" table:style-name="ce134">
            <text:p>3</text:p>
          </table:table-cell>
          <table:table-cell table:number-columns-repeated="16382"/>
        </table:table-row>
        <table:table-row table:style-name="ro7">
          <table:table-cell office:value-type="string" table:style-name="ce137">
            <text:p>총합계</text:p>
          </table:table-cell>
          <table:table-cell office:value-type="float" office:value="3" table:style-name="ce132">
            <text:p>3</text:p>
          </table:table-cell>
          <table:table-cell table:number-columns-repeated="16382"/>
        </table:table-row>
        <table:table-row table:number-rows-repeated="6" table:style-name="ro6">
          <table:table-cell table:number-columns-repeated="16384"/>
        </table:table-row>
        <table:table-row table:style-name="ro6">
          <table:table-cell table:number-columns-repeated="4" table:style-name="ce1"/>
          <table:table-cell table:style-name="ce1">
            <draw:frame draw:z-index="1" draw:id="id10" draw:style-name="a16" draw:name="차트 1" svg:x="0.3177in" svg:y="0.03125in" svg:width="5in" svg:height="3in" style:rel-width="scale" style:rel-height="scale">
              <draw:object xlink:href="Object 11/" xlink:type="simple" xlink:show="embed" xlink:actuate="onLoad"/>
              <svg:title/>
              <svg:desc/>
            </draw:frame>
          </table:table-cell>
          <table:table-cell table:number-columns-repeated="16379"/>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IN</text:p>
          </table:table-cell>
          <table:table-cell table:number-columns-repeated="16382" table:style-name="ce1"/>
        </table:table-row>
        <table:table-row table:style-name="ro6">
          <table:table-cell table:number-columns-repeated="16384"/>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2" table:style-name="ce133">
            <text:p>2</text:p>
          </table:table-cell>
          <table:table-cell office:value-type="float" office:value="1" table:style-name="ce140">
            <text:p>1</text:p>
          </table:table-cell>
          <table:table-cell office:value-type="float" office:value="3" table:style-name="ce134">
            <text:p>3</text:p>
          </table:table-cell>
          <table:table-cell table:number-columns-repeated="16380"/>
        </table:table-row>
        <table:table-row table:style-name="ro7">
          <table:table-cell office:value-type="string" table:style-name="ce137">
            <text:p>총합계</text:p>
          </table:table-cell>
          <table:table-cell office:value-type="float" office:value="2" table:style-name="ce137">
            <text:p>2</text:p>
          </table:table-cell>
          <table:table-cell office:value-type="float" office:value="1" table:style-name="ce142">
            <text:p>1</text:p>
          </table:table-cell>
          <table:table-cell office:value-type="float" office:value="3" table:style-name="ce132">
            <text:p>3</text:p>
          </table:table-cell>
          <table:table-cell table:number-columns-repeated="16380"/>
        </table:table-row>
        <table:table-row table:number-rows-repeated="1048551" table:style-name="ro6">
          <table:table-cell table:number-columns-repeated="16384"/>
        </table:table-row>
      </table:table>
      <table:table table:name="요약_KR" table:style-name="ta2">
        <table:table-column table:style-name="co32" table:default-cell-style-name="ce1"/>
        <table:table-column table:style-name="co17" table:default-cell-style-name="ce1"/>
        <table:table-column table:style-name="co19" table:number-columns-repeated="2" table:default-cell-style-name="ce1"/>
        <table:table-column table:style-name="co37" table:number-columns-repeated="2" table:default-cell-style-name="ce1"/>
        <table:table-column table:style-name="co38" table:default-cell-style-name="ce1"/>
        <table:table-column table:style-name="co19" table:number-columns-repeated="2" table:default-cell-style-name="ce1"/>
        <table:table-column table:style-name="co1" table:number-columns-repeated="16375" table:default-cell-style-name="ce1"/>
        <table:table-row table:style-name="ro6">
          <table:table-cell table:number-columns-repeated="16384"/>
        </table:table-row>
        <table:table-row table:style-name="ro6">
          <table:table-cell table:number-columns-repeated="5"/>
          <table:table-cell table:style-name="ce1">
            <draw:frame draw:z-index="5" draw:id="id16" draw:style-name="a22" draw:name="차트 6" svg:x="0.45833in" svg:y="0.01562in" svg:width="5in" svg:height="3in" style:rel-width="scale" style:rel-height="scale">
              <draw:object xlink:href="Object 17/" xlink:type="simple" xlink:show="embed" xlink:actuate="onLoad"/>
              <svg:title/>
              <svg:desc/>
            </draw:frame>
          </table:table-cell>
          <table:table-cell table:number-columns-repeated="16378"/>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KR</text:p>
          </table:table-cell>
          <table:table-cell table:number-columns-repeated="16382"/>
        </table:table-row>
        <table:table-row table:style-name="ro7">
          <table:table-cell office:value-type="string" table:style-name="ce132">
            <text:p>월</text:p>
          </table:table-cell>
          <table:table-cell office:value-type="string" table:style-name="ce132">
            <text:p>(모두)</text:p>
          </table:table-cell>
          <table:table-cell table:number-columns-repeated="16382"/>
        </table:table-row>
        <table:table-row table:style-name="ro6">
          <table:table-cell table:number-columns-repeated="16384"/>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108" table:style-name="ce134">
            <text:p>108</text:p>
          </table:table-cell>
          <table:table-cell table:number-columns-repeated="16382"/>
        </table:table-row>
        <table:table-row table:style-name="ro7">
          <table:table-cell office:value-type="string" table:style-name="ce135">
            <text:p>STG</text:p>
          </table:table-cell>
          <table:table-cell office:value-type="float" office:value="10" table:style-name="ce136">
            <text:p>10</text:p>
          </table:table-cell>
          <table:table-cell table:number-columns-repeated="16382"/>
        </table:table-row>
        <table:table-row table:style-name="ro7">
          <table:table-cell office:value-type="string" table:style-name="ce137">
            <text:p>총합계</text:p>
          </table:table-cell>
          <table:table-cell office:value-type="float" office:value="118" table:style-name="ce132">
            <text:p>118</text:p>
          </table:table-cell>
          <table:table-cell table:number-columns-repeated="16382"/>
        </table:table-row>
        <table:table-row table:number-rows-repeated="5" table:style-name="ro6">
          <table:table-cell table:number-columns-repeated="16384"/>
        </table:table-row>
        <table:table-row table:style-name="ro6">
          <table:table-cell table:number-columns-repeated="5" table:style-name="ce1"/>
          <table:table-cell table:style-name="ce1">
            <draw:frame draw:z-index="1" draw:id="id12" draw:style-name="a18" draw:name="차트 1" svg:x="0.45833in" svg:y="0.03125in" svg:width="5in" svg:height="3in" style:rel-width="scale" style:rel-height="scale">
              <draw:object xlink:href="Object 13/" xlink:type="simple" xlink:show="embed" xlink:actuate="onLoad"/>
              <svg:title/>
              <svg:desc/>
            </draw:frame>
          </table:table-cell>
          <table:table-cell table:number-columns-repeated="7"/>
          <table:table-cell table:style-name="ce1">
            <draw:frame draw:z-index="3" draw:id="id14" draw:style-name="a20" draw:name="차트 4" svg:x="0.28646in" svg:y="0.01562in" svg:width="5in" svg:height="3in" style:rel-width="scale" style:rel-height="scale">
              <draw:object xlink:href="Object 15/" xlink:type="simple" xlink:show="embed" xlink:actuate="onLoad"/>
              <svg:title/>
              <svg:desc/>
            </draw:frame>
          </table:table-cell>
          <table:table-cell table:number-columns-repeated="16370"/>
        </table:table-row>
        <table:table-row table:style-name="ro6">
          <table:table-cell table:number-columns-repeated="16384"/>
        </table:table-row>
        <table:table-row table:style-name="ro7">
          <table:table-cell office:value-type="string" table:style-name="ce132">
            <text:p>리전</text:p>
          </table:table-cell>
          <table:table-cell office:value-type="string" table:style-name="ce132">
            <text:p>KR</text:p>
          </table:table-cell>
          <table:table-cell table:number-columns-repeated="16382" table:style-name="ce1"/>
        </table:table-row>
        <table:table-row table:style-name="ro7">
          <table:table-cell office:value-type="string" table:style-name="ce132">
            <text:p>AZ</text:p>
          </table:table-cell>
          <table:table-cell office:value-type="float" office:value="2" table:style-name="ce146">
            <text:p>2</text:p>
          </table:table-cell>
          <table:table-cell table:number-columns-repeated="16382" table:style-name="ce1"/>
        </table:table-row>
        <table:table-row table:style-name="ro6">
          <table:table-cell table:number-columns-repeated="16384"/>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32" table:style-name="ce133">
            <text:p>32</text:p>
          </table:table-cell>
          <table:table-cell office:value-type="float" office:value="29" table:style-name="ce140">
            <text:p>29</text:p>
          </table:table-cell>
          <table:table-cell office:value-type="float" office:value="61" table:style-name="ce134">
            <text:p>61</text:p>
          </table:table-cell>
          <table:table-cell table:number-columns-repeated="16380"/>
        </table:table-row>
        <table:table-row table:style-name="ro7">
          <table:table-cell office:value-type="string" table:style-name="ce135">
            <text:p>STG</text:p>
          </table:table-cell>
          <table:table-cell office:value-type="float" office:value="2" table:style-name="ce135">
            <text:p>2</text:p>
          </table:table-cell>
          <table:table-cell office:value-type="float" office:value="3" table:style-name="ce141">
            <text:p>3</text:p>
          </table:table-cell>
          <table:table-cell office:value-type="float" office:value="5" table:style-name="ce136">
            <text:p>5</text:p>
          </table:table-cell>
          <table:table-cell table:number-columns-repeated="16380"/>
        </table:table-row>
        <table:table-row table:style-name="ro7">
          <table:table-cell office:value-type="string" table:style-name="ce137">
            <text:p>총합계</text:p>
          </table:table-cell>
          <table:table-cell office:value-type="float" office:value="34" table:style-name="ce137">
            <text:p>34</text:p>
          </table:table-cell>
          <table:table-cell office:value-type="float" office:value="32" table:style-name="ce142">
            <text:p>32</text:p>
          </table:table-cell>
          <table:table-cell office:value-type="float" office:value="66" table:style-name="ce132">
            <text:p>66</text:p>
          </table:table-cell>
          <table:table-cell table:number-columns-repeated="16380"/>
        </table:table-row>
        <table:table-row table:number-rows-repeated="6" table:style-name="ro6">
          <table:table-cell table:number-columns-repeated="16384"/>
        </table:table-row>
        <table:table-row table:style-name="ro6">
          <table:table-cell table:number-columns-repeated="6" table:style-name="ce1"/>
          <table:table-cell table:style-name="ce1">
            <draw:frame draw:z-index="2" draw:id="id13" draw:style-name="a19" draw:name="차트 2" svg:x="0.07812in" svg:y="0.19792in" svg:width="5in" svg:height="3in" style:rel-width="scale" style:rel-height="scale">
              <draw:object xlink:href="Object 14/" xlink:type="simple" xlink:show="embed" xlink:actuate="onLoad"/>
              <svg:title/>
              <svg:desc/>
            </draw:frame>
          </table:table-cell>
          <table:table-cell table:number-columns-repeated="16377"/>
        </table:table-row>
        <table:table-row table:style-name="ro6">
          <table:table-cell office:value-type="string" table:style-name="ce132">
            <text:p>리전</text:p>
          </table:table-cell>
          <table:table-cell office:value-type="string" table:style-name="ce132">
            <text:p>KR</text:p>
          </table:table-cell>
          <table:table-cell table:number-columns-repeated="16382" table:style-name="ce1"/>
        </table:table-row>
        <table:table-row table:style-name="ro6">
          <table:table-cell table:number-columns-repeated="16384"/>
        </table:table-row>
        <table:table-row table:style-name="ro6">
          <table:table-cell office:value-type="string" table:style-name="ce133">
            <text:p>개수 : 진행상태</text:p>
          </table:table-cell>
          <table:table-cell table:style-name="ce138"/>
          <table:table-cell office:value-type="string" table:style-name="ce133">
            <text:p>월</text:p>
          </table:table-cell>
          <table:table-cell table:style-name="ce138"/>
          <table:table-cell table:style-name="ce139"/>
          <table:table-cell table:number-columns-repeated="16379"/>
        </table:table-row>
        <table:table-row table:style-name="ro6">
          <table:table-cell office:value-type="string" table:style-name="ce133">
            <text:p>AZ</text:p>
          </table:table-cell>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79"/>
        </table:table-row>
        <table:table-row table:style-name="ro6">
          <table:table-cell office:value-type="float" office:value="1" table:style-name="ce133">
            <text:p>1</text:p>
          </table:table-cell>
          <table:table-cell table:style-name="ce138"/>
          <table:table-cell office:value-type="float" office:value="15" table:style-name="ce133">
            <text:p>15</text:p>
          </table:table-cell>
          <table:table-cell office:value-type="float" office:value="37" table:style-name="ce140">
            <text:p>37</text:p>
          </table:table-cell>
          <table:table-cell office:value-type="float" office:value="52" table:style-name="ce134">
            <text:p>52</text:p>
          </table:table-cell>
          <table:table-cell table:number-columns-repeated="16379"/>
        </table:table-row>
        <table:table-row table:style-name="ro6">
          <table:table-cell table:style-name="ce135"/>
          <table:table-cell office:value-type="string" table:style-name="ce147">
            <text:p>PRD</text:p>
          </table:table-cell>
          <table:table-cell office:value-type="float" office:value="15" table:style-name="ce135">
            <text:p>15</text:p>
          </table:table-cell>
          <table:table-cell office:value-type="float" office:value="32" table:style-name="ce141">
            <text:p>32</text:p>
          </table:table-cell>
          <table:table-cell office:value-type="float" office:value="47" table:style-name="ce136">
            <text:p>47</text:p>
          </table:table-cell>
          <table:table-cell table:number-columns-repeated="16379"/>
        </table:table-row>
        <table:table-row table:style-name="ro6">
          <table:table-cell table:style-name="ce135"/>
          <table:table-cell office:value-type="string" table:style-name="ce147">
            <text:p>STG</text:p>
          </table:table-cell>
          <table:table-cell table:style-name="ce135"/>
          <table:table-cell office:value-type="float" office:value="5" table:style-name="ce141">
            <text:p>5</text:p>
          </table:table-cell>
          <table:table-cell office:value-type="float" office:value="5" table:style-name="ce136">
            <text:p>5</text:p>
          </table:table-cell>
          <table:table-cell table:number-columns-repeated="16379"/>
        </table:table-row>
        <table:table-row table:style-name="ro6">
          <table:table-cell office:value-type="float" office:value="2" table:style-name="ce135">
            <text:p>2</text:p>
          </table:table-cell>
          <table:table-cell table:style-name="ce147"/>
          <table:table-cell office:value-type="float" office:value="34" table:style-name="ce135">
            <text:p>34</text:p>
          </table:table-cell>
          <table:table-cell office:value-type="float" office:value="32" table:style-name="ce141">
            <text:p>32</text:p>
          </table:table-cell>
          <table:table-cell office:value-type="float" office:value="66" table:style-name="ce136">
            <text:p>66</text:p>
          </table:table-cell>
          <table:table-cell table:number-columns-repeated="16379"/>
        </table:table-row>
        <table:table-row table:style-name="ro6">
          <table:table-cell table:style-name="ce135"/>
          <table:table-cell office:value-type="string" table:style-name="ce147">
            <text:p>PRD</text:p>
          </table:table-cell>
          <table:table-cell office:value-type="float" office:value="32" table:style-name="ce135">
            <text:p>32</text:p>
          </table:table-cell>
          <table:table-cell office:value-type="float" office:value="29" table:style-name="ce141">
            <text:p>29</text:p>
          </table:table-cell>
          <table:table-cell office:value-type="float" office:value="61" table:style-name="ce136">
            <text:p>61</text:p>
          </table:table-cell>
          <table:table-cell table:number-columns-repeated="16379"/>
        </table:table-row>
        <table:table-row table:style-name="ro6">
          <table:table-cell table:style-name="ce135"/>
          <table:table-cell office:value-type="string" table:style-name="ce147">
            <text:p>STG</text:p>
          </table:table-cell>
          <table:table-cell office:value-type="float" office:value="2" table:style-name="ce135">
            <text:p>2</text:p>
          </table:table-cell>
          <table:table-cell office:value-type="float" office:value="3" table:style-name="ce141">
            <text:p>3</text:p>
          </table:table-cell>
          <table:table-cell office:value-type="float" office:value="5" table:style-name="ce136">
            <text:p>5</text:p>
          </table:table-cell>
          <table:table-cell table:number-columns-repeated="16379"/>
        </table:table-row>
        <table:table-row table:style-name="ro6">
          <table:table-cell office:value-type="string" table:style-name="ce137">
            <text:p>총합계</text:p>
          </table:table-cell>
          <table:table-cell table:style-name="ce148"/>
          <table:table-cell office:value-type="float" office:value="49" table:style-name="ce137">
            <text:p>49</text:p>
          </table:table-cell>
          <table:table-cell office:value-type="float" office:value="69" table:style-name="ce142">
            <text:p>69</text:p>
          </table:table-cell>
          <table:table-cell office:value-type="float" office:value="118" table:style-name="ce132">
            <text:p>118</text:p>
          </table:table-cell>
          <table:table-cell table:number-columns-repeated="16379"/>
        </table:table-row>
        <table:table-row table:number-rows-repeated="5" table:style-name="ro6">
          <table:table-cell table:number-columns-repeated="16384"/>
        </table:table-row>
        <table:table-row table:style-name="ro6">
          <table:table-cell office:value-type="string" table:style-name="ce132">
            <text:p>리전</text:p>
          </table:table-cell>
          <table:table-cell office:value-type="string" table:style-name="ce132">
            <text:p>KR</text:p>
          </table:table-cell>
          <table:table-cell table:number-columns-repeated="4" table:style-name="ce1"/>
          <table:table-cell table:style-name="ce1">
            <draw:frame draw:z-index="4" draw:id="id15" draw:style-name="a21" draw:name="차트 5" svg:x="0.05729in" svg:y="0.02604in" svg:width="5.86979in" svg:height="3.60938in" style:rel-width="scale" style:rel-height="scale">
              <draw:object xlink:href="Object 16/" xlink:type="simple" xlink:show="embed" xlink:actuate="onLoad"/>
              <svg:title/>
              <svg:desc/>
            </draw:frame>
          </table:table-cell>
          <table:table-cell table:number-columns-repeated="16377"/>
        </table:table-row>
        <table:table-row table:style-name="ro6">
          <table:table-cell office:value-type="string" table:style-name="ce132">
            <text:p>테넌트</text:p>
          </table:table-cell>
          <table:table-cell office:value-type="string" table:style-name="ce132">
            <text:p>PRD</text:p>
          </table:table-cell>
          <table:table-cell table:number-columns-repeated="16382" table:style-name="ce1"/>
        </table:table-row>
        <table:table-row table:style-name="ro6">
          <table:table-cell table:number-columns-repeated="16384"/>
        </table:table-row>
        <table:table-row table:style-name="ro6">
          <table:table-cell office:value-type="string" table:style-name="ce133">
            <text:p>개수 : 진행상태</text:p>
          </table:table-cell>
          <table:table-cell office:value-type="string" table:style-name="ce133">
            <text:p>AZ</text:p>
          </table:table-cell>
          <table:table-cell table:style-name="ce138"/>
          <table:table-cell table:style-name="ce139"/>
          <table:table-cell table:number-columns-repeated="16380"/>
        </table:table-row>
        <table:table-row table:style-name="ro6">
          <table:table-cell office:value-type="string" table:style-name="ce133">
            <text:p>월</text:p>
          </table:table-cell>
          <table:table-cell office:value-type="float" office:value="1" table:style-name="ce133">
            <text:p>1</text:p>
          </table:table-cell>
          <table:table-cell office:value-type="float" office:value="2" table:style-name="ce140">
            <text:p>2</text:p>
          </table:table-cell>
          <table:table-cell office:value-type="string" table:style-name="ce134">
            <text:p>총합계</text:p>
          </table:table-cell>
          <table:table-cell table:number-columns-repeated="16380"/>
        </table:table-row>
        <table:table-row table:style-name="ro6">
          <table:table-cell office:value-type="string" table:style-name="ce133">
            <text:p>5월</text:p>
          </table:table-cell>
          <table:table-cell office:value-type="float" office:value="15" table:style-name="ce133">
            <text:p>15</text:p>
          </table:table-cell>
          <table:table-cell office:value-type="float" office:value="32" table:style-name="ce140">
            <text:p>32</text:p>
          </table:table-cell>
          <table:table-cell office:value-type="float" office:value="47" table:style-name="ce134">
            <text:p>47</text:p>
          </table:table-cell>
          <table:table-cell table:number-columns-repeated="16380"/>
        </table:table-row>
        <table:table-row table:style-name="ro6">
          <table:table-cell office:value-type="string" table:style-name="ce135">
            <text:p>6월</text:p>
          </table:table-cell>
          <table:table-cell office:value-type="float" office:value="32" table:style-name="ce135">
            <text:p>32</text:p>
          </table:table-cell>
          <table:table-cell office:value-type="float" office:value="29" table:style-name="ce141">
            <text:p>29</text:p>
          </table:table-cell>
          <table:table-cell office:value-type="float" office:value="61" table:style-name="ce136">
            <text:p>61</text:p>
          </table:table-cell>
          <table:table-cell table:number-columns-repeated="16380"/>
        </table:table-row>
        <table:table-row table:style-name="ro6">
          <table:table-cell office:value-type="string" table:style-name="ce137">
            <text:p>총합계</text:p>
          </table:table-cell>
          <table:table-cell office:value-type="float" office:value="47" table:style-name="ce137">
            <text:p>47</text:p>
          </table:table-cell>
          <table:table-cell office:value-type="float" office:value="61" table:style-name="ce142">
            <text:p>61</text:p>
          </table:table-cell>
          <table:table-cell office:value-type="float" office:value="108" table:style-name="ce132">
            <text:p>108</text:p>
          </table:table-cell>
          <table:table-cell table:number-columns-repeated="16380"/>
        </table:table-row>
        <table:table-row table:number-rows-repeated="1048519" table:style-name="ro6">
          <table:table-cell table:number-columns-repeated="16384"/>
        </table:table-row>
      </table:table>
      <table:table table:name="요약_NA" table:style-name="ta2">
        <table:table-column table:style-name="co32" table:default-cell-style-name="ce1"/>
        <table:table-column table:style-name="co17" table:default-cell-style-name="ce1"/>
        <table:table-column table:style-name="co33" table:default-cell-style-name="ce1"/>
        <table:table-column table:style-name="co19" table:default-cell-style-name="ce1"/>
        <table:table-column table:style-name="co35" table:default-cell-style-name="ce1"/>
        <table:table-column table:style-name="co24" table:default-cell-style-name="ce1"/>
        <table:table-column table:style-name="co1" table:number-columns-repeated="16378" table:default-cell-style-name="ce1"/>
        <table:table-row table:style-name="ro6">
          <table:table-cell table:number-columns-repeated="16384"/>
        </table:table-row>
        <table:table-row table:style-name="ro6">
          <table:table-cell table:number-columns-repeated="4"/>
          <table:table-cell table:style-name="ce1">
            <draw:frame draw:z-index="2" draw:id="id18" draw:style-name="a24" draw:name="차트 3" svg:x="0.39583in" svg:y="0.13021in" svg:width="5in" svg:height="3in" style:rel-width="scale" style:rel-height="scale">
              <draw:object xlink:href="Object 19/" xlink:type="simple" xlink:show="embed" xlink:actuate="onLoad"/>
              <svg:title/>
              <svg:desc/>
            </draw:frame>
          </table:table-cell>
          <table:table-cell table:number-columns-repeated="16379"/>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NA</text:p>
          </table:table-cell>
          <table:table-cell table:number-columns-repeated="16382"/>
        </table:table-row>
        <table:table-row table:style-name="ro7">
          <table:table-cell office:value-type="string" table:style-name="ce132">
            <text:p>월</text:p>
          </table:table-cell>
          <table:table-cell office:value-type="string" table:style-name="ce132">
            <text:p>(모두)</text:p>
          </table:table-cell>
          <table:table-cell table:number-columns-repeated="16382"/>
        </table:table-row>
        <table:table-row table:style-name="ro6">
          <table:table-cell table:number-columns-repeated="16384"/>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39" table:style-name="ce134">
            <text:p>39</text:p>
          </table:table-cell>
          <table:table-cell table:number-columns-repeated="16382"/>
        </table:table-row>
        <table:table-row table:style-name="ro7">
          <table:table-cell office:value-type="string" table:style-name="ce135">
            <text:p>STG</text:p>
          </table:table-cell>
          <table:table-cell office:value-type="float" office:value="1" table:style-name="ce136">
            <text:p>1</text:p>
          </table:table-cell>
          <table:table-cell table:number-columns-repeated="16382"/>
        </table:table-row>
        <table:table-row table:style-name="ro7">
          <table:table-cell office:value-type="string" table:style-name="ce137">
            <text:p>총합계</text:p>
          </table:table-cell>
          <table:table-cell office:value-type="float" office:value="40" table:style-name="ce132">
            <text:p>40</text:p>
          </table:table-cell>
          <table:table-cell table:number-columns-repeated="16382"/>
        </table:table-row>
        <table:table-row table:number-rows-repeated="5" table:style-name="ro6">
          <table:table-cell table:number-columns-repeated="16384"/>
        </table:table-row>
        <table:table-row table:style-name="ro6">
          <table:table-cell table:number-columns-repeated="4" table:style-name="ce1"/>
          <table:table-cell table:style-name="ce1">
            <draw:frame draw:z-index="1" draw:id="id17" draw:style-name="a23" draw:name="차트 1" svg:x="0.43229in" svg:y="0.01042in" svg:width="5in" svg:height="3in" style:rel-width="scale" style:rel-height="scale">
              <draw:object xlink:href="Object 18/" xlink:type="simple" xlink:show="embed" xlink:actuate="onLoad"/>
              <svg:title/>
              <svg:desc/>
            </draw:frame>
          </table:table-cell>
          <table:table-cell table:number-columns-repeated="16379"/>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NA</text:p>
          </table:table-cell>
          <table:table-cell table:number-columns-repeated="16382" table:style-name="ce1"/>
        </table:table-row>
        <table:table-row table:style-name="ro6">
          <table:table-cell table:number-columns-repeated="16384"/>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12" table:style-name="ce133">
            <text:p>12</text:p>
          </table:table-cell>
          <table:table-cell office:value-type="float" office:value="27" table:style-name="ce140">
            <text:p>27</text:p>
          </table:table-cell>
          <table:table-cell office:value-type="float" office:value="39" table:style-name="ce134">
            <text:p>39</text:p>
          </table:table-cell>
          <table:table-cell table:number-columns-repeated="16380"/>
        </table:table-row>
        <table:table-row table:style-name="ro7">
          <table:table-cell office:value-type="string" table:style-name="ce135">
            <text:p>STG</text:p>
          </table:table-cell>
          <table:table-cell office:value-type="float" office:value="1" table:style-name="ce135">
            <text:p>1</text:p>
          </table:table-cell>
          <table:table-cell table:style-name="ce141"/>
          <table:table-cell office:value-type="float" office:value="1" table:style-name="ce136">
            <text:p>1</text:p>
          </table:table-cell>
          <table:table-cell table:number-columns-repeated="16380"/>
        </table:table-row>
        <table:table-row table:style-name="ro7">
          <table:table-cell office:value-type="string" table:style-name="ce137">
            <text:p>총합계</text:p>
          </table:table-cell>
          <table:table-cell office:value-type="float" office:value="13" table:style-name="ce137">
            <text:p>13</text:p>
          </table:table-cell>
          <table:table-cell office:value-type="float" office:value="27" table:style-name="ce142">
            <text:p>27</text:p>
          </table:table-cell>
          <table:table-cell office:value-type="float" office:value="40" table:style-name="ce132">
            <text:p>40</text:p>
          </table:table-cell>
          <table:table-cell table:number-columns-repeated="16380"/>
        </table:table-row>
        <table:table-row table:number-rows-repeated="1048550" table:style-name="ro6">
          <table:table-cell table:number-columns-repeated="16384"/>
        </table:table-row>
      </table:table>
      <table:table table:name="요약_RU" table:style-name="ta2">
        <table:table-column table:style-name="co32" table:default-cell-style-name="ce1"/>
        <table:table-column table:style-name="co17" table:default-cell-style-name="ce1"/>
        <table:table-column table:style-name="co39" table:default-cell-style-name="ce1"/>
        <table:table-column table:style-name="co19" table:default-cell-style-name="ce1"/>
        <table:table-column table:style-name="co24" table:default-cell-style-name="ce1"/>
        <table:table-column table:style-name="co1" table:number-columns-repeated="16379" table:default-cell-style-name="ce1"/>
        <table:table-row table:style-name="ro6">
          <table:table-cell table:number-columns-repeated="16384"/>
        </table:table-row>
        <table:table-row table:style-name="ro6">
          <table:table-cell table:number-columns-repeated="4"/>
          <table:table-cell table:style-name="ce1">
            <draw:frame draw:z-index="2" draw:id="id20" draw:style-name="a26" draw:name="차트 3" svg:x="0.3125in" svg:y="0.08854in" svg:width="5.09375in" svg:height="3in" style:rel-width="scale" style:rel-height="scale">
              <draw:object xlink:href="Object 21/" xlink:type="simple" xlink:show="embed" xlink:actuate="onLoad"/>
              <svg:title/>
              <svg:desc/>
            </draw:frame>
          </table:table-cell>
          <table:table-cell table:number-columns-repeated="16379"/>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RU</text:p>
          </table:table-cell>
          <table:table-cell table:number-columns-repeated="16382"/>
        </table:table-row>
        <table:table-row table:style-name="ro7">
          <table:table-cell office:value-type="string" table:style-name="ce132">
            <text:p>월</text:p>
          </table:table-cell>
          <table:table-cell office:value-type="string" table:style-name="ce132">
            <text:p>6월</text:p>
          </table:table-cell>
          <table:table-cell table:number-columns-repeated="16382"/>
        </table:table-row>
        <table:table-row table:style-name="ro6">
          <table:table-cell table:number-columns-repeated="16384"/>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3" table:style-name="ce134">
            <text:p>3</text:p>
          </table:table-cell>
          <table:table-cell table:number-columns-repeated="16382"/>
        </table:table-row>
        <table:table-row table:style-name="ro7">
          <table:table-cell office:value-type="string" table:style-name="ce137">
            <text:p>총합계</text:p>
          </table:table-cell>
          <table:table-cell office:value-type="float" office:value="3" table:style-name="ce132">
            <text:p>3</text:p>
          </table:table-cell>
          <table:table-cell table:number-columns-repeated="16382"/>
        </table:table-row>
        <table:table-row table:number-rows-repeated="8" table:style-name="ro6">
          <table:table-cell table:number-columns-repeated="16384"/>
        </table:table-row>
        <table:table-row table:style-name="ro6">
          <table:table-cell table:number-columns-repeated="4" table:style-name="ce1"/>
          <table:table-cell table:style-name="ce1">
            <draw:frame draw:z-index="1" draw:id="id19" draw:style-name="a25" draw:name="차트 1" svg:x="0.36979in" svg:y="0.03125in" svg:width="5in" svg:height="3in" style:rel-width="scale" style:rel-height="scale">
              <draw:object xlink:href="Object 20/" xlink:type="simple" xlink:show="embed" xlink:actuate="onLoad"/>
              <svg:title/>
              <svg:desc/>
            </draw:frame>
          </table:table-cell>
          <table:table-cell table:number-columns-repeated="16379"/>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RU</text:p>
          </table:table-cell>
          <table:table-cell table:number-columns-repeated="16382" table:style-name="ce1"/>
        </table:table-row>
        <table:table-row table:style-name="ro6">
          <table:table-cell table:number-columns-repeated="16384"/>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2" table:style-name="ce133">
            <text:p>2</text:p>
          </table:table-cell>
          <table:table-cell office:value-type="float" office:value="3" table:style-name="ce140">
            <text:p>3</text:p>
          </table:table-cell>
          <table:table-cell office:value-type="float" office:value="5" table:style-name="ce134">
            <text:p>5</text:p>
          </table:table-cell>
          <table:table-cell table:number-columns-repeated="16380"/>
        </table:table-row>
        <table:table-row table:style-name="ro6">
          <table:table-cell office:value-type="string" table:style-name="ce137">
            <text:p>총합계</text:p>
          </table:table-cell>
          <table:table-cell office:value-type="float" office:value="2" table:style-name="ce137">
            <text:p>2</text:p>
          </table:table-cell>
          <table:table-cell office:value-type="float" office:value="3" table:style-name="ce142">
            <text:p>3</text:p>
          </table:table-cell>
          <table:table-cell office:value-type="float" office:value="5" table:style-name="ce132">
            <text:p>5</text:p>
          </table:table-cell>
          <table:table-cell table:number-columns-repeated="16380"/>
        </table:table-row>
        <table:table-row table:number-rows-repeated="1048549" table:style-name="ro6">
          <table:table-cell table:number-columns-repeated="16384"/>
        </table:table-row>
      </table:table>
      <table:table table:name="요약_SG" table:style-name="ta2">
        <table:table-column table:style-name="co32" table:default-cell-style-name="ce1"/>
        <table:table-column table:style-name="co17" table:default-cell-style-name="ce1"/>
        <table:table-column table:style-name="co29" table:default-cell-style-name="ce1"/>
        <table:table-column table:style-name="co19" table:default-cell-style-name="ce1"/>
        <table:table-column table:style-name="co35" table:default-cell-style-name="ce1"/>
        <table:table-column table:style-name="co24" table:default-cell-style-name="ce1"/>
        <table:table-column table:style-name="co1" table:number-columns-repeated="16378" table:default-cell-style-name="ce1"/>
        <table:table-row table:style-name="ro6">
          <table:table-cell table:number-columns-repeated="16384"/>
        </table:table-row>
        <table:table-row table:style-name="ro6">
          <table:table-cell table:number-columns-repeated="4"/>
          <table:table-cell table:style-name="ce1">
            <draw:frame draw:z-index="2" draw:id="id22" draw:style-name="a28" draw:name="차트 3" svg:x="0.03125in" svg:y="0.20312in" svg:width="5.15625in" svg:height="3in" style:rel-width="scale" style:rel-height="scale">
              <draw:object xlink:href="Object 23/" xlink:type="simple" xlink:show="embed" xlink:actuate="onLoad"/>
              <svg:title/>
              <svg:desc/>
            </draw:frame>
          </table:table-cell>
          <table:table-cell table:number-columns-repeated="16379"/>
        </table:table-row>
        <table:table-row table:number-rows-repeated="2" table:style-name="ro6">
          <table:table-cell table:number-columns-repeated="16384"/>
        </table:table-row>
        <table:table-row table:style-name="ro7">
          <table:table-cell office:value-type="string" table:style-name="ce132">
            <text:p>리전</text:p>
          </table:table-cell>
          <table:table-cell office:value-type="string" table:style-name="ce132">
            <text:p>SG</text:p>
          </table:table-cell>
          <table:table-cell table:number-columns-repeated="16382"/>
        </table:table-row>
        <table:table-row table:style-name="ro7">
          <table:table-cell office:value-type="string" table:style-name="ce132">
            <text:p>월</text:p>
          </table:table-cell>
          <table:table-cell office:value-type="string" table:style-name="ce132">
            <text:p>(모두)</text:p>
          </table:table-cell>
          <table:table-cell table:number-columns-repeated="16382"/>
        </table:table-row>
        <table:table-row table:style-name="ro6">
          <table:table-cell table:number-columns-repeated="16384"/>
        </table:table-row>
        <table:table-row table:style-name="ro7">
          <table:table-cell office:value-type="string" table:style-name="ce133">
            <text:p>테넌트</text:p>
          </table:table-cell>
          <table:table-cell office:value-type="string" table:style-name="ce134">
            <text:p>개수 : 진행상태</text:p>
          </table:table-cell>
          <table:table-cell table:number-columns-repeated="16382"/>
        </table:table-row>
        <table:table-row table:style-name="ro7">
          <table:table-cell office:value-type="string" table:style-name="ce133">
            <text:p>PRD</text:p>
          </table:table-cell>
          <table:table-cell office:value-type="float" office:value="3" table:style-name="ce134">
            <text:p>3</text:p>
          </table:table-cell>
          <table:table-cell table:number-columns-repeated="16382"/>
        </table:table-row>
        <table:table-row table:style-name="ro7">
          <table:table-cell office:value-type="string" table:style-name="ce135">
            <text:p>STG</text:p>
          </table:table-cell>
          <table:table-cell office:value-type="float" office:value="2" table:style-name="ce136">
            <text:p>2</text:p>
          </table:table-cell>
          <table:table-cell table:number-columns-repeated="16382"/>
        </table:table-row>
        <table:table-row table:style-name="ro7">
          <table:table-cell office:value-type="string" table:style-name="ce137">
            <text:p>총합계</text:p>
          </table:table-cell>
          <table:table-cell office:value-type="float" office:value="5" table:style-name="ce132">
            <text:p>5</text:p>
          </table:table-cell>
          <table:table-cell table:number-columns-repeated="16382"/>
        </table:table-row>
        <table:table-row table:number-rows-repeated="6" table:style-name="ro6">
          <table:table-cell table:number-columns-repeated="16384"/>
        </table:table-row>
        <table:table-row table:style-name="ro6">
          <table:table-cell table:number-columns-repeated="4" table:style-name="ce1"/>
          <table:table-cell table:style-name="ce1">
            <draw:frame draw:z-index="1" draw:id="id21" draw:style-name="a27" draw:name="차트 1" svg:x="0.29687in" svg:y="0.16666in" svg:width="5in" svg:height="3in" style:rel-width="scale" style:rel-height="scale">
              <draw:object xlink:href="Object 22/" xlink:type="simple" xlink:show="embed" xlink:actuate="onLoad"/>
              <svg:title/>
              <svg:desc/>
            </draw:frame>
          </table:table-cell>
          <table:table-cell table:number-columns-repeated="16379"/>
        </table:table-row>
        <table:table-row table:number-rows-repeated="3" table:style-name="ro6">
          <table:table-cell table:number-columns-repeated="16384"/>
        </table:table-row>
        <table:table-row table:style-name="ro7">
          <table:table-cell office:value-type="string" table:style-name="ce132">
            <text:p>리전</text:p>
          </table:table-cell>
          <table:table-cell office:value-type="string" table:style-name="ce132">
            <text:p>SG</text:p>
          </table:table-cell>
          <table:table-cell table:number-columns-repeated="16382" table:style-name="ce1"/>
        </table:table-row>
        <table:table-row table:style-name="ro6">
          <table:table-cell table:number-columns-repeated="16384"/>
        </table:table-row>
        <table:table-row table:style-name="ro7">
          <table:table-cell office:value-type="string" table:style-name="ce133">
            <text:p>개수 : 진행상태</text:p>
          </table:table-cell>
          <table:table-cell office:value-type="string" table:style-name="ce133">
            <text:p>월</text:p>
          </table:table-cell>
          <table:table-cell table:style-name="ce138"/>
          <table:table-cell table:style-name="ce139"/>
          <table:table-cell table:number-columns-repeated="16380"/>
        </table:table-row>
        <table:table-row table:style-name="ro7">
          <table:table-cell office:value-type="string" table:style-name="ce133">
            <text:p>테넌트</text:p>
          </table:table-cell>
          <table:table-cell office:value-type="string" table:style-name="ce133">
            <text:p>5월</text:p>
          </table:table-cell>
          <table:table-cell office:value-type="string" table:style-name="ce140">
            <text:p>6월</text:p>
          </table:table-cell>
          <table:table-cell office:value-type="string" table:style-name="ce134">
            <text:p>총합계</text:p>
          </table:table-cell>
          <table:table-cell table:number-columns-repeated="16380"/>
        </table:table-row>
        <table:table-row table:style-name="ro7">
          <table:table-cell office:value-type="string" table:style-name="ce133">
            <text:p>PRD</text:p>
          </table:table-cell>
          <table:table-cell office:value-type="float" office:value="2" table:style-name="ce133">
            <text:p>2</text:p>
          </table:table-cell>
          <table:table-cell office:value-type="float" office:value="1" table:style-name="ce140">
            <text:p>1</text:p>
          </table:table-cell>
          <table:table-cell office:value-type="float" office:value="3" table:style-name="ce134">
            <text:p>3</text:p>
          </table:table-cell>
          <table:table-cell table:number-columns-repeated="16380"/>
        </table:table-row>
        <table:table-row table:style-name="ro6">
          <table:table-cell office:value-type="string" table:style-name="ce135">
            <text:p>STG</text:p>
          </table:table-cell>
          <table:table-cell table:style-name="ce135"/>
          <table:table-cell office:value-type="float" office:value="2" table:style-name="ce141">
            <text:p>2</text:p>
          </table:table-cell>
          <table:table-cell office:value-type="float" office:value="2" table:style-name="ce136">
            <text:p>2</text:p>
          </table:table-cell>
          <table:table-cell table:number-columns-repeated="16380"/>
        </table:table-row>
        <table:table-row table:style-name="ro6">
          <table:table-cell office:value-type="string" table:style-name="ce137">
            <text:p>총합계</text:p>
          </table:table-cell>
          <table:table-cell office:value-type="float" office:value="2" table:style-name="ce137">
            <text:p>2</text:p>
          </table:table-cell>
          <table:table-cell office:value-type="float" office:value="3" table:style-name="ce142">
            <text:p>3</text:p>
          </table:table-cell>
          <table:table-cell office:value-type="float" office:value="5" table:style-name="ce132">
            <text:p>5</text:p>
          </table:table-cell>
          <table:table-cell table:number-columns-repeated="16380"/>
        </table:table-row>
        <table:table-row table:number-rows-repeated="1048548" table:style-name="ro6">
          <table:table-cell table:number-columns-repeated="16384"/>
        </table:table-row>
      </table:table>
      <table:table table:name="2022년_5월" table:style-name="ta3">
        <table:table-column table:style-name="co1" table:number-columns-repeated="6"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6" table:default-cell-style-name="ce1"/>
        <table:table-column table:style-name="co47" table:default-cell-style-name="ce1"/>
        <table:table-column table:style-name="co48" table:default-cell-style-name="ce1"/>
        <table:table-column table:style-name="co49" table:default-cell-style-name="ce1"/>
        <table:table-column table:style-name="co9" table:default-cell-style-name="ce1"/>
        <table:table-column table:style-name="co50" table:default-cell-style-name="ce1"/>
        <table:table-column table:style-name="co51" table:default-cell-style-name="ce1"/>
        <table:table-column table:style-name="co1" table:default-cell-style-name="ce1"/>
        <table:table-column table:style-name="co52" table:default-cell-style-name="ce1"/>
        <table:table-column table:style-name="co14" table:default-cell-style-name="ce1"/>
        <table:table-column table:style-name="co1" table:number-columns-repeated="16362" table:default-cell-style-name="ce1"/>
        <table:table-row table:style-name="ro7">
          <table:table-cell table:number-columns-repeated="16384" table:style-name="ce1"/>
        </table:table-row>
        <table:table-row table:style-name="ro8">
          <table:table-cell office:value-type="string" table:style-name="ce2">
            <text:p>월</text:p>
          </table:table-cell>
          <table:table-cell office:value-type="string" table:style-name="ce2">
            <text:p>리전</text:p>
          </table:table-cell>
          <table:table-cell office:value-type="string" table:style-name="ce2">
            <text:p>AZ</text:p>
          </table:table-cell>
          <table:table-cell office:value-type="string" table:style-name="ce2">
            <text:p>테넌트</text:p>
          </table:table-cell>
          <table:table-cell office:value-type="string" table:style-name="ce2">
            <text:p>진행상태</text:p>
          </table:table-cell>
          <table:table-cell office:value-type="string" table:style-name="ce3">
            <text:p>장애전파</text:p>
            <text:p>(&lt;15 분)</text:p>
          </table:table-cell>
          <table:table-cell office:value-type="string" table:style-name="ce4">
            <text:p>날짜</text:p>
            <text:p>(Date)</text:p>
          </table:table-cell>
          <table:table-cell office:value-type="string" table:style-name="ce5">
            <text:p>KST</text:p>
          </table:table-cell>
          <table:table-cell office:value-type="string" table:style-name="ce6">
            <office:annotation office:display="true" draw:style-name="a29" svg:x="6.875in" svg:y="0.0916666666666667in" svg:width="0in" svg:height="0.00833333333333333in">
              <dc:creator>만든 이</dc:creator>
              <text:p><text:span text:style-name="T1">On-duty Manager</text:span><text:span text:style-name="T1"/></text:p>
              <text:p><text:span text:style-name="T1"><text:s text:c="3"/>&gt; Scrum master</text:span><text:span text:style-name="T1"/></text:p>
              <text:p><text:span text:style-name="T1"><text:s text:c="3"/>&gt; Manager in Korea</text:span><text:span text:style-name="T1"/></text:p>
              <text:p/>
            </office:annotation>
            <text:p>상황근무자</text:p>
            <text:p>(On-duty manager)</text:p>
          </table:table-cell>
          <table:table-cell office:value-type="string" table:style-name="ce6">
            <office:annotation office:display="true" draw:style-name="a30" svg:x="7.6in" svg:y="0.0916666666666667in" svg:width="0in" svg:height="0in">
              <dc:creator>만든 이</dc:creator>
              <text:p><text:span text:style-name="T1">2nd Level Engineer:</text:span><text:span text:style-name="T1"/></text:p>
              <text:p><text:span text:style-name="T1"><text:s text:c="3"/>&gt; India team manager who works in the work shift</text:span><text:span text:style-name="T1"/></text:p>
              <text:p><text:span text:style-name="T1"><text:s text:c="3"/>&gt; Korea team manager who assigned into the shift</text:span></text:p>
            </office:annotation>
            <text:p>엔지니어</text:p>
            <text:p>(Engineer #1)</text:p>
            <text:p>18:30pm~11:30am</text:p>
          </table:table-cell>
          <table:table-cell office:value-type="string" table:style-name="ce6">
            <office:annotation office:display="true" draw:style-name="a31" svg:x="8.375in" svg:y="0.0916666666666667in" svg:width="0in" svg:height="0.0416666666666667in">
              <dc:creator>만든 이</dc:creator>
              <text:p><text:span text:style-name="T1">2nd Level Engineer:</text:span><text:span text:style-name="T1"/></text:p>
              <text:p><text:span text:style-name="T1"><text:s text:c="4"/>&gt; Korean team manager designated by technology stack</text:span></text:p>
            </office:annotation>
            <text:p>엔지니어</text:p>
            <text:p>(Engineer #2)</text:p>
          </table:table-cell>
          <table:table-cell office:value-type="string" table:style-name="ce7">
            <text:p>발생 인지</text:p>
            <text:p>(recognition time)</text:p>
          </table:table-cell>
          <table:table-cell office:value-type="string" table:style-name="ce7">
            <text:p>장애 전파 시간</text:p>
            <text:p>(Reporting Time)</text:p>
          </table:table-cell>
          <table:table-cell office:value-type="string" table:style-name="ce8">
            <text:p>장애 전파 소요 시간</text:p>
          </table:table-cell>
          <table:table-cell office:value-type="string" table:style-name="ce6">
            <text:p>공유 방법</text:p>
            <text:p>(How to share)</text:p>
          </table:table-cell>
          <table:table-cell office:value-type="string" table:style-name="ce7">
            <text:p>해결 일시(Resolved Time)</text:p>
          </table:table-cell>
          <table:table-cell office:value-type="string" table:style-name="ce6">
            <text:p>장애 내용</text:p>
            <text:p>(Problem Discription)</text:p>
          </table:table-cell>
          <table:table-cell office:value-type="string" table:style-name="ce6">
            <text:p>장애 대응(조치)</text:p>
            <text:p>(Problem solving activities)</text:p>
          </table:table-cell>
          <table:table-cell office:value-type="string" table:style-name="ce6">
            <text:p>JIRA</text:p>
            <text:p>Ticket Number</text:p>
          </table:table-cell>
          <table:table-cell office:value-type="string" table:style-name="ce6">
            <text:p>해결 여부</text:p>
            <text:p>(Resolved or not)</text:p>
          </table:table-cell>
          <table:table-cell office:value-type="string" table:style-name="ce6">
            <text:p>3선 컨택 여부</text:p>
            <text:p>(3rd contact or not)</text:p>
          </table:table-cell>
          <table:table-cell office:value-type="string" table:style-name="ce6">
            <text:p>기타</text:p>
            <text:p>(ETC)</text:p>
          </table:table-cell>
          <table:table-cell table:number-columns-repeated="16362" table:style-name="ce9"/>
        </table:table-row>
        <table:table-row table:style-name="ro2">
          <table:table-cell office:value-type="string" table:style-name="ce2">
            <text:p>5월</text:p>
          </table:table-cell>
          <table:table-cell office:value-type="string" table:style-name="ce2">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quot;진행중&quot;;&quot;완료&quot;)" table:style-name="ce10">
            <text:p>완료</text:p>
          </table:table-cell>
          <table:table-cell office:value-type="time" office:time-value="PT0H5M0S" table:formula="of:=[.N3]" table:style-name="ce11">
            <text:p>0:05:00</text:p>
          </table:table-cell>
          <table:table-cell office:value-type="string" table:style-name="ce12">
            <text:p>2022.05.13</text:p>
          </table:table-cell>
          <table:table-cell office:value-type="string" table:style-name="ce13">
            <text:p>16~22</text:p>
          </table:table-cell>
          <table:table-cell office:value-type="string" table:content-validation-name="val8" table:style-name="ce14">
            <text:p>고희경</text:p>
          </table:table-cell>
          <table:table-cell table:style-name="ce14"/>
          <table:table-cell office:value-type="string" table:style-name="ce14">
            <text:p>임예슬</text:p>
          </table:table-cell>
          <table:table-cell office:value-type="date" office:date-value="2022-05-13T19:02:00" table:style-name="ce15">
            <text:p>22-5-13 19:02</text:p>
          </table:table-cell>
          <table:table-cell office:value-type="date" office:date-value="2022-05-13T19:07:00" table:style-name="ce15">
            <text:p>22-5-13 19:07</text:p>
          </table:table-cell>
          <table:table-cell office:value-type="time" office:time-value="PT0H5M0S" table:formula="of:=[.M3]-[.L3]" table:style-name="ce16">
            <text:p>0:05:00</text:p>
          </table:table-cell>
          <table:table-cell office:value-type="string" table:style-name="ce14">
            <text:p>KaKao</text:p>
          </table:table-cell>
          <table:table-cell office:value-type="date" office:date-value="2022-05-13T19:36:00" table:style-name="ce15">
            <text:p>22-5-13 19:36</text:p>
          </table:table-cell>
          <table:table-cell office:value-type="string" table:style-name="ce17">
            <text:p>ccscntmsdbp02.cntms utilization remains 8.33%</text:p>
          </table:table-cell>
          <table:table-cell office:value-type="string" table:style-name="ce17">
            <text:p>VM owenr가 COC이며, 내부 논의 필요</text:p>
          </table:table-cell>
          <table:table-cell table:style-name="ce17"/>
          <table:table-cell table:content-validation-name="val7" table:style-name="ce14"/>
          <table:table-cell table:content-validation-name="val7" table:style-name="ce14"/>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quot;진행중&quot;;&quot;완료&quot;)" table:style-name="ce10">
            <text:p>완료</text:p>
          </table:table-cell>
          <table:table-cell office:value-type="time" office:time-value="PT0H1M0S" table:formula="of:=[.N4]" table:style-name="ce11">
            <text:p>0:01:00</text:p>
          </table:table-cell>
          <table:table-cell office:value-type="string" table:style-name="ce12">
            <text:p>2022.05.25</text:p>
          </table:table-cell>
          <table:table-cell office:value-type="string" table:style-name="ce13">
            <text:p>21~09</text:p>
          </table:table-cell>
          <table:table-cell office:value-type="string" table:content-validation-name="val8" table:style-name="ce14">
            <text:p>Mohamed</text:p>
          </table:table-cell>
          <table:table-cell office:value-type="string" table:style-name="ce14">
            <text:p>Pethuraj, Thulasiraj</text:p>
          </table:table-cell>
          <table:table-cell table:style-name="ce14"/>
          <table:table-cell office:value-type="date" office:date-value="2022-05-25T02:35:00" table:style-name="ce15">
            <text:p>22-5-25 2:35</text:p>
          </table:table-cell>
          <table:table-cell office:value-type="date" office:date-value="2022-05-25T02:36:00" table:style-name="ce15">
            <text:p>22-5-25 2:36</text:p>
          </table:table-cell>
          <table:table-cell office:value-type="time" office:time-value="PT0H1M0S" table:formula="of:=[.M4]-[.L4]" table:style-name="ce16">
            <text:p>0:01:00</text:p>
          </table:table-cell>
          <table:table-cell office:value-type="string" table:style-name="ce14">
            <text:p>Kakao</text:p>
          </table:table-cell>
          <table:table-cell office:value-type="date" office:date-value="2022-05-25T03:05:00" table:style-name="ce15">
            <text:p>22-5-25 3:05</text:p>
          </table:table-cell>
          <table:table-cell office:value-type="string" table:style-name="ce17">
            <text:p>Free Size on aggr_node02_data_CNCloud less than 5%</text:p>
          </table:table-cell>
          <table:table-cell office:value-type="string" table:style-name="ce17">
            <text:p>Deleted old <text:s/>snapshots</text:p>
          </table:table-cell>
          <table:table-cell table:style-name="ce17"/>
          <table:table-cell office:value-type="string" table:content-validation-name="val7" table:style-name="ce14">
            <text:p>O</text:p>
          </table:table-cell>
          <table:table-cell table:content-validation-name="val7" table:style-name="ce14"/>
          <table:table-cell table:style-name="ce17"/>
          <table:table-cell table:number-columns-repeated="16362" table:style-name="ce9"/>
        </table:table-row>
        <table:table-row table:style-name="ro2">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5]);&quot;진행중&quot;;&quot;완료&quot;)" table:style-name="ce19">
            <text:p>완료</text:p>
          </table:table-cell>
          <table:table-cell office:value-type="time" office:time-value="PT0H7M0S" table:formula="of:=[.N5]" table:style-name="ce11">
            <text:p>0:07:00</text:p>
          </table:table-cell>
          <table:table-cell office:value-type="date" office:date-value="2022-05-17T00:00:00" table:style-name="ce20">
            <text:p>2022.05.17</text:p>
          </table:table-cell>
          <table:table-cell office:value-type="string" table:style-name="ce21">
            <text:p>08~15</text:p>
          </table:table-cell>
          <table:table-cell office:value-type="string" table:content-validation-name="val8" table:style-name="ce22">
            <text:p>이후승</text:p>
          </table:table-cell>
          <table:table-cell table:content-validation-name="val8" table:style-name="ce22"/>
          <table:table-cell office:value-type="string" table:style-name="ce22">
            <text:p>채한길</text:p>
          </table:table-cell>
          <table:table-cell office:value-type="date" office:date-value="2022-05-17T09:17:00" table:style-name="ce23">
            <text:p>22-5-17 9:17</text:p>
          </table:table-cell>
          <table:table-cell office:value-type="date" office:date-value="2022-05-17T09:24:00" table:style-name="ce23">
            <text:p>22-5-17 9:24</text:p>
          </table:table-cell>
          <table:table-cell office:value-type="time" office:time-value="PT0H7M0S" table:formula="of:=[.M5]-[.L5]" table:style-name="ce16">
            <text:p>0:07:00</text:p>
          </table:table-cell>
          <table:table-cell office:value-type="string" table:style-name="ce22">
            <text:p>Kakao, M+</text:p>
          </table:table-cell>
          <table:table-cell office:value-type="date" office:date-value="2022-05-17T09:40:00" table:style-name="ce23">
            <text:p>22-5-17 9:40</text:p>
          </table:table-cell>
          <table:table-cell office:value-type="string" table:style-name="ce24">
            <text:p>Postgres DB instance down port down</text:p>
          </table:table-cell>
          <table:table-cell office:value-type="string" table:style-name="ce24">
            <text:p>DB 재기동</text:p>
          </table:table-cell>
          <table:table-cell table:style-name="ce24"/>
          <table:table-cell office:value-type="string" table:content-validation-name="val7" table:style-name="ce22">
            <text:p>O</text:p>
          </table:table-cell>
          <table:table-cell office:value-type="string" table:content-validation-name="val7" table:style-name="ce22">
            <text:p>X</text:p>
          </table:table-cell>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6]);&quot;진행중&quot;;&quot;완료&quot;)" table:style-name="ce19">
            <text:p>완료</text:p>
          </table:table-cell>
          <table:table-cell office:value-type="time" office:time-value="PT0H1M0S" table:formula="of:=[.N6]" table:style-name="ce11">
            <text:p>0:01:00</text:p>
          </table:table-cell>
          <table:table-cell office:value-type="date" office:date-value="2022-05-17T00:00:00" table:style-name="ce20">
            <text:p>2022.05.17</text:p>
          </table:table-cell>
          <table:table-cell office:value-type="string" table:style-name="ce21">
            <text:p>08~15</text:p>
          </table:table-cell>
          <table:table-cell office:value-type="string" table:content-validation-name="val9" table:style-name="ce22">
            <text:p>이후승</text:p>
          </table:table-cell>
          <table:table-cell table:style-name="ce22"/>
          <table:table-cell office:value-type="string" table:style-name="ce22">
            <text:p>김의현</text:p>
          </table:table-cell>
          <table:table-cell office:value-type="date" office:date-value="2022-05-17T13:11:00" table:style-name="ce23">
            <text:p>22-5-17 13:11</text:p>
          </table:table-cell>
          <table:table-cell office:value-type="date" office:date-value="2022-05-17T13:12:00" table:style-name="ce23">
            <text:p>22-5-17 13:12</text:p>
          </table:table-cell>
          <table:table-cell office:value-type="time" office:time-value="PT0H1M0S" table:formula="of:=[.M6]-[.L6]" table:style-name="ce16">
            <text:p>0:01:00</text:p>
          </table:table-cell>
          <table:table-cell office:value-type="string" table:style-name="ce22">
            <text:p>Kakao</text:p>
          </table:table-cell>
          <table:table-cell office:value-type="date" office:date-value="2022-05-17T13:13:00" table:style-name="ce23">
            <text:p>22-5-17 13:13</text:p>
          </table:table-cell>
          <table:table-cell office:value-type="string" table:style-name="ce24">
            <text:p>unavailable by ICMP ping</text:p>
          </table:table-cell>
          <table:table-cell office:value-type="string" table:style-name="ce24">
            <text:p>자빅스 서버와 네트워크의 일시적 순단 - 1분안에 resorved</text:p>
          </table:table-cell>
          <table:table-cell table:style-name="ce24"/>
          <table:table-cell office:value-type="string" table:content-validation-name="val7" table:style-name="ce22">
            <text:p>O</text:p>
          </table:table-cell>
          <table:table-cell office:value-type="string" table:content-validation-name="val7" table:style-name="ce22">
            <text:p>X</text:p>
          </table:table-cell>
          <table:table-cell table:style-name="ce24"/>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quot;진행중&quot;;&quot;완료&quot;)" table:style-name="ce10">
            <text:p>완료</text:p>
          </table:table-cell>
          <table:table-cell office:value-type="time" office:time-value="PT1H55M0S" table:formula="of:=[.N7]" table:style-name="ce11">
            <text:p>1:55:00</text:p>
          </table:table-cell>
          <table:table-cell office:value-type="string" table:style-name="ce25">
            <text:p>2022.05.06</text:p>
          </table:table-cell>
          <table:table-cell office:value-type="string" table:style-name="ce26">
            <text:p>08~15</text:p>
          </table:table-cell>
          <table:table-cell office:value-type="string" table:content-validation-name="val8" table:style-name="ce27">
            <text:p>오창민</text:p>
          </table:table-cell>
          <table:table-cell table:style-name="ce27"/>
          <table:table-cell office:value-type="string" table:style-name="ce27">
            <text:p>임예슬</text:p>
          </table:table-cell>
          <table:table-cell office:value-type="date" office:date-value="2022-05-06T11:28:00" table:style-name="ce15">
            <text:p>22-5-6 11:28</text:p>
          </table:table-cell>
          <table:table-cell office:value-type="date" office:date-value="2022-05-06T13:23:00" table:style-name="ce15">
            <text:p>22-5-6 13:23</text:p>
          </table:table-cell>
          <table:table-cell office:value-type="time" office:time-value="PT1H55M0S" table:formula="of:=[.M7]-[.L7]" table:style-name="ce16">
            <text:p>1:55:00</text:p>
          </table:table-cell>
          <table:table-cell office:value-type="string" table:style-name="ce14">
            <text:p>Mail</text:p>
          </table:table-cell>
          <table:table-cell office:value-type="date" office:date-value="2022-05-06T11:29:00" table:style-name="ce15">
            <text:p>22-5-6 11:29</text:p>
          </table:table-cell>
          <table:table-cell office:value-type="string" table:style-name="ce17">
            <text:p>Lack of available memory on server gcseugomswasp01</text:p>
          </table:table-cell>
          <table:table-cell office:value-type="string" table:style-name="ce28">
            <text:p>gcseugomswasp01 -&gt; not on service yet. Maintenance setting requested to VM owner</text:p>
          </table:table-cell>
          <table:table-cell office:value-type="string" table:style-name="ce28">
            <text:p>EUCLOUD-2199</text:p>
          </table:table-cell>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quot;진행중&quot;;&quot;완료&quot;)" table:style-name="ce10">
            <text:p>완료</text:p>
          </table:table-cell>
          <table:table-cell office:value-type="time" office:time-value="PT0H6M0S" table:formula="of:=[.N8]" table:style-name="ce11">
            <text:p>0:06:00</text:p>
          </table:table-cell>
          <table:table-cell office:value-type="string" table:style-name="ce25">
            <text:p>2022.05.06</text:p>
          </table:table-cell>
          <table:table-cell office:value-type="string" table:style-name="ce26">
            <text:p>17~22</text:p>
          </table:table-cell>
          <table:table-cell office:value-type="string" table:content-validation-name="val8" table:style-name="ce27">
            <text:p>이시형</text:p>
          </table:table-cell>
          <table:table-cell table:style-name="ce27"/>
          <table:table-cell office:value-type="string" table:style-name="ce27">
            <text:p>Ahmed</text:p>
          </table:table-cell>
          <table:table-cell office:value-type="date" office:date-value="2022-05-06T21:35:00" table:style-name="ce15">
            <text:p>22-5-6 21:35</text:p>
          </table:table-cell>
          <table:table-cell office:value-type="date" office:date-value="2022-05-06T21:41:00" table:style-name="ce15">
            <text:p>22-5-6 21:41</text:p>
          </table:table-cell>
          <table:table-cell office:value-type="time" office:time-value="PT0H6M0S" table:formula="of:=[.M8]-[.L8]" table:style-name="ce16">
            <text:p>0:06:00</text:p>
          </table:table-cell>
          <table:table-cell office:value-type="string" table:style-name="ce14">
            <text:p>Kakao Chat , Mail</text:p>
          </table:table-cell>
          <table:table-cell office:value-type="date" office:date-value="2022-05-06T21:35:00" table:style-name="ce15">
            <text:p>22-5-6 21:35</text:p>
          </table:table-cell>
          <table:table-cell office:value-type="string" table:style-name="ce17">
            <text:p>ccseutomtomgwp-loadbalancer 10.115.189.26 VIP is down/High</text:p>
          </table:table-cell>
          <table:table-cell office:value-type="string" table:style-name="ce28">
            <text:p>확인결과 VM CPU 사용률이 높아, 오탐 발생한것으로 보여지며 CPU 사용률에 관해 VM owner에게 메일 발송<text:s/></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30M0S" table:formula="of:=[.N9]" table:style-name="ce11">
            <text:p>0:30:00</text:p>
          </table:table-cell>
          <table:table-cell office:value-type="string" table:style-name="ce25">
            <text:p>2022.05.06</text:p>
          </table:table-cell>
          <table:table-cell office:value-type="string" table:style-name="ce26">
            <text:p>22~11</text:p>
          </table:table-cell>
          <table:table-cell office:value-type="string" table:content-validation-name="val8" table:style-name="ce27">
            <text:p>Radhika</text:p>
          </table:table-cell>
          <table:table-cell office:value-type="string" table:style-name="ce27">
            <text:p>Ashok</text:p>
          </table:table-cell>
          <table:table-cell table:style-name="ce27"/>
          <table:table-cell office:value-type="date" office:date-value="2022-05-06T22:30:00" table:style-name="ce15">
            <text:p>22-5-6 22:30</text:p>
          </table:table-cell>
          <table:table-cell office:value-type="date" office:date-value="2022-05-06T23:00:00" table:style-name="ce15">
            <text:p>22-5-6 23:00</text:p>
          </table:table-cell>
          <table:table-cell office:value-type="time" office:time-value="PT0H30M0S" table:formula="of:=[.M9]-[.L9]" table:style-name="ce16">
            <text:p>0:30:00</text:p>
          </table:table-cell>
          <table:table-cell office:value-type="string" table:style-name="ce14">
            <text:p>Mail, M+</text:p>
          </table:table-cell>
          <table:table-cell table:style-name="ce31"/>
          <table:table-cell office:value-type="string" table:style-name="ce17">
            <text:p>ccseutomtomgwp-loadbalancer 10.115.189.26 VIP is down/High</text:p>
          </table:table-cell>
          <table:table-cell office:value-type="string" table:style-name="ce28">
            <text:p>Joined meeting with EU members(Microsoft Teams) scale out ccseutomtomgwp03 and ccseutomtomgwp04</text:p>
          </table:table-cell>
          <table:table-cell office:value-type="string" table:style-name="ce28">
            <text:p>EUCLOUD-2209</text:p>
          </table:table-cell>
          <table:table-cell office:value-type="string" table:content-validation-name="val7" table:style-name="ce29">
            <text:p>X</text:p>
          </table:table-cell>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30M0S" table:formula="of:=[.N10]" table:style-name="ce11">
            <text:p>0:30:00</text:p>
          </table:table-cell>
          <table:table-cell office:value-type="string" table:style-name="ce25">
            <text:p>2022.05.06</text:p>
          </table:table-cell>
          <table:table-cell office:value-type="string" table:style-name="ce26">
            <text:p>22~11</text:p>
          </table:table-cell>
          <table:table-cell office:value-type="string" table:content-validation-name="val8" table:style-name="ce27">
            <text:p>Radhika</text:p>
          </table:table-cell>
          <table:table-cell office:value-type="string" table:style-name="ce27">
            <text:p>Ashok</text:p>
          </table:table-cell>
          <table:table-cell table:style-name="ce27"/>
          <table:table-cell office:value-type="date" office:date-value="2022-05-06T22:30:00" table:style-name="ce15">
            <text:p>22-5-6 22:30</text:p>
          </table:table-cell>
          <table:table-cell office:value-type="date" office:date-value="2022-05-06T23:00:00" table:style-name="ce15">
            <text:p>22-5-6 23:00</text:p>
          </table:table-cell>
          <table:table-cell office:value-type="time" office:time-value="PT0H30M0S" table:style-name="ce16">
            <text:p>0:30:00</text:p>
          </table:table-cell>
          <table:table-cell office:value-type="string" table:style-name="ce14">
            <text:p>Mail, M+</text:p>
          </table:table-cell>
          <table:table-cell table:style-name="ce31"/>
          <table:table-cell office:value-type="string" table:style-name="ce17">
            <text:p>ccseutomtomgwp-loadbalancer 10.115.189.26 VIP is down/High</text:p>
          </table:table-cell>
          <table:table-cell office:value-type="string" table:style-name="ce28">
            <text:p>Joined meeting with EU members(Microsoft Teams) scale out ccseutomtomgwp03 and ccseutomtomgwp04</text:p>
          </table:table-cell>
          <table:table-cell office:value-type="string" table:style-name="ce28">
            <text:p>EUCLOUD-2209</text:p>
          </table:table-cell>
          <table:table-cell office:value-type="string" table:content-validation-name="val7" table:style-name="ce29">
            <text:p>X</text:p>
          </table:table-cell>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quot;진행중&quot;;&quot;완료&quot;)" table:style-name="ce10">
            <text:p>완료</text:p>
          </table:table-cell>
          <table:table-cell office:value-type="time" office:time-value="PT0H7M0S" table:formula="of:=[.N11]" table:style-name="ce11">
            <text:p>0:07:00</text:p>
          </table:table-cell>
          <table:table-cell office:value-type="string" table:style-name="ce25">
            <text:p>2022.05.10</text:p>
          </table:table-cell>
          <table:table-cell office:value-type="string" table:style-name="ce26">
            <text:p>21~09</text:p>
          </table:table-cell>
          <table:table-cell office:value-type="string" table:content-validation-name="val8" table:style-name="ce27">
            <text:p>Radhika</text:p>
          </table:table-cell>
          <table:table-cell office:value-type="string" table:style-name="ce27">
            <text:p>Thulasiraj</text:p>
          </table:table-cell>
          <table:table-cell table:style-name="ce27"/>
          <table:table-cell office:value-type="date" office:date-value="2022-05-10T23:46:00" table:style-name="ce15">
            <text:p>22-5-10 23:46</text:p>
          </table:table-cell>
          <table:table-cell office:value-type="date" office:date-value="2022-05-10T23:53:00" table:style-name="ce15">
            <text:p>22-5-10 23:53</text:p>
          </table:table-cell>
          <table:table-cell office:value-type="time" office:time-value="PT0H7M0S" table:formula="of:=[.M11]-[.L11]" table:style-name="ce16">
            <text:p>0:07:00</text:p>
          </table:table-cell>
          <table:table-cell office:value-type="string" table:style-name="ce14">
            <text:p>mail</text:p>
          </table:table-cell>
          <table:table-cell office:value-type="date" office:date-value="2022-05-10T00:22:00" table:style-name="ce15">
            <text:p>22-5-10 0:22</text:p>
          </table:table-cell>
          <table:table-cell office:value-type="string" table:style-name="ce28">
            <text:p><text:s/>Disk size is over 90%: ccseusbsp01 and <text:s/>Disk size is over 90%: ccseusbsp02</text:p>
          </table:table-cell>
          <table:table-cell office:value-type="string" table:style-name="ce28">
            <text:p><text:s/>Sent mail to vm owner</text:p>
          </table:table-cell>
          <table:table-cell table:style-name="ce28"/>
          <table:table-cell table:content-validation-name="val7" table:style-name="ce29"/>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2]);&quot;진행중&quot;;&quot;완료&quot;)" table:style-name="ce10">
            <text:p>완료</text:p>
          </table:table-cell>
          <table:table-cell office:value-type="time" office:time-value="PT25H9M0S" table:formula="of:=[.N12]" table:style-name="ce11">
            <text:p>1:09:00</text:p>
          </table:table-cell>
          <table:table-cell office:value-type="string" table:style-name="ce12">
            <text:p>2022.05.11</text:p>
          </table:table-cell>
          <table:table-cell office:value-type="string" table:style-name="ce13">
            <text:p>21~09</text:p>
          </table:table-cell>
          <table:table-cell office:value-type="string" table:content-validation-name="val8" table:style-name="ce14">
            <text:p>Lalit</text:p>
          </table:table-cell>
          <table:table-cell office:value-type="string" table:style-name="ce14">
            <text:p>Ram</text:p>
          </table:table-cell>
          <table:table-cell table:style-name="ce14"/>
          <table:table-cell office:value-type="date" office:date-value="2022-05-11T05:38:00" table:style-name="ce15">
            <text:p>22-5-11 5:38</text:p>
          </table:table-cell>
          <table:table-cell office:value-type="date" office:date-value="2022-05-12T06:47:00" table:style-name="ce15">
            <text:p>22-5-12 6:47</text:p>
          </table:table-cell>
          <table:table-cell office:value-type="time" office:time-value="PT25H9M0S" table:formula="of:=[.M12]-[.L12]" table:style-name="ce16">
            <text:p>1:09:00</text:p>
          </table:table-cell>
          <table:table-cell office:value-type="string" table:style-name="ce14">
            <text:p>email</text:p>
          </table:table-cell>
          <table:table-cell office:value-type="date" office:date-value="2022-05-12T06:47:00" table:style-name="ce15">
            <text:p>22-5-12 6:47</text:p>
          </table:table-cell>
          <table:table-cell office:value-type="string" table:style-name="ce17">
            <text:p>Information Gathering_Web Scan_03 (HTTP Parser Attack)</text:p>
          </table:table-cell>
          <table:table-cell office:value-type="string" table:style-name="ce17">
            <text:p>Made firewall changes for blocking requested IP</text:p>
          </table:table-cell>
          <table:table-cell office:value-type="string" table:style-name="ce17">
            <text:p>EUCLOUD-2233</text:p>
          </table:table-cell>
          <table:table-cell office:value-type="string" table:content-validation-name="val7" table:style-name="ce14">
            <text:p>O</text:p>
          </table:table-cell>
          <table:table-cell office:value-type="string" table:content-validation-name="val7" table:style-name="ce14">
            <text:p>X</text:p>
          </table:table-cell>
          <table:table-cell table:style-name="ce17"/>
          <table:table-cell table:number-columns-repeated="16362" table:style-name="ce9"/>
        </table:table-row>
        <table:table-row table:style-name="ro2">
          <table:table-cell office:value-type="string" table:style-name="ce32">
            <text:p>5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2H26M0S" table:formula="of:=[.N13]" table:style-name="ce34">
            <text:p>2:26:00</text:p>
          </table:table-cell>
          <table:table-cell office:value-type="string" table:style-name="ce35">
            <text:p>2022.05.13</text:p>
          </table:table-cell>
          <table:table-cell office:value-type="string" table:style-name="ce36">
            <text:p>21~9</text:p>
          </table:table-cell>
          <table:table-cell office:value-type="string" table:content-validation-name="val8" table:style-name="ce37">
            <text:p>Radhika</text:p>
          </table:table-cell>
          <table:table-cell office:value-type="string" table:style-name="ce37">
            <text:p>Radhika</text:p>
          </table:table-cell>
          <table:table-cell table:style-name="ce37"/>
          <table:table-cell office:value-type="date" office:date-value="2022-05-13T02:34:00" table:style-name="ce38">
            <text:p>22-5-13 2:34</text:p>
          </table:table-cell>
          <table:table-cell office:value-type="date" office:date-value="2022-05-13T05:00:00" table:style-name="ce38">
            <text:p>22-5-13 5:00</text:p>
          </table:table-cell>
          <table:table-cell office:value-type="time" office:time-value="PT2H26M0S" table:formula="of:=[.M13]-[.L13]" table:style-name="ce39">
            <text:p>2:26:00</text:p>
          </table:table-cell>
          <table:table-cell office:value-type="string" table:style-name="ce37">
            <text:p>Mail</text:p>
          </table:table-cell>
          <table:table-cell table:style-name="ce38"/>
          <table:table-cell office:value-type="string" table:style-name="ce40">
            <text:p>disk size is over 90% : ccseupartnerp01</text:p>
          </table:table-cell>
          <table:table-cell office:value-type="string" table:style-name="ce40">
            <text:p>Mail sent to vm owner</text:p>
          </table:table-cell>
          <table:table-cell table:style-name="ce40"/>
          <table:table-cell office:value-type="string" table:content-validation-name="val7" table:style-name="ce37">
            <text:p>X</text:p>
          </table:table-cell>
          <table:table-cell office:value-type="string" table:content-validation-name="val7" table:style-name="ce37">
            <text:p>X</text:p>
          </table:table-cell>
          <table:table-cell table:style-name="ce40"/>
          <table:table-cell table:number-columns-repeated="16362" table:style-name="ce9"/>
        </table:table-row>
        <table:table-row table:style-name="ro2">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4]);&quot;진행중&quot;;&quot;완료&quot;)" table:style-name="ce19">
            <text:p>완료</text:p>
          </table:table-cell>
          <table:table-cell office:value-type="time" office:time-value="PT0H18M0S" table:formula="of:=[.N14]" table:style-name="ce11">
            <text:p>0:18:00</text:p>
          </table:table-cell>
          <table:table-cell office:value-type="string" table:style-name="ce20">
            <text:p>2022.05.14</text:p>
          </table:table-cell>
          <table:table-cell office:value-type="string" table:style-name="ce21">
            <text:p>09~21</text:p>
          </table:table-cell>
          <table:table-cell office:value-type="string" table:content-validation-name="val8" table:style-name="ce22">
            <text:p>Lalit</text:p>
          </table:table-cell>
          <table:table-cell office:value-type="string" table:style-name="ce22">
            <text:p>Saju</text:p>
          </table:table-cell>
          <table:table-cell table:style-name="ce22"/>
          <table:table-cell office:value-type="date" office:date-value="2022-05-14T07:00:00" table:style-name="ce23">
            <text:p>22-5-14 7:00</text:p>
          </table:table-cell>
          <table:table-cell office:value-type="date" office:date-value="2022-05-14T07:18:00" table:style-name="ce23">
            <text:p>22-5-14 7:18</text:p>
          </table:table-cell>
          <table:table-cell office:value-type="time" office:time-value="PT0H18M0S" table:formula="of:=[.M14]-[.L14]" table:style-name="ce16">
            <text:p>0:18:00</text:p>
          </table:table-cell>
          <table:table-cell office:value-type="string" table:style-name="ce22">
            <text:p>Kakao</text:p>
          </table:table-cell>
          <table:table-cell office:value-type="date" office:date-value="2022-05-14T07:01:00" table:style-name="ce23">
            <text:p>22-5-14 7:01</text:p>
          </table:table-cell>
          <table:table-cell office:value-type="string" table:style-name="ce24">
            <text:p>VIP down : 10.115.189.15, 10.115.189.17</text:p>
          </table:table-cell>
          <table:table-cell office:value-type="string" table:style-name="ce24">
            <text:p>Checked, confirmed UP status, shared in kakao COC room</text:p>
          </table:table-cell>
          <table:table-cell table:style-name="ce24"/>
          <table:table-cell table:content-validation-name="val7" table:style-name="ce22"/>
          <table:table-cell table:content-validation-name="val7" table:style-name="ce22"/>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5]);&quot;진행중&quot;;&quot;완료&quot;)" table:style-name="ce19">
            <text:p>완료</text:p>
          </table:table-cell>
          <table:table-cell office:value-type="time" office:time-value="PT0H3M0S" table:formula="of:=[.N15]" table:style-name="ce11">
            <text:p>0:03:00</text:p>
          </table:table-cell>
          <table:table-cell office:value-type="string" table:style-name="ce20">
            <text:p>2022.05.18</text:p>
          </table:table-cell>
          <table:table-cell office:value-type="string" table:style-name="ce21">
            <text:p>21~09</text:p>
          </table:table-cell>
          <table:table-cell office:value-type="string" table:content-validation-name="val8" table:style-name="ce22">
            <text:p>Radhika</text:p>
          </table:table-cell>
          <table:table-cell office:value-type="string" table:style-name="ce22">
            <text:p>Radhika</text:p>
          </table:table-cell>
          <table:table-cell table:style-name="ce22"/>
          <table:table-cell office:value-type="date" office:date-value="2022-05-18T00:02:00" table:style-name="ce23">
            <text:p>22-5-18 0:02</text:p>
          </table:table-cell>
          <table:table-cell office:value-type="date" office:date-value="2022-05-18T00:05:00" table:style-name="ce23">
            <text:p>22-5-18 0:05</text:p>
          </table:table-cell>
          <table:table-cell office:value-type="time" office:time-value="PT0H3M0S" table:formula="of:=[.M15]-[.L15]" table:style-name="ce16">
            <text:p>0:03:00</text:p>
          </table:table-cell>
          <table:table-cell office:value-type="string" table:style-name="ce22">
            <text:p>Kakao</text:p>
          </table:table-cell>
          <table:table-cell office:value-type="date" office:date-value="2022-05-18T00:12:00" table:style-name="ce23">
            <text:p>22-5-18 0:12</text:p>
          </table:table-cell>
          <table:table-cell office:value-type="string" table:style-name="ce24">
            <text:p>Free Size on aggr_node02_data less than 5%</text:p>
          </table:table-cell>
          <table:table-cell office:value-type="string" table:style-name="ce24">
            <text:p>Deleted old <text:s/>snapshots</text:p>
          </table:table-cell>
          <table:table-cell table:style-name="ce24"/>
          <table:table-cell office:value-type="string" table:content-validation-name="val7" table:style-name="ce22">
            <text:p>O</text:p>
          </table:table-cell>
          <table:table-cell office:value-type="string" table:content-validation-name="val7" table:style-name="ce22">
            <text:p>X</text:p>
          </table:table-cell>
          <table:table-cell table:style-name="ce24"/>
          <table:table-cell table:number-columns-repeated="16362" table:style-name="ce9"/>
        </table:table-row>
        <table:table-row table:style-name="ro2">
          <table:table-cell office:value-type="string" table:style-name="ce32">
            <text:p>5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2H0M0S" table:formula="of:=[.N16]" table:style-name="ce34">
            <text:p>2:00:00</text:p>
          </table:table-cell>
          <table:table-cell office:value-type="string" table:style-name="ce35">
            <text:p>2022.05.19</text:p>
          </table:table-cell>
          <table:table-cell office:value-type="string" table:style-name="ce36">
            <text:p>21~09</text:p>
          </table:table-cell>
          <table:table-cell office:value-type="string" table:content-validation-name="val8" table:style-name="ce37">
            <text:p>Subramanya</text:p>
          </table:table-cell>
          <table:table-cell office:value-type="string" table:style-name="ce37">
            <text:p>Thulasiraj</text:p>
          </table:table-cell>
          <table:table-cell table:style-name="ce37"/>
          <table:table-cell office:value-type="date" office:date-value="2022-05-20T03:10:00" table:style-name="ce38">
            <text:p>22-5-20 3:10</text:p>
          </table:table-cell>
          <table:table-cell office:value-type="date" office:date-value="2022-05-20T05:10:00" table:style-name="ce38">
            <text:p>22-5-20 5:10</text:p>
          </table:table-cell>
          <table:table-cell office:value-type="time" office:time-value="PT2H0M0S" table:formula="of:=[.M16]-[.L16]" table:style-name="ce39">
            <text:p>2:00:00</text:p>
          </table:table-cell>
          <table:table-cell office:value-type="string" table:style-name="ce37">
            <text:p>mail</text:p>
          </table:table-cell>
          <table:table-cell table:style-name="ce38"/>
          <table:table-cell office:value-type="string" table:style-name="ce40">
            <text:p>/ Disk size is over 90%: ccseupartnerp01</text:p>
          </table:table-cell>
          <table:table-cell office:value-type="string" table:style-name="ce40">
            <text:p>It was fluctuating near the treshold, waited for sometime and sent a mail to the owner with details</text:p>
          </table:table-cell>
          <table:table-cell table:style-name="ce40"/>
          <table:table-cell office:value-type="string" table:content-validation-name="val7" table:style-name="ce37">
            <text:p>X</text:p>
          </table:table-cell>
          <table:table-cell table:content-validation-name="val7" table:style-name="ce37"/>
          <table:table-cell table:style-name="ce40"/>
          <table:table-cell table:number-columns-repeated="16362" table:style-name="ce9"/>
        </table:table-row>
        <table:table-row table:style-name="ro2">
          <table:table-cell office:value-type="string" table:style-name="ce18">
            <text:p>5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7]);&quot;진행중&quot;;&quot;완료&quot;)" table:style-name="ce19">
            <text:p>완료</text:p>
          </table:table-cell>
          <table:table-cell office:value-type="time" office:time-value="PT0H5M0S" table:formula="of:=[.N17]" table:style-name="ce11">
            <text:p>0:05:00</text:p>
          </table:table-cell>
          <table:table-cell office:value-type="string" table:style-name="ce41">
            <text:p>2022.05.20</text:p>
          </table:table-cell>
          <table:table-cell office:value-type="string" table:style-name="ce21">
            <text:p>21~09</text:p>
          </table:table-cell>
          <table:table-cell office:value-type="string" table:content-validation-name="val8" table:style-name="ce22">
            <text:p>Radhika</text:p>
          </table:table-cell>
          <table:table-cell office:value-type="string" table:style-name="ce42">
            <text:p>Ashok</text:p>
          </table:table-cell>
          <table:table-cell table:style-name="ce42"/>
          <table:table-cell office:value-type="date" office:date-value="2022-05-20T22:05:00" table:style-name="ce23">
            <text:p>22-5-20 22:05</text:p>
          </table:table-cell>
          <table:table-cell office:value-type="date" office:date-value="2022-05-20T22:10:00" table:style-name="ce23">
            <text:p>22-5-20 22:10</text:p>
          </table:table-cell>
          <table:table-cell office:value-type="time" office:time-value="PT0H5M0S" table:formula="of:=[.M17]-[.L17]" table:style-name="ce16">
            <text:p>0:05:00</text:p>
          </table:table-cell>
          <table:table-cell office:value-type="string" table:style-name="ce22">
            <text:p>Kakao</text:p>
          </table:table-cell>
          <table:table-cell office:value-type="string" table:style-name="ce23">
            <text:p><text:s text:c="9"/>2022-05-20 <text:s/>22:15:00 PM</text:p>
          </table:table-cell>
          <table:table-cell office:value-type="string" table:style-name="ce43">
            <text:p>Free Size on aggr_node02_data less than 10%</text:p>
          </table:table-cell>
          <table:table-cell office:value-type="string" table:style-name="ce44">
            <text:p>Deleted old <text:s/>snapshots</text:p>
          </table:table-cell>
          <table:table-cell table:style-name="ce44"/>
          <table:table-cell office:value-type="string" table:content-validation-name="val7" table:style-name="ce45">
            <text:p>O</text:p>
          </table:table-cell>
          <table:table-cell office:value-type="string" table:content-validation-name="val7" table:style-name="ce45">
            <text:p>X</text:p>
          </table:table-cell>
          <table:table-cell table:style-name="ce46"/>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8]);&quot;진행중&quot;;&quot;완료&quot;)" table:style-name="ce10">
            <text:p>완료</text:p>
          </table:table-cell>
          <table:table-cell office:value-type="time" office:time-value="PT0H1M0S" table:formula="of:=[.N18]"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8"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18]-[.L18]"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apigwp-loadbalancer 10.115.191.141 VIP is down</text:p>
          </table:table-cell>
          <table:table-cell office:value-type="string" table:style-name="ce28">
            <text:p>Checked, confirmed false alert, shared status</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9]);&quot;진행중&quot;;&quot;완료&quot;)" table:style-name="ce10">
            <text:p>완료</text:p>
          </table:table-cell>
          <table:table-cell office:value-type="time" office:time-value="PT0H1M0S" table:formula="of:=[.N19]"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8"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19]-[.L19]"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sbsp-loadbalancer 10.115.190.141 VIP is down</text:p>
          </table:table-cell>
          <table:table-cell office:value-type="string" table:style-name="ce28">
            <text:p>Checked, confirmed false alert, shared status</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0]);&quot;진행중&quot;;&quot;완료&quot;)" table:style-name="ce10">
            <text:p>완료</text:p>
          </table:table-cell>
          <table:table-cell office:value-type="time" office:time-value="PT0H1M0S" table:formula="of:=[.N20]" table:style-name="ce11">
            <text:p>0:01:00</text:p>
          </table:table-cell>
          <table:table-cell office:value-type="string" table:style-name="ce25">
            <text:p>2022.05.21</text:p>
          </table:table-cell>
          <table:table-cell office:value-type="string" table:style-name="ce26">
            <text:p>09~21</text:p>
          </table:table-cell>
          <table:table-cell office:value-type="string" table:content-validation-name="val8" table:style-name="ce27">
            <text:p>Lalit</text:p>
          </table:table-cell>
          <table:table-cell office:value-type="string" table:style-name="ce27">
            <text:p>Ashok</text:p>
          </table:table-cell>
          <table:table-cell office:value-type="string" table:style-name="ce27">
            <text:p>Saju</text:p>
          </table:table-cell>
          <table:table-cell office:value-type="date" office:date-value="2022-05-21T19:00:00" table:style-name="ce15">
            <text:p>22-5-21 19:00</text:p>
          </table:table-cell>
          <table:table-cell office:value-type="date" office:date-value="2022-05-21T19:01:00" table:style-name="ce15">
            <text:p>22-5-21 19:01</text:p>
          </table:table-cell>
          <table:table-cell office:value-type="time" office:time-value="PT0H1M0S" table:formula="of:=[.M20]-[.L20]" table:style-name="ce16">
            <text:p>0:01:00</text:p>
          </table:table-cell>
          <table:table-cell office:value-type="string" table:style-name="ce14">
            <text:p>Kakao</text:p>
          </table:table-cell>
          <table:table-cell office:value-type="date" office:date-value="2022-05-21T19:01:00" table:style-name="ce15">
            <text:p>22-5-21 19:01</text:p>
          </table:table-cell>
          <table:table-cell office:value-type="string" table:style-name="ce17">
            <text:p>ccseuaccountp-loadbalancer 10.115.189.14 VIP is down</text:p>
          </table:table-cell>
          <table:table-cell office:value-type="string" table:style-name="ce28">
            <text:p>Checked, confirmed false alert, shared status</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1]);&quot;진행중&quot;;&quot;완료&quot;)" table:style-name="ce10">
            <text:p>완료</text:p>
          </table:table-cell>
          <table:table-cell office:value-type="time" office:time-value="PT1H3M0S" table:formula="of:=[.N21]" table:style-name="ce11">
            <text:p>1:03:00</text:p>
          </table:table-cell>
          <table:table-cell office:value-type="string" table:style-name="ce25">
            <text:p>2022.05.21</text:p>
          </table:table-cell>
          <table:table-cell office:value-type="string" table:style-name="ce26">
            <text:p>09~21</text:p>
          </table:table-cell>
          <table:table-cell office:value-type="string" table:content-validation-name="val8" table:style-name="ce27">
            <text:p>Lalit</text:p>
          </table:table-cell>
          <table:table-cell office:value-type="string" table:style-name="ce27">
            <text:p>Saju</text:p>
          </table:table-cell>
          <table:table-cell office:value-type="string" table:style-name="ce27">
            <text:p>Ashok</text:p>
          </table:table-cell>
          <table:table-cell office:value-type="date" office:date-value="2022-05-21T19:51:00" table:style-name="ce15">
            <text:p>22-5-21 19:51</text:p>
          </table:table-cell>
          <table:table-cell office:value-type="date" office:date-value="2022-05-21T20:54:00" table:style-name="ce15">
            <text:p>22-5-21 20:54</text:p>
          </table:table-cell>
          <table:table-cell office:value-type="time" office:time-value="PT1H3M0S" table:formula="of:=[.M21]-[.L21]" table:style-name="ce16">
            <text:p>1:03:00</text:p>
          </table:table-cell>
          <table:table-cell office:value-type="string" table:style-name="ce14">
            <text:p>Kakao</text:p>
          </table:table-cell>
          <table:table-cell office:value-type="date" office:date-value="2022-05-21T19:58:00" table:style-name="ce15">
            <text:p>22-5-21 19:58</text:p>
          </table:table-cell>
          <table:table-cell office:value-type="string" table:style-name="ce17">
            <text:p>/ Disk size is over 90%: ccseupartnerp01</text:p>
          </table:table-cell>
          <table:table-cell office:value-type="string" table:style-name="ce28">
            <text:p>Checked, confirmed status, shared status, messaged VM owner</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2]);&quot;진행중&quot;;&quot;완료&quot;)" table:style-name="ce10">
            <text:p>완료</text:p>
          </table:table-cell>
          <table:table-cell office:value-type="time" office:time-value="PT0H46M0S" table:formula="of:=[.N22]" table:style-name="ce11">
            <text:p>0:46:00</text:p>
          </table:table-cell>
          <table:table-cell office:value-type="string" table:style-name="ce25">
            <text:p>2022.05.23</text:p>
          </table:table-cell>
          <table:table-cell office:value-type="string" table:style-name="ce26">
            <text:p>09~21</text:p>
          </table:table-cell>
          <table:table-cell office:value-type="string" table:content-validation-name="val8" table:style-name="ce27">
            <text:p>김의현</text:p>
          </table:table-cell>
          <table:table-cell table:style-name="ce27"/>
          <table:table-cell office:value-type="string" table:style-name="ce27">
            <text:p>정종인,우전성</text:p>
          </table:table-cell>
          <table:table-cell office:value-type="date" office:date-value="2022-05-23T17:54:00" table:style-name="ce15">
            <text:p>22-5-23 17:54</text:p>
          </table:table-cell>
          <table:table-cell office:value-type="date" office:date-value="2022-05-23T18:40:00" table:style-name="ce15">
            <text:p>22-5-23 18:40</text:p>
          </table:table-cell>
          <table:table-cell office:value-type="time" office:time-value="PT0H46M0S" table:formula="of:=[.M22]-[.L22]" table:style-name="ce16">
            <text:p>0:46:00</text:p>
          </table:table-cell>
          <table:table-cell office:value-type="string" table:style-name="ce14">
            <text:p>M+</text:p>
          </table:table-cell>
          <table:table-cell office:value-type="date" office:date-value="2022-05-23T09:52:00" table:style-name="ce15">
            <text:p>22-5-23 9:52</text:p>
          </table:table-cell>
          <table:table-cell office:value-type="string" table:style-name="ce17">
            <text:p>ccseutomtomgwp-loadbalancer 10.115.189.26 VIP is down</text:p>
          </table:table-cell>
          <table:table-cell office:value-type="string" table:style-name="ce47">
            <text:p>정종인, 우전성매니저 확인 및 대응, ccseutomtomgwp 커넥션이 30k오버되면서 문제발생</text:p>
            <text:p>sbs담당자(정슬기책임), tomtomgw(김기원책임)에 의한 서비스 재기동</text:p>
          </table:table-cell>
          <table:table-cell table:style-name="ce28"/>
          <table:table-cell office:value-type="string" table:content-validation-name="val7" table:style-name="ce29">
            <text:p>x</text:p>
          </table:table-cell>
          <table:table-cell table:content-validation-name="val7" table:style-name="ce29"/>
          <table:table-cell office:value-type="string" table:style-name="ce30">
            <text:p>인프라(FW,A10)문제는 아니며 AWS 및 어플리케이션 문제로 확인</text:p>
          </table:table-cell>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3]);&quot;진행중&quot;;&quot;완료&quot;)" table:style-name="ce10">
            <text:p>완료</text:p>
          </table:table-cell>
          <table:table-cell office:value-type="time" office:time-value="PT0H1M0S" table:formula="of:=[.N23]" table:style-name="ce11">
            <text:p>0:01:00</text:p>
          </table:table-cell>
          <table:table-cell office:value-type="string" table:style-name="ce25">
            <text:p>2022.05.25</text:p>
          </table:table-cell>
          <table:table-cell office:value-type="string" table:style-name="ce26">
            <text:p>21~09</text:p>
          </table:table-cell>
          <table:table-cell office:value-type="string" table:content-validation-name="val8" table:style-name="ce27">
            <text:p>Radhika</text:p>
          </table:table-cell>
          <table:table-cell office:value-type="string" table:style-name="ce27">
            <text:p>허원범</text:p>
          </table:table-cell>
          <table:table-cell table:style-name="ce27"/>
          <table:table-cell office:value-type="date" office:date-value="2022-05-25T01:50:00" table:style-name="ce15">
            <text:p>22-5-25 1:50</text:p>
          </table:table-cell>
          <table:table-cell office:value-type="date" office:date-value="2022-05-25T01:51:00" table:style-name="ce15">
            <text:p>22-5-25 1:51</text:p>
          </table:table-cell>
          <table:table-cell office:value-type="time" office:time-value="PT0H1M0S" table:formula="of:=[.M23]-[.L23]" table:style-name="ce16">
            <text:p>0:01:00</text:p>
          </table:table-cell>
          <table:table-cell office:value-type="string" table:style-name="ce14">
            <text:p>Kakao</text:p>
          </table:table-cell>
          <table:table-cell office:value-type="string" table:style-name="ce15">
            <text:p>2022-05-23 / 9:52:00 AM</text:p>
          </table:table-cell>
          <table:table-cell office:value-type="string" table:style-name="ce17">
            <text:p>ccseudb01 EDB instance down<text:s/></text:p>
          </table:table-cell>
          <table:table-cell office:value-type="string" table:style-name="ce28">
            <text:p>Failover from ccseudb01 to ccseudb02</text:p>
          </table:table-cell>
          <table:table-cell table:style-name="ce28"/>
          <table:table-cell office:value-type="string" table:content-validation-name="val7" table:style-name="ce29">
            <text:p>X</text:p>
          </table:table-cell>
          <table:table-cell office:value-type="string" table:content-validation-name="val7" table:style-name="ce29">
            <text:p>O</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1M0S" table:formula="of:=[.N24]" table:style-name="ce11">
            <text:p>0:01:00</text:p>
          </table:table-cell>
          <table:table-cell office:value-type="string" table:style-name="ce25">
            <text:p>2022.05.25</text:p>
          </table:table-cell>
          <table:table-cell office:value-type="string" table:style-name="ce26">
            <text:p>21~09</text:p>
          </table:table-cell>
          <table:table-cell office:value-type="string" table:content-validation-name="val8" table:style-name="ce27">
            <text:p>Mohamed</text:p>
          </table:table-cell>
          <table:table-cell office:value-type="string" table:style-name="ce27">
            <text:p>Pethuraj, Thulasiraj</text:p>
          </table:table-cell>
          <table:table-cell table:style-name="ce27"/>
          <table:table-cell office:value-type="date" office:date-value="2022-05-25T04:04:00" table:style-name="ce15">
            <text:p>22-5-25 4:04</text:p>
          </table:table-cell>
          <table:table-cell office:value-type="date" office:date-value="2022-05-25T04:05:00" table:style-name="ce15">
            <text:p>22-5-25 4:05</text:p>
          </table:table-cell>
          <table:table-cell office:value-type="time" office:time-value="PT0H1M0S" table:formula="of:=[.M24]-[.L24]" table:style-name="ce16">
            <text:p>0:01:00</text:p>
          </table:table-cell>
          <table:table-cell office:value-type="string" table:style-name="ce14">
            <text:p>mail</text:p>
          </table:table-cell>
          <table:table-cell table:style-name="ce15"/>
          <table:table-cell office:value-type="string" table:style-name="ce17">
            <text:p><text:s/>Disk size is over 90%: ccseusbsp01 and <text:s/>Disk size is over 90%: ccseusbsp02</text:p>
          </table:table-cell>
          <table:table-cell office:value-type="string" table:style-name="ce28">
            <text:p><text:s/>Sent mail to vm owner</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5]);&quot;진행중&quot;;&quot;완료&quot;)" table:style-name="ce10">
            <text:p>완료</text:p>
          </table:table-cell>
          <table:table-cell office:value-type="time" office:time-value="PT0H1M0S" table:formula="of:=[.N25]" table:style-name="ce11">
            <text:p>0:01:00</text:p>
          </table:table-cell>
          <table:table-cell office:value-type="string" table:style-name="ce25">
            <text:p>2022.05.26</text:p>
          </table:table-cell>
          <table:table-cell office:value-type="string" table:style-name="ce26">
            <text:p>15~22</text:p>
          </table:table-cell>
          <table:table-cell office:value-type="string" table:content-validation-name="val8" table:style-name="ce27">
            <text:p>오창민</text:p>
          </table:table-cell>
          <table:table-cell table:style-name="ce27"/>
          <table:table-cell office:value-type="string" table:style-name="ce27">
            <text:p>정종인</text:p>
          </table:table-cell>
          <table:table-cell office:value-type="date" office:date-value="2022-05-25T21:29:00" table:style-name="ce15">
            <text:p>22-5-25 21:29</text:p>
          </table:table-cell>
          <table:table-cell office:value-type="date" office:date-value="2022-05-25T21:30:00" table:style-name="ce15">
            <text:p>22-5-25 21:30</text:p>
          </table:table-cell>
          <table:table-cell office:value-type="time" office:time-value="PT0H1M0S" table:formula="of:=[.M25]-[.L25]" table:style-name="ce16">
            <text:p>0:01:00</text:p>
          </table:table-cell>
          <table:table-cell office:value-type="string" table:style-name="ce14">
            <text:p>KaKao</text:p>
          </table:table-cell>
          <table:table-cell office:value-type="string" table:style-name="ce15">
            <text:p>2022-05-25 <text:s/>21:50:00 PM</text:p>
          </table:table-cell>
          <table:table-cell office:value-type="string" table:style-name="ce17">
            <text:p>Free Size on aggr_node02_data_EUCloud less than 10%</text:p>
          </table:table-cell>
          <table:table-cell office:value-type="string" table:style-name="ce28">
            <text:p>Deleted old <text:s/>snapshots</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1M0S" table:formula="of:=[.N26]" table:style-name="ce11">
            <text:p>0:01:00</text:p>
          </table:table-cell>
          <table:table-cell office:value-type="string" table:style-name="ce25">
            <text:p>2022.05.26</text:p>
          </table:table-cell>
          <table:table-cell office:value-type="string" table:style-name="ce26">
            <text:p>08~15</text:p>
          </table:table-cell>
          <table:table-cell office:value-type="string" table:content-validation-name="val8" table:style-name="ce27">
            <text:p>심명보</text:p>
          </table:table-cell>
          <table:table-cell table:style-name="ce27"/>
          <table:table-cell office:value-type="string" table:style-name="ce27">
            <text:p>권도현, 권찬울, 권혁규, 김경환, 김정환, 박진선, 어원기 , 이석희, 이세진</text:p>
          </table:table-cell>
          <table:table-cell office:value-type="date" office:date-value="2022-05-25T07:20:00" table:style-name="ce15">
            <text:p>22-5-25 7:20</text:p>
          </table:table-cell>
          <table:table-cell office:value-type="date" office:date-value="2022-05-25T07:21:00" table:style-name="ce15">
            <text:p>22-5-25 7:21</text:p>
          </table:table-cell>
          <table:table-cell office:value-type="time" office:time-value="PT0H1M0S" table:formula="of:=[.M26]-[.L26]" table:style-name="ce16">
            <text:p>0:01:00</text:p>
          </table:table-cell>
          <table:table-cell office:value-type="string" table:style-name="ce14">
            <text:p>Kakao, M+</text:p>
          </table:table-cell>
          <table:table-cell table:style-name="ce15"/>
          <table:table-cell office:value-type="string" table:style-name="ce48">
            <text:p>Problem: ccseuccspcontentp-loadbalancer VIP is down</text:p>
            <text:p>Problem: ccseuspap-loadbalancer VIP is down</text:p>
            <text:p>Problem: ccseupushp-loadbalancer VIP is down</text:p>
            <text:p>Problem: ccseuvehiclep-loadbalancer VIP is down</text:p>
            <text:p>Problem: ccseupartnerp-loadbalancer VIP is down</text:p>
            <text:p>Problem: ccseuuserlinkp-loadbalancer VIP is down</text:p>
          </table:table-cell>
          <table:table-cell office:value-type="string" table:style-name="ce47">
            <text:p>ccseuccspdbp 작업 시 DB 마스터 변경 속도가 느려서, WAS쪽 서비스 내리면서 알람발생</text:p>
            <text:p>긴급 건으로 메인터넌스 미등록 하여 작업 함</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28"/>
          <table:table-cell table:number-columns-repeated="16362" table:style-name="ce9"/>
        </table:table-row>
        <table:table-row table:style-name="ro2">
          <table:table-cell office:value-type="string" table:style-name="ce18">
            <text:p>5월</text:p>
          </table:table-cell>
          <table:table-cell office:value-type="string" table:style-name="ce18">
            <text:p>I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7M0S" table:formula="of:=[.N27]" table:style-name="ce11">
            <text:p>0:27:00</text:p>
          </table:table-cell>
          <table:table-cell office:value-type="date" office:date-value="2022-05-17T00:00:00" table:style-name="ce41">
            <text:p>2022.05.17</text:p>
          </table:table-cell>
          <table:table-cell office:value-type="string" table:style-name="ce49">
            <text:p>08~15</text:p>
          </table:table-cell>
          <table:table-cell office:value-type="string" table:content-validation-name="val8" table:style-name="ce42">
            <text:p>이후승</text:p>
          </table:table-cell>
          <table:table-cell table:style-name="ce42"/>
          <table:table-cell office:value-type="string" table:style-name="ce42">
            <text:p>Ahmed</text:p>
          </table:table-cell>
          <table:table-cell office:value-type="date" office:date-value="2022-05-17T10:10:00" table:style-name="ce23">
            <text:p>22-5-17 10:10</text:p>
          </table:table-cell>
          <table:table-cell office:value-type="date" office:date-value="2022-05-17T10:37:00" table:style-name="ce23">
            <text:p>22-5-17 10:37</text:p>
          </table:table-cell>
          <table:table-cell office:value-type="time" office:time-value="PT0H27M0S" table:formula="of:=[.M27]-[.L27]" table:style-name="ce16">
            <text:p>0:27:00</text:p>
          </table:table-cell>
          <table:table-cell office:value-type="string" table:style-name="ce22">
            <text:p>Kakao, Mail</text:p>
          </table:table-cell>
          <table:table-cell table:style-name="ce50"/>
          <table:table-cell office:value-type="string" table:style-name="ce24">
            <text:p>Eth64[InterLink] 회선 down</text:p>
          </table:table-cell>
          <table:table-cell office:value-type="string" table:style-name="ce44">
            <text:p>인도 담당자에게 mail 하여 notice</text:p>
          </table:table-cell>
          <table:table-cell table:style-name="ce44"/>
          <table:table-cell office:value-type="string" table:content-validation-name="val7" table:style-name="ce45">
            <text:p>X</text:p>
          </table:table-cell>
          <table:table-cell office:value-type="string" table:content-validation-name="val7" table:style-name="ce45">
            <text:p>O</text:p>
          </table:table-cell>
          <table:table-cell table:style-name="ce46"/>
          <table:table-cell table:number-columns-repeated="16362" table:style-name="ce9"/>
        </table:table-row>
        <table:table-row table:style-name="ro2">
          <table:table-cell office:value-type="string" table:style-name="ce2">
            <text:p>5월</text:p>
          </table:table-cell>
          <table:table-cell office:value-type="string" table:style-name="ce2">
            <text:p>I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8]);&quot;진행중&quot;;&quot;완료&quot;)" table:style-name="ce10">
            <text:p>완료</text:p>
          </table:table-cell>
          <table:table-cell office:value-type="time" office:time-value="PT0H11M0S" table:formula="of:=[.N28]" table:style-name="ce11">
            <text:p>0:11:00</text:p>
          </table:table-cell>
          <table:table-cell office:value-type="string" table:style-name="ce12">
            <text:p>2022.05.11</text:p>
          </table:table-cell>
          <table:table-cell office:value-type="string" table:style-name="ce13">
            <text:p>21~09</text:p>
          </table:table-cell>
          <table:table-cell office:value-type="string" table:content-validation-name="val8" table:style-name="ce14">
            <text:p>Lalit</text:p>
          </table:table-cell>
          <table:table-cell office:value-type="string" table:content-validation-name="val8" table:style-name="ce14">
            <text:p>Ram</text:p>
          </table:table-cell>
          <table:table-cell table:style-name="ce14"/>
          <table:table-cell office:value-type="date" office:date-value="2022-05-11T05:29:00" table:style-name="ce15">
            <text:p>22-5-11 5:29</text:p>
          </table:table-cell>
          <table:table-cell office:value-type="date" office:date-value="2022-05-11T05:40:00" table:style-name="ce15">
            <text:p>22-5-11 5:40</text:p>
          </table:table-cell>
          <table:table-cell office:value-type="time" office:time-value="PT0H11M0S" table:formula="of:=[.M28]-[.L28]" table:style-name="ce16">
            <text:p>0:11:00</text:p>
          </table:table-cell>
          <table:table-cell office:value-type="string" table:style-name="ce14">
            <text:p>M+ Messanger, email</text:p>
          </table:table-cell>
          <table:table-cell office:value-type="date" office:date-value="2022-05-11T05:35:00" table:style-name="ce15">
            <text:p>22-5-11 5:35</text:p>
          </table:table-cell>
          <table:table-cell office:value-type="string" table:style-name="ce17">
            <text:p>INCloudPrdIPMI02 has been restarted</text:p>
          </table:table-cell>
          <table:table-cell office:value-type="string" table:style-name="ce17">
            <text:p>Checked, confirmed reboot, shared in kakao and emailed to India contact person</text:p>
          </table:table-cell>
          <table:table-cell office:value-type="string" table:style-name="ce17">
            <text:p>INCLOUD-239</text:p>
          </table:table-cell>
          <table:table-cell office:value-type="string" table:content-validation-name="val7" table:style-name="ce14">
            <text:p>O</text:p>
          </table:table-cell>
          <table:table-cell office:value-type="string" table:content-validation-name="val7" table:style-name="ce14">
            <text:p>X</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9]);&quot;진행중&quot;;&quot;완료&quot;)" table:style-name="ce10">
            <text:p>완료</text:p>
          </table:table-cell>
          <table:table-cell office:value-type="time" office:time-value="PT0H8M0S" table:formula="of:=[.N29]" table:style-name="ce11">
            <text:p>0:08:00</text:p>
          </table:table-cell>
          <table:table-cell office:value-type="date" office:date-value="2022-05-17T00:00:00" table:style-name="ce12">
            <text:p>2022.05.17</text:p>
          </table:table-cell>
          <table:table-cell office:value-type="string" table:style-name="ce13">
            <text:p>08~15</text:p>
          </table:table-cell>
          <table:table-cell office:value-type="string" table:content-validation-name="val8" table:style-name="ce14">
            <text:p>이후승</text:p>
          </table:table-cell>
          <table:table-cell table:style-name="ce14"/>
          <table:table-cell office:value-type="string" table:style-name="ce14">
            <text:p>김지윤</text:p>
          </table:table-cell>
          <table:table-cell office:value-type="date" office:date-value="2022-05-17T09:27:00" table:style-name="ce15">
            <text:p>22-5-17 9:27</text:p>
          </table:table-cell>
          <table:table-cell office:value-type="date" office:date-value="2022-05-17T09:35:00" table:style-name="ce15">
            <text:p>22-5-17 9:35</text:p>
          </table:table-cell>
          <table:table-cell office:value-type="time" office:time-value="PT0H8M0S" table:formula="of:=[.M29]-[.L29]" table:style-name="ce16">
            <text:p>0:08:00</text:p>
          </table:table-cell>
          <table:table-cell office:value-type="string" table:style-name="ce14">
            <text:p>Kakao, M+</text:p>
          </table:table-cell>
          <table:table-cell office:value-type="date" office:date-value="2022-05-17T09:46:00" table:style-name="ce15">
            <text:p>22-5-17 9:46</text:p>
          </table:table-cell>
          <table:table-cell office:value-type="string" table:style-name="ce17">
            <text:p>ccskrvtwinkwp04 <text:s/>ping failed</text:p>
          </table:table-cell>
          <table:table-cell office:value-type="string" table:style-name="ce17">
            <text:p>하드 리부팅 진행, 이후 사용률 모니터링 후 라이브마이그레이션 진행 예정</text:p>
          </table:table-cell>
          <table:table-cell table:style-name="ce17"/>
          <table:table-cell office:value-type="string" table:content-validation-name="val7" table:style-name="ce14">
            <text:p>O</text:p>
          </table:table-cell>
          <table:table-cell office:value-type="string" table:content-validation-name="val7" table:style-name="ce14">
            <text:p>O</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0]);&quot;진행중&quot;;&quot;완료&quot;)" table:style-name="ce10">
            <text:p>완료</text:p>
          </table:table-cell>
          <table:table-cell office:value-type="time" office:time-value="PT1H35M0S" table:formula="of:=[.N30]" table:style-name="ce11">
            <text:p>1:35:00</text:p>
          </table:table-cell>
          <table:table-cell office:value-type="string" table:style-name="ce12">
            <text:p>2022.05.05</text:p>
          </table:table-cell>
          <table:table-cell office:value-type="string" table:style-name="ce13">
            <text:p>21 ~ 09</text:p>
          </table:table-cell>
          <table:table-cell office:value-type="string" table:content-validation-name="val8" table:style-name="ce14">
            <text:p>Subramanya</text:p>
          </table:table-cell>
          <table:table-cell office:value-type="string" table:style-name="ce14">
            <text:p>Ram and Saju</text:p>
          </table:table-cell>
          <table:table-cell table:style-name="ce14"/>
          <table:table-cell office:value-type="date" office:date-value="2022-05-06T02:15:00" table:style-name="ce15">
            <text:p>22-5-6 2:15</text:p>
          </table:table-cell>
          <table:table-cell office:value-type="date" office:date-value="2022-05-06T03:50:00" table:style-name="ce15">
            <text:p>22-5-6 3:50</text:p>
          </table:table-cell>
          <table:table-cell office:value-type="time" office:time-value="PT1H35M0S" table:formula="of:=[.M30]-[.L30]" table:style-name="ce16">
            <text:p>1:35:00</text:p>
          </table:table-cell>
          <table:table-cell office:value-type="string" table:style-name="ce14">
            <text:p>Kakao Chat - COC</text:p>
          </table:table-cell>
          <table:table-cell office:value-type="date" office:date-value="2022-05-05T04:12:00" table:style-name="ce15">
            <text:p>22-5-5 4:12</text:p>
          </table:table-cell>
          <table:table-cell office:value-type="string" table:style-name="ce17">
            <text:p>ccskrmonitorp01.krtms: / Filesystem pfree size</text:p>
          </table:table-cell>
          <table:table-cell office:value-type="string" table:style-name="ce17">
            <text:p>We have compressed and removed the respective access_log files unter httpd</text:p>
          </table:table-cell>
          <table:table-cell office:value-type="string" table:style-name="ce17">
            <text:p>KRCLOUD-4828</text:p>
          </table:table-cell>
          <table:table-cell office:value-type="string" table:content-validation-name="val7" table:style-name="ce14">
            <text:p>O</text:p>
          </table:table-cell>
          <table:table-cell office:value-type="string" table:content-validation-name="val7" table:style-name="ce14">
            <text:p>X</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1]);&quot;진행중&quot;;&quot;완료&quot;)" table:style-name="ce10">
            <text:p>완료</text:p>
          </table:table-cell>
          <table:table-cell office:value-type="time" office:time-value="PT0H3M0S" table:formula="of:=[.N31]" table:style-name="ce11">
            <text:p>0:03:00</text:p>
          </table:table-cell>
          <table:table-cell office:value-type="string" table:style-name="ce12">
            <text:p>2022.05.06</text:p>
          </table:table-cell>
          <table:table-cell office:value-type="string" table:style-name="ce13">
            <text:p>15~17</text:p>
          </table:table-cell>
          <table:table-cell office:value-type="string" table:content-validation-name="val8" table:style-name="ce14">
            <text:p>정종인</text:p>
          </table:table-cell>
          <table:table-cell table:style-name="ce14"/>
          <table:table-cell office:value-type="string" table:style-name="ce14">
            <text:p>김지윤, Ahmed</text:p>
          </table:table-cell>
          <table:table-cell office:value-type="date" office:date-value="2022-05-06T15:05:00" table:style-name="ce15">
            <text:p>22-5-6 15:05</text:p>
          </table:table-cell>
          <table:table-cell office:value-type="date" office:date-value="2022-05-06T15:08:00" table:style-name="ce15">
            <text:p>22-5-6 15:08</text:p>
          </table:table-cell>
          <table:table-cell office:value-type="time" office:time-value="PT0H3M0S" table:formula="of:=[.M31]-[.L31]" table:style-name="ce16">
            <text:p>0:03:00</text:p>
          </table:table-cell>
          <table:table-cell office:value-type="string" table:style-name="ce14">
            <text:p>Kakao Chat, Mail</text:p>
          </table:table-cell>
          <table:table-cell office:value-type="date" office:date-value="2022-05-06T15:15:00" table:style-name="ce15">
            <text:p>22-5-6 15:15</text:p>
          </table:table-cell>
          <table:table-cell office:value-type="string" table:style-name="ce17">
            <text:p>Problem: ccskrvtwin2kwp01.krcloud has just been restarted</text:p>
          </table:table-cell>
          <table:table-cell office:value-type="string" table:style-name="ce17">
            <text:p>해당 노드 restart 후 상태확인(이상없음) , 담당자 부재로 메일 및 티켓 생성</text:p>
          </table:table-cell>
          <table:table-cell office:value-type="string" table:style-name="ce17">
            <text:p>KRCLOUD-4832</text:p>
          </table:table-cell>
          <table:table-cell office:value-type="string" table:content-validation-name="val7" table:style-name="ce14">
            <text:p>X</text:p>
          </table:table-cell>
          <table:table-cell office:value-type="string" table:content-validation-name="val7" table:style-name="ce14">
            <text:p>X</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2]);&quot;진행중&quot;;&quot;완료&quot;)" table:style-name="ce10">
            <text:p>완료</text:p>
          </table:table-cell>
          <table:table-cell office:value-type="time" office:time-value="PT0H1M0S" table:formula="of:=[.N32]" table:style-name="ce11">
            <text:p>0:01:00</text:p>
          </table:table-cell>
          <table:table-cell office:value-type="string" table:style-name="ce12">
            <text:p>2022.05.18</text:p>
          </table:table-cell>
          <table:table-cell office:value-type="string" table:style-name="ce13">
            <text:p>15~22</text:p>
          </table:table-cell>
          <table:table-cell office:value-type="string" table:content-validation-name="val8" table:style-name="ce14">
            <text:p>임정현</text:p>
          </table:table-cell>
          <table:table-cell table:style-name="ce14"/>
          <table:table-cell office:value-type="string" table:style-name="ce14">
            <text:p>이한새</text:p>
          </table:table-cell>
          <table:table-cell office:value-type="date" office:date-value="2022-05-18T20:10:00" table:style-name="ce15">
            <text:p>22-5-18 20:10</text:p>
          </table:table-cell>
          <table:table-cell office:value-type="date" office:date-value="2022-05-18T20:11:00" table:style-name="ce15">
            <text:p>22-5-18 20:11</text:p>
          </table:table-cell>
          <table:table-cell office:value-type="time" office:time-value="PT0H1M0S" table:formula="of:=[.M32]-[.L32]" table:style-name="ce16">
            <text:p>0:01:00</text:p>
          </table:table-cell>
          <table:table-cell office:value-type="string" table:style-name="ce14">
            <text:p>Kakao, mail, Call, M+</text:p>
          </table:table-cell>
          <table:table-cell office:value-type="date" office:date-value="2022-05-18T21:19:00" table:style-name="ce15">
            <text:p>22-5-18 21:19</text:p>
          </table:table-cell>
          <table:table-cell office:value-type="string" table:style-name="ce17">
            <text:p>DB-PG ccskrannodbp01.krcloud, instance down</text:p>
          </table:table-cell>
          <table:table-cell office:value-type="string" table:style-name="ce17">
            <text:p>해당 VM담당자 이종원 책임님 ,COC DB 이한새 매니저님이 원인 분석중</text:p>
          </table:table-cell>
          <table:table-cell table:style-name="ce17"/>
          <table:table-cell office:value-type="string" table:content-validation-name="val7" table:style-name="ce14">
            <text:p>O</text:p>
          </table:table-cell>
          <table:table-cell office:value-type="string" table:content-validation-name="val7" table:style-name="ce14">
            <text:p>X</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3]);&quot;진행중&quot;;&quot;완료&quot;)" table:style-name="ce10">
            <text:p>완료</text:p>
          </table:table-cell>
          <table:table-cell office:value-type="time" office:time-value="PT0H25M0S" table:formula="of:=[.N33]" table:style-name="ce11">
            <text:p>0:25:00</text:p>
          </table:table-cell>
          <table:table-cell office:value-type="string" table:style-name="ce12">
            <text:p>2022.05.21</text:p>
          </table:table-cell>
          <table:table-cell office:value-type="string" table:style-name="ce13">
            <text:p>09~21</text:p>
          </table:table-cell>
          <table:table-cell office:value-type="string" table:content-validation-name="val8" table:style-name="ce14">
            <text:p>Lalit</text:p>
          </table:table-cell>
          <table:table-cell office:value-type="string" table:content-validation-name="val8" table:style-name="ce14">
            <text:p>Saju</text:p>
          </table:table-cell>
          <table:table-cell office:value-type="string" table:style-name="ce14">
            <text:p>Ashok</text:p>
          </table:table-cell>
          <table:table-cell office:value-type="date" office:date-value="2022-05-21T19:35:00" table:style-name="ce15">
            <text:p>22-5-21 19:35</text:p>
          </table:table-cell>
          <table:table-cell office:value-type="date" office:date-value="2022-05-21T20:00:00" table:style-name="ce15">
            <text:p>22-5-21 20:00</text:p>
          </table:table-cell>
          <table:table-cell office:value-type="time" office:time-value="PT0H25M0S" table:formula="of:=[.M33]-[.L33]" table:style-name="ce16">
            <text:p>0:25:00</text:p>
          </table:table-cell>
          <table:table-cell office:value-type="string" table:style-name="ce14">
            <text:p>Kakao, email</text:p>
          </table:table-cell>
          <table:table-cell office:value-type="date" office:date-value="2022-05-21T19:42:00" table:style-name="ce15">
            <text:p>22-5-21 19:42</text:p>
          </table:table-cell>
          <table:table-cell office:value-type="string" table:style-name="ce17">
            <text:p>/appl Disk size 14.95 % capacity left : ccskrtrafficgenp02</text:p>
          </table:table-cell>
          <table:table-cell office:value-type="string" table:style-name="ce17">
            <text:p>Checked, confirmed status, shared status, Emailed VM owner</text:p>
          </table:table-cell>
          <table:table-cell table:style-name="ce17"/>
          <table:table-cell office:value-type="string" table:content-validation-name="val7" table:style-name="ce14">
            <text:p>O</text:p>
          </table:table-cell>
          <table:table-cell office:value-type="string" table:content-validation-name="val7" table:style-name="ce14">
            <text:p>X</text:p>
          </table:table-cell>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4]" table:style-name="ce11">
            <text:p>0:00:00</text:p>
          </table:table-cell>
          <table:table-cell office:value-type="string" table:style-name="ce12">
            <text:p>2022.05.23</text:p>
          </table:table-cell>
          <table:table-cell office:value-type="string" table:style-name="ce13">
            <text:p>09~21</text:p>
          </table:table-cell>
          <table:table-cell office:value-type="string" table:content-validation-name="val8"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4]-[.L34]" table:style-name="ce16">
            <text:p>0:00:00</text:p>
          </table:table-cell>
          <table:table-cell office:value-type="string" table:style-name="ce14">
            <text:p>Kakao</text:p>
          </table:table-cell>
          <table:table-cell table:style-name="ce15"/>
          <table:table-cell office:value-type="string" table:style-name="ce17">
            <text:p><text:s/>ccskrtrafficdbp01.krcloud has just been restarted</text:p>
          </table:table-cell>
          <table:table-cell office:value-type="string" table:style-name="ce17">
            <text:p>작업에 의한 재기동</text:p>
          </table:table-cell>
          <table:table-cell table:style-name="ce17"/>
          <table:table-cell table:content-validation-name="val7" table:style-name="ce14"/>
          <table:table-cell table:content-validation-name="val7" table:style-name="ce14"/>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5]" table:style-name="ce11">
            <text:p>0:00:00</text:p>
          </table:table-cell>
          <table:table-cell office:value-type="string" table:style-name="ce12">
            <text:p>2022.05.23</text:p>
          </table:table-cell>
          <table:table-cell office:value-type="string" table:style-name="ce13">
            <text:p>09~21</text:p>
          </table:table-cell>
          <table:table-cell office:value-type="string" table:content-validation-name="val8" table:style-name="ce14">
            <text:p>채한길</text:p>
          </table:table-cell>
          <table:table-cell table:number-columns-repeated="2" table:style-name="ce14"/>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5]-[.L35]" table:style-name="ce16">
            <text:p>0:00:00</text:p>
          </table:table-cell>
          <table:table-cell office:value-type="string" table:style-name="ce14">
            <text:p>Kakao</text:p>
          </table:table-cell>
          <table:table-cell table:style-name="ce15"/>
          <table:table-cell office:value-type="string" table:style-name="ce17">
            <text:p><text:s/>ccskrtrafficdbp01.krcloud has just been restarted</text:p>
          </table:table-cell>
          <table:table-cell office:value-type="string" table:style-name="ce17">
            <text:p>작업에 의한 재기동</text:p>
          </table:table-cell>
          <table:table-cell table:style-name="ce17"/>
          <table:table-cell table:content-validation-name="val7" table:style-name="ce14"/>
          <table:table-cell table:content-validation-name="val7" table:style-name="ce14"/>
          <table:table-cell table:style-name="ce17"/>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6]" table:style-name="ce11">
            <text:p>0:00:00</text:p>
          </table:table-cell>
          <table:table-cell office:value-type="string" table:style-name="ce25">
            <text:p>2022.05.23</text:p>
          </table:table-cell>
          <table:table-cell office:value-type="string" table:style-name="ce51">
            <text:p>09~21</text:p>
          </table:table-cell>
          <table:table-cell office:value-type="string" table:content-validation-name="val8" table:style-name="ce14">
            <text:p>채한길</text:p>
          </table:table-cell>
          <table:table-cell table:number-columns-repeated="2" table:style-name="ce27"/>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6]-[.L36]" table:style-name="ce16">
            <text:p>0:00:00</text:p>
          </table:table-cell>
          <table:table-cell office:value-type="string" table:style-name="ce14">
            <text:p>Kakao</text:p>
          </table:table-cell>
          <table:table-cell table:style-name="ce15"/>
          <table:table-cell office:value-type="string" table:style-name="ce17">
            <text:p><text:s/>ccskrtrafficdbp02.krcloud has just been restarted</text:p>
          </table:table-cell>
          <table:table-cell office:value-type="string" table:style-name="ce28">
            <text:p>작업에 의한 재기동</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37]" table:style-name="ce11">
            <text:p>0:00:00</text:p>
          </table:table-cell>
          <table:table-cell office:value-type="string" table:style-name="ce25">
            <text:p>2022.05.23</text:p>
          </table:table-cell>
          <table:table-cell office:value-type="string" table:style-name="ce26">
            <text:p>09~21</text:p>
          </table:table-cell>
          <table:table-cell office:value-type="string" table:content-validation-name="val8" table:style-name="ce27">
            <text:p>채한길</text:p>
          </table:table-cell>
          <table:table-cell table:number-columns-repeated="2" table:style-name="ce27"/>
          <table:table-cell office:value-type="date" office:date-value="2022-05-23T16:34:00" table:style-name="ce15">
            <text:p>22-5-23 16:34</text:p>
          </table:table-cell>
          <table:table-cell office:value-type="date" office:date-value="2022-05-23T16:34:00" table:style-name="ce15">
            <text:p>22-5-23 16:34</text:p>
          </table:table-cell>
          <table:table-cell office:value-type="time" office:time-value="PT0H0M0S" table:formula="of:=[.M37]-[.L37]" table:style-name="ce16">
            <text:p>0:00:00</text:p>
          </table:table-cell>
          <table:table-cell office:value-type="string" table:style-name="ce14">
            <text:p>Kakao</text:p>
          </table:table-cell>
          <table:table-cell table:style-name="ce15"/>
          <table:table-cell office:value-type="string" table:style-name="ce17">
            <text:p><text:s/>ccskrtrafficdbp02.krcloud has just been restarted</text:p>
          </table:table-cell>
          <table:table-cell office:value-type="string" table:style-name="ce28">
            <text:p>작업에 의한 재기동</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office:string-value="완료" table:formula="of:=IF(ISBLANK([.P38]);&quot;진행중&quot;;&quot;완료&quot;)" table:style-name="ce19">
            <text:p>완료</text:p>
          </table:table-cell>
          <table:table-cell office:value-type="time" office:time-value="PT0H8M0S" table:formula="of:=[.N38]" table:style-name="ce11">
            <text:p>0:08:00</text:p>
          </table:table-cell>
          <table:table-cell office:value-type="string" table:style-name="ce41">
            <text:p>2022.05.24</text:p>
          </table:table-cell>
          <table:table-cell office:value-type="string" table:style-name="ce49">
            <text:p>08~15</text:p>
          </table:table-cell>
          <table:table-cell office:value-type="string" table:content-validation-name="val8" table:style-name="ce42">
            <text:p>심명보</text:p>
          </table:table-cell>
          <table:table-cell table:style-name="ce42"/>
          <table:table-cell office:value-type="string" table:style-name="ce42">
            <text:p>정종인, 임정현, 남재하</text:p>
          </table:table-cell>
          <table:table-cell office:value-type="date" office:date-value="2022-05-24T10:55:00" table:style-name="ce23">
            <text:p>22-5-24 10:55</text:p>
          </table:table-cell>
          <table:table-cell office:value-type="date" office:date-value="2022-05-24T11:03:00" table:style-name="ce23">
            <text:p>22-5-24 11:03</text:p>
          </table:table-cell>
          <table:table-cell office:value-type="time" office:time-value="PT0H8M0S" table:formula="of:=[.M38]-[.L38]" table:style-name="ce16">
            <text:p>0:08:00</text:p>
          </table:table-cell>
          <table:table-cell office:value-type="string" table:style-name="ce22">
            <text:p>Kakao</text:p>
          </table:table-cell>
          <table:table-cell office:value-type="string" table:style-name="ce23">
            <text:p>2022-05-24-11:56:00 AM</text:p>
          </table:table-cell>
          <table:table-cell office:value-type="string" table:style-name="ce24">
            <text:p>F5 big-IP: There are errors on the network interface (2.1)</text:p>
          </table:table-cell>
          <table:table-cell office:value-type="string" table:style-name="ce44">
            <text:p>인터페이스 에러 알람 발생, 확인 시 해당 인터페이스 정상 확인, 벤더 긴급 점검 진행 중</text:p>
          </table:table-cell>
          <table:table-cell table:style-name="ce44"/>
          <table:table-cell office:value-type="string" table:content-validation-name="val7" table:style-name="ce45">
            <text:p>X</text:p>
          </table:table-cell>
          <table:table-cell office:value-type="string" table:content-validation-name="val7" table:style-name="ce45">
            <text:p>O</text:p>
          </table:table-cell>
          <table:table-cell office:value-type="string" table:style-name="ce52">
            <text:p>10:55 분경 error 카운터 8개 발생 확인</text:p>
            <text:p>엔지니어 확인 결과 서비스에는 문제 없음 확인</text:p>
            <text:p>지속적발생시 해당 시간에 dump 생성 하여 원인 분석 요청 필요</text:p>
          </table:table-cell>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2M0S" table:formula="of:=[.N39]" table:style-name="ce11">
            <text:p>0:02:00</text:p>
          </table:table-cell>
          <table:table-cell office:value-type="string" table:style-name="ce25">
            <text:p>2022.05.27</text:p>
          </table:table-cell>
          <table:table-cell office:value-type="string" table:style-name="ce26">
            <text:p>15~22</text:p>
          </table:table-cell>
          <table:table-cell office:value-type="string" table:content-validation-name="val8" table:style-name="ce27">
            <text:p>오창민</text:p>
          </table:table-cell>
          <table:table-cell table:style-name="ce27"/>
          <table:table-cell office:value-type="string" table:style-name="ce27">
            <text:p>정종인</text:p>
          </table:table-cell>
          <table:table-cell office:value-type="date" office:date-value="2022-05-27T20:02:00" table:style-name="ce15">
            <text:p>22-5-27 20:02</text:p>
          </table:table-cell>
          <table:table-cell office:value-type="date" office:date-value="2022-05-27T20:04:00" table:style-name="ce15">
            <text:p>22-5-27 20:04</text:p>
          </table:table-cell>
          <table:table-cell office:value-type="time" office:time-value="PT0H2M0S" table:formula="of:=[.M39]-[.L39]" table:style-name="ce16">
            <text:p>0:02:00</text:p>
          </table:table-cell>
          <table:table-cell office:value-type="string" table:style-name="ce14">
            <text:p>Kakao, call</text:p>
          </table:table-cell>
          <table:table-cell table:style-name="ce15"/>
          <table:table-cell office:value-type="string" table:style-name="ce17">
            <text:p>/postgres_dump Disk size 8.94% capacity left : ccskrtrafficdbp01.krcloud/High</text:p>
          </table:table-cell>
          <table:table-cell office:value-type="string" table:style-name="ce28">
            <text:p>새 백업 디렉터리 생성하여 로그 파일 옮김. 공승현 책임 연락하여 확인 요청하였음.</text:p>
          </table:table-cell>
          <table:table-cell office:value-type="string" table:style-name="ce28">
            <text:p>KRCLOUD-4958</text:p>
          </table:table-cell>
          <table:table-cell office:value-type="string" table:content-validation-name="val7" table:style-name="ce29">
            <text:p>X</text:p>
          </table:table-cell>
          <table:table-cell office:value-type="string" table:content-validation-name="val7" table:style-name="ce29">
            <text:p>X</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0]);&quot;진행중&quot;;&quot;완료&quot;)" table:style-name="ce10">
            <text:p>완료</text:p>
          </table:table-cell>
          <table:table-cell office:value-type="time" office:time-value="PT0H0M0S" table:formula="of:=[.N40]" table:style-name="ce11">
            <text:p>0:00:00</text:p>
          </table:table-cell>
          <table:table-cell office:value-type="string" table:style-name="ce25">
            <text:p>2022.05.28</text:p>
          </table:table-cell>
          <table:table-cell office:value-type="string" table:style-name="ce26">
            <text:p>09~21</text:p>
          </table:table-cell>
          <table:table-cell office:value-type="string" table:content-validation-name="val8" table:style-name="ce27">
            <text:p>Mohamed</text:p>
          </table:table-cell>
          <table:table-cell office:value-type="string" table:style-name="ce27">
            <text:p>Ram</text:p>
          </table:table-cell>
          <table:table-cell table:style-name="ce27"/>
          <table:table-cell office:value-type="date" office:date-value="2022-05-28T14:04:00" table:style-name="ce15">
            <text:p>22-5-28 14:04</text:p>
          </table:table-cell>
          <table:table-cell office:value-type="date" office:date-value="2022-05-28T14:04:00" table:style-name="ce15">
            <text:p>22-5-28 14:04</text:p>
          </table:table-cell>
          <table:table-cell office:value-type="time" office:time-value="PT0H0M0S" table:formula="of:=[.M40]-[.L40]" table:style-name="ce16">
            <text:p>0:00:00</text:p>
          </table:table-cell>
          <table:table-cell office:value-type="string" table:style-name="ce14">
            <text:p>Kakao, call</text:p>
          </table:table-cell>
          <table:table-cell office:value-type="date" office:date-value="2022-05-28T15:10:00" table:style-name="ce15">
            <text:p>22-5-28 15:10</text:p>
          </table:table-cell>
          <table:table-cell office:value-type="string" table:style-name="ce17">
            <text:p>/ data disk size 10% capacity left: ccskrbigkafkap03</text:p>
          </table:table-cell>
          <table:table-cell office:value-type="string" table:style-name="ce28">
            <text:p>Emailed and contacted through phone.</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1]);&quot;진행중&quot;;&quot;완료&quot;)" table:style-name="ce10">
            <text:p>완료</text:p>
          </table:table-cell>
          <table:table-cell office:value-type="time" office:time-value="PT0H10M0S" table:formula="of:=[.N41]" table:style-name="ce11">
            <text:p>0:10:00</text:p>
          </table:table-cell>
          <table:table-cell office:value-type="string" table:style-name="ce25">
            <text:p>2022.05.28</text:p>
          </table:table-cell>
          <table:table-cell office:value-type="string" table:style-name="ce26">
            <text:p>09~21</text:p>
          </table:table-cell>
          <table:table-cell office:value-type="string" table:content-validation-name="val8" table:style-name="ce27">
            <text:p>Mohamed</text:p>
          </table:table-cell>
          <table:table-cell office:value-type="string" table:style-name="ce27">
            <text:p>Thulsiraj</text:p>
          </table:table-cell>
          <table:table-cell table:style-name="ce27"/>
          <table:table-cell office:value-type="date" office:date-value="2022-05-28T18:48:00" table:style-name="ce15">
            <text:p>22-5-28 18:48</text:p>
          </table:table-cell>
          <table:table-cell office:value-type="date" office:date-value="2022-05-28T18:58:00" table:style-name="ce15">
            <text:p>22-5-28 18:58</text:p>
          </table:table-cell>
          <table:table-cell office:value-type="time" office:time-value="PT0H10M0S" table:formula="of:=[.M41]-[.L41]" table:style-name="ce16">
            <text:p>0:10:00</text:p>
          </table:table-cell>
          <table:table-cell office:value-type="string" table:style-name="ce14">
            <text:p>Kakao, Auto M+</text:p>
          </table:table-cell>
          <table:table-cell office:value-type="date" office:date-value="2022-05-28T18:58:00" table:style-name="ce15">
            <text:p>22-5-28 18:58</text:p>
          </table:table-cell>
          <table:table-cell office:value-type="string" table:style-name="ce17">
            <text:p>ccskrhcloudkwp04.krcloud has just been restarted</text:p>
          </table:table-cell>
          <table:table-cell office:value-type="string" table:style-name="ce28">
            <text:p>Automatically it got resolved. Informed owner through messager &amp; email.</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0M0S" table:formula="of:=[.N42]" table:style-name="ce11">
            <text:p>0:00:00</text:p>
          </table:table-cell>
          <table:table-cell office:value-type="string" table:style-name="ce25">
            <text:p>2022.05.29</text:p>
          </table:table-cell>
          <table:table-cell office:value-type="string" table:style-name="ce26">
            <text:p>09~21</text:p>
          </table:table-cell>
          <table:table-cell office:value-type="string" table:content-validation-name="val8" table:style-name="ce27">
            <text:p>Mohamed</text:p>
          </table:table-cell>
          <table:table-cell office:value-type="string" table:style-name="ce27">
            <text:p>Ram</text:p>
          </table:table-cell>
          <table:table-cell table:style-name="ce27"/>
          <table:table-cell office:value-type="date" office:date-value="2022-05-29T15:23:00" table:style-name="ce15">
            <text:p>22-5-29 15:23</text:p>
          </table:table-cell>
          <table:table-cell office:value-type="date" office:date-value="2022-05-29T15:23:00" table:style-name="ce15">
            <text:p>22-5-29 15:23</text:p>
          </table:table-cell>
          <table:table-cell office:value-type="time" office:time-value="PT0H0M0S" table:formula="of:=[.M42]-[.L42]" table:style-name="ce16">
            <text:p>0:00:00</text:p>
          </table:table-cell>
          <table:table-cell office:value-type="string" table:style-name="ce14">
            <text:p>Kakao, Call</text:p>
          </table:table-cell>
          <table:table-cell table:style-name="ce15"/>
          <table:table-cell office:value-type="string" table:style-name="ce17">
            <text:p>Problem: Solid State Disk 0 4 : Physical disk is in warning state</text:p>
          </table:table-cell>
          <table:table-cell office:value-type="string" table:style-name="ce28">
            <text:p>RMA request on Monday and then proceed to hardware change.</text:p>
          </table:table-cell>
          <table:table-cell office:value-type="string" table:style-name="ce28">
            <text:p>KRCLOUD-4962</text:p>
          </table:table-cell>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3]);&quot;진행중&quot;;&quot;완료&quot;)" table:style-name="ce10">
            <text:p>완료</text:p>
          </table:table-cell>
          <table:table-cell office:value-type="time" office:time-value="PT0H1M0S" table:formula="of:=[.N43]" table:style-name="ce11">
            <text:p>0:01:00</text:p>
          </table:table-cell>
          <table:table-cell office:value-type="string" table:style-name="ce25">
            <text:p>2022.05.30</text:p>
          </table:table-cell>
          <table:table-cell office:value-type="string" table:style-name="ce26">
            <text:p>21~09</text:p>
          </table:table-cell>
          <table:table-cell office:value-type="string" table:content-validation-name="val8" table:style-name="ce27">
            <text:p>Subramanya</text:p>
          </table:table-cell>
          <table:table-cell office:value-type="string" table:style-name="ce27">
            <text:p>Saju &amp; Ashok</text:p>
          </table:table-cell>
          <table:table-cell table:style-name="ce14"/>
          <table:table-cell office:value-type="date" office:date-value="2022-05-31T03:35:00" table:style-name="ce15">
            <text:p>22-5-31 3:35</text:p>
          </table:table-cell>
          <table:table-cell office:value-type="date" office:date-value="2022-05-31T03:36:00" table:style-name="ce15">
            <text:p>22-5-31 3:36</text:p>
          </table:table-cell>
          <table:table-cell office:value-type="time" office:time-value="PT0H1M0S" table:formula="of:=[.M43]-[.L43]" table:style-name="ce16">
            <text:p>0:01:00</text:p>
          </table:table-cell>
          <table:table-cell office:value-type="string" table:style-name="ce14">
            <text:p>Kakao &amp; mail</text:p>
          </table:table-cell>
          <table:table-cell office:value-type="date" office:date-value="2022-05-31T03:42:00" table:style-name="ce15">
            <text:p>22-5-31 3:42</text:p>
          </table:table-cell>
          <table:table-cell office:value-type="string" table:style-name="ce17">
            <text:p>ccskrk8sp612.krcloud has just been restarted</text:p>
          </table:table-cell>
          <table:table-cell office:value-type="string" table:style-name="ce17">
            <text:p>Due to Kernel panic server got rebooted, we have created ticket for the same.. And sent mail to the owner and the group</text:p>
          </table:table-cell>
          <table:table-cell office:value-type="string" table:style-name="ce28">
            <text:p>KRCLOUD-4967</text:p>
          </table:table-cell>
          <table:table-cell office:value-type="string" table:content-validation-name="val7" table:style-name="ce29">
            <text:p>O</text:p>
          </table:table-cell>
          <table:table-cell table:content-validation-name="val7" table:style-name="ce29"/>
          <table:table-cell office:value-type="string" table:style-name="ce30">
            <text:p>There were 17 containers, all are up and running</text:p>
          </table:table-cell>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4]);&quot;진행중&quot;;&quot;완료&quot;)" table:style-name="ce19">
            <text:p>완료</text:p>
          </table:table-cell>
          <table:table-cell office:value-type="time" office:time-value="PT0H2M0S" table:formula="of:=[.N44]" table:style-name="ce11">
            <text:p>0:02:00</text:p>
          </table:table-cell>
          <table:table-cell office:value-type="date" office:date-value="2022-05-16T00:00:00" table:style-name="ce41">
            <text:p>2022.05.16</text:p>
          </table:table-cell>
          <table:table-cell office:value-type="string" table:style-name="ce49">
            <text:p>15~22</text:p>
          </table:table-cell>
          <table:table-cell office:value-type="string" table:content-validation-name="val8" table:style-name="ce42">
            <text:p>임정현</text:p>
          </table:table-cell>
          <table:table-cell table:style-name="ce42"/>
          <table:table-cell office:value-type="string" table:style-name="ce42">
            <text:p>김의현</text:p>
          </table:table-cell>
          <table:table-cell office:value-type="date" office:date-value="2022-05-16T18:28:00" table:style-name="ce23">
            <text:p>22-5-16 18:28</text:p>
          </table:table-cell>
          <table:table-cell office:value-type="date" office:date-value="2022-05-16T18:30:00" table:style-name="ce23">
            <text:p>22-5-16 18:30</text:p>
          </table:table-cell>
          <table:table-cell office:value-type="time" office:time-value="PT0H2M0S" table:formula="of:=[.M44]-[.L44]" table:style-name="ce16">
            <text:p>0:02:00</text:p>
          </table:table-cell>
          <table:table-cell office:value-type="string" table:style-name="ce22">
            <text:p>Kakao</text:p>
          </table:table-cell>
          <table:table-cell office:value-type="date" office:date-value="2022-05-16T19:14:00" table:style-name="ce23">
            <text:p>22-5-16 19:14</text:p>
          </table:table-cell>
          <table:table-cell office:value-type="string" table:style-name="ce24">
            <text:p>[FIRING:1](Rancher local Disk usage alert dvSgtNX7k)</text:p>
          </table:table-cell>
          <table:table-cell office:value-type="string" table:style-name="ce44">
            <text:p>Grafana 모니터링 변수값 수정</text:p>
          </table:table-cell>
          <table:table-cell table:style-name="ce44"/>
          <table:table-cell office:value-type="string" table:content-validation-name="val7" table:style-name="ce45">
            <text:p>O</text:p>
          </table:table-cell>
          <table:table-cell office:value-type="string" table:content-validation-name="val7" table:style-name="ce45">
            <text:p>X</text:p>
          </table:table-cell>
          <table:table-cell table:style-name="ce46"/>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45]);&quot;진행중&quot;;&quot;완료&quot;)" table:style-name="ce19">
            <text:p>완료</text:p>
          </table:table-cell>
          <table:table-cell office:value-type="time" office:time-value="PT0H1M0S" table:formula="of:=[.N45]" table:style-name="ce11">
            <text:p>0:01:00</text:p>
          </table:table-cell>
          <table:table-cell office:value-type="date" office:date-value="2022-05-17T00:00:00" table:style-name="ce41">
            <text:p>2022.05.17</text:p>
          </table:table-cell>
          <table:table-cell office:value-type="string" table:style-name="ce49">
            <text:p>15~22</text:p>
          </table:table-cell>
          <table:table-cell office:value-type="string" table:content-validation-name="val8" table:style-name="ce42">
            <text:p>임정현</text:p>
          </table:table-cell>
          <table:table-cell table:style-name="ce42"/>
          <table:table-cell office:value-type="string" table:style-name="ce42">
            <text:p>장재봉</text:p>
          </table:table-cell>
          <table:table-cell office:value-type="date" office:date-value="2022-05-17T15:30:00" table:style-name="ce23">
            <text:p>22-5-17 15:30</text:p>
          </table:table-cell>
          <table:table-cell office:value-type="date" office:date-value="2022-05-17T15:31:00" table:style-name="ce23">
            <text:p>22-5-17 15:31</text:p>
          </table:table-cell>
          <table:table-cell office:value-type="time" office:time-value="PT0H1M0S" table:formula="of:=[.M45]-[.L45]" table:style-name="ce16">
            <text:p>0:01:00</text:p>
          </table:table-cell>
          <table:table-cell office:value-type="string" table:style-name="ce22">
            <text:p>Kakao</text:p>
          </table:table-cell>
          <table:table-cell office:value-type="date" office:date-value="2022-05-18T10:20:00" table:style-name="ce23">
            <text:p>22-5-18 10:20</text:p>
          </table:table-cell>
          <table:table-cell office:value-type="string" table:style-name="ce24">
            <text:p>cf-ecd9654fb2533ee33b9e.doppler.0 has just been restarted</text:p>
          </table:table-cell>
          <table:table-cell office:value-type="string" table:style-name="ce53">
            <text:p>메가존 계약 만료(4.30)로 RMA진행 불가 오토에버측과 협의후 진행 예정</text:p>
            <text:p>지속적으로 알람 발생하여 Maintenance등록</text:p>
          </table:table-cell>
          <table:table-cell table:style-name="ce44"/>
          <table:table-cell office:value-type="string" table:content-validation-name="val7" table:style-name="ce45">
            <text:p>X</text:p>
          </table:table-cell>
          <table:table-cell office:value-type="string" table:content-validation-name="val7" table:style-name="ce45">
            <text:p>X</text:p>
          </table:table-cell>
          <table:table-cell table:style-name="ce46"/>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9M0S" table:formula="of:=[.N46]" table:style-name="ce11">
            <text:p>0:09:00</text:p>
          </table:table-cell>
          <table:table-cell office:value-type="string" table:style-name="ce41">
            <text:p>2022.05.07</text:p>
          </table:table-cell>
          <table:table-cell office:value-type="string" table:style-name="ce49">
            <text:p>17~22</text:p>
          </table:table-cell>
          <table:table-cell office:value-type="string" table:content-validation-name="val8" table:style-name="ce42">
            <text:p>이한새</text:p>
          </table:table-cell>
          <table:table-cell table:style-name="ce42"/>
          <table:table-cell office:value-type="string" table:style-name="ce42">
            <text:p>정진호</text:p>
          </table:table-cell>
          <table:table-cell office:value-type="date" office:date-value="2022-05-07T20:13:00" table:style-name="ce23">
            <text:p>22-5-7 20:13</text:p>
          </table:table-cell>
          <table:table-cell office:value-type="date" office:date-value="2022-05-07T20:22:00" table:style-name="ce23">
            <text:p>22-5-7 20:22</text:p>
          </table:table-cell>
          <table:table-cell office:value-type="time" office:time-value="PT0H9M0S" table:formula="of:=[.M46]-[.L46]" table:style-name="ce16">
            <text:p>0:09:00</text:p>
          </table:table-cell>
          <table:table-cell office:value-type="string" table:style-name="ce22">
            <text:p>Kakao, Call, SMS</text:p>
          </table:table-cell>
          <table:table-cell table:style-name="ce54"/>
          <table:table-cell office:value-type="string" table:style-name="ce24">
            <text:p>/data Disk size 9.96% capacity left: es02.ap-northeast-2.prd.h53</text:p>
          </table:table-cell>
          <table:table-cell office:value-type="string" table:style-name="ce44">
            <text:p>es02.ap-northeast-2.prd.h53 -&gt; sent SMS and called to VM owner</text:p>
          </table:table-cell>
          <table:table-cell table:style-name="ce44"/>
          <table:table-cell office:value-type="string" table:content-validation-name="val7" table:style-name="ce45">
            <text:p>X</text:p>
          </table:table-cell>
          <table:table-cell office:value-type="string" table:content-validation-name="val7" table:style-name="ce45">
            <text:p>X</text:p>
          </table:table-cell>
          <table:table-cell table:style-name="ce46"/>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7]);&quot;진행중&quot;;&quot;완료&quot;)" table:style-name="ce19">
            <text:p>완료</text:p>
          </table:table-cell>
          <table:table-cell office:value-type="time" office:time-value="PT0H9M0S" table:formula="of:=[.N47]" table:style-name="ce11">
            <text:p>0:09:00</text:p>
          </table:table-cell>
          <table:table-cell office:value-type="string" table:style-name="ce20">
            <text:p>2022.05.10</text:p>
          </table:table-cell>
          <table:table-cell office:value-type="string" table:style-name="ce21">
            <text:p>17~22</text:p>
          </table:table-cell>
          <table:table-cell office:value-type="string" table:content-validation-name="val8" table:style-name="ce22">
            <text:p>이한새</text:p>
          </table:table-cell>
          <table:table-cell table:style-name="ce22"/>
          <table:table-cell office:value-type="string" table:style-name="ce22">
            <text:p>정진호</text:p>
          </table:table-cell>
          <table:table-cell office:value-type="date" office:date-value="2022-05-10T15:16:00" table:style-name="ce23">
            <text:p>22-5-10 15:16</text:p>
          </table:table-cell>
          <table:table-cell office:value-type="date" office:date-value="2022-05-10T15:25:00" table:style-name="ce23">
            <text:p>22-5-10 15:25</text:p>
          </table:table-cell>
          <table:table-cell office:value-type="time" office:time-value="PT0H9M0S" table:formula="of:=[.M47]-[.L47]" table:style-name="ce16">
            <text:p>0:09:00</text:p>
          </table:table-cell>
          <table:table-cell office:value-type="string" table:style-name="ce22">
            <text:p>call, Kakao, mail</text:p>
          </table:table-cell>
          <table:table-cell office:value-type="date" office:date-value="2022-05-10T15:17:00" table:style-name="ce23">
            <text:p>22-5-10 15:17</text:p>
          </table:table-cell>
          <table:table-cell office:value-type="string" table:style-name="ce24">
            <text:p>interface ethernet43(): link down</text:p>
          </table:table-cell>
          <table:table-cell office:value-type="string" table:style-name="ce24">
            <text:p>이한선 책임님께 메일로 전달</text:p>
          </table:table-cell>
          <table:table-cell table:style-name="ce24"/>
          <table:table-cell office:value-type="string" table:content-validation-name="val7" table:style-name="ce22">
            <text:p>O</text:p>
          </table:table-cell>
          <table:table-cell office:value-type="string" table:content-validation-name="val7" table:style-name="ce22">
            <text:p>X</text:p>
          </table:table-cell>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48]);&quot;진행중&quot;;&quot;완료&quot;)" table:style-name="ce19">
            <text:p>완료</text:p>
          </table:table-cell>
          <table:table-cell office:value-type="time" office:time-value="PT0H1M0S" table:formula="of:=[.N48]" table:style-name="ce11">
            <text:p>0:01:00</text:p>
          </table:table-cell>
          <table:table-cell office:value-type="string" table:style-name="ce41">
            <text:p>2022.05.10</text:p>
          </table:table-cell>
          <table:table-cell office:value-type="string" table:style-name="ce49">
            <text:p>17~22</text:p>
          </table:table-cell>
          <table:table-cell office:value-type="string" table:content-validation-name="val8" table:style-name="ce42">
            <text:p>이한새</text:p>
          </table:table-cell>
          <table:table-cell table:style-name="ce42"/>
          <table:table-cell office:value-type="string" table:style-name="ce42">
            <text:p>정진호</text:p>
          </table:table-cell>
          <table:table-cell office:value-type="date" office:date-value="2022-05-10T16:32:00" table:style-name="ce23">
            <text:p>22-5-10 16:32</text:p>
          </table:table-cell>
          <table:table-cell office:value-type="date" office:date-value="2022-05-10T16:33:00" table:style-name="ce23">
            <text:p>22-5-10 16:33</text:p>
          </table:table-cell>
          <table:table-cell office:value-type="time" office:time-value="PT0H1M0S" table:formula="of:=[.M48]-[.L48]" table:style-name="ce16">
            <text:p>0:01:00</text:p>
          </table:table-cell>
          <table:table-cell office:value-type="string" table:style-name="ce22">
            <text:p>Kakao, mail</text:p>
          </table:table-cell>
          <table:table-cell office:value-type="date" office:date-value="2022-05-10T16:34:00" table:style-name="ce23">
            <text:p>22-5-10 16:34</text:p>
          </table:table-cell>
          <table:table-cell office:value-type="string" table:style-name="ce24">
            <text:p>key cloak alert [Service down]</text:p>
          </table:table-cell>
          <table:table-cell office:value-type="string" table:style-name="ce44">
            <text:p>이준 책임님께 메일로 전달</text:p>
          </table:table-cell>
          <table:table-cell table:style-name="ce44"/>
          <table:table-cell office:value-type="string" table:content-validation-name="val7" table:style-name="ce45">
            <text:p>O</text:p>
          </table:table-cell>
          <table:table-cell office:value-type="string" table:content-validation-name="val7" table:style-name="ce45">
            <text:p>X</text:p>
          </table:table-cell>
          <table:table-cell table:style-name="ce46"/>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49]);&quot;진행중&quot;;&quot;완료&quot;)" table:style-name="ce10">
            <text:p>완료</text:p>
          </table:table-cell>
          <table:table-cell office:value-type="time" office:time-value="PT0H18M0S" table:formula="of:=[.N49]" table:style-name="ce11">
            <text:p>0:18:00</text:p>
          </table:table-cell>
          <table:table-cell office:value-type="string" table:style-name="ce12">
            <text:p>2022.05.12</text:p>
          </table:table-cell>
          <table:table-cell office:value-type="string" table:style-name="ce13">
            <text:p>16~22</text:p>
          </table:table-cell>
          <table:table-cell office:value-type="string" table:content-validation-name="val8" table:style-name="ce14">
            <text:p>고희경</text:p>
          </table:table-cell>
          <table:table-cell table:style-name="ce14"/>
          <table:table-cell office:value-type="string" table:style-name="ce14">
            <text:p>장재봉, 임예슬, 정진호</text:p>
          </table:table-cell>
          <table:table-cell office:value-type="date" office:date-value="2022-05-12T17:00:00" table:style-name="ce15">
            <text:p>22-5-12 17:00</text:p>
          </table:table-cell>
          <table:table-cell office:value-type="date" office:date-value="2022-05-12T17:18:00" table:style-name="ce15">
            <text:p>22-5-12 17:18</text:p>
          </table:table-cell>
          <table:table-cell office:value-type="time" office:time-value="PT0H18M0S" table:formula="of:=[.M49]-[.L49]" table:style-name="ce16">
            <text:p>0:18:00</text:p>
          </table:table-cell>
          <table:table-cell office:value-type="string" table:style-name="ce14">
            <text:p>KaKao</text:p>
          </table:table-cell>
          <table:table-cell office:value-type="date" office:date-value="2022-05-12T17:08:00" table:style-name="ce15">
            <text:p>22-5-12 17:08</text:p>
          </table:table-cell>
          <table:table-cell office:value-type="string" table:style-name="ce17">
            <text:p>kr-az2-com06-01r08.kr.hcloud.h53 has been restartd<text:s/></text:p>
          </table:table-cell>
          <table:table-cell office:value-type="string" table:style-name="ce17">
            <text:p>compute host reboot 되어 v.m 13대 죽어 evacuation 진행, VM running 상태, DB 기동 완료</text:p>
          </table:table-cell>
          <table:table-cell table:style-name="ce17"/>
          <table:table-cell table:content-validation-name="val7" table:style-name="ce14"/>
          <table:table-cell table:content-validation-name="val7" table:style-name="ce14"/>
          <table:table-cell table:style-name="ce17"/>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0]);&quot;진행중&quot;;&quot;완료&quot;)" table:style-name="ce19">
            <text:p>완료</text:p>
          </table:table-cell>
          <table:table-cell office:value-type="time" office:time-value="PT0H3M0S" table:formula="of:=[.N50]" table:style-name="ce11">
            <text:p>0:03:00</text:p>
          </table:table-cell>
          <table:table-cell office:value-type="string" table:style-name="ce41">
            <text:p>2022.05.12</text:p>
          </table:table-cell>
          <table:table-cell office:value-type="string" table:style-name="ce49">
            <text:p>08~16</text:p>
          </table:table-cell>
          <table:table-cell office:value-type="string" table:content-validation-name="val8" table:style-name="ce42">
            <text:p>오창민</text:p>
          </table:table-cell>
          <table:table-cell table:style-name="ce42"/>
          <table:table-cell office:value-type="string" table:style-name="ce42">
            <text:p>장재봉, 이순철</text:p>
          </table:table-cell>
          <table:table-cell office:value-type="date" office:date-value="2022-05-12T14:21:00" table:style-name="ce23">
            <text:p>22-5-12 14:21</text:p>
          </table:table-cell>
          <table:table-cell office:value-type="date" office:date-value="2022-05-12T14:24:00" table:style-name="ce23">
            <text:p>22-5-12 14:24</text:p>
          </table:table-cell>
          <table:table-cell office:value-type="time" office:time-value="PT0H3M0S" table:formula="of:=[.M50]-[.L50]" table:style-name="ce16">
            <text:p>0:03:00</text:p>
          </table:table-cell>
          <table:table-cell office:value-type="string" table:style-name="ce22">
            <text:p>Kakao, Mail</text:p>
          </table:table-cell>
          <table:table-cell office:value-type="date" office:date-value="2022-05-12T14:44:00" table:style-name="ce23">
            <text:p>22-5-12 14:44</text:p>
          </table:table-cell>
          <table:table-cell office:value-type="string" table:style-name="ce24">
            <text:p>Unavailable by ICMP ping / diagnostic-mongos01.ap-northeast-2.prd.h53(2center)</text:p>
          </table:table-cell>
          <table:table-cell office:value-type="string" table:style-name="ce53">
            <text:p>이순철 수석님 컨택하여 IaaS 포탈로 담당자 확인(김승진 책임연구원)</text:p>
            <text:p>VM 생성 후 삭제<text:s/></text:p>
          </table:table-cell>
          <table:table-cell table:style-name="ce44"/>
          <table:table-cell office:value-type="string" table:content-validation-name="val7" table:style-name="ce45">
            <text:p>O</text:p>
          </table:table-cell>
          <table:table-cell office:value-type="string" table:content-validation-name="val7" table:style-name="ce45">
            <text:p>X</text:p>
          </table:table-cell>
          <table:table-cell table:style-name="ce46"/>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0M0S" table:formula="of:=[.N51]" table:style-name="ce11">
            <text:p>0:00:00</text:p>
          </table:table-cell>
          <table:table-cell office:value-type="string" table:style-name="ce25">
            <text:p>2022.05.12</text:p>
          </table:table-cell>
          <table:table-cell office:value-type="string" table:style-name="ce26">
            <text:p>16~22</text:p>
          </table:table-cell>
          <table:table-cell office:value-type="string" table:content-validation-name="val8" table:style-name="ce27">
            <text:p>고희경</text:p>
          </table:table-cell>
          <table:table-cell table:style-name="ce27"/>
          <table:table-cell office:value-type="string" table:style-name="ce27">
            <text:p>임예슬</text:p>
          </table:table-cell>
          <table:table-cell office:value-type="date" office:date-value="2022-05-12T20:27:00" table:style-name="ce15">
            <text:p>22-5-12 20:27</text:p>
          </table:table-cell>
          <table:table-cell office:value-type="date" office:date-value="2022-05-12T20:27:00" table:style-name="ce15">
            <text:p>22-5-12 20:27</text:p>
          </table:table-cell>
          <table:table-cell office:value-type="time" office:time-value="PT0H0M0S" table:formula="of:=[.M51]-[.L51]" table:style-name="ce16">
            <text:p>0:00:00</text:p>
          </table:table-cell>
          <table:table-cell office:value-type="string" table:style-name="ce14">
            <text:p>KaKao</text:p>
          </table:table-cell>
          <table:table-cell table:style-name="ce31"/>
          <table:table-cell office:value-type="string" table:style-name="ce17">
            <text:p>(KR-apne2 Rancher Local Cluster) Etcd reader has been changed</text:p>
          </table:table-cell>
          <table:table-cell office:value-type="string" table:style-name="ce28">
            <text:p>Etcd leader는 정상 UP 상태이며, 랜처2서버는 안진희,안주림 책임님께서 구성중</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0M0S" table:formula="of:=[.N52]" table:style-name="ce11">
            <text:p>0:00:00</text:p>
          </table:table-cell>
          <table:table-cell office:value-type="string" table:style-name="ce20">
            <text:p>2022.05.12</text:p>
          </table:table-cell>
          <table:table-cell office:value-type="string" table:style-name="ce21">
            <text:p>16~22</text:p>
          </table:table-cell>
          <table:table-cell office:value-type="string" table:content-validation-name="val8" table:style-name="ce22">
            <text:p>고희경</text:p>
          </table:table-cell>
          <table:table-cell table:style-name="ce22"/>
          <table:table-cell office:value-type="string" table:style-name="ce22">
            <text:p>장재봉</text:p>
          </table:table-cell>
          <table:table-cell office:value-type="date" office:date-value="2022-05-12T18:13:00" table:style-name="ce23">
            <text:p>22-5-12 18:13</text:p>
          </table:table-cell>
          <table:table-cell office:value-type="date" office:date-value="2022-05-12T18:13:00" table:style-name="ce23">
            <text:p>22-5-12 18:13</text:p>
          </table:table-cell>
          <table:table-cell office:value-type="time" office:time-value="PT0H0M0S" table:formula="of:=[.M52]-[.L52]" table:style-name="ce16">
            <text:p>0:00:00</text:p>
          </table:table-cell>
          <table:table-cell office:value-type="string" table:style-name="ce22">
            <text:p>KaKao</text:p>
          </table:table-cell>
          <table:table-cell table:style-name="ce54"/>
          <table:table-cell office:value-type="string" table:style-name="ce55">
            <text:p>2센터 Rancher 운영계 서비스 안됨</text:p>
          </table:table-cell>
          <table:table-cell office:value-type="string" table:style-name="ce55">
            <text:p>랜처 서버는 정상적으로 복구 되었고, reboot한 vm이 올라오지 않아 인프라개발팀에서 새로 vm할당 받은 후 재구성하여 클러스터와 조인할 예정</text:p>
          </table:table-cell>
          <table:table-cell table:style-name="ce24"/>
          <table:table-cell office:value-type="string" table:content-validation-name="val7" table:style-name="ce22">
            <text:p>O</text:p>
          </table:table-cell>
          <table:table-cell office:value-type="string" table:content-validation-name="val7" table:style-name="ce22">
            <text:p>X</text:p>
          </table:table-cell>
          <table:table-cell office:value-type="string" table:style-name="ce55">
            <text:p>rancher 접속 시 키 파일이 필요하지만,<text:s/></text:p>
            <text:p>오토에버에서 전달 받지 못해 현대차에서 키 파일을 전달 받아 접속 후 확인을 바로 할 수 없었음.</text:p>
          </table:table-cell>
          <table:table-cell table:number-columns-repeated="16362" table:style-name="ce9"/>
        </table:table-row>
        <table:table-row table:style-name="ro2">
          <table:table-cell office:value-type="string" table:style-name="ce2">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1M0S" table:formula="of:=[.N53]" table:style-name="ce11">
            <text:p>0:01:00</text:p>
          </table:table-cell>
          <table:table-cell office:value-type="string" table:style-name="ce41">
            <text:p>2022.05.12</text:p>
          </table:table-cell>
          <table:table-cell office:value-type="string" table:style-name="ce49">
            <text:p>16~22</text:p>
          </table:table-cell>
          <table:table-cell office:value-type="string" table:content-validation-name="val8" table:style-name="ce42">
            <text:p>고희경</text:p>
          </table:table-cell>
          <table:table-cell table:style-name="ce42"/>
          <table:table-cell office:value-type="string" table:style-name="ce42">
            <text:p>임예슬</text:p>
          </table:table-cell>
          <table:table-cell office:value-type="date" office:date-value="2022-05-12T20:21:00" table:style-name="ce23">
            <text:p>22-5-12 20:21</text:p>
          </table:table-cell>
          <table:table-cell office:value-type="date" office:date-value="2022-05-12T20:22:00" table:style-name="ce23">
            <text:p>22-5-12 20:22</text:p>
          </table:table-cell>
          <table:table-cell office:value-type="time" office:time-value="PT0H1M0S" table:style-name="ce16">
            <text:p>0:01:00</text:p>
          </table:table-cell>
          <table:table-cell office:value-type="string" table:style-name="ce22">
            <text:p>KaKao</text:p>
          </table:table-cell>
          <table:table-cell table:style-name="ce54"/>
          <table:table-cell office:value-type="string" table:style-name="ce24">
            <text:p>iaas-maxscale01-down-alert</text:p>
          </table:table-cell>
          <table:table-cell office:value-type="string" table:style-name="ce44">
            <text:p>실제 서버는 정상적으로 서비스 이상 없으며, 그라파나에서만 발생 작일 확인 필요</text:p>
          </table:table-cell>
          <table:table-cell table:style-name="ce44"/>
          <table:table-cell table:content-validation-name="val7" table:style-name="ce45"/>
          <table:table-cell table:content-validation-name="val7" table:style-name="ce45"/>
          <table:table-cell table:style-name="ce46"/>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table:style-name="ce19">
            <text:p>완료</text:p>
          </table:table-cell>
          <table:table-cell office:value-type="time" office:time-value="PT0H1M0S" table:formula="of:=[.N54]" table:style-name="ce11">
            <text:p>0:01:00</text:p>
          </table:table-cell>
          <table:table-cell office:value-type="string" table:style-name="ce41">
            <text:p>2022.05.12</text:p>
          </table:table-cell>
          <table:table-cell office:value-type="string" table:style-name="ce49">
            <text:p>16~22</text:p>
          </table:table-cell>
          <table:table-cell office:value-type="string" table:content-validation-name="val8" table:style-name="ce42">
            <text:p>고희경</text:p>
          </table:table-cell>
          <table:table-cell table:style-name="ce42"/>
          <table:table-cell office:value-type="string" table:style-name="ce42">
            <text:p>임예슬</text:p>
          </table:table-cell>
          <table:table-cell office:value-type="date" office:date-value="2022-05-12T20:21:00" table:style-name="ce23">
            <text:p>22-5-12 20:21</text:p>
          </table:table-cell>
          <table:table-cell office:value-type="date" office:date-value="2022-05-12T20:22:00" table:style-name="ce23">
            <text:p>22-5-12 20:22</text:p>
          </table:table-cell>
          <table:table-cell office:value-type="time" office:time-value="PT0H1M0S" table:formula="of:=[.M54]-[.L54]" table:style-name="ce16">
            <text:p>0:01:00</text:p>
          </table:table-cell>
          <table:table-cell office:value-type="string" table:style-name="ce22">
            <text:p>KaKao</text:p>
          </table:table-cell>
          <table:table-cell table:style-name="ce54"/>
          <table:table-cell office:value-type="string" table:style-name="ce24">
            <text:p>iaas-maxscale01-down-alert</text:p>
          </table:table-cell>
          <table:table-cell office:value-type="string" table:style-name="ce44">
            <text:p>실제 서버는 정상적으로 서비스 이상 없으며, 그라파나에서만 발생 작일 확인 필요</text:p>
          </table:table-cell>
          <table:table-cell table:style-name="ce44"/>
          <table:table-cell table:content-validation-name="val7" table:style-name="ce45"/>
          <table:table-cell table:content-validation-name="val7" table:style-name="ce45"/>
          <table:table-cell table:style-name="ce46"/>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0">
            <text:p>PRD</text:p>
          </table:table-cell>
          <table:table-cell office:value-type="string" office:string-value="완료" table:formula="of:=IF(ISBLANK([.P55]);&quot;진행중&quot;;&quot;완료&quot;)" table:style-name="ce19">
            <text:p>완료</text:p>
          </table:table-cell>
          <table:table-cell office:value-type="time" office:time-value="PT0H10M0S" table:formula="of:=[.N55]" table:style-name="ce11">
            <text:p>0:10:00</text:p>
          </table:table-cell>
          <table:table-cell office:value-type="string" table:style-name="ce41">
            <text:p>2022.05.13</text:p>
          </table:table-cell>
          <table:table-cell office:value-type="string" table:style-name="ce49">
            <text:p>16~22</text:p>
          </table:table-cell>
          <table:table-cell office:value-type="string" table:content-validation-name="val8" table:style-name="ce42">
            <text:p>고희경</text:p>
          </table:table-cell>
          <table:table-cell table:style-name="ce42"/>
          <table:table-cell office:value-type="string" table:style-name="ce42">
            <text:p>임예슬</text:p>
          </table:table-cell>
          <table:table-cell office:value-type="date" office:date-value="2022-05-13T14:48:00" table:style-name="ce23">
            <text:p>22-5-13 14:48</text:p>
          </table:table-cell>
          <table:table-cell office:value-type="date" office:date-value="2022-05-13T14:58:00" table:style-name="ce23">
            <text:p>22-5-13 14:58</text:p>
          </table:table-cell>
          <table:table-cell office:value-type="time" office:time-value="PT0H10M0S" table:formula="of:=[.M55]-[.L55]" table:style-name="ce16">
            <text:p>0:10:00</text:p>
          </table:table-cell>
          <table:table-cell office:value-type="string" table:style-name="ce22">
            <text:p>KaKao</text:p>
          </table:table-cell>
          <table:table-cell office:value-type="date" office:date-value="2022-05-13T15:46:00" table:style-name="ce23">
            <text:p>22-5-13 15:46</text:p>
          </table:table-cell>
          <table:table-cell office:value-type="string" table:style-name="ce56">
            <text:p>Rancher local Etcd has a leader change (1h) alert</text:p>
          </table:table-cell>
          <table:table-cell office:value-type="string" table:style-name="ce44">
            <text:p>Slack 채널에 안진희 책임님께서 신규 노드 Docker Restart 진행 확인</text:p>
          </table:table-cell>
          <table:table-cell table:style-name="ce44"/>
          <table:table-cell table:content-validation-name="val7" table:style-name="ce45"/>
          <table:table-cell table:content-validation-name="val7" table:style-name="ce45"/>
          <table:table-cell table:style-name="ce46"/>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56]);&quot;진행중&quot;;&quot;완료&quot;)" table:style-name="ce10">
            <text:p>완료</text:p>
          </table:table-cell>
          <table:table-cell office:value-type="time" office:time-value="PT0H1M0S" table:formula="of:=[.N56]" table:style-name="ce11">
            <text:p>0:01:00</text:p>
          </table:table-cell>
          <table:table-cell office:value-type="string" table:style-name="ce12">
            <text:p>2022.05.16</text:p>
          </table:table-cell>
          <table:table-cell office:value-type="string" table:style-name="ce13">
            <text:p>08~15</text:p>
          </table:table-cell>
          <table:table-cell office:value-type="string" table:content-validation-name="val8" table:style-name="ce14">
            <text:p>오창민</text:p>
          </table:table-cell>
          <table:table-cell table:number-columns-repeated="2" table:style-name="ce14"/>
          <table:table-cell office:value-type="date" office:date-value="2022-05-16T10:31:00" table:style-name="ce15">
            <text:p>22-5-16 10:31</text:p>
          </table:table-cell>
          <table:table-cell office:value-type="date" office:date-value="2022-05-16T10:32:00" table:style-name="ce15">
            <text:p>22-5-16 10:32</text:p>
          </table:table-cell>
          <table:table-cell office:value-type="time" office:time-value="PT0H1M0S" table:formula="of:=[.M56]-[.L56]" table:style-name="ce16">
            <text:p>0:01:00</text:p>
          </table:table-cell>
          <table:table-cell office:value-type="string" table:style-name="ce14">
            <text:p>Kakao, Mail</text:p>
          </table:table-cell>
          <table:table-cell office:value-type="date" office:date-value="2022-05-16T14:30:00" table:style-name="ce15">
            <text:p>22-5-16 14:30</text:p>
          </table:table-cell>
          <table:table-cell office:value-type="string" table:style-name="ce48">
            <text:p>System Board Inlet Temp: Temperature is above warning threshold: &gt;30</text:p>
            <text:p>Host: krcloudprdcomdr1515, 1613, 1614, 1615</text:p>
          </table:table-cell>
          <table:table-cell office:value-type="string" table:style-name="ce48">
            <text:p>의왕 IDC 센터(송영훈 대리) 다이렉트로 메일 확인요청</text:p>
            <text:p><text:s/>- 차후 연락 시 김준석책임, 신우영책임 컨택하여 확인요청 해야함.</text:p>
          </table:table-cell>
          <table:table-cell office:value-type="string" table:style-name="ce17">
            <text:p>RUCLOUD-675</text:p>
          </table:table-cell>
          <table:table-cell office:value-type="string" table:content-validation-name="val7" table:style-name="ce14">
            <text:p>O</text:p>
          </table:table-cell>
          <table:table-cell office:value-type="string" table:content-validation-name="val7" table:style-name="ce14">
            <text:p>O</text:p>
          </table:table-cell>
          <table:table-cell table:style-name="ce17"/>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7]);&quot;진행중&quot;;&quot;완료&quot;)" table:style-name="ce19">
            <text:p>완료</text:p>
          </table:table-cell>
          <table:table-cell office:value-type="time" office:time-value="PT24H37M0S" table:formula="of:=[.N57]" table:style-name="ce11">
            <text:p>0:37:00</text:p>
          </table:table-cell>
          <table:table-cell office:value-type="string" table:style-name="ce20">
            <text:p>2022.05.19</text:p>
          </table:table-cell>
          <table:table-cell office:value-type="string" table:style-name="ce21">
            <text:p>15~22</text:p>
          </table:table-cell>
          <table:table-cell office:value-type="string" table:content-validation-name="val8" table:style-name="ce22">
            <text:p>이후승</text:p>
          </table:table-cell>
          <table:table-cell table:style-name="ce22"/>
          <table:table-cell office:value-type="string" table:style-name="ce22">
            <text:p>김지윤</text:p>
          </table:table-cell>
          <table:table-cell office:value-type="date" office:date-value="2022-05-18T18:33:00" table:style-name="ce23">
            <text:p>22-5-18 18:33</text:p>
          </table:table-cell>
          <table:table-cell office:value-type="date" office:date-value="2022-05-19T19:10:00" table:style-name="ce23">
            <text:p>22-5-19 19:10</text:p>
          </table:table-cell>
          <table:table-cell office:value-type="time" office:time-value="PT24H37M0S" table:formula="of:=[.M57]-[.L57]" table:style-name="ce16">
            <text:p>0:37:00</text:p>
          </table:table-cell>
          <table:table-cell office:value-type="string" table:style-name="ce22">
            <text:p>Kakao, Call</text:p>
          </table:table-cell>
          <table:table-cell office:value-type="date" office:date-value="2022-05-19T18:50:00" table:style-name="ce23">
            <text:p>22-5-19 18:50</text:p>
          </table:table-cell>
          <table:table-cell office:value-type="string" table:style-name="ce24">
            <text:p>2센터 ES02 VM disk size capacity left 9.95</text:p>
          </table:table-cell>
          <table:table-cell office:value-type="string" table:style-name="ce24">
            <text:p>담당자 박상선 책임께 문의 - 금일 알람은 무시해도 된다고 확인받음</text:p>
          </table:table-cell>
          <table:table-cell table:style-name="ce24"/>
          <table:table-cell office:value-type="string" table:content-validation-name="val7" table:style-name="ce22">
            <text:p>O</text:p>
          </table:table-cell>
          <table:table-cell table:content-validation-name="val7" table:style-name="ce22"/>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8]);&quot;진행중&quot;;&quot;완료&quot;)" table:style-name="ce19">
            <text:p>완료</text:p>
          </table:table-cell>
          <table:table-cell office:value-type="time" office:time-value="PT24H34M0S" table:formula="of:=[.N58]" table:style-name="ce11">
            <text:p>0:34:00</text:p>
          </table:table-cell>
          <table:table-cell office:value-type="string" table:style-name="ce20">
            <text:p>2022.05.19</text:p>
          </table:table-cell>
          <table:table-cell office:value-type="string" table:style-name="ce21">
            <text:p>15~22</text:p>
          </table:table-cell>
          <table:table-cell office:value-type="string" table:content-validation-name="val9" table:style-name="ce22">
            <text:p>이후승</text:p>
          </table:table-cell>
          <table:table-cell table:style-name="ce22"/>
          <table:table-cell office:value-type="string" table:style-name="ce22">
            <text:p>김지윤</text:p>
          </table:table-cell>
          <table:table-cell office:value-type="date" office:date-value="2022-05-18T20:50:00" table:style-name="ce23">
            <text:p>22-5-18 20:50</text:p>
          </table:table-cell>
          <table:table-cell office:value-type="date" office:date-value="2022-05-19T21:24:00" table:style-name="ce23">
            <text:p>22-5-19 21:24</text:p>
          </table:table-cell>
          <table:table-cell office:value-type="time" office:time-value="PT24H34M0S" table:formula="of:=[.M58]-[.L58]" table:style-name="ce16">
            <text:p>0:34:00</text:p>
          </table:table-cell>
          <table:table-cell office:value-type="string" table:style-name="ce22">
            <text:p>Kakao, Call</text:p>
          </table:table-cell>
          <table:table-cell office:value-type="date" office:date-value="2022-05-19T21:25:00" table:style-name="ce23">
            <text:p>22-5-19 21:25</text:p>
          </table:table-cell>
          <table:table-cell office:value-type="string" table:style-name="ce24">
            <text:p>vServer prd-ccs-vehicle state down</text:p>
          </table:table-cell>
          <table:table-cell office:value-type="string" table:style-name="ce24">
            <text:p>삭제 예정인 것, CM등록 예정</text:p>
          </table:table-cell>
          <table:table-cell table:style-name="ce24"/>
          <table:table-cell office:value-type="string" table:content-validation-name="val7" table:style-name="ce22">
            <text:p>O</text:p>
          </table:table-cell>
          <table:table-cell table:content-validation-name="val7" table:style-name="ce22"/>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59]);&quot;진행중&quot;;&quot;완료&quot;)" table:style-name="ce19">
            <text:p>완료</text:p>
          </table:table-cell>
          <table:table-cell office:value-type="time" office:time-value="PT0H1M0S" table:formula="of:=[.N59]" table:style-name="ce11">
            <text:p>0:01:00</text:p>
          </table:table-cell>
          <table:table-cell office:value-type="string" table:style-name="ce20">
            <text:p>2022.05.21</text:p>
          </table:table-cell>
          <table:table-cell office:value-type="string" table:style-name="ce21">
            <text:p>21~09</text:p>
          </table:table-cell>
          <table:table-cell office:value-type="string" table:content-validation-name="val8" table:style-name="ce22">
            <text:p>Subramanya</text:p>
          </table:table-cell>
          <table:table-cell office:value-type="string" table:style-name="ce22">
            <text:p>Thulasiraj</text:p>
          </table:table-cell>
          <table:table-cell table:style-name="ce22"/>
          <table:table-cell office:value-type="date" office:date-value="2022-05-22T07:43:00" table:style-name="ce23">
            <text:p>22-5-22 7:43</text:p>
          </table:table-cell>
          <table:table-cell office:value-type="date" office:date-value="2022-05-22T07:44:00" table:style-name="ce23">
            <text:p>22-5-22 7:44</text:p>
          </table:table-cell>
          <table:table-cell office:value-type="time" office:time-value="PT0H1M0S" table:formula="of:=[.M59]-[.L59]" table:style-name="ce16">
            <text:p>0:01:00</text:p>
          </table:table-cell>
          <table:table-cell office:value-type="string" table:style-name="ce22">
            <text:p>Kakao</text:p>
          </table:table-cell>
          <table:table-cell office:value-type="date" office:date-value="2022-05-22T07:48:00" table:style-name="ce23">
            <text:p>22-5-22 7:48</text:p>
          </table:table-cell>
          <table:table-cell office:value-type="string" table:style-name="ce24">
            <text:p>[FIRING:1](Rancher local Disk usage alert dvSgtNX7k)</text:p>
          </table:table-cell>
          <table:table-cell office:value-type="string" table:style-name="ce24">
            <text:p>It got resolved automatically</text:p>
          </table:table-cell>
          <table:table-cell table:style-name="ce24"/>
          <table:table-cell office:value-type="string" table:content-validation-name="val7" table:style-name="ce22">
            <text:p>O</text:p>
          </table:table-cell>
          <table:table-cell table:content-validation-name="val7" table:style-name="ce22"/>
          <table:table-cell table:style-name="ce24"/>
          <table:table-cell table:number-columns-repeated="16362" table:style-name="ce9"/>
        </table:table-row>
        <table:table-row table:style-name="ro3">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0]);&quot;진행중&quot;;&quot;완료&quot;)" table:style-name="ce19">
            <text:p>완료</text:p>
          </table:table-cell>
          <table:table-cell office:value-type="time" office:time-value="PT0H5M0S" table:formula="of:=[.N60]" table:style-name="ce11">
            <text:p>0:05:00</text:p>
          </table:table-cell>
          <table:table-cell office:value-type="string" table:style-name="ce20">
            <text:p>2022.05.21</text:p>
          </table:table-cell>
          <table:table-cell office:value-type="string" table:style-name="ce21">
            <text:p>21~09</text:p>
          </table:table-cell>
          <table:table-cell office:value-type="string" table:content-validation-name="val8" table:style-name="ce22">
            <text:p>Subramanya</text:p>
          </table:table-cell>
          <table:table-cell office:value-type="string" table:style-name="ce22">
            <text:p>Thulasiraj</text:p>
          </table:table-cell>
          <table:table-cell table:style-name="ce22"/>
          <table:table-cell office:value-type="date" office:date-value="2022-05-22T08:30:00" table:style-name="ce23">
            <text:p>22-5-22 8:30</text:p>
          </table:table-cell>
          <table:table-cell office:value-type="date" office:date-value="2022-05-22T08:35:00" table:style-name="ce23">
            <text:p>22-5-22 8:35</text:p>
          </table:table-cell>
          <table:table-cell office:value-type="time" office:time-value="PT0H5M0S" table:formula="of:=[.M60]-[.L60]" table:style-name="ce16">
            <text:p>0:05:00</text:p>
          </table:table-cell>
          <table:table-cell office:value-type="string" table:style-name="ce22">
            <text:p>Kakao</text:p>
          </table:table-cell>
          <table:table-cell office:value-type="date" office:date-value="2022-05-22T07:48:00" table:style-name="ce23">
            <text:p>22-5-22 7:48</text:p>
          </table:table-cell>
          <table:table-cell office:value-type="string" table:style-name="ce24">
            <text:p>[FIRING:1](Rancher local Disk usage alert dvSgtNX7k)</text:p>
          </table:table-cell>
          <table:table-cell office:value-type="string" table:style-name="ce24">
            <text:p>It got resolved automatically</text:p>
          </table:table-cell>
          <table:table-cell table:style-name="ce24"/>
          <table:table-cell office:value-type="string" table:content-validation-name="val7" table:style-name="ce22">
            <text:p>O</text:p>
          </table:table-cell>
          <table:table-cell table:content-validation-name="val7" table:style-name="ce22"/>
          <table:table-cell table:style-name="ce24"/>
          <table:table-cell table:number-columns-repeated="16362" table:style-name="ce9"/>
        </table:table-row>
        <table:table-row table:style-name="ro2">
          <table:table-cell office:value-type="string" table:style-name="ce57">
            <text:p>5월</text:p>
          </table:table-cell>
          <table:table-cell office:value-type="string" table:style-name="ce57">
            <text:p>KR</text:p>
          </table:table-cell>
          <table:table-cell office:value-type="float" office:value="2" table:style-name="ce57">
            <text:p>2</text:p>
          </table:table-cell>
          <table:table-cell office:value-type="string" table:style-name="ce57">
            <text:p>PRD</text:p>
          </table:table-cell>
          <table:table-cell office:value-type="string" office:string-value="완료" table:formula="of:=IF(ISBLANK([.P61]);&quot;진행중&quot;;&quot;완료&quot;)" table:style-name="ce58">
            <text:p>완료</text:p>
          </table:table-cell>
          <table:table-cell office:value-type="time" office:time-value="PT24H8M0S" table:formula="of:=[.N61]" table:style-name="ce59">
            <text:p>0:08:00</text:p>
          </table:table-cell>
          <table:table-cell office:value-type="string" table:style-name="ce60">
            <text:p>2022.05.24</text:p>
          </table:table-cell>
          <table:table-cell office:value-type="string" table:style-name="ce61">
            <text:p>21~09</text:p>
          </table:table-cell>
          <table:table-cell office:value-type="string" table:content-validation-name="val8" table:style-name="ce62">
            <text:p>Subramanya</text:p>
          </table:table-cell>
          <table:table-cell office:value-type="string" table:style-name="ce62">
            <text:p>Saju, Ashok</text:p>
          </table:table-cell>
          <table:table-cell table:style-name="ce62"/>
          <table:table-cell office:value-type="date" office:date-value="2022-05-23T11:59:00" table:style-name="ce63">
            <text:p>22-5-23 11:59</text:p>
          </table:table-cell>
          <table:table-cell office:value-type="date" office:date-value="2022-05-24T12:07:00" table:style-name="ce63">
            <text:p>22-5-24 12:07</text:p>
          </table:table-cell>
          <table:table-cell office:value-type="time" office:time-value="PT24H8M0S" table:formula="of:=[.M61]-[.L61]" table:style-name="ce64">
            <text:p>0:08:00</text:p>
          </table:table-cell>
          <table:table-cell office:value-type="string" table:style-name="ce62">
            <text:p>Kakao</text:p>
          </table:table-cell>
          <table:table-cell office:value-type="string" table:style-name="ce63">
            <text:p>2022-05-24-12:05:00 AM</text:p>
          </table:table-cell>
          <table:table-cell office:value-type="string" table:style-name="ce65">
            <text:p>vServer ccs-prd-dataflow state: down</text:p>
          </table:table-cell>
          <table:table-cell office:value-type="string" table:style-name="ce65">
            <text:p>Automatically it got resolved</text:p>
          </table:table-cell>
          <table:table-cell table:style-name="ce65"/>
          <table:table-cell office:value-type="string" table:content-validation-name="val7" table:style-name="ce62">
            <text:p>O</text:p>
          </table:table-cell>
          <table:table-cell table:content-validation-name="val7" table:style-name="ce62"/>
          <table:table-cell table:style-name="ce65"/>
          <table:table-cell table:number-columns-repeated="16362" table:style-name="ce66"/>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2]);&quot;진행중&quot;;&quot;완료&quot;)" table:style-name="ce19">
            <text:p>완료</text:p>
          </table:table-cell>
          <table:table-cell office:value-type="time" office:time-value="PT0H3M0S" table:formula="of:=[.N62]" table:style-name="ce11">
            <text:p>0:03:00</text:p>
          </table:table-cell>
          <table:table-cell office:value-type="string" table:style-name="ce20">
            <text:p>2022.05.25</text:p>
          </table:table-cell>
          <table:table-cell office:value-type="string" table:style-name="ce21">
            <text:p>21~09</text:p>
          </table:table-cell>
          <table:table-cell office:value-type="string" table:content-validation-name="val8" table:style-name="ce22">
            <text:p>Mohamed</text:p>
          </table:table-cell>
          <table:table-cell office:value-type="string" table:style-name="ce22">
            <text:p>Pethuraj, Thulasiraj</text:p>
          </table:table-cell>
          <table:table-cell table:style-name="ce22"/>
          <table:table-cell office:value-type="date" office:date-value="2022-05-25T05:10:00" table:style-name="ce23">
            <text:p>22-5-25 5:10</text:p>
          </table:table-cell>
          <table:table-cell office:value-type="date" office:date-value="2022-05-25T05:13:00" table:style-name="ce23">
            <text:p>22-5-25 5:13</text:p>
          </table:table-cell>
          <table:table-cell office:value-type="time" office:time-value="PT0H3M0S" table:formula="of:=[.M62]-[.L62]" table:style-name="ce16">
            <text:p>0:03:00</text:p>
          </table:table-cell>
          <table:table-cell office:value-type="string" table:style-name="ce22">
            <text:p>Kakao</text:p>
          </table:table-cell>
          <table:table-cell office:value-type="date" office:date-value="2022-05-25T05:20:00" table:style-name="ce23">
            <text:p>22-5-25 5:20</text:p>
          </table:table-cell>
          <table:table-cell office:value-type="string" table:style-name="ce24">
            <text:p>openstack status<text:s/></text:p>
          </table:table-cell>
          <table:table-cell office:value-type="string" table:style-name="ce24">
            <text:p>Automatically it got resolved</text:p>
          </table:table-cell>
          <table:table-cell table:style-name="ce24"/>
          <table:table-cell table:content-validation-name="val7" table:style-name="ce22"/>
          <table:table-cell table:content-validation-name="val7" table:style-name="ce22"/>
          <table:table-cell table:style-name="ce24"/>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3M0S" table:formula="of:=[.N63]" table:style-name="ce11">
            <text:p>0:13:00</text:p>
          </table:table-cell>
          <table:table-cell office:value-type="string" table:style-name="ce41">
            <text:p>2022.05.25</text:p>
          </table:table-cell>
          <table:table-cell office:value-type="string" table:style-name="ce49">
            <text:p>09~21</text:p>
          </table:table-cell>
          <table:table-cell office:value-type="string" table:content-validation-name="val8" table:style-name="ce42">
            <text:p>김의현</text:p>
          </table:table-cell>
          <table:table-cell table:number-columns-repeated="2" table:style-name="ce42"/>
          <table:table-cell office:value-type="date" office:date-value="2022-05-25T17:41:00" table:style-name="ce23">
            <text:p>22-5-25 17:41</text:p>
          </table:table-cell>
          <table:table-cell office:value-type="date" office:date-value="2022-05-25T17:54:00" table:style-name="ce23">
            <text:p>22-5-25 17:54</text:p>
          </table:table-cell>
          <table:table-cell office:value-type="time" office:time-value="PT0H13M0S" table:formula="of:=[.M63]-[.L63]" table:style-name="ce16">
            <text:p>0:13:00</text:p>
          </table:table-cell>
          <table:table-cell office:value-type="string" table:style-name="ce22">
            <text:p>Kakao</text:p>
          </table:table-cell>
          <table:table-cell table:style-name="ce23"/>
          <table:table-cell office:value-type="string" table:style-name="ce24">
            <text:p>iaas-maxsclae01 down alert</text:p>
          </table:table-cell>
          <table:table-cell office:value-type="string" table:style-name="ce44">
            <text:p>오탐으로 확인</text:p>
          </table:table-cell>
          <table:table-cell table:style-name="ce44"/>
          <table:table-cell table:content-validation-name="val7" table:style-name="ce45"/>
          <table:table-cell table:content-validation-name="val7" table:style-name="ce45"/>
          <table:table-cell table:style-name="ce46"/>
          <table:table-cell table:number-columns-repeated="16362" table:style-name="ce9"/>
        </table:table-row>
        <table:table-row table:style-name="ro2">
          <table:table-cell office:value-type="string" table:style-name="ce2">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3M0S" table:formula="of:=[.N64]" table:style-name="ce11">
            <text:p>0:13:00</text:p>
          </table:table-cell>
          <table:table-cell office:value-type="string" table:style-name="ce20">
            <text:p>2022.05.25</text:p>
          </table:table-cell>
          <table:table-cell office:value-type="string" table:style-name="ce21">
            <text:p>09~21</text:p>
          </table:table-cell>
          <table:table-cell office:value-type="string" table:content-validation-name="val8" table:style-name="ce22">
            <text:p>김의현</text:p>
          </table:table-cell>
          <table:table-cell table:number-columns-repeated="2" table:style-name="ce22"/>
          <table:table-cell office:value-type="date" office:date-value="2022-05-25T17:41:00" table:style-name="ce23">
            <text:p>22-5-25 17:41</text:p>
          </table:table-cell>
          <table:table-cell office:value-type="date" office:date-value="2022-05-25T17:54:00" table:style-name="ce23">
            <text:p>22-5-25 17:54</text:p>
          </table:table-cell>
          <table:table-cell office:value-type="time" office:time-value="PT0H13M0S" table:style-name="ce16">
            <text:p>0:13:00</text:p>
          </table:table-cell>
          <table:table-cell office:value-type="string" table:style-name="ce22">
            <text:p>Kakao</text:p>
          </table:table-cell>
          <table:table-cell table:style-name="ce23"/>
          <table:table-cell office:value-type="string" table:style-name="ce24">
            <text:p>iaas-maxsclae01 down alert</text:p>
          </table:table-cell>
          <table:table-cell office:value-type="string" table:style-name="ce24">
            <text:p>오탐으로 확인</text:p>
          </table:table-cell>
          <table:table-cell table:style-name="ce24"/>
          <table:table-cell table:content-validation-name="val7" table:style-name="ce22"/>
          <table:table-cell table:content-validation-name="val7" table:style-name="ce22"/>
          <table:table-cell table:style-name="ce24"/>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7M0S" table:formula="of:=[.N65]" table:style-name="ce11">
            <text:p>0:07:00</text:p>
          </table:table-cell>
          <table:table-cell office:value-type="string" table:style-name="ce25">
            <text:p>2022.05.25</text:p>
          </table:table-cell>
          <table:table-cell office:value-type="string" table:style-name="ce26">
            <text:p>08~17</text:p>
          </table:table-cell>
          <table:table-cell office:value-type="string" table:content-validation-name="val8" table:style-name="ce27">
            <text:p>심명보</text:p>
          </table:table-cell>
          <table:table-cell table:style-name="ce27"/>
          <table:table-cell office:value-type="string" table:style-name="ce27">
            <text:p>박상성</text:p>
          </table:table-cell>
          <table:table-cell office:value-type="date" office:date-value="2022-05-25T14:29:00" table:style-name="ce15">
            <text:p>22-5-25 14:29</text:p>
          </table:table-cell>
          <table:table-cell office:value-type="date" office:date-value="2022-05-25T14:36:00" table:style-name="ce15">
            <text:p>22-5-25 14:36</text:p>
          </table:table-cell>
          <table:table-cell office:value-type="time" office:time-value="PT0H7M0S" table:formula="of:=[.M65]-[.L65]" table:style-name="ce16">
            <text:p>0:07:00</text:p>
          </table:table-cell>
          <table:table-cell office:value-type="string" table:style-name="ce14">
            <text:p>Kakao, M+</text:p>
          </table:table-cell>
          <table:table-cell table:style-name="ce15"/>
          <table:table-cell office:value-type="string" table:style-name="ce28">
            <text:p>Problem: Interface cali2d83f848bb9: Link down - host : hubble-k8s-worker04.kr.hcloud.h53</text:p>
          </table:table-cell>
          <table:table-cell office:value-type="string" table:style-name="ce28">
            <text:p>Admin 쪽 베어메탈 호스트로 COC 에서 확인 불가 박재민 연구원께 확인 요청</text:p>
          </table:table-cell>
          <table:table-cell table:style-name="ce28"/>
          <table:table-cell office:value-type="string" table:content-validation-name="val7" table:style-name="ce29">
            <text:p>X</text:p>
          </table:table-cell>
          <table:table-cell office:value-type="string" table:content-validation-name="val7" table:style-name="ce29">
            <text:p>O</text:p>
          </table:table-cell>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6]);&quot;진행중&quot;;&quot;완료&quot;)" table:style-name="ce10">
            <text:p>완료</text:p>
          </table:table-cell>
          <table:table-cell office:value-type="time" office:time-value="PT0H2M0S" table:formula="of:=[.N66]" table:style-name="ce11">
            <text:p>0:02:00</text:p>
          </table:table-cell>
          <table:table-cell office:value-type="string" table:style-name="ce25">
            <text:p>2022.05.28</text:p>
          </table:table-cell>
          <table:table-cell office:value-type="string" table:style-name="ce26">
            <text:p>22~09</text:p>
          </table:table-cell>
          <table:table-cell office:value-type="string" table:content-validation-name="val8" table:style-name="ce27">
            <text:p>Radhika</text:p>
          </table:table-cell>
          <table:table-cell office:value-type="string" table:style-name="ce27">
            <text:p>Radhika, Jiyoon</text:p>
          </table:table-cell>
          <table:table-cell table:style-name="ce27"/>
          <table:table-cell office:value-type="date" office:date-value="2022-05-28T06:09:01" table:style-name="ce15">
            <text:p>22-5-28 6:09</text:p>
          </table:table-cell>
          <table:table-cell office:value-type="date" office:date-value="2022-05-28T06:11:01" table:style-name="ce15">
            <text:p>22-5-28 6:11</text:p>
          </table:table-cell>
          <table:table-cell office:value-type="time" office:time-value="PT0H2M0S" table:formula="of:=[.M66]-[.L66]" table:style-name="ce16">
            <text:p>0:02:00</text:p>
          </table:table-cell>
          <table:table-cell office:value-type="string" table:style-name="ce14">
            <text:p>Kakao</text:p>
          </table:table-cell>
          <table:table-cell office:value-type="date" office:date-value="2022-05-28T08:15:00" table:style-name="ce15">
            <text:p>22-5-28 8:15</text:p>
          </table:table-cell>
          <table:table-cell office:value-type="string" table:style-name="ce17">
            <text:p>kr-az2-com05-02r08.kr.hcloud.h53 unavailable icmp ping</text:p>
          </table:table-cell>
          <table:table-cell office:value-type="string" table:style-name="ce28">
            <text:p>rebooted the host and started up all 10 VMS</text:p>
          </table:table-cell>
          <table:table-cell table:style-name="ce28"/>
          <table:table-cell office:value-type="string" table:content-validation-name="val7" table:style-name="ce29">
            <text:p>O</text:p>
          </table:table-cell>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7]);&quot;진행중&quot;;&quot;완료&quot;)" table:style-name="ce10">
            <text:p>완료</text:p>
          </table:table-cell>
          <table:table-cell office:value-type="time" office:time-value="PT0H4M0S" table:formula="of:=[.N67]" table:style-name="ce11">
            <text:p>0:04:00</text:p>
          </table:table-cell>
          <table:table-cell office:value-type="string" table:style-name="ce25">
            <text:p>2022.05.28</text:p>
          </table:table-cell>
          <table:table-cell office:value-type="string" table:style-name="ce26">
            <text:p>09~21</text:p>
          </table:table-cell>
          <table:table-cell office:value-type="string" table:content-validation-name="val8" table:style-name="ce27">
            <text:p>Mohamed</text:p>
          </table:table-cell>
          <table:table-cell office:value-type="string" table:style-name="ce27">
            <text:p>Ram</text:p>
          </table:table-cell>
          <table:table-cell table:style-name="ce27"/>
          <table:table-cell office:value-type="date" office:date-value="2022-05-28T11:10:00" table:style-name="ce15">
            <text:p>22-5-28 11:10</text:p>
          </table:table-cell>
          <table:table-cell office:value-type="date" office:date-value="2022-05-28T11:14:00" table:style-name="ce15">
            <text:p>22-5-28 11:14</text:p>
          </table:table-cell>
          <table:table-cell office:value-type="time" office:time-value="PT0H4M0S" table:formula="of:=[.M67]-[.L67]" table:style-name="ce16">
            <text:p>0:04:00</text:p>
          </table:table-cell>
          <table:table-cell office:value-type="string" table:style-name="ce67">
            <text:p>Kakao</text:p>
          </table:table-cell>
          <table:table-cell office:value-type="date" office:date-value="2022-05-28T11:16:00" table:style-name="ce15">
            <text:p>22-5-28 11:16</text:p>
          </table:table-cell>
          <table:table-cell office:value-type="string" table:style-name="ce17">
            <text:p>Switch Asic Lower Left Corner: Temperature is too low : &lt;5 - <text:s/>krcloud-prd-ipmi-r5</text:p>
          </table:table-cell>
          <table:table-cell office:value-type="string" table:style-name="ce28">
            <text:p>Automatically it got resolved.</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68]);&quot;진행중&quot;;&quot;완료&quot;)" table:style-name="ce10">
            <text:p>완료</text:p>
          </table:table-cell>
          <table:table-cell office:value-type="time" office:time-value="PT0H1M0S" table:formula="of:=[.N68]" table:style-name="ce11">
            <text:p>0:01:00</text:p>
          </table:table-cell>
          <table:table-cell office:value-type="string" table:style-name="ce25">
            <text:p>2022.05.28</text:p>
          </table:table-cell>
          <table:table-cell office:value-type="string" table:style-name="ce26">
            <text:p>09~21</text:p>
          </table:table-cell>
          <table:table-cell office:value-type="string" table:content-validation-name="val8" table:style-name="ce27">
            <text:p>Mohamed</text:p>
          </table:table-cell>
          <table:table-cell office:value-type="string" table:style-name="ce27">
            <text:p>Thulsiraj</text:p>
          </table:table-cell>
          <table:table-cell table:style-name="ce27"/>
          <table:table-cell office:value-type="date" office:date-value="2022-05-28T19:04:00" table:style-name="ce15">
            <text:p>22-5-28 19:04</text:p>
          </table:table-cell>
          <table:table-cell office:value-type="date" office:date-value="2022-05-28T19:05:00" table:style-name="ce15">
            <text:p>22-5-28 19:05</text:p>
          </table:table-cell>
          <table:table-cell office:value-type="time" office:time-value="PT0H1M0S" table:formula="of:=[.M68]-[.L68]" table:style-name="ce16">
            <text:p>0:01:00</text:p>
          </table:table-cell>
          <table:table-cell office:value-type="string" table:style-name="ce14">
            <text:p>Kakao</text:p>
          </table:table-cell>
          <table:table-cell office:value-type="date" office:date-value="2022-05-28T19:28:00" table:style-name="ce15">
            <text:p>22-5-28 19:28</text:p>
          </table:table-cell>
          <table:table-cell office:value-type="string" table:style-name="ce28">
            <text:p>Unavailable by ICMP ping kr-az2-com05-02r08</text:p>
          </table:table-cell>
          <table:table-cell office:value-type="string" table:style-name="ce68">
            <text:p>rebooted the host and started up all 10 VMS<text:s/></text:p>
          </table:table-cell>
          <table:table-cell table:style-name="ce28"/>
          <table:table-cell office:value-type="string" table:content-validation-name="val7" table:style-name="ce29">
            <text:p>O</text:p>
          </table:table-cell>
          <table:table-cell table:content-validation-name="val7" table:style-name="ce29"/>
          <table:table-cell table:style-name="ce30"/>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69]);&quot;진행중&quot;;&quot;완료&quot;)" table:style-name="ce19">
            <text:p>완료</text:p>
          </table:table-cell>
          <table:table-cell office:value-type="time" office:time-value="PT0H0M0S" table:formula="of:=[.N69]" table:style-name="ce11">
            <text:p>0:00:00</text:p>
          </table:table-cell>
          <table:table-cell office:value-type="string" table:style-name="ce41">
            <text:p>2022.05.28</text:p>
          </table:table-cell>
          <table:table-cell office:value-type="string" table:style-name="ce49">
            <text:p>09~21</text:p>
          </table:table-cell>
          <table:table-cell office:value-type="string" table:content-validation-name="val8" table:style-name="ce42">
            <text:p>Mohamed</text:p>
          </table:table-cell>
          <table:table-cell office:value-type="string" table:style-name="ce42">
            <text:p>Thulsiraj</text:p>
          </table:table-cell>
          <table:table-cell table:style-name="ce42"/>
          <table:table-cell office:value-type="date" office:date-value="2022-05-28T18:12:00" table:style-name="ce23">
            <text:p>22-5-28 18:12</text:p>
          </table:table-cell>
          <table:table-cell office:value-type="date" office:date-value="2022-05-28T18:12:00" table:style-name="ce23">
            <text:p>22-5-28 18:12</text:p>
          </table:table-cell>
          <table:table-cell office:value-type="time" office:time-value="PT0H0M0S" table:formula="of:=[.M69]-[.L69]" table:style-name="ce16">
            <text:p>0:00:00</text:p>
          </table:table-cell>
          <table:table-cell office:value-type="string" table:style-name="ce22">
            <text:p>kakao, Call</text:p>
          </table:table-cell>
          <table:table-cell office:value-type="date" office:date-value="2022-05-28T20:35:00" table:style-name="ce23">
            <text:p>22-5-28 20:35</text:p>
          </table:table-cell>
          <table:table-cell office:value-type="string" table:style-name="ce24">
            <text:p>/data disk size 9.98% capacity left: es02.ap-northeast-2prd.h53</text:p>
          </table:table-cell>
          <table:table-cell office:value-type="string" table:style-name="ce44">
            <text:p>Called the owner and he said we can ignore the alert.</text:p>
          </table:table-cell>
          <table:table-cell table:style-name="ce44"/>
          <table:table-cell table:content-validation-name="val7" table:style-name="ce45"/>
          <table:table-cell table:content-validation-name="val7" table:style-name="ce45"/>
          <table:table-cell table:style-name="ce46"/>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0">
            <text:p>완료</text:p>
          </table:table-cell>
          <table:table-cell office:value-type="time" office:time-value="PT0H2M0S" table:formula="of:=[.N70]" table:style-name="ce11">
            <text:p>0:02:00</text:p>
          </table:table-cell>
          <table:table-cell office:value-type="string" table:style-name="ce25">
            <text:p>2022.05.28</text:p>
          </table:table-cell>
          <table:table-cell office:value-type="string" table:style-name="ce26">
            <text:p>21~09</text:p>
          </table:table-cell>
          <table:table-cell office:value-type="string" table:content-validation-name="val8" table:style-name="ce27">
            <text:p>Subramanya</text:p>
          </table:table-cell>
          <table:table-cell office:value-type="string" table:style-name="ce27">
            <text:p>Ashok</text:p>
          </table:table-cell>
          <table:table-cell table:style-name="ce27"/>
          <table:table-cell office:value-type="date" office:date-value="2022-05-29T05:28:00" table:style-name="ce15">
            <text:p>22-5-29 5:28</text:p>
          </table:table-cell>
          <table:table-cell office:value-type="date" office:date-value="2022-05-29T05:30:00" table:style-name="ce15">
            <text:p>22-5-29 5:30</text:p>
          </table:table-cell>
          <table:table-cell office:value-type="time" office:time-value="PT0H2M0S" table:formula="of:=[.M70]-[.L70]" table:style-name="ce16">
            <text:p>0:02:00</text:p>
          </table:table-cell>
          <table:table-cell office:value-type="string" table:style-name="ce14">
            <text:p>Kakao</text:p>
          </table:table-cell>
          <table:table-cell table:style-name="ce15"/>
          <table:table-cell office:value-type="string" table:style-name="ce69">
            <text:p>broker01.ap-northeast-2.prd.h53 ICMP ping Unavailable/we have created the ticket to update Zabbix inventory also KRCLOUD-4961</text:p>
          </table:table-cell>
          <table:table-cell office:value-type="string" table:style-name="ce28">
            <text:p>There is a zabbix inventory mismatch, no problem with the server and service.<text:s/></text:p>
          </table:table-cell>
          <table:table-cell office:value-type="string" table:style-name="ce47">
            <text:p>KRCLOUD-4960 &amp; KRCLOUD-4961</text:p>
          </table:table-cell>
          <table:table-cell table:content-validation-name="val7" table:style-name="ce29"/>
          <table:table-cell table:content-validation-name="val7" table:style-name="ce29"/>
          <table:table-cell office:value-type="string" table:style-name="ce30">
            <text:p>Issue is there with Zabbix inventory not with servers.</text:p>
          </table:table-cell>
          <table:table-cell table:number-columns-repeated="16362" table:style-name="ce9"/>
        </table:table-row>
        <table:table-row table:style-name="ro2">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71]);&quot;진행중&quot;;&quot;완료&quot;)" table:style-name="ce19">
            <text:p>완료</text:p>
          </table:table-cell>
          <table:table-cell office:value-type="time" office:time-value="PT0H0M0S" table:formula="of:=[.N71]" table:style-name="ce11">
            <text:p>0:00:00</text:p>
          </table:table-cell>
          <table:table-cell office:value-type="string" table:style-name="ce41">
            <text:p>2022.05.28</text:p>
          </table:table-cell>
          <table:table-cell office:value-type="string" table:style-name="ce49">
            <text:p>09~21</text:p>
          </table:table-cell>
          <table:table-cell office:value-type="string" table:content-validation-name="val8" table:style-name="ce42">
            <text:p>Mohamed</text:p>
          </table:table-cell>
          <table:table-cell office:value-type="string" table:style-name="ce42">
            <text:p>Thulsiraj</text:p>
          </table:table-cell>
          <table:table-cell table:style-name="ce42"/>
          <table:table-cell office:value-type="date" office:date-value="2022-05-28T18:49:00" table:style-name="ce23">
            <text:p>22-5-28 18:49</text:p>
          </table:table-cell>
          <table:table-cell office:value-type="date" office:date-value="2022-05-28T18:49:00" table:style-name="ce23">
            <text:p>22-5-28 18:49</text:p>
          </table:table-cell>
          <table:table-cell office:value-type="time" office:time-value="PT0H0M0S" table:formula="of:=[.M71]-[.L71]" table:style-name="ce16">
            <text:p>0:00:00</text:p>
          </table:table-cell>
          <table:table-cell office:value-type="string" table:style-name="ce22">
            <text:p>Kakao</text:p>
          </table:table-cell>
          <table:table-cell office:value-type="date" office:date-value="2022-05-28T18:50:00" table:style-name="ce23">
            <text:p>22-5-28 18:50</text:p>
          </table:table-cell>
          <table:table-cell office:value-type="string" table:style-name="ce24">
            <text:p>Gitlab Gitaly Alert service down [hcloud-portal-monitoring]</text:p>
          </table:table-cell>
          <table:table-cell office:value-type="string" table:style-name="ce44">
            <text:p>Automatically it got resolved.</text:p>
          </table:table-cell>
          <table:table-cell table:style-name="ce44"/>
          <table:table-cell table:content-validation-name="val7" table:style-name="ce45"/>
          <table:table-cell table:content-validation-name="val7" table:style-name="ce45"/>
          <table:table-cell table:style-name="ce46"/>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2]);&quot;진행중&quot;;&quot;완료&quot;)" table:style-name="ce10">
            <text:p>완료</text:p>
          </table:table-cell>
          <table:table-cell office:value-type="time" office:time-value="PT0H2M0S" table:formula="of:=[.N72]" table:style-name="ce11">
            <text:p>0:02:00</text:p>
          </table:table-cell>
          <table:table-cell office:value-type="string" table:style-name="ce25">
            <text:p>2022.05.30</text:p>
          </table:table-cell>
          <table:table-cell office:value-type="string" table:style-name="ce26">
            <text:p>21~09</text:p>
          </table:table-cell>
          <table:table-cell office:value-type="string" table:content-validation-name="val8" table:style-name="ce27">
            <text:p>Subramanya</text:p>
          </table:table-cell>
          <table:table-cell office:value-type="string" table:style-name="ce27">
            <text:p>Saju &amp; Ashok</text:p>
          </table:table-cell>
          <table:table-cell table:style-name="ce27"/>
          <table:table-cell office:value-type="date" office:date-value="2022-05-31T04:55:00" table:style-name="ce15">
            <text:p>22-5-31 4:55</text:p>
          </table:table-cell>
          <table:table-cell office:value-type="date" office:date-value="2022-05-31T04:57:00" table:style-name="ce15">
            <text:p>22-5-31 4:57</text:p>
          </table:table-cell>
          <table:table-cell office:value-type="time" office:time-value="PT0H2M0S" table:formula="of:=[.M72]-[.L72]" table:style-name="ce16">
            <text:p>0:02:00</text:p>
          </table:table-cell>
          <table:table-cell office:value-type="string" table:style-name="ce14">
            <text:p>Kakao &amp; mail</text:p>
          </table:table-cell>
          <table:table-cell office:value-type="date" office:date-value="2022-05-31T07:28:00" table:style-name="ce15">
            <text:p>22-5-31 7:28</text:p>
          </table:table-cell>
          <table:table-cell office:value-type="string" table:style-name="ce17">
            <text:p>Unavailable by ICMP ping Host: kr-az2-com05-02r08.kr.hcloud.h53</text:p>
          </table:table-cell>
          <table:table-cell office:value-type="string" table:style-name="ce28">
            <text:p>Due to CPU error, server went down.</text:p>
          </table:table-cell>
          <table:table-cell office:value-type="string" table:style-name="ce28">
            <text:p>KRCLOUD-4968</text:p>
          </table:table-cell>
          <table:table-cell office:value-type="string" table:content-validation-name="val7" table:style-name="ce29">
            <text:p>O</text:p>
          </table:table-cell>
          <table:table-cell table:content-validation-name="val7" table:style-name="ce29"/>
          <table:table-cell office:value-type="string" table:style-name="ce30">
            <text:p>There is no evacuation node for this staging server to evacute the instances, we have brought up the server twice but went down again .. Finally it came up and running with all the underlying instances</text:p>
          </table:table-cell>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3]);&quot;진행중&quot;;&quot;완료&quot;)" table:style-name="ce10">
            <text:p>완료</text:p>
          </table:table-cell>
          <table:table-cell office:value-type="time" office:time-value="PT0H1M0S" table:formula="of:=[.N73]" table:style-name="ce11">
            <text:p>0:01:00</text:p>
          </table:table-cell>
          <table:table-cell office:value-type="string" table:style-name="ce25">
            <text:p>2022.05.30</text:p>
          </table:table-cell>
          <table:table-cell office:value-type="string" table:style-name="ce26">
            <text:p>08~15</text:p>
          </table:table-cell>
          <table:table-cell office:value-type="string" table:content-validation-name="val8" table:style-name="ce27">
            <text:p>이후승</text:p>
          </table:table-cell>
          <table:table-cell office:value-type="string" table:style-name="ce27">
            <text:p>Ashok</text:p>
          </table:table-cell>
          <table:table-cell office:value-type="string" table:style-name="ce27">
            <text:p>심명보</text:p>
          </table:table-cell>
          <table:table-cell office:value-type="date" office:date-value="2022-05-30T11:55:00" table:style-name="ce15">
            <text:p>22-5-30 11:55</text:p>
          </table:table-cell>
          <table:table-cell office:value-type="date" office:date-value="2022-05-30T11:56:00" table:style-name="ce15">
            <text:p>22-5-30 11:56</text:p>
          </table:table-cell>
          <table:table-cell office:value-type="time" office:time-value="PT0H1M0S" table:formula="of:=[.M73]-[.L73]" table:style-name="ce16">
            <text:p>0:01:00</text:p>
          </table:table-cell>
          <table:table-cell office:value-type="string" table:style-name="ce14">
            <text:p>Kakao, Call</text:p>
          </table:table-cell>
          <table:table-cell office:value-type="date" office:date-value="2022-05-30T08:00:00" table:style-name="ce15">
            <text:p>22-5-30 8:00</text:p>
          </table:table-cell>
          <table:table-cell office:value-type="string" table:style-name="ce70">
            <text:p>Problem: Unavailable by ICMP ping</text:p>
            <text:p>Host: kr-az2-com05-02r08.kr.hcloud.h53</text:p>
          </table:table-cell>
          <table:table-cell office:value-type="string" table:style-name="ce28">
            <text:p>주말에 재부팅 발생한 동일 호스트, 금일 이준 책임께 새로 호스트(172.16.19.157) 할당 받아 마이그레이션 예정</text:p>
          </table:table-cell>
          <table:table-cell table:style-name="ce28"/>
          <table:table-cell table:content-validation-name="val7" table:style-name="ce29"/>
          <table:table-cell table:content-validation-name="val7" table:style-name="ce29"/>
          <table:table-cell table:style-name="ce30"/>
          <table:table-cell table:number-columns-repeated="16362" table:style-name="ce9"/>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74]);&quot;진행중&quot;;&quot;완료&quot;)" table:style-name="ce10">
            <text:p>완료</text:p>
          </table:table-cell>
          <table:table-cell office:value-type="time" office:time-value="PT0H1M0S" table:formula="of:=[.N74]" table:style-name="ce11">
            <text:p>0:01:00</text:p>
          </table:table-cell>
          <table:table-cell office:value-type="string" table:style-name="ce25">
            <text:p>2022.05.30</text:p>
          </table:table-cell>
          <table:table-cell office:value-type="string" table:style-name="ce26">
            <text:p>21~09</text:p>
          </table:table-cell>
          <table:table-cell office:value-type="string" table:content-validation-name="val8" table:style-name="ce27">
            <text:p>Subramanya</text:p>
          </table:table-cell>
          <table:table-cell office:value-type="string" table:style-name="ce27">
            <text:p>Saju &amp; Ashok</text:p>
          </table:table-cell>
          <table:table-cell table:style-name="ce27"/>
          <table:table-cell office:value-type="date" office:date-value="2022-05-31T03:06:00" table:style-name="ce15">
            <text:p>22-5-31 3:06</text:p>
          </table:table-cell>
          <table:table-cell office:value-type="date" office:date-value="2022-05-31T03:07:00" table:style-name="ce15">
            <text:p>22-5-31 3:07</text:p>
          </table:table-cell>
          <table:table-cell office:value-type="time" office:time-value="PT0H1M0S" table:formula="of:=[.M74]-[.L74]" table:style-name="ce16">
            <text:p>0:01:00</text:p>
          </table:table-cell>
          <table:table-cell office:value-type="string" table:style-name="ce14">
            <text:p>Kakao</text:p>
          </table:table-cell>
          <table:table-cell office:value-type="date" office:date-value="2022-05-31T08:03:00" table:style-name="ce15">
            <text:p>22-5-31 8:03</text:p>
          </table:table-cell>
          <table:table-cell office:value-type="string" table:style-name="ce17">
            <text:p>hubble-influxdb03.kr.hcloud.h53. High memory utilization (&gt;90% for 5m)</text:p>
          </table:table-cell>
          <table:table-cell office:value-type="string" table:style-name="ce28">
            <text:p>It got resolved.</text:p>
          </table:table-cell>
          <table:table-cell table:style-name="ce28"/>
          <table:table-cell office:value-type="string" table:content-validation-name="val7" table:style-name="ce29">
            <text:p>O</text:p>
          </table:table-cell>
          <table:table-cell table:content-validation-name="val7" table:style-name="ce29"/>
          <table:table-cell office:value-type="string" table:style-name="ce30">
            <text:p>Its fluctuating and as observed on the graph <text:s/>from yesterday its consuming more memory</text:p>
          </table:table-cell>
          <table:table-cell table:number-columns-repeated="16362" table:style-name="ce9"/>
        </table:table-row>
        <table:table-row table:style-name="ro4">
          <table:table-cell office:value-type="string" table:style-name="ce18">
            <text:p>5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75]);&quot;진행중&quot;;&quot;완료&quot;)" table:style-name="ce19">
            <text:p>완료</text:p>
          </table:table-cell>
          <table:table-cell office:value-type="time" office:time-value="PT0H3M0S" table:formula="of:=[.N75]" table:style-name="ce11">
            <text:p>0:03:00</text:p>
          </table:table-cell>
          <table:table-cell office:value-type="string" table:style-name="ce41">
            <text:p>2022.05.30</text:p>
          </table:table-cell>
          <table:table-cell office:value-type="string" table:style-name="ce49">
            <text:p>15~22</text:p>
          </table:table-cell>
          <table:table-cell office:value-type="string" table:content-validation-name="val8" table:style-name="ce42">
            <text:p>임정현</text:p>
          </table:table-cell>
          <table:table-cell table:style-name="ce42"/>
          <table:table-cell office:value-type="string" table:style-name="ce42">
            <text:p>장재봉</text:p>
          </table:table-cell>
          <table:table-cell office:value-type="date" office:date-value="2022-05-30T19:59:00" table:style-name="ce23">
            <text:p>22-5-30 19:59</text:p>
          </table:table-cell>
          <table:table-cell office:value-type="date" office:date-value="2022-05-30T20:02:00" table:style-name="ce23">
            <text:p>22-5-30 20:02</text:p>
          </table:table-cell>
          <table:table-cell office:value-type="time" office:time-value="PT0H3M0S" table:formula="of:=[.M75]-[.L75]" table:style-name="ce16">
            <text:p>0:03:00</text:p>
          </table:table-cell>
          <table:table-cell office:value-type="string" table:style-name="ce22">
            <text:p>Kakao, SMS</text:p>
          </table:table-cell>
          <table:table-cell office:value-type="date" office:date-value="2022-05-30T20:01:00" table:style-name="ce23">
            <text:p>22-5-30 20:01</text:p>
          </table:table-cell>
          <table:table-cell office:value-type="string" table:style-name="ce55">
            <text:p>Nexus(EXT) service down</text:p>
          </table:table-cell>
          <table:table-cell office:value-type="string" table:style-name="ce53">
            <text:p>Hcloud-PaaS Portal 김세영 담당자에게 nexus 서비스 상태 확인 요청</text:p>
            <text:p>(Hcloud-PaaSAPNE1(UW)의 경우 아래 티어2 담당자에게 전파만 하면됨, IaaS의 경우 최원석, 이순철 개발자님에게 전파)</text:p>
            <text:p>윤상준(홀) : 010-3701-5350</text:p>
            <text:p>김세영(짝) : 010-3715-6686</text:p>
          </table:table-cell>
          <table:table-cell table:style-name="ce44"/>
          <table:table-cell office:value-type="string" table:content-validation-name="val7" table:style-name="ce45">
            <text:p>X</text:p>
          </table:table-cell>
          <table:table-cell office:value-type="string" table:content-validation-name="val7" table:style-name="ce45">
            <text:p>O</text:p>
          </table:table-cell>
          <table:table-cell table:style-name="ce46"/>
          <table:table-cell table:style-name="ce10"/>
          <table:table-cell table:number-columns-repeated="16361"/>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76]);&quot;진행중&quot;;&quot;완료&quot;)" table:style-name="ce10">
            <text:p>완료</text:p>
          </table:table-cell>
          <table:table-cell office:value-type="time" office:time-value="PT0H6M0S" table:formula="of:=[.N76]" table:style-name="ce11">
            <text:p>0:06:00</text:p>
          </table:table-cell>
          <table:table-cell office:value-type="string" table:style-name="ce25">
            <text:p>2022.05.12</text:p>
          </table:table-cell>
          <table:table-cell office:value-type="string" table:style-name="ce26">
            <text:p>08~16</text:p>
          </table:table-cell>
          <table:table-cell office:value-type="string" table:content-validation-name="val8" table:style-name="ce27">
            <text:p>오창민</text:p>
          </table:table-cell>
          <table:table-cell table:style-name="ce27"/>
          <table:table-cell office:value-type="string" table:style-name="ce27">
            <text:p>장재봉</text:p>
          </table:table-cell>
          <table:table-cell office:value-type="date" office:date-value="2022-05-12T12:49:00" table:style-name="ce15">
            <text:p>22-5-12 12:49</text:p>
          </table:table-cell>
          <table:table-cell office:value-type="date" office:date-value="2022-05-12T12:55:00" table:style-name="ce15">
            <text:p>22-5-12 12:55</text:p>
          </table:table-cell>
          <table:table-cell office:value-type="time" office:time-value="PT0H6M0S" table:formula="of:=[.M76]-[.L76]" table:style-name="ce16">
            <text:p>0:06:00</text:p>
          </table:table-cell>
          <table:table-cell office:value-type="string" table:style-name="ce14">
            <text:p>Kakao</text:p>
          </table:table-cell>
          <table:table-cell office:value-type="date" office:date-value="2022-05-12T12:47:00" table:style-name="ce15">
            <text:p>22-5-12 12:47</text:p>
          </table:table-cell>
          <table:table-cell office:value-type="string" table:style-name="ce17">
            <text:p>Lack of available memory on server krcloudstgcomdr209</text:p>
          </table:table-cell>
          <table:table-cell office:value-type="string" table:style-name="ce28">
            <text:p>libvirt_exporter 컨테이너 재기동하여 해결</text:p>
          </table:table-cell>
          <table:table-cell table:style-name="ce28"/>
          <table:table-cell office:value-type="string" table:content-validation-name="val7" table:style-name="ce29">
            <text:p>X</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table:style-name="ce10">
            <text:p>완료</text:p>
          </table:table-cell>
          <table:table-cell office:value-type="time" office:time-value="PT0H2M0S" table:formula="of:=[.N77]" table:style-name="ce11">
            <text:p>0:02:00</text:p>
          </table:table-cell>
          <table:table-cell office:value-type="string" table:style-name="ce25">
            <text:p>2022.05.31</text:p>
          </table:table-cell>
          <table:table-cell office:value-type="string" table:style-name="ce26">
            <text:p>08~15</text:p>
          </table:table-cell>
          <table:table-cell office:value-type="string" table:content-validation-name="val8" table:style-name="ce27">
            <text:p>오창민</text:p>
          </table:table-cell>
          <table:table-cell table:style-name="ce27"/>
          <table:table-cell office:value-type="string" table:style-name="ce27">
            <text:p>심명보</text:p>
          </table:table-cell>
          <table:table-cell office:value-type="date" office:date-value="2022-05-31T10:12:00" table:style-name="ce15">
            <text:p>22-5-31 10:12</text:p>
          </table:table-cell>
          <table:table-cell office:value-type="date" office:date-value="2022-05-31T10:14:00" table:style-name="ce15">
            <text:p>22-5-31 10:14</text:p>
          </table:table-cell>
          <table:table-cell office:value-type="time" office:time-value="PT0H2M0S" table:formula="of:=[.M77]-[.L77]" table:style-name="ce16">
            <text:p>0:02:00</text:p>
          </table:table-cell>
          <table:table-cell office:value-type="string" table:style-name="ce14">
            <text:p>kakao</text:p>
          </table:table-cell>
          <table:table-cell table:style-name="ce31"/>
          <table:table-cell office:value-type="string" table:style-name="ce48">
            <text:p>Problem: Unavailable by ICMP ping</text:p>
            <text:p>Host: kr-az2-com05-02r08.kr.hcloud.h53</text:p>
          </table:table-cell>
          <table:table-cell office:value-type="string" table:style-name="ce47">
            <text:p>1. 현대자동차 이준 책임에게 검증계 rescue노드 할당받음.</text:p>
            <text:p>kr-az2-com18-02r08.kr.hcloud.h53</text:p>
            <text:p>kr-az2-com19-02r08.kr.hcloud.h53</text:p>
            <text:p>2. 정종인매니저, 이근호매니저 rescue 노드 openstack 배포</text:p>
            <text:p>3. 장애 호스트(kr-az2-com05-02r08.kr.hcloud.h53)에서 rescue 노드(kr-az2-com18-02r08.kr.hcloud.h53) evacuate 진행하였으나 VM ping 실패</text:p>
            <text:p>4. kr-az2-com18-02r08.kr.hcloud.h53에서 kr-az2-com19-02r08.kr.hcloud.h53로 실시간 마이그레이션 진행하였으나 fail되어 장애 호스트(kr-az2-com05-02r08.kr.hcloud.h53)로 원복</text:p>
            <text:p>5. 이준 책임에게 네트워크 및 스위치 점검 요청</text:p>
            <text:p>6. com18, com19 노드 케이블 불량으로 com16번 노드를 rescue 노드로 지정 후 evacuate 진행예정(양영우 팀장님)</text:p>
          </table:table-cell>
          <table:table-cell table:style-name="ce28"/>
          <table:table-cell office:value-type="string" table:content-validation-name="val7" table:style-name="ce29">
            <text:p>X</text:p>
          </table:table-cell>
          <table:table-cell office:value-type="string" table:content-validation-name="val7" table:style-name="ce29">
            <text:p>O</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8]);&quot;진행중&quot;;&quot;완료&quot;)" table:style-name="ce10">
            <text:p>완료</text:p>
          </table:table-cell>
          <table:table-cell office:value-type="time" office:time-value="PT0H1M0S" table:formula="of:=[.N78]" table:style-name="ce11">
            <text:p>0:01:00</text:p>
          </table:table-cell>
          <table:table-cell office:value-type="date" office:date-value="2022-05-16T00:00:00" table:style-name="ce25">
            <text:p>2022.05.16</text:p>
          </table:table-cell>
          <table:table-cell office:value-type="string" table:style-name="ce26">
            <text:p>15~22</text:p>
          </table:table-cell>
          <table:table-cell office:value-type="string" table:content-validation-name="val8" table:style-name="ce27">
            <text:p>임정현</text:p>
          </table:table-cell>
          <table:table-cell table:style-name="ce27"/>
          <table:table-cell office:value-type="string" table:style-name="ce27">
            <text:p>심명보</text:p>
          </table:table-cell>
          <table:table-cell office:value-type="date" office:date-value="2022-05-16T19:09:00" table:style-name="ce15">
            <text:p>22-5-16 19:09</text:p>
          </table:table-cell>
          <table:table-cell office:value-type="date" office:date-value="2022-05-16T19:10:00" table:style-name="ce15">
            <text:p>22-5-16 19:10</text:p>
          </table:table-cell>
          <table:table-cell office:value-type="time" office:time-value="PT0H1M0S" table:formula="of:=[.M78]-[.L78]" table:style-name="ce16">
            <text:p>0:01:00</text:p>
          </table:table-cell>
          <table:table-cell office:value-type="string" table:style-name="ce14">
            <text:p>Kakao, mail, SNS</text:p>
          </table:table-cell>
          <table:table-cell office:value-type="date" office:date-value="2022-05-16T22:08:00" table:style-name="ce15">
            <text:p>22-5-16 22:08</text:p>
          </table:table-cell>
          <table:table-cell office:value-type="string" table:style-name="ce48">
            <text:p>Problem: Unavailable by ICMP ping</text:p>
            <text:p>Host: broker-1.ap-northeast-2.prd.h53</text:p>
          </table:table-cell>
          <table:table-cell office:value-type="string" table:style-name="ce47">
            <text:p>쟈빅스 모니터링 및 ping</text:p>
            <text:p>- 해당 VM 담당자 박상선 책임연구원이 확인예정</text:p>
          </table:table-cell>
          <table:table-cell table:style-name="ce28"/>
          <table:table-cell office:value-type="string" table:content-validation-name="val7" table:style-name="ce29">
            <text:p>X</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18">
            <text:p>5월</text:p>
          </table:table-cell>
          <table:table-cell office:value-type="string" table:style-name="ce18">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9]);&quot;진행중&quot;;&quot;완료&quot;)" table:style-name="ce19">
            <text:p>완료</text:p>
          </table:table-cell>
          <table:table-cell office:value-type="time" office:time-value="PT0H6M0S" table:formula="of:=[.N79]" table:style-name="ce11">
            <text:p>0:06:00</text:p>
          </table:table-cell>
          <table:table-cell office:value-type="date" office:date-value="2022-05-17T00:00:00" table:style-name="ce41">
            <text:p>2022.05.17</text:p>
          </table:table-cell>
          <table:table-cell office:value-type="string" table:style-name="ce49">
            <text:p>21~09</text:p>
          </table:table-cell>
          <table:table-cell office:value-type="string" table:content-validation-name="val8" table:style-name="ce42">
            <text:p>Subramanya</text:p>
          </table:table-cell>
          <table:table-cell office:value-type="string" table:style-name="ce42">
            <text:p>Ashok and Saju</text:p>
          </table:table-cell>
          <table:table-cell table:style-name="ce42"/>
          <table:table-cell office:value-type="date" office:date-value="2022-05-17T04:17:00" table:style-name="ce23">
            <text:p>22-5-17 4:17</text:p>
          </table:table-cell>
          <table:table-cell office:value-type="date" office:date-value="2022-05-17T04:23:00" table:style-name="ce23">
            <text:p>22-5-17 4:23</text:p>
          </table:table-cell>
          <table:table-cell office:value-type="time" office:time-value="PT0H6M0S" table:formula="of:=[.M79]-[.L79]" table:style-name="ce16">
            <text:p>0:06:00</text:p>
          </table:table-cell>
          <table:table-cell office:value-type="string" table:style-name="ce22">
            <text:p>Mail</text:p>
          </table:table-cell>
          <table:table-cell office:value-type="date" office:date-value="2022-05-17T00:00:00" table:style-name="ce23">
            <text:p>22-5-17 0:00</text:p>
          </table:table-cell>
          <table:table-cell office:value-type="string" table:style-name="ce24">
            <text:p>/home Disk size 5.24 % capacity left : kmaph00gn001.pus0c01.hcloud.io</text:p>
          </table:table-cell>
          <table:table-cell office:value-type="string" table:style-name="ce71">
            <text:p>Amit Anand Others, he confirmed he will look into the issue.</text:p>
          </table:table-cell>
          <table:table-cell table:style-name="ce44"/>
          <table:table-cell office:value-type="string" table:content-validation-name="val7" table:style-name="ce45">
            <text:p>X</text:p>
          </table:table-cell>
          <table:table-cell table:content-validation-name="val7" table:style-name="ce45"/>
          <table:table-cell table:style-name="ce46"/>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0]);&quot;진행중&quot;;&quot;완료&quot;)" table:style-name="ce10">
            <text:p>완료</text:p>
          </table:table-cell>
          <table:table-cell office:value-type="time" office:time-value="PT0H7M0S" table:formula="of:=[.N80]" table:style-name="ce11">
            <text:p>0:07:00</text:p>
          </table:table-cell>
          <table:table-cell office:value-type="string" table:style-name="ce25">
            <text:p>2022.05.10</text:p>
          </table:table-cell>
          <table:table-cell office:value-type="string" table:style-name="ce26">
            <text:p>09~15</text:p>
          </table:table-cell>
          <table:table-cell office:value-type="string" table:content-validation-name="val8" table:style-name="ce27">
            <text:p>이시형</text:p>
          </table:table-cell>
          <table:table-cell table:style-name="ce27"/>
          <table:table-cell office:value-type="string" table:style-name="ce27">
            <text:p>고희경</text:p>
          </table:table-cell>
          <table:table-cell office:value-type="date" office:date-value="2022-05-10T14:44:00" table:style-name="ce15">
            <text:p>22-5-10 14:44</text:p>
          </table:table-cell>
          <table:table-cell office:value-type="date" office:date-value="2022-05-10T14:51:00" table:style-name="ce15">
            <text:p>22-5-10 14:51</text:p>
          </table:table-cell>
          <table:table-cell office:value-type="time" office:time-value="PT0H7M0S" table:formula="of:=[.M80]-[.L80]" table:style-name="ce16">
            <text:p>0:07:00</text:p>
          </table:table-cell>
          <table:table-cell office:value-type="string" table:style-name="ce14">
            <text:p>M+ Messanger</text:p>
          </table:table-cell>
          <table:table-cell office:value-type="date" office:date-value="2022-05-10T14:45:00" table:style-name="ce15">
            <text:p>22-5-10 14:45</text:p>
          </table:table-cell>
          <table:table-cell office:value-type="string" table:style-name="ce17">
            <text:p>DIS Service Restart on ccsnahmadisp01<text:s/></text:p>
          </table:table-cell>
          <table:table-cell office:value-type="string" table:style-name="ce28">
            <text:p>ccsnahmadisp01 VM 담당자 작업으로 인한 Restart로 확인 됨.</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6M0S" table:formula="of:=[.N81]" table:style-name="ce11">
            <text:p>0:06:00</text:p>
          </table:table-cell>
          <table:table-cell office:value-type="string" table:style-name="ce25">
            <text:p>2022.05.10</text:p>
          </table:table-cell>
          <table:table-cell office:value-type="string" table:style-name="ce26">
            <text:p>17~22</text:p>
          </table:table-cell>
          <table:table-cell office:value-type="string" table:content-validation-name="val8" table:style-name="ce27">
            <text:p>이한새</text:p>
          </table:table-cell>
          <table:table-cell table:style-name="ce27"/>
          <table:table-cell office:value-type="string" table:style-name="ce27">
            <text:p>정진호</text:p>
          </table:table-cell>
          <table:table-cell office:value-type="date" office:date-value="2022-05-10T21:40:00" table:style-name="ce15">
            <text:p>22-5-10 21:40</text:p>
          </table:table-cell>
          <table:table-cell office:value-type="date" office:date-value="2022-05-10T21:46:00" table:style-name="ce15">
            <text:p>22-5-10 21:46</text:p>
          </table:table-cell>
          <table:table-cell office:value-type="time" office:time-value="PT0H6M0S" table:formula="of:=[.M81]-[.L81]" table:style-name="ce16">
            <text:p>0:06:00</text:p>
          </table:table-cell>
          <table:table-cell office:value-type="string" table:style-name="ce14">
            <text:p>mail</text:p>
          </table:table-cell>
          <table:table-cell table:style-name="ce31"/>
          <table:table-cell office:value-type="string" table:style-name="ce17">
            <text:p>/data Disk size 10.57% capacity left: ccsnahmacvcmofp01</text:p>
          </table:table-cell>
          <table:table-cell office:value-type="string" table:style-name="ce28">
            <text:p>chuck lee ,denny , noc 에 메일로 전달</text:p>
          </table:table-cell>
          <table:table-cell table:style-name="ce28"/>
          <table:table-cell office:value-type="string" table:content-validation-name="val7" table:style-name="ce29">
            <text:p>X</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2]);&quot;진행중&quot;;&quot;완료&quot;)" table:style-name="ce10">
            <text:p>완료</text:p>
          </table:table-cell>
          <table:table-cell office:value-type="time" office:time-value="PT0H3M0S" table:formula="of:=[.N82]" table:style-name="ce11">
            <text:p>0:03:00</text:p>
          </table:table-cell>
          <table:table-cell office:value-type="string" table:style-name="ce25">
            <text:p>2022.05.11</text:p>
          </table:table-cell>
          <table:table-cell office:value-type="string" table:style-name="ce26">
            <text:p>21~09</text:p>
          </table:table-cell>
          <table:table-cell office:value-type="string" table:content-validation-name="val8" table:style-name="ce27">
            <text:p>Lalit</text:p>
          </table:table-cell>
          <table:table-cell office:value-type="string" table:style-name="ce27">
            <text:p>Thulasiraj</text:p>
          </table:table-cell>
          <table:table-cell table:style-name="ce27"/>
          <table:table-cell office:value-type="date" office:date-value="2022-05-11T23:23:00" table:style-name="ce15">
            <text:p>22-5-11 23:23</text:p>
          </table:table-cell>
          <table:table-cell office:value-type="date" office:date-value="2022-05-11T23:26:00" table:style-name="ce15">
            <text:p>22-5-11 23:26</text:p>
          </table:table-cell>
          <table:table-cell office:value-type="time" office:time-value="PT0H3M0S" table:formula="of:=[.M82]-[.L82]" table:style-name="ce16">
            <text:p>0:03:00</text:p>
          </table:table-cell>
          <table:table-cell office:value-type="string" table:style-name="ce14">
            <text:p>M+ Messanger</text:p>
          </table:table-cell>
          <table:table-cell office:value-type="date" office:date-value="2022-05-11T23:46:00" table:style-name="ce15">
            <text:p>22-5-11 23:46</text:p>
          </table:table-cell>
          <table:table-cell office:value-type="string" table:style-name="ce17">
            <text:p>/data Disk size 10.98 % capacity left : ccsnahmaauxmofp01</text:p>
          </table:table-cell>
          <table:table-cell office:value-type="string" table:style-name="ce28">
            <text:p>Informed VM owner</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3]);&quot;진행중&quot;;&quot;완료&quot;)" table:style-name="ce10">
            <text:p>완료</text:p>
          </table:table-cell>
          <table:table-cell office:value-type="time" office:time-value="PT0H1M0S" table:formula="of:=[.N83]" table:style-name="ce11">
            <text:p>0:01:00</text:p>
          </table:table-cell>
          <table:table-cell office:value-type="string" table:style-name="ce25">
            <text:p>2022.05.11</text:p>
          </table:table-cell>
          <table:table-cell office:value-type="string" table:style-name="ce26">
            <text:p>21~09</text:p>
          </table:table-cell>
          <table:table-cell office:value-type="string" table:content-validation-name="val8" table:style-name="ce27">
            <text:p>Lalit</text:p>
          </table:table-cell>
          <table:table-cell office:value-type="string" table:style-name="ce27">
            <text:p>Ram</text:p>
          </table:table-cell>
          <table:table-cell table:style-name="ce27"/>
          <table:table-cell office:value-type="date" office:date-value="2022-05-12T02:33:00" table:style-name="ce15">
            <text:p>22-5-12 2:33</text:p>
          </table:table-cell>
          <table:table-cell office:value-type="date" office:date-value="2022-05-12T02:34:00" table:style-name="ce15">
            <text:p>22-5-12 2:34</text:p>
          </table:table-cell>
          <table:table-cell office:value-type="time" office:time-value="PT0H1M0S" table:formula="of:=[.M83]-[.L83]" table:style-name="ce16">
            <text:p>0:01:00</text:p>
          </table:table-cell>
          <table:table-cell office:value-type="string" table:style-name="ce14">
            <text:p>M+ Messanger</text:p>
          </table:table-cell>
          <table:table-cell office:value-type="date" office:date-value="2022-05-11T02:35:00" table:style-name="ce15">
            <text:p>22-5-11 2:35</text:p>
          </table:table-cell>
          <table:table-cell office:value-type="string" table:style-name="ce17">
            <text:p>/data Disk size 10.99 % capacity left : ccsnakmasbrmofp01</text:p>
          </table:table-cell>
          <table:table-cell office:value-type="string" table:style-name="ce28">
            <text:p>Informed VM owner</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32">
            <text:p>5월</text:p>
          </table:table-cell>
          <table:table-cell office:value-type="string" table:style-name="ce32">
            <text:p>NA</text:p>
          </table:table-cell>
          <table:table-cell office:value-type="float" office:value="1" table:style-name="ce2">
            <text:p>1</text:p>
          </table:table-cell>
          <table:table-cell office:value-type="string" table:style-name="ce33">
            <text:p>PRD</text:p>
          </table:table-cell>
          <table:table-cell office:value-type="string" table:style-name="ce33">
            <text:p>완료</text:p>
          </table:table-cell>
          <table:table-cell office:value-type="time" office:time-value="PT1H3M0S" table:formula="of:=[.N84]" table:style-name="ce34">
            <text:p>1:03:00</text:p>
          </table:table-cell>
          <table:table-cell office:value-type="string" table:style-name="ce72">
            <text:p>2022.05.11</text:p>
          </table:table-cell>
          <table:table-cell office:value-type="string" table:style-name="ce73">
            <text:p>21~09</text:p>
          </table:table-cell>
          <table:table-cell office:value-type="string" table:content-validation-name="val8" table:style-name="ce74">
            <text:p>Lalit</text:p>
          </table:table-cell>
          <table:table-cell office:value-type="string" table:style-name="ce74">
            <text:p>Thulasiraj</text:p>
          </table:table-cell>
          <table:table-cell table:style-name="ce74"/>
          <table:table-cell office:value-type="date" office:date-value="2022-05-11T23:32:00" table:style-name="ce38">
            <text:p>22-5-11 23:32</text:p>
          </table:table-cell>
          <table:table-cell office:value-type="date" office:date-value="2022-05-12T00:35:00" table:style-name="ce38">
            <text:p>22-5-12 0:35</text:p>
          </table:table-cell>
          <table:table-cell office:value-type="time" office:time-value="PT1H3M0S" table:formula="of:=[.M84]-[.L84]" table:style-name="ce39">
            <text:p>1:03:00</text:p>
          </table:table-cell>
          <table:table-cell office:value-type="string" table:style-name="ce37">
            <text:p>M+ Messanger</text:p>
          </table:table-cell>
          <table:table-cell table:style-name="ce38"/>
          <table:table-cell office:value-type="string" table:style-name="ce40">
            <text:p>/data Disk size 10.93 % capacity left : ccsnahmacvcmofp02</text:p>
          </table:table-cell>
          <table:table-cell office:value-type="string" table:style-name="ce75">
            <text:p>Informed VM owner</text:p>
          </table:table-cell>
          <table:table-cell table:style-name="ce75"/>
          <table:table-cell office:value-type="string" table:content-validation-name="val7" table:style-name="ce76">
            <text:p>O</text:p>
          </table:table-cell>
          <table:table-cell office:value-type="string" table:content-validation-name="val7" table:style-name="ce76">
            <text:p>X</text:p>
          </table:table-cell>
          <table:table-cell table:style-name="ce77"/>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5]);&quot;진행중&quot;;&quot;완료&quot;)" table:style-name="ce10">
            <text:p>완료</text:p>
          </table:table-cell>
          <table:table-cell office:value-type="time" office:time-value="PT3H45M0S" table:formula="of:=[.N85]" table:style-name="ce11">
            <text:p>3:45:00</text:p>
          </table:table-cell>
          <table:table-cell office:value-type="string" table:style-name="ce25">
            <text:p>2022.05.14</text:p>
          </table:table-cell>
          <table:table-cell office:value-type="string" table:style-name="ce26">
            <text:p>21~09</text:p>
          </table:table-cell>
          <table:table-cell office:value-type="string" table:content-validation-name="val8" table:style-name="ce27">
            <text:p>Subramanya</text:p>
          </table:table-cell>
          <table:table-cell office:value-type="string" table:style-name="ce27">
            <text:p>Saju, Ashok</text:p>
          </table:table-cell>
          <table:table-cell table:style-name="ce27"/>
          <table:table-cell office:value-type="date" office:date-value="2022-05-14T01:24:00" table:style-name="ce15">
            <text:p>22-5-14 1:24</text:p>
          </table:table-cell>
          <table:table-cell office:value-type="date" office:date-value="2022-05-14T05:09:00" table:style-name="ce15">
            <text:p>22-5-14 5:09</text:p>
          </table:table-cell>
          <table:table-cell office:value-type="time" office:time-value="PT3H45M0S" table:formula="of:=[.M85]-[.L85]" table:style-name="ce16">
            <text:p>3:45:00</text:p>
          </table:table-cell>
          <table:table-cell office:value-type="string" table:style-name="ce14">
            <text:p>Messanger</text:p>
          </table:table-cell>
          <table:table-cell office:value-type="date" office:date-value="2022-05-14T01:29:00" table:style-name="ce15">
            <text:p>22-5-14 1:29</text:p>
          </table:table-cell>
          <table:table-cell office:value-type="string" table:style-name="ce17">
            <text:p>/data Disk size 5.94 % capacity left : ccsnahmacvcmofp01</text:p>
          </table:table-cell>
          <table:table-cell office:value-type="string" table:style-name="ce28">
            <text:p>Checked and informed on M+ but there wer no action, so informed via phone call then Chuck Lee worked on it</text:p>
          </table:table-cell>
          <table:table-cell table:style-name="ce28"/>
          <table:table-cell office:value-type="string" table:content-validation-name="val7" table:style-name="ce29">
            <text:p>O</text:p>
          </table:table-cell>
          <table:table-cell table:content-validation-name="val7" table:style-name="ce29"/>
          <table:table-cell table:style-name="ce30"/>
          <table:table-cell table:style-name="ce33"/>
          <table:table-cell table:number-columns-repeated="16361" table:style-name="ce78"/>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6]);&quot;진행중&quot;;&quot;완료&quot;)" table:style-name="ce10">
            <text:p>완료</text:p>
          </table:table-cell>
          <table:table-cell office:value-type="time" office:time-value="PT2H10M0S" table:formula="of:=[.N86]" table:style-name="ce11">
            <text:p>2:10:00</text:p>
          </table:table-cell>
          <table:table-cell office:value-type="string" table:style-name="ce25">
            <text:p>2022.05.21</text:p>
          </table:table-cell>
          <table:table-cell office:value-type="string" table:style-name="ce26">
            <text:p>09~21</text:p>
          </table:table-cell>
          <table:table-cell office:value-type="string" table:content-validation-name="val8" table:style-name="ce27">
            <text:p>Lalit</text:p>
          </table:table-cell>
          <table:table-cell office:value-type="string" table:style-name="ce27">
            <text:p>Ganesh</text:p>
          </table:table-cell>
          <table:table-cell table:style-name="ce27"/>
          <table:table-cell office:value-type="date" office:date-value="2022-05-21T10:32:00" table:style-name="ce15">
            <text:p>22-5-21 10:32</text:p>
          </table:table-cell>
          <table:table-cell office:value-type="date" office:date-value="2022-05-21T12:42:00" table:style-name="ce15">
            <text:p>22-5-21 12:42</text:p>
          </table:table-cell>
          <table:table-cell office:value-type="time" office:time-value="PT2H10M0S" table:formula="of:=[.M86]-[.L86]" table:style-name="ce16">
            <text:p>2:10:00</text:p>
          </table:table-cell>
          <table:table-cell office:value-type="string" table:style-name="ce14">
            <text:p>Kakao, email</text:p>
          </table:table-cell>
          <table:table-cell office:value-type="date" office:date-value="2022-05-21T10:39:00" table:style-name="ce15">
            <text:p>22-5-21 10:39</text:p>
          </table:table-cell>
          <table:table-cell office:value-type="string" table:style-name="ce17">
            <text:p>/data Disk size 10.96 % capacity left : ccsnahmacvcmofp01,02</text:p>
          </table:table-cell>
          <table:table-cell office:value-type="string" table:style-name="ce28">
            <text:p>Checked, confirmed status, shared status, Emailed VM owner</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33"/>
          <table:table-cell table:number-columns-repeated="16361" table:style-name="ce78"/>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7]);&quot;진행중&quot;;&quot;완료&quot;)" table:style-name="ce10">
            <text:p>완료</text:p>
          </table:table-cell>
          <table:table-cell office:value-type="time" office:time-value="PT0H1M0S" table:formula="of:=[.N87]" table:style-name="ce11">
            <text:p>0:01:00</text:p>
          </table:table-cell>
          <table:table-cell office:value-type="string" table:style-name="ce25">
            <text:p>2022.05.23</text:p>
          </table:table-cell>
          <table:table-cell office:value-type="string" table:style-name="ce26">
            <text:p>09~21</text:p>
          </table:table-cell>
          <table:table-cell office:value-type="string" table:content-validation-name="val8" table:style-name="ce27">
            <text:p>이시형</text:p>
          </table:table-cell>
          <table:table-cell table:style-name="ce27"/>
          <table:table-cell office:value-type="string" table:style-name="ce27">
            <text:p>남원우</text:p>
          </table:table-cell>
          <table:table-cell office:value-type="date" office:date-value="2022-05-23T09:37:00" table:style-name="ce15">
            <text:p>22-5-23 9:37</text:p>
          </table:table-cell>
          <table:table-cell office:value-type="date" office:date-value="2022-05-23T09:38:00" table:style-name="ce15">
            <text:p>22-5-23 9:38</text:p>
          </table:table-cell>
          <table:table-cell office:value-type="time" office:time-value="PT0H1M0S" table:formula="of:=[.M87]-[.L87]" table:style-name="ce16">
            <text:p>0:01:00</text:p>
          </table:table-cell>
          <table:table-cell office:value-type="string" table:style-name="ce14">
            <text:p>Kakao, email</text:p>
          </table:table-cell>
          <table:table-cell office:value-type="date" office:date-value="2022-05-23T09:52:00" table:style-name="ce15">
            <text:p>22-5-23 9:52</text:p>
          </table:table-cell>
          <table:table-cell office:value-type="string" table:style-name="ce17">
            <text:p>/data Disk size 20.99% capacity left : ccsnahmaissp03</text:p>
          </table:table-cell>
          <table:table-cell office:value-type="string" table:style-name="ce28">
            <text:p>Checked, confirmed status, shared status, messaged VM owner</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6M0S" table:formula="of:=[.N88]" table:style-name="ce11">
            <text:p>0:06:00</text:p>
          </table:table-cell>
          <table:table-cell office:value-type="string" table:style-name="ce25">
            <text:p>2022.05.23</text:p>
          </table:table-cell>
          <table:table-cell office:value-type="string" table:style-name="ce26">
            <text:p>09~21</text:p>
          </table:table-cell>
          <table:table-cell office:value-type="string" table:style-name="ce27">
            <text:p>이시형</text:p>
          </table:table-cell>
          <table:table-cell table:style-name="ce27"/>
          <table:table-cell office:value-type="string" table:content-validation-name="val8" table:style-name="ce79">
            <text:p>남원우</text:p>
          </table:table-cell>
          <table:table-cell office:value-type="date" office:date-value="2022-05-23T13:17:00" table:style-name="ce15">
            <text:p>22-5-23 13:17</text:p>
          </table:table-cell>
          <table:table-cell office:value-type="date" office:date-value="2022-05-23T13:23:00" table:style-name="ce15">
            <text:p>22-5-23 13:23</text:p>
          </table:table-cell>
          <table:table-cell office:value-type="time" office:time-value="PT0H6M0S" table:formula="of:=[.M88]-[.L88]" table:style-name="ce16">
            <text:p>0:06:00</text:p>
          </table:table-cell>
          <table:table-cell office:value-type="string" table:style-name="ce14">
            <text:p>Kakao, email</text:p>
          </table:table-cell>
          <table:table-cell table:style-name="ce15"/>
          <table:table-cell office:value-type="string" table:style-name="ce17">
            <text:p>/data Disk size 11 % capacity left : ccsnakmavcrmp01</text:p>
          </table:table-cell>
          <table:table-cell office:value-type="string" table:style-name="ce28">
            <text:p>Checked, confirmed status, shared status, messaged VM owner ( 답변:금일 6시쯤 데이터 삭제예정)</text:p>
          </table:table-cell>
          <table:table-cell table:style-name="ce28"/>
          <table:table-cell table:content-validation-name="val7" table:style-name="ce29"/>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9]);&quot;진행중&quot;;&quot;완료&quot;)" table:style-name="ce10">
            <text:p>완료</text:p>
          </table:table-cell>
          <table:table-cell office:value-type="time" office:time-value="PT0H3M0S" table:formula="of:=[.N89]" table:style-name="ce11">
            <text:p>0:03:00</text:p>
          </table:table-cell>
          <table:table-cell office:value-type="string" table:style-name="ce25">
            <text:p>2022.05.26</text:p>
          </table:table-cell>
          <table:table-cell office:value-type="string" table:style-name="ce26">
            <text:p>21~09</text:p>
          </table:table-cell>
          <table:table-cell office:value-type="string" table:content-validation-name="val8" table:style-name="ce27">
            <text:p>Subramanya</text:p>
          </table:table-cell>
          <table:table-cell office:value-type="string" table:style-name="ce27">
            <text:p>Ganesh</text:p>
          </table:table-cell>
          <table:table-cell table:style-name="ce27"/>
          <table:table-cell office:value-type="date" office:date-value="2022-05-27T02:55:01" table:style-name="ce15">
            <text:p>22-5-27 2:55</text:p>
          </table:table-cell>
          <table:table-cell office:value-type="date" office:date-value="2022-05-27T02:58:01" table:style-name="ce15">
            <text:p>22-5-27 2:58</text:p>
          </table:table-cell>
          <table:table-cell office:value-type="time" office:time-value="PT0H3M0S" table:formula="of:=[.M89]-[.L89]" table:style-name="ce16">
            <text:p>0:03:00</text:p>
          </table:table-cell>
          <table:table-cell office:value-type="string" table:style-name="ce14">
            <text:p>Kakao</text:p>
          </table:table-cell>
          <table:table-cell office:value-type="date" office:date-value="2022-05-27T02:58:01" table:style-name="ce15">
            <text:p>22-5-27 2:58</text:p>
          </table:table-cell>
          <table:table-cell office:value-type="string" table:style-name="ce17">
            <text:p>ccsnatableaup02 has been rebooted</text:p>
          </table:table-cell>
          <table:table-cell office:value-type="string" table:style-name="ce28">
            <text:p>Denny and Team confirmed that the have rebooted the server.</text:p>
          </table:table-cell>
          <table:table-cell office:value-type="string" table:style-name="ce28">
            <text:p>NACLOUD-1419</text:p>
          </table:table-cell>
          <table:table-cell office:value-type="string" table:content-validation-name="val7" table:style-name="ce29">
            <text:p>O</text:p>
          </table:table-cell>
          <table:table-cell office:value-type="string" table:content-validation-name="val7" table:style-name="ce29">
            <text:p>X</text:p>
          </table:table-cell>
          <table:table-cell office:value-type="string" table:style-name="ce30">
            <text:p>NACLOUD-1419</text:p>
          </table:table-cell>
          <table:table-cell table:style-name="ce10"/>
          <table:table-cell table:number-columns-repeated="16361"/>
        </table:table-row>
        <table:table-row table:style-name="ro2">
          <table:table-cell office:value-type="string" table:style-name="ce2">
            <text:p>5월</text:p>
          </table:table-cell>
          <table:table-cell office:value-type="string" table:style-name="ce2">
            <text:p>NA</text:p>
          </table:table-cell>
          <table:table-cell office:value-type="float" office:value="1" table:style-name="ce2">
            <text:p>1</text:p>
          </table:table-cell>
          <table:table-cell office:value-type="string" table:style-name="ce10">
            <text:p>STG</text:p>
          </table:table-cell>
          <table:table-cell office:value-type="string" office:string-value="완료" table:formula="of:=IF(ISBLANK([.P90]);&quot;진행중&quot;;&quot;완료&quot;)" table:style-name="ce10">
            <text:p>완료</text:p>
          </table:table-cell>
          <table:table-cell office:value-type="time" office:time-value="PT0H3M0S" table:formula="of:=[.N90]" table:style-name="ce11">
            <text:p>0:03:00</text:p>
          </table:table-cell>
          <table:table-cell office:value-type="string" table:style-name="ce25">
            <text:p>2022.05.11</text:p>
          </table:table-cell>
          <table:table-cell office:value-type="string" table:style-name="ce26">
            <text:p>21~09</text:p>
          </table:table-cell>
          <table:table-cell office:value-type="string" table:content-validation-name="val8" table:style-name="ce27">
            <text:p>Lalit</text:p>
          </table:table-cell>
          <table:table-cell office:value-type="string" table:style-name="ce27">
            <text:p>Ram</text:p>
          </table:table-cell>
          <table:table-cell table:style-name="ce27"/>
          <table:table-cell office:value-type="date" office:date-value="2022-05-11T02:13:00" table:style-name="ce15">
            <text:p>22-5-11 2:13</text:p>
          </table:table-cell>
          <table:table-cell office:value-type="date" office:date-value="2022-05-11T02:16:00" table:style-name="ce15">
            <text:p>22-5-11 2:16</text:p>
          </table:table-cell>
          <table:table-cell office:value-type="time" office:time-value="PT0H3M0S" table:formula="of:=[.M90]-[.L90]" table:style-name="ce16">
            <text:p>0:03:00</text:p>
          </table:table-cell>
          <table:table-cell office:value-type="string" table:style-name="ce14">
            <text:p>Kakao</text:p>
          </table:table-cell>
          <table:table-cell office:value-type="date" office:date-value="2022-05-11T02:14:00" table:style-name="ce15">
            <text:p>22-5-11 2:14</text:p>
          </table:table-cell>
          <table:table-cell office:value-type="string" table:style-name="ce17">
            <text:p>NA_CLOUD_STG_L7_02 High ICMP ping loss</text:p>
          </table:table-cell>
          <table:table-cell office:value-type="string" table:style-name="ce28">
            <text:p>checked and confirmed false alert, shared in kakao COC room</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R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1]);&quot;진행중&quot;;&quot;완료&quot;)" table:style-name="ce10">
            <text:p>완료</text:p>
          </table:table-cell>
          <table:table-cell office:value-type="time" office:time-value="PT0H2M0S" table:formula="of:=[.N91]" table:style-name="ce11">
            <text:p>0:02:00</text:p>
          </table:table-cell>
          <table:table-cell office:value-type="string" table:style-name="ce25">
            <text:p>2022.05.11</text:p>
          </table:table-cell>
          <table:table-cell office:value-type="string" table:style-name="ce26">
            <text:p>21~09</text:p>
          </table:table-cell>
          <table:table-cell office:value-type="string" table:content-validation-name="val8" table:style-name="ce27">
            <text:p>Lalit</text:p>
          </table:table-cell>
          <table:table-cell office:value-type="string" table:style-name="ce27">
            <text:p>Ram</text:p>
          </table:table-cell>
          <table:table-cell table:style-name="ce27"/>
          <table:table-cell office:value-type="date" office:date-value="2022-05-11T07:31:00" table:style-name="ce15">
            <text:p>22-5-11 7:31</text:p>
          </table:table-cell>
          <table:table-cell office:value-type="date" office:date-value="2022-05-11T07:33:00" table:style-name="ce15">
            <text:p>22-5-11 7:33</text:p>
          </table:table-cell>
          <table:table-cell office:value-type="time" office:time-value="PT0H2M0S" table:formula="of:=[.M91]-[.L91]" table:style-name="ce16">
            <text:p>0:02:00</text:p>
          </table:table-cell>
          <table:table-cell office:value-type="string" table:style-name="ce14">
            <text:p>M+ Messanger</text:p>
          </table:table-cell>
          <table:table-cell office:value-type="date" office:date-value="2022-05-11T07:32:00" table:style-name="ce15">
            <text:p>22-5-11 7:32</text:p>
          </table:table-cell>
          <table:table-cell office:value-type="string" table:style-name="ce17">
            <text:p>RUCloudPrdIPMI01 Eth6 restarted</text:p>
          </table:table-cell>
          <table:table-cell office:value-type="string" table:style-name="ce28">
            <text:p>Checked and confirmed interface restart, shared in kakao</text:p>
          </table:table-cell>
          <table:table-cell office:value-type="string" table:style-name="ce28">
            <text:p>RUCLOUD-670</text:p>
          </table:table-cell>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33"/>
          <table:table-cell table:number-columns-repeated="16361" table:style-name="ce78"/>
        </table:table-row>
        <table:table-row table:style-name="ro2">
          <table:table-cell office:value-type="string" table:style-name="ce2">
            <text:p>5월</text:p>
          </table:table-cell>
          <table:table-cell office:value-type="string" table:style-name="ce2">
            <text:p>RU</text:p>
          </table:table-cell>
          <table:table-cell office:value-type="float" office:value="1" table:style-name="ce2">
            <text:p>1</text:p>
          </table:table-cell>
          <table:table-cell office:value-type="string" table:style-name="ce10">
            <text:p>PRD</text:p>
          </table:table-cell>
          <table:table-cell office:value-type="string" table:style-name="ce10">
            <text:p>완료<text:s/></text:p>
          </table:table-cell>
          <table:table-cell office:value-type="time" office:time-value="PT0H24M0S" table:formula="of:=[.N92]" table:style-name="ce11">
            <text:p>0:24:00</text:p>
          </table:table-cell>
          <table:table-cell office:value-type="string" table:style-name="ce25">
            <text:p>2022.05.27</text:p>
          </table:table-cell>
          <table:table-cell office:value-type="string" table:style-name="ce26">
            <text:p>15~22</text:p>
          </table:table-cell>
          <table:table-cell office:value-type="string" table:content-validation-name="val8" table:style-name="ce27">
            <text:p>오창민</text:p>
          </table:table-cell>
          <table:table-cell table:style-name="ce67"/>
          <table:table-cell office:value-type="string" table:style-name="ce27">
            <text:p>정종인</text:p>
          </table:table-cell>
          <table:table-cell office:value-type="date" office:date-value="2022-05-27T21:23:00" table:style-name="ce15">
            <text:p>22-5-27 21:23</text:p>
          </table:table-cell>
          <table:table-cell office:value-type="date" office:date-value="2022-05-27T21:47:00" table:style-name="ce15">
            <text:p>22-5-27 21:47</text:p>
          </table:table-cell>
          <table:table-cell office:value-type="time" office:time-value="PT0H24M0S" table:style-name="ce16">
            <text:p>0:24:00</text:p>
          </table:table-cell>
          <table:table-cell office:value-type="string" table:style-name="ce14">
            <text:p>kakao</text:p>
          </table:table-cell>
          <table:table-cell table:style-name="ce15"/>
          <table:table-cell office:value-type="string" table:style-name="ce17">
            <text:p>System status is in critical state rucloudstgcomdr104.rucloud</text:p>
          </table:table-cell>
          <table:table-cell office:value-type="string" table:style-name="ce28">
            <text:p>5월27일(금) 오후 6시 메모리 재배치 작업 완료 하였으나 해당 알람 발생하였으며 주간에 담당자 확인 예정</text:p>
          </table:table-cell>
          <table:table-cell office:value-type="string" table:style-name="ce28">
            <text:p>RUCLOUD-692</text:p>
          </table:table-cell>
          <table:table-cell office:value-type="string" table:content-validation-name="val7" table:style-name="ce29">
            <text:p>X</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SG</text:p>
          </table:table-cell>
          <table:table-cell office:value-type="float" office:value="1" table:style-name="ce2">
            <text:p>1</text:p>
          </table:table-cell>
          <table:table-cell office:value-type="string" table:style-name="ce10">
            <text:p>PRD</text:p>
          </table:table-cell>
          <table:table-cell office:value-type="string" table:style-name="ce10">
            <text:p>완료</text:p>
          </table:table-cell>
          <table:table-cell office:value-type="time" office:time-value="PT0H27M0S" table:formula="of:=[.N93]" table:style-name="ce11">
            <text:p>0:27:00</text:p>
          </table:table-cell>
          <table:table-cell office:value-type="string" table:style-name="ce25">
            <text:p>2022.05.05</text:p>
          </table:table-cell>
          <table:table-cell office:value-type="string" table:style-name="ce26">
            <text:p>21 ~ 09</text:p>
          </table:table-cell>
          <table:table-cell office:value-type="string" table:content-validation-name="val8" table:style-name="ce27">
            <text:p>Subramanya</text:p>
          </table:table-cell>
          <table:table-cell office:value-type="string" table:style-name="ce67">
            <text:p>Ram and Saju</text:p>
          </table:table-cell>
          <table:table-cell table:style-name="ce27"/>
          <table:table-cell office:value-type="date" office:date-value="2022-05-06T01:09:00" table:style-name="ce15">
            <text:p>22-5-6 1:09</text:p>
          </table:table-cell>
          <table:table-cell office:value-type="date" office:date-value="2022-05-06T01:36:00" table:style-name="ce15">
            <text:p>22-5-6 1:36</text:p>
          </table:table-cell>
          <table:table-cell office:value-type="time" office:time-value="PT0H27M0S" table:formula="of:=[.M93]-[.L93]" table:style-name="ce16">
            <text:p>0:27:00</text:p>
          </table:table-cell>
          <table:table-cell office:value-type="string" table:style-name="ce14">
            <text:p>Kakao Chat - COC</text:p>
          </table:table-cell>
          <table:table-cell table:style-name="ce80"/>
          <table:table-cell office:value-type="string" table:style-name="ce17">
            <text:p>System Status is in Critical State</text:p>
          </table:table-cell>
          <table:table-cell office:value-type="string" table:style-name="ce47">
            <text:p>Created the Ticket -&gt; Migrated the all VMs sg-prd-com-d-0205-01.sg.hcloud.io</text:p>
          </table:table-cell>
          <table:table-cell office:value-type="string" table:style-name="ce28">
            <text:p>SGCLOUD-853</text:p>
          </table:table-cell>
          <table:table-cell office:value-type="string" table:content-validation-name="val7" table:style-name="ce29">
            <text:p>X</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style-name="ro2">
          <table:table-cell office:value-type="string" table:style-name="ce2">
            <text:p>5월</text:p>
          </table:table-cell>
          <table:table-cell office:value-type="string" table:style-name="ce2">
            <text:p>SG</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4]);&quot;진행중&quot;;&quot;완료&quot;)" table:style-name="ce10">
            <text:p>완료</text:p>
          </table:table-cell>
          <table:table-cell office:value-type="time" office:time-value="PT0H1M0S" table:formula="of:=[.N94]" table:style-name="ce11">
            <text:p>0:01:00</text:p>
          </table:table-cell>
          <table:table-cell office:value-type="string" table:style-name="ce25">
            <text:p>2022.05.26</text:p>
          </table:table-cell>
          <table:table-cell office:value-type="string" table:style-name="ce26">
            <text:p>08~15</text:p>
          </table:table-cell>
          <table:table-cell office:value-type="string" table:content-validation-name="val8" table:style-name="ce27">
            <text:p>심명보</text:p>
          </table:table-cell>
          <table:table-cell table:style-name="ce27"/>
          <table:table-cell office:value-type="string" table:style-name="ce27">
            <text:p>김의현</text:p>
          </table:table-cell>
          <table:table-cell office:value-type="date" office:date-value="2022-05-26T15:09:00" table:style-name="ce15">
            <text:p>22-5-26 15:09</text:p>
          </table:table-cell>
          <table:table-cell office:value-type="date" office:date-value="2022-05-26T15:10:00" table:style-name="ce15">
            <text:p>22-5-26 15:10</text:p>
          </table:table-cell>
          <table:table-cell office:value-type="time" office:time-value="PT0H1M0S" table:formula="of:=[.M94]-[.L94]" table:style-name="ce16">
            <text:p>0:01:00</text:p>
          </table:table-cell>
          <table:table-cell office:value-type="string" table:style-name="ce14">
            <text:p>Kakao</text:p>
          </table:table-cell>
          <table:table-cell office:value-type="date" office:date-value="2022-05-26T15:13:00" table:style-name="ce15">
            <text:p>22-5-26 15:13</text:p>
          </table:table-cell>
          <table:table-cell office:value-type="string" table:style-name="ce28">
            <text:p>Zabbix agent is not available</text:p>
          </table:table-cell>
          <table:table-cell office:value-type="string" table:style-name="ce68">
            <text:p>sg zabbix 작업 중 알람 발생으로 서비스 영향도 없음</text:p>
          </table:table-cell>
          <table:table-cell table:style-name="ce28"/>
          <table:table-cell office:value-type="string" table:content-validation-name="val7" table:style-name="ce29">
            <text:p>O</text:p>
          </table:table-cell>
          <table:table-cell office:value-type="string" table:content-validation-name="val7" table:style-name="ce29">
            <text:p>X</text:p>
          </table:table-cell>
          <table:table-cell table:style-name="ce30"/>
          <table:table-cell table:style-name="ce10"/>
          <table:table-cell table:number-columns-repeated="16361"/>
        </table:table-row>
        <table:table-row table:number-rows-repeated="1048482" table:style-name="ro6">
          <table:table-cell table:number-columns-repeated="16384"/>
        </table:table-row>
      </table:table>
      <table:table table:name="2022년_6월" table:style-name="ta3">
        <table:table-column table:style-name="co1" table:number-columns-repeated="8" table:default-cell-style-name="ce1"/>
        <table:table-column table:style-name="co42" table:default-cell-style-name="ce1"/>
        <table:table-column table:style-name="co53" table:default-cell-style-name="ce1"/>
        <table:table-column table:style-name="co1" table:default-cell-style-name="ce1"/>
        <table:table-column table:style-name="co45" table:default-cell-style-name="ce1"/>
        <table:table-column table:style-name="co46" table:default-cell-style-name="ce1"/>
        <table:table-column table:style-name="co1"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58" table:default-cell-style-name="ce1"/>
        <table:table-column table:style-name="co1" table:default-cell-style-name="ce1"/>
        <table:table-column table:style-name="co52" table:default-cell-style-name="ce1"/>
        <table:table-column table:style-name="co59" table:default-cell-style-name="ce1"/>
        <table:table-column table:style-name="co1" table:number-columns-repeated="16362" table:default-cell-style-name="ce1"/>
        <table:table-row table:style-name="ro7">
          <table:table-cell table:number-columns-repeated="16384" table:style-name="ce1"/>
        </table:table-row>
        <table:table-row table:style-name="ro8">
          <table:table-cell office:value-type="string" table:style-name="ce2">
            <text:p>월</text:p>
          </table:table-cell>
          <table:table-cell office:value-type="string" table:style-name="ce2">
            <text:p>리전</text:p>
          </table:table-cell>
          <table:table-cell office:value-type="string" table:style-name="ce2">
            <text:p>AZ</text:p>
          </table:table-cell>
          <table:table-cell office:value-type="string" table:style-name="ce2">
            <text:p>테넌트</text:p>
          </table:table-cell>
          <table:table-cell office:value-type="string" table:style-name="ce2">
            <text:p>진행상태</text:p>
          </table:table-cell>
          <table:table-cell office:value-type="string" table:style-name="ce3">
            <text:p>장애전파</text:p>
            <text:p>(&lt;15 분)</text:p>
          </table:table-cell>
          <table:table-cell office:value-type="string" table:style-name="ce4">
            <text:p>날짜</text:p>
            <text:p>(Date)</text:p>
          </table:table-cell>
          <table:table-cell office:value-type="string" table:style-name="ce5">
            <text:p>KST</text:p>
          </table:table-cell>
          <table:table-cell office:value-type="string" table:style-name="ce6">
            <office:annotation office:display="true" draw:style-name="a32" svg:x="6.875in" svg:y="0.0916666666666667in" svg:width="0in" svg:height="0.00833333333333333in">
              <dc:creator>만든 이</dc:creator>
              <text:p><text:span text:style-name="T1">On-duty Manager</text:span><text:span text:style-name="T1"/></text:p>
              <text:p><text:span text:style-name="T1"><text:s text:c="3"/>&gt; Scrum master</text:span><text:span text:style-name="T1"/></text:p>
              <text:p><text:span text:style-name="T1"><text:s text:c="3"/>&gt; Manager in Korea</text:span><text:span text:style-name="T1"/></text:p>
              <text:p/>
            </office:annotation>
            <text:p>상황근무자</text:p>
            <text:p>(On-duty manager)</text:p>
          </table:table-cell>
          <table:table-cell office:value-type="string" table:style-name="ce6">
            <office:annotation office:display="true" draw:style-name="a33" svg:x="7.6in" svg:y="0.0916666666666667in" svg:width="0in" svg:height="0in">
              <dc:creator>만든 이</dc:creator>
              <text:p><text:span text:style-name="T1">2nd Level Engineer:</text:span><text:span text:style-name="T1"/></text:p>
              <text:p><text:span text:style-name="T1"><text:s text:c="3"/>&gt; India team manager who works in the work shift</text:span><text:span text:style-name="T1"/></text:p>
              <text:p><text:span text:style-name="T1"><text:s text:c="3"/>&gt; Korea team manager who assigned into the shift</text:span></text:p>
            </office:annotation>
            <text:p>엔지니어</text:p>
            <text:p>(Engineer #1)</text:p>
            <text:p>18:30pm~11:30am</text:p>
          </table:table-cell>
          <table:table-cell office:value-type="string" table:style-name="ce6">
            <office:annotation office:display="true" draw:style-name="a34" svg:x="8.375in" svg:y="0.0916666666666667in" svg:width="0in" svg:height="0.0416666666666667in">
              <dc:creator>만든 이</dc:creator>
              <text:p><text:span text:style-name="T1">2nd Level Engineer:</text:span><text:span text:style-name="T1"/></text:p>
              <text:p><text:span text:style-name="T1"><text:s text:c="4"/>&gt; Korean team manager designated by technology stack</text:span></text:p>
            </office:annotation>
            <text:p>엔지니어</text:p>
            <text:p>(Engineer #2)</text:p>
          </table:table-cell>
          <table:table-cell office:value-type="string" table:style-name="ce7">
            <text:p>발생 인지</text:p>
            <text:p>(recognition time)</text:p>
          </table:table-cell>
          <table:table-cell office:value-type="string" table:style-name="ce7">
            <text:p>장애 전파 시간</text:p>
            <text:p>(Reporting Time)</text:p>
          </table:table-cell>
          <table:table-cell office:value-type="string" table:style-name="ce8">
            <text:p>장애 전파 소요 시간</text:p>
          </table:table-cell>
          <table:table-cell office:value-type="string" table:style-name="ce6">
            <text:p>공유 방법</text:p>
            <text:p>(How to share)</text:p>
          </table:table-cell>
          <table:table-cell office:value-type="string" table:style-name="ce7">
            <text:p>해결 일시(Resolved Time)</text:p>
          </table:table-cell>
          <table:table-cell office:value-type="string" table:style-name="ce6">
            <text:p>장애 내용</text:p>
            <text:p>(Problem Discription)</text:p>
          </table:table-cell>
          <table:table-cell office:value-type="string" table:style-name="ce6">
            <text:p>장애 대응(조치)</text:p>
            <text:p>(Problem solving activities)</text:p>
          </table:table-cell>
          <table:table-cell office:value-type="string" table:style-name="ce6">
            <text:p>JIRA</text:p>
            <text:p>Ticket Number</text:p>
          </table:table-cell>
          <table:table-cell office:value-type="string" table:style-name="ce6">
            <text:p>해결 여부</text:p>
            <text:p>(Resolved or not)</text:p>
          </table:table-cell>
          <table:table-cell office:value-type="string" table:style-name="ce6">
            <text:p>3선 컨택 여부</text:p>
            <text:p>(3rd contact or not)</text:p>
          </table:table-cell>
          <table:table-cell office:value-type="string" table:style-name="ce6">
            <text:p>기타</text:p>
            <text:p>(ETC)</text:p>
          </table:table-cell>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quot;진행중&quot;;&quot;완료&quot;)" table:style-name="ce10">
            <text:p>완료</text:p>
          </table:table-cell>
          <table:table-cell office:value-type="time" office:time-value="PT0H19M0S" table:formula="of:=[.N3]" table:style-name="ce11">
            <text:p>0:19:00</text:p>
          </table:table-cell>
          <table:table-cell office:value-type="string" table:style-name="ce25">
            <text:p>2022.06.04</text:p>
          </table:table-cell>
          <table:table-cell office:value-type="string" table:style-name="ce26">
            <text:p>22~09</text:p>
          </table:table-cell>
          <table:table-cell office:value-type="string" table:content-validation-name="val11" table:style-name="ce27">
            <text:p>Radhika</text:p>
          </table:table-cell>
          <table:table-cell office:value-type="string" table:style-name="ce27">
            <text:p>Thulsiraj</text:p>
          </table:table-cell>
          <table:table-cell table:style-name="ce27"/>
          <table:table-cell office:value-type="date" office:date-value="2022-06-04T02:41:00" table:style-name="ce15">
            <text:p>22-6-4 2:41</text:p>
          </table:table-cell>
          <table:table-cell office:value-type="date" office:date-value="2022-06-04T03:00:00" table:style-name="ce15">
            <text:p>22-6-4 3:00</text:p>
          </table:table-cell>
          <table:table-cell office:value-type="time" office:time-value="PT0H19M0S" table:formula="of:=[.M3]-[.L3]" table:style-name="ce16">
            <text:p>0:19:00</text:p>
          </table:table-cell>
          <table:table-cell office:value-type="string" table:style-name="ce14">
            <text:p>Kakao</text:p>
          </table:table-cell>
          <table:table-cell office:value-type="date" office:date-value="2022-06-04T03:10:00" table:style-name="ce15">
            <text:p>22-6-4 3:10</text:p>
          </table:table-cell>
          <table:table-cell office:value-type="string" table:style-name="ce17">
            <text:p>Free Size on aggr_node02_data_CNCloud less than 5%.</text:p>
          </table:table-cell>
          <table:table-cell office:value-type="string" table:style-name="ce28">
            <text:p>Deleted old <text:s/>snapshots</text:p>
          </table:table-cell>
          <table:table-cell office:value-type="string" table:style-name="ce28">
            <text:p>CNCLOUD2046</text:p>
          </table:table-cell>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style-name="ce10"/>
          <table:table-cell table:number-columns-repeated="16361"/>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quot;진행중&quot;;&quot;완료&quot;)" table:style-name="ce10">
            <text:p>완료</text:p>
          </table:table-cell>
          <table:table-cell office:value-type="time" office:time-value="PT0H30M0S" table:formula="of:=[.N4]" table:style-name="ce11">
            <text:p>0:30:00</text:p>
          </table:table-cell>
          <table:table-cell office:value-type="string" table:style-name="ce25">
            <text:p>2022.06.08</text:p>
          </table:table-cell>
          <table:table-cell office:value-type="string" table:style-name="ce26">
            <text:p>22~09</text:p>
          </table:table-cell>
          <table:table-cell office:value-type="string" table:content-validation-name="val11" table:style-name="ce27">
            <text:p>Radhika</text:p>
          </table:table-cell>
          <table:table-cell office:value-type="string" table:style-name="ce27">
            <text:p>Ganesh</text:p>
          </table:table-cell>
          <table:table-cell table:style-name="ce27"/>
          <table:table-cell office:value-type="date" office:date-value="2022-06-08T02:38:00" table:style-name="ce15">
            <text:p>22-6-8 2:38</text:p>
          </table:table-cell>
          <table:table-cell office:value-type="date" office:date-value="2022-06-08T03:08:00" table:style-name="ce15">
            <text:p>22-6-8 3:08</text:p>
          </table:table-cell>
          <table:table-cell office:value-type="time" office:time-value="PT0H30M0S" table:formula="of:=[.M4]-[.L4]" table:style-name="ce16">
            <text:p>0:30:00</text:p>
          </table:table-cell>
          <table:table-cell office:value-type="string" table:style-name="ce14">
            <text:p>Kakao</text:p>
          </table:table-cell>
          <table:table-cell office:value-type="date" office:date-value="2022-06-08T02:40:00" table:style-name="ce15">
            <text:p>22-6-8 2:40</text:p>
          </table:table-cell>
          <table:table-cell office:value-type="string" table:style-name="ce17">
            <text:p>Free Size on aggr_node02_data_CNCloud less than 5%<text:s/></text:p>
          </table:table-cell>
          <table:table-cell office:value-type="string" table:style-name="ce28">
            <text:p>Deleted old snapshots</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5]);&quot;진행중&quot;;&quot;완료&quot;)" table:style-name="ce10">
            <text:p>완료</text:p>
          </table:table-cell>
          <table:table-cell office:value-type="time" office:time-value="PT0H0M0S" table:formula="of:=[.N5]" table:style-name="ce11">
            <text:p>0:00:00</text:p>
          </table:table-cell>
          <table:table-cell office:value-type="string" table:style-name="ce25">
            <text:p>2022.06.09</text:p>
          </table:table-cell>
          <table:table-cell office:value-type="string" table:style-name="ce26">
            <text:p>22~08</text:p>
          </table:table-cell>
          <table:table-cell office:value-type="string" table:content-validation-name="val11" table:style-name="ce27">
            <text:p>Mohamed</text:p>
          </table:table-cell>
          <table:table-cell office:value-type="string" table:style-name="ce27">
            <text:p>Ganesh</text:p>
          </table:table-cell>
          <table:table-cell table:style-name="ce27"/>
          <table:table-cell office:value-type="date" office:date-value="2022-06-09T02:29:00" table:style-name="ce15">
            <text:p>22-6-9 2:29</text:p>
          </table:table-cell>
          <table:table-cell office:value-type="date" office:date-value="2022-06-09T02:29:00" table:style-name="ce15">
            <text:p>22-6-9 2:29</text:p>
          </table:table-cell>
          <table:table-cell office:value-type="time" office:time-value="PT0H0M0S" table:formula="of:=[.M5]-[.L5]" table:style-name="ce16">
            <text:p>0:00:00</text:p>
          </table:table-cell>
          <table:table-cell office:value-type="string" table:style-name="ce14">
            <text:p>Kakao</text:p>
          </table:table-cell>
          <table:table-cell office:value-type="date" office:date-value="2022-06-09T02:36:00" table:style-name="ce15">
            <text:p>22-6-9 2:36</text:p>
          </table:table-cell>
          <table:table-cell office:value-type="string" table:style-name="ce17">
            <text:p>CN Cloud Prd Netapp: Free size on aggr_node02_data_cnCLoud less than 10%</text:p>
          </table:table-cell>
          <table:table-cell office:value-type="string" table:style-name="ce28">
            <text:p>Deleted old snapshots</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6]);&quot;진행중&quot;;&quot;완료&quot;)" table:style-name="ce10">
            <text:p>완료</text:p>
          </table:table-cell>
          <table:table-cell office:value-type="time" office:time-value="PT0H1M0S" table:formula="of:=[.N6]" table:style-name="ce11">
            <text:p>0:01:00</text:p>
          </table:table-cell>
          <table:table-cell office:value-type="string" table:style-name="ce25">
            <text:p>2022.06.11</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Ganesh</text:p>
          </table:table-cell>
          <table:table-cell table:style-name="ce27"/>
          <table:table-cell office:value-type="date" office:date-value="2022-06-12T01:48:00" table:style-name="ce15">
            <text:p>22-6-12 1:48</text:p>
          </table:table-cell>
          <table:table-cell office:value-type="date" office:date-value="2022-06-12T01:49:00" table:style-name="ce15">
            <text:p>22-6-12 1:49</text:p>
          </table:table-cell>
          <table:table-cell office:value-type="time" office:time-value="PT0H1M0S" table:formula="of:=[.M6]-[.L6]" table:style-name="ce16">
            <text:p>0:01:00</text:p>
          </table:table-cell>
          <table:table-cell office:value-type="string" table:style-name="ce14">
            <text:p>Kakao</text:p>
          </table:table-cell>
          <table:table-cell office:value-type="date" office:date-value="2022-06-12T02:51:00" table:style-name="ce15">
            <text:p>22-6-12 2:51</text:p>
          </table:table-cell>
          <table:table-cell office:value-type="string" table:style-name="ce17">
            <text:p>CNTMSPRD_Netapp CNTMSPRD_Netapp: aggr_node02_data_CNCloud less than 10% /High</text:p>
          </table:table-cell>
          <table:table-cell office:value-type="string" table:style-name="ce28">
            <text:p>Deleted old snapshots</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7]);&quot;진행중&quot;;&quot;완료&quot;)" table:style-name="ce10">
            <text:p>완료</text:p>
          </table:table-cell>
          <table:table-cell office:value-type="time" office:time-value="PT0H1M0S" table:formula="of:=[.N7]" table:style-name="ce11">
            <text:p>0:01:00</text:p>
          </table:table-cell>
          <table:table-cell office:value-type="string" table:style-name="ce25">
            <text:p>2022.06.11</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Ganesh</text:p>
          </table:table-cell>
          <table:table-cell table:style-name="ce27"/>
          <table:table-cell office:value-type="date" office:date-value="2022-06-12T06:55:00" table:style-name="ce15">
            <text:p>22-6-12 6:55</text:p>
          </table:table-cell>
          <table:table-cell office:value-type="date" office:date-value="2022-06-12T06:56:00" table:style-name="ce15">
            <text:p>22-6-12 6:56</text:p>
          </table:table-cell>
          <table:table-cell office:value-type="time" office:time-value="PT0H1M0S" table:formula="of:=[.M7]-[.L7]" table:style-name="ce16">
            <text:p>0:01:00</text:p>
          </table:table-cell>
          <table:table-cell office:value-type="string" table:style-name="ce14">
            <text:p>Kakao</text:p>
          </table:table-cell>
          <table:table-cell office:value-type="date" office:date-value="2022-06-12T07:37:00" table:style-name="ce15">
            <text:p>22-6-12 7:37</text:p>
          </table:table-cell>
          <table:table-cell office:value-type="string" table:style-name="ce17">
            <text:p>CNTMSPRD_Netapp CNTMSPRD_Netapp: Usage on Volume[gen_ssd_prd1] is over 90%</text:p>
          </table:table-cell>
          <table:table-cell office:value-type="string" table:style-name="ce28">
            <text:p>Deleted daily snapshot 12062022</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8]);&quot;진행중&quot;;&quot;완료&quot;)" table:style-name="ce10">
            <text:p>완료</text:p>
          </table:table-cell>
          <table:table-cell office:value-type="time" office:time-value="PT0H7M0S" table:formula="of:=[.N8]" table:style-name="ce11">
            <text:p>0:07:00</text:p>
          </table:table-cell>
          <table:table-cell office:value-type="string" table:style-name="ce25">
            <text:p>2022.06.15</text:p>
          </table:table-cell>
          <table:table-cell office:value-type="string" table:style-name="ce26">
            <text:p>21~09</text:p>
          </table:table-cell>
          <table:table-cell office:value-type="string" table:content-validation-name="val11" table:style-name="ce27">
            <text:p>Radhika</text:p>
          </table:table-cell>
          <table:table-cell office:value-type="string" table:style-name="ce27">
            <text:p>Radhika</text:p>
          </table:table-cell>
          <table:table-cell table:style-name="ce27"/>
          <table:table-cell office:value-type="date" office:date-value="2022-06-15T07:05:00" table:style-name="ce15">
            <text:p>22-6-15 7:05</text:p>
          </table:table-cell>
          <table:table-cell office:value-type="date" office:date-value="2022-06-15T07:12:00" table:style-name="ce15">
            <text:p>22-6-15 7:12</text:p>
          </table:table-cell>
          <table:table-cell office:value-type="time" office:time-value="PT0H7M0S" table:formula="of:=[.M8]-[.L8]" table:style-name="ce16">
            <text:p>0:07:00</text:p>
          </table:table-cell>
          <table:table-cell office:value-type="string" table:style-name="ce14">
            <text:p>Kakao</text:p>
          </table:table-cell>
          <table:table-cell office:value-type="date" office:date-value="2022-06-15T07:13:00" table:style-name="ce15">
            <text:p>22-6-15 7:13</text:p>
          </table:table-cell>
          <table:table-cell office:value-type="string" table:style-name="ce48">
            <text:p>Free Size on aggr_node01_data_CNCloud_Gen_SSDless than 10%</text:p>
          </table:table-cell>
          <table:table-cell office:value-type="string" table:style-name="ce28">
            <text:p>Informed in Kakao and deleted the snapshot daily.2022-06-15_0010</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9]);&quot;진행중&quot;;&quot;완료&quot;)" table:style-name="ce10">
            <text:p>완료</text:p>
          </table:table-cell>
          <table:table-cell office:value-type="time" office:time-value="PT0H0M0S" table:formula="of:=[.N9]"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11" table:style-name="ce27">
            <text:p>고희경</text:p>
          </table:table-cell>
          <table:table-cell table:style-name="ce27"/>
          <table:table-cell office:value-type="string" table:style-name="ce27">
            <text:p>김지윤</text:p>
          </table:table-cell>
          <table:table-cell office:value-type="date" office:date-value="2022-06-15T08:12:00" table:style-name="ce15">
            <text:p>22-6-15 8:12</text:p>
          </table:table-cell>
          <table:table-cell office:value-type="date" office:date-value="2022-06-15T08:12:00" table:style-name="ce15">
            <text:p>22-6-15 8:12</text:p>
          </table:table-cell>
          <table:table-cell office:value-type="time" office:time-value="PT0H0M0S" table:formula="of:=[.M9]-[.L9]" table:style-name="ce16">
            <text:p>0:00:00</text:p>
          </table:table-cell>
          <table:table-cell office:value-type="string" table:style-name="ce14">
            <text:p>Kakao</text:p>
          </table:table-cell>
          <table:table-cell office:value-type="date" office:date-value="2022-06-15T08:13:00" table:style-name="ce15">
            <text:p>22-6-15 8:13</text:p>
          </table:table-cell>
          <table:table-cell office:value-type="string" table:style-name="ce17">
            <text:p>Problem: Tibero process stop on ccscntmsdbp01.tms</text:p>
          </table:table-cell>
          <table:table-cell office:value-type="string" table:style-name="ce28">
            <text:p>오탐으로 확인됨</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0]);&quot;진행중&quot;;&quot;완료&quot;)" table:style-name="ce10">
            <text:p>완료</text:p>
          </table:table-cell>
          <table:table-cell office:value-type="time" office:time-value="PT0H0M0S" table:formula="of:=[.N10]"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Perthuraj and Ram</text:p>
          </table:table-cell>
          <table:table-cell table:style-name="ce27"/>
          <table:table-cell office:value-type="date" office:date-value="2022-06-15T22:16:00" table:style-name="ce15">
            <text:p>22-6-15 22:16</text:p>
          </table:table-cell>
          <table:table-cell office:value-type="date" office:date-value="2022-06-15T22:16:00" table:style-name="ce15">
            <text:p>22-6-15 22:16</text:p>
          </table:table-cell>
          <table:table-cell office:value-type="time" office:time-value="PT0H0M0S" table:formula="of:=[.M10]-[.L10]" table:style-name="ce16">
            <text:p>0:00:00</text:p>
          </table:table-cell>
          <table:table-cell office:value-type="string" table:style-name="ce14">
            <text:p>Kakao &amp; mail</text:p>
          </table:table-cell>
          <table:table-cell office:value-type="date" office:date-value="2022-06-16T02:35:00" table:style-name="ce15">
            <text:p>22-6-16 2:35</text:p>
          </table:table-cell>
          <table:table-cell office:value-type="string" table:style-name="ce82">
            <text:p>ccscntmsdbp01 /tibero_arch disk space 20% left issue</text:p>
          </table:table-cell>
          <table:table-cell office:value-type="string" table:style-name="ce83">
            <text:p>Lee Hansea worked on it and Pethuraj monitored and confirmed iisue got resolved.</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81">
            <text:p>CN</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1]);&quot;진행중&quot;;&quot;완료&quot;)" table:style-name="ce10">
            <text:p>완료</text:p>
          </table:table-cell>
          <table:table-cell office:value-type="time" office:time-value="PT0H17M0S" table:formula="of:=[.N11]" table:style-name="ce11">
            <text:p>0:17:00</text:p>
          </table:table-cell>
          <table:table-cell office:value-type="string" table:style-name="ce25">
            <text:p>2022.06.15</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Saju,Ashok &amp; Aslam</text:p>
          </table:table-cell>
          <table:table-cell table:style-name="ce27"/>
          <table:table-cell office:value-type="date" office:date-value="2022-06-16T07:32:00" table:style-name="ce15">
            <text:p>22-6-16 7:32</text:p>
          </table:table-cell>
          <table:table-cell office:value-type="date" office:date-value="2022-06-16T07:49:00" table:style-name="ce15">
            <text:p>22-6-16 7:49</text:p>
          </table:table-cell>
          <table:table-cell office:value-type="time" office:time-value="PT0H17M0S" table:formula="of:=[.M11]-[.L11]" table:style-name="ce16">
            <text:p>0:17:00</text:p>
          </table:table-cell>
          <table:table-cell office:value-type="string" table:style-name="ce14">
            <text:p>Kakao</text:p>
          </table:table-cell>
          <table:table-cell office:value-type="date" office:date-value="2022-06-16T07:49:00" table:style-name="ce15">
            <text:p>22-6-16 7:49</text:p>
          </table:table-cell>
          <table:table-cell office:value-type="string" table:style-name="ce17">
            <text:p>CNTMSPRD_Netapp Free Size on aggr_node01_data_CNCloud_Gen_SSD less than 10%</text:p>
          </table:table-cell>
          <table:table-cell office:value-type="string" table:style-name="ce28">
            <text:p>Its known issue, it got resolved automatically</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12]" table:style-name="ce11">
            <text:p>0:01:00</text:p>
          </table:table-cell>
          <table:table-cell office:value-type="string" table:style-name="ce84">
            <text:p>2022.06.23</text:p>
          </table:table-cell>
          <table:table-cell office:value-type="string" table:style-name="ce85">
            <text:p>21~09</text:p>
          </table:table-cell>
          <table:table-cell office:value-type="string" table:content-validation-name="val11" table:style-name="ce86">
            <text:p>Subramanya</text:p>
          </table:table-cell>
          <table:table-cell office:value-type="string" table:style-name="ce86">
            <text:p>Ganesh</text:p>
          </table:table-cell>
          <table:table-cell table:style-name="ce86"/>
          <table:table-cell office:value-type="date" office:date-value="2022-06-24T02:10:00" table:style-name="ce87">
            <text:p>22-6-24 2:10</text:p>
          </table:table-cell>
          <table:table-cell office:value-type="date" office:date-value="2022-06-24T02:11:00" table:style-name="ce87">
            <text:p>22-6-24 2:11</text:p>
          </table:table-cell>
          <table:table-cell office:value-type="time" office:time-value="PT0H1M0S" table:formula="of:=[.M12]-[.L12]" table:style-name="ce16">
            <text:p>0:01:00</text:p>
          </table:table-cell>
          <table:table-cell office:value-type="string" table:style-name="ce88">
            <text:p>KaKao</text:p>
          </table:table-cell>
          <table:table-cell table:style-name="ce87"/>
          <table:table-cell office:value-type="string" table:style-name="ce89">
            <text:p>gcscnvtwinrdbp01: Postgres DB operation scripts not working</text:p>
          </table:table-cell>
          <table:table-cell office:value-type="string" table:style-name="ce90">
            <text:p>It was fluctuating, so we waited but there was no change in the pattern so we have informed the DBA<text:s/></text:p>
          </table:table-cell>
          <table:table-cell table:style-name="ce90"/>
          <table:table-cell table:content-validation-name="val10" table:style-name="ce91"/>
          <table:table-cell office:value-type="string" table:content-validation-name="val10" table:style-name="ce91">
            <text:p>X</text:p>
          </table:table-cell>
          <table:table-cell office:value-type="string" table:style-name="ce92">
            <text:p>As DBA said, he will inform the senior DBA to check on the same.</text:p>
          </table:table-cell>
          <table:table-cell table:number-columns-repeated="16362" table:style-name="ce9"/>
        </table:table-row>
        <table:table-row table:style-name="ro2">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13]" table:style-name="ce11">
            <text:p>0:02:00</text:p>
          </table:table-cell>
          <table:table-cell office:value-type="string" table:style-name="ce84">
            <text:p>2022.06.27</text:p>
          </table:table-cell>
          <table:table-cell office:value-type="string" table:style-name="ce85">
            <text:p>15~22</text:p>
          </table:table-cell>
          <table:table-cell office:value-type="string" table:content-validation-name="val11" table:style-name="ce86">
            <text:p>이시형</text:p>
          </table:table-cell>
          <table:table-cell table:number-columns-repeated="2" table:style-name="ce86"/>
          <table:table-cell office:value-type="date" office:date-value="2022-06-27T17:52:00" table:style-name="ce87">
            <text:p>22-6-27 17:52</text:p>
          </table:table-cell>
          <table:table-cell office:value-type="date" office:date-value="2022-06-27T17:54:00" table:style-name="ce87">
            <text:p>22-6-27 17:54</text:p>
          </table:table-cell>
          <table:table-cell office:value-type="time" office:time-value="PT0H2M0S" table:formula="of:=[.M13]-[.L13]" table:style-name="ce16">
            <text:p>0:02:00</text:p>
          </table:table-cell>
          <table:table-cell office:value-type="string" table:style-name="ce88">
            <text:p>KaKao &amp; Mail</text:p>
          </table:table-cell>
          <table:table-cell office:value-type="date" office:date-value="2022-06-27T17:54:00" table:style-name="ce87">
            <text:p>22-6-27 17:54</text:p>
          </table:table-cell>
          <table:table-cell office:value-type="string" table:style-name="ce89">
            <text:p>CN Cloud PRD Netapp: Fee Size on aggr_node01_data_CNCloud_Gen_SSD less than 10%/High</text:p>
          </table:table-cell>
          <table:table-cell office:value-type="string" table:style-name="ce90">
            <text:p>CN Gen SSD는 DB볼륨 마이그레이션 하여 해소되었으나, 재발생하여 담당자와 일정조율 후 재 진행 예정</text:p>
          </table:table-cell>
          <table:table-cell table:style-name="ce90"/>
          <table:table-cell table:content-validation-name="val10" table:style-name="ce91"/>
          <table:table-cell table:content-validation-name="val10" table:style-name="ce91"/>
          <table:table-cell table:style-name="ce92"/>
          <table:table-cell table:number-columns-repeated="16362" table:style-name="ce9"/>
        </table:table-row>
        <table:table-row table:style-name="ro2">
          <table:table-cell office:value-type="string" table:style-name="ce18">
            <text:p>6월</text:p>
          </table:table-cell>
          <table:table-cell office:value-type="string" table:style-name="ce10">
            <text:p>CN</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14]" table:style-name="ce11">
            <text:p>0:00:00</text:p>
          </table:table-cell>
          <table:table-cell office:value-type="string" table:style-name="ce84">
            <text:p>2022.06.29</text:p>
          </table:table-cell>
          <table:table-cell office:value-type="string" table:style-name="ce85">
            <text:p>21~08</text:p>
          </table:table-cell>
          <table:table-cell office:value-type="string" table:content-validation-name="val11" table:style-name="ce86">
            <text:p>Mohamed</text:p>
          </table:table-cell>
          <table:table-cell office:value-type="string" table:style-name="ce86">
            <text:p>Ashok &amp; Anand</text:p>
          </table:table-cell>
          <table:table-cell table:style-name="ce86"/>
          <table:table-cell office:value-type="date" office:date-value="2022-06-30T01:40:00" table:style-name="ce87">
            <text:p>22-6-30 1:40</text:p>
          </table:table-cell>
          <table:table-cell office:value-type="date" office:date-value="2022-06-30T01:40:00" table:style-name="ce87">
            <text:p>22-6-30 1:40</text:p>
          </table:table-cell>
          <table:table-cell office:value-type="time" office:time-value="PT0H0M0S" table:formula="of:=[.M14]-[.L14]" table:style-name="ce16">
            <text:p>0:00:00</text:p>
          </table:table-cell>
          <table:table-cell office:value-type="string" table:style-name="ce88">
            <text:p>Kakao</text:p>
          </table:table-cell>
          <table:table-cell office:value-type="date" office:date-value="2022-06-30T02:25:00" table:style-name="ce87">
            <text:p>22-6-30 2:25</text:p>
          </table:table-cell>
          <table:table-cell office:value-type="string" table:style-name="ce89">
            <text:p>CN Cloud PRD netapp: Free size on aggr_node02_data_cnCLoud less than 20%</text:p>
          </table:table-cell>
          <table:table-cell office:value-type="string" table:style-name="ce90">
            <text:p>Deleted old snapshots</text:p>
          </table:table-cell>
          <table:table-cell table:style-name="ce90"/>
          <table:table-cell table:content-validation-name="val10" table:style-name="ce91"/>
          <table:table-cell table:content-validation-name="val10" table:style-name="ce91"/>
          <table:table-cell table:style-name="ce92"/>
          <table:table-cell table:number-columns-repeated="16362" table:style-name="ce9"/>
        </table:table-row>
        <table:table-row table:style-name="ro2">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office:string-value="완료" table:formula="of:=IF(ISBLANK([.P15]);&quot;진행중&quot;;&quot;완료&quot;)" table:style-name="ce19">
            <text:p>완료</text:p>
          </table:table-cell>
          <table:table-cell office:value-type="time" office:time-value="PT48H1M0S" table:formula="of:=[.N15]" table:style-name="ce11">
            <text:p>0:01:00</text:p>
          </table:table-cell>
          <table:table-cell office:value-type="string" table:style-name="ce41">
            <text:p>2022.06.02</text:p>
          </table:table-cell>
          <table:table-cell office:value-type="string" table:style-name="ce49">
            <text:p>08~15</text:p>
          </table:table-cell>
          <table:table-cell office:value-type="string" table:content-validation-name="val11" table:style-name="ce42">
            <text:p>고희경</text:p>
          </table:table-cell>
          <table:table-cell table:number-columns-repeated="2" table:style-name="ce42"/>
          <table:table-cell office:value-type="date" office:date-value="2022-06-01T08:29:00" table:style-name="ce23">
            <text:p>22-6-1 8:29</text:p>
          </table:table-cell>
          <table:table-cell office:value-type="date" office:date-value="2022-06-03T08:30:00" table:style-name="ce23">
            <text:p>22-6-3 8:30</text:p>
          </table:table-cell>
          <table:table-cell office:value-type="time" office:time-value="PT48H1M0S" table:formula="of:=[.M15]-[.L15]" table:style-name="ce16">
            <text:p>0:01:00</text:p>
          </table:table-cell>
          <table:table-cell office:value-type="string" table:style-name="ce22">
            <text:p>KaKao</text:p>
          </table:table-cell>
          <table:table-cell office:value-type="date" office:date-value="2022-06-03T08:59:00" table:style-name="ce23">
            <text:p>22-6-3 8:59</text:p>
          </table:table-cell>
          <table:table-cell office:value-type="string" table:style-name="ce24">
            <text:p>Free size on aggr_node02_data less than 10%/Average</text:p>
          </table:table-cell>
          <table:table-cell office:value-type="string" table:style-name="ce44">
            <text:p>오래된 스냅샷 삭제 후 알람 Resolved</text:p>
          </table:table-cell>
          <table:table-cell table:style-name="ce44"/>
          <table:table-cell table:content-validation-name="val10" table:style-name="ce45"/>
          <table:table-cell table:content-validation-name="val10" table:style-name="ce45"/>
          <table:table-cell table:style-name="ce46"/>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6]);&quot;진행중&quot;;&quot;완료&quot;)" table:style-name="ce10">
            <text:p>완료</text:p>
          </table:table-cell>
          <table:table-cell office:value-type="time" office:time-value="PT0H0M0S" table:formula="of:=[.N16]" table:style-name="ce11">
            <text:p>0:00:00</text:p>
          </table:table-cell>
          <table:table-cell office:value-type="string" table:style-name="ce25">
            <text:p>2022.06.04</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02T19:01:00" table:style-name="ce15">
            <text:p>22-6-2 19:01</text:p>
          </table:table-cell>
          <table:table-cell office:value-type="date" office:date-value="2022-06-02T19:01:00" table:style-name="ce15">
            <text:p>22-6-2 19:01</text:p>
          </table:table-cell>
          <table:table-cell office:value-type="time" office:time-value="PT0H0M0S" table:formula="of:=[.M16]-[.L16]" table:style-name="ce16">
            <text:p>0:00:00</text:p>
          </table:table-cell>
          <table:table-cell office:value-type="string" table:style-name="ce14">
            <text:p>Kakao &amp; Email</text:p>
          </table:table-cell>
          <table:table-cell office:value-type="date" office:date-value="2022-06-02T19:02:00" table:style-name="ce15">
            <text:p>22-6-2 19:02</text:p>
          </table:table-cell>
          <table:table-cell office:value-type="string" table:style-name="ce17">
            <text:p>ccseupushp-loadbalancer 10.115.189.17 VIP is down</text:p>
          </table:table-cell>
          <table:table-cell office:value-type="string" table:style-name="ce28">
            <text:p>Firewall cpu load was high. Due to that vip down alerts triggers. Email has been send to firewall managers</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7]);&quot;진행중&quot;;&quot;완료&quot;)" table:style-name="ce10">
            <text:p>완료</text:p>
          </table:table-cell>
          <table:table-cell office:value-type="time" office:time-value="PT0H1M0S" table:formula="of:=[.N17]" table:style-name="ce11">
            <text:p>0:01:00</text:p>
          </table:table-cell>
          <table:table-cell office:value-type="string" table:style-name="ce25">
            <text:p>2022.06.04</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Ram</text:p>
          </table:table-cell>
          <table:table-cell table:style-name="ce27"/>
          <table:table-cell office:value-type="date" office:date-value="2022-06-05T08:39:00" table:style-name="ce15">
            <text:p>22-6-5 8:39</text:p>
          </table:table-cell>
          <table:table-cell office:value-type="date" office:date-value="2022-06-05T08:40:00" table:style-name="ce15">
            <text:p>22-6-5 8:40</text:p>
          </table:table-cell>
          <table:table-cell office:value-type="time" office:time-value="PT0H1M0S" table:formula="of:=[.M17]-[.L17]" table:style-name="ce16">
            <text:p>0:01:00</text:p>
          </table:table-cell>
          <table:table-cell office:value-type="string" table:style-name="ce14">
            <text:p>Kakao</text:p>
          </table:table-cell>
          <table:table-cell office:value-type="date" office:date-value="2022-06-05T08:45:00" table:style-name="ce15">
            <text:p>22-6-5 8:45</text:p>
          </table:table-cell>
          <table:table-cell office:value-type="string" table:style-name="ce17">
            <text:p>EUCloudNetapp01 Free Size on aggr_node02_data less than 5%</text:p>
          </table:table-cell>
          <table:table-cell office:value-type="string" table:style-name="ce47">
            <text:p>We have deleted the previous weekly snashots (may 29th), its coming down.. It will take time but it will come down below 90%</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0M0S" table:formula="of:=[.N18]" table:style-name="ce11">
            <text:p>0:00:00</text:p>
          </table:table-cell>
          <table:table-cell office:value-type="string" table:style-name="ce41">
            <text:p>2022.06.04</text:p>
          </table:table-cell>
          <table:table-cell office:value-type="string" table:style-name="ce49">
            <text:p>09~21</text:p>
          </table:table-cell>
          <table:table-cell office:value-type="string" table:content-validation-name="val11" table:style-name="ce42">
            <text:p>Mohamed</text:p>
          </table:table-cell>
          <table:table-cell office:value-type="string" table:style-name="ce42">
            <text:p>Ram</text:p>
          </table:table-cell>
          <table:table-cell table:style-name="ce42"/>
          <table:table-cell office:value-type="date" office:date-value="2022-06-02T20:03:00" table:style-name="ce23">
            <text:p>22-6-2 20:03</text:p>
          </table:table-cell>
          <table:table-cell office:value-type="date" office:date-value="2022-06-02T20:03:00" table:style-name="ce23">
            <text:p>22-6-2 20:03</text:p>
          </table:table-cell>
          <table:table-cell office:value-type="time" office:time-value="PT0H0M0S" table:formula="of:=[.M18]-[.L18]" table:style-name="ce16">
            <text:p>0:00:00</text:p>
          </table:table-cell>
          <table:table-cell office:value-type="string" table:style-name="ce22">
            <text:p>Kakao &amp; Email</text:p>
          </table:table-cell>
          <table:table-cell table:style-name="ce23"/>
          <table:table-cell office:value-type="string" table:style-name="ce24">
            <text:p>/postgres_data disk size is 9.87% capacity left</text:p>
          </table:table-cell>
          <table:table-cell office:value-type="string" table:style-name="ce44">
            <text:p>Called &amp; Emailed the owner and he wants to increase the disk size.</text:p>
          </table:table-cell>
          <table:table-cell table:style-name="ce44"/>
          <table:table-cell table:content-validation-name="val10" table:style-name="ce45"/>
          <table:table-cell table:content-validation-name="val10" table:style-name="ce45"/>
          <table:table-cell table:style-name="ce46"/>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19]);&quot;진행중&quot;;&quot;완료&quot;)" table:style-name="ce10">
            <text:p>완료</text:p>
          </table:table-cell>
          <table:table-cell office:value-type="time" office:time-value="PT0H1M0S" table:formula="of:=[.N19]" table:style-name="ce11">
            <text:p>0:01:00</text:p>
          </table:table-cell>
          <table:table-cell office:value-type="string" table:style-name="ce25">
            <text:p>2022.06.05</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06T11:29:00" table:style-name="ce15">
            <text:p>22-6-6 11:29</text:p>
          </table:table-cell>
          <table:table-cell office:value-type="date" office:date-value="2022-06-06T11:30:00" table:style-name="ce15">
            <text:p>22-6-6 11:30</text:p>
          </table:table-cell>
          <table:table-cell office:value-type="time" office:time-value="PT0H1M0S" table:formula="of:=[.M19]-[.L19]" table:style-name="ce16">
            <text:p>0:01:00</text:p>
          </table:table-cell>
          <table:table-cell office:value-type="string" table:style-name="ce14">
            <text:p>Kakao</text:p>
          </table:table-cell>
          <table:table-cell office:value-type="date" office:date-value="2022-06-06T11:35:00" table:style-name="ce15">
            <text:p>22-6-6 11:35</text:p>
          </table:table-cell>
          <table:table-cell office:value-type="string" table:style-name="ce17">
            <text:p>Interface Ethernet48: Link down EU</text:p>
          </table:table-cell>
          <table:table-cell office:value-type="string" table:style-name="ce28">
            <text:p>Firewall failover from secondary to primary. Verifed no service issue.</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0]);&quot;진행중&quot;;&quot;완료&quot;)" table:style-name="ce10">
            <text:p>완료</text:p>
          </table:table-cell>
          <table:table-cell office:value-type="time" office:time-value="PT0H0M0S" table:formula="of:=[.N20]" table:style-name="ce11">
            <text:p>0:00:00</text:p>
          </table:table-cell>
          <table:table-cell office:value-type="string" table:style-name="ce25">
            <text:p>2022.06.06</text:p>
          </table:table-cell>
          <table:table-cell office:value-type="string" table:style-name="ce26">
            <text:p>09~22</text:p>
          </table:table-cell>
          <table:table-cell office:value-type="string" table:content-validation-name="val11" table:style-name="ce27">
            <text:p>Radhika</text:p>
          </table:table-cell>
          <table:table-cell office:value-type="string" table:style-name="ce27">
            <text:p>Radhika</text:p>
          </table:table-cell>
          <table:table-cell table:style-name="ce27"/>
          <table:table-cell office:value-type="date" office:date-value="2022-06-06T05:25:00" table:style-name="ce15">
            <text:p>22-6-6 5:25</text:p>
          </table:table-cell>
          <table:table-cell office:value-type="date" office:date-value="2022-06-06T05:25:00" table:style-name="ce15">
            <text:p>22-6-6 5:25</text:p>
          </table:table-cell>
          <table:table-cell office:value-type="time" office:time-value="PT0H0M0S" table:formula="of:=[.M20]-[.L20]" table:style-name="ce16">
            <text:p>0:00:00</text:p>
          </table:table-cell>
          <table:table-cell office:value-type="string" table:style-name="ce14">
            <text:p>Kakao</text:p>
          </table:table-cell>
          <table:table-cell office:value-type="date" office:date-value="2022-06-06T05:26:00" table:style-name="ce15">
            <text:p>22-6-6 5:26</text:p>
          </table:table-cell>
          <table:table-cell office:value-type="string" table:style-name="ce17">
            <text:p>eucloudprdcomd203.eucloud : system status is in critical <text:s/>state.</text:p>
          </table:table-cell>
          <table:table-cell office:value-type="string" table:style-name="ce28">
            <text:p>Informed in Kakao</text:p>
          </table:table-cell>
          <table:table-cell office:value-type="string" table:style-name="ce28">
            <text:p>EUCLOUD-2341</text:p>
          </table:table-cell>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1]);&quot;진행중&quot;;&quot;완료&quot;)" table:style-name="ce10">
            <text:p>완료</text:p>
          </table:table-cell>
          <table:table-cell office:value-type="time" office:time-value="PT0H0M0S" table:formula="of:=[.N21]"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11" table:style-name="ce27">
            <text:p>고희경</text:p>
          </table:table-cell>
          <table:table-cell office:value-type="string" table:style-name="ce27">
            <text:p>고희경</text:p>
          </table:table-cell>
          <table:table-cell table:style-name="ce27"/>
          <table:table-cell office:value-type="date" office:date-value="2022-06-06T09:15:00" table:style-name="ce15">
            <text:p>22-6-6 9:15</text:p>
          </table:table-cell>
          <table:table-cell office:value-type="date" office:date-value="2022-06-06T09:15:00" table:style-name="ce15">
            <text:p>22-6-6 9:15</text:p>
          </table:table-cell>
          <table:table-cell office:value-type="time" office:time-value="PT0H0M0S" table:formula="of:=[.M21]-[.L21]" table:style-name="ce16">
            <text:p>0:00:00</text:p>
          </table:table-cell>
          <table:table-cell office:value-type="string" table:style-name="ce14">
            <text:p>KaKao &amp; Call</text:p>
          </table:table-cell>
          <table:table-cell office:value-type="date" office:date-value="2022-06-06T09:19:00" table:style-name="ce15">
            <text:p>22-6-6 9:19</text:p>
          </table:table-cell>
          <table:table-cell office:value-type="string" table:style-name="ce17">
            <text:p>Lack of avaiable memory on server ccseuapigwp02</text:p>
          </table:table-cell>
          <table:table-cell office:value-type="string" table:style-name="ce28">
            <text:p>Email has been send to VM owner and called the VM owner.</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2]);&quot;진행중&quot;;&quot;완료&quot;)" table:style-name="ce10">
            <text:p>완료</text:p>
          </table:table-cell>
          <table:table-cell office:value-type="time" office:time-value="PT0H1M0S" table:formula="of:=[.N22]"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11" table:style-name="ce27">
            <text:p>정진호</text:p>
          </table:table-cell>
          <table:table-cell office:value-type="string" table:style-name="ce67">
            <text:p>Saju</text:p>
          </table:table-cell>
          <table:table-cell office:value-type="string" table:style-name="ce27">
            <text:p>이은도</text:p>
          </table:table-cell>
          <table:table-cell office:value-type="date" office:date-value="2022-06-07T19:00:00" table:style-name="ce15">
            <text:p>22-6-7 19:00</text:p>
          </table:table-cell>
          <table:table-cell office:value-type="date" office:date-value="2022-06-07T19:01:00" table:style-name="ce15">
            <text:p>22-6-7 19:01</text:p>
          </table:table-cell>
          <table:table-cell office:value-type="time" office:time-value="PT0H1M0S" table:formula="of:=[.M22]-[.L22]" table:style-name="ce16">
            <text:p>0:01:00</text:p>
          </table:table-cell>
          <table:table-cell office:value-type="string" table:style-name="ce14">
            <text:p>Kakao</text:p>
          </table:table-cell>
          <table:table-cell office:value-type="date" office:date-value="2022-06-07T19:01:00" table:style-name="ce15">
            <text:p>22-6-7 19:01</text:p>
          </table:table-cell>
          <table:table-cell office:value-type="string" table:style-name="ce17">
            <text:p>ccseuvehiclep-loadbalancer 10.115.189.16 VIP is down</text:p>
          </table:table-cell>
          <table:table-cell office:value-type="string" table:style-name="ce28">
            <text:p>오탐으로 확인됨</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3]);&quot;진행중&quot;;&quot;완료&quot;)" table:style-name="ce10">
            <text:p>완료</text:p>
          </table:table-cell>
          <table:table-cell office:value-type="time" office:time-value="PT0H1M0S" table:formula="of:=[.N23]"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11" table:style-name="ce27">
            <text:p>심명보</text:p>
          </table:table-cell>
          <table:table-cell office:value-type="string" table:style-name="ce27">
            <text:p>고희경</text:p>
          </table:table-cell>
          <table:table-cell table:style-name="ce27"/>
          <table:table-cell office:value-type="date" office:date-value="2022-06-08T10:18:00" table:style-name="ce15">
            <text:p>22-6-8 10:18</text:p>
          </table:table-cell>
          <table:table-cell office:value-type="date" office:date-value="2022-06-08T10:19:00" table:style-name="ce15">
            <text:p>22-6-8 10:19</text:p>
          </table:table-cell>
          <table:table-cell office:value-type="time" office:time-value="PT0H1M0S" table:formula="of:=[.M23]-[.L23]" table:style-name="ce16">
            <text:p>0:01:00</text:p>
          </table:table-cell>
          <table:table-cell office:value-type="string" table:style-name="ce14">
            <text:p>Kakao, Auto M+</text:p>
          </table:table-cell>
          <table:table-cell office:value-type="date" office:date-value="2022-06-08T10:25:00" table:style-name="ce15">
            <text:p>22-6-8 10:25</text:p>
          </table:table-cell>
          <table:table-cell office:value-type="string" table:style-name="ce17">
            <text:p>Problem: ccseuissredisp02: Unavailable by ICMP ping</text:p>
          </table:table-cell>
          <table:table-cell office:value-type="string" table:style-name="ce28">
            <text:p>담당자 확인시 아직 미운영 서버 이며 VM 재기동 후 장애 해소</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9"/>
        </table:table-row>
        <table:table-row table:style-name="ro2">
          <table:table-cell office:value-type="string" table:style-name="ce32">
            <text:p>6월</text:p>
          </table:table-cell>
          <table:table-cell office:value-type="string" table:style-name="ce32">
            <text:p>EU</text:p>
          </table:table-cell>
          <table:table-cell office:value-type="float" office:value="1" table:style-name="ce2">
            <text:p>1</text:p>
          </table:table-cell>
          <table:table-cell office:value-type="string" table:style-name="ce33">
            <text:p>PRD</text:p>
          </table:table-cell>
          <table:table-cell office:value-type="string" office:string-value="완료" table:formula="of:=IF(ISBLANK([.P24]);&quot;진행중&quot;;&quot;완료&quot;)" table:style-name="ce33">
            <text:p>완료</text:p>
          </table:table-cell>
          <table:table-cell office:value-type="time" office:time-value="PT3H31M0S" table:formula="of:=[.N24]" table:style-name="ce34">
            <text:p>3:31:00</text:p>
          </table:table-cell>
          <table:table-cell office:value-type="string" table:style-name="ce72">
            <text:p>2022.06.09</text:p>
          </table:table-cell>
          <table:table-cell office:value-type="string" table:style-name="ce73">
            <text:p>22~08</text:p>
          </table:table-cell>
          <table:table-cell office:value-type="string" table:content-validation-name="val11" table:style-name="ce74">
            <text:p>Mohamed</text:p>
          </table:table-cell>
          <table:table-cell office:value-type="string" table:style-name="ce74">
            <text:p>Thulasiraj</text:p>
          </table:table-cell>
          <table:table-cell table:style-name="ce74"/>
          <table:table-cell office:value-type="date" office:date-value="2022-06-08T21:29:00" table:style-name="ce38">
            <text:p>22-6-8 21:29</text:p>
          </table:table-cell>
          <table:table-cell office:value-type="date" office:date-value="2022-06-09T01:00:00" table:style-name="ce38">
            <text:p>22-6-9 1:00</text:p>
          </table:table-cell>
          <table:table-cell office:value-type="time" office:time-value="PT3H31M0S" table:formula="of:=[.M24]-[.L24]" table:style-name="ce39">
            <text:p>3:31:00</text:p>
          </table:table-cell>
          <table:table-cell office:value-type="string" table:style-name="ce37">
            <text:p>Kakao</text:p>
          </table:table-cell>
          <table:table-cell office:value-type="date" office:date-value="2022-06-09T01:00:00" table:style-name="ce38">
            <text:p>22-6-9 1:00</text:p>
          </table:table-cell>
          <table:table-cell office:value-type="string" table:style-name="ce40">
            <text:p>EUCLOUDNETAPP01: free size on agg_node02_data less than 10%</text:p>
          </table:table-cell>
          <table:table-cell office:value-type="string" table:style-name="ce75">
            <text:p>Deleted old snapshots</text:p>
          </table:table-cell>
          <table:table-cell table:style-name="ce75"/>
          <table:table-cell table:content-validation-name="val10" table:style-name="ce76"/>
          <table:table-cell table:content-validation-name="val10" table:style-name="ce76"/>
          <table:table-cell table:style-name="ce77"/>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5]);&quot;진행중&quot;;&quot;완료&quot;)" table:style-name="ce10">
            <text:p>완료</text:p>
          </table:table-cell>
          <table:table-cell office:value-type="time" office:time-value="PT0H2M0S" table:formula="of:=[.N25]"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11" table:style-name="ce27">
            <text:p>심명보</text:p>
          </table:table-cell>
          <table:table-cell office:value-type="string" table:style-name="ce27">
            <text:p>임예슬, 우전성</text:p>
          </table:table-cell>
          <table:table-cell table:style-name="ce27"/>
          <table:table-cell office:value-type="date" office:date-value="2022-06-09T15:53:00" table:style-name="ce15">
            <text:p>22-6-9 15:53</text:p>
          </table:table-cell>
          <table:table-cell office:value-type="date" office:date-value="2022-06-09T15:55:00" table:style-name="ce15">
            <text:p>22-6-9 15:55</text:p>
          </table:table-cell>
          <table:table-cell office:value-type="time" office:time-value="PT0H2M0S" table:formula="of:=[.M25]-[.L25]" table:style-name="ce16">
            <text:p>0:02:00</text:p>
          </table:table-cell>
          <table:table-cell office:value-type="string" table:style-name="ce14">
            <text:p>Kakao, Auto M+</text:p>
          </table:table-cell>
          <table:table-cell office:value-type="date" office:date-value="2022-06-09T15:58:00" table:style-name="ce15">
            <text:p>22-6-9 15:58</text:p>
          </table:table-cell>
          <table:table-cell office:value-type="string" table:style-name="ce17">
            <text:p>Problem: vServer ccs-prd-prometheus state: down (1)</text:p>
          </table:table-cell>
          <table:table-cell office:value-type="string" table:style-name="ce28">
            <text:p>프로메테우스 서버 재설치 건으로 확인 박상선 책임께 확인 요청 화인결과 담당팀에서 재기동 진행 함</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26]"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11" table:style-name="ce27">
            <text:p>심명보</text:p>
          </table:table-cell>
          <table:table-cell office:value-type="string" table:style-name="ce27">
            <text:p>임예슬, 고희경</text:p>
          </table:table-cell>
          <table:table-cell table:style-name="ce27"/>
          <table:table-cell office:value-type="date" office:date-value="2022-06-09T16:02:00" table:style-name="ce15">
            <text:p>22-6-9 16:02</text:p>
          </table:table-cell>
          <table:table-cell office:value-type="date" office:date-value="2022-06-09T16:04:00" table:style-name="ce15">
            <text:p>22-6-9 16:04</text:p>
          </table:table-cell>
          <table:table-cell office:value-type="time" office:time-value="PT0H2M0S" table:formula="of:=[.M26]-[.L26]" table:style-name="ce16">
            <text:p>0:02:00</text:p>
          </table:table-cell>
          <table:table-cell office:value-type="string" table:style-name="ce14">
            <text:p>Kakao. Email</text:p>
          </table:table-cell>
          <table:table-cell table:style-name="ce15"/>
          <table:table-cell office:value-type="string" table:style-name="ce17">
            <text:p>[PROBLEM]eucloudprdcomd203.eucloud: System status is in critical state/ High</text:p>
          </table:table-cell>
          <table:table-cell office:value-type="string" table:style-name="ce28">
            <text:p>Fan 상태 alert 지속 발생 호스트로 RMA 진행 중, DB VM 제외 해당 호스트 VM 라이브마이그레이션 진행 완료</text:p>
          </table:table-cell>
          <table:table-cell office:value-type="string" table:style-name="ce28">
            <text:p>EUCLOUD-2341</text:p>
          </table:table-cell>
          <table:table-cell office:value-type="string" table:content-validation-name="val10" table:style-name="ce29">
            <text:p>X</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27]"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11" table:style-name="ce27">
            <text:p>심명보</text:p>
          </table:table-cell>
          <table:table-cell office:value-type="string" table:style-name="ce27">
            <text:p>오창민, 임예슬</text:p>
          </table:table-cell>
          <table:table-cell table:style-name="ce27"/>
          <table:table-cell office:value-type="date" office:date-value="2022-06-09T19:00:00" table:style-name="ce15">
            <text:p>22-6-9 19:00</text:p>
          </table:table-cell>
          <table:table-cell office:value-type="date" office:date-value="2022-06-09T19:02:00" table:style-name="ce15">
            <text:p>22-6-9 19:02</text:p>
          </table:table-cell>
          <table:table-cell office:value-type="time" office:time-value="PT0H2M0S" table:formula="of:=[.M27]-[.L27]" table:style-name="ce16">
            <text:p>0:02:00</text:p>
          </table:table-cell>
          <table:table-cell office:value-type="string" table:style-name="ce14">
            <text:p>Kakao</text:p>
          </table:table-cell>
          <table:table-cell table:style-name="ce15"/>
          <table:table-cell office:value-type="string" table:style-name="ce17">
            <text:p>Problem: ccseuimsp-loadbalancer 10.115.189.19 VIP is down</text:p>
          </table:table-cell>
          <table:table-cell office:value-type="string" table:style-name="ce28">
            <text:p>A10 장비 확인시 실제 포트 다운 이력 없으며 바로 해소 알람 발생 하여, 오탐으로 확인, 추가 자빅스쪽 확인 예정</text:p>
          </table:table-cell>
          <table:table-cell office:value-type="string" table:style-name="ce28">
            <text:p>EUCLOUD-2360</text:p>
          </table:table-cell>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8]);&quot;진행중&quot;;&quot;완료&quot;)" table:style-name="ce10">
            <text:p>완료</text:p>
          </table:table-cell>
          <table:table-cell office:value-type="time" office:time-value="PT0H0M0S" table:formula="of:=[.N28]" table:style-name="ce11">
            <text:p>0:00:00</text:p>
          </table:table-cell>
          <table:table-cell office:value-type="string" table:style-name="ce25">
            <text:p>2022.06.10</text:p>
          </table:table-cell>
          <table:table-cell office:value-type="string" table:style-name="ce26">
            <text:p>15~22</text:p>
          </table:table-cell>
          <table:table-cell office:value-type="string" table:content-validation-name="val11" table:style-name="ce27">
            <text:p>심명보</text:p>
          </table:table-cell>
          <table:table-cell office:value-type="string" table:style-name="ce27">
            <text:p>오창민, 임예슬</text:p>
          </table:table-cell>
          <table:table-cell table:style-name="ce27"/>
          <table:table-cell office:value-type="date" office:date-value="2022-06-10T17:14:00" table:style-name="ce15">
            <text:p>22-6-10 17:14</text:p>
          </table:table-cell>
          <table:table-cell office:value-type="date" office:date-value="2022-06-10T17:14:00" table:style-name="ce15">
            <text:p>22-6-10 17:14</text:p>
          </table:table-cell>
          <table:table-cell office:value-type="time" office:time-value="PT0H0M0S" table:formula="of:=[.M28]-[.L28]" table:style-name="ce16">
            <text:p>0:00:00</text:p>
          </table:table-cell>
          <table:table-cell office:value-type="string" table:style-name="ce14">
            <text:p>Kakao. Email</text:p>
          </table:table-cell>
          <table:table-cell office:value-type="date" office:date-value="2022-06-10T17:16:00" table:style-name="ce15">
            <text:p>22-6-10 17:16</text:p>
          </table:table-cell>
          <table:table-cell office:value-type="string" table:style-name="ce17">
            <text:p>Problem: Interface Ethernet14, 30, 46: Link down</text:p>
          </table:table-cell>
          <table:table-cell office:value-type="string" table:style-name="ce28">
            <text:p>EU 운영계 호스트는 413까지 존재(COC 운용중인호스트 X), eucloudprdcomd414 박지현 책임 증설 작업 확인 완료</text:p>
          </table:table-cell>
          <table:table-cell office:value-type="string" table:style-name="ce28">
            <text:p>EUCLOUD-2367</text:p>
          </table:table-cell>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29]);&quot;진행중&quot;;&quot;완료&quot;)" table:style-name="ce10">
            <text:p>완료</text:p>
          </table:table-cell>
          <table:table-cell office:value-type="time" office:time-value="PT0H0M0S" table:formula="of:=[.N29]" table:style-name="ce11">
            <text:p>0:00:00</text:p>
          </table:table-cell>
          <table:table-cell office:value-type="string" table:style-name="ce25">
            <text:p>2022.06.10</text:p>
          </table:table-cell>
          <table:table-cell office:value-type="string" table:style-name="ce26">
            <text:p>15~22</text:p>
          </table:table-cell>
          <table:table-cell office:value-type="string" table:content-validation-name="val11" table:style-name="ce27">
            <text:p>심명보</text:p>
          </table:table-cell>
          <table:table-cell office:value-type="string" table:style-name="ce27">
            <text:p>오창민, 임예슬</text:p>
          </table:table-cell>
          <table:table-cell table:style-name="ce27"/>
          <table:table-cell office:value-type="date" office:date-value="2022-06-10T18:16:00" table:style-name="ce15">
            <text:p>22-6-10 18:16</text:p>
          </table:table-cell>
          <table:table-cell office:value-type="date" office:date-value="2022-06-10T18:16:00" table:style-name="ce15">
            <text:p>22-6-10 18:16</text:p>
          </table:table-cell>
          <table:table-cell office:value-type="time" office:time-value="PT0H0M0S" table:formula="of:=[.M29]-[.L29]" table:style-name="ce16">
            <text:p>0:00:00</text:p>
          </table:table-cell>
          <table:table-cell office:value-type="string" table:style-name="ce14">
            <text:p>Kakao</text:p>
          </table:table-cell>
          <table:table-cell office:value-type="date" office:date-value="2022-06-10T18:18:00" table:style-name="ce15">
            <text:p>22-6-10 18:18</text:p>
          </table:table-cell>
          <table:table-cell office:value-type="string" table:style-name="ce17">
            <text:p>Problem: Interface Ethernet15, 31, 47: Link down</text:p>
          </table:table-cell>
          <table:table-cell office:value-type="string" table:style-name="ce28">
            <text:p>EU 운영계 호스트는 413까지 존재(COC 운용중인호스트 X), eucloudprdcomd415 박지현 책임 증설 작업 확인 완료</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0]);&quot;진행중&quot;;&quot;완료&quot;)" table:style-name="ce10">
            <text:p>완료</text:p>
          </table:table-cell>
          <table:table-cell office:value-type="time" office:time-value="PT0H0M0S" table:formula="of:=[.N30]" table:style-name="ce11">
            <text:p>0:00:00</text:p>
          </table:table-cell>
          <table:table-cell office:value-type="string" table:style-name="ce25">
            <text:p>2022.06.11</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11T16:36:00" table:style-name="ce15">
            <text:p>22-6-11 16:36</text:p>
          </table:table-cell>
          <table:table-cell office:value-type="date" office:date-value="2022-06-11T16:36:00" table:style-name="ce15">
            <text:p>22-6-11 16:36</text:p>
          </table:table-cell>
          <table:table-cell office:value-type="time" office:time-value="PT0H0M0S" table:formula="of:=[.M30]-[.L30]" table:style-name="ce16">
            <text:p>0:00:00</text:p>
          </table:table-cell>
          <table:table-cell office:value-type="string" table:style-name="ce14">
            <text:p>Kakao &amp; Email</text:p>
          </table:table-cell>
          <table:table-cell office:value-type="date" office:date-value="2022-06-11T18:31:00" table:style-name="ce15">
            <text:p>22-6-11 18:31</text:p>
          </table:table-cell>
          <table:table-cell office:value-type="string" table:style-name="ce17">
            <text:p>Disk size is over 90%: ccseureportbatchp01</text:p>
          </table:table-cell>
          <table:table-cell office:value-type="string" table:style-name="ce28">
            <text:p>Informed through kakao &amp; Email.</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3"/>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1]);&quot;진행중&quot;;&quot;완료&quot;)" table:style-name="ce10">
            <text:p>완료</text:p>
          </table:table-cell>
          <table:table-cell office:value-type="time" office:time-value="PT0H0M0S" table:formula="of:=[.N31]"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Saju,Ashok &amp; Aslam</text:p>
          </table:table-cell>
          <table:table-cell table:style-name="ce27"/>
          <table:table-cell office:value-type="date" office:date-value="2022-06-16T03:08:00" table:style-name="ce15">
            <text:p>22-6-16 3:08</text:p>
          </table:table-cell>
          <table:table-cell office:value-type="date" office:date-value="2022-06-16T03:08:00" table:style-name="ce15">
            <text:p>22-6-16 3:08</text:p>
          </table:table-cell>
          <table:table-cell office:value-type="time" office:time-value="PT0H0M0S" table:formula="of:=[.M31]-[.L31]" table:style-name="ce16">
            <text:p>0:00:00</text:p>
          </table:table-cell>
          <table:table-cell office:value-type="string" table:style-name="ce14">
            <text:p>Kakao</text:p>
          </table:table-cell>
          <table:table-cell office:value-type="date" office:date-value="2022-06-16T03:21:00" table:style-name="ce15">
            <text:p>22-6-16 3:21</text:p>
          </table:table-cell>
          <table:table-cell office:value-type="string" table:style-name="ce17">
            <text:p>EUCloudNetapp01 Free Size on aggr_node02_data less than 10%</text:p>
          </table:table-cell>
          <table:table-cell office:value-type="string" table:style-name="ce28">
            <text:p>We have deleted the old snapshots to recover the space</text:p>
          </table:table-cell>
          <table:table-cell office:value-type="string" table:style-name="ce28">
            <text:p>EUCLOUD-2411</text:p>
          </table:table-cell>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2]);&quot;진행중&quot;;&quot;완료&quot;)" table:style-name="ce10">
            <text:p>완료</text:p>
          </table:table-cell>
          <table:table-cell office:value-type="time" office:time-value="PT0H0M0S" table:formula="of:=[.N32]"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11" table:style-name="ce27">
            <text:p>고희경</text:p>
          </table:table-cell>
          <table:table-cell table:style-name="ce27"/>
          <table:table-cell office:value-type="string" table:style-name="ce27">
            <text:p>김지윤</text:p>
          </table:table-cell>
          <table:table-cell office:value-type="date" office:date-value="2022-06-15T14:35:00" table:style-name="ce15">
            <text:p>22-6-15 14:35</text:p>
          </table:table-cell>
          <table:table-cell office:value-type="date" office:date-value="2022-06-15T14:35:00" table:style-name="ce15">
            <text:p>22-6-15 14:35</text:p>
          </table:table-cell>
          <table:table-cell office:value-type="time" office:time-value="PT0H0M0S" table:formula="of:=[.M32]-[.L32]" table:style-name="ce16">
            <text:p>0:00:00</text:p>
          </table:table-cell>
          <table:table-cell office:value-type="string" table:style-name="ce14">
            <text:p>Kakao</text:p>
          </table:table-cell>
          <table:table-cell office:value-type="date" office:date-value="2022-06-15T14:35:00" table:style-name="ce15">
            <text:p>22-6-15 14:35</text:p>
          </table:table-cell>
          <table:table-cell office:value-type="string" table:style-name="ce17">
            <text:p>Problem: eucloudprdctrl03 외</text:p>
          </table:table-cell>
          <table:table-cell office:value-type="string" table:style-name="ce28">
            <text:p>Zabbix 오탐으로 확인됨</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3]);&quot;진행중&quot;;&quot;완료&quot;)" table:style-name="ce10">
            <text:p>완료</text:p>
          </table:table-cell>
          <table:table-cell office:value-type="time" office:time-value="PT0H2M0S" table:formula="of:=[.N33]" table:style-name="ce11">
            <text:p>0:02:00</text:p>
          </table:table-cell>
          <table:table-cell office:value-type="string" table:style-name="ce25">
            <text:p>2022.06.17</text:p>
          </table:table-cell>
          <table:table-cell office:value-type="string" table:style-name="ce26">
            <text:p>15~22</text:p>
          </table:table-cell>
          <table:table-cell office:value-type="string" table:content-validation-name="val11" table:style-name="ce27">
            <text:p>장재봉</text:p>
          </table:table-cell>
          <table:table-cell table:style-name="ce27"/>
          <table:table-cell office:value-type="string" table:style-name="ce27">
            <text:p>고희경</text:p>
          </table:table-cell>
          <table:table-cell office:value-type="date" office:date-value="2022-06-17T19:02:00" table:style-name="ce15">
            <text:p>22-6-17 19:02</text:p>
          </table:table-cell>
          <table:table-cell office:value-type="date" office:date-value="2022-06-17T19:04:00" table:style-name="ce15">
            <text:p>22-6-17 19:04</text:p>
          </table:table-cell>
          <table:table-cell office:value-type="time" office:time-value="PT0H2M0S" table:formula="of:=[.M33]-[.L33]" table:style-name="ce16">
            <text:p>0:02:00</text:p>
          </table:table-cell>
          <table:table-cell office:value-type="string" table:style-name="ce14">
            <text:p>KaKao</text:p>
          </table:table-cell>
          <table:table-cell office:value-type="date" office:date-value="2022-06-17T19:07:00" table:style-name="ce15">
            <text:p>22-6-17 19:07</text:p>
          </table:table-cell>
          <table:table-cell office:value-type="string" table:style-name="ce17">
            <text:p><text:s/>EUTMS-FW-B interface down</text:p>
          </table:table-cell>
          <table:table-cell office:value-type="string" table:style-name="ce28">
            <text:p>Vendor tech support scheduled</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4]);&quot;진행중&quot;;&quot;완료&quot;)" table:style-name="ce10">
            <text:p>완료</text:p>
          </table:table-cell>
          <table:table-cell office:value-type="time" office:time-value="PT0H2M1S" table:formula="of:=[.N34]" table:style-name="ce11">
            <text:p>0:02:01</text:p>
          </table:table-cell>
          <table:table-cell office:value-type="string" table:style-name="ce25">
            <text:p>2022.06.18</text:p>
          </table:table-cell>
          <table:table-cell office:value-type="string" table:style-name="ce26">
            <text:p>22~09</text:p>
          </table:table-cell>
          <table:table-cell office:value-type="string" table:content-validation-name="val11" table:style-name="ce27">
            <text:p>Radhika</text:p>
          </table:table-cell>
          <table:table-cell table:style-name="ce67"/>
          <table:table-cell table:style-name="ce27"/>
          <table:table-cell office:value-type="date" office:date-value="2022-06-18T03:38:00" table:style-name="ce15">
            <text:p>22-6-18 3:38</text:p>
          </table:table-cell>
          <table:table-cell office:value-type="date" office:date-value="2022-06-18T03:40:01" table:style-name="ce15">
            <text:p>22-6-18 3:40</text:p>
          </table:table-cell>
          <table:table-cell office:value-type="time" office:time-value="PT0H2M1S" table:formula="of:=[.M34]-[.L34]" table:style-name="ce16">
            <text:p>0:02:01</text:p>
          </table:table-cell>
          <table:table-cell office:value-type="string" table:style-name="ce14">
            <text:p>KaKao</text:p>
          </table:table-cell>
          <table:table-cell office:value-type="date" office:date-value="2022-06-18T03:48:00" table:style-name="ce15">
            <text:p>22-6-18 3:48</text:p>
          </table:table-cell>
          <table:table-cell office:value-type="string" table:style-name="ce17">
            <text:p>Free Size on aggr_node02_data <text:s/>deleted snapshot for EU</text:p>
          </table:table-cell>
          <table:table-cell office:value-type="string" table:style-name="ce28">
            <text:p>Deleted the snapshot</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35]);&quot;진행중&quot;;&quot;완료&quot;)" table:style-name="ce10">
            <text:p>완료</text:p>
          </table:table-cell>
          <table:table-cell office:value-type="time" office:time-value="PT0H1M0S" table:formula="of:=[.N35]" table:style-name="ce11">
            <text:p>0:01:00</text:p>
          </table:table-cell>
          <table:table-cell office:value-type="string" table:style-name="ce25">
            <text:p>2022.06.21</text:p>
          </table:table-cell>
          <table:table-cell office:value-type="string" table:style-name="ce26">
            <text:p>16~22</text:p>
          </table:table-cell>
          <table:table-cell office:value-type="string" table:content-validation-name="val11" table:style-name="ce27">
            <text:p>김의현</text:p>
          </table:table-cell>
          <table:table-cell office:value-type="string" table:style-name="ce27">
            <text:p>오창민</text:p>
          </table:table-cell>
          <table:table-cell table:style-name="ce27"/>
          <table:table-cell office:value-type="date" office:date-value="2022-06-21T19:00:00" table:style-name="ce15">
            <text:p>22-6-21 19:00</text:p>
          </table:table-cell>
          <table:table-cell office:value-type="date" office:date-value="2022-06-21T19:01:00" table:style-name="ce15">
            <text:p>22-6-21 19:01</text:p>
          </table:table-cell>
          <table:table-cell office:value-type="time" office:time-value="PT0H1M0S" table:formula="of:=[.M35]-[.L35]" table:style-name="ce16">
            <text:p>0:01:00</text:p>
          </table:table-cell>
          <table:table-cell office:value-type="string" table:style-name="ce14">
            <text:p>KaKao</text:p>
          </table:table-cell>
          <table:table-cell office:value-type="date" office:date-value="2022-06-21T19:01:00" table:style-name="ce15">
            <text:p>22-6-21 19:01</text:p>
          </table:table-cell>
          <table:table-cell office:value-type="string" table:style-name="ce68">
            <text:p><text:s/>ccseuspap-loadbalancer 10.115.189.15 VIP is down</text:p>
          </table:table-cell>
          <table:table-cell office:value-type="string" table:style-name="ce68">
            <text:p>오창민 매니저 확인 결과 오탐으로 확인</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36]" table:style-name="ce11">
            <text:p>0:00:00</text:p>
          </table:table-cell>
          <table:table-cell office:value-type="string" table:style-name="ce25">
            <text:p>2022.06.22</text:p>
          </table:table-cell>
          <table:table-cell office:value-type="string" table:style-name="ce26">
            <text:p>21~08</text:p>
          </table:table-cell>
          <table:table-cell office:value-type="string" table:content-validation-name="val11" table:style-name="ce27">
            <text:p>Mohamed</text:p>
          </table:table-cell>
          <table:table-cell office:value-type="string" table:style-name="ce27">
            <text:p>Ganesh</text:p>
          </table:table-cell>
          <table:table-cell table:style-name="ce27"/>
          <table:table-cell office:value-type="date" office:date-value="2022-06-23T03:02:00" table:style-name="ce15">
            <text:p>22-6-23 3:02</text:p>
          </table:table-cell>
          <table:table-cell office:value-type="date" office:date-value="2022-06-23T03:02:00" table:style-name="ce15">
            <text:p>22-6-23 3:02</text:p>
          </table:table-cell>
          <table:table-cell office:value-type="time" office:time-value="PT0H0M0S" table:formula="of:=[.M36]-[.L36]" table:style-name="ce16">
            <text:p>0:00:00</text:p>
          </table:table-cell>
          <table:table-cell office:value-type="string" table:style-name="ce14">
            <text:p>Kakao</text:p>
          </table:table-cell>
          <table:table-cell table:style-name="ce15"/>
          <table:table-cell office:value-type="string" table:style-name="ce17">
            <text:p>EUCloudNetapp01 Free Size on aggr_node02_data less than 10%</text:p>
          </table:table-cell>
          <table:table-cell office:value-type="string" table:style-name="ce28">
            <text:p>Automatically got resolved</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2M0S" table:formula="of:=[.N37]" table:style-name="ce11">
            <text:p>0:02:00</text:p>
          </table:table-cell>
          <table:table-cell office:value-type="string" table:style-name="ce84">
            <text:p>2022.06.23</text:p>
          </table:table-cell>
          <table:table-cell office:value-type="string" table:style-name="ce85">
            <text:p>08~15</text:p>
          </table:table-cell>
          <table:table-cell office:value-type="string" table:content-validation-name="val11" table:style-name="ce86">
            <text:p>이시형</text:p>
          </table:table-cell>
          <table:table-cell table:number-columns-repeated="2" table:style-name="ce86"/>
          <table:table-cell office:value-type="date" office:date-value="2022-06-23T13:55:00" table:style-name="ce87">
            <text:p>22-6-23 13:55</text:p>
          </table:table-cell>
          <table:table-cell office:value-type="date" office:date-value="2022-06-23T13:57:00" table:style-name="ce87">
            <text:p>22-6-23 13:57</text:p>
          </table:table-cell>
          <table:table-cell office:value-type="time" office:time-value="PT0H2M0S" table:formula="of:=[.M37]-[.L37]" table:style-name="ce16">
            <text:p>0:02:00</text:p>
          </table:table-cell>
          <table:table-cell office:value-type="string" table:style-name="ce88">
            <text:p>Kakao</text:p>
          </table:table-cell>
          <table:table-cell office:value-type="date" office:date-value="2022-06-23T14:11:00" table:style-name="ce87">
            <text:p>22-6-23 14:11</text:p>
          </table:table-cell>
          <table:table-cell office:value-type="string" table:style-name="ce89">
            <text:p>EUCloudPrdSL-R2-A Reboot</text:p>
          </table:table-cell>
          <table:table-cell office:value-type="string" table:style-name="ce90">
            <text:p>작일 발생하여 tech엔지니어에게 분석요청하였으며, 아직 action plan 전달받지 못한 상태</text:p>
          </table:table-cell>
          <table:table-cell table:style-name="ce94"/>
          <table:table-cell table:content-validation-name="val10" table:style-name="ce91"/>
          <table:table-cell table:content-validation-name="val10" table:style-name="ce91"/>
          <table:table-cell table:style-name="ce92"/>
          <table:table-cell table:number-columns-repeated="16362" table:style-name="ce9"/>
        </table:table-row>
        <table:table-row table:style-name="ro2">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3M0S" table:formula="of:=[.N38]" table:style-name="ce11">
            <text:p>0:03:00</text:p>
          </table:table-cell>
          <table:table-cell office:value-type="string" table:style-name="ce84">
            <text:p>2022.06.24</text:p>
          </table:table-cell>
          <table:table-cell office:value-type="string" table:style-name="ce85">
            <text:p>08~15</text:p>
          </table:table-cell>
          <table:table-cell office:value-type="string" table:content-validation-name="val11" table:style-name="ce86">
            <text:p>이시형</text:p>
          </table:table-cell>
          <table:table-cell table:number-columns-repeated="2" table:style-name="ce86"/>
          <table:table-cell office:value-type="date" office:date-value="2022-06-24T10:05:00" table:style-name="ce87">
            <text:p>22-6-24 10:05</text:p>
          </table:table-cell>
          <table:table-cell office:value-type="date" office:date-value="2022-06-24T10:08:00" table:style-name="ce87">
            <text:p>22-6-24 10:08</text:p>
          </table:table-cell>
          <table:table-cell office:value-type="time" office:time-value="PT0H3M0S" table:formula="of:=[.M38]-[.L38]" table:style-name="ce16">
            <text:p>0:03:00</text:p>
          </table:table-cell>
          <table:table-cell office:value-type="string" table:style-name="ce88">
            <text:p>KaKao</text:p>
          </table:table-cell>
          <table:table-cell office:value-type="date" office:date-value="2022-06-24T10:06:00" table:style-name="ce87">
            <text:p>22-6-24 10:06</text:p>
          </table:table-cell>
          <table:table-cell office:value-type="string" table:style-name="ce89">
            <text:p>EUCloudpPrdSL-R4-A Link down</text:p>
          </table:table-cell>
          <table:table-cell office:value-type="string" table:style-name="ce90">
            <text:p>해당 인터페이스에 연결되어있는 eucloudprdcomd414 호스트 유럽 법인에서 테스트중이며, eucloudprdcomd415 호스트와 7월까지 테스트 진행.</text:p>
          </table:table-cell>
          <table:table-cell table:style-name="ce90"/>
          <table:table-cell table:content-validation-name="val10" table:style-name="ce91"/>
          <table:table-cell table:content-validation-name="val10" table:style-name="ce91"/>
          <table:table-cell table:style-name="ce92"/>
          <table:table-cell table:number-columns-repeated="16362" table:style-name="ce9"/>
        </table:table-row>
        <table:table-row table:style-name="ro2">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39]" table:style-name="ce11">
            <text:p>0:01:00</text:p>
          </table:table-cell>
          <table:table-cell office:value-type="string" table:style-name="ce84">
            <text:p>2022.06.24</text:p>
          </table:table-cell>
          <table:table-cell office:value-type="string" table:style-name="ce85">
            <text:p>08~15</text:p>
          </table:table-cell>
          <table:table-cell office:value-type="string" table:content-validation-name="val11" table:style-name="ce86">
            <text:p>이시형</text:p>
          </table:table-cell>
          <table:table-cell table:number-columns-repeated="2" table:style-name="ce86"/>
          <table:table-cell office:value-type="date" office:date-value="2022-06-24T14:50:00" table:style-name="ce87">
            <text:p>22-6-24 14:50</text:p>
          </table:table-cell>
          <table:table-cell office:value-type="date" office:date-value="2022-06-24T14:51:00" table:style-name="ce87">
            <text:p>22-6-24 14:51</text:p>
          </table:table-cell>
          <table:table-cell office:value-type="time" office:time-value="PT0H1M0S" table:formula="of:=[.M39]-[.L39]" table:style-name="ce16">
            <text:p>0:01:00</text:p>
          </table:table-cell>
          <table:table-cell office:value-type="string" table:style-name="ce88">
            <text:p>KaKao</text:p>
          </table:table-cell>
          <table:table-cell office:value-type="date" office:date-value="2022-06-24T15:00:00" table:style-name="ce87">
            <text:p>22-6-24 15:00</text:p>
          </table:table-cell>
          <table:table-cell office:value-type="string" table:style-name="ce89">
            <text:p>gcseudkc2gplcdbp01,02 has just been restarted/High</text:p>
          </table:table-cell>
          <table:table-cell office:value-type="string" table:style-name="ce90">
            <text:p>해당 리붓 현재 운영중인 서버 아니며, 작업중 발생한 알람으로 확인</text:p>
          </table:table-cell>
          <table:table-cell table:style-name="ce90"/>
          <table:table-cell table:content-validation-name="val10" table:style-name="ce91"/>
          <table:table-cell table:content-validation-name="val10" table:style-name="ce91"/>
          <table:table-cell table:style-name="ce92"/>
          <table:table-cell table:number-columns-repeated="16362" table:style-name="ce9"/>
        </table:table-row>
        <table:table-row table:style-name="ro2">
          <table:table-cell office:value-type="string" table:style-name="ce18">
            <text:p>6월</text:p>
          </table:table-cell>
          <table:table-cell office:value-type="string" table:style-name="ce10">
            <text:p>EU</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40]" table:style-name="ce11">
            <text:p>0:01:00</text:p>
          </table:table-cell>
          <table:table-cell office:value-type="string" table:style-name="ce84">
            <text:p>2022.06.25</text:p>
          </table:table-cell>
          <table:table-cell office:value-type="string" table:style-name="ce85">
            <text:p>09~21</text:p>
          </table:table-cell>
          <table:table-cell office:value-type="string" table:content-validation-name="val11" table:style-name="ce86">
            <text:p>Mohamed</text:p>
          </table:table-cell>
          <table:table-cell office:value-type="string" table:style-name="ce86">
            <text:p>Saju &amp; Aslam</text:p>
          </table:table-cell>
          <table:table-cell table:style-name="ce86"/>
          <table:table-cell office:value-type="date" office:date-value="2022-06-24T20:43:00" table:style-name="ce87">
            <text:p>22-6-24 20:43</text:p>
          </table:table-cell>
          <table:table-cell office:value-type="date" office:date-value="2022-06-24T20:44:00" table:style-name="ce87">
            <text:p>22-6-24 20:44</text:p>
          </table:table-cell>
          <table:table-cell office:value-type="time" office:time-value="PT0H1M0S" table:formula="of:=[.M40]-[.L40]" table:style-name="ce16">
            <text:p>0:01:00</text:p>
          </table:table-cell>
          <table:table-cell office:value-type="string" table:style-name="ce88">
            <text:p>Kakao</text:p>
          </table:table-cell>
          <table:table-cell office:value-type="date" office:date-value="2022-06-24T20:46:00" table:style-name="ce87">
            <text:p>22-6-24 20:46</text:p>
          </table:table-cell>
          <table:table-cell office:value-type="string" table:style-name="ce89">
            <text:p>/EUCLOUDNetapp01 : free size on aggr_node02_data less than 10%<text:s/></text:p>
          </table:table-cell>
          <table:table-cell office:value-type="string" table:style-name="ce90">
            <text:p>Deleted old snapshots</text:p>
          </table:table-cell>
          <table:table-cell table:style-name="ce90"/>
          <table:table-cell table:content-validation-name="val10" table:style-name="ce91"/>
          <table:table-cell table:content-validation-name="val10" table:style-name="ce91"/>
          <table:table-cell table:style-name="ce92"/>
          <table:table-cell table:number-columns-repeated="16362" table:style-name="ce9"/>
        </table:table-row>
        <table:table-row table:style-name="ro2">
          <table:table-cell office:value-type="string" table:style-name="ce18">
            <text:p>6월</text:p>
          </table:table-cell>
          <table:table-cell office:value-type="string" table:style-name="ce18">
            <text:p>IN</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0M0S" table:formula="of:=[.N41]" table:style-name="ce11">
            <text:p>0:10:00</text:p>
          </table:table-cell>
          <table:table-cell office:value-type="string" table:style-name="ce41">
            <text:p>2022.06.02</text:p>
          </table:table-cell>
          <table:table-cell office:value-type="string" table:style-name="ce49">
            <text:p>13~22</text:p>
          </table:table-cell>
          <table:table-cell office:value-type="string" table:content-validation-name="val11" table:style-name="ce42">
            <text:p>김지윤</text:p>
          </table:table-cell>
          <table:table-cell office:value-type="string" table:style-name="ce42">
            <text:p>Ganesh</text:p>
          </table:table-cell>
          <table:table-cell table:style-name="ce42"/>
          <table:table-cell office:value-type="date" office:date-value="2022-06-01T20:17:00" table:style-name="ce23">
            <text:p>22-6-1 20:17</text:p>
          </table:table-cell>
          <table:table-cell office:value-type="date" office:date-value="2022-06-01T20:27:00" table:style-name="ce23">
            <text:p>22-6-1 20:27</text:p>
          </table:table-cell>
          <table:table-cell office:value-type="time" office:time-value="PT0H10M0S" table:formula="of:=[.M41]-[.L41]" table:style-name="ce16">
            <text:p>0:10:00</text:p>
          </table:table-cell>
          <table:table-cell office:value-type="string" table:style-name="ce22">
            <text:p>mail</text:p>
          </table:table-cell>
          <table:table-cell table:style-name="ce23"/>
          <table:table-cell office:value-type="string" table:style-name="ce24">
            <text:p>D: Disk size 6 % capacity left : kinspws01</text:p>
          </table:table-cell>
          <table:table-cell office:value-type="string" table:style-name="ce44">
            <text:p>put the servers in the India PRD group that are adjusted alert level. informed vijay baskar he is saying he dont know the application owner of that server</text:p>
          </table:table-cell>
          <table:table-cell table:style-name="ce44"/>
          <table:table-cell table:content-validation-name="val10" table:style-name="ce45"/>
          <table:table-cell table:content-validation-name="val10" table:style-name="ce45"/>
          <table:table-cell table:style-name="ce46"/>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2]);&quot;진행중&quot;;&quot;완료&quot;)" table:style-name="ce10">
            <text:p>완료</text:p>
          </table:table-cell>
          <table:table-cell office:value-type="time" office:time-value="PT0H1M0S" table:formula="of:=[.N42]" table:style-name="ce11">
            <text:p>0:01:00</text:p>
          </table:table-cell>
          <table:table-cell office:value-type="string" table:style-name="ce25">
            <text:p>2022.06.02</text:p>
          </table:table-cell>
          <table:table-cell office:value-type="string" table:style-name="ce26">
            <text:p>21~09</text:p>
          </table:table-cell>
          <table:table-cell office:value-type="string" table:content-validation-name="val11" table:style-name="ce27">
            <text:p>Mohamed</text:p>
          </table:table-cell>
          <table:table-cell office:value-type="string" table:style-name="ce27">
            <text:p>Saju, Ashok</text:p>
          </table:table-cell>
          <table:table-cell table:style-name="ce27"/>
          <table:table-cell office:value-type="date" office:date-value="2022-06-02T02:28:00" table:style-name="ce15">
            <text:p>22-6-2 2:28</text:p>
          </table:table-cell>
          <table:table-cell office:value-type="date" office:date-value="2022-06-02T02:29:00" table:style-name="ce15">
            <text:p>22-6-2 2:29</text:p>
          </table:table-cell>
          <table:table-cell office:value-type="time" office:time-value="PT0H1M0S" table:formula="of:=[.M42]-[.L42]" table:style-name="ce16">
            <text:p>0:01:00</text:p>
          </table:table-cell>
          <table:table-cell office:value-type="string" table:style-name="ce14">
            <text:p>Kakao</text:p>
          </table:table-cell>
          <table:table-cell office:value-type="date" office:date-value="2022-06-02T02:57:00" table:style-name="ce15">
            <text:p>22-6-2 2:57</text:p>
          </table:table-cell>
          <table:table-cell office:value-type="string" table:style-name="ce17">
            <text:p>Disk size is 9.9% left ccskrmonitorp01</text:p>
          </table:table-cell>
          <table:table-cell office:value-type="string" table:style-name="ce28">
            <text:p>Issue resolved. Comprossed the old logs.</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3]);&quot;진행중&quot;;&quot;완료&quot;)" table:style-name="ce10">
            <text:p>완료</text:p>
          </table:table-cell>
          <table:table-cell office:value-type="time" office:time-value="PT0H27M0S" table:formula="of:=[.N43]" table:style-name="ce11">
            <text:p>0:27:00</text:p>
          </table:table-cell>
          <table:table-cell office:value-type="string" table:style-name="ce25">
            <text:p>2022.06.06</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Pethuraj</text:p>
          </table:table-cell>
          <table:table-cell table:style-name="ce27"/>
          <table:table-cell office:value-type="date" office:date-value="2022-06-06T22:01:00" table:style-name="ce15">
            <text:p>22-6-6 22:01</text:p>
          </table:table-cell>
          <table:table-cell office:value-type="date" office:date-value="2022-06-06T22:28:00" table:style-name="ce15">
            <text:p>22-6-6 22:28</text:p>
          </table:table-cell>
          <table:table-cell office:value-type="time" office:time-value="PT0H27M0S" table:formula="of:=[.M43]-[.L43]" table:style-name="ce16">
            <text:p>0:27:00</text:p>
          </table:table-cell>
          <table:table-cell office:value-type="string" table:style-name="ce14">
            <text:p>Kakao and mail</text:p>
          </table:table-cell>
          <table:table-cell office:value-type="string" table:style-name="ce15">
            <text:p>2022-06-06 <text:s/>22:29 PM</text:p>
          </table:table-cell>
          <table:table-cell office:value-type="string" table:style-name="ce17">
            <text:p>ccskrotamgdbp03.krcloud-ccskrotamgdbp03.krcloud : mongod process is down state</text:p>
          </table:table-cell>
          <table:table-cell office:value-type="string" table:style-name="ce28">
            <text:p>After restarting the Mangodb service on ccskrotamgdbp03.krcloud and came up</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4]);&quot;진행중&quot;;&quot;완료&quot;)" table:style-name="ce10">
            <text:p>완료</text:p>
          </table:table-cell>
          <table:table-cell office:value-type="time" office:time-value="PT0H27M0S" table:formula="of:=[.N44]" table:style-name="ce11">
            <text:p>0:27:00</text:p>
          </table:table-cell>
          <table:table-cell office:value-type="string" table:style-name="ce25">
            <text:p>2022.06.06</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Pethuraj</text:p>
          </table:table-cell>
          <table:table-cell table:style-name="ce27"/>
          <table:table-cell office:value-type="date" office:date-value="2022-06-06T22:01:00" table:style-name="ce15">
            <text:p>22-6-6 22:01</text:p>
          </table:table-cell>
          <table:table-cell office:value-type="date" office:date-value="2022-06-06T22:28:00" table:style-name="ce15">
            <text:p>22-6-6 22:28</text:p>
          </table:table-cell>
          <table:table-cell office:value-type="time" office:time-value="PT0H27M0S" table:formula="of:=[.M44]-[.L44]" table:style-name="ce16">
            <text:p>0:27:00</text:p>
          </table:table-cell>
          <table:table-cell office:value-type="string" table:style-name="ce14">
            <text:p>Kakao and mail</text:p>
          </table:table-cell>
          <table:table-cell office:value-type="string" table:style-name="ce15">
            <text:p>2022-06-06 <text:s/>22:29 PM</text:p>
          </table:table-cell>
          <table:table-cell office:value-type="string" table:style-name="ce17">
            <text:p>ccskrotamgdbp03.krcloud-ccskrotamgdbp03.krcloud : mongod process is down state</text:p>
          </table:table-cell>
          <table:table-cell office:value-type="string" table:style-name="ce28">
            <text:p>After restarting the Mangodb service on ccskrotamgdbp03.krcloud and came up</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45]" table:style-name="ce11">
            <text:p>0:01:00</text:p>
          </table:table-cell>
          <table:table-cell office:value-type="string" table:style-name="ce25">
            <text:p>2022.06.06</text:p>
          </table:table-cell>
          <table:table-cell office:value-type="string" table:style-name="ce26">
            <text:p>15~22</text:p>
          </table:table-cell>
          <table:table-cell office:value-type="string" table:content-validation-name="val11" table:style-name="ce27">
            <text:p>김의현</text:p>
          </table:table-cell>
          <table:table-cell office:value-type="string" table:style-name="ce27">
            <text:p>김의현</text:p>
          </table:table-cell>
          <table:table-cell table:style-name="ce27"/>
          <table:table-cell office:value-type="date" office:date-value="2022-06-06T15:20:00" table:style-name="ce15">
            <text:p>22-6-6 15:20</text:p>
          </table:table-cell>
          <table:table-cell office:value-type="date" office:date-value="2022-06-06T15:21:00" table:style-name="ce15">
            <text:p>22-6-6 15:21</text:p>
          </table:table-cell>
          <table:table-cell office:value-type="time" office:time-value="PT0H1M0S" table:style-name="ce16">
            <text:p>0:01:00</text:p>
          </table:table-cell>
          <table:table-cell office:value-type="string" table:style-name="ce14">
            <text:p>KaKao</text:p>
          </table:table-cell>
          <table:table-cell office:value-type="date" office:date-value="2022-06-06T15:22:00" table:style-name="ce15">
            <text:p>22-6-6 15:22</text:p>
          </table:table-cell>
          <table:table-cell office:value-type="string" table:style-name="ce17">
            <text:p>Multiple VMs CPU Steal time Alert<text:s/></text:p>
          </table:table-cell>
          <table:table-cell office:value-type="string" table:style-name="ce28">
            <text:p>Host : krcloudprdcomdr1601 memory error 영향</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formula="of:=[.N46]" table:style-name="ce11">
            <text:p>0:01:00</text:p>
          </table:table-cell>
          <table:table-cell office:value-type="string" table:style-name="ce41">
            <text:p>2022.06.06</text:p>
          </table:table-cell>
          <table:table-cell office:value-type="string" table:style-name="ce49">
            <text:p>15~22</text:p>
          </table:table-cell>
          <table:table-cell office:value-type="string" table:content-validation-name="val11" table:style-name="ce42">
            <text:p>김의현</text:p>
          </table:table-cell>
          <table:table-cell office:value-type="string" table:style-name="ce42">
            <text:p>김의현</text:p>
          </table:table-cell>
          <table:table-cell table:style-name="ce42"/>
          <table:table-cell office:value-type="date" office:date-value="2022-06-06T15:20:00" table:style-name="ce23">
            <text:p>22-6-6 15:20</text:p>
          </table:table-cell>
          <table:table-cell office:value-type="date" office:date-value="2022-06-06T15:21:00" table:style-name="ce23">
            <text:p>22-6-6 15:21</text:p>
          </table:table-cell>
          <table:table-cell office:value-type="time" office:time-value="PT0H1M0S" table:style-name="ce16">
            <text:p>0:01:00</text:p>
          </table:table-cell>
          <table:table-cell office:value-type="string" table:style-name="ce22">
            <text:p>KaKao</text:p>
          </table:table-cell>
          <table:table-cell office:value-type="date" office:date-value="2022-06-06T15:22:00" table:style-name="ce23">
            <text:p>22-6-6 15:22</text:p>
          </table:table-cell>
          <table:table-cell office:value-type="string" table:style-name="ce24">
            <text:p>Multiple VMs CPU Steal time Alert<text:s/></text:p>
          </table:table-cell>
          <table:table-cell office:value-type="string" table:style-name="ce44">
            <text:p>Host : krcloudprdcomdr1601 memory error 영향</text:p>
          </table:table-cell>
          <table:table-cell table:style-name="ce44"/>
          <table:table-cell table:content-validation-name="val10" table:style-name="ce45"/>
          <table:table-cell table:content-validation-name="val10" table:style-name="ce45"/>
          <table:table-cell table:style-name="ce46"/>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49M0S" table:formula="of:=[.N47]" table:style-name="ce11">
            <text:p>0:49:00</text:p>
          </table:table-cell>
          <table:table-cell office:value-type="string" table:style-name="ce25">
            <text:p>2022.06.06</text:p>
          </table:table-cell>
          <table:table-cell office:value-type="string" table:style-name="ce26">
            <text:p>15~22</text:p>
          </table:table-cell>
          <table:table-cell office:value-type="string" table:content-validation-name="val11" table:style-name="ce27">
            <text:p>김의현</text:p>
          </table:table-cell>
          <table:table-cell office:value-type="string" table:style-name="ce27">
            <text:p>김의현</text:p>
          </table:table-cell>
          <table:table-cell table:style-name="ce27"/>
          <table:table-cell office:value-type="date" office:date-value="2022-06-06T15:22:00" table:style-name="ce15">
            <text:p>22-6-6 15:22</text:p>
          </table:table-cell>
          <table:table-cell office:value-type="date" office:date-value="2022-06-06T16:11:00" table:style-name="ce15">
            <text:p>22-6-6 16:11</text:p>
          </table:table-cell>
          <table:table-cell office:value-type="time" office:time-value="PT0H49M0S" table:formula="of:=[.M47]-[.L47]" table:style-name="ce16">
            <text:p>0:49:00</text:p>
          </table:table-cell>
          <table:table-cell office:value-type="string" table:style-name="ce14">
            <text:p>KaKao</text:p>
          </table:table-cell>
          <table:table-cell table:style-name="ce15"/>
          <table:table-cell office:value-type="string" table:style-name="ce17">
            <text:p>Host : krcloudprdcomdr1601 memory error</text:p>
          </table:table-cell>
          <table:table-cell office:value-type="string" table:style-name="ce28">
            <text:p>Created the Ticket -&gt; KRCLOUD-4994</text:p>
          </table:table-cell>
          <table:table-cell office:value-type="string" table:style-name="ce28">
            <text:p>KRCLOUD-4994</text:p>
          </table:table-cell>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8]);&quot;진행중&quot;;&quot;완료&quot;)" table:style-name="ce10">
            <text:p>완료</text:p>
          </table:table-cell>
          <table:table-cell office:value-type="time" office:time-value="PT0H1M0S" table:formula="of:=[.N48]"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11" table:style-name="ce27">
            <text:p>심명보</text:p>
          </table:table-cell>
          <table:table-cell office:value-type="string" table:style-name="ce27">
            <text:p>김효은</text:p>
          </table:table-cell>
          <table:table-cell table:style-name="ce27"/>
          <table:table-cell office:value-type="date" office:date-value="2022-06-08T14:39:00" table:style-name="ce15">
            <text:p>22-6-8 14:39</text:p>
          </table:table-cell>
          <table:table-cell office:value-type="date" office:date-value="2022-06-08T14:40:00" table:style-name="ce15">
            <text:p>22-6-8 14:40</text:p>
          </table:table-cell>
          <table:table-cell office:value-type="time" office:time-value="PT0H1M0S" table:formula="of:=[.M48]-[.L48]" table:style-name="ce16">
            <text:p>0:01:00</text:p>
          </table:table-cell>
          <table:table-cell office:value-type="string" table:style-name="ce14">
            <text:p>Kakao, Auto M+</text:p>
          </table:table-cell>
          <table:table-cell office:value-type="string" table:style-name="ce15">
            <text:p>2022-06-08 <text:s/>14:52:00 PM</text:p>
          </table:table-cell>
          <table:table-cell office:value-type="string" table:style-name="ce17">
            <text:p>Problem: ccskrvtwinredisp05.krcloud: Ping Failed</text:p>
          </table:table-cell>
          <table:table-cell office:value-type="string" table:style-name="ce28">
            <text:p>DB 작업중 shut off 발생하여 VM 재기동 후 장애 해소(DB 마스터 정상 절체 확인)</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49]);&quot;진행중&quot;;&quot;완료&quot;)" table:style-name="ce10">
            <text:p>완료</text:p>
          </table:table-cell>
          <table:table-cell office:value-type="time" office:time-value="PT0H1M0S" table:formula="of:=[.N49]" table:style-name="ce11">
            <text:p>0:01:00</text:p>
          </table:table-cell>
          <table:table-cell office:value-type="string" table:style-name="ce25">
            <text:p>2022.06.08</text:p>
          </table:table-cell>
          <table:table-cell office:value-type="string" table:style-name="ce26">
            <text:p>15~22</text:p>
          </table:table-cell>
          <table:table-cell office:value-type="string" table:content-validation-name="val11" table:style-name="ce27">
            <text:p>정진호</text:p>
          </table:table-cell>
          <table:table-cell table:style-name="ce27"/>
          <table:table-cell office:value-type="string" table:style-name="ce27">
            <text:p>이은도</text:p>
          </table:table-cell>
          <table:table-cell office:value-type="date" office:date-value="2022-06-08T20:08:00" table:style-name="ce15">
            <text:p>22-6-8 20:08</text:p>
          </table:table-cell>
          <table:table-cell office:value-type="date" office:date-value="2022-06-08T20:09:00" table:style-name="ce15">
            <text:p>22-6-8 20:09</text:p>
          </table:table-cell>
          <table:table-cell office:value-type="time" office:time-value="PT0H1M0S" table:formula="of:=[.M49]-[.L49]" table:style-name="ce16">
            <text:p>0:01:00</text:p>
          </table:table-cell>
          <table:table-cell office:value-type="string" table:style-name="ce14">
            <text:p>Kakao and SMS</text:p>
          </table:table-cell>
          <table:table-cell office:value-type="date" office:date-value="2022-06-08T20:18:00" table:style-name="ce15">
            <text:p>22-6-8 20:18</text:p>
          </table:table-cell>
          <table:table-cell office:value-type="string" table:style-name="ce17">
            <text:p>ccskrvtwinkmp02.krcloud has just been restarted</text:p>
          </table:table-cell>
          <table:table-cell office:value-type="string" table:style-name="ce28">
            <text:p>위 건으로 재부팅 알람 발생</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0M0S" table:formula="of:=[.N50]" table:style-name="ce11">
            <text:p>0:00:00</text:p>
          </table:table-cell>
          <table:table-cell office:value-type="string" table:style-name="ce41">
            <text:p>2022.06.08</text:p>
          </table:table-cell>
          <table:table-cell office:value-type="string" table:style-name="ce49">
            <text:p>08~15</text:p>
          </table:table-cell>
          <table:table-cell office:value-type="string" table:style-name="ce42">
            <text:p>심명보</text:p>
          </table:table-cell>
          <table:table-cell table:style-name="ce95"/>
          <table:table-cell table:content-validation-name="val11" table:style-name="ce96"/>
          <table:table-cell office:value-type="date" office:date-value="2022-06-08T13:14:00" table:style-name="ce23">
            <text:p>22-6-8 13:14</text:p>
          </table:table-cell>
          <table:table-cell office:value-type="date" office:date-value="2022-06-08T13:14:00" table:style-name="ce23">
            <text:p>22-6-8 13:14</text:p>
          </table:table-cell>
          <table:table-cell office:value-type="time" office:time-value="PT0H0M0S" table:formula="of:=[.M50]-[.L50]" table:style-name="ce16">
            <text:p>0:00:00</text:p>
          </table:table-cell>
          <table:table-cell office:value-type="string" table:style-name="ce22">
            <text:p>Kakao</text:p>
          </table:table-cell>
          <table:table-cell office:value-type="date" office:date-value="2022-06-08T13:17:00" table:style-name="ce23">
            <text:p>22-6-8 13:17</text:p>
          </table:table-cell>
          <table:table-cell office:value-type="string" table:style-name="ce24">
            <text:p>Problem: Disk 2)Virtual Disk 1): Virtual disk is in warning state</text:p>
          </table:table-cell>
          <table:table-cell office:value-type="string" table:style-name="ce44">
            <text:p>22.05.30 디스크 failt 확인 되어 금일 교체 진행하였으며, 작업 완료 후 장애 해소</text:p>
          </table:table-cell>
          <table:table-cell table:style-name="ce44"/>
          <table:table-cell office:value-type="string" table:content-validation-name="val10" table:style-name="ce45">
            <text:p>O</text:p>
          </table:table-cell>
          <table:table-cell office:value-type="string" table:content-validation-name="val10" table:style-name="ce45">
            <text:p>X</text:p>
          </table:table-cell>
          <table:table-cell table:style-name="ce46"/>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51]" table:style-name="ce11">
            <text:p>0:02:00</text:p>
          </table:table-cell>
          <table:table-cell office:value-type="string" table:style-name="ce25">
            <text:p>2022.06.09</text:p>
          </table:table-cell>
          <table:table-cell office:value-type="string" table:style-name="ce26">
            <text:p>15~22</text:p>
          </table:table-cell>
          <table:table-cell office:value-type="string" table:content-validation-name="val11" table:style-name="ce27">
            <text:p>심명보</text:p>
          </table:table-cell>
          <table:table-cell table:number-columns-repeated="2" table:style-name="ce27"/>
          <table:table-cell office:value-type="date" office:date-value="2022-06-09T17:02:00" table:style-name="ce15">
            <text:p>22-6-9 17:02</text:p>
          </table:table-cell>
          <table:table-cell office:value-type="date" office:date-value="2022-06-09T17:04:00" table:style-name="ce15">
            <text:p>22-6-9 17:04</text:p>
          </table:table-cell>
          <table:table-cell office:value-type="time" office:time-value="PT0H2M0S" table:formula="of:=[.M51]-[.L51]" table:style-name="ce16">
            <text:p>0:02:00</text:p>
          </table:table-cell>
          <table:table-cell office:value-type="string" table:style-name="ce14">
            <text:p>Kakao</text:p>
          </table:table-cell>
          <table:table-cell table:style-name="ce15"/>
          <table:table-cell office:value-type="string" table:style-name="ce17">
            <text:p>Problem: Firmware has changed - krcloudprdcomdr1307.krcloud</text:p>
          </table:table-cell>
          <table:table-cell office:value-type="string" table:style-name="ce28">
            <text:p>금일 메인보드 및 펌웨어 업데이트 서버로 펌웨어 버전 변경으로 인한 알람 서비스 영향도 없음</text:p>
          </table:table-cell>
          <table:table-cell office:value-type="string" table:style-name="ce28">
            <text:p>KRCLOUD-4980</text:p>
          </table:table-cell>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52]);&quot;진행중&quot;;&quot;완료&quot;)" table:style-name="ce10">
            <text:p>완료</text:p>
          </table:table-cell>
          <table:table-cell office:value-type="time" office:time-value="PT0H0M0S" table:formula="of:=[.N52]" table:style-name="ce11">
            <text:p>0:00:00</text:p>
          </table:table-cell>
          <table:table-cell office:value-type="string" table:style-name="ce25">
            <text:p>2022.06.11</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Thulasiraj</text:p>
          </table:table-cell>
          <table:table-cell table:style-name="ce27"/>
          <table:table-cell office:value-type="date" office:date-value="2022-06-11T17:32:00" table:style-name="ce15">
            <text:p>22-6-11 17:32</text:p>
          </table:table-cell>
          <table:table-cell office:value-type="date" office:date-value="2022-06-11T17:32:00" table:style-name="ce15">
            <text:p>22-6-11 17:32</text:p>
          </table:table-cell>
          <table:table-cell office:value-type="time" office:time-value="PT0H0M0S" table:formula="of:=[.M52]-[.L52]" table:style-name="ce16">
            <text:p>0:00:00</text:p>
          </table:table-cell>
          <table:table-cell office:value-type="string" table:style-name="ce14">
            <text:p>kakao</text:p>
          </table:table-cell>
          <table:table-cell office:value-type="date" office:date-value="2022-06-11T18:08:00" table:style-name="ce15">
            <text:p>22-6-11 18:08</text:p>
          </table:table-cell>
          <table:table-cell office:value-type="string" table:style-name="ce17">
            <text:p>/postgres_data disk size 9.89 % capacity left : ccskrvtwintimescaledbp03</text:p>
          </table:table-cell>
          <table:table-cell office:value-type="string" table:style-name="ce28">
            <text:p>Informed through kakao and owner fixed the issue.</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5M0S" table:formula="of:=[.N53]" table:style-name="ce11">
            <text:p>0:15:00</text:p>
          </table:table-cell>
          <table:table-cell office:value-type="string" table:style-name="ce25">
            <text:p>2022.06.11</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11T15:00:00" table:style-name="ce15">
            <text:p>22-6-11 15:00</text:p>
          </table:table-cell>
          <table:table-cell office:value-type="date" office:date-value="2022-06-11T15:15:00" table:style-name="ce15">
            <text:p>22-6-11 15:15</text:p>
          </table:table-cell>
          <table:table-cell office:value-type="time" office:time-value="PT0H15M0S" table:formula="of:=[.M53]-[.L53]" table:style-name="ce16">
            <text:p>0:15:00</text:p>
          </table:table-cell>
          <table:table-cell office:value-type="string" table:style-name="ce14">
            <text:p>kakao</text:p>
          </table:table-cell>
          <table:table-cell table:style-name="ce15"/>
          <table:table-cell office:value-type="string" table:style-name="ce17">
            <text:p>Disk size 9.98 capacity left: ccskrbigtestp02</text:p>
          </table:table-cell>
          <table:table-cell office:value-type="string" table:style-name="ce28">
            <text:p>Informed through kakao and owner said to ignore the alert</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54]" table:style-name="ce11">
            <text:p>0:01:00</text:p>
          </table:table-cell>
          <table:table-cell office:value-type="string" table:style-name="ce25">
            <text:p>2022.06.11</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Thulasiraj</text:p>
          </table:table-cell>
          <table:table-cell table:style-name="ce27"/>
          <table:table-cell office:value-type="date" office:date-value="2022-06-11T18:55:00" table:style-name="ce15">
            <text:p>22-6-11 18:55</text:p>
          </table:table-cell>
          <table:table-cell office:value-type="date" office:date-value="2022-06-11T18:56:00" table:style-name="ce15">
            <text:p>22-6-11 18:56</text:p>
          </table:table-cell>
          <table:table-cell office:value-type="time" office:time-value="PT0H1M0S" table:formula="of:=[.M54]-[.L54]" table:style-name="ce16">
            <text:p>0:01:00</text:p>
          </table:table-cell>
          <table:table-cell office:value-type="string" table:style-name="ce14">
            <text:p>Kakao &amp; Email</text:p>
          </table:table-cell>
          <table:table-cell table:style-name="ce15"/>
          <table:table-cell office:value-type="string" table:style-name="ce17">
            <text:p>/data/logs dis size 10% capacity left : ccskrccspvapip01</text:p>
          </table:table-cell>
          <table:table-cell office:value-type="string" table:style-name="ce28">
            <text:p>Informed through kakao and email.</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55]" table:style-name="ce11">
            <text:p>0:00:00</text:p>
          </table:table-cell>
          <table:table-cell office:value-type="string" table:style-name="ce25">
            <text:p>2022.06.12</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Thulasiraj</text:p>
          </table:table-cell>
          <table:table-cell table:style-name="ce27"/>
          <table:table-cell office:value-type="date" office:date-value="2022-06-12T18:44:00" table:style-name="ce15">
            <text:p>22-6-12 18:44</text:p>
          </table:table-cell>
          <table:table-cell office:value-type="date" office:date-value="2022-06-12T18:44:00" table:style-name="ce15">
            <text:p>22-6-12 18:44</text:p>
          </table:table-cell>
          <table:table-cell office:value-type="time" office:time-value="PT0H0M0S" table:formula="of:=[.M55]-[.L55]" table:style-name="ce16">
            <text:p>0:00:00</text:p>
          </table:table-cell>
          <table:table-cell office:value-type="string" table:style-name="ce14">
            <text:p>Kakao</text:p>
          </table:table-cell>
          <table:table-cell table:style-name="ce15"/>
          <table:table-cell office:value-type="string" table:style-name="ce68">
            <text:p>/data/logs dis size 10% capacity left : ccskrccspvapip01</text:p>
          </table:table-cell>
          <table:table-cell office:value-type="string" table:style-name="ce68">
            <text:p>Informed through kakao to VM owner. He chekcing on it.</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56]);&quot;진행중&quot;;&quot;완료&quot;)" table:style-name="ce10">
            <text:p>완료</text:p>
          </table:table-cell>
          <table:table-cell office:value-type="time" office:time-value="PT0H0M0S" table:formula="of:=[.N56]" table:style-name="ce11">
            <text:p>0:00:00</text:p>
          </table:table-cell>
          <table:table-cell office:value-type="string" table:style-name="ce25">
            <text:p>2022.06.15</text:p>
          </table:table-cell>
          <table:table-cell office:value-type="string" table:style-name="ce26">
            <text:p>08~15</text:p>
          </table:table-cell>
          <table:table-cell office:value-type="string" table:content-validation-name="val11" table:style-name="ce27">
            <text:p>고희경</text:p>
          </table:table-cell>
          <table:table-cell table:style-name="ce27"/>
          <table:table-cell office:value-type="string" table:style-name="ce27">
            <text:p>김지윤</text:p>
          </table:table-cell>
          <table:table-cell office:value-type="date" office:date-value="2022-06-15T11:23:00" table:style-name="ce15">
            <text:p>22-6-15 11:23</text:p>
          </table:table-cell>
          <table:table-cell office:value-type="date" office:date-value="2022-06-15T11:23:00" table:style-name="ce15">
            <text:p>22-6-15 11:23</text:p>
          </table:table-cell>
          <table:table-cell office:value-type="time" office:time-value="PT0H0M0S" table:formula="of:=[.M56]-[.L56]" table:style-name="ce16">
            <text:p>0:00:00</text:p>
          </table:table-cell>
          <table:table-cell office:value-type="string" table:style-name="ce14">
            <text:p>Kakao</text:p>
          </table:table-cell>
          <table:table-cell office:value-type="date" office:date-value="2022-06-15T11:23:00" table:style-name="ce15">
            <text:p>22-6-15 11:23</text:p>
          </table:table-cell>
          <table:table-cell office:value-type="string" table:style-name="ce17">
            <text:p>ccskrevplatformkwp01~05 Ping Failed/High</text:p>
          </table:table-cell>
          <table:table-cell office:value-type="string" table:style-name="ce28">
            <text:p>Scale-Down 으로 인해 VM Shut Down</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57]);&quot;진행중&quot;;&quot;완료&quot;)" table:style-name="ce10">
            <text:p>완료</text:p>
          </table:table-cell>
          <table:table-cell office:value-type="time" office:time-value="PT0H1M0S" table:formula="of:=[.N57]" table:style-name="ce11">
            <text:p>0:01:00</text:p>
          </table:table-cell>
          <table:table-cell office:value-type="string" table:style-name="ce25">
            <text:p>2022.06.18</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18T17:34:00" table:style-name="ce15">
            <text:p>22-6-18 17:34</text:p>
          </table:table-cell>
          <table:table-cell office:value-type="date" office:date-value="2022-06-18T17:35:00" table:style-name="ce15">
            <text:p>22-6-18 17:35</text:p>
          </table:table-cell>
          <table:table-cell office:value-type="time" office:time-value="PT0H1M0S" table:formula="of:=[.M57]-[.L57]" table:style-name="ce16">
            <text:p>0:01:00</text:p>
          </table:table-cell>
          <table:table-cell office:value-type="string" table:style-name="ce14">
            <text:p>KaKao</text:p>
          </table:table-cell>
          <table:table-cell office:value-type="date" office:date-value="2022-06-18T17:45:00" table:style-name="ce15">
            <text:p>22-6-18 17:45</text:p>
          </table:table-cell>
          <table:table-cell office:value-type="string" table:style-name="ce17">
            <text:p><text:s/>/postgres_data disk size 9.88 % capacity left : ccskrvtwintimescaledbp03</text:p>
          </table:table-cell>
          <table:table-cell office:value-type="string" table:style-name="ce28">
            <text:p>Informed VM Owner 김용진 on kakao and he is working on it.</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58]);&quot;진행중&quot;;&quot;완료&quot;)" table:style-name="ce10">
            <text:p>완료</text:p>
          </table:table-cell>
          <table:table-cell office:value-type="time" office:time-value="PT0H2M0S" table:formula="of:=[.N58]" table:style-name="ce11">
            <text:p>0:02:00</text:p>
          </table:table-cell>
          <table:table-cell office:value-type="string" table:style-name="ce25">
            <text:p>2022.06.21</text:p>
          </table:table-cell>
          <table:table-cell office:value-type="string" table:style-name="ce26">
            <text:p>08~15</text:p>
          </table:table-cell>
          <table:table-cell office:value-type="string" table:content-validation-name="val11" table:style-name="ce27">
            <text:p>채한길</text:p>
          </table:table-cell>
          <table:table-cell table:number-columns-repeated="2" table:style-name="ce27"/>
          <table:table-cell office:value-type="date" office:date-value="2022-06-21T08:20:00" table:style-name="ce15">
            <text:p>22-6-21 8:20</text:p>
          </table:table-cell>
          <table:table-cell office:value-type="date" office:date-value="2022-06-21T08:22:00" table:style-name="ce15">
            <text:p>22-6-21 8:22</text:p>
          </table:table-cell>
          <table:table-cell office:value-type="time" office:time-value="PT0H2M0S" table:formula="of:=[.M58]-[.L58]" table:style-name="ce16">
            <text:p>0:02:00</text:p>
          </table:table-cell>
          <table:table-cell office:value-type="string" table:style-name="ce14">
            <text:p>KaKao &amp; Mail</text:p>
          </table:table-cell>
          <table:table-cell office:value-type="date" office:date-value="2022-06-21T10:07:00" table:style-name="ce15">
            <text:p>22-6-21 10:07</text:p>
          </table:table-cell>
          <table:table-cell office:value-type="string" table:style-name="ce17">
            <text:p>/data Disk size 9.97% capacity left : ccskrbigkafkap04.krcloud</text:p>
          </table:table-cell>
          <table:table-cell office:value-type="string" table:style-name="ce28">
            <text:p>담당자에게 메일 전달</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office:string-value="완료" table:formula="of:=IF(ISBLANK([.P59]);&quot;진행중&quot;;&quot;완료&quot;)" table:style-name="ce10">
            <text:p>완료</text:p>
          </table:table-cell>
          <table:table-cell office:value-type="time" office:time-value="PT0H6M0S" table:formula="of:=[.N59]" table:style-name="ce11">
            <text:p>0:06:00</text:p>
          </table:table-cell>
          <table:table-cell office:value-type="string" table:style-name="ce25">
            <text:p>2022.06.21</text:p>
          </table:table-cell>
          <table:table-cell office:value-type="string" table:style-name="ce26">
            <text:p>08~15</text:p>
          </table:table-cell>
          <table:table-cell office:value-type="string" table:content-validation-name="val11" table:style-name="ce27">
            <text:p>채한길</text:p>
          </table:table-cell>
          <table:table-cell table:number-columns-repeated="2" table:style-name="ce27"/>
          <table:table-cell office:value-type="date" office:date-value="2022-06-21T08:41:00" table:style-name="ce15">
            <text:p>22-6-21 8:41</text:p>
          </table:table-cell>
          <table:table-cell office:value-type="date" office:date-value="2022-06-21T08:47:00" table:style-name="ce15">
            <text:p>22-6-21 8:47</text:p>
          </table:table-cell>
          <table:table-cell office:value-type="time" office:time-value="PT0H6M0S" table:formula="of:=[.M59]-[.L59]" table:style-name="ce16">
            <text:p>0:06:00</text:p>
          </table:table-cell>
          <table:table-cell office:value-type="string" table:style-name="ce14">
            <text:p>KaKao &amp; Mail</text:p>
          </table:table-cell>
          <table:table-cell office:value-type="date" office:date-value="2022-06-21T09:08:00" table:style-name="ce15">
            <text:p>22-6-21 9:08</text:p>
          </table:table-cell>
          <table:table-cell office:value-type="string" table:style-name="ce97">
            <text:p>/var/lib/docker/containers, /var/lib/docker/overlay2 Disk size 10% capacity left : ccskrbigparsorp01.krcloud</text:p>
          </table:table-cell>
          <table:table-cell office:value-type="string" table:style-name="ce28">
            <text:p>담당자에게 메일 전달</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0M0S" table:formula="of:=[.N60]" table:style-name="ce11">
            <text:p>0:00:00</text:p>
          </table:table-cell>
          <table:table-cell office:value-type="string" table:style-name="ce25">
            <text:p>2022.06.21</text:p>
          </table:table-cell>
          <table:table-cell office:value-type="string" table:style-name="ce26">
            <text:p>16~22</text:p>
          </table:table-cell>
          <table:table-cell office:value-type="string" table:content-validation-name="val11" table:style-name="ce27">
            <text:p>김의현</text:p>
          </table:table-cell>
          <table:table-cell office:value-type="string" table:style-name="ce27">
            <text:p>오창민</text:p>
          </table:table-cell>
          <table:table-cell table:style-name="ce27"/>
          <table:table-cell office:value-type="date" office:date-value="2022-06-21T19:37:00" table:style-name="ce15">
            <text:p>22-6-21 19:37</text:p>
          </table:table-cell>
          <table:table-cell office:value-type="date" office:date-value="2022-06-21T19:37:00" table:style-name="ce15">
            <text:p>22-6-21 19:37</text:p>
          </table:table-cell>
          <table:table-cell office:value-type="time" office:time-value="PT0H0M0S" table:formula="of:=[.M60]-[.L60]" table:style-name="ce16">
            <text:p>0:00:00</text:p>
          </table:table-cell>
          <table:table-cell office:value-type="string" table:style-name="ce14">
            <text:p>KaKao &amp; Mail</text:p>
          </table:table-cell>
          <table:table-cell table:style-name="ce15"/>
          <table:table-cell office:value-type="string" table:style-name="ce17">
            <text:p><text:s/>/var/lib/docker/containers Disk size 10 % capacity left : ccskrbigparsorp02.krcloud</text:p>
          </table:table-cell>
          <table:table-cell office:value-type="string" table:style-name="ce28">
            <text:p>담당자 선동한 책임매니저에게 메일 전달 -&gt; ignore Alert. VM owner request exception handling</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9"/>
        </table:table-row>
        <table:table-row table:style-name="ro2">
          <table:table-cell office:value-type="string" table:style-name="ce18">
            <text:p>6월</text:p>
          </table:table-cell>
          <table:table-cell office:value-type="string" table:style-name="ce18">
            <text:p>KR</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5M0S" table:formula="of:=[.N61]" table:style-name="ce11">
            <text:p>0:05:00</text:p>
          </table:table-cell>
          <table:table-cell office:value-type="string" table:style-name="ce20">
            <text:p>2022.06.21</text:p>
          </table:table-cell>
          <table:table-cell office:value-type="string" table:style-name="ce21">
            <text:p>08~15</text:p>
          </table:table-cell>
          <table:table-cell office:value-type="string" table:content-validation-name="val11" table:style-name="ce22">
            <text:p>채한길</text:p>
          </table:table-cell>
          <table:table-cell table:content-validation-name="val11" table:style-name="ce22"/>
          <table:table-cell table:style-name="ce22"/>
          <table:table-cell office:value-type="date" office:date-value="2022-06-21T12:42:00" table:style-name="ce23">
            <text:p>22-6-21 12:42</text:p>
          </table:table-cell>
          <table:table-cell office:value-type="date" office:date-value="2022-06-21T12:47:00" table:style-name="ce23">
            <text:p>22-6-21 12:47</text:p>
          </table:table-cell>
          <table:table-cell office:value-type="time" office:time-value="PT0H5M0S" table:formula="of:=[.M61]-[.L61]" table:style-name="ce16">
            <text:p>0:05:00</text:p>
          </table:table-cell>
          <table:table-cell office:value-type="string" table:style-name="ce22">
            <text:p>KaKao</text:p>
          </table:table-cell>
          <table:table-cell table:style-name="ce23"/>
          <table:table-cell office:value-type="string" table:style-name="ce24">
            <text:p>Interface Ethernet3(UW_CCS_SF_BB_02:::n/a:::192.168.26.5::::uw(7331227673):::edge): Link down</text:p>
          </table:table-cell>
          <table:table-cell office:value-type="string" table:style-name="ce24">
            <text:p>정종인,이시형 매니저 확인, 인터페이스 확인결과 정상이며 이한선 책임님께 전달드림</text:p>
          </table:table-cell>
          <table:table-cell table:style-name="ce24"/>
          <table:table-cell table:content-validation-name="val10" table:style-name="ce22"/>
          <table:table-cell office:value-type="string" table:content-validation-name="val10" table:style-name="ce22">
            <text:p>O</text:p>
          </table:table-cell>
          <table:table-cell table:style-name="ce24"/>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3M0S" table:formula="of:=[.N62]" table:style-name="ce11">
            <text:p>0:03:00</text:p>
          </table:table-cell>
          <table:table-cell office:value-type="string" table:style-name="ce12">
            <text:p>2022.06.22</text:p>
          </table:table-cell>
          <table:table-cell office:value-type="string" table:style-name="ce13">
            <text:p>08~15</text:p>
          </table:table-cell>
          <table:table-cell office:value-type="string" table:content-validation-name="val12" table:style-name="ce14">
            <text:p>채한길</text:p>
          </table:table-cell>
          <table:table-cell table:number-columns-repeated="2" table:style-name="ce14"/>
          <table:table-cell office:value-type="date" office:date-value="2022-06-22T14:07:00" table:style-name="ce15">
            <text:p>22-6-22 14:07</text:p>
          </table:table-cell>
          <table:table-cell office:value-type="date" office:date-value="2022-06-22T14:10:00" table:style-name="ce15">
            <text:p>22-6-22 14:10</text:p>
          </table:table-cell>
          <table:table-cell office:value-type="time" office:time-value="PT0H3M0S" table:formula="of:=[.M62]-[.L62]" table:style-name="ce16">
            <text:p>0:03:00</text:p>
          </table:table-cell>
          <table:table-cell office:value-type="string" table:style-name="ce14">
            <text:p>KaKao &amp; Mail</text:p>
          </table:table-cell>
          <table:table-cell table:style-name="ce15"/>
          <table:table-cell office:value-type="string" table:style-name="ce17">
            <text:p>/postgres_data disk size 9.93 % capacity left : ccskrvtwintimescaledbp01</text:p>
          </table:table-cell>
          <table:table-cell office:value-type="string" table:style-name="ce17">
            <text:p>채한길 매니저 확인 후 담당자 메일전달</text:p>
          </table:table-cell>
          <table:table-cell table:style-name="ce17"/>
          <table:table-cell table:content-validation-name="val10" table:style-name="ce14"/>
          <table:table-cell table:content-validation-name="val10" table:style-name="ce14"/>
          <table:table-cell table:style-name="ce17"/>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63]" table:style-name="ce11">
            <text:p>0:02:00</text:p>
          </table:table-cell>
          <table:table-cell office:value-type="string" table:style-name="ce12">
            <text:p>2022.06.22</text:p>
          </table:table-cell>
          <table:table-cell office:value-type="string" table:style-name="ce13">
            <text:p>15~22</text:p>
          </table:table-cell>
          <table:table-cell office:value-type="string" table:content-validation-name="val12" table:style-name="ce14">
            <text:p>김의현</text:p>
          </table:table-cell>
          <table:table-cell table:number-columns-repeated="2" table:style-name="ce14"/>
          <table:table-cell office:value-type="date" office:date-value="2022-06-22T21:06:00" table:style-name="ce15">
            <text:p>22-6-22 21:06</text:p>
          </table:table-cell>
          <table:table-cell office:value-type="date" office:date-value="2022-06-22T21:08:00" table:style-name="ce15">
            <text:p>22-6-22 21:08</text:p>
          </table:table-cell>
          <table:table-cell office:value-type="time" office:time-value="PT0H2M0S" table:formula="of:=[.M63]-[.L63]" table:style-name="ce16">
            <text:p>0:02:00</text:p>
          </table:table-cell>
          <table:table-cell office:value-type="string" table:style-name="ce14">
            <text:p>KaKao</text:p>
          </table:table-cell>
          <table:table-cell table:style-name="ce15"/>
          <table:table-cell office:value-type="string" table:style-name="ce17">
            <text:p><text:s/>krcloudprdcomdr1510 System status is in warning state</text:p>
          </table:table-cell>
          <table:table-cell office:value-type="string" table:style-name="ce17">
            <text:p>krcloudprdcomdr1510 메모리이슈, 티켓생성</text:p>
          </table:table-cell>
          <table:table-cell office:value-type="string" table:style-name="ce17">
            <text:p>KRCLOUD-5088</text:p>
          </table:table-cell>
          <table:table-cell table:content-validation-name="val10" table:style-name="ce14"/>
          <table:table-cell table:content-validation-name="val10" table:style-name="ce14"/>
          <table:table-cell table:style-name="ce17"/>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2M0S" table:formula="of:=[.N64]" table:style-name="ce11">
            <text:p>0:02:00</text:p>
          </table:table-cell>
          <table:table-cell office:value-type="string" table:style-name="ce98">
            <text:p>2022.06.24</text:p>
          </table:table-cell>
          <table:table-cell office:value-type="string" table:style-name="ce99">
            <text:p>08~15</text:p>
          </table:table-cell>
          <table:table-cell office:value-type="string" table:content-validation-name="val11" table:style-name="ce88">
            <text:p>이시형</text:p>
          </table:table-cell>
          <table:table-cell office:value-type="string" table:style-name="ce88">
            <text:p>심명보</text:p>
          </table:table-cell>
          <table:table-cell table:style-name="ce88"/>
          <table:table-cell office:value-type="date" office:date-value="2022-06-24T13:42:00" table:style-name="ce87">
            <text:p>22-6-24 13:42</text:p>
          </table:table-cell>
          <table:table-cell office:value-type="date" office:date-value="2022-06-24T13:44:00" table:style-name="ce87">
            <text:p>22-6-24 13:44</text:p>
          </table:table-cell>
          <table:table-cell office:value-type="time" office:time-value="PT0H2M0S" table:formula="of:=[.M64]-[.L64]" table:style-name="ce16">
            <text:p>0:02:00</text:p>
          </table:table-cell>
          <table:table-cell office:value-type="string" table:style-name="ce88">
            <text:p>KaKao</text:p>
          </table:table-cell>
          <table:table-cell office:value-type="date" office:date-value="2022-06-24T13:47:00" table:style-name="ce87">
            <text:p>22-6-24 13:47</text:p>
          </table:table-cell>
          <table:table-cell office:value-type="string" table:style-name="ce89">
            <text:p>ccskrvtwinkwp02.krcloud: Ping failed/High</text:p>
          </table:table-cell>
          <table:table-cell office:value-type="string" table:style-name="ce89">
            <text:p>해당 VM OOM 발생하여 담당자 컨태 후 재기동 이후 정상 확인</text:p>
          </table:table-cell>
          <table:table-cell table:style-name="ce89"/>
          <table:table-cell table:content-validation-name="val10" table:style-name="ce88"/>
          <table:table-cell table:content-validation-name="val10" table:style-name="ce88"/>
          <table:table-cell table:style-name="ce89"/>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65]" table:style-name="ce11">
            <text:p>0:01:00</text:p>
          </table:table-cell>
          <table:table-cell office:value-type="string" table:style-name="ce98">
            <text:p>2022.06.24</text:p>
          </table:table-cell>
          <table:table-cell office:value-type="string" table:style-name="ce99">
            <text:p>08~15</text:p>
          </table:table-cell>
          <table:table-cell office:value-type="string" table:content-validation-name="val11" table:style-name="ce88">
            <text:p>이시형</text:p>
          </table:table-cell>
          <table:table-cell office:value-type="string" table:style-name="ce88">
            <text:p>심명보</text:p>
          </table:table-cell>
          <table:table-cell table:style-name="ce88"/>
          <table:table-cell office:value-type="date" office:date-value="2022-06-24T13:54:00" table:style-name="ce87">
            <text:p>22-6-24 13:54</text:p>
          </table:table-cell>
          <table:table-cell office:value-type="date" office:date-value="2022-06-24T13:55:00" table:style-name="ce87">
            <text:p>22-6-24 13:55</text:p>
          </table:table-cell>
          <table:table-cell office:value-type="time" office:time-value="PT0H1M0S" table:formula="of:=[.M65]-[.L65]" table:style-name="ce16">
            <text:p>0:01:00</text:p>
          </table:table-cell>
          <table:table-cell office:value-type="string" table:style-name="ce88">
            <text:p>KaKao</text:p>
          </table:table-cell>
          <table:table-cell office:value-type="date" office:date-value="2022-06-24T13:57:00" table:style-name="ce87">
            <text:p>22-6-24 13:57</text:p>
          </table:table-cell>
          <table:table-cell office:value-type="string" table:style-name="ce89">
            <text:p>ccskrvtwinkwp04.krcloud: Ping failed/High</text:p>
          </table:table-cell>
          <table:table-cell office:value-type="string" table:style-name="ce89">
            <text:p>해당 VM OOM 발생하여 담당자 컨태 후 재기동 이후 정상 확인</text:p>
          </table:table-cell>
          <table:table-cell table:style-name="ce89"/>
          <table:table-cell table:content-validation-name="val10" table:style-name="ce88"/>
          <table:table-cell table:content-validation-name="val10" table:style-name="ce88"/>
          <table:table-cell table:style-name="ce89"/>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1M0S" table:formula="of:=[.N66]" table:style-name="ce11">
            <text:p>0:01:00</text:p>
          </table:table-cell>
          <table:table-cell office:value-type="string" table:style-name="ce98">
            <text:p>2022.06.24</text:p>
          </table:table-cell>
          <table:table-cell office:value-type="string" table:style-name="ce99">
            <text:p>15~22</text:p>
          </table:table-cell>
          <table:table-cell office:value-type="string" table:content-validation-name="val11" table:style-name="ce88">
            <text:p>심명보</text:p>
          </table:table-cell>
          <table:table-cell table:number-columns-repeated="2" table:style-name="ce88"/>
          <table:table-cell office:value-type="date" office:date-value="2022-06-24T16:47:00" table:style-name="ce87">
            <text:p>22-6-24 16:47</text:p>
          </table:table-cell>
          <table:table-cell office:value-type="date" office:date-value="2022-06-24T16:48:00" table:style-name="ce87">
            <text:p>22-6-24 16:48</text:p>
          </table:table-cell>
          <table:table-cell office:value-type="time" office:time-value="PT0H1M0S" table:formula="of:=[.M66]-[.L66]" table:style-name="ce16">
            <text:p>0:01:00</text:p>
          </table:table-cell>
          <table:table-cell office:value-type="string" table:style-name="ce88">
            <text:p>KaKao &amp; Mail</text:p>
          </table:table-cell>
          <table:table-cell office:value-type="date" office:date-value="2022-06-24T17:59:00" table:style-name="ce87">
            <text:p>22-6-24 17:59</text:p>
          </table:table-cell>
          <table:table-cell office:value-type="string" table:style-name="ce89">
            <text:p>/postgres_data Disk size 9.97% capacity left : ccskrvtwintimescaledbp01</text:p>
          </table:table-cell>
          <table:table-cell office:value-type="string" table:style-name="ce89">
            <text:p>DB data 볼륨 사용량 알람으로 담당자에게 메일로 전달</text:p>
          </table:table-cell>
          <table:table-cell table:style-name="ce89"/>
          <table:table-cell table:content-validation-name="val10" table:style-name="ce88"/>
          <table:table-cell table:content-validation-name="val10" table:style-name="ce88"/>
          <table:table-cell table:style-name="ce89"/>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8">
            <text:p>PRD</text:p>
          </table:table-cell>
          <table:table-cell office:value-type="string" table:style-name="ce19">
            <text:p>완료</text:p>
          </table:table-cell>
          <table:table-cell office:value-type="time" office:time-value="PT0H0M0S" table:formula="of:=[.N67]" table:style-name="ce11">
            <text:p>0:00:00</text:p>
          </table:table-cell>
          <table:table-cell office:value-type="string" table:style-name="ce98">
            <text:p>2022.06.25</text:p>
          </table:table-cell>
          <table:table-cell office:value-type="string" table:style-name="ce99">
            <text:p>09~21</text:p>
          </table:table-cell>
          <table:table-cell office:value-type="string" table:content-validation-name="val11" table:style-name="ce88">
            <text:p>Mohamed</text:p>
          </table:table-cell>
          <table:table-cell office:value-type="string" table:style-name="ce88">
            <text:p>Saju &amp; Aslam</text:p>
          </table:table-cell>
          <table:table-cell table:style-name="ce88"/>
          <table:table-cell office:value-type="date" office:date-value="2022-06-24T19:14:00" table:style-name="ce87">
            <text:p>22-6-24 19:14</text:p>
          </table:table-cell>
          <table:table-cell office:value-type="date" office:date-value="2022-06-24T19:14:00" table:style-name="ce87">
            <text:p>22-6-24 19:14</text:p>
          </table:table-cell>
          <table:table-cell office:value-type="time" office:time-value="PT0H0M0S" table:formula="of:=[.M67]-[.L67]" table:style-name="ce16">
            <text:p>0:00:00</text:p>
          </table:table-cell>
          <table:table-cell office:value-type="string" table:style-name="ce88">
            <text:p>Kakao</text:p>
          </table:table-cell>
          <table:table-cell office:value-type="date" office:date-value="2022-06-24T19:22:00" table:style-name="ce87">
            <text:p>22-6-24 19:22</text:p>
          </table:table-cell>
          <table:table-cell office:value-type="string" table:style-name="ce89">
            <text:p>/postgres_data disk size : 9.95% capacity left: ccskrvtwintimescaledbp01</text:p>
          </table:table-cell>
          <table:table-cell office:value-type="string" table:style-name="ce89">
            <text:p>Informed vm owner and cleared the old logs</text:p>
          </table:table-cell>
          <table:table-cell table:style-name="ce89"/>
          <table:table-cell table:style-name="ce88"/>
          <table:table-cell table:content-validation-name="val10" table:style-name="ce88"/>
          <table:table-cell table:style-name="ce89"/>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2M0S" table:formula="of:=[.N68]" table:style-name="ce11">
            <text:p>0:02:00</text:p>
          </table:table-cell>
          <table:table-cell office:value-type="string" table:style-name="ce98">
            <text:p>2022.06.28</text:p>
          </table:table-cell>
          <table:table-cell office:value-type="string" table:style-name="ce99">
            <text:p>15~22</text:p>
          </table:table-cell>
          <table:table-cell office:value-type="string" table:content-validation-name="val11" table:style-name="ce88">
            <text:p>이시형</text:p>
          </table:table-cell>
          <table:table-cell table:number-columns-repeated="2" table:style-name="ce88"/>
          <table:table-cell office:value-type="date" office:date-value="2022-06-28T18:30:00" table:style-name="ce87">
            <text:p>22-6-28 18:30</text:p>
          </table:table-cell>
          <table:table-cell office:value-type="date" office:date-value="2022-06-28T18:32:00" table:style-name="ce87">
            <text:p>22-6-28 18:32</text:p>
          </table:table-cell>
          <table:table-cell office:value-type="time" office:time-value="PT0H2M0S" table:formula="of:=[.M68]-[.L68]" table:style-name="ce16">
            <text:p>0:02:00</text:p>
          </table:table-cell>
          <table:table-cell office:value-type="string" table:style-name="ce88">
            <text:p>KaKao &amp; Mail</text:p>
          </table:table-cell>
          <table:table-cell office:value-type="date" office:date-value="2022-06-28T19:50:00" table:style-name="ce87">
            <text:p>22-6-28 19:50</text:p>
          </table:table-cell>
          <table:table-cell office:value-type="string" table:style-name="ce89">
            <text:p>postgres_data Disk size 9.94% capacity left : ccskrvtwintimescaledbp05/High</text:p>
          </table:table-cell>
          <table:table-cell office:value-type="string" table:style-name="ce89">
            <text:p>담당자에게 확인요청 메일 전달</text:p>
          </table:table-cell>
          <table:table-cell table:style-name="ce89"/>
          <table:table-cell table:content-validation-name="val10" table:style-name="ce88"/>
          <table:table-cell table:content-validation-name="val10" table:style-name="ce88"/>
          <table:table-cell table:style-name="ce89"/>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5M0S" table:formula="of:=[.N69]" table:style-name="ce11">
            <text:p>0:05:00</text:p>
          </table:table-cell>
          <table:table-cell office:value-type="string" table:style-name="ce100">
            <text:p>2022.06.28</text:p>
          </table:table-cell>
          <table:table-cell office:value-type="string" table:style-name="ce101">
            <text:p>15~22</text:p>
          </table:table-cell>
          <table:table-cell office:value-type="string" table:content-validation-name="val11" table:style-name="ce102">
            <text:p>이시형</text:p>
          </table:table-cell>
          <table:table-cell table:style-name="ce102"/>
          <table:table-cell office:value-type="string" table:style-name="ce102">
            <text:p>장재봉</text:p>
          </table:table-cell>
          <table:table-cell office:value-type="date" office:date-value="2022-06-28T19:41:00" table:style-name="ce103">
            <text:p>22-6-28 19:41</text:p>
          </table:table-cell>
          <table:table-cell office:value-type="date" office:date-value="2022-06-28T19:46:00" table:style-name="ce103">
            <text:p>22-6-28 19:46</text:p>
          </table:table-cell>
          <table:table-cell office:value-type="time" office:time-value="PT0H5M0S" table:formula="of:=[.M69]-[.L69]" table:style-name="ce16">
            <text:p>0:05:00</text:p>
          </table:table-cell>
          <table:table-cell office:value-type="string" table:style-name="ce102">
            <text:p>kakao</text:p>
          </table:table-cell>
          <table:table-cell office:value-type="date" office:date-value="2022-06-28T21:56:00" table:style-name="ce103">
            <text:p>22-6-28 21:56</text:p>
          </table:table-cell>
          <table:table-cell office:value-type="string" table:style-name="ce104">
            <text:p>블루링크 장애 이벤트 발생 수신 (From VOC 운영)</text:p>
          </table:table-cell>
          <table:table-cell office:value-type="string" table:style-name="ce105">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06"/>
          <table:table-cell table:content-validation-name="val10" table:style-name="ce102"/>
          <table:table-cell table:content-validation-name="val10" table:style-name="ce102"/>
          <table:table-cell table:style-name="ce106"/>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70]" table:style-name="ce11">
            <text:p>0:01:00</text:p>
          </table:table-cell>
          <table:table-cell office:value-type="string" table:style-name="ce98">
            <text:p>2022.06.29</text:p>
          </table:table-cell>
          <table:table-cell office:value-type="string" table:style-name="ce99">
            <text:p>15~22</text:p>
          </table:table-cell>
          <table:table-cell office:value-type="string" table:content-validation-name="val11" table:style-name="ce88">
            <text:p>이시형</text:p>
          </table:table-cell>
          <table:table-cell table:number-columns-repeated="2" table:style-name="ce88"/>
          <table:table-cell office:value-type="date" office:date-value="2022-06-29T18:03:00" table:style-name="ce87">
            <text:p>22-6-29 18:03</text:p>
          </table:table-cell>
          <table:table-cell office:value-type="date" office:date-value="2022-06-29T18:04:00" table:style-name="ce87">
            <text:p>22-6-29 18:04</text:p>
          </table:table-cell>
          <table:table-cell office:value-type="time" office:time-value="PT0H1M0S" table:formula="of:=[.M70]-[.L70]" table:style-name="ce16">
            <text:p>0:01:00</text:p>
          </table:table-cell>
          <table:table-cell office:value-type="string" table:style-name="ce88">
            <text:p>kakao</text:p>
          </table:table-cell>
          <table:table-cell table:style-name="ce87"/>
          <table:table-cell office:value-type="string" table:style-name="ce89">
            <text:p>ccskrdkc2hpllgwp01.ap-northeast-2.prd.h53 Unavailable by ICMP ping</text:p>
          </table:table-cell>
          <table:table-cell office:value-type="string" table:style-name="ce89">
            <text:p>해당 VM정보 확인이 안되어, 담당자가 삭제한것 같음.</text:p>
          </table:table-cell>
          <table:table-cell table:style-name="ce89"/>
          <table:table-cell table:content-validation-name="val10" table:style-name="ce88"/>
          <table:table-cell table:content-validation-name="val10" table:style-name="ce88"/>
          <table:table-cell table:style-name="ce89"/>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2">
            <text:p>1</text:p>
          </table:table-cell>
          <table:table-cell office:value-type="string" table:style-name="ce10">
            <text:p>PRD</text:p>
          </table:table-cell>
          <table:table-cell office:value-type="string" table:style-name="ce19">
            <text:p>완료</text:p>
          </table:table-cell>
          <table:table-cell office:value-type="time" office:time-value="PT0H1M0S" table:formula="of:=[.N71]" table:style-name="ce11">
            <text:p>0:01:00</text:p>
          </table:table-cell>
          <table:table-cell office:value-type="string" table:style-name="ce98">
            <text:p>2022.06.29</text:p>
          </table:table-cell>
          <table:table-cell office:value-type="string" table:style-name="ce99">
            <text:p>15~22</text:p>
          </table:table-cell>
          <table:table-cell office:value-type="string" table:content-validation-name="val11" table:style-name="ce88">
            <text:p>이시형</text:p>
          </table:table-cell>
          <table:table-cell table:number-columns-repeated="2" table:style-name="ce88"/>
          <table:table-cell office:value-type="date" office:date-value="2022-06-29T18:03:00" table:style-name="ce87">
            <text:p>22-6-29 18:03</text:p>
          </table:table-cell>
          <table:table-cell office:value-type="date" office:date-value="2022-06-29T18:04:00" table:style-name="ce87">
            <text:p>22-6-29 18:04</text:p>
          </table:table-cell>
          <table:table-cell office:value-type="time" office:time-value="PT0H1M0S" table:formula="of:=[.M71]-[.L71]" table:style-name="ce16">
            <text:p>0:01:00</text:p>
          </table:table-cell>
          <table:table-cell office:value-type="string" table:style-name="ce88">
            <text:p>kakao</text:p>
          </table:table-cell>
          <table:table-cell table:style-name="ce87"/>
          <table:table-cell office:value-type="string" table:style-name="ce89">
            <text:p>ccskrdkc2hpllgwp02.ap-northeast-2.prd.h53 Unavailable by ICMP ping</text:p>
          </table:table-cell>
          <table:table-cell office:value-type="string" table:style-name="ce89">
            <text:p>해당 VM정보 확인이 안되어, 담당자가 삭제한것 같음.</text:p>
          </table:table-cell>
          <table:table-cell table:style-name="ce89"/>
          <table:table-cell table:content-validation-name="val10" table:style-name="ce88"/>
          <table:table-cell table:content-validation-name="val10" table:style-name="ce88"/>
          <table:table-cell table:style-name="ce89"/>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M0S" table:formula="of:=[.N72]" table:style-name="ce11">
            <text:p>0:01:00</text:p>
          </table:table-cell>
          <table:table-cell office:value-type="string" table:style-name="ce107">
            <text:p>2022.06.30</text:p>
          </table:table-cell>
          <table:table-cell office:value-type="string" table:style-name="ce108">
            <text:p>08~15</text:p>
          </table:table-cell>
          <table:table-cell office:value-type="string" table:content-validation-name="val11" table:style-name="ce109">
            <text:p>이은도</text:p>
          </table:table-cell>
          <table:table-cell table:number-columns-repeated="2" table:style-name="ce109"/>
          <table:table-cell office:value-type="date" office:date-value="2022-06-30T10:53:00" table:style-name="ce87">
            <text:p>22-6-30 10:53</text:p>
          </table:table-cell>
          <table:table-cell office:value-type="date" office:date-value="2022-06-30T10:54:00" table:style-name="ce87">
            <text:p>22-6-30 10:54</text:p>
          </table:table-cell>
          <table:table-cell office:value-type="time" office:time-value="PT0H1M0S" table:formula="of:=[.M72]-[.L72]" table:style-name="ce16">
            <text:p>0:01:00</text:p>
          </table:table-cell>
          <table:table-cell office:value-type="string" table:style-name="ce110">
            <text:p>Kakao &amp; Email</text:p>
          </table:table-cell>
          <table:table-cell office:value-type="date" office:date-value="2022-06-30T11:00:00" table:style-name="ce87">
            <text:p>22-6-30 11:00</text:p>
          </table:table-cell>
          <table:table-cell office:value-type="string" table:style-name="ce111">
            <text:p>/postgres_data Disk size 9.94 % capacity left : ccskrvtwintimescaledbp02</text:p>
          </table:table-cell>
          <table:table-cell office:value-type="string" table:style-name="ce112">
            <text:p>담당자에게 확인요청 메일 전달</text:p>
          </table:table-cell>
          <table:table-cell table:style-name="ce112"/>
          <table:table-cell table:content-validation-name="val10" table:style-name="ce113"/>
          <table:table-cell table:content-validation-name="val10" table:style-name="ce113"/>
          <table:table-cell table:style-name="ce114"/>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1M0S" table:formula="of:=[.N73]" table:style-name="ce11">
            <text:p>0:11:00</text:p>
          </table:table-cell>
          <table:table-cell office:value-type="string" table:style-name="ce84">
            <text:p>2022.06.30</text:p>
          </table:table-cell>
          <table:table-cell office:value-type="string" table:style-name="ce85">
            <text:p>21~08</text:p>
          </table:table-cell>
          <table:table-cell office:value-type="string" table:content-validation-name="val11" table:style-name="ce88">
            <text:p>임정현</text:p>
          </table:table-cell>
          <table:table-cell table:style-name="ce86"/>
          <table:table-cell office:value-type="string" table:style-name="ce115">
            <text:p>Ahmed</text:p>
            <text:p>채한길</text:p>
          </table:table-cell>
          <table:table-cell office:value-type="date" office:date-value="2022-06-30T21:12:00" table:style-name="ce87">
            <text:p>22-6-30 21:12</text:p>
          </table:table-cell>
          <table:table-cell office:value-type="date" office:date-value="2022-06-30T21:23:00" table:style-name="ce87">
            <text:p>22-6-30 21:23</text:p>
          </table:table-cell>
          <table:table-cell office:value-type="time" office:time-value="PT0H11M0S" table:formula="of:=[.M73]-[.L73]" table:style-name="ce16">
            <text:p>0:11:00</text:p>
          </table:table-cell>
          <table:table-cell office:value-type="string" table:style-name="ce88">
            <text:p>Call</text:p>
          </table:table-cell>
          <table:table-cell office:value-type="date" office:date-value="2022-06-30T21:44:00" table:style-name="ce87">
            <text:p>22-6-30 21:44</text:p>
          </table:table-cell>
          <table:table-cell office:value-type="string" table:style-name="ce89">
            <text:p>21:12에 /postgres_data full 발생하여 DB down 발생하였습니다.</text:p>
          </table:table-cell>
          <table:table-cell office:value-type="string" table:style-name="ce116">
            <text:p>21:12에 /postgres_data full 발생하여 DB down 발생하였습니다.</text:p>
            <text:p>21:26에 Volume 1TB 긴급으로 attach 요청</text:p>
            <text:p>21:42에 lvm 긴급 증설 진행하였으나, 기존 PG와 형상과 달라 기동시간이 지연됨.(21:48에 기동)</text:p>
          </table:table-cell>
          <table:table-cell office:value-type="string" table:style-name="ce90">
            <text:p>KRCLOUD-5136</text:p>
          </table:table-cell>
          <table:table-cell office:value-type="string" table:content-validation-name="val10" table:style-name="ce91">
            <text:p>O</text:p>
          </table:table-cell>
          <table:table-cell table:content-validation-name="val10" table:style-name="ce91"/>
          <table:table-cell table:style-name="ce92"/>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0M0S" table:formula="of:=[.N74]" table:style-name="ce11">
            <text:p>0:00:00</text:p>
          </table:table-cell>
          <table:table-cell office:value-type="string" table:style-name="ce25">
            <text:p>2022.06.15</text:p>
          </table:table-cell>
          <table:table-cell office:value-type="string" table:style-name="ce26">
            <text:p>21~09</text:p>
          </table:table-cell>
          <table:table-cell office:value-type="string" table:content-validation-name="val11" table:style-name="ce14">
            <text:p>Subramanya</text:p>
          </table:table-cell>
          <table:table-cell office:value-type="string" table:style-name="ce27">
            <text:p>Saju,Ashok &amp; Aslam</text:p>
          </table:table-cell>
          <table:table-cell table:style-name="ce27"/>
          <table:table-cell office:value-type="date" office:date-value="2022-06-16T01:34:00" table:style-name="ce15">
            <text:p>22-6-16 1:34</text:p>
          </table:table-cell>
          <table:table-cell office:value-type="date" office:date-value="2022-06-16T01:34:00" table:style-name="ce15">
            <text:p>22-6-16 1:34</text:p>
          </table:table-cell>
          <table:table-cell office:value-type="time" office:time-value="PT0H0M0S" table:formula="of:=[.M74]-[.L74]" table:style-name="ce16">
            <text:p>0:00:00</text:p>
          </table:table-cell>
          <table:table-cell office:value-type="string" table:style-name="ce14">
            <text:p>Kakao</text:p>
          </table:table-cell>
          <table:table-cell office:value-type="date" office:date-value="2022-06-16T01:44:00" table:style-name="ce15">
            <text:p>22-6-16 1:44</text:p>
          </table:table-cell>
          <table:table-cell office:value-type="string" table:style-name="ce17">
            <text:p>KRCloudStgNetapp_NVME Free Size on aggr_node01_NVMe_data less than 10%</text:p>
          </table:table-cell>
          <table:table-cell office:value-type="string" table:style-name="ce28">
            <text:p>We have deleted the old snapshots to recover the space</text:p>
          </table:table-cell>
          <table:table-cell office:value-type="string" table:style-name="ce28">
            <text:p>KRCLOUD-5048</text:p>
          </table:table-cell>
          <table:table-cell office:value-type="string" table:content-validation-name="val10" table:style-name="ce29">
            <text:p>O</text:p>
          </table:table-cell>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3M0S" table:formula="of:=[.N75]" table:style-name="ce11">
            <text:p>0:03:00</text:p>
          </table:table-cell>
          <table:table-cell office:value-type="string" table:style-name="ce25">
            <text:p>2022.06.16</text:p>
          </table:table-cell>
          <table:table-cell office:value-type="string" table:style-name="ce26">
            <text:p>08~16</text:p>
          </table:table-cell>
          <table:table-cell office:value-type="string" table:content-validation-name="val11" table:style-name="ce27">
            <text:p>오창민</text:p>
          </table:table-cell>
          <table:table-cell table:style-name="ce27"/>
          <table:table-cell office:value-type="string" table:style-name="ce27">
            <text:p>김의현</text:p>
          </table:table-cell>
          <table:table-cell office:value-type="date" office:date-value="2022-06-16T08:40:00" table:style-name="ce15">
            <text:p>22-6-16 8:40</text:p>
          </table:table-cell>
          <table:table-cell office:value-type="date" office:date-value="2022-06-16T08:43:00" table:style-name="ce15">
            <text:p>22-6-16 8:43</text:p>
          </table:table-cell>
          <table:table-cell office:value-type="time" office:time-value="PT0H3M0S" table:formula="of:=[.M75]-[.L75]" table:style-name="ce16">
            <text:p>0:03:00</text:p>
          </table:table-cell>
          <table:table-cell office:value-type="string" table:style-name="ce14">
            <text:p>KaKao</text:p>
          </table:table-cell>
          <table:table-cell table:style-name="ce31"/>
          <table:table-cell office:value-type="string" table:style-name="ce17">
            <text:p>Free Size on aggr_node01_NVMe_data less than 10%</text:p>
          </table:table-cell>
          <table:table-cell office:value-type="string" table:style-name="ce28">
            <text:p>미사용 볼륨 및 스냅샷 제거 작업을 하여도 86% 유지하여 볼륨 증설 필요(Discussion Topic 참고)</text:p>
          </table:table-cell>
          <table:table-cell office:value-type="string" table:style-name="ce28">
            <text:p>KRCLOUD-5048</text:p>
          </table:table-cell>
          <table:table-cell office:value-type="string" table:content-validation-name="val10" table:style-name="ce29">
            <text:p>X</text:p>
          </table:table-cell>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32M0S" table:formula="of:=[.N76]" table:style-name="ce11">
            <text:p>0:32:00</text:p>
          </table:table-cell>
          <table:table-cell office:value-type="string" table:style-name="ce25">
            <text:p>2022.06.16</text:p>
          </table:table-cell>
          <table:table-cell office:value-type="string" table:style-name="ce26">
            <text:p>16~22</text:p>
          </table:table-cell>
          <table:table-cell office:value-type="string" table:content-validation-name="val11" table:style-name="ce27">
            <text:p>김지윤</text:p>
          </table:table-cell>
          <table:table-cell office:value-type="string" table:style-name="ce27">
            <text:p>Ganesh</text:p>
          </table:table-cell>
          <table:table-cell office:value-type="string" table:style-name="ce27">
            <text:p>고희경</text:p>
          </table:table-cell>
          <table:table-cell office:value-type="date" office:date-value="2022-06-16T20:13:00" table:style-name="ce15">
            <text:p>22-6-16 20:13</text:p>
          </table:table-cell>
          <table:table-cell office:value-type="date" office:date-value="2022-06-16T20:45:00" table:style-name="ce15">
            <text:p>22-6-16 20:45</text:p>
          </table:table-cell>
          <table:table-cell office:value-type="time" office:time-value="PT0H32M0S" table:formula="of:=[.M76]-[.L76]" table:style-name="ce16">
            <text:p>0:32:00</text:p>
          </table:table-cell>
          <table:table-cell office:value-type="string" table:style-name="ce14">
            <text:p>KaKao</text:p>
          </table:table-cell>
          <table:table-cell table:style-name="ce31"/>
          <table:table-cell office:value-type="string" table:style-name="ce17">
            <text:p>Free Size on aggr_node01_NVMe_data less than 5%</text:p>
          </table:table-cell>
          <table:table-cell office:value-type="string" table:style-name="ce28">
            <text:p>COC 이름의 미사용 서버 및 볼륨 삭제</text:p>
          </table:table-cell>
          <table:table-cell office:value-type="string" table:style-name="ce28">
            <text:p>KRCLOUD-5048</text:p>
          </table:table-cell>
          <table:table-cell office:value-type="string" table:content-validation-name="val10" table:style-name="ce29">
            <text:p>X</text:p>
          </table:table-cell>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1" table:style-name="ce2">
            <text:p>1</text:p>
          </table:table-cell>
          <table:table-cell office:value-type="string" table:style-name="ce10">
            <text:p>STG</text:p>
          </table:table-cell>
          <table:table-cell office:value-type="string" table:style-name="ce19">
            <text:p>완료</text:p>
          </table:table-cell>
          <table:table-cell office:value-type="time" office:time-value="PT0H6M0S" table:formula="of:=[.N77]" table:style-name="ce11">
            <text:p>0:06:00</text:p>
          </table:table-cell>
          <table:table-cell office:value-type="string" table:style-name="ce25">
            <text:p>2022.06.22</text:p>
          </table:table-cell>
          <table:table-cell office:value-type="string" table:style-name="ce26">
            <text:p>08~15</text:p>
          </table:table-cell>
          <table:table-cell office:value-type="string" table:content-validation-name="val11" table:style-name="ce27">
            <text:p>채한길</text:p>
          </table:table-cell>
          <table:table-cell table:number-columns-repeated="2" table:style-name="ce27"/>
          <table:table-cell office:value-type="date" office:date-value="2022-06-22T09:34:00" table:style-name="ce15">
            <text:p>22-6-22 9:34</text:p>
          </table:table-cell>
          <table:table-cell office:value-type="date" office:date-value="2022-06-22T09:40:00" table:style-name="ce15">
            <text:p>22-6-22 9:40</text:p>
          </table:table-cell>
          <table:table-cell office:value-type="time" office:time-value="PT0H6M0S" table:formula="of:=[.M77]-[.L77]" table:style-name="ce16">
            <text:p>0:06:00</text:p>
          </table:table-cell>
          <table:table-cell office:value-type="string" table:style-name="ce14">
            <text:p>KaKao</text:p>
          </table:table-cell>
          <table:table-cell office:value-type="date" office:date-value="2022-06-22T09:36:00" table:style-name="ce15">
            <text:p>22-6-22 9:36</text:p>
          </table:table-cell>
          <table:table-cell office:value-type="string" table:style-name="ce17">
            <text:p>Lack of available memory on server krcloudstgcomdr211</text:p>
          </table:table-cell>
          <table:table-cell office:value-type="string" table:style-name="ce28">
            <text:p>심명보매니저 확인 후 메모리 사용율 높은 libvirt_exporte 프로세스 재기동 조치</text:p>
          </table:table-cell>
          <table:table-cell table:style-name="ce28"/>
          <table:table-cell table:content-validation-name="val10" table:style-name="ce29"/>
          <table:table-cell table:content-validation-name="val10" table:style-name="ce29"/>
          <table:table-cell table:style-name="ce30"/>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1" table:style-name="ce10">
            <text:p>1</text:p>
          </table:table-cell>
          <table:table-cell office:value-type="string" table:style-name="ce10">
            <text:p>STG</text:p>
          </table:table-cell>
          <table:table-cell office:value-type="string" table:style-name="ce19">
            <text:p>완료</text:p>
          </table:table-cell>
          <table:table-cell office:value-type="time" office:time-value="PT0H1M0S" table:formula="of:=[.N78]" table:style-name="ce11">
            <text:p>0:01:00</text:p>
          </table:table-cell>
          <table:table-cell office:value-type="string" table:style-name="ce84">
            <text:p>2022.06.29</text:p>
          </table:table-cell>
          <table:table-cell office:value-type="string" table:style-name="ce85">
            <text:p>21~08</text:p>
          </table:table-cell>
          <table:table-cell office:value-type="string" table:content-validation-name="val11" table:style-name="ce86">
            <text:p>Mohamed</text:p>
          </table:table-cell>
          <table:table-cell office:value-type="string" table:style-name="ce86">
            <text:p>Ashok &amp; Anand</text:p>
          </table:table-cell>
          <table:table-cell table:style-name="ce86"/>
          <table:table-cell office:value-type="date" office:date-value="2022-06-30T02:04:00" table:style-name="ce87">
            <text:p>22-6-30 2:04</text:p>
          </table:table-cell>
          <table:table-cell office:value-type="date" office:date-value="2022-06-30T02:05:00" table:style-name="ce87">
            <text:p>22-6-30 2:05</text:p>
          </table:table-cell>
          <table:table-cell office:value-type="time" office:time-value="PT0H1M0S" table:formula="of:=[.M78]-[.L78]" table:style-name="ce16">
            <text:p>0:01:00</text:p>
          </table:table-cell>
          <table:table-cell office:value-type="string" table:style-name="ce88">
            <text:p>Kakao</text:p>
          </table:table-cell>
          <table:table-cell office:value-type="date" office:date-value="2022-06-30T02:25:00" table:style-name="ce87">
            <text:p>22-6-30 2:25</text:p>
          </table:table-cell>
          <table:table-cell office:value-type="string" table:style-name="ce89">
            <text:p>Free Size on aggr_node01_NVMe_data less than 10% KR_STG</text:p>
          </table:table-cell>
          <table:table-cell office:value-type="string" table:style-name="ce90">
            <text:p>Deleted old snapshots</text:p>
          </table:table-cell>
          <table:table-cell table:style-name="ce90"/>
          <table:table-cell table:content-validation-name="val10" table:style-name="ce91"/>
          <table:table-cell table:content-validation-name="val10" table:style-name="ce91"/>
          <table:table-cell table:style-name="ce92"/>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2M0S" table:formula="of:=[.N79]" table:style-name="ce11">
            <text:p>0:02:00</text:p>
          </table:table-cell>
          <table:table-cell office:value-type="string" table:style-name="ce25">
            <text:p>2022.06.03</text:p>
          </table:table-cell>
          <table:table-cell office:value-type="string" table:style-name="ce26">
            <text:p>08~15</text:p>
          </table:table-cell>
          <table:table-cell office:value-type="string" table:content-validation-name="val11" table:style-name="ce27">
            <text:p>임정현</text:p>
          </table:table-cell>
          <table:table-cell table:number-columns-repeated="2" table:style-name="ce27"/>
          <table:table-cell office:value-type="date" office:date-value="2022-06-03T11:34:00" table:style-name="ce15">
            <text:p>22-6-3 11:34</text:p>
          </table:table-cell>
          <table:table-cell office:value-type="date" office:date-value="2022-06-03T11:36:00" table:style-name="ce15">
            <text:p>22-6-3 11:36</text:p>
          </table:table-cell>
          <table:table-cell office:value-type="time" office:time-value="PT0H2M0S" table:formula="of:=[.M79]-[.L79]" table:style-name="ce16">
            <text:p>0:02:00</text:p>
          </table:table-cell>
          <table:table-cell office:value-type="string" table:style-name="ce14">
            <text:p>Kakao, Mail</text:p>
          </table:table-cell>
          <table:table-cell table:style-name="ce15"/>
          <table:table-cell office:value-type="string" table:style-name="ce17">
            <text:p>hubble-influxdb02.kr.hcloud.h53.High memory utilization (&gt;90% for 5m)<text:s/></text:p>
          </table:table-cell>
          <table:table-cell office:value-type="string" table:style-name="ce28">
            <text:p>담당자에게 확인요청 메일 발송</text:p>
          </table:table-cell>
          <table:table-cell table:style-name="ce28"/>
          <table:table-cell office:value-type="string" table:content-validation-name="val10" table:style-name="ce29">
            <text:p>X</text:p>
          </table:table-cell>
          <table:table-cell office:value-type="string" table:content-validation-name="val10" table:style-name="ce29">
            <text:p>O</text:p>
          </table:table-cell>
          <table:table-cell table:style-name="ce30"/>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80]);&quot;진행중&quot;;&quot;완료&quot;)" table:style-name="ce10">
            <text:p>완료</text:p>
          </table:table-cell>
          <table:table-cell office:value-type="time" office:time-value="PT0H2M0S" table:formula="of:=[.N80]" table:style-name="ce11">
            <text:p>0:02:00</text:p>
          </table:table-cell>
          <table:table-cell office:value-type="string" table:style-name="ce25">
            <text:p>2022.06.05</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06T15:13:00" table:style-name="ce15">
            <text:p>22-6-6 15:13</text:p>
          </table:table-cell>
          <table:table-cell office:value-type="date" office:date-value="2022-06-06T15:15:00" table:style-name="ce15">
            <text:p>22-6-6 15:15</text:p>
          </table:table-cell>
          <table:table-cell office:value-type="time" office:time-value="PT0H2M0S" table:formula="of:=[.M80]-[.L80]" table:style-name="ce16">
            <text:p>0:02:00</text:p>
          </table:table-cell>
          <table:table-cell office:value-type="string" table:style-name="ce14">
            <text:p>Kakao</text:p>
          </table:table-cell>
          <table:table-cell office:value-type="date" office:date-value="2022-06-06T15:19:00" table:style-name="ce15">
            <text:p>22-6-6 15:19</text:p>
          </table:table-cell>
          <table:table-cell office:value-type="string" table:style-name="ce17">
            <text:p>Switch Asic Lower Left Corner: Temperature is too low : &lt;5 - <text:s/>krcloud-prd-ipmi-r5</text:p>
          </table:table-cell>
          <table:table-cell office:value-type="string" table:style-name="ce28">
            <text:p>Automatically got resolved.</text:p>
          </table:table-cell>
          <table:table-cell table:style-name="ce28"/>
          <table:table-cell table:content-validation-name="val10" table:style-name="ce29"/>
          <table:table-cell table:content-validation-name="val10" table:style-name="ce29"/>
          <table:table-cell table:style-name="ce30"/>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81]);&quot;진행중&quot;;&quot;완료&quot;)" table:style-name="ce19">
            <text:p>완료</text:p>
          </table:table-cell>
          <table:table-cell office:value-type="time" office:time-value="PT0H1M0S" table:formula="of:=[.N81]" table:style-name="ce11">
            <text:p>0:01:00</text:p>
          </table:table-cell>
          <table:table-cell office:value-type="string" table:style-name="ce41">
            <text:p>2022.06.05</text:p>
          </table:table-cell>
          <table:table-cell office:value-type="string" table:style-name="ce49">
            <text:p>09~21</text:p>
          </table:table-cell>
          <table:table-cell office:value-type="string" table:content-validation-name="val11" table:style-name="ce42">
            <text:p>Mohamed</text:p>
          </table:table-cell>
          <table:table-cell office:value-type="string" table:style-name="ce42">
            <text:p>Ram</text:p>
          </table:table-cell>
          <table:table-cell table:style-name="ce42"/>
          <table:table-cell office:value-type="date" office:date-value="2022-06-06T12:19:00" table:style-name="ce23">
            <text:p>22-6-6 12:19</text:p>
          </table:table-cell>
          <table:table-cell office:value-type="date" office:date-value="2022-06-06T12:20:00" table:style-name="ce23">
            <text:p>22-6-6 12:20</text:p>
          </table:table-cell>
          <table:table-cell office:value-type="time" office:time-value="PT0H1M0S" table:formula="of:=[.M81]-[.L81]" table:style-name="ce16">
            <text:p>0:01:00</text:p>
          </table:table-cell>
          <table:table-cell office:value-type="string" table:style-name="ce22">
            <text:p>Kakao &amp; Email</text:p>
          </table:table-cell>
          <table:table-cell office:value-type="date" office:date-value="2022-06-06T13:04:00" table:style-name="ce23">
            <text:p>22-6-6 13:04</text:p>
          </table:table-cell>
          <table:table-cell office:value-type="string" table:style-name="ce24">
            <text:p>/data disk size is 10% capacity left: es01.ap-northeast-2prd.h53</text:p>
          </table:table-cell>
          <table:table-cell office:value-type="string" table:style-name="ce44">
            <text:p>Issue resolved automatically. Informed VM owner through kakao &amp; email.</text:p>
          </table:table-cell>
          <table:table-cell table:style-name="ce44"/>
          <table:table-cell table:content-validation-name="val10" table:style-name="ce45"/>
          <table:table-cell table:content-validation-name="val10" table:style-name="ce45"/>
          <table:table-cell table:style-name="ce46"/>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4M0S" table:formula="of:=[.N82]" table:style-name="ce11">
            <text:p>0:04:00</text:p>
          </table:table-cell>
          <table:table-cell office:value-type="string" table:style-name="ce41">
            <text:p>2022.06.10</text:p>
          </table:table-cell>
          <table:table-cell office:value-type="string" table:style-name="ce49">
            <text:p>08~15</text:p>
          </table:table-cell>
          <table:table-cell office:value-type="string" table:content-validation-name="val11" table:style-name="ce42">
            <text:p>이후승</text:p>
          </table:table-cell>
          <table:table-cell table:number-columns-repeated="2" table:style-name="ce42"/>
          <table:table-cell office:value-type="date" office:date-value="2022-06-11T09:35:00" table:style-name="ce23">
            <text:p>22-6-11 9:35</text:p>
          </table:table-cell>
          <table:table-cell office:value-type="date" office:date-value="2022-06-11T09:39:00" table:style-name="ce23">
            <text:p>22-6-11 9:39</text:p>
          </table:table-cell>
          <table:table-cell office:value-type="time" office:time-value="PT0H4M0S" table:formula="of:=[.M82]-[.L82]" table:style-name="ce16">
            <text:p>0:04:00</text:p>
          </table:table-cell>
          <table:table-cell office:value-type="string" table:style-name="ce22">
            <text:p>Kakao, M+</text:p>
          </table:table-cell>
          <table:table-cell table:style-name="ce23"/>
          <table:table-cell office:value-type="string" table:style-name="ce24">
            <text:p>restart : es01.ap-northeast-2.prd~es05.ap-northeast-2.prd</text:p>
          </table:table-cell>
          <table:table-cell office:value-type="string" table:style-name="ce24">
            <text:p>담당자 정상 작동중인것 확인, 현재 이관중이라 당분간 알람이 올것이라 확인받음</text:p>
          </table:table-cell>
          <table:table-cell table:style-name="ce44"/>
          <table:table-cell table:content-validation-name="val10" table:style-name="ce45"/>
          <table:table-cell table:content-validation-name="val10" table:style-name="ce45"/>
          <table:table-cell table:style-name="ce46"/>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M0S" table:formula="of:=[.N83]" table:style-name="ce11">
            <text:p>0:01:00</text:p>
          </table:table-cell>
          <table:table-cell office:value-type="string" table:style-name="ce20">
            <text:p>2022.06.14</text:p>
          </table:table-cell>
          <table:table-cell office:value-type="string" table:style-name="ce21">
            <text:p>15~22</text:p>
          </table:table-cell>
          <table:table-cell office:value-type="string" table:content-validation-name="val11" table:style-name="ce22">
            <text:p>이한새</text:p>
          </table:table-cell>
          <table:table-cell table:style-name="ce22"/>
          <table:table-cell office:value-type="string" table:style-name="ce22">
            <text:p>이후승</text:p>
          </table:table-cell>
          <table:table-cell office:value-type="date" office:date-value="2022-06-14T19:44:00" table:style-name="ce23">
            <text:p>22-6-14 19:44</text:p>
          </table:table-cell>
          <table:table-cell office:value-type="date" office:date-value="2022-06-14T19:45:00" table:style-name="ce23">
            <text:p>22-6-14 19:45</text:p>
          </table:table-cell>
          <table:table-cell office:value-type="time" office:time-value="PT0H1M0S" table:formula="of:=[.M83]-[.L83]" table:style-name="ce16">
            <text:p>0:01:00</text:p>
          </table:table-cell>
          <table:table-cell office:value-type="string" table:style-name="ce22">
            <text:p>Kakao &amp; mail</text:p>
          </table:table-cell>
          <table:table-cell table:style-name="ce23"/>
          <table:table-cell office:value-type="string" table:style-name="ce24">
            <text:p>Interface Enthernet50/1(Peer-to-Spine02):Link down</text:p>
          </table:table-cell>
          <table:table-cell office:value-type="string" table:style-name="ce24">
            <text:p>2선 네트워크 파트에 이슈 공유, 3선 이한선 책임님께 상황 공유 후 메일로 정리</text:p>
          </table:table-cell>
          <table:table-cell table:style-name="ce24"/>
          <table:table-cell table:content-validation-name="val10" table:style-name="ce22"/>
          <table:table-cell office:value-type="string" table:content-validation-name="val10" table:style-name="ce22">
            <text:p>O</text:p>
          </table:table-cell>
          <table:table-cell office:value-type="string" table:style-name="ce24">
            <text:p>RMA 예정</text:p>
          </table:table-cell>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5M0S" table:formula="of:=[.N84]" table:style-name="ce11">
            <text:p>0:05:00</text:p>
          </table:table-cell>
          <table:table-cell office:value-type="string" table:style-name="ce41">
            <text:p>2022.06.14</text:p>
          </table:table-cell>
          <table:table-cell office:value-type="string" table:style-name="ce49">
            <text:p>15~22</text:p>
          </table:table-cell>
          <table:table-cell office:value-type="string" table:content-validation-name="val11" table:style-name="ce42">
            <text:p>이한새</text:p>
          </table:table-cell>
          <table:table-cell table:style-name="ce42"/>
          <table:table-cell office:value-type="string" table:style-name="ce42">
            <text:p>이후승</text:p>
          </table:table-cell>
          <table:table-cell office:value-type="date" office:date-value="2022-06-14T19:49:00" table:style-name="ce23">
            <text:p>22-6-14 19:49</text:p>
          </table:table-cell>
          <table:table-cell office:value-type="date" office:date-value="2022-06-14T19:54:00" table:style-name="ce23">
            <text:p>22-6-14 19:54</text:p>
          </table:table-cell>
          <table:table-cell office:value-type="time" office:time-value="PT0H5M0S" table:formula="of:=[.M84]-[.L84]" table:style-name="ce16">
            <text:p>0:05:00</text:p>
          </table:table-cell>
          <table:table-cell office:value-type="string" table:style-name="ce22">
            <text:p>Kakao &amp; mail</text:p>
          </table:table-cell>
          <table:table-cell table:style-name="ce23"/>
          <table:table-cell office:value-type="string" table:style-name="ce24">
            <text:p>Interface Enthernet8/1(Peer-to-CL03-D-01R08):Link down</text:p>
          </table:table-cell>
          <table:table-cell office:value-type="string" table:style-name="ce44">
            <text:p>2선 네트워크 파트에 이슈 공유, 3선 이한선 책임님께 상황 공유 후 메일로 정리</text:p>
          </table:table-cell>
          <table:table-cell table:style-name="ce44"/>
          <table:table-cell table:content-validation-name="val10" table:style-name="ce45"/>
          <table:table-cell office:value-type="string" table:content-validation-name="val10" table:style-name="ce45">
            <text:p>O</text:p>
          </table:table-cell>
          <table:table-cell office:value-type="string" table:style-name="ce46">
            <text:p>RMA 예정</text:p>
          </table:table-cell>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office:string-value="완료" table:formula="of:=IF(ISBLANK([.P85]);&quot;진행중&quot;;&quot;완료&quot;)" table:style-name="ce19">
            <text:p>완료</text:p>
          </table:table-cell>
          <table:table-cell office:value-type="time" office:time-value="PT0H3M0S" table:formula="of:=[.N85]" table:style-name="ce11">
            <text:p>0:03:00</text:p>
          </table:table-cell>
          <table:table-cell office:value-type="string" table:style-name="ce41">
            <text:p>2022.06.15</text:p>
          </table:table-cell>
          <table:table-cell office:value-type="string" table:style-name="ce49">
            <text:p>15~22</text:p>
          </table:table-cell>
          <table:table-cell office:value-type="string" table:content-validation-name="val11" table:style-name="ce42">
            <text:p>이한새</text:p>
          </table:table-cell>
          <table:table-cell table:style-name="ce42"/>
          <table:table-cell office:value-type="string" table:style-name="ce42">
            <text:p>이후승</text:p>
          </table:table-cell>
          <table:table-cell office:value-type="date" office:date-value="2022-06-15T18:09:00" table:style-name="ce23">
            <text:p>22-6-15 18:09</text:p>
          </table:table-cell>
          <table:table-cell office:value-type="date" office:date-value="2022-06-15T18:12:00" table:style-name="ce23">
            <text:p>22-6-15 18:12</text:p>
          </table:table-cell>
          <table:table-cell office:value-type="time" office:time-value="PT0H3M0S" table:formula="of:=[.M85]-[.L85]" table:style-name="ce16">
            <text:p>0:03:00</text:p>
          </table:table-cell>
          <table:table-cell office:value-type="string" table:style-name="ce22">
            <text:p>Kakao</text:p>
          </table:table-cell>
          <table:table-cell office:value-type="date" office:date-value="2022-06-15T18:09:00" table:style-name="ce23">
            <text:p>22-6-15 18:09</text:p>
          </table:table-cell>
          <table:table-cell office:value-type="string" table:style-name="ce24">
            <text:p>2center-BM CS_LB_PRD_EXTRA_Servicehub_INNER service are degraded 95 pct</text:p>
          </table:table-cell>
          <table:table-cell office:value-type="string" table:style-name="ce44">
            <text:p>2선 네트워크 파트에 이슈 공유, 3선 정슬기책임님께 상황 공유 후 메일로 정리</text:p>
          </table:table-cell>
          <table:table-cell table:style-name="ce44"/>
          <table:table-cell office:value-type="string" table:content-validation-name="val10" table:style-name="ce45">
            <text:p>O</text:p>
          </table:table-cell>
          <table:table-cell table:content-validation-name="val10" table:style-name="ce45"/>
          <table:table-cell table:style-name="ce46"/>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0M0S" table:formula="of:=[.N86]" table:style-name="ce11">
            <text:p>0:00:00</text:p>
          </table:table-cell>
          <table:table-cell office:value-type="string" table:style-name="ce25">
            <text:p>2022.06.15</text:p>
          </table:table-cell>
          <table:table-cell office:value-type="string" table:style-name="ce26">
            <text:p>15~22</text:p>
          </table:table-cell>
          <table:table-cell office:value-type="string" table:content-validation-name="val11" table:style-name="ce27">
            <text:p>이한새</text:p>
          </table:table-cell>
          <table:table-cell table:style-name="ce27"/>
          <table:table-cell office:value-type="string" table:style-name="ce27">
            <text:p>이후승</text:p>
          </table:table-cell>
          <table:table-cell office:value-type="date" office:date-value="2022-06-15T19:22:00" table:style-name="ce15">
            <text:p>22-6-15 19:22</text:p>
          </table:table-cell>
          <table:table-cell office:value-type="date" office:date-value="2022-06-15T19:22:00" table:style-name="ce15">
            <text:p>22-6-15 19:22</text:p>
          </table:table-cell>
          <table:table-cell office:value-type="time" office:time-value="PT0H0M0S" table:formula="of:=[.M86]-[.L86]" table:style-name="ce16">
            <text:p>0:00:00</text:p>
          </table:table-cell>
          <table:table-cell office:value-type="string" table:style-name="ce14">
            <text:p>Kakao &amp; mail &amp; call</text:p>
          </table:table-cell>
          <table:table-cell table:style-name="ce15"/>
          <table:table-cell office:value-type="string" table:style-name="ce17">
            <text:p>High swap space usage (less than 50% free) - kr-az2-admin01-02r07.kr.hcloud.h53</text:p>
          </table:table-cell>
          <table:table-cell office:value-type="string" table:style-name="ce28">
            <text:p>박재민 연구원님께 해당 내용 유선으로 공유 및 메일로 내용 전달</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office:string-value="완료" table:formula="of:=IF(ISBLANK([.P87]);&quot;진행중&quot;;&quot;완료&quot;)" table:style-name="ce10">
            <text:p>완료</text:p>
          </table:table-cell>
          <table:table-cell office:value-type="time" office:time-value="PT0H1M1S" table:formula="of:=[.N87]" table:style-name="ce11">
            <text:p>0:01:01</text:p>
          </table:table-cell>
          <table:table-cell office:value-type="string" table:style-name="ce25">
            <text:p>2022.06.18</text:p>
          </table:table-cell>
          <table:table-cell office:value-type="string" table:style-name="ce26">
            <text:p>22~09</text:p>
          </table:table-cell>
          <table:table-cell office:value-type="string" table:content-validation-name="val11" table:style-name="ce27">
            <text:p>Radhika</text:p>
          </table:table-cell>
          <table:table-cell table:number-columns-repeated="2" table:style-name="ce27"/>
          <table:table-cell office:value-type="date" office:date-value="2022-06-18T02:09:00" table:style-name="ce15">
            <text:p>22-6-18 2:09</text:p>
          </table:table-cell>
          <table:table-cell office:value-type="date" office:date-value="2022-06-18T02:10:01" table:style-name="ce15">
            <text:p>22-6-18 2:10</text:p>
          </table:table-cell>
          <table:table-cell office:value-type="time" office:time-value="PT0H1M1S" table:formula="of:=[.M87]-[.L87]" table:style-name="ce16">
            <text:p>0:01:01</text:p>
          </table:table-cell>
          <table:table-cell office:value-type="string" table:style-name="ce14">
            <text:p>KaKao</text:p>
          </table:table-cell>
          <table:table-cell office:value-type="date" office:date-value="2022-06-18T02:40:00" table:style-name="ce15">
            <text:p>22-6-18 2:40</text:p>
          </table:table-cell>
          <table:table-cell office:value-type="string" table:style-name="ce17">
            <text:p>vServer prd-esb-kr1-7101 services are degraded: 50 pct</text:p>
          </table:table-cell>
          <table:table-cell office:value-type="string" table:style-name="ce28">
            <text:p>informed owner</text:p>
          </table:table-cell>
          <table:table-cell office:value-type="string" table:style-name="ce28">
            <text:p>KRCLOUD-5058</text:p>
          </table:table-cell>
          <table:table-cell office:value-type="string" table:content-validation-name="val10" table:style-name="ce29">
            <text:p>O</text:p>
          </table:table-cell>
          <table:table-cell table:content-validation-name="val10" table:style-name="ce29"/>
          <table:table-cell table:style-name="ce30"/>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0M0S" table:formula="of:=[.N88]" table:style-name="ce11">
            <text:p>0:00:00</text:p>
          </table:table-cell>
          <table:table-cell office:value-type="string" table:style-name="ce41">
            <text:p>2022.06.18</text:p>
          </table:table-cell>
          <table:table-cell office:value-type="string" table:style-name="ce49">
            <text:p>09~21</text:p>
          </table:table-cell>
          <table:table-cell office:value-type="string" table:content-validation-name="val11" table:style-name="ce42">
            <text:p>Mohamed</text:p>
          </table:table-cell>
          <table:table-cell office:value-type="string" table:style-name="ce42">
            <text:p>Ganesh</text:p>
          </table:table-cell>
          <table:table-cell table:style-name="ce42"/>
          <table:table-cell office:value-type="date" office:date-value="2022-06-18T17:53:00" table:style-name="ce23">
            <text:p>22-6-18 17:53</text:p>
          </table:table-cell>
          <table:table-cell office:value-type="date" office:date-value="2022-06-18T17:53:00" table:style-name="ce23">
            <text:p>22-6-18 17:53</text:p>
          </table:table-cell>
          <table:table-cell office:value-type="time" office:time-value="PT0H0M0S" table:formula="of:=[.M88]-[.L88]" table:style-name="ce16">
            <text:p>0:00:00</text:p>
          </table:table-cell>
          <table:table-cell office:value-type="string" table:style-name="ce22">
            <text:p>Kakao</text:p>
          </table:table-cell>
          <table:table-cell office:value-type="date" office:date-value="2022-06-18T17:55:00" table:style-name="ce23">
            <text:p>22-6-18 17:55</text:p>
          </table:table-cell>
          <table:table-cell office:value-type="string" table:style-name="ce24">
            <text:p>CS_LB_PRD_VR_serviceHub_Outer state down : prd-a-vpx1</text:p>
          </table:table-cell>
          <table:table-cell office:value-type="string" table:style-name="ce44">
            <text:p>Informed in kakao and Resolved automatically</text:p>
          </table:table-cell>
          <table:table-cell table:style-name="ce44"/>
          <table:table-cell table:content-validation-name="val10" table:style-name="ce45"/>
          <table:table-cell table:content-validation-name="val10" table:style-name="ce45"/>
          <table:table-cell table:style-name="ce46"/>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3M0S" table:formula="of:=[.N89]" table:style-name="ce11">
            <text:p>0:03:00</text:p>
          </table:table-cell>
          <table:table-cell office:value-type="string" table:style-name="ce25">
            <text:p>2022.06.19</text:p>
          </table:table-cell>
          <table:table-cell office:value-type="string" table:style-name="ce26">
            <text:p>09~21</text:p>
          </table:table-cell>
          <table:table-cell office:value-type="string" table:content-validation-name="val11" table:style-name="ce27">
            <text:p>Radhika</text:p>
          </table:table-cell>
          <table:table-cell office:value-type="string" table:style-name="ce27">
            <text:p>Ganesh</text:p>
          </table:table-cell>
          <table:table-cell office:value-type="string" table:style-name="ce27">
            <text:p>심명보</text:p>
          </table:table-cell>
          <table:table-cell office:value-type="date" office:date-value="2022-06-19T23:46:00" table:style-name="ce15">
            <text:p>22-6-19 23:46</text:p>
          </table:table-cell>
          <table:table-cell office:value-type="date" office:date-value="2022-06-19T23:49:00" table:style-name="ce15">
            <text:p>22-6-19 23:49</text:p>
          </table:table-cell>
          <table:table-cell office:value-type="time" office:time-value="PT0H3M0S" table:formula="of:=[.M89]-[.L89]" table:style-name="ce16">
            <text:p>0:03:00</text:p>
          </table:table-cell>
          <table:table-cell office:value-type="string" table:style-name="ce14">
            <text:p>Kakao</text:p>
          </table:table-cell>
          <table:table-cell table:style-name="ce15"/>
          <table:table-cell office:value-type="string" table:style-name="ce17">
            <text:p><text:s/>krtmsprdnetapp01 got failed disks</text:p>
          </table:table-cell>
          <table:table-cell office:value-type="string" table:style-name="ce28">
            <text:p>informed in kakao and created ticket</text:p>
          </table:table-cell>
          <table:table-cell office:value-type="string" table:style-name="ce28">
            <text:p>KRCLOUD-5059</text:p>
          </table:table-cell>
          <table:table-cell table:content-validation-name="val10" table:style-name="ce29"/>
          <table:table-cell office:value-type="string" table:content-validation-name="val10" table:style-name="ce29">
            <text:p>O</text:p>
          </table:table-cell>
          <table:table-cell office:value-type="string" table:style-name="ce30">
            <text:p>RMA예정</text:p>
          </table:table-cell>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3M0S" table:formula="of:=[.N90]" table:style-name="ce11">
            <text:p>0:03:00</text:p>
          </table:table-cell>
          <table:table-cell office:value-type="string" table:style-name="ce41">
            <text:p>2022.06.20</text:p>
          </table:table-cell>
          <table:table-cell office:value-type="string" table:style-name="ce49">
            <text:p>15~22</text:p>
          </table:table-cell>
          <table:table-cell office:value-type="string" table:content-validation-name="val11" table:style-name="ce42">
            <text:p>김의현</text:p>
          </table:table-cell>
          <table:table-cell office:value-type="string" table:style-name="ce42">
            <text:p>오창민</text:p>
          </table:table-cell>
          <table:table-cell office:value-type="string" table:style-name="ce42">
            <text:p>오창민</text:p>
          </table:table-cell>
          <table:table-cell office:value-type="date" office:date-value="2022-06-20T18:07:00" table:style-name="ce23">
            <text:p>22-6-20 18:07</text:p>
          </table:table-cell>
          <table:table-cell office:value-type="date" office:date-value="2022-06-20T18:10:00" table:style-name="ce23">
            <text:p>22-6-20 18:10</text:p>
          </table:table-cell>
          <table:table-cell office:value-type="time" office:time-value="PT0H3M0S" table:formula="of:=[.M90]-[.L90]" table:style-name="ce16">
            <text:p>0:03:00</text:p>
          </table:table-cell>
          <table:table-cell office:value-type="string" table:style-name="ce22">
            <text:p>Kakao</text:p>
          </table:table-cell>
          <table:table-cell office:value-type="date" office:date-value="2022-06-20T18:25:00" table:style-name="ce23">
            <text:p>22-6-20 18:25</text:p>
          </table:table-cell>
          <table:table-cell office:value-type="string" table:style-name="ce24">
            <text:p>Citrix LB svchub port down</text:p>
          </table:table-cell>
          <table:table-cell office:value-type="string" table:style-name="ce44">
            <text:p>오창민 매니저 확인, 담당자 최성우, 박재욱 연구원에게 전달</text:p>
          </table:table-cell>
          <table:table-cell table:style-name="ce44"/>
          <table:table-cell table:content-validation-name="val10" table:style-name="ce45"/>
          <table:table-cell table:content-validation-name="val10" table:style-name="ce45"/>
          <table:table-cell table:style-name="ce46"/>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11M0S" table:formula="of:=[.N91]" table:style-name="ce11">
            <text:p>0:11:00</text:p>
          </table:table-cell>
          <table:table-cell office:value-type="string" table:style-name="ce25">
            <text:p>2022.06.21</text:p>
          </table:table-cell>
          <table:table-cell office:value-type="string" table:style-name="ce26">
            <text:p>08~16</text:p>
          </table:table-cell>
          <table:table-cell office:value-type="string" table:content-validation-name="val11" table:style-name="ce27">
            <text:p>채한길</text:p>
          </table:table-cell>
          <table:table-cell table:number-columns-repeated="2" table:style-name="ce27"/>
          <table:table-cell office:value-type="date" office:date-value="2022-06-21T17:15:00" table:style-name="ce15">
            <text:p>22-6-21 17:15</text:p>
          </table:table-cell>
          <table:table-cell office:value-type="date" office:date-value="2022-06-21T17:26:00" table:style-name="ce15">
            <text:p>22-6-21 17:26</text:p>
          </table:table-cell>
          <table:table-cell office:value-type="time" office:time-value="PT0H11M0S" table:formula="of:=[.M91]-[.L91]" table:style-name="ce16">
            <text:p>0:11:00</text:p>
          </table:table-cell>
          <table:table-cell office:value-type="string" table:style-name="ce14">
            <text:p>KaKao &amp; Call</text:p>
          </table:table-cell>
          <table:table-cell office:value-type="date" office:date-value="2022-06-21T17:15:00" table:style-name="ce15">
            <text:p>22-6-21 17:15</text:p>
          </table:table-cell>
          <table:table-cell office:value-type="string" table:style-name="ce17">
            <text:p>vServer prd-vrm-kr1-8093 services are degrade: 50 pct</text:p>
          </table:table-cell>
          <table:table-cell office:value-type="string" table:style-name="ce28">
            <text:p>오창민 매니저 확인, 담당자 유선 및 메신저 컨택하여 확인해보니 서비스 배포작업 중 발생한 알람으로 확인됨.</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78"/>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4M0S" table:formula="of:=[.N92]" table:style-name="ce11">
            <text:p>0:04:00</text:p>
          </table:table-cell>
          <table:table-cell office:value-type="string" table:style-name="ce41">
            <text:p>2022.06.21</text:p>
          </table:table-cell>
          <table:table-cell office:value-type="string" table:style-name="ce49">
            <text:p>08~15</text:p>
          </table:table-cell>
          <table:table-cell office:value-type="string" table:content-validation-name="val11" table:style-name="ce42">
            <text:p>채한길</text:p>
          </table:table-cell>
          <table:table-cell table:style-name="ce117"/>
          <table:table-cell table:style-name="ce42"/>
          <table:table-cell office:value-type="date" office:date-value="2022-06-21T14:01:00" table:style-name="ce23">
            <text:p>22-6-21 14:01</text:p>
          </table:table-cell>
          <table:table-cell office:value-type="date" office:date-value="2022-06-21T14:05:00" table:style-name="ce23">
            <text:p>22-6-21 14:05</text:p>
          </table:table-cell>
          <table:table-cell office:value-type="time" office:time-value="PT0H4M0S" table:formula="of:=[.M92]-[.L92]" table:style-name="ce16">
            <text:p>0:04:00</text:p>
          </table:table-cell>
          <table:table-cell office:value-type="string" table:style-name="ce22">
            <text:p>KaKao &amp; Call</text:p>
          </table:table-cell>
          <table:table-cell office:value-type="date" office:date-value="2022-06-21T14:06:00" table:style-name="ce23">
            <text:p>22-6-21 14:06</text:p>
          </table:table-cell>
          <table:table-cell office:value-type="string" table:style-name="ce24">
            <text:p>vServer LB_mof2.mozen.com_8004_outer, CS_LB_PRD_VR_ServiceHub_OUTER services are degraded: 91 pct</text:p>
          </table:table-cell>
          <table:table-cell office:value-type="string" table:style-name="ce44">
            <text:p>오창민 매니저 확인, 로그 확인상 서비스 다운되었다가 올라온 로그확인 됨. 담당자 유선 컨택하여 확인해보니 서비스 배포 작업중에 발생한 알람으로 확인됨.</text:p>
          </table:table-cell>
          <table:table-cell table:style-name="ce44"/>
          <table:table-cell table:content-validation-name="val10" table:style-name="ce45"/>
          <table:table-cell table:content-validation-name="val10" table:style-name="ce45"/>
          <table:table-cell table:style-name="ce46"/>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M0S" table:formula="of:=[.N93]" table:style-name="ce11">
            <text:p>0:01:00</text:p>
          </table:table-cell>
          <table:table-cell office:value-type="string" table:style-name="ce41">
            <text:p>2022.06.21</text:p>
          </table:table-cell>
          <table:table-cell office:value-type="string" table:style-name="ce49">
            <text:p>08~15</text:p>
          </table:table-cell>
          <table:table-cell office:value-type="string" table:content-validation-name="val11" table:style-name="ce42">
            <text:p>채한길</text:p>
          </table:table-cell>
          <table:table-cell table:number-columns-repeated="2" table:style-name="ce42"/>
          <table:table-cell office:value-type="date" office:date-value="2022-06-21T09:29:00" table:style-name="ce23">
            <text:p>22-6-21 9:29</text:p>
          </table:table-cell>
          <table:table-cell office:value-type="date" office:date-value="2022-06-21T09:30:00" table:style-name="ce23">
            <text:p>22-6-21 9:30</text:p>
          </table:table-cell>
          <table:table-cell office:value-type="time" office:time-value="PT0H1M0S" table:formula="of:=[.M93]-[.L93]" table:style-name="ce16">
            <text:p>0:01:00</text:p>
          </table:table-cell>
          <table:table-cell office:value-type="string" table:style-name="ce22">
            <text:p>KaKao</text:p>
          </table:table-cell>
          <table:table-cell table:style-name="ce23"/>
          <table:table-cell office:value-type="string" table:style-name="ce24">
            <text:p>Interface Ethernet50/1(Peer-to-Spine02): Link down</text:p>
          </table:table-cell>
          <table:table-cell office:value-type="string" table:style-name="ce44">
            <text:p>정종인,이시형 매니저 확인, 벤더 RMA 추가 진행예정</text:p>
          </table:table-cell>
          <table:table-cell table:style-name="ce44"/>
          <table:table-cell table:content-validation-name="val10" table:style-name="ce45"/>
          <table:table-cell office:value-type="string" table:content-validation-name="val10" table:style-name="ce45">
            <text:p>O</text:p>
          </table:table-cell>
          <table:table-cell office:value-type="string" table:style-name="ce46">
            <text:p>RMA 예정</text:p>
          </table:table-cell>
          <table:table-cell table:number-columns-repeated="16362"/>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PRD</text:p>
          </table:table-cell>
          <table:table-cell office:value-type="string" table:style-name="ce19">
            <text:p>완료</text:p>
          </table:table-cell>
          <table:table-cell office:value-type="time" office:time-value="PT0H11M0S" table:formula="of:=[.N94]" table:style-name="ce11">
            <text:p>0:11:00</text:p>
          </table:table-cell>
          <table:table-cell office:value-type="string" table:style-name="ce41">
            <text:p>2022.06.22</text:p>
          </table:table-cell>
          <table:table-cell office:value-type="string" table:style-name="ce49">
            <text:p>08~15</text:p>
          </table:table-cell>
          <table:table-cell office:value-type="string" table:content-validation-name="val11" table:style-name="ce42">
            <text:p>채한길</text:p>
          </table:table-cell>
          <table:table-cell table:number-columns-repeated="2" table:style-name="ce42"/>
          <table:table-cell office:value-type="date" office:date-value="2022-06-22T08:38:00" table:style-name="ce23">
            <text:p>22-6-22 8:38</text:p>
          </table:table-cell>
          <table:table-cell office:value-type="date" office:date-value="2022-06-22T08:49:00" table:style-name="ce23">
            <text:p>22-6-22 8:49</text:p>
          </table:table-cell>
          <table:table-cell office:value-type="time" office:time-value="PT0H11M0S" table:formula="of:=[.M94]-[.L94]" table:style-name="ce16">
            <text:p>0:11:00</text:p>
          </table:table-cell>
          <table:table-cell office:value-type="string" table:style-name="ce22">
            <text:p>KaKao &amp; Mail</text:p>
          </table:table-cell>
          <table:table-cell table:style-name="ce23"/>
          <table:table-cell office:value-type="string" table:style-name="ce24">
            <text:p>/data Disk size 9.99% capacity left : es01.ap-northeast-2.prd.h53</text:p>
          </table:table-cell>
          <table:table-cell office:value-type="string" table:style-name="ce44">
            <text:p>이은도 매니저 확인 및 담당자 메일전달</text:p>
          </table:table-cell>
          <table:table-cell table:style-name="ce44"/>
          <table:table-cell table:content-validation-name="val10" table:style-name="ce45"/>
          <table:table-cell table:content-validation-name="val10" table:style-name="ce45"/>
          <table:table-cell table:style-name="ce46"/>
          <table:table-cell table:number-columns-repeated="16362"/>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PRD</text:p>
          </table:table-cell>
          <table:table-cell office:value-type="string" table:style-name="ce19">
            <text:p>완료</text:p>
          </table:table-cell>
          <table:table-cell office:value-type="time" office:time-value="PT0H1M0S" table:formula="of:=[.N95]" table:style-name="ce11">
            <text:p>0:01:00</text:p>
          </table:table-cell>
          <table:table-cell office:value-type="string" table:style-name="ce25">
            <text:p>2022.06.22</text:p>
          </table:table-cell>
          <table:table-cell office:value-type="string" table:style-name="ce26">
            <text:p>15~22</text:p>
          </table:table-cell>
          <table:table-cell office:value-type="string" table:content-validation-name="val11" table:style-name="ce27">
            <text:p>김의현</text:p>
          </table:table-cell>
          <table:table-cell office:value-type="string" table:style-name="ce67">
            <text:p>오창민</text:p>
          </table:table-cell>
          <table:table-cell table:style-name="ce27"/>
          <table:table-cell office:value-type="date" office:date-value="2022-06-22T18:11:00" table:style-name="ce15">
            <text:p>22-6-22 18:11</text:p>
          </table:table-cell>
          <table:table-cell office:value-type="date" office:date-value="2022-06-22T18:12:00" table:style-name="ce15">
            <text:p>22-6-22 18:12</text:p>
          </table:table-cell>
          <table:table-cell office:value-type="time" office:time-value="PT0H1M0S" table:formula="of:=[.M95]-[.L95]" table:style-name="ce16">
            <text:p>0:01:00</text:p>
          </table:table-cell>
          <table:table-cell office:value-type="string" table:style-name="ce14">
            <text:p>KaKao, M+</text:p>
          </table:table-cell>
          <table:table-cell table:style-name="ce15"/>
          <table:table-cell office:value-type="string" table:style-name="ce17">
            <text:p>vServer LB_mof2.mozen.com_8004_outer state: down</text:p>
          </table:table-cell>
          <table:table-cell office:value-type="string" table:style-name="ce28">
            <text:p>담당자 전병우책임에게 전달, 서비스문제없으며 LB추가확인요청</text:p>
          </table:table-cell>
          <table:table-cell office:value-type="string" table:style-name="ce28">
            <text:p>KRCLOUD-5089</text:p>
          </table:table-cell>
          <table:table-cell table:content-validation-name="val10" table:style-name="ce29"/>
          <table:table-cell table:content-validation-name="val10" table:style-name="ce29"/>
          <table:table-cell table:style-name="ce30"/>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table:style-name="ce19">
            <text:p>완료</text:p>
          </table:table-cell>
          <table:table-cell office:value-type="time" office:time-value="PT0H4M0S" table:formula="of:=[.N96]" table:style-name="ce11">
            <text:p>0:04:00</text:p>
          </table:table-cell>
          <table:table-cell office:value-type="string" table:style-name="ce84">
            <text:p>2022.06.23</text:p>
          </table:table-cell>
          <table:table-cell office:value-type="string" table:style-name="ce85">
            <text:p>15~22</text:p>
          </table:table-cell>
          <table:table-cell office:value-type="string" table:content-validation-name="val11" table:style-name="ce86">
            <text:p>채한길</text:p>
          </table:table-cell>
          <table:table-cell table:number-columns-repeated="2" table:style-name="ce86"/>
          <table:table-cell office:value-type="date" office:date-value="2022-06-23T16:49:00" table:style-name="ce87">
            <text:p>22-6-23 16:49</text:p>
          </table:table-cell>
          <table:table-cell office:value-type="date" office:date-value="2022-06-23T16:53:00" table:style-name="ce87">
            <text:p>22-6-23 16:53</text:p>
          </table:table-cell>
          <table:table-cell office:value-type="time" office:time-value="PT0H4M0S" table:formula="of:=[.M96]-[.L96]" table:style-name="ce16">
            <text:p>0:04:00</text:p>
          </table:table-cell>
          <table:table-cell office:value-type="string" table:style-name="ce88">
            <text:p>KaKao &amp; Mail</text:p>
          </table:table-cell>
          <table:table-cell table:style-name="ce87"/>
          <table:table-cell office:value-type="string" table:style-name="ce94">
            <text:p>CS_LB_PRD_VCRM_ServiceHub_INNER services are degraded 95 pct</text:p>
          </table:table-cell>
          <table:table-cell office:value-type="string" table:style-name="ce89">
            <text:p>담당자에게 메일 전달</text:p>
          </table:table-cell>
          <table:table-cell table:style-name="ce90"/>
          <table:table-cell table:content-validation-name="val10" table:style-name="ce91"/>
          <table:table-cell table:content-validation-name="val10" table:style-name="ce91"/>
          <table:table-cell table:style-name="ce92"/>
          <table:table-cell table:number-columns-repeated="16362"/>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8">
            <text:p>PRD</text:p>
          </table:table-cell>
          <table:table-cell office:value-type="string" table:style-name="ce19">
            <text:p>완료</text:p>
          </table:table-cell>
          <table:table-cell office:value-type="time" office:time-value="PT0H2M0S" table:formula="of:=[.N97]" table:style-name="ce11">
            <text:p>0:02:00</text:p>
          </table:table-cell>
          <table:table-cell office:value-type="string" table:style-name="ce84">
            <text:p>2022.06.24</text:p>
          </table:table-cell>
          <table:table-cell office:value-type="string" table:style-name="ce85">
            <text:p>15~22</text:p>
          </table:table-cell>
          <table:table-cell office:value-type="string" table:content-validation-name="val11" table:style-name="ce86">
            <text:p>심명보</text:p>
          </table:table-cell>
          <table:table-cell table:number-columns-repeated="2" table:style-name="ce86"/>
          <table:table-cell office:value-type="date" office:date-value="2022-06-24T18:05:00" table:style-name="ce87">
            <text:p>22-6-24 18:05</text:p>
          </table:table-cell>
          <table:table-cell office:value-type="date" office:date-value="2022-06-24T18:07:00" table:style-name="ce87">
            <text:p>22-6-24 18:07</text:p>
          </table:table-cell>
          <table:table-cell office:value-type="time" office:time-value="PT0H2M0S" table:formula="of:=[.M97]-[.L97]" table:style-name="ce16">
            <text:p>0:02:00</text:p>
          </table:table-cell>
          <table:table-cell office:value-type="string" table:style-name="ce88">
            <text:p>KaKao &amp; Mail</text:p>
          </table:table-cell>
          <table:table-cell office:value-type="date" office:date-value="2022-06-24T19:03:00" table:style-name="ce87">
            <text:p>22-6-24 19:03</text:p>
          </table:table-cell>
          <table:table-cell office:value-type="string" table:style-name="ce89">
            <text:p>Problem: vServer prd-svchub-kr2-31020 services are degraded: 95 pct</text:p>
          </table:table-cell>
          <table:table-cell office:value-type="string" table:style-name="ce90">
            <text:p>VPX log 확인 시 특정 VM에서 서비스 UP, DOWN 반복 알람 확인 담당자에게 확인 요청 메일 전달</text:p>
          </table:table-cell>
          <table:table-cell table:style-name="ce90"/>
          <table:table-cell table:content-validation-name="val10" table:style-name="ce91"/>
          <table:table-cell table:content-validation-name="val10"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8">
            <text:p>PRD</text:p>
          </table:table-cell>
          <table:table-cell office:value-type="string" table:style-name="ce19">
            <text:p>완료</text:p>
          </table:table-cell>
          <table:table-cell office:value-type="time" office:time-value="PT0H2M0S" table:formula="of:=[.N98]" table:style-name="ce11">
            <text:p>0:02:00</text:p>
          </table:table-cell>
          <table:table-cell office:value-type="string" table:style-name="ce84">
            <text:p>2022.06.25</text:p>
          </table:table-cell>
          <table:table-cell office:value-type="string" table:style-name="ce85">
            <text:p>09~21</text:p>
          </table:table-cell>
          <table:table-cell office:value-type="string" table:content-validation-name="val11" table:style-name="ce86">
            <text:p>Mohamed</text:p>
          </table:table-cell>
          <table:table-cell office:value-type="string" table:style-name="ce86">
            <text:p>Ashok</text:p>
          </table:table-cell>
          <table:table-cell table:style-name="ce86"/>
          <table:table-cell office:value-type="date" office:date-value="2022-06-24T16:11:00" table:style-name="ce87">
            <text:p>22-6-24 16:11</text:p>
          </table:table-cell>
          <table:table-cell office:value-type="date" office:date-value="2022-06-24T16:13:00" table:style-name="ce87">
            <text:p>22-6-24 16:13</text:p>
          </table:table-cell>
          <table:table-cell office:value-type="time" office:time-value="PT0H2M0S" table:formula="of:=[.M98]-[.L98]" table:style-name="ce16">
            <text:p>0:02:00</text:p>
          </table:table-cell>
          <table:table-cell office:value-type="string" table:style-name="ce88">
            <text:p>Kakao</text:p>
          </table:table-cell>
          <table:table-cell table:style-name="ce87"/>
          <table:table-cell office:value-type="string" table:style-name="ce89">
            <text:p>/data disk size 9.97% capacity left : es01-ap-northeast-2.prd.h53</text:p>
          </table:table-cell>
          <table:table-cell office:value-type="string" table:style-name="ce90">
            <text:p>Informed VM owner through kakao</text:p>
          </table:table-cell>
          <table:table-cell table:style-name="ce90"/>
          <table:table-cell table:content-validation-name="val10" table:style-name="ce91"/>
          <table:table-cell table:content-validation-name="val10"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table:style-name="ce19">
            <text:p>완료</text:p>
          </table:table-cell>
          <table:table-cell office:value-type="time" office:time-value="PT0H0M0S" table:formula="of:=[.N99]" table:style-name="ce11">
            <text:p>0:00:00</text:p>
          </table:table-cell>
          <table:table-cell office:value-type="string" table:style-name="ce84">
            <text:p>2022.06.26</text:p>
          </table:table-cell>
          <table:table-cell office:value-type="string" table:style-name="ce85">
            <text:p>09~21</text:p>
          </table:table-cell>
          <table:table-cell office:value-type="string" table:content-validation-name="val11" table:style-name="ce86">
            <text:p>Mohamed</text:p>
          </table:table-cell>
          <table:table-cell office:value-type="string" table:style-name="ce118">
            <text:p>Ashok</text:p>
          </table:table-cell>
          <table:table-cell table:style-name="ce86"/>
          <table:table-cell office:value-type="date" office:date-value="2022-06-26T15:07:00" table:style-name="ce87">
            <text:p>22-6-26 15:07</text:p>
          </table:table-cell>
          <table:table-cell office:value-type="date" office:date-value="2022-06-26T15:07:00" table:style-name="ce87">
            <text:p>22-6-26 15:07</text:p>
          </table:table-cell>
          <table:table-cell office:value-type="time" office:time-value="PT0H0M0S" table:formula="of:=[.M99]-[.L99]" table:style-name="ce16">
            <text:p>0:00:00</text:p>
          </table:table-cell>
          <table:table-cell office:value-type="string" table:style-name="ce88">
            <text:p>Kakao</text:p>
          </table:table-cell>
          <table:table-cell office:value-type="date" office:date-value="2022-06-26T15:15:00" table:style-name="ce87">
            <text:p>22-6-26 15:15</text:p>
          </table:table-cell>
          <table:table-cell office:value-type="string" table:style-name="ce89">
            <text:p>iaas-web02-down-alert</text:p>
          </table:table-cell>
          <table:table-cell office:value-type="string" table:style-name="ce90">
            <text:p>Resolved automatically</text:p>
          </table:table-cell>
          <table:table-cell table:style-name="ce90"/>
          <table:table-cell table:content-validation-name="val10" table:style-name="ce91"/>
          <table:table-cell table:content-validation-name="val10"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0]);&quot;진행중&quot;;&quot;완료&quot;)" table:style-name="ce19">
            <text:p>완료</text:p>
          </table:table-cell>
          <table:table-cell office:value-type="time" office:time-value="PT0H1M0S" table:formula="of:=[.N100]" table:style-name="ce11">
            <text:p>0:01:00</text:p>
          </table:table-cell>
          <table:table-cell office:value-type="string" table:style-name="ce84">
            <text:p>2022.06.27</text:p>
          </table:table-cell>
          <table:table-cell office:value-type="string" table:style-name="ce85">
            <text:p>15~22</text:p>
          </table:table-cell>
          <table:table-cell office:value-type="string" table:content-validation-name="val11" table:style-name="ce86">
            <text:p>이시형</text:p>
          </table:table-cell>
          <table:table-cell table:style-name="ce118"/>
          <table:table-cell table:style-name="ce86"/>
          <table:table-cell office:value-type="date" office:date-value="2022-06-27T15:43:00" table:style-name="ce87">
            <text:p>22-6-27 15:43</text:p>
          </table:table-cell>
          <table:table-cell office:value-type="date" office:date-value="2022-06-27T15:44:00" table:style-name="ce87">
            <text:p>22-6-27 15:44</text:p>
          </table:table-cell>
          <table:table-cell office:value-type="time" office:time-value="PT0H1M0S" table:formula="of:=[.M100]-[.L100]" table:style-name="ce16">
            <text:p>0:01:00</text:p>
          </table:table-cell>
          <table:table-cell office:value-type="string" table:style-name="ce88">
            <text:p>KaKao &amp; Mail</text:p>
          </table:table-cell>
          <table:table-cell office:value-type="date" office:date-value="2022-06-27T15:43:00" table:style-name="ce87">
            <text:p>22-6-27 15:43</text:p>
          </table:table-cell>
          <table:table-cell office:value-type="string" table:style-name="ce89">
            <text:p>vServer h2-prd-consul services are degraded: 92 pct</text:p>
          </table:table-cell>
          <table:table-cell office:value-type="string" table:style-name="ce90">
            <text:p>해당 LB 담당자에게 확인요청 하였습니다.</text:p>
          </table:table-cell>
          <table:table-cell table:style-name="ce90"/>
          <table:table-cell table:content-validation-name="val10" table:style-name="ce91"/>
          <table:table-cell table:content-validation-name="val10"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1]);&quot;진행중&quot;;&quot;완료&quot;)" table:style-name="ce19">
            <text:p>완료</text:p>
          </table:table-cell>
          <table:table-cell office:value-type="time" office:time-value="PT0H1M0S" table:formula="of:=[.N101]" table:style-name="ce11">
            <text:p>0:01:00</text:p>
          </table:table-cell>
          <table:table-cell office:value-type="string" table:style-name="ce84">
            <text:p>2022.06.27</text:p>
          </table:table-cell>
          <table:table-cell office:value-type="string" table:style-name="ce85">
            <text:p>15~22</text:p>
          </table:table-cell>
          <table:table-cell office:value-type="string" table:content-validation-name="val11" table:style-name="ce86">
            <text:p>이시형</text:p>
          </table:table-cell>
          <table:table-cell table:style-name="ce118"/>
          <table:table-cell table:style-name="ce86"/>
          <table:table-cell office:value-type="date" office:date-value="2022-06-27T16:29:00" table:style-name="ce87">
            <text:p>22-6-27 16:29</text:p>
          </table:table-cell>
          <table:table-cell office:value-type="date" office:date-value="2022-06-27T16:30:00" table:style-name="ce87">
            <text:p>22-6-27 16:30</text:p>
          </table:table-cell>
          <table:table-cell office:value-type="time" office:time-value="PT0H1M0S" table:formula="of:=[.M101]-[.L101]" table:style-name="ce16">
            <text:p>0:01:00</text:p>
          </table:table-cell>
          <table:table-cell office:value-type="string" table:style-name="ce88">
            <text:p>KaKao &amp; Mail</text:p>
          </table:table-cell>
          <table:table-cell office:value-type="date" office:date-value="2022-06-27T16:30:00" table:style-name="ce87">
            <text:p>22-6-27 16:30</text:p>
          </table:table-cell>
          <table:table-cell office:value-type="string" table:style-name="ce89">
            <text:p>prd-svchub-kr2-32010-AZ1 services are down</text:p>
          </table:table-cell>
          <table:table-cell office:value-type="string" table:style-name="ce90">
            <text:p>해당 LB 서비스 정상으로 확인하였으며, 담당자에게 추가확인 요청 하였습니다.</text:p>
          </table:table-cell>
          <table:table-cell table:style-name="ce90"/>
          <table:table-cell table:content-validation-name="val10" table:style-name="ce91"/>
          <table:table-cell table:content-validation-name="val10"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2]);&quot;진행중&quot;;&quot;완료&quot;)" table:style-name="ce19">
            <text:p>완료</text:p>
          </table:table-cell>
          <table:table-cell office:value-type="time" office:time-value="PT0H0M0S" table:formula="of:=[.N102]" table:style-name="ce11">
            <text:p>0:00:00</text:p>
          </table:table-cell>
          <table:table-cell office:value-type="string" table:style-name="ce84">
            <text:p>2022.06.27</text:p>
          </table:table-cell>
          <table:table-cell office:value-type="string" table:style-name="ce85">
            <text:p>15~22</text:p>
          </table:table-cell>
          <table:table-cell office:value-type="string" table:content-validation-name="val11" table:style-name="ce86">
            <text:p>이시형</text:p>
          </table:table-cell>
          <table:table-cell table:number-columns-repeated="2" table:style-name="ce86"/>
          <table:table-cell office:value-type="date" office:date-value="2022-06-27T18:09:00" table:style-name="ce87">
            <text:p>22-6-27 18:09</text:p>
          </table:table-cell>
          <table:table-cell office:value-type="date" office:date-value="2022-06-27T18:09:00" table:style-name="ce87">
            <text:p>22-6-27 18:09</text:p>
          </table:table-cell>
          <table:table-cell office:value-type="time" office:time-value="PT0H0M0S" table:formula="of:=[.M102]-[.L102]" table:style-name="ce16">
            <text:p>0:00:00</text:p>
          </table:table-cell>
          <table:table-cell office:value-type="string" table:style-name="ce88">
            <text:p>KaKao &amp; Mail</text:p>
          </table:table-cell>
          <table:table-cell office:value-type="date" office:date-value="2022-06-27T18:12:00" table:style-name="ce87">
            <text:p>22-6-27 18:12</text:p>
          </table:table-cell>
          <table:table-cell office:value-type="string" table:style-name="ce89">
            <text:p>CS_LB_PRD_LOS_ServiceHub_INNER services are degraded: 95 pct</text:p>
          </table:table-cell>
          <table:table-cell office:value-type="string" table:style-name="ce90">
            <text:p>담당자에게 확인요청 하였으며, 정상확인 하였습니다.</text:p>
          </table:table-cell>
          <table:table-cell table:style-name="ce90"/>
          <table:table-cell table:content-validation-name="val10" table:style-name="ce91"/>
          <table:table-cell table:content-validation-name="val10"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3]);&quot;진행중&quot;;&quot;완료&quot;)" table:style-name="ce19">
            <text:p>완료</text:p>
          </table:table-cell>
          <table:table-cell office:value-type="time" office:time-value="PT0H0M0S" table:formula="of:=[.N103]" table:style-name="ce11">
            <text:p>0:00:00</text:p>
          </table:table-cell>
          <table:table-cell office:value-type="string" table:style-name="ce84">
            <text:p>2022.06.27</text:p>
          </table:table-cell>
          <table:table-cell office:value-type="string" table:style-name="ce85">
            <text:p>15~22</text:p>
          </table:table-cell>
          <table:table-cell office:value-type="string" table:content-validation-name="val11" table:style-name="ce86">
            <text:p>이시형</text:p>
          </table:table-cell>
          <table:table-cell table:number-columns-repeated="2" table:style-name="ce86"/>
          <table:table-cell office:value-type="date" office:date-value="2022-06-27T21:38:00" table:style-name="ce87">
            <text:p>22-6-27 21:38</text:p>
          </table:table-cell>
          <table:table-cell office:value-type="date" office:date-value="2022-06-27T21:38:00" table:style-name="ce87">
            <text:p>22-6-27 21:38</text:p>
          </table:table-cell>
          <table:table-cell office:value-type="time" office:time-value="PT0H0M0S" table:formula="of:=[.M103]-[.L103]" table:style-name="ce16">
            <text:p>0:00:00</text:p>
          </table:table-cell>
          <table:table-cell office:value-type="string" table:style-name="ce88">
            <text:p>KaKao &amp; Mail</text:p>
          </table:table-cell>
          <table:table-cell office:value-type="date" office:date-value="2022-06-27T21:38:00" table:style-name="ce87">
            <text:p>22-6-27 21:38</text:p>
          </table:table-cell>
          <table:table-cell office:value-type="string" table:style-name="ce89">
            <text:p>CS_LB_PRD_LOS_ServiceHub_INNER services are degraded: 95 pct</text:p>
          </table:table-cell>
          <table:table-cell office:value-type="string" table:style-name="ce90">
            <text:p>담당자에게 확인요청 하였습니다.</text:p>
          </table:table-cell>
          <table:table-cell table:style-name="ce90"/>
          <table:table-cell table:content-validation-name="val10" table:style-name="ce91"/>
          <table:table-cell table:content-validation-name="val10"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4]);&quot;진행중&quot;;&quot;완료&quot;)" table:style-name="ce19">
            <text:p>완료</text:p>
          </table:table-cell>
          <table:table-cell office:value-type="time" office:time-value="PT0H0M0S" table:formula="of:=[.N104]" table:style-name="ce11">
            <text:p>0:00:00</text:p>
          </table:table-cell>
          <table:table-cell office:value-type="string" table:style-name="ce84">
            <text:p>2022.06.28</text:p>
          </table:table-cell>
          <table:table-cell office:value-type="string" table:style-name="ce85">
            <text:p>15~22</text:p>
          </table:table-cell>
          <table:table-cell office:value-type="string" table:content-validation-name="val11" table:style-name="ce86">
            <text:p>이시형</text:p>
          </table:table-cell>
          <table:table-cell table:number-columns-repeated="2" table:style-name="ce86"/>
          <table:table-cell office:value-type="date" office:date-value="2022-06-28T18:06:00" table:style-name="ce87">
            <text:p>22-6-28 18:06</text:p>
          </table:table-cell>
          <table:table-cell office:value-type="date" office:date-value="2022-06-28T18:06:00" table:style-name="ce87">
            <text:p>22-6-28 18:06</text:p>
          </table:table-cell>
          <table:table-cell office:value-type="time" office:time-value="PT0H0M0S" table:formula="of:=[.M104]-[.L104]" table:style-name="ce16">
            <text:p>0:00:00</text:p>
          </table:table-cell>
          <table:table-cell office:value-type="string" table:style-name="ce88">
            <text:p>KaKao &amp; Mail</text:p>
          </table:table-cell>
          <table:table-cell office:value-type="date" office:date-value="2022-06-28T18:06:00" table:style-name="ce87">
            <text:p>22-6-28 18:06</text:p>
          </table:table-cell>
          <table:table-cell office:value-type="string" table:style-name="ce89">
            <text:p>CS_LB_PRD_MCP_ServiceHub_INNER services are degraded: 95 pct</text:p>
          </table:table-cell>
          <table:table-cell office:value-type="string" table:style-name="ce90">
            <text:p>담당자에게 확인요청 메일 전달</text:p>
          </table:table-cell>
          <table:table-cell table:style-name="ce90"/>
          <table:table-cell table:content-validation-name="val10" table:style-name="ce91"/>
          <table:table-cell table:content-validation-name="val10"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5]);&quot;진행중&quot;;&quot;완료&quot;)" table:style-name="ce19">
            <text:p>완료</text:p>
          </table:table-cell>
          <table:table-cell office:value-type="time" office:time-value="PT0H1M0S" table:formula="of:=[.N105]" table:style-name="ce11">
            <text:p>0:01:00</text:p>
          </table:table-cell>
          <table:table-cell office:value-type="string" table:style-name="ce84">
            <text:p>2022.06.28</text:p>
          </table:table-cell>
          <table:table-cell office:value-type="string" table:style-name="ce85">
            <text:p>15~22</text:p>
          </table:table-cell>
          <table:table-cell office:value-type="string" table:content-validation-name="val11" table:style-name="ce86">
            <text:p>이시형</text:p>
          </table:table-cell>
          <table:table-cell table:number-columns-repeated="2" table:style-name="ce86"/>
          <table:table-cell office:value-type="date" office:date-value="2022-06-28T19:33:00" table:style-name="ce87">
            <text:p>22-6-28 19:33</text:p>
          </table:table-cell>
          <table:table-cell office:value-type="date" office:date-value="2022-06-28T19:34:00" table:style-name="ce87">
            <text:p>22-6-28 19:34</text:p>
          </table:table-cell>
          <table:table-cell office:value-type="time" office:time-value="PT0H1M0S" table:formula="of:=[.M105]-[.L105]" table:style-name="ce16">
            <text:p>0:01:00</text:p>
          </table:table-cell>
          <table:table-cell office:value-type="string" table:style-name="ce88">
            <text:p>KaKao &amp; Mail</text:p>
          </table:table-cell>
          <table:table-cell office:value-type="date" office:date-value="2022-06-28T19:55:00" table:style-name="ce87">
            <text:p>22-6-28 19:55</text:p>
          </table:table-cell>
          <table:table-cell office:value-type="string" table:style-name="ce89">
            <text:p>CS_LB_PRD_EXTRA_ServiceHub_INNER services are degraded:86pct 를 비롯한 다수의 서비스 다운 알람 발생</text:p>
          </table:table-cell>
          <table:table-cell office:value-type="string" table:style-name="ce90">
            <text:p>담당자에게 확인요청 메일 전달 하였으며, 해당 알람이 자주 발생하여, 벤더사에 문의 후 회신 대기중</text:p>
          </table:table-cell>
          <table:table-cell table:style-name="ce90"/>
          <table:table-cell table:content-validation-name="val10" table:style-name="ce91"/>
          <table:table-cell table:content-validation-name="val10" table:style-name="ce91"/>
          <table:table-cell table:style-name="ce92"/>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6]);&quot;진행중&quot;;&quot;완료&quot;)" table:style-name="ce19">
            <text:p>완료</text:p>
          </table:table-cell>
          <table:table-cell office:value-type="time" office:time-value="PT0H5M0S" table:formula="of:=[.N106]" table:style-name="ce11">
            <text:p>0:05:00</text:p>
          </table:table-cell>
          <table:table-cell office:value-type="string" table:style-name="ce119">
            <text:p>2022.06.28</text:p>
          </table:table-cell>
          <table:table-cell office:value-type="string" table:style-name="ce120">
            <text:p>15~22</text:p>
          </table:table-cell>
          <table:table-cell office:value-type="string" table:content-validation-name="val11" table:style-name="ce121">
            <text:p>이시형</text:p>
          </table:table-cell>
          <table:table-cell table:style-name="ce121"/>
          <table:table-cell office:value-type="string" table:style-name="ce121">
            <text:p>장재봉</text:p>
          </table:table-cell>
          <table:table-cell office:value-type="date" office:date-value="2022-06-28T19:41:00" table:style-name="ce103">
            <text:p>22-6-28 19:41</text:p>
          </table:table-cell>
          <table:table-cell office:value-type="date" office:date-value="2022-06-28T19:46:00" table:style-name="ce103">
            <text:p>22-6-28 19:46</text:p>
          </table:table-cell>
          <table:table-cell office:value-type="time" office:time-value="PT0H5M0S" table:formula="of:=[.M106]-[.L106]" table:style-name="ce16">
            <text:p>0:05:00</text:p>
          </table:table-cell>
          <table:table-cell office:value-type="string" table:style-name="ce102">
            <text:p>kakao</text:p>
          </table:table-cell>
          <table:table-cell office:value-type="date" office:date-value="2022-06-28T21:56:00" table:style-name="ce103">
            <text:p>22-6-28 21:56</text:p>
          </table:table-cell>
          <table:table-cell office:value-type="string" table:style-name="ce104">
            <text:p>블루링크 장애 이벤트 발생 수신 (From VOC 운영)</text:p>
          </table:table-cell>
          <table:table-cell office:value-type="string" table:style-name="ce122">
            <text:p>19:37 블루링크 장애 이벤트 수신 (from VOC 운영)<text:s/></text:p>
            <text:p/>
            <text:p>19:37 2센터 citrix LB의 1번 VPX에서 다수 서비스 updown 이벤트 감지<text:s/></text:p>
            <text:p/>
            <text:p>19:45 인프라 점검 수행 (compute host, LB, storage) LB쪽에 특이사항이 있다고 판단하여 LB 접속 후 로그 확인</text:p>
            <text:p>-&gt; LB를 제외한 나머지는 특이사항은 발견하지 못했음</text:p>
            <text:p>19:55 VPX 1번에서 발생된 서비스 up down 얼럿 담당자에게 공유 진행 (To HMC)<text:s/></text:p>
            <text:p><text:s/></text:p>
            <text:p>20:03 2센터 ccs-prd k8s 클러스터에 문제가 있는 것 같다고 유선 연락받음 (from HAE)<text:s/></text:p>
            <text:p/>
            <text:p>20:15 ccs-prd 클러스터 접속 후 node status 확인 (접속 및 ping 테스트) kubectl api 사용시 잠시동안 응답 지연 발생</text:p>
            <text:p>-&gt; 이후 정상적으로 api 사용 가능했음</text:p>
            <text:p>20:30 master node 접속 후 OS 특이 로그 확인<text:s/></text:p>
            <text:p>OS 로그 특이사항 없음</text:p>
            <text:p/>
            <text:p>20:45 docker container쪽 control plane 상태 및 로그 확인 확인 당시 특이사항은 없었음</text:p>
            <text:p>21:56 긴급대응 해제</text:p>
          </table:table-cell>
          <table:table-cell table:style-name="ce123"/>
          <table:table-cell table:content-validation-name="val10" table:style-name="ce124"/>
          <table:table-cell table:content-validation-name="val10" table:style-name="ce124"/>
          <table:table-cell table:style-name="ce125"/>
          <table:table-cell table:number-columns-repeated="16362" table:style-name="ce1"/>
        </table:table-row>
        <table:table-row table:style-name="ro2">
          <table:table-cell office:value-type="string" table:style-name="ce18">
            <text:p>6월</text:p>
          </table:table-cell>
          <table:table-cell office:value-type="string" table:style-name="ce10">
            <text:p>KR</text:p>
          </table:table-cell>
          <table:table-cell office:value-type="float" office:value="2" table:style-name="ce10">
            <text:p>2</text:p>
          </table:table-cell>
          <table:table-cell office:value-type="string" table:style-name="ce10">
            <text:p>PRD</text:p>
          </table:table-cell>
          <table:table-cell office:value-type="string" office:string-value="완료" table:formula="of:=IF(ISBLANK([.P107]);&quot;진행중&quot;;&quot;완료&quot;)" table:style-name="ce19">
            <text:p>완료</text:p>
          </table:table-cell>
          <table:table-cell office:value-type="time" office:time-value="PT0H2M0S" table:formula="of:=[.N107]" table:style-name="ce11">
            <text:p>0:02:00</text:p>
          </table:table-cell>
          <table:table-cell office:value-type="string" table:style-name="ce84">
            <text:p>2022.06.30</text:p>
          </table:table-cell>
          <table:table-cell office:value-type="string" table:style-name="ce85">
            <text:p>08~15</text:p>
          </table:table-cell>
          <table:table-cell office:value-type="string" table:content-validation-name="val11" table:style-name="ce86">
            <text:p>이은도</text:p>
          </table:table-cell>
          <table:table-cell table:style-name="ce86"/>
          <table:table-cell office:value-type="string" table:style-name="ce86">
            <text:p>오창민</text:p>
          </table:table-cell>
          <table:table-cell office:value-type="date" office:date-value="2022-06-30T13:34:00" table:style-name="ce87">
            <text:p>22-6-30 13:34</text:p>
          </table:table-cell>
          <table:table-cell office:value-type="date" office:date-value="2022-06-30T13:36:00" table:style-name="ce87">
            <text:p>22-6-30 13:36</text:p>
          </table:table-cell>
          <table:table-cell office:value-type="time" office:time-value="PT0H2M0S" table:formula="of:=[.M107]-[.L107]" table:style-name="ce16">
            <text:p>0:02:00</text:p>
          </table:table-cell>
          <table:table-cell office:value-type="string" table:style-name="ce88">
            <text:p>Kakao</text:p>
          </table:table-cell>
          <table:table-cell office:value-type="date" office:date-value="2022-06-30T13:50:00" table:style-name="ce87">
            <text:p>22-6-30 13:50</text:p>
          </table:table-cell>
          <table:table-cell office:value-type="string" table:style-name="ce89">
            <text:p>vServer ccs-prd-kibana services are degraded: 7,52,69,97 pct &amp; services are down &amp; state: down(1)</text:p>
          </table:table-cell>
          <table:table-cell office:value-type="string" table:style-name="ce90">
            <text:p>담당자에게 확인 요청 &amp; 알람이 특정시간대 반복확인되어 벤더사 문의(담당자 확인 후 이상없을 시)</text:p>
          </table:table-cell>
          <table:table-cell table:style-name="ce90"/>
          <table:table-cell table:content-validation-name="val10" table:style-name="ce91"/>
          <table:table-cell table:content-validation-name="val10" table:style-name="ce91"/>
          <table:table-cell table:style-name="ce92"/>
          <table:table-cell table:number-columns-repeated="16362" table:style-name="ce1"/>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108]);&quot;진행중&quot;;&quot;완료&quot;)" table:style-name="ce10">
            <text:p>완료</text:p>
          </table:table-cell>
          <table:table-cell office:value-type="time" office:time-value="PT0H1M0S" table:formula="of:=[.N108]"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11"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6:34:00" table:style-name="ce15">
            <text:p>22-6-7 16:34</text:p>
          </table:table-cell>
          <table:table-cell office:value-type="date" office:date-value="2022-06-07T16:35:00" table:style-name="ce15">
            <text:p>22-6-7 16:35</text:p>
          </table:table-cell>
          <table:table-cell office:value-type="time" office:time-value="PT0H1M0S" table:formula="of:=[.M108]-[.L108]" table:style-name="ce16">
            <text:p>0:01:00</text:p>
          </table:table-cell>
          <table:table-cell office:value-type="string" table:style-name="ce14">
            <text:p>Kakao</text:p>
          </table:table-cell>
          <table:table-cell office:value-type="date" office:date-value="2022-06-07T16:43:00" table:style-name="ce15">
            <text:p>22-6-7 16:43</text:p>
          </table:table-cell>
          <table:table-cell office:value-type="string" table:style-name="ce48">
            <text:p>krcloudstgcomdr201 has been restarted (201,202,203,204,205,206,208,209,210,211,301,306,308,310,311,312)</text:p>
            <text:p>마지막 호스트 resolved: 17:29</text:p>
          </table:table-cell>
          <table:table-cell office:value-type="string" table:style-name="ce47">
            <text:p>실제 호스트 재기동X, Zabbix에서 uptime 400일 후반에 도달하면서 reset되어 알람 발생,</text:p>
            <text:p>Saju, 이은도 매니저 uptime 직접 확인함</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8">
            <text:p>KR</text:p>
          </table:table-cell>
          <table:table-cell office:value-type="float" office:value="2" table:style-name="ce18">
            <text:p>2</text:p>
          </table:table-cell>
          <table:table-cell office:value-type="string" table:style-name="ce18">
            <text:p>STG</text:p>
          </table:table-cell>
          <table:table-cell office:value-type="string" office:string-value="완료" table:formula="of:=IF(ISBLANK([.P109]);&quot;진행중&quot;;&quot;완료&quot;)" table:style-name="ce19">
            <text:p>완료</text:p>
          </table:table-cell>
          <table:table-cell office:value-type="time" office:time-value="PT0H1M0S" table:formula="of:=[.N109]" table:style-name="ce11">
            <text:p>0:01:00</text:p>
          </table:table-cell>
          <table:table-cell office:value-type="string" table:style-name="ce41">
            <text:p>2022.06.08</text:p>
          </table:table-cell>
          <table:table-cell office:value-type="string" table:style-name="ce49">
            <text:p>15~22</text:p>
          </table:table-cell>
          <table:table-cell office:value-type="string" table:content-validation-name="val11" table:style-name="ce42">
            <text:p>이은도</text:p>
          </table:table-cell>
          <table:table-cell table:number-columns-repeated="2" table:style-name="ce42"/>
          <table:table-cell office:value-type="date" office:date-value="2022-06-08T16:35:00" table:style-name="ce23">
            <text:p>22-6-8 16:35</text:p>
          </table:table-cell>
          <table:table-cell office:value-type="date" office:date-value="2022-06-08T16:36:00" table:style-name="ce23">
            <text:p>22-6-8 16:36</text:p>
          </table:table-cell>
          <table:table-cell office:value-type="time" office:time-value="PT0H1M0S" table:formula="of:=[.M109]-[.L109]" table:style-name="ce16">
            <text:p>0:01:00</text:p>
          </table:table-cell>
          <table:table-cell office:value-type="string" table:style-name="ce22">
            <text:p>Kakao, Auto M+</text:p>
          </table:table-cell>
          <table:table-cell office:value-type="date" office:date-value="2022-06-08T16:45:00" table:style-name="ce23">
            <text:p>22-6-8 16:45</text:p>
          </table:table-cell>
          <table:table-cell office:value-type="string" table:style-name="ce55">
            <text:p>mongo-vas01.ap-northeast-2.stg.h53 has been restarted</text:p>
            <text:p>mongo-vas02.ap-northeast-2.stg.h53 has been restarted</text:p>
            <text:p>mongo-vas03.ap-northeast-2.stg.h53 has been restarted</text:p>
          </table:table-cell>
          <table:table-cell office:value-type="string" table:style-name="ce44">
            <text:p>신규생성 VM</text:p>
          </table:table-cell>
          <table:table-cell table:style-name="ce44"/>
          <table:table-cell office:value-type="string" table:content-validation-name="val10" table:style-name="ce45">
            <text:p>O</text:p>
          </table:table-cell>
          <table:table-cell office:value-type="string" table:content-validation-name="val10" table:style-name="ce45">
            <text:p>X</text:p>
          </table:table-cell>
          <table:table-cell table:style-name="ce46"/>
          <table:table-cell table:number-columns-repeated="16362" table:style-name="ce9"/>
        </table:table-row>
        <table:table-row table:style-name="ro2">
          <table:table-cell office:value-type="string" table:style-name="ce2">
            <text:p>6월</text:p>
          </table:table-cell>
          <table:table-cell office:value-type="string" table:style-name="ce2">
            <text:p>KR</text:p>
          </table:table-cell>
          <table:table-cell office:value-type="float" office:value="2" table:style-name="ce2">
            <text:p>2</text:p>
          </table:table-cell>
          <table:table-cell office:value-type="string" table:style-name="ce10">
            <text:p>STG</text:p>
          </table:table-cell>
          <table:table-cell office:value-type="string" office:string-value="완료" table:formula="of:=IF(ISBLANK([.P110]);&quot;진행중&quot;;&quot;완료&quot;)" table:style-name="ce10">
            <text:p>완료</text:p>
          </table:table-cell>
          <table:table-cell office:value-type="time" office:time-value="PT0H1M0S" table:formula="of:=[.N110]" table:style-name="ce11">
            <text:p>0:01:00</text:p>
          </table:table-cell>
          <table:table-cell office:value-type="string" table:style-name="ce25">
            <text:p>2022.06.21</text:p>
          </table:table-cell>
          <table:table-cell office:value-type="string" table:style-name="ce26">
            <text:p>16~22</text:p>
          </table:table-cell>
          <table:table-cell office:value-type="string" table:content-validation-name="val11" table:style-name="ce27">
            <text:p>김의현</text:p>
          </table:table-cell>
          <table:table-cell office:value-type="string" table:style-name="ce27">
            <text:p>오창민</text:p>
          </table:table-cell>
          <table:table-cell table:style-name="ce27"/>
          <table:table-cell office:value-type="date" office:date-value="2022-06-21T19:25:00" table:style-name="ce15">
            <text:p>22-6-21 19:25</text:p>
          </table:table-cell>
          <table:table-cell office:value-type="date" office:date-value="2022-06-21T19:26:00" table:style-name="ce15">
            <text:p>22-6-21 19:26</text:p>
          </table:table-cell>
          <table:table-cell office:value-type="time" office:time-value="PT0H1M0S" table:formula="of:=[.M110]-[.L110]" table:style-name="ce16">
            <text:p>0:01:00</text:p>
          </table:table-cell>
          <table:table-cell office:value-type="string" table:style-name="ce14">
            <text:p>KaKao</text:p>
          </table:table-cell>
          <table:table-cell office:value-type="date" office:date-value="2022-06-21T19:26:00" table:style-name="ce15">
            <text:p>22-6-21 19:26</text:p>
          </table:table-cell>
          <table:table-cell office:value-type="string" table:style-name="ce17">
            <text:p>KRCloud-STG-IPMI-R6 eth16 Link down</text:p>
          </table:table-cell>
          <table:table-cell office:value-type="string" table:style-name="ce28">
            <text:p>오창민 매니저 확인 결과 실제 업다운으로 확인되며 티켓으로 팔로우업</text:p>
          </table:table-cell>
          <table:table-cell office:value-type="string" table:style-name="ce28">
            <text:p>KRCLOUD-5084</text:p>
          </table:table-cell>
          <table:table-cell table:content-validation-name="val10" table:style-name="ce29"/>
          <table:table-cell table:content-validation-name="val10"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0">
            <text:p>NA</text:p>
          </table:table-cell>
          <table:table-cell office:value-type="float" office:value="1" table:style-name="ce10">
            <text:p>1</text:p>
          </table:table-cell>
          <table:table-cell office:value-type="string" table:style-name="ce10">
            <text:p>PRD</text:p>
          </table:table-cell>
          <table:table-cell office:value-type="string" table:style-name="ce19">
            <text:p>완료</text:p>
          </table:table-cell>
          <table:table-cell office:value-type="time" office:time-value="PT0H1M0S" table:formula="of:=[.N111]" table:style-name="ce11">
            <text:p>0:01:00</text:p>
          </table:table-cell>
          <table:table-cell office:value-type="string" table:style-name="ce84">
            <text:p>2022.06.30</text:p>
          </table:table-cell>
          <table:table-cell office:value-type="string" table:style-name="ce85">
            <text:p>08~15</text:p>
          </table:table-cell>
          <table:table-cell office:value-type="string" table:content-validation-name="val11" table:style-name="ce86">
            <text:p>이은도</text:p>
          </table:table-cell>
          <table:table-cell table:number-columns-repeated="2" table:style-name="ce86"/>
          <table:table-cell office:value-type="date" office:date-value="2022-06-30T12:13:00" table:style-name="ce87">
            <text:p>22-6-30 12:13</text:p>
          </table:table-cell>
          <table:table-cell office:value-type="date" office:date-value="2022-06-30T12:14:00" table:style-name="ce87">
            <text:p>22-6-30 12:14</text:p>
          </table:table-cell>
          <table:table-cell office:value-type="time" office:time-value="PT0H1M0S" table:formula="of:=[.M111]-[.L111]" table:style-name="ce16">
            <text:p>0:01:00</text:p>
          </table:table-cell>
          <table:table-cell office:value-type="string" table:style-name="ce88">
            <text:p>Kakao &amp; Email</text:p>
          </table:table-cell>
          <table:table-cell office:value-type="date" office:date-value="2022-06-30T12:48:00" table:style-name="ce87">
            <text:p>22-6-30 12:48</text:p>
          </table:table-cell>
          <table:table-cell office:value-type="string" table:style-name="ce89">
            <text:p>Interface Ethernet12(kmaph00dn003_n0p0): High bandwidth usage &gt;90%</text:p>
          </table:table-cell>
          <table:table-cell office:value-type="string" table:style-name="ce90">
            <text:p>담당자에게 확인요청 메일 전달</text:p>
          </table:table-cell>
          <table:table-cell table:style-name="ce90"/>
          <table:table-cell table:content-validation-name="val10" table:style-name="ce91"/>
          <table:table-cell table:content-validation-name="val10" table:style-name="ce91"/>
          <table:table-cell table:style-name="ce92"/>
          <table:table-cell table:style-name="ce56"/>
          <table:table-cell table:number-columns-repeated="1636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12]);&quot;진행중&quot;;&quot;완료&quot;)" table:style-name="ce10">
            <text:p>완료</text:p>
          </table:table-cell>
          <table:table-cell office:value-type="time" office:time-value="PT0H1M0S" table:formula="of:=[.N112]" table:style-name="ce11">
            <text:p>0:01:00</text:p>
          </table:table-cell>
          <table:table-cell office:value-type="string" table:style-name="ce25">
            <text:p>2022.06.02</text:p>
          </table:table-cell>
          <table:table-cell office:value-type="string" table:style-name="ce26">
            <text:p>13~22</text:p>
          </table:table-cell>
          <table:table-cell office:value-type="string" table:content-validation-name="val11" table:style-name="ce27">
            <text:p>김지윤</text:p>
          </table:table-cell>
          <table:table-cell office:value-type="string" table:style-name="ce27">
            <text:p>Ganesh</text:p>
          </table:table-cell>
          <table:table-cell office:value-type="string" table:style-name="ce27">
            <text:p>채한길</text:p>
          </table:table-cell>
          <table:table-cell office:value-type="date" office:date-value="2022-06-01T16:06:00" table:style-name="ce15">
            <text:p>22-6-1 16:06</text:p>
          </table:table-cell>
          <table:table-cell office:value-type="date" office:date-value="2022-06-01T16:07:00" table:style-name="ce15">
            <text:p>22-6-1 16:07</text:p>
          </table:table-cell>
          <table:table-cell office:value-type="time" office:time-value="PT0H1M0S" table:formula="of:=[.M112]-[.L112]" table:style-name="ce16">
            <text:p>0:01:00</text:p>
          </table:table-cell>
          <table:table-cell office:value-type="string" table:style-name="ce14">
            <text:p>KaKao<text:s/></text:p>
          </table:table-cell>
          <table:table-cell office:value-type="date" office:date-value="2022-06-01T16:24:00" table:style-name="ce15">
            <text:p>22-6-1 16:24</text:p>
          </table:table-cell>
          <table:table-cell office:value-type="string" table:style-name="ce17">
            <text:p>tblistener port 1521 down on ccsnahacctmsdbp01/02</text:p>
          </table:table-cell>
          <table:table-cell office:value-type="string" table:style-name="ce28">
            <text:p>한길매니저님이 디비 재기동, 지난달 발생했던 메모리 누수 이슈와 동일한 이유, 6월초 패치 진행 예정</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style-name="ce56"/>
          <table:table-cell table:number-columns-repeated="1636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office:string-value="완료" table:formula="of:=IF(ISBLANK([.P113]);&quot;진행중&quot;;&quot;완료&quot;)" table:style-name="ce19">
            <text:p>완료</text:p>
          </table:table-cell>
          <table:table-cell office:value-type="time" office:time-value="PT0H1M0S" table:formula="of:=[.N113]" table:style-name="ce11">
            <text:p>0:01:00</text:p>
          </table:table-cell>
          <table:table-cell office:value-type="string" table:style-name="ce41">
            <text:p>2022.06.02</text:p>
          </table:table-cell>
          <table:table-cell office:value-type="string" table:style-name="ce49">
            <text:p>21~09</text:p>
          </table:table-cell>
          <table:table-cell office:value-type="string" table:content-validation-name="val11" table:style-name="ce42">
            <text:p>Mohamed</text:p>
          </table:table-cell>
          <table:table-cell office:value-type="string" table:style-name="ce42">
            <text:p>Ganesh</text:p>
          </table:table-cell>
          <table:table-cell table:style-name="ce42"/>
          <table:table-cell office:value-type="date" office:date-value="2022-06-01T22:02:00" table:style-name="ce23">
            <text:p>22-6-1 22:02</text:p>
          </table:table-cell>
          <table:table-cell office:value-type="date" office:date-value="2022-06-01T22:03:00" table:style-name="ce23">
            <text:p>22-6-1 22:03</text:p>
          </table:table-cell>
          <table:table-cell office:value-type="time" office:time-value="PT0H1M0S" table:formula="of:=[.M113]-[.L113]" table:style-name="ce16">
            <text:p>0:01:00</text:p>
          </table:table-cell>
          <table:table-cell office:value-type="string" table:style-name="ce22">
            <text:p>Mail</text:p>
          </table:table-cell>
          <table:table-cell office:value-type="date" office:date-value="2022-06-01T22:04:00" table:style-name="ce23">
            <text:p>22-6-1 22:04</text:p>
          </table:table-cell>
          <table:table-cell office:value-type="string" table:style-name="ce24">
            <text:p><text:s/>Disk I/O is overloaded on hmapc00dn003.novalocal</text:p>
          </table:table-cell>
          <table:table-cell office:value-type="string" table:style-name="ce44">
            <text:p>Resolved automatically.</text:p>
          </table:table-cell>
          <table:table-cell table:style-name="ce44"/>
          <table:table-cell table:content-validation-name="val10" table:style-name="ce45"/>
          <table:table-cell table:content-validation-name="val10" table:style-name="ce45"/>
          <table:table-cell table:style-name="ce46"/>
          <table:table-cell table:style-name="ce56"/>
          <table:table-cell table:number-columns-repeated="1636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9M0S" table:formula="of:=[.N114]" table:style-name="ce11">
            <text:p>0:09:00</text:p>
          </table:table-cell>
          <table:table-cell office:value-type="string" table:style-name="ce25">
            <text:p>2022.06.02</text:p>
          </table:table-cell>
          <table:table-cell office:value-type="string" table:style-name="ce26">
            <text:p>13~22</text:p>
          </table:table-cell>
          <table:table-cell office:value-type="string" table:content-validation-name="val11" table:style-name="ce27">
            <text:p>김지윤</text:p>
          </table:table-cell>
          <table:table-cell office:value-type="string" table:style-name="ce27">
            <text:p>Ganesh</text:p>
          </table:table-cell>
          <table:table-cell table:style-name="ce27"/>
          <table:table-cell office:value-type="date" office:date-value="2022-06-01T18:10:00" table:style-name="ce15">
            <text:p>22-6-1 18:10</text:p>
          </table:table-cell>
          <table:table-cell office:value-type="date" office:date-value="2022-06-01T18:19:00" table:style-name="ce15">
            <text:p>22-6-1 18:19</text:p>
          </table:table-cell>
          <table:table-cell office:value-type="time" office:time-value="PT0H9M0S" table:formula="of:=[.M114]-[.L114]" table:style-name="ce16">
            <text:p>0:09:00</text:p>
          </table:table-cell>
          <table:table-cell office:value-type="string" table:style-name="ce14">
            <text:p>mail</text:p>
          </table:table-cell>
          <table:table-cell table:style-name="ce15"/>
          <table:table-cell office:value-type="string" table:style-name="ce17">
            <text:p>/data02 Disk size 9.74 % capacity left : ccsnahmasbrmofp01</text:p>
          </table:table-cell>
          <table:table-cell office:value-type="string" table:style-name="ce28">
            <text:p>mailed to Denny, Chuck Lee</text:p>
          </table:table-cell>
          <table:table-cell table:style-name="ce28"/>
          <table:table-cell table:content-validation-name="val10" table:style-name="ce29"/>
          <table:table-cell table:content-validation-name="val10" table:style-name="ce29"/>
          <table:table-cell table:style-name="ce30"/>
          <table:table-cell table:style-name="ce10"/>
          <table:table-cell table:number-columns-repeated="1636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formula="of:=[.N115]" table:style-name="ce11">
            <text:p>0:01:00</text:p>
          </table:table-cell>
          <table:table-cell office:value-type="string" table:style-name="ce41">
            <text:p>2022.06.02</text:p>
          </table:table-cell>
          <table:table-cell office:value-type="string" table:style-name="ce49">
            <text:p>21~09</text:p>
          </table:table-cell>
          <table:table-cell office:value-type="string" table:content-validation-name="val11" table:style-name="ce42">
            <text:p>Mohamed</text:p>
          </table:table-cell>
          <table:table-cell office:value-type="string" table:style-name="ce42">
            <text:p>Ganesh</text:p>
          </table:table-cell>
          <table:table-cell table:style-name="ce42"/>
          <table:table-cell office:value-type="date" office:date-value="2022-06-01T22:52:00" table:style-name="ce23">
            <text:p>22-6-1 22:52</text:p>
          </table:table-cell>
          <table:table-cell office:value-type="date" office:date-value="2022-06-01T22:53:00" table:style-name="ce23">
            <text:p>22-6-1 22:53</text:p>
          </table:table-cell>
          <table:table-cell office:value-type="time" office:time-value="PT0H1M0S" table:formula="of:=[.M115]-[.L115]" table:style-name="ce16">
            <text:p>0:01:00</text:p>
          </table:table-cell>
          <table:table-cell office:value-type="string" table:style-name="ce22">
            <text:p>Mail</text:p>
          </table:table-cell>
          <table:table-cell table:style-name="ce23"/>
          <table:table-cell office:value-type="string" table:style-name="ce24">
            <text:p>/home Disk size 10.5 % capacity left : kmaph00gn001.pus0c01.hcloud.io</text:p>
          </table:table-cell>
          <table:table-cell office:value-type="string" table:style-name="ce44">
            <text:p>Emailed VM owner and waiting for the response.</text:p>
          </table:table-cell>
          <table:table-cell table:style-name="ce44"/>
          <table:table-cell table:content-validation-name="val10" table:style-name="ce45"/>
          <table:table-cell table:content-validation-name="val10" table:style-name="ce45"/>
          <table:table-cell table:style-name="ce46"/>
          <table:table-cell table:style-name="ce10"/>
          <table:table-cell table:number-columns-repeated="1636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2M0S" table:formula="of:=[.N116]" table:style-name="ce11">
            <text:p>0:02:00</text:p>
          </table:table-cell>
          <table:table-cell office:value-type="string" table:style-name="ce41">
            <text:p>2022.06.02</text:p>
          </table:table-cell>
          <table:table-cell office:value-type="string" table:style-name="ce49">
            <text:p>08~15</text:p>
          </table:table-cell>
          <table:table-cell office:value-type="string" table:content-validation-name="val11" table:style-name="ce42">
            <text:p>이후승</text:p>
          </table:table-cell>
          <table:table-cell office:value-type="string" table:style-name="ce42">
            <text:p>Ahmed</text:p>
          </table:table-cell>
          <table:table-cell table:style-name="ce42"/>
          <table:table-cell office:value-type="date" office:date-value="2022-06-02T10:36:00" table:style-name="ce23">
            <text:p>22-6-2 10:36</text:p>
          </table:table-cell>
          <table:table-cell office:value-type="date" office:date-value="2022-06-02T10:38:00" table:style-name="ce23">
            <text:p>22-6-2 10:38</text:p>
          </table:table-cell>
          <table:table-cell office:value-type="time" office:time-value="PT0H2M0S" table:formula="of:=[.M116]-[.L116]" table:style-name="ce16">
            <text:p>0:02:00</text:p>
          </table:table-cell>
          <table:table-cell office:value-type="string" table:style-name="ce22">
            <text:p>Kakao, Mail</text:p>
          </table:table-cell>
          <table:table-cell table:style-name="ce23"/>
          <table:table-cell office:value-type="string" table:style-name="ce24">
            <text:p>Disk I/O is overloaded on kmapc02dn003~005.pus0c03</text:p>
          </table:table-cell>
          <table:table-cell office:value-type="string" table:style-name="ce44">
            <text:p>지속적으로 알람 반복으로 담당자에게 메일 전달</text:p>
          </table:table-cell>
          <table:table-cell table:style-name="ce44"/>
          <table:table-cell table:content-validation-name="val10" table:style-name="ce45"/>
          <table:table-cell table:content-validation-name="val10" table:style-name="ce45"/>
          <table:table-cell table:style-name="ce46"/>
          <table:table-cell table:style-name="ce10"/>
          <table:table-cell table:number-columns-repeated="1636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17]);&quot;진행중&quot;;&quot;완료&quot;)" table:style-name="ce10">
            <text:p>완료</text:p>
          </table:table-cell>
          <table:table-cell office:value-type="time" office:time-value="PT0H1M0S" table:formula="of:=[.N117]" table:style-name="ce11">
            <text:p>0:01:00</text:p>
          </table:table-cell>
          <table:table-cell office:value-type="string" table:style-name="ce25">
            <text:p>2022.06.05</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06T13:05:00" table:style-name="ce15">
            <text:p>22-6-6 13:05</text:p>
          </table:table-cell>
          <table:table-cell office:value-type="date" office:date-value="2022-06-06T13:06:00" table:style-name="ce15">
            <text:p>22-6-6 13:06</text:p>
          </table:table-cell>
          <table:table-cell office:value-type="time" office:time-value="PT0H1M0S" table:formula="of:=[.M117]-[.L117]" table:style-name="ce16">
            <text:p>0:01:00</text:p>
          </table:table-cell>
          <table:table-cell office:value-type="string" table:style-name="ce14">
            <text:p>Kakao &amp; Email</text:p>
          </table:table-cell>
          <table:table-cell office:value-type="date" office:date-value="2022-06-06T15:29:00" table:style-name="ce15">
            <text:p>22-6-6 15:29</text:p>
          </table:table-cell>
          <table:table-cell office:value-type="string" table:style-name="ce17">
            <text:p>/data disk size 10.97% capacity left ccsnakmasbrmofp02</text:p>
          </table:table-cell>
          <table:table-cell office:value-type="string" table:style-name="ce28">
            <text:p>Email has been send to VM owner.</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18]);&quot;진행중&quot;;&quot;완료&quot;)" table:style-name="ce10">
            <text:p>완료</text:p>
          </table:table-cell>
          <table:table-cell office:value-type="time" office:time-value="PT0H0M0S" table:formula="of:=[.N118]"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11" table:style-name="ce27">
            <text:p>고희경</text:p>
          </table:table-cell>
          <table:table-cell office:value-type="string" table:style-name="ce27">
            <text:p>고희경</text:p>
          </table:table-cell>
          <table:table-cell table:style-name="ce27"/>
          <table:table-cell office:value-type="date" office:date-value="2022-06-06T08:33:00" table:style-name="ce15">
            <text:p>22-6-6 8:33</text:p>
          </table:table-cell>
          <table:table-cell office:value-type="date" office:date-value="2022-06-06T08:33:00" table:style-name="ce15">
            <text:p>22-6-6 8:33</text:p>
          </table:table-cell>
          <table:table-cell office:value-type="time" office:time-value="PT0H0M0S" table:formula="of:=[.M118]-[.L118]" table:style-name="ce16">
            <text:p>0:00:00</text:p>
          </table:table-cell>
          <table:table-cell office:value-type="string" table:style-name="ce14">
            <text:p>KaKao</text:p>
          </table:table-cell>
          <table:table-cell office:value-type="date" office:date-value="2022-06-06T08:33:00" table:style-name="ce15">
            <text:p>22-6-6 8:33</text:p>
          </table:table-cell>
          <table:table-cell office:value-type="string" table:style-name="ce17">
            <text:p>/data Disk size 11 % capacity left : ccsnakmaissp01</text:p>
          </table:table-cell>
          <table:table-cell office:value-type="string" table:style-name="ce28">
            <text:p>Email has been send to VM owner.</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19]);&quot;진행중&quot;;&quot;완료&quot;)" table:style-name="ce10">
            <text:p>완료</text:p>
          </table:table-cell>
          <table:table-cell office:value-type="time" office:time-value="PT0H0M0S" table:formula="of:=[.N119]" table:style-name="ce11">
            <text:p>0:00:00</text:p>
          </table:table-cell>
          <table:table-cell office:value-type="string" table:style-name="ce25">
            <text:p>2022.06.06</text:p>
          </table:table-cell>
          <table:table-cell office:value-type="string" table:style-name="ce26">
            <text:p>08~15</text:p>
          </table:table-cell>
          <table:table-cell office:value-type="string" table:content-validation-name="val11" table:style-name="ce27">
            <text:p>고희경</text:p>
          </table:table-cell>
          <table:table-cell office:value-type="string" table:style-name="ce27">
            <text:p>고희경</text:p>
          </table:table-cell>
          <table:table-cell table:style-name="ce27"/>
          <table:table-cell office:value-type="date" office:date-value="2022-06-06T11:57:00" table:style-name="ce15">
            <text:p>22-6-6 11:57</text:p>
          </table:table-cell>
          <table:table-cell office:value-type="date" office:date-value="2022-06-06T11:57:00" table:style-name="ce15">
            <text:p>22-6-6 11:57</text:p>
          </table:table-cell>
          <table:table-cell office:value-type="time" office:time-value="PT0H0M0S" table:formula="of:=[.M119]-[.L119]" table:style-name="ce16">
            <text:p>0:00:00</text:p>
          </table:table-cell>
          <table:table-cell office:value-type="string" table:style-name="ce14">
            <text:p>KaKao</text:p>
          </table:table-cell>
          <table:table-cell office:value-type="date" office:date-value="2022-06-06T00:02:00" table:style-name="ce15">
            <text:p>22-6-6 0:02</text:p>
          </table:table-cell>
          <table:table-cell office:value-type="string" table:style-name="ce17">
            <text:p>tblistener port 1521 down on ccsnakcitmsdbp02</text:p>
          </table:table-cell>
          <table:table-cell office:value-type="string" table:style-name="ce28">
            <text:p>채한길 매니저님 VM DB 기동, OOM으로 인한 Port down</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20]);&quot;진행중&quot;;&quot;완료&quot;)" table:style-name="ce10">
            <text:p>완료</text:p>
          </table:table-cell>
          <table:table-cell office:value-type="time" office:time-value="PT0H2M0S" table:formula="of:=[.N120]" table:style-name="ce11">
            <text:p>0:02:00</text:p>
          </table:table-cell>
          <table:table-cell office:value-type="string" table:style-name="ce25">
            <text:p>2022.06.07</text:p>
          </table:table-cell>
          <table:table-cell office:value-type="string" table:style-name="ce26">
            <text:p>15~22</text:p>
          </table:table-cell>
          <table:table-cell office:value-type="string" table:content-validation-name="val11"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6:26:00" table:style-name="ce15">
            <text:p>22-6-7 16:26</text:p>
          </table:table-cell>
          <table:table-cell office:value-type="date" office:date-value="2022-06-07T16:28:00" table:style-name="ce15">
            <text:p>22-6-7 16:28</text:p>
          </table:table-cell>
          <table:table-cell office:value-type="time" office:time-value="PT0H2M0S" table:formula="of:=[.M120]-[.L120]" table:style-name="ce16">
            <text:p>0:02:00</text:p>
          </table:table-cell>
          <table:table-cell office:value-type="string" table:style-name="ce14">
            <text:p>Kakao and mail</text:p>
          </table:table-cell>
          <table:table-cell office:value-type="date" office:date-value="2022-06-07T16:32:00" table:style-name="ce15">
            <text:p>22-6-7 16:32</text:p>
          </table:table-cell>
          <table:table-cell office:value-type="string" table:style-name="ce17">
            <text:p>/data Disk size 20.97 % capacity left : ccsnakmaissp01</text:p>
          </table:table-cell>
          <table:table-cell office:value-type="string" table:style-name="ce28">
            <text:p>Email has been send to VM owner.</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21]);&quot;진행중&quot;;&quot;완료&quot;)" table:style-name="ce10">
            <text:p>완료</text:p>
          </table:table-cell>
          <table:table-cell office:value-type="time" office:time-value="PT0H3M0S" table:formula="of:=[.N121]" table:style-name="ce11">
            <text:p>0:03:00</text:p>
          </table:table-cell>
          <table:table-cell office:value-type="string" table:style-name="ce25">
            <text:p>2022.06.07</text:p>
          </table:table-cell>
          <table:table-cell office:value-type="string" table:style-name="ce26">
            <text:p>15~22</text:p>
          </table:table-cell>
          <table:table-cell office:value-type="string" table:content-validation-name="val11"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7:39:00" table:style-name="ce15">
            <text:p>22-6-7 17:39</text:p>
          </table:table-cell>
          <table:table-cell office:value-type="date" office:date-value="2022-06-07T17:42:00" table:style-name="ce15">
            <text:p>22-6-7 17:42</text:p>
          </table:table-cell>
          <table:table-cell office:value-type="time" office:time-value="PT0H3M0S" table:formula="of:=[.M121]-[.L121]" table:style-name="ce16">
            <text:p>0:03:00</text:p>
          </table:table-cell>
          <table:table-cell office:value-type="string" table:style-name="ce14">
            <text:p>Kakao</text:p>
          </table:table-cell>
          <table:table-cell office:value-type="date" office:date-value="2022-06-07T18:13:00" table:style-name="ce15">
            <text:p>22-6-7 18:13</text:p>
          </table:table-cell>
          <table:table-cell office:value-type="string" table:style-name="ce17">
            <text:p><text:s/>/data Disk size 20.97 % capacity left : ccsnakmaissp01</text:p>
          </table:table-cell>
          <table:table-cell office:value-type="string" table:style-name="ce28">
            <text:p>지속적 알람 반복으로 리마인드함</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22]);&quot;진행중&quot;;&quot;완료&quot;)" table:style-name="ce10">
            <text:p>완료</text:p>
          </table:table-cell>
          <table:table-cell office:value-type="time" office:time-value="PT0H1M0S" table:formula="of:=[.N122]"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11"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18:23:00" table:style-name="ce15">
            <text:p>22-6-7 18:23</text:p>
          </table:table-cell>
          <table:table-cell office:value-type="date" office:date-value="2022-06-07T18:24:00" table:style-name="ce15">
            <text:p>22-6-7 18:24</text:p>
          </table:table-cell>
          <table:table-cell office:value-type="time" office:time-value="PT0H1M0S" table:formula="of:=[.M122]-[.L122]" table:style-name="ce16">
            <text:p>0:01:00</text:p>
          </table:table-cell>
          <table:table-cell office:value-type="string" table:style-name="ce14">
            <text:p>Kakao and mail</text:p>
          </table:table-cell>
          <table:table-cell office:value-type="date" office:date-value="2022-06-07T18:36:00" table:style-name="ce15">
            <text:p>22-6-7 18:36</text:p>
          </table:table-cell>
          <table:table-cell office:value-type="string" table:style-name="ce17">
            <text:p>/data Disk size 20.97 % capacity left : ccsnakmaissp01</text:p>
          </table:table-cell>
          <table:table-cell office:value-type="string" table:style-name="ce28">
            <text:p>지속적 알람 반복으로 리마인드함</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0M0S" table:formula="of:=[.N123]" table:style-name="ce11">
            <text:p>0:00:00</text:p>
          </table:table-cell>
          <table:table-cell office:value-type="string" table:style-name="ce25">
            <text:p>2022.06.07</text:p>
          </table:table-cell>
          <table:table-cell office:value-type="string" table:style-name="ce26">
            <text:p>15~22</text:p>
          </table:table-cell>
          <table:table-cell office:value-type="string" table:content-validation-name="val11" table:style-name="ce27">
            <text:p>정진호</text:p>
          </table:table-cell>
          <table:table-cell office:value-type="string" table:style-name="ce27">
            <text:p>Saju</text:p>
          </table:table-cell>
          <table:table-cell office:value-type="string" table:style-name="ce27">
            <text:p>이은도</text:p>
          </table:table-cell>
          <table:table-cell office:value-type="date" office:date-value="2022-06-07T21:50:00" table:style-name="ce15">
            <text:p>22-6-7 21:50</text:p>
          </table:table-cell>
          <table:table-cell office:value-type="date" office:date-value="2022-06-07T21:50:00" table:style-name="ce15">
            <text:p>22-6-7 21:50</text:p>
          </table:table-cell>
          <table:table-cell office:value-type="time" office:time-value="PT0H0M0S" table:formula="of:=[.M123]-[.L123]" table:style-name="ce16">
            <text:p>0:00:00</text:p>
          </table:table-cell>
          <table:table-cell office:value-type="string" table:style-name="ce14">
            <text:p>Kakao and mail</text:p>
          </table:table-cell>
          <table:table-cell table:style-name="ce15"/>
          <table:table-cell office:value-type="string" table:style-name="ce17">
            <text:p><text:s/>/data Disk size 20.97 % capacity left : ccsnakmasbrmofp02</text:p>
          </table:table-cell>
          <table:table-cell office:value-type="string" table:style-name="ce28">
            <text:p>Email has been send to VM owner.</text:p>
          </table:table-cell>
          <table:table-cell table:style-name="ce28"/>
          <table:table-cell office:value-type="string" table:content-validation-name="val10" table:style-name="ce29">
            <text:p>X</text:p>
          </table:table-cell>
          <table:table-cell office:value-type="string" table:content-validation-name="val10"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24]);&quot;진행중&quot;;&quot;완료&quot;)" table:style-name="ce10">
            <text:p>완료</text:p>
          </table:table-cell>
          <table:table-cell office:value-type="time" office:time-value="PT0H2M0S" table:formula="of:=[.N124]" table:style-name="ce11">
            <text:p>0:02:00</text:p>
          </table:table-cell>
          <table:table-cell office:value-type="string" table:style-name="ce25">
            <text:p>2022.06.08</text:p>
          </table:table-cell>
          <table:table-cell office:value-type="string" table:style-name="ce26">
            <text:p>15~22</text:p>
          </table:table-cell>
          <table:table-cell office:value-type="string" table:content-validation-name="val11" table:style-name="ce27">
            <text:p>정진호</text:p>
          </table:table-cell>
          <table:table-cell table:style-name="ce27"/>
          <table:table-cell office:value-type="string" table:style-name="ce27">
            <text:p>이은도</text:p>
          </table:table-cell>
          <table:table-cell office:value-type="date" office:date-value="2022-06-08T19:33:00" table:style-name="ce15">
            <text:p>22-6-8 19:33</text:p>
          </table:table-cell>
          <table:table-cell office:value-type="date" office:date-value="2022-06-08T19:35:00" table:style-name="ce15">
            <text:p>22-6-8 19:35</text:p>
          </table:table-cell>
          <table:table-cell office:value-type="time" office:time-value="PT0H2M0S" table:formula="of:=[.M124]-[.L124]" table:style-name="ce16">
            <text:p>0:02:00</text:p>
          </table:table-cell>
          <table:table-cell office:value-type="string" table:style-name="ce14">
            <text:p>Kakao and mail</text:p>
          </table:table-cell>
          <table:table-cell office:value-type="date" office:date-value="2022-06-08T19:57:00" table:style-name="ce15">
            <text:p>22-6-8 19:57</text:p>
          </table:table-cell>
          <table:table-cell office:value-type="string" table:style-name="ce17">
            <text:p>Disk size is over 90%: ccsnahmalmskafkap03</text:p>
          </table:table-cell>
          <table:table-cell office:value-type="string" table:style-name="ce28">
            <text:p>Email has been send to VM owner.</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125]" table:style-name="ce11">
            <text:p>0:01:00</text:p>
          </table:table-cell>
          <table:table-cell office:value-type="string" table:style-name="ce25">
            <text:p>2022.06.08</text:p>
          </table:table-cell>
          <table:table-cell office:value-type="string" table:style-name="ce26">
            <text:p>08~15</text:p>
          </table:table-cell>
          <table:table-cell office:value-type="string" table:content-validation-name="val11" table:style-name="ce27">
            <text:p>심명보</text:p>
          </table:table-cell>
          <table:table-cell office:value-type="string" table:style-name="ce27">
            <text:p>Ahmed</text:p>
          </table:table-cell>
          <table:table-cell table:style-name="ce27"/>
          <table:table-cell office:value-type="date" office:date-value="2022-06-08T10:58:00" table:style-name="ce15">
            <text:p>22-6-8 10:58</text:p>
          </table:table-cell>
          <table:table-cell office:value-type="date" office:date-value="2022-06-08T10:59:00" table:style-name="ce15">
            <text:p>22-6-8 10:59</text:p>
          </table:table-cell>
          <table:table-cell office:value-type="time" office:time-value="PT0H1M0S" table:formula="of:=[.M125]-[.L125]" table:style-name="ce16">
            <text:p>0:01:00</text:p>
          </table:table-cell>
          <table:table-cell office:value-type="string" table:style-name="ce14">
            <text:p>Kakao and mail</text:p>
          </table:table-cell>
          <table:table-cell table:style-name="ce15"/>
          <table:table-cell office:value-type="string" table:style-name="ce17">
            <text:p>Problem: / Disk size is over 90%: ccsnahmalmskafkap02</text:p>
          </table:table-cell>
          <table:table-cell office:value-type="string" table:style-name="ce28">
            <text:p>Email has been send to VM owner.</text:p>
          </table:table-cell>
          <table:table-cell table:style-name="ce28"/>
          <table:table-cell office:value-type="string" table:content-validation-name="val10" table:style-name="ce29">
            <text:p>X</text:p>
          </table:table-cell>
          <table:table-cell table:content-validation-name="val10"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26]);&quot;진행중&quot;;&quot;완료&quot;)" table:style-name="ce10">
            <text:p>완료</text:p>
          </table:table-cell>
          <table:table-cell office:value-type="time" office:time-value="PT0H1M0S" table:formula="of:=[.N126]" table:style-name="ce11">
            <text:p>0:01:00</text:p>
          </table:table-cell>
          <table:table-cell office:value-type="string" table:style-name="ce25">
            <text:p>2022.06.10</text:p>
          </table:table-cell>
          <table:table-cell office:value-type="string" table:style-name="ce26">
            <text:p>15~22</text:p>
          </table:table-cell>
          <table:table-cell office:value-type="string" table:content-validation-name="val11" table:style-name="ce27">
            <text:p>심명보</text:p>
          </table:table-cell>
          <table:table-cell office:value-type="string" table:style-name="ce27">
            <text:p>오창민</text:p>
          </table:table-cell>
          <table:table-cell table:style-name="ce27"/>
          <table:table-cell office:value-type="date" office:date-value="2022-06-10T17:29:00" table:style-name="ce15">
            <text:p>22-6-10 17:29</text:p>
          </table:table-cell>
          <table:table-cell office:value-type="date" office:date-value="2022-06-10T17:30:00" table:style-name="ce15">
            <text:p>22-6-10 17:30</text:p>
          </table:table-cell>
          <table:table-cell office:value-type="time" office:time-value="PT0H1M0S" table:formula="of:=[.M126]-[.L126]" table:style-name="ce16">
            <text:p>0:01:00</text:p>
          </table:table-cell>
          <table:table-cell office:value-type="string" table:style-name="ce14">
            <text:p>Kakao, Auto M+</text:p>
          </table:table-cell>
          <table:table-cell office:value-type="date" office:date-value="2022-06-10T17:29:00" table:style-name="ce15">
            <text:p>22-6-10 17:29</text:p>
          </table:table-cell>
          <table:table-cell office:value-type="string" table:style-name="ce17">
            <text:p>Problem: vServer ccs-prd-kibana state: down (1)</text:p>
          </table:table-cell>
          <table:table-cell office:value-type="string" table:style-name="ce28">
            <text:p>상태 down 알람 발생 후 바로 해재 알람 발생 담당자 확인시 서비스 이상 없음 확인</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127]" table:style-name="ce11">
            <text:p>0:01:00</text:p>
          </table:table-cell>
          <table:table-cell office:value-type="string" table:style-name="ce25">
            <text:p>2022.06.11</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11T10:57:00" table:style-name="ce15">
            <text:p>22-6-11 10:57</text:p>
          </table:table-cell>
          <table:table-cell office:value-type="date" office:date-value="2022-06-11T10:58:00" table:style-name="ce15">
            <text:p>22-6-11 10:58</text:p>
          </table:table-cell>
          <table:table-cell office:value-type="time" office:time-value="PT0H1M0S" table:formula="of:=[.M127]-[.L127]" table:style-name="ce16">
            <text:p>0:01:00</text:p>
          </table:table-cell>
          <table:table-cell office:value-type="string" table:style-name="ce14">
            <text:p>Kakao &amp; Email</text:p>
          </table:table-cell>
          <table:table-cell table:style-name="ce15"/>
          <table:table-cell office:value-type="string" table:style-name="ce17">
            <text:p>/ Disk size is over 90% ccsnahmalmskafkap03</text:p>
          </table:table-cell>
          <table:table-cell office:value-type="string" table:style-name="ce28">
            <text:p>Informed through kakao &amp; email.</text:p>
          </table:table-cell>
          <table:table-cell table:style-name="ce28"/>
          <table:table-cell table:content-validation-name="val10" table:style-name="ce29"/>
          <table:table-cell table:content-validation-name="val10" table:style-name="ce29"/>
          <table:table-cell table:style-name="ce30"/>
          <table:table-cell table:number-columns-repeated="16362" table:style-name="ce1"/>
        </table:table-row>
        <table:table-row table:style-name="ro2">
          <table:table-cell office:value-type="string" table:style-name="ce18">
            <text:p>6월</text:p>
          </table:table-cell>
          <table:table-cell office:value-type="string" table:style-name="ce18">
            <text:p>NA</text:p>
          </table:table-cell>
          <table:table-cell office:value-type="float" office:value="1" table:style-name="ce18">
            <text:p>1</text:p>
          </table:table-cell>
          <table:table-cell office:value-type="string" table:style-name="ce18">
            <text:p>PRD</text:p>
          </table:table-cell>
          <table:table-cell office:value-type="string" table:style-name="ce19">
            <text:p>완료</text:p>
          </table:table-cell>
          <table:table-cell office:value-type="time" office:time-value="PT0H1M0S" table:formula="of:=[.N128]" table:style-name="ce11">
            <text:p>0:01:00</text:p>
          </table:table-cell>
          <table:table-cell office:value-type="string" table:style-name="ce41">
            <text:p>2022.06.11</text:p>
          </table:table-cell>
          <table:table-cell office:value-type="string" table:style-name="ce49">
            <text:p>09~21</text:p>
          </table:table-cell>
          <table:table-cell office:value-type="string" table:content-validation-name="val11" table:style-name="ce42">
            <text:p>Mohamed</text:p>
          </table:table-cell>
          <table:table-cell office:value-type="string" table:style-name="ce42">
            <text:p>Ram</text:p>
          </table:table-cell>
          <table:table-cell table:style-name="ce42"/>
          <table:table-cell office:value-type="date" office:date-value="2022-06-11T12:35:00" table:style-name="ce23">
            <text:p>22-6-11 12:35</text:p>
          </table:table-cell>
          <table:table-cell office:value-type="date" office:date-value="2022-06-11T12:36:00" table:style-name="ce23">
            <text:p>22-6-11 12:36</text:p>
          </table:table-cell>
          <table:table-cell office:value-type="time" office:time-value="PT0H1M0S" table:formula="of:=[.M128]-[.L128]" table:style-name="ce16">
            <text:p>0:01:00</text:p>
          </table:table-cell>
          <table:table-cell office:value-type="string" table:style-name="ce22">
            <text:p>Kakao &amp; Email</text:p>
          </table:table-cell>
          <table:table-cell table:style-name="ce23"/>
          <table:table-cell office:value-type="string" table:style-name="ce24">
            <text:p>/ Disk size is over 90%: hmatt00dn003.novalocal</text:p>
          </table:table-cell>
          <table:table-cell office:value-type="string" table:style-name="ce44">
            <text:p>Informed through kakao &amp; email. Noc team contacted the ashok but no luck<text:s/></text:p>
          </table:table-cell>
          <table:table-cell table:style-name="ce44"/>
          <table:table-cell table:content-validation-name="val10" table:style-name="ce45"/>
          <table:table-cell table:content-validation-name="val10" table:style-name="ce45"/>
          <table:table-cell table:style-name="ce46"/>
          <table:table-cell table:number-columns-repeated="16362" table:style-name="ce1"/>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129]" table:style-name="ce11">
            <text:p>0:01:00</text:p>
          </table:table-cell>
          <table:table-cell office:value-type="string" table:style-name="ce25">
            <text:p>2022.06.12</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12T11:15:00" table:style-name="ce15">
            <text:p>22-6-12 11:15</text:p>
          </table:table-cell>
          <table:table-cell office:value-type="date" office:date-value="2022-06-12T11:16:00" table:style-name="ce15">
            <text:p>22-6-12 11:16</text:p>
          </table:table-cell>
          <table:table-cell office:value-type="time" office:time-value="PT0H1M0S" table:formula="of:=[.M129]-[.L129]" table:style-name="ce16">
            <text:p>0:01:00</text:p>
          </table:table-cell>
          <table:table-cell office:value-type="string" table:style-name="ce14">
            <text:p>Kakao &amp; Eamil<text:s/></text:p>
          </table:table-cell>
          <table:table-cell table:style-name="ce15"/>
          <table:table-cell office:value-type="string" table:style-name="ce17">
            <text:p>/data disk size 20.97 % capacity left : ccsnakmasbrmofp01</text:p>
          </table:table-cell>
          <table:table-cell office:value-type="string" table:style-name="ce28">
            <text:p>Email has been send to VM owner.</text:p>
          </table:table-cell>
          <table:table-cell table:style-name="ce28"/>
          <table:table-cell table:content-validation-name="val10" table:style-name="ce29"/>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30]);&quot;진행중&quot;;&quot;완료&quot;)" table:style-name="ce10">
            <text:p>완료</text:p>
          </table:table-cell>
          <table:table-cell office:value-type="time" office:time-value="PT0H28M0S" table:formula="of:=[.N130]" table:style-name="ce11">
            <text:p>0:28:00</text:p>
          </table:table-cell>
          <table:table-cell office:value-type="string" table:style-name="ce25">
            <text:p>2022.06.15</text:p>
          </table:table-cell>
          <table:table-cell office:value-type="string" table:style-name="ce26">
            <text:p>21~09</text:p>
          </table:table-cell>
          <table:table-cell office:value-type="string" table:content-validation-name="val11" table:style-name="ce27">
            <text:p>Radhika</text:p>
          </table:table-cell>
          <table:table-cell office:value-type="string" table:style-name="ce27">
            <text:p>Saju</text:p>
          </table:table-cell>
          <table:table-cell table:style-name="ce27"/>
          <table:table-cell office:value-type="date" office:date-value="2022-06-15T05:30:00" table:style-name="ce15">
            <text:p>22-6-15 5:30</text:p>
          </table:table-cell>
          <table:table-cell office:value-type="date" office:date-value="2022-06-15T05:58:00" table:style-name="ce15">
            <text:p>22-6-15 5:58</text:p>
          </table:table-cell>
          <table:table-cell office:value-type="time" office:time-value="PT0H28M0S" table:formula="of:=[.M130]-[.L130]" table:style-name="ce16">
            <text:p>0:28:00</text:p>
          </table:table-cell>
          <table:table-cell office:value-type="string" table:style-name="ce14">
            <text:p>Kakao</text:p>
          </table:table-cell>
          <table:table-cell office:value-type="date" office:date-value="2022-06-15T06:00:00" table:style-name="ce15">
            <text:p>22-6-15 6:00</text:p>
          </table:table-cell>
          <table:table-cell office:value-type="string" table:style-name="ce17">
            <text:p>clone06: Unavailable by ICMP ping</text:p>
          </table:table-cell>
          <table:table-cell office:value-type="string" table:style-name="ce28">
            <text:p>Informed in Kakao</text:p>
          </table:table-cell>
          <table:table-cell office:value-type="string" table:style-name="ce28">
            <text:p>ITSM-128</text:p>
          </table:table-cell>
          <table:table-cell table:content-validation-name="val10" table:style-name="ce29"/>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31]);&quot;진행중&quot;;&quot;완료&quot;)" table:style-name="ce10">
            <text:p>완료</text:p>
          </table:table-cell>
          <table:table-cell office:value-type="time" office:time-value="PT0H1M0S" table:formula="of:=[.N131]" table:style-name="ce11">
            <text:p>0:01:00</text:p>
          </table:table-cell>
          <table:table-cell office:value-type="string" table:style-name="ce25">
            <text:p>2022.06.18</text:p>
          </table:table-cell>
          <table:table-cell office:value-type="string" table:style-name="ce26">
            <text:p>21~09</text:p>
          </table:table-cell>
          <table:table-cell office:value-type="string" table:content-validation-name="val11" table:style-name="ce27">
            <text:p>Subramanya</text:p>
          </table:table-cell>
          <table:table-cell office:value-type="string" table:style-name="ce27">
            <text:p>Saju, Thulasi, Aslam</text:p>
          </table:table-cell>
          <table:table-cell table:style-name="ce27"/>
          <table:table-cell office:value-type="date" office:date-value="2022-06-19T00:19:00" table:style-name="ce15">
            <text:p>22-6-19 0:19</text:p>
          </table:table-cell>
          <table:table-cell office:value-type="date" office:date-value="2022-06-19T00:20:00" table:style-name="ce15">
            <text:p>22-6-19 0:20</text:p>
          </table:table-cell>
          <table:table-cell office:value-type="time" office:time-value="PT0H1M0S" table:formula="of:=[.M131]-[.L131]" table:style-name="ce16">
            <text:p>0:01:00</text:p>
          </table:table-cell>
          <table:table-cell office:value-type="string" table:style-name="ce14">
            <text:p>Kakao, M+, Mail &amp; Call</text:p>
          </table:table-cell>
          <table:table-cell office:value-type="date" office:date-value="2022-06-19T02:55:00" table:style-name="ce15">
            <text:p>22-6-19 2:55</text:p>
          </table:table-cell>
          <table:table-cell office:value-type="string" table:style-name="ce126">
            <text:p>Disk space alert ccsnakmasbrmofp01 and ccsnakmasbrmofp02 - /data</text:p>
          </table:table-cell>
          <table:table-cell office:value-type="string" table:style-name="ce127">
            <text:p>We have called and  informed Denny and NOC on the same, Chuck Lee logged in and released the space.  </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table-row>
        <table:table-row table:style-name="ro5">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5M0S" table:formula="of:=[.N132]" table:style-name="ce11">
            <text:p>0:05:00</text:p>
          </table:table-cell>
          <table:table-cell office:value-type="string" table:style-name="ce25">
            <text:p>2022.06.19</text:p>
          </table:table-cell>
          <table:table-cell office:value-type="string" table:style-name="ce26">
            <text:p>09~21</text:p>
          </table:table-cell>
          <table:table-cell office:value-type="string" table:content-validation-name="val11" table:style-name="ce27">
            <text:p>Mohamed</text:p>
          </table:table-cell>
          <table:table-cell office:value-type="string" table:style-name="ce27">
            <text:p>Ram</text:p>
          </table:table-cell>
          <table:table-cell table:style-name="ce27"/>
          <table:table-cell office:value-type="date" office:date-value="2022-06-19T13:35:00" table:style-name="ce15">
            <text:p>22-6-19 13:35</text:p>
          </table:table-cell>
          <table:table-cell office:value-type="date" office:date-value="2022-06-19T13:40:00" table:style-name="ce15">
            <text:p>22-6-19 13:40</text:p>
          </table:table-cell>
          <table:table-cell office:value-type="time" office:time-value="PT0H5M0S" table:formula="of:=[.M132]-[.L132]" table:style-name="ce16">
            <text:p>0:05:00</text:p>
          </table:table-cell>
          <table:table-cell office:value-type="string" table:style-name="ce14">
            <text:p>Kakao</text:p>
          </table:table-cell>
          <table:table-cell table:style-name="ce15"/>
          <table:table-cell office:value-type="string" table:style-name="ce17">
            <text:p>Unavailable by ICPM ping : radius01.ap-northeast-2prd.h53</text:p>
          </table:table-cell>
          <table:table-cell office:value-type="string" table:style-name="ce28">
            <text:p>Can't find server details details in horizon and openstack<text:s/></text:p>
          </table:table-cell>
          <table:table-cell table:style-name="ce28"/>
          <table:table-cell table:content-validation-name="val10" table:style-name="ce29"/>
          <table:table-cell table:content-validation-name="val10" table:style-name="ce29"/>
          <table:table-cell table:style-name="ce30"/>
          <table:table-cell table:number-columns-repeated="16362"/>
        </table:table-row>
        <table:table-row table:style-name="ro5">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33]);&quot;진행중&quot;;&quot;완료&quot;)" table:style-name="ce10">
            <text:p>완료</text:p>
          </table:table-cell>
          <table:table-cell office:value-type="time" office:time-value="PT0H1M0S" table:formula="of:=[.N133]" table:style-name="ce11">
            <text:p>0:01:00</text:p>
          </table:table-cell>
          <table:table-cell office:value-type="string" table:style-name="ce25">
            <text:p>2022.06.22</text:p>
          </table:table-cell>
          <table:table-cell office:value-type="string" table:style-name="ce26">
            <text:p>21~08</text:p>
          </table:table-cell>
          <table:table-cell office:value-type="string" table:content-validation-name="val11" table:style-name="ce27">
            <text:p>Mohamed</text:p>
          </table:table-cell>
          <table:table-cell office:value-type="string" table:style-name="ce27">
            <text:p>Ganesh</text:p>
          </table:table-cell>
          <table:table-cell table:style-name="ce27"/>
          <table:table-cell office:value-type="date" office:date-value="2022-06-23T03:11:00" table:style-name="ce15">
            <text:p>22-6-23 3:11</text:p>
          </table:table-cell>
          <table:table-cell office:value-type="date" office:date-value="2022-06-23T03:12:00" table:style-name="ce15">
            <text:p>22-6-23 3:12</text:p>
          </table:table-cell>
          <table:table-cell office:value-type="time" office:time-value="PT0H1M0S" table:formula="of:=[.M133]-[.L133]" table:style-name="ce16">
            <text:p>0:01:00</text:p>
          </table:table-cell>
          <table:table-cell office:value-type="string" table:style-name="ce14">
            <text:p>Kakao &amp; Mail<text:s/></text:p>
          </table:table-cell>
          <table:table-cell office:value-type="date" office:date-value="2022-06-23T03:18:00" table:style-name="ce15">
            <text:p>22-6-23 3:18</text:p>
          </table:table-cell>
          <table:table-cell office:value-type="string" table:style-name="ce17">
            <text:p>/data disk size 10.99% capacity left : ccsnahmacvcmofp01</text:p>
          </table:table-cell>
          <table:table-cell office:value-type="string" table:style-name="ce28">
            <text:p>Email has been send to VM owner.</text:p>
          </table:table-cell>
          <table:table-cell table:style-name="ce28"/>
          <table:table-cell table:content-validation-name="val10" table:style-name="ce29"/>
          <table:table-cell table:content-validation-name="val10" table:style-name="ce29"/>
          <table:table-cell table:style-name="ce30"/>
          <table:table-cell table:number-columns-repeated="16362"/>
        </table:table-row>
        <table:table-row table:style-name="ro5">
          <table:table-cell office:value-type="string" table:style-name="ce2">
            <text:p>6월</text:p>
          </table:table-cell>
          <table:table-cell office:value-type="string" table:style-name="ce2">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4M0S" table:formula="of:=[.N134]" table:style-name="ce11">
            <text:p>0:04:00</text:p>
          </table:table-cell>
          <table:table-cell office:value-type="string" table:style-name="ce25">
            <text:p>2022.06.22</text:p>
          </table:table-cell>
          <table:table-cell office:value-type="string" table:style-name="ce26">
            <text:p>08~15</text:p>
          </table:table-cell>
          <table:table-cell office:value-type="string" table:content-validation-name="val11" table:style-name="ce27">
            <text:p>채한길</text:p>
          </table:table-cell>
          <table:table-cell table:number-columns-repeated="2" table:style-name="ce27"/>
          <table:table-cell office:value-type="date" office:date-value="2022-06-22T08:57:00" table:style-name="ce15">
            <text:p>22-6-22 8:57</text:p>
          </table:table-cell>
          <table:table-cell office:value-type="date" office:date-value="2022-06-22T09:01:00" table:style-name="ce15">
            <text:p>22-6-22 9:01</text:p>
          </table:table-cell>
          <table:table-cell office:value-type="time" office:time-value="PT0H4M0S" table:formula="of:=[.M134]-[.L134]" table:style-name="ce16">
            <text:p>0:04:00</text:p>
          </table:table-cell>
          <table:table-cell office:value-type="string" table:style-name="ce14">
            <text:p>KaKao &amp; Mail</text:p>
          </table:table-cell>
          <table:table-cell table:style-name="ce15"/>
          <table:table-cell office:value-type="string" table:style-name="ce17">
            <text:p>/data Disk size 10.99% capacity left : ccsnakmaissp01</text:p>
          </table:table-cell>
          <table:table-cell office:value-type="string" table:style-name="ce28">
            <text:p>채한길 매니저 확인 및 담당자 메일전달</text:p>
          </table:table-cell>
          <table:table-cell table:style-name="ce28"/>
          <table:table-cell table:content-validation-name="val10" table:style-name="ce29"/>
          <table:table-cell table:content-validation-name="val10" table:style-name="ce29"/>
          <table:table-cell table:style-name="ce30"/>
          <table:table-cell table:number-columns-repeated="16362"/>
        </table:table-row>
        <table:table-row table:style-name="ro5">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1M0S" table:formula="of:=[.N135]" table:style-name="ce11">
            <text:p>0:01:00</text:p>
          </table:table-cell>
          <table:table-cell office:value-type="string" table:style-name="ce84">
            <text:p>2022.06.23</text:p>
          </table:table-cell>
          <table:table-cell office:value-type="string" table:style-name="ce85">
            <text:p>15~22</text:p>
          </table:table-cell>
          <table:table-cell office:value-type="string" table:content-validation-name="val11" table:style-name="ce86">
            <text:p>채한길</text:p>
          </table:table-cell>
          <table:table-cell table:number-columns-repeated="2" table:style-name="ce86"/>
          <table:table-cell office:value-type="date" office:date-value="2022-06-23T15:53:00" table:style-name="ce87">
            <text:p>22-6-23 15:53</text:p>
          </table:table-cell>
          <table:table-cell office:value-type="date" office:date-value="2022-06-23T15:54:00" table:style-name="ce87">
            <text:p>22-6-23 15:54</text:p>
          </table:table-cell>
          <table:table-cell office:value-type="time" office:time-value="PT0H1M0S" table:formula="of:=[.M135]-[.L135]" table:style-name="ce16">
            <text:p>0:01:00</text:p>
          </table:table-cell>
          <table:table-cell office:value-type="string" table:style-name="ce88">
            <text:p>KaKao &amp; Mail</text:p>
          </table:table-cell>
          <table:table-cell table:style-name="ce87"/>
          <table:table-cell office:value-type="string" table:style-name="ce89">
            <text:p>hmaph00dn029.novalocal: Uavailable by ICMP ping</text:p>
          </table:table-cell>
          <table:table-cell office:value-type="string" table:style-name="ce90">
            <text:p>Ahmed 매니저 확인결과 reboot 확인하였고, RMA 요청할 예정</text:p>
          </table:table-cell>
          <table:table-cell table:style-name="ce90"/>
          <table:table-cell table:content-validation-name="val10" table:style-name="ce91"/>
          <table:table-cell table:content-validation-name="val10" table:style-name="ce91"/>
          <table:table-cell table:style-name="ce92"/>
          <table:table-cell table:number-columns-repeated="16362"/>
        </table:table-row>
        <table:table-row table:style-name="ro2">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2M0S" table:formula="of:=[.N136]" table:style-name="ce11">
            <text:p>0:02:00</text:p>
          </table:table-cell>
          <table:table-cell office:value-type="string" table:style-name="ce84">
            <text:p>2022.06.28</text:p>
          </table:table-cell>
          <table:table-cell office:value-type="string" table:style-name="ce85">
            <text:p>08~15</text:p>
          </table:table-cell>
          <table:table-cell office:value-type="string" table:content-validation-name="val11" table:style-name="ce86">
            <text:p>임정현</text:p>
          </table:table-cell>
          <table:table-cell table:style-name="ce86"/>
          <table:table-cell office:value-type="string" table:style-name="ce86">
            <text:p>Ahmed</text:p>
          </table:table-cell>
          <table:table-cell office:value-type="date" office:date-value="2022-06-28T09:18:00" table:style-name="ce87">
            <text:p>22-6-28 9:18</text:p>
          </table:table-cell>
          <table:table-cell office:value-type="date" office:date-value="2022-06-28T09:20:00" table:style-name="ce87">
            <text:p>22-6-28 9:20</text:p>
          </table:table-cell>
          <table:table-cell office:value-type="time" office:time-value="PT0H2M0S" table:formula="of:=[.M136]-[.L136]" table:style-name="ce16">
            <text:p>0:02:00</text:p>
          </table:table-cell>
          <table:table-cell office:value-type="string" table:style-name="ce88">
            <text:p>Kakao</text:p>
          </table:table-cell>
          <table:table-cell office:value-type="date" office:date-value="2022-06-28T09:32:00" table:style-name="ce87">
            <text:p>22-6-28 9:32</text:p>
          </table:table-cell>
          <table:table-cell office:value-type="string" table:style-name="ce89">
            <text:p>Na-KMA-BIG-PRD-SL-01,2,3,4 Flash: Disk space is critically low</text:p>
          </table:table-cell>
          <table:table-cell office:value-type="string" table:style-name="ce90">
            <text:p>오래된 EOS 파일 삭제하여 해결</text:p>
          </table:table-cell>
          <table:table-cell table:style-name="ce90"/>
          <table:table-cell office:value-type="string" table:content-validation-name="val10" table:style-name="ce91">
            <text:p>O</text:p>
          </table:table-cell>
          <table:table-cell table:content-validation-name="val10" table:style-name="ce91"/>
          <table:table-cell table:style-name="ce92"/>
          <table:table-cell table:number-columns-repeated="16362"/>
        </table:table-row>
        <table:table-row table:style-name="ro2">
          <table:table-cell office:value-type="string" table:style-name="ce18">
            <text:p>6월</text:p>
          </table:table-cell>
          <table:table-cell office:value-type="string" table:style-name="ce10">
            <text:p>NA</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8M1S" table:formula="of:=[.N137]" table:style-name="ce11">
            <text:p>0:08:01</text:p>
          </table:table-cell>
          <table:table-cell office:value-type="string" table:style-name="ce84">
            <text:p>2022.06.28</text:p>
          </table:table-cell>
          <table:table-cell office:value-type="string" table:style-name="ce85">
            <text:p>21~09</text:p>
          </table:table-cell>
          <table:table-cell office:value-type="string" table:content-validation-name="val11" table:style-name="ce86">
            <text:p>Radhika</text:p>
          </table:table-cell>
          <table:table-cell table:number-columns-repeated="2" table:style-name="ce86"/>
          <table:table-cell office:value-type="date" office:date-value="2022-06-28T23:57:01" table:style-name="ce87">
            <text:p>22-6-28 23:57</text:p>
          </table:table-cell>
          <table:table-cell office:value-type="date" office:date-value="2022-06-29T00:05:02" table:style-name="ce87">
            <text:p>22-6-29 0:05</text:p>
          </table:table-cell>
          <table:table-cell office:value-type="time" office:time-value="PT0H8M1S" table:formula="of:=[.M137]-[.L137]" table:style-name="ce16">
            <text:p>0:08:01</text:p>
          </table:table-cell>
          <table:table-cell office:value-type="string" table:style-name="ce88">
            <text:p>Messenger</text:p>
          </table:table-cell>
          <table:table-cell table:style-name="ce87"/>
          <table:table-cell office:value-type="string" table:style-name="ce89">
            <text:p>/ Disk size is over 90%: ccsnahmalmskafkap03 and / Disk size is over 90%: ccsnahmalmskafkap02</text:p>
          </table:table-cell>
          <table:table-cell office:value-type="string" table:style-name="ce90">
            <text:p>Need disk expansion</text:p>
          </table:table-cell>
          <table:table-cell office:value-type="string" table:style-name="ce90">
            <text:p>NACLOUD-1479</text:p>
          </table:table-cell>
          <table:table-cell table:content-validation-name="val10" table:style-name="ce91"/>
          <table:table-cell table:content-validation-name="val10" table:style-name="ce91"/>
          <table:table-cell table:style-name="ce92"/>
          <table:table-cell table:number-columns-repeated="16362"/>
        </table:table-row>
        <table:table-row table:style-name="ro2">
          <table:table-cell office:value-type="string" table:style-name="ce32">
            <text:p>6월</text:p>
          </table:table-cell>
          <table:table-cell office:value-type="string" table:style-name="ce32">
            <text:p>RU</text:p>
          </table:table-cell>
          <table:table-cell office:value-type="float" office:value="1" table:style-name="ce18">
            <text:p>1</text:p>
          </table:table-cell>
          <table:table-cell office:value-type="string" table:style-name="ce33">
            <text:p>PRD</text:p>
          </table:table-cell>
          <table:table-cell office:value-type="string" table:style-name="ce128">
            <text:p>완료</text:p>
          </table:table-cell>
          <table:table-cell office:value-type="time" office:time-value="PT2H23M0S" table:formula="of:=[.N138]" table:style-name="ce34">
            <text:p>2:23:00</text:p>
          </table:table-cell>
          <table:table-cell office:value-type="string" table:style-name="ce72">
            <text:p>2022.06.06</text:p>
          </table:table-cell>
          <table:table-cell office:value-type="string" table:style-name="ce73">
            <text:p>21~09</text:p>
          </table:table-cell>
          <table:table-cell office:value-type="string" table:content-validation-name="val11" table:style-name="ce74">
            <text:p>Subramanya</text:p>
          </table:table-cell>
          <table:table-cell office:value-type="string" table:style-name="ce74">
            <text:p>Saju</text:p>
          </table:table-cell>
          <table:table-cell table:style-name="ce74"/>
          <table:table-cell office:value-type="date" office:date-value="2022-06-06T21:10:00" table:style-name="ce38">
            <text:p>22-6-6 21:10</text:p>
          </table:table-cell>
          <table:table-cell office:value-type="date" office:date-value="2022-06-06T23:33:00" table:style-name="ce38">
            <text:p>22-6-6 23:33</text:p>
          </table:table-cell>
          <table:table-cell office:value-type="time" office:time-value="PT2H23M0S" table:formula="of:=[.M138]-[.L138]" table:style-name="ce39">
            <text:p>2:23:00</text:p>
          </table:table-cell>
          <table:table-cell office:value-type="string" table:style-name="ce37">
            <text:p>Kakao</text:p>
          </table:table-cell>
          <table:table-cell table:style-name="ce38"/>
          <table:table-cell office:value-type="string" table:style-name="ce40">
            <text:p>rucloudprdcomdr101.rucloud System status is in critical state</text:p>
          </table:table-cell>
          <table:table-cell office:value-type="string" table:style-name="ce129">
            <text:p>We have not migrated any VM instance yet, since these are all critical Database VMs and as directed by next level technical person, we have sent a mail to the VM owner and created the ticket for the same.<text:s/></text:p>
          </table:table-cell>
          <table:table-cell office:value-type="string" table:style-name="ce130">
            <text:p>RUCLOUD-694</text:p>
          </table:table-cell>
          <table:table-cell office:value-type="string" table:content-validation-name="val10" table:style-name="ce76">
            <text:p>X</text:p>
          </table:table-cell>
          <table:table-cell table:content-validation-name="val10" table:style-name="ce76"/>
          <table:table-cell table:style-name="ce77"/>
          <table:table-cell table:number-columns-repeated="16362"/>
        </table:table-row>
        <table:table-row table:style-name="ro2">
          <table:table-cell office:value-type="string" table:style-name="ce2">
            <text:p>6월</text:p>
          </table:table-cell>
          <table:table-cell office:value-type="string" table:style-name="ce2">
            <text:p>RU</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39]);&quot;진행중&quot;;&quot;완료&quot;)" table:style-name="ce10">
            <text:p>완료</text:p>
          </table:table-cell>
          <table:table-cell office:value-type="time" office:time-value="PT0H1M0S" table:formula="of:=[.N139]" table:style-name="ce11">
            <text:p>0:01:00</text:p>
          </table:table-cell>
          <table:table-cell office:value-type="string" table:style-name="ce25">
            <text:p>2022.06.16</text:p>
          </table:table-cell>
          <table:table-cell office:value-type="string" table:style-name="ce26">
            <text:p>08~16</text:p>
          </table:table-cell>
          <table:table-cell office:value-type="string" table:content-validation-name="val11" table:style-name="ce27">
            <text:p>오창민</text:p>
          </table:table-cell>
          <table:table-cell table:style-name="ce27"/>
          <table:table-cell office:value-type="string" table:style-name="ce27">
            <text:p>김의현</text:p>
          </table:table-cell>
          <table:table-cell office:value-type="date" office:date-value="2022-06-16T13:11:00" table:style-name="ce15">
            <text:p>22-6-16 13:11</text:p>
          </table:table-cell>
          <table:table-cell office:value-type="date" office:date-value="2022-06-16T13:12:00" table:style-name="ce15">
            <text:p>22-6-16 13:12</text:p>
          </table:table-cell>
          <table:table-cell office:value-type="time" office:time-value="PT0H1M0S" table:formula="of:=[.M139]-[.L139]" table:style-name="ce16">
            <text:p>0:01:00</text:p>
          </table:table-cell>
          <table:table-cell office:value-type="string" table:style-name="ce14">
            <text:p>Kakao &amp; mail &amp; call</text:p>
          </table:table-cell>
          <table:table-cell office:value-type="date" office:date-value="2022-06-16T14:54:00" table:style-name="ce15">
            <text:p>22-6-16 14:54</text:p>
          </table:table-cell>
          <table:table-cell office:value-type="string" table:style-name="ce17">
            <text:p>/var/op[t/opscode/drbd/data Disk size 10.24% capacity left : ccsruchefbackp02 /High</text:p>
          </table:table-cell>
          <table:table-cell office:value-type="string" table:style-name="ce28">
            <text:p>해당 디스크 남은 사이즈가 2%까지 급감하여 담당자(김민승 책임) 유선 컨택 및 메일 공유</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RU</text:p>
          </table:table-cell>
          <table:table-cell office:value-type="float" office:value="1" table:style-name="ce18">
            <text:p>1</text:p>
          </table:table-cell>
          <table:table-cell office:value-type="string" table:style-name="ce10">
            <text:p>PRD</text:p>
          </table:table-cell>
          <table:table-cell office:value-type="string" office:string-value="완료" table:formula="of:=IF(ISBLANK([.P140]);&quot;진행중&quot;;&quot;완료&quot;)" table:style-name="ce10">
            <text:p>완료</text:p>
          </table:table-cell>
          <table:table-cell office:value-type="time" office:time-value="PT0H1M0S" table:formula="of:=[.N140]" table:style-name="ce11">
            <text:p>0:01:00</text:p>
          </table:table-cell>
          <table:table-cell office:value-type="string" table:style-name="ce25">
            <text:p>2022.06.20</text:p>
          </table:table-cell>
          <table:table-cell office:value-type="string" table:style-name="ce26">
            <text:p>08~15</text:p>
          </table:table-cell>
          <table:table-cell office:value-type="string" table:content-validation-name="val11" table:style-name="ce27">
            <text:p>정종인</text:p>
          </table:table-cell>
          <table:table-cell table:number-columns-repeated="2" table:style-name="ce27"/>
          <table:table-cell office:value-type="date" office:date-value="2022-06-20T07:02:00" table:style-name="ce15">
            <text:p>22-6-20 7:02</text:p>
          </table:table-cell>
          <table:table-cell office:value-type="date" office:date-value="2022-06-20T07:03:00" table:style-name="ce15">
            <text:p>22-6-20 7:03</text:p>
          </table:table-cell>
          <table:table-cell office:value-type="time" office:time-value="PT0H1M0S" table:formula="of:=[.M140]-[.L140]" table:style-name="ce16">
            <text:p>0:01:00</text:p>
          </table:table-cell>
          <table:table-cell office:value-type="string" table:style-name="ce14">
            <text:p>Kakao</text:p>
          </table:table-cell>
          <table:table-cell office:value-type="date" office:date-value="2022-06-20T09:45:00" table:style-name="ce15">
            <text:p>22-6-20 9:45</text:p>
          </table:table-cell>
          <table:table-cell office:value-type="string" table:style-name="ce17">
            <text:p>RUTMS eDMZ / iDMZ / INT Router Ping Fail</text:p>
          </table:table-cell>
          <table:table-cell office:value-type="string" table:style-name="ce28">
            <text:p>Informed in kakao and 오탐으로 확인</text:p>
          </table:table-cell>
          <table:table-cell table:style-name="ce28"/>
          <table:table-cell office:value-type="string" table:content-validation-name="val10" table:style-name="ce29">
            <text:p>O</text:p>
          </table:table-cell>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SG</text:p>
          </table:table-cell>
          <table:table-cell office:value-type="float" office:value="1" table:style-name="ce18">
            <text:p>1</text:p>
          </table:table-cell>
          <table:table-cell office:value-type="string" table:style-name="ce10">
            <text:p>PRD</text:p>
          </table:table-cell>
          <table:table-cell office:value-type="string" table:style-name="ce19">
            <text:p>완료</text:p>
          </table:table-cell>
          <table:table-cell office:value-type="time" office:time-value="PT0H0M0S" table:formula="of:=[.N141]" table:style-name="ce11">
            <text:p>0:00:00</text:p>
          </table:table-cell>
          <table:table-cell office:value-type="string" table:style-name="ce25">
            <text:p>2022.06.22</text:p>
          </table:table-cell>
          <table:table-cell office:value-type="string" table:style-name="ce26">
            <text:p>15~22</text:p>
          </table:table-cell>
          <table:table-cell office:value-type="string" table:content-validation-name="val11" table:style-name="ce27">
            <text:p>김의현</text:p>
          </table:table-cell>
          <table:table-cell table:number-columns-repeated="2" table:style-name="ce27"/>
          <table:table-cell office:value-type="date" office:date-value="2022-06-22T19:00:00" table:style-name="ce15">
            <text:p>22-6-22 19:00</text:p>
          </table:table-cell>
          <table:table-cell office:value-type="date" office:date-value="2022-06-22T19:00:00" table:style-name="ce15">
            <text:p>22-6-22 19:00</text:p>
          </table:table-cell>
          <table:table-cell office:value-type="time" office:time-value="PT0H0M0S" table:formula="of:=[.M141]-[.L141]" table:style-name="ce16">
            <text:p>0:00:00</text:p>
          </table:table-cell>
          <table:table-cell office:value-type="string" table:style-name="ce14">
            <text:p>KaKao</text:p>
          </table:table-cell>
          <table:table-cell table:style-name="ce15"/>
          <table:table-cell office:value-type="string" table:style-name="ce17">
            <text:p>ccsaucachep01,02, ping fail</text:p>
          </table:table-cell>
          <table:table-cell office:value-type="string" table:style-name="ce28">
            <text:p>삭제될 VM으로 메인터넌스 시간 오설정으로 발생</text:p>
          </table:table-cell>
          <table:table-cell office:value-type="string" table:style-name="ce28">
            <text:p>SGCLOUD-990</text:p>
          </table:table-cell>
          <table:table-cell table:content-validation-name="val10" table:style-name="ce29"/>
          <table:table-cell table:content-validation-name="val10" table:style-name="ce29"/>
          <table:table-cell table:style-name="ce30"/>
          <table:table-cell table:number-columns-repeated="16362"/>
        </table:table-row>
        <table:table-row table:style-name="ro2">
          <table:table-cell office:value-type="string" table:style-name="ce2">
            <text:p>6월</text:p>
          </table:table-cell>
          <table:table-cell office:value-type="string" table:style-name="ce2">
            <text:p>SG</text:p>
          </table:table-cell>
          <table:table-cell office:value-type="float" office:value="1" table:style-name="ce18">
            <text:p>1</text:p>
          </table:table-cell>
          <table:table-cell office:value-type="string" table:style-name="ce10">
            <text:p>STG</text:p>
          </table:table-cell>
          <table:table-cell office:value-type="string" office:string-value="완료" table:formula="of:=IF(ISBLANK([.P142]);&quot;진행중&quot;;&quot;완료&quot;)" table:style-name="ce10">
            <text:p>완료</text:p>
          </table:table-cell>
          <table:table-cell office:value-type="time" office:time-value="PT0H1M0S" table:formula="of:=[.N142]" table:style-name="ce11">
            <text:p>0:01:00</text:p>
          </table:table-cell>
          <table:table-cell office:value-type="string" table:style-name="ce25">
            <text:p>2022.06.07</text:p>
          </table:table-cell>
          <table:table-cell office:value-type="string" table:style-name="ce26">
            <text:p>15~22</text:p>
          </table:table-cell>
          <table:table-cell office:value-type="string" table:content-validation-name="val11" table:style-name="ce27">
            <text:p>정진호</text:p>
          </table:table-cell>
          <table:table-cell office:value-type="string" table:style-name="ce27">
            <text:p>Saju</text:p>
          </table:table-cell>
          <table:table-cell office:value-type="string" table:style-name="ce27">
            <text:p>우전성</text:p>
          </table:table-cell>
          <table:table-cell office:value-type="date" office:date-value="2022-06-07T15:16:00" table:style-name="ce15">
            <text:p>22-6-7 15:16</text:p>
          </table:table-cell>
          <table:table-cell office:value-type="date" office:date-value="2022-06-07T15:17:00" table:style-name="ce15">
            <text:p>22-6-7 15:17</text:p>
          </table:table-cell>
          <table:table-cell office:value-type="time" office:time-value="PT0H1M0S" table:formula="of:=[.M142]-[.L142]" table:style-name="ce16">
            <text:p>0:01:00</text:p>
          </table:table-cell>
          <table:table-cell office:value-type="string" table:style-name="ce14">
            <text:p>Kakao</text:p>
          </table:table-cell>
          <table:table-cell office:value-type="date" office:date-value="2022-06-07T15:17:00" table:style-name="ce15">
            <text:p>22-6-7 15:17</text:p>
          </table:table-cell>
          <table:table-cell office:value-type="string" table:style-name="ce48">
            <text:p>SG-CL01-U-01R03 : Interface Ethernet14([Mgmt] sg-stg-com-d-0103-14_p1p1) Link down</text:p>
            <text:p>SG-CL01-D-01R03 : Interface Ethernet34([SVC] sg-stg-com-d-0103-14_p1p2) Link down</text:p>
          </table:table-cell>
          <table:table-cell office:value-type="string" table:style-name="ce28">
            <text:p>VM없는 호스트, 우전성 매니저님에 의한 매뉴얼 재기동 (메인터넌스 작업)</text:p>
          </table:table-cell>
          <table:table-cell table:style-name="ce28"/>
          <table:table-cell office:value-type="string" table:content-validation-name="val10" table:style-name="ce29">
            <text:p>O</text:p>
          </table:table-cell>
          <table:table-cell office:value-type="string" table:content-validation-name="val10" table:style-name="ce29">
            <text:p>X</text:p>
          </table:table-cell>
          <table:table-cell table:style-name="ce30"/>
          <table:table-cell table:number-columns-repeated="16362"/>
        </table:table-row>
        <table:table-row table:style-name="ro2">
          <table:table-cell office:value-type="string" table:style-name="ce18">
            <text:p>6월</text:p>
          </table:table-cell>
          <table:table-cell office:value-type="string" table:style-name="ce18">
            <text:p>SG</text:p>
          </table:table-cell>
          <table:table-cell office:value-type="float" office:value="1" table:style-name="ce18">
            <text:p>1</text:p>
          </table:table-cell>
          <table:table-cell office:value-type="string" table:style-name="ce18">
            <text:p>STG</text:p>
          </table:table-cell>
          <table:table-cell office:value-type="string" office:string-value="완료" table:formula="of:=IF(ISBLANK([.P143]);&quot;진행중&quot;;&quot;완료&quot;)" table:style-name="ce19">
            <text:p>완료</text:p>
          </table:table-cell>
          <table:table-cell office:value-type="time" office:time-value="PT0H1M0S" table:formula="of:=[.N143]" table:style-name="ce11">
            <text:p>0:01:00</text:p>
          </table:table-cell>
          <table:table-cell office:value-type="string" table:style-name="ce41">
            <text:p>2022.06.07</text:p>
          </table:table-cell>
          <table:table-cell office:value-type="string" table:style-name="ce49">
            <text:p>15~22</text:p>
          </table:table-cell>
          <table:table-cell office:value-type="string" table:content-validation-name="val11" table:style-name="ce42">
            <text:p>정진호</text:p>
          </table:table-cell>
          <table:table-cell office:value-type="string" table:style-name="ce42">
            <text:p>Saju</text:p>
          </table:table-cell>
          <table:table-cell office:value-type="string" table:style-name="ce42">
            <text:p>우전성</text:p>
          </table:table-cell>
          <table:table-cell office:value-type="date" office:date-value="2022-06-07T15:16:00" table:style-name="ce23">
            <text:p>22-6-7 15:16</text:p>
          </table:table-cell>
          <table:table-cell office:value-type="date" office:date-value="2022-06-07T15:17:00" table:style-name="ce23">
            <text:p>22-6-7 15:17</text:p>
          </table:table-cell>
          <table:table-cell office:value-type="time" office:time-value="PT0H1M0S" table:formula="of:=[.M143]-[.L143]" table:style-name="ce16">
            <text:p>0:01:00</text:p>
          </table:table-cell>
          <table:table-cell office:value-type="string" table:style-name="ce22">
            <text:p>Kakao</text:p>
          </table:table-cell>
          <table:table-cell office:value-type="date" office:date-value="2022-06-07T15:17:00" table:style-name="ce23">
            <text:p>22-6-7 15:17</text:p>
          </table:table-cell>
          <table:table-cell office:value-type="string" table:style-name="ce55">
            <text:p>SG-CL01-U-01R03 : Interface Ethernet14([Mgmt] sg-stg-com-d-0103-14_p1p1) Link down</text:p>
            <text:p>SG-CL01-D-01R03 : Interface Ethernet34([SVC] sg-stg-com-d-0103-14_p1p2) Link down</text:p>
          </table:table-cell>
          <table:table-cell office:value-type="string" table:style-name="ce44">
            <text:p>VM없는 호스트, 우전성 매니저님에 의한 매뉴얼 재기동 (메인터넌스 작업)</text:p>
          </table:table-cell>
          <table:table-cell table:style-name="ce44"/>
          <table:table-cell office:value-type="string" table:content-validation-name="val10" table:style-name="ce45">
            <text:p>O</text:p>
          </table:table-cell>
          <table:table-cell office:value-type="string" table:content-validation-name="val10" table:style-name="ce45">
            <text:p>X</text:p>
          </table:table-cell>
          <table:table-cell table:style-name="ce46"/>
          <table:table-cell table:number-columns-repeated="16362"/>
        </table:table-row>
        <table:table-row table:number-rows-repeated="1048433" table:style-name="ro6">
          <table:table-cell table:number-columns-repeated="16384"/>
        </table:table-row>
      </table:table>
      <table:table table:name="'file:///C:/Users/h2107570/Downloads/장애%20템플릿_초안_20220509_1.ods'#1st_Level" table:style-name="ta4">
        <table:table-source xlink:href="file:///C:/Users/h2107570/Downloads/장애%20템플릿_초안_20220509_1.ods" table:table-name="1st_Level" table:mode="copy-results-only"/>
        <table:table-column/>
        <table:table-row table:number-rows-repeated="1048576">
          <table:table-cell table:number-columns-repeated="16384"/>
        </table:table-row>
      </table:table>
      <table:table table:name="'file:///C:/Users/h2107570/Downloads/장애%20템플릿_초안_20220509_1.ods'#2st_Level" table:style-name="ta4">
        <table:table-source xlink:href="file:///C:/Users/h2107570/Downloads/장애%20템플릿_초안_20220509_1.ods" table:table-name="2st_Level" table:mode="copy-results-only"/>
        <table:table-column/>
        <table:table-row table:number-rows-repeated="1048576">
          <table:table-cell table:number-columns-repeated="16384"/>
        </table:table-row>
      </table:table>
      <table:table table:name="'file:///C:/Users/h2107570/Downloads/장애%20템플릿_초안_20220509_1.ods'#3st_Level" table:style-name="ta4">
        <table:table-source xlink:href="file:///C:/Users/h2107570/Downloads/장애%20템플릿_초안_20220509_1.ods" table:table-name="3st_Level" table:mode="copy-results-only"/>
        <table:table-column/>
        <table:table-row table:number-rows-repeated="1048576">
          <table:table-cell table:number-columns-repeated="16384"/>
        </table:table-row>
      </table:table>
      <table:table table:name="'file:///C:/Users/h2107570/Downloads/장애%20템플릿_초안_20220509_1.ods'#List" table:style-name="ta4">
        <table:table-source xlink:href="file:///C:/Users/h2107570/Downloads/장애%20템플릿_초안_20220509_1.ods" table:table-name="List" table:mode="copy-results-only"/>
        <table:table-column/>
        <table:table-row table:number-rows-repeated="2">
          <table:table-cell table:number-columns-repeated="16384"/>
        </table:table-row>
        <table:table-row>
          <table:table-cell/>
          <table:table-cell office:value-type="string" office:string-value="장재봉"/>
          <table:table-cell table:number-columns-repeated="16382"/>
        </table:table-row>
        <table:table-row>
          <table:table-cell/>
          <table:table-cell office:value-type="string" office:string-value="임예슬"/>
          <table:table-cell table:number-columns-repeated="16382"/>
        </table:table-row>
        <table:table-row>
          <table:table-cell/>
          <table:table-cell office:value-type="string" office:string-value="Ahmed"/>
          <table:table-cell table:number-columns-repeated="16382"/>
        </table:table-row>
        <table:table-row>
          <table:table-cell/>
          <table:table-cell office:value-type="string" office:string-value="정진호"/>
          <table:table-cell table:number-columns-repeated="16382"/>
        </table:table-row>
        <table:table-row>
          <table:table-cell/>
          <table:table-cell office:value-type="string" office:string-value="김의현"/>
          <table:table-cell table:number-columns-repeated="16382"/>
        </table:table-row>
        <table:table-row>
          <table:table-cell/>
          <table:table-cell office:value-type="string" office:string-value="김지윤"/>
          <table:table-cell table:number-columns-repeated="16382"/>
        </table:table-row>
        <table:table-row>
          <table:table-cell/>
          <table:table-cell office:value-type="string" office:string-value="이한새"/>
          <table:table-cell table:number-columns-repeated="16382"/>
        </table:table-row>
        <table:table-row>
          <table:table-cell/>
          <table:table-cell office:value-type="string" office:string-value="고희경"/>
          <table:table-cell table:number-columns-repeated="16382"/>
        </table:table-row>
        <table:table-row>
          <table:table-cell/>
          <table:table-cell office:value-type="string" office:string-value="남원우"/>
          <table:table-cell table:number-columns-repeated="16382"/>
        </table:table-row>
        <table:table-row>
          <table:table-cell/>
          <table:table-cell office:value-type="string" office:string-value="이시형"/>
          <table:table-cell table:number-columns-repeated="16382"/>
        </table:table-row>
        <table:table-row>
          <table:table-cell/>
          <table:table-cell office:value-type="string" office:string-value="심명보"/>
          <table:table-cell table:number-columns-repeated="16382"/>
        </table:table-row>
        <table:table-row>
          <table:table-cell/>
          <table:table-cell office:value-type="string" office:string-value="정종인"/>
          <table:table-cell table:number-columns-repeated="16382"/>
        </table:table-row>
        <table:table-row>
          <table:table-cell/>
          <table:table-cell office:value-type="string" office:string-value="채한길"/>
          <table:table-cell table:number-columns-repeated="16382"/>
        </table:table-row>
        <table:table-row>
          <table:table-cell/>
          <table:table-cell office:value-type="string" office:string-value="임정현"/>
          <table:table-cell table:number-columns-repeated="16382"/>
        </table:table-row>
        <table:table-row>
          <table:table-cell/>
          <table:table-cell office:value-type="string" office:string-value="오창민"/>
          <table:table-cell table:number-columns-repeated="16382"/>
        </table:table-row>
        <table:table-row>
          <table:table-cell/>
          <table:table-cell office:value-type="string" office:string-value="이후승"/>
          <table:table-cell table:number-columns-repeated="16382"/>
        </table:table-row>
        <table:table-row>
          <table:table-cell/>
          <table:table-cell office:value-type="string" office:string-value="이은도"/>
          <table:table-cell table:number-columns-repeated="16382"/>
        </table:table-row>
        <table:table-row>
          <table:table-cell/>
          <table:table-cell office:value-type="string" office:string-value="송윤진"/>
          <table:table-cell table:number-columns-repeated="16382"/>
        </table:table-row>
        <table:table-row>
          <table:table-cell/>
          <table:table-cell office:value-type="string" office:string-value="김범준"/>
          <table:table-cell table:number-columns-repeated="16382"/>
        </table:table-row>
        <table:table-row>
          <table:table-cell/>
          <table:table-cell office:value-type="string" office:string-value="문광훈"/>
          <table:table-cell table:number-columns-repeated="16382"/>
        </table:table-row>
        <table:table-row>
          <table:table-cell/>
          <table:table-cell office:value-type="string" office:string-value="Mohamed"/>
          <table:table-cell table:number-columns-repeated="16382"/>
        </table:table-row>
        <table:table-row>
          <table:table-cell/>
          <table:table-cell office:value-type="string" office:string-value="Lalit"/>
          <table:table-cell table:number-columns-repeated="16382"/>
        </table:table-row>
        <table:table-row>
          <table:table-cell/>
          <table:table-cell office:value-type="string" office:string-value="Subramanya"/>
          <table:table-cell table:number-columns-repeated="16382"/>
        </table:table-row>
        <table:table-row>
          <table:table-cell/>
          <table:table-cell office:value-type="string" office:string-value="Radhika"/>
          <table:table-cell table:number-columns-repeated="16382"/>
        </table:table-row>
        <table:table-row>
          <table:table-cell/>
          <table:table-cell office:value-type="string" office:string-value="우전성"/>
          <table:table-cell table:number-columns-repeated="16382"/>
        </table:table-row>
        <table:table-row>
          <table:table-cell/>
          <table:table-cell office:value-type="string" office:string-value="김효은"/>
          <table:table-cell table:number-columns-repeated="16382"/>
        </table:table-row>
        <table:table-row>
          <table:table-cell/>
          <table:table-cell office:value-type="string" office:string-value="이세용"/>
          <table:table-cell table:number-columns-repeated="16382"/>
        </table:table-row>
        <table:table-row>
          <table:table-cell/>
          <table:table-cell office:value-type="string" office:string-value="허원범"/>
          <table:table-cell table:number-columns-repeated="16382"/>
        </table:table-row>
        <table:table-row table:number-rows-repeated="1048546">
          <table:table-cell table:number-columns-repeated="16382"/>
        </table:table-row>
      </table:table>
      <table:table table:name="'file:///C:/Users/H2206536/Documents/인시던트핸들링%20파일/Incident_handling_June2022_v0.2_0622_3.ods'#List" table:style-name="ta4">
        <table:table-source xlink:href="file:///C:/Users/H2206536/Documents/인시던트핸들링%20파일/Incident_handling_June2022_v0.2_0622_3.ods" table:table-name="List" table:mode="copy-results-only"/>
        <table:table-column/>
        <table:table-row table:number-rows-repeated="1048576">
          <table:table-cell table:number-columns-repeated="16384"/>
        </table:table-row>
      </table:table>
      <table:named-expressions>
        <table:named-range table:name="acacacacac" table:cell-range-address="'file:///C:/Users/h2107570/Downloads/장애%20템플릿_초안_20220509_1.ods'#List.$B$3:List.$B$30" table:base-cell-address="6월집계.$A$1"/>
        <table:named-range table:name="당직자" table:cell-range-address="'file:///C:/Users/H2206536/Documents/인시던트핸들링%20파일/Incident_handling_June2022_v0.2_0622_3.ods'#List.$B$3:List.$B$30" table:base-cell-address="6월집계.$A$1"/>
        <table:named-range table:name="장애공유" table:cell-range-address="'file:///C:/Users/H2206536/Documents/인시던트핸들링%20파일/Incident_handling_June2022_v0.2_0622_3.ods'#List.$C$3:List.$C$8" table:base-cell-address="6월집계.$A$1"/>
        <table:named-range table:name="컨택여부" table:cell-range-address="'file:///C:/Users/H2206536/Documents/인시던트핸들링%20파일/Incident_handling_June2022_v0.2_0622_3.ods'#List.$D$3:List.$D$4" table:base-cell-address="6월집계.$A$1"/>
      </table:named-expressions>
      <table:database-ranges>
        <table:database-range table:target-range-address="6월집계.A1:6월집계.V234" table:display-filter-buttons="true"/>
        <table:database-range table:target-range-address="incidenthandling.A7:incidenthandling.W235" table:contains-header="false">
          <table:sort>
            <table:sort-by table:field-number="0"/>
            <table:sort-by table:field-number="1"/>
            <table:sort-by table:field-number="2"/>
            <table:sort-by table:field-number="3"/>
          </table:sort>
        </table:database-range>
        <table:database-range table:target-range-address="incidenthandling.A2:incidenthandling.V235" table:display-filter-buttons="true">
          <table:filter>
            <table:filter-and>
              <table:filter-condition table:field-number="0" table:value="6월" table:operator="="/>
              <table:filter-condition table:field-number="3" table:value="PRD" table:operator="="/>
            </table:filter-and>
          </table:filter>
        </table:database-range>
      </table:database-ranges>
      <table:data-pilot-tables>
        <table:data-pilot-table table:name="피벗 테이블9" table:target-range-address="요약_전체.A39:요약_전체.D50" table:show-filter-button="false" table:buttons="요약_전체.A39 요약_전체.A42 요약_전체.B41">
          <table:source-cell-range table:cell-range-address="incidenthandling.A2:incidenthandling.V235"/>
          <table:data-pilot-field table:source-field-name="테넌트" table:orientation="page" table:selected-page="PRD">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리전"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8" table:target-range-address="요약_전체.A2:요약_전체.B13" table:show-filter-button="false" table:buttons="요약_전체.A2 요약_전체.A3 요약_전체.A5">
          <table:source-cell-range table:cell-range-address="incidenthandling.A2:incidenthandling.V235"/>
          <table:data-pilot-field table:source-field-name="월" table:orientation="page" table:selected-page="6월">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page" table:selected-page="PRD">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리전" table:orientation="row">
            <table:data-pilot-level table:show-empty="false">
              <table:data-pilot-subtotals>
                <table:data-pilot-subtotal table:function="auto"/>
              </table:data-pilot-subtotals>
              <table:data-pilot-sort-info table:sort-mode="data" table:data-field="진행상태" table:order="de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1" table:target-range-address="5월_요약.A1:5월_요약.B11" table:show-filter-button="false" table:buttons="5월_요약.A1 5월_요약.A3">
          <table:source-cell-range table:cell-range-address="2022년_5월.A2:2022년_5월.V94"/>
          <table:data-pilot-field table:source-field-name="테넌트"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리전" table:orientation="row">
            <table:data-pilot-level table:show-empty="false">
              <table:data-pilot-subtotals>
                <table:data-pilot-subtotal table:function="auto"/>
              </table:data-pilot-subtotals>
              <table:data-pilot-sort-info table:sort-mode="data" table:data-field="진행상태" table:order="de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5" table:target-range-address="6월_요약.A1:6월_요약.B11" table:show-filter-button="false" table:buttons="6월_요약.A1 6월_요약.A3">
          <table:source-cell-range table:cell-range-address="2022년_6월.A2:2022년_6월.V143"/>
          <table:data-pilot-field table:source-field-name="테넌트"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리전" table:orientation="row">
            <table:data-pilot-level table:show-empty="false">
              <table:data-pilot-subtotals>
                <table:data-pilot-subtotal table:function="auto"/>
              </table:data-pilot-subtotals>
              <table:data-pilot-members>
                <table:data-pilot-member table:name="CN" table:display="true" table:show-details="false"/>
                <table:data-pilot-member table:name="EU" table:display="true" table:show-details="false"/>
                <table:data-pilot-member table:name="IN" table:display="true" table:show-details="false"/>
                <table:data-pilot-member table:name="KR" table:display="true" table:show-details="false"/>
                <table:data-pilot-member table:name="NA" table:display="true" table:show-details="false"/>
                <table:data-pilot-member table:name="RU" table:display="true" table:show-details="false"/>
                <table:data-pilot-member table:name="SG" table:display="true" table:show-details="false"/>
              </table:data-pilot-members>
              <table:data-pilot-sort-info table:sort-mode="data" table:data-field="진행상태" table:order="de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9" table:target-range-address="요약_CN.A21:요약_CN.D26" table:show-filter-button="false" table:buttons="요약_CN.A21 요약_CN.A24 요약_CN.B23">
          <table:source-cell-range table:cell-range-address="incidenthandling.A2:incidenthandling.V235"/>
          <table:data-pilot-field table:source-field-name="리전" table:orientation="page" table:selected-page="C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2" table:target-range-address="요약_CN.A5:요약_CN.B10" table:show-filter-button="false" table:buttons="요약_CN.A5 요약_CN.A6 요약_CN.A8">
          <table:source-cell-range table:cell-range-address="incidenthandling.A2:incidenthandling.V235"/>
          <table:data-pilot-field table:source-field-name="리전" table:orientation="page" table:selected-page="C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3" table:target-range-address="요약_EU.A20:요약_EU.D25" table:show-filter-button="false" table:buttons="요약_EU.A20 요약_EU.A23 요약_EU.B22">
          <table:source-cell-range table:cell-range-address="incidenthandling.A2:incidenthandling.V235"/>
          <table:data-pilot-field table:source-field-name="리전" table:orientation="page" table:selected-page="EU">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1" table:target-range-address="요약_EU.A5:요약_EU.B10" table:show-filter-button="false" table:buttons="요약_EU.A5 요약_EU.A6 요약_EU.A8">
          <table:source-cell-range table:cell-range-address="incidenthandling.A2:incidenthandling.V235"/>
          <table:data-pilot-field table:source-field-name="리전" table:orientation="page" table:selected-page="EU">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selected-page="6월">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2" table:target-range-address="요약_IN.A5:요약_IN.B10" table:show-filter-button="false" table:buttons="요약_IN.A5 요약_IN.A6 요약_IN.A8">
          <table:source-cell-range table:cell-range-address="incidenthandling.A2:incidenthandling.V235"/>
          <table:data-pilot-field table:source-field-name="리전" table:orientation="page" table:selected-page="I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4" table:target-range-address="요약_IN.A20:요약_IN.D25" table:show-filter-button="false" table:buttons="요약_IN.A20 요약_IN.A23 요약_IN.B22">
          <table:source-cell-range table:cell-range-address="incidenthandling.A2:incidenthandling.V235"/>
          <table:data-pilot-field table:source-field-name="리전" table:orientation="page" table:selected-page="I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3" table:target-range-address="요약_KR.A5:요약_KR.B11" table:show-filter-button="false" table:buttons="요약_KR.A5 요약_KR.A6 요약_KR.A8">
          <table:source-cell-range table:cell-range-address="incidenthandling.A2:incidenthandling.V235"/>
          <table:data-pilot-field table:source-field-name="리전" table:orientation="page" table:selected-page="KR">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0" table:target-range-address="요약_KR.A34:요약_KR.E44" table:show-filter-button="false" table:buttons="요약_KR.A34 요약_KR.A37 요약_KR.B37 요약_KR.C36">
          <table:source-cell-range table:cell-range-address="incidenthandling.A2:incidenthandling.V235"/>
          <table:data-pilot-field table:source-field-name="리전" table:orientation="page" table:selected-page="KR">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5" table:target-range-address="요약_KR.A19:요약_KR.D26" table:show-filter-button="false" table:buttons="요약_KR.A19 요약_KR.A20 요약_KR.A23 요약_KR.B22">
          <table:source-cell-range table:cell-range-address="incidenthandling.A2:incidenthandling.V235"/>
          <table:data-pilot-field table:source-field-name="리전" table:orientation="page" table:selected-page="KR">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page" table:selected-page="2">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6" table:target-range-address="요약_KR.A50:요약_KR.D57" table:show-filter-button="false" table:buttons="요약_KR.A50 요약_KR.A51 요약_KR.A54 요약_KR.B53">
          <table:source-cell-range table:cell-range-address="incidenthandling.A2:incidenthandling.V235"/>
          <table:data-pilot-field table:source-field-name="리전" table:orientation="page" table:selected-page="KR">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page" table:selected-page="PRD">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6" table:target-range-address="요약_NA.A20:요약_NA.D26" table:show-filter-button="false" table:buttons="요약_NA.A20 요약_NA.A23 요약_NA.B22">
          <table:source-cell-range table:cell-range-address="incidenthandling.A2:incidenthandling.V235"/>
          <table:data-pilot-field table:source-field-name="리전" table:orientation="page" table:selected-page="NA">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4" table:target-range-address="요약_NA.A5:요약_NA.B11" table:show-filter-button="false" table:buttons="요약_NA.A5 요약_NA.A6 요약_NA.A8">
          <table:source-cell-range table:cell-range-address="incidenthandling.A2:incidenthandling.V235"/>
          <table:data-pilot-field table:source-field-name="리전" table:orientation="page" table:selected-page="NA">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5" table:target-range-address="요약_RU.A5:요약_RU.B10" table:show-filter-button="false" table:buttons="요약_RU.A5 요약_RU.A6 요약_RU.A8">
          <table:source-cell-range table:cell-range-address="incidenthandling.A2:incidenthandling.V235"/>
          <table:data-pilot-field table:source-field-name="리전" table:orientation="page" table:selected-page="RU">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selected-page="6월">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7" table:target-range-address="요약_RU.A22:요약_RU.D27" table:show-filter-button="false" table:buttons="요약_RU.A22 요약_RU.A25 요약_RU.B24">
          <table:source-cell-range table:cell-range-address="incidenthandling.A2:incidenthandling.V235"/>
          <table:data-pilot-field table:source-field-name="리전" table:orientation="page" table:selected-page="RU">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16" table:target-range-address="요약_SG.A5:요약_SG.B11" table:show-filter-button="false" table:buttons="요약_SG.A5 요약_SG.A6 요약_SG.A8">
          <table:source-cell-range table:cell-range-address="incidenthandling.A2:incidenthandling.V235"/>
          <table:data-pilot-field table:source-field-name="리전" table:orientation="page" table:selected-page="SG">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page">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 table:name="피벗 테이블8" table:target-range-address="요약_SG.A22:요약_SG.D28" table:show-filter-button="false" table:buttons="요약_SG.A22 요약_SG.A25 요약_SG.B24">
          <table:source-cell-range table:cell-range-address="incidenthandling.A2:incidenthandling.V235"/>
          <table:data-pilot-field table:source-field-name="리전" table:orientation="page" table:selected-page="SG">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월" table:orientation="colum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테넌트" table:orientation="row">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진행상태" table:orientation="data" table:function="count">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AZ"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전파&#10;(&lt;15 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날짜&#10;(Dat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KS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상황근무자&#10;(On-duty manag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1)&#10;18:30pm~11:30am"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엔지니어&#10;(Engineer #2)"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발생 인지&#10;(recognition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시간&#10;(Reporting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전파 소요 시간"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공유 방법&#10;(How to shar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일시(Resolved Time)"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내용&#10;(Problem Discription)"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장애 대응(조치)&#10;(Problem solving activities)"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JIRA&#10;Ticket Number"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해결 여부&#10;(Resolved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3선 컨택 여부&#10;(3rd contact or not)"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field table:source-field-name="기타&#10;(ETC)" table:orientation="hidden">
            <table:data-pilot-level table:show-empty="false">
              <table:data-pilot-subtotals>
                <table:data-pilot-subtotal table:function="auto"/>
              </table:data-pilot-subtotals>
              <table:data-pilot-sort-info table:sort-mode="manual" table:order="ascending"/>
              <table:data-pilot-layout-info table:layout-mode="outline-subtotals-top" table:add-empty-lines="false"/>
            </table:data-pilot-level>
          </table:data-pilot-field>
        </table:data-pilot-table>
      </table:data-pilot-tabl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맑은 고딕" svg:font-family="&quot;맑은 고딕&quot;"/>
    <style:font-face style:name="Tahoma" svg:font-family="Tahoma"/>
  </office:font-face-decls>
  <office:styles>
    <number:number-style style:name="N0">
      <number:number number:min-integer-digits="1"/>
    </number:number-style>
    <number:date-style style:name="N48">
      <number:year number:style="long"/>
      <number:text>.</number:text>
      <number:month number:style="long"/>
      <number:text>.</number:text>
      <number:day number:style="long"/>
    </number:date-style>
    <number:date-style style:name="N49P0" number:language="en" number:country="US">
      <number:day/>
      <number:text>-</number:text>
      <number:month number:textual="true"/>
      <number:text>-</number:text>
      <number:year number:style="long"/>
    </number:date-style>
    <number:text-style style:name="N49">
      <number:text-content/>
      <style:map style:condition="value()&gt;=0" style:apply-style-name="N49P0"/>
    </number:text-style>
    <number:date-style style:name="N50P0">
      <number:year/>
      <number:text>-</number:text>
      <number:month/>
      <number:text>-</number:text>
      <number:day/>
      <number:text> </number:text>
      <number:hours/>
      <number:text>:</number:text>
      <number:minutes number:style="long"/>
    </number:date-style>
    <number:text-style style:name="N50">
      <number:text-content/>
      <style:map style:condition="value()&gt;=0" style:apply-style-name="N50P0"/>
    </number:text-style>
    <number:time-style style:name="N51">
      <number:hours/>
      <number:text>:</number:text>
      <number:minutes number:style="long"/>
    </number:time-style>
    <number:time-style style:name="N52P0">
      <number:hours/>
      <number:text>:</number:text>
      <number:minutes number:style="long"/>
      <number:text>:</number:text>
      <number:seconds number:style="long"/>
    </number:time-style>
    <number:text-style style:name="N52">
      <number:text-content/>
      <style:map style:condition="value()&gt;=0" style:apply-style-name="N52P0"/>
    </number:text-style>
    <number:number-style style:name="N53P0">
      <style:text-properties fo:color="#FF0000"/>
      <number:text>▲</number:text>
      <number:number number:decimal-places="2" number:min-decimal-places="2" number:min-integer-digits="1" number:grouping="true"/>
      <number:text>%</number:text>
    </number:number-style>
    <number:number-style style:name="N53P1">
      <style:text-properties fo:color="#0000FF"/>
      <number:text>▼</number:text>
      <number:number number:decimal-places="2" number:min-decimal-places="2" number:min-integer-digits="1" number:grouping="true"/>
      <number:text>%</number:text>
    </number:number-style>
    <number:text-style style:name="N53">
      <style:map style:condition="value()&gt;0" style:apply-style-name="N53P0"/>
      <style:map style:condition="value()&lt;0" style:apply-style-name="N53P1"/>
    </number:text-style>
    <number:time-style style:name="N56P0">
      <number:hours/>
      <number:text>:</number:text>
      <number:minutes number:style="long"/>
      <number:text>:</number:text>
      <number:seconds number:style="long"/>
    </number:time-style>
    <number:text-style style:name="N56">
      <number:text-content/>
      <style:map style:condition="value()&gt;=0" style:apply-style-name="N56P0"/>
    </number:text-style>
    <style:style style:name="Default" style:family="table-cell" style:data-style-name="N0">
      <style:table-cell-properties style:vertical-align="middle" fo:background-color="transparent"/>
      <style:text-properties fo:color="#000000" style:font-name="맑은 고딕" style:font-name-asian="맑은 고딕" style:font-name-complex="맑은 고딕" fo:font-size="11pt" style:font-size-asian="11pt" style:font-size-complex="11pt"/>
    </style:style>
    <style:style style:name="_54364__51456__32_2" style:display-name="표준 2" style:family="table-cell" style:data-style-name="N0">
      <style:table-cell-properties style:vertical-align="automatic" fo:background-color="transparent"/>
    </style:style>
    <style:style style:name="_54364__51456__32_2_32_2" style:display-name="표준 2 2" style:family="table-cell" style:data-style-name="N0">
      <style:table-cell-properties style:vertical-align="automatic" fo:background-color="transparent"/>
    </style:style>
    <style:style style:name="_54364__51456__32_3" style:display-name="표준 3" style:family="table-cell" style:data-style-name="N0">
      <style:table-cell-properties style:vertical-align="middle" fo:background-color="transparent"/>
    </style:style>
    <style:style style:name="_54616__51060__54140__47553__53356_" style:display-name="하이퍼링크" style:family="table-cell" style:data-style-name="N0">
      <style:text-properties fo:color="#0563C1"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225</meta:generator>
    <meta:initial-creator>HAE_GE</meta:initial-creator>
    <dc:creator>정인환</dc:creator>
    <meta:creation-date>2022-06-27T01:22:26Z</meta:creation-date>
    <dc:date>2022-07-22T01:32:50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0P6" style:data-style-name="N0">
      <style:chart-properties chart:link-data-style-to-source="true" chart:data-label-number="value-and-percentage" chart:data-label-text="true" chart:data-label-symbol="false" chart:label-position="avoid-overlap" chart:data-label-series="false">
        <chart:label-separator>
          <text:p text:style-name="a14" text:class-names="" text:cond-style-name="">,<text:s text:c="1"/></text:p>
        </chart:label-separator>
      </style:chart-properties>
      <style:graphic-properties draw:fill="solid" draw:fill-color="#255e91"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2">
      <style:chart-properties chart:auto-position="false">
        <chart:label-separator>
          <text:p text:style-name="a5"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3">
      <style:chart-properties chart:auto-position="false">
        <chart:label-separator>
          <text:p text:style-name="a7"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4">
      <style:chart-properties chart:auto-position="false">
        <chart:label-separator>
          <text:p text:style-name="a9"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5">
      <style:chart-properties chart:auto-position="false">
        <chart:label-separator>
          <text:p text:style-name="a1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6">
      <style:chart-properties chart:auto-position="false">
        <chart:label-separator>
          <text:p text:style-name="a1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Plt0">
      <style:chart-properties chart:three-dimensional="false" chart:deep="false" chart:pie-offset="0" chart:angle-offset="0" chart:auto-position="true"/>
      <style:graphic-properties draw:fill="none" draw:stroke="non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data-style-name="N0">
      <style:chart-properties chart:link-data-style-to-source="true" chart:data-label-number="value-and-percentage" chart:data-label-text="true" chart:data-label-symbol="false" chart:label-position="avoid-overlap" chart:data-label-series="false">
        <chart:label-separator>
          <text:p text:style-name="a2" text:class-names="" text:cond-style-name="">,<text:s text:c="1"/></text:p>
        </chart:label-separator>
      </style:chart-properties>
      <style:graphic-properties draw:fill="solid" draw:fill-color="#5b9bd5"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and-percentage" chart:data-label-text="true" chart:data-label-symbol="false" chart:label-position="avoid-overlap" chart:data-label-series="false">
        <chart:label-separator>
          <text:p text:style-name="a4" text:class-names="" text:cond-style-name="">,<text:s text:c="1"/></text:p>
        </chart:label-separator>
      </style:chart-properties>
      <style:graphic-properties draw:fill="solid" draw:fill-color="#ed7d31"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and-percentage" chart:data-label-text="true" chart:data-label-symbol="false" chart:label-position="avoid-overlap" chart:data-label-series="false">
        <chart:label-separator>
          <text:p text:style-name="a6" text:class-names="" text:cond-style-name="">,<text:s text:c="1"/></text:p>
        </chart:label-separator>
      </style:chart-properties>
      <style:graphic-properties draw:fill="solid" draw:fill-color="#a5a5a5"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and-percentage" chart:data-label-text="true" chart:data-label-symbol="false" chart:label-position="avoid-overlap" chart:data-label-series="false">
        <chart:label-separator>
          <text:p text:style-name="a8" text:class-names="" text:cond-style-name="">,<text:s text:c="1"/></text:p>
        </chart:label-separator>
      </style:chart-properties>
      <style:graphic-properties draw:fill="solid" draw:fill-color="#ffc000"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and-percentage" chart:data-label-text="true" chart:data-label-symbol="false" chart:label-position="avoid-overlap" chart:data-label-series="false">
        <chart:label-separator>
          <text:p text:style-name="a10" text:class-names="" text:cond-style-name="">,<text:s text:c="1"/></text:p>
        </chart:label-separator>
      </style:chart-properties>
      <style:graphic-properties draw:fill="solid" draw:fill-color="#4472c4"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and-percentage" chart:data-label-text="true" chart:data-label-symbol="false" chart:label-position="avoid-overlap" chart:data-label-series="false">
        <chart:label-separator>
          <text:p text:style-name="a12" text:class-names="" text:cond-style-name="">,<text:s text:c="1"/></text:p>
        </chart:label-separator>
      </style:chart-properties>
      <style:graphic-properties draw:fill="solid" draw:fill-color="#70ad47" draw:opacity="100%" draw:stroke="none" draw:shadow="visible" draw:shadow-offset-x="0in" draw:shadow-offset-y="0in" draw:shadow-color="#000000" draw:shadow-opacity="2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311.7390551181102pt" svg:width="403.4677952755906pt" chart:style-name="Crt0">
        <chart:legend svg:x="332.0314173228347pt" svg:y="105.1605511811024pt" chart:style-name="Lgnd"/>
        <chart:plot-area chart:style-name="Plt0" chart:data-source-has-labels="both">
          <chart:axis chart:dimension="x">
            <chart:categories table:cell-range-address="local-table.$A$2:.$A$8"/>
          </chart:axis>
          <chart:axis chart:dimension="y"/>
          <chart:series chart:label-cell-address="local-table.$B$1" chart:values-cell-range-address="local-table.$B$2:.$B$8" chart:class="chart:circle" chart:attached-axis="primary-y" chart:style-name="G0S0">
            <chart:data-label chart:style-name="DL00"/>
            <chart:data-point chart:style-name="G0S0P0">
              <chart:data-label svg:x="228.7488976377953pt" svg:y="173.1721259842519pt" chart:style-name="DL000"/>
            </chart:data-point>
            <chart:data-point chart:style-name="G0S0P1">
              <chart:data-label svg:x="133.3212598425197pt" svg:y="216.4146456692913pt" chart:style-name="DL001"/>
            </chart:data-point>
            <chart:data-point chart:style-name="G0S0P2">
              <chart:data-label svg:x="107.7229133858268pt" svg:y="143.774094488189pt" chart:style-name="DL002"/>
            </chart:data-point>
            <chart:data-point chart:style-name="G0S0P3">
              <chart:data-label svg:x="125.6744881889764pt" svg:y="81.83055118110236pt" chart:style-name="DL003"/>
            </chart:data-point>
            <chart:data-point chart:style-name="G0S0P4">
              <chart:data-label svg:x="113.8244881889764pt" svg:y="43.42007874015747pt" chart:style-name="DL004"/>
            </chart:data-point>
            <chart:data-point chart:style-name="G0S0P5">
              <chart:data-label svg:x="119.8029133858268pt" svg:y="26.96629921259843pt" chart:style-name="DL005"/>
            </chart:data-point>
            <chart:data-point chart:style-name="G0S0P6">
              <chart:data-label svg:x="130.7204724409449pt" svg:y="13.73543307086614pt" chart:style-name="DL006"/>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KR</text:p>
            </table:table-cell>
            <table:table-cell office:value-type="float" office:value="118"/>
          </table:table-row>
          <table:table-row>
            <table:table-cell office:value-type="string">
              <text:p>EU</text:p>
            </table:table-cell>
            <table:table-cell office:value-type="float" office:value="48"/>
          </table:table-row>
          <table:table-row>
            <table:table-cell office:value-type="string">
              <text:p>NA</text:p>
            </table:table-cell>
            <table:table-cell office:value-type="float" office:value="40"/>
          </table:table-row>
          <table:table-row>
            <table:table-cell office:value-type="string">
              <text:p>CN</text:p>
            </table:table-cell>
            <table:table-cell office:value-type="float" office:value="14"/>
          </table:table-row>
          <table:table-row>
            <table:table-cell office:value-type="string">
              <text:p>SG</text:p>
            </table:table-cell>
            <table:table-cell office:value-type="float" office:value="5"/>
          </table:table-row>
          <table:table-row>
            <table:table-cell office:value-type="string">
              <text:p>RU</text:p>
            </table:table-cell>
            <table:table-cell office:value-type="float" office:value="5"/>
          </table:table-row>
          <table:table-row>
            <table:table-cell office:value-type="string">
              <text:p>IN</text:p>
            </table:table-cell>
            <table:table-cell office:value-type="float" office:value="3"/>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0" chart:auto-position="true"/>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 chart:data-label-text="true" chart:data-label-symbol="false" chart:label-position="avoid-overlap" chart:data-label-series="false">
        <chart:label-separator>
          <text:p text:style-name="a3"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64.4999212598425pt" chart:style-name="Crt0">
        <chart:legend chart:legend-position="end" chart:legend-align="center" chart:style-name="Lgnd"/>
        <chart:plot-area chart:style-name="Plt0" chart:data-source-has-labels="both">
          <chart:axis chart:dimension="x">
            <chart:categories table:cell-range-address="local-table.$A$2"/>
          </chart:axis>
          <chart:axis chart:dimension="y"/>
          <chart:series chart:label-cell-address="local-table.$B$1" chart:values-cell-range-address="local-table.$B$2" chart:class="chart:circle" chart:attached-axis="primary-y" chart:style-name="G0S0">
            <chart:data-label chart:style-name="DL00"/>
            <chart:data-point chart:style-name="G0S0P0">
              <chart:data-label svg:x="146.1614960629921pt" svg:y="144.359842519685pt" chart:style-name="DL000">
                <text:p text:style-name="a2" text:class-names="" text:cond-style-name="">PRD, 26</text:p>
              </chart:data-label>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48"/>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label chart:style-name="DL00"/>
            <chart:data-point/>
          </chart:series>
          <chart:series chart:label-cell-address="local-table.$C$1" chart:values-cell-range-address="local-table.$C$2" chart:class="chart:bar" chart:attached-axis="primary-y" chart:style-name="G0S1">
            <chart:data-label chart:style-name="DL01"/>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2"/>
            <table:table-cell office:value-type="float" office:value="1"/>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0" chart:auto-position="true"/>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 chart:data-label-text="true" chart:data-label-symbol="false" chart:label-position="avoid-overlap" chart:data-label-series="false">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20.1248031496063pt" svg:width="367.8753543307086pt" chart:style-name="Crt0">
        <chart:legend chart:legend-position="end" chart:legend-align="center" chart:style-name="Lgnd"/>
        <chart:plot-area chart:style-name="Plt0" chart:data-source-has-labels="both">
          <chart:axis chart:dimension="x">
            <chart:categories table:cell-range-address="local-table.$A$2"/>
          </chart:axis>
          <chart:axis chart:dimension="y"/>
          <chart:series chart:label-cell-address="local-table.$B$1" chart:values-cell-range-address="local-table.$B$2" chart:class="chart:circle" chart:attached-axis="primary-y" chart:style-name="G0S0">
            <chart:data-label chart:style-name="DL00"/>
            <chart:data-point chart:style-name="G0S0P0">
              <chart:data-label svg:x="153.3167716535433pt" svg:y="147.8596850393701pt" chart:style-name="DL000"/>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3"/>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label chart:style-name="DL00"/>
            <chart:data-point chart:repeated="2"/>
          </chart:series>
          <chart:series chart:label-cell-address="local-table.$C$1" chart:values-cell-range-address="local-table.$C$2:.$C$3" chart:class="chart:bar" chart:attached-axis="primary-y" chart:style-name="G0S1">
            <chart:data-label chart:style-name="DL0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15"/>
            <table:table-cell office:value-type="float" office:value="32"/>
          </table:table-row>
          <table:table-row>
            <table:table-cell office:value-type="string">
              <text:p>STG</text:p>
            </table:table-cell>
            <table:table-cell office:value-type="float" office:value="0"/>
            <table:table-cell office:value-type="float" office:value="5"/>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fals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5b9bd5" draw:opacity="100%" draw:stroke="none"/>
    </style:style>
    <style:style style:family="chart" style:name="G0S1">
      <style:chart-properties chart:symbol-type="none" chart:vertical="false" chart:connect-bars="false" chart:solid-type="cuboid" chart:stacked="false" chart:percentage="false"/>
      <style:graphic-properties draw:fill="solid" draw:fill-color="#ed7d31"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legend chart:legend-position="end" chart:legend-align="center" chart:style-name="Lgnd"/>
        <chart:plot-area svg:x="0.0pt" svg:y="0.0pt" svg:width="307.0533858267716pt" svg:height="146.153937007874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1 PRD</text:p>
            </table:table-cell>
            <table:table-cell office:value-type="float" office:value="15"/>
            <table:table-cell office:value-type="float" office:value="32"/>
          </table:table-row>
          <table:table-row>
            <table:table-cell office:value-type="string">
              <text:p>1 STG</text:p>
            </table:table-cell>
            <table:table-cell office:value-type="float" office:value="0"/>
            <table:table-cell office:value-type="float" office:value="5"/>
          </table:table-row>
          <table:table-row>
            <table:table-cell office:value-type="string">
              <text:p>2 PRD</text:p>
            </table:table-cell>
            <table:table-cell office:value-type="float" office:value="32"/>
            <table:table-cell office:value-type="float" office:value="29"/>
          </table:table-row>
          <table:table-row>
            <table:table-cell office:value-type="string">
              <text:p>2 STG</text:p>
            </table:table-cell>
            <table:table-cell office:value-type="float" office:value="2"/>
            <table:table-cell office:value-type="float" office:value="3"/>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label chart:style-name="DL00"/>
            <chart:data-point chart:repeated="2"/>
          </chart:series>
          <chart:series chart:label-cell-address="local-table.$C$1" chart:values-cell-range-address="local-table.$C$2:.$C$3" chart:class="chart:bar" chart:attached-axis="primary-y" chart:style-name="G0S1">
            <chart:data-label chart:style-name="DL0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32"/>
            <table:table-cell office:value-type="float" office:value="29"/>
          </table:table-row>
          <table:table-row>
            <table:table-cell office:value-type="string">
              <text:p>STG</text:p>
            </table:table-cell>
            <table:table-cell office:value-type="float" office:value="2"/>
            <table:table-cell office:value-type="float" office:value="3"/>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10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59.8753543307086pt" svg:width="422.6248031496062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line" chart:attached-axis="primary-y" chart:style-name="G0S0">
            <chart:data-point chart:repeated="2"/>
          </chart:series>
          <chart:series chart:label-cell-address="local-table.$C$1" chart:values-cell-range-address="local-table.$C$2:.$C$3" chart:class="chart:line" chart:attached-axis="primary-y" chart:style-name="G0S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1</text:p>
              </table:table-cell>
              <table:table-cell office:value-type="string">
                <text:p>2</text:p>
              </table:table-cell>
            </table:table-row>
          </table:table-header-rows>
          <table:table-row>
            <table:table-cell office:value-type="string">
              <text:p>5월</text:p>
            </table:table-cell>
            <table:table-cell office:value-type="float" office:value="15"/>
            <table:table-cell office:value-type="float" office:value="32"/>
          </table:table-row>
          <table:table-row>
            <table:table-cell office:value-type="string">
              <text:p>6월</text:p>
            </table:table-cell>
            <table:table-cell office:value-type="float" office:value="32"/>
            <table:table-cell office:value-type="float" office:value="29"/>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and-percentage" chart:data-label-text="true" chart:data-label-symbol="false" chart:label-position="avoid-overlap" chart:data-label-series="false">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 style:data-style-name="N0">
      <style:chart-properties chart:link-data-style-to-source="true" chart:data-label-number="value-and-percentage" chart:data-label-text="true" chart:data-label-symbol="false" chart:label-position="avoid-overlap" chart:data-label-series="false">
        <chart:label-separator>
          <text:p text:style-name="a4"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60.0pt" chart:style-name="Crt0">
        <chart:legend chart:legend-position="end" chart:legend-align="center" chart:style-name="Lgnd"/>
        <chart:plot-area chart:style-name="Plt0" chart:data-source-has-labels="both">
          <chart:axis chart:dimension="x">
            <chart:categories table:cell-range-address="local-table.$A$2:.$A$3"/>
          </chart:axis>
          <chart:axis chart:dimension="y"/>
          <chart:series chart:label-cell-address="local-table.$B$1" chart:values-cell-range-address="local-table.$B$2:.$B$3" chart:class="chart:circle" chart:attached-axis="primary-y" chart:style-name="G0S0">
            <chart:data-label chart:style-name="DL00"/>
            <chart:data-point chart:style-name="G0S0P0">
              <chart:data-label svg:x="124.1352755905512pt" svg:y="128.3971653543307pt" chart:style-name="DL000"/>
            </chart:data-point>
            <chart:data-point chart:style-name="G0S0P1">
              <chart:data-label svg:x="53.66496062992126pt" svg:y="10.25pt" chart:style-name="DL001"/>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108"/>
          </table:table-row>
          <table:table-row>
            <table:table-cell office:value-type="string">
              <text:p>STG</text:p>
            </table:table-cell>
            <table:table-cell office:value-type="float" office:value="10"/>
          </table:table-row>
        </table:table>
      </chart:chart>
    </office:chart>
  </office:body>
</office:document-content>
</file>

<file path=Object 1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svg:x="0.0pt" svg:y="0.0pt" svg:width="308.5533858267716pt" svg:height="205.4925196850394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label chart:style-name="DL00"/>
            <chart:data-point chart:repeated="2"/>
          </chart:series>
          <chart:series chart:label-cell-address="local-table.$C$1" chart:values-cell-range-address="local-table.$C$2:.$C$3" chart:class="chart:bar" chart:attached-axis="primary-y" chart:style-name="G0S1">
            <chart:data-label chart:style-name="DL0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12"/>
            <table:table-cell office:value-type="float" office:value="27"/>
          </table:table-row>
          <table:table-row>
            <table:table-cell office:value-type="string">
              <text:p>STG</text:p>
            </table:table-cell>
            <table:table-cell office:value-type="float" office:value="1"/>
            <table:table-cell office:value-type="float" office:value="0"/>
          </table:table-row>
        </table:table>
      </chart:chart>
    </office:chart>
  </office:body>
</office:document-content>
</file>

<file path=Object 1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and-percentage" chart:data-label-text="true" chart:data-label-symbol="false" chart:label-position="avoid-overlap" chart:data-label-series="false">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 style:data-style-name="N0">
      <style:chart-properties chart:link-data-style-to-source="true" chart:data-label-number="value-and-percentage" chart:data-label-text="true" chart:data-label-symbol="false" chart:label-position="avoid-overlap" chart:data-label-series="false">
        <chart:label-separator>
          <text:p text:style-name="a4"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false"/>
      <style:graphic-properties draw:fill="none" draw:stroke="non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60.0pt" chart:style-name="Crt0">
        <chart:legend chart:legend-position="end" chart:legend-align="center" chart:style-name="Lgnd"/>
        <chart:plot-area svg:x="0.0pt" svg:y="0.0pt" svg:width="167.0pt" svg:height="167.0pt" chart:style-name="Plt0" chart:data-source-has-labels="both">
          <chart:axis chart:dimension="x">
            <chart:categories table:cell-range-address="local-table.$A$2:.$A$3"/>
          </chart:axis>
          <chart:axis chart:dimension="y"/>
          <chart:series chart:label-cell-address="local-table.$B$1" chart:values-cell-range-address="local-table.$B$2:.$B$3" chart:class="chart:circle" chart:attached-axis="primary-y" chart:style-name="G0S0">
            <chart:data-label chart:style-name="DL00"/>
            <chart:data-point chart:style-name="G0S0P0">
              <chart:data-label svg:x="144.2804724409449pt" svg:y="151.5411023622047pt" chart:style-name="DL000"/>
            </chart:data-point>
            <chart:data-point chart:style-name="G0S0P1">
              <chart:data-label svg:x="135.827716535433pt" svg:y="9.969370078740157pt" chart:style-name="DL001"/>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39"/>
          </table:table-row>
          <table:table-row>
            <table:table-cell office:value-type="string">
              <text:p>STG</text:p>
            </table:table-cell>
            <table:table-cell office:value-type="float" office:value="1"/>
          </table:table-row>
        </table:table>
      </chart:chart>
    </office:chart>
  </office:body>
</office:document-content>
</file>

<file path=Object 1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style:font-family-asian="맑은 고딕" style:font-family-generic-asian="modern" style:font-pitch-asian="variable"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맑은 고딕" style:font-family-generic-asian="modern" style:font-pitch-asian="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맑은 고딕" style:font-family-generic-asian="modern" style:font-pitch-asian="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맑은 고딕" style:font-family-generic-asian="modern" style:font-pitch-asian="variable"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style:font-family-asian="맑은 고딕" style:font-family-generic-asian="modern" style:font-pitch-asian="variable"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style:font-family-asian="맑은 고딕" style:font-family-generic-asian="modern" style:font-pitch-asian="variable"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2"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style:font-family-asian="맑은 고딕" style:font-family-generic-asian="modern" style:font-pitch-asian="variable"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style:font-family-asian="맑은 고딕" style:font-family-generic-asian="modern" style:font-pitch-asian="variable"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맑은 고딕" style:font-family-generic-asian="modern" style:font-pitch-asian="variable"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맑은 고딕" style:font-family-generic-asian="modern" style:font-pitch-asian="variable"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376.8753543307086pt" svg:width="643.8751181102363pt" chart:style-name="Crt0">
        <chart:title chart:style-name="CT00">
          <text:p text:style-name="a0" text:class-names="" text:cond-style-name="">월별 요약</text:p>
        </chart:title>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bar" chart:attached-axis="primary-y" chart:style-name="G0S0">
            <chart:data-label chart:style-name="DL00"/>
            <chart:data-point chart:repeated="7"/>
          </chart:series>
          <chart:series chart:label-cell-address="local-table.$C$1" chart:values-cell-range-address="local-table.$C$2:.$C$8" chart:class="chart:bar" chart:attached-axis="primary-y" chart:style-name="G0S1">
            <chart:data-label chart:style-name="DL01"/>
            <chart:data-point chart:repeated="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CN</text:p>
            </table:table-cell>
            <table:table-cell office:value-type="float" office:value="2"/>
            <table:table-cell office:value-type="float" office:value="12"/>
          </table:table-row>
          <table:table-row>
            <table:table-cell office:value-type="string">
              <text:p>EU</text:p>
            </table:table-cell>
            <table:table-cell office:value-type="float" office:value="22"/>
            <table:table-cell office:value-type="float" office:value="26"/>
          </table:table-row>
          <table:table-row>
            <table:table-cell office:value-type="string">
              <text:p>IN</text:p>
            </table:table-cell>
            <table:table-cell office:value-type="float" office:value="2"/>
            <table:table-cell office:value-type="float" office:value="1"/>
          </table:table-row>
          <table:table-row>
            <table:table-cell office:value-type="string">
              <text:p>KR</text:p>
            </table:table-cell>
            <table:table-cell office:value-type="float" office:value="49"/>
            <table:table-cell office:value-type="float" office:value="69"/>
          </table:table-row>
          <table:table-row>
            <table:table-cell office:value-type="string">
              <text:p>NA</text:p>
            </table:table-cell>
            <table:table-cell office:value-type="float" office:value="13"/>
            <table:table-cell office:value-type="float" office:value="27"/>
          </table:table-row>
          <table:table-row>
            <table:table-cell office:value-type="string">
              <text:p>RU</text:p>
            </table:table-cell>
            <table:table-cell office:value-type="float" office:value="2"/>
            <table:table-cell office:value-type="float" office:value="3"/>
          </table:table-row>
          <table:table-row>
            <table:table-cell office:value-type="string">
              <text:p>SG</text:p>
            </table:table-cell>
            <table:table-cell office:value-type="float" office:value="2"/>
            <table:table-cell office:value-type="float" office:value="3"/>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label chart:style-name="DL00"/>
            <chart:data-point/>
          </chart:series>
          <chart:series chart:label-cell-address="local-table.$C$1" chart:values-cell-range-address="local-table.$C$2" chart:class="chart:bar" chart:attached-axis="primary-y" chart:style-name="G0S1">
            <chart:data-label chart:style-name="DL01"/>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2"/>
            <table:table-cell office:value-type="float" office:value="3"/>
          </table:table-row>
        </table:table>
      </chart:chart>
    </office:chart>
  </office:body>
</office:document-content>
</file>

<file path=Object 2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0" chart:auto-position="true"/>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 chart:data-label-text="true" chart:data-label-symbol="false" chart:label-position="avoid-overlap" chart:data-label-series="false">
        <chart:label-separator>
          <text:p text:style-name="a3"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66.75pt" chart:style-name="Crt0">
        <chart:legend chart:legend-position="end" chart:legend-align="center" chart:style-name="Lgnd"/>
        <chart:plot-area chart:style-name="Plt0" chart:data-source-has-labels="both">
          <chart:axis chart:dimension="x">
            <chart:categories table:cell-range-address="local-table.$A$2"/>
          </chart:axis>
          <chart:axis chart:dimension="y"/>
          <chart:series chart:label-cell-address="local-table.$B$1" chart:values-cell-range-address="local-table.$B$2" chart:class="chart:circle" chart:attached-axis="primary-y" chart:style-name="G0S0">
            <chart:data-label chart:style-name="DL00"/>
            <chart:data-point chart:style-name="G0S0P0">
              <chart:data-label svg:x="151.5667716535433pt" svg:y="149.859842519685pt" chart:style-name="DL000">
                <text:p text:style-name="a2" text:class-names="" text:cond-style-name="">PRD, 3</text:p>
              </chart:data-label>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5"/>
          </table:table-row>
        </table:table>
      </chart:chart>
    </office:chart>
  </office:body>
</office:document-content>
</file>

<file path=Object 2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label chart:style-name="DL00"/>
            <chart:data-point chart:repeated="2"/>
          </chart:series>
          <chart:series chart:label-cell-address="local-table.$C$1" chart:values-cell-range-address="local-table.$C$2:.$C$3" chart:class="chart:bar" chart:attached-axis="primary-y" chart:style-name="G0S1">
            <chart:data-label chart:style-name="DL01"/>
            <chart:data-point chart:repeated="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2"/>
            <table:table-cell office:value-type="float" office:value="1"/>
          </table:table-row>
          <table:table-row>
            <table:table-cell office:value-type="string">
              <text:p>STG</text:p>
            </table:table-cell>
            <table:table-cell office:value-type="float" office:value="0"/>
            <table:table-cell office:value-type="float" office:value="2"/>
          </table:table-row>
        </table:table>
      </chart:chart>
    </office:chart>
  </office:body>
</office:document-content>
</file>

<file path=Object 2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and-percentage" chart:data-label-text="true" chart:data-label-symbol="false" chart:label-position="avoid-overlap" chart:data-label-series="false">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1" style:data-style-name="N0">
      <style:chart-properties chart:link-data-style-to-source="true" chart:data-label-number="value-and-percentage" chart:data-label-text="true" chart:data-label-symbol="false" chart:label-position="avoid-overlap" chart:data-label-series="false">
        <chart:label-separator>
          <text:p text:style-name="a4"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71.25pt" chart:style-name="Crt0">
        <chart:legend chart:legend-position="end" chart:legend-align="center" chart:style-name="Lgnd"/>
        <chart:plot-area chart:style-name="Plt0" chart:data-source-has-labels="both">
          <chart:axis chart:dimension="x">
            <chart:categories table:cell-range-address="local-table.$A$2:.$A$3"/>
          </chart:axis>
          <chart:axis chart:dimension="y"/>
          <chart:series chart:label-cell-address="local-table.$B$1" chart:values-cell-range-address="local-table.$B$2:.$B$3" chart:class="chart:circle" chart:attached-axis="primary-y" chart:style-name="G0S0">
            <chart:data-label chart:style-name="DL00"/>
            <chart:data-point chart:style-name="G0S0P0">
              <chart:data-label svg:x="186.7216535433071pt" svg:y="115.6412598425197pt" chart:style-name="DL000"/>
            </chart:data-point>
            <chart:data-point chart:style-name="G0S0P1">
              <chart:data-label svg:x="99.15023622047244pt" svg:y="87.82913385826771pt" chart:style-name="DL001"/>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3"/>
          </table:table-row>
          <table:table-row>
            <table:table-cell office:value-type="string">
              <text:p>STG</text:p>
            </table:table-cell>
            <table:table-cell office:value-type="float" office:value="2"/>
          </table:table-row>
        </table:table>
      </chart:chart>
    </office:chart>
  </office:body>
</office:document-content>
</file>

<file path=Object 2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4">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graphic-properties draw:fill="solid" draw:fill-color="#5b9bd5" draw:opacity="100%" draw:stroke="solid" svg:stroke-width="0.02083in" svg:stroke-color="#ffffff" svg:stroke-opacity="100%"/>
    </style:style>
    <style:style style:family="chart" style:name="G0S0P1">
      <style:graphic-properties draw:fill="solid" draw:fill-color="#ed7d31" draw:opacity="100%" draw:stroke="solid" svg:stroke-width="0.02083in" svg:stroke-color="#ffffff" svg:stroke-opacity="100%"/>
    </style:style>
    <style:style style:family="chart" style:name="G0S0P2">
      <style:graphic-properties draw:fill="solid" draw:fill-color="#a5a5a5" draw:opacity="100%" draw:stroke="solid" svg:stroke-width="0.02083in" svg:stroke-color="#ffffff" svg:stroke-opacity="100%"/>
    </style:style>
    <style:style style:family="chart" style:name="G0S0P3">
      <style:graphic-properties draw:fill="solid" draw:fill-color="#ffc000" draw:opacity="100%" draw:stroke="solid" svg:stroke-width="0.02083in" svg:stroke-color="#ffffff" svg:stroke-opacity="100%"/>
    </style:style>
    <style:style style:family="chart" style:name="G0S0P4" style:data-style-name="N0">
      <style:chart-properties chart:link-data-style-to-source="true" chart:data-label-number="value-and-percentage" chart:data-label-text="true" chart:data-label-symbol="false" chart:label-position="avoid-overlap" chart:data-label-series="false">
        <chart:label-separator>
          <text:p text:style-name="a2"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graphic-properties draw:fill="solid" draw:fill-color="#70ad47" draw:opacity="100%" draw:stroke="solid" svg:stroke-width="0.02083in" svg:stroke-color="#ffffff" svg:stroke-opacity="100%"/>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6">
      <style:graphic-properties draw:fill="solid" draw:fill-color="#255e91" draw:opacity="100%" draw:stroke="solid" svg:stroke-width="0.02083in" svg:stroke-color="#ffffff" svg:stroke-opacity="100%"/>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360" chart:auto-position="false"/>
      <style:graphic-properties draw:fill="none" draw:stroke="none"/>
    </style:style>
  </office:automatic-styles>
  <office:body>
    <office:chart>
      <chart:chart chart:class="chart:circle" svg:height="313.1251181102362pt" svg:width="469.8748031496062pt" chart:style-name="Crt0">
        <chart:legend chart:legend-position="end" chart:legend-align="center" chart:style-name="Lgnd"/>
        <chart:plot-area svg:x="0.0pt" svg:y="0.0pt" svg:width="251.9843307086614pt" svg:height="251.9845669291338pt" chart:style-name="Plt0" chart:data-source-has-labels="both">
          <chart:axis chart:dimension="x">
            <chart:categories table:cell-range-address="local-table.$A$2:.$A$8"/>
          </chart:axis>
          <chart:axis chart:dimension="y"/>
          <chart:series chart:label-cell-address="local-table.$B$1" chart:values-cell-range-address="local-table.$B$2:.$B$8"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svg:x="105.862125984252pt" svg:y="35.25pt" chart:style-name="DL004"/>
            </chart:data-point>
            <chart:data-point chart:style-name="G0S0P5">
              <chart:data-label chart:style-name="DL005"/>
            </chart:data-point>
            <chart:data-point chart:style-name="G0S0P6">
              <chart:data-label chart:style-name="DL006"/>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KR</text:p>
            </table:table-cell>
            <table:table-cell office:value-type="float" office:value="61"/>
          </table:table-row>
          <table:table-row>
            <table:table-cell office:value-type="string">
              <text:p>NA</text:p>
            </table:table-cell>
            <table:table-cell office:value-type="float" office:value="27"/>
          </table:table-row>
          <table:table-row>
            <table:table-cell office:value-type="string">
              <text:p>EU</text:p>
            </table:table-cell>
            <table:table-cell office:value-type="float" office:value="26"/>
          </table:table-row>
          <table:table-row>
            <table:table-cell office:value-type="string">
              <text:p>CN</text:p>
            </table:table-cell>
            <table:table-cell office:value-type="float" office:value="12"/>
          </table:table-row>
          <table:table-row>
            <table:table-cell office:value-type="string">
              <text:p>RU</text:p>
            </table:table-cell>
            <table:table-cell office:value-type="float" office:value="3"/>
          </table:table-row>
          <table:table-row>
            <table:table-cell office:value-type="string">
              <text:p>SG</text:p>
            </table:table-cell>
            <table:table-cell office:value-type="float" office:value="1"/>
          </table:table-row>
          <table:table-row>
            <table:table-cell office:value-type="string">
              <text:p>IN</text:p>
            </table:table-cell>
            <table:table-cell office:value-type="float" office:value="1"/>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4583in" style:font-size-asian="0.14583in" style:font-size-complex="0.14583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328.1248031496062pt" svg:width="644.99968503937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8"/>
          </chart:axis>
          <chart:series chart:label-cell-address="local-table.$B$1" chart:values-cell-range-address="local-table.$B$2:.$B$8" chart:class="chart:bar" chart:attached-axis="primary-y" chart:style-name="G0S0">
            <chart:data-label chart:style-name="DL00"/>
            <chart:data-point chart:repeated="7"/>
          </chart:series>
          <chart:series chart:label-cell-address="local-table.$C$1" chart:values-cell-range-address="local-table.$C$2:.$C$8" chart:class="chart:bar" chart:attached-axis="primary-y" chart:style-name="G0S1">
            <chart:data-label chart:style-name="DL01"/>
            <chart:data-point chart:repeated="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CN</text:p>
            </table:table-cell>
            <table:table-cell office:value-type="float" office:value="2"/>
            <table:table-cell office:value-type="float" office:value="12"/>
          </table:table-row>
          <table:table-row>
            <table:table-cell office:value-type="string">
              <text:p>EU</text:p>
            </table:table-cell>
            <table:table-cell office:value-type="float" office:value="22"/>
            <table:table-cell office:value-type="float" office:value="26"/>
          </table:table-row>
          <table:table-row>
            <table:table-cell office:value-type="string">
              <text:p>IN</text:p>
            </table:table-cell>
            <table:table-cell office:value-type="float" office:value="2"/>
            <table:table-cell office:value-type="float" office:value="1"/>
          </table:table-row>
          <table:table-row>
            <table:table-cell office:value-type="string">
              <text:p>KR</text:p>
            </table:table-cell>
            <table:table-cell office:value-type="float" office:value="47"/>
            <table:table-cell office:value-type="float" office:value="61"/>
          </table:table-row>
          <table:table-row>
            <table:table-cell office:value-type="string">
              <text:p>NA</text:p>
            </table:table-cell>
            <table:table-cell office:value-type="float" office:value="12"/>
            <table:table-cell office:value-type="float" office:value="27"/>
          </table:table-row>
          <table:table-row>
            <table:table-cell office:value-type="string">
              <text:p>RU</text:p>
            </table:table-cell>
            <table:table-cell office:value-type="float" office:value="2"/>
            <table:table-cell office:value-type="float" office:value="3"/>
          </table:table-row>
          <table:table-row>
            <table:table-cell office:value-type="string">
              <text:p>SG</text:p>
            </table:table-cell>
            <table:table-cell office:value-type="float" office:value="2"/>
            <table:table-cell office:value-type="float" office:value="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0P6" style:data-style-name="N0">
      <style:chart-properties chart:link-data-style-to-source="true" chart:data-label-number="value-and-percentage" chart:data-label-text="true" chart:data-label-symbol="false" chart:label-position="avoid-overlap" chart:data-label-series="false">
        <chart:label-separator>
          <text:p text:style-name="a14" text:class-names="" text:cond-style-name="">,<text:s text:c="1"/></text:p>
        </chart:label-separator>
      </style:chart-properties>
      <style:graphic-properties draw:fill="solid" draw:fill-color="#255e9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2">
      <style:chart-properties chart:auto-position="false">
        <chart:label-separator>
          <text:p text:style-name="a5"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3">
      <style:chart-properties chart:auto-position="false">
        <chart:label-separator>
          <text:p text:style-name="a7"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4">
      <style:chart-properties chart:auto-position="false">
        <chart:label-separator>
          <text:p text:style-name="a9"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5">
      <style:chart-properties chart:auto-position="false">
        <chart:label-separator>
          <text:p text:style-name="a1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6">
      <style:chart-properties chart:auto-position="false">
        <chart:label-separator>
          <text:p text:style-name="a1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Plt0">
      <style:chart-properties chart:three-dimensional="false" chart:deep="false" chart:pie-offset="0" chart:angle-offset="360" chart:auto-position="false"/>
      <style:graphic-properties draw:fill="none" draw:stroke="non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data-style-name="N0">
      <style:chart-properties chart:link-data-style-to-source="true" chart:data-label-number="value-and-percentage" chart:data-label-text="true" chart:data-label-symbol="false" chart:label-position="avoid-overlap" chart:data-label-series="false">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and-percentage" chart:data-label-text="true" chart:data-label-symbol="false" chart:label-position="avoid-overlap" chart:data-label-series="false">
        <chart:label-separator>
          <text:p text:style-name="a4"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and-percentage" chart:data-label-text="true" chart:data-label-symbol="false" chart:label-position="avoid-overlap" chart:data-label-series="false">
        <chart:label-separator>
          <text:p text:style-name="a6" text:class-names="" text:cond-style-name="">,<text:s text:c="1"/></text:p>
        </chart:label-separator>
      </style:chart-properties>
      <style:graphic-properties draw:fill="solid" draw:fill-color="#a5a5a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and-percentage" chart:data-label-text="true" chart:data-label-symbol="false" chart:label-position="avoid-overlap" chart:data-label-series="false">
        <chart:label-separator>
          <text:p text:style-name="a8" text:class-names="" text:cond-style-name="">,<text:s text:c="1"/></text:p>
        </chart:label-separator>
      </style:chart-properties>
      <style:graphic-properties draw:fill="solid" draw:fill-color="#ffc000"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and-percentage" chart:data-label-text="true" chart:data-label-symbol="false" chart:label-position="avoid-overlap" chart:data-label-series="false">
        <chart:label-separator>
          <text:p text:style-name="a10"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and-percentage" chart:data-label-text="true" chart:data-label-symbol="false" chart:label-position="avoid-overlap" chart:data-label-series="false">
        <chart:label-separator>
          <text:p text:style-name="a12" text:class-names="" text:cond-style-name="">,<text:s text:c="1"/></text:p>
        </chart:label-separator>
      </style:chart-properties>
      <style:graphic-properties draw:fill="solid" draw:fill-color="#70ad47"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356.1681102362205pt" svg:width="453.3263779527559pt" chart:style-name="Crt0">
        <chart:legend chart:legend-position="end" chart:legend-align="center" chart:style-name="Lgnd"/>
        <chart:plot-area svg:x="0.0pt" svg:y="0.0pt" svg:width="262.2838582677165pt" svg:height="265.9170866141732pt" chart:style-name="Plt0" chart:data-source-has-labels="both">
          <chart:axis chart:dimension="x">
            <chart:categories table:cell-range-address="local-table.$A$2:.$A$8"/>
          </chart:axis>
          <chart:axis chart:dimension="y"/>
          <chart:series chart:label-cell-address="local-table.$B$1" chart:values-cell-range-address="local-table.$B$2:.$B$8" chart:class="chart:circle" chart:attached-axis="primary-y" chart:style-name="G0S0">
            <chart:data-label chart:style-name="DL00"/>
            <chart:data-point chart:style-name="G0S0P0">
              <chart:data-label svg:x="268.1336220472441pt" svg:y="195.5520472440945pt" chart:style-name="DL000"/>
            </chart:data-point>
            <chart:data-point chart:style-name="G0S0P1">
              <chart:data-label svg:x="127.1153543307087pt" svg:y="233.0637007874016pt" chart:style-name="DL001"/>
            </chart:data-point>
            <chart:data-point chart:style-name="G0S0P2">
              <chart:data-label svg:x="112.0765354330709pt" svg:y="148.6757480314961pt" chart:style-name="DL002"/>
            </chart:data-point>
            <chart:data-point chart:style-name="G0S0P3">
              <chart:data-label svg:x="79.24094488188976pt" svg:y="77.3296062992126pt" chart:style-name="DL003"/>
            </chart:data-point>
            <chart:data-point chart:style-name="G0S0P4">
              <chart:data-label svg:x="93.75165354330708pt" svg:y="56.50653543307086pt" chart:style-name="DL004"/>
            </chart:data-point>
            <chart:data-point chart:style-name="G0S0P5">
              <chart:data-label svg:x="109.762125984252pt" svg:y="33.54653543307086pt" chart:style-name="DL005"/>
            </chart:data-point>
            <chart:data-point chart:style-name="G0S0P6">
              <chart:data-label svg:x="128.4181102362205pt" svg:y="12.01023622047244pt" chart:style-name="DL006"/>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KR</text:p>
            </table:table-cell>
            <table:table-cell office:value-type="float" office:value="49"/>
          </table:table-row>
          <table:table-row>
            <table:table-cell office:value-type="string">
              <text:p>EU</text:p>
            </table:table-cell>
            <table:table-cell office:value-type="float" office:value="22"/>
          </table:table-row>
          <table:table-row>
            <table:table-cell office:value-type="string">
              <text:p>NA</text:p>
            </table:table-cell>
            <table:table-cell office:value-type="float" office:value="13"/>
          </table:table-row>
          <table:table-row>
            <table:table-cell office:value-type="string">
              <text:p>RU</text:p>
            </table:table-cell>
            <table:table-cell office:value-type="float" office:value="2"/>
          </table:table-row>
          <table:table-row>
            <table:table-cell office:value-type="string">
              <text:p>IN</text:p>
            </table:table-cell>
            <table:table-cell office:value-type="float" office:value="2"/>
          </table:table-row>
          <table:table-row>
            <table:table-cell office:value-type="string">
              <text:p>SG</text:p>
            </table:table-cell>
            <table:table-cell office:value-type="float" office:value="2"/>
          </table:table-row>
          <table:table-row>
            <table:table-cell office:value-type="string">
              <text:p>CN</text:p>
            </table:table-cell>
            <table:table-cell office:value-type="float" office:value="2"/>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0P6" style:data-style-name="N0">
      <style:chart-properties chart:link-data-style-to-source="true" chart:data-label-number="value-and-percentage" chart:data-label-text="true" chart:data-label-symbol="false" chart:label-position="avoid-overlap" chart:data-label-series="false">
        <chart:label-separator>
          <text:p text:style-name="a14" text:class-names="" text:cond-style-name="">,<text:s text:c="1"/></text:p>
        </chart:label-separator>
      </style:chart-properties>
      <style:graphic-properties draw:fill="solid" draw:fill-color="#255e9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1">
      <style:chart-properties chart:auto-position="false">
        <chart:label-separator>
          <text:p text:style-name="a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2">
      <style:chart-properties chart:auto-position="false">
        <chart:label-separator>
          <text:p text:style-name="a5"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3">
      <style:chart-properties chart:auto-position="false">
        <chart:label-separator>
          <text:p text:style-name="a7"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4">
      <style:chart-properties chart:auto-position="false">
        <chart:label-separator>
          <text:p text:style-name="a9"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5">
      <style:chart-properties chart:auto-position="false">
        <chart:label-separator>
          <text:p text:style-name="a1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6">
      <style:chart-properties chart:auto-position="false">
        <chart:label-separator>
          <text:p text:style-name="a13"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Plt0">
      <style:chart-properties chart:three-dimensional="false" chart:deep="false" chart:pie-offset="0" chart:angle-offset="360" chart:auto-position="true"/>
      <style:graphic-properties draw:fill="none" draw:stroke="none"/>
    </style:style>
    <style:style style:family="chart" style:name="G0S0" style:data-style-name="N0">
      <style:chart-properties chart:symbol-type="none" chart:connect-bars="false" chart:pie-offset="0" chart:solid-type="cuboid" chart:link-data-style-to-source="true" chart:data-label-number="value-and-percentage" chart:data-label-text="tru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data-style-name="N0">
      <style:chart-properties chart:link-data-style-to-source="true" chart:data-label-number="value-and-percentage" chart:data-label-text="true" chart:data-label-symbol="false" chart:label-position="avoid-overlap" chart:data-label-series="false">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and-percentage" chart:data-label-text="true" chart:data-label-symbol="false" chart:label-position="avoid-overlap" chart:data-label-series="false">
        <chart:label-separator>
          <text:p text:style-name="a4" text:class-names="" text:cond-style-name="">,<text:s text:c="1"/></text:p>
        </chart:label-separator>
      </style:chart-properties>
      <style:graphic-properties draw:fill="solid" draw:fill-color="#ed7d31"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and-percentage" chart:data-label-text="true" chart:data-label-symbol="false" chart:label-position="avoid-overlap" chart:data-label-series="false">
        <chart:label-separator>
          <text:p text:style-name="a6" text:class-names="" text:cond-style-name="">,<text:s text:c="1"/></text:p>
        </chart:label-separator>
      </style:chart-properties>
      <style:graphic-properties draw:fill="solid" draw:fill-color="#a5a5a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and-percentage" chart:data-label-text="true" chart:data-label-symbol="false" chart:label-position="avoid-overlap" chart:data-label-series="false">
        <chart:label-separator>
          <text:p text:style-name="a8" text:class-names="" text:cond-style-name="">,<text:s text:c="1"/></text:p>
        </chart:label-separator>
      </style:chart-properties>
      <style:graphic-properties draw:fill="solid" draw:fill-color="#ffc000"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and-percentage" chart:data-label-text="true" chart:data-label-symbol="false" chart:label-position="avoid-overlap" chart:data-label-series="false">
        <chart:label-separator>
          <text:p text:style-name="a10" text:class-names="" text:cond-style-name="">,<text:s text:c="1"/></text:p>
        </chart:label-separator>
      </style:chart-properties>
      <style:graphic-properties draw:fill="solid" draw:fill-color="#4472c4"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value-and-percentage" chart:data-label-text="true" chart:data-label-symbol="false" chart:label-position="avoid-overlap" chart:data-label-series="false">
        <chart:label-separator>
          <text:p text:style-name="a12" text:class-names="" text:cond-style-name="">,<text:s text:c="1"/></text:p>
        </chart:label-separator>
      </style:chart-properties>
      <style:graphic-properties draw:fill="solid" draw:fill-color="#70ad47"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390.3753543307086pt" svg:width="558.7502362204724pt" chart:style-name="Crt0">
        <chart:legend chart:legend-position="end" chart:legend-align="center" chart:style-name="Lgnd"/>
        <chart:plot-area chart:style-name="Plt0" chart:data-source-has-labels="both">
          <chart:axis chart:dimension="x">
            <chart:categories table:cell-range-address="local-table.$A$2:.$A$8"/>
          </chart:axis>
          <chart:axis chart:dimension="y"/>
          <chart:series chart:label-cell-address="local-table.$B$1" chart:values-cell-range-address="local-table.$B$2:.$B$8" chart:class="chart:circle" chart:attached-axis="primary-y" chart:style-name="G0S0">
            <chart:data-label chart:style-name="DL00"/>
            <chart:data-point chart:style-name="G0S0P0">
              <chart:data-label svg:x="301.1135433070866pt" svg:y="210.750157480315pt" chart:style-name="DL000"/>
            </chart:data-point>
            <chart:data-point chart:style-name="G0S0P1">
              <chart:data-label svg:x="188.8055905511811pt" svg:y="280.7849606299212pt" chart:style-name="DL001"/>
            </chart:data-point>
            <chart:data-point chart:style-name="G0S0P2">
              <chart:data-label svg:x="149.4649606299213pt" svg:y="192.9651968503937pt" chart:style-name="DL002"/>
            </chart:data-point>
            <chart:data-point chart:style-name="G0S0P3">
              <chart:data-label svg:x="182.8751181102362pt" svg:y="121.0000787401575pt" chart:style-name="DL003"/>
            </chart:data-point>
            <chart:data-point chart:style-name="G0S0P4">
              <chart:data-label svg:x="160.7051968503937pt" svg:y="60.03669291338582pt" chart:style-name="DL004"/>
            </chart:data-point>
            <chart:data-point chart:style-name="G0S0P5">
              <chart:data-label svg:x="169.954094488189pt" svg:y="37.0232283464567pt" chart:style-name="DL005"/>
            </chart:data-point>
            <chart:data-point chart:style-name="G0S0P6">
              <chart:data-label svg:x="254.2811023622047pt" svg:y="46.88433070866142pt" chart:style-name="DL006"/>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KR</text:p>
            </table:table-cell>
            <table:table-cell office:value-type="float" office:value="69"/>
          </table:table-row>
          <table:table-row>
            <table:table-cell office:value-type="string">
              <text:p>NA</text:p>
            </table:table-cell>
            <table:table-cell office:value-type="float" office:value="27"/>
          </table:table-row>
          <table:table-row>
            <table:table-cell office:value-type="string">
              <text:p>EU</text:p>
            </table:table-cell>
            <table:table-cell office:value-type="float" office:value="26"/>
          </table:table-row>
          <table:table-row>
            <table:table-cell office:value-type="string">
              <text:p>CN</text:p>
            </table:table-cell>
            <table:table-cell office:value-type="float" office:value="12"/>
          </table:table-row>
          <table:table-row>
            <table:table-cell office:value-type="string">
              <text:p>SG</text:p>
            </table:table-cell>
            <table:table-cell office:value-type="float" office:value="3"/>
          </table:table-row>
          <table:table-row>
            <table:table-cell office:value-type="string">
              <text:p>RU</text:p>
            </table:table-cell>
            <table:table-cell office:value-type="float" office:value="3"/>
          </table:table-row>
          <table:table-row>
            <table:table-cell office:value-type="string">
              <text:p>IN</text:p>
            </table:table-cell>
            <table:table-cell office:value-type="float" office:value="1"/>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4.8751181102362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label chart:style-name="DL00"/>
            <chart:data-point/>
          </chart:series>
          <chart:series chart:label-cell-address="local-table.$C$1" chart:values-cell-range-address="local-table.$C$2" chart:class="chart:bar" chart:attached-axis="primary-y" chart:style-name="G0S1">
            <chart:data-label chart:style-name="DL01"/>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2"/>
            <table:table-cell office:value-type="float" office:value="12"/>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pie-offset="0" chart:angle-offset="0" chart:auto-position="true"/>
      <style:graphic-properties draw:fill="none" draw:stroke="none"/>
    </style:style>
    <style:style style:family="chart" style:name="Wal0">
      <style:graphic-properties draw:fill="none" draw:stroke="none"/>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DL000">
      <style:chart-properties chart:auto-position="false">
        <chart:label-separator>
          <text:p text:style-name="a1" text:class-names="" text:cond-style-name="">,<text:s text:c="1"/></text:p>
        </chart:label-separator>
      </style:chart-properties>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chart:label-position="avoid-overlap" chart:data-label-series="false">
        <chart:label-separator>
          <text:p text:style-name="a0" text:class-names="" text:cond-style-name="">,<text:s text:c="1"/></text:p>
        </chart:label-separator>
      </style:chart-properties>
      <style:graphic-properties draw:fill="solid" draw:fill-color="#4472c4"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G0S0P0" style:data-style-name="N0">
      <style:chart-properties chart:link-data-style-to-source="true" chart:data-label-number="value" chart:data-label-text="true" chart:data-label-symbol="false" chart:label-position="avoid-overlap" chart:data-label-series="false">
        <chart:label-separator>
          <text:p text:style-name="a2" text:class-names="" text:cond-style-name="">,<text:s text:c="1"/></text:p>
        </chart:label-separator>
      </style:chart-properties>
      <style:graphic-properties draw:fill="solid" draw:fill-color="#5b9bd5"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solid" draw:fill-color="#ffffff" draw:opacity="100%" draw:stroke="solid" svg:stroke-width="0.01389in" svg:stroke-color="#a5a5a5" svg:stroke-opacity="100%" draw:stroke-linejoin="miter"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70.1253543307086pt" chart:style-name="Crt0">
        <chart:legend chart:legend-position="end" chart:legend-align="center" chart:style-name="Lgnd"/>
        <chart:plot-area chart:style-name="Plt0" chart:data-source-has-labels="both">
          <chart:axis chart:dimension="x">
            <chart:categories table:cell-range-address="local-table.$A$2"/>
          </chart:axis>
          <chart:axis chart:dimension="y"/>
          <chart:series chart:label-cell-address="local-table.$B$1" chart:values-cell-range-address="local-table.$B$2" chart:class="chart:circle" chart:attached-axis="primary-y" chart:style-name="G0S0">
            <chart:data-label chart:style-name="DL00"/>
            <chart:data-point chart:style-name="G0S0P0">
              <chart:data-label svg:x="148.720157480315pt" svg:y="141.0pt" chart:style-name="DL000"/>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요약</text:p>
              </table:table-cell>
            </table:table-row>
          </table:table-header-rows>
          <table:table-row>
            <table:table-cell office:value-type="string">
              <text:p>PRD</text:p>
            </table:table-cell>
            <table:table-cell office:value-type="float" office:value="14"/>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0" text:class-names="" text:cond-style-name="">,<text:s text:c="1"/></text:p>
        </chart:label-separator>
      </style:chart-properties>
      <style:graphic-properties draw:fill="solid" draw:fill-color="#5b9bd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data-label-series="false">
        <chart:label-separator>
          <text:p text:style-name="a1" text:class-names="" text:cond-style-name="">,<text:s text:c="1"/></text:p>
        </chart:label-separator>
      </style:chart-properties>
      <style:graphic-properties draw:fill="solid" draw:fill-color="#ed7d3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style:language-asian="ko" style:country-asian="K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
          </chart:axis>
          <chart:series chart:label-cell-address="local-table.$B$1" chart:values-cell-range-address="local-table.$B$2" chart:class="chart:bar" chart:attached-axis="primary-y" chart:style-name="G0S0">
            <chart:data-label chart:style-name="DL00"/>
            <chart:data-point/>
          </chart:series>
          <chart:series chart:label-cell-address="local-table.$C$1" chart:values-cell-range-address="local-table.$C$2" chart:class="chart:bar" chart:attached-axis="primary-y" chart:style-name="G0S1">
            <chart:data-label chart:style-name="DL01"/>
            <chart:data-point/>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5월</text:p>
              </table:table-cell>
              <table:table-cell office:value-type="string">
                <text:p>6월</text:p>
              </table:table-cell>
            </table:table-row>
          </table:table-header-rows>
          <table:table-row>
            <table:table-cell office:value-type="string">
              <text:p>PRD</text:p>
            </table:table-cell>
            <table:table-cell office:value-type="float" office:value="22"/>
            <table:table-cell office:value-type="float" office:value="26"/>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